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brancha" style:data-style-name="N0">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3"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4" style:family="table-cell" style:parent-style-name="Default" style:data-style-name="N20">
      <style:table-cell-properties style:vertical-align="automatic" style:cell-protect="protected"/>
      <style:text-properties style:font-name="Arial" style:font-name-asian="Arial" style:font-name-complex="Arial" fo:font-size="12pt" style:font-size-asian="12pt" style:font-size-complex="12pt" style:font-family-generic="swiss"/>
    </style:style>
    <style:style style:name="ce5" style:family="table-cell" style:parent-style-name="Normal_brancha" style:data-style-name="N0">
      <style:table-cell-properties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6" style:family="table-cell" style:parent-style-name="Default" style:data-style-name="N22">
      <style:table-cell-properties style:cell-protect="protected"/>
      <style:text-properties style:font-name="Arial" style:font-name-asian="Arial" style:font-name-complex="Arial" fo:font-size="12pt" style:font-size-asian="12pt" style:font-size-complex="12pt" style:font-family-generic="swiss"/>
    </style:style>
    <style:style style:name="ce7" style:family="table-cell" style:parent-style-name="Normal_brancha" style:data-style-name="N0">
      <style:table-cell-properties style:vertical-align="automatic" fo:background-color="transparent" style:repeat-content="false"/>
      <style:paragraph-properties fo:text-align="start" fo:margin-left="0cm"/>
      <style:text-properties fo:color="#008000"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Hyperlink" style:data-style-name="N0">
      <style:table-cell-properties style:vertical-align="automatic" style:repeat-content="false"/>
      <style:paragraph-properties fo:text-align="end" fo:margin-right="0cm"/>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9" style:family="table-cell" style:parent-style-name="Hyperlink" style:data-style-name="N0">
      <style:table-cell-properties style:vertical-align="automatic"/>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10" style:family="table-cell" style:parent-style-name="Normal_brancha"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1" style:family="table-cell" style:parent-style-name="Default" style:data-style-name="N0">
      <style:table-cell-properties style:vertical-align="automatic" fo:background-color="transparent" style:cell-protect="non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2" style:family="table-cell" style:parent-style-name="Normal_brancha"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13" style:family="table-cell" style:parent-style-name="Normal_brancha"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4" style:family="table-cell" style:parent-style-name="Normal_brancha" style:data-style-name="N0">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15" style:family="table-cell" style:parent-style-name="Normal_brancha" style:data-style-name="N0">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6" style:family="table-cell" style:parent-style-name="Normal_brancha" style:data-style-name="N0">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7" style:family="table-cell" style:parent-style-name="Normal_brancha"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8" style:family="table-cell" style:parent-style-name="Normal_brancha" style:data-style-name="N0">
      <style:table-cell-properties style:vertical-align="middle" fo:background-color="transparent"/>
      <style:text-properties style:font-name="Arial" style:font-name-asian="Arial" style:font-name-complex="Arial" fo:font-size="12pt" style:font-size-asian="12pt" style:font-size-complex="12pt" style:font-family-generic="swiss"/>
    </style:style>
    <style:style style:name="ce19" style:family="table-cell" style:parent-style-name="Default" style:data-style-name="N3">
      <style:table-cell-properties style:vertical-align="middle" style:cell-protect="protected"/>
      <style:text-properties style:font-name="Arial" style:font-name-asian="Arial" style:font-name-complex="Arial" fo:font-size="12pt" style:font-size-asian="12pt" style:font-size-complex="12pt" style:font-family-generic="swiss"/>
    </style:style>
    <style:style style:name="ce20" style:family="table-cell" style:parent-style-name="Normal_brancha" style:data-style-name="N1">
      <style:table-cell-properties style:vertical-align="middle" fo:background-color="transparent"/>
      <style:text-properties style:font-name="Arial" style:font-name-asian="Arial" style:font-name-complex="Arial" fo:font-size="12pt" style:font-size-asian="12pt" style:font-size-complex="12pt" style:font-family-generic="swiss"/>
    </style:style>
    <style:style style:name="ce21" style:family="table-cell" style:parent-style-name="Normal_brancha" style:data-style-name="N38">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2" style:family="table-cell" style:parent-style-name="Normal_brancha" style:data-style-name="N3">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3" style:family="table-cell" style:parent-style-name="Normal_brancha" style:data-style-name="N13">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24" style:family="table-cell" style:parent-style-name="Normal_brancha" style:data-style-name="N1">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25" style:family="table-cell" style:parent-style-name="Normal_brancha" style:data-style-name="N3">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26" style:family="table-cell" style:parent-style-name="Normal_brancha" style:data-style-name="N1">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7" style:family="table-cell" style:parent-style-name="Normal_brancha" style:data-style-name="N3">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8" style:family="table-cell" style:parent-style-name="Normal_brancha" style:data-style-name="N3">
      <style:table-cell-properties style:vertical-align="middle" fo:background-color="transparent"/>
      <style:text-properties style:font-name="Arial" style:font-name-asian="Arial" style:font-name-complex="Arial" fo:font-size="12pt" style:font-size-asian="12pt" style:font-size-complex="12pt" style:font-family-generic="swiss"/>
    </style:style>
    <style:style style:name="ce29" style:family="table-cell" style:parent-style-name="Normal_brancha"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30" style:family="table-cell" style:parent-style-name="Normal_brancha" style:data-style-name="N1">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31" style:family="table-cell" style:parent-style-name="Normal_brancha" style:data-style-name="N13">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32" style:family="table-cell" style:parent-style-name="Normal_brancha" style:data-style-name="N38">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33" style:family="table-cell" style:parent-style-name="Normal_brancha" style:data-style-name="N0">
      <style:table-cell-properties style:vertical-align="top" fo:background-color="transparent"/>
      <style:text-properties style:font-name="Arial" style:font-name-asian="Arial" style:font-name-complex="Arial" fo:font-size="12pt" style:font-size-asian="12pt" style:font-size-complex="12pt" style:font-family-generic="swiss"/>
    </style:style>
    <style:style style:name="ce34" style:family="table-cell" style:parent-style-name="Normal_brancha"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5" style:family="table-cell" style:parent-style-name="Hyperlink" style:data-style-name="N0">
      <style:table-cell-properties style:vertical-align="automatic" fo:background-color="transparent" style:repeat-content="false"/>
      <style:paragraph-properties fo:text-align="end" fo:margin-right="0cm"/>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36" style:family="table-cell" style:parent-style-name="Normal_brancha" style:data-style-name="N37">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37" style:family="table-cell" style:parent-style-name="Hyperlink" style:data-style-name="N0">
      <style:table-cell-properties style:vertical-align="automatic"/>
      <style:text-properties fo:color="#0000FF" fo:font-size="12pt" style:font-size-asian="12pt" style:font-size-complex="12pt" style:text-underline-style="solid" style:text-underline-type="single"/>
    </style:style>
    <style:style style:name="ce38" style:family="table-cell" style:parent-style-name="Normal_brancha" style:data-style-name="N30">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39" style:family="table-cell" style:parent-style-name="Normal_brancha"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40" style:family="table-cell" style:parent-style-name="Normal_brancha"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41" style:family="table-cell" style:parent-style-name="Normal_brancha" style:data-style-name="N0">
      <style:table-cell-properties fo:border-top="thin solid #000000" fo:border-bottom="none"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42" style:family="table-cell" style:parent-style-name="Normal_brancha" style:data-style-name="N0">
      <style:table-cell-properties fo:border-top="none" fo:border-bottom="thin solid #000000" fo:border-left="none" fo:border-right="none" style:vertical-align="automatic"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3" style:family="table-cell" style:parent-style-name="Normal_brancha"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4" style:family="table-cell" style:parent-style-name="Normal_brancha"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5" style:family="table-cell" style:parent-style-name="Normal_brancha" style:data-style-name="N3">
      <style:table-cell-properties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46" style:family="table-cell" style:parent-style-name="Normal_brancha"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47" style:family="table-cell" style:parent-style-name="Normal_brancha" style:data-style-name="N44">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48" style:family="table-cell" style:parent-style-name="Normal_brancha" style:data-style-name="N45">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49" style:family="table-cell" style:parent-style-name="Normal_brancha"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50" style:family="table-cell" style:parent-style-name="Normal_brancha"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51" style:family="table-cell" style:parent-style-name="Normal_brancha" style:data-style-name="N1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52" style:family="table-cell" style:parent-style-name="Normal_brancha" style:data-style-name="N13">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53" style:family="table-cell" style:parent-style-name="Percent" style:data-style-name="N13">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54" style:family="table-cell" style:parent-style-name="Normal_brancha" style:data-style-name="N37">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55" style:family="table-cell" style:parent-style-name="Normal_brancha" style:data-style-name="N1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56"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57" style:family="table-cell" style:parent-style-name="Normal_brancha" style:data-style-name="N0">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style:text-underline-style="solid" style:text-underline-type="single" fo:font-weight="bold" style:font-weight-asian="bold" style:font-weight-complex="bold" style:font-family-generic="swiss"/>
    </style:style>
    <style:style style:name="ce58" style:family="table-cell" style:parent-style-name="Normal_brancha"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59" style:family="table-cell" style:parent-style-name="Normal_brancha"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60" style:family="table-cell" style:parent-style-name="Normal_brancha" style:data-style-name="N37">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61" style:family="table-cell" style:parent-style-name="Normal_brancha" style:data-style-name="N1">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62" style:family="table-cell" style:parent-style-name="Normal_brancha" style:data-style-name="N1">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63" style:family="table-cell" style:parent-style-name="Normal_brancha"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64" style:family="table-cell" style:parent-style-name="Normal_brancha"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65" style:family="table-cell" style:parent-style-name="Normal_brancha" style:data-style-name="N38">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66" style:family="table-cell" style:parent-style-name="Normal_rape" style:data-style-name="N3">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67" style:family="table-cell" style:parent-style-name="Normal_brancha" style:data-style-name="N1">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68" style:family="table-cell" style:parent-style-name="Normal_brancha" style:data-style-name="N0">
      <style:table-cell-properties style:vertical-align="automatic" fo:background-color="transparent" style:repeat-content="false"/>
      <style:paragraph-properties fo:text-align="end" fo:margin-right="0cm"/>
      <style:text-properties fo:color="#CCFFCC" style:font-name="Arial" style:font-name-asian="Arial" style:font-name-complex="Arial" fo:font-size="12pt" style:font-size-asian="12pt" style:font-size-complex="12pt" style:font-family-generic="swiss"/>
    </style:style>
    <style:style style:name="ce69" style:family="table-cell" style:parent-style-name="Normal_brancha"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0" style:family="table-cell" style:parent-style-name="Default" style:data-style-name="N0">
      <style:table-cell-properties style:vertical-align="automatic" style:cell-protect="protected"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71" style:family="table-cell" style:parent-style-name="Hyperlink" style:data-style-name="N0">
      <style:table-cell-properties style:vertical-align="automatic" style:repeat-content="false"/>
      <style:paragraph-properties fo:text-align="end" fo:margin-right="0cm"/>
      <style:text-properties fo:color="#0000FF" fo:font-size="12pt" style:font-size-asian="12pt" style:font-size-complex="12pt" style:text-underline-style="solid" style:text-underline-type="single"/>
    </style:style>
    <style:style style:name="ce72" style:family="table-cell" style:parent-style-name="Normal_brancha" style:data-style-name="N0">
      <style:table-cell-properties style:vertical-align="automatic" fo:background-color="transparent"/>
      <style:text-properties fo:color="#CCFFCC" style:font-name="Arial" style:font-name-asian="Arial" style:font-name-complex="Arial" fo:font-size="12pt" style:font-size-asian="12pt" style:font-size-complex="12pt" style:font-family-generic="swiss"/>
    </style:style>
    <style:style style:name="ce73" style:family="table-cell" style:parent-style-name="Default" style:data-style-name="N20">
      <style:table-cell-properties style:cell-protect="protected"/>
      <style:text-properties style:font-name="Arial" style:font-name-asian="Arial" style:font-name-complex="Arial" fo:font-size="12pt" style:font-size-asian="12pt" style:font-size-complex="12pt" style:font-family-generic="swiss"/>
    </style:style>
    <style:style style:name="ce74" style:family="table-cell" style:parent-style-name="Normal_rape" style:data-style-name="N0">
      <style:table-cell-properties style:vertical-align="automatic" fo:background-color="transparent" style:repeat-content="false"/>
      <style:paragraph-properties fo:text-align="start" fo:margin-left="0cm"/>
      <style:text-properties fo:color="#008000" style:font-name="Arial" style:font-name-asian="Arial" style:font-name-complex="Arial" fo:font-size="12pt" style:font-size-asian="12pt" style:font-size-complex="12pt" fo:font-weight="bold" style:font-weight-asian="bold" style:font-weight-complex="bold" style:font-family-generic="swiss"/>
    </style:style>
    <style:style style:name="ce75" style:family="table-cell" style:parent-style-name="Normal_rape" style:data-style-name="N0">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76" style:family="table-cell" style:parent-style-name="Normal_rape" style:data-style-name="N0">
      <style:table-cell-properties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77" style:family="table-cell" style:parent-style-name="Normal_rape"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78" style:family="table-cell" style:parent-style-name="Normal_branchb" style:data-style-name="N0">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79" style:family="table-cell" style:parent-style-name="Hyperlink" style:data-style-name="N0">
      <style:table-cell-properties style:vertical-align="automatic" fo:background-color="transparent"/>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80" style:family="table-cell" style:parent-style-name="Normal_rape" style:data-style-name="N49">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81" style:family="table-cell" style:parent-style-name="Normal_rape"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82" style:family="table-cell" style:parent-style-name="Normal_rape"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83" style:family="table-cell" style:parent-style-name="Normal_rape"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4" style:family="table-cell" style:parent-style-name="Normal_rape"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5" style:family="table-cell" style:parent-style-name="Default" style:data-style-name="N0">
      <style:table-cell-properties style:vertical-align="middle" fo:background-color="transparent" style:cell-protect="non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86" style:family="table-cell" style:parent-style-name="Default" style:data-style-name="N0">
      <style:table-cell-properties style:vertical-align="middle"/>
    </style:style>
    <style:style style:name="ce87" style:family="table-cell" style:parent-style-name="Normal_rape" style:data-style-name="N0">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88" style:family="table-cell" style:parent-style-name="Normal_rape"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9" style:family="table-cell" style:parent-style-name="Normal_rape" style:data-style-name="N0">
      <style:table-cell-properties fo:border-top="none" fo:border-bottom="thin solid #000000"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90" style:family="table-cell" style:parent-style-name="Normal_rape" style:data-style-name="N0">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91" style:family="table-cell" style:parent-style-name="Normal_rape" style:data-style-name="N0">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92" style:family="table-cell" style:parent-style-name="Normal_rape" style:data-style-name="N0">
      <style:table-cell-properties style:vertical-align="middle" fo:background-color="transparent"/>
      <style:text-properties style:font-name="Arial" style:font-name-asian="Arial" style:font-name-complex="Arial" fo:font-size="12pt" style:font-size-asian="12pt" style:font-size-complex="12pt" style:font-family-generic="swiss"/>
    </style:style>
    <style:style style:name="ce93" style:family="table-cell" style:parent-style-name="Normal_rape"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94" style:family="table-cell" style:parent-style-name="Normal_rape" style:data-style-name="N0">
      <style:table-cell-properties style:vertical-align="top"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95" style:family="table-cell" style:parent-style-name="Normal_rape" style:data-style-name="N3">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96" style:family="table-cell" style:parent-style-name="Normal_rape"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97" style:family="table-cell" style:parent-style-name="Normal_rape" style:data-style-name="N38">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98" style:family="table-cell" style:parent-style-name="Normal_rape" style:data-style-name="N44">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99" style:family="table-cell" style:parent-style-name="Normal_rape" style:data-style-name="N38">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00" style:family="table-cell" style:parent-style-name="Normal_rape"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01" style:family="table-cell" style:parent-style-name="Normal_rape" style:data-style-name="N36">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02" style:family="table-cell" style:parent-style-name="Normal_rape" style:data-style-name="N37">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03" style:family="table-cell" style:parent-style-name="Normal_rape" style:data-style-name="N3">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4" style:family="table-cell" style:parent-style-name="Normal_rape"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105" style:family="table-cell" style:parent-style-name="Normal_rape"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06" style:family="table-cell" style:parent-style-name="Normal_rape" style:data-style-name="N1">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07" style:family="table-cell" style:parent-style-name="Normal_rape"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108" style:family="table-cell" style:parent-style-name="Normal_rape" style:data-style-name="N3">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109" style:family="table-cell" style:parent-style-name="Normal_rape" style:data-style-name="N38">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10" style:family="table-cell" style:parent-style-name="Normal_rape"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11" style:family="table-cell" style:parent-style-name="Normal_rape" style:data-style-name="N3">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12" style:family="table-cell" style:parent-style-name="Normal_rape"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13" style:family="table-cell" style:parent-style-name="Normal_rape"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114" style:family="table-cell" style:parent-style-name="Normal_rape" style:data-style-name="N38">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15" style:family="table-cell" style:parent-style-name="Normal_rape" style:data-style-name="N37">
      <style:table-cell-properties fo:border-top="thin solid #000000"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16" style:family="table-cell" style:parent-style-name="Normal_rape" style:data-style-name="N37">
      <style:table-cell-properties fo:border-top="thin solid #000000" fo:border-bottom="thin solid #000000"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117" style:family="table-cell" style:parent-style-name="Normal_rape" style:data-style-name="N1">
      <style:table-cell-properties fo:border-top="thin solid #000000" fo:border-bottom="thin solid #000000"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118" style:family="table-cell" style:parent-style-name="Normal_rape" style:data-style-name="N1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19" style:family="table-cell" style:parent-style-name="Normal_rape" style:data-style-name="N1">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20" style:family="table-cell" style:parent-style-name="Normal_rape" style:data-style-name="N1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21" style:family="table-cell" style:parent-style-name="Normal_rape" style:data-style-name="N39">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22" style:family="table-cell" style:parent-style-name="Normal_rape" style:data-style-name="N13">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23" style:family="table-cell" style:parent-style-name="Normal_rape" style:data-style-name="N0">
      <style:table-cell-properties style:vertical-align="top" fo:background-color="transparent"/>
      <style:text-properties style:font-name="Arial" style:font-name-asian="Arial" style:font-name-complex="Arial" fo:font-size="12pt" style:font-size-asian="12pt" style:font-size-complex="12pt" style:font-family-generic="swiss"/>
    </style:style>
    <style:style style:name="ce124" style:family="table-cell" style:parent-style-name="Normal_rape" style:data-style-name="N0">
      <style:table-cell-properties style:vertical-align="top"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25" style:family="table-cell" style:parent-style-name="Normal_brancha" style:data-style-name="N0">
      <style:table-cell-properties fo:border-top="none" fo:border-bottom="thin solid #000000" fo:border-left="none" fo:border-right="none" style:vertical-align="middle" fo:wrap-option="wrap"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26" style:family="table-cell" style:parent-style-name="Normal_brancha" style:data-style-name="N0">
      <style:table-cell-properties style:vertical-align="top"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27" style:family="table-cell" style:parent-style-name="Normal_rape" style:data-style-name="N38">
      <style:table-cell-properties style:vertical-align="middle" fo:background-color="transparent" style:cell-protect="non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28" style:family="table-cell" style:parent-style-name="Normal_brancha" style:data-style-name="N38">
      <style:table-cell-properties style:vertical-align="middle" fo:background-color="transparent"/>
      <style:text-properties style:font-name="Arial" style:font-name-asian="Arial" style:font-name-complex="Arial" fo:font-size="12pt" style:font-size-asian="12pt" style:font-size-complex="12pt" style:font-family-generic="swiss"/>
    </style:style>
    <style:style style:name="ce129" style:family="table-cell" style:parent-style-name="Normal_brancha" style:data-style-name="N36">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30" style:family="table-cell" style:parent-style-name="Normal_rape" style:data-style-name="N36">
      <style:table-cell-properties style:vertical-align="middle" fo:background-color="transparent" style:cell-protect="non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31" style:family="table-cell" style:parent-style-name="Normal_rape" style:data-style-name="N38">
      <style:table-cell-properties style:vertical-align="automatic" fo:background-color="transparent" style:cell-protect="non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32" style:family="table-cell" style:parent-style-name="Normal_rape" style:data-style-name="N36">
      <style:table-cell-properties style:vertical-align="automatic" fo:background-color="transparent" style:cell-protect="non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33" style:family="table-cell" style:parent-style-name="Normal_rape" style:data-style-name="N1">
      <style:table-cell-properties style:vertical-align="middle" fo:background-color="transparent"/>
      <style:text-properties style:font-name="Arial" style:font-name-asian="Arial" style:font-name-complex="Arial" fo:font-size="12pt" style:font-size-asian="12pt" style:font-size-complex="12pt" style:font-family-generic="swiss"/>
    </style:style>
    <style:style style:name="ce134" style:family="table-cell" style:parent-style-name="Normal_rape" style:data-style-name="N37">
      <style:table-cell-properties style:vertical-align="middle" fo:background-color="transparent"/>
      <style:text-properties style:font-name="Arial" style:font-name-asian="Arial" style:font-name-complex="Arial" fo:font-size="12pt" style:font-size-asian="12pt" style:font-size-complex="12pt" style:font-family-generic="swiss"/>
    </style:style>
    <style:style style:name="ce135" style:family="table-cell" style:parent-style-name="Normal_rape"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36" style:family="table-cell" style:parent-style-name="Normal_brancha" style:data-style-name="N38">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37" style:family="table-cell" style:parent-style-name="Normal_rape" style:data-style-name="N38">
      <style:table-cell-properties fo:border-top="none" fo:border-bottom="thin solid #000000" fo:border-left="none" fo:border-right="none" style:vertical-align="middle" fo:background-color="transparent" style:cell-protect="non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38" style:family="table-cell" style:parent-style-name="Normal_brancha" style:data-style-name="N38">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139" style:family="table-cell" style:parent-style-name="Normal_rape" style:data-style-name="N1">
      <style:table-cell-properties style:vertical-align="middle" fo:background-color="transparent" style:cell-protect="non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40" style:family="table-cell" style:parent-style-name="Normal_TAB9A" style:data-style-name="N39">
      <style:table-cell-properties fo:border-top="none" fo:border-bottom="thin solid #000000" fo:border-left="none" fo:border-right="none" style:vertical-align="middle" fo:background-color="transparent" style:cell-protect="non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41" style:family="table-cell" style:parent-style-name="Normal_brancha" style:data-style-name="N38">
      <style:table-cell-properties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42" style:family="table-cell" style:parent-style-name="Normal_brancha" style:data-style-name="N38">
      <style:table-cell-properties style:vertical-align="automatic" fo:background-color="transparent" style:cell-protect="non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43" style:family="table-cell" style:parent-style-name="Hyperlink" style:data-style-name="N1">
      <style:table-cell-properties style:vertical-align="automatic" style:repeat-content="false"/>
      <style:paragraph-properties fo:text-align="end" fo:margin-right="0cm"/>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144" style:family="table-cell" style:parent-style-name="Hyperlink" style:data-style-name="N1">
      <style:table-cell-properties style:vertical-align="automatic"/>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145" style:family="table-cell" style:parent-style-name="Normal_brancha" style:data-style-name="N14">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46" style:family="table-cell" style:parent-style-name="Normal_brancha" style:data-style-name="N40">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47" style:family="table-cell" style:parent-style-name="Normal_brancha"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48" style:family="table-cell" style:parent-style-name="Normal_brancha"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149" style:family="table-cell" style:parent-style-name="Normal_brancha" style:data-style-name="N36">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50" style:family="table-cell" style:parent-style-name="Normal_brancha" style:data-style-name="N36">
      <style:table-cell-properties fo:border-top="thin solid #000000"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51" style:family="table-cell" style:parent-style-name="Normal_brancha" style:data-style-name="N0">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52" style:family="table-cell" style:parent-style-name="Normal_KathAUKTABS" style:data-style-name="N0">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53" style:family="table-cell" style:parent-style-name="Normal_brancha" style:data-style-name="N0">
      <style:table-cell-properties fo:border-top="thin solid #000000" fo:border-bottom="none"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54" style:family="table-cell" style:parent-style-name="Normal_brancha" style:data-style-name="N0">
      <style:table-cell-properties fo:border-top="none" fo:border-bottom="thin solid #000000" fo:border-left="none" fo:border-right="none" style:vertical-align="top" fo:wrap-option="wrap"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55" style:family="table-cell" style:parent-style-name="Normal_brancha" style:data-style-name="N36">
      <style:table-cell-properties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56" style:family="table-cell" style:parent-style-name="Normal_brancha" style:data-style-name="N41">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57" style:family="table-cell" style:parent-style-name="Normal_brancha" style:data-style-name="N0">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58" style:family="table-cell" style:parent-style-name="Normal_brancha" style:data-style-name="N42">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59" style:family="table-cell" style:parent-style-name="Normal_brancha" style:data-style-name="N0">
      <style:table-cell-properties fo:border-top="none" fo:border-bottom="none" fo:border-left="2pt solid #000000"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160" style:family="table-cell" style:parent-style-name="Normal_brancha"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61" style:family="table-cell" style:parent-style-name="Normal_brancha"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62" style:family="table-cell" style:parent-style-name="Normal_brancha" style:data-style-name="N38">
      <style:table-cell-properties fo:border-top="none" fo:border-bottom="thin solid #000000" fo:border-left="none" fo:border-right="none"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63" style:family="table-cell" style:parent-style-name="Normal_brancha" style:data-style-name="N43">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64" style:family="table-cell" style:parent-style-name="Normal_brancha" style:data-style-name="N43">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65" style:family="table-cell" style:parent-style-name="Normal_brancha" style:data-style-name="N13">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66" style:family="table-cell" style:parent-style-name="Normal_brancha" style:data-style-name="N38">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67"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68" style:family="table-cell" style:parent-style-name="Normal_brancha"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69" style:family="table-cell" style:parent-style-name="Normal_brancha" style:data-style-name="N4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70" style:family="table-cell" style:parent-style-name="Normal_brancha" style:data-style-name="N4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71" style:family="table-cell" style:parent-style-name="Normal_branchb" style:data-style-name="N0">
      <style:table-cell-properties style:vertical-align="automatic" fo:background-color="transparent" style:repeat-content="false"/>
      <style:paragraph-properties fo:text-align="start" fo:margin-left="0cm"/>
      <style:text-properties fo:color="#008000" style:font-name="Arial" style:font-name-asian="Arial" style:font-name-complex="Arial" fo:font-size="12pt" style:font-size-asian="12pt" style:font-size-complex="12pt" fo:font-weight="bold" style:font-weight-asian="bold" style:font-weight-complex="bold" style:font-family-generic="swiss"/>
    </style:style>
    <style:style style:name="ce172" style:family="table-cell" style:parent-style-name="Normal_branchb"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73" style:family="table-cell" style:parent-style-name="Normal_branchb" style:data-style-name="N0">
      <style:table-cell-properties style:vertical-align="automatic"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74" style:family="table-cell" style:parent-style-name="Default" style:data-style-name="N0">
      <style:table-cell-properties style:cell-protect="protected"/>
      <style:text-properties style:font-name="Arial" style:font-name-asian="Arial" style:font-name-complex="Arial" fo:font-size="12pt" style:font-size-asian="12pt" style:font-size-complex="12pt" style:font-family-generic="swiss"/>
    </style:style>
    <style:style style:name="ce175" style:family="table-cell" style:parent-style-name="Normal_branchb" style:data-style-name="N0">
      <style:table-cell-properties style:vertical-align="automatic" fo:background-color="transparent"/>
      <style:text-properties fo:color="#FF0000" style:font-name="Arial" style:font-name-asian="Arial" style:font-name-complex="Arial" fo:font-size="12pt" style:font-size-asian="12pt" style:font-size-complex="12pt" fo:font-weight="bold" style:font-weight-asian="bold" style:font-weight-complex="bold" style:font-family-generic="swiss"/>
    </style:style>
    <style:style style:name="ce176" style:family="table-cell" style:parent-style-name="Normal_branchb" style:data-style-name="N0">
      <style:table-cell-properties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77" style:family="table-cell" style:parent-style-name="Default" style:data-style-name="N0">
      <style:table-cell-properties style:vertical-align="middle"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78" style:family="table-cell" style:parent-style-name="Normal_branchb" style:data-style-name="N0">
      <style:table-cell-properties fo:border-top="thin solid #000000" fo:border-bottom="none"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179" style:family="table-cell" style:parent-style-name="Normal_branchb"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180" style:family="table-cell" style:parent-style-name="Normal_branchb" style:data-style-name="N44">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81" style:family="table-cell" style:parent-style-name="Normal_branchb" style:data-style-name="N3">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82" style:family="table-cell" style:parent-style-name="Normal_brancha" style:data-style-name="N45">
      <style:table-cell-properties style:vertical-align="middle" fo:background-color="transparent"/>
      <style:text-properties style:font-name="Arial" style:font-name-asian="Arial" style:font-name-complex="Arial" fo:font-size="12pt" style:font-size-asian="12pt" style:font-size-complex="12pt" style:font-family-generic="swiss"/>
    </style:style>
    <style:style style:name="ce183" style:family="table-cell" style:parent-style-name="Normal_branchb"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184" style:family="table-cell" style:parent-style-name="Normal_branchb"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185" style:family="table-cell" style:parent-style-name="Normal_branchb"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186" style:family="table-cell" style:parent-style-name="Normal_brancha" style:data-style-name="N3">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187" style:family="table-cell" style:parent-style-name="Normal_branchb"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88" style:family="table-cell" style:parent-style-name="Normal_brancha" style:data-style-name="N13">
      <style:table-cell-properties fo:border-top="none" fo:border-bottom="thin solid #000000" fo:border-left="none" fo:border-right="none" style:vertical-align="middle" fo:background-color="transparent"/>
      <style:text-properties style:font-name="Arial" style:font-name-asian="Arial" style:font-name-complex="Arial" fo:font-size="12pt" style:font-size-asian="12pt" style:font-size-complex="12pt" style:font-family-generic="swiss"/>
    </style:style>
    <style:style style:name="ce189" style:family="table-cell" style:parent-style-name="Normal_branchb" style:data-style-name="N0">
      <style:table-cell-properties style:vertical-align="top" fo:background-color="transparent"/>
      <style:text-properties style:font-name="Arial" style:font-name-asian="Arial" style:font-name-complex="Arial" fo:font-size="12pt" style:font-size-asian="12pt" style:font-size-complex="12pt" style:font-family-generic="swiss"/>
    </style:style>
    <style:style style:name="ce190" style:family="table-cell" style:parent-style-name="Normal_branchb"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91" style:family="table-cell" style:parent-style-name="Normal_branchb"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92" style:family="table-cell" style:parent-style-name="Normal_branchb" style:data-style-name="N0">
      <style:table-cell-properties fo:border-top="none" fo:border-bottom="thin solid #000000" fo:border-left="none" fo:border-right="none" style:vertical-align="top"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93" style:family="table-cell" style:parent-style-name="Default" style:data-style-name="N0">
      <style:table-cell-properties fo:border-top="none" fo:border-bottom="thin solid #000000" fo:border-left="none" fo:border-right="none" style:cell-protect="protected"/>
      <style:text-properties style:font-name="Arial" style:font-name-asian="Arial" style:font-name-complex="Arial" fo:font-size="12pt" style:font-size-asian="12pt" style:font-size-complex="12pt" style:font-family-generic="swiss"/>
    </style:style>
    <style:style style:name="ce194" style:family="table-cell" style:parent-style-name="Normal_branchb" style:data-style-name="N43">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95" style:family="table-cell" style:parent-style-name="Normal_branchb" style:data-style-name="N4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96" style:family="table-cell" style:parent-style-name="Normal_branchb" style:data-style-name="N1">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197" style:family="table-cell" style:parent-style-name="Normal_branchb" style:data-style-name="N4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98" style:family="table-cell" style:parent-style-name="Normal_branchb" style:data-style-name="N43">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199" style:family="table-cell" style:parent-style-name="Normal_branchb" style:data-style-name="N1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00" style:family="table-cell" style:parent-style-name="Normal_branchb" style:data-style-name="N13">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201" style:family="table-cell" style:parent-style-name="Normal_branchb" style:data-style-name="N0">
      <style:table-cell-properties fo:border-top="thin solid #000000" fo:border-bottom="none" fo:border-left="none" fo:border-right="none"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02" style:family="table-cell" style:parent-style-name="Normal_branchb"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03" style:family="table-cell" style:parent-style-name="Normal_branchb" style:data-style-name="N0">
      <style:table-cell-properties fo:border-top="none" fo:border-bottom="thin solid #000000" fo:border-left="none" fo:border-right="none" style:vertical-align="top" fo:wrap-option="wrap"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04" style:family="table-cell" style:parent-style-name="Normal_branchb"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05" style:family="table-cell" style:parent-style-name="Normal_branchb"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06" style:family="table-cell" style:parent-style-name="Normal_branchb"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07" style:family="table-cell" style:parent-style-name="Normal_branchb" style:data-style-name="N38">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08" style:family="table-cell" style:parent-style-name="Normal_branchb"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09" style:family="table-cell" style:parent-style-name="Normal_branchb" style:data-style-name="N38">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10" style:family="table-cell" style:parent-style-name="Normal_branchb"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11" style:family="table-cell" style:parent-style-name="Normal_branchb" style:data-style-name="N46">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212" style:family="table-cell" style:parent-style-name="Normal_branchb" style:data-style-name="N0">
      <style:table-cell-properties style:vertical-align="automatic" fo:background-color="transparent"/>
      <style:text-properties fo:color="#0000FF" style:font-name="Arial" style:font-name-asian="Arial" style:font-name-complex="Arial" fo:font-size="12pt" style:font-size-asian="12pt" style:font-size-complex="12pt" style:font-family-generic="swiss"/>
    </style:style>
    <style:style style:name="ce213" style:family="table-cell" style:parent-style-name="Default" style:data-style-name="N3">
      <style:text-properties style:font-name="Arial" style:font-name-asian="Arial" style:font-name-complex="Arial" fo:font-size="12pt" style:font-size-asian="12pt" style:font-size-complex="12pt" style:font-family-generic="swiss"/>
    </style:style>
    <style:style style:name="ce214" style:family="table-cell" style:parent-style-name="Normal_branchb" style:data-style-name="N0">
      <style:table-cell-properties style:vertical-align="automatic" fo:background-color="transparent"/>
      <style:text-properties fo:color="#FFFFFF" style:font-name="Arial" style:font-name-asian="Arial" style:font-name-complex="Arial" fo:font-size="12pt" style:font-size-asian="12pt" style:font-size-complex="12pt" style:font-family-generic="swiss"/>
    </style:style>
    <style:style style:name="ce215" style:family="table-cell" style:parent-style-name="Default" style:data-style-name="N0">
      <style:text-properties fo:font-size="12pt" style:font-size-asian="12pt" style:font-size-complex="12pt"/>
    </style:style>
    <style:style style:name="ce216" style:family="table-cell" style:parent-style-name="Default" style:data-style-name="N3">
      <style:table-cell-properties fo:background-color="transparent"/>
      <style:text-properties style:font-name="Arial" style:font-name-asian="Arial" style:font-name-complex="Arial" fo:font-size="12pt" style:font-size-asian="12pt" style:font-size-complex="12pt" style:font-family-generic="swiss"/>
    </style:style>
    <style:style style:name="ce217" style:family="table-cell" style:parent-style-name="Normal_branchb"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18" style:family="table-cell" style:parent-style-name="Default" style:data-style-name="N3">
      <style:table-cell-properties fo:border-top="none" fo:border-bottom="thin solid #000000" fo:border-left="none" fo:border-right="none" fo:background-color="transparent"/>
      <style:text-properties style:font-name="Arial" style:font-name-asian="Arial" style:font-name-complex="Arial" fo:font-size="12pt" style:font-size-asian="12pt" style:font-size-complex="12pt" style:font-family-generic="swiss"/>
    </style:style>
    <style:style style:name="ce219" style:family="table-cell" style:parent-style-name="Normal_branchb" style:data-style-name="N47">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220" style:family="table-cell" style:parent-style-name="Normal_branchb" style:data-style-name="N0">
      <style:table-cell-properties fo:border-top="thin solid #000000" fo:border-bottom="none" fo:border-left="none" fo:border-right="none" style:vertical-align="automatic" fo:wrap-option="wrap"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21" style:family="table-cell" style:parent-style-name="Default" style:data-style-name="N1">
      <style:table-cell-properties fo:background-color="transparent"/>
      <style:text-properties style:font-name="Arial" style:font-name-asian="Arial" style:font-name-complex="Arial" fo:font-size="12pt" style:font-size-asian="12pt" style:font-size-complex="12pt" style:font-family-generic="swiss"/>
    </style:style>
    <style:style style:name="ce222" style:family="table-cell" style:parent-style-name="Normal_branchb"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23" style:family="table-cell" style:parent-style-name="Normal_branchb"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224" style:family="table-cell" style:parent-style-name="Normal_branchb"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25" style:family="table-cell" style:parent-style-name="Normal_branchb"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226" style:family="table-cell" style:parent-style-name="Normal_branchb"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27"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font-family-generic="swiss"/>
    </style:style>
    <style:style style:name="ce228" style:family="table-cell" style:parent-style-name="Default" style:data-style-name="N13">
      <style:table-cell-properties fo:border-top="none" fo:border-bottom="thin solid #000000" fo:border-left="none" fo:border-right="none"/>
      <style:text-properties style:font-name="Arial" style:font-name-asian="Arial" style:font-name-complex="Arial" fo:font-size="12pt" style:font-size-asian="12pt" style:font-size-complex="12pt" style:font-family-generic="swiss"/>
    </style:style>
    <style:style style:name="ce229" style:family="table-cell" style:parent-style-name="Normal_branchb" style:data-style-name="N13">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230" style:family="table-cell" style:parent-style-name="Normal_branchb" style:data-style-name="N37">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31" style:family="table-cell" style:parent-style-name="Normal_branchb" style:data-style-name="N46">
      <style:table-cell-properties fo:border-top="thin solid #000000" fo:border-bottom="none"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232" style:family="table-cell" style:parent-style-name="Normal_branchb"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33" style:family="table-cell" style:parent-style-name="Normal_branchb"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34" style:family="table-cell" style:parent-style-name="Normal_branchb" style:data-style-name="N46">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35" style:family="table-cell" style:parent-style-name="Normal_branchb" style:data-style-name="N38">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236" style:family="table-cell" style:parent-style-name="Percent" style:data-style-name="N13">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237" style:family="table-cell" style:parent-style-name="Percent" style:data-style-name="N13">
      <style:table-cell-properties style:vertical-align="automatic"/>
      <style:text-properties style:font-name="Arial" style:font-name-asian="Arial" style:font-name-complex="Arial" fo:font-size="12pt" style:font-size-asian="12pt" style:font-size-complex="12pt" style:font-family-generic="swiss"/>
    </style:style>
    <style:style style:name="ce238" style:family="table-cell" style:parent-style-name="Normal_branchb" style:data-style-name="N48">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239" style:family="table-cell" style:parent-style-name="Normal_branchb" style:data-style-name="N1">
      <style:table-cell-properties fo:border-top="none" fo:border-bottom="thin solid #000000" fo:border-left="none" fo:border-right="none" style:vertical-align="automatic" fo:background-color="transparent"/>
      <style:text-properties style:font-name="Arial" style:font-name-asian="Arial" style:font-name-complex="Arial" fo:font-size="12pt" style:font-size-asian="12pt" style:font-size-complex="12pt" style:font-family-generic="swiss"/>
    </style:style>
    <style:style style:name="ce240" style:family="table-cell" style:parent-style-name="Normal_branchb"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67291666666667cm"/>
    </style:style>
    <style:style style:name="co2" style:family="table-column">
      <style:table-column-properties fo:break-before="auto" style:column-width="1.71979166666667cm"/>
    </style:style>
    <style:style style:name="co3" style:family="table-column">
      <style:table-column-properties fo:break-before="auto" style:column-width="11.7475cm"/>
    </style:style>
    <style:style style:name="co4" style:family="table-column">
      <style:table-column-properties fo:break-before="auto" style:column-width="1.40229166666667cm"/>
    </style:style>
    <style:style style:name="co5" style:family="table-column">
      <style:table-column-properties fo:break-before="auto" style:column-width="1.666875cm"/>
    </style:style>
    <style:style style:name="co6" style:family="table-column">
      <style:table-column-properties fo:break-before="auto" style:column-width="1.85208333333333cm"/>
    </style:style>
    <style:style style:name="co7" style:family="table-column">
      <style:table-column-properties fo:break-before="auto" style:column-width="1.69333333333333cm"/>
    </style:style>
    <style:style style:name="co8" style:family="table-column">
      <style:table-column-properties fo:break-before="auto" style:column-width="1.61395833333333cm"/>
    </style:style>
    <style:style style:name="co9" style:family="table-column">
      <style:table-column-properties fo:break-before="auto" style:column-width="1.5875cm"/>
    </style:style>
    <style:style style:name="co10" style:family="table-column">
      <style:table-column-properties fo:break-before="auto" style:column-width="1.77270833333333cm"/>
    </style:style>
    <style:style style:name="co11" style:family="table-column">
      <style:table-column-properties fo:break-before="auto" style:column-width="1.508125cm" style:use-optimal-column-width="true"/>
    </style:style>
    <style:style style:name="co12" style:family="table-column">
      <style:table-column-properties fo:break-before="auto" style:column-width="2.27541666666667cm" style:use-optimal-column-width="true"/>
    </style:style>
    <style:style style:name="co13" style:family="table-column">
      <style:table-column-properties fo:break-before="auto" style:column-width="2.778125cm" style:use-optimal-column-width="true"/>
    </style:style>
    <style:style style:name="co14" style:family="table-column">
      <style:table-column-properties fo:break-before="auto" style:column-width="1.48166666666667cm"/>
    </style:style>
    <style:style style:name="co15" style:family="table-column">
      <style:table-column-properties fo:break-before="auto" style:column-width="7.96395833333333cm"/>
    </style:style>
    <style:style style:name="co16" style:family="table-column">
      <style:table-column-properties fo:break-before="auto" style:column-width="1.37583333333333cm"/>
    </style:style>
    <style:style style:name="co17" style:family="table-column">
      <style:table-column-properties fo:break-before="auto" style:column-width="2.06375cm" style:use-optimal-column-width="true"/>
    </style:style>
    <style:style style:name="co18" style:family="table-column">
      <style:table-column-properties fo:break-before="auto" style:column-width="9.36625cm"/>
    </style:style>
    <style:style style:name="co19" style:family="table-column">
      <style:table-column-properties fo:break-before="auto" style:column-width="8.175625cm"/>
    </style:style>
    <style:style style:name="co20" style:family="table-column">
      <style:table-column-properties fo:break-before="auto" style:column-width="1.61395833333333cm" style:use-optimal-column-width="true"/>
    </style:style>
    <style:style style:name="co21" style:family="table-column">
      <style:table-column-properties fo:break-before="auto" style:column-width="1.508125cm"/>
    </style:style>
    <style:style style:name="co22" style:family="table-column">
      <style:table-column-properties fo:break-before="auto" style:column-width="10.5833333333333cm"/>
    </style:style>
    <style:style style:name="co23" style:family="table-column">
      <style:table-column-properties fo:break-before="auto" style:column-width="2.40770833333333cm" style:use-optimal-column-width="true"/>
    </style:style>
    <style:style style:name="co24" style:family="table-column">
      <style:table-column-properties fo:break-before="auto" style:column-width="9.23395833333333cm"/>
    </style:style>
    <style:style style:name="co25" style:family="table-column">
      <style:table-column-properties fo:break-before="auto" style:column-width="1.56104166666667cm" style:use-optimal-column-width="true"/>
    </style:style>
    <style:style style:name="co26" style:family="table-column">
      <style:table-column-properties fo:break-before="auto" style:column-width="1.74625cm" style:use-optimal-column-width="true"/>
    </style:style>
    <style:style style:name="co27" style:family="table-column">
      <style:table-column-properties fo:break-before="auto" style:column-width="9.286875cm"/>
    </style:style>
    <style:style style:name="co28" style:family="table-column">
      <style:table-column-properties fo:break-before="auto" style:column-width="1.53458333333333cm" style:use-optimal-column-width="true"/>
    </style:style>
    <style:style style:name="co29" style:family="table-column">
      <style:table-column-properties fo:break-before="auto" style:column-width="1.45520833333333cm" style:use-optimal-column-width="true"/>
    </style:style>
    <style:style style:name="co30" style:family="table-column">
      <style:table-column-properties fo:break-before="auto" style:column-width="1.45520833333333cm"/>
    </style:style>
    <style:style style:name="co31" style:family="table-column">
      <style:table-column-properties fo:break-before="auto" style:column-width="2.01083333333333cm"/>
    </style:style>
    <style:style style:name="co32" style:family="table-column">
      <style:table-column-properties fo:break-before="auto" style:column-width="5.82083333333333cm"/>
    </style:style>
    <style:style style:name="co33" style:family="table-column">
      <style:table-column-properties fo:break-before="auto" style:column-width="2.96333333333333cm"/>
    </style:style>
    <style:style style:name="co34" style:family="table-column">
      <style:table-column-properties fo:break-before="auto" style:column-width="7.09083333333333cm"/>
    </style:style>
    <style:style style:name="co35" style:family="table-column">
      <style:table-column-properties fo:break-before="auto" style:column-width="1.53458333333333cm"/>
    </style:style>
    <style:style style:name="co36" style:family="table-column">
      <style:table-column-properties fo:break-before="auto" style:column-width="5.68854166666667cm"/>
    </style:style>
    <style:style style:name="co37" style:family="table-column">
      <style:table-column-properties fo:break-before="auto" style:column-width="9.49854166666667cm"/>
    </style:style>
    <style:style style:name="co38" style:family="table-column">
      <style:table-column-properties fo:break-before="auto" style:column-width="1.56104166666667cm"/>
    </style:style>
    <style:style style:name="co39" style:family="table-column">
      <style:table-column-properties fo:break-before="auto" style:column-width="2.35479166666667cm"/>
    </style:style>
    <style:style style:name="co40" style:family="table-column">
      <style:table-column-properties fo:break-before="auto" style:column-width="6.111875cm"/>
    </style:style>
    <style:style style:name="co41" style:family="table-column">
      <style:table-column-properties fo:break-before="auto" style:column-width="2.06375cm"/>
    </style:style>
    <style:style style:name="co42" style:family="table-column">
      <style:table-column-properties fo:break-before="auto" style:column-width="2.83104166666667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3.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10.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otal_cereals_(Table_7_1)" table:style-name="ta1">
        <table:table-column table:style-name="co1" table:number-columns-repeated="2" table:default-cell-style-name="ce2"/>
        <table:table-column table:style-name="co2" table:default-cell-style-name="ce2"/>
        <table:table-column table:style-name="co3" table:default-cell-style-name="ce2"/>
        <table:table-column table:style-name="co4" table:number-columns-repeated="11" table:default-cell-style-name="ce2"/>
        <table:table-column table:style-name="co5" table:default-cell-style-name="ce2"/>
        <table:table-column table:style-name="co6" table:default-cell-style-name="ce2"/>
        <table:table-column table:style-name="co7" table:default-cell-style-name="ce2"/>
        <table:table-column table:style-name="co2" table:default-cell-style-name="ce2"/>
        <table:table-column table:style-name="co8" table:default-cell-style-name="ce2"/>
        <table:table-column table:style-name="co2" table:default-cell-style-name="ce2"/>
        <table:table-column table:style-name="co9" table:default-cell-style-name="ce2"/>
        <table:table-column table:style-name="co8" table:default-cell-style-name="ce2"/>
        <table:table-column table:style-name="co5" table:default-cell-style-name="ce2"/>
        <table:table-column table:style-name="co7" table:default-cell-style-name="ce2"/>
        <table:table-column table:style-name="co10" table:default-cell-style-name="ce2"/>
        <table:table-column table:style-name="co2" table:number-columns-repeated="26"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16329" table:default-cell-style-name="ce2"/>
        <table:table-row table:style-name="ro1">
          <table:table-cell office:value-type="string" table:style-name="ce2">
            <text:p>Date of update: 22 July 2021</text:p>
          </table:table-cell>
          <table:table-cell table:style-name="ce2"/>
          <table:table-cell table:style-name="ce3"/>
          <table:table-cell table:style-name="ce4"/>
          <table:table-cell table:style-name="ce5"/>
          <table:table-cell table:number-columns-repeated="16379" table:style-name="ce2"/>
        </table:table-row>
        <table:table-row table:style-name="ro1">
          <table:table-cell office:value-type="string" table:style-name="ce2">
            <text:p>Next update: June 2022</text:p>
          </table:table-cell>
          <table:table-cell table:style-name="ce2"/>
          <table:table-cell table:style-name="ce3"/>
          <table:table-cell table:style-name="ce4"/>
          <table:table-cell table:number-columns-repeated="16380" table:style-name="ce2"/>
        </table:table-row>
        <table:table-row table:style-name="ro1">
          <table:table-cell table:number-columns-repeated="2" table:style-name="ce2"/>
          <table:table-cell table:style-name="ce3"/>
          <table:table-cell table:style-name="ce6"/>
          <table:table-cell table:number-columns-repeated="16380" table:style-name="ce2"/>
        </table:table-row>
        <table:table-row table:style-name="ro2">
          <table:table-cell office:value-type="string" table:style-name="ce7">
            <text:p>Table 7.1 Total cereals production,value, supply and use</text:p>
          </table:table-cell>
          <table:table-cell table:number-columns-repeated="16383" table:style-name="ce2"/>
        </table:table-row>
        <table:table-row table:style-name="ro2">
          <table:table-cell table:style-name="ce7"/>
          <table:table-cell table:number-columns-repeated="16383" table:style-name="ce2"/>
        </table:table-row>
        <table:table-row table:style-name="ro3">
          <table:table-cell office:value-type="string" table:style-name="ce2">
            <text:p>Enquiries: Allan Howsam on +44 (0) 02 802 66123</text:p>
          </table:table-cell>
          <table:table-cell table:number-columns-repeated="34" table:style-name="ce2"/>
          <table:table-cell table:number-columns-repeated="2" table:style-name="ce8"/>
          <table:table-cell table:number-columns-repeated="5" table:style-name="ce9"/>
          <table:table-cell table:number-columns-repeated="3" table:style-name="ce2"/>
          <table:table-cell table:number-columns-repeated="6" table:style-name="ce8"/>
          <table:table-cell office:value-type="string" table:style-name="ce3">
            <text:p>email: Crops-statistics@defra.gov.uk</text:p>
          </table:table-cell>
          <table:table-cell table:number-columns-repeated="16332" table:style-name="ce2"/>
        </table:table-row>
        <table:table-row table:style-name="ro3">
          <table:table-cell table:number-columns-repeated="16384" table:style-name="ce2"/>
        </table:table-row>
        <table:table-row table:style-name="ro3">
          <table:table-cell office:value-type="string" table:style-name="ce2">
            <text:p>Thousand tonnes (unless otherwise specified)</text:p>
          </table:table-cell>
          <table:table-cell table:number-columns-repeated="32" table:style-name="ce2"/>
          <table:table-cell table:style-name="ce10"/>
          <table:table-cell table:style-name="ce2"/>
          <table:table-cell table:number-columns-repeated="4" table:style-name="ce10"/>
          <table:table-cell table:style-name="ce2"/>
          <table:table-cell table:number-columns-repeated="3" table:style-name="ce10"/>
          <table:table-cell table:number-columns-repeated="2" table:style-name="ce2"/>
          <table:table-cell table:number-columns-repeated="2" table:style-name="ce10"/>
          <table:table-cell table:style-name="ce2"/>
          <table:table-cell table:number-columns-repeated="3" table:style-name="ce10"/>
          <table:table-cell office:value-type="string" table:style-name="ce10">
            <text:p>Calendar years</text:p>
          </table:table-cell>
          <table:table-cell table:number-columns-repeated="3" table:style-name="ce11"/>
          <table:table-cell table:number-columns-repeated="16329"/>
        </table:table-row>
        <table:table-row table:style-name="ro3">
          <table:table-cell table:number-columns-repeated="4" table:style-name="ce12"/>
          <table:table-cell office:value-type="float" office:value="1973" table:style-name="ce13">
            <text:p>1973</text:p>
          </table:table-cell>
          <table:table-cell office:value-type="float" office:value="1974" table:style-name="ce13">
            <text:p>1974</text:p>
          </table:table-cell>
          <table:table-cell office:value-type="float" office:value="1975" table:style-name="ce13">
            <text:p>1975</text:p>
          </table:table-cell>
          <table:table-cell office:value-type="float" office:value="1976" table:style-name="ce13">
            <text:p>1976</text:p>
          </table:table-cell>
          <table:table-cell office:value-type="float" office:value="1977" table:style-name="ce13">
            <text:p>1977</text:p>
          </table:table-cell>
          <table:table-cell office:value-type="float" office:value="1978" table:style-name="ce13">
            <text:p>1978</text:p>
          </table:table-cell>
          <table:table-cell office:value-type="float" office:value="1979" table:style-name="ce13">
            <text:p>1979</text:p>
          </table:table-cell>
          <table:table-cell office:value-type="float" office:value="1980" table:style-name="ce13">
            <text:p>1980</text:p>
          </table:table-cell>
          <table:table-cell office:value-type="float" office:value="1981" table:style-name="ce13">
            <text:p>1981</text:p>
          </table:table-cell>
          <table:table-cell office:value-type="float" office:value="1982" table:style-name="ce13">
            <text:p>1982</text:p>
          </table:table-cell>
          <table:table-cell office:value-type="float" office:value="1983" table:style-name="ce13">
            <text:p>1983</text:p>
          </table:table-cell>
          <table:table-cell office:value-type="float" office:value="1984" table:style-name="ce13">
            <text:p>1984</text:p>
          </table:table-cell>
          <table:table-cell office:value-type="float" office:value="1985" table:style-name="ce13">
            <text:p>1985</text:p>
          </table:table-cell>
          <table:table-cell office:value-type="float" office:value="1986" table:style-name="ce13">
            <text:p>1986</text:p>
          </table:table-cell>
          <table:table-cell office:value-type="float" office:value="1987" table:style-name="ce13">
            <text:p>1987</text:p>
          </table:table-cell>
          <table:table-cell office:value-type="float" office:value="1988" table:style-name="ce13">
            <text:p>1988</text:p>
          </table:table-cell>
          <table:table-cell office:value-type="float" office:value="1989" table:style-name="ce13">
            <text:p>1989</text:p>
          </table:table-cell>
          <table:table-cell office:value-type="float" office:value="1990" table:style-name="ce13">
            <text:p>1990</text:p>
          </table:table-cell>
          <table:table-cell office:value-type="float" office:value="1991" table:style-name="ce13">
            <text:p>1991</text:p>
          </table:table-cell>
          <table:table-cell office:value-type="float" office:value="1992" table:style-name="ce13">
            <text:p>1992</text:p>
          </table:table-cell>
          <table:table-cell office:value-type="float" office:value="1993" table:style-name="ce13">
            <text:p>1993</text:p>
          </table:table-cell>
          <table:table-cell office:value-type="float" office:value="1994" table:style-name="ce13">
            <text:p>1994</text:p>
          </table:table-cell>
          <table:table-cell office:value-type="float" office:value="1995" table:style-name="ce13">
            <text:p>1995</text:p>
          </table:table-cell>
          <table:table-cell office:value-type="float" office:value="1996" table:style-name="ce13">
            <text:p>1996</text:p>
          </table:table-cell>
          <table:table-cell office:value-type="float" office:value="1997" table:style-name="ce13">
            <text:p>1997</text:p>
          </table:table-cell>
          <table:table-cell office:value-type="float" office:value="1998" table:style-name="ce13">
            <text:p>1998</text:p>
          </table:table-cell>
          <table:table-cell office:value-type="float" office:value="1999" table:style-name="ce13">
            <text:p>1999</text:p>
          </table:table-cell>
          <table:table-cell office:value-type="float" office:value="2000" table:style-name="ce13">
            <text:p>2000</text:p>
          </table:table-cell>
          <table:table-cell office:value-type="float" office:value="2001" table:style-name="ce13">
            <text:p>2001</text:p>
          </table:table-cell>
          <table:table-cell office:value-type="float" office:value="2002" table:style-name="ce13">
            <text:p>2002</text:p>
          </table:table-cell>
          <table:table-cell office:value-type="float" office:value="2003" table:style-name="ce13">
            <text:p>2003</text:p>
          </table:table-cell>
          <table:table-cell office:value-type="float" office:value="2004" table:style-name="ce13">
            <text:p>2004</text:p>
          </table:table-cell>
          <table:table-cell office:value-type="float" office:value="2005" table:style-name="ce13">
            <text:p>2005</text:p>
          </table:table-cell>
          <table:table-cell office:value-type="float" office:value="2006" table:style-name="ce13">
            <text:p>2006</text:p>
          </table:table-cell>
          <table:table-cell office:value-type="float" office:value="2007" table:style-name="ce13">
            <text:p>2007</text:p>
          </table:table-cell>
          <table:table-cell office:value-type="float" office:value="2008" table:style-name="ce13">
            <text:p>2008</text:p>
          </table:table-cell>
          <table:table-cell office:value-type="float" office:value="2009" table:style-name="ce13">
            <text:p>2009</text:p>
          </table:table-cell>
          <table:table-cell office:value-type="float" office:value="2010" table:style-name="ce13">
            <text:p>2010</text:p>
          </table:table-cell>
          <table:table-cell office:value-type="float" office:value="2011" table:style-name="ce13">
            <text:p>2011</text:p>
          </table:table-cell>
          <table:table-cell office:value-type="float" office:value="2012" table:style-name="ce13">
            <text:p>2012</text:p>
          </table:table-cell>
          <table:table-cell office:value-type="float" office:value="2013" table:style-name="ce13">
            <text:p>2013</text:p>
          </table:table-cell>
          <table:table-cell office:value-type="float" office:value="2014" table:style-name="ce13">
            <text:p>2014</text:p>
          </table:table-cell>
          <table:table-cell office:value-type="float" office:value="2015" table:style-name="ce13">
            <text:p>2015</text:p>
          </table:table-cell>
          <table:table-cell office:value-type="float" office:value="2016" table:style-name="ce13">
            <text:p>2016</text:p>
          </table:table-cell>
          <table:table-cell office:value-type="float" office:value="2017" table:style-name="ce13">
            <text:p>2017</text:p>
          </table:table-cell>
          <table:table-cell office:value-type="float" office:value="2018" table:style-name="ce13">
            <text:p>2018</text:p>
          </table:table-cell>
          <table:table-cell office:value-type="float" office:value="2019" table:style-name="ce13">
            <text:p>2019</text:p>
          </table:table-cell>
          <table:table-cell office:value-type="float" office:value="2020" table:style-name="ce13">
            <text:p>2020</text:p>
          </table:table-cell>
          <table:table-cell table:number-columns-repeated="3" table:style-name="ce11"/>
          <table:table-cell table:number-columns-repeated="16329"/>
        </table:table-row>
        <table:table-row table:style-name="ro3">
          <table:table-cell table:number-columns-repeated="4" table:style-name="ce14"/>
          <table:table-cell table:number-columns-repeated="31" table:style-name="ce15"/>
          <table:table-cell table:number-columns-repeated="4" table:style-name="ce16"/>
          <table:table-cell table:style-name="ce15"/>
          <table:table-cell table:number-columns-repeated="11" table:style-name="ce16"/>
          <table:table-cell office:value-type="string" table:style-name="ce16">
            <text:p>(provisional)</text:p>
          </table:table-cell>
          <table:table-cell table:number-columns-repeated="16332" table:style-name="ce2"/>
        </table:table-row>
        <table:table-row table:style-name="ro3">
          <table:table-cell office:value-type="string" table:style-name="ce17">
            <text:p>Production<text:s/></text:p>
          </table:table-cell>
          <table:table-cell table:number-columns-repeated="30" table:style-name="ce18"/>
          <table:table-cell table:number-columns-repeated="9" table:style-name="ce19"/>
          <table:table-cell table:number-columns-repeated="12" table:style-name="ce18"/>
          <table:table-cell table:number-columns-repeated="16332" table:style-name="ce2"/>
        </table:table-row>
        <table:table-row table:style-name="ro3">
          <table:table-cell table:style-name="ce20"/>
          <table:table-cell office:value-type="string" table:style-name="ce20">
            <text:p>Area (thousand hectares)</text:p>
          </table:table-cell>
          <table:table-cell table:number-columns-repeated="2" table:style-name="ce20"/>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4037.7719999999999" table:style-name="ce22">
            <text:p>4,038</text:p>
          </table:table-cell>
          <table:table-cell office:value-type="float" office:value="4017.34" table:style-name="ce22">
            <text:p>4,017</text:p>
          </table:table-cell>
          <table:table-cell office:value-type="float" office:value="4025.6959999999999" table:style-name="ce22">
            <text:p>4,026</text:p>
          </table:table-cell>
          <table:table-cell office:value-type="float" office:value="3940.3251" table:style-name="ce22">
            <text:p>3,940</text:p>
          </table:table-cell>
          <table:table-cell office:value-type="float" office:value="3901.21" table:style-name="ce22">
            <text:p>3,901</text:p>
          </table:table-cell>
          <table:table-cell office:value-type="float" office:value="3875.8633999999997" table:style-name="ce22">
            <text:p>3,876</text:p>
          </table:table-cell>
          <table:table-cell office:value-type="float" office:value="3659.5792999999999" table:style-name="ce22">
            <text:p>3,660</text:p>
          </table:table-cell>
          <table:table-cell office:value-type="float" office:value="3502.1228999999998" table:style-name="ce22">
            <text:p>3,502</text:p>
          </table:table-cell>
          <table:table-cell office:value-type="float" office:value="3488.7997999999998" table:style-name="ce22">
            <text:p>3,489</text:p>
          </table:table-cell>
          <table:table-cell office:value-type="float" office:value="3033.0677000000001" table:style-name="ce22">
            <text:p>3,033</text:p>
          </table:table-cell>
          <table:table-cell office:value-type="float" office:value="3043.4889399999997" table:style-name="ce22">
            <text:p>3,043</text:p>
          </table:table-cell>
          <table:table-cell office:value-type="float" office:value="3181.9820399999999" table:style-name="ce22">
            <text:p>3,182</text:p>
          </table:table-cell>
          <table:table-cell office:value-type="float" office:value="3359" table:style-name="ce22">
            <text:p>3,359</text:p>
          </table:table-cell>
          <table:table-cell office:value-type="float" office:value="3514" table:style-name="ce22">
            <text:p>3,514</text:p>
          </table:table-cell>
          <table:table-cell office:value-type="float" office:value="3418" table:style-name="ce22">
            <text:p>3,418</text:p>
          </table:table-cell>
          <table:table-cell office:value-type="float" office:value="3141" table:style-name="ce22">
            <text:p>3,141</text:p>
          </table:table-cell>
          <table:table-cell office:value-type="float" office:value="3348.433" table:style-name="ce22">
            <text:p>3,348</text:p>
          </table:table-cell>
          <table:table-cell office:value-type="float" office:value="3014" table:style-name="ce22">
            <text:p>3,014</text:p>
          </table:table-cell>
          <table:table-cell office:value-type="float" office:value="3246" table:style-name="ce22">
            <text:p>3,246</text:p>
          </table:table-cell>
          <table:table-cell office:value-type="float" office:value="3060" table:style-name="ce22">
            <text:p>3,060</text:p>
          </table:table-cell>
          <table:table-cell office:value-type="float" office:value="3133" table:style-name="ce22">
            <text:p>3,133</text:p>
          </table:table-cell>
          <table:table-cell office:value-type="float" office:value="2914.9" table:style-name="ce22">
            <text:p>2,915</text:p>
          </table:table-cell>
          <table:table-cell office:value-type="float" office:value="2858.8" table:style-name="ce22">
            <text:p>2,859</text:p>
          </table:table-cell>
          <table:table-cell office:value-type="float" office:value="2884.444" table:style-name="ce22">
            <text:p>2,884</text:p>
          </table:table-cell>
          <table:table-cell office:value-type="float" office:value="3274.0360000000001" table:style-name="ce22">
            <text:p>3,274</text:p>
          </table:table-cell>
          <table:table-cell office:value-type="float" office:value="3075.3020000000001" table:style-name="ce22">
            <text:p>3,075</text:p>
          </table:table-cell>
          <table:table-cell office:value-type="float" office:value="3013.01" table:style-name="ce22">
            <text:p>3,013</text:p>
          </table:table-cell>
          <table:table-cell office:value-type="float" office:value="3075.8503999999998" table:style-name="ce22">
            <text:p>3,076</text:p>
          </table:table-cell>
          <table:table-cell office:value-type="float" office:value="3141.99" table:style-name="ce22">
            <text:p>3,142</text:p>
          </table:table-cell>
          <table:table-cell office:value-type="float" office:value="3029.2139999999999" table:style-name="ce22">
            <text:p>3,029</text:p>
          </table:table-cell>
          <table:table-cell office:value-type="float" office:value="3179.2269999999999" table:style-name="ce22">
            <text:p>3,179</text:p>
          </table:table-cell>
          <table:table-cell office:value-type="float" office:value="3099.4" table:style-name="ce22">
            <text:p>3,099</text:p>
          </table:table-cell>
          <table:table-cell office:value-type="float" office:value="3127.7170000000001" table:style-name="ce22">
            <text:p>3,128</text:p>
          </table:table-cell>
          <table:table-cell office:value-type="float" office:value="3181.2339999999999" table:style-name="ce22">
            <text:p>3,181</text:p>
          </table:table-cell>
          <table:table-cell office:value-type="float" office:value="3106.2060000000001" table:style-name="ce22">
            <text:p>3,106</text:p>
          </table:table-cell>
          <table:table-cell office:value-type="float" office:value="3211.32" table:style-name="ce22">
            <text:p>3,211</text:p>
          </table:table-cell>
          <table:table-cell office:value-type="float" office:value="3038.2" table:style-name="ce22">
            <text:p>3,038</text:p>
          </table:table-cell>
          <table:table-cell table:style-name="ce23"/>
          <table:table-cell table:style-name="ce24"/>
          <table:table-cell table:style-name="ce25"/>
          <table:table-cell table:number-columns-repeated="16329" table:style-name="ce24"/>
        </table:table-row>
        <table:table-row table:style-name="ro3">
          <table:table-cell table:style-name="ce18"/>
          <table:table-cell office:value-type="string" table:style-name="ce20">
            <text:p>Volume of harvested production (a)</text:p>
          </table:table-cell>
          <table:table-cell table:number-columns-repeated="2" table:style-name="ce18"/>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26590" table:style-name="ce22">
            <text:p>26,590</text:p>
          </table:table-cell>
          <table:table-cell office:value-type="float" office:value="22471" table:style-name="ce22">
            <text:p>22,471</text:p>
          </table:table-cell>
          <table:table-cell office:value-type="float" office:value="24475" table:style-name="ce22">
            <text:p>24,475</text:p>
          </table:table-cell>
          <table:table-cell office:value-type="float" office:value="21680" table:style-name="ce22">
            <text:p>21,680</text:p>
          </table:table-cell>
          <table:table-cell office:value-type="float" office:value="21110" table:style-name="ce22">
            <text:p>21,110</text:p>
          </table:table-cell>
          <table:table-cell office:value-type="float" office:value="22725" table:style-name="ce22">
            <text:p>22,725</text:p>
          </table:table-cell>
          <table:table-cell office:value-type="float" office:value="22582" table:style-name="ce22">
            <text:p>22,582</text:p>
          </table:table-cell>
          <table:table-cell office:value-type="float" office:value="22635" table:style-name="ce22">
            <text:p>22,635</text:p>
          </table:table-cell>
          <table:table-cell office:value-type="float" office:value="22060" table:style-name="ce22">
            <text:p>22,060</text:p>
          </table:table-cell>
          <table:table-cell office:value-type="float" office:value="19500" table:style-name="ce22">
            <text:p>19,500</text:p>
          </table:table-cell>
          <table:table-cell office:value-type="float" office:value="19960" table:style-name="ce22">
            <text:p>19,960</text:p>
          </table:table-cell>
          <table:table-cell office:value-type="float" office:value="21870" table:style-name="ce22">
            <text:p>21,870</text:p>
          </table:table-cell>
          <table:table-cell office:value-type="float" office:value="24590" table:style-name="ce22">
            <text:p>24,590</text:p>
          </table:table-cell>
          <table:table-cell office:value-type="float" office:value="23534" table:style-name="ce22">
            <text:p>23,534</text:p>
          </table:table-cell>
          <table:table-cell office:value-type="float" office:value="22767" table:style-name="ce22">
            <text:p>22,767</text:p>
          </table:table-cell>
          <table:table-cell office:value-type="float" office:value="22125" table:style-name="ce22">
            <text:p>22,125</text:p>
          </table:table-cell>
          <table:table-cell office:value-type="float" office:value="23989" table:style-name="ce22">
            <text:p>23,989</text:p>
          </table:table-cell>
          <table:table-cell office:value-type="float" office:value="18959" table:style-name="ce22">
            <text:p>18,959</text:p>
          </table:table-cell>
          <table:table-cell office:value-type="float" office:value="22965" table:style-name="ce22">
            <text:p>22,965</text:p>
          </table:table-cell>
          <table:table-cell office:value-type="float" office:value="21511" table:style-name="ce22">
            <text:p>21,511</text:p>
          </table:table-cell>
          <table:table-cell office:value-type="float" office:value="22029" table:style-name="ce22">
            <text:p>22,029</text:p>
          </table:table-cell>
          <table:table-cell office:value-type="float" office:value="21001" table:style-name="ce22">
            <text:p>21,001</text:p>
          </table:table-cell>
          <table:table-cell office:value-type="float" office:value="20838" table:style-name="ce22">
            <text:p>20,838</text:p>
          </table:table-cell>
          <table:table-cell office:value-type="float" office:value="19130.135999999999" table:style-name="ce22">
            <text:p>19,130</text:p>
          </table:table-cell>
          <table:table-cell office:value-type="float" office:value="24282.859" table:style-name="ce22">
            <text:p>24,283</text:p>
          </table:table-cell>
          <table:table-cell office:value-type="float" office:value="21618.282999999999" table:style-name="ce22">
            <text:p>21,618</text:p>
          </table:table-cell>
          <table:table-cell office:value-type="float" office:value="20946.166000000001" table:style-name="ce22">
            <text:p>20,946</text:p>
          </table:table-cell>
          <table:table-cell office:value-type="float" office:value="21484.312000000002" table:style-name="ce22">
            <text:p>21,484</text:p>
          </table:table-cell>
          <table:table-cell office:value-type="float" office:value="19515.199000000001" table:style-name="ce22">
            <text:p>19,515</text:p>
          </table:table-cell>
          <table:table-cell office:value-type="float" office:value="20083.402000000002" table:style-name="ce22">
            <text:p>20,083</text:p>
          </table:table-cell>
          <table:table-cell office:value-type="float" office:value="24468.005000000001" table:style-name="ce22">
            <text:p>24,468</text:p>
          </table:table-cell>
          <table:table-cell office:value-type="float" office:value="24734" table:style-name="ce22">
            <text:p>24,734</text:p>
          </table:table-cell>
          <table:table-cell office:value-type="float" office:value="21964.131000000001" table:style-name="ce22">
            <text:p>21,964</text:p>
          </table:table-cell>
          <table:table-cell office:value-type="float" office:value="23000.065999999999" table:style-name="ce22">
            <text:p>23,000</text:p>
          </table:table-cell>
          <table:table-cell office:value-type="float" office:value="21084.646000000001" table:style-name="ce22">
            <text:p>21,085</text:p>
          </table:table-cell>
          <table:table-cell office:value-type="float" office:value="25517.303" table:style-name="ce22">
            <text:p>25,517</text:p>
          </table:table-cell>
          <table:table-cell office:value-type="float" office:value="18961.988000000001" table:style-name="ce22">
            <text:p>18,962</text:p>
          </table:table-cell>
          <table:table-cell table:style-name="ce23"/>
          <table:table-cell table:style-name="ce24"/>
          <table:table-cell table:style-name="ce25"/>
          <table:table-cell table:number-columns-repeated="16329"/>
        </table:table-row>
        <table:table-row table:style-name="ro3">
          <table:table-cell table:style-name="ce18"/>
          <table:table-cell office:value-type="string" table:style-name="ce20">
            <text:p>Value of production (£ million) (b)</text:p>
          </table:table-cell>
          <table:table-cell table:number-columns-repeated="2" table:style-name="ce18"/>
          <table:table-cell office:value-type="float" office:value="584.60284652866972" table:style-name="ce22">
            <text:p>585</text:p>
          </table:table-cell>
          <table:table-cell office:value-type="float" office:value="795.22071486708739" table:style-name="ce22">
            <text:p>795</text:p>
          </table:table-cell>
          <table:table-cell office:value-type="float" office:value="712.63376040834305" table:style-name="ce22">
            <text:p>713</text:p>
          </table:table-cell>
          <table:table-cell office:value-type="float" office:value="860.5271570958239" table:style-name="ce22">
            <text:p>861</text:p>
          </table:table-cell>
          <table:table-cell office:value-type="float" office:value="1140.5328997750112" table:style-name="ce22">
            <text:p>1,141</text:p>
          </table:table-cell>
          <table:table-cell office:value-type="float" office:value="1238.5326806581563" table:style-name="ce22">
            <text:p>1,239</text:p>
          </table:table-cell>
          <table:table-cell office:value-type="float" office:value="1410.0464772097478" table:style-name="ce22">
            <text:p>1,410</text:p>
          </table:table-cell>
          <table:table-cell office:value-type="float" office:value="1692.2373450877444" table:style-name="ce22">
            <text:p>1,692</text:p>
          </table:table-cell>
          <table:table-cell office:value-type="float" office:value="1918.3466256164477" table:style-name="ce22">
            <text:p>1,918</text:p>
          </table:table-cell>
          <table:table-cell office:value-type="float" office:value="2294.3715170799351" table:style-name="ce22">
            <text:p>2,294</text:p>
          </table:table-cell>
          <table:table-cell office:value-type="float" office:value="2359.0271932512251" table:style-name="ce22">
            <text:p>2,359</text:p>
          </table:table-cell>
          <table:table-cell office:value-type="float" office:value="2801.1388404693557" table:style-name="ce22">
            <text:p>2,801</text:p>
          </table:table-cell>
          <table:table-cell office:value-type="float" office:value="2450.4617144894873" table:style-name="ce22">
            <text:p>2,450</text:p>
          </table:table-cell>
          <table:table-cell office:value-type="float" office:value="2479.9803884195289" table:style-name="ce22">
            <text:p>2,480</text:p>
          </table:table-cell>
          <table:table-cell office:value-type="float" office:value="2210.3535363193332" table:style-name="ce22">
            <text:p>2,210</text:p>
          </table:table-cell>
          <table:table-cell office:value-type="float" office:value="2118.2738527324932" table:style-name="ce22">
            <text:p>2,118</text:p>
          </table:table-cell>
          <table:table-cell office:value-type="float" office:value="2365.1467465843602" table:style-name="ce22">
            <text:p>2,365</text:p>
          </table:table-cell>
          <table:table-cell office:value-type="float" office:value="2353.2742015419763" table:style-name="ce22">
            <text:p>2,353</text:p>
          </table:table-cell>
          <table:table-cell office:value-type="float" office:value="2577.6572652748728" table:style-name="ce22">
            <text:p>2,578</text:p>
          </table:table-cell>
          <table:table-cell office:value-type="float" office:value="2641.7319480829765" table:style-name="ce22">
            <text:p>2,642</text:p>
          </table:table-cell>
          <table:table-cell office:value-type="float" office:value="2704.2567885916046" table:style-name="ce22">
            <text:p>2,704</text:p>
          </table:table-cell>
          <table:table-cell office:value-type="float" office:value="2658.7840118801446" table:style-name="ce22">
            <text:p>2,659</text:p>
          </table:table-cell>
          <table:table-cell office:value-type="float" office:value="3284.9544421065712" table:style-name="ce22">
            <text:p>3,285</text:p>
          </table:table-cell>
          <table:table-cell office:value-type="float" office:value="3593.0264837380373" table:style-name="ce22">
            <text:p>3,593</text:p>
          </table:table-cell>
          <table:table-cell office:value-type="float" office:value="2906.9475573707496" table:style-name="ce22">
            <text:p>2,907</text:p>
          </table:table-cell>
          <table:table-cell office:value-type="float" office:value="2502.2856554289156" table:style-name="ce22">
            <text:p>2,502</text:p>
          </table:table-cell>
          <table:table-cell office:value-type="float" office:value="2325.4895316307129" table:style-name="ce22">
            <text:p>2,325</text:p>
          </table:table-cell>
          <table:table-cell office:value-type="float" office:value="2332.6643644706996" table:style-name="ce22">
            <text:p>2,333</text:p>
          </table:table-cell>
          <table:table-cell office:value-type="float" office:value="1981.5523230244812" table:style-name="ce22">
            <text:p>1,982</text:p>
          </table:table-cell>
          <table:table-cell office:value-type="float" office:value="2254.9620134385327" table:style-name="ce22">
            <text:p>2,255</text:p>
          </table:table-cell>
          <table:table-cell office:value-type="float" office:value="2218.2047067282292" table:style-name="ce22">
            <text:p>2,218</text:p>
          </table:table-cell>
          <table:table-cell office:value-type="float" office:value="2416.6496988252034" table:style-name="ce22">
            <text:p>2,417</text:p>
          </table:table-cell>
          <table:table-cell office:value-type="float" office:value="1434.4105573018519" table:style-name="ce22">
            <text:p>1,434</text:p>
          </table:table-cell>
          <table:table-cell office:value-type="float" office:value="1506.8622742139703" table:style-name="ce22">
            <text:p>1,507</text:p>
          </table:table-cell>
          <table:table-cell office:value-type="float" office:value="1948.666061133599" table:style-name="ce22">
            <text:p>1,949</text:p>
          </table:table-cell>
          <table:table-cell office:value-type="float" office:value="3147.1109288502867" table:style-name="ce22">
            <text:p>3,147</text:p>
          </table:table-cell>
          <table:table-cell office:value-type="float" office:value="2338.3524333276396" table:style-name="ce22">
            <text:p>2,338</text:p>
          </table:table-cell>
          <table:table-cell office:value-type="float" office:value="2267.0924825152547" table:style-name="ce22">
            <text:p>2,267</text:p>
          </table:table-cell>
          <table:table-cell office:value-type="float" office:value="3230.0897595892393" table:style-name="ce22">
            <text:p>3,230</text:p>
          </table:table-cell>
          <table:table-cell office:value-type="float" office:value="3200.7881130070255" table:style-name="ce22">
            <text:p>3,201</text:p>
          </table:table-cell>
          <table:table-cell office:value-type="float" office:value="3364.9143582042807" table:style-name="ce22">
            <text:p>3,365</text:p>
          </table:table-cell>
          <table:table-cell office:value-type="float" office:value="3438.6454655729858" table:style-name="ce22">
            <text:p>3,439</text:p>
          </table:table-cell>
          <table:table-cell office:value-type="float" office:value="2852.4669368293689" table:style-name="ce22">
            <text:p>2,852</text:p>
          </table:table-cell>
          <table:table-cell office:value-type="float" office:value="2492.5500414926646" table:style-name="ce22">
            <text:p>2,493</text:p>
          </table:table-cell>
          <table:table-cell office:value-type="float" office:value="3089.9754644884083" table:style-name="ce22">
            <text:p>3,090</text:p>
          </table:table-cell>
          <table:table-cell office:value-type="float" office:value="3257.9187680373543" table:style-name="ce22">
            <text:p>3,258</text:p>
          </table:table-cell>
          <table:table-cell office:value-type="float" office:value="3628.831890142249" table:style-name="ce22">
            <text:p>3,629</text:p>
          </table:table-cell>
          <table:table-cell office:value-type="float" office:value="2759.1663896794325" table:style-name="ce22">
            <text:p>2,759</text:p>
          </table:table-cell>
          <table:table-cell table:style-name="ce23"/>
          <table:table-cell table:style-name="ce24"/>
          <table:table-cell table:style-name="ce25"/>
          <table:table-cell table:number-columns-repeated="16329" table:style-name="ce1"/>
        </table:table-row>
        <table:table-row table:style-name="ro3">
          <table:table-cell table:style-name="ce14"/>
          <table:table-cell office:value-type="string" table:style-name="ce26">
            <text:p>Value of production at market prices (£ million)</text:p>
          </table:table-cell>
          <table:table-cell table:number-columns-repeated="2" table:style-name="ce14"/>
          <table:table-cell office:value-type="float" office:value="584.60284652866972" table:style-name="ce27">
            <text:p>585</text:p>
          </table:table-cell>
          <table:table-cell office:value-type="float" office:value="795.22071486708739" table:style-name="ce27">
            <text:p>795</text:p>
          </table:table-cell>
          <table:table-cell office:value-type="float" office:value="712.63376040834305" table:style-name="ce27">
            <text:p>713</text:p>
          </table:table-cell>
          <table:table-cell office:value-type="float" office:value="860.5271570958239" table:style-name="ce27">
            <text:p>861</text:p>
          </table:table-cell>
          <table:table-cell office:value-type="float" office:value="1140.5328997750112" table:style-name="ce27">
            <text:p>1,141</text:p>
          </table:table-cell>
          <table:table-cell office:value-type="float" office:value="1238.5326806581563" table:style-name="ce27">
            <text:p>1,239</text:p>
          </table:table-cell>
          <table:table-cell office:value-type="float" office:value="1410.0464772097478" table:style-name="ce27">
            <text:p>1,410</text:p>
          </table:table-cell>
          <table:table-cell office:value-type="float" office:value="1692.2373450877444" table:style-name="ce27">
            <text:p>1,692</text:p>
          </table:table-cell>
          <table:table-cell office:value-type="float" office:value="1918.3466256164477" table:style-name="ce27">
            <text:p>1,918</text:p>
          </table:table-cell>
          <table:table-cell office:value-type="float" office:value="2294.3715170799351" table:style-name="ce27">
            <text:p>2,294</text:p>
          </table:table-cell>
          <table:table-cell office:value-type="float" office:value="2359.0271932512251" table:style-name="ce27">
            <text:p>2,359</text:p>
          </table:table-cell>
          <table:table-cell office:value-type="float" office:value="2801.1388404693557" table:style-name="ce27">
            <text:p>2,801</text:p>
          </table:table-cell>
          <table:table-cell office:value-type="float" office:value="2450.4617144894873" table:style-name="ce27">
            <text:p>2,450</text:p>
          </table:table-cell>
          <table:table-cell office:value-type="float" office:value="2479.9803884195289" table:style-name="ce27">
            <text:p>2,480</text:p>
          </table:table-cell>
          <table:table-cell office:value-type="float" office:value="2210.3535363193332" table:style-name="ce27">
            <text:p>2,210</text:p>
          </table:table-cell>
          <table:table-cell office:value-type="float" office:value="2118.2738527324932" table:style-name="ce27">
            <text:p>2,118</text:p>
          </table:table-cell>
          <table:table-cell office:value-type="float" office:value="2365.1467465843602" table:style-name="ce27">
            <text:p>2,365</text:p>
          </table:table-cell>
          <table:table-cell office:value-type="float" office:value="2353.2742015419763" table:style-name="ce27">
            <text:p>2,353</text:p>
          </table:table-cell>
          <table:table-cell office:value-type="float" office:value="2577.6572652748728" table:style-name="ce27">
            <text:p>2,578</text:p>
          </table:table-cell>
          <table:table-cell office:value-type="float" office:value="2641.7319480829765" table:style-name="ce27">
            <text:p>2,642</text:p>
          </table:table-cell>
          <table:table-cell office:value-type="float" office:value="2322.6667885916045" table:style-name="ce27">
            <text:p>2,323</text:p>
          </table:table-cell>
          <table:table-cell office:value-type="float" office:value="2112.6840118801447" table:style-name="ce27">
            <text:p>2,113</text:p>
          </table:table-cell>
          <table:table-cell office:value-type="float" office:value="2473.1044421065712" table:style-name="ce27">
            <text:p>2,473</text:p>
          </table:table-cell>
          <table:table-cell office:value-type="float" office:value="2743.2164837380374" table:style-name="ce27">
            <text:p>2,743</text:p>
          </table:table-cell>
          <table:table-cell office:value-type="float" office:value="2069.6075573707494" table:style-name="ce27">
            <text:p>2,070</text:p>
          </table:table-cell>
          <table:table-cell office:value-type="float" office:value="1732.9256554289154" table:style-name="ce27">
            <text:p>1,733</text:p>
          </table:table-cell>
          <table:table-cell office:value-type="float" office:value="1620.9075316307124" table:style-name="ce27">
            <text:p>1,621</text:p>
          </table:table-cell>
          <table:table-cell office:value-type="float" office:value="1601.0437480889398" table:style-name="ce27">
            <text:p>1,601</text:p>
          </table:table-cell>
          <table:table-cell office:value-type="float" office:value="1344.4484268730998" table:style-name="ce27">
            <text:p>1,344</text:p>
          </table:table-cell>
          <table:table-cell office:value-type="float" office:value="1534.7123020110955" table:style-name="ce27">
            <text:p>1,535</text:p>
          </table:table-cell>
          <table:table-cell office:value-type="float" office:value="1491.2519194413649" table:style-name="ce27">
            <text:p>1,491</text:p>
          </table:table-cell>
          <table:table-cell office:value-type="float" office:value="1707.321399105572" table:style-name="ce27">
            <text:p>1,707</text:p>
          </table:table-cell>
          <table:table-cell office:value-type="float" office:value="1434.4105573018519" table:style-name="ce27">
            <text:p>1,434</text:p>
          </table:table-cell>
          <table:table-cell office:value-type="float" office:value="1506.8622742139703" table:style-name="ce27">
            <text:p>1,507</text:p>
          </table:table-cell>
          <table:table-cell office:value-type="float" office:value="1948.666061133599" table:style-name="ce27">
            <text:p>1,949</text:p>
          </table:table-cell>
          <table:table-cell office:value-type="float" office:value="3147.1109288502867" table:style-name="ce27">
            <text:p>3,147</text:p>
          </table:table-cell>
          <table:table-cell office:value-type="float" office:value="2338.3524333276396" table:style-name="ce27">
            <text:p>2,338</text:p>
          </table:table-cell>
          <table:table-cell office:value-type="float" office:value="2267.0924825152547" table:style-name="ce27">
            <text:p>2,267</text:p>
          </table:table-cell>
          <table:table-cell office:value-type="float" office:value="3230.0897595892393" table:style-name="ce27">
            <text:p>3,230</text:p>
          </table:table-cell>
          <table:table-cell office:value-type="float" office:value="3200.7881130070255" table:style-name="ce27">
            <text:p>3,201</text:p>
          </table:table-cell>
          <table:table-cell office:value-type="float" office:value="3364.9143582042807" table:style-name="ce27">
            <text:p>3,365</text:p>
          </table:table-cell>
          <table:table-cell office:value-type="float" office:value="3438.6454655729858" table:style-name="ce27">
            <text:p>3,439</text:p>
          </table:table-cell>
          <table:table-cell office:value-type="float" office:value="2852.4669368293689" table:style-name="ce27">
            <text:p>2,852</text:p>
          </table:table-cell>
          <table:table-cell office:value-type="float" office:value="2492.5500414926646" table:style-name="ce27">
            <text:p>2,493</text:p>
          </table:table-cell>
          <table:table-cell office:value-type="float" office:value="3089.9754644884083" table:style-name="ce27">
            <text:p>3,090</text:p>
          </table:table-cell>
          <table:table-cell office:value-type="float" office:value="3257.9187680373543" table:style-name="ce27">
            <text:p>3,258</text:p>
          </table:table-cell>
          <table:table-cell office:value-type="float" office:value="3628.831890142249" table:style-name="ce27">
            <text:p>3,629</text:p>
          </table:table-cell>
          <table:table-cell office:value-type="float" office:value="2759.1663896794325" table:style-name="ce27">
            <text:p>2,759</text:p>
          </table:table-cell>
          <table:table-cell table:style-name="ce23"/>
          <table:table-cell table:style-name="ce24"/>
          <table:table-cell table:style-name="ce25"/>
          <table:table-cell table:number-columns-repeated="16329" table:style-name="ce1"/>
        </table:table-row>
        <table:table-row table:style-name="ro3">
          <table:table-cell office:value-type="string" table:style-name="ce17">
            <text:p>Supply and use</text:p>
          </table:table-cell>
          <table:table-cell table:number-columns-repeated="3" table:style-name="ce18"/>
          <table:table-cell table:number-columns-repeated="36" table:style-name="ce22"/>
          <table:table-cell table:number-columns-repeated="12" table:style-name="ce28"/>
          <table:table-cell table:number-columns-repeated="2" table:style-name="ce23"/>
          <table:table-cell table:style-name="ce25"/>
          <table:table-cell table:number-columns-repeated="16329"/>
        </table:table-row>
        <table:table-row table:style-name="ro3">
          <table:table-cell table:style-name="ce17"/>
          <table:table-cell office:value-type="string" table:style-name="ce18">
            <text:p>Production</text:p>
          </table:table-cell>
          <table:table-cell table:number-columns-repeated="2" table:style-name="ce18"/>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26590" table:style-name="ce22">
            <text:p>26,590</text:p>
          </table:table-cell>
          <table:table-cell office:value-type="float" office:value="22471" table:style-name="ce22">
            <text:p>22,471</text:p>
          </table:table-cell>
          <table:table-cell office:value-type="float" office:value="24475" table:style-name="ce22">
            <text:p>24,475</text:p>
          </table:table-cell>
          <table:table-cell office:value-type="float" office:value="21680" table:style-name="ce22">
            <text:p>21,680</text:p>
          </table:table-cell>
          <table:table-cell office:value-type="float" office:value="21110" table:style-name="ce22">
            <text:p>21,110</text:p>
          </table:table-cell>
          <table:table-cell office:value-type="float" office:value="22725" table:style-name="ce22">
            <text:p>22,725</text:p>
          </table:table-cell>
          <table:table-cell office:value-type="float" office:value="22582" table:style-name="ce22">
            <text:p>22,582</text:p>
          </table:table-cell>
          <table:table-cell office:value-type="float" office:value="22635" table:style-name="ce22">
            <text:p>22,635</text:p>
          </table:table-cell>
          <table:table-cell office:value-type="float" office:value="22060" table:style-name="ce22">
            <text:p>22,060</text:p>
          </table:table-cell>
          <table:table-cell office:value-type="float" office:value="19500" table:style-name="ce22">
            <text:p>19,500</text:p>
          </table:table-cell>
          <table:table-cell office:value-type="float" office:value="19960" table:style-name="ce22">
            <text:p>19,960</text:p>
          </table:table-cell>
          <table:table-cell office:value-type="float" office:value="21870" table:style-name="ce22">
            <text:p>21,870</text:p>
          </table:table-cell>
          <table:table-cell office:value-type="float" office:value="24590" table:style-name="ce22">
            <text:p>24,590</text:p>
          </table:table-cell>
          <table:table-cell office:value-type="float" office:value="23534" table:style-name="ce22">
            <text:p>23,534</text:p>
          </table:table-cell>
          <table:table-cell office:value-type="float" office:value="22767" table:style-name="ce22">
            <text:p>22,767</text:p>
          </table:table-cell>
          <table:table-cell office:value-type="float" office:value="22125" table:style-name="ce22">
            <text:p>22,125</text:p>
          </table:table-cell>
          <table:table-cell office:value-type="float" office:value="23989" table:style-name="ce22">
            <text:p>23,989</text:p>
          </table:table-cell>
          <table:table-cell office:value-type="float" office:value="18959" table:style-name="ce22">
            <text:p>18,959</text:p>
          </table:table-cell>
          <table:table-cell office:value-type="float" office:value="22965" table:style-name="ce22">
            <text:p>22,965</text:p>
          </table:table-cell>
          <table:table-cell office:value-type="float" office:value="21511" table:style-name="ce22">
            <text:p>21,511</text:p>
          </table:table-cell>
          <table:table-cell office:value-type="float" office:value="22029" table:style-name="ce22">
            <text:p>22,029</text:p>
          </table:table-cell>
          <table:table-cell office:value-type="float" office:value="21001" table:style-name="ce22">
            <text:p>21,001</text:p>
          </table:table-cell>
          <table:table-cell office:value-type="float" office:value="20838" table:style-name="ce22">
            <text:p>20,838</text:p>
          </table:table-cell>
          <table:table-cell office:value-type="float" office:value="19130.135999999999" table:style-name="ce22">
            <text:p>19,130</text:p>
          </table:table-cell>
          <table:table-cell office:value-type="float" office:value="24282.859" table:style-name="ce22">
            <text:p>24,283</text:p>
          </table:table-cell>
          <table:table-cell office:value-type="float" office:value="21618.282999999999" table:style-name="ce22">
            <text:p>21,618</text:p>
          </table:table-cell>
          <table:table-cell office:value-type="float" office:value="20946.166000000001" table:style-name="ce22">
            <text:p>20,946</text:p>
          </table:table-cell>
          <table:table-cell office:value-type="float" office:value="21484.312000000002" table:style-name="ce22">
            <text:p>21,484</text:p>
          </table:table-cell>
          <table:table-cell office:value-type="float" office:value="19515.199000000001" table:style-name="ce22">
            <text:p>19,515</text:p>
          </table:table-cell>
          <table:table-cell office:value-type="float" office:value="20083.402000000002" table:style-name="ce22">
            <text:p>20,083</text:p>
          </table:table-cell>
          <table:table-cell office:value-type="float" office:value="24468.005000000001" table:style-name="ce22">
            <text:p>24,468</text:p>
          </table:table-cell>
          <table:table-cell office:value-type="float" office:value="24734" table:style-name="ce22">
            <text:p>24,734</text:p>
          </table:table-cell>
          <table:table-cell office:value-type="float" office:value="21964.131000000001" table:style-name="ce22">
            <text:p>21,964</text:p>
          </table:table-cell>
          <table:table-cell office:value-type="float" office:value="23000.065999999999" table:style-name="ce22">
            <text:p>23,000</text:p>
          </table:table-cell>
          <table:table-cell office:value-type="float" office:value="21084.646000000001" table:style-name="ce22">
            <text:p>21,085</text:p>
          </table:table-cell>
          <table:table-cell office:value-type="float" office:value="25517.303" table:style-name="ce22">
            <text:p>25,517</text:p>
          </table:table-cell>
          <table:table-cell office:value-type="float" office:value="18961.988000000001" table:style-name="ce22">
            <text:p>18,962</text:p>
          </table:table-cell>
          <table:table-cell table:style-name="ce23"/>
          <table:table-cell table:number-columns-repeated="4" table:style-name="ce25"/>
          <table:table-cell table:number-columns-repeated="16327"/>
        </table:table-row>
        <table:table-row table:style-name="ro3">
          <table:table-cell table:style-name="ce18"/>
          <table:table-cell office:value-type="string" table:style-name="ce18">
            <text:p>Imports from:</text:p>
          </table:table-cell>
          <table:table-cell table:style-name="ce18"/>
          <table:table-cell office:value-type="string" table:style-name="ce18">
            <text:p>The EU</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1439" table:style-name="ce22">
            <text:p>1,439</text:p>
          </table:table-cell>
          <table:table-cell office:value-type="float" office:value="1966" table:style-name="ce22">
            <text:p>1,966</text:p>
          </table:table-cell>
          <table:table-cell office:value-type="float" office:value="2577" table:style-name="ce22">
            <text:p>2,577</text:p>
          </table:table-cell>
          <table:table-cell office:value-type="float" office:value="2702" table:style-name="ce22">
            <text:p>2,702</text:p>
          </table:table-cell>
          <table:table-cell office:value-type="float" office:value="2639" table:style-name="ce22">
            <text:p>2,639</text:p>
          </table:table-cell>
          <table:table-cell office:value-type="float" office:value="2089" table:style-name="ce22">
            <text:p>2,089</text:p>
          </table:table-cell>
          <table:table-cell office:value-type="float" office:value="2208" table:style-name="ce22">
            <text:p>2,208</text:p>
          </table:table-cell>
          <table:table-cell office:value-type="float" office:value="1876" table:style-name="ce22">
            <text:p>1,876</text:p>
          </table:table-cell>
          <table:table-cell office:value-type="float" office:value="2659" table:style-name="ce22">
            <text:p>2,659</text:p>
          </table:table-cell>
          <table:table-cell office:value-type="float" office:value="2808" table:style-name="ce22">
            <text:p>2,808</text:p>
          </table:table-cell>
          <table:table-cell office:value-type="float" office:value="2441.9" table:style-name="ce22">
            <text:p>2,442</text:p>
          </table:table-cell>
          <table:table-cell office:value-type="float" office:value="2130" table:style-name="ce22">
            <text:p>2,130</text:p>
          </table:table-cell>
          <table:table-cell office:value-type="float" office:value="1654" table:style-name="ce22">
            <text:p>1,654</text:p>
          </table:table-cell>
          <table:table-cell office:value-type="float" office:value="2005" table:style-name="ce22">
            <text:p>2,005</text:p>
          </table:table-cell>
          <table:table-cell office:value-type="float" office:value="2018" table:style-name="ce22">
            <text:p>2,018</text:p>
          </table:table-cell>
          <table:table-cell office:value-type="float" office:value="1678" table:style-name="ce22">
            <text:p>1,678</text:p>
          </table:table-cell>
          <table:table-cell office:value-type="float" office:value="1842.0458646616542" table:style-name="ce22">
            <text:p>1,842</text:p>
          </table:table-cell>
          <table:table-cell office:value-type="float" office:value="2149.9576375404531" table:style-name="ce22">
            <text:p>2,150</text:p>
          </table:table-cell>
          <table:table-cell office:value-type="float" office:value="2218.3036789297657" table:style-name="ce22">
            <text:p>2,218</text:p>
          </table:table-cell>
          <table:table-cell office:value-type="float" office:value="2004.4767832167831" table:style-name="ce22">
            <text:p>2,004</text:p>
          </table:table-cell>
          <table:table-cell office:value-type="float" office:value="1790.0716523101019" table:style-name="ce22">
            <text:p>1,790</text:p>
          </table:table-cell>
          <table:table-cell office:value-type="float" office:value="2128.5875748502995" table:style-name="ce22">
            <text:p>2,129</text:p>
          </table:table-cell>
          <table:table-cell office:value-type="float" office:value="1860.9825530035337" table:style-name="ce22">
            <text:p>1,861</text:p>
          </table:table-cell>
          <table:table-cell office:value-type="float" office:value="1660.7371794871797" table:style-name="ce22">
            <text:p>1,661</text:p>
          </table:table-cell>
          <table:table-cell office:value-type="float" office:value="1537.0484448633365" table:style-name="ce22">
            <text:p>1,537</text:p>
          </table:table-cell>
          <table:table-cell office:value-type="float" office:value="1677.1472222222221" table:style-name="ce22">
            <text:p>1,677</text:p>
          </table:table-cell>
          <table:table-cell office:value-type="float" office:value="1531" table:style-name="ce22">
            <text:p>1,531</text:p>
          </table:table-cell>
          <table:table-cell office:value-type="float" office:value="1313" table:style-name="ce22">
            <text:p>1,313</text:p>
          </table:table-cell>
          <table:table-cell office:value-type="float" office:value="2479" table:style-name="ce22">
            <text:p>2,479</text:p>
          </table:table-cell>
          <table:table-cell office:value-type="float" office:value="4076" table:style-name="ce22">
            <text:p>4,076</text:p>
          </table:table-cell>
          <table:table-cell office:value-type="float" office:value="2728" table:style-name="ce22">
            <text:p>2,728</text:p>
          </table:table-cell>
          <table:table-cell office:value-type="float" office:value="2770.0309999999999" table:style-name="ce22">
            <text:p>2,770</text:p>
          </table:table-cell>
          <table:table-cell office:value-type="float" office:value="2216" table:style-name="ce22">
            <text:p>2,216</text:p>
          </table:table-cell>
          <table:table-cell office:value-type="float" office:value="2487.2759999999998" table:style-name="ce22">
            <text:p>2,487</text:p>
          </table:table-cell>
          <table:table-cell office:value-type="float" office:value="3350" table:style-name="ce22">
            <text:p>3,350</text:p>
          </table:table-cell>
          <table:table-cell office:value-type="float" office:value="1752" table:style-name="ce22">
            <text:p>1,752</text:p>
          </table:table-cell>
          <table:table-cell office:value-type="float" office:value="2724" table:style-name="ce22">
            <text:p>2,724</text:p>
          </table:table-cell>
          <table:table-cell table:style-name="ce23"/>
          <table:table-cell table:number-columns-repeated="4" table:style-name="ce25"/>
          <table:table-cell table:number-columns-repeated="16327"/>
        </table:table-row>
        <table:table-row table:style-name="ro3">
          <table:table-cell table:style-name="ce18"/>
          <table:table-cell table:style-name="ce29"/>
          <table:table-cell table:style-name="ce18"/>
          <table:table-cell office:value-type="string" table:style-name="ce18">
            <text:p>The rest of the world</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1305" table:style-name="ce22">
            <text:p>1,305</text:p>
          </table:table-cell>
          <table:table-cell office:value-type="float" office:value="1319" table:style-name="ce22">
            <text:p>1,319</text:p>
          </table:table-cell>
          <table:table-cell office:value-type="float" office:value="913" table:style-name="ce22">
            <text:p>913</text:p>
          </table:table-cell>
          <table:table-cell office:value-type="float" office:value="783" table:style-name="ce22">
            <text:p>783</text:p>
          </table:table-cell>
          <table:table-cell office:value-type="float" office:value="702" table:style-name="ce22">
            <text:p>702</text:p>
          </table:table-cell>
          <table:table-cell office:value-type="float" office:value="503" table:style-name="ce22">
            <text:p>503</text:p>
          </table:table-cell>
          <table:table-cell office:value-type="float" office:value="589" table:style-name="ce22">
            <text:p>589</text:p>
          </table:table-cell>
          <table:table-cell office:value-type="float" office:value="602" table:style-name="ce22">
            <text:p>602</text:p>
          </table:table-cell>
          <table:table-cell office:value-type="float" office:value="563" table:style-name="ce22">
            <text:p>563</text:p>
          </table:table-cell>
          <table:table-cell office:value-type="float" office:value="396" table:style-name="ce22">
            <text:p>396</text:p>
          </table:table-cell>
          <table:table-cell office:value-type="float" office:value="487.79618598053082" table:style-name="ce22">
            <text:p>488</text:p>
          </table:table-cell>
          <table:table-cell office:value-type="float" office:value="537.4" table:style-name="ce22">
            <text:p>537</text:p>
          </table:table-cell>
          <table:table-cell office:value-type="float" office:value="563" table:style-name="ce22">
            <text:p>563</text:p>
          </table:table-cell>
          <table:table-cell office:value-type="float" office:value="795" table:style-name="ce22">
            <text:p>795</text:p>
          </table:table-cell>
          <table:table-cell office:value-type="float" office:value="739" table:style-name="ce22">
            <text:p>739</text:p>
          </table:table-cell>
          <table:table-cell office:value-type="float" office:value="926" table:style-name="ce22">
            <text:p>926</text:p>
          </table:table-cell>
          <table:table-cell office:value-type="float" office:value="962.25413533834592" table:style-name="ce22">
            <text:p>962</text:p>
          </table:table-cell>
          <table:table-cell office:value-type="float" office:value="835.89236245954703" table:style-name="ce22">
            <text:p>836</text:p>
          </table:table-cell>
          <table:table-cell office:value-type="float" office:value="792.69632107023403" table:style-name="ce22">
            <text:p>793</text:p>
          </table:table-cell>
          <table:table-cell office:value-type="float" office:value="594.17321678321696" table:style-name="ce22">
            <text:p>594</text:p>
          </table:table-cell>
          <table:table-cell office:value-type="float" office:value="607.42834768989815" table:style-name="ce22">
            <text:p>607</text:p>
          </table:table-cell>
          <table:table-cell office:value-type="float" office:value="539.41242514970054" table:style-name="ce22">
            <text:p>539</text:p>
          </table:table-cell>
          <table:table-cell office:value-type="float" office:value="655.26744699646633" table:style-name="ce22">
            <text:p>655</text:p>
          </table:table-cell>
          <table:table-cell office:value-type="float" office:value="1102.7628205128203" table:style-name="ce22">
            <text:p>1,103</text:p>
          </table:table-cell>
          <table:table-cell office:value-type="float" office:value="1057.1015551366636" table:style-name="ce22">
            <text:p>1,057</text:p>
          </table:table-cell>
          <table:table-cell office:value-type="float" office:value="814.35277777777787" table:style-name="ce22">
            <text:p>814</text:p>
          </table:table-cell>
          <table:table-cell office:value-type="float" office:value="677" table:style-name="ce22">
            <text:p>677</text:p>
          </table:table-cell>
          <table:table-cell office:value-type="float" office:value="687" table:style-name="ce22">
            <text:p>687</text:p>
          </table:table-cell>
          <table:table-cell office:value-type="float" office:value="825" table:style-name="ce22">
            <text:p>825</text:p>
          </table:table-cell>
          <table:table-cell office:value-type="float" office:value="1217" table:style-name="ce22">
            <text:p>1,217</text:p>
          </table:table-cell>
          <table:table-cell office:value-type="float" office:value="1440" table:style-name="ce22">
            <text:p>1,440</text:p>
          </table:table-cell>
          <table:table-cell office:value-type="float" office:value="1032.153" table:style-name="ce22">
            <text:p>1,032</text:p>
          </table:table-cell>
          <table:table-cell office:value-type="float" office:value="1164" table:style-name="ce22">
            <text:p>1,164</text:p>
          </table:table-cell>
          <table:table-cell office:value-type="float" office:value="1708" table:style-name="ce22">
            <text:p>1,708</text:p>
          </table:table-cell>
          <table:table-cell office:value-type="float" office:value="1908" table:style-name="ce22">
            <text:p>1,908</text:p>
          </table:table-cell>
          <table:table-cell office:value-type="float" office:value="2404" table:style-name="ce22">
            <text:p>2,404</text:p>
          </table:table-cell>
          <table:table-cell office:value-type="float" office:value="2129" table:style-name="ce22">
            <text:p>2,129</text:p>
          </table:table-cell>
          <table:table-cell table:style-name="ce23"/>
          <table:table-cell table:number-columns-repeated="4" table:style-name="ce25"/>
          <table:table-cell table:number-columns-repeated="16327"/>
        </table:table-row>
        <table:table-row table:style-name="ro3">
          <table:table-cell table:style-name="ce18"/>
          <table:table-cell office:value-type="string" table:style-name="ce18">
            <text:p>Exports to:<text:s text:c="4"/></text:p>
          </table:table-cell>
          <table:table-cell table:style-name="ce18"/>
          <table:table-cell office:value-type="string" table:style-name="ce18">
            <text:p>The EU<text:s/></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2893" table:style-name="ce22">
            <text:p>2,893</text:p>
          </table:table-cell>
          <table:table-cell office:value-type="float" office:value="2231" table:style-name="ce22">
            <text:p>2,231</text:p>
          </table:table-cell>
          <table:table-cell office:value-type="float" office:value="5280" table:style-name="ce22">
            <text:p>5,280</text:p>
          </table:table-cell>
          <table:table-cell office:value-type="float" office:value="2687" table:style-name="ce22">
            <text:p>2,687</text:p>
          </table:table-cell>
          <table:table-cell office:value-type="float" office:value="1828" table:style-name="ce22">
            <text:p>1,828</text:p>
          </table:table-cell>
          <table:table-cell office:value-type="float" office:value="1779" table:style-name="ce22">
            <text:p>1,779</text:p>
          </table:table-cell>
          <table:table-cell office:value-type="float" office:value="2803" table:style-name="ce22">
            <text:p>2,803</text:p>
          </table:table-cell>
          <table:table-cell office:value-type="float" office:value="4369" table:style-name="ce22">
            <text:p>4,369</text:p>
          </table:table-cell>
          <table:table-cell office:value-type="float" office:value="3916" table:style-name="ce22">
            <text:p>3,916</text:p>
          </table:table-cell>
          <table:table-cell office:value-type="float" office:value="2647" table:style-name="ce22">
            <text:p>2,647</text:p>
          </table:table-cell>
          <table:table-cell office:value-type="float" office:value="3099.2" table:style-name="ce22">
            <text:p>3,099</text:p>
          </table:table-cell>
          <table:table-cell office:value-type="float" office:value="4023.4" table:style-name="ce22">
            <text:p>4,023</text:p>
          </table:table-cell>
          <table:table-cell office:value-type="float" office:value="4675" table:style-name="ce22">
            <text:p>4,675</text:p>
          </table:table-cell>
          <table:table-cell office:value-type="float" office:value="4112" table:style-name="ce22">
            <text:p>4,112</text:p>
          </table:table-cell>
          <table:table-cell office:value-type="float" office:value="4479" table:style-name="ce22">
            <text:p>4,479</text:p>
          </table:table-cell>
          <table:table-cell office:value-type="float" office:value="3130" table:style-name="ce22">
            <text:p>3,130</text:p>
          </table:table-cell>
          <table:table-cell office:value-type="float" office:value="3836" table:style-name="ce22">
            <text:p>3,836</text:p>
          </table:table-cell>
          <table:table-cell office:value-type="float" office:value="1862" table:style-name="ce22">
            <text:p>1,862</text:p>
          </table:table-cell>
          <table:table-cell office:value-type="float" office:value="2479" table:style-name="ce22">
            <text:p>2,479</text:p>
          </table:table-cell>
          <table:table-cell office:value-type="float" office:value="4240" table:style-name="ce22">
            <text:p>4,240</text:p>
          </table:table-cell>
          <table:table-cell office:value-type="float" office:value="2934" table:style-name="ce22">
            <text:p>2,934</text:p>
          </table:table-cell>
          <table:table-cell office:value-type="float" office:value="3097" table:style-name="ce22">
            <text:p>3,097</text:p>
          </table:table-cell>
          <table:table-cell office:value-type="float" office:value="2680" table:style-name="ce22">
            <text:p>2,680</text:p>
          </table:table-cell>
          <table:table-cell office:value-type="float" office:value="2362" table:style-name="ce22">
            <text:p>2,362</text:p>
          </table:table-cell>
          <table:table-cell office:value-type="float" office:value="3016.2000000000003" table:style-name="ce22">
            <text:p>3,016</text:p>
          </table:table-cell>
          <table:table-cell office:value-type="float" office:value="3274" table:style-name="ce22">
            <text:p>3,274</text:p>
          </table:table-cell>
          <table:table-cell office:value-type="float" office:value="3945" table:style-name="ce22">
            <text:p>3,945</text:p>
          </table:table-cell>
          <table:table-cell office:value-type="float" office:value="2908" table:style-name="ce22">
            <text:p>2,908</text:p>
          </table:table-cell>
          <table:table-cell office:value-type="float" office:value="1827" table:style-name="ce22">
            <text:p>1,827</text:p>
          </table:table-cell>
          <table:table-cell office:value-type="float" office:value="1046" table:style-name="ce22">
            <text:p>1,046</text:p>
          </table:table-cell>
          <table:table-cell office:value-type="float" office:value="1797" table:style-name="ce22">
            <text:p>1,797</text:p>
          </table:table-cell>
          <table:table-cell office:value-type="float" office:value="2815.8919999999998" table:style-name="ce22">
            <text:p>2,816</text:p>
          </table:table-cell>
          <table:table-cell office:value-type="float" office:value="3637.84" table:style-name="ce22">
            <text:p>3,638</text:p>
          </table:table-cell>
          <table:table-cell office:value-type="float" office:value="1820.952" table:style-name="ce22">
            <text:p>1,821</text:p>
          </table:table-cell>
          <table:table-cell office:value-type="float" office:value="1343" table:style-name="ce22">
            <text:p>1,343</text:p>
          </table:table-cell>
          <table:table-cell office:value-type="float" office:value="2793" table:style-name="ce22">
            <text:p>2,793</text:p>
          </table:table-cell>
          <table:table-cell office:value-type="float" office:value="1702" table:style-name="ce22">
            <text:p>1,702</text:p>
          </table:table-cell>
          <table:table-cell table:style-name="ce23"/>
          <table:table-cell table:number-columns-repeated="4" table:style-name="ce25"/>
          <table:table-cell table:number-columns-repeated="16327"/>
        </table:table-row>
        <table:table-row table:style-name="ro3">
          <table:table-cell table:style-name="ce18"/>
          <table:table-cell table:style-name="ce29"/>
          <table:table-cell table:style-name="ce18"/>
          <table:table-cell office:value-type="string" table:style-name="ce18">
            <text:p>The rest of the world</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3200" table:style-name="ce22">
            <text:p>3,200</text:p>
          </table:table-cell>
          <table:table-cell office:value-type="float" office:value="2679" table:style-name="ce22">
            <text:p>2,679</text:p>
          </table:table-cell>
          <table:table-cell office:value-type="float" office:value="2834" table:style-name="ce22">
            <text:p>2,834</text:p>
          </table:table-cell>
          <table:table-cell office:value-type="float" office:value="4555" table:style-name="ce22">
            <text:p>4,555</text:p>
          </table:table-cell>
          <table:table-cell office:value-type="float" office:value="2922" table:style-name="ce22">
            <text:p>2,922</text:p>
          </table:table-cell>
          <table:table-cell office:value-type="float" office:value="4783" table:style-name="ce22">
            <text:p>4,783</text:p>
          </table:table-cell>
          <table:table-cell office:value-type="float" office:value="3884" table:style-name="ce22">
            <text:p>3,884</text:p>
          </table:table-cell>
          <table:table-cell office:value-type="float" office:value="1692" table:style-name="ce22">
            <text:p>1,692</text:p>
          </table:table-cell>
          <table:table-cell office:value-type="float" office:value="1954" table:style-name="ce22">
            <text:p>1,954</text:p>
          </table:table-cell>
          <table:table-cell office:value-type="float" office:value="2062" table:style-name="ce22">
            <text:p>2,062</text:p>
          </table:table-cell>
          <table:table-cell office:value-type="float" office:value="1781.6697750087937" table:style-name="ce22">
            <text:p>1,782</text:p>
          </table:table-cell>
          <table:table-cell office:value-type="float" office:value="1128.0590959878077" table:style-name="ce22">
            <text:p>1,128</text:p>
          </table:table-cell>
          <table:table-cell office:value-type="float" office:value="1061" table:style-name="ce22">
            <text:p>1,061</text:p>
          </table:table-cell>
          <table:table-cell office:value-type="float" office:value="1365" table:style-name="ce22">
            <text:p>1,365</text:p>
          </table:table-cell>
          <table:table-cell office:value-type="float" office:value="1330" table:style-name="ce22">
            <text:p>1,330</text:p>
          </table:table-cell>
          <table:table-cell office:value-type="float" office:value="1270" table:style-name="ce22">
            <text:p>1,270</text:p>
          </table:table-cell>
          <table:table-cell office:value-type="float" office:value="1793.01532438802" table:style-name="ce22">
            <text:p>1,793</text:p>
          </table:table-cell>
          <table:table-cell office:value-type="float" office:value="571" table:style-name="ce22">
            <text:p>571</text:p>
          </table:table-cell>
          <table:table-cell office:value-type="float" office:value="254" table:style-name="ce22">
            <text:p>254</text:p>
          </table:table-cell>
          <table:table-cell office:value-type="float" office:value="827" table:style-name="ce22">
            <text:p>827</text:p>
          </table:table-cell>
          <table:table-cell office:value-type="float" office:value="80" table:style-name="ce22">
            <text:p>80</text:p>
          </table:table-cell>
          <table:table-cell office:value-type="float" office:value="208" table:style-name="ce22">
            <text:p>208</text:p>
          </table:table-cell>
          <table:table-cell office:value-type="float" office:value="65" table:style-name="ce22">
            <text:p>65</text:p>
          </table:table-cell>
          <table:table-cell office:value-type="float" office:value="78" table:style-name="ce22">
            <text:p>78</text:p>
          </table:table-cell>
          <table:table-cell office:value-type="float" office:value="446" table:style-name="ce22">
            <text:p>446</text:p>
          </table:table-cell>
          <table:table-cell office:value-type="float" office:value="176" table:style-name="ce22">
            <text:p>176</text:p>
          </table:table-cell>
          <table:table-cell office:value-type="float" office:value="518" table:style-name="ce22">
            <text:p>518</text:p>
          </table:table-cell>
          <table:table-cell office:value-type="float" office:value="238" table:style-name="ce22">
            <text:p>238</text:p>
          </table:table-cell>
          <table:table-cell office:value-type="float" office:value="317" table:style-name="ce22">
            <text:p>317</text:p>
          </table:table-cell>
          <table:table-cell office:value-type="float" office:value="420" table:style-name="ce22">
            <text:p>420</text:p>
          </table:table-cell>
          <table:table-cell office:value-type="float" office:value="676" table:style-name="ce22">
            <text:p>676</text:p>
          </table:table-cell>
          <table:table-cell office:value-type="float" office:value="1022.1320000000001" table:style-name="ce22">
            <text:p>1,022</text:p>
          </table:table-cell>
          <table:table-cell office:value-type="float" office:value="1285.403" table:style-name="ce22">
            <text:p>1,285</text:p>
          </table:table-cell>
          <table:table-cell office:value-type="float" office:value="64.926000000000002" table:style-name="ce22">
            <text:p>65</text:p>
          </table:table-cell>
          <table:table-cell office:value-type="float" office:value="82" table:style-name="ce22">
            <text:p>82</text:p>
          </table:table-cell>
          <table:table-cell office:value-type="float" office:value="377" table:style-name="ce22">
            <text:p>377</text:p>
          </table:table-cell>
          <table:table-cell office:value-type="float" office:value="565" table:style-name="ce22">
            <text:p>565</text:p>
          </table:table-cell>
          <table:table-cell table:style-name="ce23"/>
          <table:table-cell table:number-columns-repeated="4" table:style-name="ce25"/>
          <table:table-cell table:number-columns-repeated="16327" table:style-name="ce1"/>
        </table:table-row>
        <table:table-row table:style-name="ro3">
          <table:table-cell table:style-name="ce18"/>
          <table:table-cell office:value-type="string" table:style-name="ce18">
            <text:p>Total new supply</text:p>
          </table:table-cell>
          <table:table-cell table:number-columns-repeated="2" table:style-name="ce18"/>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23241" table:style-name="ce22">
            <text:p>23,241</text:p>
          </table:table-cell>
          <table:table-cell office:value-type="float" office:value="20846" table:style-name="ce22">
            <text:p>20,846</text:p>
          </table:table-cell>
          <table:table-cell office:value-type="float" office:value="19851" table:style-name="ce22">
            <text:p>19,851</text:p>
          </table:table-cell>
          <table:table-cell office:value-type="float" office:value="17923" table:style-name="ce22">
            <text:p>17,923</text:p>
          </table:table-cell>
          <table:table-cell office:value-type="float" office:value="19701" table:style-name="ce22">
            <text:p>19,701</text:p>
          </table:table-cell>
          <table:table-cell office:value-type="float" office:value="18755" table:style-name="ce22">
            <text:p>18,755</text:p>
          </table:table-cell>
          <table:table-cell office:value-type="float" office:value="18692" table:style-name="ce22">
            <text:p>18,692</text:p>
          </table:table-cell>
          <table:table-cell office:value-type="float" office:value="19052" table:style-name="ce22">
            <text:p>19,052</text:p>
          </table:table-cell>
          <table:table-cell office:value-type="float" office:value="19412" table:style-name="ce22">
            <text:p>19,412</text:p>
          </table:table-cell>
          <table:table-cell office:value-type="float" office:value="17995" table:style-name="ce22">
            <text:p>17,995</text:p>
          </table:table-cell>
          <table:table-cell office:value-type="float" office:value="18008.826410971735" table:style-name="ce22">
            <text:p>18,009</text:p>
          </table:table-cell>
          <table:table-cell office:value-type="float" office:value="19385.940904012194" table:style-name="ce22">
            <text:p>19,386</text:p>
          </table:table-cell>
          <table:table-cell office:value-type="float" office:value="21071" table:style-name="ce22">
            <text:p>21,071</text:p>
          </table:table-cell>
          <table:table-cell office:value-type="float" office:value="20857" table:style-name="ce22">
            <text:p>20,857</text:p>
          </table:table-cell>
          <table:table-cell office:value-type="float" office:value="19715" table:style-name="ce22">
            <text:p>19,715</text:p>
          </table:table-cell>
          <table:table-cell office:value-type="float" office:value="20329" table:style-name="ce22">
            <text:p>20,329</text:p>
          </table:table-cell>
          <table:table-cell office:value-type="float" office:value="21164.28467561198" table:style-name="ce22">
            <text:p>21,164</text:p>
          </table:table-cell>
          <table:table-cell office:value-type="float" office:value="19511.850000000002" table:style-name="ce22">
            <text:p>19,512</text:p>
          </table:table-cell>
          <table:table-cell office:value-type="float" office:value="23243" table:style-name="ce22">
            <text:p>23,243</text:p>
          </table:table-cell>
          <table:table-cell office:value-type="float" office:value="19042.649999999998" table:style-name="ce22">
            <text:p>19,043</text:p>
          </table:table-cell>
          <table:table-cell office:value-type="float" office:value="21412.5" table:style-name="ce22">
            <text:p>21,413</text:p>
          </table:table-cell>
          <table:table-cell office:value-type="float" office:value="20364" table:style-name="ce22">
            <text:p>20,364</text:p>
          </table:table-cell>
          <table:table-cell office:value-type="float" office:value="20609.25" table:style-name="ce22">
            <text:p>20,609</text:p>
          </table:table-cell>
          <table:table-cell office:value-type="float" office:value="19453.635999999999" table:style-name="ce22">
            <text:p>19,454</text:p>
          </table:table-cell>
          <table:table-cell office:value-type="float" office:value="23414.808999999997" table:style-name="ce22">
            <text:p>23,415</text:p>
          </table:table-cell>
          <table:table-cell office:value-type="float" office:value="20659.782999999999" table:style-name="ce22">
            <text:p>20,660</text:p>
          </table:table-cell>
          <table:table-cell office:value-type="float" office:value="18691.166000000001" table:style-name="ce22">
            <text:p>18,691</text:p>
          </table:table-cell>
          <table:table-cell office:value-type="float" office:value="20338.312000000002" table:style-name="ce22">
            <text:p>20,338</text:p>
          </table:table-cell>
          <table:table-cell office:value-type="float" office:value="20675.199000000001" table:style-name="ce22">
            <text:p>20,675</text:p>
          </table:table-cell>
          <table:table-cell office:value-type="float" office:value="23910.402000000002" table:style-name="ce22">
            <text:p>23,910</text:p>
          </table:table-cell>
          <table:table-cell office:value-type="float" office:value="26163.005000000001" table:style-name="ce22">
            <text:p>26,163</text:p>
          </table:table-cell>
          <table:table-cell office:value-type="float" office:value="24698.159999999996" table:style-name="ce22">
            <text:p>24,698</text:p>
          </table:table-cell>
          <table:table-cell office:value-type="float" office:value="20420.888000000003" table:style-name="ce22">
            <text:p>20,421</text:p>
          </table:table-cell>
          <table:table-cell office:value-type="float" office:value="25309.463999999996" table:style-name="ce22">
            <text:p>25,309</text:p>
          </table:table-cell>
          <table:table-cell office:value-type="float" office:value="24917.646000000001" table:style-name="ce22">
            <text:p>24,918</text:p>
          </table:table-cell>
          <table:table-cell office:value-type="float" office:value="26503.303" table:style-name="ce22">
            <text:p>26,503</text:p>
          </table:table-cell>
          <table:table-cell office:value-type="float" office:value="21547.988000000001" table:style-name="ce22">
            <text:p>21,548</text:p>
          </table:table-cell>
          <table:table-cell table:style-name="ce23"/>
          <table:table-cell table:number-columns-repeated="4" table:style-name="ce25"/>
          <table:table-cell table:number-columns-repeated="16327"/>
        </table:table-row>
        <table:table-row table:style-name="ro3">
          <table:table-cell table:style-name="ce18"/>
          <table:table-cell office:value-type="string" table:style-name="ce18">
            <text:p>Change in farm and other stocks<text:s/></text:p>
          </table:table-cell>
          <table:table-cell table:number-columns-repeated="2" table:style-name="ce18"/>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3305" table:style-name="ce22">
            <text:p>3,305</text:p>
          </table:table-cell>
          <table:table-cell office:value-type="float" office:value="1102" table:style-name="ce22">
            <text:p>1,102</text:p>
          </table:table-cell>
          <table:table-cell office:value-type="float" office:value="-425" table:style-name="ce22">
            <text:p>-425</text:p>
          </table:table-cell>
          <table:table-cell office:value-type="float" office:value="-2493" table:style-name="ce22">
            <text:p>-2,493</text:p>
          </table:table-cell>
          <table:table-cell office:value-type="float" office:value="-632" table:style-name="ce22">
            <text:p>-632</text:p>
          </table:table-cell>
          <table:table-cell office:value-type="float" office:value="-1112" table:style-name="ce22">
            <text:p>-1,112</text:p>
          </table:table-cell>
          <table:table-cell office:value-type="float" office:value="-818" table:style-name="ce22">
            <text:p>-818</text:p>
          </table:table-cell>
          <table:table-cell office:value-type="float" office:value="43" table:style-name="ce22">
            <text:p>43</text:p>
          </table:table-cell>
          <table:table-cell office:value-type="float" office:value="584" table:style-name="ce22">
            <text:p>584</text:p>
          </table:table-cell>
          <table:table-cell office:value-type="float" office:value="-172" table:style-name="ce22">
            <text:p>-172</text:p>
          </table:table-cell>
          <table:table-cell office:value-type="float" office:value="-1323.1777241772697" table:style-name="ce22">
            <text:p>-1,323</text:p>
          </table:table-cell>
          <table:table-cell office:value-type="float" office:value="-209.20287688868575" table:style-name="ce22">
            <text:p>-209</text:p>
          </table:table-cell>
          <table:table-cell office:value-type="float" office:value="1044" table:style-name="ce22">
            <text:p>1,044</text:p>
          </table:table-cell>
          <table:table-cell office:value-type="float" office:value="589" table:style-name="ce22">
            <text:p>589</text:p>
          </table:table-cell>
          <table:table-cell office:value-type="float" office:value="-708" table:style-name="ce22">
            <text:p>-708</text:p>
          </table:table-cell>
          <table:table-cell office:value-type="float" office:value="-71" table:style-name="ce22">
            <text:p>-71</text:p>
          </table:table-cell>
          <table:table-cell office:value-type="float" office:value="453.53678000000031" table:style-name="ce22">
            <text:p>454</text:p>
          </table:table-cell>
          <table:table-cell office:value-type="float" office:value="-1792.3600947700013" table:style-name="ce22">
            <text:p>-1,792</text:p>
          </table:table-cell>
          <table:table-cell office:value-type="float" office:value="2071.7603934599997" table:style-name="ce22">
            <text:p>2,072</text:p>
          </table:table-cell>
          <table:table-cell office:value-type="float" office:value="-2036.4721120599993" table:style-name="ce22">
            <text:p>-2,036</text:p>
          </table:table-cell>
          <table:table-cell office:value-type="float" office:value="435.00021700000207" table:style-name="ce22">
            <text:p>435</text:p>
          </table:table-cell>
          <table:table-cell office:value-type="float" office:value="-307.7550607424979" table:style-name="ce22">
            <text:p>-308</text:p>
          </table:table-cell>
          <table:table-cell office:value-type="float" office:value="24.633474013797127" table:style-name="ce22">
            <text:p>25</text:p>
          </table:table-cell>
          <table:table-cell office:value-type="float" office:value="-988.23111101000188" table:style-name="ce22">
            <text:p>-988</text:p>
          </table:table-cell>
          <table:table-cell office:value-type="float" office:value="2910.2963404899992" table:style-name="ce22">
            <text:p>2,910</text:p>
          </table:table-cell>
          <table:table-cell office:value-type="float" office:value="83.908435000001361" table:style-name="ce22">
            <text:p>84</text:p>
          </table:table-cell>
          <table:table-cell office:value-type="float" office:value="-1658.802684999996" table:style-name="ce22">
            <text:p>-1,659</text:p>
          </table:table-cell>
          <table:table-cell office:value-type="float" office:value="308.18909802111546" table:style-name="ce22">
            <text:p>308</text:p>
          </table:table-cell>
          <table:table-cell office:value-type="float" office:value="-1301.2657010000012" table:style-name="ce22">
            <text:p>-1,301</text:p>
          </table:table-cell>
          <table:table-cell office:value-type="float" office:value="1013.9927910000001" table:style-name="ce22">
            <text:p>1,014</text:p>
          </table:table-cell>
          <table:table-cell office:value-type="float" office:value="2785.5821230000038" table:style-name="ce22">
            <text:p>2,786</text:p>
          </table:table-cell>
          <table:table-cell office:value-type="float" office:value="1511.8915550000008" table:style-name="ce22">
            <text:p>1,512</text:p>
          </table:table-cell>
          <table:table-cell office:value-type="float" office:value="-3101.2830730000019" table:style-name="ce22">
            <text:p>-3,101</text:p>
          </table:table-cell>
          <table:table-cell office:value-type="float" office:value="629.45217299999899" table:style-name="ce22">
            <text:p>629</text:p>
          </table:table-cell>
          <table:table-cell office:value-type="float" office:value="53.496060999999827" table:style-name="ce22">
            <text:p>53</text:p>
          </table:table-cell>
          <table:table-cell office:value-type="float" office:value="2436.4289200000026" table:style-name="ce22">
            <text:p>2,436</text:p>
          </table:table-cell>
          <table:table-cell office:value-type="float" office:value="-2667.0315126050018" table:style-name="ce22">
            <text:p>-2,667</text:p>
          </table:table-cell>
          <table:table-cell table:style-name="ce23"/>
          <table:table-cell table:number-columns-repeated="4" table:style-name="ce25"/>
          <table:table-cell table:number-columns-repeated="16327" table:style-name="ce1"/>
        </table:table-row>
        <table:table-row table:style-name="ro3">
          <table:table-cell table:style-name="ce18"/>
          <table:table-cell office:value-type="string" table:style-name="ce18">
            <text:p>Total domestic uses</text:p>
          </table:table-cell>
          <table:table-cell table:number-columns-repeated="2" table:style-name="ce18"/>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19936" table:style-name="ce22">
            <text:p>19,936</text:p>
          </table:table-cell>
          <table:table-cell office:value-type="float" office:value="19744" table:style-name="ce22">
            <text:p>19,744</text:p>
          </table:table-cell>
          <table:table-cell office:value-type="float" office:value="20276" table:style-name="ce22">
            <text:p>20,276</text:p>
          </table:table-cell>
          <table:table-cell office:value-type="float" office:value="20416" table:style-name="ce22">
            <text:p>20,416</text:p>
          </table:table-cell>
          <table:table-cell office:value-type="float" office:value="20333" table:style-name="ce22">
            <text:p>20,333</text:p>
          </table:table-cell>
          <table:table-cell office:value-type="float" office:value="19867" table:style-name="ce22">
            <text:p>19,867</text:p>
          </table:table-cell>
          <table:table-cell office:value-type="float" office:value="19510" table:style-name="ce22">
            <text:p>19,510</text:p>
          </table:table-cell>
          <table:table-cell office:value-type="float" office:value="19009" table:style-name="ce22">
            <text:p>19,009</text:p>
          </table:table-cell>
          <table:table-cell office:value-type="float" office:value="18828" table:style-name="ce22">
            <text:p>18,828</text:p>
          </table:table-cell>
          <table:table-cell office:value-type="float" office:value="18167" table:style-name="ce22">
            <text:p>18,167</text:p>
          </table:table-cell>
          <table:table-cell office:value-type="float" office:value="19332.004135149004" table:style-name="ce22">
            <text:p>19,332</text:p>
          </table:table-cell>
          <table:table-cell office:value-type="float" office:value="19595.143780900878" table:style-name="ce22">
            <text:p>19,595</text:p>
          </table:table-cell>
          <table:table-cell office:value-type="float" office:value="20028" table:style-name="ce22">
            <text:p>20,028</text:p>
          </table:table-cell>
          <table:table-cell office:value-type="float" office:value="20268" table:style-name="ce22">
            <text:p>20,268</text:p>
          </table:table-cell>
          <table:table-cell office:value-type="float" office:value="20423" table:style-name="ce22">
            <text:p>20,423</text:p>
          </table:table-cell>
          <table:table-cell office:value-type="float" office:value="20400" table:style-name="ce22">
            <text:p>20,400</text:p>
          </table:table-cell>
          <table:table-cell office:value-type="float" office:value="20710.747895611981" table:style-name="ce22">
            <text:p>20,711</text:p>
          </table:table-cell>
          <table:table-cell office:value-type="float" office:value="21304.210094770002" table:style-name="ce22">
            <text:p>21,304</text:p>
          </table:table-cell>
          <table:table-cell office:value-type="float" office:value="21171.239606539999" table:style-name="ce22">
            <text:p>21,171</text:p>
          </table:table-cell>
          <table:table-cell office:value-type="float" office:value="21079.122112059998" table:style-name="ce22">
            <text:p>21,079</text:p>
          </table:table-cell>
          <table:table-cell office:value-type="float" office:value="20977.499782999999" table:style-name="ce22">
            <text:p>20,977</text:p>
          </table:table-cell>
          <table:table-cell office:value-type="float" office:value="20671.755060742496" table:style-name="ce22">
            <text:p>20,672</text:p>
          </table:table-cell>
          <table:table-cell office:value-type="float" office:value="20584.616525986203" table:style-name="ce22">
            <text:p>20,585</text:p>
          </table:table-cell>
          <table:table-cell office:value-type="float" office:value="20441.86711101" table:style-name="ce22">
            <text:p>20,442</text:p>
          </table:table-cell>
          <table:table-cell office:value-type="float" office:value="20504.512659509997" table:style-name="ce22">
            <text:p>20,505</text:p>
          </table:table-cell>
          <table:table-cell office:value-type="float" office:value="20575.874564999998" table:style-name="ce22">
            <text:p>20,576</text:p>
          </table:table-cell>
          <table:table-cell office:value-type="float" office:value="20349.968684999996" table:style-name="ce22">
            <text:p>20,350</text:p>
          </table:table-cell>
          <table:table-cell office:value-type="float" office:value="20030.122901978888" table:style-name="ce22">
            <text:p>20,030</text:p>
          </table:table-cell>
          <table:table-cell office:value-type="float" office:value="21976.464701000001" table:style-name="ce22">
            <text:p>21,976</text:p>
          </table:table-cell>
          <table:table-cell office:value-type="float" office:value="22896.409209000001" table:style-name="ce22">
            <text:p>22,896</text:p>
          </table:table-cell>
          <table:table-cell office:value-type="float" office:value="23377.422876999997" table:style-name="ce22">
            <text:p>23,377</text:p>
          </table:table-cell>
          <table:table-cell office:value-type="float" office:value="23186.268444999994" table:style-name="ce22">
            <text:p>23,186</text:p>
          </table:table-cell>
          <table:table-cell office:value-type="float" office:value="23522.171073000005" table:style-name="ce22">
            <text:p>23,522</text:p>
          </table:table-cell>
          <table:table-cell office:value-type="float" office:value="24680.011826999998" table:style-name="ce22">
            <text:p>24,680</text:p>
          </table:table-cell>
          <table:table-cell office:value-type="float" office:value="24864.149939000003" table:style-name="ce22">
            <text:p>24,864</text:p>
          </table:table-cell>
          <table:table-cell office:value-type="float" office:value="24066.874079999998" table:style-name="ce22">
            <text:p>24,067</text:p>
          </table:table-cell>
          <table:table-cell office:value-type="float" office:value="24215.019512605002" table:style-name="ce22">
            <text:p>24,215</text:p>
          </table:table-cell>
          <table:table-cell table:style-name="ce23"/>
          <table:table-cell table:number-columns-repeated="4" table:style-name="ce25"/>
          <table:table-cell table:number-columns-repeated="16327" table:style-name="ce1"/>
        </table:table-row>
        <table:table-row table:style-name="ro3">
          <table:table-cell table:style-name="ce30"/>
          <table:table-cell office:value-type="string" table:style-name="ce26">
            <text:p>Production as % of total new supply for use in UK</text:p>
          </table:table-cell>
          <table:table-cell table:number-columns-repeated="2" table:style-name="ce30"/>
          <table:table-cell office:value-type="string" table:style-name="ce31">
            <text:p>. .</text:p>
          </table:table-cell>
          <table:table-cell office:value-type="string" table:style-name="ce31">
            <text:p>. .</text:p>
          </table:table-cell>
          <table:table-cell office:value-type="string" table:style-name="ce31">
            <text:p>. .</text:p>
          </table:table-cell>
          <table:table-cell office:value-type="string" table:style-name="ce31">
            <text:p>. .</text:p>
          </table:table-cell>
          <table:table-cell office:value-type="string" table:style-name="ce31">
            <text:p>. .</text:p>
          </table:table-cell>
          <table:table-cell office:value-type="string" table:style-name="ce31">
            <text:p>. .</text:p>
          </table:table-cell>
          <table:table-cell office:value-type="string" table:style-name="ce31">
            <text:p>. .</text:p>
          </table:table-cell>
          <table:table-cell office:value-type="string" table:style-name="ce31">
            <text:p>. .</text:p>
          </table:table-cell>
          <table:table-cell office:value-type="string" table:style-name="ce31">
            <text:p>. .</text:p>
          </table:table-cell>
          <table:table-cell office:value-type="string" table:style-name="ce31">
            <text:p>. .</text:p>
          </table:table-cell>
          <table:table-cell office:value-type="string" table:style-name="ce31">
            <text:p>. .</text:p>
          </table:table-cell>
          <table:table-cell office:value-type="float" office:value="1.1440987909298224" table:style-name="ce27">
            <text:p>1</text:p>
          </table:table-cell>
          <table:table-cell office:value-type="float" office:value="1.0779526048162718" table:style-name="ce27">
            <text:p>1</text:p>
          </table:table-cell>
          <table:table-cell office:value-type="float" office:value="1.23293536849529" table:style-name="ce27">
            <text:p>1</text:p>
          </table:table-cell>
          <table:table-cell office:value-type="float" office:value="1.2096189254031133" table:style-name="ce27">
            <text:p>1</text:p>
          </table:table-cell>
          <table:table-cell office:value-type="float" office:value="1.0715192122227297" table:style-name="ce27">
            <text:p>1</text:p>
          </table:table-cell>
          <table:table-cell office:value-type="float" office:value="1.2116768861636897" table:style-name="ce27">
            <text:p>1</text:p>
          </table:table-cell>
          <table:table-cell office:value-type="float" office:value="1.2081104215707255" table:style-name="ce27">
            <text:p>1</text:p>
          </table:table-cell>
          <table:table-cell office:value-type="float" office:value="1.1880642452235985" table:style-name="ce27">
            <text:p>1</text:p>
          </table:table-cell>
          <table:table-cell office:value-type="float" office:value="1.136410467751906" table:style-name="ce27">
            <text:p>1</text:p>
          </table:table-cell>
          <table:table-cell office:value-type="float" office:value="1.0836343428730202" table:style-name="ce27">
            <text:p>1</text:p>
          </table:table-cell>
          <table:table-cell office:value-type="float" office:value="1.1083454048865464" table:style-name="ce27">
            <text:p>1</text:p>
          </table:table-cell>
          <table:table-cell office:value-type="percentage" office:value="1.1281371437315015" table:style-name="ce31">
            <text:p>113%</text:p>
          </table:table-cell>
          <table:table-cell office:value-type="percentage" office:value="1.17" table:style-name="ce31">
            <text:p>117%</text:p>
          </table:table-cell>
          <table:table-cell office:value-type="percentage" office:value="1.1299999999999999" table:style-name="ce31">
            <text:p>113%</text:p>
          </table:table-cell>
          <table:table-cell office:value-type="percentage" office:value="1.1499999999999999" table:style-name="ce31">
            <text:p>115%</text:p>
          </table:table-cell>
          <table:table-cell office:value-type="percentage" office:value="1.0900000000000001" table:style-name="ce31">
            <text:p>109%</text:p>
          </table:table-cell>
          <table:table-cell office:value-type="percentage" office:value="1.1334661373007799" table:style-name="ce31">
            <text:p>113%</text:p>
          </table:table-cell>
          <table:table-cell office:value-type="percentage" office:value="0.97166593634124898" table:style-name="ce31">
            <text:p>97%</text:p>
          </table:table-cell>
          <table:table-cell office:value-type="percentage" office:value="0.98803940971475279" table:style-name="ce31">
            <text:p>99%</text:p>
          </table:table-cell>
          <table:table-cell office:value-type="percentage" office:value="1.1296221901888657" table:style-name="ce31">
            <text:p>113%</text:p>
          </table:table-cell>
          <table:table-cell office:value-type="percentage" office:value="1.0287915936952714" table:style-name="ce31">
            <text:p>103%</text:p>
          </table:table-cell>
          <table:table-cell office:value-type="percentage" office:value="1.0312806914162247" table:style-name="ce31">
            <text:p>103%</text:p>
          </table:table-cell>
          <table:table-cell office:value-type="percentage" office:value="1.0110993849848975" table:style-name="ce31">
            <text:p>101%</text:p>
          </table:table-cell>
          <table:table-cell office:value-type="percentage" office:value="0.98337071794702025" table:style-name="ce31">
            <text:p>98%</text:p>
          </table:table-cell>
          <table:table-cell office:value-type="percentage" office:value="1.03707269190195" table:style-name="ce31">
            <text:p>104%</text:p>
          </table:table-cell>
          <table:table-cell office:value-type="percentage" office:value="1.0463944853631812" table:style-name="ce31">
            <text:p>105%</text:p>
          </table:table-cell>
          <table:table-cell office:value-type="percentage" office:value="1.120645228874432" table:style-name="ce31">
            <text:p>112%</text:p>
          </table:table-cell>
          <table:table-cell office:value-type="percentage" office:value="1.0563468590707037" table:style-name="ce31">
            <text:p>106%</text:p>
          </table:table-cell>
          <table:table-cell office:value-type="percentage" office:value="0.94389413132129951" table:style-name="ce31">
            <text:p>94%</text:p>
          </table:table-cell>
          <table:table-cell office:value-type="percentage" office:value="0.83994413812030433" table:style-name="ce31">
            <text:p>84%</text:p>
          </table:table-cell>
          <table:table-cell office:value-type="percentage" office:value="0.93521386400377171" table:style-name="ce31">
            <text:p>94%</text:p>
          </table:table-cell>
          <table:table-cell office:value-type="percentage" office:value="1.0014511202453948" table:style-name="ce31">
            <text:p>100%</text:p>
          </table:table-cell>
          <table:table-cell office:value-type="percentage" office:value="1.0755717870838917" table:style-name="ce31">
            <text:p>108%</text:p>
          </table:table-cell>
          <table:table-cell office:value-type="percentage" office:value="0.90875357929350076" table:style-name="ce31">
            <text:p>91%</text:p>
          </table:table-cell>
          <table:table-cell office:value-type="percentage" office:value="0.84617327013956289" table:style-name="ce31">
            <text:p>85%</text:p>
          </table:table-cell>
          <table:table-cell office:value-type="percentage" office:value="0.96279708985706425" table:style-name="ce31">
            <text:p>96%</text:p>
          </table:table-cell>
          <table:table-cell office:value-type="percentage" office:value="0.87998879524157891" table:style-name="ce31">
            <text:p>88%</text:p>
          </table:table-cell>
          <table:table-cell table:number-columns-repeated="5" table:style-name="ce23"/>
          <table:table-cell table:number-columns-repeated="16327" table:style-name="ce24"/>
        </table:table-row>
        <table:table-row table:style-name="ro3">
          <table:table-cell table:number-columns-repeated="4" table:style-name="ce24"/>
          <table:table-cell table:number-columns-repeated="29" table:style-name="ce2"/>
          <table:table-cell table:style-name="ce10"/>
          <table:table-cell table:style-name="ce2"/>
          <table:table-cell table:number-columns-repeated="4" table:style-name="ce10"/>
          <table:table-cell table:style-name="ce2"/>
          <table:table-cell table:number-columns-repeated="3" table:style-name="ce10"/>
          <table:table-cell table:number-columns-repeated="10" table:style-name="ce2"/>
          <table:table-cell table:style-name="ce32"/>
          <table:table-cell table:number-columns-repeated="16330" table:style-name="ce2"/>
        </table:table-row>
        <table:table-row table:style-name="ro3">
          <table:table-cell office:value-type="string" table:style-name="ce2">
            <text:p>- means 'nil' or 'negligible' (less than half the last digit shown).</text:p>
          </table:table-cell>
          <table:table-cell table:number-columns-repeated="32" table:style-name="ce2"/>
          <table:table-cell table:number-columns-repeated="2" table:style-name="ce10"/>
          <table:table-cell table:number-columns-repeated="10" table:style-name="ce2"/>
          <table:table-cell table:style-name="ce10"/>
          <table:table-cell table:number-columns-repeated="7" table:style-name="ce2"/>
          <table:table-cell table:style-name="ce32"/>
          <table:table-cell table:number-columns-repeated="16330" table:style-name="ce2"/>
        </table:table-row>
        <table:table-row table:style-name="ro3">
          <table:table-cell office:value-type="string" table:style-name="ce2">
            <text:p>. . means 'not available' or 'not applicable'.</text:p>
          </table:table-cell>
          <table:table-cell table:number-columns-repeated="32" table:style-name="ce2"/>
          <table:table-cell table:number-columns-repeated="2" table:style-name="ce10"/>
          <table:table-cell table:number-columns-repeated="18" table:style-name="ce2"/>
          <table:table-cell table:style-name="ce32"/>
          <table:table-cell table:number-columns-repeated="16330" table:style-name="ce2"/>
        </table:table-row>
        <table:table-row table:style-name="ro3">
          <table:table-cell office:value-type="string" table:style-name="ce33">
            <text:p>(a) All cereal production estimates have been standardised to 14.5% moisture content</text:p>
          </table:table-cell>
          <table:table-cell table:number-columns-repeated="52" table:style-name="ce2"/>
          <table:table-cell table:style-name="ce32"/>
          <table:table-cell table:number-columns-repeated="16330" table:style-name="ce2"/>
        </table:table-row>
        <table:table-row table:style-name="ro3">
          <table:table-cell office:value-type="string" table:style-name="ce33">
            <text:p>(b) Includes arable area payments, but excludes set-aside payments and farm saved seed. Taxes, where applicable, are deducted.</text:p>
          </table:table-cell>
          <table:table-cell table:number-columns-repeated="52" table:style-name="ce2"/>
          <table:table-cell table:style-name="ce32"/>
          <table:table-cell table:number-columns-repeated="16330" table:style-name="ce2"/>
        </table:table-row>
        <table:table-row table:style-name="ro3">
          <table:table-cell table:style-name="ce33"/>
          <table:table-cell table:number-columns-repeated="52" table:style-name="ce2"/>
          <table:table-cell table:style-name="ce32"/>
          <table:table-cell table:number-columns-repeated="16330" table:style-name="ce2"/>
        </table:table-row>
        <table:table-row table:style-name="ro3">
          <table:table-cell office:value-type="string" table:style-name="ce34">
            <text:p>Data Revisions</text:p>
          </table:table-cell>
          <table:table-cell table:number-columns-repeated="52" table:style-name="ce2"/>
          <table:table-cell table:style-name="ce32"/>
          <table:table-cell table:number-columns-repeated="16330" table:style-name="ce2"/>
        </table:table-row>
        <table:table-row table:style-name="ro3">
          <table:table-cell office:value-type="string" table:style-name="ce2">
            <text:p>There have been revisions to the estimates of wheat back to 2019, barley and oats back to 2018 due to changes in stocks data and methodology.</text:p>
          </table:table-cell>
          <table:table-cell table:number-columns-repeated="52" table:style-name="ce2"/>
          <table:table-cell table:style-name="ce32"/>
          <table:table-cell table:number-columns-repeated="16330"/>
        </table:table-row>
        <table:table-row table:style-name="ro3">
          <table:table-cell table:number-columns-repeated="53" table:style-name="ce2"/>
          <table:table-cell table:style-name="ce32"/>
          <table:table-cell table:number-columns-repeated="16330"/>
        </table:table-row>
        <table:table-row table:style-name="ro3">
          <table:table-cell office:value-type="string" table:style-name="ce2">
            <text:p>© Crown copyright, 2021</text:p>
          </table:table-cell>
          <table:table-cell table:number-columns-repeated="44" table:style-name="ce2"/>
          <table:table-cell table:number-columns-repeated="3" table:style-name="ce35"/>
          <table:table-cell table:number-columns-repeated="5" table:style-name="ce2"/>
          <table:table-cell table:style-name="ce32"/>
          <table:table-cell table:number-columns-repeated="16330"/>
        </table:table-row>
        <table:table-row table:style-name="ro3">
          <table:table-cell table:number-columns-repeated="53" table:style-name="ce2"/>
          <table:table-cell table:style-name="ce32"/>
          <table:table-cell table:number-columns-repeated="16330"/>
        </table:table-row>
        <table:table-row table:style-name="ro3">
          <table:table-cell table:number-columns-repeated="53" table:style-name="ce2"/>
          <table:table-cell table:style-name="ce24"/>
          <table:table-cell table:number-columns-repeated="16330"/>
        </table:table-row>
        <table:table-row table:number-rows-repeated="11" table:style-name="ro3">
          <table:table-cell table:number-columns-repeated="16384" table:style-name="ce2"/>
        </table:table-row>
        <table:table-row table:number-rows-repeated="32" table:style-name="ro3">
          <table:table-cell table:number-columns-repeated="16384"/>
        </table:table-row>
        <table:table-row table:number-rows-repeated="2" table:style-name="ro3">
          <table:table-cell table:number-columns-repeated="16384" table:style-name="ce2"/>
        </table:table-row>
        <table:table-row table:style-name="ro3">
          <table:table-cell table:style-name="ce34"/>
          <table:table-cell table:number-columns-repeated="16383" table:style-name="ce2"/>
        </table:table-row>
        <table:table-row table:number-rows-repeated="9" table:style-name="ro3">
          <table:table-cell table:number-columns-repeated="16384" table:style-name="ce2"/>
        </table:table-row>
        <table:table-row table:style-name="ro3">
          <table:table-cell table:style-name="ce34"/>
          <table:table-cell table:number-columns-repeated="25" table:style-name="ce2"/>
          <table:table-cell table:number-columns-repeated="3" table:style-name="ce25"/>
          <table:table-cell table:number-columns-repeated="16355"/>
        </table:table-row>
        <table:table-row table:number-rows-repeated="2" table:style-name="ro3">
          <table:table-cell table:number-columns-repeated="16384" table:style-name="ce2"/>
        </table:table-row>
        <table:table-row table:number-rows-repeated="2" table:style-name="ro3">
          <table:table-cell table:number-columns-repeated="26" table:style-name="ce2"/>
          <table:table-cell table:number-columns-repeated="3" table:style-name="ce25"/>
          <table:table-cell table:number-columns-repeated="16355"/>
        </table:table-row>
        <table:table-row table:style-name="ro3">
          <table:table-cell table:number-columns-repeated="16384" table:style-name="ce2"/>
        </table:table-row>
        <table:table-row table:style-name="ro3">
          <table:table-cell table:number-columns-repeated="26" table:style-name="ce2"/>
          <table:table-cell table:number-columns-repeated="3" table:style-name="ce25"/>
          <table:table-cell table:number-columns-repeated="16355"/>
        </table:table-row>
        <table:table-row table:style-name="ro3">
          <table:table-cell table:number-columns-repeated="16384" table:style-name="ce2"/>
        </table:table-row>
        <table:table-row table:style-name="ro3">
          <table:table-cell office:value-type="string" table:style-name="ce2">
            <text:p>© Crown copyright, 2021</text:p>
          </table:table-cell>
          <table:table-cell table:number-columns-repeated="16383" table:style-name="ce2"/>
        </table:table-row>
        <table:table-row table:style-name="ro3">
          <table:table-cell table:number-columns-repeated="26" table:style-name="ce2"/>
          <table:table-cell table:number-columns-repeated="3" table:style-name="ce25"/>
          <table:table-cell table:number-columns-repeated="16355"/>
        </table:table-row>
        <table:table-row table:style-name="ro3">
          <table:table-cell table:number-columns-repeated="16384" table:style-name="ce2"/>
        </table:table-row>
        <table:table-row table:style-name="ro3">
          <table:table-cell table:number-columns-repeated="26" table:style-name="ce2"/>
          <table:table-cell table:number-columns-repeated="3" table:style-name="ce25"/>
          <table:table-cell table:number-columns-repeated="16355"/>
        </table:table-row>
        <table:table-row table:number-rows-repeated="4" table:style-name="ro3">
          <table:table-cell table:number-columns-repeated="16384" table:style-name="ce2"/>
        </table:table-row>
        <table:table-row table:style-name="ro3">
          <table:table-cell table:style-name="ce34"/>
          <table:table-cell table:number-columns-repeated="25" table:style-name="ce2"/>
          <table:table-cell table:number-columns-repeated="3" table:style-name="ce25"/>
          <table:table-cell table:number-columns-repeated="16355"/>
        </table:table-row>
        <table:table-row table:style-name="ro3">
          <table:table-cell table:number-columns-repeated="16384" table:style-name="ce2"/>
        </table:table-row>
        <table:table-row table:style-name="ro3">
          <table:table-cell table:number-columns-repeated="27" table:style-name="ce2"/>
          <table:table-cell table:style-name="ce25"/>
          <table:table-cell table:number-columns-repeated="16356" table:style-name="ce2"/>
        </table:table-row>
        <table:table-row table:style-name="ro3">
          <table:table-cell table:number-columns-repeated="16384" table:style-name="ce2"/>
        </table:table-row>
        <table:table-row table:number-rows-repeated="2" table:style-name="ro3">
          <table:table-cell table:number-columns-repeated="26"/>
          <table:table-cell table:number-columns-repeated="16358" table:style-name="ce2"/>
        </table:table-row>
        <table:table-row table:number-rows-repeated="2" table:style-name="ro3">
          <table:table-cell table:number-columns-repeated="26"/>
          <table:table-cell table:number-columns-repeated="3" table:style-name="ce25"/>
          <table:table-cell table:number-columns-repeated="16355"/>
        </table:table-row>
        <table:table-row table:number-rows-repeated="2" table:style-name="ro3">
          <table:table-cell table:number-columns-repeated="26"/>
          <table:table-cell table:number-columns-repeated="16358" table:style-name="ce2"/>
        </table:table-row>
        <table:table-row table:style-name="ro3">
          <table:table-cell table:number-columns-repeated="26"/>
          <table:table-cell table:number-columns-repeated="3" table:style-name="ce25"/>
          <table:table-cell table:number-columns-repeated="16355"/>
        </table:table-row>
        <table:table-row table:number-rows-repeated="4" table:style-name="ro3">
          <table:table-cell table:number-columns-repeated="26"/>
          <table:table-cell table:number-columns-repeated="16358" table:style-name="ce2"/>
        </table:table-row>
        <table:table-row table:number-rows-repeated="3" table:style-name="ro3">
          <table:table-cell table:number-columns-repeated="26"/>
          <table:table-cell table:number-columns-repeated="3" table:style-name="ce25"/>
          <table:table-cell table:number-columns-repeated="16355"/>
        </table:table-row>
        <table:table-row table:style-name="ro3">
          <table:table-cell table:number-columns-repeated="26"/>
          <table:table-cell table:number-columns-repeated="16358" table:style-name="ce2"/>
        </table:table-row>
        <table:table-row table:style-name="ro3">
          <table:table-cell table:number-columns-repeated="26"/>
          <table:table-cell table:style-name="ce25"/>
          <table:table-cell table:number-columns-repeated="16357" table:style-name="ce2"/>
        </table:table-row>
        <table:table-row table:number-rows-repeated="16" table:style-name="ro3">
          <table:table-cell table:number-columns-repeated="16384"/>
        </table:table-row>
        <table:table-row table:number-rows-repeated="12" table:style-name="ro3">
          <table:table-cell table:number-columns-repeated="16384" table:style-name="ce2"/>
        </table:table-row>
        <table:table-row table:style-name="ro3">
          <table:table-cell table:style-name="ce34"/>
          <table:table-cell table:number-columns-repeated="16383"/>
        </table:table-row>
        <table:table-row table:number-rows-repeated="9" table:style-name="ro3">
          <table:table-cell table:number-columns-repeated="16384" table:style-name="ce2"/>
        </table:table-row>
        <table:table-row table:style-name="ro3">
          <table:table-cell table:style-name="ce34"/>
          <table:table-cell table:number-columns-repeated="25" table:style-name="ce2"/>
          <table:table-cell table:number-columns-repeated="3" table:style-name="ce25"/>
          <table:table-cell table:number-columns-repeated="16355"/>
        </table:table-row>
        <table:table-row table:number-rows-repeated="2" table:style-name="ro3">
          <table:table-cell table:number-columns-repeated="16384" table:style-name="ce2"/>
        </table:table-row>
        <table:table-row table:number-rows-repeated="2" table:style-name="ro3">
          <table:table-cell table:number-columns-repeated="26" table:style-name="ce2"/>
          <table:table-cell table:number-columns-repeated="3" table:style-name="ce25"/>
          <table:table-cell table:number-columns-repeated="16355"/>
        </table:table-row>
        <table:table-row table:style-name="ro3">
          <table:table-cell table:number-columns-repeated="16384" table:style-name="ce2"/>
        </table:table-row>
        <table:table-row table:style-name="ro3">
          <table:table-cell table:number-columns-repeated="26" table:style-name="ce2"/>
          <table:table-cell table:number-columns-repeated="3" table:style-name="ce25"/>
          <table:table-cell table:number-columns-repeated="16355"/>
        </table:table-row>
        <table:table-row table:style-name="ro3">
          <table:table-cell table:number-columns-repeated="16384" table:style-name="ce2"/>
        </table:table-row>
        <table:table-row table:style-name="ro3">
          <table:table-cell table:number-columns-repeated="28" table:style-name="ce2"/>
          <table:table-cell table:style-name="ce36"/>
          <table:table-cell table:number-columns-repeated="16355"/>
        </table:table-row>
        <table:table-row table:style-name="ro3">
          <table:table-cell table:number-columns-repeated="26" table:style-name="ce2"/>
          <table:table-cell table:number-columns-repeated="3" table:style-name="ce25"/>
          <table:table-cell table:number-columns-repeated="16355"/>
        </table:table-row>
        <table:table-row table:style-name="ro3">
          <table:table-cell table:number-columns-repeated="16384" table:style-name="ce2"/>
        </table:table-row>
        <table:table-row table:style-name="ro3">
          <table:table-cell table:number-columns-repeated="26" table:style-name="ce2"/>
          <table:table-cell table:number-columns-repeated="3" table:style-name="ce25"/>
          <table:table-cell table:number-columns-repeated="16355"/>
        </table:table-row>
        <table:table-row table:number-rows-repeated="4" table:style-name="ro3">
          <table:table-cell table:number-columns-repeated="16384" table:style-name="ce2"/>
        </table:table-row>
        <table:table-row table:style-name="ro3">
          <table:table-cell table:style-name="ce34"/>
          <table:table-cell table:number-columns-repeated="25" table:style-name="ce2"/>
          <table:table-cell table:number-columns-repeated="3" table:style-name="ce25"/>
          <table:table-cell table:number-columns-repeated="16355"/>
        </table:table-row>
        <table:table-row table:style-name="ro3">
          <table:table-cell table:number-columns-repeated="16384" table:style-name="ce2"/>
        </table:table-row>
        <table:table-row table:style-name="ro3">
          <table:table-cell table:number-columns-repeated="27" table:style-name="ce2"/>
          <table:table-cell table:style-name="ce25"/>
          <table:table-cell table:number-columns-repeated="16356" table:style-name="ce2"/>
        </table:table-row>
        <table:table-row table:number-rows-repeated="3" table:style-name="ro3">
          <table:table-cell table:number-columns-repeated="16384" table:style-name="ce2"/>
        </table:table-row>
        <table:table-row table:number-rows-repeated="2" table:style-name="ro3">
          <table:table-cell table:number-columns-repeated="26" table:style-name="ce2"/>
          <table:table-cell table:number-columns-repeated="3" table:style-name="ce25"/>
          <table:table-cell table:number-columns-repeated="16355"/>
        </table:table-row>
        <table:table-row table:number-rows-repeated="2" table:style-name="ro3">
          <table:table-cell table:number-columns-repeated="16384" table:style-name="ce2"/>
        </table:table-row>
        <table:table-row table:style-name="ro3">
          <table:table-cell table:number-columns-repeated="26"/>
          <table:table-cell table:number-columns-repeated="3" table:style-name="ce25"/>
          <table:table-cell table:number-columns-repeated="16355"/>
        </table:table-row>
        <table:table-row table:number-rows-repeated="4" table:style-name="ro3">
          <table:table-cell table:number-columns-repeated="26"/>
          <table:table-cell table:number-columns-repeated="16358" table:style-name="ce2"/>
        </table:table-row>
        <table:table-row table:number-rows-repeated="3" table:style-name="ro3">
          <table:table-cell table:number-columns-repeated="26"/>
          <table:table-cell table:number-columns-repeated="3" table:style-name="ce25"/>
          <table:table-cell table:number-columns-repeated="16355"/>
        </table:table-row>
        <table:table-row table:style-name="ro3">
          <table:table-cell table:number-columns-repeated="26"/>
          <table:table-cell table:number-columns-repeated="16358" table:style-name="ce2"/>
        </table:table-row>
        <table:table-row table:style-name="ro3">
          <table:table-cell table:number-columns-repeated="26"/>
          <table:table-cell table:style-name="ce25"/>
          <table:table-cell table:number-columns-repeated="16357" table:style-name="ce2"/>
        </table:table-row>
        <table:table-row table:number-rows-repeated="6" table:style-name="ro3">
          <table:table-cell table:number-columns-repeated="26"/>
          <table:table-cell table:number-columns-repeated="16358" table:style-name="ce2"/>
        </table:table-row>
        <table:table-row table:number-rows-repeated="5" table:style-name="ro3">
          <table:table-cell table:number-columns-repeated="16384" table:style-name="ce2"/>
        </table:table-row>
        <table:table-row table:style-name="ro3">
          <table:table-cell table:style-name="ce34"/>
          <table:table-cell table:number-columns-repeated="16383" table:style-name="ce2"/>
        </table:table-row>
        <table:table-row table:number-rows-repeated="9" table:style-name="ro3">
          <table:table-cell table:number-columns-repeated="16384" table:style-name="ce2"/>
        </table:table-row>
        <table:table-row table:style-name="ro3">
          <table:table-cell table:style-name="ce34"/>
          <table:table-cell table:number-columns-repeated="25" table:style-name="ce2"/>
          <table:table-cell table:number-columns-repeated="3" table:style-name="ce25"/>
          <table:table-cell table:number-columns-repeated="16355"/>
        </table:table-row>
        <table:table-row table:style-name="ro3">
          <table:table-cell table:number-columns-repeated="16384" table:style-name="ce2"/>
        </table:table-row>
        <table:table-row table:number-rows-repeated="2" table:style-name="ro3">
          <table:table-cell table:number-columns-repeated="26" table:style-name="ce2"/>
          <table:table-cell table:number-columns-repeated="3" table:style-name="ce25"/>
          <table:table-cell table:number-columns-repeated="16355"/>
        </table:table-row>
        <table:table-row table:number-rows-repeated="5" table:style-name="ro3">
          <table:table-cell table:number-columns-repeated="16384" table:style-name="ce2"/>
        </table:table-row>
        <table:table-row table:style-name="ro3">
          <table:table-cell table:style-name="ce34"/>
          <table:table-cell table:number-columns-repeated="26" table:style-name="ce2"/>
          <table:table-cell table:style-name="ce25"/>
          <table:table-cell table:number-columns-repeated="16356" table:style-name="ce2"/>
        </table:table-row>
        <table:table-row table:number-rows-repeated="3" table:style-name="ro3">
          <table:table-cell table:number-columns-repeated="16384" table:style-name="ce2"/>
        </table:table-row>
        <table:table-row table:style-name="ro3">
          <table:table-cell table:number-columns-repeated="26" table:style-name="ce2"/>
          <table:table-cell table:number-columns-repeated="3" table:style-name="ce25"/>
          <table:table-cell table:number-columns-repeated="16355"/>
        </table:table-row>
        <table:table-row table:number-rows-repeated="3" table:style-name="ro3">
          <table:table-cell table:number-columns-repeated="16384" table:style-name="ce2"/>
        </table:table-row>
        <table:table-row table:style-name="ro3">
          <table:table-cell table:number-columns-repeated="26"/>
          <table:table-cell table:number-columns-repeated="3" table:style-name="ce25"/>
          <table:table-cell table:number-columns-repeated="16355"/>
        </table:table-row>
        <table:table-row table:number-rows-repeated="15" table:style-name="ro3">
          <table:table-cell table:number-columns-repeated="26"/>
          <table:table-cell table:number-columns-repeated="16358" table:style-name="ce2"/>
        </table:table-row>
        <table:table-row table:number-rows-repeated="734" table:style-name="ro3">
          <table:table-cell table:number-columns-repeated="16384"/>
        </table:table-row>
        <table:table-row table:number-rows-repeated="1047586" table:style-name="ro1">
          <table:table-cell table:number-columns-repeated="16384"/>
        </table:table-row>
      </table:table>
      <table:table table:name="Wheat_(Table_7_2)" table:style-name="ta1">
        <table:table-column table:style-name="co1" table:number-columns-repeated="2" table:default-cell-style-name="ce2"/>
        <table:table-column table:style-name="co2" table:default-cell-style-name="ce2"/>
        <table:table-column table:style-name="co15" table:default-cell-style-name="ce2"/>
        <table:table-column table:style-name="co16" table:default-cell-style-name="ce5"/>
        <table:table-column table:style-name="co2" table:number-columns-repeated="20" table:default-cell-style-name="ce5"/>
        <table:table-column table:style-name="co2" table:default-cell-style-name="ce10"/>
        <table:table-column table:style-name="co2" table:number-columns-repeated="26" table:default-cell-style-name="ce2"/>
        <table:table-column table:style-name="co17" table:default-cell-style-name="ce2"/>
        <table:table-column table:style-name="co13" table:default-cell-style-name="ce2"/>
        <table:table-column table:style-name="co14" table:number-columns-repeated="16330" table:default-cell-style-name="ce2"/>
        <table:table-row table:style-name="ro1">
          <table:table-cell office:value-type="string" table:style-name="ce2">
            <text:p>Date of update: 22 July 2021</text:p>
          </table:table-cell>
          <table:table-cell table:style-name="ce2"/>
          <table:table-cell table:style-name="ce3"/>
          <table:table-cell table:style-name="ce4"/>
          <table:table-cell table:number-columns-repeated="16380" table:style-name="ce2"/>
        </table:table-row>
        <table:table-row table:style-name="ro1">
          <table:table-cell office:value-type="string" table:style-name="ce2">
            <text:p>Next update: June 2022</text:p>
          </table:table-cell>
          <table:table-cell table:style-name="ce2"/>
          <table:table-cell table:style-name="ce3"/>
          <table:table-cell table:style-name="ce4"/>
          <table:table-cell table:number-columns-repeated="16380" table:style-name="ce2"/>
        </table:table-row>
        <table:table-row table:style-name="ro1">
          <table:table-cell table:number-columns-repeated="2" table:style-name="ce2"/>
          <table:table-cell table:style-name="ce3"/>
          <table:table-cell table:style-name="ce6"/>
          <table:table-cell table:number-columns-repeated="16380" table:style-name="ce2"/>
        </table:table-row>
        <table:table-row table:style-name="ro2">
          <table:table-cell office:value-type="string" table:style-name="ce7">
            <text:p>Table 7.2 Wheat production, value, supply and use; United Kingdom</text:p>
          </table:table-cell>
          <table:table-cell table:number-columns-repeated="3" table:style-name="ce2"/>
          <table:table-cell table:number-columns-repeated="21" table:style-name="ce5"/>
          <table:table-cell table:style-name="ce10"/>
          <table:table-cell table:number-columns-repeated="16358" table:style-name="ce2"/>
        </table:table-row>
        <table:table-row table:style-name="ro2">
          <table:table-cell table:style-name="ce7"/>
          <table:table-cell table:number-columns-repeated="3" table:style-name="ce2"/>
          <table:table-cell table:number-columns-repeated="21" table:style-name="ce5"/>
          <table:table-cell table:style-name="ce10"/>
          <table:table-cell table:number-columns-repeated="16358" table:style-name="ce2"/>
        </table:table-row>
        <table:table-row table:style-name="ro2">
          <table:table-cell office:value-type="string" table:style-name="ce2">
            <text:p>Enquiries: Allan Howsam on +44 (0) 02 802 66123</text:p>
          </table:table-cell>
          <table:table-cell table:number-columns-repeated="3" table:style-name="ce2"/>
          <table:table-cell table:number-columns-repeated="21" table:style-name="ce5"/>
          <table:table-cell table:style-name="ce10"/>
          <table:table-cell table:number-columns-repeated="9" table:style-name="ce2"/>
          <table:table-cell table:number-columns-repeated="2" table:style-name="ce8"/>
          <table:table-cell table:style-name="ce37"/>
          <table:table-cell table:number-columns-repeated="4" table:style-name="ce9"/>
          <table:table-cell table:style-name="ce8"/>
          <table:table-cell table:number-columns-repeated="2" table:style-name="ce2"/>
          <table:table-cell table:number-columns-repeated="6" table:style-name="ce8"/>
          <table:table-cell office:value-type="string" table:style-name="ce3">
            <text:p>email: Crops-statistics@defra.gov.uk</text:p>
          </table:table-cell>
          <table:table-cell table:number-columns-repeated="16332" table:style-name="ce2"/>
        </table:table-row>
        <table:table-row table:style-name="ro3">
          <table:table-cell table:number-columns-repeated="4" table:style-name="ce2"/>
          <table:table-cell table:number-columns-repeated="21" table:style-name="ce5"/>
          <table:table-cell table:style-name="ce10"/>
          <table:table-cell table:number-columns-repeated="16358" table:style-name="ce2"/>
        </table:table-row>
        <table:table-row table:style-name="ro3">
          <table:table-cell office:value-type="string" table:style-name="ce38">
            <text:p>Thousand tonnes (unless otherwise specified)</text:p>
          </table:table-cell>
          <table:table-cell table:number-columns-repeated="3" table:style-name="ce2"/>
          <table:table-cell table:number-columns-repeated="21" table:style-name="ce5"/>
          <table:table-cell table:style-name="ce10"/>
          <table:table-cell table:number-columns-repeated="5" table:style-name="ce2"/>
          <table:table-cell table:number-columns-repeated="3" table:style-name="ce10"/>
          <table:table-cell table:style-name="ce2"/>
          <table:table-cell table:number-columns-repeated="4" table:style-name="ce10"/>
          <table:table-cell table:style-name="ce2"/>
          <table:table-cell table:style-name="ce10"/>
          <table:table-cell table:style-name="ce2"/>
          <table:table-cell table:style-name="ce10"/>
          <table:table-cell table:number-columns-repeated="2" table:style-name="ce2"/>
          <table:table-cell table:number-columns-repeated="2" table:style-name="ce10"/>
          <table:table-cell table:style-name="ce2"/>
          <table:table-cell table:style-name="ce39"/>
          <table:table-cell table:style-name="ce40"/>
          <table:table-cell table:style-name="ce39"/>
          <table:table-cell office:value-type="string" table:style-name="ce39">
            <text:p>Calendar years</text:p>
          </table:table-cell>
          <table:table-cell table:number-columns-repeated="2" table:style-name="ce11"/>
          <table:table-cell table:number-columns-repeated="16330"/>
        </table:table-row>
        <table:table-row table:style-name="ro3">
          <table:table-cell table:number-columns-repeated="4" table:style-name="ce41"/>
          <table:table-cell office:value-type="float" office:value="1973" table:style-name="ce13">
            <text:p>1973</text:p>
          </table:table-cell>
          <table:table-cell office:value-type="float" office:value="1974" table:style-name="ce13">
            <text:p>1974</text:p>
          </table:table-cell>
          <table:table-cell office:value-type="float" office:value="1975" table:style-name="ce13">
            <text:p>1975</text:p>
          </table:table-cell>
          <table:table-cell office:value-type="float" office:value="1976" table:style-name="ce13">
            <text:p>1976</text:p>
          </table:table-cell>
          <table:table-cell office:value-type="float" office:value="1977" table:style-name="ce13">
            <text:p>1977</text:p>
          </table:table-cell>
          <table:table-cell office:value-type="float" office:value="1978" table:style-name="ce13">
            <text:p>1978</text:p>
          </table:table-cell>
          <table:table-cell office:value-type="float" office:value="1979" table:style-name="ce13">
            <text:p>1979</text:p>
          </table:table-cell>
          <table:table-cell office:value-type="float" office:value="1980" table:style-name="ce13">
            <text:p>1980</text:p>
          </table:table-cell>
          <table:table-cell office:value-type="float" office:value="1981" table:style-name="ce13">
            <text:p>1981</text:p>
          </table:table-cell>
          <table:table-cell office:value-type="float" office:value="1982" table:style-name="ce13">
            <text:p>1982</text:p>
          </table:table-cell>
          <table:table-cell office:value-type="float" office:value="1983" table:style-name="ce13">
            <text:p>1983</text:p>
          </table:table-cell>
          <table:table-cell office:value-type="float" office:value="1984" table:style-name="ce13">
            <text:p>1984</text:p>
          </table:table-cell>
          <table:table-cell office:value-type="float" office:value="1985" table:style-name="ce13">
            <text:p>1985</text:p>
          </table:table-cell>
          <table:table-cell office:value-type="float" office:value="1986" table:style-name="ce13">
            <text:p>1986</text:p>
          </table:table-cell>
          <table:table-cell office:value-type="float" office:value="1987" table:style-name="ce13">
            <text:p>1987</text:p>
          </table:table-cell>
          <table:table-cell office:value-type="float" office:value="1988" table:style-name="ce13">
            <text:p>1988</text:p>
          </table:table-cell>
          <table:table-cell office:value-type="float" office:value="1989" table:style-name="ce13">
            <text:p>1989</text:p>
          </table:table-cell>
          <table:table-cell office:value-type="float" office:value="1990" table:style-name="ce13">
            <text:p>1990</text:p>
          </table:table-cell>
          <table:table-cell office:value-type="float" office:value="1991" table:style-name="ce13">
            <text:p>1991</text:p>
          </table:table-cell>
          <table:table-cell office:value-type="float" office:value="1992" table:style-name="ce13">
            <text:p>1992</text:p>
          </table:table-cell>
          <table:table-cell office:value-type="float" office:value="1993" table:style-name="ce13">
            <text:p>1993</text:p>
          </table:table-cell>
          <table:table-cell office:value-type="float" office:value="1994" table:style-name="ce13">
            <text:p>1994</text:p>
          </table:table-cell>
          <table:table-cell office:value-type="float" office:value="1995" table:style-name="ce13">
            <text:p>1995</text:p>
          </table:table-cell>
          <table:table-cell office:value-type="float" office:value="1996" table:style-name="ce13">
            <text:p>1996</text:p>
          </table:table-cell>
          <table:table-cell office:value-type="float" office:value="1997" table:style-name="ce13">
            <text:p>1997</text:p>
          </table:table-cell>
          <table:table-cell office:value-type="float" office:value="1998" table:style-name="ce13">
            <text:p>1998</text:p>
          </table:table-cell>
          <table:table-cell office:value-type="float" office:value="1999" table:style-name="ce13">
            <text:p>1999</text:p>
          </table:table-cell>
          <table:table-cell office:value-type="float" office:value="2000" table:style-name="ce13">
            <text:p>2000</text:p>
          </table:table-cell>
          <table:table-cell office:value-type="float" office:value="2001" table:style-name="ce13">
            <text:p>2001</text:p>
          </table:table-cell>
          <table:table-cell office:value-type="float" office:value="2002" table:style-name="ce13">
            <text:p>2002</text:p>
          </table:table-cell>
          <table:table-cell office:value-type="float" office:value="2003" table:style-name="ce13">
            <text:p>2003</text:p>
          </table:table-cell>
          <table:table-cell office:value-type="float" office:value="2004" table:style-name="ce13">
            <text:p>2004</text:p>
          </table:table-cell>
          <table:table-cell office:value-type="float" office:value="2005" table:style-name="ce13">
            <text:p>2005</text:p>
          </table:table-cell>
          <table:table-cell office:value-type="float" office:value="2006" table:style-name="ce13">
            <text:p>2006</text:p>
          </table:table-cell>
          <table:table-cell office:value-type="float" office:value="2007" table:style-name="ce13">
            <text:p>2007</text:p>
          </table:table-cell>
          <table:table-cell office:value-type="float" office:value="2008" table:style-name="ce13">
            <text:p>2008</text:p>
          </table:table-cell>
          <table:table-cell office:value-type="float" office:value="2009" table:style-name="ce13">
            <text:p>2009</text:p>
          </table:table-cell>
          <table:table-cell office:value-type="float" office:value="2010" table:style-name="ce13">
            <text:p>2010</text:p>
          </table:table-cell>
          <table:table-cell office:value-type="float" office:value="2011" table:style-name="ce13">
            <text:p>2011</text:p>
          </table:table-cell>
          <table:table-cell office:value-type="float" office:value="2012" table:style-name="ce13">
            <text:p>2012</text:p>
          </table:table-cell>
          <table:table-cell office:value-type="float" office:value="2013" table:style-name="ce13">
            <text:p>2013</text:p>
          </table:table-cell>
          <table:table-cell office:value-type="float" office:value="2014" table:style-name="ce13">
            <text:p>2014</text:p>
          </table:table-cell>
          <table:table-cell office:value-type="float" office:value="2015" table:style-name="ce13">
            <text:p>2015</text:p>
          </table:table-cell>
          <table:table-cell office:value-type="float" office:value="2016" table:style-name="ce13">
            <text:p>2016</text:p>
          </table:table-cell>
          <table:table-cell office:value-type="float" office:value="2017" table:style-name="ce17">
            <text:p>2017</text:p>
          </table:table-cell>
          <table:table-cell office:value-type="float" office:value="2018" table:style-name="ce17">
            <text:p>2018</text:p>
          </table:table-cell>
          <table:table-cell office:value-type="float" office:value="2019" table:style-name="ce17">
            <text:p>2019</text:p>
          </table:table-cell>
          <table:table-cell office:value-type="float" office:value="2020" table:style-name="ce17">
            <text:p>2020</text:p>
          </table:table-cell>
          <table:table-cell table:number-columns-repeated="2" table:style-name="ce11"/>
          <table:table-cell table:number-columns-repeated="16330"/>
        </table:table-row>
        <table:table-row table:style-name="ro3">
          <table:table-cell table:number-columns-repeated="4" table:style-name="ce40"/>
          <table:table-cell table:number-columns-repeated="21" table:style-name="ce42"/>
          <table:table-cell table:style-name="ce43"/>
          <table:table-cell table:number-columns-repeated="5" table:style-name="ce44"/>
          <table:table-cell table:number-columns-repeated="8" table:style-name="ce43"/>
          <table:table-cell table:style-name="ce44"/>
          <table:table-cell table:number-columns-repeated="3" table:style-name="ce43"/>
          <table:table-cell table:style-name="ce44"/>
          <table:table-cell table:number-columns-repeated="7" table:style-name="ce43"/>
          <table:table-cell office:value-type="string" table:style-name="ce16">
            <text:p>(provisional)</text:p>
          </table:table-cell>
          <table:table-cell table:number-columns-repeated="16332" table:style-name="ce2"/>
        </table:table-row>
        <table:table-row table:style-name="ro3">
          <table:table-cell office:value-type="string" table:style-name="ce34">
            <text:p>Production<text:s/></text:p>
          </table:table-cell>
          <table:table-cell table:number-columns-repeated="3" table:style-name="ce2"/>
          <table:table-cell table:number-columns-repeated="21" table:style-name="ce45"/>
          <table:table-cell table:style-name="ce46"/>
          <table:table-cell table:number-columns-repeated="26" table:style-name="ce25"/>
          <table:table-cell table:number-columns-repeated="16332" table:style-name="ce2"/>
        </table:table-row>
        <table:table-row table:style-name="ro3">
          <table:table-cell table:style-name="ce24"/>
          <table:table-cell office:value-type="string" table:style-name="ce24">
            <text:p>Area (thousand hectares)</text:p>
          </table:table-cell>
          <table:table-cell table:number-columns-repeated="2" table:style-name="ce24"/>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939.26" table:style-name="ce22">
            <text:p>1,939</text:p>
          </table:table-cell>
          <table:table-cell office:value-type="float" office:value="1902.2729999999999" table:style-name="ce22">
            <text:p>1,902</text:p>
          </table:table-cell>
          <table:table-cell office:value-type="float" office:value="1997.5" table:style-name="ce22">
            <text:p>1,998</text:p>
          </table:table-cell>
          <table:table-cell office:value-type="float" office:value="1994.0323000000001" table:style-name="ce22">
            <text:p>1,994</text:p>
          </table:table-cell>
          <table:table-cell office:value-type="float" office:value="1885.9168999999999" table:style-name="ce22">
            <text:p>1,886</text:p>
          </table:table-cell>
          <table:table-cell office:value-type="float" office:value="2082.9486000000002" table:style-name="ce22">
            <text:p>2,083</text:p>
          </table:table-cell>
          <table:table-cell office:value-type="float" office:value="2013.5566000000001" table:style-name="ce22">
            <text:p>2,014</text:p>
          </table:table-cell>
          <table:table-cell office:value-type="float" office:value="1980.7137" table:style-name="ce22">
            <text:p>1,981</text:p>
          </table:table-cell>
          <table:table-cell office:value-type="float" office:value="2066.9274999999998" table:style-name="ce22">
            <text:p>2,067</text:p>
          </table:table-cell>
          <table:table-cell office:value-type="float" office:value="1759.2801000000002" table:style-name="ce22">
            <text:p>1,759</text:p>
          </table:table-cell>
          <table:table-cell office:value-type="float" office:value="1811.2574500000001" table:style-name="ce22">
            <text:p>1,811</text:p>
          </table:table-cell>
          <table:table-cell office:value-type="float" office:value="1858.94489" table:style-name="ce22">
            <text:p>1,859</text:p>
          </table:table-cell>
          <table:table-cell office:value-type="float" office:value="1976" table:style-name="ce22">
            <text:p>1,976</text:p>
          </table:table-cell>
          <table:table-cell office:value-type="float" office:value="2036" table:style-name="ce22">
            <text:p>2,036</text:p>
          </table:table-cell>
          <table:table-cell office:value-type="float" office:value="2045" table:style-name="ce22">
            <text:p>2,045</text:p>
          </table:table-cell>
          <table:table-cell office:value-type="float" office:value="1847" table:style-name="ce22">
            <text:p>1,847</text:p>
          </table:table-cell>
          <table:table-cell office:value-type="float" office:value="2086" table:style-name="ce22">
            <text:p>2,086</text:p>
          </table:table-cell>
          <table:table-cell office:value-type="float" office:value="1635" table:style-name="ce22">
            <text:p>1,635</text:p>
          </table:table-cell>
          <table:table-cell office:value-type="float" office:value="1996" table:style-name="ce22">
            <text:p>1,996</text:p>
          </table:table-cell>
          <table:table-cell office:value-type="float" office:value="1837" table:style-name="ce22">
            <text:p>1,837</text:p>
          </table:table-cell>
          <table:table-cell office:value-type="float" office:value="1990" table:style-name="ce22">
            <text:p>1,990</text:p>
          </table:table-cell>
          <table:table-cell office:value-type="float" office:value="1867" table:style-name="ce22">
            <text:p>1,867</text:p>
          </table:table-cell>
          <table:table-cell office:value-type="float" office:value="1836" table:style-name="ce22">
            <text:p>1,836</text:p>
          </table:table-cell>
          <table:table-cell office:value-type="float" office:value="1830" table:style-name="ce22">
            <text:p>1,830</text:p>
          </table:table-cell>
          <table:table-cell office:value-type="float" office:value="2080" table:style-name="ce22">
            <text:p>2,080</text:p>
          </table:table-cell>
          <table:table-cell office:value-type="float" office:value="1775" table:style-name="ce22">
            <text:p>1,775</text:p>
          </table:table-cell>
          <table:table-cell office:value-type="float" office:value="1939" table:style-name="ce22">
            <text:p>1,939</text:p>
          </table:table-cell>
          <table:table-cell office:value-type="float" office:value="1969.3833999999999" table:style-name="ce22">
            <text:p>1,969</text:p>
          </table:table-cell>
          <table:table-cell office:value-type="float" office:value="1992" table:style-name="ce22">
            <text:p>1,992</text:p>
          </table:table-cell>
          <table:table-cell office:value-type="float" office:value="1615" table:style-name="ce22">
            <text:p>1,615</text:p>
          </table:table-cell>
          <table:table-cell office:value-type="float" office:value="1936" table:style-name="ce22">
            <text:p>1,936</text:p>
          </table:table-cell>
          <table:table-cell office:value-type="float" office:value="1832" table:style-name="ce22">
            <text:p>1,832</text:p>
          </table:table-cell>
          <table:table-cell office:value-type="float" office:value="1823" table:style-name="ce22">
            <text:p>1,823</text:p>
          </table:table-cell>
          <table:table-cell office:value-type="float" office:value="1792" table:style-name="ce22">
            <text:p>1,792</text:p>
          </table:table-cell>
          <table:table-cell office:value-type="float" office:value="1748" table:style-name="ce22">
            <text:p>1,748</text:p>
          </table:table-cell>
          <table:table-cell office:value-type="float" office:value="1816" table:style-name="ce22">
            <text:p>1,816</text:p>
          </table:table-cell>
          <table:table-cell office:value-type="float" office:value="1387" table:style-name="ce22">
            <text:p>1,387</text:p>
          </table:table-cell>
          <table:table-cell table:style-name="ce47"/>
          <table:table-cell table:style-name="ce32"/>
          <table:table-cell table:number-columns-repeated="16330" table:style-name="ce24"/>
        </table:table-row>
        <table:table-row table:style-name="ro3">
          <table:table-cell table:style-name="ce2"/>
          <table:table-cell office:value-type="string" table:style-name="ce2">
            <text:p>Yield (tonnes per hectare)</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7.7132514464280186" table:style-name="ce48">
            <text:p>7.7</text:p>
          </table:table-cell>
          <table:table-cell office:value-type="float" office:value="6.3324244206798923" table:style-name="ce48">
            <text:p>6.3</text:p>
          </table:table-cell>
          <table:table-cell office:value-type="float" office:value="6.9642052565707138" table:style-name="ce48">
            <text:p>7.0</text:p>
          </table:table-cell>
          <table:table-cell office:value-type="float" office:value="5.9878668966395381" table:style-name="ce48">
            <text:p>6.0</text:p>
          </table:table-cell>
          <table:table-cell office:value-type="float" office:value="6.2309214154663977" table:style-name="ce48">
            <text:p>6.2</text:p>
          </table:table-cell>
          <table:table-cell office:value-type="float" office:value="6.7370841508042965" table:style-name="ce48">
            <text:p>6.7</text:p>
          </table:table-cell>
          <table:table-cell office:value-type="float" office:value="6.9692602631582341" table:style-name="ce48">
            <text:p>7.0</text:p>
          </table:table-cell>
          <table:table-cell office:value-type="float" office:value="7.2514265943634353" table:style-name="ce48">
            <text:p>7.3</text:p>
          </table:table-cell>
          <table:table-cell office:value-type="float" office:value="6.8193006285900211" table:style-name="ce48">
            <text:p>6.8</text:p>
          </table:table-cell>
          <table:table-cell office:value-type="float" office:value="7.3268605721169688" table:style-name="ce48">
            <text:p>7.3</text:p>
          </table:table-cell>
          <table:table-cell office:value-type="float" office:value="7.3519817570585584" table:style-name="ce48">
            <text:p>7.4</text:p>
          </table:table-cell>
          <table:table-cell office:value-type="float" office:value="7.6991568320618073" table:style-name="ce48">
            <text:p>7.7</text:p>
          </table:table-cell>
          <table:table-cell office:value-type="float" office:value="8.1" table:style-name="ce48">
            <text:p>8.1</text:p>
          </table:table-cell>
          <table:table-cell office:value-type="float" office:value="7.4" table:style-name="ce48">
            <text:p>7.4</text:p>
          </table:table-cell>
          <table:table-cell office:value-type="float" office:value="7.6" table:style-name="ce48">
            <text:p>7.6</text:p>
          </table:table-cell>
          <table:table-cell office:value-type="float" office:value="8.1" table:style-name="ce48">
            <text:p>8.1</text:p>
          </table:table-cell>
          <table:table-cell office:value-type="float" office:value="8.01" table:style-name="ce48">
            <text:p>8.0</text:p>
          </table:table-cell>
          <table:table-cell office:value-type="float" office:value="7.06" table:style-name="ce48">
            <text:p>7.1</text:p>
          </table:table-cell>
          <table:table-cell office:value-type="float" office:value="8.0299999999999994" table:style-name="ce48">
            <text:p>8.0</text:p>
          </table:table-cell>
          <table:table-cell office:value-type="float" office:value="7.76" table:style-name="ce48">
            <text:p>7.8</text:p>
          </table:table-cell>
          <table:table-cell office:value-type="float" office:value="7.77" table:style-name="ce48">
            <text:p>7.8</text:p>
          </table:table-cell>
          <table:table-cell office:value-type="float" office:value="7.96" table:style-name="ce48">
            <text:p>8.0</text:p>
          </table:table-cell>
          <table:table-cell office:value-type="float" office:value="8.0399999999999991" table:style-name="ce48">
            <text:p>8.0</text:p>
          </table:table-cell>
          <table:table-cell office:value-type="float" office:value="7.2245901639344261" table:style-name="ce48">
            <text:p>7.2</text:p>
          </table:table-cell>
          <table:table-cell office:value-type="float" office:value="8.2799999999999994" table:style-name="ce48">
            <text:p>8.3</text:p>
          </table:table-cell>
          <table:table-cell office:value-type="float" office:value="7.9301408450704223" table:style-name="ce48">
            <text:p>7.9</text:p>
          </table:table-cell>
          <table:table-cell office:value-type="float" office:value="7.6730273336771528" table:style-name="ce48">
            <text:p>7.7</text:p>
          </table:table-cell>
          <table:table-cell office:value-type="float" office:value="7.747094852124782" table:style-name="ce48">
            <text:p>7.7</text:p>
          </table:table-cell>
          <table:table-cell office:value-type="float" office:value="6.6571285140562253" table:style-name="ce48">
            <text:p>6.7</text:p>
          </table:table-cell>
          <table:table-cell office:value-type="float" office:value="7.3814241486068113" table:style-name="ce48">
            <text:p>7.4</text:p>
          </table:table-cell>
          <table:table-cell office:value-type="float" office:value="8.5790000000000006" table:style-name="ce48">
            <text:p>8.6</text:p>
          </table:table-cell>
          <table:table-cell office:value-type="float" office:value="8.9700000000000006" table:style-name="ce48">
            <text:p>9.0</text:p>
          </table:table-cell>
          <table:table-cell office:value-type="float" office:value="7.89" table:style-name="ce48">
            <text:p>7.9</text:p>
          </table:table-cell>
          <table:table-cell office:value-type="float" office:value="8.2803395770795145" table:style-name="ce48">
            <text:p>8.3</text:p>
          </table:table-cell>
          <table:table-cell office:value-type="float" office:value="7.76" table:style-name="ce48">
            <text:p>7.8</text:p>
          </table:table-cell>
          <table:table-cell office:value-type="float" office:value="8.9" table:style-name="ce48">
            <text:p>8.9</text:p>
          </table:table-cell>
          <table:table-cell office:value-type="float" office:value="6.96" table:style-name="ce48">
            <text:p>7.0</text:p>
          </table:table-cell>
          <table:table-cell table:style-name="ce47"/>
          <table:table-cell table:style-name="ce32"/>
          <table:table-cell table:number-columns-repeated="16330"/>
        </table:table-row>
        <table:table-row table:style-name="ro3">
          <table:table-cell table:style-name="ce2"/>
          <table:table-cell office:value-type="string" table:style-name="ce2">
            <text:p>Volume of harvested production (a)</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4958" table:style-name="ce22">
            <text:p>14,958</text:p>
          </table:table-cell>
          <table:table-cell office:value-type="float" office:value="12046" table:style-name="ce22">
            <text:p>12,046</text:p>
          </table:table-cell>
          <table:table-cell office:value-type="float" office:value="13911" table:style-name="ce22">
            <text:p>13,911</text:p>
          </table:table-cell>
          <table:table-cell office:value-type="float" office:value="11940" table:style-name="ce22">
            <text:p>11,940</text:p>
          </table:table-cell>
          <table:table-cell office:value-type="float" office:value="11751" table:style-name="ce22">
            <text:p>11,751</text:p>
          </table:table-cell>
          <table:table-cell office:value-type="float" office:value="14033" table:style-name="ce22">
            <text:p>14,033</text:p>
          </table:table-cell>
          <table:table-cell office:value-type="float" office:value="14033" table:style-name="ce22">
            <text:p>14,033</text:p>
          </table:table-cell>
          <table:table-cell office:value-type="float" office:value="14363" table:style-name="ce22">
            <text:p>14,363</text:p>
          </table:table-cell>
          <table:table-cell office:value-type="float" office:value="14095" table:style-name="ce22">
            <text:p>14,095</text:p>
          </table:table-cell>
          <table:table-cell office:value-type="float" office:value="12890" table:style-name="ce22">
            <text:p>12,890</text:p>
          </table:table-cell>
          <table:table-cell office:value-type="float" office:value="13316.331729736405" table:style-name="ce22">
            <text:p>13,316</text:p>
          </table:table-cell>
          <table:table-cell office:value-type="float" office:value="14312.308250269885" table:style-name="ce22">
            <text:p>14,312</text:p>
          </table:table-cell>
          <table:table-cell office:value-type="float" office:value="16100" table:style-name="ce22">
            <text:p>16,100</text:p>
          </table:table-cell>
          <table:table-cell office:value-type="float" office:value="15018" table:style-name="ce22">
            <text:p>15,018</text:p>
          </table:table-cell>
          <table:table-cell office:value-type="float" office:value="15449" table:style-name="ce22">
            <text:p>15,449</text:p>
          </table:table-cell>
          <table:table-cell office:value-type="float" office:value="14867" table:style-name="ce22">
            <text:p>14,867</text:p>
          </table:table-cell>
          <table:table-cell office:value-type="float" office:value="16704" table:style-name="ce22">
            <text:p>16,704</text:p>
          </table:table-cell>
          <table:table-cell office:value-type="float" office:value="11580" table:style-name="ce22">
            <text:p>11,580</text:p>
          </table:table-cell>
          <table:table-cell office:value-type="float" office:value="15973" table:style-name="ce22">
            <text:p>15,973</text:p>
          </table:table-cell>
          <table:table-cell office:value-type="float" office:value="14288" table:style-name="ce22">
            <text:p>14,288</text:p>
          </table:table-cell>
          <table:table-cell office:value-type="float" office:value="15473" table:style-name="ce22">
            <text:p>15,473</text:p>
          </table:table-cell>
          <table:table-cell office:value-type="float" office:value="14863" table:style-name="ce22">
            <text:p>14,863</text:p>
          </table:table-cell>
          <table:table-cell office:value-type="float" office:value="14755" table:style-name="ce22">
            <text:p>14,755</text:p>
          </table:table-cell>
          <table:table-cell office:value-type="float" office:value="13221" table:style-name="ce22">
            <text:p>13,221</text:p>
          </table:table-cell>
          <table:table-cell office:value-type="float" office:value="17227" table:style-name="ce22">
            <text:p>17,227</text:p>
          </table:table-cell>
          <table:table-cell office:value-type="float" office:value="14076" table:style-name="ce22">
            <text:p>14,076</text:p>
          </table:table-cell>
          <table:table-cell office:value-type="float" office:value="14878" table:style-name="ce22">
            <text:p>14,878</text:p>
          </table:table-cell>
          <table:table-cell office:value-type="float" office:value="15257" table:style-name="ce22">
            <text:p>15,257</text:p>
          </table:table-cell>
          <table:table-cell office:value-type="float" office:value="13261" table:style-name="ce22">
            <text:p>13,261</text:p>
          </table:table-cell>
          <table:table-cell office:value-type="float" office:value="11921" table:style-name="ce22">
            <text:p>11,921</text:p>
          </table:table-cell>
          <table:table-cell office:value-type="float" office:value="16606" table:style-name="ce22">
            <text:p>16,606</text:p>
          </table:table-cell>
          <table:table-cell office:value-type="float" office:value="16444" table:style-name="ce22">
            <text:p>16,444</text:p>
          </table:table-cell>
          <table:table-cell office:value-type="float" office:value="14383" table:style-name="ce22">
            <text:p>14,383</text:p>
          </table:table-cell>
          <table:table-cell office:value-type="float" office:value="14837" table:style-name="ce22">
            <text:p>14,837</text:p>
          </table:table-cell>
          <table:table-cell office:value-type="float" office:value="13555" table:style-name="ce22">
            <text:p>13,555</text:p>
          </table:table-cell>
          <table:table-cell office:value-type="float" office:value="16225" table:style-name="ce22">
            <text:p>16,225</text:p>
          </table:table-cell>
          <table:table-cell office:value-type="float" office:value="9658" table:style-name="ce22">
            <text:p>9,658</text:p>
          </table:table-cell>
          <table:table-cell table:style-name="ce47"/>
          <table:table-cell table:style-name="ce25"/>
          <table:table-cell table:number-columns-repeated="16330"/>
        </table:table-row>
        <table:table-row table:style-name="ro3">
          <table:table-cell table:style-name="ce2"/>
          <table:table-cell office:value-type="string" table:style-name="ce34">
            <text:p>Value of production (£ million) (b)</text:p>
          </table:table-cell>
          <table:table-cell table:number-columns-repeated="2" table:style-name="ce2"/>
          <table:table-cell office:value-type="float" office:value="264.75" table:style-name="ce22">
            <text:p>265</text:p>
          </table:table-cell>
          <table:table-cell office:value-type="float" office:value="334.75" table:style-name="ce22">
            <text:p>335</text:p>
          </table:table-cell>
          <table:table-cell office:value-type="float" office:value="283.29999999999995" table:style-name="ce22">
            <text:p>283</text:p>
          </table:table-cell>
          <table:table-cell office:value-type="float" office:value="360.65999999999997" table:style-name="ce22">
            <text:p>361</text:p>
          </table:table-cell>
          <table:table-cell office:value-type="float" office:value="437.1" table:style-name="ce22">
            <text:p>437</text:p>
          </table:table-cell>
          <table:table-cell office:value-type="float" office:value="549.14" table:style-name="ce22">
            <text:p>549</text:p>
          </table:table-cell>
          <table:table-cell office:value-type="float" office:value="677.2" table:style-name="ce22">
            <text:p>677</text:p>
          </table:table-cell>
          <table:table-cell office:value-type="float" office:value="840.90000000000009" table:style-name="ce22">
            <text:p>841</text:p>
          </table:table-cell>
          <table:table-cell office:value-type="float" office:value="936.69999999999993" table:style-name="ce22">
            <text:p>937</text:p>
          </table:table-cell>
          <table:table-cell office:value-type="float" office:value="1176.0999999999999" table:style-name="ce22">
            <text:p>1,176</text:p>
          </table:table-cell>
          <table:table-cell office:value-type="float" office:value="1254.3894" table:style-name="ce22">
            <text:p>1,254</text:p>
          </table:table-cell>
          <table:table-cell office:value-type="float" office:value="1597.9823799999999" table:style-name="ce22">
            <text:p>1,598</text:p>
          </table:table-cell>
          <table:table-cell office:value-type="float" office:value="1385.98" table:style-name="ce22">
            <text:p>1,386</text:p>
          </table:table-cell>
          <table:table-cell office:value-type="float" office:value="1445.9608000000001" table:style-name="ce22">
            <text:p>1,446</text:p>
          </table:table-cell>
          <table:table-cell office:value-type="float" office:value="1266.4857000000002" table:style-name="ce22">
            <text:p>1,266</text:p>
          </table:table-cell>
          <table:table-cell office:value-type="float" office:value="1149.6565800000003" table:style-name="ce22">
            <text:p>1,150</text:p>
          </table:table-cell>
          <table:table-cell office:value-type="float" office:value="1363.2400800000003" table:style-name="ce22">
            <text:p>1,363</text:p>
          </table:table-cell>
          <table:table-cell office:value-type="float" office:value="1426.41" table:style-name="ce22">
            <text:p>1,426</text:p>
          </table:table-cell>
          <table:table-cell office:value-type="float" office:value="1688.5394765262097" table:style-name="ce22">
            <text:p>1,689</text:p>
          </table:table-cell>
          <table:table-cell office:value-type="float" office:value="1682.4832910710418" table:style-name="ce22">
            <text:p>1,682</text:p>
          </table:table-cell>
          <table:table-cell office:value-type="float" office:value="1782.4603341439063" table:style-name="ce22">
            <text:p>1,782</text:p>
          </table:table-cell>
          <table:table-cell office:value-type="float" office:value="1723.4218458910093" table:style-name="ce22">
            <text:p>1,723</text:p>
          </table:table-cell>
          <table:table-cell office:value-type="float" office:value="2078.682292912687" table:style-name="ce22">
            <text:p>2,079</text:p>
          </table:table-cell>
          <table:table-cell office:value-type="float" office:value="2315.086110272211" table:style-name="ce22">
            <text:p>2,315</text:p>
          </table:table-cell>
          <table:table-cell office:value-type="float" office:value="1850.6611096274107" table:style-name="ce22">
            <text:p>1,851</text:p>
          </table:table-cell>
          <table:table-cell office:value-type="float" office:value="1644.5331357163238" table:style-name="ce22">
            <text:p>1,645</text:p>
          </table:table-cell>
          <table:table-cell office:value-type="float" office:value="1522.1166733397472" table:style-name="ce22">
            <text:p>1,522</text:p>
          </table:table-cell>
          <table:table-cell office:value-type="float" office:value="1599.7232546215205" table:style-name="ce22">
            <text:p>1,600</text:p>
          </table:table-cell>
          <table:table-cell office:value-type="float" office:value="1206.9968912010961" table:style-name="ce22">
            <text:p>1,207</text:p>
          </table:table-cell>
          <table:table-cell office:value-type="float" office:value="1541.1143750757715" table:style-name="ce22">
            <text:p>1,541</text:p>
          </table:table-cell>
          <table:table-cell office:value-type="float" office:value="1440.8992461774594" table:style-name="ce22">
            <text:p>1,441</text:p>
          </table:table-cell>
          <table:table-cell office:value-type="float" office:value="1678.8425030287246" table:style-name="ce22">
            <text:p>1,679</text:p>
          </table:table-cell>
          <table:table-cell office:value-type="float" office:value="1018.2814045915832" table:style-name="ce22">
            <text:p>1,018</text:p>
          </table:table-cell>
          <table:table-cell office:value-type="float" office:value="1066.4012885576794" table:style-name="ce22">
            <text:p>1,066</text:p>
          </table:table-cell>
          <table:table-cell office:value-type="float" office:value="1324.7618176474086" table:style-name="ce22">
            <text:p>1,325</text:p>
          </table:table-cell>
          <table:table-cell office:value-type="float" office:value="2241.5786324435148" table:style-name="ce22">
            <text:p>2,242</text:p>
          </table:table-cell>
          <table:table-cell office:value-type="float" office:value="1562.3766440013264" table:style-name="ce22">
            <text:p>1,562</text:p>
          </table:table-cell>
          <table:table-cell office:value-type="float" office:value="1679.8211366531348" table:style-name="ce22">
            <text:p>1,680</text:p>
          </table:table-cell>
          <table:table-cell office:value-type="float" office:value="2321.8476015731594" table:style-name="ce22">
            <text:p>2,322</text:p>
          </table:table-cell>
          <table:table-cell office:value-type="float" office:value="2161.5235190918065" table:style-name="ce22">
            <text:p>2,162</text:p>
          </table:table-cell>
          <table:table-cell office:value-type="float" office:value="2075.0188056378588" table:style-name="ce22">
            <text:p>2,075</text:p>
          </table:table-cell>
          <table:table-cell office:value-type="float" office:value="2431.8615706094738" table:style-name="ce22">
            <text:p>2,432</text:p>
          </table:table-cell>
          <table:table-cell office:value-type="float" office:value="1966.8478204535145" table:style-name="ce22">
            <text:p>1,967</text:p>
          </table:table-cell>
          <table:table-cell office:value-type="float" office:value="1667.4062842350152" table:style-name="ce22">
            <text:p>1,667</text:p>
          </table:table-cell>
          <table:table-cell office:value-type="float" office:value="2067.8138475540009" table:style-name="ce22">
            <text:p>2,068</text:p>
          </table:table-cell>
          <table:table-cell office:value-type="float" office:value="2110.7109775180138" table:style-name="ce22">
            <text:p>2,111</text:p>
          </table:table-cell>
          <table:table-cell office:value-type="float" office:value="2434.2214191250696" table:style-name="ce22">
            <text:p>2,434</text:p>
          </table:table-cell>
          <table:table-cell office:value-type="float" office:value="1549.6575204817682" table:style-name="ce22">
            <text:p>1,550</text:p>
          </table:table-cell>
          <table:table-cell table:style-name="ce47"/>
          <table:table-cell table:style-name="ce32"/>
          <table:table-cell table:number-columns-repeated="16330"/>
        </table:table-row>
        <table:table-row table:style-name="ro3">
          <table:table-cell table:number-columns-repeated="2" table:style-name="ce2"/>
          <table:table-cell office:value-type="string" table:style-name="ce2">
            <text:p>of which:</text:p>
          </table:table-cell>
          <table:table-cell office:value-type="string" table:style-name="ce2">
            <text:p>Sales</text:p>
          </table:table-cell>
          <table:table-cell office:value-type="float" office:value="226.29999999999998" table:style-name="ce22">
            <text:p>226</text:p>
          </table:table-cell>
          <table:table-cell office:value-type="float" office:value="282.7" table:style-name="ce22">
            <text:p>283</text:p>
          </table:table-cell>
          <table:table-cell office:value-type="float" office:value="296.29999999999995" table:style-name="ce22">
            <text:p>296</text:p>
          </table:table-cell>
          <table:table-cell office:value-type="float" office:value="318.3" table:style-name="ce22">
            <text:p>318</text:p>
          </table:table-cell>
          <table:table-cell office:value-type="float" office:value="365.6" table:style-name="ce22">
            <text:p>366</text:p>
          </table:table-cell>
          <table:table-cell office:value-type="float" office:value="448.8" table:style-name="ce22">
            <text:p>449</text:p>
          </table:table-cell>
          <table:table-cell office:value-type="float" office:value="605.20000000000005" table:style-name="ce22">
            <text:p>605</text:p>
          </table:table-cell>
          <table:table-cell office:value-type="float" office:value="785.50000000000011" table:style-name="ce22">
            <text:p>786</text:p>
          </table:table-cell>
          <table:table-cell office:value-type="float" office:value="854.59999999999991" table:style-name="ce22">
            <text:p>855</text:p>
          </table:table-cell>
          <table:table-cell office:value-type="float" office:value="1136.5999999999999" table:style-name="ce22">
            <text:p>1,137</text:p>
          </table:table-cell>
          <table:table-cell office:value-type="float" office:value="1114.8894" table:style-name="ce22">
            <text:p>1,115</text:p>
          </table:table-cell>
          <table:table-cell office:value-type="float" office:value="1460.9823799999999" table:style-name="ce22">
            <text:p>1,461</text:p>
          </table:table-cell>
          <table:table-cell office:value-type="float" office:value="1409.5800000000002" table:style-name="ce22">
            <text:p>1,410</text:p>
          </table:table-cell>
          <table:table-cell office:value-type="float" office:value="1373.4608000000001" table:style-name="ce22">
            <text:p>1,373</text:p>
          </table:table-cell>
          <table:table-cell office:value-type="float" office:value="1265.5857000000001" table:style-name="ce22">
            <text:p>1,266</text:p>
          </table:table-cell>
          <table:table-cell office:value-type="float" office:value="1157.1765800000003" table:style-name="ce22">
            <text:p>1,157</text:p>
          </table:table-cell>
          <table:table-cell office:value-type="float" office:value="1371.0400800000002" table:style-name="ce22">
            <text:p>1,371</text:p>
          </table:table-cell>
          <table:table-cell office:value-type="float" office:value="1418.1100000000001" table:style-name="ce22">
            <text:p>1,418</text:p>
          </table:table-cell>
          <table:table-cell office:value-type="float" office:value="1598.4902233105961" table:style-name="ce22">
            <text:p>1,598</text:p>
          </table:table-cell>
          <table:table-cell office:value-type="float" office:value="1597.5186090217796" table:style-name="ce22">
            <text:p>1,598</text:p>
          </table:table-cell>
          <table:table-cell office:value-type="float" office:value="1459.7698867581014" table:style-name="ce22">
            <text:p>1,460</text:p>
          </table:table-cell>
          <table:table-cell office:value-type="float" office:value="1321.1605154054835" table:style-name="ce22">
            <text:p>1,321</text:p>
          </table:table-cell>
          <table:table-cell office:value-type="float" office:value="1481.4270435385488" table:style-name="ce22">
            <text:p>1,481</text:p>
          </table:table-cell>
          <table:table-cell office:value-type="float" office:value="1601.925971366808" table:style-name="ce22">
            <text:p>1,602</text:p>
          </table:table-cell>
          <table:table-cell office:value-type="float" office:value="1287.1751732347013" table:style-name="ce22">
            <text:p>1,287</text:p>
          </table:table-cell>
          <table:table-cell office:value-type="float" office:value="1126.1404599303009" table:style-name="ce22">
            <text:p>1,126</text:p>
          </table:table-cell>
          <table:table-cell office:value-type="float" office:value="1060.9697337940945" table:style-name="ce22">
            <text:p>1,061</text:p>
          </table:table-cell>
          <table:table-cell office:value-type="float" office:value="999.97333931202218" table:style-name="ce22">
            <text:p>1,000</text:p>
          </table:table-cell>
          <table:table-cell office:value-type="float" office:value="963.49582067760559" table:style-name="ce22">
            <text:p>963</text:p>
          </table:table-cell>
          <table:table-cell office:value-type="float" office:value="885.10414353030183" table:style-name="ce22">
            <text:p>885</text:p>
          </table:table-cell>
          <table:table-cell office:value-type="float" office:value="1055.9466692086364" table:style-name="ce22">
            <text:p>1,056</text:p>
          </table:table-cell>
          <table:table-cell office:value-type="float" office:value="1038.6610855552387" table:style-name="ce22">
            <text:p>1,039</text:p>
          </table:table-cell>
          <table:table-cell office:value-type="float" office:value="945.59453440800803" table:style-name="ce22">
            <text:p>946</text:p>
          </table:table-cell>
          <table:table-cell office:value-type="float" office:value="990.22233050872376" table:style-name="ce22">
            <text:p>990</text:p>
          </table:table-cell>
          <table:table-cell office:value-type="float" office:value="1343.6087348508356" table:style-name="ce22">
            <text:p>1,344</text:p>
          </table:table-cell>
          <table:table-cell office:value-type="float" office:value="1780.905387052914" table:style-name="ce22">
            <text:p>1,781</text:p>
          </table:table-cell>
          <table:table-cell office:value-type="float" office:value="1546.3351123590703" table:style-name="ce22">
            <text:p>1,546</text:p>
          </table:table-cell>
          <table:table-cell office:value-type="float" office:value="1728.1926246496423" table:style-name="ce22">
            <text:p>1,728</text:p>
          </table:table-cell>
          <table:table-cell office:value-type="float" office:value="2217.7664062090762" table:style-name="ce22">
            <text:p>2,218</text:p>
          </table:table-cell>
          <table:table-cell office:value-type="float" office:value="2229.7794570545143" table:style-name="ce22">
            <text:p>2,230</text:p>
          </table:table-cell>
          <table:table-cell office:value-type="float" office:value="1936.6342268627502" table:style-name="ce22">
            <text:p>1,937</text:p>
          </table:table-cell>
          <table:table-cell office:value-type="float" office:value="1900.0112087513721" table:style-name="ce22">
            <text:p>1,900</text:p>
          </table:table-cell>
          <table:table-cell office:value-type="float" office:value="1686.3276328033239" table:style-name="ce22">
            <text:p>1,686</text:p>
          </table:table-cell>
          <table:table-cell office:value-type="float" office:value="1865.7646854803693" table:style-name="ce22">
            <text:p>1,866</text:p>
          </table:table-cell>
          <table:table-cell office:value-type="float" office:value="1850.3099893665594" table:style-name="ce22">
            <text:p>1,850</text:p>
          </table:table-cell>
          <table:table-cell office:value-type="float" office:value="2011.8838829511062" table:style-name="ce22">
            <text:p>2,012</text:p>
          </table:table-cell>
          <table:table-cell office:value-type="float" office:value="1998.7253568559579" table:style-name="ce22">
            <text:p>1,999</text:p>
          </table:table-cell>
          <table:table-cell office:value-type="float" office:value="1915.7234988053165" table:style-name="ce22">
            <text:p>1,916</text:p>
          </table:table-cell>
          <table:table-cell table:style-name="ce47"/>
          <table:table-cell table:style-name="ce32"/>
          <table:table-cell table:number-columns-repeated="16330"/>
        </table:table-row>
        <table:table-row table:style-name="ro3">
          <table:table-cell table:number-columns-repeated="3" table:style-name="ce2"/>
          <table:table-cell office:value-type="string" table:style-name="ce2">
            <text:p>Subsidies (c)</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22">
            <text:p>. .</text:p>
          </table:table-cell>
          <table:table-cell office:value-type="string" table:style-name="ce22">
            <text:p>. .</text:p>
          </table:table-cell>
          <table:table-cell office:value-type="float" office:value="-23.5" table:style-name="ce22">
            <text:p>-24</text:p>
          </table:table-cell>
          <table:table-cell office:value-type="float" office:value="-37.9" table:style-name="ce22">
            <text:p>-38</text:p>
          </table:table-cell>
          <table:table-cell office:value-type="float" office:value="-55.6" table:style-name="ce22">
            <text:p>-56</text:p>
          </table:table-cell>
          <table:table-cell office:value-type="float" office:value="-70.8" table:style-name="ce22">
            <text:p>-71</text:p>
          </table:table-cell>
          <table:table-cell office:value-type="float" office:value="-62.6" table:style-name="ce22">
            <text:p>-63</text:p>
          </table:table-cell>
          <table:table-cell office:value-type="float" office:value="-82.3" table:style-name="ce22">
            <text:p>-82</text:p>
          </table:table-cell>
          <table:table-cell office:value-type="float" office:value="-35.5" table:style-name="ce22">
            <text:p>-36</text:p>
          </table:table-cell>
          <table:table-cell office:value-type="float" office:value="223.9" table:style-name="ce22">
            <text:p>224</text:p>
          </table:table-cell>
          <table:table-cell office:value-type="float" office:value="330.13" table:style-name="ce22">
            <text:p>330</text:p>
          </table:table-cell>
          <table:table-cell office:value-type="float" office:value="479.85" table:style-name="ce22">
            <text:p>480</text:p>
          </table:table-cell>
          <table:table-cell office:value-type="float" office:value="507" table:style-name="ce22">
            <text:p>507</text:p>
          </table:table-cell>
          <table:table-cell office:value-type="float" office:value="493" table:style-name="ce22">
            <text:p>493</text:p>
          </table:table-cell>
          <table:table-cell office:value-type="float" office:value="466" table:style-name="ce22">
            <text:p>466</text:p>
          </table:table-cell>
          <table:table-cell office:value-type="float" office:value="420" table:style-name="ce22">
            <text:p>420</text:p>
          </table:table-cell>
          <table:table-cell office:value-type="float" office:value="458.35689002669653" table:style-name="ce22">
            <text:p>458</text:p>
          </table:table-cell>
          <table:table-cell office:value-type="float" office:value="350.3377330236039" table:style-name="ce22">
            <text:p>350</text:p>
          </table:table-cell>
          <table:table-cell office:value-type="float" office:value="446.00348081828264" table:style-name="ce22">
            <text:p>446</text:p>
          </table:table-cell>
          <table:table-cell office:value-type="float" office:value="440.06823875186154" table:style-name="ce22">
            <text:p>440</text:p>
          </table:table-cell>
          <table:table-cell office:value-type="float" office:value="446.58524203704502" table:style-name="ce22">
            <text:p>447</text:p>
          </table:table-cell>
          <table:table-cell office:value-type="string" table:style-name="ce22">
            <text:p>. .</text:p>
          </table:table-cell>
          <table:table-cell office:value-type="string" table:style-name="ce22">
            <text:p>. .</text:p>
          </table:table-cell>
          <table:table-cell office:value-type="string" table:style-name="ce22">
            <text:p>. .</text:p>
          </table:table-cell>
          <table:table-cell office:value-type="string" table:style-name="ce22">
            <text:p>. .</text:p>
          </table:table-cell>
          <table:table-cell office:value-type="string" table:style-name="ce22">
            <text:p>. .</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style-name="ce47"/>
          <table:table-cell table:style-name="ce32"/>
          <table:table-cell table:number-columns-repeated="16330"/>
        </table:table-row>
        <table:table-row table:style-name="ro3">
          <table:table-cell table:number-columns-repeated="3" table:style-name="ce2"/>
          <table:table-cell office:value-type="string" table:style-name="ce2">
            <text:p>On farm use</text:p>
          </table:table-cell>
          <table:table-cell office:value-type="float" office:value="32.450000000000003" table:style-name="ce22">
            <text:p>32</text:p>
          </table:table-cell>
          <table:table-cell office:value-type="float" office:value="26.95" table:style-name="ce22">
            <text:p>27</text:p>
          </table:table-cell>
          <table:table-cell office:value-type="float" office:value="32" table:style-name="ce22">
            <text:p>32</text:p>
          </table:table-cell>
          <table:table-cell office:value-type="float" office:value="43.46" table:style-name="ce22">
            <text:p>43</text:p>
          </table:table-cell>
          <table:table-cell office:value-type="float" office:value="42.9" table:style-name="ce22">
            <text:p>43</text:p>
          </table:table-cell>
          <table:table-cell office:value-type="float" office:value="49.84" table:style-name="ce22">
            <text:p>50</text:p>
          </table:table-cell>
          <table:table-cell office:value-type="float" office:value="52.8" table:style-name="ce22">
            <text:p>53</text:p>
          </table:table-cell>
          <table:table-cell office:value-type="float" office:value="51" table:style-name="ce22">
            <text:p>51</text:p>
          </table:table-cell>
          <table:table-cell office:value-type="float" office:value="56.1" table:style-name="ce22">
            <text:p>56</text:p>
          </table:table-cell>
          <table:table-cell office:value-type="float" office:value="61.2" table:style-name="ce22">
            <text:p>61</text:p>
          </table:table-cell>
          <table:table-cell office:value-type="float" office:value="67.099999999999994" table:style-name="ce22">
            <text:p>67</text:p>
          </table:table-cell>
          <table:table-cell office:value-type="float" office:value="64.900000000000006" table:style-name="ce22">
            <text:p>65</text:p>
          </table:table-cell>
          <table:table-cell office:value-type="float" office:value="61.6" table:style-name="ce22">
            <text:p>62</text:p>
          </table:table-cell>
          <table:table-cell office:value-type="float" office:value="64.900000000000006" table:style-name="ce22">
            <text:p>65</text:p>
          </table:table-cell>
          <table:table-cell office:value-type="float" office:value="65.400000000000006" table:style-name="ce22">
            <text:p>65</text:p>
          </table:table-cell>
          <table:table-cell office:value-type="float" office:value="60.48" table:style-name="ce22">
            <text:p>60</text:p>
          </table:table-cell>
          <table:table-cell office:value-type="float" office:value="61.6" table:style-name="ce22">
            <text:p>62</text:p>
          </table:table-cell>
          <table:table-cell office:value-type="float" office:value="61.6" table:style-name="ce22">
            <text:p>62</text:p>
          </table:table-cell>
          <table:table-cell office:value-type="float" office:value="95.136959867751713" table:style-name="ce22">
            <text:p>95</text:p>
          </table:table-cell>
          <table:table-cell office:value-type="float" office:value="114.44120769634911" table:style-name="ce22">
            <text:p>114</text:p>
          </table:table-cell>
          <table:table-cell office:value-type="float" office:value="81.272839597983719" table:style-name="ce22">
            <text:p>81</text:p>
          </table:table-cell>
          <table:table-cell office:value-type="float" office:value="74.693655973256881" table:style-name="ce22">
            <text:p>75</text:p>
          </table:table-cell>
          <table:table-cell office:value-type="float" office:value="55.358843017471614" table:style-name="ce22">
            <text:p>55</text:p>
          </table:table-cell>
          <table:table-cell office:value-type="float" office:value="67.014234964492545" table:style-name="ce22">
            <text:p>67</text:p>
          </table:table-cell>
          <table:table-cell office:value-type="float" office:value="77.270674969377666" table:style-name="ce22">
            <text:p>77</text:p>
          </table:table-cell>
          <table:table-cell office:value-type="float" office:value="70.550836338112219" table:style-name="ce22">
            <text:p>71</text:p>
          </table:table-cell>
          <table:table-cell office:value-type="float" office:value="61.354130211021335" table:style-name="ce22">
            <text:p>61</text:p>
          </table:table-cell>
          <table:table-cell office:value-type="float" office:value="56.693216959974052" table:style-name="ce22">
            <text:p>57</text:p>
          </table:table-cell>
          <table:table-cell office:value-type="float" office:value="61.214168668686114" table:style-name="ce22">
            <text:p>61</text:p>
          </table:table-cell>
          <table:table-cell office:value-type="float" office:value="41.876580035461501" table:style-name="ce22">
            <text:p>42</text:p>
          </table:table-cell>
          <table:table-cell office:value-type="float" office:value="70.079776423076183" table:style-name="ce22">
            <text:p>70</text:p>
          </table:table-cell>
          <table:table-cell office:value-type="float" office:value="103.8398429991784" table:style-name="ce22">
            <text:p>104</text:p>
          </table:table-cell>
          <table:table-cell office:value-type="float" office:value="85.897162866095215" table:style-name="ce22">
            <text:p>86</text:p>
          </table:table-cell>
          <table:table-cell office:value-type="float" office:value="83.353553172176191" table:style-name="ce22">
            <text:p>83</text:p>
          </table:table-cell>
          <table:table-cell office:value-type="float" office:value="100.04188476458611" table:style-name="ce22">
            <text:p>100</text:p>
          </table:table-cell>
          <table:table-cell office:value-type="float" office:value="133.4594110153387" table:style-name="ce22">
            <text:p>133</text:p>
          </table:table-cell>
          <table:table-cell office:value-type="float" office:value="107.94591330698401" table:style-name="ce22">
            <text:p>108</text:p>
          </table:table-cell>
          <table:table-cell office:value-type="float" office:value="80.523003872076899" table:style-name="ce22">
            <text:p>81</text:p>
          </table:table-cell>
          <table:table-cell office:value-type="float" office:value="71.820929845277703" table:style-name="ce22">
            <text:p>72</text:p>
          </table:table-cell>
          <table:table-cell office:value-type="float" office:value="138.76916044558254" table:style-name="ce22">
            <text:p>139</text:p>
          </table:table-cell>
          <table:table-cell office:value-type="float" office:value="188.07324581727883" table:style-name="ce22">
            <text:p>188</text:p>
          </table:table-cell>
          <table:table-cell office:value-type="float" office:value="159.21721606275253" table:style-name="ce22">
            <text:p>159</text:p>
          </table:table-cell>
          <table:table-cell office:value-type="float" office:value="137.34997304628465" table:style-name="ce22">
            <text:p>137</text:p>
          </table:table-cell>
          <table:table-cell office:value-type="float" office:value="105.65385199469864" table:style-name="ce22">
            <text:p>106</text:p>
          </table:table-cell>
          <table:table-cell office:value-type="float" office:value="169.72129214521388" table:style-name="ce22">
            <text:p>170</text:p>
          </table:table-cell>
          <table:table-cell office:value-type="float" office:value="212.32343169960834" table:style-name="ce22">
            <text:p>212</text:p>
          </table:table-cell>
          <table:table-cell office:value-type="float" office:value="228.76015090643378" table:style-name="ce22">
            <text:p>229</text:p>
          </table:table-cell>
          <table:table-cell office:value-type="float" office:value="69.978759831965348" table:style-name="ce22">
            <text:p>70</text:p>
          </table:table-cell>
          <table:table-cell table:style-name="ce47"/>
          <table:table-cell table:style-name="ce32"/>
          <table:table-cell table:number-columns-repeated="16330"/>
        </table:table-row>
        <table:table-row table:style-name="ro3">
          <table:table-cell table:number-columns-repeated="3" table:style-name="ce2"/>
          <table:table-cell office:value-type="string" table:style-name="ce2">
            <text:p>Change in stocks</text:p>
          </table:table-cell>
          <table:table-cell office:value-type="float" office:value="6" table:style-name="ce22">
            <text:p>6</text:p>
          </table:table-cell>
          <table:table-cell office:value-type="float" office:value="25.1" table:style-name="ce22">
            <text:p>25</text:p>
          </table:table-cell>
          <table:table-cell office:value-type="float" office:value="-45" table:style-name="ce22">
            <text:p>-45</text:p>
          </table:table-cell>
          <table:table-cell office:value-type="float" office:value="-1.1000000000000001" table:style-name="ce22">
            <text:p>-1</text:p>
          </table:table-cell>
          <table:table-cell office:value-type="float" office:value="28.6" table:style-name="ce22">
            <text:p>29</text:p>
          </table:table-cell>
          <table:table-cell office:value-type="float" office:value="50.5" table:style-name="ce22">
            <text:p>51</text:p>
          </table:table-cell>
          <table:table-cell office:value-type="float" office:value="19.2" table:style-name="ce22">
            <text:p>19</text:p>
          </table:table-cell>
          <table:table-cell office:value-type="float" office:value="4.4000000000000004" table:style-name="ce22">
            <text:p>4</text:p>
          </table:table-cell>
          <table:table-cell office:value-type="float" office:value="26" table:style-name="ce22">
            <text:p>26</text:p>
          </table:table-cell>
          <table:table-cell office:value-type="float" office:value="-21.7" table:style-name="ce22">
            <text:p>-22</text:p>
          </table:table-cell>
          <table:table-cell office:value-type="float" office:value="72.400000000000006" table:style-name="ce22">
            <text:p>72</text:p>
          </table:table-cell>
          <table:table-cell office:value-type="float" office:value="72.099999999999994" table:style-name="ce22">
            <text:p>72</text:p>
          </table:table-cell>
          <table:table-cell office:value-type="float" office:value="-85.2" table:style-name="ce22">
            <text:p>-85</text:p>
          </table:table-cell>
          <table:table-cell office:value-type="float" office:value="31.1" table:style-name="ce22">
            <text:p>31</text:p>
          </table:table-cell>
          <table:table-cell office:value-type="float" office:value="-26.6" table:style-name="ce22">
            <text:p>-27</text:p>
          </table:table-cell>
          <table:table-cell office:value-type="float" office:value="-12.4" table:style-name="ce22">
            <text:p>-12</text:p>
          </table:table-cell>
          <table:table-cell office:value-type="float" office:value="1.4" table:style-name="ce22">
            <text:p>1</text:p>
          </table:table-cell>
          <table:table-cell office:value-type="float" office:value="9.3000000000000007" table:style-name="ce22">
            <text:p>9</text:p>
          </table:table-cell>
          <table:table-cell office:value-type="float" office:value="77.21229334786176" table:style-name="ce22">
            <text:p>77</text:p>
          </table:table-cell>
          <table:table-cell office:value-type="float" office:value="6.0234743529131425" table:style-name="ce22">
            <text:p>6</text:p>
          </table:table-cell>
          <table:table-cell office:value-type="float" office:value="17.517607787821181" table:style-name="ce22">
            <text:p>18</text:p>
          </table:table-cell>
          <table:table-cell office:value-type="float" office:value="-2.5623254877309871" table:style-name="ce22">
            <text:p>-3</text:p>
          </table:table-cell>
          <table:table-cell office:value-type="float" office:value="62.046406356666722" table:style-name="ce22">
            <text:p>62</text:p>
          </table:table-cell>
          <table:table-cell office:value-type="float" office:value="139.1459039409107" table:style-name="ce22">
            <text:p>139</text:p>
          </table:table-cell>
          <table:table-cell office:value-type="float" office:value="-6.78473857666825" table:style-name="ce22">
            <text:p>-7</text:p>
          </table:table-cell>
          <table:table-cell office:value-type="float" office:value="-18.158160552089399" table:style-name="ce22">
            <text:p>-18</text:p>
          </table:table-cell>
          <table:table-cell office:value-type="float" office:value="-20.207190665368689" table:style-name="ce22">
            <text:p>-20</text:p>
          </table:table-cell>
          <table:table-cell office:value-type="float" office:value="84.699808322827721" table:style-name="ce22">
            <text:p>85</text:p>
          </table:table-cell>
          <table:table-cell office:value-type="float" office:value="-168.05083116879959" table:style-name="ce22">
            <text:p>-168</text:p>
          </table:table-cell>
          <table:table-cell office:value-type="float" office:value="168.13017069172554" table:style-name="ce22">
            <text:p>168</text:p>
          </table:table-cell>
          <table:table-cell office:value-type="float" office:value="-125.19543820611486" table:style-name="ce22">
            <text:p>-125</text:p>
          </table:table-cell>
          <table:table-cell office:value-type="float" office:value="89.756332437262557" table:style-name="ce22">
            <text:p>90</text:p>
          </table:table-cell>
          <table:table-cell office:value-type="float" office:value="-13.210292682520047" table:style-name="ce22">
            <text:p>-13</text:p>
          </table:table-cell>
          <table:table-cell office:value-type="float" office:value="-7.1745951232206835" table:style-name="ce22">
            <text:p>-7</text:p>
          </table:table-cell>
          <table:table-cell office:value-type="float" office:value="-118.88880196801294" table:style-name="ce22">
            <text:p>-119</text:p>
          </table:table-cell>
          <table:table-cell office:value-type="float" office:value="327.21383437526231" table:style-name="ce22">
            <text:p>327</text:p>
          </table:table-cell>
          <table:table-cell office:value-type="float" office:value="-91.904381664727993" table:style-name="ce22">
            <text:p>-92</text:p>
          </table:table-cell>
          <table:table-cell office:value-type="float" office:value="-128.89449186858442" table:style-name="ce22">
            <text:p>-129</text:p>
          </table:table-cell>
          <table:table-cell office:value-type="float" office:value="32.260265518805738" table:style-name="ce22">
            <text:p>32</text:p>
          </table:table-cell>
          <table:table-cell office:value-type="float" office:value="-207.02509840829026" table:style-name="ce22">
            <text:p>-207</text:p>
          </table:table-cell>
          <table:table-cell office:value-type="float" office:value="-49.688667042170522" table:style-name="ce22">
            <text:p>-50</text:p>
          </table:table-cell>
          <table:table-cell office:value-type="float" office:value="372.63314579534926" table:style-name="ce22">
            <text:p>373</text:p>
          </table:table-cell>
          <table:table-cell office:value-type="float" office:value="143.17021460390592" table:style-name="ce22">
            <text:p>143</text:p>
          </table:table-cell>
          <table:table-cell office:value-type="float" office:value="-304.01225324005287" table:style-name="ce22">
            <text:p>-304</text:p>
          </table:table-cell>
          <table:table-cell office:value-type="float" office:value="47.782566042227693" table:style-name="ce22">
            <text:p>48</text:p>
          </table:table-cell>
          <table:table-cell office:value-type="float" office:value="-113.49633713270056" table:style-name="ce22">
            <text:p>-113</text:p>
          </table:table-cell>
          <table:table-cell office:value-type="float" office:value="206.73591136267785" table:style-name="ce22">
            <text:p>207</text:p>
          </table:table-cell>
          <table:table-cell office:value-type="float" office:value="-436.04473815551353" table:style-name="ce22">
            <text:p>-436</text:p>
          </table:table-cell>
          <table:table-cell table:style-name="ce47"/>
          <table:table-cell table:style-name="ce32"/>
          <table:table-cell table:number-columns-repeated="16330" table:style-name="ce1"/>
        </table:table-row>
        <table:table-row table:style-name="ro3">
          <table:table-cell table:style-name="ce40"/>
          <table:table-cell office:value-type="string" table:style-name="ce40">
            <text:p>Value of production at market prices (£ million) (d)</text:p>
          </table:table-cell>
          <table:table-cell table:number-columns-repeated="2" table:style-name="ce40"/>
          <table:table-cell office:value-type="float" office:value="264.75" table:style-name="ce27">
            <text:p>265</text:p>
          </table:table-cell>
          <table:table-cell office:value-type="float" office:value="334.74999999999994" table:style-name="ce27">
            <text:p>335</text:p>
          </table:table-cell>
          <table:table-cell office:value-type="float" office:value="283.3" table:style-name="ce27">
            <text:p>283</text:p>
          </table:table-cell>
          <table:table-cell office:value-type="float" office:value="360.65999999999997" table:style-name="ce27">
            <text:p>361</text:p>
          </table:table-cell>
          <table:table-cell office:value-type="float" office:value="437.1" table:style-name="ce27">
            <text:p>437</text:p>
          </table:table-cell>
          <table:table-cell office:value-type="float" office:value="549.14" table:style-name="ce27">
            <text:p>549</text:p>
          </table:table-cell>
          <table:table-cell office:value-type="float" office:value="677.2" table:style-name="ce27">
            <text:p>677</text:p>
          </table:table-cell>
          <table:table-cell office:value-type="float" office:value="840.9" table:style-name="ce27">
            <text:p>841</text:p>
          </table:table-cell>
          <table:table-cell office:value-type="float" office:value="936.69999999999993" table:style-name="ce27">
            <text:p>937</text:p>
          </table:table-cell>
          <table:table-cell office:value-type="float" office:value="1176.0999999999999" table:style-name="ce27">
            <text:p>1,176</text:p>
          </table:table-cell>
          <table:table-cell office:value-type="float" office:value="1254.3893999999998" table:style-name="ce27">
            <text:p>1,254</text:p>
          </table:table-cell>
          <table:table-cell office:value-type="float" office:value="1597.9823799999999" table:style-name="ce27">
            <text:p>1,598</text:p>
          </table:table-cell>
          <table:table-cell office:value-type="float" office:value="1385.98" table:style-name="ce27">
            <text:p>1,386</text:p>
          </table:table-cell>
          <table:table-cell office:value-type="float" office:value="1469.4608000000003" table:style-name="ce27">
            <text:p>1,469</text:p>
          </table:table-cell>
          <table:table-cell office:value-type="float" office:value="1304.3857" table:style-name="ce27">
            <text:p>1,304</text:p>
          </table:table-cell>
          <table:table-cell office:value-type="float" office:value="1205.2565800000002" table:style-name="ce27">
            <text:p>1,205</text:p>
          </table:table-cell>
          <table:table-cell office:value-type="float" office:value="1434.0400800000002" table:style-name="ce27">
            <text:p>1,434</text:p>
          </table:table-cell>
          <table:table-cell office:value-type="float" office:value="1489.01" table:style-name="ce27">
            <text:p>1,489</text:p>
          </table:table-cell>
          <table:table-cell office:value-type="float" office:value="1770.8394765262096" table:style-name="ce27">
            <text:p>1,771</text:p>
          </table:table-cell>
          <table:table-cell office:value-type="float" office:value="1717.9832910710418" table:style-name="ce27">
            <text:p>1,718</text:p>
          </table:table-cell>
          <table:table-cell office:value-type="float" office:value="1558.5603341439062" table:style-name="ce27">
            <text:p>1,559</text:p>
          </table:table-cell>
          <table:table-cell office:value-type="float" office:value="1393.2918458910094" table:style-name="ce27">
            <text:p>1,393</text:p>
          </table:table-cell>
          <table:table-cell office:value-type="float" office:value="1598.8322929126869" table:style-name="ce27">
            <text:p>1,599</text:p>
          </table:table-cell>
          <table:table-cell office:value-type="float" office:value="1808.0861102722113" table:style-name="ce27">
            <text:p>1,808</text:p>
          </table:table-cell>
          <table:table-cell office:value-type="float" office:value="1357.6611096274107" table:style-name="ce27">
            <text:p>1,358</text:p>
          </table:table-cell>
          <table:table-cell office:value-type="float" office:value="1186.7514102277437" table:style-name="ce27">
            <text:p>1,187</text:p>
          </table:table-cell>
          <table:table-cell office:value-type="float" office:value="1105.1912245015619" table:style-name="ce27">
            <text:p>1,105</text:p>
          </table:table-cell>
          <table:table-cell office:value-type="float" office:value="1124.7505198119586" table:style-name="ce27">
            <text:p>1,125</text:p>
          </table:table-cell>
          <table:table-cell office:value-type="float" office:value="836.58334037419434" table:style-name="ce27">
            <text:p>837</text:p>
          </table:table-cell>
          <table:table-cell office:value-type="float" office:value="1095.1108942574888" table:style-name="ce27">
            <text:p>1,095</text:p>
          </table:table-cell>
          <table:table-cell office:value-type="float" office:value="1000.8310074255978" table:style-name="ce27">
            <text:p>1,001</text:p>
          </table:table-cell>
          <table:table-cell office:value-type="float" office:value="1232.2572609916797" table:style-name="ce27">
            <text:p>1,232</text:p>
          </table:table-cell>
          <table:table-cell office:value-type="float" office:value="1018.2814045915832" table:style-name="ce27">
            <text:p>1,018</text:p>
          </table:table-cell>
          <table:table-cell office:value-type="float" office:value="1066.4012885576794" table:style-name="ce27">
            <text:p>1,066</text:p>
          </table:table-cell>
          <table:table-cell office:value-type="float" office:value="1324.7618176474086" table:style-name="ce27">
            <text:p>1,325</text:p>
          </table:table-cell>
          <table:table-cell office:value-type="float" office:value="2241.5786324435148" table:style-name="ce27">
            <text:p>2,242</text:p>
          </table:table-cell>
          <table:table-cell office:value-type="float" office:value="1562.3766440013264" table:style-name="ce27">
            <text:p>1,562</text:p>
          </table:table-cell>
          <table:table-cell office:value-type="float" office:value="1679.8211366531348" table:style-name="ce27">
            <text:p>1,680</text:p>
          </table:table-cell>
          <table:table-cell office:value-type="float" office:value="2321.8476015731594" table:style-name="ce27">
            <text:p>2,322</text:p>
          </table:table-cell>
          <table:table-cell office:value-type="float" office:value="2161.5235190918065" table:style-name="ce27">
            <text:p>2,162</text:p>
          </table:table-cell>
          <table:table-cell office:value-type="float" office:value="2075.0188056378588" table:style-name="ce27">
            <text:p>2,075</text:p>
          </table:table-cell>
          <table:table-cell office:value-type="float" office:value="2431.8615706094738" table:style-name="ce27">
            <text:p>2,432</text:p>
          </table:table-cell>
          <table:table-cell office:value-type="float" office:value="1966.8478204535145" table:style-name="ce27">
            <text:p>1,967</text:p>
          </table:table-cell>
          <table:table-cell office:value-type="float" office:value="1667.4062842350152" table:style-name="ce27">
            <text:p>1,667</text:p>
          </table:table-cell>
          <table:table-cell office:value-type="float" office:value="2067.8138475540009" table:style-name="ce27">
            <text:p>2,068</text:p>
          </table:table-cell>
          <table:table-cell office:value-type="float" office:value="2110.7109775180138" table:style-name="ce27">
            <text:p>2,111</text:p>
          </table:table-cell>
          <table:table-cell office:value-type="float" office:value="2434.2214191250696" table:style-name="ce27">
            <text:p>2,434</text:p>
          </table:table-cell>
          <table:table-cell office:value-type="float" office:value="1549.6575204817682" table:style-name="ce27">
            <text:p>1,550</text:p>
          </table:table-cell>
          <table:table-cell table:style-name="ce47"/>
          <table:table-cell table:style-name="ce32"/>
          <table:table-cell table:number-columns-repeated="16330" table:style-name="ce1"/>
        </table:table-row>
        <table:table-row table:style-name="ro3">
          <table:table-cell office:value-type="string" table:style-name="ce34">
            <text:p>Prices (average prices weighted by volumes of sales (£ per tonne))</text:p>
          </table:table-cell>
          <table:table-cell table:number-columns-repeated="3" table:style-name="ce2"/>
          <table:table-cell table:number-columns-repeated="48" table:style-name="ce46"/>
          <table:table-cell table:style-name="ce47"/>
          <table:table-cell table:style-name="ce32"/>
          <table:table-cell table:number-columns-repeated="16330"/>
        </table:table-row>
        <table:table-row table:style-name="ro3">
          <table:table-cell table:style-name="ce2"/>
          <table:table-cell office:value-type="string" table:style-name="ce2">
            <text:p>Milling wheat</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21" table:style-name="ce22">
            <text:p>121</text:p>
          </table:table-cell>
          <table:table-cell office:value-type="float" office:value="132.94803900754781" table:style-name="ce22">
            <text:p>133</text:p>
          </table:table-cell>
          <table:table-cell office:value-type="float" office:value="136.90232660723211" table:style-name="ce22">
            <text:p>137</text:p>
          </table:table-cell>
          <table:table-cell office:value-type="float" office:value="133.39376561608523" table:style-name="ce22">
            <text:p>133</text:p>
          </table:table-cell>
          <table:table-cell office:value-type="float" office:value="114.24044715399039" table:style-name="ce22">
            <text:p>114</text:p>
          </table:table-cell>
          <table:table-cell office:value-type="float" office:value="120.40441821782738" table:style-name="ce22">
            <text:p>120</text:p>
          </table:table-cell>
          <table:table-cell office:value-type="float" office:value="122" table:style-name="ce22">
            <text:p>122</text:p>
          </table:table-cell>
          <table:table-cell office:value-type="float" office:value="101" table:style-name="ce22">
            <text:p>101</text:p>
          </table:table-cell>
          <table:table-cell office:value-type="float" office:value="84" table:style-name="ce22">
            <text:p>84</text:p>
          </table:table-cell>
          <table:table-cell office:value-type="float" office:value="81" table:style-name="ce22">
            <text:p>81</text:p>
          </table:table-cell>
          <table:table-cell office:value-type="float" office:value="73.75834298300218" table:style-name="ce22">
            <text:p>74</text:p>
          </table:table-cell>
          <table:table-cell office:value-type="float" office:value="79.492083278132654" table:style-name="ce22">
            <text:p>79</text:p>
          </table:table-cell>
          <table:table-cell office:value-type="float" office:value="73.929953325474287" table:style-name="ce22">
            <text:p>74</text:p>
          </table:table-cell>
          <table:table-cell office:value-type="float" office:value="77.217363043290476" table:style-name="ce22">
            <text:p>77</text:p>
          </table:table-cell>
          <table:table-cell office:value-type="float" office:value="86.715441770831319" table:style-name="ce22">
            <text:p>87</text:p>
          </table:table-cell>
          <table:table-cell office:value-type="float" office:value="75.566971616872635" table:style-name="ce22">
            <text:p>76</text:p>
          </table:table-cell>
          <table:table-cell office:value-type="float" office:value="76.404051077184022" table:style-name="ce22">
            <text:p>76</text:p>
          </table:table-cell>
          <table:table-cell office:value-type="float" office:value="108.6940251107265" table:style-name="ce22">
            <text:p>109</text:p>
          </table:table-cell>
          <table:table-cell office:value-type="float" office:value="152.16575525885875" table:style-name="ce22">
            <text:p>152</text:p>
          </table:table-cell>
          <table:table-cell office:value-type="float" office:value="121.94647749759227" table:style-name="ce22">
            <text:p>122</text:p>
          </table:table-cell>
          <table:table-cell office:value-type="float" office:value="122.28317783099283" table:style-name="ce22">
            <text:p>122</text:p>
          </table:table-cell>
          <table:table-cell office:value-type="float" office:value="174.82869753553922" table:style-name="ce22">
            <text:p>175</text:p>
          </table:table-cell>
          <table:table-cell office:value-type="float" office:value="172.53982311140894" table:style-name="ce22">
            <text:p>173</text:p>
          </table:table-cell>
          <table:table-cell office:value-type="float" office:value="185.33308226047706" table:style-name="ce22">
            <text:p>185</text:p>
          </table:table-cell>
          <table:table-cell office:value-type="float" office:value="154.68614699755571" table:style-name="ce22">
            <text:p>155</text:p>
          </table:table-cell>
          <table:table-cell office:value-type="float" office:value="131.72476101969497" table:style-name="ce22">
            <text:p>132</text:p>
          </table:table-cell>
          <table:table-cell office:value-type="float" office:value="121.18371807252045" table:style-name="ce22">
            <text:p>121</text:p>
          </table:table-cell>
          <table:table-cell office:value-type="float" office:value="146.07481130563488" table:style-name="ce22">
            <text:p>146</text:p>
          </table:table-cell>
          <table:table-cell office:value-type="float" office:value="162.59119816299014" table:style-name="ce22">
            <text:p>163</text:p>
          </table:table-cell>
          <table:table-cell office:value-type="float" office:value="161.95261996957456" table:style-name="ce22">
            <text:p>162</text:p>
          </table:table-cell>
          <table:table-cell office:value-type="float" office:value="172.89482864390015" table:style-name="ce22">
            <text:p>173</text:p>
          </table:table-cell>
          <table:table-cell table:style-name="ce47"/>
          <table:table-cell table:style-name="ce32"/>
          <table:table-cell table:number-columns-repeated="16330"/>
        </table:table-row>
        <table:table-row table:style-name="ro1">
          <table:table-cell table:style-name="ce40"/>
          <table:table-cell office:value-type="string" table:style-name="ce40">
            <text:p>Feed wheat</text:p>
          </table:table-cell>
          <table:table-cell table:number-columns-repeated="2" table:style-name="ce40"/>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float" office:value="106" table:style-name="ce27">
            <text:p>106</text:p>
          </table:table-cell>
          <table:table-cell office:value-type="float" office:value="117.10758594321675" table:style-name="ce27">
            <text:p>117</text:p>
          </table:table-cell>
          <table:table-cell office:value-type="float" office:value="117.90503114877937" table:style-name="ce27">
            <text:p>118</text:p>
          </table:table-cell>
          <table:table-cell office:value-type="float" office:value="117.43156534731455" table:style-name="ce27">
            <text:p>117</text:p>
          </table:table-cell>
          <table:table-cell office:value-type="float" office:value="102.42972860115806" table:style-name="ce27">
            <text:p>102</text:p>
          </table:table-cell>
          <table:table-cell office:value-type="float" office:value="110.20367481903611" table:style-name="ce27">
            <text:p>110</text:p>
          </table:table-cell>
          <table:table-cell office:value-type="float" office:value="111" table:style-name="ce27">
            <text:p>111</text:p>
          </table:table-cell>
          <table:table-cell office:value-type="float" office:value="89" table:style-name="ce27">
            <text:p>89</text:p>
          </table:table-cell>
          <table:table-cell office:value-type="float" office:value="75" table:style-name="ce27">
            <text:p>75</text:p>
          </table:table-cell>
          <table:table-cell office:value-type="float" office:value="73" table:style-name="ce27">
            <text:p>73</text:p>
          </table:table-cell>
          <table:table-cell office:value-type="float" office:value="65.86390546813638" table:style-name="ce27">
            <text:p>66</text:p>
          </table:table-cell>
          <table:table-cell office:value-type="float" office:value="70.733281597754029" table:style-name="ce27">
            <text:p>71</text:p>
          </table:table-cell>
          <table:table-cell office:value-type="float" office:value="66.966837506262365" table:style-name="ce27">
            <text:p>67</text:p>
          </table:table-cell>
          <table:table-cell office:value-type="float" office:value="68.711929184798436" table:style-name="ce27">
            <text:p>69</text:p>
          </table:table-cell>
          <table:table-cell office:value-type="float" office:value="77.757479455412096" table:style-name="ce27">
            <text:p>78</text:p>
          </table:table-cell>
          <table:table-cell office:value-type="float" office:value="66.366795312927536" table:style-name="ce27">
            <text:p>66</text:p>
          </table:table-cell>
          <table:table-cell office:value-type="float" office:value="71.728061067692096" table:style-name="ce27">
            <text:p>72</text:p>
          </table:table-cell>
          <table:table-cell office:value-type="float" office:value="99.03329841105932" table:style-name="ce27">
            <text:p>99</text:p>
          </table:table-cell>
          <table:table-cell office:value-type="float" office:value="126.58884006010172" table:style-name="ce27">
            <text:p>127</text:p>
          </table:table-cell>
          <table:table-cell office:value-type="float" office:value="107.84236939514263" table:style-name="ce27">
            <text:p>108</text:p>
          </table:table-cell>
          <table:table-cell office:value-type="float" office:value="112.66140611130282" table:style-name="ce27">
            <text:p>113</text:p>
          </table:table-cell>
          <table:table-cell office:value-type="float" office:value="149.57430265757392" table:style-name="ce27">
            <text:p>150</text:p>
          </table:table-cell>
          <table:table-cell office:value-type="float" office:value="162.56354346920986" table:style-name="ce27">
            <text:p>163</text:p>
          </table:table-cell>
          <table:table-cell office:value-type="float" office:value="168.80127307311867" table:style-name="ce27">
            <text:p>169</text:p>
          </table:table-cell>
          <table:table-cell office:value-type="float" office:value="136.97145415033387" table:style-name="ce27">
            <text:p>137</text:p>
          </table:table-cell>
          <table:table-cell office:value-type="float" office:value="115.52994404087222" table:style-name="ce27">
            <text:p>116</text:p>
          </table:table-cell>
          <table:table-cell office:value-type="float" office:value="115.46473707239821" table:style-name="ce27">
            <text:p>115</text:p>
          </table:table-cell>
          <table:table-cell office:value-type="float" office:value="139.21982617724706" table:style-name="ce27">
            <text:p>139</text:p>
          </table:table-cell>
          <table:table-cell office:value-type="float" office:value="156.89235357963622" table:style-name="ce27">
            <text:p>157</text:p>
          </table:table-cell>
          <table:table-cell office:value-type="float" office:value="146.56790730994345" table:style-name="ce27">
            <text:p>147</text:p>
          </table:table-cell>
          <table:table-cell office:value-type="float" office:value="160.41174505427733" table:style-name="ce27">
            <text:p>160</text:p>
          </table:table-cell>
          <table:table-cell table:style-name="ce47"/>
          <table:table-cell table:style-name="ce32"/>
          <table:table-cell table:number-columns-repeated="16330"/>
        </table:table-row>
        <table:table-row table:style-name="ro3">
          <table:table-cell office:value-type="string" table:style-name="ce34">
            <text:p>Supply and use</text:p>
          </table:table-cell>
          <table:table-cell table:number-columns-repeated="3" table:style-name="ce2"/>
          <table:table-cell table:number-columns-repeated="48" table:style-name="ce46"/>
          <table:table-cell table:style-name="ce47"/>
          <table:table-cell table:style-name="ce32"/>
          <table:table-cell table:number-columns-repeated="16330"/>
        </table:table-row>
        <table:table-row table:style-name="ro3">
          <table:table-cell table:style-name="ce2"/>
          <table:table-cell office:value-type="string" table:style-name="ce2">
            <text:p>Production</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4958" table:style-name="ce22">
            <text:p>14,958</text:p>
          </table:table-cell>
          <table:table-cell office:value-type="float" office:value="12046" table:style-name="ce22">
            <text:p>12,046</text:p>
          </table:table-cell>
          <table:table-cell office:value-type="float" office:value="13911" table:style-name="ce22">
            <text:p>13,911</text:p>
          </table:table-cell>
          <table:table-cell office:value-type="float" office:value="11940" table:style-name="ce22">
            <text:p>11,940</text:p>
          </table:table-cell>
          <table:table-cell office:value-type="float" office:value="11751" table:style-name="ce22">
            <text:p>11,751</text:p>
          </table:table-cell>
          <table:table-cell office:value-type="float" office:value="14033" table:style-name="ce22">
            <text:p>14,033</text:p>
          </table:table-cell>
          <table:table-cell office:value-type="float" office:value="14033" table:style-name="ce22">
            <text:p>14,033</text:p>
          </table:table-cell>
          <table:table-cell office:value-type="float" office:value="14363" table:style-name="ce22">
            <text:p>14,363</text:p>
          </table:table-cell>
          <table:table-cell office:value-type="float" office:value="14095" table:style-name="ce22">
            <text:p>14,095</text:p>
          </table:table-cell>
          <table:table-cell office:value-type="float" office:value="12890" table:style-name="ce22">
            <text:p>12,890</text:p>
          </table:table-cell>
          <table:table-cell office:value-type="float" office:value="13316.331729736405" table:style-name="ce22">
            <text:p>13,316</text:p>
          </table:table-cell>
          <table:table-cell office:value-type="float" office:value="14312.308250269885" table:style-name="ce22">
            <text:p>14,312</text:p>
          </table:table-cell>
          <table:table-cell office:value-type="float" office:value="16100" table:style-name="ce22">
            <text:p>16,100</text:p>
          </table:table-cell>
          <table:table-cell office:value-type="float" office:value="15018" table:style-name="ce22">
            <text:p>15,018</text:p>
          </table:table-cell>
          <table:table-cell office:value-type="float" office:value="15449" table:style-name="ce22">
            <text:p>15,449</text:p>
          </table:table-cell>
          <table:table-cell office:value-type="float" office:value="14867" table:style-name="ce22">
            <text:p>14,867</text:p>
          </table:table-cell>
          <table:table-cell office:value-type="float" office:value="16704" table:style-name="ce22">
            <text:p>16,704</text:p>
          </table:table-cell>
          <table:table-cell office:value-type="float" office:value="11580" table:style-name="ce22">
            <text:p>11,580</text:p>
          </table:table-cell>
          <table:table-cell office:value-type="float" office:value="15973" table:style-name="ce22">
            <text:p>15,973</text:p>
          </table:table-cell>
          <table:table-cell office:value-type="float" office:value="14288" table:style-name="ce22">
            <text:p>14,288</text:p>
          </table:table-cell>
          <table:table-cell office:value-type="float" office:value="15473" table:style-name="ce22">
            <text:p>15,473</text:p>
          </table:table-cell>
          <table:table-cell office:value-type="float" office:value="14863" table:style-name="ce22">
            <text:p>14,863</text:p>
          </table:table-cell>
          <table:table-cell office:value-type="float" office:value="14755" table:style-name="ce22">
            <text:p>14,755</text:p>
          </table:table-cell>
          <table:table-cell office:value-type="float" office:value="13221" table:style-name="ce22">
            <text:p>13,221</text:p>
          </table:table-cell>
          <table:table-cell office:value-type="float" office:value="17227" table:style-name="ce22">
            <text:p>17,227</text:p>
          </table:table-cell>
          <table:table-cell office:value-type="float" office:value="14076" table:style-name="ce22">
            <text:p>14,076</text:p>
          </table:table-cell>
          <table:table-cell office:value-type="float" office:value="14878" table:style-name="ce22">
            <text:p>14,878</text:p>
          </table:table-cell>
          <table:table-cell office:value-type="float" office:value="15257" table:style-name="ce22">
            <text:p>15,257</text:p>
          </table:table-cell>
          <table:table-cell office:value-type="float" office:value="13261" table:style-name="ce22">
            <text:p>13,261</text:p>
          </table:table-cell>
          <table:table-cell office:value-type="float" office:value="11921" table:style-name="ce22">
            <text:p>11,921</text:p>
          </table:table-cell>
          <table:table-cell office:value-type="float" office:value="16606" table:style-name="ce22">
            <text:p>16,606</text:p>
          </table:table-cell>
          <table:table-cell office:value-type="float" office:value="16444" table:style-name="ce22">
            <text:p>16,444</text:p>
          </table:table-cell>
          <table:table-cell office:value-type="float" office:value="14383" table:style-name="ce22">
            <text:p>14,383</text:p>
          </table:table-cell>
          <table:table-cell office:value-type="float" office:value="14837" table:style-name="ce22">
            <text:p>14,837</text:p>
          </table:table-cell>
          <table:table-cell office:value-type="float" office:value="13555" table:style-name="ce22">
            <text:p>13,555</text:p>
          </table:table-cell>
          <table:table-cell office:value-type="float" office:value="16225" table:style-name="ce22">
            <text:p>16,225</text:p>
          </table:table-cell>
          <table:table-cell office:value-type="float" office:value="9658" table:style-name="ce22">
            <text:p>9,658</text:p>
          </table:table-cell>
          <table:table-cell table:style-name="ce47"/>
          <table:table-cell table:style-name="ce25"/>
          <table:table-cell table:number-columns-repeated="16330"/>
        </table:table-row>
        <table:table-row table:style-name="ro3">
          <table:table-cell table:style-name="ce2"/>
          <table:table-cell office:value-type="string" table:style-name="ce2">
            <text:p>Imports from:</text:p>
          </table:table-cell>
          <table:table-cell table:style-name="ce2"/>
          <table:table-cell office:value-type="string" table:style-name="ce2">
            <text:p>The EU</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285" table:style-name="ce22">
            <text:p>285</text:p>
          </table:table-cell>
          <table:table-cell office:value-type="float" office:value="736" table:style-name="ce22">
            <text:p>736</text:p>
          </table:table-cell>
          <table:table-cell office:value-type="float" office:value="994" table:style-name="ce22">
            <text:p>994</text:p>
          </table:table-cell>
          <table:table-cell office:value-type="float" office:value="1233" table:style-name="ce22">
            <text:p>1,233</text:p>
          </table:table-cell>
          <table:table-cell office:value-type="float" office:value="1137" table:style-name="ce22">
            <text:p>1,137</text:p>
          </table:table-cell>
          <table:table-cell office:value-type="float" office:value="520" table:style-name="ce22">
            <text:p>520</text:p>
          </table:table-cell>
          <table:table-cell office:value-type="float" office:value="523" table:style-name="ce22">
            <text:p>523</text:p>
          </table:table-cell>
          <table:table-cell office:value-type="float" office:value="479" table:style-name="ce22">
            <text:p>479</text:p>
          </table:table-cell>
          <table:table-cell office:value-type="float" office:value="982" table:style-name="ce22">
            <text:p>982</text:p>
          </table:table-cell>
          <table:table-cell office:value-type="float" office:value="1316" table:style-name="ce22">
            <text:p>1,316</text:p>
          </table:table-cell>
          <table:table-cell office:value-type="float" office:value="898.9" table:style-name="ce22">
            <text:p>899</text:p>
          </table:table-cell>
          <table:table-cell office:value-type="float" office:value="638" table:style-name="ce22">
            <text:p>638</text:p>
          </table:table-cell>
          <table:table-cell office:value-type="float" office:value="432" table:style-name="ce22">
            <text:p>432</text:p>
          </table:table-cell>
          <table:table-cell office:value-type="float" office:value="752" table:style-name="ce22">
            <text:p>752</text:p>
          </table:table-cell>
          <table:table-cell office:value-type="float" office:value="779" table:style-name="ce22">
            <text:p>779</text:p>
          </table:table-cell>
          <table:table-cell office:value-type="float" office:value="579" table:style-name="ce22">
            <text:p>579</text:p>
          </table:table-cell>
          <table:table-cell office:value-type="float" office:value="555.70000000000005" table:style-name="ce22">
            <text:p>556</text:p>
          </table:table-cell>
          <table:table-cell office:value-type="float" office:value="736" table:style-name="ce22">
            <text:p>736</text:p>
          </table:table-cell>
          <table:table-cell office:value-type="float" office:value="826" table:style-name="ce22">
            <text:p>826</text:p>
          </table:table-cell>
          <table:table-cell office:value-type="float" office:value="633" table:style-name="ce22">
            <text:p>633</text:p>
          </table:table-cell>
          <table:table-cell office:value-type="float" office:value="432" table:style-name="ce22">
            <text:p>432</text:p>
          </table:table-cell>
          <table:table-cell office:value-type="float" office:value="688" table:style-name="ce22">
            <text:p>688</text:p>
          </table:table-cell>
          <table:table-cell office:value-type="float" office:value="569" table:style-name="ce22">
            <text:p>569</text:p>
          </table:table-cell>
          <table:table-cell office:value-type="float" office:value="625" table:style-name="ce22">
            <text:p>625</text:p>
          </table:table-cell>
          <table:table-cell office:value-type="float" office:value="645" table:style-name="ce22">
            <text:p>645</text:p>
          </table:table-cell>
          <table:table-cell office:value-type="float" office:value="780" table:style-name="ce22">
            <text:p>780</text:p>
          </table:table-cell>
          <table:table-cell office:value-type="float" office:value="642" table:style-name="ce22">
            <text:p>642</text:p>
          </table:table-cell>
          <table:table-cell office:value-type="float" office:value="493" table:style-name="ce22">
            <text:p>493</text:p>
          </table:table-cell>
          <table:table-cell office:value-type="float" office:value="1358" table:style-name="ce22">
            <text:p>1,358</text:p>
          </table:table-cell>
          <table:table-cell office:value-type="float" office:value="2490" table:style-name="ce22">
            <text:p>2,490</text:p>
          </table:table-cell>
          <table:table-cell office:value-type="float" office:value="1369" table:style-name="ce22">
            <text:p>1,369</text:p>
          </table:table-cell>
          <table:table-cell office:value-type="float" office:value="1131.0309999999999" table:style-name="ce22">
            <text:p>1,131</text:p>
          </table:table-cell>
          <table:table-cell office:value-type="float" office:value="918" table:style-name="ce22">
            <text:p>918</text:p>
          </table:table-cell>
          <table:table-cell office:value-type="float" office:value="1283" table:style-name="ce22">
            <text:p>1,283</text:p>
          </table:table-cell>
          <table:table-cell office:value-type="float" office:value="1823" table:style-name="ce22">
            <text:p>1,823</text:p>
          </table:table-cell>
          <table:table-cell office:value-type="float" office:value="668" table:style-name="ce22">
            <text:p>668</text:p>
          </table:table-cell>
          <table:table-cell office:value-type="float" office:value="1515" table:style-name="ce22">
            <text:p>1,515</text:p>
          </table:table-cell>
          <table:table-cell table:style-name="ce47"/>
          <table:table-cell table:style-name="ce25"/>
          <table:table-cell table:number-columns-repeated="16330"/>
        </table:table-row>
        <table:table-row table:style-name="ro3">
          <table:table-cell table:style-name="ce2"/>
          <table:table-cell table:style-name="ce50"/>
          <table:table-cell table:style-name="ce2"/>
          <table:table-cell office:value-type="string" table:style-name="ce2">
            <text:p>The rest of the world</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838" table:style-name="ce22">
            <text:p>838</text:p>
          </table:table-cell>
          <table:table-cell office:value-type="float" office:value="878" table:style-name="ce22">
            <text:p>878</text:p>
          </table:table-cell>
          <table:table-cell office:value-type="float" office:value="714" table:style-name="ce22">
            <text:p>714</text:p>
          </table:table-cell>
          <table:table-cell office:value-type="float" office:value="479" table:style-name="ce22">
            <text:p>479</text:p>
          </table:table-cell>
          <table:table-cell office:value-type="float" office:value="504" table:style-name="ce22">
            <text:p>504</text:p>
          </table:table-cell>
          <table:table-cell office:value-type="float" office:value="339" table:style-name="ce22">
            <text:p>339</text:p>
          </table:table-cell>
          <table:table-cell office:value-type="float" office:value="350" table:style-name="ce22">
            <text:p>350</text:p>
          </table:table-cell>
          <table:table-cell office:value-type="float" office:value="264" table:style-name="ce22">
            <text:p>264</text:p>
          </table:table-cell>
          <table:table-cell office:value-type="float" office:value="294" table:style-name="ce22">
            <text:p>294</text:p>
          </table:table-cell>
          <table:table-cell office:value-type="float" office:value="174" table:style-name="ce22">
            <text:p>174</text:p>
          </table:table-cell>
          <table:table-cell office:value-type="float" office:value="244.1" table:style-name="ce22">
            <text:p>244</text:p>
          </table:table-cell>
          <table:table-cell office:value-type="float" office:value="278.39999999999998" table:style-name="ce22">
            <text:p>278</text:p>
          </table:table-cell>
          <table:table-cell office:value-type="float" office:value="244" table:style-name="ce22">
            <text:p>244</text:p>
          </table:table-cell>
          <table:table-cell office:value-type="float" office:value="413" table:style-name="ce22">
            <text:p>413</text:p>
          </table:table-cell>
          <table:table-cell office:value-type="float" office:value="471" table:style-name="ce22">
            <text:p>471</text:p>
          </table:table-cell>
          <table:table-cell office:value-type="float" office:value="616" table:style-name="ce22">
            <text:p>616</text:p>
          </table:table-cell>
          <table:table-cell office:value-type="float" office:value="620.6" table:style-name="ce22">
            <text:p>621</text:p>
          </table:table-cell>
          <table:table-cell office:value-type="float" office:value="569" table:style-name="ce22">
            <text:p>569</text:p>
          </table:table-cell>
          <table:table-cell office:value-type="float" office:value="542" table:style-name="ce22">
            <text:p>542</text:p>
          </table:table-cell>
          <table:table-cell office:value-type="float" office:value="352" table:style-name="ce22">
            <text:p>352</text:p>
          </table:table-cell>
          <table:table-cell office:value-type="float" office:value="352" table:style-name="ce22">
            <text:p>352</text:p>
          </table:table-cell>
          <table:table-cell office:value-type="float" office:value="487" table:style-name="ce22">
            <text:p>487</text:p>
          </table:table-cell>
          <table:table-cell office:value-type="float" office:value="459" table:style-name="ce22">
            <text:p>459</text:p>
          </table:table-cell>
          <table:table-cell office:value-type="float" office:value="613" table:style-name="ce22">
            <text:p>613</text:p>
          </table:table-cell>
          <table:table-cell office:value-type="float" office:value="603" table:style-name="ce22">
            <text:p>603</text:p>
          </table:table-cell>
          <table:table-cell office:value-type="float" office:value="610" table:style-name="ce22">
            <text:p>610</text:p>
          </table:table-cell>
          <table:table-cell office:value-type="float" office:value="469" table:style-name="ce22">
            <text:p>469</text:p>
          </table:table-cell>
          <table:table-cell office:value-type="float" office:value="409" table:style-name="ce22">
            <text:p>409</text:p>
          </table:table-cell>
          <table:table-cell office:value-type="float" office:value="427" table:style-name="ce22">
            <text:p>427</text:p>
          </table:table-cell>
          <table:table-cell office:value-type="float" office:value="475" table:style-name="ce22">
            <text:p>475</text:p>
          </table:table-cell>
          <table:table-cell office:value-type="float" office:value="455" table:style-name="ce22">
            <text:p>455</text:p>
          </table:table-cell>
          <table:table-cell office:value-type="float" office:value="451.15300000000002" table:style-name="ce22">
            <text:p>451</text:p>
          </table:table-cell>
          <table:table-cell office:value-type="float" office:value="564" table:style-name="ce22">
            <text:p>564</text:p>
          </table:table-cell>
          <table:table-cell office:value-type="float" office:value="610" table:style-name="ce22">
            <text:p>610</text:p>
          </table:table-cell>
          <table:table-cell office:value-type="float" office:value="668" table:style-name="ce22">
            <text:p>668</text:p>
          </table:table-cell>
          <table:table-cell office:value-type="float" office:value="552" table:style-name="ce22">
            <text:p>552</text:p>
          </table:table-cell>
          <table:table-cell office:value-type="float" office:value="586" table:style-name="ce22">
            <text:p>586</text:p>
          </table:table-cell>
          <table:table-cell table:style-name="ce47"/>
          <table:table-cell table:style-name="ce25"/>
          <table:table-cell table:number-columns-repeated="16330"/>
        </table:table-row>
        <table:table-row table:style-name="ro3">
          <table:table-cell table:style-name="ce2"/>
          <table:table-cell office:value-type="string" table:style-name="ce2">
            <text:p>Exports to:<text:s text:c="3"/></text:p>
          </table:table-cell>
          <table:table-cell table:style-name="ce2"/>
          <table:table-cell office:value-type="string" table:style-name="ce2">
            <text:p>The EU</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941" table:style-name="ce22">
            <text:p>941</text:p>
          </table:table-cell>
          <table:table-cell office:value-type="float" office:value="1371" table:style-name="ce22">
            <text:p>1,371</text:p>
          </table:table-cell>
          <table:table-cell office:value-type="float" office:value="3040" table:style-name="ce22">
            <text:p>3,040</text:p>
          </table:table-cell>
          <table:table-cell office:value-type="float" office:value="1593" table:style-name="ce22">
            <text:p>1,593</text:p>
          </table:table-cell>
          <table:table-cell office:value-type="float" office:value="1085" table:style-name="ce22">
            <text:p>1,085</text:p>
          </table:table-cell>
          <table:table-cell office:value-type="float" office:value="1312" table:style-name="ce22">
            <text:p>1,312</text:p>
          </table:table-cell>
          <table:table-cell office:value-type="float" office:value="1859" table:style-name="ce22">
            <text:p>1,859</text:p>
          </table:table-cell>
          <table:table-cell office:value-type="float" office:value="3007" table:style-name="ce22">
            <text:p>3,007</text:p>
          </table:table-cell>
          <table:table-cell office:value-type="float" office:value="2774" table:style-name="ce22">
            <text:p>2,774</text:p>
          </table:table-cell>
          <table:table-cell office:value-type="float" office:value="2122" table:style-name="ce22">
            <text:p>2,122</text:p>
          </table:table-cell>
          <table:table-cell office:value-type="float" office:value="2367.9" table:style-name="ce22">
            <text:p>2,368</text:p>
          </table:table-cell>
          <table:table-cell office:value-type="float" office:value="2442" table:style-name="ce22">
            <text:p>2,442</text:p>
          </table:table-cell>
          <table:table-cell office:value-type="float" office:value="3139" table:style-name="ce22">
            <text:p>3,139</text:p>
          </table:table-cell>
          <table:table-cell office:value-type="float" office:value="2719" table:style-name="ce22">
            <text:p>2,719</text:p>
          </table:table-cell>
          <table:table-cell office:value-type="float" office:value="3570" table:style-name="ce22">
            <text:p>3,570</text:p>
          </table:table-cell>
          <table:table-cell office:value-type="float" office:value="2598" table:style-name="ce22">
            <text:p>2,598</text:p>
          </table:table-cell>
          <table:table-cell office:value-type="float" office:value="2993" table:style-name="ce22">
            <text:p>2,993</text:p>
          </table:table-cell>
          <table:table-cell office:value-type="float" office:value="1277" table:style-name="ce22">
            <text:p>1,277</text:p>
          </table:table-cell>
          <table:table-cell office:value-type="float" office:value="1430" table:style-name="ce22">
            <text:p>1,430</text:p>
          </table:table-cell>
          <table:table-cell office:value-type="float" office:value="3121" table:style-name="ce22">
            <text:p>3,121</text:p>
          </table:table-cell>
          <table:table-cell office:value-type="float" office:value="2250" table:style-name="ce22">
            <text:p>2,250</text:p>
          </table:table-cell>
          <table:table-cell office:value-type="float" office:value="2444" table:style-name="ce22">
            <text:p>2,444</text:p>
          </table:table-cell>
          <table:table-cell office:value-type="float" office:value="2094" table:style-name="ce22">
            <text:p>2,094</text:p>
          </table:table-cell>
          <table:table-cell office:value-type="float" office:value="1903" table:style-name="ce22">
            <text:p>1,903</text:p>
          </table:table-cell>
          <table:table-cell office:value-type="float" office:value="2389.4" table:style-name="ce22">
            <text:p>2,389</text:p>
          </table:table-cell>
          <table:table-cell office:value-type="float" office:value="2378" table:style-name="ce22">
            <text:p>2,378</text:p>
          </table:table-cell>
          <table:table-cell office:value-type="float" office:value="2908" table:style-name="ce22">
            <text:p>2,908</text:p>
          </table:table-cell>
          <table:table-cell office:value-type="float" office:value="2125" table:style-name="ce22">
            <text:p>2,125</text:p>
          </table:table-cell>
          <table:table-cell office:value-type="float" office:value="1282" table:style-name="ce22">
            <text:p>1,282</text:p>
          </table:table-cell>
          <table:table-cell office:value-type="float" office:value="413" table:style-name="ce22">
            <text:p>413</text:p>
          </table:table-cell>
          <table:table-cell office:value-type="float" office:value="804" table:style-name="ce22">
            <text:p>804</text:p>
          </table:table-cell>
          <table:table-cell office:value-type="float" office:value="1518.8920000000001" table:style-name="ce22">
            <text:p>1,519</text:p>
          </table:table-cell>
          <table:table-cell office:value-type="float" office:value="2162.84" table:style-name="ce22">
            <text:p>2,163</text:p>
          </table:table-cell>
          <table:table-cell office:value-type="float" office:value="634.952" table:style-name="ce22">
            <text:p>635</text:p>
          </table:table-cell>
          <table:table-cell office:value-type="float" office:value="356" table:style-name="ce22">
            <text:p>356</text:p>
          </table:table-cell>
          <table:table-cell office:value-type="float" office:value="959" table:style-name="ce22">
            <text:p>959</text:p>
          </table:table-cell>
          <table:table-cell office:value-type="float" office:value="363" table:style-name="ce22">
            <text:p>363</text:p>
          </table:table-cell>
          <table:table-cell table:style-name="ce47"/>
          <table:table-cell table:style-name="ce25"/>
          <table:table-cell table:number-columns-repeated="16330"/>
        </table:table-row>
        <table:table-row table:style-name="ro4">
          <table:table-cell table:style-name="ce2"/>
          <table:table-cell table:style-name="ce50"/>
          <table:table-cell table:style-name="ce2"/>
          <table:table-cell office:value-type="string" table:style-name="ce2">
            <text:p>The rest of the world</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274" table:style-name="ce22">
            <text:p>1,274</text:p>
          </table:table-cell>
          <table:table-cell office:value-type="float" office:value="519" table:style-name="ce22">
            <text:p>519</text:p>
          </table:table-cell>
          <table:table-cell office:value-type="float" office:value="950" table:style-name="ce22">
            <text:p>950</text:p>
          </table:table-cell>
          <table:table-cell office:value-type="float" office:value="2525" table:style-name="ce22">
            <text:p>2,525</text:p>
          </table:table-cell>
          <table:table-cell office:value-type="float" office:value="843" table:style-name="ce22">
            <text:p>843</text:p>
          </table:table-cell>
          <table:table-cell office:value-type="float" office:value="1967" table:style-name="ce22">
            <text:p>1,967</text:p>
          </table:table-cell>
          <table:table-cell office:value-type="float" office:value="2777" table:style-name="ce22">
            <text:p>2,777</text:p>
          </table:table-cell>
          <table:table-cell office:value-type="float" office:value="1020" table:style-name="ce22">
            <text:p>1,020</text:p>
          </table:table-cell>
          <table:table-cell office:value-type="float" office:value="1201" table:style-name="ce22">
            <text:p>1,201</text:p>
          </table:table-cell>
          <table:table-cell office:value-type="float" office:value="1515" table:style-name="ce22">
            <text:p>1,515</text:p>
          </table:table-cell>
          <table:table-cell office:value-type="float" office:value="1042.7" table:style-name="ce22">
            <text:p>1,043</text:p>
          </table:table-cell>
          <table:table-cell office:value-type="float" office:value="602" table:style-name="ce22">
            <text:p>602</text:p>
          </table:table-cell>
          <table:table-cell office:value-type="float" office:value="727" table:style-name="ce22">
            <text:p>727</text:p>
          </table:table-cell>
          <table:table-cell office:value-type="float" office:value="1001" table:style-name="ce22">
            <text:p>1,001</text:p>
          </table:table-cell>
          <table:table-cell office:value-type="float" office:value="638" table:style-name="ce22">
            <text:p>638</text:p>
          </table:table-cell>
          <table:table-cell office:value-type="float" office:value="255" table:style-name="ce22">
            <text:p>255</text:p>
          </table:table-cell>
          <table:table-cell office:value-type="float" office:value="679" table:style-name="ce22">
            <text:p>679</text:p>
          </table:table-cell>
          <table:table-cell office:value-type="float" office:value="349" table:style-name="ce22">
            <text:p>349</text:p>
          </table:table-cell>
          <table:table-cell office:value-type="float" office:value="195" table:style-name="ce22">
            <text:p>195</text:p>
          </table:table-cell>
          <table:table-cell office:value-type="float" office:value="657" table:style-name="ce22">
            <text:p>657</text:p>
          </table:table-cell>
          <table:table-cell office:value-type="float" office:value="43" table:style-name="ce22">
            <text:p>43</text:p>
          </table:table-cell>
          <table:table-cell office:value-type="float" office:value="22" table:style-name="ce22">
            <text:p>22</text:p>
          </table:table-cell>
          <table:table-cell office:value-type="float" office:value="22" table:style-name="ce22">
            <text:p>22</text:p>
          </table:table-cell>
          <table:table-cell office:value-type="float" office:value="9" table:style-name="ce22">
            <text:p>9</text:p>
          </table:table-cell>
          <table:table-cell office:value-type="float" office:value="376.4" table:style-name="ce22">
            <text:p>376</text:p>
          </table:table-cell>
          <table:table-cell office:value-type="float" office:value="156" table:style-name="ce22">
            <text:p>156</text:p>
          </table:table-cell>
          <table:table-cell office:value-type="float" office:value="427" table:style-name="ce22">
            <text:p>427</text:p>
          </table:table-cell>
          <table:table-cell office:value-type="float" office:value="162" table:style-name="ce22">
            <text:p>162</text:p>
          </table:table-cell>
          <table:table-cell office:value-type="float" office:value="221" table:style-name="ce22">
            <text:p>221</text:p>
          </table:table-cell>
          <table:table-cell office:value-type="float" office:value="35" table:style-name="ce22">
            <text:p>35</text:p>
          </table:table-cell>
          <table:table-cell office:value-type="float" office:value="339" table:style-name="ce22">
            <text:p>339</text:p>
          </table:table-cell>
          <table:table-cell office:value-type="float" office:value="483.13200000000001" table:style-name="ce22">
            <text:p>483</text:p>
          </table:table-cell>
          <table:table-cell office:value-type="float" office:value="772.40300000000002" table:style-name="ce22">
            <text:p>772</text:p>
          </table:table-cell>
          <table:table-cell office:value-type="float" office:value="10.926" table:style-name="ce22">
            <text:p>11</text:p>
          </table:table-cell>
          <table:table-cell office:value-type="float" office:value="2" table:style-name="ce22">
            <text:p>2</text:p>
          </table:table-cell>
          <table:table-cell office:value-type="float" office:value="152" table:style-name="ce22">
            <text:p>152</text:p>
          </table:table-cell>
          <table:table-cell office:value-type="float" office:value="143" table:style-name="ce22">
            <text:p>143</text:p>
          </table:table-cell>
          <table:table-cell table:style-name="ce47"/>
          <table:table-cell table:style-name="ce25"/>
          <table:table-cell table:number-columns-repeated="16330" table:style-name="ce1"/>
        </table:table-row>
        <table:table-row table:style-name="ro3">
          <table:table-cell table:style-name="ce2"/>
          <table:table-cell office:value-type="string" table:style-name="ce2">
            <text:p>Total new supply</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3866" table:style-name="ce22">
            <text:p>13,866</text:p>
          </table:table-cell>
          <table:table-cell office:value-type="float" office:value="11770" table:style-name="ce22">
            <text:p>11,770</text:p>
          </table:table-cell>
          <table:table-cell office:value-type="float" office:value="11629" table:style-name="ce22">
            <text:p>11,629</text:p>
          </table:table-cell>
          <table:table-cell office:value-type="float" office:value="9534" table:style-name="ce22">
            <text:p>9,534</text:p>
          </table:table-cell>
          <table:table-cell office:value-type="float" office:value="11464" table:style-name="ce22">
            <text:p>11,464</text:p>
          </table:table-cell>
          <table:table-cell office:value-type="float" office:value="11613" table:style-name="ce22">
            <text:p>11,613</text:p>
          </table:table-cell>
          <table:table-cell office:value-type="float" office:value="10270" table:style-name="ce22">
            <text:p>10,270</text:p>
          </table:table-cell>
          <table:table-cell office:value-type="float" office:value="11079" table:style-name="ce22">
            <text:p>11,079</text:p>
          </table:table-cell>
          <table:table-cell office:value-type="float" office:value="11396" table:style-name="ce22">
            <text:p>11,396</text:p>
          </table:table-cell>
          <table:table-cell office:value-type="float" office:value="10743" table:style-name="ce22">
            <text:p>10,743</text:p>
          </table:table-cell>
          <table:table-cell office:value-type="float" office:value="11048.731729736404" table:style-name="ce22">
            <text:p>11,049</text:p>
          </table:table-cell>
          <table:table-cell office:value-type="float" office:value="12184.708250269885" table:style-name="ce22">
            <text:p>12,185</text:p>
          </table:table-cell>
          <table:table-cell office:value-type="float" office:value="12910" table:style-name="ce22">
            <text:p>12,910</text:p>
          </table:table-cell>
          <table:table-cell office:value-type="float" office:value="12463" table:style-name="ce22">
            <text:p>12,463</text:p>
          </table:table-cell>
          <table:table-cell office:value-type="float" office:value="12491" table:style-name="ce22">
            <text:p>12,491</text:p>
          </table:table-cell>
          <table:table-cell office:value-type="float" office:value="13209" table:style-name="ce22">
            <text:p>13,209</text:p>
          </table:table-cell>
          <table:table-cell office:value-type="float" office:value="14208.3" table:style-name="ce22">
            <text:p>14,208</text:p>
          </table:table-cell>
          <table:table-cell office:value-type="float" office:value="11259" table:style-name="ce22">
            <text:p>11,259</text:p>
          </table:table-cell>
          <table:table-cell office:value-type="float" office:value="15716" table:style-name="ce22">
            <text:p>15,716</text:p>
          </table:table-cell>
          <table:table-cell office:value-type="float" office:value="11495" table:style-name="ce22">
            <text:p>11,495</text:p>
          </table:table-cell>
          <table:table-cell office:value-type="float" office:value="13964" table:style-name="ce22">
            <text:p>13,964</text:p>
          </table:table-cell>
          <table:table-cell office:value-type="float" office:value="13572" table:style-name="ce22">
            <text:p>13,572</text:p>
          </table:table-cell>
          <table:table-cell office:value-type="float" office:value="13667" table:style-name="ce22">
            <text:p>13,667</text:p>
          </table:table-cell>
          <table:table-cell office:value-type="float" office:value="12547" table:style-name="ce22">
            <text:p>12,547</text:p>
          </table:table-cell>
          <table:table-cell office:value-type="float" office:value="15709.2" table:style-name="ce22">
            <text:p>15,709</text:p>
          </table:table-cell>
          <table:table-cell office:value-type="float" office:value="12932" table:style-name="ce22">
            <text:p>12,932</text:p>
          </table:table-cell>
          <table:table-cell office:value-type="float" office:value="12654" table:style-name="ce22">
            <text:p>12,654</text:p>
          </table:table-cell>
          <table:table-cell office:value-type="float" office:value="13872" table:style-name="ce22">
            <text:p>13,872</text:p>
          </table:table-cell>
          <table:table-cell office:value-type="float" office:value="13543" table:style-name="ce22">
            <text:p>13,543</text:p>
          </table:table-cell>
          <table:table-cell office:value-type="float" office:value="14438" table:style-name="ce22">
            <text:p>14,438</text:p>
          </table:table-cell>
          <table:table-cell office:value-type="float" office:value="17287" table:style-name="ce22">
            <text:p>17,287</text:p>
          </table:table-cell>
          <table:table-cell office:value-type="float" office:value="16024.159999999998" table:style-name="ce22">
            <text:p>16,024</text:p>
          </table:table-cell>
          <table:table-cell office:value-type="float" office:value="12929.757" table:style-name="ce22">
            <text:p>12,930</text:p>
          </table:table-cell>
          <table:table-cell office:value-type="float" office:value="16084.122000000001" table:style-name="ce22">
            <text:p>16,084</text:p>
          </table:table-cell>
          <table:table-cell office:value-type="float" office:value="15688" table:style-name="ce22">
            <text:p>15,688</text:p>
          </table:table-cell>
          <table:table-cell office:value-type="float" office:value="16334" table:style-name="ce22">
            <text:p>16,334</text:p>
          </table:table-cell>
          <table:table-cell office:value-type="float" office:value="11253" table:style-name="ce22">
            <text:p>11,253</text:p>
          </table:table-cell>
          <table:table-cell table:style-name="ce47"/>
          <table:table-cell table:style-name="ce25"/>
          <table:table-cell table:number-columns-repeated="16330"/>
        </table:table-row>
        <table:table-row table:style-name="ro3">
          <table:table-cell table:style-name="ce2"/>
          <table:table-cell office:value-type="string" table:style-name="ce2">
            <text:p>Change in farm and other stocks</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3241" table:style-name="ce22">
            <text:p>3,241</text:p>
          </table:table-cell>
          <table:table-cell office:value-type="float" office:value="849" table:style-name="ce22">
            <text:p>849</text:p>
          </table:table-cell>
          <table:table-cell office:value-type="float" office:value="-84" table:style-name="ce22">
            <text:p>-84</text:p>
          </table:table-cell>
          <table:table-cell office:value-type="float" office:value="-2258" table:style-name="ce22">
            <text:p>-2,258</text:p>
          </table:table-cell>
          <table:table-cell office:value-type="float" office:value="-606" table:style-name="ce22">
            <text:p>-606</text:p>
          </table:table-cell>
          <table:table-cell office:value-type="float" office:value="117" table:style-name="ce22">
            <text:p>117</text:p>
          </table:table-cell>
          <table:table-cell office:value-type="float" office:value="-847" table:style-name="ce22">
            <text:p>-847</text:p>
          </table:table-cell>
          <table:table-cell office:value-type="float" office:value="304" table:style-name="ce22">
            <text:p>304</text:p>
          </table:table-cell>
          <table:table-cell office:value-type="float" office:value="647.79558750000069" table:style-name="ce22">
            <text:p>648</text:p>
          </table:table-cell>
          <table:table-cell office:value-type="float" office:value="-184.21250000000146" table:style-name="ce22">
            <text:p>-184</text:p>
          </table:table-cell>
          <table:table-cell office:value-type="float" office:value="-670.74097467629144" table:style-name="ce22">
            <text:p>-671</text:p>
          </table:table-cell>
          <table:table-cell office:value-type="float" office:value="524.01542155800416" table:style-name="ce22">
            <text:p>524</text:p>
          </table:table-cell>
          <table:table-cell office:value-type="float" office:value="860" table:style-name="ce22">
            <text:p>860</text:p>
          </table:table-cell>
          <table:table-cell office:value-type="float" office:value="-227" table:style-name="ce22">
            <text:p>-227</text:p>
          </table:table-cell>
          <table:table-cell office:value-type="float" office:value="-428" table:style-name="ce22">
            <text:p>-428</text:p>
          </table:table-cell>
          <table:table-cell office:value-type="float" office:value="2" table:style-name="ce22">
            <text:p>2</text:p>
          </table:table-cell>
          <table:table-cell office:value-type="float" office:value="1055.8017799999998" table:style-name="ce22">
            <text:p>1,056</text:p>
          </table:table-cell>
          <table:table-cell office:value-type="float" office:value="-2127.9785947699966" table:style-name="ce22">
            <text:p>-2,128</text:p>
          </table:table-cell>
          <table:table-cell office:value-type="float" office:value="2498.1003534599995" table:style-name="ce22">
            <text:p>2,498</text:p>
          </table:table-cell>
          <table:table-cell office:value-type="float" office:value="-1914.5501920599991" table:style-name="ce22">
            <text:p>-1,915</text:p>
          </table:table-cell>
          <table:table-cell office:value-type="float" office:value="607.15933700000187" table:style-name="ce22">
            <text:p>607</text:p>
          </table:table-cell>
          <table:table-cell office:value-type="float" office:value="-111.64710074249888" table:style-name="ce22">
            <text:p>-112</text:p>
          </table:table-cell>
          <table:table-cell office:value-type="float" office:value="79.556434013797116" table:style-name="ce22">
            <text:p>80</text:p>
          </table:table-cell>
          <table:table-cell office:value-type="float" office:value="-888.83803101000194" table:style-name="ce22">
            <text:p>-889</text:p>
          </table:table-cell>
          <table:table-cell office:value-type="float" office:value="2135.8194204899992" table:style-name="ce22">
            <text:p>2,136</text:p>
          </table:table-cell>
          <table:table-cell office:value-type="float" office:value="-809.68060499999956" table:style-name="ce22">
            <text:p>-810</text:p>
          </table:table-cell>
          <table:table-cell office:value-type="float" office:value="-585.38936999999714" table:style-name="ce22">
            <text:p>-585</text:p>
          </table:table-cell>
          <table:table-cell office:value-type="float" office:value="624.72501799999918" table:style-name="ce22">
            <text:p>625</text:p>
          </table:table-cell>
          <table:table-cell office:value-type="float" office:value="-1324.5876609999996" table:style-name="ce22">
            <text:p>-1,325</text:p>
          </table:table-cell>
          <table:table-cell office:value-type="float" office:value="-193.99320900000021" table:style-name="ce22">
            <text:p>-194</text:p>
          </table:table-cell>
          <table:table-cell office:value-type="float" office:value="2664.8161230000042" table:style-name="ce22">
            <text:p>2,665</text:p>
          </table:table-cell>
          <table:table-cell office:value-type="float" office:value="1117.7121950000001" table:style-name="ce22">
            <text:p>1,118</text:p>
          </table:table-cell>
          <table:table-cell office:value-type="float" office:value="-2442.6744830000007" table:style-name="ce22">
            <text:p>-2,443</text:p>
          </table:table-cell>
          <table:table-cell office:value-type="float" office:value="356.32914699999856" table:style-name="ce22">
            <text:p>356</text:p>
          </table:table-cell>
          <table:table-cell office:value-type="float" office:value="208.99716099999932" table:style-name="ce22">
            <text:p>209</text:p>
          </table:table-cell>
          <table:table-cell office:value-type="float" office:value="1908.4218800000017" table:style-name="ce22">
            <text:p>1,908</text:p>
          </table:table-cell>
          <table:table-cell office:value-type="float" office:value="-2713.810001025" table:style-name="ce22">
            <text:p>-2,714</text:p>
          </table:table-cell>
          <table:table-cell table:style-name="ce47"/>
          <table:table-cell table:style-name="ce25"/>
          <table:table-cell table:number-columns-repeated="16330" table:style-name="ce1"/>
        </table:table-row>
        <table:table-row table:style-name="ro3">
          <table:table-cell table:style-name="ce2"/>
          <table:table-cell office:value-type="string" table:style-name="ce34">
            <text:p>Total domestic uses</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0625" table:style-name="ce22">
            <text:p>10,625</text:p>
          </table:table-cell>
          <table:table-cell office:value-type="float" office:value="10921" table:style-name="ce22">
            <text:p>10,921</text:p>
          </table:table-cell>
          <table:table-cell office:value-type="float" office:value="11713" table:style-name="ce22">
            <text:p>11,713</text:p>
          </table:table-cell>
          <table:table-cell office:value-type="float" office:value="11792" table:style-name="ce22">
            <text:p>11,792</text:p>
          </table:table-cell>
          <table:table-cell office:value-type="float" office:value="12070" table:style-name="ce22">
            <text:p>12,070</text:p>
          </table:table-cell>
          <table:table-cell office:value-type="float" office:value="11496" table:style-name="ce22">
            <text:p>11,496</text:p>
          </table:table-cell>
          <table:table-cell office:value-type="float" office:value="11117" table:style-name="ce22">
            <text:p>11,117</text:p>
          </table:table-cell>
          <table:table-cell office:value-type="float" office:value="10775" table:style-name="ce22">
            <text:p>10,775</text:p>
          </table:table-cell>
          <table:table-cell office:value-type="float" office:value="10748.204412499999" table:style-name="ce22">
            <text:p>10,748</text:p>
          </table:table-cell>
          <table:table-cell office:value-type="float" office:value="10927.212500000001" table:style-name="ce22">
            <text:p>10,927</text:p>
          </table:table-cell>
          <table:table-cell office:value-type="float" office:value="11719.472704412696" table:style-name="ce22">
            <text:p>11,719</text:p>
          </table:table-cell>
          <table:table-cell office:value-type="float" office:value="11660.692828711881" table:style-name="ce22">
            <text:p>11,661</text:p>
          </table:table-cell>
          <table:table-cell office:value-type="float" office:value="12050" table:style-name="ce22">
            <text:p>12,050</text:p>
          </table:table-cell>
          <table:table-cell office:value-type="float" office:value="12690" table:style-name="ce22">
            <text:p>12,690</text:p>
          </table:table-cell>
          <table:table-cell office:value-type="float" office:value="12919" table:style-name="ce22">
            <text:p>12,919</text:p>
          </table:table-cell>
          <table:table-cell office:value-type="float" office:value="13207" table:style-name="ce22">
            <text:p>13,207</text:p>
          </table:table-cell>
          <table:table-cell office:value-type="float" office:value="13152.498219999999" table:style-name="ce22">
            <text:p>13,152</text:p>
          </table:table-cell>
          <table:table-cell office:value-type="float" office:value="13386.978594769998" table:style-name="ce22">
            <text:p>13,387</text:p>
          </table:table-cell>
          <table:table-cell office:value-type="float" office:value="13217.89964654" table:style-name="ce22">
            <text:p>13,218</text:p>
          </table:table-cell>
          <table:table-cell office:value-type="float" office:value="13409.55019206" table:style-name="ce22">
            <text:p>13,410</text:p>
          </table:table-cell>
          <table:table-cell office:value-type="float" office:value="13356.840662999997" table:style-name="ce22">
            <text:p>13,357</text:p>
          </table:table-cell>
          <table:table-cell office:value-type="float" office:value="13683.647100742501" table:style-name="ce22">
            <text:p>13,684</text:p>
          </table:table-cell>
          <table:table-cell office:value-type="float" office:value="13587.443565986201" table:style-name="ce22">
            <text:p>13,587</text:p>
          </table:table-cell>
          <table:table-cell office:value-type="float" office:value="13435.83803101" table:style-name="ce22">
            <text:p>13,436</text:p>
          </table:table-cell>
          <table:table-cell office:value-type="float" office:value="13573.38057951" table:style-name="ce22">
            <text:p>13,573</text:p>
          </table:table-cell>
          <table:table-cell office:value-type="float" office:value="13741.680605" table:style-name="ce22">
            <text:p>13,742</text:p>
          </table:table-cell>
          <table:table-cell office:value-type="float" office:value="13239.389369999999" table:style-name="ce22">
            <text:p>13,239</text:p>
          </table:table-cell>
          <table:table-cell office:value-type="float" office:value="13247.274982000001" table:style-name="ce22">
            <text:p>13,247</text:p>
          </table:table-cell>
          <table:table-cell office:value-type="float" office:value="14867.587661" table:style-name="ce22">
            <text:p>14,868</text:p>
          </table:table-cell>
          <table:table-cell office:value-type="float" office:value="14631.993209" table:style-name="ce22">
            <text:p>14,632</text:p>
          </table:table-cell>
          <table:table-cell office:value-type="float" office:value="14622.183876999999" table:style-name="ce22">
            <text:p>14,622</text:p>
          </table:table-cell>
          <table:table-cell office:value-type="float" office:value="14906.447805" table:style-name="ce22">
            <text:p>14,906</text:p>
          </table:table-cell>
          <table:table-cell office:value-type="float" office:value="15372.431483" table:style-name="ce22">
            <text:p>15,372</text:p>
          </table:table-cell>
          <table:table-cell office:value-type="float" office:value="15727.792853000001" table:style-name="ce22">
            <text:p>15,728</text:p>
          </table:table-cell>
          <table:table-cell office:value-type="float" office:value="15479.002839000001" table:style-name="ce22">
            <text:p>15,479</text:p>
          </table:table-cell>
          <table:table-cell office:value-type="float" office:value="14425.57812" table:style-name="ce22">
            <text:p>14,426</text:p>
          </table:table-cell>
          <table:table-cell office:value-type="float" office:value="13986.700801025001" table:style-name="ce22">
            <text:p>13,987</text:p>
          </table:table-cell>
          <table:table-cell table:style-name="ce47"/>
          <table:table-cell table:style-name="ce25"/>
          <table:table-cell table:number-columns-repeated="16330"/>
        </table:table-row>
        <table:table-row table:style-name="ro3">
          <table:table-cell table:number-columns-repeated="2" table:style-name="ce2"/>
          <table:table-cell office:value-type="string" table:style-name="ce50">
            <text:p>of which:</text:p>
          </table:table-cell>
          <table:table-cell office:value-type="string" table:style-name="ce2">
            <text:p>Flour milling</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4697" table:style-name="ce22">
            <text:p>4,697</text:p>
          </table:table-cell>
          <table:table-cell office:value-type="float" office:value="4749" table:style-name="ce22">
            <text:p>4,749</text:p>
          </table:table-cell>
          <table:table-cell office:value-type="float" office:value="4828" table:style-name="ce22">
            <text:p>4,828</text:p>
          </table:table-cell>
          <table:table-cell office:value-type="float" office:value="4919" table:style-name="ce22">
            <text:p>4,919</text:p>
          </table:table-cell>
          <table:table-cell office:value-type="float" office:value="5111" table:style-name="ce22">
            <text:p>5,111</text:p>
          </table:table-cell>
          <table:table-cell office:value-type="float" office:value="5032" table:style-name="ce22">
            <text:p>5,032</text:p>
          </table:table-cell>
          <table:table-cell office:value-type="float" office:value="4878" table:style-name="ce22">
            <text:p>4,878</text:p>
          </table:table-cell>
          <table:table-cell office:value-type="float" office:value="4936.5" table:style-name="ce22">
            <text:p>4,937</text:p>
          </table:table-cell>
          <table:table-cell office:value-type="float" office:value="4952" table:style-name="ce22">
            <text:p>4,952</text:p>
          </table:table-cell>
          <table:table-cell office:value-type="float" office:value="5166" table:style-name="ce22">
            <text:p>5,166</text:p>
          </table:table-cell>
          <table:table-cell office:value-type="float" office:value="5289.665" table:style-name="ce22">
            <text:p>5,290</text:p>
          </table:table-cell>
          <table:table-cell office:value-type="float" office:value="5337.7088700000013" table:style-name="ce22">
            <text:p>5,338</text:p>
          </table:table-cell>
          <table:table-cell office:value-type="float" office:value="5501" table:style-name="ce22">
            <text:p>5,501</text:p>
          </table:table-cell>
          <table:table-cell office:value-type="float" office:value="5535" table:style-name="ce22">
            <text:p>5,535</text:p>
          </table:table-cell>
          <table:table-cell office:value-type="float" office:value="5707" table:style-name="ce22">
            <text:p>5,707</text:p>
          </table:table-cell>
          <table:table-cell office:value-type="float" office:value="5668" table:style-name="ce22">
            <text:p>5,668</text:p>
          </table:table-cell>
          <table:table-cell office:value-type="float" office:value="5616.7179999999989" table:style-name="ce22">
            <text:p>5,617</text:p>
          </table:table-cell>
          <table:table-cell office:value-type="float" office:value="5672.3238199999996" table:style-name="ce22">
            <text:p>5,672</text:p>
          </table:table-cell>
          <table:table-cell office:value-type="float" office:value="5628.4658600000002" table:style-name="ce22">
            <text:p>5,628</text:p>
          </table:table-cell>
          <table:table-cell office:value-type="float" office:value="5611.3875399999997" table:style-name="ce22">
            <text:p>5,611</text:p>
          </table:table-cell>
          <table:table-cell office:value-type="float" office:value="5600.3361000000004" table:style-name="ce22">
            <text:p>5,600</text:p>
          </table:table-cell>
          <table:table-cell office:value-type="float" office:value="5640.6992499999997" table:style-name="ce22">
            <text:p>5,641</text:p>
          </table:table-cell>
          <table:table-cell office:value-type="float" office:value="5615.5948200000012" table:style-name="ce22">
            <text:p>5,616</text:p>
          </table:table-cell>
          <table:table-cell office:value-type="float" office:value="5672.6025800000016" table:style-name="ce22">
            <text:p>5,673</text:p>
          </table:table-cell>
          <table:table-cell office:value-type="float" office:value="6122.9950800000006" table:style-name="ce22">
            <text:p>6,123</text:p>
          </table:table-cell>
          <table:table-cell office:value-type="float" office:value="6066.5151599999999" table:style-name="ce22">
            <text:p>6,067</text:p>
          </table:table-cell>
          <table:table-cell office:value-type="float" office:value="5812.9156199999998" table:style-name="ce22">
            <text:p>5,813</text:p>
          </table:table-cell>
          <table:table-cell office:value-type="float" office:value="5857.4925600000006" table:style-name="ce22">
            <text:p>5,857</text:p>
          </table:table-cell>
          <table:table-cell office:value-type="float" office:value="6781.2290000000012" table:style-name="ce22">
            <text:p>6,781</text:p>
          </table:table-cell>
          <table:table-cell office:value-type="float" office:value="6505.9308799999999" table:style-name="ce22">
            <text:p>6,506</text:p>
          </table:table-cell>
          <table:table-cell office:value-type="float" office:value="6724.7729999999992" table:style-name="ce22">
            <text:p>6,725</text:p>
          </table:table-cell>
          <table:table-cell office:value-type="float" office:value="6591.3550800000012" table:style-name="ce22">
            <text:p>6,591</text:p>
          </table:table-cell>
          <table:table-cell office:value-type="float" office:value="6876.1669999999995" table:style-name="ce22">
            <text:p>6,876</text:p>
          </table:table-cell>
          <table:table-cell office:value-type="float" office:value="7138.4470000000001" table:style-name="ce22">
            <text:p>7,138</text:p>
          </table:table-cell>
          <table:table-cell office:value-type="float" office:value="6588.7911199999999" table:style-name="ce22">
            <text:p>6,589</text:p>
          </table:table-cell>
          <table:table-cell office:value-type="float" office:value="5814.0522200000005" table:style-name="ce22">
            <text:p>5,814</text:p>
          </table:table-cell>
          <table:table-cell office:value-type="float" office:value="5930.1420000000007" table:style-name="ce22">
            <text:p>5,930</text:p>
          </table:table-cell>
          <table:table-cell table:style-name="ce47"/>
          <table:table-cell table:style-name="ce25"/>
          <table:table-cell table:number-columns-repeated="16330" table:style-name="ce2"/>
        </table:table-row>
        <table:table-row table:style-name="ro3">
          <table:table-cell table:number-columns-repeated="2" table:style-name="ce2"/>
          <table:table-cell table:style-name="ce50"/>
          <table:table-cell office:value-type="string" table:style-name="ce2">
            <text:p>Animal feed</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5167" table:style-name="ce22">
            <text:p>5,167</text:p>
          </table:table-cell>
          <table:table-cell office:value-type="float" office:value="5202" table:style-name="ce22">
            <text:p>5,202</text:p>
          </table:table-cell>
          <table:table-cell office:value-type="float" office:value="5840" table:style-name="ce22">
            <text:p>5,840</text:p>
          </table:table-cell>
          <table:table-cell office:value-type="float" office:value="5817" table:style-name="ce22">
            <text:p>5,817</text:p>
          </table:table-cell>
          <table:table-cell office:value-type="float" office:value="5796" table:style-name="ce22">
            <text:p>5,796</text:p>
          </table:table-cell>
          <table:table-cell office:value-type="float" office:value="5253" table:style-name="ce22">
            <text:p>5,253</text:p>
          </table:table-cell>
          <table:table-cell office:value-type="float" office:value="5018" table:style-name="ce22">
            <text:p>5,018</text:p>
          </table:table-cell>
          <table:table-cell office:value-type="float" office:value="4562.5" table:style-name="ce22">
            <text:p>4,563</text:p>
          </table:table-cell>
          <table:table-cell office:value-type="float" office:value="4530" table:style-name="ce22">
            <text:p>4,530</text:p>
          </table:table-cell>
          <table:table-cell office:value-type="float" office:value="4576" table:style-name="ce22">
            <text:p>4,576</text:p>
          </table:table-cell>
          <table:table-cell office:value-type="float" office:value="5370.5344994126963" table:style-name="ce22">
            <text:p>5,371</text:p>
          </table:table-cell>
          <table:table-cell office:value-type="float" office:value="5213.0238567118795" table:style-name="ce22">
            <text:p>5,213</text:p>
          </table:table-cell>
          <table:table-cell office:value-type="float" office:value="5346" table:style-name="ce22">
            <text:p>5,346</text:p>
          </table:table-cell>
          <table:table-cell office:value-type="float" office:value="5955" table:style-name="ce22">
            <text:p>5,955</text:p>
          </table:table-cell>
          <table:table-cell office:value-type="float" office:value="6117" table:style-name="ce22">
            <text:p>6,117</text:p>
          </table:table-cell>
          <table:table-cell office:value-type="float" office:value="6395" table:style-name="ce22">
            <text:p>6,395</text:p>
          </table:table-cell>
          <table:table-cell office:value-type="float" office:value="6483.0969999999998" table:style-name="ce22">
            <text:p>6,483</text:p>
          </table:table-cell>
          <table:table-cell office:value-type="float" office:value="6597.3940000000002" table:style-name="ce22">
            <text:p>6,597</text:p>
          </table:table-cell>
          <table:table-cell office:value-type="float" office:value="6477.9589999999998" table:style-name="ce22">
            <text:p>6,478</text:p>
          </table:table-cell>
          <table:table-cell office:value-type="float" office:value="6707.5630000000001" table:style-name="ce22">
            <text:p>6,708</text:p>
          </table:table-cell>
          <table:table-cell office:value-type="float" office:value="6627.0819999999994" table:style-name="ce22">
            <text:p>6,627</text:p>
          </table:table-cell>
          <table:table-cell office:value-type="float" office:value="7001.7359999999999" table:style-name="ce22">
            <text:p>7,002</text:p>
          </table:table-cell>
          <table:table-cell office:value-type="float" office:value="6867.0150000000003" table:style-name="ce22">
            <text:p>6,867</text:p>
          </table:table-cell>
          <table:table-cell office:value-type="float" office:value="6611.0820000000003" table:style-name="ce22">
            <text:p>6,611</text:p>
          </table:table-cell>
          <table:table-cell office:value-type="float" office:value="6237.610999999999" table:style-name="ce22">
            <text:p>6,238</text:p>
          </table:table-cell>
          <table:table-cell office:value-type="float" office:value="6556.9380000000001" table:style-name="ce22">
            <text:p>6,557</text:p>
          </table:table-cell>
          <table:table-cell office:value-type="float" office:value="6389.1149999999998" table:style-name="ce22">
            <text:p>6,389</text:p>
          </table:table-cell>
          <table:table-cell office:value-type="float" office:value="6267.5709999999999" table:style-name="ce22">
            <text:p>6,268</text:p>
          </table:table-cell>
          <table:table-cell office:value-type="float" office:value="6807.473" table:style-name="ce22">
            <text:p>6,807</text:p>
          </table:table-cell>
          <table:table-cell office:value-type="float" office:value="6718.7920000000004" table:style-name="ce22">
            <text:p>6,719</text:p>
          </table:table-cell>
          <table:table-cell office:value-type="float" office:value="6564.5990000000002" table:style-name="ce22">
            <text:p>6,565</text:p>
          </table:table-cell>
          <table:table-cell office:value-type="float" office:value="7074.63" table:style-name="ce22">
            <text:p>7,075</text:p>
          </table:table-cell>
          <table:table-cell office:value-type="float" office:value="7269.9920000000002" table:style-name="ce22">
            <text:p>7,270</text:p>
          </table:table-cell>
          <table:table-cell office:value-type="float" office:value="7347.4790000000003" table:style-name="ce22">
            <text:p>7,347</text:p>
          </table:table-cell>
          <table:table-cell office:value-type="float" office:value="7667.1769999999997" table:style-name="ce22">
            <text:p>7,667</text:p>
          </table:table-cell>
          <table:table-cell office:value-type="float" office:value="7367.4770000000008" table:style-name="ce22">
            <text:p>7,367</text:p>
          </table:table-cell>
          <table:table-cell office:value-type="float" office:value="6856.5000090250005" table:style-name="ce22">
            <text:p>6,857</text:p>
          </table:table-cell>
          <table:table-cell table:style-name="ce47"/>
          <table:table-cell table:style-name="ce25"/>
          <table:table-cell table:number-columns-repeated="16330" table:style-name="ce2"/>
        </table:table-row>
        <table:table-row table:style-name="ro3">
          <table:table-cell table:number-columns-repeated="2" table:style-name="ce2"/>
          <table:table-cell table:style-name="ce50"/>
          <table:table-cell office:value-type="string" table:style-name="ce2">
            <text:p>Seed</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325" table:style-name="ce22">
            <text:p>325</text:p>
          </table:table-cell>
          <table:table-cell office:value-type="float" office:value="347" table:style-name="ce22">
            <text:p>347</text:p>
          </table:table-cell>
          <table:table-cell office:value-type="float" office:value="357" table:style-name="ce22">
            <text:p>357</text:p>
          </table:table-cell>
          <table:table-cell office:value-type="float" office:value="337" table:style-name="ce22">
            <text:p>337</text:p>
          </table:table-cell>
          <table:table-cell office:value-type="float" office:value="357" table:style-name="ce22">
            <text:p>357</text:p>
          </table:table-cell>
          <table:table-cell office:value-type="float" office:value="365" table:style-name="ce22">
            <text:p>365</text:p>
          </table:table-cell>
          <table:table-cell office:value-type="float" office:value="353" table:style-name="ce22">
            <text:p>353</text:p>
          </table:table-cell>
          <table:table-cell office:value-type="float" office:value="356" table:style-name="ce22">
            <text:p>356</text:p>
          </table:table-cell>
          <table:table-cell office:value-type="float" office:value="311" table:style-name="ce22">
            <text:p>311</text:p>
          </table:table-cell>
          <table:table-cell office:value-type="float" office:value="310" table:style-name="ce22">
            <text:p>310</text:p>
          </table:table-cell>
          <table:table-cell office:value-type="float" office:value="334.62" table:style-name="ce22">
            <text:p>335</text:p>
          </table:table-cell>
          <table:table-cell office:value-type="float" office:value="355.68" table:style-name="ce22">
            <text:p>356</text:p>
          </table:table-cell>
          <table:table-cell office:value-type="float" office:value="366" table:style-name="ce22">
            <text:p>366</text:p>
          </table:table-cell>
          <table:table-cell office:value-type="float" office:value="368" table:style-name="ce22">
            <text:p>368</text:p>
          </table:table-cell>
          <table:table-cell office:value-type="float" office:value="332" table:style-name="ce22">
            <text:p>332</text:p>
          </table:table-cell>
          <table:table-cell office:value-type="float" office:value="375" table:style-name="ce22">
            <text:p>375</text:p>
          </table:table-cell>
          <table:table-cell office:value-type="float" office:value="265" table:style-name="ce22">
            <text:p>265</text:p>
          </table:table-cell>
          <table:table-cell office:value-type="float" office:value="298" table:style-name="ce22">
            <text:p>298</text:p>
          </table:table-cell>
          <table:table-cell office:value-type="float" office:value="281" table:style-name="ce22">
            <text:p>281</text:p>
          </table:table-cell>
          <table:table-cell office:value-type="float" office:value="281" table:style-name="ce22">
            <text:p>281</text:p>
          </table:table-cell>
          <table:table-cell office:value-type="float" office:value="275" table:style-name="ce22">
            <text:p>275</text:p>
          </table:table-cell>
          <table:table-cell office:value-type="float" office:value="254" table:style-name="ce22">
            <text:p>254</text:p>
          </table:table-cell>
          <table:table-cell office:value-type="float" office:value="254" table:style-name="ce22">
            <text:p>254</text:p>
          </table:table-cell>
          <table:table-cell office:value-type="float" office:value="311" table:style-name="ce22">
            <text:p>311</text:p>
          </table:table-cell>
          <table:table-cell office:value-type="float" office:value="322" table:style-name="ce22">
            <text:p>322</text:p>
          </table:table-cell>
          <table:table-cell office:value-type="float" office:value="290" table:style-name="ce22">
            <text:p>290</text:p>
          </table:table-cell>
          <table:table-cell office:value-type="float" office:value="295" table:style-name="ce22">
            <text:p>295</text:p>
          </table:table-cell>
          <table:table-cell office:value-type="float" office:value="299" table:style-name="ce22">
            <text:p>299</text:p>
          </table:table-cell>
          <table:table-cell office:value-type="float" office:value="304" table:style-name="ce22">
            <text:p>304</text:p>
          </table:table-cell>
          <table:table-cell office:value-type="float" office:value="293" table:style-name="ce22">
            <text:p>293</text:p>
          </table:table-cell>
          <table:table-cell office:value-type="float" office:value="291" table:style-name="ce22">
            <text:p>291</text:p>
          </table:table-cell>
          <table:table-cell office:value-type="float" office:value="281" table:style-name="ce22">
            <text:p>281</text:p>
          </table:table-cell>
          <table:table-cell office:value-type="float" office:value="283" table:style-name="ce22">
            <text:p>283</text:p>
          </table:table-cell>
          <table:table-cell office:value-type="float" office:value="278" table:style-name="ce22">
            <text:p>278</text:p>
          </table:table-cell>
          <table:table-cell office:value-type="float" office:value="271" table:style-name="ce22">
            <text:p>271</text:p>
          </table:table-cell>
          <table:table-cell office:value-type="float" office:value="281" table:style-name="ce22">
            <text:p>281</text:p>
          </table:table-cell>
          <table:table-cell office:value-type="float" office:value="215" table:style-name="ce22">
            <text:p>215</text:p>
          </table:table-cell>
          <table:table-cell table:style-name="ce47"/>
          <table:table-cell table:style-name="ce25"/>
          <table:table-cell table:number-columns-repeated="16330" table:style-name="ce2"/>
        </table:table-row>
        <table:table-row table:style-name="ro3">
          <table:table-cell table:number-columns-repeated="2" table:style-name="ce2"/>
          <table:table-cell table:style-name="ce50"/>
          <table:table-cell office:value-type="string" table:style-name="ce2">
            <text:p>Other uses and waste</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436" table:style-name="ce22">
            <text:p>436</text:p>
          </table:table-cell>
          <table:table-cell office:value-type="float" office:value="623" table:style-name="ce22">
            <text:p>623</text:p>
          </table:table-cell>
          <table:table-cell office:value-type="float" office:value="688" table:style-name="ce22">
            <text:p>688</text:p>
          </table:table-cell>
          <table:table-cell office:value-type="float" office:value="719" table:style-name="ce22">
            <text:p>719</text:p>
          </table:table-cell>
          <table:table-cell office:value-type="float" office:value="806" table:style-name="ce22">
            <text:p>806</text:p>
          </table:table-cell>
          <table:table-cell office:value-type="float" office:value="846" table:style-name="ce22">
            <text:p>846</text:p>
          </table:table-cell>
          <table:table-cell office:value-type="float" office:value="868" table:style-name="ce22">
            <text:p>868</text:p>
          </table:table-cell>
          <table:table-cell office:value-type="float" office:value="920" table:style-name="ce22">
            <text:p>920</text:p>
          </table:table-cell>
          <table:table-cell office:value-type="float" office:value="955.20441249999931" table:style-name="ce22">
            <text:p>955</text:p>
          </table:table-cell>
          <table:table-cell office:value-type="float" office:value="875.21250000000146" table:style-name="ce22">
            <text:p>875</text:p>
          </table:table-cell>
          <table:table-cell office:value-type="float" office:value="724.6532049999995" table:style-name="ce22">
            <text:p>725</text:p>
          </table:table-cell>
          <table:table-cell office:value-type="float" office:value="754.28010199999812" table:style-name="ce22">
            <text:p>754</text:p>
          </table:table-cell>
          <table:table-cell office:value-type="float" office:value="837" table:style-name="ce22">
            <text:p>837</text:p>
          </table:table-cell>
          <table:table-cell office:value-type="float" office:value="833" table:style-name="ce22">
            <text:p>833</text:p>
          </table:table-cell>
          <table:table-cell office:value-type="float" office:value="763" table:style-name="ce22">
            <text:p>763</text:p>
          </table:table-cell>
          <table:table-cell office:value-type="float" office:value="769" table:style-name="ce22">
            <text:p>769</text:p>
          </table:table-cell>
          <table:table-cell office:value-type="float" office:value="787.6832200000008" table:style-name="ce22">
            <text:p>788</text:p>
          </table:table-cell>
          <table:table-cell office:value-type="float" office:value="819.26077476999853" table:style-name="ce22">
            <text:p>819</text:p>
          </table:table-cell>
          <table:table-cell office:value-type="float" office:value="830.47478653999951" table:style-name="ce22">
            <text:p>830</text:p>
          </table:table-cell>
          <table:table-cell office:value-type="float" office:value="809.59965206000015" table:style-name="ce22">
            <text:p>810</text:p>
          </table:table-cell>
          <table:table-cell office:value-type="float" office:value="854.42256299999735" table:style-name="ce22">
            <text:p>854</text:p>
          </table:table-cell>
          <table:table-cell office:value-type="float" office:value="787.21185074250116" table:style-name="ce22">
            <text:p>787</text:p>
          </table:table-cell>
          <table:table-cell office:value-type="float" office:value="850.83374598619957" table:style-name="ce22">
            <text:p>851</text:p>
          </table:table-cell>
          <table:table-cell office:value-type="float" office:value="841.15345100999821" table:style-name="ce22">
            <text:p>841</text:p>
          </table:table-cell>
          <table:table-cell office:value-type="float" office:value="890.77449951000017" table:style-name="ce22">
            <text:p>891</text:p>
          </table:table-cell>
          <table:table-cell office:value-type="float" office:value="828.22744499999953" table:style-name="ce22">
            <text:p>828</text:p>
          </table:table-cell>
          <table:table-cell office:value-type="float" office:value="742.35874999999942" table:style-name="ce22">
            <text:p>742</text:p>
          </table:table-cell>
          <table:table-cell office:value-type="float" office:value="823.21142200000031" table:style-name="ce22">
            <text:p>823</text:p>
          </table:table-cell>
          <table:table-cell office:value-type="float" office:value="974.88566099999844" table:style-name="ce22">
            <text:p>975</text:p>
          </table:table-cell>
          <table:table-cell office:value-type="float" office:value="1114.2703289999999" table:style-name="ce22">
            <text:p>1,114</text:p>
          </table:table-cell>
          <table:table-cell office:value-type="float" office:value="1041.8118770000001" table:style-name="ce22">
            <text:p>1,042</text:p>
          </table:table-cell>
          <table:table-cell office:value-type="float" office:value="959.4627249999985" table:style-name="ce22">
            <text:p>959</text:p>
          </table:table-cell>
          <table:table-cell office:value-type="float" office:value="943.27248300000065" table:style-name="ce22">
            <text:p>943</text:p>
          </table:table-cell>
          <table:table-cell office:value-type="float" office:value="963.86685300000045" table:style-name="ce22">
            <text:p>964</text:p>
          </table:table-cell>
          <table:table-cell office:value-type="float" office:value="952.03471900000113" table:style-name="ce22">
            <text:p>952</text:p>
          </table:table-cell>
          <table:table-cell office:value-type="float" office:value="962.83990000000358" table:style-name="ce22">
            <text:p>963</text:p>
          </table:table-cell>
          <table:table-cell office:value-type="float" office:value="985.05879199999981" table:style-name="ce22">
            <text:p>985</text:p>
          </table:table-cell>
          <table:table-cell table:style-name="ce47"/>
          <table:table-cell table:style-name="ce25"/>
          <table:table-cell table:number-columns-repeated="2" table:style-name="ce2"/>
          <table:table-cell table:number-columns-repeated="16328" table:style-name="ce1"/>
        </table:table-row>
        <table:table-row table:style-name="ro3">
          <table:table-cell table:style-name="ce24"/>
          <table:table-cell office:value-type="string" table:style-name="ce34">
            <text:p>Production as % of total new supply for use in UK</text:p>
          </table:table-cell>
          <table:table-cell table:number-columns-repeated="2" table:style-name="ce24"/>
          <table:table-cell office:value-type="string" table:style-name="ce51">
            <text:p>. .</text:p>
          </table:table-cell>
          <table:table-cell office:value-type="string" table:style-name="ce51">
            <text:p>. .</text:p>
          </table:table-cell>
          <table:table-cell office:value-type="string" table:style-name="ce51">
            <text:p>. .</text:p>
          </table:table-cell>
          <table:table-cell office:value-type="string" table:style-name="ce51">
            <text:p>. .</text:p>
          </table:table-cell>
          <table:table-cell office:value-type="string" table:style-name="ce51">
            <text:p>. .</text:p>
          </table:table-cell>
          <table:table-cell office:value-type="string" table:style-name="ce51">
            <text:p>. .</text:p>
          </table:table-cell>
          <table:table-cell office:value-type="string" table:style-name="ce51">
            <text:p>. .</text:p>
          </table:table-cell>
          <table:table-cell office:value-type="string" table:style-name="ce51">
            <text:p>. .</text:p>
          </table:table-cell>
          <table:table-cell office:value-type="string" table:style-name="ce51">
            <text:p>. .</text:p>
          </table:table-cell>
          <table:table-cell office:value-type="string" table:style-name="ce51">
            <text:p>. .</text:p>
          </table:table-cell>
          <table:table-cell office:value-type="string" table:style-name="ce51">
            <text:p>. .</text:p>
          </table:table-cell>
          <table:table-cell office:value-type="percentage" office:value="1.078753786239723" table:style-name="ce52">
            <text:p>108%</text:p>
          </table:table-cell>
          <table:table-cell office:value-type="percentage" office:value="1.0234494477485132" table:style-name="ce52">
            <text:p>102%</text:p>
          </table:table-cell>
          <table:table-cell office:value-type="percentage" office:value="1.1962335540459197" table:style-name="ce52">
            <text:p>120%</text:p>
          </table:table-cell>
          <table:table-cell office:value-type="percentage" office:value="1.2523599748269352" table:style-name="ce52">
            <text:p>125%</text:p>
          </table:table-cell>
          <table:table-cell office:value-type="percentage" office:value="1.0250348918353105" table:style-name="ce52">
            <text:p>103%</text:p>
          </table:table-cell>
          <table:table-cell office:value-type="percentage" office:value="1.2083871523292862" table:style-name="ce52">
            <text:p>121%</text:p>
          </table:table-cell>
          <table:table-cell office:value-type="percentage" office:value="1.3664070107108082" table:style-name="ce52">
            <text:p>137%</text:p>
          </table:table-cell>
          <table:table-cell office:value-type="percentage" office:value="1.2964166441014533" table:style-name="ce52">
            <text:p>130%</text:p>
          </table:table-cell>
          <table:table-cell office:value-type="percentage" office:value="1.2368374868374867" table:style-name="ce52">
            <text:p>124%</text:p>
          </table:table-cell>
          <table:table-cell office:value-type="percentage" office:value="1.199851065810295" table:style-name="ce52">
            <text:p>120%</text:p>
          </table:table-cell>
          <table:table-cell office:value-type="percentage" office:value="1.205236225792053" table:style-name="ce52">
            <text:p>121%</text:p>
          </table:table-cell>
          <table:table-cell office:value-type="percentage" office:value="1.1746123055472317" table:style-name="ce52">
            <text:p>117%</text:p>
          </table:table-cell>
          <table:table-cell office:value-type="percentage" office:value="1.25" table:style-name="ce52">
            <text:p>125%</text:p>
          </table:table-cell>
          <table:table-cell office:value-type="percentage" office:value="1.21" table:style-name="ce52">
            <text:p>121%</text:p>
          </table:table-cell>
          <table:table-cell office:value-type="percentage" office:value="1.24" table:style-name="ce52">
            <text:p>124%</text:p>
          </table:table-cell>
          <table:table-cell office:value-type="percentage" office:value="1.1299999999999999" table:style-name="ce52">
            <text:p>113%</text:p>
          </table:table-cell>
          <table:table-cell office:value-type="percentage" office:value="1.1756508519668083" table:style-name="ce52">
            <text:p>118%</text:p>
          </table:table-cell>
          <table:table-cell office:value-type="percentage" office:value="1.0285105249134026" table:style-name="ce52">
            <text:p>103%</text:p>
          </table:table-cell>
          <table:table-cell office:value-type="percentage" office:value="1.0163527615169254" table:style-name="ce52">
            <text:p>102%</text:p>
          </table:table-cell>
          <table:table-cell office:value-type="percentage" office:value="1.2429752066115702" table:style-name="ce52">
            <text:p>124%</text:p>
          </table:table-cell>
          <table:table-cell office:value-type="percentage" office:value="1.1080635920939559" table:style-name="ce52">
            <text:p>111%</text:p>
          </table:table-cell>
          <table:table-cell office:value-type="percentage" office:value="1.095122310639552" table:style-name="ce52">
            <text:p>110%</text:p>
          </table:table-cell>
          <table:table-cell office:value-type="percentage" office:value="1.0796078144435501" table:style-name="ce52">
            <text:p>108%</text:p>
          </table:table-cell>
          <table:table-cell office:value-type="percentage" office:value="1.0537180202438829" table:style-name="ce52">
            <text:p>105%</text:p>
          </table:table-cell>
          <table:table-cell office:value-type="percentage" office:value="1.0966185420008656" table:style-name="ce52">
            <text:p>110%</text:p>
          </table:table-cell>
          <table:table-cell office:value-type="percentage" office:value="1.0884627281163006" table:style-name="ce52">
            <text:p>109%</text:p>
          </table:table-cell>
          <table:table-cell office:value-type="percentage" office:value="1.1757547020704915" table:style-name="ce52">
            <text:p>118%</text:p>
          </table:table-cell>
          <table:table-cell office:value-type="percentage" office:value="1.0998414071510958" table:style-name="ce52">
            <text:p>110%</text:p>
          </table:table-cell>
          <table:table-cell office:value-type="percentage" office:value="0.97917743483718522" table:style-name="ce52">
            <text:p>98%</text:p>
          </table:table-cell>
          <table:table-cell office:value-type="percentage" office:value="0.82566837512120794" table:style-name="ce52">
            <text:p>83%</text:p>
          </table:table-cell>
          <table:table-cell office:value-type="percentage" office:value="0.96060623589980909" table:style-name="ce52">
            <text:p>96%</text:p>
          </table:table-cell>
          <table:table-cell office:value-type="percentage" office:value="1.0262004373396174" table:style-name="ce52">
            <text:p>103%</text:p>
          </table:table-cell>
          <table:table-cell office:value-type="percentage" office:value="1.112395229082805" table:style-name="ce52">
            <text:p>111%</text:p>
          </table:table-cell>
          <table:table-cell office:value-type="percentage" office:value="0.92246253789917776" table:style-name="ce52">
            <text:p>92%</text:p>
          </table:table-cell>
          <table:table-cell office:value-type="percentage" office:value="0.8640362060173381" table:style-name="ce52">
            <text:p>86%</text:p>
          </table:table-cell>
          <table:table-cell office:value-type="percentage" office:value="0.99332680298763321" table:style-name="ce52">
            <text:p>99%</text:p>
          </table:table-cell>
          <table:table-cell office:value-type="percentage" office:value="0.85826001955034215" table:style-name="ce52">
            <text:p>86%</text:p>
          </table:table-cell>
          <table:table-cell table:style-name="ce47"/>
          <table:table-cell table:number-columns-repeated="3" table:style-name="ce53"/>
          <table:table-cell table:number-columns-repeated="16328" table:style-name="ce24"/>
        </table:table-row>
        <table:table-row table:style-name="ro3">
          <table:table-cell table:style-name="ce54"/>
          <table:table-cell office:value-type="string" table:style-name="ce40">
            <text:p>% of home grown wheat in milling grist</text:p>
          </table:table-cell>
          <table:table-cell table:number-columns-repeated="2" table:style-name="ce54"/>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percentage" office:value="0.78200000000000003" table:style-name="ce31">
            <text:p>78%</text:p>
          </table:table-cell>
          <table:table-cell office:value-type="percentage" office:value="0.7609999999999999" table:style-name="ce31">
            <text:p>76%</text:p>
          </table:table-cell>
          <table:table-cell office:value-type="percentage" office:value="0.63800000000000001" table:style-name="ce31">
            <text:p>64%</text:p>
          </table:table-cell>
          <table:table-cell office:value-type="percentage" office:value="0.77800000000000002" table:style-name="ce31">
            <text:p>78%</text:p>
          </table:table-cell>
          <table:table-cell office:value-type="percentage" office:value="0.65599999999999992" table:style-name="ce31">
            <text:p>66%</text:p>
          </table:table-cell>
          <table:table-cell office:value-type="percentage" office:value="0.82700000000000007" table:style-name="ce31">
            <text:p>83%</text:p>
          </table:table-cell>
          <table:table-cell office:value-type="percentage" office:value="0.87599999999999989" table:style-name="ce31">
            <text:p>88%</text:p>
          </table:table-cell>
          <table:table-cell office:value-type="percentage" office:value="0.87187278436138949" table:style-name="ce31">
            <text:p>87%</text:p>
          </table:table-cell>
          <table:table-cell office:value-type="percentage" office:value="0.83218901453957994" table:style-name="ce31">
            <text:p>83%</text:p>
          </table:table-cell>
          <table:table-cell office:value-type="percentage" office:value="0.71815718157181574" table:style-name="ce31">
            <text:p>72%</text:p>
          </table:table-cell>
          <table:table-cell office:value-type="percentage" office:value="0.77613743025314452" table:style-name="ce31">
            <text:p>78%</text:p>
          </table:table-cell>
          <table:table-cell office:value-type="percentage" office:value="0.86139278330479618" table:style-name="ce31">
            <text:p>86%</text:p>
          </table:table-cell>
          <table:table-cell office:value-type="percentage" office:value="0.87" table:style-name="ce31">
            <text:p>87%</text:p>
          </table:table-cell>
          <table:table-cell office:value-type="percentage" office:value="0.84" table:style-name="ce31">
            <text:p>84%</text:p>
          </table:table-cell>
          <table:table-cell office:value-type="percentage" office:value="0.8" table:style-name="ce31">
            <text:p>80%</text:p>
          </table:table-cell>
          <table:table-cell office:value-type="percentage" office:value="0.83" table:style-name="ce31">
            <text:p>83%</text:p>
          </table:table-cell>
          <table:table-cell office:value-type="percentage" office:value="0.8206107196409006" table:style-name="ce31">
            <text:p>82%</text:p>
          </table:table-cell>
          <table:table-cell office:value-type="percentage" office:value="0.84502030774399617" table:style-name="ce31">
            <text:p>85%</text:p>
          </table:table-cell>
          <table:table-cell office:value-type="percentage" office:value="0.82729804813988861" table:style-name="ce31">
            <text:p>83%</text:p>
          </table:table-cell>
          <table:table-cell office:value-type="percentage" office:value="0.84828172463026852" table:style-name="ce31">
            <text:p>85%</text:p>
          </table:table-cell>
          <table:table-cell office:value-type="percentage" office:value="0.85518761275774136" table:style-name="ce31">
            <text:p>86%</text:p>
          </table:table-cell>
          <table:table-cell office:value-type="percentage" office:value="0.81832874000506228" table:style-name="ce31">
            <text:p>82%</text:p>
          </table:table-cell>
          <table:table-cell office:value-type="percentage" office:value="0.84483568207294568" table:style-name="ce31">
            <text:p>84%</text:p>
          </table:table-cell>
          <table:table-cell office:value-type="percentage" office:value="0.82738014585185338" table:style-name="ce31">
            <text:p>83%</text:p>
          </table:table-cell>
          <table:table-cell office:value-type="percentage" office:value="0.80322455526127912" table:style-name="ce31">
            <text:p>80%</text:p>
          </table:table-cell>
          <table:table-cell office:value-type="percentage" office:value="0.80272065783480229" table:style-name="ce31">
            <text:p>80%</text:p>
          </table:table-cell>
          <table:table-cell office:value-type="percentage" office:value="0.84526451976951289" table:style-name="ce31">
            <text:p>85%</text:p>
          </table:table-cell>
          <table:table-cell office:value-type="percentage" office:value="0.88133633754030749" table:style-name="ce31">
            <text:p>88%</text:p>
          </table:table-cell>
          <table:table-cell office:value-type="percentage" office:value="0.86210921353636627" table:style-name="ce31">
            <text:p>86%</text:p>
          </table:table-cell>
          <table:table-cell office:value-type="percentage" office:value="0.68524199261090213" table:style-name="ce31">
            <text:p>69%</text:p>
          </table:table-cell>
          <table:table-cell office:value-type="percentage" office:value="0.82289379879439795" table:style-name="ce31">
            <text:p>82%</text:p>
          </table:table-cell>
          <table:table-cell office:value-type="percentage" office:value="0.84872457515974087" table:style-name="ce31">
            <text:p>85%</text:p>
          </table:table-cell>
          <table:table-cell office:value-type="percentage" office:value="0.8695212027282061" table:style-name="ce31">
            <text:p>87%</text:p>
          </table:table-cell>
          <table:table-cell office:value-type="percentage" office:value="0.86592349848643546" table:style-name="ce31">
            <text:p>87%</text:p>
          </table:table-cell>
          <table:table-cell office:value-type="percentage" office:value="0.8144680780227862" table:style-name="ce31">
            <text:p>81%</text:p>
          </table:table-cell>
          <table:table-cell office:value-type="percentage" office:value="0.86732967802618055" table:style-name="ce31">
            <text:p>87%</text:p>
          </table:table-cell>
          <table:table-cell office:value-type="percentage" office:value="0.80939949161419744" table:style-name="ce31">
            <text:p>81%</text:p>
          </table:table-cell>
          <table:table-cell table:style-name="ce47"/>
          <table:table-cell table:number-columns-repeated="3" table:style-name="ce53"/>
          <table:table-cell table:number-columns-repeated="16328" table:style-name="ce36"/>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3" table:style-name="ce10"/>
          <table:table-cell table:style-name="ce2"/>
          <table:table-cell table:style-name="ce10"/>
          <table:table-cell table:style-name="ce2"/>
          <table:table-cell table:number-columns-repeated="4" table:style-name="ce10"/>
          <table:table-cell table:style-name="ce2"/>
          <table:table-cell table:number-columns-repeated="3" table:style-name="ce10"/>
          <table:table-cell table:number-columns-repeated="16341" table:style-name="ce2"/>
        </table:table-row>
        <table:table-row table:style-name="ro3">
          <table:table-cell office:value-type="string" table:style-name="ce2">
            <text:p>- means 'nil' or 'negligible' (less than half the last digit shown).</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3" table:style-name="ce10"/>
          <table:table-cell table:style-name="ce2"/>
          <table:table-cell table:number-columns-repeated="2" table:style-name="ce10"/>
          <table:table-cell table:number-columns-repeated="10" table:style-name="ce2"/>
          <table:table-cell table:style-name="ce10"/>
          <table:table-cell table:number-columns-repeated="16338" table:style-name="ce2"/>
        </table:table-row>
        <table:table-row table:style-name="ro3">
          <table:table-cell office:value-type="string" table:style-name="ce2">
            <text:p>. . means 'not available' or 'not applicable'.</text:p>
          </table:table-cell>
          <table:table-cell table:number-columns-repeated="16383" table:style-name="ce2"/>
        </table:table-row>
        <table:table-row table:style-name="ro3">
          <table:table-cell office:value-type="string" table:style-name="ce33">
            <text:p>(a) All cereal production estimates have been standardised to 14.5% moisture content</text:p>
          </table:table-cell>
          <table:table-cell table:number-columns-repeated="3"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office:value-type="string" table:style-name="ce2">
            <text:p>(b) Excludes farm saved seed.</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2">
            <text:p>(c) Includes arable area payments but excludes set-aside payments and is net of taxes.</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2">
            <text:p>(d) Excluding subsidies and taxes.</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34">
            <text:p>Data Revisions</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2">
            <text:p>There have been revisions to the estimates of wheat back to 2019, barley and oats back to 2018 due to changes in stocks data and methodology.</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2">
            <text:p>© Crown copyright, 2021</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3" table:style-name="ce2"/>
          <table:table-cell table:number-columns-repeated="16330"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3" table:style-name="ce2"/>
          <table:table-cell table:number-columns-repeated="16330" table:style-name="ce1"/>
        </table:table-row>
        <table:table-row table:number-rows-repeated="7"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2" table:style-name="ce10"/>
          <table:table-cell table:number-columns-repeated="2"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4"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
          <table:table-cell table:style-name="ce25"/>
          <table:table-cell table:style-name="ce2"/>
          <table:table-cell table:number-columns-repeated="2" table:style-name="ce10"/>
          <table:table-cell table:number-columns-repeated="25"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4"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5"/>
          <table:table-cell table:number-columns-repeated="2" table:style-name="ce2"/>
          <table:table-cell table:number-columns-repeated="2" table:style-name="ce10"/>
          <table:table-cell table:number-columns-repeated="25" table:style-name="ce2"/>
          <table:table-cell table:number-columns-repeated="16328" table:style-name="ce1"/>
        </table:table-row>
        <table:table-row table:number-rows-repeated="7"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2">
            <text:p>© Crown copyright, 2021</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20"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9"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2" table:style-name="ce2"/>
          <table:table-cell table:style-name="ce36"/>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2" table:style-name="ce10"/>
          <table:table-cell table:number-columns-repeated="2"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4"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
          <table:table-cell table:style-name="ce25"/>
          <table:table-cell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
          <table:table-cell table:number-columns-repeated="4"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46"/>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4"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5"/>
          <table:table-cell table:number-columns-repeated="2" table:style-name="ce2"/>
          <table:table-cell table:number-columns-repeated="2" table:style-name="ce10"/>
          <table:table-cell table:number-columns-repeated="25" table:style-name="ce2"/>
          <table:table-cell table:number-columns-repeated="16328" table:style-name="ce1"/>
        </table:table-row>
        <table:table-row table:number-rows-repeated="11"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9"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7"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46"/>
          <table:table-cell table:number-columns-repeated="2" table:style-name="ce25"/>
          <table:table-cell table:number-columns-repeated="27" table:style-name="ce2"/>
          <table:table-cell table:number-columns-repeated="16328" table:style-name="ce1"/>
        </table:table-row>
        <table:table-row table:number-rows-repeated="5"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style-name="ce2"/>
          <table:table-cell table:style-name="ce25"/>
          <table:table-cell table:number-columns-repeated="28"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4" table:style-name="ce10"/>
          <table:table-cell table:number-columns-repeated="27"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7"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4" table:style-name="ce10"/>
          <table:table-cell table:number-columns-repeated="27"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7"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number-rows-repeated="15" table:style-name="ro3">
          <table:table-cell table:number-columns-repeated="4" table:style-name="ce2"/>
          <table:table-cell table:number-columns-repeated="21" table:style-name="ce5"/>
          <table:table-cell table:style-name="ce10"/>
          <table:table-cell table:number-columns-repeated="16358" table:style-name="ce2"/>
        </table:table-row>
        <table:table-row table:number-rows-repeated="754" table:style-name="ro3">
          <table:table-cell table:number-columns-repeated="16384"/>
        </table:table-row>
        <table:table-row table:number-rows-repeated="1047598" table:style-name="ro1">
          <table:table-cell table:number-columns-repeated="16384"/>
        </table:table-row>
        <table:named-expressions>
          <table:named-range table:name="Print_Area" table:cell-range-address="Wheat_(Table_7_2).$A$1:Wheat_(Table_7_2).$AJ$42" table:base-cell-address="Wheat_(Table_7_2).$A$1"/>
        </table:named-expressions>
      </table:table>
      <table:table table:name="Barley_(Table_7_3)" table:style-name="ta1">
        <table:table-column table:style-name="co1" table:number-columns-repeated="2" table:default-cell-style-name="ce2"/>
        <table:table-column table:style-name="co2" table:default-cell-style-name="ce2"/>
        <table:table-column table:style-name="co18" table:default-cell-style-name="ce2"/>
        <table:table-column table:style-name="co4" table:number-columns-repeated="11" table:default-cell-style-name="ce5"/>
        <table:table-column table:style-name="co9" table:default-cell-style-name="ce5"/>
        <table:table-column table:style-name="co4" table:default-cell-style-name="ce5"/>
        <table:table-column table:style-name="co5" table:default-cell-style-name="ce5"/>
        <table:table-column table:style-name="co4" table:number-columns-repeated="7" table:default-cell-style-name="ce5"/>
        <table:table-column table:style-name="co4" table:default-cell-style-name="ce10"/>
        <table:table-column table:style-name="co4" table:number-columns-repeated="26" table:default-cell-style-name="ce2"/>
        <table:table-column table:style-name="co17" table:default-cell-style-name="ce2"/>
        <table:table-column table:style-name="co13" table:default-cell-style-name="ce2"/>
        <table:table-column table:style-name="co4" table:number-columns-repeated="35" table:default-cell-style-name="ce2"/>
        <table:table-column table:style-name="co14" table:number-columns-repeated="16295" table:default-cell-style-name="ce2"/>
        <table:table-row table:style-name="ro1">
          <table:table-cell office:value-type="string" table:style-name="ce2">
            <text:p>Date of update: 22 July 2021</text:p>
          </table:table-cell>
          <table:table-cell table:style-name="ce2"/>
          <table:table-cell table:style-name="ce3"/>
          <table:table-cell table:style-name="ce4"/>
          <table:table-cell table:number-columns-repeated="16380" table:style-name="ce2"/>
        </table:table-row>
        <table:table-row table:style-name="ro1">
          <table:table-cell office:value-type="string" table:style-name="ce2">
            <text:p>Next update: June 2022</text:p>
          </table:table-cell>
          <table:table-cell table:style-name="ce2"/>
          <table:table-cell table:style-name="ce3"/>
          <table:table-cell table:style-name="ce4"/>
          <table:table-cell table:number-columns-repeated="16380" table:style-name="ce2"/>
        </table:table-row>
        <table:table-row table:style-name="ro1">
          <table:table-cell table:number-columns-repeated="2" table:style-name="ce2"/>
          <table:table-cell table:style-name="ce56"/>
          <table:table-cell table:style-name="ce6"/>
          <table:table-cell table:number-columns-repeated="16380" table:style-name="ce2"/>
        </table:table-row>
        <table:table-row table:style-name="ro2">
          <table:table-cell office:value-type="string" table:style-name="ce7">
            <text:p>Table 7.3 <text:s/>Barley production, value, supply and use; United Kingdom</text:p>
          </table:table-cell>
          <table:table-cell table:number-columns-repeated="3" table:style-name="ce2"/>
          <table:table-cell table:number-columns-repeated="21" table:style-name="ce5"/>
          <table:table-cell table:style-name="ce10"/>
          <table:table-cell table:number-columns-repeated="16358" table:style-name="ce2"/>
        </table:table-row>
        <table:table-row table:style-name="ro2">
          <table:table-cell table:style-name="ce7"/>
          <table:table-cell table:number-columns-repeated="3" table:style-name="ce2"/>
          <table:table-cell table:number-columns-repeated="21" table:style-name="ce5"/>
          <table:table-cell table:style-name="ce10"/>
          <table:table-cell table:number-columns-repeated="16358" table:style-name="ce2"/>
        </table:table-row>
        <table:table-row table:style-name="ro2">
          <table:table-cell office:value-type="string" table:style-name="ce2">
            <text:p>Enquiries: Allan Howsam on +44 (0) 02 802 66123</text:p>
          </table:table-cell>
          <table:table-cell table:number-columns-repeated="3" table:style-name="ce2"/>
          <table:table-cell table:number-columns-repeated="21" table:style-name="ce5"/>
          <table:table-cell table:style-name="ce10"/>
          <table:table-cell table:number-columns-repeated="9" table:style-name="ce2"/>
          <table:table-cell table:style-name="ce8"/>
          <table:table-cell table:style-name="ce2"/>
          <table:table-cell table:number-columns-repeated="2" table:style-name="ce37"/>
          <table:table-cell table:style-name="ce2"/>
          <table:table-cell table:style-name="ce8"/>
          <table:table-cell table:number-columns-repeated="4" table:style-name="ce2"/>
          <table:table-cell table:style-name="ce8"/>
          <table:table-cell table:style-name="ce2"/>
          <table:table-cell table:number-columns-repeated="4" table:style-name="ce8"/>
          <table:table-cell office:value-type="string" table:style-name="ce3">
            <text:p>email: Crops-statistics@defra.gov.uk</text:p>
          </table:table-cell>
          <table:table-cell table:number-columns-repeated="16332" table:style-name="ce2"/>
        </table:table-row>
        <table:table-row table:style-name="ro3">
          <table:table-cell table:number-columns-repeated="4" table:style-name="ce2"/>
          <table:table-cell table:number-columns-repeated="21" table:style-name="ce5"/>
          <table:table-cell table:style-name="ce10"/>
          <table:table-cell table:number-columns-repeated="16358" table:style-name="ce2"/>
        </table:table-row>
        <table:table-row table:style-name="ro3">
          <table:table-cell office:value-type="string" table:style-name="ce2">
            <text:p>Thousand tonnes (unless otherwise specified)</text:p>
          </table:table-cell>
          <table:table-cell table:number-columns-repeated="3" table:style-name="ce2"/>
          <table:table-cell table:number-columns-repeated="21" table:style-name="ce5"/>
          <table:table-cell table:style-name="ce10"/>
          <table:table-cell table:number-columns-repeated="7" table:style-name="ce2"/>
          <table:table-cell table:style-name="ce10"/>
          <table:table-cell table:style-name="ce2"/>
          <table:table-cell table:number-columns-repeated="4" table:style-name="ce10"/>
          <table:table-cell table:style-name="ce2"/>
          <table:table-cell table:number-columns-repeated="3" table:style-name="ce39"/>
          <table:table-cell table:number-columns-repeated="2" table:style-name="ce40"/>
          <table:table-cell table:number-columns-repeated="6" table:style-name="ce39"/>
          <table:table-cell office:value-type="string" table:style-name="ce39">
            <text:p>Calendar years</text:p>
          </table:table-cell>
          <table:table-cell table:number-columns-repeated="2" table:style-name="ce11"/>
          <table:table-cell table:number-columns-repeated="16330"/>
        </table:table-row>
        <table:table-row table:style-name="ro3">
          <table:table-cell table:number-columns-repeated="4" table:style-name="ce41"/>
          <table:table-cell office:value-type="float" office:value="1973" table:style-name="ce13">
            <text:p>1973</text:p>
          </table:table-cell>
          <table:table-cell office:value-type="float" office:value="1974" table:style-name="ce13">
            <text:p>1974</text:p>
          </table:table-cell>
          <table:table-cell office:value-type="float" office:value="1975" table:style-name="ce13">
            <text:p>1975</text:p>
          </table:table-cell>
          <table:table-cell office:value-type="float" office:value="1976" table:style-name="ce13">
            <text:p>1976</text:p>
          </table:table-cell>
          <table:table-cell office:value-type="float" office:value="1977" table:style-name="ce13">
            <text:p>1977</text:p>
          </table:table-cell>
          <table:table-cell office:value-type="float" office:value="1978" table:style-name="ce13">
            <text:p>1978</text:p>
          </table:table-cell>
          <table:table-cell office:value-type="float" office:value="1979" table:style-name="ce13">
            <text:p>1979</text:p>
          </table:table-cell>
          <table:table-cell office:value-type="float" office:value="1980" table:style-name="ce13">
            <text:p>1980</text:p>
          </table:table-cell>
          <table:table-cell office:value-type="float" office:value="1981" table:style-name="ce13">
            <text:p>1981</text:p>
          </table:table-cell>
          <table:table-cell office:value-type="float" office:value="1982" table:style-name="ce13">
            <text:p>1982</text:p>
          </table:table-cell>
          <table:table-cell office:value-type="float" office:value="1983" table:style-name="ce13">
            <text:p>1983</text:p>
          </table:table-cell>
          <table:table-cell office:value-type="float" office:value="1984" table:style-name="ce13">
            <text:p>1984</text:p>
          </table:table-cell>
          <table:table-cell office:value-type="float" office:value="1985" table:style-name="ce13">
            <text:p>1985</text:p>
          </table:table-cell>
          <table:table-cell office:value-type="float" office:value="1986" table:style-name="ce13">
            <text:p>1986</text:p>
          </table:table-cell>
          <table:table-cell office:value-type="float" office:value="1987" table:style-name="ce13">
            <text:p>1987</text:p>
          </table:table-cell>
          <table:table-cell office:value-type="float" office:value="1988" table:style-name="ce13">
            <text:p>1988</text:p>
          </table:table-cell>
          <table:table-cell office:value-type="float" office:value="1989" table:style-name="ce13">
            <text:p>1989</text:p>
          </table:table-cell>
          <table:table-cell office:value-type="float" office:value="1990" table:style-name="ce13">
            <text:p>1990</text:p>
          </table:table-cell>
          <table:table-cell office:value-type="float" office:value="1991" table:style-name="ce13">
            <text:p>1991</text:p>
          </table:table-cell>
          <table:table-cell office:value-type="float" office:value="1992" table:style-name="ce13">
            <text:p>1992</text:p>
          </table:table-cell>
          <table:table-cell office:value-type="float" office:value="1993" table:style-name="ce13">
            <text:p>1993</text:p>
          </table:table-cell>
          <table:table-cell office:value-type="float" office:value="1994" table:style-name="ce13">
            <text:p>1994</text:p>
          </table:table-cell>
          <table:table-cell office:value-type="float" office:value="1995" table:style-name="ce13">
            <text:p>1995</text:p>
          </table:table-cell>
          <table:table-cell office:value-type="float" office:value="1996" table:style-name="ce13">
            <text:p>1996</text:p>
          </table:table-cell>
          <table:table-cell office:value-type="float" office:value="1997" table:style-name="ce13">
            <text:p>1997</text:p>
          </table:table-cell>
          <table:table-cell office:value-type="float" office:value="1998" table:style-name="ce13">
            <text:p>1998</text:p>
          </table:table-cell>
          <table:table-cell office:value-type="float" office:value="1999" table:style-name="ce13">
            <text:p>1999</text:p>
          </table:table-cell>
          <table:table-cell office:value-type="float" office:value="2000" table:style-name="ce13">
            <text:p>2000</text:p>
          </table:table-cell>
          <table:table-cell office:value-type="float" office:value="2001" table:style-name="ce13">
            <text:p>2001</text:p>
          </table:table-cell>
          <table:table-cell office:value-type="float" office:value="2002" table:style-name="ce13">
            <text:p>2002</text:p>
          </table:table-cell>
          <table:table-cell office:value-type="float" office:value="2003" table:style-name="ce13">
            <text:p>2003</text:p>
          </table:table-cell>
          <table:table-cell office:value-type="float" office:value="2004" table:style-name="ce13">
            <text:p>2004</text:p>
          </table:table-cell>
          <table:table-cell office:value-type="float" office:value="2005" table:style-name="ce13">
            <text:p>2005</text:p>
          </table:table-cell>
          <table:table-cell office:value-type="float" office:value="2006" table:style-name="ce13">
            <text:p>2006</text:p>
          </table:table-cell>
          <table:table-cell office:value-type="float" office:value="2007" table:style-name="ce13">
            <text:p>2007</text:p>
          </table:table-cell>
          <table:table-cell office:value-type="float" office:value="2008" table:style-name="ce13">
            <text:p>2008</text:p>
          </table:table-cell>
          <table:table-cell office:value-type="float" office:value="2009" table:style-name="ce17">
            <text:p>2009</text:p>
          </table:table-cell>
          <table:table-cell office:value-type="float" office:value="2010" table:style-name="ce17">
            <text:p>2010</text:p>
          </table:table-cell>
          <table:table-cell office:value-type="float" office:value="2011" table:style-name="ce17">
            <text:p>2011</text:p>
          </table:table-cell>
          <table:table-cell office:value-type="float" office:value="2012" table:style-name="ce17">
            <text:p>2012</text:p>
          </table:table-cell>
          <table:table-cell office:value-type="float" office:value="2013" table:style-name="ce17">
            <text:p>2013</text:p>
          </table:table-cell>
          <table:table-cell office:value-type="float" office:value="2014" table:style-name="ce13">
            <text:p>2014</text:p>
          </table:table-cell>
          <table:table-cell office:value-type="float" office:value="2015" table:style-name="ce17">
            <text:p>2015</text:p>
          </table:table-cell>
          <table:table-cell office:value-type="float" office:value="2016" table:style-name="ce13">
            <text:p>2016</text:p>
          </table:table-cell>
          <table:table-cell office:value-type="float" office:value="2017" table:style-name="ce13">
            <text:p>2017</text:p>
          </table:table-cell>
          <table:table-cell office:value-type="float" office:value="2018" table:style-name="ce13">
            <text:p>2018</text:p>
          </table:table-cell>
          <table:table-cell office:value-type="float" office:value="2019" table:style-name="ce13">
            <text:p>2019</text:p>
          </table:table-cell>
          <table:table-cell office:value-type="float" office:value="2020" table:style-name="ce13">
            <text:p>2020</text:p>
          </table:table-cell>
          <table:table-cell table:number-columns-repeated="2" table:style-name="ce11"/>
          <table:table-cell table:number-columns-repeated="16330"/>
        </table:table-row>
        <table:table-row table:style-name="ro3">
          <table:table-cell table:number-columns-repeated="4" table:style-name="ce40"/>
          <table:table-cell table:number-columns-repeated="29" table:style-name="ce15"/>
          <table:table-cell table:number-columns-repeated="6" table:style-name="ce16"/>
          <table:table-cell table:style-name="ce57"/>
          <table:table-cell table:number-columns-repeated="3" table:style-name="ce16"/>
          <table:table-cell table:style-name="ce15"/>
          <table:table-cell table:number-columns-repeated="7" table:style-name="ce16"/>
          <table:table-cell office:value-type="string" table:style-name="ce16">
            <text:p>(provisional)</text:p>
          </table:table-cell>
          <table:table-cell table:number-columns-repeated="16332" table:style-name="ce2"/>
        </table:table-row>
        <table:table-row table:style-name="ro3">
          <table:table-cell office:value-type="string" table:style-name="ce34">
            <text:p>Production<text:s/></text:p>
          </table:table-cell>
          <table:table-cell table:number-columns-repeated="3" table:style-name="ce2"/>
          <table:table-cell table:number-columns-repeated="21" table:style-name="ce5"/>
          <table:table-cell table:style-name="ce10"/>
          <table:table-cell table:number-columns-repeated="16358" table:style-name="ce2"/>
        </table:table-row>
        <table:table-row table:style-name="ro3">
          <table:table-cell table:style-name="ce24"/>
          <table:table-cell office:value-type="string" table:style-name="ce24">
            <text:p>Area (thousand hectares)</text:p>
          </table:table-cell>
          <table:table-cell table:number-columns-repeated="2"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979.7470000000001" table:style-name="ce22">
            <text:p>1,980</text:p>
          </table:table-cell>
          <table:table-cell office:value-type="float" office:value="1967.2760000000001" table:style-name="ce22">
            <text:p>1,967</text:p>
          </table:table-cell>
          <table:table-cell office:value-type="float" office:value="1916" table:style-name="ce22">
            <text:p>1,916</text:p>
          </table:table-cell>
          <table:table-cell office:value-type="float" office:value="1833.1001000000001" table:style-name="ce22">
            <text:p>1,833</text:p>
          </table:table-cell>
          <table:table-cell office:value-type="float" office:value="1881.0911999999998" table:style-name="ce22">
            <text:p>1,881</text:p>
          </table:table-cell>
          <table:table-cell office:value-type="float" office:value="1654.2143000000001" table:style-name="ce22">
            <text:p>1,654</text:p>
          </table:table-cell>
          <table:table-cell office:value-type="float" office:value="1517" table:style-name="ce22">
            <text:p>1,517</text:p>
          </table:table-cell>
          <table:table-cell office:value-type="float" office:value="1394.6075000000001" table:style-name="ce22">
            <text:p>1,395</text:p>
          </table:table-cell>
          <table:table-cell office:value-type="float" office:value="1299.0398" table:style-name="ce22">
            <text:p>1,299</text:p>
          </table:table-cell>
          <table:table-cell office:value-type="float" office:value="1166.0911000000001" table:style-name="ce22">
            <text:p>1,166</text:p>
          </table:table-cell>
          <table:table-cell office:value-type="float" office:value="1107.6688899999999" table:style-name="ce22">
            <text:p>1,108</text:p>
          </table:table-cell>
          <table:table-cell office:value-type="float" office:value="1193.10475" table:style-name="ce22">
            <text:p>1,193</text:p>
          </table:table-cell>
          <table:table-cell office:value-type="float" office:value="1269" table:style-name="ce22">
            <text:p>1,269</text:p>
          </table:table-cell>
          <table:table-cell office:value-type="float" office:value="1359" table:style-name="ce22">
            <text:p>1,359</text:p>
          </table:table-cell>
          <table:table-cell office:value-type="float" office:value="1253" table:style-name="ce22">
            <text:p>1,253</text:p>
          </table:table-cell>
          <table:table-cell office:value-type="float" office:value="1179" table:style-name="ce22">
            <text:p>1,179</text:p>
          </table:table-cell>
          <table:table-cell office:value-type="float" office:value="1128" table:style-name="ce22">
            <text:p>1,128</text:p>
          </table:table-cell>
          <table:table-cell office:value-type="float" office:value="1245" table:style-name="ce22">
            <text:p>1,245</text:p>
          </table:table-cell>
          <table:table-cell office:value-type="float" office:value="1101" table:style-name="ce22">
            <text:p>1,101</text:p>
          </table:table-cell>
          <table:table-cell office:value-type="float" office:value="1078" table:style-name="ce22">
            <text:p>1,078</text:p>
          </table:table-cell>
          <table:table-cell office:value-type="float" office:value="1010" table:style-name="ce22">
            <text:p>1,010</text:p>
          </table:table-cell>
          <table:table-cell office:value-type="float" office:value="938" table:style-name="ce22">
            <text:p>938</text:p>
          </table:table-cell>
          <table:table-cell office:value-type="float" office:value="881" table:style-name="ce22">
            <text:p>881</text:p>
          </table:table-cell>
          <table:table-cell office:value-type="float" office:value="898" table:style-name="ce22">
            <text:p>898</text:p>
          </table:table-cell>
          <table:table-cell office:value-type="float" office:value="1032" table:style-name="ce22">
            <text:p>1,032</text:p>
          </table:table-cell>
          <table:table-cell office:value-type="float" office:value="1143" table:style-name="ce22">
            <text:p>1,143</text:p>
          </table:table-cell>
          <table:table-cell office:value-type="float" office:value="921" table:style-name="ce22">
            <text:p>921</text:p>
          </table:table-cell>
          <table:table-cell office:value-type="float" office:value="970" table:style-name="ce22">
            <text:p>970</text:p>
          </table:table-cell>
          <table:table-cell office:value-type="float" office:value="1002" table:style-name="ce22">
            <text:p>1,002</text:p>
          </table:table-cell>
          <table:table-cell office:value-type="float" office:value="1213" table:style-name="ce22">
            <text:p>1,213</text:p>
          </table:table-cell>
          <table:table-cell office:value-type="float" office:value="1080" table:style-name="ce22">
            <text:p>1,080</text:p>
          </table:table-cell>
          <table:table-cell office:value-type="float" office:value="1101" table:style-name="ce22">
            <text:p>1,101</text:p>
          </table:table-cell>
          <table:table-cell office:value-type="float" office:value="1122" table:style-name="ce22">
            <text:p>1,122</text:p>
          </table:table-cell>
          <table:table-cell office:value-type="float" office:value="1177" table:style-name="ce22">
            <text:p>1,177</text:p>
          </table:table-cell>
          <table:table-cell office:value-type="float" office:value="1138" table:style-name="ce22">
            <text:p>1,138</text:p>
          </table:table-cell>
          <table:table-cell office:value-type="float" office:value="1162" table:style-name="ce22">
            <text:p>1,162</text:p>
          </table:table-cell>
          <table:table-cell office:value-type="float" office:value="1388" table:style-name="ce22">
            <text:p>1,388</text:p>
          </table:table-cell>
          <table:table-cell table:style-name="ce47"/>
          <table:table-cell table:style-name="ce25"/>
          <table:table-cell table:number-columns-repeated="16330" table:style-name="ce24"/>
        </table:table-row>
        <table:table-row table:style-name="ro3">
          <table:table-cell table:style-name="ce2"/>
          <table:table-cell office:value-type="string" table:style-name="ce24">
            <text:p>Yield (tonnes per hectare)</text:p>
          </table:table-cell>
          <table:table-cell table:number-columns-repeated="2" table:style-name="ce2"/>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float" office:value="5.5885928858586471" table:style-name="ce60">
            <text:p>5.6</text:p>
          </table:table-cell>
          <table:table-cell office:value-type="float" office:value="4.9510083994314984" table:style-name="ce60">
            <text:p>5.0</text:p>
          </table:table-cell>
          <table:table-cell office:value-type="float" office:value="5.2265135699373699" table:style-name="ce60">
            <text:p>5.2</text:p>
          </table:table-cell>
          <table:table-cell office:value-type="float" office:value="5.0346404978102397" table:style-name="ce60">
            <text:p>5.0</text:p>
          </table:table-cell>
          <table:table-cell office:value-type="float" office:value="4.6664404150101815" table:style-name="ce60">
            <text:p>4.7</text:p>
          </table:table-cell>
          <table:table-cell office:value-type="float" office:value="4.880262490778855" table:style-name="ce60">
            <text:p>4.9</text:p>
          </table:table-cell>
          <table:table-cell office:value-type="float" office:value="5.2148978246539226" table:style-name="ce60">
            <text:p>5.2</text:p>
          </table:table-cell>
          <table:table-cell office:value-type="float" office:value="5.4689222594887807" table:style-name="ce60">
            <text:p>5.5</text:p>
          </table:table-cell>
          <table:table-cell office:value-type="float" office:value="5.6695722486716731" table:style-name="ce60">
            <text:p>5.7</text:p>
          </table:table-cell>
          <table:table-cell office:value-type="float" office:value="5.1779830924016137" table:style-name="ce60">
            <text:p>5.2</text:p>
          </table:table-cell>
          <table:table-cell office:value-type="float" office:value="5.3738634843104389" table:style-name="ce60">
            <text:p>5.4</text:p>
          </table:table-cell>
          <table:table-cell office:value-type="float" office:value="5.7343955148304167" table:style-name="ce60">
            <text:p>5.7</text:p>
          </table:table-cell>
          <table:table-cell office:value-type="float" office:value="6.1" table:style-name="ce60">
            <text:p>6.1</text:p>
          </table:table-cell>
          <table:table-cell office:value-type="float" office:value="5.8" table:style-name="ce60">
            <text:p>5.8</text:p>
          </table:table-cell>
          <table:table-cell office:value-type="float" office:value="5.3" table:style-name="ce60">
            <text:p>5.3</text:p>
          </table:table-cell>
          <table:table-cell office:value-type="float" office:value="5.6" table:style-name="ce60">
            <text:p>5.6</text:p>
          </table:table-cell>
          <table:table-cell office:value-type="float" office:value="5.76" table:style-name="ce60">
            <text:p>5.8</text:p>
          </table:table-cell>
          <table:table-cell office:value-type="float" office:value="5.39" table:style-name="ce60">
            <text:p>5.4</text:p>
          </table:table-cell>
          <table:table-cell office:value-type="float" office:value="5.57" table:style-name="ce60">
            <text:p>5.6</text:p>
          </table:table-cell>
          <table:table-cell office:value-type="float" office:value="5.91" table:style-name="ce60">
            <text:p>5.9</text:p>
          </table:table-cell>
          <table:table-cell office:value-type="float" office:value="5.76" table:style-name="ce60">
            <text:p>5.8</text:p>
          </table:table-cell>
          <table:table-cell office:value-type="float" office:value="5.86" table:style-name="ce60">
            <text:p>5.9</text:p>
          </table:table-cell>
          <table:table-cell office:value-type="float" office:value="5.94" table:style-name="ce60">
            <text:p>5.9</text:p>
          </table:table-cell>
          <table:table-cell office:value-type="float" office:value="5.66" table:style-name="ce60">
            <text:p>5.7</text:p>
          </table:table-cell>
          <table:table-cell office:value-type="float" office:value="5.95" table:style-name="ce60">
            <text:p>6.0</text:p>
          </table:table-cell>
          <table:table-cell office:value-type="float" office:value="5.833770778652668" table:style-name="ce60">
            <text:p>5.8</text:p>
          </table:table-cell>
          <table:table-cell office:value-type="float" office:value="5.7024972855591747" table:style-name="ce60">
            <text:p>5.7</text:p>
          </table:table-cell>
          <table:table-cell office:value-type="float" office:value="5.6639175257731962" table:style-name="ce60">
            <text:p>5.7</text:p>
          </table:table-cell>
          <table:table-cell office:value-type="float" office:value="5.5109780439121758" table:style-name="ce60">
            <text:p>5.5</text:p>
          </table:table-cell>
          <table:table-cell office:value-type="float" office:value="5.8468999999999998" table:style-name="ce60">
            <text:p>5.8</text:p>
          </table:table-cell>
          <table:table-cell office:value-type="float" office:value="6.4" table:style-name="ce60">
            <text:p>6.4</text:p>
          </table:table-cell>
          <table:table-cell office:value-type="float" office:value="6.6942461771501449" table:style-name="ce60">
            <text:p>6.7</text:p>
          </table:table-cell>
          <table:table-cell office:value-type="float" office:value="5.93" table:style-name="ce60">
            <text:p>5.9</text:p>
          </table:table-cell>
          <table:table-cell office:value-type="float" office:value="6.0919254116838202" table:style-name="ce60">
            <text:p>6.1</text:p>
          </table:table-cell>
          <table:table-cell office:value-type="float" office:value="5.72" table:style-name="ce60">
            <text:p>5.7</text:p>
          </table:table-cell>
          <table:table-cell office:value-type="float" office:value="6.92" table:style-name="ce60">
            <text:p>6.9</text:p>
          </table:table-cell>
          <table:table-cell office:value-type="float" office:value="5.85" table:style-name="ce60">
            <text:p>5.9</text:p>
          </table:table-cell>
          <table:table-cell table:style-name="ce47"/>
          <table:table-cell table:style-name="ce25"/>
          <table:table-cell table:number-columns-repeated="16330"/>
        </table:table-row>
        <table:table-row table:style-name="ro3">
          <table:table-cell table:style-name="ce2"/>
          <table:table-cell office:value-type="string" table:style-name="ce24">
            <text:p>Volume of harvested production (a)</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1064" table:style-name="ce22">
            <text:p>11,064</text:p>
          </table:table-cell>
          <table:table-cell office:value-type="float" office:value="9740" table:style-name="ce22">
            <text:p>9,740</text:p>
          </table:table-cell>
          <table:table-cell office:value-type="float" office:value="10014" table:style-name="ce22">
            <text:p>10,014</text:p>
          </table:table-cell>
          <table:table-cell office:value-type="float" office:value="9229" table:style-name="ce22">
            <text:p>9,229</text:p>
          </table:table-cell>
          <table:table-cell office:value-type="float" office:value="8778" table:style-name="ce22">
            <text:p>8,778</text:p>
          </table:table-cell>
          <table:table-cell office:value-type="float" office:value="8073" table:style-name="ce22">
            <text:p>8,073</text:p>
          </table:table-cell>
          <table:table-cell office:value-type="float" office:value="7911" table:style-name="ce22">
            <text:p>7,911</text:p>
          </table:table-cell>
          <table:table-cell office:value-type="float" office:value="7627" table:style-name="ce22">
            <text:p>7,627</text:p>
          </table:table-cell>
          <table:table-cell office:value-type="float" office:value="7365" table:style-name="ce22">
            <text:p>7,365</text:p>
          </table:table-cell>
          <table:table-cell office:value-type="float" office:value="6038" table:style-name="ce22">
            <text:p>6,038</text:p>
          </table:table-cell>
          <table:table-cell office:value-type="float" office:value="5952.4614006776756" table:style-name="ce22">
            <text:p>5,952</text:p>
          </table:table-cell>
          <table:table-cell office:value-type="float" office:value="6841.7345271228651" table:style-name="ce22">
            <text:p>6,842</text:p>
          </table:table-cell>
          <table:table-cell office:value-type="float" office:value="7790" table:style-name="ce22">
            <text:p>7,790</text:p>
          </table:table-cell>
          <table:table-cell office:value-type="float" office:value="7828" table:style-name="ce22">
            <text:p>7,828</text:p>
          </table:table-cell>
          <table:table-cell office:value-type="float" office:value="6623" table:style-name="ce22">
            <text:p>6,623</text:p>
          </table:table-cell>
          <table:table-cell office:value-type="float" office:value="6581" table:style-name="ce22">
            <text:p>6,581</text:p>
          </table:table-cell>
          <table:table-cell office:value-type="float" office:value="6492" table:style-name="ce22">
            <text:p>6,492</text:p>
          </table:table-cell>
          <table:table-cell office:value-type="float" office:value="6660" table:style-name="ce22">
            <text:p>6,660</text:p>
          </table:table-cell>
          <table:table-cell office:value-type="float" office:value="6128" table:style-name="ce22">
            <text:p>6,128</text:p>
          </table:table-cell>
          <table:table-cell office:value-type="float" office:value="6370" table:style-name="ce22">
            <text:p>6,370</text:p>
          </table:table-cell>
          <table:table-cell office:value-type="float" office:value="5816" table:style-name="ce22">
            <text:p>5,816</text:p>
          </table:table-cell>
          <table:table-cell office:value-type="float" office:value="5495" table:style-name="ce22">
            <text:p>5,495</text:p>
          </table:table-cell>
          <table:table-cell office:value-type="float" office:value="5239" table:style-name="ce22">
            <text:p>5,239</text:p>
          </table:table-cell>
          <table:table-cell office:value-type="float" office:value="5079" table:style-name="ce22">
            <text:p>5,079</text:p>
          </table:table-cell>
          <table:table-cell office:value-type="float" office:value="6144" table:style-name="ce22">
            <text:p>6,144</text:p>
          </table:table-cell>
          <table:table-cell office:value-type="float" office:value="6668" table:style-name="ce22">
            <text:p>6,668</text:p>
          </table:table-cell>
          <table:table-cell office:value-type="float" office:value="5252" table:style-name="ce22">
            <text:p>5,252</text:p>
          </table:table-cell>
          <table:table-cell office:value-type="float" office:value="5494" table:style-name="ce22">
            <text:p>5,494</text:p>
          </table:table-cell>
          <table:table-cell office:value-type="float" office:value="5522" table:style-name="ce22">
            <text:p>5,522</text:p>
          </table:table-cell>
          <table:table-cell office:value-type="float" office:value="7092" table:style-name="ce22">
            <text:p>7,092</text:p>
          </table:table-cell>
          <table:table-cell office:value-type="float" office:value="6911" table:style-name="ce22">
            <text:p>6,911</text:p>
          </table:table-cell>
          <table:table-cell office:value-type="float" office:value="7370" table:style-name="ce22">
            <text:p>7,370</text:p>
          </table:table-cell>
          <table:table-cell office:value-type="float" office:value="6655" table:style-name="ce22">
            <text:p>6,655</text:p>
          </table:table-cell>
          <table:table-cell office:value-type="float" office:value="7169" table:style-name="ce22">
            <text:p>7,169</text:p>
          </table:table-cell>
          <table:table-cell office:value-type="float" office:value="6510" table:style-name="ce22">
            <text:p>6,510</text:p>
          </table:table-cell>
          <table:table-cell office:value-type="float" office:value="8048" table:style-name="ce22">
            <text:p>8,048</text:p>
          </table:table-cell>
          <table:table-cell office:value-type="float" office:value="8117" table:style-name="ce22">
            <text:p>8,117</text:p>
          </table:table-cell>
          <table:table-cell table:style-name="ce47"/>
          <table:table-cell table:style-name="ce25"/>
          <table:table-cell table:number-columns-repeated="16330"/>
        </table:table-row>
        <table:table-row table:style-name="ro3">
          <table:table-cell table:style-name="ce2"/>
          <table:table-cell office:value-type="string" table:style-name="ce61">
            <text:p>Value of production (£ million) (b)</text:p>
          </table:table-cell>
          <table:table-cell table:number-columns-repeated="2" table:style-name="ce2"/>
          <table:table-cell office:value-type="float" office:value="295.39999999999998" table:style-name="ce22">
            <text:p>295</text:p>
          </table:table-cell>
          <table:table-cell office:value-type="float" office:value="430.40000000000003" table:style-name="ce22">
            <text:p>430</text:p>
          </table:table-cell>
          <table:table-cell office:value-type="float" office:value="407.03999999999996" table:style-name="ce22">
            <text:p>407</text:p>
          </table:table-cell>
          <table:table-cell office:value-type="float" office:value="464.55" table:style-name="ce22">
            <text:p>465</text:p>
          </table:table-cell>
          <table:table-cell office:value-type="float" office:value="661.54" table:style-name="ce22">
            <text:p>662</text:p>
          </table:table-cell>
          <table:table-cell office:value-type="float" office:value="654.52" table:style-name="ce22">
            <text:p>655</text:p>
          </table:table-cell>
          <table:table-cell office:value-type="float" office:value="701.32" table:style-name="ce22">
            <text:p>701</text:p>
          </table:table-cell>
          <table:table-cell office:value-type="float" office:value="804.82500000000005" table:style-name="ce22">
            <text:p>805</text:p>
          </table:table-cell>
          <table:table-cell office:value-type="float" office:value="937.32500000000005" table:style-name="ce22">
            <text:p>937</text:p>
          </table:table-cell>
          <table:table-cell office:value-type="float" office:value="1071.6500000000001" table:style-name="ce22">
            <text:p>1,072</text:p>
          </table:table-cell>
          <table:table-cell office:value-type="float" office:value="1061.0313200000001" table:style-name="ce22">
            <text:p>1,061</text:p>
          </table:table-cell>
          <table:table-cell office:value-type="float" office:value="1152.24828" table:style-name="ce22">
            <text:p>1,152</text:p>
          </table:table-cell>
          <table:table-cell office:value-type="float" office:value="1013.8399999999999" table:style-name="ce22">
            <text:p>1,014</text:p>
          </table:table-cell>
          <table:table-cell office:value-type="float" office:value="947.01020000000017" table:style-name="ce22">
            <text:p>947</text:p>
          </table:table-cell>
          <table:table-cell office:value-type="float" office:value="834.88400000000013" table:style-name="ce22">
            <text:p>835</text:p>
          </table:table-cell>
          <table:table-cell office:value-type="float" office:value="818.68737999999996" table:style-name="ce22">
            <text:p>819</text:p>
          </table:table-cell>
          <table:table-cell office:value-type="float" office:value="846.57323000000008" table:style-name="ce22">
            <text:p>847</text:p>
          </table:table-cell>
          <table:table-cell office:value-type="float" office:value="776.04" table:style-name="ce22">
            <text:p>776</text:p>
          </table:table-cell>
          <table:table-cell office:value-type="float" office:value="714.51549760298803" table:style-name="ce22">
            <text:p>715</text:p>
          </table:table-cell>
          <table:table-cell office:value-type="float" office:value="855.08174585218012" table:style-name="ce22">
            <text:p>855</text:p>
          </table:table-cell>
          <table:table-cell office:value-type="float" office:value="844.45234222498652" table:style-name="ce22">
            <text:p>844</text:p>
          </table:table-cell>
          <table:table-cell office:value-type="float" office:value="846.83293634929692" table:style-name="ce22">
            <text:p>847</text:p>
          </table:table-cell>
          <table:table-cell office:value-type="float" office:value="1108.4613424384142" table:style-name="ce22">
            <text:p>1,108</text:p>
          </table:table-cell>
          <table:table-cell office:value-type="float" office:value="1182.9207814389556" table:style-name="ce22">
            <text:p>1,183</text:p>
          </table:table-cell>
          <table:table-cell office:value-type="float" office:value="976.80589772146959" table:style-name="ce22">
            <text:p>977</text:p>
          </table:table-cell>
          <table:table-cell office:value-type="float" office:value="781.10606466790966" table:style-name="ce22">
            <text:p>781</text:p>
          </table:table-cell>
          <table:table-cell office:value-type="float" office:value="734.30029752747384" table:style-name="ce22">
            <text:p>734</text:p>
          </table:table-cell>
          <table:table-cell office:value-type="float" office:value="676.44780918423157" table:style-name="ce22">
            <text:p>676</text:p>
          </table:table-cell>
          <table:table-cell office:value-type="float" office:value="724.77493433959114" table:style-name="ce22">
            <text:p>725</text:p>
          </table:table-cell>
          <table:table-cell office:value-type="float" office:value="634.07612082532899" table:style-name="ce22">
            <text:p>634</text:p>
          </table:table-cell>
          <table:table-cell office:value-type="float" office:value="698.65434441444916" table:style-name="ce22">
            <text:p>699</text:p>
          </table:table-cell>
          <table:table-cell office:value-type="float" office:value="664.7825402823521" table:style-name="ce22">
            <text:p>665</text:p>
          </table:table-cell>
          <table:table-cell office:value-type="float" office:value="379.516436585083" table:style-name="ce22">
            <text:p>380</text:p>
          </table:table-cell>
          <table:table-cell office:value-type="float" office:value="383.80153297452745" table:style-name="ce22">
            <text:p>384</text:p>
          </table:table-cell>
          <table:table-cell office:value-type="float" office:value="555.4346947736725" table:style-name="ce22">
            <text:p>555</text:p>
          </table:table-cell>
          <table:table-cell office:value-type="float" office:value="812.25294223864535" table:style-name="ce22">
            <text:p>812</text:p>
          </table:table-cell>
          <table:table-cell office:value-type="float" office:value="700.50699455771519" table:style-name="ce22">
            <text:p>701</text:p>
          </table:table-cell>
          <table:table-cell office:value-type="float" office:value="520.700263156407" table:style-name="ce22">
            <text:p>521</text:p>
          </table:table-cell>
          <table:table-cell office:value-type="float" office:value="808.86422206671148" table:style-name="ce22">
            <text:p>809</text:p>
          </table:table-cell>
          <table:table-cell office:value-type="float" office:value="920.15738164752202" table:style-name="ce22">
            <text:p>920</text:p>
          </table:table-cell>
          <table:table-cell office:value-type="float" office:value="1127.1654826384718" table:style-name="ce22">
            <text:p>1,127</text:p>
          </table:table-cell>
          <table:table-cell office:value-type="float" office:value="900.74008122008831" table:style-name="ce22">
            <text:p>901</text:p>
          </table:table-cell>
          <table:table-cell office:value-type="float" office:value="795.4998044691381" table:style-name="ce22">
            <text:p>795</text:p>
          </table:table-cell>
          <table:table-cell office:value-type="float" office:value="730.42116967810091" table:style-name="ce22">
            <text:p>730</text:p>
          </table:table-cell>
          <table:table-cell office:value-type="float" office:value="909.01494272201501" table:style-name="ce22">
            <text:p>909</text:p>
          </table:table-cell>
          <table:table-cell office:value-type="float" office:value="1014.9354360655299" table:style-name="ce22">
            <text:p>1,015</text:p>
          </table:table-cell>
          <table:table-cell office:value-type="float" office:value="1071.7549826137206" table:style-name="ce22">
            <text:p>1,072</text:p>
          </table:table-cell>
          <table:table-cell office:value-type="float" office:value="1053.8750257562499" table:style-name="ce22">
            <text:p>1,054</text:p>
          </table:table-cell>
          <table:table-cell table:style-name="ce47"/>
          <table:table-cell table:style-name="ce25"/>
          <table:table-cell table:number-columns-repeated="16330"/>
        </table:table-row>
        <table:table-row table:style-name="ro3">
          <table:table-cell table:number-columns-repeated="2" table:style-name="ce2"/>
          <table:table-cell office:value-type="string" table:style-name="ce24">
            <text:p>of which:</text:p>
          </table:table-cell>
          <table:table-cell office:value-type="string" table:style-name="ce24">
            <text:p>Sales</text:p>
          </table:table-cell>
          <table:table-cell office:value-type="float" office:value="248.29999999999998" table:style-name="ce22">
            <text:p>248</text:p>
          </table:table-cell>
          <table:table-cell office:value-type="float" office:value="319.3" table:style-name="ce22">
            <text:p>319</text:p>
          </table:table-cell>
          <table:table-cell office:value-type="float" office:value="328.7" table:style-name="ce22">
            <text:p>329</text:p>
          </table:table-cell>
          <table:table-cell office:value-type="float" office:value="379" table:style-name="ce22">
            <text:p>379</text:p>
          </table:table-cell>
          <table:table-cell office:value-type="float" office:value="414.19999999999993" table:style-name="ce22">
            <text:p>414</text:p>
          </table:table-cell>
          <table:table-cell office:value-type="float" office:value="549.5" table:style-name="ce22">
            <text:p>550</text:p>
          </table:table-cell>
          <table:table-cell office:value-type="float" office:value="557.20000000000005" table:style-name="ce22">
            <text:p>557</text:p>
          </table:table-cell>
          <table:table-cell office:value-type="float" office:value="651.1" table:style-name="ce22">
            <text:p>651</text:p>
          </table:table-cell>
          <table:table-cell office:value-type="float" office:value="811" table:style-name="ce22">
            <text:p>811</text:p>
          </table:table-cell>
          <table:table-cell office:value-type="float" office:value="894.50000000000011" table:style-name="ce22">
            <text:p>895</text:p>
          </table:table-cell>
          <table:table-cell office:value-type="float" office:value="850.87132000000008" table:style-name="ce22">
            <text:p>851</text:p>
          </table:table-cell>
          <table:table-cell office:value-type="float" office:value="930.14828" table:style-name="ce22">
            <text:p>930</text:p>
          </table:table-cell>
          <table:table-cell office:value-type="float" office:value="841.94" table:style-name="ce22">
            <text:p>842</text:p>
          </table:table-cell>
          <table:table-cell office:value-type="float" office:value="750.01020000000017" table:style-name="ce22">
            <text:p>750</text:p>
          </table:table-cell>
          <table:table-cell office:value-type="float" office:value="666.58400000000006" table:style-name="ce22">
            <text:p>667</text:p>
          </table:table-cell>
          <table:table-cell office:value-type="float" office:value="657.68737999999996" table:style-name="ce22">
            <text:p>658</text:p>
          </table:table-cell>
          <table:table-cell office:value-type="float" office:value="720.27323000000013" table:style-name="ce22">
            <text:p>720</text:p>
          </table:table-cell>
          <table:table-cell office:value-type="float" office:value="587.84" table:style-name="ce22">
            <text:p>588</text:p>
          </table:table-cell>
          <table:table-cell office:value-type="float" office:value="611.47770071856883" table:style-name="ce22">
            <text:p>611</text:p>
          </table:table-cell>
          <table:table-cell office:value-type="float" office:value="609.60187894557509" table:style-name="ce22">
            <text:p>610</text:p>
          </table:table-cell>
          <table:table-cell office:value-type="float" office:value="488.93779116239909" table:style-name="ce22">
            <text:p>489</text:p>
          </table:table-cell>
          <table:table-cell office:value-type="float" office:value="496.54106699319442" table:style-name="ce22">
            <text:p>497</text:p>
          </table:table-cell>
          <table:table-cell office:value-type="float" office:value="566.56553850353248" table:style-name="ce22">
            <text:p>567</text:p>
          </table:table-cell>
          <table:table-cell office:value-type="float" office:value="624.43114554755846" table:style-name="ce22">
            <text:p>624</text:p>
          </table:table-cell>
          <table:table-cell office:value-type="float" office:value="420.99448080874487" table:style-name="ce22">
            <text:p>421</text:p>
          </table:table-cell>
          <table:table-cell office:value-type="float" office:value="397.1047138591951" table:style-name="ce22">
            <text:p>397</text:p>
          </table:table-cell>
          <table:table-cell office:value-type="float" office:value="307.70454787443254" table:style-name="ce22">
            <text:p>308</text:p>
          </table:table-cell>
          <table:table-cell office:value-type="float" office:value="301.92559445193234" table:style-name="ce22">
            <text:p>302</text:p>
          </table:table-cell>
          <table:table-cell office:value-type="float" office:value="293.59343559249118" table:style-name="ce22">
            <text:p>294</text:p>
          </table:table-cell>
          <table:table-cell office:value-type="float" office:value="269.71160766252922" table:style-name="ce22">
            <text:p>270</text:p>
          </table:table-cell>
          <table:table-cell office:value-type="float" office:value="311.51701068818238" table:style-name="ce22">
            <text:p>312</text:p>
          </table:table-cell>
          <table:table-cell office:value-type="float" office:value="281.29674224422246" table:style-name="ce22">
            <text:p>281</text:p>
          </table:table-cell>
          <table:table-cell office:value-type="float" office:value="257.48514499490284" table:style-name="ce22">
            <text:p>257</text:p>
          </table:table-cell>
          <table:table-cell office:value-type="float" office:value="259.45158400374441" table:style-name="ce22">
            <text:p>259</text:p>
          </table:table-cell>
          <table:table-cell office:value-type="float" office:value="394.70924291881113" table:style-name="ce22">
            <text:p>395</text:p>
          </table:table-cell>
          <table:table-cell office:value-type="float" office:value="503.8496574032402" table:style-name="ce22">
            <text:p>504</text:p>
          </table:table-cell>
          <table:table-cell office:value-type="float" office:value="440.45610071752873" table:style-name="ce22">
            <text:p>440</text:p>
          </table:table-cell>
          <table:table-cell office:value-type="float" office:value="460.79303404348803" table:style-name="ce22">
            <text:p>461</text:p>
          </table:table-cell>
          <table:table-cell office:value-type="float" office:value="563.01118909400611" table:style-name="ce22">
            <text:p>563</text:p>
          </table:table-cell>
          <table:table-cell office:value-type="float" office:value="637.33663368462794" table:style-name="ce22">
            <text:p>637</text:p>
          </table:table-cell>
          <table:table-cell office:value-type="float" office:value="691.33225790123049" table:style-name="ce22">
            <text:p>691</text:p>
          </table:table-cell>
          <table:table-cell office:value-type="float" office:value="686.75091075887724" table:style-name="ce22">
            <text:p>687</text:p>
          </table:table-cell>
          <table:table-cell office:value-type="float" office:value="571.26591492579155" table:style-name="ce22">
            <text:p>571</text:p>
          </table:table-cell>
          <table:table-cell office:value-type="float" office:value="589.63596282475771" table:style-name="ce22">
            <text:p>590</text:p>
          </table:table-cell>
          <table:table-cell office:value-type="float" office:value="663.90567189745605" table:style-name="ce22">
            <text:p>664</text:p>
          </table:table-cell>
          <table:table-cell office:value-type="float" office:value="758.38600091704916" table:style-name="ce22">
            <text:p>758</text:p>
          </table:table-cell>
          <table:table-cell office:value-type="float" office:value="707.05664434886239" table:style-name="ce22">
            <text:p>707</text:p>
          </table:table-cell>
          <table:table-cell office:value-type="float" office:value="749.28842081191453" table:style-name="ce22">
            <text:p>749</text:p>
          </table:table-cell>
          <table:table-cell table:style-name="ce47"/>
          <table:table-cell table:style-name="ce25"/>
          <table:table-cell table:number-columns-repeated="16330"/>
        </table:table-row>
        <table:table-row table:style-name="ro3">
          <table:table-cell table:number-columns-repeated="3" table:style-name="ce2"/>
          <table:table-cell office:value-type="string" table:style-name="ce24">
            <text:p>Subsidies (c)</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8" table:style-name="ce22">
            <text:p>-18</text:p>
          </table:table-cell>
          <table:table-cell office:value-type="float" office:value="-21.9" table:style-name="ce22">
            <text:p>-22</text:p>
          </table:table-cell>
          <table:table-cell office:value-type="float" office:value="-36.200000000000003" table:style-name="ce22">
            <text:p>-36</text:p>
          </table:table-cell>
          <table:table-cell office:value-type="float" office:value="-35.6" table:style-name="ce22">
            <text:p>-36</text:p>
          </table:table-cell>
          <table:table-cell office:value-type="float" office:value="-29.6" table:style-name="ce22">
            <text:p>-30</text:p>
          </table:table-cell>
          <table:table-cell office:value-type="float" office:value="-34.799999999999997" table:style-name="ce22">
            <text:p>-35</text:p>
          </table:table-cell>
          <table:table-cell office:value-type="float" office:value="-5.7" table:style-name="ce22">
            <text:p>-6</text:p>
          </table:table-cell>
          <table:table-cell office:value-type="float" office:value="144.36000000000001" table:style-name="ce22">
            <text:p>144</text:p>
          </table:table-cell>
          <table:table-cell office:value-type="float" office:value="193.96" table:style-name="ce22">
            <text:p>194</text:p>
          </table:table-cell>
          <table:table-cell office:value-type="float" office:value="299.31" table:style-name="ce22">
            <text:p>299</text:p>
          </table:table-cell>
          <table:table-cell office:value-type="float" office:value="314" table:style-name="ce22">
            <text:p>314</text:p>
          </table:table-cell>
          <table:table-cell office:value-type="float" office:value="316" table:style-name="ce22">
            <text:p>316</text:p>
          </table:table-cell>
          <table:table-cell office:value-type="float" office:value="277" table:style-name="ce22">
            <text:p>277</text:p>
          </table:table-cell>
          <table:table-cell office:value-type="float" office:value="259" table:style-name="ce22">
            <text:p>259</text:p>
          </table:table-cell>
          <table:table-cell office:value-type="float" office:value="244.33973510950926" table:style-name="ce22">
            <text:p>244</text:p>
          </table:table-cell>
          <table:table-cell office:value-type="float" office:value="259.101523163183" table:style-name="ce22">
            <text:p>259</text:p>
          </table:table-cell>
          <table:table-cell office:value-type="float" office:value="241.79860776038919" table:style-name="ce22">
            <text:p>242</text:p>
          </table:table-cell>
          <table:table-cell office:value-type="float" office:value="252.95705971261123" table:style-name="ce22">
            <text:p>253</text:p>
          </table:table-cell>
          <table:table-cell office:value-type="float" office:value="231.72876207686724" table:style-name="ce22">
            <text:p>232</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style-name="ce47"/>
          <table:table-cell table:style-name="ce25"/>
          <table:table-cell table:number-columns-repeated="16330"/>
        </table:table-row>
        <table:table-row table:style-name="ro3">
          <table:table-cell table:number-columns-repeated="3" table:style-name="ce2"/>
          <table:table-cell office:value-type="string" table:style-name="ce24">
            <text:p>On farm use</text:p>
          </table:table-cell>
          <table:table-cell office:value-type="float" office:value="79.900000000000006" table:style-name="ce21">
            <text:p><text:s text:c="2"/>80</text:p>
          </table:table-cell>
          <table:table-cell office:value-type="float" office:value="93.5" table:style-name="ce21">
            <text:p><text:s text:c="2"/>94</text:p>
          </table:table-cell>
          <table:table-cell office:value-type="float" office:value="105.84" table:style-name="ce21">
            <text:p><text:s text:c="2"/>106</text:p>
          </table:table-cell>
          <table:table-cell office:value-type="float" office:value="116.55" table:style-name="ce21">
            <text:p><text:s text:c="2"/>117</text:p>
          </table:table-cell>
          <table:table-cell office:value-type="float" office:value="151.24" table:style-name="ce21">
            <text:p><text:s text:c="2"/>151</text:p>
          </table:table-cell>
          <table:table-cell office:value-type="float" office:value="155.52000000000001" table:style-name="ce21">
            <text:p><text:s text:c="2"/>156</text:p>
          </table:table-cell>
          <table:table-cell office:value-type="float" office:value="145.91999999999999" table:style-name="ce21">
            <text:p><text:s text:c="2"/>146</text:p>
          </table:table-cell>
          <table:table-cell office:value-type="float" office:value="163.92500000000001" table:style-name="ce21">
            <text:p><text:s text:c="2"/>164</text:p>
          </table:table-cell>
          <table:table-cell office:value-type="float" office:value="179.72499999999999" table:style-name="ce21">
            <text:p><text:s text:c="2"/>180</text:p>
          </table:table-cell>
          <table:table-cell office:value-type="float" office:value="181.35" table:style-name="ce21">
            <text:p><text:s text:c="2"/>181</text:p>
          </table:table-cell>
          <table:table-cell office:value-type="float" office:value="197.76" table:style-name="ce21">
            <text:p><text:s text:c="2"/>198</text:p>
          </table:table-cell>
          <table:table-cell office:value-type="float" office:value="218.4" table:style-name="ce21">
            <text:p><text:s text:c="2"/>218</text:p>
          </table:table-cell>
          <table:table-cell office:value-type="float" office:value="230.1" table:style-name="ce21">
            <text:p><text:s text:c="2"/>230</text:p>
          </table:table-cell>
          <table:table-cell office:value-type="float" office:value="210.6" table:style-name="ce21">
            <text:p><text:s text:c="2"/>211</text:p>
          </table:table-cell>
          <table:table-cell office:value-type="float" office:value="208" table:style-name="ce21">
            <text:p><text:s text:c="2"/>208</text:p>
          </table:table-cell>
          <table:table-cell office:value-type="float" office:value="199.8" table:style-name="ce21">
            <text:p><text:s text:c="2"/>200</text:p>
          </table:table-cell>
          <table:table-cell office:value-type="float" office:value="209" table:style-name="ce21">
            <text:p><text:s text:c="2"/>209</text:p>
          </table:table-cell>
          <table:table-cell office:value-type="float" office:value="228" table:style-name="ce21">
            <text:p><text:s text:c="2"/>228</text:p>
          </table:table-cell>
          <table:table-cell office:value-type="float" office:value="254.53756300570802" table:style-name="ce21">
            <text:p><text:s text:c="2"/>255</text:p>
          </table:table-cell>
          <table:table-cell office:value-type="float" office:value="265.30194185043592" table:style-name="ce21">
            <text:p><text:s text:c="2"/>265</text:p>
          </table:table-cell>
          <table:table-cell office:value-type="float" office:value="232.89072670486311" table:style-name="ce21">
            <text:p><text:s text:c="2"/>233</text:p>
          </table:table-cell>
          <table:table-cell office:value-type="float" office:value="200.90258040198725" table:style-name="ce21">
            <text:p><text:s text:c="2"/>201</text:p>
          </table:table-cell>
          <table:table-cell office:value-type="float" office:value="198.90582109461479" table:style-name="ce21">
            <text:p><text:s text:c="2"/>199</text:p>
          </table:table-cell>
          <table:table-cell office:value-type="float" office:value="205.55099158676188" table:style-name="ce21">
            <text:p><text:s text:c="2"/>206</text:p>
          </table:table-cell>
          <table:table-cell office:value-type="float" office:value="192.82231454306327" table:style-name="ce21">
            <text:p><text:s text:c="2"/>193</text:p>
          </table:table-cell>
          <table:table-cell office:value-type="float" office:value="163.62050851037122" table:style-name="ce21">
            <text:p><text:s text:c="2"/>164</text:p>
          </table:table-cell>
          <table:table-cell office:value-type="float" office:value="148.60478065377569" table:style-name="ce21">
            <text:p><text:s text:c="2"/>149</text:p>
          </table:table-cell>
          <table:table-cell office:value-type="float" office:value="137.78057352705815" table:style-name="ce21">
            <text:p><text:s text:c="2"/>138</text:p>
          </table:table-cell>
          <table:table-cell office:value-type="float" office:value="148.93475724391462" table:style-name="ce21">
            <text:p><text:s text:c="2"/>149</text:p>
          </table:table-cell>
          <table:table-cell office:value-type="float" office:value="144.55695584128574" table:style-name="ce21">
            <text:p><text:s text:c="2"/>145</text:p>
          </table:table-cell>
          <table:table-cell office:value-type="float" office:value="149.22260669508705" table:style-name="ce21">
            <text:p><text:s text:c="2"/>149</text:p>
          </table:table-cell>
          <table:table-cell office:value-type="float" office:value="148.61838818878005" table:style-name="ce21">
            <text:p><text:s text:c="2"/>149</text:p>
          </table:table-cell>
          <table:table-cell office:value-type="float" office:value="136.09423204126952" table:style-name="ce21">
            <text:p><text:s text:c="2"/>136</text:p>
          </table:table-cell>
          <table:table-cell office:value-type="float" office:value="142.0119886740917" table:style-name="ce21">
            <text:p><text:s text:c="2"/>142</text:p>
          </table:table-cell>
          <table:table-cell office:value-type="float" office:value="177.9204801476767" table:style-name="ce21">
            <text:p><text:s text:c="2"/>178</text:p>
          </table:table-cell>
          <table:table-cell office:value-type="float" office:value="222.07736420320458" table:style-name="ce21">
            <text:p><text:s text:c="2"/>222</text:p>
          </table:table-cell>
          <table:table-cell office:value-type="float" office:value="190.5702824533777" table:style-name="ce21">
            <text:p><text:s text:c="2"/>191</text:p>
          </table:table-cell>
          <table:table-cell office:value-type="float" office:value="186.24637479694113" table:style-name="ce21">
            <text:p><text:s text:c="2"/>186</text:p>
          </table:table-cell>
          <table:table-cell office:value-type="float" office:value="264.08359608079871" table:style-name="ce21">
            <text:p><text:s text:c="2"/>264</text:p>
          </table:table-cell>
          <table:table-cell office:value-type="float" office:value="282.22227165120876" table:style-name="ce21">
            <text:p><text:s text:c="2"/>282</text:p>
          </table:table-cell>
          <table:table-cell office:value-type="float" office:value="289.50002752940333" table:style-name="ce21">
            <text:p><text:s text:c="2"/>290</text:p>
          </table:table-cell>
          <table:table-cell office:value-type="float" office:value="219.86989066336631" table:style-name="ce21">
            <text:p><text:s text:c="2"/>220</text:p>
          </table:table-cell>
          <table:table-cell office:value-type="float" office:value="185.1245264751517" table:style-name="ce21">
            <text:p><text:s text:c="2"/>185</text:p>
          </table:table-cell>
          <table:table-cell office:value-type="float" office:value="194.65853369533352" table:style-name="ce21">
            <text:p><text:s text:c="2"/>195</text:p>
          </table:table-cell>
          <table:table-cell office:value-type="float" office:value="244.99412553868319" table:style-name="ce21">
            <text:p><text:s text:c="2"/>245</text:p>
          </table:table-cell>
          <table:table-cell office:value-type="float" office:value="293.67198578551501" table:style-name="ce21">
            <text:p><text:s text:c="2"/>294</text:p>
          </table:table-cell>
          <table:table-cell office:value-type="float" office:value="271.75342170521407" table:style-name="ce21">
            <text:p><text:s text:c="2"/>272</text:p>
          </table:table-cell>
          <table:table-cell office:value-type="float" office:value="290.23312149534553" table:style-name="ce21">
            <text:p><text:s text:c="2"/>290</text:p>
          </table:table-cell>
          <table:table-cell table:style-name="ce47"/>
          <table:table-cell table:style-name="ce25"/>
          <table:table-cell table:number-columns-repeated="16330"/>
        </table:table-row>
        <table:table-row table:style-name="ro3">
          <table:table-cell table:number-columns-repeated="3" table:style-name="ce2"/>
          <table:table-cell office:value-type="string" table:style-name="ce24">
            <text:p>Change in stocks</text:p>
          </table:table-cell>
          <table:table-cell office:value-type="float" office:value="-32.799999999999997" table:style-name="ce21">
            <text:p>- <text:s/>33</text:p>
          </table:table-cell>
          <table:table-cell office:value-type="float" office:value="17.600000000000001" table:style-name="ce21">
            <text:p><text:s text:c="2"/>18</text:p>
          </table:table-cell>
          <table:table-cell office:value-type="float" office:value="-27.5" table:style-name="ce21">
            <text:p>- <text:s/>28</text:p>
          </table:table-cell>
          <table:table-cell office:value-type="float" office:value="-31" table:style-name="ce21">
            <text:p>- <text:s/>31</text:p>
          </table:table-cell>
          <table:table-cell office:value-type="float" office:value="96.1" table:style-name="ce21">
            <text:p><text:s text:c="2"/>96</text:p>
          </table:table-cell>
          <table:table-cell office:value-type="float" office:value="-50.5" table:style-name="ce21">
            <text:p>- <text:s/>51</text:p>
          </table:table-cell>
          <table:table-cell office:value-type="float" office:value="-1.8" table:style-name="ce21">
            <text:p>- <text:s/>2</text:p>
          </table:table-cell>
          <table:table-cell office:value-type="float" office:value="-10.199999999999999" table:style-name="ce21">
            <text:p>- <text:s/>10</text:p>
          </table:table-cell>
          <table:table-cell office:value-type="float" office:value="-53.4" table:style-name="ce21">
            <text:p>- <text:s/>53</text:p>
          </table:table-cell>
          <table:table-cell office:value-type="float" office:value="-4.2" table:style-name="ce21">
            <text:p>- <text:s/>4</text:p>
          </table:table-cell>
          <table:table-cell office:value-type="float" office:value="12.4" table:style-name="ce21">
            <text:p><text:s text:c="2"/>12</text:p>
          </table:table-cell>
          <table:table-cell office:value-type="float" office:value="3.7" table:style-name="ce21">
            <text:p><text:s text:c="2"/>4</text:p>
          </table:table-cell>
          <table:table-cell office:value-type="float" office:value="-58.2" table:style-name="ce21">
            <text:p>- <text:s/>58</text:p>
          </table:table-cell>
          <table:table-cell office:value-type="float" office:value="4.4000000000000004" table:style-name="ce21">
            <text:p><text:s text:c="2"/>4</text:p>
          </table:table-cell>
          <table:table-cell office:value-type="float" office:value="-17.8" table:style-name="ce21">
            <text:p>- <text:s/>18</text:p>
          </table:table-cell>
          <table:table-cell office:value-type="float" office:value="-2.6" table:style-name="ce21">
            <text:p>- <text:s/>3</text:p>
          </table:table-cell>
          <table:table-cell office:value-type="float" office:value="-47.1" table:style-name="ce21">
            <text:p>- <text:s/>47</text:p>
          </table:table-cell>
          <table:table-cell office:value-type="float" office:value="-10.199999999999999" table:style-name="ce21">
            <text:p>- <text:s/>10</text:p>
          </table:table-cell>
          <table:table-cell office:value-type="float" office:value="-116.69976612128883" table:style-name="ce21">
            <text:p>- <text:s/>117</text:p>
          </table:table-cell>
          <table:table-cell office:value-type="float" office:value="-14.122074943830869" table:style-name="ce21">
            <text:p>- <text:s/>14</text:p>
          </table:table-cell>
          <table:table-cell office:value-type="float" office:value="-21.736175642275672" table:style-name="ce21">
            <text:p>- <text:s/>22</text:p>
          </table:table-cell>
          <table:table-cell office:value-type="float" office:value="-44.570711045884742" table:style-name="ce21">
            <text:p>- <text:s/>45</text:p>
          </table:table-cell>
          <table:table-cell office:value-type="float" office:value="43.679982840266995" table:style-name="ce21">
            <text:p><text:s text:c="2"/>44</text:p>
          </table:table-cell>
          <table:table-cell office:value-type="float" office:value="38.938644304635218" table:style-name="ce21">
            <text:p><text:s text:c="2"/>39</text:p>
          </table:table-cell>
          <table:table-cell office:value-type="float" office:value="46.989102369661566" table:style-name="ce21">
            <text:p><text:s text:c="2"/>47</text:p>
          </table:table-cell>
          <table:table-cell office:value-type="float" office:value="-56.619157701656626" table:style-name="ce21">
            <text:p>- <text:s/>57</text:p>
          </table:table-cell>
          <table:table-cell office:value-type="float" office:value="18.990968999265572" table:style-name="ce21">
            <text:p><text:s text:c="2"/>19</text:p>
          </table:table-cell>
          <table:table-cell office:value-type="float" office:value="-7.5980939042681506" table:style-name="ce21">
            <text:p>- <text:s/>8</text:p>
          </table:table-cell>
          <table:table-cell office:value-type="float" office:value="23.14521834000227" table:style-name="ce21">
            <text:p><text:s text:c="2"/>23</text:p>
          </table:table-cell>
          <table:table-cell office:value-type="float" office:value="-21.991050438875213" table:style-name="ce21">
            <text:p>- <text:s/>22</text:p>
          </table:table-cell>
          <table:table-cell office:value-type="float" office:value="-15.04233268143153" table:style-name="ce21">
            <text:p>- <text:s/>15</text:p>
          </table:table-cell>
          <table:table-cell office:value-type="float" office:value="3.1386477724823463" table:style-name="ce21">
            <text:p><text:s text:c="2"/>3</text:p>
          </table:table-cell>
          <table:table-cell office:value-type="float" office:value="-14.062940451089355" table:style-name="ce21">
            <text:p>- <text:s/>14</text:p>
          </table:table-cell>
          <table:table-cell office:value-type="float" office:value="-17.662039703308654" table:style-name="ce21">
            <text:p>- <text:s/>18</text:p>
          </table:table-cell>
          <table:table-cell office:value-type="float" office:value="-17.195028292815305" table:style-name="ce21">
            <text:p>- <text:s/>17</text:p>
          </table:table-cell>
          <table:table-cell office:value-type="float" office:value="86.325920632200521" table:style-name="ce21">
            <text:p><text:s text:c="2"/>86</text:p>
          </table:table-cell>
          <table:table-cell office:value-type="float" office:value="69.480611386808675" table:style-name="ce21">
            <text:p><text:s text:c="2"/>69</text:p>
          </table:table-cell>
          <table:table-cell office:value-type="float" office:value="-126.33914568402214" table:style-name="ce21">
            <text:p>- <text:s/>126</text:p>
          </table:table-cell>
          <table:table-cell office:value-type="float" office:value="-18.230563108093406" table:style-name="ce21">
            <text:p>- <text:s/>18</text:p>
          </table:table-cell>
          <table:table-cell office:value-type="float" office:value="0.59847631168536142" table:style-name="ce21">
            <text:p><text:s text:c="2"/>1</text:p>
          </table:table-cell>
          <table:table-cell office:value-type="float" office:value="146.33319720783797" table:style-name="ce21">
            <text:p><text:s text:c="2"/>146</text:p>
          </table:table-cell>
          <table:table-cell office:value-type="float" office:value="-5.8807202021552296" table:style-name="ce21">
            <text:p>- <text:s/>6</text:p>
          </table:table-cell>
          <table:table-cell office:value-type="float" office:value="39.109363068194824" table:style-name="ce21">
            <text:p><text:s text:c="2"/>39</text:p>
          </table:table-cell>
          <table:table-cell office:value-type="float" office:value="-53.87332684199027" table:style-name="ce21">
            <text:p>- <text:s/>54</text:p>
          </table:table-cell>
          <table:table-cell office:value-type="float" office:value="0.11514528587571929" table:style-name="ce21">
            <text:p><text:s text:c="2"/>0</text:p>
          </table:table-cell>
          <table:table-cell office:value-type="float" office:value="-37.122550637034401" table:style-name="ce21">
            <text:p>- <text:s/>37</text:p>
          </table:table-cell>
          <table:table-cell office:value-type="float" office:value="92.944916559644184" table:style-name="ce21">
            <text:p><text:s text:c="2"/>93</text:p>
          </table:table-cell>
          <table:table-cell office:value-type="float" office:value="14.353483448989888" table:style-name="ce21">
            <text:p><text:s text:c="2"/>14</text:p>
          </table:table-cell>
          <table:table-cell table:style-name="ce47"/>
          <table:table-cell table:style-name="ce25"/>
          <table:table-cell table:number-columns-repeated="16330" table:style-name="ce1"/>
        </table:table-row>
        <table:table-row table:style-name="ro3">
          <table:table-cell table:style-name="ce40"/>
          <table:table-cell office:value-type="string" table:style-name="ce62">
            <text:p>Value of production at market prices (£ million) (d)</text:p>
          </table:table-cell>
          <table:table-cell table:style-name="ce40"/>
          <table:table-cell table:style-name="ce62"/>
          <table:table-cell office:value-type="float" office:value="295.39999999999998" table:style-name="ce27">
            <text:p>295</text:p>
          </table:table-cell>
          <table:table-cell office:value-type="float" office:value="430.4" table:style-name="ce27">
            <text:p>430</text:p>
          </table:table-cell>
          <table:table-cell office:value-type="float" office:value="407.03999999999996" table:style-name="ce27">
            <text:p>407</text:p>
          </table:table-cell>
          <table:table-cell office:value-type="float" office:value="464.55" table:style-name="ce27">
            <text:p>465</text:p>
          </table:table-cell>
          <table:table-cell office:value-type="float" office:value="661.54" table:style-name="ce27">
            <text:p>662</text:p>
          </table:table-cell>
          <table:table-cell office:value-type="float" office:value="654.52" table:style-name="ce27">
            <text:p>655</text:p>
          </table:table-cell>
          <table:table-cell office:value-type="float" office:value="701.32" table:style-name="ce27">
            <text:p>701</text:p>
          </table:table-cell>
          <table:table-cell office:value-type="float" office:value="804.82500000000005" table:style-name="ce27">
            <text:p>805</text:p>
          </table:table-cell>
          <table:table-cell office:value-type="float" office:value="937.32500000000016" table:style-name="ce27">
            <text:p>937</text:p>
          </table:table-cell>
          <table:table-cell office:value-type="float" office:value="1071.6500000000001" table:style-name="ce27">
            <text:p>1,072</text:p>
          </table:table-cell>
          <table:table-cell office:value-type="float" office:value="1061.0313200000001" table:style-name="ce27">
            <text:p>1,061</text:p>
          </table:table-cell>
          <table:table-cell office:value-type="float" office:value="1152.24828" table:style-name="ce27">
            <text:p>1,152</text:p>
          </table:table-cell>
          <table:table-cell office:value-type="float" office:value="1013.84" table:style-name="ce27">
            <text:p>1,014</text:p>
          </table:table-cell>
          <table:table-cell office:value-type="float" office:value="965.01020000000005" table:style-name="ce27">
            <text:p>965</text:p>
          </table:table-cell>
          <table:table-cell office:value-type="float" office:value="856.78399999999999" table:style-name="ce27">
            <text:p>857</text:p>
          </table:table-cell>
          <table:table-cell office:value-type="float" office:value="854.88738000000012" table:style-name="ce27">
            <text:p>855</text:p>
          </table:table-cell>
          <table:table-cell office:value-type="float" office:value="882.1732300000001" table:style-name="ce27">
            <text:p>882</text:p>
          </table:table-cell>
          <table:table-cell office:value-type="float" office:value="805.64" table:style-name="ce27">
            <text:p>806</text:p>
          </table:table-cell>
          <table:table-cell office:value-type="float" office:value="749.3154976029881" table:style-name="ce27">
            <text:p>749</text:p>
          </table:table-cell>
          <table:table-cell office:value-type="float" office:value="860.78174585218028" table:style-name="ce27">
            <text:p>861</text:p>
          </table:table-cell>
          <table:table-cell office:value-type="float" office:value="700.09234222498662" table:style-name="ce27">
            <text:p>700</text:p>
          </table:table-cell>
          <table:table-cell office:value-type="float" office:value="652.87293634929699" table:style-name="ce27">
            <text:p>653</text:p>
          </table:table-cell>
          <table:table-cell office:value-type="float" office:value="809.1513424384143" table:style-name="ce27">
            <text:p>809</text:p>
          </table:table-cell>
          <table:table-cell office:value-type="float" office:value="868.9207814389556" table:style-name="ce27">
            <text:p>869</text:p>
          </table:table-cell>
          <table:table-cell office:value-type="float" office:value="660.80589772146971" table:style-name="ce27">
            <text:p>661</text:p>
          </table:table-cell>
          <table:table-cell office:value-type="float" office:value="504.10606466790972" table:style-name="ce27">
            <text:p>504</text:p>
          </table:table-cell>
          <table:table-cell office:value-type="float" office:value="475.30029752747373" table:style-name="ce27">
            <text:p>475</text:p>
          </table:table-cell>
          <table:table-cell office:value-type="float" office:value="432.10807407472237" table:style-name="ce27">
            <text:p>432</text:p>
          </table:table-cell>
          <table:table-cell office:value-type="float" office:value="465.67341117640808" table:style-name="ce27">
            <text:p>466</text:p>
          </table:table-cell>
          <table:table-cell office:value-type="float" office:value="392.2775130649398" table:style-name="ce27">
            <text:p>392</text:p>
          </table:table-cell>
          <table:table-cell office:value-type="float" office:value="445.69728470183793" table:style-name="ce27">
            <text:p>446</text:p>
          </table:table-cell>
          <table:table-cell office:value-type="float" office:value="433.05377820548483" table:style-name="ce27">
            <text:p>433</text:p>
          </table:table-cell>
          <table:table-cell office:value-type="float" office:value="379.516436585083" table:style-name="ce27">
            <text:p>380</text:p>
          </table:table-cell>
          <table:table-cell office:value-type="float" office:value="383.80153297452745" table:style-name="ce27">
            <text:p>384</text:p>
          </table:table-cell>
          <table:table-cell office:value-type="float" office:value="555.4346947736725" table:style-name="ce27">
            <text:p>555</text:p>
          </table:table-cell>
          <table:table-cell office:value-type="float" office:value="812.25294223864535" table:style-name="ce27">
            <text:p>812</text:p>
          </table:table-cell>
          <table:table-cell office:value-type="float" office:value="700.50699455771519" table:style-name="ce27">
            <text:p>701</text:p>
          </table:table-cell>
          <table:table-cell office:value-type="float" office:value="520.700263156407" table:style-name="ce27">
            <text:p>521</text:p>
          </table:table-cell>
          <table:table-cell office:value-type="float" office:value="808.86422206671148" table:style-name="ce27">
            <text:p>809</text:p>
          </table:table-cell>
          <table:table-cell office:value-type="float" office:value="920.15738164752202" table:style-name="ce27">
            <text:p>920</text:p>
          </table:table-cell>
          <table:table-cell office:value-type="float" office:value="1127.1654826384718" table:style-name="ce27">
            <text:p>1,127</text:p>
          </table:table-cell>
          <table:table-cell office:value-type="float" office:value="900.74008122008831" table:style-name="ce27">
            <text:p>901</text:p>
          </table:table-cell>
          <table:table-cell office:value-type="float" office:value="795.4998044691381" table:style-name="ce27">
            <text:p>795</text:p>
          </table:table-cell>
          <table:table-cell office:value-type="float" office:value="730.42116967810091" table:style-name="ce27">
            <text:p>730</text:p>
          </table:table-cell>
          <table:table-cell office:value-type="float" office:value="909.01494272201501" table:style-name="ce27">
            <text:p>909</text:p>
          </table:table-cell>
          <table:table-cell office:value-type="float" office:value="1014.9354360655299" table:style-name="ce27">
            <text:p>1,015</text:p>
          </table:table-cell>
          <table:table-cell office:value-type="float" office:value="1071.7549826137206" table:style-name="ce27">
            <text:p>1,072</text:p>
          </table:table-cell>
          <table:table-cell office:value-type="float" office:value="1053.8750257562499" table:style-name="ce27">
            <text:p>1,054</text:p>
          </table:table-cell>
          <table:table-cell table:style-name="ce47"/>
          <table:table-cell table:style-name="ce25"/>
          <table:table-cell table:number-columns-repeated="16330" table:style-name="ce1"/>
        </table:table-row>
        <table:table-row table:style-name="ro3">
          <table:table-cell office:value-type="string" table:style-name="ce34">
            <text:p>Prices (average prices weighted by volumes of sales (£ per tonne)</text:p>
          </table:table-cell>
          <table:table-cell table:number-columns-repeated="3" table:style-name="ce2"/>
          <table:table-cell table:number-columns-repeated="37" table:style-name="ce46"/>
          <table:table-cell table:style-name="ce58"/>
          <table:table-cell table:number-columns-repeated="10" table:style-name="ce2"/>
          <table:table-cell table:style-name="ce47"/>
          <table:table-cell table:style-name="ce25"/>
          <table:table-cell table:number-columns-repeated="16330"/>
        </table:table-row>
        <table:table-row table:style-name="ro3">
          <table:table-cell table:style-name="ce2"/>
          <table:table-cell office:value-type="string" table:style-name="ce24">
            <text:p>Malting barley</text:p>
          </table:table-cell>
          <table:table-cell table:number-columns-repeated="2" table:style-name="ce2"/>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float" office:value="122" table:style-name="ce21">
            <text:p><text:s text:c="2"/>122</text:p>
          </table:table-cell>
          <table:table-cell office:value-type="float" office:value="127" table:style-name="ce21">
            <text:p><text:s text:c="2"/>127</text:p>
          </table:table-cell>
          <table:table-cell office:value-type="float" office:value="128" table:style-name="ce21">
            <text:p><text:s text:c="2"/>128</text:p>
          </table:table-cell>
          <table:table-cell office:value-type="float" office:value="118" table:style-name="ce21">
            <text:p><text:s text:c="2"/>118</text:p>
          </table:table-cell>
          <table:table-cell office:value-type="float" office:value="125.88501560919528" table:style-name="ce21">
            <text:p><text:s text:c="2"/>126</text:p>
          </table:table-cell>
          <table:table-cell office:value-type="float" office:value="141.51090964586399" table:style-name="ce21">
            <text:p><text:s text:c="2"/>142</text:p>
          </table:table-cell>
          <table:table-cell office:value-type="float" office:value="133" table:style-name="ce21">
            <text:p><text:s text:c="2"/>133</text:p>
          </table:table-cell>
          <table:table-cell office:value-type="float" office:value="92" table:style-name="ce21">
            <text:p><text:s text:c="2"/>92</text:p>
          </table:table-cell>
          <table:table-cell office:value-type="float" office:value="85" table:style-name="ce21">
            <text:p><text:s text:c="2"/>85</text:p>
          </table:table-cell>
          <table:table-cell office:value-type="float" office:value="79" table:style-name="ce21">
            <text:p><text:s text:c="2"/>79</text:p>
          </table:table-cell>
          <table:table-cell office:value-type="float" office:value="75.760072609286979" table:style-name="ce21">
            <text:p><text:s text:c="2"/>76</text:p>
          </table:table-cell>
          <table:table-cell office:value-type="float" office:value="76.954230612690793" table:style-name="ce21">
            <text:p><text:s text:c="2"/>77</text:p>
          </table:table-cell>
          <table:table-cell office:value-type="float" office:value="72.855799905509016" table:style-name="ce21">
            <text:p><text:s text:c="2"/>73</text:p>
          </table:table-cell>
          <table:table-cell office:value-type="float" office:value="76.659434482762364" table:style-name="ce21">
            <text:p><text:s text:c="2"/>77</text:p>
          </table:table-cell>
          <table:table-cell office:value-type="float" office:value="81.596763012209479" table:style-name="ce21">
            <text:p><text:s text:c="2"/>82</text:p>
          </table:table-cell>
          <table:table-cell office:value-type="float" office:value="77.673301945052174" table:style-name="ce21">
            <text:p><text:s text:c="2"/>78</text:p>
          </table:table-cell>
          <table:table-cell office:value-type="float" office:value="80.48556746606188" table:style-name="ce21">
            <text:p><text:s text:c="2"/>80</text:p>
          </table:table-cell>
          <table:table-cell office:value-type="float" office:value="123.92179032885694" table:style-name="ce21">
            <text:p><text:s text:c="2"/>124</text:p>
          </table:table-cell>
          <table:table-cell office:value-type="float" office:value="152.70178152128878" table:style-name="ce21">
            <text:p><text:s text:c="2"/>153</text:p>
          </table:table-cell>
          <table:table-cell office:value-type="float" office:value="124.60271937320609" table:style-name="ce21">
            <text:p><text:s text:c="2"/>125</text:p>
          </table:table-cell>
          <table:table-cell office:value-type="float" office:value="108.20347640564917" table:style-name="ce21">
            <text:p><text:s text:c="2"/>108</text:p>
          </table:table-cell>
          <table:table-cell office:value-type="float" office:value="161.92125254557078" table:style-name="ce21">
            <text:p><text:s text:c="2"/>162</text:p>
          </table:table-cell>
          <table:table-cell office:value-type="float" office:value="185.13053761944767" table:style-name="ce21">
            <text:p><text:s text:c="2"/>185</text:p>
          </table:table-cell>
          <table:table-cell office:value-type="float" office:value="160.15586243687682" table:style-name="ce21">
            <text:p><text:s text:c="2"/>160</text:p>
          </table:table-cell>
          <table:table-cell office:value-type="float" office:value="132.88242561559372" table:style-name="ce21">
            <text:p><text:s text:c="2"/>133</text:p>
          </table:table-cell>
          <table:table-cell office:value-type="float" office:value="119.39926716054676" table:style-name="ce20">
            <text:p>119</text:p>
          </table:table-cell>
          <table:table-cell office:value-type="float" office:value="125.66666300800829" table:style-name="ce20">
            <text:p>126</text:p>
          </table:table-cell>
          <table:table-cell office:value-type="float" office:value="144.63752579141487" table:style-name="ce20">
            <text:p>145</text:p>
          </table:table-cell>
          <table:table-cell office:value-type="float" office:value="178.95067433360583" table:style-name="ce20">
            <text:p>179</text:p>
          </table:table-cell>
          <table:table-cell office:value-type="float" office:value="146.49581626799099" table:style-name="ce20">
            <text:p>146</text:p>
          </table:table-cell>
          <table:table-cell office:value-type="float" office:value="129.52804698378714" table:style-name="ce20">
            <text:p>130</text:p>
          </table:table-cell>
          <table:table-cell table:style-name="ce47"/>
          <table:table-cell table:style-name="ce25"/>
          <table:table-cell table:number-columns-repeated="16330"/>
        </table:table-row>
        <table:table-row table:style-name="ro3">
          <table:table-cell table:style-name="ce40"/>
          <table:table-cell office:value-type="string" table:style-name="ce62">
            <text:p>Feed barley</text:p>
          </table:table-cell>
          <table:table-cell table:number-columns-repeated="2" table:style-name="ce40"/>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string" table:style-name="ce64">
            <text:p>. .</text:p>
          </table:table-cell>
          <table:table-cell office:value-type="float" office:value="110" table:style-name="ce65">
            <text:p><text:s text:c="2"/>110</text:p>
          </table:table-cell>
          <table:table-cell office:value-type="float" office:value="111" table:style-name="ce65">
            <text:p><text:s text:c="2"/>111</text:p>
          </table:table-cell>
          <table:table-cell office:value-type="float" office:value="111" table:style-name="ce65">
            <text:p><text:s text:c="2"/>111</text:p>
          </table:table-cell>
          <table:table-cell office:value-type="float" office:value="115" table:style-name="ce65">
            <text:p><text:s text:c="2"/>115</text:p>
          </table:table-cell>
          <table:table-cell office:value-type="float" office:value="101.53105974113437" table:style-name="ce65">
            <text:p><text:s text:c="2"/>102</text:p>
          </table:table-cell>
          <table:table-cell office:value-type="float" office:value="105.24610426025735" table:style-name="ce65">
            <text:p><text:s text:c="2"/>105</text:p>
          </table:table-cell>
          <table:table-cell office:value-type="float" office:value="101" table:style-name="ce65">
            <text:p><text:s text:c="2"/>101</text:p>
          </table:table-cell>
          <table:table-cell office:value-type="float" office:value="80" table:style-name="ce65">
            <text:p><text:s text:c="2"/>80</text:p>
          </table:table-cell>
          <table:table-cell office:value-type="float" office:value="71" table:style-name="ce65">
            <text:p><text:s text:c="2"/>71</text:p>
          </table:table-cell>
          <table:table-cell office:value-type="float" office:value="70" table:style-name="ce65">
            <text:p><text:s text:c="2"/>70</text:p>
          </table:table-cell>
          <table:table-cell office:value-type="float" office:value="64.092650983424733" table:style-name="ce65">
            <text:p><text:s text:c="2"/>64</text:p>
          </table:table-cell>
          <table:table-cell office:value-type="float" office:value="65.790171171712771" table:style-name="ce65">
            <text:p><text:s text:c="2"/>66</text:p>
          </table:table-cell>
          <table:table-cell office:value-type="float" office:value="58.527665132488991" table:style-name="ce65">
            <text:p><text:s text:c="2"/>59</text:p>
          </table:table-cell>
          <table:table-cell office:value-type="float" office:value="66.970799240434474" table:style-name="ce65">
            <text:p><text:s text:c="2"/>67</text:p>
          </table:table-cell>
          <table:table-cell office:value-type="float" office:value="68.902566980838728" table:style-name="ce65">
            <text:p><text:s text:c="2"/>69</text:p>
          </table:table-cell>
          <table:table-cell office:value-type="float" office:value="65.289845105594864" table:style-name="ce65">
            <text:p><text:s text:c="2"/>65</text:p>
          </table:table-cell>
          <table:table-cell office:value-type="float" office:value="70.313663925996536" table:style-name="ce65">
            <text:p><text:s text:c="2"/>70</text:p>
          </table:table-cell>
          <table:table-cell office:value-type="float" office:value="105.58322798594229" table:style-name="ce65">
            <text:p><text:s text:c="2"/>106</text:p>
          </table:table-cell>
          <table:table-cell office:value-type="float" office:value="117.55129090098001" table:style-name="ce65">
            <text:p><text:s text:c="2"/>118</text:p>
          </table:table-cell>
          <table:table-cell office:value-type="float" office:value="87.558128358394057" table:style-name="ce65">
            <text:p><text:s text:c="2"/>88</text:p>
          </table:table-cell>
          <table:table-cell office:value-type="float" office:value="98.238044601470648" table:style-name="ce65">
            <text:p><text:s text:c="2"/>98</text:p>
          </table:table-cell>
          <table:table-cell office:value-type="float" office:value="146.08900008465812" table:style-name="ce65">
            <text:p><text:s text:c="2"/>146</text:p>
          </table:table-cell>
          <table:table-cell office:value-type="float" office:value="160.54526528550528" table:style-name="ce65">
            <text:p><text:s text:c="2"/>161</text:p>
          </table:table-cell>
          <table:table-cell office:value-type="float" office:value="143.04615294930318" table:style-name="ce65">
            <text:p><text:s text:c="2"/>143</text:p>
          </table:table-cell>
          <table:table-cell office:value-type="float" office:value="115.72149637250274" table:style-name="ce65">
            <text:p><text:s text:c="2"/>116</text:p>
          </table:table-cell>
          <table:table-cell office:value-type="float" office:value="103.46986016077801" table:style-name="ce65">
            <text:p><text:s text:c="2"/>103</text:p>
          </table:table-cell>
          <table:table-cell office:value-type="float" office:value="100.82243038264413" table:style-name="ce65">
            <text:p><text:s text:c="2"/>101</text:p>
          </table:table-cell>
          <table:table-cell office:value-type="float" office:value="118.71105368432904" table:style-name="ce65">
            <text:p><text:s text:c="2"/>119</text:p>
          </table:table-cell>
          <table:table-cell office:value-type="float" office:value="148.1362018714949" table:style-name="ce65">
            <text:p><text:s text:c="2"/>148</text:p>
          </table:table-cell>
          <table:table-cell office:value-type="float" office:value="125.06853093887382" table:style-name="ce65">
            <text:p><text:s text:c="2"/>125</text:p>
          </table:table-cell>
          <table:table-cell office:value-type="float" office:value="128.16253856471656" table:style-name="ce65">
            <text:p><text:s text:c="2"/>128</text:p>
          </table:table-cell>
          <table:table-cell table:style-name="ce47"/>
          <table:table-cell table:style-name="ce25"/>
          <table:table-cell table:number-columns-repeated="16330"/>
        </table:table-row>
        <table:table-row table:style-name="ro3">
          <table:table-cell office:value-type="string" table:style-name="ce34">
            <text:p>Supply and use</text:p>
          </table:table-cell>
          <table:table-cell table:number-columns-repeated="3" table:style-name="ce2"/>
          <table:table-cell table:number-columns-repeated="38" table:style-name="ce46"/>
          <table:table-cell table:number-columns-repeated="10" table:style-name="ce25"/>
          <table:table-cell table:style-name="ce47"/>
          <table:table-cell table:style-name="ce25"/>
          <table:table-cell table:number-columns-repeated="16330"/>
        </table:table-row>
        <table:table-row table:style-name="ro3">
          <table:table-cell table:style-name="ce2"/>
          <table:table-cell office:value-type="string" table:style-name="ce24">
            <text:p>Production</text:p>
          </table:table-cell>
          <table:table-cell table:number-columns-repeated="2" table:style-name="ce2"/>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1064" table:style-name="ce22">
            <text:p>11,064</text:p>
          </table:table-cell>
          <table:table-cell office:value-type="float" office:value="9740" table:style-name="ce22">
            <text:p>9,740</text:p>
          </table:table-cell>
          <table:table-cell office:value-type="float" office:value="10014" table:style-name="ce22">
            <text:p>10,014</text:p>
          </table:table-cell>
          <table:table-cell office:value-type="float" office:value="9229" table:style-name="ce22">
            <text:p>9,229</text:p>
          </table:table-cell>
          <table:table-cell office:value-type="float" office:value="8778" table:style-name="ce22">
            <text:p>8,778</text:p>
          </table:table-cell>
          <table:table-cell office:value-type="float" office:value="8073" table:style-name="ce22">
            <text:p>8,073</text:p>
          </table:table-cell>
          <table:table-cell office:value-type="float" office:value="7911" table:style-name="ce22">
            <text:p>7,911</text:p>
          </table:table-cell>
          <table:table-cell office:value-type="float" office:value="7627" table:style-name="ce22">
            <text:p>7,627</text:p>
          </table:table-cell>
          <table:table-cell office:value-type="float" office:value="7365" table:style-name="ce22">
            <text:p>7,365</text:p>
          </table:table-cell>
          <table:table-cell office:value-type="float" office:value="6038" table:style-name="ce22">
            <text:p>6,038</text:p>
          </table:table-cell>
          <table:table-cell office:value-type="float" office:value="5952.4614006776756" table:style-name="ce22">
            <text:p>5,952</text:p>
          </table:table-cell>
          <table:table-cell office:value-type="float" office:value="6841.7345271228651" table:style-name="ce22">
            <text:p>6,842</text:p>
          </table:table-cell>
          <table:table-cell office:value-type="float" office:value="7790" table:style-name="ce22">
            <text:p>7,790</text:p>
          </table:table-cell>
          <table:table-cell office:value-type="float" office:value="7828" table:style-name="ce22">
            <text:p>7,828</text:p>
          </table:table-cell>
          <table:table-cell office:value-type="float" office:value="6623" table:style-name="ce22">
            <text:p>6,623</text:p>
          </table:table-cell>
          <table:table-cell office:value-type="float" office:value="6581" table:style-name="ce22">
            <text:p>6,581</text:p>
          </table:table-cell>
          <table:table-cell office:value-type="float" office:value="6492" table:style-name="ce22">
            <text:p>6,492</text:p>
          </table:table-cell>
          <table:table-cell office:value-type="float" office:value="6660" table:style-name="ce22">
            <text:p>6,660</text:p>
          </table:table-cell>
          <table:table-cell office:value-type="float" office:value="6128" table:style-name="ce22">
            <text:p>6,128</text:p>
          </table:table-cell>
          <table:table-cell office:value-type="float" office:value="6370" table:style-name="ce22">
            <text:p>6,370</text:p>
          </table:table-cell>
          <table:table-cell office:value-type="float" office:value="5816" table:style-name="ce22">
            <text:p>5,816</text:p>
          </table:table-cell>
          <table:table-cell office:value-type="float" office:value="5495" table:style-name="ce22">
            <text:p>5,495</text:p>
          </table:table-cell>
          <table:table-cell office:value-type="float" office:value="5239" table:style-name="ce22">
            <text:p>5,239</text:p>
          </table:table-cell>
          <table:table-cell office:value-type="float" office:value="5079" table:style-name="ce22">
            <text:p>5,079</text:p>
          </table:table-cell>
          <table:table-cell office:value-type="float" office:value="6144" table:style-name="ce22">
            <text:p>6,144</text:p>
          </table:table-cell>
          <table:table-cell office:value-type="float" office:value="6668" table:style-name="ce22">
            <text:p>6,668</text:p>
          </table:table-cell>
          <table:table-cell office:value-type="float" office:value="5252" table:style-name="ce22">
            <text:p>5,252</text:p>
          </table:table-cell>
          <table:table-cell office:value-type="float" office:value="5494" table:style-name="ce22">
            <text:p>5,494</text:p>
          </table:table-cell>
          <table:table-cell office:value-type="float" office:value="5522" table:style-name="ce22">
            <text:p>5,522</text:p>
          </table:table-cell>
          <table:table-cell office:value-type="float" office:value="7092" table:style-name="ce22">
            <text:p>7,092</text:p>
          </table:table-cell>
          <table:table-cell office:value-type="float" office:value="6911" table:style-name="ce22">
            <text:p>6,911</text:p>
          </table:table-cell>
          <table:table-cell office:value-type="float" office:value="7370" table:style-name="ce22">
            <text:p>7,370</text:p>
          </table:table-cell>
          <table:table-cell office:value-type="float" office:value="6655" table:style-name="ce22">
            <text:p>6,655</text:p>
          </table:table-cell>
          <table:table-cell office:value-type="float" office:value="7169" table:style-name="ce22">
            <text:p>7,169</text:p>
          </table:table-cell>
          <table:table-cell office:value-type="float" office:value="6510" table:style-name="ce22">
            <text:p>6,510</text:p>
          </table:table-cell>
          <table:table-cell office:value-type="float" office:value="8048" table:style-name="ce22">
            <text:p>8,048</text:p>
          </table:table-cell>
          <table:table-cell office:value-type="float" office:value="8117" table:style-name="ce22">
            <text:p>8,117</text:p>
          </table:table-cell>
          <table:table-cell table:style-name="ce47"/>
          <table:table-cell table:style-name="ce25"/>
          <table:table-cell table:number-columns-repeated="16330"/>
        </table:table-row>
        <table:table-row table:style-name="ro3">
          <table:table-cell table:style-name="ce2"/>
          <table:table-cell office:value-type="string" table:style-name="ce24">
            <text:p>Imports from:</text:p>
          </table:table-cell>
          <table:table-cell table:style-name="ce2"/>
          <table:table-cell office:value-type="string" table:style-name="ce24">
            <text:p>The EU</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58" table:style-name="ce22">
            <text:p>58</text:p>
          </table:table-cell>
          <table:table-cell office:value-type="float" office:value="198" table:style-name="ce22">
            <text:p>198</text:p>
          </table:table-cell>
          <table:table-cell office:value-type="float" office:value="265" table:style-name="ce22">
            <text:p>265</text:p>
          </table:table-cell>
          <table:table-cell office:value-type="float" office:value="236" table:style-name="ce22">
            <text:p>236</text:p>
          </table:table-cell>
          <table:table-cell office:value-type="float" office:value="312" table:style-name="ce22">
            <text:p>312</text:p>
          </table:table-cell>
          <table:table-cell office:value-type="float" office:value="277" table:style-name="ce22">
            <text:p>277</text:p>
          </table:table-cell>
          <table:table-cell office:value-type="float" office:value="255" table:style-name="ce22">
            <text:p>255</text:p>
          </table:table-cell>
          <table:table-cell office:value-type="float" office:value="199" table:style-name="ce22">
            <text:p>199</text:p>
          </table:table-cell>
          <table:table-cell office:value-type="float" office:value="240" table:style-name="ce22">
            <text:p>240</text:p>
          </table:table-cell>
          <table:table-cell office:value-type="float" office:value="218" table:style-name="ce22">
            <text:p>218</text:p>
          </table:table-cell>
          <table:table-cell office:value-type="float" office:value="155" table:style-name="ce22">
            <text:p>155</text:p>
          </table:table-cell>
          <table:table-cell office:value-type="float" office:value="83" table:style-name="ce22">
            <text:p>83</text:p>
          </table:table-cell>
          <table:table-cell office:value-type="float" office:value="67" table:style-name="ce22">
            <text:p>67</text:p>
          </table:table-cell>
          <table:table-cell office:value-type="float" office:value="118" table:style-name="ce22">
            <text:p>118</text:p>
          </table:table-cell>
          <table:table-cell office:value-type="float" office:value="154" table:style-name="ce22">
            <text:p>154</text:p>
          </table:table-cell>
          <table:table-cell office:value-type="float" office:value="107" table:style-name="ce22">
            <text:p>107</text:p>
          </table:table-cell>
          <table:table-cell office:value-type="float" office:value="50" table:style-name="ce22">
            <text:p>50</text:p>
          </table:table-cell>
          <table:table-cell office:value-type="float" office:value="79" table:style-name="ce22">
            <text:p>79</text:p>
          </table:table-cell>
          <table:table-cell office:value-type="float" office:value="51" table:style-name="ce22">
            <text:p>51</text:p>
          </table:table-cell>
          <table:table-cell office:value-type="float" office:value="51" table:style-name="ce22">
            <text:p>51</text:p>
          </table:table-cell>
          <table:table-cell office:value-type="float" office:value="75" table:style-name="ce22">
            <text:p>75</text:p>
          </table:table-cell>
          <table:table-cell office:value-type="float" office:value="84" table:style-name="ce22">
            <text:p>84</text:p>
          </table:table-cell>
          <table:table-cell office:value-type="float" office:value="94" table:style-name="ce22">
            <text:p>94</text:p>
          </table:table-cell>
          <table:table-cell office:value-type="float" office:value="95" table:style-name="ce22">
            <text:p>95</text:p>
          </table:table-cell>
          <table:table-cell office:value-type="float" office:value="107.4" table:style-name="ce22">
            <text:p>107</text:p>
          </table:table-cell>
          <table:table-cell office:value-type="float" office:value="120" table:style-name="ce22">
            <text:p>120</text:p>
          </table:table-cell>
          <table:table-cell office:value-type="float" office:value="115" table:style-name="ce22">
            <text:p>115</text:p>
          </table:table-cell>
          <table:table-cell office:value-type="float" office:value="129" table:style-name="ce22">
            <text:p>129</text:p>
          </table:table-cell>
          <table:table-cell office:value-type="float" office:value="162" table:style-name="ce22">
            <text:p>162</text:p>
          </table:table-cell>
          <table:table-cell office:value-type="float" office:value="193" table:style-name="ce22">
            <text:p>193</text:p>
          </table:table-cell>
          <table:table-cell office:value-type="float" office:value="100" table:style-name="ce22">
            <text:p>100</text:p>
          </table:table-cell>
          <table:table-cell office:value-type="float" office:value="179" table:style-name="ce22">
            <text:p>179</text:p>
          </table:table-cell>
          <table:table-cell office:value-type="float" office:value="123" table:style-name="ce22">
            <text:p>123</text:p>
          </table:table-cell>
          <table:table-cell office:value-type="float" office:value="112.276" table:style-name="ce22">
            <text:p>112</text:p>
          </table:table-cell>
          <table:table-cell office:value-type="float" office:value="102" table:style-name="ce22">
            <text:p>102</text:p>
          </table:table-cell>
          <table:table-cell office:value-type="float" office:value="66" table:style-name="ce22">
            <text:p>66</text:p>
          </table:table-cell>
          <table:table-cell office:value-type="float" office:value="94" table:style-name="ce22">
            <text:p>94</text:p>
          </table:table-cell>
          <table:table-cell table:style-name="ce47"/>
          <table:table-cell table:style-name="ce25"/>
          <table:table-cell table:number-columns-repeated="16330"/>
        </table:table-row>
        <table:table-row table:style-name="ro3">
          <table:table-cell table:style-name="ce2"/>
          <table:table-cell table:style-name="ce50"/>
          <table:table-cell table:style-name="ce2"/>
          <table:table-cell office:value-type="string" table:style-name="ce24">
            <text:p>The rest of the world</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51" table:style-name="ce22">
            <text:p>51</text:p>
          </table:table-cell>
          <table:table-cell office:value-type="string" table:style-name="ce22">
            <text:p>-</text:p>
          </table:table-cell>
          <table:table-cell office:value-type="float" office:value="15" table:style-name="ce22">
            <text:p>15</text:p>
          </table:table-cell>
          <table:table-cell office:value-type="string" table:style-name="ce22">
            <text:p>-</text:p>
          </table:table-cell>
          <table:table-cell office:value-type="float" office:value="6" table:style-name="ce22">
            <text:p>6</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float" office:value="1" table:style-name="ce22">
            <text:p>1</text:p>
          </table:table-cell>
          <table:table-cell office:value-type="float" office:value="8" table:style-name="ce22">
            <text:p>8</text:p>
          </table:table-cell>
          <table:table-cell office:value-type="float" office:value="28" table:style-name="ce22">
            <text:p>28</text:p>
          </table:table-cell>
          <table:table-cell office:value-type="float" office:value="21" table:style-name="ce22">
            <text:p>21</text:p>
          </table:table-cell>
          <table:table-cell office:value-type="float" office:value="23" table:style-name="ce22">
            <text:p>23</text:p>
          </table:table-cell>
          <table:table-cell office:value-type="float" office:value="26" table:style-name="ce22">
            <text:p>26</text:p>
          </table:table-cell>
          <table:table-cell office:value-type="float" office:value="31" table:style-name="ce22">
            <text:p>31</text:p>
          </table:table-cell>
          <table:table-cell office:value-type="float" office:value="22" table:style-name="ce22">
            <text:p>22</text:p>
          </table:table-cell>
          <table:table-cell office:value-type="float" office:value="20" table:style-name="ce22">
            <text:p>20</text:p>
          </table:table-cell>
          <table:table-cell office:value-type="float" office:value="21" table:style-name="ce22">
            <text:p>21</text:p>
          </table:table-cell>
          <table:table-cell office:value-type="float" office:value="31" table:style-name="ce22">
            <text:p>31</text:p>
          </table:table-cell>
          <table:table-cell office:value-type="float" office:value="7" table:style-name="ce22">
            <text:p>7</text:p>
          </table:table-cell>
          <table:table-cell office:value-type="float" office:value="4" table:style-name="ce22">
            <text:p>4</text:p>
          </table:table-cell>
          <table:table-cell office:value-type="string" table:style-name="ce66">
            <text:p>-</text:p>
          </table:table-cell>
          <table:table-cell office:value-type="float" office:value="9" table:style-name="ce22">
            <text:p>9</text:p>
          </table:table-cell>
          <table:table-cell office:value-type="float" office:value="3" table:style-name="ce22">
            <text:p>3</text:p>
          </table:table-cell>
          <table:table-cell office:value-type="float" office:value="11" table:style-name="ce22">
            <text:p>11</text:p>
          </table:table-cell>
          <table:table-cell office:value-type="float" office:value="10" table:style-name="ce22">
            <text:p>10</text:p>
          </table:table-cell>
          <table:table-cell office:value-type="string" table:style-name="ce66">
            <text:p>-</text:p>
          </table:table-cell>
          <table:table-cell office:value-type="float" office:value="0" table:style-name="ce66">
            <text:p>0</text:p>
          </table:table-cell>
          <table:table-cell office:value-type="float" office:value="0" table:style-name="ce66">
            <text:p>0</text:p>
          </table:table-cell>
          <table:table-cell office:value-type="float" office:value="2" table:style-name="ce22">
            <text:p>2</text:p>
          </table:table-cell>
          <table:table-cell office:value-type="float" office:value="0" table:style-name="ce66">
            <text:p>0</text:p>
          </table:table-cell>
          <table:table-cell office:value-type="float" office:value="5" table:style-name="ce66">
            <text:p>5</text:p>
          </table:table-cell>
          <table:table-cell office:value-type="float" office:value="2" table:style-name="ce66">
            <text:p>2</text:p>
          </table:table-cell>
          <table:table-cell office:value-type="float" office:value="4" table:style-name="ce66">
            <text:p>4</text:p>
          </table:table-cell>
          <table:table-cell office:value-type="float" office:value="0" table:style-name="ce66">
            <text:p>0</text:p>
          </table:table-cell>
          <table:table-cell office:value-type="float" office:value="0" table:style-name="ce66">
            <text:p>0</text:p>
          </table:table-cell>
          <table:table-cell office:value-type="float" office:value="2" table:style-name="ce66">
            <text:p>2</text:p>
          </table:table-cell>
          <table:table-cell table:style-name="ce47"/>
          <table:table-cell table:style-name="ce25"/>
          <table:table-cell table:number-columns-repeated="16330"/>
        </table:table-row>
        <table:table-row table:style-name="ro3">
          <table:table-cell table:style-name="ce2"/>
          <table:table-cell office:value-type="string" table:style-name="ce24">
            <text:p>Exports to:<text:s text:c="4"/></text:p>
          </table:table-cell>
          <table:table-cell table:style-name="ce2"/>
          <table:table-cell office:value-type="string" table:style-name="ce24">
            <text:p>The EU<text:s/></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942" table:style-name="ce22">
            <text:p>1,942</text:p>
          </table:table-cell>
          <table:table-cell office:value-type="float" office:value="854" table:style-name="ce22">
            <text:p>854</text:p>
          </table:table-cell>
          <table:table-cell office:value-type="float" office:value="2227" table:style-name="ce22">
            <text:p>2,227</text:p>
          </table:table-cell>
          <table:table-cell office:value-type="float" office:value="1065" table:style-name="ce22">
            <text:p>1,065</text:p>
          </table:table-cell>
          <table:table-cell office:value-type="float" office:value="731" table:style-name="ce22">
            <text:p>731</text:p>
          </table:table-cell>
          <table:table-cell office:value-type="float" office:value="427" table:style-name="ce22">
            <text:p>427</text:p>
          </table:table-cell>
          <table:table-cell office:value-type="float" office:value="916" table:style-name="ce22">
            <text:p>916</text:p>
          </table:table-cell>
          <table:table-cell office:value-type="float" office:value="1302" table:style-name="ce22">
            <text:p>1,302</text:p>
          </table:table-cell>
          <table:table-cell office:value-type="float" office:value="1048" table:style-name="ce22">
            <text:p>1,048</text:p>
          </table:table-cell>
          <table:table-cell office:value-type="float" office:value="469" table:style-name="ce22">
            <text:p>469</text:p>
          </table:table-cell>
          <table:table-cell office:value-type="float" office:value="698.6" table:style-name="ce22">
            <text:p>699</text:p>
          </table:table-cell>
          <table:table-cell office:value-type="float" office:value="1353" table:style-name="ce22">
            <text:p>1,353</text:p>
          </table:table-cell>
          <table:table-cell office:value-type="float" office:value="1102" table:style-name="ce22">
            <text:p>1,102</text:p>
          </table:table-cell>
          <table:table-cell office:value-type="float" office:value="941" table:style-name="ce22">
            <text:p>941</text:p>
          </table:table-cell>
          <table:table-cell office:value-type="float" office:value="851" table:style-name="ce22">
            <text:p>851</text:p>
          </table:table-cell>
          <table:table-cell office:value-type="float" office:value="489" table:style-name="ce22">
            <text:p>489</text:p>
          </table:table-cell>
          <table:table-cell office:value-type="float" office:value="716" table:style-name="ce22">
            <text:p>716</text:p>
          </table:table-cell>
          <table:table-cell office:value-type="float" office:value="469" table:style-name="ce22">
            <text:p>469</text:p>
          </table:table-cell>
          <table:table-cell office:value-type="float" office:value="893" table:style-name="ce22">
            <text:p>893</text:p>
          </table:table-cell>
          <table:table-cell office:value-type="float" office:value="947" table:style-name="ce22">
            <text:p>947</text:p>
          </table:table-cell>
          <table:table-cell office:value-type="float" office:value="584" table:style-name="ce22">
            <text:p>584</text:p>
          </table:table-cell>
          <table:table-cell office:value-type="float" office:value="612" table:style-name="ce22">
            <text:p>612</text:p>
          </table:table-cell>
          <table:table-cell office:value-type="float" office:value="539" table:style-name="ce22">
            <text:p>539</text:p>
          </table:table-cell>
          <table:table-cell office:value-type="float" office:value="408" table:style-name="ce22">
            <text:p>408</text:p>
          </table:table-cell>
          <table:table-cell office:value-type="float" office:value="488.8" table:style-name="ce22">
            <text:p>489</text:p>
          </table:table-cell>
          <table:table-cell office:value-type="float" office:value="850" table:style-name="ce22">
            <text:p>850</text:p>
          </table:table-cell>
          <table:table-cell office:value-type="float" office:value="940" table:style-name="ce22">
            <text:p>940</text:p>
          </table:table-cell>
          <table:table-cell office:value-type="float" office:value="724" table:style-name="ce22">
            <text:p>724</text:p>
          </table:table-cell>
          <table:table-cell office:value-type="float" office:value="494" table:style-name="ce22">
            <text:p>494</text:p>
          </table:table-cell>
          <table:table-cell office:value-type="float" office:value="478" table:style-name="ce22">
            <text:p>478</text:p>
          </table:table-cell>
          <table:table-cell office:value-type="float" office:value="796" table:style-name="ce22">
            <text:p>796</text:p>
          </table:table-cell>
          <table:table-cell office:value-type="float" office:value="1079" table:style-name="ce22">
            <text:p>1,079</text:p>
          </table:table-cell>
          <table:table-cell office:value-type="float" office:value="1288" table:style-name="ce22">
            <text:p>1,288</text:p>
          </table:table-cell>
          <table:table-cell office:value-type="float" office:value="996" table:style-name="ce22">
            <text:p>996</text:p>
          </table:table-cell>
          <table:table-cell office:value-type="float" office:value="773" table:style-name="ce22">
            <text:p>773</text:p>
          </table:table-cell>
          <table:table-cell office:value-type="float" office:value="1580" table:style-name="ce22">
            <text:p>1,580</text:p>
          </table:table-cell>
          <table:table-cell office:value-type="float" office:value="1150" table:style-name="ce22">
            <text:p>1,150</text:p>
          </table:table-cell>
          <table:table-cell table:style-name="ce47"/>
          <table:table-cell table:style-name="ce25"/>
          <table:table-cell table:number-columns-repeated="16330"/>
        </table:table-row>
        <table:table-row table:style-name="ro3">
          <table:table-cell table:style-name="ce2"/>
          <table:table-cell table:style-name="ce50"/>
          <table:table-cell table:style-name="ce2"/>
          <table:table-cell office:value-type="string" table:style-name="ce24">
            <text:p>The rest of the world</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926" table:style-name="ce22">
            <text:p>1,926</text:p>
          </table:table-cell>
          <table:table-cell office:value-type="float" office:value="2160" table:style-name="ce22">
            <text:p>2,160</text:p>
          </table:table-cell>
          <table:table-cell office:value-type="float" office:value="1884" table:style-name="ce22">
            <text:p>1,884</text:p>
          </table:table-cell>
          <table:table-cell office:value-type="float" office:value="2030" table:style-name="ce22">
            <text:p>2,030</text:p>
          </table:table-cell>
          <table:table-cell office:value-type="float" office:value="2079" table:style-name="ce22">
            <text:p>2,079</text:p>
          </table:table-cell>
          <table:table-cell office:value-type="float" office:value="2816" table:style-name="ce22">
            <text:p>2,816</text:p>
          </table:table-cell>
          <table:table-cell office:value-type="float" office:value="1106" table:style-name="ce22">
            <text:p>1,106</text:p>
          </table:table-cell>
          <table:table-cell office:value-type="float" office:value="672" table:style-name="ce22">
            <text:p>672</text:p>
          </table:table-cell>
          <table:table-cell office:value-type="float" office:value="753" table:style-name="ce22">
            <text:p>753</text:p>
          </table:table-cell>
          <table:table-cell office:value-type="float" office:value="547" table:style-name="ce22">
            <text:p>547</text:p>
          </table:table-cell>
          <table:table-cell office:value-type="float" office:value="738.9" table:style-name="ce22">
            <text:p>739</text:p>
          </table:table-cell>
          <table:table-cell office:value-type="float" office:value="526" table:style-name="ce22">
            <text:p>526</text:p>
          </table:table-cell>
          <table:table-cell office:value-type="float" office:value="614" table:style-name="ce22">
            <text:p>614</text:p>
          </table:table-cell>
          <table:table-cell office:value-type="float" office:value="727" table:style-name="ce22">
            <text:p>727</text:p>
          </table:table-cell>
          <table:table-cell office:value-type="float" office:value="692" table:style-name="ce22">
            <text:p>692</text:p>
          </table:table-cell>
          <table:table-cell office:value-type="float" office:value="1015" table:style-name="ce22">
            <text:p>1,015</text:p>
          </table:table-cell>
          <table:table-cell office:value-type="float" office:value="1114" table:style-name="ce22">
            <text:p>1,114</text:p>
          </table:table-cell>
          <table:table-cell office:value-type="float" office:value="213" table:style-name="ce22">
            <text:p>213</text:p>
          </table:table-cell>
          <table:table-cell office:value-type="float" office:value="58" table:style-name="ce22">
            <text:p>58</text:p>
          </table:table-cell>
          <table:table-cell office:value-type="float" office:value="170" table:style-name="ce22">
            <text:p>170</text:p>
          </table:table-cell>
          <table:table-cell office:value-type="float" office:value="37" table:style-name="ce22">
            <text:p>37</text:p>
          </table:table-cell>
          <table:table-cell office:value-type="float" office:value="186" table:style-name="ce22">
            <text:p>186</text:p>
          </table:table-cell>
          <table:table-cell office:value-type="float" office:value="27" table:style-name="ce22">
            <text:p>27</text:p>
          </table:table-cell>
          <table:table-cell office:value-type="float" office:value="63" table:style-name="ce22">
            <text:p>63</text:p>
          </table:table-cell>
          <table:table-cell office:value-type="float" office:value="69.599999999999994" table:style-name="ce22">
            <text:p>70</text:p>
          </table:table-cell>
          <table:table-cell office:value-type="float" office:value="19" table:style-name="ce22">
            <text:p>19</text:p>
          </table:table-cell>
          <table:table-cell office:value-type="float" office:value="91" table:style-name="ce22">
            <text:p>91</text:p>
          </table:table-cell>
          <table:table-cell office:value-type="float" office:value="76" table:style-name="ce22">
            <text:p>76</text:p>
          </table:table-cell>
          <table:table-cell office:value-type="float" office:value="96" table:style-name="ce22">
            <text:p>96</text:p>
          </table:table-cell>
          <table:table-cell office:value-type="float" office:value="385" table:style-name="ce22">
            <text:p>385</text:p>
          </table:table-cell>
          <table:table-cell office:value-type="float" office:value="335" table:style-name="ce22">
            <text:p>335</text:p>
          </table:table-cell>
          <table:table-cell office:value-type="float" office:value="535" table:style-name="ce22">
            <text:p>535</text:p>
          </table:table-cell>
          <table:table-cell office:value-type="float" office:value="509" table:style-name="ce22">
            <text:p>509</text:p>
          </table:table-cell>
          <table:table-cell office:value-type="float" office:value="53" table:style-name="ce22">
            <text:p>53</text:p>
          </table:table-cell>
          <table:table-cell office:value-type="float" office:value="78" table:style-name="ce22">
            <text:p>78</text:p>
          </table:table-cell>
          <table:table-cell office:value-type="float" office:value="211" table:style-name="ce22">
            <text:p>211</text:p>
          </table:table-cell>
          <table:table-cell office:value-type="float" office:value="418" table:style-name="ce22">
            <text:p>418</text:p>
          </table:table-cell>
          <table:table-cell table:style-name="ce47"/>
          <table:table-cell table:style-name="ce25"/>
          <table:table-cell table:number-columns-repeated="16330" table:style-name="ce1"/>
        </table:table-row>
        <table:table-row table:style-name="ro3">
          <table:table-cell table:style-name="ce2"/>
          <table:table-cell office:value-type="string" table:style-name="ce24">
            <text:p>Total new supply</text:p>
          </table:table-cell>
          <table:table-cell table:number-columns-repeated="2" table:style-name="ce2"/>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7305" table:style-name="ce22">
            <text:p>7,305</text:p>
          </table:table-cell>
          <table:table-cell office:value-type="float" office:value="6924.1" table:style-name="ce22">
            <text:p>6,924</text:p>
          </table:table-cell>
          <table:table-cell office:value-type="float" office:value="6183" table:style-name="ce22">
            <text:p>6,183</text:p>
          </table:table-cell>
          <table:table-cell office:value-type="float" office:value="6370.1" table:style-name="ce22">
            <text:p>6,370</text:p>
          </table:table-cell>
          <table:table-cell office:value-type="float" office:value="6286" table:style-name="ce22">
            <text:p>6,286</text:p>
          </table:table-cell>
          <table:table-cell office:value-type="float" office:value="5107.1000000000004" table:style-name="ce22">
            <text:p>5,107</text:p>
          </table:table-cell>
          <table:table-cell office:value-type="float" office:value="6144.1" table:style-name="ce22">
            <text:p>6,144</text:p>
          </table:table-cell>
          <table:table-cell office:value-type="float" office:value="5852.1" table:style-name="ce22">
            <text:p>5,852</text:p>
          </table:table-cell>
          <table:table-cell office:value-type="float" office:value="5805" table:style-name="ce22">
            <text:p>5,805</text:p>
          </table:table-cell>
          <table:table-cell office:value-type="float" office:value="5248" table:style-name="ce22">
            <text:p>5,248</text:p>
          </table:table-cell>
          <table:table-cell office:value-type="float" office:value="4697.9614006776756" table:style-name="ce22">
            <text:p>4,698</text:p>
          </table:table-cell>
          <table:table-cell office:value-type="float" office:value="5066.7345271228651" table:style-name="ce22">
            <text:p>5,067</text:p>
          </table:table-cell>
          <table:table-cell office:value-type="float" office:value="6164" table:style-name="ce22">
            <text:p>6,164</text:p>
          </table:table-cell>
          <table:table-cell office:value-type="float" office:value="6305" table:style-name="ce22">
            <text:p>6,305</text:p>
          </table:table-cell>
          <table:table-cell office:value-type="float" office:value="5264" table:style-name="ce22">
            <text:p>5,264</text:p>
          </table:table-cell>
          <table:table-cell office:value-type="float" office:value="5205" table:style-name="ce22">
            <text:p>5,205</text:p>
          </table:table-cell>
          <table:table-cell office:value-type="float" office:value="4732" table:style-name="ce22">
            <text:p>4,732</text:p>
          </table:table-cell>
          <table:table-cell office:value-type="float" office:value="6078" table:style-name="ce22">
            <text:p>6,078</text:p>
          </table:table-cell>
          <table:table-cell office:value-type="float" office:value="5259" table:style-name="ce22">
            <text:p>5,259</text:p>
          </table:table-cell>
          <table:table-cell office:value-type="float" office:value="5311" table:style-name="ce22">
            <text:p>5,311</text:p>
          </table:table-cell>
          <table:table-cell office:value-type="float" office:value="5274" table:style-name="ce22">
            <text:p>5,274</text:p>
          </table:table-cell>
          <table:table-cell office:value-type="float" office:value="4781" table:style-name="ce22">
            <text:p>4,781</text:p>
          </table:table-cell>
          <table:table-cell office:value-type="float" office:value="4776" table:style-name="ce22">
            <text:p>4,776</text:p>
          </table:table-cell>
          <table:table-cell office:value-type="float" office:value="4706" table:style-name="ce22">
            <text:p>4,706</text:p>
          </table:table-cell>
          <table:table-cell office:value-type="float" office:value="5703.9999999999991" table:style-name="ce22">
            <text:p>5,704</text:p>
          </table:table-cell>
          <table:table-cell office:value-type="float" office:value="5929" table:style-name="ce22">
            <text:p>5,929</text:p>
          </table:table-cell>
          <table:table-cell office:value-type="float" office:value="4336" table:style-name="ce22">
            <text:p>4,336</text:p>
          </table:table-cell>
          <table:table-cell office:value-type="float" office:value="4823" table:style-name="ce22">
            <text:p>4,823</text:p>
          </table:table-cell>
          <table:table-cell office:value-type="float" office:value="5094" table:style-name="ce22">
            <text:p>5,094</text:p>
          </table:table-cell>
          <table:table-cell office:value-type="float" office:value="6424" table:style-name="ce22">
            <text:p>6,424</text:p>
          </table:table-cell>
          <table:table-cell office:value-type="float" office:value="5880" table:style-name="ce22">
            <text:p>5,880</text:p>
          </table:table-cell>
          <table:table-cell office:value-type="float" office:value="5940" table:style-name="ce22">
            <text:p>5,940</text:p>
          </table:table-cell>
          <table:table-cell office:value-type="float" office:value="4983" table:style-name="ce22">
            <text:p>4,983</text:p>
          </table:table-cell>
          <table:table-cell office:value-type="float" office:value="6236.2759999999998" table:style-name="ce22">
            <text:p>6,236</text:p>
          </table:table-cell>
          <table:table-cell office:value-type="float" office:value="5761" table:style-name="ce22">
            <text:p>5,761</text:p>
          </table:table-cell>
          <table:table-cell office:value-type="float" office:value="6323" table:style-name="ce22">
            <text:p>6,323</text:p>
          </table:table-cell>
          <table:table-cell office:value-type="float" office:value="6645" table:style-name="ce22">
            <text:p>6,645</text:p>
          </table:table-cell>
          <table:table-cell table:style-name="ce47"/>
          <table:table-cell table:style-name="ce25"/>
          <table:table-cell table:number-columns-repeated="16330"/>
        </table:table-row>
        <table:table-row table:style-name="ro3">
          <table:table-cell table:style-name="ce2"/>
          <table:table-cell office:value-type="string" table:style-name="ce24">
            <text:p>Change in farm and other stocks</text:p>
          </table:table-cell>
          <table:table-cell table:number-columns-repeated="2" table:style-name="ce2"/>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2" table:style-name="ce22">
            <text:p>12</text:p>
          </table:table-cell>
          <table:table-cell office:value-type="float" office:value="218" table:style-name="ce22">
            <text:p>218</text:p>
          </table:table-cell>
          <table:table-cell office:value-type="float" office:value="-234" table:style-name="ce22">
            <text:p>-234</text:p>
          </table:table-cell>
          <table:table-cell office:value-type="float" office:value="-232" table:style-name="ce22">
            <text:p>-232</text:p>
          </table:table-cell>
          <table:table-cell office:value-type="float" office:value="-140" table:style-name="ce22">
            <text:p>-140</text:p>
          </table:table-cell>
          <table:table-cell office:value-type="float" office:value="-1177" table:style-name="ce22">
            <text:p>-1,177</text:p>
          </table:table-cell>
          <table:table-cell office:value-type="float" office:value="22" table:style-name="ce22">
            <text:p>22</text:p>
          </table:table-cell>
          <table:table-cell office:value-type="float" office:value="-249" table:style-name="ce22">
            <text:p>-249</text:p>
          </table:table-cell>
          <table:table-cell office:value-type="float" office:value="-17" table:style-name="ce22">
            <text:p>-17</text:p>
          </table:table-cell>
          <table:table-cell office:value-type="float" office:value="8" table:style-name="ce22">
            <text:p>8</text:p>
          </table:table-cell>
          <table:table-cell office:value-type="float" office:value="-747.18814796457355" table:style-name="ce22">
            <text:p>-747</text:p>
          </table:table-cell>
          <table:table-cell office:value-type="float" office:value="-660.58915817680827" table:style-name="ce22">
            <text:p>-661</text:p>
          </table:table-cell>
          <table:table-cell office:value-type="float" office:value="198" table:style-name="ce22">
            <text:p>198</text:p>
          </table:table-cell>
          <table:table-cell office:value-type="float" office:value="806" table:style-name="ce22">
            <text:p>806</text:p>
          </table:table-cell>
          <table:table-cell office:value-type="float" office:value="-284" table:style-name="ce22">
            <text:p>-284</text:p>
          </table:table-cell>
          <table:table-cell office:value-type="float" office:value="-74" table:style-name="ce22">
            <text:p>-74</text:p>
          </table:table-cell>
          <table:table-cell office:value-type="float" office:value="-630.52399999999943" table:style-name="ce22">
            <text:p>-631</text:p>
          </table:table-cell>
          <table:table-cell office:value-type="float" office:value="364.31570000000011" table:style-name="ce22">
            <text:p>364</text:p>
          </table:table-cell>
          <table:table-cell office:value-type="float" office:value="-501.79695999999967" table:style-name="ce22">
            <text:p>-502</text:p>
          </table:table-cell>
          <table:table-cell office:value-type="float" office:value="-105.0619200000001" table:style-name="ce22">
            <text:p>-105</text:p>
          </table:table-cell>
          <table:table-cell office:value-type="float" office:value="-122.01811999999973" table:style-name="ce22">
            <text:p>-122</text:p>
          </table:table-cell>
          <table:table-cell office:value-type="float" office:value="-157.90095999999903" table:style-name="ce22">
            <text:p>-158</text:p>
          </table:table-cell>
          <table:table-cell office:value-type="float" office:value="-169.68696" table:style-name="ce22">
            <text:p>-170</text:p>
          </table:table-cell>
          <table:table-cell office:value-type="float" office:value="-139.62608" table:style-name="ce22">
            <text:p>-140</text:p>
          </table:table-cell>
          <table:table-cell office:value-type="float" office:value="752.13392000000022" table:style-name="ce22">
            <text:p>752</text:p>
          </table:table-cell>
          <table:table-cell office:value-type="float" office:value="838.13004000000092" table:style-name="ce22">
            <text:p>838</text:p>
          </table:table-cell>
          <table:table-cell office:value-type="float" office:value="-1036.9443149999988" table:style-name="ce22">
            <text:p>-1,037</text:p>
          </table:table-cell>
          <table:table-cell office:value-type="float" office:value="-289.29099999999926" table:style-name="ce22">
            <text:p>-289</text:p>
          </table:table-cell>
          <table:table-cell office:value-type="float" office:value="38.366959999998471" table:style-name="ce22">
            <text:p>38</text:p>
          </table:table-cell>
          <table:table-cell office:value-type="float" office:value="1011.2830000000004" table:style-name="ce22">
            <text:p>1,011</text:p>
          </table:table-cell>
          <table:table-cell office:value-type="float" office:value="201.92999999999938" table:style-name="ce22">
            <text:p>202</text:p>
          </table:table-cell>
          <table:table-cell office:value-type="float" office:value="447.66108000000077" table:style-name="ce22">
            <text:p>448</text:p>
          </table:table-cell>
          <table:table-cell office:value-type="float" office:value="-674.307960000001" table:style-name="ce22">
            <text:p>-674</text:p>
          </table:table-cell>
          <table:table-cell office:value-type="float" office:value="203.29092000000037" table:style-name="ce22">
            <text:p>203</text:p>
          </table:table-cell>
          <table:table-cell office:value-type="float" office:value="-146.60773999999947" table:style-name="ce22">
            <text:p>-147</text:p>
          </table:table-cell>
          <table:table-cell office:value-type="float" office:value="388.52704000000085" table:style-name="ce22">
            <text:p>389</text:p>
          </table:table-cell>
          <table:table-cell office:value-type="float" office:value="31.839433201999782" table:style-name="ce22">
            <text:p>32</text:p>
          </table:table-cell>
          <table:table-cell table:style-name="ce47"/>
          <table:table-cell table:style-name="ce25"/>
          <table:table-cell table:number-columns-repeated="16330" table:style-name="ce1"/>
        </table:table-row>
        <table:table-row table:style-name="ro3">
          <table:table-cell table:style-name="ce2"/>
          <table:table-cell office:value-type="string" table:style-name="ce61">
            <text:p>Total domestic uses</text:p>
          </table:table-cell>
          <table:table-cell table:number-columns-repeated="2" table:style-name="ce2"/>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7293" table:style-name="ce22">
            <text:p>7,293</text:p>
          </table:table-cell>
          <table:table-cell office:value-type="float" office:value="6706.1" table:style-name="ce22">
            <text:p>6,706</text:p>
          </table:table-cell>
          <table:table-cell office:value-type="float" office:value="6417" table:style-name="ce22">
            <text:p>6,417</text:p>
          </table:table-cell>
          <table:table-cell office:value-type="float" office:value="6602.1" table:style-name="ce22">
            <text:p>6,602</text:p>
          </table:table-cell>
          <table:table-cell office:value-type="float" office:value="6426" table:style-name="ce22">
            <text:p>6,426</text:p>
          </table:table-cell>
          <table:table-cell office:value-type="float" office:value="6284.1" table:style-name="ce22">
            <text:p>6,284</text:p>
          </table:table-cell>
          <table:table-cell office:value-type="float" office:value="6122.1" table:style-name="ce22">
            <text:p>6,122</text:p>
          </table:table-cell>
          <table:table-cell office:value-type="float" office:value="6101.1" table:style-name="ce22">
            <text:p>6,101</text:p>
          </table:table-cell>
          <table:table-cell office:value-type="float" office:value="5822" table:style-name="ce22">
            <text:p>5,822</text:p>
          </table:table-cell>
          <table:table-cell office:value-type="float" office:value="5240" table:style-name="ce22">
            <text:p>5,240</text:p>
          </table:table-cell>
          <table:table-cell office:value-type="float" office:value="5445.1495486422491" table:style-name="ce22">
            <text:p>5,445</text:p>
          </table:table-cell>
          <table:table-cell office:value-type="float" office:value="5727.3236852996733" table:style-name="ce22">
            <text:p>5,727</text:p>
          </table:table-cell>
          <table:table-cell office:value-type="float" office:value="5966" table:style-name="ce22">
            <text:p>5,966</text:p>
          </table:table-cell>
          <table:table-cell office:value-type="float" office:value="5498" table:style-name="ce22">
            <text:p>5,498</text:p>
          </table:table-cell>
          <table:table-cell office:value-type="float" office:value="5548" table:style-name="ce22">
            <text:p>5,548</text:p>
          </table:table-cell>
          <table:table-cell office:value-type="float" office:value="5280" table:style-name="ce22">
            <text:p>5,280</text:p>
          </table:table-cell>
          <table:table-cell office:value-type="float" office:value="5362.5239999999994" table:style-name="ce22">
            <text:p>5,363</text:p>
          </table:table-cell>
          <table:table-cell office:value-type="float" office:value="5713.6842999999999" table:style-name="ce22">
            <text:p>5,714</text:p>
          </table:table-cell>
          <table:table-cell office:value-type="float" office:value="5760.7969599999997" table:style-name="ce22">
            <text:p>5,761</text:p>
          </table:table-cell>
          <table:table-cell office:value-type="float" office:value="5416.0619200000001" table:style-name="ce22">
            <text:p>5,416</text:p>
          </table:table-cell>
          <table:table-cell office:value-type="float" office:value="5396.0181200000006" table:style-name="ce22">
            <text:p>5,396</text:p>
          </table:table-cell>
          <table:table-cell office:value-type="float" office:value="4938.9009599999999" table:style-name="ce22">
            <text:p>4,939</text:p>
          </table:table-cell>
          <table:table-cell office:value-type="float" office:value="4945.68696" table:style-name="ce22">
            <text:p>4,946</text:p>
          </table:table-cell>
          <table:table-cell office:value-type="float" office:value="4845.62608" table:style-name="ce22">
            <text:p>4,846</text:p>
          </table:table-cell>
          <table:table-cell office:value-type="float" office:value="4951.8660799999998" table:style-name="ce22">
            <text:p>4,952</text:p>
          </table:table-cell>
          <table:table-cell office:value-type="float" office:value="5090.86996" table:style-name="ce22">
            <text:p>5,091</text:p>
          </table:table-cell>
          <table:table-cell office:value-type="float" office:value="5372.9443149999997" table:style-name="ce22">
            <text:p>5,373</text:p>
          </table:table-cell>
          <table:table-cell office:value-type="float" office:value="5112.2909999999993" table:style-name="ce22">
            <text:p>5,112</text:p>
          </table:table-cell>
          <table:table-cell office:value-type="float" office:value="5054.6330400000006" table:style-name="ce22">
            <text:p>5,055</text:p>
          </table:table-cell>
          <table:table-cell office:value-type="float" office:value="5412.7170000000006" table:style-name="ce22">
            <text:p>5,413</text:p>
          </table:table-cell>
          <table:table-cell office:value-type="float" office:value="5678.0700000000006" table:style-name="ce22">
            <text:p>5,678</text:p>
          </table:table-cell>
          <table:table-cell office:value-type="float" office:value="5492.3389199999992" table:style-name="ce22">
            <text:p>5,492</text:p>
          </table:table-cell>
          <table:table-cell office:value-type="float" office:value="5657.3079600000001" table:style-name="ce22">
            <text:p>5,657</text:p>
          </table:table-cell>
          <table:table-cell office:value-type="float" office:value="6032.9850800000004" table:style-name="ce22">
            <text:p>6,033</text:p>
          </table:table-cell>
          <table:table-cell office:value-type="float" office:value="5907.6077399999995" table:style-name="ce22">
            <text:p>5,908</text:p>
          </table:table-cell>
          <table:table-cell office:value-type="float" office:value="5935.4729599999991" table:style-name="ce22">
            <text:p>5,935</text:p>
          </table:table-cell>
          <table:table-cell office:value-type="float" office:value="6573.4205667979995" table:style-name="ce22">
            <text:p>6,573</text:p>
          </table:table-cell>
          <table:table-cell table:style-name="ce47"/>
          <table:table-cell table:style-name="ce25"/>
          <table:table-cell table:number-columns-repeated="16330"/>
        </table:table-row>
        <table:table-row table:style-name="ro3">
          <table:table-cell table:number-columns-repeated="2" table:style-name="ce2"/>
          <table:table-cell office:value-type="string" table:style-name="ce24">
            <text:p>of which:</text:p>
          </table:table-cell>
          <table:table-cell office:value-type="string" table:style-name="ce24">
            <text:p>Brewing/distilling</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859" table:style-name="ce22">
            <text:p>1,859</text:p>
          </table:table-cell>
          <table:table-cell office:value-type="float" office:value="1704" table:style-name="ce22">
            <text:p>1,704</text:p>
          </table:table-cell>
          <table:table-cell office:value-type="float" office:value="1478" table:style-name="ce22">
            <text:p>1,478</text:p>
          </table:table-cell>
          <table:table-cell office:value-type="float" office:value="1740" table:style-name="ce22">
            <text:p>1,740</text:p>
          </table:table-cell>
          <table:table-cell office:value-type="float" office:value="1745" table:style-name="ce22">
            <text:p>1,745</text:p>
          </table:table-cell>
          <table:table-cell office:value-type="float" office:value="1851" table:style-name="ce22">
            <text:p>1,851</text:p>
          </table:table-cell>
          <table:table-cell office:value-type="float" office:value="1835" table:style-name="ce22">
            <text:p>1,835</text:p>
          </table:table-cell>
          <table:table-cell office:value-type="float" office:value="1805.9740000000002" table:style-name="ce22">
            <text:p>1,806</text:p>
          </table:table-cell>
          <table:table-cell office:value-type="float" office:value="1722.1859600000003" table:style-name="ce22">
            <text:p>1,722</text:p>
          </table:table-cell>
          <table:table-cell office:value-type="float" office:value="1696.6880799999999" table:style-name="ce22">
            <text:p>1,697</text:p>
          </table:table-cell>
          <table:table-cell office:value-type="float" office:value="1751.4679999999998" table:style-name="ce22">
            <text:p>1,751</text:p>
          </table:table-cell>
          <table:table-cell office:value-type="float" office:value="1856.5879600000001" table:style-name="ce22">
            <text:p>1,857</text:p>
          </table:table-cell>
          <table:table-cell office:value-type="float" office:value="1926" table:style-name="ce22">
            <text:p>1,926</text:p>
          </table:table-cell>
          <table:table-cell office:value-type="float" office:value="1892" table:style-name="ce22">
            <text:p>1,892</text:p>
          </table:table-cell>
          <table:table-cell office:value-type="float" office:value="1954" table:style-name="ce22">
            <text:p>1,954</text:p>
          </table:table-cell>
          <table:table-cell office:value-type="float" office:value="1865" table:style-name="ce22">
            <text:p>1,865</text:p>
          </table:table-cell>
          <table:table-cell office:value-type="float" office:value="1884.652" table:style-name="ce22">
            <text:p>1,885</text:p>
          </table:table-cell>
          <table:table-cell office:value-type="float" office:value="1933.9960000000001" table:style-name="ce22">
            <text:p>1,934</text:p>
          </table:table-cell>
          <table:table-cell office:value-type="float" office:value="1907.2239600000003" table:style-name="ce22">
            <text:p>1,907</text:p>
          </table:table-cell>
          <table:table-cell office:value-type="float" office:value="1926.94192" table:style-name="ce22">
            <text:p>1,927</text:p>
          </table:table-cell>
          <table:table-cell office:value-type="float" office:value="1828.0261200000002" table:style-name="ce22">
            <text:p>1,828</text:p>
          </table:table-cell>
          <table:table-cell office:value-type="float" office:value="1700.3489599999996" table:style-name="ce22">
            <text:p>1,700</text:p>
          </table:table-cell>
          <table:table-cell office:value-type="float" office:value="1658.4239600000003" table:style-name="ce22">
            <text:p>1,658</text:p>
          </table:table-cell>
          <table:table-cell office:value-type="float" office:value="1708.5170800000001" table:style-name="ce22">
            <text:p>1,709</text:p>
          </table:table-cell>
          <table:table-cell office:value-type="float" office:value="1749.12808" table:style-name="ce22">
            <text:p>1,749</text:p>
          </table:table-cell>
          <table:table-cell office:value-type="float" office:value="1628.1739599999999" table:style-name="ce22">
            <text:p>1,628</text:p>
          </table:table-cell>
          <table:table-cell office:value-type="float" office:value="1656.3649599999999" table:style-name="ce22">
            <text:p>1,656</text:p>
          </table:table-cell>
          <table:table-cell office:value-type="float" office:value="1787.5919999999999" table:style-name="ce22">
            <text:p>1,788</text:p>
          </table:table-cell>
          <table:table-cell office:value-type="float" office:value="1837.0550400000002" table:style-name="ce22">
            <text:p>1,837</text:p>
          </table:table-cell>
          <table:table-cell office:value-type="float" office:value="1868.0600000000002" table:style-name="ce22">
            <text:p>1,868</text:p>
          </table:table-cell>
          <table:table-cell office:value-type="float" office:value="1925.3710000000003" table:style-name="ce22">
            <text:p>1,925</text:p>
          </table:table-cell>
          <table:table-cell office:value-type="float" office:value="1831.3749199999995" table:style-name="ce22">
            <text:p>1,831</text:p>
          </table:table-cell>
          <table:table-cell office:value-type="float" office:value="1831.4819600000003" table:style-name="ce22">
            <text:p>1,831</text:p>
          </table:table-cell>
          <table:table-cell office:value-type="float" office:value="1879.91608" table:style-name="ce22">
            <text:p>1,880</text:p>
          </table:table-cell>
          <table:table-cell office:value-type="float" office:value="1852.91174" table:style-name="ce22">
            <text:p>1,853</text:p>
          </table:table-cell>
          <table:table-cell office:value-type="float" office:value="1908.0259599999997" table:style-name="ce22">
            <text:p>1,908</text:p>
          </table:table-cell>
          <table:table-cell office:value-type="float" office:value="1639.4459999999999" table:style-name="ce22">
            <text:p>1,639</text:p>
          </table:table-cell>
          <table:table-cell table:style-name="ce47"/>
          <table:table-cell table:style-name="ce25"/>
          <table:table-cell table:number-columns-repeated="16330" table:style-name="ce2"/>
        </table:table-row>
        <table:table-row table:style-name="ro3">
          <table:table-cell table:number-columns-repeated="2" table:style-name="ce2"/>
          <table:table-cell table:style-name="ce50"/>
          <table:table-cell office:value-type="string" table:style-name="ce24">
            <text:p>Animal feed</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4908" table:style-name="ce22">
            <text:p>4,908</text:p>
          </table:table-cell>
          <table:table-cell office:value-type="float" office:value="4536" table:style-name="ce22">
            <text:p>4,536</text:p>
          </table:table-cell>
          <table:table-cell office:value-type="float" office:value="4467" table:style-name="ce22">
            <text:p>4,467</text:p>
          </table:table-cell>
          <table:table-cell office:value-type="float" office:value="4428" table:style-name="ce22">
            <text:p>4,428</text:p>
          </table:table-cell>
          <table:table-cell office:value-type="float" office:value="4241" table:style-name="ce22">
            <text:p>4,241</text:p>
          </table:table-cell>
          <table:table-cell office:value-type="float" office:value="4016" table:style-name="ce22">
            <text:p>4,016</text:p>
          </table:table-cell>
          <table:table-cell office:value-type="float" office:value="3917" table:style-name="ce22">
            <text:p>3,917</text:p>
          </table:table-cell>
          <table:table-cell office:value-type="float" office:value="3951.0259999999998" table:style-name="ce22">
            <text:p>3,951</text:p>
          </table:table-cell>
          <table:table-cell office:value-type="float" office:value="3779.8140399999997" table:style-name="ce22">
            <text:p>3,780</text:p>
          </table:table-cell>
          <table:table-cell office:value-type="float" office:value="3260.3119200000001" table:style-name="ce22">
            <text:p>3,260</text:p>
          </table:table-cell>
          <table:table-cell office:value-type="float" office:value="3448.5091479645735" table:style-name="ce22">
            <text:p>3,449</text:p>
          </table:table-cell>
          <table:table-cell office:value-type="float" office:value="3609.0011981768093" table:style-name="ce22">
            <text:p>3,609</text:p>
          </table:table-cell>
          <table:table-cell office:value-type="float" office:value="3759" table:style-name="ce22">
            <text:p>3,759</text:p>
          </table:table-cell>
          <table:table-cell office:value-type="float" office:value="3342" table:style-name="ce22">
            <text:p>3,342</text:p>
          </table:table-cell>
          <table:table-cell office:value-type="float" office:value="3349" table:style-name="ce22">
            <text:p>3,349</text:p>
          </table:table-cell>
          <table:table-cell office:value-type="float" office:value="3178" table:style-name="ce22">
            <text:p>3,178</text:p>
          </table:table-cell>
          <table:table-cell office:value-type="float" office:value="3246.8719999999998" table:style-name="ce22">
            <text:p>3,247</text:p>
          </table:table-cell>
          <table:table-cell office:value-type="float" office:value="3569.6882999999998" table:style-name="ce22">
            <text:p>3,570</text:p>
          </table:table-cell>
          <table:table-cell office:value-type="float" office:value="3649.5729999999999" table:style-name="ce22">
            <text:p>3,650</text:p>
          </table:table-cell>
          <table:table-cell office:value-type="float" office:value="3294.12" table:style-name="ce22">
            <text:p>3,294</text:p>
          </table:table-cell>
          <table:table-cell office:value-type="float" office:value="3394.9920000000002" table:style-name="ce22">
            <text:p>3,395</text:p>
          </table:table-cell>
          <table:table-cell office:value-type="float" office:value="3056.5520000000001" table:style-name="ce22">
            <text:p>3,057</text:p>
          </table:table-cell>
          <table:table-cell office:value-type="float" office:value="3114.7629999999999" table:style-name="ce22">
            <text:p>3,115</text:p>
          </table:table-cell>
          <table:table-cell office:value-type="float" office:value="2945.1090000000004" table:style-name="ce22">
            <text:p>2,945</text:p>
          </table:table-cell>
          <table:table-cell office:value-type="float" office:value="2999.7780000000002" table:style-name="ce22">
            <text:p>3,000</text:p>
          </table:table-cell>
          <table:table-cell office:value-type="float" office:value="3246.2460000000001" table:style-name="ce22">
            <text:p>3,246</text:p>
          </table:table-cell>
          <table:table-cell office:value-type="float" office:value="3533.116" table:style-name="ce22">
            <text:p>3,533</text:p>
          </table:table-cell>
          <table:table-cell office:value-type="float" office:value="3135.3989999999999" table:style-name="ce22">
            <text:p>3,135</text:p>
          </table:table-cell>
          <table:table-cell office:value-type="float" office:value="2996.6280000000002" table:style-name="ce22">
            <text:p>2,997</text:p>
          </table:table-cell>
          <table:table-cell office:value-type="float" office:value="3335.6570000000002" table:style-name="ce22">
            <text:p>3,336</text:p>
          </table:table-cell>
          <table:table-cell office:value-type="float" office:value="3440.4380000000001" table:style-name="ce22">
            <text:p>3,440</text:p>
          </table:table-cell>
          <table:table-cell office:value-type="float" office:value="3429.9639999999999" table:style-name="ce22">
            <text:p>3,430</text:p>
          </table:table-cell>
          <table:table-cell office:value-type="float" office:value="3591.826" table:style-name="ce22">
            <text:p>3,592</text:p>
          </table:table-cell>
          <table:table-cell office:value-type="float" office:value="3922.069" table:style-name="ce22">
            <text:p>3,922</text:p>
          </table:table-cell>
          <table:table-cell office:value-type="float" office:value="3821.6959999999999" table:style-name="ce22">
            <text:p>3,822</text:p>
          </table:table-cell>
          <table:table-cell office:value-type="float" office:value="3786.9281928173" table:style-name="ce22">
            <text:p>3,787</text:p>
          </table:table-cell>
          <table:table-cell office:value-type="float" office:value="4695.7745667979998" table:style-name="ce22">
            <text:p>4,696</text:p>
          </table:table-cell>
          <table:table-cell table:style-name="ce47"/>
          <table:table-cell table:style-name="ce25"/>
          <table:table-cell table:number-columns-repeated="16330" table:style-name="ce2"/>
        </table:table-row>
        <table:table-row table:style-name="ro3">
          <table:table-cell table:number-columns-repeated="2" table:style-name="ce2"/>
          <table:table-cell table:style-name="ce50"/>
          <table:table-cell office:value-type="string" table:style-name="ce24">
            <text:p>Seed</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319" table:style-name="ce22">
            <text:p>319</text:p>
          </table:table-cell>
          <table:table-cell office:value-type="float" office:value="279" table:style-name="ce22">
            <text:p>279</text:p>
          </table:table-cell>
          <table:table-cell office:value-type="float" office:value="277" table:style-name="ce22">
            <text:p>277</text:p>
          </table:table-cell>
          <table:table-cell office:value-type="float" office:value="256" table:style-name="ce22">
            <text:p>256</text:p>
          </table:table-cell>
          <table:table-cell office:value-type="float" office:value="273" table:style-name="ce22">
            <text:p>273</text:p>
          </table:table-cell>
          <table:table-cell office:value-type="float" office:value="243" table:style-name="ce22">
            <text:p>243</text:p>
          </table:table-cell>
          <table:table-cell office:value-type="float" office:value="220" table:style-name="ce22">
            <text:p>220</text:p>
          </table:table-cell>
          <table:table-cell office:value-type="float" office:value="192" table:style-name="ce22">
            <text:p>192</text:p>
          </table:table-cell>
          <table:table-cell office:value-type="float" office:value="181" table:style-name="ce22">
            <text:p>181</text:p>
          </table:table-cell>
          <table:table-cell office:value-type="float" office:value="163" table:style-name="ce22">
            <text:p>163</text:p>
          </table:table-cell>
          <table:table-cell office:value-type="float" office:value="203" table:style-name="ce22">
            <text:p>203</text:p>
          </table:table-cell>
          <table:table-cell office:value-type="float" office:value="216" table:style-name="ce22">
            <text:p>216</text:p>
          </table:table-cell>
          <table:table-cell office:value-type="float" office:value="231" table:style-name="ce22">
            <text:p>231</text:p>
          </table:table-cell>
          <table:table-cell office:value-type="float" office:value="213" table:style-name="ce22">
            <text:p>213</text:p>
          </table:table-cell>
          <table:table-cell office:value-type="float" office:value="200" table:style-name="ce22">
            <text:p>200</text:p>
          </table:table-cell>
          <table:table-cell office:value-type="float" office:value="192" table:style-name="ce22">
            <text:p>192</text:p>
          </table:table-cell>
          <table:table-cell office:value-type="float" office:value="187" table:style-name="ce22">
            <text:p>187</text:p>
          </table:table-cell>
          <table:table-cell office:value-type="float" office:value="165" table:style-name="ce22">
            <text:p>165</text:p>
          </table:table-cell>
          <table:table-cell office:value-type="float" office:value="161" table:style-name="ce22">
            <text:p>161</text:p>
          </table:table-cell>
          <table:table-cell office:value-type="float" office:value="151" table:style-name="ce22">
            <text:p>151</text:p>
          </table:table-cell>
          <table:table-cell office:value-type="float" office:value="132" table:style-name="ce22">
            <text:p>132</text:p>
          </table:table-cell>
          <table:table-cell office:value-type="float" office:value="143" table:style-name="ce22">
            <text:p>143</text:p>
          </table:table-cell>
          <table:table-cell office:value-type="float" office:value="135" table:style-name="ce22">
            <text:p>135</text:p>
          </table:table-cell>
          <table:table-cell office:value-type="float" office:value="155" table:style-name="ce22">
            <text:p>155</text:p>
          </table:table-cell>
          <table:table-cell office:value-type="float" office:value="159.96" table:style-name="ce22">
            <text:p>160</text:p>
          </table:table-cell>
          <table:table-cell office:value-type="float" office:value="171.45" table:style-name="ce22">
            <text:p>171</text:p>
          </table:table-cell>
          <table:table-cell office:value-type="float" office:value="145.46335499999998" table:style-name="ce22">
            <text:p>145</text:p>
          </table:table-cell>
          <table:table-cell office:value-type="float" office:value="150.29999999999998" table:style-name="ce22">
            <text:p>150</text:p>
          </table:table-cell>
          <table:table-cell office:value-type="float" office:value="181.95" table:style-name="ce22">
            <text:p>182</text:p>
          </table:table-cell>
          <table:table-cell office:value-type="float" office:value="162" table:style-name="ce22">
            <text:p>162</text:p>
          </table:table-cell>
          <table:table-cell office:value-type="float" office:value="177.261" table:style-name="ce22">
            <text:p>177</text:p>
          </table:table-cell>
          <table:table-cell office:value-type="float" office:value="182" table:style-name="ce22">
            <text:p>182</text:p>
          </table:table-cell>
          <table:table-cell office:value-type="float" office:value="189" table:style-name="ce22">
            <text:p>189</text:p>
          </table:table-cell>
          <table:table-cell office:value-type="float" office:value="183" table:style-name="ce22">
            <text:p>183</text:p>
          </table:table-cell>
          <table:table-cell office:value-type="float" office:value="188" table:style-name="ce22">
            <text:p>188</text:p>
          </table:table-cell>
          <table:table-cell office:value-type="float" office:value="187.29999999999998" table:style-name="ce22">
            <text:p>187</text:p>
          </table:table-cell>
          <table:table-cell office:value-type="float" office:value="225.2" table:style-name="ce22">
            <text:p>225</text:p>
          </table:table-cell>
          <table:table-cell table:style-name="ce47"/>
          <table:table-cell table:style-name="ce25"/>
          <table:table-cell table:number-columns-repeated="16330" table:style-name="ce2"/>
        </table:table-row>
        <table:table-row table:style-name="ro3">
          <table:table-cell table:number-columns-repeated="2" table:style-name="ce2"/>
          <table:table-cell table:style-name="ce50"/>
          <table:table-cell office:value-type="string" table:style-name="ce24">
            <text:p>Other uses and waste</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207" table:style-name="ce22">
            <text:p>207</text:p>
          </table:table-cell>
          <table:table-cell office:value-type="float" office:value="187.1" table:style-name="ce22">
            <text:p>187</text:p>
          </table:table-cell>
          <table:table-cell office:value-type="float" office:value="195" table:style-name="ce22">
            <text:p>195</text:p>
          </table:table-cell>
          <table:table-cell office:value-type="float" office:value="178.1" table:style-name="ce22">
            <text:p>178</text:p>
          </table:table-cell>
          <table:table-cell office:value-type="float" office:value="167" table:style-name="ce22">
            <text:p>167</text:p>
          </table:table-cell>
          <table:table-cell office:value-type="float" office:value="174.1" table:style-name="ce22">
            <text:p>174</text:p>
          </table:table-cell>
          <table:table-cell office:value-type="float" office:value="150.1" table:style-name="ce22">
            <text:p>150</text:p>
          </table:table-cell>
          <table:table-cell office:value-type="float" office:value="152.1" table:style-name="ce22">
            <text:p>152</text:p>
          </table:table-cell>
          <table:table-cell office:value-type="float" office:value="139" table:style-name="ce22">
            <text:p>139</text:p>
          </table:table-cell>
          <table:table-cell office:value-type="float" office:value="120" table:style-name="ce22">
            <text:p>120</text:p>
          </table:table-cell>
          <table:table-cell office:value-type="float" office:value="42.172400677675796" table:style-name="ce22">
            <text:p>42</text:p>
          </table:table-cell>
          <table:table-cell office:value-type="float" office:value="45.734527122864165" table:style-name="ce22">
            <text:p>46</text:p>
          </table:table-cell>
          <table:table-cell office:value-type="float" office:value="51" table:style-name="ce22">
            <text:p>51</text:p>
          </table:table-cell>
          <table:table-cell office:value-type="float" office:value="51" table:style-name="ce22">
            <text:p>51</text:p>
          </table:table-cell>
          <table:table-cell office:value-type="float" office:value="45" table:style-name="ce22">
            <text:p>45</text:p>
          </table:table-cell>
          <table:table-cell office:value-type="float" office:value="45" table:style-name="ce22">
            <text:p>45</text:p>
          </table:table-cell>
          <table:table-cell office:value-type="float" office:value="43.999999999999545" table:style-name="ce22">
            <text:p>44</text:p>
          </table:table-cell>
          <table:table-cell office:value-type="float" office:value="45" table:style-name="ce22">
            <text:p>45</text:p>
          </table:table-cell>
          <table:table-cell office:value-type="float" office:value="42.999999999999545" table:style-name="ce22">
            <text:p>43</text:p>
          </table:table-cell>
          <table:table-cell office:value-type="float" office:value="44" table:style-name="ce22">
            <text:p>44</text:p>
          </table:table-cell>
          <table:table-cell office:value-type="float" office:value="41" table:style-name="ce22">
            <text:p>41</text:p>
          </table:table-cell>
          <table:table-cell office:value-type="float" office:value="39.000000000000455" table:style-name="ce22">
            <text:p>39</text:p>
          </table:table-cell>
          <table:table-cell office:value-type="float" office:value="37.5" table:style-name="ce22">
            <text:p>38</text:p>
          </table:table-cell>
          <table:table-cell office:value-type="float" office:value="36.999999999999545" table:style-name="ce22">
            <text:p>37</text:p>
          </table:table-cell>
          <table:table-cell office:value-type="float" office:value="42.999999999999574" table:style-name="ce22">
            <text:p>43</text:p>
          </table:table-cell>
          <table:table-cell office:value-type="float" office:value="44.999999999999829" table:style-name="ce22">
            <text:p>45</text:p>
          </table:table-cell>
          <table:table-cell office:value-type="float" office:value="37.999999999999886" table:style-name="ce22">
            <text:p>38</text:p>
          </table:table-cell>
          <table:table-cell office:value-type="float" office:value="38.999999999999744" table:style-name="ce22">
            <text:p>39</text:p>
          </table:table-cell>
          <table:table-cell office:value-type="float" office:value="40" table:style-name="ce22">
            <text:p>40</text:p>
          </table:table-cell>
          <table:table-cell office:value-type="float" office:value="47" table:style-name="ce22">
            <text:p>47</text:p>
          </table:table-cell>
          <table:table-cell office:value-type="float" office:value="135" table:style-name="ce22">
            <text:p>135</text:p>
          </table:table-cell>
          <table:table-cell office:value-type="float" office:value="49" table:style-name="ce22">
            <text:p>49</text:p>
          </table:table-cell>
          <table:table-cell office:value-type="float" office:value="45" table:style-name="ce22">
            <text:p>45</text:p>
          </table:table-cell>
          <table:table-cell office:value-type="float" office:value="48" table:style-name="ce22">
            <text:p>48</text:p>
          </table:table-cell>
          <table:table-cell office:value-type="float" office:value="45" table:style-name="ce22">
            <text:p>45</text:p>
          </table:table-cell>
          <table:table-cell office:value-type="float" office:value="52" table:style-name="ce22">
            <text:p>52</text:p>
          </table:table-cell>
          <table:table-cell office:value-type="float" office:value="53" table:style-name="ce22">
            <text:p>53</text:p>
          </table:table-cell>
          <table:table-cell table:style-name="ce47"/>
          <table:table-cell table:style-name="ce25"/>
          <table:table-cell table:number-columns-repeated="2" table:style-name="ce2"/>
          <table:table-cell table:number-columns-repeated="16328" table:style-name="ce1"/>
        </table:table-row>
        <table:table-row table:style-name="ro3">
          <table:table-cell table:style-name="ce62"/>
          <table:table-cell office:value-type="string" table:style-name="ce67">
            <text:p>Production as % of total new supply for use in UK</text:p>
          </table:table-cell>
          <table:table-cell table:style-name="ce62"/>
          <table:table-cell table:style-name="ce67"/>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percentage" office:value="1.5145790554414784" table:style-name="ce31">
            <text:p>151%</text:p>
          </table:table-cell>
          <table:table-cell office:value-type="percentage" office:value="1.4066810126947906" table:style-name="ce31">
            <text:p>141%</text:p>
          </table:table-cell>
          <table:table-cell office:value-type="percentage" office:value="1.6196021348859777" table:style-name="ce31">
            <text:p>162%</text:p>
          </table:table-cell>
          <table:table-cell office:value-type="percentage" office:value="1.4487998618546019" table:style-name="ce31">
            <text:p>145%</text:p>
          </table:table-cell>
          <table:table-cell office:value-type="percentage" office:value="1.3964365256124722" table:style-name="ce31">
            <text:p>140%</text:p>
          </table:table-cell>
          <table:table-cell office:value-type="percentage" office:value="1.5807405376828336" table:style-name="ce31">
            <text:p>158%</text:p>
          </table:table-cell>
          <table:table-cell office:value-type="percentage" office:value="1.2875766995979883" table:style-name="ce31">
            <text:p>129%</text:p>
          </table:table-cell>
          <table:table-cell office:value-type="percentage" office:value="1.3032928350506654" table:style-name="ce31">
            <text:p>130%</text:p>
          </table:table-cell>
          <table:table-cell office:value-type="percentage" office:value="1.2687338501291989" table:style-name="ce31">
            <text:p>127%</text:p>
          </table:table-cell>
          <table:table-cell office:value-type="percentage" office:value="1.1505335365853659" table:style-name="ce31">
            <text:p>115%</text:p>
          </table:table-cell>
          <table:table-cell office:value-type="percentage" office:value="1.2670307167315253" table:style-name="ce31">
            <text:p>127%</text:p>
          </table:table-cell>
          <table:table-cell office:value-type="percentage" office:value="1.3503242552966219" table:style-name="ce31">
            <text:p>135%</text:p>
          </table:table-cell>
          <table:table-cell office:value-type="percentage" office:value="1.26" table:style-name="ce31">
            <text:p>126%</text:p>
          </table:table-cell>
          <table:table-cell office:value-type="percentage" office:value="1.24" table:style-name="ce31">
            <text:p>124%</text:p>
          </table:table-cell>
          <table:table-cell office:value-type="percentage" office:value="1.26" table:style-name="ce31">
            <text:p>126%</text:p>
          </table:table-cell>
          <table:table-cell office:value-type="percentage" office:value="1.26" table:style-name="ce31">
            <text:p>126%</text:p>
          </table:table-cell>
          <table:table-cell office:value-type="percentage" office:value="1.3719357565511412" table:style-name="ce31">
            <text:p>137%</text:p>
          </table:table-cell>
          <table:table-cell office:value-type="percentage" office:value="1.0957551826258638" table:style-name="ce31">
            <text:p>110%</text:p>
          </table:table-cell>
          <table:table-cell office:value-type="percentage" office:value="1.165240540026621" table:style-name="ce31">
            <text:p>117%</text:p>
          </table:table-cell>
          <table:table-cell office:value-type="percentage" office:value="1.1993974769346638" table:style-name="ce31">
            <text:p>120%</text:p>
          </table:table-cell>
          <table:table-cell office:value-type="percentage" office:value="1.1027682973075466" table:style-name="ce31">
            <text:p>110%</text:p>
          </table:table-cell>
          <table:table-cell office:value-type="percentage" office:value="1.1493411420204978" table:style-name="ce31">
            <text:p>115%</text:p>
          </table:table-cell>
          <table:table-cell office:value-type="percentage" office:value="1.0969430485762144" table:style-name="ce31">
            <text:p>110%</text:p>
          </table:table-cell>
          <table:table-cell office:value-type="percentage" office:value="1.0792605184870379" table:style-name="ce31">
            <text:p>108%</text:p>
          </table:table-cell>
          <table:table-cell office:value-type="percentage" office:value="1.077138849929874" table:style-name="ce31">
            <text:p>108%</text:p>
          </table:table-cell>
          <table:table-cell office:value-type="percentage" office:value="1.1246415921740598" table:style-name="ce31">
            <text:p>112%</text:p>
          </table:table-cell>
          <table:table-cell office:value-type="percentage" office:value="1.2112546125461254" table:style-name="ce31">
            <text:p>121%</text:p>
          </table:table-cell>
          <table:table-cell office:value-type="percentage" office:value="1.1391250259174788" table:style-name="ce31">
            <text:p>114%</text:p>
          </table:table-cell>
          <table:table-cell office:value-type="percentage" office:value="1.0840204161758933" table:style-name="ce31">
            <text:p>108%</text:p>
          </table:table-cell>
          <table:table-cell office:value-type="percentage" office:value="1.1039850560398505" table:style-name="ce31">
            <text:p>110%</text:p>
          </table:table-cell>
          <table:table-cell office:value-type="percentage" office:value="1.1753401360544218" table:style-name="ce31">
            <text:p>118%</text:p>
          </table:table-cell>
          <table:table-cell office:value-type="percentage" office:value="1.2407407407407407" table:style-name="ce31">
            <text:p>124%</text:p>
          </table:table-cell>
          <table:table-cell office:value-type="percentage" office:value="1.3355408388520971" table:style-name="ce31">
            <text:p>134%</text:p>
          </table:table-cell>
          <table:table-cell office:value-type="percentage" office:value="1.1495642591828841" table:style-name="ce31">
            <text:p>115%</text:p>
          </table:table-cell>
          <table:table-cell office:value-type="percentage" office:value="1.1300121506682868" table:style-name="ce31">
            <text:p>113%</text:p>
          </table:table-cell>
          <table:table-cell office:value-type="percentage" office:value="1.2728135378775898" table:style-name="ce31">
            <text:p>127%</text:p>
          </table:table-cell>
          <table:table-cell office:value-type="percentage" office:value="1.2215199398043641" table:style-name="ce31">
            <text:p>122%</text:p>
          </table:table-cell>
          <table:table-cell table:style-name="ce24"/>
          <table:table-cell table:number-columns-repeated="3" table:style-name="ce53"/>
          <table:table-cell table:number-columns-repeated="16328" table:style-name="ce24"/>
        </table:table-row>
        <table:table-row table:style-name="ro3">
          <table:table-cell table:number-columns-repeated="4" table:style-name="ce2"/>
          <table:table-cell table:number-columns-repeated="21" table:style-name="ce68"/>
          <table:table-cell table:number-columns-repeated="6" table:style-name="ce69"/>
          <table:table-cell table:style-name="ce68"/>
          <table:table-cell table:number-columns-repeated="3" table:style-name="ce10"/>
          <table:table-cell table:number-columns-repeated="7" table:style-name="ce2"/>
          <table:table-cell table:style-name="ce10"/>
          <table:table-cell table:number-columns-repeated="10" table:style-name="ce2"/>
          <table:table-cell table:style-name="ce36"/>
          <table:table-cell table:number-columns-repeated="16330" table:style-name="ce2"/>
        </table:table-row>
        <table:table-row table:style-name="ro3">
          <table:table-cell office:value-type="string" table:style-name="ce2">
            <text:p>- means 'nil' or 'negligible' (less than half the last digit shown).</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5" table:style-name="ce10"/>
          <table:table-cell table:style-name="ce2"/>
          <table:table-cell table:number-columns-repeated="4" table:style-name="ce10"/>
          <table:table-cell table:style-name="ce2"/>
          <table:table-cell table:number-columns-repeated="2" table:style-name="ce10"/>
          <table:table-cell table:number-columns-repeated="3" table:style-name="ce2"/>
          <table:table-cell table:style-name="ce10"/>
          <table:table-cell table:number-columns-repeated="16338" table:style-name="ce2"/>
        </table:table-row>
        <table:table-row table:style-name="ro3">
          <table:table-cell office:value-type="string" table:style-name="ce2">
            <text:p>. . means 'not available' or 'not applicable'.</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6" table:style-name="ce10"/>
          <table:table-cell table:number-columns-repeated="16349" table:style-name="ce2"/>
        </table:table-row>
        <table:table-row table:style-name="ro3">
          <table:table-cell office:value-type="string" table:style-name="ce33">
            <text:p>(a) All cereal production estimates have been standardised to 14.5% moisture content</text:p>
          </table:table-cell>
          <table:table-cell table:number-columns-repeated="3" table:style-name="ce2"/>
          <table:table-cell table:number-columns-repeated="21" table:style-name="ce5"/>
          <table:table-cell table:number-columns-repeated="6" table:style-name="ce10"/>
          <table:table-cell table:number-columns-repeated="16353" table:style-name="ce2"/>
        </table:table-row>
        <table:table-row table:style-name="ro3">
          <table:table-cell office:value-type="string" table:style-name="ce33">
            <text:p>(b) Excludes farm saved seed.</text:p>
          </table:table-cell>
          <table:table-cell table:number-columns-repeated="3" table:style-name="ce2"/>
          <table:table-cell table:number-columns-repeated="21" table:style-name="ce5"/>
          <table:table-cell table:number-columns-repeated="6" table:style-name="ce10"/>
          <table:table-cell table:number-columns-repeated="16353" table:style-name="ce2"/>
        </table:table-row>
        <table:table-row table:style-name="ro3">
          <table:table-cell office:value-type="string" table:style-name="ce33">
            <text:p>(c) Includes arable area payments but excludes set-aside payments and is net of taxes.</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33">
            <text:p>(d) Excluding subsidies and taxes.</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34">
            <text:p>Data Revisions</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2">
            <text:p>There have been revisions to the estimates of wheat back to 2019, barley and oats back to 2018 due to changes in stocks data and methodology.</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2">
            <text:p>© Crown copyright, 2021</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1" table:style-name="ce2"/>
          <table:table-cell table:number-columns-repeated="16332"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1" table:style-name="ce2"/>
          <table:table-cell table:number-columns-repeated="16332" table:style-name="ce1"/>
        </table:table-row>
        <table:table-row table:number-rows-repeated="4"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2" table:style-name="ce10"/>
          <table:table-cell table:number-columns-repeated="2"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
          <table:table-cell table:style-name="ce25"/>
          <table:table-cell table:style-name="ce2"/>
          <table:table-cell table:number-columns-repeated="2" table:style-name="ce10"/>
          <table:table-cell table:number-columns-repeated="25"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4"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5"/>
          <table:table-cell table:number-columns-repeated="2" table:style-name="ce2"/>
          <table:table-cell table:number-columns-repeated="2" table:style-name="ce10"/>
          <table:table-cell table:number-columns-repeated="25" table:style-name="ce2"/>
          <table:table-cell table:number-columns-repeated="16328" table:style-name="ce1"/>
        </table:table-row>
        <table:table-row table:number-rows-repeated="9"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office:value-type="string" table:style-name="ce2">
            <text:p>© Crown copyright, 2021</text:p>
          </table:table-cell>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17"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9"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2" table:style-name="ce2"/>
          <table:table-cell table:style-name="ce36"/>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2" table:style-name="ce10"/>
          <table:table-cell table:number-columns-repeated="2"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
          <table:table-cell table:style-name="ce25"/>
          <table:table-cell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
          <table:table-cell table:number-columns-repeated="4"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46"/>
          <table:table-cell table:number-columns-repeated="2" table:style-name="ce10"/>
          <table:table-cell table:number-columns-repeated="25"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number-rows-repeated="4"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5"/>
          <table:table-cell table:number-columns-repeated="2" table:style-name="ce2"/>
          <table:table-cell table:number-columns-repeated="2" table:style-name="ce10"/>
          <table:table-cell table:number-columns-repeated="25" table:style-name="ce2"/>
          <table:table-cell table:number-columns-repeated="16328" table:style-name="ce1"/>
        </table:table-row>
        <table:table-row table:number-rows-repeated="10"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number-rows-repeated="9" table:style-name="ro3">
          <table:table-cell table:number-columns-repeated="4"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 table:style-name="ce2"/>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 table:style-name="ce10"/>
          <table:table-cell table:number-columns-repeated="25"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7"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46"/>
          <table:table-cell table:number-columns-repeated="2" table:style-name="ce25"/>
          <table:table-cell table:number-columns-repeated="27" table:style-name="ce2"/>
          <table:table-cell table:number-columns-repeated="16328" table:style-name="ce1"/>
        </table:table-row>
        <table:table-row table:number-rows-repeated="4"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
          <table:table-cell table:style-name="ce25"/>
          <table:table-cell table:number-columns-repeated="28"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4" table:style-name="ce10"/>
          <table:table-cell table:number-columns-repeated="27"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7"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4" table:style-name="ce10"/>
          <table:table-cell table:number-columns-repeated="27"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5"/>
          <table:table-cell table:number-columns-repeated="27" table:style-name="ce2"/>
          <table:table-cell table:number-columns-repeated="16328" table:style-name="ce1"/>
        </table:table-row>
        <table:table-row table:number-rows-repeated="4"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number-rows-repeated="15" table:style-name="ro3">
          <table:table-cell table:number-columns-repeated="4" table:style-name="ce2"/>
          <table:table-cell table:number-columns-repeated="21" table:style-name="ce5"/>
          <table:table-cell table:style-name="ce10"/>
          <table:table-cell table:number-columns-repeated="16358" table:style-name="ce2"/>
        </table:table-row>
        <table:table-row table:number-rows-repeated="3" table:style-name="ro3">
          <table:table-cell table:number-columns-repeated="16384"/>
        </table:table-row>
        <table:table-row table:number-rows-repeated="678" table:style-name="ro3">
          <table:table-cell table:number-columns-repeated="16384" table:style-name="ce2"/>
        </table:table-row>
        <table:table-row table:number-rows-repeated="1047671" table:style-name="ro1">
          <table:table-cell table:number-columns-repeated="16384"/>
        </table:table-row>
      </table:table>
      <table:table table:name="Oats_(Table_7_4)" table:style-name="ta1">
        <table:table-column table:style-name="co1" table:number-columns-repeated="2" table:default-cell-style-name="ce2"/>
        <table:table-column table:style-name="co2" table:default-cell-style-name="ce2"/>
        <table:table-column table:style-name="co19" table:default-cell-style-name="ce2"/>
        <table:table-column table:style-name="co4" table:number-columns-repeated="21" table:default-cell-style-name="ce5"/>
        <table:table-column table:style-name="co4" table:default-cell-style-name="ce10"/>
        <table:table-column table:style-name="co4" table:default-cell-style-name="ce2"/>
        <table:table-column table:style-name="co20" table:default-cell-style-name="ce2"/>
        <table:table-column table:style-name="co4" table:number-columns-repeated="11" table:default-cell-style-name="ce2"/>
        <table:table-column table:style-name="co11" table:number-columns-repeated="11" table:default-cell-style-name="ce2"/>
        <table:table-column table:style-name="co21" table:number-columns-repeated="2" table:default-cell-style-name="ce2"/>
        <table:table-column table:style-name="co17" table:default-cell-style-name="ce2"/>
        <table:table-column table:style-name="co13" table:default-cell-style-name="ce2"/>
        <table:table-column table:style-name="co14" table:number-columns-repeated="16330" table:default-cell-style-name="ce2"/>
        <table:table-row table:style-name="ro1">
          <table:table-cell office:value-type="string" table:style-name="ce2">
            <text:p>Date of update: 22 July 2021</text:p>
          </table:table-cell>
          <table:table-cell table:style-name="ce2"/>
          <table:table-cell table:style-name="ce3"/>
          <table:table-cell table:style-name="ce4"/>
          <table:table-cell table:number-columns-repeated="16380" table:style-name="ce2"/>
        </table:table-row>
        <table:table-row table:style-name="ro1">
          <table:table-cell office:value-type="string" table:style-name="ce2">
            <text:p>Next update: June 2022</text:p>
          </table:table-cell>
          <table:table-cell table:style-name="ce2"/>
          <table:table-cell table:style-name="ce3"/>
          <table:table-cell table:style-name="ce4"/>
          <table:table-cell table:number-columns-repeated="16380" table:style-name="ce2"/>
        </table:table-row>
        <table:table-row table:style-name="ro1">
          <table:table-cell table:number-columns-repeated="2" table:style-name="ce2"/>
          <table:table-cell table:style-name="ce70"/>
          <table:table-cell table:style-name="ce6"/>
          <table:table-cell table:number-columns-repeated="16380" table:style-name="ce2"/>
        </table:table-row>
        <table:table-row table:style-name="ro2">
          <table:table-cell office:value-type="string" table:style-name="ce7">
            <text:p>Table 7.4 Oats production, value, supply and use</text:p>
          </table:table-cell>
          <table:table-cell table:number-columns-repeated="3" table:style-name="ce2"/>
          <table:table-cell table:number-columns-repeated="21" table:style-name="ce5"/>
          <table:table-cell table:style-name="ce10"/>
          <table:table-cell table:number-columns-repeated="16358" table:style-name="ce2"/>
        </table:table-row>
        <table:table-row table:style-name="ro2">
          <table:table-cell table:style-name="ce7"/>
          <table:table-cell table:number-columns-repeated="3" table:style-name="ce2"/>
          <table:table-cell table:number-columns-repeated="21" table:style-name="ce5"/>
          <table:table-cell table:style-name="ce10"/>
          <table:table-cell table:number-columns-repeated="16358" table:style-name="ce2"/>
        </table:table-row>
        <table:table-row table:style-name="ro2">
          <table:table-cell office:value-type="string" table:style-name="ce2">
            <text:p>Enquiries: Allan Howsam on <text:s/>+44 (0) 02 802 66123</text:p>
          </table:table-cell>
          <table:table-cell table:number-columns-repeated="3" table:style-name="ce2"/>
          <table:table-cell table:number-columns-repeated="21" table:style-name="ce5"/>
          <table:table-cell table:style-name="ce10"/>
          <table:table-cell table:number-columns-repeated="9" table:style-name="ce2"/>
          <table:table-cell table:number-columns-repeated="3" table:style-name="ce8"/>
          <table:table-cell table:style-name="ce71"/>
          <table:table-cell table:style-name="ce2"/>
          <table:table-cell table:number-columns-repeated="2" table:style-name="ce8"/>
          <table:table-cell table:number-columns-repeated="3" table:style-name="ce2"/>
          <table:table-cell table:number-columns-repeated="6" table:style-name="ce8"/>
          <table:table-cell office:value-type="string" table:style-name="ce3">
            <text:p>email: Crops-statistics@defra.gov.uk</text:p>
          </table:table-cell>
          <table:table-cell table:number-columns-repeated="16332" table:style-name="ce2"/>
        </table:table-row>
        <table:table-row table:style-name="ro3">
          <table:table-cell table:number-columns-repeated="4" table:style-name="ce2"/>
          <table:table-cell table:number-columns-repeated="21" table:style-name="ce5"/>
          <table:table-cell table:style-name="ce10"/>
          <table:table-cell table:number-columns-repeated="16358" table:style-name="ce2"/>
        </table:table-row>
        <table:table-row table:style-name="ro3">
          <table:table-cell office:value-type="string" table:style-name="ce2">
            <text:p>Thousand tonnes (unless otherwise specified)</text:p>
          </table:table-cell>
          <table:table-cell table:number-columns-repeated="3" table:style-name="ce2"/>
          <table:table-cell table:number-columns-repeated="21" table:style-name="ce5"/>
          <table:table-cell table:style-name="ce10"/>
          <table:table-cell table:number-columns-repeated="7" table:style-name="ce2"/>
          <table:table-cell table:style-name="ce10"/>
          <table:table-cell table:style-name="ce2"/>
          <table:table-cell table:number-columns-repeated="4" table:style-name="ce10"/>
          <table:table-cell table:style-name="ce2"/>
          <table:table-cell table:number-columns-repeated="3" table:style-name="ce39"/>
          <table:table-cell table:number-columns-repeated="2" table:style-name="ce40"/>
          <table:table-cell table:number-columns-repeated="6" table:style-name="ce39"/>
          <table:table-cell office:value-type="string" table:style-name="ce39">
            <text:p>Calendar years</text:p>
          </table:table-cell>
          <table:table-cell table:number-columns-repeated="2" table:style-name="ce11"/>
          <table:table-cell table:number-columns-repeated="16330"/>
        </table:table-row>
        <table:table-row table:style-name="ro3">
          <table:table-cell table:number-columns-repeated="4" table:style-name="ce12"/>
          <table:table-cell office:value-type="float" office:value="1973" table:style-name="ce13">
            <text:p>1973</text:p>
          </table:table-cell>
          <table:table-cell office:value-type="float" office:value="1974" table:style-name="ce13">
            <text:p>1974</text:p>
          </table:table-cell>
          <table:table-cell office:value-type="float" office:value="1975" table:style-name="ce13">
            <text:p>1975</text:p>
          </table:table-cell>
          <table:table-cell office:value-type="float" office:value="1976" table:style-name="ce13">
            <text:p>1976</text:p>
          </table:table-cell>
          <table:table-cell office:value-type="float" office:value="1977" table:style-name="ce13">
            <text:p>1977</text:p>
          </table:table-cell>
          <table:table-cell office:value-type="float" office:value="1978" table:style-name="ce13">
            <text:p>1978</text:p>
          </table:table-cell>
          <table:table-cell office:value-type="float" office:value="1979" table:style-name="ce13">
            <text:p>1979</text:p>
          </table:table-cell>
          <table:table-cell office:value-type="float" office:value="1980" table:style-name="ce13">
            <text:p>1980</text:p>
          </table:table-cell>
          <table:table-cell office:value-type="float" office:value="1981" table:style-name="ce13">
            <text:p>1981</text:p>
          </table:table-cell>
          <table:table-cell office:value-type="float" office:value="1982" table:style-name="ce13">
            <text:p>1982</text:p>
          </table:table-cell>
          <table:table-cell office:value-type="float" office:value="1983" table:style-name="ce13">
            <text:p>1983</text:p>
          </table:table-cell>
          <table:table-cell office:value-type="float" office:value="1984" table:style-name="ce13">
            <text:p>1984</text:p>
          </table:table-cell>
          <table:table-cell office:value-type="float" office:value="1985" table:style-name="ce13">
            <text:p>1985</text:p>
          </table:table-cell>
          <table:table-cell office:value-type="float" office:value="1986" table:style-name="ce13">
            <text:p>1986</text:p>
          </table:table-cell>
          <table:table-cell office:value-type="float" office:value="1987" table:style-name="ce13">
            <text:p>1987</text:p>
          </table:table-cell>
          <table:table-cell office:value-type="float" office:value="1988" table:style-name="ce13">
            <text:p>1988</text:p>
          </table:table-cell>
          <table:table-cell office:value-type="float" office:value="1989" table:style-name="ce13">
            <text:p>1989</text:p>
          </table:table-cell>
          <table:table-cell office:value-type="float" office:value="1990" table:style-name="ce13">
            <text:p>1990</text:p>
          </table:table-cell>
          <table:table-cell office:value-type="float" office:value="1991" table:style-name="ce13">
            <text:p>1991</text:p>
          </table:table-cell>
          <table:table-cell office:value-type="float" office:value="1992" table:style-name="ce13">
            <text:p>1992</text:p>
          </table:table-cell>
          <table:table-cell office:value-type="float" office:value="1993" table:style-name="ce13">
            <text:p>1993</text:p>
          </table:table-cell>
          <table:table-cell office:value-type="float" office:value="1994" table:style-name="ce13">
            <text:p>1994</text:p>
          </table:table-cell>
          <table:table-cell office:value-type="float" office:value="1995" table:style-name="ce13">
            <text:p>1995</text:p>
          </table:table-cell>
          <table:table-cell office:value-type="float" office:value="1996" table:style-name="ce13">
            <text:p>1996</text:p>
          </table:table-cell>
          <table:table-cell office:value-type="float" office:value="1997" table:style-name="ce13">
            <text:p>1997</text:p>
          </table:table-cell>
          <table:table-cell office:value-type="float" office:value="1998" table:style-name="ce13">
            <text:p>1998</text:p>
          </table:table-cell>
          <table:table-cell office:value-type="float" office:value="1999" table:style-name="ce13">
            <text:p>1999</text:p>
          </table:table-cell>
          <table:table-cell office:value-type="float" office:value="2000" table:style-name="ce13">
            <text:p>2000</text:p>
          </table:table-cell>
          <table:table-cell office:value-type="float" office:value="2001" table:style-name="ce13">
            <text:p>2001</text:p>
          </table:table-cell>
          <table:table-cell office:value-type="float" office:value="2002" table:style-name="ce13">
            <text:p>2002</text:p>
          </table:table-cell>
          <table:table-cell office:value-type="float" office:value="2003" table:style-name="ce13">
            <text:p>2003</text:p>
          </table:table-cell>
          <table:table-cell office:value-type="float" office:value="2004" table:style-name="ce13">
            <text:p>2004</text:p>
          </table:table-cell>
          <table:table-cell office:value-type="float" office:value="2005" table:style-name="ce13">
            <text:p>2005</text:p>
          </table:table-cell>
          <table:table-cell office:value-type="float" office:value="2006" table:style-name="ce13">
            <text:p>2006</text:p>
          </table:table-cell>
          <table:table-cell office:value-type="float" office:value="2007" table:style-name="ce13">
            <text:p>2007</text:p>
          </table:table-cell>
          <table:table-cell office:value-type="float" office:value="2008" table:style-name="ce13">
            <text:p>2008</text:p>
          </table:table-cell>
          <table:table-cell office:value-type="float" office:value="2009" table:style-name="ce17">
            <text:p>2009</text:p>
          </table:table-cell>
          <table:table-cell office:value-type="float" office:value="2010" table:style-name="ce17">
            <text:p>2010</text:p>
          </table:table-cell>
          <table:table-cell office:value-type="float" office:value="2011" table:style-name="ce17">
            <text:p>2011</text:p>
          </table:table-cell>
          <table:table-cell office:value-type="float" office:value="2012" table:style-name="ce17">
            <text:p>2012</text:p>
          </table:table-cell>
          <table:table-cell office:value-type="float" office:value="2013" table:style-name="ce17">
            <text:p>2013</text:p>
          </table:table-cell>
          <table:table-cell office:value-type="float" office:value="2014" table:style-name="ce13">
            <text:p>2014</text:p>
          </table:table-cell>
          <table:table-cell office:value-type="float" office:value="2015" table:style-name="ce17">
            <text:p>2015</text:p>
          </table:table-cell>
          <table:table-cell office:value-type="float" office:value="2016" table:style-name="ce13">
            <text:p>2016</text:p>
          </table:table-cell>
          <table:table-cell office:value-type="float" office:value="2017" table:style-name="ce13">
            <text:p>2017</text:p>
          </table:table-cell>
          <table:table-cell office:value-type="float" office:value="2018" table:style-name="ce13">
            <text:p>2018</text:p>
          </table:table-cell>
          <table:table-cell office:value-type="float" office:value="2019" table:style-name="ce13">
            <text:p>2019</text:p>
          </table:table-cell>
          <table:table-cell office:value-type="float" office:value="2020" table:style-name="ce13">
            <text:p>2020</text:p>
          </table:table-cell>
          <table:table-cell table:number-columns-repeated="2" table:style-name="ce11"/>
          <table:table-cell table:number-columns-repeated="16330"/>
        </table:table-row>
        <table:table-row table:style-name="ro3">
          <table:table-cell table:number-columns-repeated="4" table:style-name="ce14"/>
          <table:table-cell table:number-columns-repeated="29" table:style-name="ce15"/>
          <table:table-cell table:number-columns-repeated="6" table:style-name="ce16"/>
          <table:table-cell table:style-name="ce15"/>
          <table:table-cell table:number-columns-repeated="3" table:style-name="ce16"/>
          <table:table-cell table:style-name="ce15"/>
          <table:table-cell table:number-columns-repeated="7" table:style-name="ce16"/>
          <table:table-cell office:value-type="string" table:style-name="ce16">
            <text:p>(provisional)</text:p>
          </table:table-cell>
          <table:table-cell table:number-columns-repeated="16332" table:style-name="ce2"/>
        </table:table-row>
        <table:table-row table:style-name="ro3">
          <table:table-cell office:value-type="string" table:style-name="ce34">
            <text:p>Production<text:s/></text:p>
          </table:table-cell>
          <table:table-cell table:number-columns-repeated="3" table:style-name="ce2"/>
          <table:table-cell table:number-columns-repeated="21" table:style-name="ce5"/>
          <table:table-cell table:style-name="ce10"/>
          <table:table-cell table:number-columns-repeated="16358" table:style-name="ce2"/>
        </table:table-row>
        <table:table-row table:style-name="ro3">
          <table:table-cell table:style-name="ce24"/>
          <table:table-cell office:value-type="string" table:style-name="ce24">
            <text:p>Area (thousand hectares)</text:p>
          </table:table-cell>
          <table:table-cell table:number-columns-repeated="2"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05.17400000000001" table:style-name="ce22">
            <text:p>105</text:p>
          </table:table-cell>
          <table:table-cell office:value-type="float" office:value="133.017" table:style-name="ce22">
            <text:p>133</text:p>
          </table:table-cell>
          <table:table-cell office:value-type="float" office:value="96.866" table:style-name="ce22">
            <text:p>97</text:p>
          </table:table-cell>
          <table:table-cell office:value-type="float" office:value="99.078699999999998" table:style-name="ce22">
            <text:p>99</text:p>
          </table:table-cell>
          <table:table-cell office:value-type="float" office:value="120" table:style-name="ce22">
            <text:p>120</text:p>
          </table:table-cell>
          <table:table-cell office:value-type="float" office:value="118.7882" table:style-name="ce22">
            <text:p>119</text:p>
          </table:table-cell>
          <table:table-cell office:value-type="float" office:value="106.6737" table:style-name="ce22">
            <text:p>107</text:p>
          </table:table-cell>
          <table:table-cell office:value-type="float" office:value="103.5154" table:style-name="ce22">
            <text:p>104</text:p>
          </table:table-cell>
          <table:table-cell office:value-type="float" office:value="100.456" table:style-name="ce22">
            <text:p>100</text:p>
          </table:table-cell>
          <table:table-cell office:value-type="float" office:value="91.929500000000004" table:style-name="ce22">
            <text:p>92</text:p>
          </table:table-cell>
          <table:table-cell office:value-type="float" office:value="108.6369" table:style-name="ce22">
            <text:p>109</text:p>
          </table:table-cell>
          <table:table-cell office:value-type="float" office:value="111.8193" table:style-name="ce22">
            <text:p>112</text:p>
          </table:table-cell>
          <table:table-cell office:value-type="float" office:value="96" table:style-name="ce22">
            <text:p>96</text:p>
          </table:table-cell>
          <table:table-cell office:value-type="float" office:value="100" table:style-name="ce22">
            <text:p>100</text:p>
          </table:table-cell>
          <table:table-cell office:value-type="float" office:value="98" table:style-name="ce22">
            <text:p>98</text:p>
          </table:table-cell>
          <table:table-cell office:value-type="float" office:value="92" table:style-name="ce22">
            <text:p>92</text:p>
          </table:table-cell>
          <table:table-cell office:value-type="float" office:value="109" table:style-name="ce22">
            <text:p>109</text:p>
          </table:table-cell>
          <table:table-cell office:value-type="float" office:value="112" table:style-name="ce22">
            <text:p>112</text:p>
          </table:table-cell>
          <table:table-cell office:value-type="float" office:value="126" table:style-name="ce22">
            <text:p>126</text:p>
          </table:table-cell>
          <table:table-cell office:value-type="float" office:value="122" table:style-name="ce22">
            <text:p>122</text:p>
          </table:table-cell>
          <table:table-cell office:value-type="float" office:value="108" table:style-name="ce22">
            <text:p>108</text:p>
          </table:table-cell>
          <table:table-cell office:value-type="float" office:value="90" table:style-name="ce22">
            <text:p>90</text:p>
          </table:table-cell>
          <table:table-cell office:value-type="float" office:value="121" table:style-name="ce22">
            <text:p>121</text:p>
          </table:table-cell>
          <table:table-cell office:value-type="float" office:value="129" table:style-name="ce22">
            <text:p>129</text:p>
          </table:table-cell>
          <table:table-cell office:value-type="float" office:value="135" table:style-name="ce22">
            <text:p>135</text:p>
          </table:table-cell>
          <table:table-cell office:value-type="float" office:value="129" table:style-name="ce22">
            <text:p>129</text:p>
          </table:table-cell>
          <table:table-cell office:value-type="float" office:value="124" table:style-name="ce22">
            <text:p>124</text:p>
          </table:table-cell>
          <table:table-cell office:value-type="float" office:value="109" table:style-name="ce22">
            <text:p>109</text:p>
          </table:table-cell>
          <table:table-cell office:value-type="float" office:value="122" table:style-name="ce22">
            <text:p>122</text:p>
          </table:table-cell>
          <table:table-cell office:value-type="float" office:value="177" table:style-name="ce22">
            <text:p>177</text:p>
          </table:table-cell>
          <table:table-cell office:value-type="float" office:value="137" table:style-name="ce22">
            <text:p>137</text:p>
          </table:table-cell>
          <table:table-cell office:value-type="float" office:value="131" table:style-name="ce22">
            <text:p>131</text:p>
          </table:table-cell>
          <table:table-cell office:value-type="float" office:value="141" table:style-name="ce22">
            <text:p>141</text:p>
          </table:table-cell>
          <table:table-cell office:value-type="float" office:value="161" table:style-name="ce22">
            <text:p>161</text:p>
          </table:table-cell>
          <table:table-cell office:value-type="float" office:value="171" table:style-name="ce22">
            <text:p>171</text:p>
          </table:table-cell>
          <table:table-cell office:value-type="float" office:value="182" table:style-name="ce22">
            <text:p>182</text:p>
          </table:table-cell>
          <table:table-cell office:value-type="float" office:value="210" table:style-name="ce22">
            <text:p>210</text:p>
          </table:table-cell>
          <table:table-cell table:style-name="ce47"/>
          <table:table-cell table:number-columns-repeated="16331" table:style-name="ce24"/>
        </table:table-row>
        <table:table-row table:style-name="ro3">
          <table:table-cell table:style-name="ce2"/>
          <table:table-cell office:value-type="string" table:style-name="ce24">
            <text:p>Yield (tonnes per hectare)</text:p>
          </table:table-cell>
          <table:table-cell table:number-columns-repeated="2" table:style-name="ce2"/>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string" table:style-name="ce59">
            <text:p>. .</text:p>
          </table:table-cell>
          <table:table-cell office:value-type="float" office:value="4.9156635670412836" table:style-name="ce60">
            <text:p>4.9</text:p>
          </table:table-cell>
          <table:table-cell office:value-type="float" office:value="4.6159513445649809" table:style-name="ce60">
            <text:p>4.6</text:p>
          </table:table-cell>
          <table:table-cell office:value-type="float" office:value="5.1927404868581339" table:style-name="ce60">
            <text:p>5.2</text:p>
          </table:table-cell>
          <table:table-cell office:value-type="float" office:value="4.582215955598933" table:style-name="ce60">
            <text:p>4.6</text:p>
          </table:table-cell>
          <table:table-cell office:value-type="float" office:value="4.5666666666666664" table:style-name="ce60">
            <text:p>4.6</text:p>
          </table:table-cell>
          <table:table-cell office:value-type="float" office:value="4.4533042844322921" table:style-name="ce60">
            <text:p>4.5</text:p>
          </table:table-cell>
          <table:table-cell office:value-type="float" office:value="4.9684223946483534" table:style-name="ce60">
            <text:p>5.0</text:p>
          </table:table-cell>
          <table:table-cell office:value-type="float" office:value="5.0523883402856002" table:style-name="ce60">
            <text:p>5.1</text:p>
          </table:table-cell>
          <table:table-cell office:value-type="float" office:value="4.9972127100422075" table:style-name="ce60">
            <text:p>5.0</text:p>
          </table:table-cell>
          <table:table-cell office:value-type="float" office:value="5.2105145791068157" table:style-name="ce60">
            <text:p>5.2</text:p>
          </table:table-cell>
          <table:table-cell office:value-type="float" office:value="5.5025608179893348" table:style-name="ce60">
            <text:p>5.5</text:p>
          </table:table-cell>
          <table:table-cell office:value-type="float" office:value="5.5174323098269724" table:style-name="ce60">
            <text:p>5.5</text:p>
          </table:table-cell>
          <table:table-cell office:value-type="float" office:value="6.1" table:style-name="ce60">
            <text:p>6.1</text:p>
          </table:table-cell>
          <table:table-cell office:value-type="float" office:value="5.8" table:style-name="ce60">
            <text:p>5.8</text:p>
          </table:table-cell>
          <table:table-cell office:value-type="float" office:value="6" table:style-name="ce60">
            <text:p>6.0</text:p>
          </table:table-cell>
          <table:table-cell office:value-type="float" office:value="5.9" table:style-name="ce60">
            <text:p>5.9</text:p>
          </table:table-cell>
          <table:table-cell office:value-type="float" office:value="5.88" table:style-name="ce60">
            <text:p>5.9</text:p>
          </table:table-cell>
          <table:table-cell office:value-type="float" office:value="5.49" table:style-name="ce60">
            <text:p>5.5</text:p>
          </table:table-cell>
          <table:table-cell office:value-type="float" office:value="6.03" table:style-name="ce60">
            <text:p>6.0</text:p>
          </table:table-cell>
          <table:table-cell office:value-type="float" office:value="6.16" table:style-name="ce60">
            <text:p>6.2</text:p>
          </table:table-cell>
          <table:table-cell office:value-type="float" office:value="5.8" table:style-name="ce60">
            <text:p>5.8</text:p>
          </table:table-cell>
          <table:table-cell office:value-type="float" office:value="5.84" table:style-name="ce60">
            <text:p>5.8</text:p>
          </table:table-cell>
          <table:table-cell office:value-type="float" office:value="5.99" table:style-name="ce60">
            <text:p>6.0</text:p>
          </table:table-cell>
          <table:table-cell office:value-type="float" office:value="5.5" table:style-name="ce60">
            <text:p>5.5</text:p>
          </table:table-cell>
          <table:table-cell office:value-type="float" office:value="5.8" table:style-name="ce60">
            <text:p>5.8</text:p>
          </table:table-cell>
          <table:table-cell office:value-type="float" office:value="5.7674418604651159" table:style-name="ce60">
            <text:p>5.8</text:p>
          </table:table-cell>
          <table:table-cell office:value-type="float" office:value="5.524193548387097" table:style-name="ce60">
            <text:p>5.5</text:p>
          </table:table-cell>
          <table:table-cell office:value-type="float" office:value="5.6238532110091741" table:style-name="ce60">
            <text:p>5.6</text:p>
          </table:table-cell>
          <table:table-cell office:value-type="float" office:value="5.139344262295082" table:style-name="ce60">
            <text:p>5.1</text:p>
          </table:table-cell>
          <table:table-cell office:value-type="float" office:value="5.4580000000000002" table:style-name="ce60">
            <text:p>5.5</text:p>
          </table:table-cell>
          <table:table-cell office:value-type="float" office:value="5.9749999999999996" table:style-name="ce60">
            <text:p>6.0</text:p>
          </table:table-cell>
          <table:table-cell office:value-type="float" office:value="6.09" table:style-name="ce60">
            <text:p>6.1</text:p>
          </table:table-cell>
          <table:table-cell office:value-type="float" office:value="5.79" table:style-name="ce60">
            <text:p>5.8</text:p>
          </table:table-cell>
          <table:table-cell office:value-type="float" office:value="5.4317296907106725" table:style-name="ce60">
            <text:p>5.4</text:p>
          </table:table-cell>
          <table:table-cell office:value-type="float" office:value="4.97" table:style-name="ce60">
            <text:p>5.0</text:p>
          </table:table-cell>
          <table:table-cell office:value-type="float" office:value="5.93" table:style-name="ce60">
            <text:p>5.9</text:p>
          </table:table-cell>
          <table:table-cell office:value-type="float" office:value="4.91" table:style-name="ce60">
            <text:p>4.9</text:p>
          </table:table-cell>
          <table:table-cell table:style-name="ce47"/>
          <table:table-cell table:style-name="ce24"/>
          <table:table-cell table:number-columns-repeated="16330"/>
        </table:table-row>
        <table:table-row table:style-name="ro3">
          <table:table-cell table:style-name="ce2"/>
          <table:table-cell office:value-type="string" table:style-name="ce24">
            <text:p>Volume of harvested production (a)</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517" table:style-name="ce22">
            <text:p>517</text:p>
          </table:table-cell>
          <table:table-cell office:value-type="float" office:value="614" table:style-name="ce22">
            <text:p>614</text:p>
          </table:table-cell>
          <table:table-cell office:value-type="float" office:value="503" table:style-name="ce22">
            <text:p>503</text:p>
          </table:table-cell>
          <table:table-cell office:value-type="float" office:value="454" table:style-name="ce22">
            <text:p>454</text:p>
          </table:table-cell>
          <table:table-cell office:value-type="float" office:value="548" table:style-name="ce22">
            <text:p>548</text:p>
          </table:table-cell>
          <table:table-cell office:value-type="float" office:value="529" table:style-name="ce22">
            <text:p>529</text:p>
          </table:table-cell>
          <table:table-cell office:value-type="float" office:value="530" table:style-name="ce22">
            <text:p>530</text:p>
          </table:table-cell>
          <table:table-cell office:value-type="float" office:value="523" table:style-name="ce22">
            <text:p>523</text:p>
          </table:table-cell>
          <table:table-cell office:value-type="float" office:value="502" table:style-name="ce22">
            <text:p>502</text:p>
          </table:table-cell>
          <table:table-cell office:value-type="float" office:value="479" table:style-name="ce22">
            <text:p>479</text:p>
          </table:table-cell>
          <table:table-cell office:value-type="float" office:value="597.78114932782557" table:style-name="ce22">
            <text:p>598</text:p>
          </table:table-cell>
          <table:table-cell office:value-type="float" office:value="616.95541868223518" table:style-name="ce22">
            <text:p>617</text:p>
          </table:table-cell>
          <table:table-cell office:value-type="float" office:value="590" table:style-name="ce22">
            <text:p>590</text:p>
          </table:table-cell>
          <table:table-cell office:value-type="float" office:value="577" table:style-name="ce22">
            <text:p>577</text:p>
          </table:table-cell>
          <table:table-cell office:value-type="float" office:value="586" table:style-name="ce22">
            <text:p>586</text:p>
          </table:table-cell>
          <table:table-cell office:value-type="float" office:value="541" table:style-name="ce22">
            <text:p>541</text:p>
          </table:table-cell>
          <table:table-cell office:value-type="float" office:value="640" table:style-name="ce22">
            <text:p>640</text:p>
          </table:table-cell>
          <table:table-cell office:value-type="float" office:value="621" table:style-name="ce22">
            <text:p>621</text:p>
          </table:table-cell>
          <table:table-cell office:value-type="float" office:value="753" table:style-name="ce22">
            <text:p>753</text:p>
          </table:table-cell>
          <table:table-cell office:value-type="float" office:value="749" table:style-name="ce22">
            <text:p>749</text:p>
          </table:table-cell>
          <table:table-cell office:value-type="float" office:value="627" table:style-name="ce22">
            <text:p>627</text:p>
          </table:table-cell>
          <table:table-cell office:value-type="float" office:value="528" table:style-name="ce22">
            <text:p>528</text:p>
          </table:table-cell>
          <table:table-cell office:value-type="float" office:value="728" table:style-name="ce22">
            <text:p>728</text:p>
          </table:table-cell>
          <table:table-cell office:value-type="float" office:value="712" table:style-name="ce22">
            <text:p>712</text:p>
          </table:table-cell>
          <table:table-cell office:value-type="float" office:value="784" table:style-name="ce22">
            <text:p>784</text:p>
          </table:table-cell>
          <table:table-cell office:value-type="float" office:value="744" table:style-name="ce22">
            <text:p>744</text:p>
          </table:table-cell>
          <table:table-cell office:value-type="float" office:value="685" table:style-name="ce22">
            <text:p>685</text:p>
          </table:table-cell>
          <table:table-cell office:value-type="float" office:value="613" table:style-name="ce22">
            <text:p>613</text:p>
          </table:table-cell>
          <table:table-cell office:value-type="float" office:value="627" table:style-name="ce22">
            <text:p>627</text:p>
          </table:table-cell>
          <table:table-cell office:value-type="float" office:value="963.56" table:style-name="ce22">
            <text:p>964</text:p>
          </table:table-cell>
          <table:table-cell office:value-type="float" office:value="820" table:style-name="ce22">
            <text:p>820</text:p>
          </table:table-cell>
          <table:table-cell office:value-type="float" office:value="799" table:style-name="ce22">
            <text:p>799</text:p>
          </table:table-cell>
          <table:table-cell office:value-type="float" office:value="816" table:style-name="ce22">
            <text:p>816</text:p>
          </table:table-cell>
          <table:table-cell office:value-type="float" office:value="875" table:style-name="ce22">
            <text:p>875</text:p>
          </table:table-cell>
          <table:table-cell office:value-type="float" office:value="850.3" table:style-name="ce22">
            <text:p>850</text:p>
          </table:table-cell>
          <table:table-cell office:value-type="float" office:value="1076" table:style-name="ce22">
            <text:p>1,076</text:p>
          </table:table-cell>
          <table:table-cell office:value-type="float" office:value="1031" table:style-name="ce22">
            <text:p>1,031</text:p>
          </table:table-cell>
          <table:table-cell table:style-name="ce47"/>
          <table:table-cell table:style-name="ce24"/>
          <table:table-cell table:number-columns-repeated="16330"/>
        </table:table-row>
        <table:table-row table:style-name="ro3">
          <table:table-cell table:style-name="ce2"/>
          <table:table-cell office:value-type="string" table:style-name="ce61">
            <text:p>Value of production (£ million) (b)</text:p>
          </table:table-cell>
          <table:table-cell table:number-columns-repeated="2" table:style-name="ce2"/>
          <table:table-cell office:value-type="float" office:value="23.652846528669699" table:style-name="ce22">
            <text:p>24</text:p>
          </table:table-cell>
          <table:table-cell office:value-type="float" office:value="29.170714867087447" table:style-name="ce22">
            <text:p>29</text:p>
          </table:table-cell>
          <table:table-cell office:value-type="float" office:value="21.293760408343125" table:style-name="ce22">
            <text:p>21</text:p>
          </table:table-cell>
          <table:table-cell office:value-type="float" office:value="33.917157095823853" table:style-name="ce22">
            <text:p>34</text:p>
          </table:table-cell>
          <table:table-cell office:value-type="float" office:value="40.292899775011136" table:style-name="ce22">
            <text:p>40</text:p>
          </table:table-cell>
          <table:table-cell office:value-type="float" office:value="32.972680658156094" table:style-name="ce22">
            <text:p>33</text:p>
          </table:table-cell>
          <table:table-cell office:value-type="float" office:value="29.426477209747503" table:style-name="ce22">
            <text:p>29</text:p>
          </table:table-cell>
          <table:table-cell office:value-type="float" office:value="44.212345087744325" table:style-name="ce22">
            <text:p>44</text:p>
          </table:table-cell>
          <table:table-cell office:value-type="float" office:value="42.021625616447508" table:style-name="ce22">
            <text:p>42</text:p>
          </table:table-cell>
          <table:table-cell office:value-type="float" office:value="44.121517079934861" table:style-name="ce22">
            <text:p>44</text:p>
          </table:table-cell>
          <table:table-cell office:value-type="float" office:value="40.806473251225469" table:style-name="ce22">
            <text:p>41</text:p>
          </table:table-cell>
          <table:table-cell office:value-type="float" office:value="48.108180469356064" table:style-name="ce22">
            <text:p>48</text:p>
          </table:table-cell>
          <table:table-cell office:value-type="float" office:value="48.141714489487384" table:style-name="ce22">
            <text:p>48</text:p>
          </table:table-cell>
          <table:table-cell office:value-type="float" office:value="42.509388419528491" table:style-name="ce22">
            <text:p>43</text:p>
          </table:table-cell>
          <table:table-cell office:value-type="float" office:value="45.28383631933324" table:style-name="ce22">
            <text:p>45</text:p>
          </table:table-cell>
          <table:table-cell office:value-type="float" office:value="53.599892732492329" table:style-name="ce22">
            <text:p>54</text:p>
          </table:table-cell>
          <table:table-cell office:value-type="float" office:value="44.073436584360017" table:style-name="ce22">
            <text:p>44</text:p>
          </table:table-cell>
          <table:table-cell office:value-type="float" office:value="52.637421541976238" table:style-name="ce22">
            <text:p>53</text:p>
          </table:table-cell>
          <table:table-cell office:value-type="float" office:value="51.999251145675018" table:style-name="ce22">
            <text:p>52</text:p>
          </table:table-cell>
          <table:table-cell office:value-type="float" office:value="57.968511159754556" table:style-name="ce22">
            <text:p>58</text:p>
          </table:table-cell>
          <table:table-cell office:value-type="float" office:value="71.65411222271139" table:style-name="ce22">
            <text:p>72</text:p>
          </table:table-cell>
          <table:table-cell office:value-type="float" office:value="81.733686782695372" table:style-name="ce22">
            <text:p>82</text:p>
          </table:table-cell>
          <table:table-cell office:value-type="float" office:value="88.982931898327166" table:style-name="ce22">
            <text:p>89</text:p>
          </table:table-cell>
          <table:table-cell office:value-type="float" office:value="85.778877741156677" table:style-name="ce22">
            <text:p>86</text:p>
          </table:table-cell>
          <table:table-cell office:value-type="float" office:value="70.349407164726074" table:style-name="ce22">
            <text:p>70</text:p>
          </table:table-cell>
          <table:table-cell office:value-type="float" office:value="60.826894818976321" table:style-name="ce22">
            <text:p>61</text:p>
          </table:table-cell>
          <table:table-cell office:value-type="float" office:value="57.872254746897198" table:style-name="ce22">
            <text:p>58</text:p>
          </table:table-cell>
          <table:table-cell office:value-type="float" office:value="65.071950865128258" table:style-name="ce22">
            <text:p>65</text:p>
          </table:table-cell>
          <table:table-cell office:value-type="float" office:value="63.000077307792246" table:style-name="ce22">
            <text:p>63</text:p>
          </table:table-cell>
          <table:table-cell office:value-type="float" office:value="72.788171584087706" table:style-name="ce22">
            <text:p>73</text:p>
          </table:table-cell>
          <table:table-cell office:value-type="float" office:value="71.170938250305227" table:style-name="ce22">
            <text:p>71</text:p>
          </table:table-cell>
          <table:table-cell office:value-type="float" office:value="64.929327326741287" table:style-name="ce22">
            <text:p>65</text:p>
          </table:table-cell>
          <table:table-cell office:value-type="float" office:value="34.406013936042399" table:style-name="ce22">
            <text:p>34</text:p>
          </table:table-cell>
          <table:table-cell office:value-type="float" office:value="54.398378011842148" table:style-name="ce22">
            <text:p>54</text:p>
          </table:table-cell>
          <table:table-cell office:value-type="float" office:value="65.419684628282525" table:style-name="ce22">
            <text:p>65</text:p>
          </table:table-cell>
          <table:table-cell office:value-type="float" office:value="90.039482963543662" table:style-name="ce22">
            <text:p>90</text:p>
          </table:table-cell>
          <table:table-cell office:value-type="float" office:value="71.699105466731169" table:style-name="ce22">
            <text:p>72</text:p>
          </table:table-cell>
          <table:table-cell office:value-type="float" office:value="62.967668634227536" table:style-name="ce22">
            <text:p>63</text:p>
          </table:table-cell>
          <table:table-cell office:value-type="float" office:value="94.214434609791809" table:style-name="ce22">
            <text:p>94</text:p>
          </table:table-cell>
          <table:table-cell office:value-type="float" office:value="114.05975261319207" table:style-name="ce22">
            <text:p>114</text:p>
          </table:table-cell>
          <table:table-cell office:value-type="float" office:value="156.96110823752454" table:style-name="ce22">
            <text:p>157</text:p>
          </table:table-cell>
          <table:table-cell office:value-type="float" office:value="99.967607291051777" table:style-name="ce22">
            <text:p>100</text:p>
          </table:table-cell>
          <table:table-cell office:value-type="float" office:value="85.056130738349054" table:style-name="ce22">
            <text:p>85</text:p>
          </table:table-cell>
          <table:table-cell office:value-type="float" office:value="90.455331397155462" table:style-name="ce22">
            <text:p>90</text:p>
          </table:table-cell>
          <table:table-cell office:value-type="float" office:value="108.87231364452985" table:style-name="ce22">
            <text:p>109</text:p>
          </table:table-cell>
          <table:table-cell office:value-type="float" office:value="127.31029199049276" table:style-name="ce22">
            <text:p>127</text:p>
          </table:table-cell>
          <table:table-cell office:value-type="float" office:value="117.18488852254042" table:style-name="ce22">
            <text:p>117</text:p>
          </table:table-cell>
          <table:table-cell office:value-type="float" office:value="150.04840207341175" table:style-name="ce22">
            <text:p>150</text:p>
          </table:table-cell>
          <table:table-cell table:style-name="ce47"/>
          <table:table-cell table:style-name="ce24"/>
          <table:table-cell table:number-columns-repeated="16330"/>
        </table:table-row>
        <table:table-row table:style-name="ro3">
          <table:table-cell table:number-columns-repeated="2" table:style-name="ce2"/>
          <table:table-cell office:value-type="string" table:style-name="ce24">
            <text:p>of which:</text:p>
          </table:table-cell>
          <table:table-cell office:value-type="string" table:style-name="ce24">
            <text:p>Sales:</text:p>
          </table:table-cell>
          <table:table-cell office:value-type="float" office:value="15.2" table:style-name="ce22">
            <text:p>15</text:p>
          </table:table-cell>
          <table:table-cell office:value-type="float" office:value="16.100000000000001" table:style-name="ce22">
            <text:p>16</text:p>
          </table:table-cell>
          <table:table-cell office:value-type="float" office:value="14.399999999999999" table:style-name="ce22">
            <text:p>14</text:p>
          </table:table-cell>
          <table:table-cell office:value-type="float" office:value="18.5" table:style-name="ce22">
            <text:p>19</text:p>
          </table:table-cell>
          <table:table-cell office:value-type="float" office:value="19.999999999999996" table:style-name="ce22">
            <text:p>20</text:p>
          </table:table-cell>
          <table:table-cell office:value-type="float" office:value="18.899999999999999" table:style-name="ce22">
            <text:p>19</text:p>
          </table:table-cell>
          <table:table-cell office:value-type="float" office:value="19.399999999999995" table:style-name="ce22">
            <text:p>19</text:p>
          </table:table-cell>
          <table:table-cell office:value-type="float" office:value="23.6" table:style-name="ce22">
            <text:p>24</text:p>
          </table:table-cell>
          <table:table-cell office:value-type="float" office:value="25.199999999999996" table:style-name="ce22">
            <text:p>25</text:p>
          </table:table-cell>
          <table:table-cell office:value-type="float" office:value="28.2" table:style-name="ce22">
            <text:p>28</text:p>
          </table:table-cell>
          <table:table-cell office:value-type="float" office:value="27.7" table:style-name="ce22">
            <text:p>28</text:p>
          </table:table-cell>
          <table:table-cell office:value-type="float" office:value="26.399999999999995" table:style-name="ce22">
            <text:p>26</text:p>
          </table:table-cell>
          <table:table-cell office:value-type="float" office:value="27.7" table:style-name="ce22">
            <text:p>28</text:p>
          </table:table-cell>
          <table:table-cell office:value-type="float" office:value="30.799999999999994" table:style-name="ce22">
            <text:p>31</text:p>
          </table:table-cell>
          <table:table-cell office:value-type="float" office:value="29.799999999999997" table:style-name="ce22">
            <text:p>30</text:p>
          </table:table-cell>
          <table:table-cell office:value-type="float" office:value="34.1" table:style-name="ce22">
            <text:p>34</text:p>
          </table:table-cell>
          <table:table-cell office:value-type="float" office:value="28.8" table:style-name="ce22">
            <text:p>29</text:p>
          </table:table-cell>
          <table:table-cell office:value-type="float" office:value="34.9" table:style-name="ce22">
            <text:p>35</text:p>
          </table:table-cell>
          <table:table-cell office:value-type="float" office:value="35.881470891555203" table:style-name="ce22">
            <text:p>36</text:p>
          </table:table-cell>
          <table:table-cell office:value-type="float" office:value="44.387325554898098" table:style-name="ce22">
            <text:p>44</text:p>
          </table:table-cell>
          <table:table-cell office:value-type="float" office:value="38.197808225317303" table:style-name="ce22">
            <text:p>38</text:p>
          </table:table-cell>
          <table:table-cell office:value-type="float" office:value="35.098156302534512" table:style-name="ce22">
            <text:p>35</text:p>
          </table:table-cell>
          <table:table-cell office:value-type="float" office:value="46.870837442579607" table:style-name="ce22">
            <text:p>47</text:p>
          </table:table-cell>
          <table:table-cell office:value-type="float" office:value="44.194632934593869" table:style-name="ce22">
            <text:p>44</text:p>
          </table:table-cell>
          <table:table-cell office:value-type="float" office:value="34.86386286575091" table:style-name="ce22">
            <text:p>35</text:p>
          </table:table-cell>
          <table:table-cell office:value-type="float" office:value="25.473833653413688" table:style-name="ce22">
            <text:p>25</text:p>
          </table:table-cell>
          <table:table-cell office:value-type="float" office:value="24.263141478742195" table:style-name="ce22">
            <text:p>24</text:p>
          </table:table-cell>
          <table:table-cell office:value-type="float" office:value="26.737387289742529" table:style-name="ce22">
            <text:p>27</text:p>
          </table:table-cell>
          <table:table-cell office:value-type="float" office:value="27.087003098682125" table:style-name="ce22">
            <text:p>27</text:p>
          </table:table-cell>
          <table:table-cell office:value-type="float" office:value="28.747752208110825" table:style-name="ce22">
            <text:p>29</text:p>
          </table:table-cell>
          <table:table-cell office:value-type="float" office:value="30.928422670643723" table:style-name="ce22">
            <text:p>31</text:p>
          </table:table-cell>
          <table:table-cell office:value-type="float" office:value="29.984713398041144" table:style-name="ce22">
            <text:p>30</text:p>
          </table:table-cell>
          <table:table-cell office:value-type="float" office:value="25.911057303338275" table:style-name="ce22">
            <text:p>26</text:p>
          </table:table-cell>
          <table:table-cell office:value-type="float" office:value="33.496522989856295" table:style-name="ce22">
            <text:p>33</text:p>
          </table:table-cell>
          <table:table-cell office:value-type="float" office:value="46.436789357755778" table:style-name="ce22">
            <text:p>46</text:p>
          </table:table-cell>
          <table:table-cell office:value-type="float" office:value="57.692967676473053" table:style-name="ce22">
            <text:p>58</text:p>
          </table:table-cell>
          <table:table-cell office:value-type="float" office:value="50.543874142216126" table:style-name="ce22">
            <text:p>51</text:p>
          </table:table-cell>
          <table:table-cell office:value-type="float" office:value="53.509358890631653" table:style-name="ce22">
            <text:p>54</text:p>
          </table:table-cell>
          <table:table-cell office:value-type="float" office:value="76.195782001125536" table:style-name="ce22">
            <text:p>76</text:p>
          </table:table-cell>
          <table:table-cell office:value-type="float" office:value="78.194391885595849" table:style-name="ce22">
            <text:p>78</text:p>
          </table:table-cell>
          <table:table-cell office:value-type="float" office:value="86.90988432040244" table:style-name="ce22">
            <text:p>87</text:p>
          </table:table-cell>
          <table:table-cell office:value-type="float" office:value="80.597397280125264" table:style-name="ce22">
            <text:p>81</text:p>
          </table:table-cell>
          <table:table-cell office:value-type="float" office:value="68.741601395877296" table:style-name="ce22">
            <text:p>69</text:p>
          </table:table-cell>
          <table:table-cell office:value-type="float" office:value="70.153396160899248" table:style-name="ce22">
            <text:p>70</text:p>
          </table:table-cell>
          <table:table-cell office:value-type="float" office:value="75.229450821912351" table:style-name="ce22">
            <text:p>75</text:p>
          </table:table-cell>
          <table:table-cell office:value-type="float" office:value="99.854746867567911" table:style-name="ce22">
            <text:p>100</text:p>
          </table:table-cell>
          <table:table-cell office:value-type="float" office:value="92.270774900226357" table:style-name="ce22">
            <text:p>92</text:p>
          </table:table-cell>
          <table:table-cell office:value-type="float" office:value="100.91076337498392" table:style-name="ce22">
            <text:p>101</text:p>
          </table:table-cell>
          <table:table-cell table:style-name="ce47"/>
          <table:table-cell table:style-name="ce24"/>
          <table:table-cell table:number-columns-repeated="16330"/>
        </table:table-row>
        <table:table-row table:style-name="ro3">
          <table:table-cell table:number-columns-repeated="3" table:style-name="ce2"/>
          <table:table-cell office:value-type="string" table:style-name="ce24">
            <text:p>Subsidies (c)</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0.50000000000000622" table:style-name="ce46">
            <text:p>-1</text:p>
          </table:table-cell>
          <table:table-cell office:value-type="float" office:value="-1" table:style-name="ce22">
            <text:p>-1</text:p>
          </table:table-cell>
          <table:table-cell office:value-type="float" office:value="-1.8" table:style-name="ce22">
            <text:p>-2</text:p>
          </table:table-cell>
          <table:table-cell office:value-type="float" office:value="-1.6" table:style-name="ce22">
            <text:p>-2</text:p>
          </table:table-cell>
          <table:table-cell office:value-type="float" office:value="-1.600000000000005" table:style-name="ce22">
            <text:p>-2</text:p>
          </table:table-cell>
          <table:table-cell office:value-type="float" office:value="-1.9" table:style-name="ce22">
            <text:p>-2</text:p>
          </table:table-cell>
          <table:table-cell office:value-type="float" office:value="-1" table:style-name="ce22">
            <text:p>-1</text:p>
          </table:table-cell>
          <table:table-cell office:value-type="float" office:value="11.33" table:style-name="ce22">
            <text:p>11</text:p>
          </table:table-cell>
          <table:table-cell office:value-type="float" office:value="19" table:style-name="ce22">
            <text:p>19</text:p>
          </table:table-cell>
          <table:table-cell office:value-type="float" office:value="28.07" table:style-name="ce22">
            <text:p>28</text:p>
          </table:table-cell>
          <table:table-cell office:value-type="float" office:value="24" table:style-name="ce22">
            <text:p>24</text:p>
          </table:table-cell>
          <table:table-cell office:value-type="float" office:value="23" table:style-name="ce22">
            <text:p>23</text:p>
          </table:table-cell>
          <table:table-cell office:value-type="float" office:value="22" table:style-name="ce22">
            <text:p>22</text:p>
          </table:table-cell>
          <table:table-cell office:value-type="float" office:value="20" table:style-name="ce22">
            <text:p>20</text:p>
          </table:table-cell>
          <table:table-cell office:value-type="float" office:value="23.416583774100541" table:style-name="ce22">
            <text:p>23</text:p>
          </table:table-cell>
          <table:table-cell office:value-type="float" office:value="23.229209066294686" table:style-name="ce22">
            <text:p>23</text:p>
          </table:table-cell>
          <table:table-cell office:value-type="float" office:value="27.626491488756283" table:style-name="ce22">
            <text:p>28</text:p>
          </table:table-cell>
          <table:table-cell office:value-type="float" office:value="28.640112905542431" table:style-name="ce22">
            <text:p>29</text:p>
          </table:table-cell>
          <table:table-cell office:value-type="float" office:value="25.4282676857867" table:style-name="ce22">
            <text:p>25</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table:style-name="ce47"/>
          <table:table-cell table:style-name="ce24"/>
          <table:table-cell table:number-columns-repeated="16330"/>
        </table:table-row>
        <table:table-row table:style-name="ro3">
          <table:table-cell table:number-columns-repeated="3" table:style-name="ce2"/>
          <table:table-cell office:value-type="string" table:style-name="ce24">
            <text:p>On farm use</text:p>
          </table:table-cell>
          <table:table-cell office:value-type="float" office:value="15.352846528669701" table:style-name="ce22">
            <text:p>15</text:p>
          </table:table-cell>
          <table:table-cell office:value-type="float" office:value="15.670714867087446" table:style-name="ce22">
            <text:p>16</text:p>
          </table:table-cell>
          <table:table-cell office:value-type="float" office:value="14.493760408343126" table:style-name="ce22">
            <text:p>14</text:p>
          </table:table-cell>
          <table:table-cell office:value-type="float" office:value="17.917157095823853" table:style-name="ce22">
            <text:p>18</text:p>
          </table:table-cell>
          <table:table-cell office:value-type="float" office:value="16.492899775011146" table:style-name="ce22">
            <text:p>16</text:p>
          </table:table-cell>
          <table:table-cell office:value-type="float" office:value="17.272680658156101" table:style-name="ce22">
            <text:p>17</text:p>
          </table:table-cell>
          <table:table-cell office:value-type="float" office:value="16.12647720974751" table:style-name="ce22">
            <text:p>16</text:p>
          </table:table-cell>
          <table:table-cell office:value-type="float" office:value="18.11234508774432" table:style-name="ce22">
            <text:p>18</text:p>
          </table:table-cell>
          <table:table-cell office:value-type="float" office:value="19.121625616447506" table:style-name="ce22">
            <text:p>19</text:p>
          </table:table-cell>
          <table:table-cell office:value-type="float" office:value="18.621517079934865" table:style-name="ce22">
            <text:p>19</text:p>
          </table:table-cell>
          <table:table-cell office:value-type="float" office:value="16.406473251225464" table:style-name="ce22">
            <text:p>16</text:p>
          </table:table-cell>
          <table:table-cell office:value-type="float" office:value="18.308180469356071" table:style-name="ce22">
            <text:p>18</text:p>
          </table:table-cell>
          <table:table-cell office:value-type="float" office:value="17.741714489487379" table:style-name="ce22">
            <text:p>18</text:p>
          </table:table-cell>
          <table:table-cell office:value-type="float" office:value="17.909388419528511" table:style-name="ce22">
            <text:p>18</text:p>
          </table:table-cell>
          <table:table-cell office:value-type="float" office:value="16.483836319333243" table:style-name="ce22">
            <text:p>16</text:p>
          </table:table-cell>
          <table:table-cell office:value-type="float" office:value="17.399892732492326" table:style-name="ce22">
            <text:p>17</text:p>
          </table:table-cell>
          <table:table-cell office:value-type="float" office:value="17.77343658436002" table:style-name="ce22">
            <text:p>18</text:p>
          </table:table-cell>
          <table:table-cell office:value-type="float" office:value="18.837421541976244" table:style-name="ce22">
            <text:p>19</text:p>
          </table:table-cell>
          <table:table-cell office:value-type="float" office:value="21.769274575880178" table:style-name="ce22">
            <text:p>22</text:p>
          </table:table-cell>
          <table:table-cell office:value-type="float" office:value="18.759484599904681" table:style-name="ce22">
            <text:p>19</text:p>
          </table:table-cell>
          <table:table-cell office:value-type="float" office:value="21.337477246004905" table:style-name="ce22">
            <text:p>21</text:p>
          </table:table-cell>
          <table:table-cell office:value-type="float" office:value="21.509943407862945" table:style-name="ce22">
            <text:p>22</text:p>
          </table:table-cell>
          <table:table-cell office:value-type="float" office:value="16.493998115293422" table:style-name="ce22">
            <text:p>16</text:p>
          </table:table-cell>
          <table:table-cell office:value-type="float" office:value="16.056309846574056" table:style-name="ce22">
            <text:p>16</text:p>
          </table:table-cell>
          <table:table-cell office:value-type="float" office:value="11.788204607373325" table:style-name="ce22">
            <text:p>12</text:p>
          </table:table-cell>
          <table:table-cell office:value-type="float" office:value="11.500685965005729" table:style-name="ce22">
            <text:p>12</text:p>
          </table:table-cell>
          <table:table-cell office:value-type="float" office:value="14.478579791529372" table:style-name="ce22">
            <text:p>14</text:p>
          </table:table-cell>
          <table:table-cell office:value-type="float" office:value="12.551660989455911" table:style-name="ce22">
            <text:p>13</text:p>
          </table:table-cell>
          <table:table-cell office:value-type="float" office:value="12.512180783988587" table:style-name="ce22">
            <text:p>13</text:p>
          </table:table-cell>
          <table:table-cell office:value-type="float" office:value="11.721034491133194" table:style-name="ce22">
            <text:p>12</text:p>
          </table:table-cell>
          <table:table-cell office:value-type="float" office:value="11.795371171396207" table:style-name="ce22">
            <text:p>12</text:p>
          </table:table-cell>
          <table:table-cell office:value-type="float" office:value="13.48181106418259" table:style-name="ce22">
            <text:p>13</text:p>
          </table:table-cell>
          <table:table-cell office:value-type="float" office:value="11.882183676975066" table:style-name="ce22">
            <text:p>12</text:p>
          </table:table-cell>
          <table:table-cell office:value-type="float" office:value="15.316531835198308" table:style-name="ce22">
            <text:p>15</text:p>
          </table:table-cell>
          <table:table-cell office:value-type="float" office:value="19.246713227694549" table:style-name="ce22">
            <text:p>19</text:p>
          </table:table-cell>
          <table:table-cell office:value-type="float" office:value="23.483705189191575" table:style-name="ce22">
            <text:p>23</text:p>
          </table:table-cell>
          <table:table-cell office:value-type="float" office:value="19.753716910676374" table:style-name="ce22">
            <text:p>20</text:p>
          </table:table-cell>
          <table:table-cell office:value-type="float" office:value="17.483266706664637" table:style-name="ce22">
            <text:p>17</text:p>
          </table:table-cell>
          <table:table-cell office:value-type="float" office:value="26.213447195167227" table:style-name="ce22">
            <text:p>26</text:p>
          </table:table-cell>
          <table:table-cell office:value-type="float" office:value="31.260754373647082" table:style-name="ce22">
            <text:p>31</text:p>
          </table:table-cell>
          <table:table-cell office:value-type="float" office:value="34.841025635265019" table:style-name="ce22">
            <text:p>35</text:p>
          </table:table-cell>
          <table:table-cell office:value-type="float" office:value="27.90948479890416" table:style-name="ce22">
            <text:p>28</text:p>
          </table:table-cell>
          <table:table-cell office:value-type="float" office:value="20.435347167594635" table:style-name="ce22">
            <text:p>20</text:p>
          </table:table-cell>
          <table:table-cell office:value-type="float" office:value="22.220745319963452" table:style-name="ce22">
            <text:p>22</text:p>
          </table:table-cell>
          <table:table-cell office:value-type="float" office:value="26.486840883289108" table:style-name="ce22">
            <text:p>26</text:p>
          </table:table-cell>
          <table:table-cell office:value-type="float" office:value="27.45554512292485" table:style-name="ce22">
            <text:p>27</text:p>
          </table:table-cell>
          <table:table-cell office:value-type="float" office:value="31.835179146010628" table:style-name="ce22">
            <text:p>32</text:p>
          </table:table-cell>
          <table:table-cell office:value-type="float" office:value="32.536417903386301" table:style-name="ce22">
            <text:p>33</text:p>
          </table:table-cell>
          <table:table-cell table:style-name="ce47"/>
          <table:table-cell table:style-name="ce24"/>
          <table:table-cell table:number-columns-repeated="16330"/>
        </table:table-row>
        <table:table-row table:style-name="ro3">
          <table:table-cell table:number-columns-repeated="3" table:style-name="ce2"/>
          <table:table-cell office:value-type="string" table:style-name="ce24">
            <text:p>Change in stocks</text:p>
          </table:table-cell>
          <table:table-cell office:value-type="float" office:value="-6.9" table:style-name="ce22">
            <text:p>-7</text:p>
          </table:table-cell>
          <table:table-cell office:value-type="float" office:value="-2.6" table:style-name="ce22">
            <text:p>-3</text:p>
          </table:table-cell>
          <table:table-cell office:value-type="float" office:value="-7.6" table:style-name="ce22">
            <text:p>-8</text:p>
          </table:table-cell>
          <table:table-cell office:value-type="float" office:value="-2.5" table:style-name="ce22">
            <text:p>-3</text:p>
          </table:table-cell>
          <table:table-cell office:value-type="float" office:value="3.8" table:style-name="ce22">
            <text:p>4</text:p>
          </table:table-cell>
          <table:table-cell office:value-type="float" office:value="-3.2" table:style-name="ce22">
            <text:p>-3</text:p>
          </table:table-cell>
          <table:table-cell office:value-type="float" office:value="-6.1" table:style-name="ce22">
            <text:p>-6</text:p>
          </table:table-cell>
          <table:table-cell office:value-type="float" office:value="2.5" table:style-name="ce22">
            <text:p>3</text:p>
          </table:table-cell>
          <table:table-cell office:value-type="float" office:value="-2.2999999999999998" table:style-name="ce22">
            <text:p>-2</text:p>
          </table:table-cell>
          <table:table-cell office:value-type="float" office:value="-2.7" table:style-name="ce22">
            <text:p>-3</text:p>
          </table:table-cell>
          <table:table-cell office:value-type="float" office:value="-3.3" table:style-name="ce22">
            <text:p>-3</text:p>
          </table:table-cell>
          <table:table-cell office:value-type="float" office:value="3.4" table:style-name="ce22">
            <text:p>3</text:p>
          </table:table-cell>
          <table:table-cell office:value-type="float" office:value="2.7" table:style-name="ce22">
            <text:p>3</text:p>
          </table:table-cell>
          <table:table-cell office:value-type="float" office:value="-5.7" table:style-name="ce22">
            <text:p>-6</text:p>
          </table:table-cell>
          <table:table-cell office:value-type="string" table:style-name="ce22">
            <text:p>-</text:p>
          </table:table-cell>
          <table:table-cell office:value-type="float" office:value="3.9" table:style-name="ce22">
            <text:p>4</text:p>
          </table:table-cell>
          <table:table-cell office:value-type="float" office:value="-0.9" table:style-name="ce22">
            <text:p>-1</text:p>
          </table:table-cell>
          <table:table-cell office:value-type="float" office:value="0.5" table:style-name="ce22">
            <text:p>1</text:p>
          </table:table-cell>
          <table:table-cell office:value-type="float" office:value="-3.7514943217603629" table:style-name="ce22">
            <text:p>-4</text:p>
          </table:table-cell>
          <table:table-cell office:value-type="float" office:value="-4.1782989950482206" table:style-name="ce22">
            <text:p>-4</text:p>
          </table:table-cell>
          <table:table-cell office:value-type="float" office:value="0.78882675138917668" table:style-name="ce22">
            <text:p>1</text:p>
          </table:table-cell>
          <table:table-cell office:value-type="float" office:value="6.1255870722979235" table:style-name="ce22">
            <text:p>6</text:p>
          </table:table-cell>
          <table:table-cell office:value-type="float" office:value="-2.4519036595458585" table:style-name="ce22">
            <text:p>-2</text:p>
          </table:table-cell>
          <table:table-cell office:value-type="float" office:value="1.5279349599887502" table:style-name="ce22">
            <text:p>2</text:p>
          </table:table-cell>
          <table:table-cell office:value-type="float" office:value="0.69733969160184484" table:style-name="ce22">
            <text:p>1</text:p>
          </table:table-cell>
          <table:table-cell office:value-type="float" office:value="1.8523752005568974" table:style-name="ce22">
            <text:p>2</text:p>
          </table:table-cell>
          <table:table-cell office:value-type="float" office:value="-0.86946652337436792" table:style-name="ce22">
            <text:p>-1</text:p>
          </table:table-cell>
          <table:table-cell office:value-type="float" office:value="2.3663188118292715" table:style-name="ce22">
            <text:p>2</text:p>
          </table:table-cell>
          <table:table-cell office:value-type="string" table:style-name="ce22">
            <text:p>-</text:p>
          </table:table-cell>
          <table:table-cell office:value-type="float" office:value="4.6928933960873946" table:style-name="ce22">
            <text:p>5</text:p>
          </table:table-cell>
          <table:table-cell office:value-type="float" office:value="-0.19296849727713256" table:style-name="ce22">
            <text:p>0</text:p>
          </table:table-cell>
          <table:table-cell office:value-type="float" office:value="-3.9654648212691543" table:style-name="ce22">
            <text:p>-4</text:p>
          </table:table-cell>
          <table:table-cell office:value-type="float" office:value="-3.3872270442709422" table:style-name="ce22">
            <text:p>-3</text:p>
          </table:table-cell>
          <table:table-cell office:value-type="float" office:value="5.5853231867875381" table:style-name="ce22">
            <text:p>6</text:p>
          </table:table-cell>
          <table:table-cell office:value-type="float" office:value="-0.26381795716780015" table:style-name="ce22">
            <text:p>0</text:p>
          </table:table-cell>
          <table:table-cell office:value-type="float" office:value="8.8628100978790361" table:style-name="ce22">
            <text:p>9</text:p>
          </table:table-cell>
          <table:table-cell office:value-type="float" office:value="1.401514413838665" table:style-name="ce22">
            <text:p>1</text:p>
          </table:table-cell>
          <table:table-cell office:value-type="float" office:value="-8.0249569630687621" table:style-name="ce22">
            <text:p>-8</text:p>
          </table:table-cell>
          <table:table-cell office:value-type="float" office:value="-8.1947945865009508" table:style-name="ce22">
            <text:p>-8</text:p>
          </table:table-cell>
          <table:table-cell office:value-type="float" office:value="4.6046063539491549" table:style-name="ce22">
            <text:p>5</text:p>
          </table:table-cell>
          <table:table-cell office:value-type="float" office:value="35.210198281857089" table:style-name="ce22">
            <text:p>35</text:p>
          </table:table-cell>
          <table:table-cell office:value-type="float" office:value="-8.5392747879776465" table:style-name="ce22">
            <text:p>-9</text:p>
          </table:table-cell>
          <table:table-cell office:value-type="float" office:value="-4.1208178251228862" table:style-name="ce22">
            <text:p>-4</text:p>
          </table:table-cell>
          <table:table-cell office:value-type="float" office:value="-1.9188100837072493" table:style-name="ce22">
            <text:p>-2</text:p>
          </table:table-cell>
          <table:table-cell office:value-type="float" office:value="7.1560219393284008" table:style-name="ce22">
            <text:p>7</text:p>
          </table:table-cell>
          <table:table-cell office:value-type="float" office:value="0" table:style-name="ce22">
            <text:p>0</text:p>
          </table:table-cell>
          <table:table-cell office:value-type="float" office:value="-6.9210655236965648" table:style-name="ce22">
            <text:p>-7</text:p>
          </table:table-cell>
          <table:table-cell office:value-type="float" office:value="16.601220795041545" table:style-name="ce22">
            <text:p>17</text:p>
          </table:table-cell>
          <table:table-cell table:style-name="ce47"/>
          <table:table-cell table:style-name="ce24"/>
          <table:table-cell table:number-columns-repeated="16330" table:style-name="ce1"/>
        </table:table-row>
        <table:table-row table:style-name="ro3">
          <table:table-cell table:style-name="ce40"/>
          <table:table-cell office:value-type="string" table:style-name="ce62">
            <text:p>Value of production at market prices (£ million) (d)</text:p>
          </table:table-cell>
          <table:table-cell table:style-name="ce40"/>
          <table:table-cell table:style-name="ce62"/>
          <table:table-cell office:value-type="float" office:value="23.652846528669699" table:style-name="ce27">
            <text:p>24</text:p>
          </table:table-cell>
          <table:table-cell office:value-type="float" office:value="29.170714867087447" table:style-name="ce27">
            <text:p>29</text:p>
          </table:table-cell>
          <table:table-cell office:value-type="float" office:value="21.293760408343125" table:style-name="ce27">
            <text:p>21</text:p>
          </table:table-cell>
          <table:table-cell office:value-type="float" office:value="33.917157095823853" table:style-name="ce27">
            <text:p>34</text:p>
          </table:table-cell>
          <table:table-cell office:value-type="float" office:value="40.292899775011144" table:style-name="ce27">
            <text:p>40</text:p>
          </table:table-cell>
          <table:table-cell office:value-type="float" office:value="32.972680658156101" table:style-name="ce27">
            <text:p>33</text:p>
          </table:table-cell>
          <table:table-cell office:value-type="float" office:value="29.42647720974751" table:style-name="ce27">
            <text:p>29</text:p>
          </table:table-cell>
          <table:table-cell office:value-type="float" office:value="44.212345087744325" table:style-name="ce27">
            <text:p>44</text:p>
          </table:table-cell>
          <table:table-cell office:value-type="float" office:value="42.021625616447501" table:style-name="ce27">
            <text:p>42</text:p>
          </table:table-cell>
          <table:table-cell office:value-type="float" office:value="44.121517079934861" table:style-name="ce27">
            <text:p>44</text:p>
          </table:table-cell>
          <table:table-cell office:value-type="float" office:value="40.806473251225462" table:style-name="ce27">
            <text:p>41</text:p>
          </table:table-cell>
          <table:table-cell office:value-type="float" office:value="48.108180469356064" table:style-name="ce27">
            <text:p>48</text:p>
          </table:table-cell>
          <table:table-cell office:value-type="float" office:value="48.141714489487377" table:style-name="ce27">
            <text:p>48</text:p>
          </table:table-cell>
          <table:table-cell office:value-type="float" office:value="43.009388419528506" table:style-name="ce27">
            <text:p>43</text:p>
          </table:table-cell>
          <table:table-cell office:value-type="float" office:value="46.28383631933324" table:style-name="ce27">
            <text:p>46</text:p>
          </table:table-cell>
          <table:table-cell office:value-type="float" office:value="55.399892732492326" table:style-name="ce27">
            <text:p>55</text:p>
          </table:table-cell>
          <table:table-cell office:value-type="float" office:value="45.673436584360019" table:style-name="ce27">
            <text:p>46</text:p>
          </table:table-cell>
          <table:table-cell office:value-type="float" office:value="54.237421541976246" table:style-name="ce27">
            <text:p>54</text:p>
          </table:table-cell>
          <table:table-cell office:value-type="float" office:value="53.899251145675024" table:style-name="ce27">
            <text:p>54</text:p>
          </table:table-cell>
          <table:table-cell office:value-type="float" office:value="58.968511159754563" table:style-name="ce27">
            <text:p>59</text:p>
          </table:table-cell>
          <table:table-cell office:value-type="float" office:value="60.324112222711392" table:style-name="ce27">
            <text:p>60</text:p>
          </table:table-cell>
          <table:table-cell office:value-type="float" office:value="62.733686782695386" table:style-name="ce27">
            <text:p>63</text:p>
          </table:table-cell>
          <table:table-cell office:value-type="float" office:value="60.912931898327173" table:style-name="ce27">
            <text:p>61</text:p>
          </table:table-cell>
          <table:table-cell office:value-type="float" office:value="61.778877741156677" table:style-name="ce27">
            <text:p>62</text:p>
          </table:table-cell>
          <table:table-cell office:value-type="float" office:value="47.349407164726074" table:style-name="ce27">
            <text:p>47</text:p>
          </table:table-cell>
          <table:table-cell office:value-type="float" office:value="38.826894818976314" table:style-name="ce27">
            <text:p>39</text:p>
          </table:table-cell>
          <table:table-cell office:value-type="float" office:value="37.872254746897198" table:style-name="ce27">
            <text:p>38</text:p>
          </table:table-cell>
          <table:table-cell office:value-type="float" office:value="41.655367091027713" table:style-name="ce27">
            <text:p>42</text:p>
          </table:table-cell>
          <table:table-cell office:value-type="float" office:value="39.770868241497553" table:style-name="ce27">
            <text:p>40</text:p>
          </table:table-cell>
          <table:table-cell office:value-type="float" office:value="45.16168009533142" table:style-name="ce27">
            <text:p>45</text:p>
          </table:table-cell>
          <table:table-cell office:value-type="float" office:value="42.530825344762796" table:style-name="ce27">
            <text:p>43</text:p>
          </table:table-cell>
          <table:table-cell office:value-type="float" office:value="39.501059640954587" table:style-name="ce27">
            <text:p>40</text:p>
          </table:table-cell>
          <table:table-cell office:value-type="float" office:value="34.406013936042399" table:style-name="ce27">
            <text:p>34</text:p>
          </table:table-cell>
          <table:table-cell office:value-type="float" office:value="54.398378011842148" table:style-name="ce27">
            <text:p>54</text:p>
          </table:table-cell>
          <table:table-cell office:value-type="float" office:value="65.419684628282525" table:style-name="ce27">
            <text:p>65</text:p>
          </table:table-cell>
          <table:table-cell office:value-type="float" office:value="90.039482963543662" table:style-name="ce27">
            <text:p>90</text:p>
          </table:table-cell>
          <table:table-cell office:value-type="float" office:value="71.699105466731169" table:style-name="ce27">
            <text:p>72</text:p>
          </table:table-cell>
          <table:table-cell office:value-type="float" office:value="62.967668634227536" table:style-name="ce27">
            <text:p>63</text:p>
          </table:table-cell>
          <table:table-cell office:value-type="float" office:value="94.214434609791809" table:style-name="ce27">
            <text:p>94</text:p>
          </table:table-cell>
          <table:table-cell office:value-type="float" office:value="114.05975261319207" table:style-name="ce27">
            <text:p>114</text:p>
          </table:table-cell>
          <table:table-cell office:value-type="float" office:value="156.96110823752454" table:style-name="ce27">
            <text:p>157</text:p>
          </table:table-cell>
          <table:table-cell office:value-type="float" office:value="99.967607291051777" table:style-name="ce27">
            <text:p>100</text:p>
          </table:table-cell>
          <table:table-cell office:value-type="float" office:value="85.056130738349054" table:style-name="ce27">
            <text:p>85</text:p>
          </table:table-cell>
          <table:table-cell office:value-type="float" office:value="90.455331397155462" table:style-name="ce27">
            <text:p>90</text:p>
          </table:table-cell>
          <table:table-cell office:value-type="float" office:value="108.87231364452985" table:style-name="ce27">
            <text:p>109</text:p>
          </table:table-cell>
          <table:table-cell office:value-type="float" office:value="127.31029199049276" table:style-name="ce27">
            <text:p>127</text:p>
          </table:table-cell>
          <table:table-cell office:value-type="float" office:value="117.18488852254042" table:style-name="ce27">
            <text:p>117</text:p>
          </table:table-cell>
          <table:table-cell office:value-type="float" office:value="150.04840207341175" table:style-name="ce27">
            <text:p>150</text:p>
          </table:table-cell>
          <table:table-cell table:style-name="ce47"/>
          <table:table-cell table:style-name="ce24"/>
          <table:table-cell table:number-columns-repeated="16330" table:style-name="ce1"/>
        </table:table-row>
        <table:table-row table:style-name="ro3">
          <table:table-cell office:value-type="string" table:style-name="ce34">
            <text:p>Prices (average prices weighted by volumes of sales (£ per tonne))</text:p>
          </table:table-cell>
          <table:table-cell table:number-columns-repeated="3" table:style-name="ce2"/>
          <table:table-cell table:number-columns-repeated="38" table:style-name="ce46"/>
          <table:table-cell table:number-columns-repeated="10" table:style-name="ce25"/>
          <table:table-cell table:style-name="ce47"/>
          <table:table-cell table:style-name="ce24"/>
          <table:table-cell table:number-columns-repeated="16330"/>
        </table:table-row>
        <table:table-row table:style-name="ro3">
          <table:table-cell table:style-name="ce2"/>
          <table:table-cell office:value-type="string" table:style-name="ce24">
            <text:p>Milling oats</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07" table:style-name="ce22">
            <text:p>107</text:p>
          </table:table-cell>
          <table:table-cell office:value-type="float" office:value="112" table:style-name="ce22">
            <text:p>112</text:p>
          </table:table-cell>
          <table:table-cell office:value-type="float" office:value="119" table:style-name="ce22">
            <text:p>119</text:p>
          </table:table-cell>
          <table:table-cell office:value-type="float" office:value="124" table:style-name="ce22">
            <text:p>124</text:p>
          </table:table-cell>
          <table:table-cell office:value-type="float" office:value="104.42068135772517" table:style-name="ce22">
            <text:p>104</text:p>
          </table:table-cell>
          <table:table-cell office:value-type="float" office:value="101.12695912919422" table:style-name="ce22">
            <text:p>101</text:p>
          </table:table-cell>
          <table:table-cell office:value-type="float" office:value="106" table:style-name="ce22">
            <text:p>106</text:p>
          </table:table-cell>
          <table:table-cell office:value-type="float" office:value="83" table:style-name="ce22">
            <text:p>83</text:p>
          </table:table-cell>
          <table:table-cell office:value-type="float" office:value="66" table:style-name="ce22">
            <text:p>66</text:p>
          </table:table-cell>
          <table:table-cell office:value-type="float" office:value="71" table:style-name="ce22">
            <text:p>71</text:p>
          </table:table-cell>
          <table:table-cell office:value-type="float" office:value="64.173919960436734" table:style-name="ce22">
            <text:p>64</text:p>
          </table:table-cell>
          <table:table-cell office:value-type="float" office:value="65.664603868401883" table:style-name="ce22">
            <text:p>66</text:p>
          </table:table-cell>
          <table:table-cell office:value-type="float" office:value="61.477276920849143" table:style-name="ce22">
            <text:p>61</text:p>
          </table:table-cell>
          <table:table-cell office:value-type="float" office:value="57.356694679913183" table:style-name="ce22">
            <text:p>57</text:p>
          </table:table-cell>
          <table:table-cell office:value-type="float" office:value="62.904140966858812" table:style-name="ce22">
            <text:p>63</text:p>
          </table:table-cell>
          <table:table-cell office:value-type="float" office:value="65.048085614632257" table:style-name="ce22">
            <text:p>65</text:p>
          </table:table-cell>
          <table:table-cell office:value-type="float" office:value="74.673367079247569" table:style-name="ce22">
            <text:p>75</text:p>
          </table:table-cell>
          <table:table-cell office:value-type="float" office:value="91.610817839400411" table:style-name="ce22">
            <text:p>92</text:p>
          </table:table-cell>
          <table:table-cell office:value-type="float" office:value="113.67327411132918" table:style-name="ce22">
            <text:p>114</text:p>
          </table:table-cell>
          <table:table-cell office:value-type="float" office:value="96.800033834777295" table:style-name="ce22">
            <text:p>97</text:p>
          </table:table-cell>
          <table:table-cell office:value-type="float" office:value="93.038452641353302" table:style-name="ce22">
            <text:p>93</text:p>
          </table:table-cell>
          <table:table-cell office:value-type="float" office:value="174.15836603080388" table:style-name="ce22">
            <text:p>174</text:p>
          </table:table-cell>
          <table:table-cell office:value-type="float" office:value="184.43612572835201" table:style-name="ce22">
            <text:p>184</text:p>
          </table:table-cell>
          <table:table-cell office:value-type="float" office:value="152.19127135519588" table:style-name="ce22">
            <text:p>152</text:p>
          </table:table-cell>
          <table:table-cell office:value-type="float" office:value="116.04233635127436" table:style-name="ce22">
            <text:p>116</text:p>
          </table:table-cell>
          <table:table-cell office:value-type="float" office:value="110.83623108194001" table:style-name="ce22">
            <text:p>111</text:p>
          </table:table-cell>
          <table:table-cell office:value-type="float" office:value="115.88613658333426" table:style-name="ce22">
            <text:p>116</text:p>
          </table:table-cell>
          <table:table-cell office:value-type="float" office:value="129.83303438118037" table:style-name="ce22">
            <text:p>130</text:p>
          </table:table-cell>
          <table:table-cell office:value-type="float" office:value="149.90337229787011" table:style-name="ce22">
            <text:p>150</text:p>
          </table:table-cell>
          <table:table-cell office:value-type="float" office:value="147.5218978047121" table:style-name="ce22">
            <text:p>148</text:p>
          </table:table-cell>
          <table:table-cell office:value-type="float" office:value="137.12756987909896" table:style-name="ce22">
            <text:p>137</text:p>
          </table:table-cell>
          <table:table-cell table:style-name="ce47"/>
          <table:table-cell table:style-name="ce24"/>
          <table:table-cell table:number-columns-repeated="16330"/>
        </table:table-row>
        <table:table-row table:style-name="ro3">
          <table:table-cell table:style-name="ce40"/>
          <table:table-cell office:value-type="string" table:style-name="ce62">
            <text:p>Feed oats</text:p>
          </table:table-cell>
          <table:table-cell table:number-columns-repeated="2" table:style-name="ce40"/>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string" table:style-name="ce49">
            <text:p>. .</text:p>
          </table:table-cell>
          <table:table-cell office:value-type="float" office:value="105" table:style-name="ce27">
            <text:p>105</text:p>
          </table:table-cell>
          <table:table-cell office:value-type="float" office:value="110" table:style-name="ce27">
            <text:p>110</text:p>
          </table:table-cell>
          <table:table-cell office:value-type="float" office:value="116" table:style-name="ce27">
            <text:p>116</text:p>
          </table:table-cell>
          <table:table-cell office:value-type="float" office:value="124" table:style-name="ce27">
            <text:p>124</text:p>
          </table:table-cell>
          <table:table-cell office:value-type="float" office:value="101.14965988389125" table:style-name="ce27">
            <text:p>101</text:p>
          </table:table-cell>
          <table:table-cell office:value-type="float" office:value="98.785412665846835" table:style-name="ce27">
            <text:p>99</text:p>
          </table:table-cell>
          <table:table-cell office:value-type="float" office:value="104" table:style-name="ce27">
            <text:p>104</text:p>
          </table:table-cell>
          <table:table-cell office:value-type="float" office:value="76" table:style-name="ce27">
            <text:p>76</text:p>
          </table:table-cell>
          <table:table-cell office:value-type="float" office:value="62" table:style-name="ce27">
            <text:p>62</text:p>
          </table:table-cell>
          <table:table-cell office:value-type="float" office:value="71" table:style-name="ce27">
            <text:p>71</text:p>
          </table:table-cell>
          <table:table-cell office:value-type="float" office:value="65.053556612477266" table:style-name="ce27">
            <text:p>65</text:p>
          </table:table-cell>
          <table:table-cell office:value-type="float" office:value="61.788220808630342" table:style-name="ce27">
            <text:p>62</text:p>
          </table:table-cell>
          <table:table-cell office:value-type="float" office:value="55.731282995861086" table:style-name="ce27">
            <text:p>56</text:p>
          </table:table-cell>
          <table:table-cell office:value-type="float" office:value="57.589603711318553" table:style-name="ce27">
            <text:p>58</text:p>
          </table:table-cell>
          <table:table-cell office:value-type="float" office:value="63.374177442258691" table:style-name="ce27">
            <text:p>63</text:p>
          </table:table-cell>
          <table:table-cell office:value-type="float" office:value="65.801346840453434" table:style-name="ce27">
            <text:p>66</text:p>
          </table:table-cell>
          <table:table-cell office:value-type="float" office:value="77.047668761391577" table:style-name="ce27">
            <text:p>77</text:p>
          </table:table-cell>
          <table:table-cell office:value-type="float" office:value="92.463535016724009" table:style-name="ce27">
            <text:p>92</text:p>
          </table:table-cell>
          <table:table-cell office:value-type="float" office:value="114.90407993290431" table:style-name="ce27">
            <text:p>115</text:p>
          </table:table-cell>
          <table:table-cell office:value-type="float" office:value="96.894368988426706" table:style-name="ce27">
            <text:p>97</text:p>
          </table:table-cell>
          <table:table-cell office:value-type="float" office:value="93.131832681537148" table:style-name="ce27">
            <text:p>93</text:p>
          </table:table-cell>
          <table:table-cell office:value-type="float" office:value="181.69127706001814" table:style-name="ce27">
            <text:p>182</text:p>
          </table:table-cell>
          <table:table-cell office:value-type="float" office:value="190.47289094639012" table:style-name="ce27">
            <text:p>190</text:p>
          </table:table-cell>
          <table:table-cell office:value-type="float" office:value="153.23185862214564" table:style-name="ce27">
            <text:p>153</text:p>
          </table:table-cell>
          <table:table-cell office:value-type="float" office:value="106.23782658324049" table:style-name="ce27">
            <text:p>106</text:p>
          </table:table-cell>
          <table:table-cell office:value-type="float" office:value="98.820579688428182" table:style-name="ce27">
            <text:p>99</text:p>
          </table:table-cell>
          <table:table-cell office:value-type="float" office:value="101.04534835322352" table:style-name="ce27">
            <text:p>101</text:p>
          </table:table-cell>
          <table:table-cell office:value-type="float" office:value="112.6808813689929" table:style-name="ce27">
            <text:p>113</text:p>
          </table:table-cell>
          <table:table-cell office:value-type="float" office:value="128.11572672390949" table:style-name="ce27">
            <text:p>128</text:p>
          </table:table-cell>
          <table:table-cell office:value-type="float" office:value="112.87110916287276" table:style-name="ce27">
            <text:p>113</text:p>
          </table:table-cell>
          <table:table-cell office:value-type="float" office:value="105.39588775043951" table:style-name="ce27">
            <text:p>105</text:p>
          </table:table-cell>
          <table:table-cell table:style-name="ce47"/>
          <table:table-cell table:style-name="ce24"/>
          <table:table-cell table:number-columns-repeated="16330"/>
        </table:table-row>
        <table:table-row table:style-name="ro3">
          <table:table-cell office:value-type="string" table:style-name="ce34">
            <text:p>Supply and use</text:p>
          </table:table-cell>
          <table:table-cell table:number-columns-repeated="3" table:style-name="ce2"/>
          <table:table-cell table:number-columns-repeated="38" table:style-name="ce46"/>
          <table:table-cell table:number-columns-repeated="10" table:style-name="ce25"/>
          <table:table-cell table:style-name="ce47"/>
          <table:table-cell table:style-name="ce24"/>
          <table:table-cell table:number-columns-repeated="16330"/>
        </table:table-row>
        <table:table-row table:style-name="ro3">
          <table:table-cell table:style-name="ce2"/>
          <table:table-cell office:value-type="string" table:style-name="ce24">
            <text:p>Production</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517" table:style-name="ce22">
            <text:p>517</text:p>
          </table:table-cell>
          <table:table-cell office:value-type="float" office:value="614" table:style-name="ce22">
            <text:p>614</text:p>
          </table:table-cell>
          <table:table-cell office:value-type="float" office:value="503" table:style-name="ce22">
            <text:p>503</text:p>
          </table:table-cell>
          <table:table-cell office:value-type="float" office:value="454" table:style-name="ce22">
            <text:p>454</text:p>
          </table:table-cell>
          <table:table-cell office:value-type="float" office:value="548" table:style-name="ce22">
            <text:p>548</text:p>
          </table:table-cell>
          <table:table-cell office:value-type="float" office:value="529" table:style-name="ce22">
            <text:p>529</text:p>
          </table:table-cell>
          <table:table-cell office:value-type="float" office:value="530" table:style-name="ce22">
            <text:p>530</text:p>
          </table:table-cell>
          <table:table-cell office:value-type="float" office:value="523" table:style-name="ce22">
            <text:p>523</text:p>
          </table:table-cell>
          <table:table-cell office:value-type="float" office:value="502" table:style-name="ce22">
            <text:p>502</text:p>
          </table:table-cell>
          <table:table-cell office:value-type="float" office:value="479" table:style-name="ce22">
            <text:p>479</text:p>
          </table:table-cell>
          <table:table-cell office:value-type="float" office:value="597.78114932782557" table:style-name="ce22">
            <text:p>598</text:p>
          </table:table-cell>
          <table:table-cell office:value-type="float" office:value="616.95541868223518" table:style-name="ce22">
            <text:p>617</text:p>
          </table:table-cell>
          <table:table-cell office:value-type="float" office:value="590" table:style-name="ce22">
            <text:p>590</text:p>
          </table:table-cell>
          <table:table-cell office:value-type="float" office:value="577" table:style-name="ce22">
            <text:p>577</text:p>
          </table:table-cell>
          <table:table-cell office:value-type="float" office:value="586" table:style-name="ce22">
            <text:p>586</text:p>
          </table:table-cell>
          <table:table-cell office:value-type="float" office:value="541" table:style-name="ce22">
            <text:p>541</text:p>
          </table:table-cell>
          <table:table-cell office:value-type="float" office:value="640" table:style-name="ce22">
            <text:p>640</text:p>
          </table:table-cell>
          <table:table-cell office:value-type="float" office:value="621" table:style-name="ce22">
            <text:p>621</text:p>
          </table:table-cell>
          <table:table-cell office:value-type="float" office:value="753" table:style-name="ce22">
            <text:p>753</text:p>
          </table:table-cell>
          <table:table-cell office:value-type="float" office:value="749" table:style-name="ce22">
            <text:p>749</text:p>
          </table:table-cell>
          <table:table-cell office:value-type="float" office:value="627" table:style-name="ce22">
            <text:p>627</text:p>
          </table:table-cell>
          <table:table-cell office:value-type="float" office:value="528" table:style-name="ce22">
            <text:p>528</text:p>
          </table:table-cell>
          <table:table-cell office:value-type="float" office:value="728" table:style-name="ce22">
            <text:p>728</text:p>
          </table:table-cell>
          <table:table-cell office:value-type="float" office:value="712" table:style-name="ce22">
            <text:p>712</text:p>
          </table:table-cell>
          <table:table-cell office:value-type="float" office:value="784" table:style-name="ce22">
            <text:p>784</text:p>
          </table:table-cell>
          <table:table-cell office:value-type="float" office:value="744" table:style-name="ce22">
            <text:p>744</text:p>
          </table:table-cell>
          <table:table-cell office:value-type="float" office:value="685" table:style-name="ce22">
            <text:p>685</text:p>
          </table:table-cell>
          <table:table-cell office:value-type="float" office:value="613" table:style-name="ce22">
            <text:p>613</text:p>
          </table:table-cell>
          <table:table-cell office:value-type="float" office:value="627" table:style-name="ce22">
            <text:p>627</text:p>
          </table:table-cell>
          <table:table-cell office:value-type="float" office:value="963.56" table:style-name="ce22">
            <text:p>964</text:p>
          </table:table-cell>
          <table:table-cell office:value-type="float" office:value="820" table:style-name="ce22">
            <text:p>820</text:p>
          </table:table-cell>
          <table:table-cell office:value-type="float" office:value="799" table:style-name="ce22">
            <text:p>799</text:p>
          </table:table-cell>
          <table:table-cell office:value-type="float" office:value="816" table:style-name="ce22">
            <text:p>816</text:p>
          </table:table-cell>
          <table:table-cell office:value-type="float" office:value="875" table:style-name="ce22">
            <text:p>875</text:p>
          </table:table-cell>
          <table:table-cell office:value-type="float" office:value="850.3" table:style-name="ce22">
            <text:p>850</text:p>
          </table:table-cell>
          <table:table-cell office:value-type="float" office:value="1076" table:style-name="ce22">
            <text:p>1,076</text:p>
          </table:table-cell>
          <table:table-cell office:value-type="float" office:value="1031" table:style-name="ce22">
            <text:p>1,031</text:p>
          </table:table-cell>
          <table:table-cell table:style-name="ce47"/>
          <table:table-cell table:style-name="ce24"/>
          <table:table-cell table:number-columns-repeated="16330"/>
        </table:table-row>
        <table:table-row table:style-name="ro3">
          <table:table-cell table:style-name="ce2"/>
          <table:table-cell office:value-type="string" table:style-name="ce24">
            <text:p>Imports from:<text:s/></text:p>
          </table:table-cell>
          <table:table-cell table:style-name="ce2"/>
          <table:table-cell office:value-type="string" table:style-name="ce24">
            <text:p>The EU</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40" table:style-name="ce22">
            <text:p>40</text:p>
          </table:table-cell>
          <table:table-cell office:value-type="float" office:value="9" table:style-name="ce22">
            <text:p>9</text:p>
          </table:table-cell>
          <table:table-cell office:value-type="float" office:value="17" table:style-name="ce22">
            <text:p>17</text:p>
          </table:table-cell>
          <table:table-cell office:value-type="float" office:value="7" table:style-name="ce22">
            <text:p>7</text:p>
          </table:table-cell>
          <table:table-cell office:value-type="float" office:value="8" table:style-name="ce22">
            <text:p>8</text:p>
          </table:table-cell>
          <table:table-cell office:value-type="float" office:value="6" table:style-name="ce22">
            <text:p>6</text:p>
          </table:table-cell>
          <table:table-cell office:value-type="float" office:value="11" table:style-name="ce22">
            <text:p>11</text:p>
          </table:table-cell>
          <table:table-cell office:value-type="float" office:value="7" table:style-name="ce22">
            <text:p>7</text:p>
          </table:table-cell>
          <table:table-cell office:value-type="float" office:value="4" table:style-name="ce22">
            <text:p>4</text:p>
          </table:table-cell>
          <table:table-cell office:value-type="float" office:value="1" table:style-name="ce22">
            <text:p>1</text:p>
          </table:table-cell>
          <table:table-cell office:value-type="float" office:value="3" table:style-name="ce22">
            <text:p>3</text:p>
          </table:table-cell>
          <table:table-cell office:value-type="float" office:value="2" table:style-name="ce22">
            <text:p>2</text:p>
          </table:table-cell>
          <table:table-cell office:value-type="float" office:value="2" table:style-name="ce22">
            <text:p>2</text:p>
          </table:table-cell>
          <table:table-cell office:value-type="float" office:value="16" table:style-name="ce22">
            <text:p>16</text:p>
          </table:table-cell>
          <table:table-cell office:value-type="float" office:value="11" table:style-name="ce22">
            <text:p>11</text:p>
          </table:table-cell>
          <table:table-cell office:value-type="float" office:value="11" table:style-name="ce22">
            <text:p>11</text:p>
          </table:table-cell>
          <table:table-cell office:value-type="float" office:value="7" table:style-name="ce22">
            <text:p>7</text:p>
          </table:table-cell>
          <table:table-cell office:value-type="float" office:value="10" table:style-name="ce22">
            <text:p>10</text:p>
          </table:table-cell>
          <table:table-cell office:value-type="float" office:value="18" table:style-name="ce22">
            <text:p>18</text:p>
          </table:table-cell>
          <table:table-cell office:value-type="float" office:value="11" table:style-name="ce22">
            <text:p>11</text:p>
          </table:table-cell>
          <table:table-cell office:value-type="float" office:value="17" table:style-name="ce22">
            <text:p>17</text:p>
          </table:table-cell>
          <table:table-cell office:value-type="float" office:value="32" table:style-name="ce22">
            <text:p>32</text:p>
          </table:table-cell>
          <table:table-cell office:value-type="float" office:value="49" table:style-name="ce22">
            <text:p>49</text:p>
          </table:table-cell>
          <table:table-cell office:value-type="float" office:value="53" table:style-name="ce22">
            <text:p>53</text:p>
          </table:table-cell>
          <table:table-cell office:value-type="float" office:value="46" table:style-name="ce22">
            <text:p>46</text:p>
          </table:table-cell>
          <table:table-cell office:value-type="float" office:value="19" table:style-name="ce22">
            <text:p>19</text:p>
          </table:table-cell>
          <table:table-cell office:value-type="float" office:value="19" table:style-name="ce22">
            <text:p>19</text:p>
          </table:table-cell>
          <table:table-cell office:value-type="float" office:value="34" table:style-name="ce22">
            <text:p>34</text:p>
          </table:table-cell>
          <table:table-cell office:value-type="float" office:value="64" table:style-name="ce22">
            <text:p>64</text:p>
          </table:table-cell>
          <table:table-cell office:value-type="float" office:value="66" table:style-name="ce22">
            <text:p>66</text:p>
          </table:table-cell>
          <table:table-cell office:value-type="float" office:value="34" table:style-name="ce22">
            <text:p>34</text:p>
          </table:table-cell>
          <table:table-cell office:value-type="float" office:value="48" table:style-name="ce22">
            <text:p>48</text:p>
          </table:table-cell>
          <table:table-cell office:value-type="float" office:value="30" table:style-name="ce22">
            <text:p>30</text:p>
          </table:table-cell>
          <table:table-cell office:value-type="float" office:value="52" table:style-name="ce22">
            <text:p>52</text:p>
          </table:table-cell>
          <table:table-cell office:value-type="float" office:value="36" table:style-name="ce22">
            <text:p>36</text:p>
          </table:table-cell>
          <table:table-cell office:value-type="float" office:value="23" table:style-name="ce22">
            <text:p>23</text:p>
          </table:table-cell>
          <table:table-cell office:value-type="float" office:value="24" table:style-name="ce22">
            <text:p>24</text:p>
          </table:table-cell>
          <table:table-cell table:style-name="ce47"/>
          <table:table-cell table:style-name="ce24"/>
          <table:table-cell table:number-columns-repeated="16330"/>
        </table:table-row>
        <table:table-row table:style-name="ro3">
          <table:table-cell table:style-name="ce2"/>
          <table:table-cell table:style-name="ce50"/>
          <table:table-cell table:style-name="ce2"/>
          <table:table-cell office:value-type="string" table:style-name="ce24">
            <text:p>The rest of the world</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float" office:value="1" table:style-name="ce22">
            <text:p>1</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float" office:value="3" table:style-name="ce22">
            <text:p>3</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float" office:value="2" table:style-name="ce22">
            <text:p>2</text:p>
          </table:table-cell>
          <table:table-cell office:value-type="string" table:style-name="ce22">
            <text:p>-</text:p>
          </table:table-cell>
          <table:table-cell office:value-type="string" table:style-name="ce22">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float" office:value="1" table:style-name="ce22">
            <text:p>1</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float" office:value="0" table:style-name="ce66">
            <text:p>0</text:p>
          </table:table-cell>
          <table:table-cell office:value-type="float" office:value="0" table:style-name="ce66">
            <text:p>0</text:p>
          </table:table-cell>
          <table:table-cell office:value-type="float" office:value="0" table:style-name="ce66">
            <text:p>0</text:p>
          </table:table-cell>
          <table:table-cell office:value-type="float" office:value="0" table:style-name="ce66">
            <text:p>0</text:p>
          </table:table-cell>
          <table:table-cell office:value-type="float" office:value="0" table:style-name="ce66">
            <text:p>0</text:p>
          </table:table-cell>
          <table:table-cell office:value-type="float" office:value="0" table:style-name="ce66">
            <text:p>0</text:p>
          </table:table-cell>
          <table:table-cell office:value-type="float" office:value="0" table:style-name="ce66">
            <text:p>0</text:p>
          </table:table-cell>
          <table:table-cell office:value-type="float" office:value="0" table:style-name="ce66">
            <text:p>0</text:p>
          </table:table-cell>
          <table:table-cell office:value-type="float" office:value="0" table:style-name="ce66">
            <text:p>0</text:p>
          </table:table-cell>
          <table:table-cell office:value-type="float" office:value="0" table:style-name="ce66">
            <text:p>0</text:p>
          </table:table-cell>
          <table:table-cell table:style-name="ce47"/>
          <table:table-cell table:style-name="ce24"/>
          <table:table-cell table:number-columns-repeated="16330"/>
        </table:table-row>
        <table:table-row table:style-name="ro3">
          <table:table-cell table:style-name="ce2"/>
          <table:table-cell office:value-type="string" table:style-name="ce24">
            <text:p>Exports to:<text:s text:c="3"/></text:p>
          </table:table-cell>
          <table:table-cell table:style-name="ce24"/>
          <table:table-cell office:value-type="string" table:style-name="ce24">
            <text:p>The EU</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22">
            <text:p>-</text:p>
          </table:table-cell>
          <table:table-cell office:value-type="string" table:style-name="ce22">
            <text:p>-</text:p>
          </table:table-cell>
          <table:table-cell office:value-type="float" office:value="1" table:style-name="ce22">
            <text:p>1</text:p>
          </table:table-cell>
          <table:table-cell office:value-type="float" office:value="9" table:style-name="ce22">
            <text:p>9</text:p>
          </table:table-cell>
          <table:table-cell office:value-type="float" office:value="5" table:style-name="ce22">
            <text:p>5</text:p>
          </table:table-cell>
          <table:table-cell office:value-type="float" office:value="14" table:style-name="ce22">
            <text:p>14</text:p>
          </table:table-cell>
          <table:table-cell office:value-type="float" office:value="8" table:style-name="ce22">
            <text:p>8</text:p>
          </table:table-cell>
          <table:table-cell office:value-type="float" office:value="17" table:style-name="ce22">
            <text:p>17</text:p>
          </table:table-cell>
          <table:table-cell office:value-type="float" office:value="79" table:style-name="ce22">
            <text:p>79</text:p>
          </table:table-cell>
          <table:table-cell office:value-type="float" office:value="41" table:style-name="ce22">
            <text:p>41</text:p>
          </table:table-cell>
          <table:table-cell office:value-type="float" office:value="18" table:style-name="ce22">
            <text:p>18</text:p>
          </table:table-cell>
          <table:table-cell office:value-type="float" office:value="216" table:style-name="ce22">
            <text:p>216</text:p>
          </table:table-cell>
          <table:table-cell office:value-type="float" office:value="132" table:style-name="ce22">
            <text:p>132</text:p>
          </table:table-cell>
          <table:table-cell office:value-type="float" office:value="78" table:style-name="ce22">
            <text:p>78</text:p>
          </table:table-cell>
          <table:table-cell office:value-type="float" office:value="54" table:style-name="ce22">
            <text:p>54</text:p>
          </table:table-cell>
          <table:table-cell office:value-type="float" office:value="34" table:style-name="ce22">
            <text:p>34</text:p>
          </table:table-cell>
          <table:table-cell office:value-type="float" office:value="107" table:style-name="ce22">
            <text:p>107</text:p>
          </table:table-cell>
          <table:table-cell office:value-type="float" office:value="108" table:style-name="ce22">
            <text:p>108</text:p>
          </table:table-cell>
          <table:table-cell office:value-type="float" office:value="144" table:style-name="ce22">
            <text:p>144</text:p>
          </table:table-cell>
          <table:table-cell office:value-type="float" office:value="157" table:style-name="ce22">
            <text:p>157</text:p>
          </table:table-cell>
          <table:table-cell office:value-type="float" office:value="80" table:style-name="ce22">
            <text:p>80</text:p>
          </table:table-cell>
          <table:table-cell office:value-type="float" office:value="27" table:style-name="ce22">
            <text:p>27</text:p>
          </table:table-cell>
          <table:table-cell office:value-type="float" office:value="30" table:style-name="ce22">
            <text:p>30</text:p>
          </table:table-cell>
          <table:table-cell office:value-type="float" office:value="32" table:style-name="ce22">
            <text:p>32</text:p>
          </table:table-cell>
          <table:table-cell office:value-type="float" office:value="119" table:style-name="ce22">
            <text:p>119</text:p>
          </table:table-cell>
          <table:table-cell office:value-type="float" office:value="32" table:style-name="ce22">
            <text:p>32</text:p>
          </table:table-cell>
          <table:table-cell office:value-type="float" office:value="73" table:style-name="ce22">
            <text:p>73</text:p>
          </table:table-cell>
          <table:table-cell office:value-type="float" office:value="23" table:style-name="ce22">
            <text:p>23</text:p>
          </table:table-cell>
          <table:table-cell office:value-type="float" office:value="11" table:style-name="ce22">
            <text:p>11</text:p>
          </table:table-cell>
          <table:table-cell office:value-type="float" office:value="17" table:style-name="ce22">
            <text:p>17</text:p>
          </table:table-cell>
          <table:table-cell office:value-type="float" office:value="66" table:style-name="ce22">
            <text:p>66</text:p>
          </table:table-cell>
          <table:table-cell office:value-type="float" office:value="77" table:style-name="ce22">
            <text:p>77</text:p>
          </table:table-cell>
          <table:table-cell office:value-type="float" office:value="32" table:style-name="ce22">
            <text:p>32</text:p>
          </table:table-cell>
          <table:table-cell office:value-type="float" office:value="25" table:style-name="ce22">
            <text:p>25</text:p>
          </table:table-cell>
          <table:table-cell office:value-type="float" office:value="31" table:style-name="ce22">
            <text:p>31</text:p>
          </table:table-cell>
          <table:table-cell office:value-type="float" office:value="93" table:style-name="ce22">
            <text:p>93</text:p>
          </table:table-cell>
          <table:table-cell office:value-type="float" office:value="62" table:style-name="ce22">
            <text:p>62</text:p>
          </table:table-cell>
          <table:table-cell table:style-name="ce47"/>
          <table:table-cell table:style-name="ce24"/>
          <table:table-cell table:number-columns-repeated="16330"/>
        </table:table-row>
        <table:table-row table:style-name="ro3">
          <table:table-cell table:style-name="ce2"/>
          <table:table-cell table:style-name="ce50"/>
          <table:table-cell table:style-name="ce2"/>
          <table:table-cell office:value-type="string" table:style-name="ce24">
            <text:p>The rest of the world</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float" office:value="1" table:style-name="ce22">
            <text:p>1</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22">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float" office:value="8" table:style-name="ce22">
            <text:p>8</text:p>
          </table:table-cell>
          <table:table-cell office:value-type="float" office:value="6" table:style-name="ce22">
            <text:p>6</text:p>
          </table:table-cell>
          <table:table-cell office:value-type="string" table:style-name="ce66">
            <text:p>-</text:p>
          </table:table-cell>
          <table:table-cell office:value-type="float" office:value="1" table:style-name="ce22">
            <text:p>1</text:p>
          </table:table-cell>
          <table:table-cell office:value-type="string" table:style-name="ce66">
            <text:p>-</text:p>
          </table:table-cell>
          <table:table-cell office:value-type="float" office:value="0" table:style-name="ce66">
            <text:p>0</text:p>
          </table:table-cell>
          <table:table-cell office:value-type="float" office:value="0" table:style-name="ce66">
            <text:p>0</text:p>
          </table:table-cell>
          <table:table-cell office:value-type="float" office:value="0" table:style-name="ce66">
            <text:p>0</text:p>
          </table:table-cell>
          <table:table-cell office:value-type="float" office:value="1" table:style-name="ce66">
            <text:p>1</text:p>
          </table:table-cell>
          <table:table-cell office:value-type="float" office:value="4" table:style-name="ce66">
            <text:p>4</text:p>
          </table:table-cell>
          <table:table-cell office:value-type="float" office:value="4" table:style-name="ce66">
            <text:p>4</text:p>
          </table:table-cell>
          <table:table-cell office:value-type="float" office:value="1" table:style-name="ce66">
            <text:p>1</text:p>
          </table:table-cell>
          <table:table-cell office:value-type="float" office:value="1" table:style-name="ce66">
            <text:p>1</text:p>
          </table:table-cell>
          <table:table-cell office:value-type="float" office:value="2" table:style-name="ce66">
            <text:p>2</text:p>
          </table:table-cell>
          <table:table-cell office:value-type="float" office:value="4" table:style-name="ce66">
            <text:p>4</text:p>
          </table:table-cell>
          <table:table-cell table:style-name="ce47"/>
          <table:table-cell table:style-name="ce24"/>
          <table:table-cell table:number-columns-repeated="16330" table:style-name="ce1"/>
        </table:table-row>
        <table:table-row table:style-name="ro3">
          <table:table-cell table:style-name="ce2"/>
          <table:table-cell office:value-type="string" table:style-name="ce24">
            <text:p>Total new supply</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557" table:style-name="ce22">
            <text:p>557</text:p>
          </table:table-cell>
          <table:table-cell office:value-type="float" office:value="623" table:style-name="ce22">
            <text:p>623</text:p>
          </table:table-cell>
          <table:table-cell office:value-type="float" office:value="519" table:style-name="ce22">
            <text:p>519</text:p>
          </table:table-cell>
          <table:table-cell office:value-type="float" office:value="453" table:style-name="ce22">
            <text:p>453</text:p>
          </table:table-cell>
          <table:table-cell office:value-type="float" office:value="551" table:style-name="ce22">
            <text:p>551</text:p>
          </table:table-cell>
          <table:table-cell office:value-type="float" office:value="521" table:style-name="ce22">
            <text:p>521</text:p>
          </table:table-cell>
          <table:table-cell office:value-type="float" office:value="532" table:style-name="ce22">
            <text:p>532</text:p>
          </table:table-cell>
          <table:table-cell office:value-type="float" office:value="513" table:style-name="ce22">
            <text:p>513</text:p>
          </table:table-cell>
          <table:table-cell office:value-type="float" office:value="427" table:style-name="ce22">
            <text:p>427</text:p>
          </table:table-cell>
          <table:table-cell office:value-type="float" office:value="442" table:style-name="ce22">
            <text:p>442</text:p>
          </table:table-cell>
          <table:table-cell office:value-type="float" office:value="582.78114932782557" table:style-name="ce22">
            <text:p>583</text:p>
          </table:table-cell>
          <table:table-cell office:value-type="float" office:value="402.95541868223518" table:style-name="ce22">
            <text:p>403</text:p>
          </table:table-cell>
          <table:table-cell office:value-type="float" office:value="460" table:style-name="ce22">
            <text:p>460</text:p>
          </table:table-cell>
          <table:table-cell office:value-type="float" office:value="515" table:style-name="ce22">
            <text:p>515</text:p>
          </table:table-cell>
          <table:table-cell office:value-type="float" office:value="543" table:style-name="ce22">
            <text:p>543</text:p>
          </table:table-cell>
          <table:table-cell office:value-type="float" office:value="519" table:style-name="ce22">
            <text:p>519</text:p>
          </table:table-cell>
          <table:table-cell office:value-type="float" office:value="540" table:style-name="ce22">
            <text:p>540</text:p>
          </table:table-cell>
          <table:table-cell office:value-type="float" office:value="523" table:style-name="ce22">
            <text:p>523</text:p>
          </table:table-cell>
          <table:table-cell office:value-type="float" office:value="627" table:style-name="ce22">
            <text:p>627</text:p>
          </table:table-cell>
          <table:table-cell office:value-type="float" office:value="603" table:style-name="ce22">
            <text:p>603</text:p>
          </table:table-cell>
          <table:table-cell office:value-type="float" office:value="564" table:style-name="ce22">
            <text:p>564</text:p>
          </table:table-cell>
          <table:table-cell office:value-type="float" office:value="533" table:style-name="ce22">
            <text:p>533</text:p>
          </table:table-cell>
          <table:table-cell office:value-type="float" office:value="747" table:style-name="ce22">
            <text:p>747</text:p>
          </table:table-cell>
          <table:table-cell office:value-type="float" office:value="734" table:style-name="ce22">
            <text:p>734</text:p>
          </table:table-cell>
          <table:table-cell office:value-type="float" office:value="711" table:style-name="ce22">
            <text:p>711</text:p>
          </table:table-cell>
          <table:table-cell office:value-type="float" office:value="731" table:style-name="ce22">
            <text:p>731</text:p>
          </table:table-cell>
          <table:table-cell office:value-type="float" office:value="631" table:style-name="ce22">
            <text:p>631</text:p>
          </table:table-cell>
          <table:table-cell office:value-type="float" office:value="624" table:style-name="ce22">
            <text:p>624</text:p>
          </table:table-cell>
          <table:table-cell office:value-type="float" office:value="680" table:style-name="ce22">
            <text:p>680</text:p>
          </table:table-cell>
          <table:table-cell office:value-type="float" office:value="1012.56" table:style-name="ce22">
            <text:p>1,013</text:p>
          </table:table-cell>
          <table:table-cell office:value-type="float" office:value="787" table:style-name="ce22">
            <text:p>787</text:p>
          </table:table-cell>
          <table:table-cell office:value-type="float" office:value="766" table:style-name="ce22">
            <text:p>766</text:p>
          </table:table-cell>
          <table:table-cell office:value-type="float" office:value="810" table:style-name="ce22">
            <text:p>810</text:p>
          </table:table-cell>
          <table:table-cell office:value-type="float" office:value="901" table:style-name="ce22">
            <text:p>901</text:p>
          </table:table-cell>
          <table:table-cell office:value-type="float" office:value="854.3" table:style-name="ce22">
            <text:p>854</text:p>
          </table:table-cell>
          <table:table-cell office:value-type="float" office:value="1004" table:style-name="ce22">
            <text:p>1,004</text:p>
          </table:table-cell>
          <table:table-cell office:value-type="float" office:value="989" table:style-name="ce22">
            <text:p>989</text:p>
          </table:table-cell>
          <table:table-cell table:style-name="ce47"/>
          <table:table-cell table:style-name="ce24"/>
          <table:table-cell table:number-columns-repeated="16330"/>
        </table:table-row>
        <table:table-row table:style-name="ro3">
          <table:table-cell table:style-name="ce2"/>
          <table:table-cell office:value-type="string" table:style-name="ce24">
            <text:p>Change in farm and other stocks</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52" table:style-name="ce22">
            <text:p>52</text:p>
          </table:table-cell>
          <table:table-cell office:value-type="float" office:value="35" table:style-name="ce22">
            <text:p>35</text:p>
          </table:table-cell>
          <table:table-cell office:value-type="float" office:value="-107" table:style-name="ce22">
            <text:p>-107</text:p>
          </table:table-cell>
          <table:table-cell office:value-type="float" office:value="-3" table:style-name="ce22">
            <text:p>-3</text:p>
          </table:table-cell>
          <table:table-cell office:value-type="float" office:value="114" table:style-name="ce22">
            <text:p>114</text:p>
          </table:table-cell>
          <table:table-cell office:value-type="float" office:value="-52" table:style-name="ce22">
            <text:p>-52</text:p>
          </table:table-cell>
          <table:table-cell office:value-type="float" office:value="7" table:style-name="ce22">
            <text:p>7</text:p>
          </table:table-cell>
          <table:table-cell office:value-type="float" office:value="-12" table:style-name="ce22">
            <text:p>-12</text:p>
          </table:table-cell>
          <table:table-cell office:value-type="float" office:value="-47" table:style-name="ce22">
            <text:p>-47</text:p>
          </table:table-cell>
          <table:table-cell office:value-type="float" office:value="4" table:style-name="ce22">
            <text:p>4</text:p>
          </table:table-cell>
          <table:table-cell office:value-type="float" office:value="94.864277527825607" table:style-name="ce22">
            <text:p>95</text:p>
          </table:table-cell>
          <table:table-cell office:value-type="float" office:value="-72.032471317764816" table:style-name="ce22">
            <text:p>-72</text:p>
          </table:table-cell>
          <table:table-cell office:value-type="float" office:value="-13" table:style-name="ce22">
            <text:p>-13</text:p>
          </table:table-cell>
          <table:table-cell office:value-type="float" office:value="9" table:style-name="ce22">
            <text:p>9</text:p>
          </table:table-cell>
          <table:table-cell office:value-type="float" office:value="4" table:style-name="ce22">
            <text:p>4</text:p>
          </table:table-cell>
          <table:table-cell office:value-type="string" table:style-name="ce22">
            <text:p>-</text:p>
          </table:table-cell>
          <table:table-cell office:value-type="float" office:value="28.258999999999958" table:style-name="ce22">
            <text:p>28</text:p>
          </table:table-cell>
          <table:table-cell office:value-type="string" table:style-name="ce22">
            <text:p>-</text:p>
          </table:table-cell>
          <table:table-cell office:value-type="float" office:value="75.45700000000005" table:style-name="ce22">
            <text:p>75</text:p>
          </table:table-cell>
          <table:table-cell office:value-type="float" office:value="-16.860000000000014" table:style-name="ce22">
            <text:p>-17</text:p>
          </table:table-cell>
          <table:table-cell office:value-type="float" office:value="-50.141000000000076" table:style-name="ce22">
            <text:p>-50</text:p>
          </table:table-cell>
          <table:table-cell office:value-type="float" office:value="-38.206999999999994" table:style-name="ce22">
            <text:p>-38</text:p>
          </table:table-cell>
          <table:table-cell office:value-type="float" office:value="114.76400000000001" table:style-name="ce22">
            <text:p>115</text:p>
          </table:table-cell>
          <table:table-cell office:value-type="float" office:value="40.233000000000061" table:style-name="ce22">
            <text:p>40</text:p>
          </table:table-cell>
          <table:table-cell office:value-type="float" office:value="22.343000000000075" table:style-name="ce22">
            <text:p>22</text:p>
          </table:table-cell>
          <table:table-cell office:value-type="float" office:value="55.459000000000003" table:style-name="ce22">
            <text:p>55</text:p>
          </table:table-cell>
          <table:table-cell office:value-type="float" office:value="-74.12599999999992" table:style-name="ce22">
            <text:p>-74</text:p>
          </table:table-cell>
          <table:table-cell office:value-type="float" office:value="-27.244919978884468" table:style-name="ce22">
            <text:p>-27</text:p>
          </table:table-cell>
          <table:table-cell office:value-type="float" office:value="-15.044999999999959" table:style-name="ce22">
            <text:p>-15</text:p>
          </table:table-cell>
          <table:table-cell office:value-type="float" office:value="196.70299999999992" table:style-name="ce22">
            <text:p>197</text:p>
          </table:table-cell>
          <table:table-cell office:value-type="float" office:value="-81.163999999999874" table:style-name="ce22">
            <text:p>-81</text:p>
          </table:table-cell>
          <table:table-cell office:value-type="float" office:value="-53.481719999999996" table:style-name="ce22">
            <text:p>-53</text:p>
          </table:table-cell>
          <table:table-cell office:value-type="float" office:value="15.699369999999874" table:style-name="ce22">
            <text:p>16</text:p>
          </table:table-cell>
          <table:table-cell office:value-type="float" office:value="69.832106000000067" table:style-name="ce22">
            <text:p>70</text:p>
          </table:table-cell>
          <table:table-cell office:value-type="float" office:value="-8.8933600000000297" table:style-name="ce22">
            <text:p>-9</text:p>
          </table:table-cell>
          <table:table-cell office:value-type="float" office:value="139.47999999999996" table:style-name="ce22">
            <text:p>139</text:p>
          </table:table-cell>
          <table:table-cell office:value-type="float" office:value="31.939855217999934" table:style-name="ce22">
            <text:p>32</text:p>
          </table:table-cell>
          <table:table-cell table:style-name="ce47"/>
          <table:table-cell table:style-name="ce24"/>
          <table:table-cell table:number-columns-repeated="16330" table:style-name="ce1"/>
        </table:table-row>
        <table:table-row table:style-name="ro3">
          <table:table-cell table:style-name="ce2"/>
          <table:table-cell office:value-type="string" table:style-name="ce61">
            <text:p>Total domestic uses</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505" table:style-name="ce22">
            <text:p>505</text:p>
          </table:table-cell>
          <table:table-cell office:value-type="float" office:value="588" table:style-name="ce22">
            <text:p>588</text:p>
          </table:table-cell>
          <table:table-cell office:value-type="float" office:value="626" table:style-name="ce22">
            <text:p>626</text:p>
          </table:table-cell>
          <table:table-cell office:value-type="float" office:value="456" table:style-name="ce22">
            <text:p>456</text:p>
          </table:table-cell>
          <table:table-cell office:value-type="float" office:value="437" table:style-name="ce22">
            <text:p>437</text:p>
          </table:table-cell>
          <table:table-cell office:value-type="float" office:value="573" table:style-name="ce22">
            <text:p>573</text:p>
          </table:table-cell>
          <table:table-cell office:value-type="float" office:value="525" table:style-name="ce22">
            <text:p>525</text:p>
          </table:table-cell>
          <table:table-cell office:value-type="float" office:value="525" table:style-name="ce22">
            <text:p>525</text:p>
          </table:table-cell>
          <table:table-cell office:value-type="float" office:value="474" table:style-name="ce22">
            <text:p>474</text:p>
          </table:table-cell>
          <table:table-cell office:value-type="float" office:value="438" table:style-name="ce22">
            <text:p>438</text:p>
          </table:table-cell>
          <table:table-cell office:value-type="float" office:value="487.91687179999997" table:style-name="ce22">
            <text:p>488</text:p>
          </table:table-cell>
          <table:table-cell office:value-type="float" office:value="474.98788999999999" table:style-name="ce22">
            <text:p>475</text:p>
          </table:table-cell>
          <table:table-cell office:value-type="float" office:value="473" table:style-name="ce22">
            <text:p>473</text:p>
          </table:table-cell>
          <table:table-cell office:value-type="float" office:value="506" table:style-name="ce22">
            <text:p>506</text:p>
          </table:table-cell>
          <table:table-cell office:value-type="float" office:value="538" table:style-name="ce22">
            <text:p>538</text:p>
          </table:table-cell>
          <table:table-cell office:value-type="float" office:value="519" table:style-name="ce22">
            <text:p>519</text:p>
          </table:table-cell>
          <table:table-cell office:value-type="float" office:value="511.74099999999999" table:style-name="ce22">
            <text:p>512</text:p>
          </table:table-cell>
          <table:table-cell office:value-type="float" office:value="523.41920000000005" table:style-name="ce22">
            <text:p>523</text:p>
          </table:table-cell>
          <table:table-cell office:value-type="float" office:value="551.54300000000001" table:style-name="ce22">
            <text:p>552</text:p>
          </table:table-cell>
          <table:table-cell office:value-type="float" office:value="619.86" table:style-name="ce22">
            <text:p>620</text:p>
          </table:table-cell>
          <table:table-cell office:value-type="float" office:value="614.14100000000008" table:style-name="ce22">
            <text:p>614</text:p>
          </table:table-cell>
          <table:table-cell office:value-type="float" office:value="571.20699999999999" table:style-name="ce22">
            <text:p>571</text:p>
          </table:table-cell>
          <table:table-cell office:value-type="float" office:value="632.23599999999999" table:style-name="ce22">
            <text:p>632</text:p>
          </table:table-cell>
          <table:table-cell office:value-type="float" office:value="693.76700000000005" table:style-name="ce22">
            <text:p>694</text:p>
          </table:table-cell>
          <table:table-cell office:value-type="float" office:value="688.65699999999993" table:style-name="ce22">
            <text:p>689</text:p>
          </table:table-cell>
          <table:table-cell office:value-type="float" office:value="675.54099999999994" table:style-name="ce22">
            <text:p>676</text:p>
          </table:table-cell>
          <table:table-cell office:value-type="float" office:value="705.12599999999998" table:style-name="ce22">
            <text:p>705</text:p>
          </table:table-cell>
          <table:table-cell office:value-type="float" office:value="651.05191997888448" table:style-name="ce22">
            <text:p>651</text:p>
          </table:table-cell>
          <table:table-cell office:value-type="float" office:value="695.04499999999996" table:style-name="ce22">
            <text:p>695</text:p>
          </table:table-cell>
          <table:table-cell office:value-type="float" office:value="816.29700000000003" table:style-name="ce22">
            <text:p>816</text:p>
          </table:table-cell>
          <table:table-cell office:value-type="float" office:value="868.16399999999999" table:style-name="ce22">
            <text:p>868</text:p>
          </table:table-cell>
          <table:table-cell office:value-type="float" office:value="819.48172" table:style-name="ce22">
            <text:p>819</text:p>
          </table:table-cell>
          <table:table-cell office:value-type="float" office:value="794.30062999999996" table:style-name="ce22">
            <text:p>794</text:p>
          </table:table-cell>
          <table:table-cell office:value-type="float" office:value="831.16789399999993" table:style-name="ce22">
            <text:p>831</text:p>
          </table:table-cell>
          <table:table-cell office:value-type="float" office:value="862.89336000000003" table:style-name="ce22">
            <text:p>863</text:p>
          </table:table-cell>
          <table:table-cell office:value-type="float" office:value="864.52" table:style-name="ce22">
            <text:p>865</text:p>
          </table:table-cell>
          <table:table-cell office:value-type="float" office:value="957.06014478199995" table:style-name="ce22">
            <text:p>957</text:p>
          </table:table-cell>
          <table:table-cell table:style-name="ce47"/>
          <table:table-cell table:style-name="ce24"/>
          <table:table-cell table:number-columns-repeated="16330"/>
        </table:table-row>
        <table:table-row table:style-name="ro3">
          <table:table-cell table:number-columns-repeated="2" table:style-name="ce2"/>
          <table:table-cell office:value-type="string" table:style-name="ce24">
            <text:p>of which:</text:p>
          </table:table-cell>
          <table:table-cell office:value-type="string" table:style-name="ce24">
            <text:p>Milling</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43" table:style-name="ce22">
            <text:p>143</text:p>
          </table:table-cell>
          <table:table-cell office:value-type="float" office:value="156" table:style-name="ce22">
            <text:p>156</text:p>
          </table:table-cell>
          <table:table-cell office:value-type="float" office:value="158" table:style-name="ce22">
            <text:p>158</text:p>
          </table:table-cell>
          <table:table-cell office:value-type="float" office:value="162" table:style-name="ce22">
            <text:p>162</text:p>
          </table:table-cell>
          <table:table-cell office:value-type="float" office:value="185" table:style-name="ce22">
            <text:p>185</text:p>
          </table:table-cell>
          <table:table-cell office:value-type="float" office:value="225" table:style-name="ce22">
            <text:p>225</text:p>
          </table:table-cell>
          <table:table-cell office:value-type="float" office:value="235" table:style-name="ce22">
            <text:p>235</text:p>
          </table:table-cell>
          <table:table-cell office:value-type="float" office:value="218" table:style-name="ce22">
            <text:p>218</text:p>
          </table:table-cell>
          <table:table-cell office:value-type="float" office:value="225" table:style-name="ce22">
            <text:p>225</text:p>
          </table:table-cell>
          <table:table-cell office:value-type="float" office:value="207" table:style-name="ce22">
            <text:p>207</text:p>
          </table:table-cell>
          <table:table-cell office:value-type="float" office:value="209" table:style-name="ce22">
            <text:p>209</text:p>
          </table:table-cell>
          <table:table-cell office:value-type="float" office:value="217" table:style-name="ce22">
            <text:p>217</text:p>
          </table:table-cell>
          <table:table-cell office:value-type="float" office:value="250" table:style-name="ce22">
            <text:p>250</text:p>
          </table:table-cell>
          <table:table-cell office:value-type="float" office:value="259" table:style-name="ce22">
            <text:p>259</text:p>
          </table:table-cell>
          <table:table-cell office:value-type="float" office:value="272" table:style-name="ce22">
            <text:p>272</text:p>
          </table:table-cell>
          <table:table-cell office:value-type="float" office:value="266" table:style-name="ce22">
            <text:p>266</text:p>
          </table:table-cell>
          <table:table-cell office:value-type="float" office:value="260.93200000000002" table:style-name="ce22">
            <text:p>261</text:p>
          </table:table-cell>
          <table:table-cell office:value-type="float" office:value="286.80200000000002" table:style-name="ce22">
            <text:p>287</text:p>
          </table:table-cell>
          <table:table-cell office:value-type="float" office:value="311.64999999999998" table:style-name="ce22">
            <text:p>312</text:p>
          </table:table-cell>
          <table:table-cell office:value-type="float" office:value="322.09899999999999" table:style-name="ce22">
            <text:p>322</text:p>
          </table:table-cell>
          <table:table-cell office:value-type="float" office:value="320.97399999999999" table:style-name="ce22">
            <text:p>321</text:p>
          </table:table-cell>
          <table:table-cell office:value-type="float" office:value="342.81400000000002" table:style-name="ce22">
            <text:p>343</text:p>
          </table:table-cell>
          <table:table-cell office:value-type="float" office:value="382.79300000000001" table:style-name="ce22">
            <text:p>383</text:p>
          </table:table-cell>
          <table:table-cell office:value-type="float" office:value="418.488" table:style-name="ce22">
            <text:p>418</text:p>
          </table:table-cell>
          <table:table-cell office:value-type="float" office:value="420.42" table:style-name="ce22">
            <text:p>420</text:p>
          </table:table-cell>
          <table:table-cell office:value-type="float" office:value="419.43599999999998" table:style-name="ce22">
            <text:p>419</text:p>
          </table:table-cell>
          <table:table-cell office:value-type="float" office:value="445.22699999999998" table:style-name="ce22">
            <text:p>445</text:p>
          </table:table-cell>
          <table:table-cell office:value-type="float" office:value="472.041" table:style-name="ce22">
            <text:p>472</text:p>
          </table:table-cell>
          <table:table-cell office:value-type="float" office:value="473.56799999999998" table:style-name="ce22">
            <text:p>474</text:p>
          </table:table-cell>
          <table:table-cell office:value-type="float" office:value="507.11900000000003" table:style-name="ce22">
            <text:p>507</text:p>
          </table:table-cell>
          <table:table-cell office:value-type="float" office:value="499.327" table:style-name="ce22">
            <text:p>499</text:p>
          </table:table-cell>
          <table:table-cell office:value-type="float" office:value="513.20971999999995" table:style-name="ce22">
            <text:p>513</text:p>
          </table:table-cell>
          <table:table-cell office:value-type="float" office:value="519.26863000000003" table:style-name="ce22">
            <text:p>519</text:p>
          </table:table-cell>
          <table:table-cell office:value-type="float" office:value="539.24289399999998" table:style-name="ce22">
            <text:p>539</text:p>
          </table:table-cell>
          <table:table-cell office:value-type="float" office:value="544.40836000000002" table:style-name="ce22">
            <text:p>544</text:p>
          </table:table-cell>
          <table:table-cell office:value-type="float" office:value="521.803" table:style-name="ce22">
            <text:p>522</text:p>
          </table:table-cell>
          <table:table-cell office:value-type="float" office:value="561.202" table:style-name="ce22">
            <text:p>561</text:p>
          </table:table-cell>
          <table:table-cell table:style-name="ce47"/>
          <table:table-cell table:style-name="ce24"/>
          <table:table-cell table:number-columns-repeated="16330" table:style-name="ce2"/>
        </table:table-row>
        <table:table-row table:style-name="ro3">
          <table:table-cell table:number-columns-repeated="2" table:style-name="ce2"/>
          <table:table-cell table:style-name="ce50"/>
          <table:table-cell office:value-type="string" table:style-name="ce24">
            <text:p>Animal feed</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326" table:style-name="ce22">
            <text:p>326</text:p>
          </table:table-cell>
          <table:table-cell office:value-type="float" office:value="399" table:style-name="ce22">
            <text:p>399</text:p>
          </table:table-cell>
          <table:table-cell office:value-type="float" office:value="434" table:style-name="ce22">
            <text:p>434</text:p>
          </table:table-cell>
          <table:table-cell office:value-type="float" office:value="261" table:style-name="ce22">
            <text:p>261</text:p>
          </table:table-cell>
          <table:table-cell office:value-type="float" office:value="211" table:style-name="ce22">
            <text:p>211</text:p>
          </table:table-cell>
          <table:table-cell office:value-type="float" office:value="311" table:style-name="ce22">
            <text:p>311</text:p>
          </table:table-cell>
          <table:table-cell office:value-type="float" office:value="252" table:style-name="ce22">
            <text:p>252</text:p>
          </table:table-cell>
          <table:table-cell office:value-type="float" office:value="271.10949999999997" table:style-name="ce22">
            <text:p>271</text:p>
          </table:table-cell>
          <table:table-cell office:value-type="float" office:value="209" table:style-name="ce22">
            <text:p>209</text:p>
          </table:table-cell>
          <table:table-cell office:value-type="float" office:value="201" table:style-name="ce22">
            <text:p>201</text:p>
          </table:table-cell>
          <table:table-cell office:value-type="float" office:value="255.0915" table:style-name="ce22">
            <text:p>255</text:p>
          </table:table-cell>
          <table:table-cell office:value-type="float" office:value="233.98788999999999" table:style-name="ce22">
            <text:p>234</text:p>
          </table:table-cell>
          <table:table-cell office:value-type="float" office:value="200" table:style-name="ce22">
            <text:p>200</text:p>
          </table:table-cell>
          <table:table-cell office:value-type="float" office:value="226" table:style-name="ce22">
            <text:p>226</text:p>
          </table:table-cell>
          <table:table-cell office:value-type="float" office:value="246" table:style-name="ce22">
            <text:p>246</text:p>
          </table:table-cell>
          <table:table-cell office:value-type="float" office:value="229" table:style-name="ce22">
            <text:p>229</text:p>
          </table:table-cell>
          <table:table-cell office:value-type="float" office:value="231.809" table:style-name="ce22">
            <text:p>232</text:p>
          </table:table-cell>
          <table:table-cell office:value-type="float" office:value="215.6172" table:style-name="ce22">
            <text:p>216</text:p>
          </table:table-cell>
          <table:table-cell office:value-type="float" office:value="218.893" table:style-name="ce22">
            <text:p>219</text:p>
          </table:table-cell>
          <table:table-cell office:value-type="float" office:value="278.76100000000002" table:style-name="ce22">
            <text:p>279</text:p>
          </table:table-cell>
          <table:table-cell office:value-type="float" office:value="273.16700000000003" table:style-name="ce22">
            <text:p>273</text:p>
          </table:table-cell>
          <table:table-cell office:value-type="float" office:value="212.393" table:style-name="ce22">
            <text:p>212</text:p>
          </table:table-cell>
          <table:table-cell office:value-type="float" office:value="220.44299999999998" table:style-name="ce22">
            <text:p>220</text:p>
          </table:table-cell>
          <table:table-cell office:value-type="float" office:value="247.21899999999999" table:style-name="ce22">
            <text:p>247</text:p>
          </table:table-cell>
          <table:table-cell office:value-type="float" office:value="245.33699999999999" table:style-name="ce22">
            <text:p>245</text:p>
          </table:table-cell>
          <table:table-cell office:value-type="float" office:value="233.04500000000002" table:style-name="ce22">
            <text:p>233</text:p>
          </table:table-cell>
          <table:table-cell office:value-type="float" office:value="239.53899999999999" table:style-name="ce22">
            <text:p>240</text:p>
          </table:table-cell>
          <table:table-cell office:value-type="float" office:value="160.78199999999998" table:style-name="ce22">
            <text:p>161</text:p>
          </table:table-cell>
          <table:table-cell office:value-type="float" office:value="193.697" table:style-name="ce22">
            <text:p>194</text:p>
          </table:table-cell>
          <table:table-cell office:value-type="float" office:value="284.99800000000005" table:style-name="ce22">
            <text:p>285</text:p>
          </table:table-cell>
          <table:table-cell office:value-type="float" office:value="346.49700000000001" table:style-name="ce22">
            <text:p>346</text:p>
          </table:table-cell>
          <table:table-cell office:value-type="float" office:value="283.27199999999999" table:style-name="ce22">
            <text:p>283</text:p>
          </table:table-cell>
          <table:table-cell office:value-type="float" office:value="251.03199999999998" table:style-name="ce22">
            <text:p>251</text:p>
          </table:table-cell>
          <table:table-cell office:value-type="float" office:value="264.92500000000001" table:style-name="ce22">
            <text:p>265</text:p>
          </table:table-cell>
          <table:table-cell office:value-type="float" office:value="290.48500000000001" table:style-name="ce22">
            <text:p>290</text:p>
          </table:table-cell>
          <table:table-cell office:value-type="float" office:value="312.71699999999998" table:style-name="ce22">
            <text:p>313</text:p>
          </table:table-cell>
          <table:table-cell office:value-type="float" office:value="361.85814478200001" table:style-name="ce22">
            <text:p>362</text:p>
          </table:table-cell>
          <table:table-cell table:style-name="ce47"/>
          <table:table-cell table:style-name="ce24"/>
          <table:table-cell table:number-columns-repeated="16330" table:style-name="ce2"/>
        </table:table-row>
        <table:table-row table:style-name="ro3">
          <table:table-cell table:number-columns-repeated="2" table:style-name="ce2"/>
          <table:table-cell table:style-name="ce50"/>
          <table:table-cell office:value-type="string" table:style-name="ce24">
            <text:p>Seed</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24" table:style-name="ce22">
            <text:p>24</text:p>
          </table:table-cell>
          <table:table-cell office:value-type="float" office:value="19" table:style-name="ce22">
            <text:p>19</text:p>
          </table:table-cell>
          <table:table-cell office:value-type="float" office:value="19" table:style-name="ce22">
            <text:p>19</text:p>
          </table:table-cell>
          <table:table-cell office:value-type="float" office:value="20" table:style-name="ce22">
            <text:p>20</text:p>
          </table:table-cell>
          <table:table-cell office:value-type="float" office:value="27" table:style-name="ce22">
            <text:p>27</text:p>
          </table:table-cell>
          <table:table-cell office:value-type="float" office:value="21" table:style-name="ce22">
            <text:p>21</text:p>
          </table:table-cell>
          <table:table-cell office:value-type="float" office:value="22" table:style-name="ce22">
            <text:p>22</text:p>
          </table:table-cell>
          <table:table-cell office:value-type="float" office:value="22" table:style-name="ce22">
            <text:p>22</text:p>
          </table:table-cell>
          <table:table-cell office:value-type="float" office:value="19" table:style-name="ce22">
            <text:p>19</text:p>
          </table:table-cell>
          <table:table-cell office:value-type="float" office:value="16" table:style-name="ce22">
            <text:p>16</text:p>
          </table:table-cell>
          <table:table-cell office:value-type="float" office:value="20.825371799999999" table:style-name="ce22">
            <text:p>21</text:p>
          </table:table-cell>
          <table:table-cell office:value-type="float" office:value="21" table:style-name="ce22">
            <text:p>21</text:p>
          </table:table-cell>
          <table:table-cell office:value-type="float" office:value="19" table:style-name="ce22">
            <text:p>19</text:p>
          </table:table-cell>
          <table:table-cell office:value-type="float" office:value="19" table:style-name="ce22">
            <text:p>19</text:p>
          </table:table-cell>
          <table:table-cell office:value-type="float" office:value="18" table:style-name="ce22">
            <text:p>18</text:p>
          </table:table-cell>
          <table:table-cell office:value-type="float" office:value="21" table:style-name="ce22">
            <text:p>21</text:p>
          </table:table-cell>
          <table:table-cell office:value-type="float" office:value="16" table:style-name="ce22">
            <text:p>16</text:p>
          </table:table-cell>
          <table:table-cell office:value-type="float" office:value="18" table:style-name="ce22">
            <text:p>18</text:p>
          </table:table-cell>
          <table:table-cell office:value-type="float" office:value="17" table:style-name="ce22">
            <text:p>17</text:p>
          </table:table-cell>
          <table:table-cell office:value-type="float" office:value="15" table:style-name="ce22">
            <text:p>15</text:p>
          </table:table-cell>
          <table:table-cell office:value-type="float" office:value="17" table:style-name="ce22">
            <text:p>17</text:p>
          </table:table-cell>
          <table:table-cell office:value-type="float" office:value="17" table:style-name="ce22">
            <text:p>17</text:p>
          </table:table-cell>
          <table:table-cell office:value-type="float" office:value="17" table:style-name="ce22">
            <text:p>17</text:p>
          </table:table-cell>
          <table:table-cell office:value-type="float" office:value="18.060000000000002" table:style-name="ce22">
            <text:p>18</text:p>
          </table:table-cell>
          <table:table-cell office:value-type="float" office:value="18.900000000000002" table:style-name="ce22">
            <text:p>19</text:p>
          </table:table-cell>
          <table:table-cell office:value-type="float" office:value="18.060000000000002" table:style-name="ce22">
            <text:p>18</text:p>
          </table:table-cell>
          <table:table-cell office:value-type="float" office:value="17.360000000000003" table:style-name="ce22">
            <text:p>17</text:p>
          </table:table-cell>
          <table:table-cell office:value-type="float" office:value="15.228919978884502" table:style-name="ce22">
            <text:p>15</text:p>
          </table:table-cell>
          <table:table-cell office:value-type="float" office:value="24.78" table:style-name="ce22">
            <text:p>25</text:p>
          </table:table-cell>
          <table:table-cell office:value-type="float" office:value="19.180000000000003" table:style-name="ce22">
            <text:p>19</text:p>
          </table:table-cell>
          <table:table-cell office:value-type="float" office:value="18.340000000000003" table:style-name="ce22">
            <text:p>18</text:p>
          </table:table-cell>
          <table:table-cell office:value-type="float" office:value="19" table:style-name="ce22">
            <text:p>19</text:p>
          </table:table-cell>
          <table:table-cell office:value-type="float" office:value="20" table:style-name="ce22">
            <text:p>20</text:p>
          </table:table-cell>
          <table:table-cell office:value-type="float" office:value="23" table:style-name="ce22">
            <text:p>23</text:p>
          </table:table-cell>
          <table:table-cell office:value-type="float" office:value="24" table:style-name="ce22">
            <text:p>24</text:p>
          </table:table-cell>
          <table:table-cell office:value-type="float" office:value="29" table:style-name="ce22">
            <text:p>29</text:p>
          </table:table-cell>
          <table:table-cell office:value-type="float" office:value="25" table:style-name="ce22">
            <text:p>25</text:p>
          </table:table-cell>
          <table:table-cell table:style-name="ce47"/>
          <table:table-cell table:style-name="ce24"/>
          <table:table-cell table:number-columns-repeated="16330" table:style-name="ce2"/>
        </table:table-row>
        <table:table-row table:style-name="ro3">
          <table:table-cell table:number-columns-repeated="2" table:style-name="ce2"/>
          <table:table-cell table:style-name="ce50"/>
          <table:table-cell office:value-type="string" table:style-name="ce24">
            <text:p>Other uses and waste</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2" table:style-name="ce22">
            <text:p>12</text:p>
          </table:table-cell>
          <table:table-cell office:value-type="float" office:value="14" table:style-name="ce22">
            <text:p>14</text:p>
          </table:table-cell>
          <table:table-cell office:value-type="float" office:value="15" table:style-name="ce22">
            <text:p>15</text:p>
          </table:table-cell>
          <table:table-cell office:value-type="float" office:value="13" table:style-name="ce22">
            <text:p>13</text:p>
          </table:table-cell>
          <table:table-cell office:value-type="float" office:value="14" table:style-name="ce22">
            <text:p>14</text:p>
          </table:table-cell>
          <table:table-cell office:value-type="float" office:value="16" table:style-name="ce22">
            <text:p>16</text:p>
          </table:table-cell>
          <table:table-cell office:value-type="float" office:value="16" table:style-name="ce22">
            <text:p>16</text:p>
          </table:table-cell>
          <table:table-cell office:value-type="float" office:value="13.890500000000031" table:style-name="ce22">
            <text:p>14</text:p>
          </table:table-cell>
          <table:table-cell office:value-type="float" office:value="21" table:style-name="ce22">
            <text:p>21</text:p>
          </table:table-cell>
          <table:table-cell office:value-type="float" office:value="14" table:style-name="ce22">
            <text:p>14</text:p>
          </table:table-cell>
          <table:table-cell office:value-type="float" office:value="2.9999999999999716" table:style-name="ce22">
            <text:p>3</text:p>
          </table:table-cell>
          <table:table-cell office:value-type="float" office:value="3" table:style-name="ce22">
            <text:p>3</text:p>
          </table:table-cell>
          <table:table-cell office:value-type="float" office:value="3" table:style-name="ce22">
            <text:p>3</text:p>
          </table:table-cell>
          <table:table-cell office:value-type="float" office:value="3" table:style-name="ce22">
            <text:p>3</text:p>
          </table:table-cell>
          <table:table-cell office:value-type="float" office:value="3" table:style-name="ce22">
            <text:p>3</text:p>
          </table:table-cell>
          <table:table-cell office:value-type="float" office:value="3" table:style-name="ce22">
            <text:p>3</text:p>
          </table:table-cell>
          <table:table-cell office:value-type="float" office:value="2.9999999999999716" table:style-name="ce22">
            <text:p>3</text:p>
          </table:table-cell>
          <table:table-cell office:value-type="float" office:value="3.0000000000000284" table:style-name="ce22">
            <text:p>3</text:p>
          </table:table-cell>
          <table:table-cell office:value-type="float" office:value="4.0000000000000284" table:style-name="ce22">
            <text:p>4</text:p>
          </table:table-cell>
          <table:table-cell office:value-type="float" office:value="4" table:style-name="ce22">
            <text:p>4</text:p>
          </table:table-cell>
          <table:table-cell office:value-type="float" office:value="3.0000000000000568" table:style-name="ce22">
            <text:p>3</text:p>
          </table:table-cell>
          <table:table-cell office:value-type="float" office:value="-1.0000000000000284" table:style-name="ce22">
            <text:p>-1</text:p>
          </table:table-cell>
          <table:table-cell office:value-type="float" office:value="12" table:style-name="ce22">
            <text:p>12</text:p>
          </table:table-cell>
          <table:table-cell office:value-type="float" office:value="10.000000000000057" table:style-name="ce22">
            <text:p>10</text:p>
          </table:table-cell>
          <table:table-cell office:value-type="float" office:value="3.9999999999999183" table:style-name="ce22">
            <text:p>4</text:p>
          </table:table-cell>
          <table:table-cell office:value-type="float" office:value="4.9999999999999432" table:style-name="ce22">
            <text:p>5</text:p>
          </table:table-cell>
          <table:table-cell office:value-type="float" office:value="3.0000000000000107" table:style-name="ce22">
            <text:p>3</text:p>
          </table:table-cell>
          <table:table-cell office:value-type="float" office:value="3.0000000000000036" table:style-name="ce22">
            <text:p>3</text:p>
          </table:table-cell>
          <table:table-cell office:value-type="float" office:value="2.9999999999999716" table:style-name="ce22">
            <text:p>3</text:p>
          </table:table-cell>
          <table:table-cell office:value-type="float" office:value="4.9999999999999467" table:style-name="ce22">
            <text:p>5</text:p>
          </table:table-cell>
          <table:table-cell office:value-type="float" office:value="3.9999999999999716" table:style-name="ce22">
            <text:p>4</text:p>
          </table:table-cell>
          <table:table-cell office:value-type="float" office:value="4.0000000000000568" table:style-name="ce22">
            <text:p>4</text:p>
          </table:table-cell>
          <table:table-cell office:value-type="float" office:value="3.9999999999999432" table:style-name="ce22">
            <text:p>4</text:p>
          </table:table-cell>
          <table:table-cell office:value-type="float" office:value="3.9999999999999432" table:style-name="ce22">
            <text:p>4</text:p>
          </table:table-cell>
          <table:table-cell office:value-type="float" office:value="4" table:style-name="ce22">
            <text:p>4</text:p>
          </table:table-cell>
          <table:table-cell office:value-type="float" office:value="1" table:style-name="ce22">
            <text:p>1</text:p>
          </table:table-cell>
          <table:table-cell office:value-type="float" office:value="8.9999999999999432" table:style-name="ce22">
            <text:p>9</text:p>
          </table:table-cell>
          <table:table-cell table:style-name="ce47"/>
          <table:table-cell table:style-name="ce24"/>
          <table:table-cell table:number-columns-repeated="2" table:style-name="ce2"/>
          <table:table-cell table:number-columns-repeated="16328" table:style-name="ce1"/>
        </table:table-row>
        <table:table-row table:style-name="ro3">
          <table:table-cell table:style-name="ce62"/>
          <table:table-cell office:value-type="string" table:style-name="ce67">
            <text:p>Production as % of total new supply for use in UK</text:p>
          </table:table-cell>
          <table:table-cell table:number-columns-repeated="2" table:style-name="ce62"/>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percentage" office:value="0.92818671454219026" table:style-name="ce31">
            <text:p>93%</text:p>
          </table:table-cell>
          <table:table-cell office:value-type="percentage" office:value="0.985553772070626" table:style-name="ce31">
            <text:p>99%</text:p>
          </table:table-cell>
          <table:table-cell office:value-type="percentage" office:value="0.96917148362235073" table:style-name="ce31">
            <text:p>97%</text:p>
          </table:table-cell>
          <table:table-cell office:value-type="percentage" office:value="1.0022075055187638" table:style-name="ce31">
            <text:p>100%</text:p>
          </table:table-cell>
          <table:table-cell office:value-type="percentage" office:value="0.99455535390199634" table:style-name="ce31">
            <text:p>99%</text:p>
          </table:table-cell>
          <table:table-cell office:value-type="percentage" office:value="1.0153550863723608" table:style-name="ce31">
            <text:p>102%</text:p>
          </table:table-cell>
          <table:table-cell office:value-type="percentage" office:value="0.99624060150375937" table:style-name="ce31">
            <text:p>100%</text:p>
          </table:table-cell>
          <table:table-cell office:value-type="percentage" office:value="1.0194931773879143" table:style-name="ce31">
            <text:p>102%</text:p>
          </table:table-cell>
          <table:table-cell office:value-type="percentage" office:value="1.1756440281030445" table:style-name="ce31">
            <text:p>118%</text:p>
          </table:table-cell>
          <table:table-cell office:value-type="percentage" office:value="1.0837104072398189" table:style-name="ce31">
            <text:p>108%</text:p>
          </table:table-cell>
          <table:table-cell office:value-type="percentage" office:value="1.025738649949987" table:style-name="ce31">
            <text:p>103%</text:p>
          </table:table-cell>
          <table:table-cell office:value-type="percentage" office:value="1.5310761192884152" table:style-name="ce31">
            <text:p>153%</text:p>
          </table:table-cell>
          <table:table-cell office:value-type="percentage" office:value="1.28" table:style-name="ce31">
            <text:p>128%</text:p>
          </table:table-cell>
          <table:table-cell office:value-type="percentage" office:value="1.1200000000000001" table:style-name="ce31">
            <text:p>112%</text:p>
          </table:table-cell>
          <table:table-cell office:value-type="percentage" office:value="1.08" table:style-name="ce31">
            <text:p>108%</text:p>
          </table:table-cell>
          <table:table-cell office:value-type="percentage" office:value="1.04" table:style-name="ce31">
            <text:p>104%</text:p>
          </table:table-cell>
          <table:table-cell office:value-type="percentage" office:value="1.1851851851851851" table:style-name="ce31">
            <text:p>119%</text:p>
          </table:table-cell>
          <table:table-cell office:value-type="percentage" office:value="1.1873804971319311" table:style-name="ce31">
            <text:p>119%</text:p>
          </table:table-cell>
          <table:table-cell office:value-type="percentage" office:value="1.200956937799043" table:style-name="ce31">
            <text:p>120%</text:p>
          </table:table-cell>
          <table:table-cell office:value-type="percentage" office:value="1.24212271973466" table:style-name="ce31">
            <text:p>124%</text:p>
          </table:table-cell>
          <table:table-cell office:value-type="percentage" office:value="1.1117021276595744" table:style-name="ce31">
            <text:p>111%</text:p>
          </table:table-cell>
          <table:table-cell office:value-type="percentage" office:value="0.99061913696060033" table:style-name="ce31">
            <text:p>99%</text:p>
          </table:table-cell>
          <table:table-cell office:value-type="percentage" office:value="0.9745649263721553" table:style-name="ce31">
            <text:p>97%</text:p>
          </table:table-cell>
          <table:table-cell office:value-type="percentage" office:value="0.97002724795640327" table:style-name="ce31">
            <text:p>97%</text:p>
          </table:table-cell>
          <table:table-cell office:value-type="percentage" office:value="1.1026722925457102" table:style-name="ce31">
            <text:p>110%</text:p>
          </table:table-cell>
          <table:table-cell office:value-type="percentage" office:value="1.0177838577291383" table:style-name="ce31">
            <text:p>102%</text:p>
          </table:table-cell>
          <table:table-cell office:value-type="percentage" office:value="1.0855784469096672" table:style-name="ce31">
            <text:p>109%</text:p>
          </table:table-cell>
          <table:table-cell office:value-type="percentage" office:value="0.98237179487179482" table:style-name="ce31">
            <text:p>98%</text:p>
          </table:table-cell>
          <table:table-cell office:value-type="percentage" office:value="0.92205882352941182" table:style-name="ce31">
            <text:p>92%</text:p>
          </table:table-cell>
          <table:table-cell office:value-type="percentage" office:value="0.95160780595717787" table:style-name="ce31">
            <text:p>95%</text:p>
          </table:table-cell>
          <table:table-cell office:value-type="percentage" office:value="1.0419313850063532" table:style-name="ce31">
            <text:p>104%</text:p>
          </table:table-cell>
          <table:table-cell office:value-type="percentage" office:value="1.0430809399477807" table:style-name="ce31">
            <text:p>104%</text:p>
          </table:table-cell>
          <table:table-cell office:value-type="percentage" office:value="1.0074074074074073" table:style-name="ce31">
            <text:p>101%</text:p>
          </table:table-cell>
          <table:table-cell office:value-type="percentage" office:value="0.97114317425083241" table:style-name="ce31">
            <text:p>97%</text:p>
          </table:table-cell>
          <table:table-cell office:value-type="percentage" office:value="0.99531780405009951" table:style-name="ce31">
            <text:p>100%</text:p>
          </table:table-cell>
          <table:table-cell office:value-type="percentage" office:value="1.0717131474103585" table:style-name="ce31">
            <text:p>107%</text:p>
          </table:table-cell>
          <table:table-cell office:value-type="percentage" office:value="1.0424671385237614" table:style-name="ce31">
            <text:p>104%</text:p>
          </table:table-cell>
          <table:table-cell table:style-name="ce23"/>
          <table:table-cell table:number-columns-repeated="3" table:style-name="ce53"/>
          <table:table-cell table:number-columns-repeated="16328" table:style-name="ce24"/>
        </table:table-row>
        <table:table-row table:style-name="ro3">
          <table:table-cell table:number-columns-repeated="4" table:style-name="ce2"/>
          <table:table-cell table:number-columns-repeated="21" table:style-name="ce5"/>
          <table:table-cell table:number-columns-repeated="5" table:style-name="ce10"/>
          <table:table-cell table:style-name="ce2"/>
          <table:table-cell table:number-columns-repeated="3" table:style-name="ce10"/>
          <table:table-cell table:style-name="ce2"/>
          <table:table-cell table:number-columns-repeated="4" table:style-name="ce10"/>
          <table:table-cell table:style-name="ce2"/>
          <table:table-cell table:number-columns-repeated="3" table:style-name="ce10"/>
          <table:table-cell table:number-columns-repeated="16341" table:style-name="ce2"/>
        </table:table-row>
        <table:table-row table:style-name="ro3">
          <table:table-cell office:value-type="string" table:style-name="ce2">
            <text:p>- means 'nil' or 'negligible' (less than half the last digit shown).</text:p>
          </table:table-cell>
          <table:table-cell table:number-columns-repeated="3" table:style-name="ce2"/>
          <table:table-cell table:number-columns-repeated="21" table:style-name="ce5"/>
          <table:table-cell table:number-columns-repeated="5" table:style-name="ce10"/>
          <table:table-cell table:style-name="ce2"/>
          <table:table-cell table:number-columns-repeated="3" table:style-name="ce10"/>
          <table:table-cell table:style-name="ce2"/>
          <table:table-cell table:number-columns-repeated="4" table:style-name="ce10"/>
          <table:table-cell table:style-name="ce2"/>
          <table:table-cell table:number-columns-repeated="3" table:style-name="ce10"/>
          <table:table-cell table:number-columns-repeated="2" table:style-name="ce2"/>
          <table:table-cell table:style-name="ce10"/>
          <table:table-cell table:number-columns-repeated="16338" table:style-name="ce2"/>
        </table:table-row>
        <table:table-row table:style-name="ro3">
          <table:table-cell office:value-type="string" table:style-name="ce2">
            <text:p>. . means 'not available' or 'not applicable'.</text:p>
          </table:table-cell>
          <table:table-cell table:number-columns-repeated="3" table:style-name="ce2"/>
          <table:table-cell table:number-columns-repeated="21" table:style-name="ce5"/>
          <table:table-cell table:number-columns-repeated="5" table:style-name="ce10"/>
          <table:table-cell table:style-name="ce2"/>
          <table:table-cell table:number-columns-repeated="4" table:style-name="ce10"/>
          <table:table-cell table:number-columns-repeated="16349" table:style-name="ce2"/>
        </table:table-row>
        <table:table-row table:style-name="ro3">
          <table:table-cell office:value-type="string" table:style-name="ce33">
            <text:p>(a) All cereal production estimates have been standardised to 14.5% moisture content</text:p>
          </table:table-cell>
          <table:table-cell table:number-columns-repeated="3" table:style-name="ce2"/>
          <table:table-cell table:number-columns-repeated="21" table:style-name="ce5"/>
          <table:table-cell table:number-columns-repeated="8" table:style-name="ce68"/>
          <table:table-cell table:style-name="ce72"/>
          <table:table-cell table:number-columns-repeated="16350" table:style-name="ce2"/>
        </table:table-row>
        <table:table-row table:style-name="ro3">
          <table:table-cell office:value-type="string" table:style-name="ce2">
            <text:p>(b) Excludes farm saved seed.</text:p>
          </table:table-cell>
          <table:table-cell table:number-columns-repeated="3" table:style-name="ce2"/>
          <table:table-cell table:number-columns-repeated="21" table:style-name="ce5"/>
          <table:table-cell table:number-columns-repeated="8" table:style-name="ce68"/>
          <table:table-cell table:style-name="ce72"/>
          <table:table-cell table:number-columns-repeated="16350" table:style-name="ce2"/>
        </table:table-row>
        <table:table-row table:style-name="ro3">
          <table:table-cell office:value-type="string" table:style-name="ce2">
            <text:p>(c) Includes arable area payments but excludes set-aside payments and is net of taxes.</text:p>
          </table:table-cell>
          <table:table-cell table:number-columns-repeated="3"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office:value-type="string" table:style-name="ce2">
            <text:p>(d) Excluding subsidies and taxes.</text:p>
          </table:table-cell>
          <table:table-cell table:number-columns-repeated="3"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office:value-type="string" table:style-name="ce34">
            <text:p>Data Revisions</text:p>
          </table:table-cell>
          <table:table-cell table:number-columns-repeated="3"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office:value-type="string" table:style-name="ce2">
            <text:p>There have been revisions to the estimates of wheat back to 2019, barley and oats back to 2018 due to changes in stocks data and methodology.</text:p>
          </table:table-cell>
          <table:table-cell table:number-columns-repeated="3"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office:value-type="string" table:style-name="ce2">
            <text:p>© Crown copyright, 2021</text:p>
          </table:table-cell>
          <table:table-cell table:number-columns-repeated="3"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19" table:style-name="ce2"/>
          <table:table-cell table:number-columns-repeated="16332"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19" table:style-name="ce2"/>
          <table:table-cell table:number-columns-repeated="16332"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3" table:style-name="ce10"/>
          <table:table-cell table:number-columns-repeated="2"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2" table:style-name="ce2"/>
          <table:table-cell table:style-name="ce25"/>
          <table:table-cell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2" table:style-name="ce10"/>
          <table:table-cell table:number-columns-repeated="3" table:style-name="ce2"/>
          <table:table-cell table:number-columns-repeated="3" table:style-name="ce10"/>
          <table:table-cell table:number-columns-repeated="23"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
          <table:table-cell table:number-columns-repeated="3" table:style-name="ce25"/>
          <table:table-cell table:number-columns-repeated="3" table:style-name="ce10"/>
          <table:table-cell table:number-columns-repeated="23"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5"/>
          <table:table-cell table:number-columns-repeated="3" table:style-name="ce2"/>
          <table:table-cell table:number-columns-repeated="3" table:style-name="ce10"/>
          <table:table-cell table:number-columns-repeated="23"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
          <table:table-cell table:style-name="ce25"/>
          <table:table-cell table:number-columns-repeated="2" table:style-name="ce2"/>
          <table:table-cell table:number-columns-repeated="3" table:style-name="ce10"/>
          <table:table-cell table:number-columns-repeated="23" table:style-name="ce2"/>
          <table:table-cell table:number-columns-repeated="16328" table:style-name="ce1"/>
        </table:table-row>
        <table:table-row table:number-rows-repeated="18"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office:value-type="string" table:style-name="ce2">
            <text:p>© Crown copyright, 2021</text:p>
          </table:table-cell>
          <table:table-cell table:number-columns-repeated="3"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number-rows-repeated="8"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number-rows-repeated="9"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 table:style-name="ce2"/>
          <table:table-cell table:style-name="ce36"/>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3" table:style-name="ce10"/>
          <table:table-cell table:number-columns-repeated="2"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2" table:style-name="ce2"/>
          <table:table-cell table:style-name="ce25"/>
          <table:table-cell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2" table:style-name="ce10"/>
          <table:table-cell table:style-name="ce2"/>
          <table:table-cell table:number-columns-repeated="5" table:style-name="ce10"/>
          <table:table-cell table:number-columns-repeated="23"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2" table:style-name="ce10"/>
          <table:table-cell table:number-columns-repeated="3" table:style-name="ce46"/>
          <table:table-cell table:number-columns-repeated="3" table:style-name="ce10"/>
          <table:table-cell table:number-columns-repeated="23"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5"/>
          <table:table-cell table:number-columns-repeated="3" table:style-name="ce2"/>
          <table:table-cell table:number-columns-repeated="3" table:style-name="ce10"/>
          <table:table-cell table:number-columns-repeated="23"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number-rows-repeated="3"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
          <table:table-cell table:style-name="ce25"/>
          <table:table-cell table:number-columns-repeated="2" table:style-name="ce2"/>
          <table:table-cell table:number-columns-repeated="3" table:style-name="ce10"/>
          <table:table-cell table:number-columns-repeated="23" table:style-name="ce2"/>
          <table:table-cell table:number-columns-repeated="16328" table:style-name="ce1"/>
        </table:table-row>
        <table:table-row table:number-rows-repeated="10"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number-rows-repeated="9" table:style-name="ro3">
          <table:table-cell table:number-columns-repeated="4"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4" table:style-name="ce2"/>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3" table:style-name="ce10"/>
          <table:table-cell table:number-columns-repeated="23"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26"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2" table:style-name="ce46"/>
          <table:table-cell table:number-columns-repeated="2" table:style-name="ce25"/>
          <table:table-cell table:number-columns-repeated="26" table:style-name="ce2"/>
          <table:table-cell table:number-columns-repeated="16328" table:style-name="ce1"/>
        </table:table-row>
        <table:table-row table:number-rows-repeated="4"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style-name="ce34"/>
          <table:table-cell table:number-columns-repeated="3"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2" table:style-name="ce2"/>
          <table:table-cell table:style-name="ce25"/>
          <table:table-cell table:number-columns-repeated="27"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5" table:style-name="ce10"/>
          <table:table-cell table:number-columns-repeated="26"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26" table:style-name="ce2"/>
          <table:table-cell table:number-columns-repeated="16328" table:style-name="ce1"/>
        </table:table-row>
        <table:table-row table:style-name="ro3">
          <table:table-cell table:number-columns-repeated="4" table:style-name="ce2"/>
          <table:table-cell table:number-columns-repeated="21" table:style-name="ce5"/>
          <table:table-cell table:number-columns-repeated="5" table:style-name="ce10"/>
          <table:table-cell table:number-columns-repeated="26" table:style-name="ce2"/>
          <table:table-cell table:number-columns-repeated="16328" table:style-name="ce1"/>
        </table:table-row>
        <table:table-row table:number-rows-repeated="2"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number-columns-repeated="4" table:style-name="ce25"/>
          <table:table-cell table:number-columns-repeated="26" table:style-name="ce2"/>
          <table:table-cell table:number-columns-repeated="16328" table:style-name="ce1"/>
        </table:table-row>
        <table:table-row table:style-name="ro3">
          <table:table-cell table:number-columns-repeated="4" table:style-name="ce2"/>
          <table:table-cell table:number-columns-repeated="21" table:style-name="ce5"/>
          <table:table-cell table:style-name="ce10"/>
          <table:table-cell table:style-name="ce25"/>
          <table:table-cell table:number-columns-repeated="29" table:style-name="ce2"/>
          <table:table-cell table:number-columns-repeated="16328" table:style-name="ce1"/>
        </table:table-row>
        <table:table-row table:number-rows-repeated="12" table:style-name="ro3">
          <table:table-cell table:number-columns-repeated="4" table:style-name="ce2"/>
          <table:table-cell table:number-columns-repeated="21" table:style-name="ce5"/>
          <table:table-cell table:style-name="ce10"/>
          <table:table-cell table:number-columns-repeated="30" table:style-name="ce2"/>
          <table:table-cell table:number-columns-repeated="16328" table:style-name="ce1"/>
        </table:table-row>
        <table:table-row table:number-rows-repeated="15" table:style-name="ro3">
          <table:table-cell table:number-columns-repeated="4" table:style-name="ce2"/>
          <table:table-cell table:number-columns-repeated="21" table:style-name="ce5"/>
          <table:table-cell table:style-name="ce10"/>
          <table:table-cell table:number-columns-repeated="16358" table:style-name="ce2"/>
        </table:table-row>
        <table:table-row table:number-rows-repeated="684" table:style-name="ro3">
          <table:table-cell table:number-columns-repeated="16384"/>
        </table:table-row>
        <table:table-row table:number-rows-repeated="1047668" table:style-name="ro1">
          <table:table-cell table:number-columns-repeated="16384"/>
        </table:table-row>
      </table:table>
      <table:table table:name="Oilseed_(Table_7_5)" table:style-name="ta1">
        <table:table-column table:style-name="co1" table:number-columns-repeated="2" table:default-cell-style-name="ce75"/>
        <table:table-column table:style-name="co2" table:default-cell-style-name="ce75"/>
        <table:table-column table:style-name="co22" table:default-cell-style-name="ce75"/>
        <table:table-column table:style-name="co4" table:number-columns-repeated="21" table:default-cell-style-name="ce76"/>
        <table:table-column table:style-name="co4" table:number-columns-repeated="14" table:default-cell-style-name="ce75"/>
        <table:table-column table:style-name="co11" table:number-columns-repeated="7" table:default-cell-style-name="ce75"/>
        <table:table-column table:style-name="co14" table:default-cell-style-name="ce75"/>
        <table:table-column table:style-name="co11" table:number-columns-repeated="3" table:default-cell-style-name="ce75"/>
        <table:table-column table:style-name="co21" table:number-columns-repeated="2" table:default-cell-style-name="ce75"/>
        <table:table-column table:style-name="co23" table:default-cell-style-name="ce75"/>
        <table:table-column table:style-name="co13" table:default-cell-style-name="ce75"/>
        <table:table-column table:style-name="co14" table:number-columns-repeated="16330" table:default-cell-style-name="ce75"/>
        <table:table-row table:style-name="ro1">
          <table:table-cell office:value-type="string" table:style-name="ce2">
            <text:p>Date of update: 22 July 2021</text:p>
          </table:table-cell>
          <table:table-cell table:style-name="ce2"/>
          <table:table-cell table:style-name="ce3"/>
          <table:table-cell table:style-name="ce4"/>
          <table:table-cell table:number-columns-repeated="16380" table:style-name="ce2"/>
        </table:table-row>
        <table:table-row table:style-name="ro1">
          <table:table-cell office:value-type="string" table:style-name="ce2">
            <text:p>Next update: June 2022</text:p>
          </table:table-cell>
          <table:table-cell table:style-name="ce2"/>
          <table:table-cell table:style-name="ce3"/>
          <table:table-cell table:style-name="ce4"/>
          <table:table-cell table:number-columns-repeated="16380" table:style-name="ce2"/>
        </table:table-row>
        <table:table-row table:style-name="ro1">
          <table:table-cell table:number-columns-repeated="2" table:style-name="ce2"/>
          <table:table-cell table:style-name="ce70"/>
          <table:table-cell table:style-name="ce73"/>
          <table:table-cell table:number-columns-repeated="16380" table:style-name="ce2"/>
        </table:table-row>
        <table:table-row table:style-name="ro2">
          <table:table-cell office:value-type="string" table:style-name="ce74">
            <text:p>Table 7.5 Oilseed rape production, value, supply and use</text:p>
          </table:table-cell>
          <table:table-cell table:number-columns-repeated="3" table:style-name="ce75"/>
          <table:table-cell table:number-columns-repeated="21" table:style-name="ce76"/>
          <table:table-cell table:number-columns-repeated="17" table:style-name="ce75"/>
          <table:table-cell table:style-name="ce77"/>
          <table:table-cell table:number-columns-repeated="16341" table:style-name="ce75"/>
        </table:table-row>
        <table:table-row table:style-name="ro2">
          <table:table-cell table:style-name="ce74"/>
          <table:table-cell table:number-columns-repeated="3" table:style-name="ce75"/>
          <table:table-cell table:number-columns-repeated="21" table:style-name="ce76"/>
          <table:table-cell table:number-columns-repeated="17" table:style-name="ce75"/>
          <table:table-cell table:style-name="ce77"/>
          <table:table-cell table:number-columns-repeated="16341" table:style-name="ce75"/>
        </table:table-row>
        <table:table-row table:style-name="ro1">
          <table:table-cell office:value-type="string" table:style-name="ce78">
            <text:p>Enquiries: Lisa Brown on +44 (0) 20 802 66340</text:p>
          </table:table-cell>
          <table:table-cell table:number-columns-repeated="3" table:style-name="ce75"/>
          <table:table-cell table:number-columns-repeated="21" table:style-name="ce76"/>
          <table:table-cell table:number-columns-repeated="10" table:style-name="ce75"/>
          <table:table-cell table:number-columns-repeated="3" table:style-name="ce35"/>
          <table:table-cell table:number-columns-repeated="2" table:style-name="ce79"/>
          <table:table-cell table:style-name="ce8"/>
          <table:table-cell table:style-name="ce79"/>
          <table:table-cell table:style-name="ce75"/>
          <table:table-cell table:style-name="ce35"/>
          <table:table-cell table:style-name="ce79"/>
          <table:table-cell table:number-columns-repeated="4" table:style-name="ce35"/>
          <table:table-cell table:number-columns-repeated="2" table:style-name="ce8"/>
          <table:table-cell office:value-type="string" table:style-name="ce3">
            <text:p>email: Crops-statistics@defra.gov.uk</text:p>
          </table:table-cell>
          <table:table-cell table:number-columns-repeated="16332" table:style-name="ce75"/>
        </table:table-row>
        <table:table-row table:style-name="ro3">
          <table:table-cell table:number-columns-repeated="4" table:style-name="ce75"/>
          <table:table-cell table:number-columns-repeated="21" table:style-name="ce76"/>
          <table:table-cell table:number-columns-repeated="16359" table:style-name="ce75"/>
        </table:table-row>
        <table:table-row table:style-name="ro3">
          <table:table-cell office:value-type="string" table:style-name="ce75">
            <text:p>Thousand tonnes (unless otherwise specified)</text:p>
          </table:table-cell>
          <table:table-cell table:number-columns-repeated="3" table:style-name="ce75"/>
          <table:table-cell table:number-columns-repeated="21" table:style-name="ce76"/>
          <table:table-cell table:number-columns-repeated="2" table:style-name="ce75"/>
          <table:table-cell table:style-name="ce80"/>
          <table:table-cell table:style-name="ce75"/>
          <table:table-cell table:style-name="ce77"/>
          <table:table-cell table:style-name="ce75"/>
          <table:table-cell table:style-name="ce77"/>
          <table:table-cell table:style-name="ce75"/>
          <table:table-cell table:style-name="ce77"/>
          <table:table-cell table:style-name="ce75"/>
          <table:table-cell table:number-columns-repeated="4" table:style-name="ce77"/>
          <table:table-cell table:style-name="ce75"/>
          <table:table-cell table:number-columns-repeated="3" table:style-name="ce81"/>
          <table:table-cell table:number-columns-repeated="2" table:style-name="ce75"/>
          <table:table-cell table:number-columns-repeated="6" table:style-name="ce81"/>
          <table:table-cell office:value-type="string" table:style-name="ce81">
            <text:p>Calendar years</text:p>
          </table:table-cell>
          <table:table-cell table:number-columns-repeated="2" table:style-name="ce11"/>
          <table:table-cell table:number-columns-repeated="16330"/>
        </table:table-row>
        <table:table-row table:style-name="ro3">
          <table:table-cell table:number-columns-repeated="4" table:style-name="ce82"/>
          <table:table-cell office:value-type="float" office:value="1973" table:style-name="ce83">
            <text:p>1973</text:p>
          </table:table-cell>
          <table:table-cell office:value-type="float" office:value="1974" table:style-name="ce83">
            <text:p>1974</text:p>
          </table:table-cell>
          <table:table-cell office:value-type="float" office:value="1975" table:style-name="ce83">
            <text:p>1975</text:p>
          </table:table-cell>
          <table:table-cell office:value-type="float" office:value="1976" table:style-name="ce83">
            <text:p>1976</text:p>
          </table:table-cell>
          <table:table-cell office:value-type="float" office:value="1977" table:style-name="ce83">
            <text:p>1977</text:p>
          </table:table-cell>
          <table:table-cell office:value-type="float" office:value="1978" table:style-name="ce83">
            <text:p>1978</text:p>
          </table:table-cell>
          <table:table-cell office:value-type="float" office:value="1979" table:style-name="ce83">
            <text:p>1979</text:p>
          </table:table-cell>
          <table:table-cell office:value-type="float" office:value="1980" table:style-name="ce83">
            <text:p>1980</text:p>
          </table:table-cell>
          <table:table-cell office:value-type="float" office:value="1981" table:style-name="ce83">
            <text:p>1981</text:p>
          </table:table-cell>
          <table:table-cell office:value-type="float" office:value="1982" table:style-name="ce83">
            <text:p>1982</text:p>
          </table:table-cell>
          <table:table-cell office:value-type="float" office:value="1983" table:style-name="ce83">
            <text:p>1983</text:p>
          </table:table-cell>
          <table:table-cell office:value-type="float" office:value="1984" table:style-name="ce83">
            <text:p>1984</text:p>
          </table:table-cell>
          <table:table-cell office:value-type="float" office:value="1985" table:style-name="ce83">
            <text:p>1985</text:p>
          </table:table-cell>
          <table:table-cell office:value-type="float" office:value="1986" table:style-name="ce83">
            <text:p>1986</text:p>
          </table:table-cell>
          <table:table-cell office:value-type="float" office:value="1987" table:style-name="ce83">
            <text:p>1987</text:p>
          </table:table-cell>
          <table:table-cell office:value-type="float" office:value="1988" table:style-name="ce83">
            <text:p>1988</text:p>
          </table:table-cell>
          <table:table-cell office:value-type="float" office:value="1989" table:style-name="ce83">
            <text:p>1989</text:p>
          </table:table-cell>
          <table:table-cell office:value-type="float" office:value="1990" table:style-name="ce83">
            <text:p>1990</text:p>
          </table:table-cell>
          <table:table-cell office:value-type="float" office:value="1991" table:style-name="ce83">
            <text:p>1991</text:p>
          </table:table-cell>
          <table:table-cell office:value-type="float" office:value="1992" table:style-name="ce83">
            <text:p>1992</text:p>
          </table:table-cell>
          <table:table-cell office:value-type="float" office:value="1993" table:style-name="ce83">
            <text:p>1993</text:p>
          </table:table-cell>
          <table:table-cell office:value-type="float" office:value="1994" table:style-name="ce83">
            <text:p>1994</text:p>
          </table:table-cell>
          <table:table-cell office:value-type="float" office:value="1995" table:style-name="ce83">
            <text:p>1995</text:p>
          </table:table-cell>
          <table:table-cell office:value-type="float" office:value="1996" table:style-name="ce83">
            <text:p>1996</text:p>
          </table:table-cell>
          <table:table-cell office:value-type="float" office:value="1997" table:style-name="ce83">
            <text:p>1997</text:p>
          </table:table-cell>
          <table:table-cell office:value-type="float" office:value="1998" table:style-name="ce83">
            <text:p>1998</text:p>
          </table:table-cell>
          <table:table-cell office:value-type="float" office:value="1999" table:style-name="ce83">
            <text:p>1999</text:p>
          </table:table-cell>
          <table:table-cell office:value-type="float" office:value="2000" table:style-name="ce83">
            <text:p>2000</text:p>
          </table:table-cell>
          <table:table-cell office:value-type="float" office:value="2001" table:style-name="ce83">
            <text:p>2001</text:p>
          </table:table-cell>
          <table:table-cell office:value-type="float" office:value="2002" table:style-name="ce83">
            <text:p>2002</text:p>
          </table:table-cell>
          <table:table-cell office:value-type="float" office:value="2003" table:style-name="ce83">
            <text:p>2003</text:p>
          </table:table-cell>
          <table:table-cell office:value-type="float" office:value="2004" table:style-name="ce83">
            <text:p>2004</text:p>
          </table:table-cell>
          <table:table-cell office:value-type="float" office:value="2005" table:style-name="ce83">
            <text:p>2005</text:p>
          </table:table-cell>
          <table:table-cell office:value-type="float" office:value="2006" table:style-name="ce83">
            <text:p>2006</text:p>
          </table:table-cell>
          <table:table-cell office:value-type="float" office:value="2007" table:style-name="ce83">
            <text:p>2007</text:p>
          </table:table-cell>
          <table:table-cell office:value-type="float" office:value="2008" table:style-name="ce83">
            <text:p>2008</text:p>
          </table:table-cell>
          <table:table-cell office:value-type="float" office:value="2009" table:style-name="ce84">
            <text:p>2009</text:p>
          </table:table-cell>
          <table:table-cell office:value-type="float" office:value="2010" table:style-name="ce84">
            <text:p>2010</text:p>
          </table:table-cell>
          <table:table-cell office:value-type="float" office:value="2011" table:style-name="ce84">
            <text:p>2011</text:p>
          </table:table-cell>
          <table:table-cell office:value-type="float" office:value="2012" table:style-name="ce83">
            <text:p>2012</text:p>
          </table:table-cell>
          <table:table-cell office:value-type="float" office:value="2013" table:style-name="ce83">
            <text:p>2013</text:p>
          </table:table-cell>
          <table:table-cell office:value-type="float" office:value="2014" table:style-name="ce83">
            <text:p>2014</text:p>
          </table:table-cell>
          <table:table-cell office:value-type="float" office:value="2015" table:style-name="ce83">
            <text:p>2015</text:p>
          </table:table-cell>
          <table:table-cell office:value-type="float" office:value="2016" table:style-name="ce83">
            <text:p>2016</text:p>
          </table:table-cell>
          <table:table-cell office:value-type="float" office:value="2017" table:style-name="ce83">
            <text:p>2017</text:p>
          </table:table-cell>
          <table:table-cell office:value-type="float" office:value="2018" table:style-name="ce83">
            <text:p>2018</text:p>
          </table:table-cell>
          <table:table-cell office:value-type="float" office:value="2019" table:style-name="ce83">
            <text:p>2019</text:p>
          </table:table-cell>
          <table:table-cell office:value-type="float" office:value="2020" table:style-name="ce83">
            <text:p>2020</text:p>
          </table:table-cell>
          <table:table-cell table:number-columns-repeated="2" table:style-name="ce85"/>
          <table:table-cell table:number-columns-repeated="16330" table:style-name="ce86"/>
        </table:table-row>
        <table:table-row table:style-name="ro3">
          <table:table-cell table:number-columns-repeated="4" table:style-name="ce87"/>
          <table:table-cell table:number-columns-repeated="21" table:style-name="ce88"/>
          <table:table-cell table:style-name="ce89"/>
          <table:table-cell table:number-columns-repeated="4" table:style-name="ce90"/>
          <table:table-cell table:style-name="ce91"/>
          <table:table-cell table:style-name="ce90"/>
          <table:table-cell table:style-name="ce91"/>
          <table:table-cell table:number-columns-repeated="6" table:style-name="ce90"/>
          <table:table-cell table:style-name="ce91"/>
          <table:table-cell table:number-columns-repeated="3" table:style-name="ce90"/>
          <table:table-cell table:style-name="ce91"/>
          <table:table-cell table:number-columns-repeated="7" table:style-name="ce90"/>
          <table:table-cell office:value-type="string" table:style-name="ce90">
            <text:p>(provisional)</text:p>
          </table:table-cell>
          <table:table-cell table:number-columns-repeated="2" table:style-name="ce92"/>
          <table:table-cell table:number-columns-repeated="16330" table:style-name="ce86"/>
        </table:table-row>
        <table:table-row table:style-name="ro3">
          <table:table-cell office:value-type="string" table:style-name="ce93">
            <text:p>Production</text:p>
          </table:table-cell>
          <table:table-cell table:number-columns-repeated="3" table:style-name="ce75"/>
          <table:table-cell table:number-columns-repeated="21" table:style-name="ce76"/>
          <table:table-cell table:style-name="ce94"/>
          <table:table-cell table:number-columns-repeated="4" table:style-name="ce77"/>
          <table:table-cell table:style-name="ce75"/>
          <table:table-cell table:style-name="ce77"/>
          <table:table-cell table:style-name="ce75"/>
          <table:table-cell table:number-columns-repeated="7" table:style-name="ce77"/>
          <table:table-cell table:number-columns-repeated="16344" table:style-name="ce75"/>
        </table:table-row>
        <table:table-row table:style-name="ro3">
          <table:table-cell table:style-name="ce75"/>
          <table:table-cell office:value-type="string" table:style-name="ce95">
            <text:p>Area (thousand hectares)</text:p>
          </table:table-cell>
          <table:table-cell table:number-columns-repeated="2" table:style-name="ce75"/>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float" office:value="269" table:style-name="ce97">
            <text:p><text:s text:c="2"/>269</text:p>
          </table:table-cell>
          <table:table-cell office:value-type="float" office:value="296" table:style-name="ce97">
            <text:p><text:s text:c="2"/>296</text:p>
          </table:table-cell>
          <table:table-cell office:value-type="float" office:value="299" table:style-name="ce97">
            <text:p><text:s text:c="2"/>299</text:p>
          </table:table-cell>
          <table:table-cell office:value-type="float" office:value="388" table:style-name="ce97">
            <text:p><text:s text:c="2"/>388</text:p>
          </table:table-cell>
          <table:table-cell office:value-type="float" office:value="347.16120000000001" table:style-name="ce97">
            <text:p><text:s text:c="2"/>347</text:p>
          </table:table-cell>
          <table:table-cell office:value-type="float" office:value="320.7303" table:style-name="ce97">
            <text:p><text:s text:c="2"/>321</text:p>
          </table:table-cell>
          <table:table-cell office:value-type="float" office:value="389.93799999999999" table:style-name="ce97">
            <text:p><text:s text:c="2"/>390</text:p>
          </table:table-cell>
          <table:table-cell office:value-type="float" office:value="439.95490000000001" table:style-name="ce97">
            <text:p><text:s text:c="2"/>440</text:p>
          </table:table-cell>
          <table:table-cell office:value-type="float" office:value="421.0453" table:style-name="ce97">
            <text:p><text:s text:c="2"/>421</text:p>
          </table:table-cell>
          <table:table-cell office:value-type="float" office:value="417.28629999999998" table:style-name="ce97">
            <text:p><text:s text:c="2"/>417</text:p>
          </table:table-cell>
          <table:table-cell office:value-type="float" office:value="491.247209" table:style-name="ce97">
            <text:p><text:s text:c="2"/>491</text:p>
          </table:table-cell>
          <table:table-cell office:value-type="float" office:value="438.64335400000004" table:style-name="ce97">
            <text:p><text:s text:c="2"/>439</text:p>
          </table:table-cell>
          <table:table-cell office:value-type="float" office:value="414.64282299999996" table:style-name="ce97">
            <text:p><text:s text:c="2"/>415</text:p>
          </table:table-cell>
          <table:table-cell office:value-type="float" office:value="472.70738" table:style-name="ce97">
            <text:p><text:s text:c="2"/>473</text:p>
          </table:table-cell>
          <table:table-cell office:value-type="float" office:value="533.96361000000002" table:style-name="ce97">
            <text:p><text:s text:c="2"/>534</text:p>
          </table:table-cell>
          <table:table-cell office:value-type="float" office:value="536.971" table:style-name="ce97">
            <text:p><text:s text:c="2"/>537</text:p>
          </table:table-cell>
          <table:table-cell office:value-type="float" office:value="401.96" table:style-name="ce97">
            <text:p><text:s text:c="2"/>402</text:p>
          </table:table-cell>
          <table:table-cell office:value-type="float" office:value="451.39459999999997" table:style-name="ce97">
            <text:p><text:s text:c="2"/>451</text:p>
          </table:table-cell>
          <table:table-cell office:value-type="float" office:value="431.95512864501364" table:style-name="ce97">
            <text:p><text:s text:c="2"/>432</text:p>
          </table:table-cell>
          <table:table-cell office:value-type="float" office:value="542.26507902600008" table:style-name="ce97">
            <text:p><text:s text:c="2"/>542</text:p>
          </table:table-cell>
          <table:table-cell office:value-type="float" office:value="553.52061353099964" table:style-name="ce97">
            <text:p><text:s text:c="2"/>554</text:p>
          </table:table-cell>
          <table:table-cell office:value-type="float" office:value="594.21945904900031" table:style-name="ce97">
            <text:p><text:s text:c="2"/>594</text:p>
          </table:table-cell>
          <table:table-cell office:value-type="float" office:value="575.2051979019999" table:style-name="ce97">
            <text:p><text:s text:c="2"/>575</text:p>
          </table:table-cell>
          <table:table-cell office:value-type="float" office:value="681.41005986240009" table:style-name="ce97">
            <text:p><text:s text:c="2"/>681</text:p>
          </table:table-cell>
          <table:table-cell office:value-type="float" office:value="598.15439630987646" table:style-name="ce97">
            <text:p><text:s text:c="2"/>598</text:p>
          </table:table-cell>
          <table:table-cell office:value-type="float" office:value="569.92100000000005" table:style-name="ce97">
            <text:p><text:s text:c="2"/>570</text:p>
          </table:table-cell>
          <table:table-cell office:value-type="float" office:value="641.56200000000001" table:style-name="ce97">
            <text:p><text:s text:c="2"/>642</text:p>
          </table:table-cell>
          <table:table-cell office:value-type="float" office:value="704.55899999999997" table:style-name="ce97">
            <text:p><text:s text:c="2"/>705</text:p>
          </table:table-cell>
          <table:table-cell office:value-type="float" office:value="755.71699999999998" table:style-name="ce97">
            <text:p><text:s text:c="2"/>756</text:p>
          </table:table-cell>
          <table:table-cell office:value-type="float" office:value="715.21799999999996" table:style-name="ce97">
            <text:p><text:s text:c="2"/>715</text:p>
          </table:table-cell>
          <table:table-cell office:value-type="float" office:value="674.58034004400054" table:style-name="ce97">
            <text:p><text:s text:c="2"/>675</text:p>
          </table:table-cell>
          <table:table-cell office:value-type="float" office:value="652.16379995500029" table:style-name="ce97">
            <text:p><text:s text:c="2"/>652</text:p>
          </table:table-cell>
          <table:table-cell office:value-type="float" office:value="579.17009999699997" table:style-name="ce97">
            <text:p><text:s text:c="2"/>579</text:p>
          </table:table-cell>
          <table:table-cell office:value-type="float" office:value="561.66685413896562" table:style-name="ce97">
            <text:p><text:s text:c="2"/>562</text:p>
          </table:table-cell>
          <table:table-cell office:value-type="float" office:value="583.27136000000007" table:style-name="ce97">
            <text:p><text:s text:c="2"/>583</text:p>
          </table:table-cell>
          <table:table-cell office:value-type="float" office:value="529.69795999999997" table:style-name="ce97">
            <text:p><text:s text:c="2"/>530</text:p>
          </table:table-cell>
          <table:table-cell office:value-type="float" office:value="379.65145000000001" table:style-name="ce97">
            <text:p><text:s text:c="2"/>380</text:p>
          </table:table-cell>
          <table:table-cell table:style-name="ce98"/>
          <table:table-cell table:style-name="ce99"/>
          <table:table-cell table:number-columns-repeated="16330"/>
        </table:table-row>
        <table:table-row table:style-name="ro3">
          <table:table-cell table:style-name="ce75"/>
          <table:table-cell office:value-type="string" table:style-name="ce95">
            <text:p>Yield (tonnes per hectare)<text:s/></text:p>
          </table:table-cell>
          <table:table-cell table:number-columns-repeated="2" table:style-name="ce75"/>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float" office:value="3.44" table:style-name="ce101">
            <text:p><text:s text:c="2"/>3.4</text:p>
          </table:table-cell>
          <table:table-cell office:value-type="float" office:value="3.03" table:style-name="ce101">
            <text:p><text:s text:c="2"/>3.0</text:p>
          </table:table-cell>
          <table:table-cell office:value-type="float" office:value="3.23" table:style-name="ce101">
            <text:p><text:s text:c="2"/>3.2</text:p>
          </table:table-cell>
          <table:table-cell office:value-type="float" office:value="3.41" table:style-name="ce101">
            <text:p><text:s text:c="2"/>3.4</text:p>
          </table:table-cell>
          <table:table-cell office:value-type="float" office:value="2.9758808087349529" table:style-name="ce101">
            <text:p><text:s text:c="2"/>3.0</text:p>
          </table:table-cell>
          <table:table-cell office:value-type="float" office:value="2.9494491068782294" table:style-name="ce101">
            <text:p><text:s text:c="2"/>2.9</text:p>
          </table:table-cell>
          <table:table-cell office:value-type="float" office:value="3.0958554509308609" table:style-name="ce101">
            <text:p><text:s text:c="2"/>3.1</text:p>
          </table:table-cell>
          <table:table-cell office:value-type="float" office:value="2.9168238741603862" table:style-name="ce101">
            <text:p><text:s text:c="2"/>2.9</text:p>
          </table:table-cell>
          <table:table-cell office:value-type="float" office:value="2.8812128597647315" table:style-name="ce101">
            <text:p><text:s text:c="2"/>2.9</text:p>
          </table:table-cell>
          <table:table-cell office:value-type="float" office:value="2.5990856942229126" table:style-name="ce101">
            <text:p><text:s text:c="2"/>2.6</text:p>
          </table:table-cell>
          <table:table-cell office:value-type="float" office:value="2.5302435215566792" table:style-name="ce101">
            <text:p><text:s text:c="2"/>2.5</text:p>
          </table:table-cell>
          <table:table-cell office:value-type="float" office:value="2.8135027479438159" table:style-name="ce101">
            <text:p><text:s text:c="2"/>2.8</text:p>
          </table:table-cell>
          <table:table-cell office:value-type="float" office:value="3.4119739955155994" table:style-name="ce101">
            <text:p><text:s text:c="2"/>3.4</text:p>
          </table:table-cell>
          <table:table-cell office:value-type="float" office:value="3.2294678348878976" table:style-name="ce101">
            <text:p><text:s text:c="2"/>3.2</text:p>
          </table:table-cell>
          <table:table-cell office:value-type="float" office:value="2.9362924969847795" table:style-name="ce101">
            <text:p><text:s text:c="2"/>2.9</text:p>
          </table:table-cell>
          <table:table-cell office:value-type="float" office:value="3.2341478781481685" table:style-name="ce101">
            <text:p><text:s text:c="2"/>3.2</text:p>
          </table:table-cell>
          <table:table-cell office:value-type="float" office:value="2.8778896763900685" table:style-name="ce101">
            <text:p><text:s text:c="2"/>2.9</text:p>
          </table:table-cell>
          <table:table-cell office:value-type="float" office:value="2.5635328752260964" table:style-name="ce101">
            <text:p><text:s text:c="2"/>2.6</text:p>
          </table:table-cell>
          <table:table-cell office:value-type="float" office:value="3.3978527782723775" table:style-name="ce101">
            <text:p><text:s text:c="2"/>3.4</text:p>
          </table:table-cell>
          <table:table-cell office:value-type="float" office:value="3.2654759523193304" table:style-name="ce101">
            <text:p><text:s text:c="2"/>3.3</text:p>
          </table:table-cell>
          <table:table-cell office:value-type="float" office:value="2.9029337191559974" table:style-name="ce101">
            <text:p><text:s text:c="2"/>2.9</text:p>
          </table:table-cell>
          <table:table-cell office:value-type="float" office:value="3.1936396584303886" table:style-name="ce101">
            <text:p><text:s text:c="2"/>3.2</text:p>
          </table:table-cell>
          <table:table-cell office:value-type="float" office:value="3.2859456021772044" table:style-name="ce101">
            <text:p><text:s text:c="2"/>3.3</text:p>
          </table:table-cell>
          <table:table-cell office:value-type="float" office:value="3.093763300847137" table:style-name="ce101">
            <text:p><text:s text:c="2"/>3.1</text:p>
          </table:table-cell>
          <table:table-cell office:value-type="float" office:value="3.2988587352053145" table:style-name="ce101">
            <text:p><text:s text:c="2"/>3.3</text:p>
          </table:table-cell>
          <table:table-cell office:value-type="float" office:value="3.3551919612139107" table:style-name="ce102">
            <text:p>3.4</text:p>
          </table:table-cell>
          <table:table-cell office:value-type="float" office:value="3.4761223389165816" table:style-name="ce102">
            <text:p>3.5</text:p>
          </table:table-cell>
          <table:table-cell office:value-type="float" office:value="3.92" table:style-name="ce102">
            <text:p>3.9</text:p>
          </table:table-cell>
          <table:table-cell office:value-type="float" office:value="3.3830693235695373" table:style-name="ce102">
            <text:p>3.4</text:p>
          </table:table-cell>
          <table:table-cell office:value-type="float" office:value="2.9755151576162793" table:style-name="ce102">
            <text:p>3.0</text:p>
          </table:table-cell>
          <table:table-cell office:value-type="float" office:value="3.6460827348104843" table:style-name="ce102">
            <text:p>3.6</text:p>
          </table:table-cell>
          <table:table-cell office:value-type="float" office:value="3.8984894533275205" table:style-name="ce102">
            <text:p>3.9</text:p>
          </table:table-cell>
          <table:table-cell office:value-type="float" office:value="3.0642332017282876" table:style-name="ce102">
            <text:p>3.1</text:p>
          </table:table-cell>
          <table:table-cell office:value-type="float" office:value="3.8575310431704892" table:style-name="ce102">
            <text:p>3.9</text:p>
          </table:table-cell>
          <table:table-cell office:value-type="float" office:value="3.449756676031678" table:style-name="ce102">
            <text:p>3.4</text:p>
          </table:table-cell>
          <table:table-cell office:value-type="float" office:value="3.3072196726263225" table:style-name="ce102">
            <text:p>3.3</text:p>
          </table:table-cell>
          <table:table-cell office:value-type="float" office:value="2.7333478463258545" table:style-name="ce102">
            <text:p>2.7</text:p>
          </table:table-cell>
          <table:table-cell table:style-name="ce98"/>
          <table:table-cell table:style-name="ce99"/>
          <table:table-cell table:number-columns-repeated="16330"/>
        </table:table-row>
        <table:table-row table:style-name="ro3">
          <table:table-cell table:style-name="ce75"/>
          <table:table-cell office:value-type="string" table:style-name="ce103">
            <text:p>Volume of harvested production<text:s/></text:p>
          </table:table-cell>
          <table:table-cell table:number-columns-repeated="2" table:style-name="ce95"/>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float" office:value="924" table:style-name="ce66">
            <text:p>924</text:p>
          </table:table-cell>
          <table:table-cell office:value-type="float" office:value="897" table:style-name="ce66">
            <text:p>897</text:p>
          </table:table-cell>
          <table:table-cell office:value-type="float" office:value="966" table:style-name="ce66">
            <text:p>966</text:p>
          </table:table-cell>
          <table:table-cell office:value-type="float" office:value="1323" table:style-name="ce66">
            <text:p>1,323</text:p>
          </table:table-cell>
          <table:table-cell office:value-type="float" office:value="1033.1103526173968" table:style-name="ce66">
            <text:p>1,033</text:p>
          </table:table-cell>
          <table:table-cell office:value-type="float" office:value="945.97769688378651" table:style-name="ce66">
            <text:p>946</text:p>
          </table:table-cell>
          <table:table-cell office:value-type="float" office:value="1207.191682825078" table:style-name="ce66">
            <text:p>1,207</text:p>
          </table:table-cell>
          <table:table-cell office:value-type="float" office:value="1283.2709558738454" table:style-name="ce66">
            <text:p>1,283</text:p>
          </table:table-cell>
          <table:table-cell office:value-type="float" office:value="1213.1211329034993" table:style-name="ce66">
            <text:p>1,213</text:p>
          </table:table-cell>
          <table:table-cell office:value-type="float" office:value="1084.5628527252106" table:style-name="ce66">
            <text:p>1,085</text:p>
          </table:table-cell>
          <table:table-cell office:value-type="float" office:value="1242.9750680550501" table:style-name="ce66">
            <text:p>1,243</text:p>
          </table:table-cell>
          <table:table-cell office:value-type="float" office:value="1234.124281846292" table:style-name="ce66">
            <text:p>1,234</text:p>
          </table:table-cell>
          <table:table-cell office:value-type="float" office:value="1414.7505295031774" table:style-name="ce66">
            <text:p>1,415</text:p>
          </table:table-cell>
          <table:table-cell office:value-type="float" office:value="1526.5932790241307" table:style-name="ce66">
            <text:p>1,527</text:p>
          </table:table-cell>
          <table:table-cell office:value-type="float" office:value="1567.8733417059068" table:style-name="ce66">
            <text:p>1,568</text:p>
          </table:table-cell>
          <table:table-cell office:value-type="float" office:value="1736.6436202771004" table:style-name="ce66">
            <text:p>1,737</text:p>
          </table:table-cell>
          <table:table-cell office:value-type="float" office:value="1156.796534321752" table:style-name="ce66">
            <text:p>1,157</text:p>
          </table:table-cell>
          <table:table-cell office:value-type="float" office:value="1157.1648967995336" table:style-name="ce66">
            <text:p>1,157</text:p>
          </table:table-cell>
          <table:table-cell office:value-type="float" office:value="1467.719933955462" table:style-name="ce66">
            <text:p>1,468</text:p>
          </table:table-cell>
          <table:table-cell office:value-type="float" office:value="1770.7535753419445" table:style-name="ce66">
            <text:p>1,771</text:p>
          </table:table-cell>
          <table:table-cell office:value-type="float" office:value="1606.8336532670544" table:style-name="ce66">
            <text:p>1,607</text:p>
          </table:table-cell>
          <table:table-cell office:value-type="float" office:value="1897.7228302299395" table:style-name="ce66">
            <text:p>1,898</text:p>
          </table:table-cell>
          <table:table-cell office:value-type="float" office:value="1890.0929903955453" table:style-name="ce66">
            <text:p>1,890</text:p>
          </table:table-cell>
          <table:table-cell office:value-type="float" office:value="2108.1214360303443" table:style-name="ce66">
            <text:p>2,108</text:p>
          </table:table-cell>
          <table:table-cell office:value-type="float" office:value="1973.2268552682974" table:style-name="ce66">
            <text:p>1,973</text:p>
          </table:table-cell>
          <table:table-cell office:value-type="float" office:value="1912.1959999999999" table:style-name="ce66">
            <text:p>1,912</text:p>
          </table:table-cell>
          <table:table-cell office:value-type="float" office:value="2230.1480000000001" table:style-name="ce66">
            <text:p>2,230</text:p>
          </table:table-cell>
          <table:table-cell office:value-type="float" office:value="2758.3020000000001" table:style-name="ce66">
            <text:p>2,758</text:p>
          </table:table-cell>
          <table:table-cell office:value-type="float" office:value="2556.643" table:style-name="ce66">
            <text:p>2,557</text:p>
          </table:table-cell>
          <table:table-cell office:value-type="float" office:value="2128.1419999999998" table:style-name="ce66">
            <text:p>2,128</text:p>
          </table:table-cell>
          <table:table-cell office:value-type="float" office:value="2459.5757310770159" table:style-name="ce66">
            <text:p>2,460</text:p>
          </table:table-cell>
          <table:table-cell office:value-type="float" office:value="2542.4536959665675" table:style-name="ce66">
            <text:p>2,542</text:p>
          </table:table-cell>
          <table:table-cell office:value-type="float" office:value="1774.7122498590998" table:style-name="ce66">
            <text:p>1,775</text:p>
          </table:table-cell>
          <table:table-cell office:value-type="float" office:value="2166.6473257609709" table:style-name="ce66">
            <text:p>2,167</text:p>
          </table:table-cell>
          <table:table-cell office:value-type="float" office:value="2012.1442680980765" table:style-name="ce66">
            <text:p>2,012</text:p>
          </table:table-cell>
          <table:table-cell office:value-type="float" office:value="1751.8275138620309" table:style-name="ce66">
            <text:p>1,752</text:p>
          </table:table-cell>
          <table:table-cell office:value-type="float" office:value="1037.7194732119879" table:style-name="ce66">
            <text:p>1,038</text:p>
          </table:table-cell>
          <table:table-cell table:style-name="ce98"/>
          <table:table-cell table:style-name="ce99"/>
          <table:table-cell table:number-columns-repeated="16330"/>
        </table:table-row>
        <table:table-row table:style-name="ro3">
          <table:table-cell table:style-name="ce104"/>
          <table:table-cell table:style-name="ce95"/>
          <table:table-cell office:value-type="string" table:style-name="ce95">
            <text:p>of which:</text:p>
          </table:table-cell>
          <table:table-cell table:style-name="ce95"/>
          <table:table-cell table:number-columns-repeated="38" table:style-name="ce96"/>
          <table:table-cell table:number-columns-repeated="10" table:style-name="ce75"/>
          <table:table-cell table:style-name="ce98"/>
          <table:table-cell table:style-name="ce99"/>
          <table:table-cell table:number-columns-repeated="16330"/>
        </table:table-row>
        <table:table-row table:style-name="ro3">
          <table:table-cell table:style-name="ce103"/>
          <table:table-cell table:style-name="ce95"/>
          <table:table-cell office:value-type="string" table:style-name="ce95">
            <text:p><text:s text:c="7"/>Production not on set-aside land:</text:p>
          </table:table-cell>
          <table:table-cell table:style-name="ce95"/>
          <table:table-cell table:number-columns-repeated="38" table:style-name="ce96"/>
          <table:table-cell table:number-columns-repeated="10" table:style-name="ce75"/>
          <table:table-cell table:style-name="ce98"/>
          <table:table-cell table:style-name="ce99"/>
          <table:table-cell table:number-columns-repeated="16330"/>
        </table:table-row>
        <table:table-row table:style-name="ro3">
          <table:table-cell table:style-name="ce75"/>
          <table:table-cell table:number-columns-repeated="2" table:style-name="ce95"/>
          <table:table-cell office:value-type="string" table:style-name="ce95">
            <text:p>Area (thousand hectares)</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float" office:value="269" table:style-name="ce97">
            <text:p><text:s text:c="2"/>269</text:p>
          </table:table-cell>
          <table:table-cell office:value-type="float" office:value="296" table:style-name="ce97">
            <text:p><text:s text:c="2"/>296</text:p>
          </table:table-cell>
          <table:table-cell office:value-type="float" office:value="299" table:style-name="ce97">
            <text:p><text:s text:c="2"/>299</text:p>
          </table:table-cell>
          <table:table-cell office:value-type="float" office:value="388" table:style-name="ce97">
            <text:p><text:s text:c="2"/>388</text:p>
          </table:table-cell>
          <table:table-cell office:value-type="float" office:value="347.16120000000001" table:style-name="ce97">
            <text:p><text:s text:c="2"/>347</text:p>
          </table:table-cell>
          <table:table-cell office:value-type="float" office:value="320.7303" table:style-name="ce97">
            <text:p><text:s text:c="2"/>321</text:p>
          </table:table-cell>
          <table:table-cell office:value-type="float" office:value="389.93799999999999" table:style-name="ce97">
            <text:p><text:s text:c="2"/>390</text:p>
          </table:table-cell>
          <table:table-cell office:value-type="float" office:value="439.95490000000001" table:style-name="ce97">
            <text:p><text:s text:c="2"/>440</text:p>
          </table:table-cell>
          <table:table-cell office:value-type="float" office:value="421.0453" table:style-name="ce97">
            <text:p><text:s text:c="2"/>421</text:p>
          </table:table-cell>
          <table:table-cell office:value-type="float" office:value="376.62829999999997" table:style-name="ce97">
            <text:p><text:s text:c="2"/>377</text:p>
          </table:table-cell>
          <table:table-cell office:value-type="float" office:value="404.35859999999997" table:style-name="ce97">
            <text:p><text:s text:c="2"/>404</text:p>
          </table:table-cell>
          <table:table-cell office:value-type="float" office:value="354.04770000000002" table:style-name="ce97">
            <text:p><text:s text:c="2"/>354</text:p>
          </table:table-cell>
          <table:table-cell office:value-type="float" office:value="356.40929999999997" table:style-name="ce97">
            <text:p><text:s text:c="2"/>356</text:p>
          </table:table-cell>
          <table:table-cell office:value-type="float" office:value="445.15823" table:style-name="ce97">
            <text:p><text:s text:c="2"/>445</text:p>
          </table:table-cell>
          <table:table-cell office:value-type="float" office:value="506.505" table:style-name="ce97">
            <text:p><text:s text:c="2"/>507</text:p>
          </table:table-cell>
          <table:table-cell office:value-type="float" office:value="417.25" table:style-name="ce97">
            <text:p><text:s text:c="2"/>417</text:p>
          </table:table-cell>
          <table:table-cell office:value-type="float" office:value="332.334" table:style-name="ce97">
            <text:p><text:s text:c="2"/>332</text:p>
          </table:table-cell>
          <table:table-cell office:value-type="float" office:value="403.59059999999999" table:style-name="ce97">
            <text:p><text:s text:c="2"/>404</text:p>
          </table:table-cell>
          <table:table-cell office:value-type="float" office:value="356.86458864501367" table:style-name="ce97">
            <text:p><text:s text:c="2"/>357</text:p>
          </table:table-cell>
          <table:table-cell office:value-type="float" office:value="460.13794902600011" table:style-name="ce97">
            <text:p><text:s text:c="2"/>460</text:p>
          </table:table-cell>
          <table:table-cell office:value-type="float" office:value="498.38499999999999" table:style-name="ce97">
            <text:p><text:s text:c="2"/>498</text:p>
          </table:table-cell>
          <table:table-cell office:value-type="float" office:value="518.84943904900024" table:style-name="ce97">
            <text:p><text:s text:c="2"/>519</text:p>
          </table:table-cell>
          <table:table-cell office:value-type="float" office:value="499.59019790199994" table:style-name="ce97">
            <text:p><text:s text:c="2"/>500</text:p>
          </table:table-cell>
          <table:table-cell office:value-type="float" office:value="601.60550986240003" table:style-name="ce97">
            <text:p><text:s text:c="2"/>602</text:p>
          </table:table-cell>
          <table:table-cell office:value-type="float" office:value="598.15439630987646" table:style-name="ce97">
            <text:p><text:s text:c="2"/>598</text:p>
          </table:table-cell>
          <table:table-cell office:value-type="float" office:value="581.45704594242954" table:style-name="ce97">
            <text:p><text:s text:c="2"/>581</text:p>
          </table:table-cell>
          <table:table-cell office:value-type="float" office:value="641.56200000000001" table:style-name="ce97">
            <text:p><text:s text:c="2"/>642</text:p>
          </table:table-cell>
          <table:table-cell office:value-type="float" office:value="704.55899999999997" table:style-name="ce97">
            <text:p><text:s text:c="2"/>705</text:p>
          </table:table-cell>
          <table:table-cell office:value-type="float" office:value="755.71699999999998" table:style-name="ce97">
            <text:p><text:s text:c="2"/>756</text:p>
          </table:table-cell>
          <table:table-cell office:value-type="float" office:value="715.21799999999996" table:style-name="ce97">
            <text:p><text:s text:c="2"/>715</text:p>
          </table:table-cell>
          <table:table-cell office:value-type="float" office:value="674.58034004400054" table:style-name="ce97">
            <text:p><text:s text:c="2"/>675</text:p>
          </table:table-cell>
          <table:table-cell office:value-type="float" office:value="652.16379995500029" table:style-name="ce97">
            <text:p><text:s text:c="2"/>652</text:p>
          </table:table-cell>
          <table:table-cell office:value-type="float" office:value="579.17009999699997" table:style-name="ce97">
            <text:p><text:s text:c="2"/>579</text:p>
          </table:table-cell>
          <table:table-cell office:value-type="float" office:value="561.66685413896562" table:style-name="ce97">
            <text:p><text:s text:c="2"/>562</text:p>
          </table:table-cell>
          <table:table-cell office:value-type="float" office:value="583.27136000000007" table:style-name="ce97">
            <text:p><text:s text:c="2"/>583</text:p>
          </table:table-cell>
          <table:table-cell office:value-type="float" office:value="529.69795999999997" table:style-name="ce97">
            <text:p><text:s text:c="2"/>530</text:p>
          </table:table-cell>
          <table:table-cell office:value-type="float" office:value="379.65145000000001" table:style-name="ce97">
            <text:p><text:s text:c="2"/>380</text:p>
          </table:table-cell>
          <table:table-cell table:style-name="ce98"/>
          <table:table-cell table:style-name="ce99"/>
          <table:table-cell table:number-columns-repeated="16330"/>
        </table:table-row>
        <table:table-row table:style-name="ro3">
          <table:table-cell table:style-name="ce75"/>
          <table:table-cell table:number-columns-repeated="2" table:style-name="ce95"/>
          <table:table-cell office:value-type="string" table:style-name="ce95">
            <text:p>Yield (tonnes per hectare) (a)</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float" office:value="3.44" table:style-name="ce101">
            <text:p><text:s text:c="2"/>3.4</text:p>
          </table:table-cell>
          <table:table-cell office:value-type="float" office:value="3.03" table:style-name="ce101">
            <text:p><text:s text:c="2"/>3.0</text:p>
          </table:table-cell>
          <table:table-cell office:value-type="float" office:value="3.23" table:style-name="ce101">
            <text:p><text:s text:c="2"/>3.2</text:p>
          </table:table-cell>
          <table:table-cell office:value-type="float" office:value="3.41" table:style-name="ce101">
            <text:p><text:s text:c="2"/>3.4</text:p>
          </table:table-cell>
          <table:table-cell office:value-type="float" office:value="2.9758808087349529" table:style-name="ce101">
            <text:p><text:s text:c="2"/>3.0</text:p>
          </table:table-cell>
          <table:table-cell office:value-type="float" office:value="2.9494491068782294" table:style-name="ce101">
            <text:p><text:s text:c="2"/>2.9</text:p>
          </table:table-cell>
          <table:table-cell office:value-type="float" office:value="3.0958554509308609" table:style-name="ce101">
            <text:p><text:s text:c="2"/>3.1</text:p>
          </table:table-cell>
          <table:table-cell office:value-type="float" office:value="2.9168238741603862" table:style-name="ce101">
            <text:p><text:s text:c="2"/>2.9</text:p>
          </table:table-cell>
          <table:table-cell office:value-type="float" office:value="2.8812128597647311" table:style-name="ce101">
            <text:p><text:s text:c="2"/>2.9</text:p>
          </table:table-cell>
          <table:table-cell office:value-type="float" office:value="2.7313238349991504" table:style-name="ce101">
            <text:p><text:s text:c="2"/>2.7</text:p>
          </table:table-cell>
          <table:table-cell office:value-type="float" office:value="2.6159219144080681" table:style-name="ce101">
            <text:p><text:s text:c="2"/>2.6</text:p>
          </table:table-cell>
          <table:table-cell office:value-type="float" office:value="2.9108830341969942" table:style-name="ce101">
            <text:p><text:s text:c="2"/>2.9</text:p>
          </table:table-cell>
          <table:table-cell office:value-type="float" office:value="3.4966676996696111" table:style-name="ce101">
            <text:p><text:s text:c="2"/>3.5</text:p>
          </table:table-cell>
          <table:table-cell office:value-type="float" office:value="3.2437162217280706" table:style-name="ce101">
            <text:p><text:s text:c="2"/>3.2</text:p>
          </table:table-cell>
          <table:table-cell office:value-type="float" office:value="2.9507523947560377" table:style-name="ce101">
            <text:p><text:s text:c="2"/>3.0</text:p>
          </table:table-cell>
          <table:table-cell office:value-type="float" office:value="3.2439847100709414" table:style-name="ce101">
            <text:p><text:s text:c="2"/>3.2</text:p>
          </table:table-cell>
          <table:table-cell office:value-type="float" office:value="2.902214441861958" table:style-name="ce101">
            <text:p><text:s text:c="2"/>2.9</text:p>
          </table:table-cell>
          <table:table-cell office:value-type="float" office:value="2.5729660125868481" table:style-name="ce101">
            <text:p><text:s text:c="2"/>2.6</text:p>
          </table:table-cell>
          <table:table-cell office:value-type="float" office:value="3.4923361790743361" table:style-name="ce101">
            <text:p><text:s text:c="2"/>3.5</text:p>
          </table:table-cell>
          <table:table-cell office:value-type="float" office:value="3.3639747571754421" table:style-name="ce101">
            <text:p><text:s text:c="2"/>3.4</text:p>
          </table:table-cell>
          <table:table-cell office:value-type="float" office:value="2.95" table:style-name="ce101">
            <text:p><text:s text:c="2"/>3.0</text:p>
          </table:table-cell>
          <table:table-cell office:value-type="float" office:value="3.2875746641577219" table:style-name="ce101">
            <text:p><text:s text:c="2"/>3.3</text:p>
          </table:table-cell>
          <table:table-cell office:value-type="float" office:value="3.3516069719286268" table:style-name="ce101">
            <text:p><text:s text:c="2"/>3.4</text:p>
          </table:table-cell>
          <table:table-cell office:value-type="float" office:value="3.1584533300982356" table:style-name="ce101">
            <text:p><text:s text:c="2"/>3.2</text:p>
          </table:table-cell>
          <table:table-cell office:value-type="float" office:value="3.2988587352053145" table:style-name="ce101">
            <text:p><text:s text:c="2"/>3.3</text:p>
          </table:table-cell>
          <table:table-cell office:value-type="float" office:value="3.3546042058163761" table:style-name="ce101">
            <text:p><text:s text:c="2"/>3.4</text:p>
          </table:table-cell>
          <table:table-cell office:value-type="float" office:value="3.4761223389165816" table:style-name="ce101">
            <text:p><text:s text:c="2"/>3.5</text:p>
          </table:table-cell>
          <table:table-cell office:value-type="float" office:value="3.92" table:style-name="ce101">
            <text:p><text:s text:c="2"/>3.9</text:p>
          </table:table-cell>
          <table:table-cell office:value-type="float" office:value="3.3830693235695373" table:style-name="ce101">
            <text:p><text:s text:c="2"/>3.4</text:p>
          </table:table-cell>
          <table:table-cell office:value-type="float" office:value="2.9755151576162793" table:style-name="ce101">
            <text:p><text:s text:c="2"/>3.0</text:p>
          </table:table-cell>
          <table:table-cell office:value-type="float" office:value="3.6460827348104843" table:style-name="ce101">
            <text:p><text:s text:c="2"/>3.6</text:p>
          </table:table-cell>
          <table:table-cell office:value-type="float" office:value="3.8984894533275205" table:style-name="ce101">
            <text:p><text:s text:c="2"/>3.9</text:p>
          </table:table-cell>
          <table:table-cell office:value-type="float" office:value="3.0642332017282876" table:style-name="ce101">
            <text:p><text:s text:c="2"/>3.1</text:p>
          </table:table-cell>
          <table:table-cell office:value-type="float" office:value="3.8575310431704892" table:style-name="ce102">
            <text:p>3.9</text:p>
          </table:table-cell>
          <table:table-cell office:value-type="float" office:value="3.449756676031678" table:style-name="ce102">
            <text:p>3.4</text:p>
          </table:table-cell>
          <table:table-cell office:value-type="float" office:value="3.3072196726263225" table:style-name="ce102">
            <text:p>3.3</text:p>
          </table:table-cell>
          <table:table-cell office:value-type="float" office:value="2.7333478463258545" table:style-name="ce102">
            <text:p>2.7</text:p>
          </table:table-cell>
          <table:table-cell table:style-name="ce98"/>
          <table:table-cell table:style-name="ce99"/>
          <table:table-cell table:number-columns-repeated="16330"/>
        </table:table-row>
        <table:table-row table:style-name="ro3">
          <table:table-cell table:style-name="ce75"/>
          <table:table-cell table:number-columns-repeated="2" table:style-name="ce95"/>
          <table:table-cell office:value-type="string" table:style-name="ce95">
            <text:p>Production (a)</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924" table:style-name="ce66">
            <text:p>924</text:p>
          </table:table-cell>
          <table:table-cell office:value-type="float" office:value="897" table:style-name="ce66">
            <text:p>897</text:p>
          </table:table-cell>
          <table:table-cell office:value-type="float" office:value="966" table:style-name="ce66">
            <text:p>966</text:p>
          </table:table-cell>
          <table:table-cell office:value-type="float" office:value="1323" table:style-name="ce66">
            <text:p>1,323</text:p>
          </table:table-cell>
          <table:table-cell office:value-type="float" office:value="1033.1103526173968" table:style-name="ce66">
            <text:p>1,033</text:p>
          </table:table-cell>
          <table:table-cell office:value-type="float" office:value="945.97769688378651" table:style-name="ce66">
            <text:p>946</text:p>
          </table:table-cell>
          <table:table-cell office:value-type="float" office:value="1207.191682825078" table:style-name="ce66">
            <text:p>1,207</text:p>
          </table:table-cell>
          <table:table-cell office:value-type="float" office:value="1283.2709558738454" table:style-name="ce66">
            <text:p>1,283</text:p>
          </table:table-cell>
          <table:table-cell office:value-type="float" office:value="1213.1211329034993" table:style-name="ce66">
            <text:p>1,213</text:p>
          </table:table-cell>
          <table:table-cell office:value-type="float" office:value="1028.6938527252105" table:style-name="ce66">
            <text:p>1,029</text:p>
          </table:table-cell>
          <table:table-cell office:value-type="float" office:value="1057.7705230193662" table:style-name="ce66">
            <text:p>1,058</text:p>
          </table:table-cell>
          <table:table-cell office:value-type="float" office:value="1030.5914432264672" table:style-name="ce66">
            <text:p>1,031</text:p>
          </table:table-cell>
          <table:table-cell office:value-type="float" office:value="1246.2448871718564" table:style-name="ce66">
            <text:p>1,246</text:p>
          </table:table-cell>
          <table:table-cell office:value-type="float" office:value="1443.9669718867553" table:style-name="ce66">
            <text:p>1,444</text:p>
          </table:table-cell>
          <table:table-cell office:value-type="float" office:value="1494.570841705907" table:style-name="ce66">
            <text:p>1,495</text:p>
          </table:table-cell>
          <table:table-cell office:value-type="float" office:value="1353.5526202771002" table:style-name="ce66">
            <text:p>1,354</text:p>
          </table:table-cell>
          <table:table-cell office:value-type="float" office:value="964.50453432175186" table:style-name="ce66">
            <text:p>965</text:p>
          </table:table-cell>
          <table:table-cell office:value-type="float" office:value="1038.4248967995336" table:style-name="ce66">
            <text:p>1,038</text:p>
          </table:table-cell>
          <table:table-cell office:value-type="float" office:value="1246.2911139554619" table:style-name="ce66">
            <text:p>1,246</text:p>
          </table:table-cell>
          <table:table-cell office:value-type="float" office:value="1547.8924453419447" table:style-name="ce66">
            <text:p>1,548</text:p>
          </table:table-cell>
          <table:table-cell office:value-type="float" office:value="1470.7470000000001" table:style-name="ce66">
            <text:p>1,471</text:p>
          </table:table-cell>
          <table:table-cell office:value-type="float" office:value="1705.7562703299395" table:style-name="ce66">
            <text:p>1,706</text:p>
          </table:table-cell>
          <table:table-cell office:value-type="float" office:value="1674.4299903955452" table:style-name="ce66">
            <text:p>1,674</text:p>
          </table:table-cell>
          <table:table-cell office:value-type="float" office:value="1900.1429260303441" table:style-name="ce66">
            <text:p>1,900</text:p>
          </table:table-cell>
          <table:table-cell office:value-type="float" office:value="1973.2268552682974" table:style-name="ce66">
            <text:p>1,973</text:p>
          </table:table-cell>
          <table:table-cell office:value-type="float" office:value="1950.5582518200401" table:style-name="ce66">
            <text:p>1,951</text:p>
          </table:table-cell>
          <table:table-cell office:value-type="float" office:value="2230.1480000000001" table:style-name="ce66">
            <text:p>2,230</text:p>
          </table:table-cell>
          <table:table-cell office:value-type="float" office:value="2758.3020000000001" table:style-name="ce66">
            <text:p>2,758</text:p>
          </table:table-cell>
          <table:table-cell office:value-type="float" office:value="2556.643" table:style-name="ce66">
            <text:p>2,557</text:p>
          </table:table-cell>
          <table:table-cell office:value-type="float" office:value="2128.1419999999998" table:style-name="ce66">
            <text:p>2,128</text:p>
          </table:table-cell>
          <table:table-cell office:value-type="float" office:value="2459.5757310770159" table:style-name="ce66">
            <text:p>2,460</text:p>
          </table:table-cell>
          <table:table-cell office:value-type="float" office:value="2542.4536959665675" table:style-name="ce66">
            <text:p>2,542</text:p>
          </table:table-cell>
          <table:table-cell office:value-type="float" office:value="1774.7122498590998" table:style-name="ce66">
            <text:p>1,775</text:p>
          </table:table-cell>
          <table:table-cell office:value-type="float" office:value="2166.6473257609709" table:style-name="ce66">
            <text:p>2,167</text:p>
          </table:table-cell>
          <table:table-cell office:value-type="float" office:value="2012.1442680980765" table:style-name="ce66">
            <text:p>2,012</text:p>
          </table:table-cell>
          <table:table-cell office:value-type="float" office:value="1751.8275138620309" table:style-name="ce66">
            <text:p>1,752</text:p>
          </table:table-cell>
          <table:table-cell office:value-type="float" office:value="1037.7194732119879" table:style-name="ce66">
            <text:p>1,038</text:p>
          </table:table-cell>
          <table:table-cell table:style-name="ce98"/>
          <table:table-cell table:style-name="ce99"/>
          <table:table-cell table:number-columns-repeated="16330"/>
        </table:table-row>
        <table:table-row table:style-name="ro3">
          <table:table-cell table:style-name="ce103"/>
          <table:table-cell table:style-name="ce95"/>
          <table:table-cell office:value-type="string" table:style-name="ce95">
            <text:p><text:s text:c="7"/>Production on set-aside land:</text:p>
          </table:table-cell>
          <table:table-cell table:style-name="ce95"/>
          <table:table-cell table:number-columns-repeated="38" table:style-name="ce96"/>
          <table:table-cell table:number-columns-repeated="10" table:style-name="ce75"/>
          <table:table-cell table:style-name="ce98"/>
          <table:table-cell table:style-name="ce99"/>
          <table:table-cell table:number-columns-repeated="16330"/>
        </table:table-row>
        <table:table-row table:style-name="ro3">
          <table:table-cell table:style-name="ce75"/>
          <table:table-cell table:number-columns-repeated="2" table:style-name="ce95"/>
          <table:table-cell office:value-type="string" table:style-name="ce95">
            <text:p>Area (thousand hectares)</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float" office:value="40.658000000000001" table:style-name="ce97">
            <text:p><text:s text:c="2"/>41</text:p>
          </table:table-cell>
          <table:table-cell office:value-type="float" office:value="86.888609000000002" table:style-name="ce97">
            <text:p><text:s text:c="2"/>87</text:p>
          </table:table-cell>
          <table:table-cell office:value-type="float" office:value="84.59565400000001" table:style-name="ce97">
            <text:p><text:s text:c="2"/>85</text:p>
          </table:table-cell>
          <table:table-cell office:value-type="float" office:value="58.233522999999998" table:style-name="ce97">
            <text:p><text:s text:c="2"/>58</text:p>
          </table:table-cell>
          <table:table-cell office:value-type="float" office:value="27.549150000000001" table:style-name="ce97">
            <text:p><text:s text:c="2"/>28</text:p>
          </table:table-cell>
          <table:table-cell office:value-type="float" office:value="27.45861" table:style-name="ce97">
            <text:p><text:s text:c="2"/>27</text:p>
          </table:table-cell>
          <table:table-cell office:value-type="float" office:value="119.721" table:style-name="ce97">
            <text:p><text:s text:c="2"/>120</text:p>
          </table:table-cell>
          <table:table-cell office:value-type="float" office:value="69.626000000000005" table:style-name="ce97">
            <text:p><text:s text:c="2"/>70</text:p>
          </table:table-cell>
          <table:table-cell office:value-type="float" office:value="47.804000000000002" table:style-name="ce97">
            <text:p><text:s text:c="2"/>48</text:p>
          </table:table-cell>
          <table:table-cell office:value-type="float" office:value="75.09053999999999" table:style-name="ce97">
            <text:p><text:s text:c="2"/>75</text:p>
          </table:table-cell>
          <table:table-cell office:value-type="float" office:value="82.127130000000008" table:style-name="ce97">
            <text:p><text:s text:c="2"/>82</text:p>
          </table:table-cell>
          <table:table-cell office:value-type="float" office:value="55.1357" table:style-name="ce97">
            <text:p><text:s text:c="2"/>55</text:p>
          </table:table-cell>
          <table:table-cell office:value-type="float" office:value="75.370020000000011" table:style-name="ce97">
            <text:p><text:s text:c="2"/>75</text:p>
          </table:table-cell>
          <table:table-cell office:value-type="float" office:value="75.614999999999995" table:style-name="ce97">
            <text:p><text:s text:c="2"/>76</text:p>
          </table:table-cell>
          <table:table-cell office:value-type="float" office:value="79.804550000000006" table:style-name="ce97">
            <text:p><text:s text:c="2"/>80</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table:style-name="ce98"/>
          <table:table-cell table:style-name="ce99"/>
          <table:table-cell table:number-columns-repeated="16330"/>
        </table:table-row>
        <table:table-row table:style-name="ro3">
          <table:table-cell table:style-name="ce75"/>
          <table:table-cell table:number-columns-repeated="2" table:style-name="ce95"/>
          <table:table-cell office:value-type="string" table:style-name="ce95">
            <text:p>Yield (tonnes per hectare)<text:s/></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string" table:style-name="ce100">
            <text:p>. .</text:p>
          </table:table-cell>
          <table:table-cell office:value-type="float" office:value="1.374120714250578" table:style-name="ce101">
            <text:p><text:s text:c="2"/>1.4</text:p>
          </table:table-cell>
          <table:table-cell office:value-type="float" office:value="2.1315169752076928" table:style-name="ce101">
            <text:p><text:s text:c="2"/>2.1</text:p>
          </table:table-cell>
          <table:table-cell office:value-type="float" office:value="2.4059491119936833" table:style-name="ce101">
            <text:p><text:s text:c="2"/>2.4</text:p>
          </table:table-cell>
          <table:table-cell office:value-type="float" office:value="2.8936192359737691" table:style-name="ce101">
            <text:p><text:s text:c="2"/>2.9</text:p>
          </table:table-cell>
          <table:table-cell office:value-type="float" office:value="2.9992325402916347" table:style-name="ce101">
            <text:p><text:s text:c="2"/>3.0</text:p>
          </table:table-cell>
          <table:table-cell office:value-type="float" office:value="2.67" table:style-name="ce101">
            <text:p><text:s text:c="2"/>2.7</text:p>
          </table:table-cell>
          <table:table-cell office:value-type="float" office:value="3.1680229999999998" table:style-name="ce101">
            <text:p><text:s text:c="2"/>3.2</text:p>
          </table:table-cell>
          <table:table-cell office:value-type="float" office:value="2.7617843908884612" table:style-name="ce101">
            <text:p><text:s text:c="2"/>2.8</text:p>
          </table:table-cell>
          <table:table-cell office:value-type="float" office:value="2.4838925612919422" table:style-name="ce101">
            <text:p><text:s text:c="2"/>2.5</text:p>
          </table:table-cell>
          <table:table-cell office:value-type="float" office:value="2.9488244457957022" table:style-name="ce101">
            <text:p><text:s text:c="2"/>2.9</text:p>
          </table:table-cell>
          <table:table-cell office:value-type="float" office:value="2.7136115678217418" table:style-name="ce101">
            <text:p><text:s text:c="2"/>2.7</text:p>
          </table:table-cell>
          <table:table-cell office:value-type="float" office:value="2.468219864806287" table:style-name="ce101">
            <text:p><text:s text:c="2"/>2.5</text:p>
          </table:table-cell>
          <table:table-cell office:value-type="float" office:value="2.5469883104714577" table:style-name="ce101">
            <text:p><text:s text:c="2"/>2.5</text:p>
          </table:table-cell>
          <table:table-cell office:value-type="float" office:value="2.8521192885009587" table:style-name="ce101">
            <text:p><text:s text:c="2"/>2.9</text:p>
          </table:table-cell>
          <table:table-cell office:value-type="float" office:value="2.6060983991514268" table:style-name="ce101">
            <text:p><text:s text:c="2"/>2.6</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table:style-name="ce98"/>
          <table:table-cell table:style-name="ce99"/>
          <table:table-cell table:number-columns-repeated="16330"/>
        </table:table-row>
        <table:table-row table:style-name="ro3">
          <table:table-cell table:style-name="ce75"/>
          <table:table-cell table:number-columns-repeated="2" table:style-name="ce95"/>
          <table:table-cell office:value-type="string" table:style-name="ce95">
            <text:p>Production</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55.869" table:style-name="ce66">
            <text:p>56</text:p>
          </table:table-cell>
          <table:table-cell office:value-type="float" office:value="185.20454503568391" table:style-name="ce66">
            <text:p>185</text:p>
          </table:table-cell>
          <table:table-cell office:value-type="float" office:value="203.5328386198249" table:style-name="ce66">
            <text:p>204</text:p>
          </table:table-cell>
          <table:table-cell office:value-type="float" office:value="168.5056423313209" table:style-name="ce66">
            <text:p>169</text:p>
          </table:table-cell>
          <table:table-cell office:value-type="float" office:value="82.626307137375292" table:style-name="ce66">
            <text:p>83</text:p>
          </table:table-cell>
          <table:table-cell office:value-type="float" office:value="73.302499999999995" table:style-name="ce66">
            <text:p>73</text:p>
          </table:table-cell>
          <table:table-cell office:value-type="float" office:value="383.09100000000001" table:style-name="ce66">
            <text:p>383</text:p>
          </table:table-cell>
          <table:table-cell office:value-type="float" office:value="192.292" table:style-name="ce66">
            <text:p>192</text:p>
          </table:table-cell>
          <table:table-cell office:value-type="float" office:value="118.74" table:style-name="ce66">
            <text:p>119</text:p>
          </table:table-cell>
          <table:table-cell office:value-type="float" office:value="221.42882" table:style-name="ce66">
            <text:p>221</text:p>
          </table:table-cell>
          <table:table-cell office:value-type="float" office:value="222.86113" table:style-name="ce66">
            <text:p>223</text:p>
          </table:table-cell>
          <table:table-cell office:value-type="float" office:value="136.08703" table:style-name="ce66">
            <text:p>136</text:p>
          </table:table-cell>
          <table:table-cell office:value-type="float" office:value="191.96655989999999" table:style-name="ce66">
            <text:p>192</text:p>
          </table:table-cell>
          <table:table-cell office:value-type="float" office:value="215.66300000000001" table:style-name="ce66">
            <text:p>216</text:p>
          </table:table-cell>
          <table:table-cell office:value-type="float" office:value="207.97851" table:style-name="ce66">
            <text:p>208</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table:style-name="ce98"/>
          <table:table-cell table:style-name="ce99"/>
          <table:table-cell table:number-columns-repeated="16330"/>
        </table:table-row>
        <table:table-row table:style-name="ro3">
          <table:table-cell table:style-name="ce75"/>
          <table:table-cell office:value-type="string" table:style-name="ce103">
            <text:p>Value of production (£ million) (b)</text:p>
          </table:table-cell>
          <table:table-cell table:number-columns-repeated="2" table:style-name="ce95"/>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254.11" table:style-name="ce66">
            <text:p>254</text:p>
          </table:table-cell>
          <table:table-cell office:value-type="float" office:value="245.86" table:style-name="ce66">
            <text:p>246</text:p>
          </table:table-cell>
          <table:table-cell office:value-type="float" office:value="274.51" table:style-name="ce66">
            <text:p>275</text:p>
          </table:table-cell>
          <table:table-cell office:value-type="float" office:value="291.64999999999998" table:style-name="ce66">
            <text:p>292</text:p>
          </table:table-cell>
          <table:table-cell office:value-type="float" office:value="239.59895297902671" table:style-name="ce66">
            <text:p>240</text:p>
          </table:table-cell>
          <table:table-cell office:value-type="float" office:value="270.0482531294146" table:style-name="ce66">
            <text:p>270</text:p>
          </table:table-cell>
          <table:table-cell office:value-type="float" office:value="212.13309209462784" table:style-name="ce66">
            <text:p>212</text:p>
          </table:table-cell>
          <table:table-cell office:value-type="float" office:value="361.80285747801179" table:style-name="ce66">
            <text:p>362</text:p>
          </table:table-cell>
          <table:table-cell office:value-type="float" office:value="300.91095642174804" table:style-name="ce66">
            <text:p>301</text:p>
          </table:table-cell>
          <table:table-cell office:value-type="float" office:value="410.34488575722986" table:style-name="ce66">
            <text:p>410</text:p>
          </table:table-cell>
          <table:table-cell office:value-type="float" office:value="376.87475417722385" table:style-name="ce66">
            <text:p>377</text:p>
          </table:table-cell>
          <table:table-cell office:value-type="float" office:value="387.26235085814574" table:style-name="ce66">
            <text:p>387</text:p>
          </table:table-cell>
          <table:table-cell office:value-type="float" office:value="434.27608735524217" table:style-name="ce66">
            <text:p>434</text:p>
          </table:table-cell>
          <table:table-cell office:value-type="float" office:value="405.97483583515998" table:style-name="ce66">
            <text:p>406</text:p>
          </table:table-cell>
          <table:table-cell office:value-type="float" office:value="417.38191341745642" table:style-name="ce66">
            <text:p>417</text:p>
          </table:table-cell>
          <table:table-cell office:value-type="float" office:value="369.76744979672532" table:style-name="ce66">
            <text:p>370</text:p>
          </table:table-cell>
          <table:table-cell office:value-type="float" office:value="248.6321724679984" table:style-name="ce66">
            <text:p>249</text:p>
          </table:table-cell>
          <table:table-cell office:value-type="float" office:value="275.39874102069535" table:style-name="ce66">
            <text:p>275</text:p>
          </table:table-cell>
          <table:table-cell office:value-type="float" office:value="297.87758604519263" table:style-name="ce66">
            <text:p>298</text:p>
          </table:table-cell>
          <table:table-cell office:value-type="float" office:value="417.14529025417613" table:style-name="ce66">
            <text:p>417</text:p>
          </table:table-cell>
          <table:table-cell office:value-type="float" office:value="374.58295865045204" table:style-name="ce66">
            <text:p>375</text:p>
          </table:table-cell>
          <table:table-cell office:value-type="float" office:value="261.23396716202762" table:style-name="ce66">
            <text:p>261</text:p>
          </table:table-cell>
          <table:table-cell office:value-type="float" office:value="310.40914932253025" table:style-name="ce66">
            <text:p>310</text:p>
          </table:table-cell>
          <table:table-cell office:value-type="float" office:value="426.47716120044316" table:style-name="ce66">
            <text:p>426</text:p>
          </table:table-cell>
          <table:table-cell office:value-type="float" office:value="630.56341818546809" table:style-name="ce66">
            <text:p>631</text:p>
          </table:table-cell>
          <table:table-cell office:value-type="float" office:value="475.59539892212871" table:style-name="ce66">
            <text:p>476</text:p>
          </table:table-cell>
          <table:table-cell office:value-type="float" office:value="674.11060097370068" table:style-name="ce66">
            <text:p>674</text:p>
          </table:table-cell>
          <table:table-cell office:value-type="float" office:value="1109.6927504005539" table:style-name="ce66">
            <text:p>1,110</text:p>
          </table:table-cell>
          <table:table-cell office:value-type="float" office:value="985.98784133894628" table:style-name="ce66">
            <text:p>986</text:p>
          </table:table-cell>
          <table:table-cell office:value-type="float" office:value="740.91474149189946" table:style-name="ce66">
            <text:p>741</text:p>
          </table:table-cell>
          <table:table-cell office:value-type="float" office:value="683.81509530819972" table:style-name="ce66">
            <text:p>684</text:p>
          </table:table-cell>
          <table:table-cell office:value-type="float" office:value="711.37391971526665" table:style-name="ce66">
            <text:p>711</text:p>
          </table:table-cell>
          <table:table-cell office:value-type="float" office:value="541.06824955277" table:style-name="ce66">
            <text:p>541</text:p>
          </table:table-cell>
          <table:table-cell office:value-type="float" office:value="761.43219451626987" table:style-name="ce66">
            <text:p>761</text:p>
          </table:table-cell>
          <table:table-cell office:value-type="float" office:value="654.02687271962134" table:style-name="ce66">
            <text:p>654</text:p>
          </table:table-cell>
          <table:table-cell office:value-type="float" office:value="585.72353541314124" table:style-name="ce66">
            <text:p>586</text:p>
          </table:table-cell>
          <table:table-cell office:value-type="float" office:value="358.47951334773842" table:style-name="ce66">
            <text:p>358</text:p>
          </table:table-cell>
          <table:table-cell table:style-name="ce98"/>
          <table:table-cell table:style-name="ce99"/>
          <table:table-cell table:number-columns-repeated="16330"/>
        </table:table-row>
        <table:table-row table:style-name="ro3">
          <table:table-cell table:style-name="ce106"/>
          <table:table-cell table:style-name="ce95"/>
          <table:table-cell office:value-type="string" table:style-name="ce95">
            <text:p>of which:</text:p>
          </table:table-cell>
          <table:table-cell office:value-type="string" table:style-name="ce95">
            <text:p>sales</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254.11" table:style-name="ce66">
            <text:p>254</text:p>
          </table:table-cell>
          <table:table-cell office:value-type="float" office:value="245.86" table:style-name="ce66">
            <text:p>246</text:p>
          </table:table-cell>
          <table:table-cell office:value-type="float" office:value="274.51" table:style-name="ce66">
            <text:p>275</text:p>
          </table:table-cell>
          <table:table-cell office:value-type="float" office:value="291.64999999999998" table:style-name="ce66">
            <text:p>292</text:p>
          </table:table-cell>
          <table:table-cell office:value-type="float" office:value="239.59895297902671" table:style-name="ce66">
            <text:p>240</text:p>
          </table:table-cell>
          <table:table-cell office:value-type="float" office:value="270.0482531294146" table:style-name="ce66">
            <text:p>270</text:p>
          </table:table-cell>
          <table:table-cell office:value-type="float" office:value="212.13309209462784" table:style-name="ce66">
            <text:p>212</text:p>
          </table:table-cell>
          <table:table-cell office:value-type="float" office:value="353.2230019898463" table:style-name="ce66">
            <text:p>353</text:p>
          </table:table-cell>
          <table:table-cell office:value-type="float" office:value="221.51893290560469" table:style-name="ce66">
            <text:p>222</text:p>
          </table:table-cell>
          <table:table-cell office:value-type="float" office:value="181.44029071873223" table:style-name="ce66">
            <text:p>181</text:p>
          </table:table-cell>
          <table:table-cell office:value-type="float" office:value="220.6605045592172" table:style-name="ce66">
            <text:p>221</text:p>
          </table:table-cell>
          <table:table-cell office:value-type="float" office:value="224.75497039988664" table:style-name="ce66">
            <text:p>225</text:p>
          </table:table-cell>
          <table:table-cell office:value-type="float" office:value="255.99390644431622" table:style-name="ce66">
            <text:p>256</text:p>
          </table:table-cell>
          <table:table-cell office:value-type="float" office:value="226.95448329118111" table:style-name="ce66">
            <text:p>227</text:p>
          </table:table-cell>
          <table:table-cell office:value-type="float" office:value="259.18205925735299" table:style-name="ce66">
            <text:p>259</text:p>
          </table:table-cell>
          <table:table-cell office:value-type="float" office:value="201.15556919555988" table:style-name="ce66">
            <text:p>201</text:p>
          </table:table-cell>
          <table:table-cell office:value-type="float" office:value="157.69714729741355" table:style-name="ce66">
            <text:p>158</text:p>
          </table:table-cell>
          <table:table-cell office:value-type="float" office:value="167.16063283745129" table:style-name="ce66">
            <text:p>167</text:p>
          </table:table-cell>
          <table:table-cell office:value-type="float" office:value="205.12132954167356" table:style-name="ce66">
            <text:p>205</text:p>
          </table:table-cell>
          <table:table-cell office:value-type="float" office:value="283.13895000261783" table:style-name="ce66">
            <text:p>283</text:p>
          </table:table-cell>
          <table:table-cell office:value-type="float" office:value="261.61766135016808" table:style-name="ce66">
            <text:p>262</text:p>
          </table:table-cell>
          <table:table-cell office:value-type="float" office:value="248.29350668541318" table:style-name="ce66">
            <text:p>248</text:p>
          </table:table-cell>
          <table:table-cell office:value-type="float" office:value="312.46739325730704" table:style-name="ce66">
            <text:p>312</text:p>
          </table:table-cell>
          <table:table-cell office:value-type="float" office:value="408.21229080151386" table:style-name="ce66">
            <text:p>408</text:p>
          </table:table-cell>
          <table:table-cell office:value-type="float" office:value="621.22155217312002" table:style-name="ce66">
            <text:p>621</text:p>
          </table:table-cell>
          <table:table-cell office:value-type="float" office:value="487.39196363510564" table:style-name="ce66">
            <text:p>487</text:p>
          </table:table-cell>
          <table:table-cell office:value-type="float" office:value="640.30577489548898" table:style-name="ce66">
            <text:p>640</text:p>
          </table:table-cell>
          <table:table-cell office:value-type="float" office:value="1024.70007521197" table:style-name="ce66">
            <text:p>1,025</text:p>
          </table:table-cell>
          <table:table-cell office:value-type="float" office:value="1017.0963413675498" table:style-name="ce66">
            <text:p>1,017</text:p>
          </table:table-cell>
          <table:table-cell office:value-type="float" office:value="803.46175503366021" table:style-name="ce66">
            <text:p>803</text:p>
          </table:table-cell>
          <table:table-cell office:value-type="float" office:value="646.95680539402201" table:style-name="ce66">
            <text:p>647</text:p>
          </table:table-cell>
          <table:table-cell office:value-type="float" office:value="702.07932170883339" table:style-name="ce66">
            <text:p>702</text:p>
          </table:table-cell>
          <table:table-cell office:value-type="float" office:value="636.86885323037689" table:style-name="ce66">
            <text:p>637</text:p>
          </table:table-cell>
          <table:table-cell office:value-type="float" office:value="706.3365670177709" table:style-name="ce66">
            <text:p>706</text:p>
          </table:table-cell>
          <table:table-cell office:value-type="float" office:value="674.11472690204471" table:style-name="ce66">
            <text:p>674</text:p>
          </table:table-cell>
          <table:table-cell office:value-type="float" office:value="620.53829849041961" table:style-name="ce66">
            <text:p>621</text:p>
          </table:table-cell>
          <table:table-cell office:value-type="float" office:value="458.763322236828" table:style-name="ce66">
            <text:p>459</text:p>
          </table:table-cell>
          <table:table-cell table:style-name="ce98"/>
          <table:table-cell table:style-name="ce99"/>
          <table:table-cell table:number-columns-repeated="16330"/>
        </table:table-row>
        <table:table-row table:style-name="ro3">
          <table:table-cell table:style-name="ce75"/>
          <table:table-cell table:number-columns-repeated="2" table:style-name="ce95"/>
          <table:table-cell office:value-type="string" table:style-name="ce95">
            <text:p>subsidies (c)</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84.4" table:style-name="ce105">
            <text:p>84</text:p>
          </table:table-cell>
          <table:table-cell office:value-type="float" office:value="240.46" table:style-name="ce105">
            <text:p>240</text:p>
          </table:table-cell>
          <table:table-cell office:value-type="float" office:value="154.13" table:style-name="ce105">
            <text:p>154</text:p>
          </table:table-cell>
          <table:table-cell office:value-type="float" office:value="164.47" table:style-name="ce105">
            <text:p>164</text:p>
          </table:table-cell>
          <table:table-cell office:value-type="float" office:value="161.66" table:style-name="ce105">
            <text:p>162</text:p>
          </table:table-cell>
          <table:table-cell office:value-type="float" office:value="166.62" table:style-name="ce105">
            <text:p>167</text:p>
          </table:table-cell>
          <table:table-cell office:value-type="float" office:value="154.81" table:style-name="ce105">
            <text:p>155</text:p>
          </table:table-cell>
          <table:table-cell office:value-type="float" office:value="174.94" table:style-name="ce105">
            <text:p>175</text:p>
          </table:table-cell>
          <table:table-cell office:value-type="float" office:value="109.63390849085064" table:style-name="ce105">
            <text:p>110</text:p>
          </table:table-cell>
          <table:table-cell office:value-type="float" office:value="103.85477715589141" table:style-name="ce105">
            <text:p>104</text:p>
          </table:table-cell>
          <table:table-cell office:value-type="float" office:value="80.438298241546008" table:style-name="ce105">
            <text:p>80</text:p>
          </table:table-cell>
          <table:table-cell office:value-type="float" office:value="113.30591983820001" table:style-name="ce105">
            <text:p>113</text:p>
          </table:table-cell>
          <table:table-cell office:value-type="float" office:value="117.89537343510231" table:style-name="ce105">
            <text:p>118</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table:style-name="ce98"/>
          <table:table-cell table:style-name="ce99"/>
          <table:table-cell table:number-columns-repeated="16330"/>
        </table:table-row>
        <table:table-row table:style-name="ro3">
          <table:table-cell table:style-name="ce75"/>
          <table:table-cell table:number-columns-repeated="2" table:style-name="ce95"/>
          <table:table-cell office:value-type="string" table:style-name="ce95">
            <text:p>change in stocks</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8.57985548816551" table:style-name="ce66">
            <text:p>9</text:p>
          </table:table-cell>
          <table:table-cell office:value-type="float" office:value="-5.0079764838566811" table:style-name="ce66">
            <text:p>-5</text:p>
          </table:table-cell>
          <table:table-cell office:value-type="float" office:value="-11.555404961502351" table:style-name="ce66">
            <text:p>-12</text:p>
          </table:table-cell>
          <table:table-cell office:value-type="float" office:value="2.084249618006671" table:style-name="ce66">
            <text:p>2</text:p>
          </table:table-cell>
          <table:table-cell office:value-type="float" office:value="-1.9626195417408738" table:style-name="ce66">
            <text:p>-2</text:p>
          </table:table-cell>
          <table:table-cell office:value-type="float" office:value="16.62218091092592" table:style-name="ce66">
            <text:p>17</text:p>
          </table:table-cell>
          <table:table-cell office:value-type="float" office:value="12.400352543978901" table:style-name="ce66">
            <text:p>12</text:p>
          </table:table-cell>
          <table:table-cell office:value-type="float" office:value="3.3898541601034373" table:style-name="ce66">
            <text:p>3</text:p>
          </table:table-cell>
          <table:table-cell office:value-type="float" office:value="-6.3281193988345521" table:style-name="ce66">
            <text:p>-6</text:p>
          </table:table-cell>
          <table:table-cell office:value-type="float" office:value="-18.698883320265761" table:style-name="ce66">
            <text:p>-19</text:p>
          </table:table-cell>
          <table:table-cell office:value-type="float" office:value="4.3833310273526687" table:style-name="ce66">
            <text:p>4</text:p>
          </table:table-cell>
          <table:table-cell office:value-type="float" office:value="12.317958261973065" table:style-name="ce66">
            <text:p>12</text:p>
          </table:table-cell>
          <table:table-cell office:value-type="float" office:value="20.700420413358309" table:style-name="ce66">
            <text:p>21</text:p>
          </table:table-cell>
          <table:table-cell office:value-type="float" office:value="-4.930076134818389" table:style-name="ce66">
            <text:p>-5</text:p>
          </table:table-cell>
          <table:table-cell office:value-type="float" office:value="12.940460476614474" table:style-name="ce66">
            <text:p>13</text:p>
          </table:table-cell>
          <table:table-cell office:value-type="float" office:value="-2.0582439347767854" table:style-name="ce66">
            <text:p>-2</text:p>
          </table:table-cell>
          <table:table-cell office:value-type="float" office:value="18.264870398929315" table:style-name="ce66">
            <text:p>18</text:p>
          </table:table-cell>
          <table:table-cell office:value-type="float" office:value="9.3418660123480617" table:style-name="ce66">
            <text:p>9</text:p>
          </table:table-cell>
          <table:table-cell office:value-type="float" office:value="-11.796564712976936" table:style-name="ce66">
            <text:p>-12</text:p>
          </table:table-cell>
          <table:table-cell office:value-type="float" office:value="33.804826078211661" table:style-name="ce66">
            <text:p>34</text:p>
          </table:table-cell>
          <table:table-cell office:value-type="float" office:value="84.992675188583931" table:style-name="ce66">
            <text:p>85</text:p>
          </table:table-cell>
          <table:table-cell office:value-type="float" office:value="-31.108500028603522" table:style-name="ce66">
            <text:p>-31</text:p>
          </table:table-cell>
          <table:table-cell office:value-type="float" office:value="-59.673218731460665" table:style-name="ce66">
            <text:p>-60</text:p>
          </table:table-cell>
          <table:table-cell office:value-type="float" office:value="36.85828991417776" table:style-name="ce66">
            <text:p>37</text:p>
          </table:table-cell>
          <table:table-cell office:value-type="float" office:value="9.2945980064332492" table:style-name="ce66">
            <text:p>9</text:p>
          </table:table-cell>
          <table:table-cell office:value-type="float" office:value="-95.800603677606929" table:style-name="ce66">
            <text:p>-96</text:p>
          </table:table-cell>
          <table:table-cell office:value-type="float" office:value="55.095627498498928" table:style-name="ce66">
            <text:p>55</text:p>
          </table:table-cell>
          <table:table-cell office:value-type="float" office:value="-20.08785418242336" table:style-name="ce66">
            <text:p>-20</text:p>
          </table:table-cell>
          <table:table-cell office:value-type="float" office:value="-34.814763077278421" table:style-name="ce66">
            <text:p>-35</text:p>
          </table:table-cell>
          <table:table-cell office:value-type="float" office:value="-100.28380888908957" table:style-name="ce66">
            <text:p>-100</text:p>
          </table:table-cell>
          <table:table-cell table:style-name="ce98"/>
          <table:table-cell table:style-name="ce99"/>
          <table:table-cell table:number-columns-repeated="16330" table:style-name="ce1"/>
        </table:table-row>
        <table:table-row table:style-name="ro3">
          <table:table-cell table:style-name="ce107"/>
          <table:table-cell office:value-type="string" table:style-name="ce108">
            <text:p>Value of production at market prices (£ million) (d)</text:p>
          </table:table-cell>
          <table:table-cell table:number-columns-repeated="2" table:style-name="ce108"/>
          <table:table-cell office:value-type="string" table:style-name="ce109">
            <text:p>. .</text:p>
          </table:table-cell>
          <table:table-cell office:value-type="string" table:style-name="ce109">
            <text:p>. .</text:p>
          </table:table-cell>
          <table:table-cell office:value-type="string" table:style-name="ce109">
            <text:p>. .</text:p>
          </table:table-cell>
          <table:table-cell office:value-type="string" table:style-name="ce109">
            <text:p>. .</text:p>
          </table:table-cell>
          <table:table-cell office:value-type="string" table:style-name="ce109">
            <text:p>. .</text:p>
          </table:table-cell>
          <table:table-cell office:value-type="string" table:style-name="ce109">
            <text:p>. .</text:p>
          </table:table-cell>
          <table:table-cell office:value-type="string" table:style-name="ce109">
            <text:p>. .</text:p>
          </table:table-cell>
          <table:table-cell office:value-type="string" table:style-name="ce110">
            <text:p>. .</text:p>
          </table:table-cell>
          <table:table-cell office:value-type="string" table:style-name="ce110">
            <text:p>. .</text:p>
          </table:table-cell>
          <table:table-cell office:value-type="string" table:style-name="ce110">
            <text:p>. .</text:p>
          </table:table-cell>
          <table:table-cell office:value-type="string" table:style-name="ce110">
            <text:p>. .</text:p>
          </table:table-cell>
          <table:table-cell office:value-type="float" office:value="254.11" table:style-name="ce111">
            <text:p>254</text:p>
          </table:table-cell>
          <table:table-cell office:value-type="float" office:value="245.86" table:style-name="ce111">
            <text:p>246</text:p>
          </table:table-cell>
          <table:table-cell office:value-type="float" office:value="274.51" table:style-name="ce111">
            <text:p>275</text:p>
          </table:table-cell>
          <table:table-cell office:value-type="float" office:value="291.64999999999998" table:style-name="ce111">
            <text:p>292</text:p>
          </table:table-cell>
          <table:table-cell office:value-type="float" office:value="239.59895297902671" table:style-name="ce111">
            <text:p>240</text:p>
          </table:table-cell>
          <table:table-cell office:value-type="float" office:value="270.0482531294146" table:style-name="ce111">
            <text:p>270</text:p>
          </table:table-cell>
          <table:table-cell office:value-type="float" office:value="212.13309209462784" table:style-name="ce111">
            <text:p>212</text:p>
          </table:table-cell>
          <table:table-cell office:value-type="float" office:value="361.80285747801179" table:style-name="ce111">
            <text:p>362</text:p>
          </table:table-cell>
          <table:table-cell office:value-type="float" office:value="216.51095642174801" table:style-name="ce111">
            <text:p>217</text:p>
          </table:table-cell>
          <table:table-cell office:value-type="float" office:value="169.88488575722988" table:style-name="ce111">
            <text:p>170</text:p>
          </table:table-cell>
          <table:table-cell office:value-type="float" office:value="222.74475417722391" table:style-name="ce111">
            <text:p>223</text:p>
          </table:table-cell>
          <table:table-cell office:value-type="float" office:value="222.79235085814577" table:style-name="ce111">
            <text:p>223</text:p>
          </table:table-cell>
          <table:table-cell office:value-type="float" office:value="272.61608735524214" table:style-name="ce111">
            <text:p>273</text:p>
          </table:table-cell>
          <table:table-cell office:value-type="float" office:value="239.35483583516" table:style-name="ce111">
            <text:p>239</text:p>
          </table:table-cell>
          <table:table-cell office:value-type="float" office:value="262.57191341745641" table:style-name="ce111">
            <text:p>263</text:p>
          </table:table-cell>
          <table:table-cell office:value-type="float" office:value="194.82744979672532" table:style-name="ce111">
            <text:p>195</text:p>
          </table:table-cell>
          <table:table-cell office:value-type="float" office:value="138.99826397714779" table:style-name="ce111">
            <text:p>139</text:p>
          </table:table-cell>
          <table:table-cell office:value-type="float" office:value="171.54396386480397" table:style-name="ce111">
            <text:p>172</text:p>
          </table:table-cell>
          <table:table-cell office:value-type="float" office:value="217.43928780364664" table:style-name="ce111">
            <text:p>217</text:p>
          </table:table-cell>
          <table:table-cell office:value-type="float" office:value="303.83937041597613" table:style-name="ce111">
            <text:p>304</text:p>
          </table:table-cell>
          <table:table-cell office:value-type="float" office:value="256.68758521534971" table:style-name="ce111">
            <text:p>257</text:p>
          </table:table-cell>
          <table:table-cell office:value-type="float" office:value="261.23396716202762" table:style-name="ce111">
            <text:p>261</text:p>
          </table:table-cell>
          <table:table-cell office:value-type="float" office:value="310.40914932253025" table:style-name="ce111">
            <text:p>310</text:p>
          </table:table-cell>
          <table:table-cell office:value-type="float" office:value="426.47716120044316" table:style-name="ce111">
            <text:p>426</text:p>
          </table:table-cell>
          <table:table-cell office:value-type="float" office:value="630.56341818546809" table:style-name="ce111">
            <text:p>631</text:p>
          </table:table-cell>
          <table:table-cell office:value-type="float" office:value="475.59539892212871" table:style-name="ce111">
            <text:p>476</text:p>
          </table:table-cell>
          <table:table-cell office:value-type="float" office:value="674.11060097370068" table:style-name="ce111">
            <text:p>674</text:p>
          </table:table-cell>
          <table:table-cell office:value-type="float" office:value="1109.6927504005539" table:style-name="ce111">
            <text:p>1,110</text:p>
          </table:table-cell>
          <table:table-cell office:value-type="float" office:value="985.98784133894628" table:style-name="ce111">
            <text:p>986</text:p>
          </table:table-cell>
          <table:table-cell office:value-type="float" office:value="740.91474149189946" table:style-name="ce111">
            <text:p>741</text:p>
          </table:table-cell>
          <table:table-cell office:value-type="float" office:value="683.81509530819972" table:style-name="ce111">
            <text:p>684</text:p>
          </table:table-cell>
          <table:table-cell office:value-type="float" office:value="711.35471280131901" table:style-name="ce111">
            <text:p>711</text:p>
          </table:table-cell>
          <table:table-cell office:value-type="float" office:value="541.06824955277" table:style-name="ce111">
            <text:p>541</text:p>
          </table:table-cell>
          <table:table-cell office:value-type="float" office:value="761.43219451626987" table:style-name="ce111">
            <text:p>761</text:p>
          </table:table-cell>
          <table:table-cell office:value-type="float" office:value="654.02687271962134" table:style-name="ce111">
            <text:p>654</text:p>
          </table:table-cell>
          <table:table-cell office:value-type="float" office:value="585.72353541314124" table:style-name="ce111">
            <text:p>586</text:p>
          </table:table-cell>
          <table:table-cell office:value-type="float" office:value="358.47951334773842" table:style-name="ce111">
            <text:p>358</text:p>
          </table:table-cell>
          <table:table-cell table:style-name="ce98"/>
          <table:table-cell table:style-name="ce99"/>
          <table:table-cell table:number-columns-repeated="16330" table:style-name="ce1"/>
        </table:table-row>
        <table:table-row table:style-name="ro3">
          <table:table-cell office:value-type="string" table:style-name="ce112">
            <text:p>Prices (average prices weighted by volumes of sales (£ per tonne))</text:p>
          </table:table-cell>
          <table:table-cell table:number-columns-repeated="3" table:style-name="ce113"/>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string" table:style-name="ce114">
            <text:p>. .</text:p>
          </table:table-cell>
          <table:table-cell office:value-type="float" office:value="281.93800835431637" table:style-name="ce115">
            <text:p>281.9</text:p>
          </table:table-cell>
          <table:table-cell office:value-type="float" office:value="178.47430940680093" table:style-name="ce115">
            <text:p>178.5</text:p>
          </table:table-cell>
          <table:table-cell office:value-type="float" office:value="156.63904155518097" table:style-name="ce115">
            <text:p>156.6</text:p>
          </table:table-cell>
          <table:table-cell office:value-type="float" office:value="179.20291396171331" table:style-name="ce115">
            <text:p>179.2</text:p>
          </table:table-cell>
          <table:table-cell office:value-type="float" office:value="180.52667315227023" table:style-name="ce115">
            <text:p>180.5</text:p>
          </table:table-cell>
          <table:table-cell office:value-type="float" office:value="192.69551887072106" table:style-name="ce115">
            <text:p>192.7</text:p>
          </table:table-cell>
          <table:table-cell office:value-type="float" office:value="156.79018054380978" table:style-name="ce115">
            <text:p>156.8</text:p>
          </table:table-cell>
          <table:table-cell office:value-type="float" office:value="167.47010516281117" table:style-name="ce115">
            <text:p>167.5</text:p>
          </table:table-cell>
          <table:table-cell office:value-type="float" office:value="112.18620073912372" table:style-name="ce115">
            <text:p>112.2</text:p>
          </table:table-cell>
          <table:table-cell office:value-type="float" office:value="120.15791874639791" table:style-name="ce115">
            <text:p>120.2</text:p>
          </table:table-cell>
          <table:table-cell office:value-type="float" office:value="148.24504644001669" table:style-name="ce115">
            <text:p>148.2</text:p>
          </table:table-cell>
          <table:table-cell office:value-type="float" office:value="148.14766957457215" table:style-name="ce115">
            <text:p>148.1</text:p>
          </table:table-cell>
          <table:table-cell office:value-type="float" office:value="171.58760803704871" table:style-name="ce115">
            <text:p>171.6</text:p>
          </table:table-cell>
          <table:table-cell office:value-type="float" office:value="159.74820747369495" table:style-name="ce115">
            <text:p>159.7</text:p>
          </table:table-cell>
          <table:table-cell office:value-type="float" office:value="137.65688637347071" table:style-name="ce115">
            <text:p>137.7</text:p>
          </table:table-cell>
          <table:table-cell office:value-type="float" office:value="164.22975584407371" table:style-name="ce115">
            <text:p>164.2</text:p>
          </table:table-cell>
          <table:table-cell office:value-type="float" office:value="202.30198977698004" table:style-name="ce115">
            <text:p>202.3</text:p>
          </table:table-cell>
          <table:table-cell office:value-type="float" office:value="319.55951567450717" table:style-name="ce115">
            <text:p>319.6</text:p>
          </table:table-cell>
          <table:table-cell office:value-type="float" office:value="248.71686737244966" table:style-name="ce116">
            <text:p>248.7</text:p>
          </table:table-cell>
          <table:table-cell office:value-type="float" office:value="302.27168823490661" table:style-name="ce115">
            <text:p>302.3</text:p>
          </table:table-cell>
          <table:table-cell office:value-type="float" office:value="402.31009889437553" table:style-name="ce116">
            <text:p>402.3</text:p>
          </table:table-cell>
          <table:table-cell office:value-type="float" office:value="385.65722368705616" table:style-name="ce116">
            <text:p>385.7</text:p>
          </table:table-cell>
          <table:table-cell office:value-type="float" office:value="348.15098874600449" table:style-name="ce116">
            <text:p>348.2</text:p>
          </table:table-cell>
          <table:table-cell office:value-type="float" office:value="278.02156553592522" table:style-name="ce117">
            <text:p>278</text:p>
          </table:table-cell>
          <table:table-cell office:value-type="float" office:value="279.79062664143521" table:style-name="ce117">
            <text:p>280</text:p>
          </table:table-cell>
          <table:table-cell office:value-type="float" office:value="305.9209109751946" table:style-name="ce117">
            <text:p>306</text:p>
          </table:table-cell>
          <table:table-cell office:value-type="float" office:value="351.43338071822063" table:style-name="ce117">
            <text:p>351</text:p>
          </table:table-cell>
          <table:table-cell office:value-type="float" office:value="325.03975141793489" table:style-name="ce117">
            <text:p>325</text:p>
          </table:table-cell>
          <table:table-cell office:value-type="float" office:value="334.35000351254394" table:style-name="ce117">
            <text:p>334</text:p>
          </table:table-cell>
          <table:table-cell office:value-type="float" office:value="346.66484546263376" table:style-name="ce117">
            <text:p>347</text:p>
          </table:table-cell>
          <table:table-cell table:style-name="ce98"/>
          <table:table-cell table:style-name="ce99"/>
          <table:table-cell table:number-columns-repeated="16330" table:style-name="ce1"/>
        </table:table-row>
        <table:table-row table:style-name="ro3">
          <table:table-cell office:value-type="string" table:style-name="ce93">
            <text:p>Supply and use</text:p>
          </table:table-cell>
          <table:table-cell table:number-columns-repeated="2" table:style-name="ce93"/>
          <table:table-cell table:style-name="ce75"/>
          <table:table-cell table:number-columns-repeated="18" table:style-name="ce96"/>
          <table:table-cell table:number-columns-repeated="20" table:style-name="ce97"/>
          <table:table-cell table:number-columns-repeated="10" table:style-name="ce92"/>
          <table:table-cell table:style-name="ce98"/>
          <table:table-cell table:style-name="ce99"/>
          <table:table-cell table:number-columns-repeated="16330" table:style-name="ce1"/>
        </table:table-row>
        <table:table-row table:style-name="ro3">
          <table:table-cell table:style-name="ce75"/>
          <table:table-cell office:value-type="string" table:style-name="ce75">
            <text:p>Production</text:p>
          </table:table-cell>
          <table:table-cell table:number-columns-repeated="2" table:style-name="ce75"/>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924" table:style-name="ce66">
            <text:p>924</text:p>
          </table:table-cell>
          <table:table-cell office:value-type="float" office:value="897" table:style-name="ce66">
            <text:p>897</text:p>
          </table:table-cell>
          <table:table-cell office:value-type="float" office:value="966" table:style-name="ce66">
            <text:p>966</text:p>
          </table:table-cell>
          <table:table-cell office:value-type="float" office:value="1323" table:style-name="ce66">
            <text:p>1,323</text:p>
          </table:table-cell>
          <table:table-cell office:value-type="float" office:value="1033.1103526173968" table:style-name="ce66">
            <text:p>1,033</text:p>
          </table:table-cell>
          <table:table-cell office:value-type="float" office:value="945.97769688378651" table:style-name="ce66">
            <text:p>946</text:p>
          </table:table-cell>
          <table:table-cell office:value-type="float" office:value="1207.191682825078" table:style-name="ce66">
            <text:p>1,207</text:p>
          </table:table-cell>
          <table:table-cell office:value-type="float" office:value="1283.2709558738454" table:style-name="ce66">
            <text:p>1,283</text:p>
          </table:table-cell>
          <table:table-cell office:value-type="float" office:value="1213.1211329034993" table:style-name="ce66">
            <text:p>1,213</text:p>
          </table:table-cell>
          <table:table-cell office:value-type="float" office:value="1084.5628527252106" table:style-name="ce66">
            <text:p>1,085</text:p>
          </table:table-cell>
          <table:table-cell office:value-type="float" office:value="1242.9750680550501" table:style-name="ce66">
            <text:p>1,243</text:p>
          </table:table-cell>
          <table:table-cell office:value-type="float" office:value="1234.124281846292" table:style-name="ce66">
            <text:p>1,234</text:p>
          </table:table-cell>
          <table:table-cell office:value-type="float" office:value="1414.7505295031774" table:style-name="ce66">
            <text:p>1,415</text:p>
          </table:table-cell>
          <table:table-cell office:value-type="float" office:value="1526.5932790241307" table:style-name="ce66">
            <text:p>1,527</text:p>
          </table:table-cell>
          <table:table-cell office:value-type="float" office:value="1567.8733417059068" table:style-name="ce66">
            <text:p>1,568</text:p>
          </table:table-cell>
          <table:table-cell office:value-type="float" office:value="1736.6436202771004" table:style-name="ce66">
            <text:p>1,737</text:p>
          </table:table-cell>
          <table:table-cell office:value-type="float" office:value="1156.796534321752" table:style-name="ce66">
            <text:p>1,157</text:p>
          </table:table-cell>
          <table:table-cell office:value-type="float" office:value="1157.1648967995336" table:style-name="ce66">
            <text:p>1,157</text:p>
          </table:table-cell>
          <table:table-cell office:value-type="float" office:value="1467.719933955462" table:style-name="ce66">
            <text:p>1,468</text:p>
          </table:table-cell>
          <table:table-cell office:value-type="float" office:value="1770.7535753419445" table:style-name="ce66">
            <text:p>1,771</text:p>
          </table:table-cell>
          <table:table-cell office:value-type="float" office:value="1606.8336532670544" table:style-name="ce66">
            <text:p>1,607</text:p>
          </table:table-cell>
          <table:table-cell office:value-type="float" office:value="1897.7228302299395" table:style-name="ce66">
            <text:p>1,898</text:p>
          </table:table-cell>
          <table:table-cell office:value-type="float" office:value="1890.0929903955453" table:style-name="ce66">
            <text:p>1,890</text:p>
          </table:table-cell>
          <table:table-cell office:value-type="float" office:value="2108.1214360303443" table:style-name="ce66">
            <text:p>2,108</text:p>
          </table:table-cell>
          <table:table-cell office:value-type="float" office:value="1973.2268552682974" table:style-name="ce66">
            <text:p>1,973</text:p>
          </table:table-cell>
          <table:table-cell office:value-type="float" office:value="1912.1959999999999" table:style-name="ce66">
            <text:p>1,912</text:p>
          </table:table-cell>
          <table:table-cell office:value-type="float" office:value="2230.1480000000001" table:style-name="ce66">
            <text:p>2,230</text:p>
          </table:table-cell>
          <table:table-cell office:value-type="float" office:value="2758.3020000000001" table:style-name="ce66">
            <text:p>2,758</text:p>
          </table:table-cell>
          <table:table-cell office:value-type="float" office:value="2556.643" table:style-name="ce66">
            <text:p>2,557</text:p>
          </table:table-cell>
          <table:table-cell office:value-type="float" office:value="2128.1419999999998" table:style-name="ce66">
            <text:p>2,128</text:p>
          </table:table-cell>
          <table:table-cell office:value-type="float" office:value="2459.5757310770159" table:style-name="ce66">
            <text:p>2,460</text:p>
          </table:table-cell>
          <table:table-cell office:value-type="float" office:value="2542.4536959665675" table:style-name="ce66">
            <text:p>2,542</text:p>
          </table:table-cell>
          <table:table-cell office:value-type="float" office:value="1774.7122498590998" table:style-name="ce66">
            <text:p>1,775</text:p>
          </table:table-cell>
          <table:table-cell office:value-type="float" office:value="2166.6473257609709" table:style-name="ce66">
            <text:p>2,167</text:p>
          </table:table-cell>
          <table:table-cell office:value-type="float" office:value="2012.1442680980765" table:style-name="ce66">
            <text:p>2,012</text:p>
          </table:table-cell>
          <table:table-cell office:value-type="float" office:value="1751.8275138620309" table:style-name="ce66">
            <text:p>1,752</text:p>
          </table:table-cell>
          <table:table-cell office:value-type="float" office:value="1038" table:style-name="ce66">
            <text:p>1,038</text:p>
          </table:table-cell>
          <table:table-cell table:style-name="ce98"/>
          <table:table-cell table:style-name="ce99"/>
          <table:table-cell table:number-columns-repeated="16330"/>
        </table:table-row>
        <table:table-row table:style-name="ro3">
          <table:table-cell table:style-name="ce75"/>
          <table:table-cell office:value-type="string" table:style-name="ce75">
            <text:p>Imports from:</text:p>
          </table:table-cell>
          <table:table-cell table:style-name="ce75"/>
          <table:table-cell office:value-type="string" table:style-name="ce75">
            <text:p>The EU</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66" table:style-name="ce66">
            <text:p>66</text:p>
          </table:table-cell>
          <table:table-cell office:value-type="float" office:value="46" table:style-name="ce66">
            <text:p>46</text:p>
          </table:table-cell>
          <table:table-cell office:value-type="float" office:value="79" table:style-name="ce66">
            <text:p>79</text:p>
          </table:table-cell>
          <table:table-cell office:value-type="float" office:value="151" table:style-name="ce66">
            <text:p>151</text:p>
          </table:table-cell>
          <table:table-cell office:value-type="float" office:value="80.665957999999989" table:style-name="ce66">
            <text:p>81</text:p>
          </table:table-cell>
          <table:table-cell office:value-type="float" office:value="98.190276999999995" table:style-name="ce66">
            <text:p>98</text:p>
          </table:table-cell>
          <table:table-cell office:value-type="float" office:value="206.09052699999995" table:style-name="ce66">
            <text:p>206</text:p>
          </table:table-cell>
          <table:table-cell office:value-type="float" office:value="132.736434" table:style-name="ce66">
            <text:p>133</text:p>
          </table:table-cell>
          <table:table-cell office:value-type="float" office:value="212.97614300000001" table:style-name="ce66">
            <text:p>213</text:p>
          </table:table-cell>
          <table:table-cell office:value-type="float" office:value="177.62713100000005" table:style-name="ce66">
            <text:p>178</text:p>
          </table:table-cell>
          <table:table-cell office:value-type="float" office:value="256.377071" table:style-name="ce66">
            <text:p>256</text:p>
          </table:table-cell>
          <table:table-cell office:value-type="float" office:value="454.29840400000006" table:style-name="ce66">
            <text:p>454</text:p>
          </table:table-cell>
          <table:table-cell office:value-type="float" office:value="206.87696199999996" table:style-name="ce66">
            <text:p>207</text:p>
          </table:table-cell>
          <table:table-cell office:value-type="float" office:value="276.88992899999994" table:style-name="ce66">
            <text:p>277</text:p>
          </table:table-cell>
          <table:table-cell office:value-type="float" office:value="303.09437900000006" table:style-name="ce66">
            <text:p>303</text:p>
          </table:table-cell>
          <table:table-cell office:value-type="float" office:value="218.460398" table:style-name="ce66">
            <text:p>218</text:p>
          </table:table-cell>
          <table:table-cell office:value-type="float" office:value="288.76106799999985" table:style-name="ce66">
            <text:p>289</text:p>
          </table:table-cell>
          <table:table-cell office:value-type="float" office:value="537.53686399999992" table:style-name="ce66">
            <text:p>538</text:p>
          </table:table-cell>
          <table:table-cell office:value-type="float" office:value="265.33308199999988" table:style-name="ce66">
            <text:p>265</text:p>
          </table:table-cell>
          <table:table-cell office:value-type="float" office:value="135.854152" table:style-name="ce66">
            <text:p>136</text:p>
          </table:table-cell>
          <table:table-cell office:value-type="float" office:value="198.022232" table:style-name="ce66">
            <text:p>198</text:p>
          </table:table-cell>
          <table:table-cell office:value-type="float" office:value="47.386912999999979" table:style-name="ce66">
            <text:p>47</text:p>
          </table:table-cell>
          <table:table-cell office:value-type="float" office:value="132.14508799999996" table:style-name="ce66">
            <text:p>132</text:p>
          </table:table-cell>
          <table:table-cell office:value-type="float" office:value="63.405979000000016" table:style-name="ce66">
            <text:p>63</text:p>
          </table:table-cell>
          <table:table-cell office:value-type="float" office:value="174.95799600000007" table:style-name="ce66">
            <text:p>175</text:p>
          </table:table-cell>
          <table:table-cell office:value-type="float" office:value="400.572429" table:style-name="ce66">
            <text:p>401</text:p>
          </table:table-cell>
          <table:table-cell office:value-type="float" office:value="158.71410900000001" table:style-name="ce66">
            <text:p>159</text:p>
          </table:table-cell>
          <table:table-cell office:value-type="float" office:value="64.485219000000001" table:style-name="ce66">
            <text:p>64</text:p>
          </table:table-cell>
          <table:table-cell office:value-type="float" office:value="18.321227" table:style-name="ce66">
            <text:p>18</text:p>
          </table:table-cell>
          <table:table-cell office:value-type="float" office:value="148.07815600000001" table:style-name="ce66">
            <text:p>148</text:p>
          </table:table-cell>
          <table:table-cell office:value-type="float" office:value="77.073119000000005" table:style-name="ce66">
            <text:p>77</text:p>
          </table:table-cell>
          <table:table-cell office:value-type="float" office:value="87.207698999999991" table:style-name="ce66">
            <text:p>87</text:p>
          </table:table-cell>
          <table:table-cell office:value-type="float" office:value="62.845958999999986" table:style-name="ce66">
            <text:p>63</text:p>
          </table:table-cell>
          <table:table-cell office:value-type="float" office:value="223.47204500000001" table:style-name="ce66">
            <text:p>223</text:p>
          </table:table-cell>
          <table:table-cell office:value-type="float" office:value="205.87507399999998" table:style-name="ce66">
            <text:p>206</text:p>
          </table:table-cell>
          <table:table-cell office:value-type="float" office:value="258.02354200000002" table:style-name="ce66">
            <text:p>258</text:p>
          </table:table-cell>
          <table:table-cell office:value-type="float" office:value="223" table:style-name="ce66">
            <text:p>223</text:p>
          </table:table-cell>
          <table:table-cell table:style-name="ce98"/>
          <table:table-cell table:style-name="ce99"/>
          <table:table-cell table:number-columns-repeated="16330"/>
        </table:table-row>
        <table:table-row table:style-name="ro3">
          <table:table-cell table:number-columns-repeated="3" table:style-name="ce75"/>
          <table:table-cell office:value-type="string" table:style-name="ce75">
            <text:p>The rest of the world</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1" table:style-name="ce66">
            <text:p>1</text:p>
          </table:table-cell>
          <table:table-cell office:value-type="float" office:value="14" table:style-name="ce66">
            <text:p>14</text:p>
          </table:table-cell>
          <table:table-cell office:value-type="float" office:value="181" table:style-name="ce66">
            <text:p>181</text:p>
          </table:table-cell>
          <table:table-cell office:value-type="float" office:value="41" table:style-name="ce66">
            <text:p>41</text:p>
          </table:table-cell>
          <table:table-cell office:value-type="string" table:style-name="ce66">
            <text:p>-</text:p>
          </table:table-cell>
          <table:table-cell office:value-type="float" office:value="4.7713720000000004" table:style-name="ce66">
            <text:p>5</text:p>
          </table:table-cell>
          <table:table-cell office:value-type="float" office:value="4.7552000000000003" table:style-name="ce66">
            <text:p>5</text:p>
          </table:table-cell>
          <table:table-cell office:value-type="float" office:value="4.4939039999999997" table:style-name="ce66">
            <text:p>4</text:p>
          </table:table-cell>
          <table:table-cell office:value-type="string" table:style-name="ce66">
            <text:p>-</text:p>
          </table:table-cell>
          <table:table-cell office:value-type="float" office:value="50.377789999999997" table:style-name="ce66">
            <text:p>50</text:p>
          </table:table-cell>
          <table:table-cell office:value-type="float" office:value="118.72724500000001" table:style-name="ce66">
            <text:p>119</text:p>
          </table:table-cell>
          <table:table-cell office:value-type="float" office:value="98.484647999999993" table:style-name="ce66">
            <text:p>98</text:p>
          </table:table-cell>
          <table:table-cell office:value-type="float" office:value="20.391789999999997" table:style-name="ce66">
            <text:p>20</text:p>
          </table:table-cell>
          <table:table-cell office:value-type="string" table:style-name="ce66">
            <text:p>-</text:p>
          </table:table-cell>
          <table:table-cell office:value-type="float" office:value="22.646162" table:style-name="ce66">
            <text:p>23</text:p>
          </table:table-cell>
          <table:table-cell office:value-type="float" office:value="104.77124000000001" table:style-name="ce66">
            <text:p>105</text:p>
          </table:table-cell>
          <table:table-cell office:value-type="string" table:style-name="ce66">
            <text:p>-</text:p>
          </table:table-cell>
          <table:table-cell office:value-type="float" office:value="67.486839000000003" table:style-name="ce66">
            <text:p>67</text:p>
          </table:table-cell>
          <table:table-cell office:value-type="float" office:value="61.555" table:style-name="ce66">
            <text:p>62</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float" office:value="20.748867999999998" table:style-name="ce66">
            <text:p>21</text:p>
          </table:table-cell>
          <table:table-cell office:value-type="float" office:value="8.5200089999999999" table:style-name="ce66">
            <text:p>9</text:p>
          </table:table-cell>
          <table:table-cell office:value-type="string" table:style-name="ce66">
            <text:p>-</text:p>
          </table:table-cell>
          <table:table-cell office:value-type="string" table:style-name="ce66">
            <text:p>-</text:p>
          </table:table-cell>
          <table:table-cell office:value-type="float" office:value="29.337615" table:style-name="ce66">
            <text:p>29</text:p>
          </table:table-cell>
          <table:table-cell office:value-type="float" office:value="9.963080999999999" table:style-name="ce66">
            <text:p>10</text:p>
          </table:table-cell>
          <table:table-cell office:value-type="float" office:value="3.0000000000000001E-3" table:style-name="ce66">
            <text:p>0</text:p>
          </table:table-cell>
          <table:table-cell office:value-type="float" office:value="2.5695999999999997E-2" table:style-name="ce66">
            <text:p>0</text:p>
          </table:table-cell>
          <table:table-cell office:value-type="float" office:value="121.54495" table:style-name="ce66">
            <text:p>122</text:p>
          </table:table-cell>
          <table:table-cell office:value-type="float" office:value="1.372E-2" table:style-name="ce66">
            <text:p>0</text:p>
          </table:table-cell>
          <table:table-cell office:value-type="float" office:value="95.661455000000004" table:style-name="ce66">
            <text:p>96</text:p>
          </table:table-cell>
          <table:table-cell office:value-type="float" office:value="279" table:style-name="ce66">
            <text:p>279</text:p>
          </table:table-cell>
          <table:table-cell table:style-name="ce98"/>
          <table:table-cell table:style-name="ce99"/>
          <table:table-cell table:number-columns-repeated="16330"/>
        </table:table-row>
        <table:table-row table:style-name="ro3">
          <table:table-cell table:style-name="ce75"/>
          <table:table-cell office:value-type="string" table:style-name="ce75">
            <text:p>Exports to:</text:p>
          </table:table-cell>
          <table:table-cell table:style-name="ce75"/>
          <table:table-cell office:value-type="string" table:style-name="ce75">
            <text:p>The EU</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166" table:style-name="ce66">
            <text:p>166</text:p>
          </table:table-cell>
          <table:table-cell office:value-type="float" office:value="295" table:style-name="ce66">
            <text:p>295</text:p>
          </table:table-cell>
          <table:table-cell office:value-type="float" office:value="496" table:style-name="ce66">
            <text:p>496</text:p>
          </table:table-cell>
          <table:table-cell office:value-type="float" office:value="295" table:style-name="ce66">
            <text:p>295</text:p>
          </table:table-cell>
          <table:table-cell office:value-type="float" office:value="150.24678700000001" table:style-name="ce66">
            <text:p>150</text:p>
          </table:table-cell>
          <table:table-cell office:value-type="float" office:value="103.74383999999999" table:style-name="ce66">
            <text:p>104</text:p>
          </table:table-cell>
          <table:table-cell office:value-type="float" office:value="192.682704" table:style-name="ce66">
            <text:p>193</text:p>
          </table:table-cell>
          <table:table-cell office:value-type="float" office:value="145.899911" table:style-name="ce66">
            <text:p>146</text:p>
          </table:table-cell>
          <table:table-cell office:value-type="float" office:value="74.688072000000005" table:style-name="ce66">
            <text:p>75</text:p>
          </table:table-cell>
          <table:table-cell office:value-type="float" office:value="24.475054999999994" table:style-name="ce66">
            <text:p>24</text:p>
          </table:table-cell>
          <table:table-cell office:value-type="float" office:value="37.771509000000002" table:style-name="ce66">
            <text:p>38</text:p>
          </table:table-cell>
          <table:table-cell office:value-type="float" office:value="41.621614000000001" table:style-name="ce66">
            <text:p>42</text:p>
          </table:table-cell>
          <table:table-cell office:value-type="float" office:value="131.03203700000003" table:style-name="ce66">
            <text:p>131</text:p>
          </table:table-cell>
          <table:table-cell office:value-type="float" office:value="170.24239400000005" table:style-name="ce66">
            <text:p>170</text:p>
          </table:table-cell>
          <table:table-cell office:value-type="float" office:value="243.646896" table:style-name="ce66">
            <text:p>244</text:p>
          </table:table-cell>
          <table:table-cell office:value-type="float" office:value="126.33051300000004" table:style-name="ce66">
            <text:p>126</text:p>
          </table:table-cell>
          <table:table-cell office:value-type="float" office:value="49.94742699999999" table:style-name="ce66">
            <text:p>50</text:p>
          </table:table-cell>
          <table:table-cell office:value-type="float" office:value="16.411483" table:style-name="ce66">
            <text:p>16</text:p>
          </table:table-cell>
          <table:table-cell office:value-type="float" office:value="162.05200599999998" table:style-name="ce66">
            <text:p>162</text:p>
          </table:table-cell>
          <table:table-cell office:value-type="float" office:value="270.82419999999985" table:style-name="ce66">
            <text:p>271</text:p>
          </table:table-cell>
          <table:table-cell office:value-type="float" office:value="101.33625400000001" table:style-name="ce66">
            <text:p>101</text:p>
          </table:table-cell>
          <table:table-cell office:value-type="float" office:value="168.36852399999995" table:style-name="ce66">
            <text:p>168</text:p>
          </table:table-cell>
          <table:table-cell office:value-type="float" office:value="178.72228799999999" table:style-name="ce66">
            <text:p>179</text:p>
          </table:table-cell>
          <table:table-cell office:value-type="float" office:value="264.07921800000003" table:style-name="ce66">
            <text:p>264</text:p>
          </table:table-cell>
          <table:table-cell office:value-type="float" office:value="216.69692500000005" table:style-name="ce66">
            <text:p>217</text:p>
          </table:table-cell>
          <table:table-cell office:value-type="float" office:value="49.920496999999997" table:style-name="ce66">
            <text:p>50</text:p>
          </table:table-cell>
          <table:table-cell office:value-type="float" office:value="261.64614599999999" table:style-name="ce66">
            <text:p>262</text:p>
          </table:table-cell>
          <table:table-cell office:value-type="float" office:value="659.14395500000001" table:style-name="ce66">
            <text:p>659</text:p>
          </table:table-cell>
          <table:table-cell office:value-type="float" office:value="1056.652153" table:style-name="ce66">
            <text:p>1,057</text:p>
          </table:table-cell>
          <table:table-cell office:value-type="float" office:value="437.07608699999997" table:style-name="ce66">
            <text:p>437</text:p>
          </table:table-cell>
          <table:table-cell office:value-type="float" office:value="332.62068899999997" table:style-name="ce66">
            <text:p>333</text:p>
          </table:table-cell>
          <table:table-cell office:value-type="float" office:value="283.12248899999992" table:style-name="ce66">
            <text:p>283</text:p>
          </table:table-cell>
          <table:table-cell office:value-type="float" office:value="274.28706499999993" table:style-name="ce66">
            <text:p>274</text:p>
          </table:table-cell>
          <table:table-cell office:value-type="float" office:value="143.34630299999998" table:style-name="ce66">
            <text:p>143</text:p>
          </table:table-cell>
          <table:table-cell office:value-type="float" office:value="134.50997100000001" table:style-name="ce66">
            <text:p>135</text:p>
          </table:table-cell>
          <table:table-cell office:value-type="float" office:value="73.53509099999998" table:style-name="ce66">
            <text:p>74</text:p>
          </table:table-cell>
          <table:table-cell office:value-type="float" office:value="114" table:style-name="ce66">
            <text:p>114</text:p>
          </table:table-cell>
          <table:table-cell table:style-name="ce98"/>
          <table:table-cell table:style-name="ce99"/>
          <table:table-cell table:number-columns-repeated="16330"/>
        </table:table-row>
        <table:table-row table:style-name="ro3">
          <table:table-cell table:number-columns-repeated="3" table:style-name="ce75"/>
          <table:table-cell office:value-type="string" table:style-name="ce75">
            <text:p>The rest of the world</text:p>
          </table:table-cell>
          <table:table-cell office:value-type="string" table:style-name="ce96">
            <text:p>. .</text:p>
          </table:table-cell>
          <table:table-cell office:value-type="string" table:style-name="ce96">
            <text:p>. .</text:p>
          </table:table-cell>
          <table:table-cell office:value-type="string" table:style-name="ce96">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1" table:style-name="ce66">
            <text:p>1</text:p>
          </table:table-cell>
          <table:table-cell office:value-type="string" table:style-name="ce66">
            <text:p>-</text:p>
          </table:table-cell>
          <table:table-cell office:value-type="string" table:style-name="ce66">
            <text:p>-</text:p>
          </table:table-cell>
          <table:table-cell office:value-type="float" office:value="1" table:style-name="ce66">
            <text:p>1</text:p>
          </table:table-cell>
          <table:table-cell office:value-type="string" table:style-name="ce66">
            <text:p>-</text:p>
          </table:table-cell>
          <table:table-cell office:value-type="string" table:style-name="ce66">
            <text:p>-</text:p>
          </table:table-cell>
          <table:table-cell office:value-type="string" table:style-name="ce66">
            <text:p>-</text:p>
          </table:table-cell>
          <table:table-cell office:value-type="float" office:value="1.279757" table:style-name="ce66">
            <text:p>1</text:p>
          </table:table-cell>
          <table:table-cell office:value-type="float" office:value="46.423747999999989" table:style-name="ce66">
            <text:p>46</text:p>
          </table:table-cell>
          <table:table-cell office:value-type="float" office:value="20.030830999999999" table:style-name="ce66">
            <text:p>20</text:p>
          </table:table-cell>
          <table:table-cell office:value-type="float" office:value="45.303612999999999" table:style-name="ce66">
            <text:p>45</text:p>
          </table:table-cell>
          <table:table-cell office:value-type="string" table:style-name="ce66">
            <text:p>-</text:p>
          </table:table-cell>
          <table:table-cell office:value-type="float" office:value="45.419165" table:style-name="ce66">
            <text:p>45</text:p>
          </table:table-cell>
          <table:table-cell office:value-type="float" office:value="15.800705999999998" table:style-name="ce66">
            <text:p>16</text:p>
          </table:table-cell>
          <table:table-cell office:value-type="float" office:value="32.221227999999996" table:style-name="ce66">
            <text:p>32</text:p>
          </table:table-cell>
          <table:table-cell office:value-type="float" office:value="148.97826000000003" table:style-name="ce66">
            <text:p>149</text:p>
          </table:table-cell>
          <table:table-cell office:value-type="string" table:style-name="ce66">
            <text:p>-</text:p>
          </table:table-cell>
          <table:table-cell office:value-type="string" table:style-name="ce66">
            <text:p>-</text:p>
          </table:table-cell>
          <table:table-cell office:value-type="float" office:value="45.269199999999998" table:style-name="ce66">
            <text:p>45</text:p>
          </table:table-cell>
          <table:table-cell office:value-type="float" office:value="1.4296500000000001" table:style-name="ce66">
            <text:p>1</text:p>
          </table:table-cell>
          <table:table-cell office:value-type="float" office:value="2.5649100000000002" table:style-name="ce66">
            <text:p>3</text:p>
          </table:table-cell>
          <table:table-cell office:value-type="float" office:value="4.407953" table:style-name="ce66">
            <text:p>4</text:p>
          </table:table-cell>
          <table:table-cell office:value-type="float" office:value="14.847692999999998" table:style-name="ce66">
            <text:p>15</text:p>
          </table:table-cell>
          <table:table-cell office:value-type="float" office:value="0.13819200000000001" table:style-name="ce66">
            <text:p>0</text:p>
          </table:table-cell>
          <table:table-cell office:value-type="float" office:value="1.9840949999999999" table:style-name="ce66">
            <text:p>2</text:p>
          </table:table-cell>
          <table:table-cell office:value-type="float" office:value="2.5147490000000001" table:style-name="ce66">
            <text:p>3</text:p>
          </table:table-cell>
          <table:table-cell office:value-type="float" office:value="2.2177699999999998" table:style-name="ce66">
            <text:p>2</text:p>
          </table:table-cell>
          <table:table-cell office:value-type="string" table:style-name="ce66">
            <text:p>-</text:p>
          </table:table-cell>
          <table:table-cell office:value-type="string" table:style-name="ce66">
            <text:p>-</text:p>
          </table:table-cell>
          <table:table-cell office:value-type="float" office:value="1.96333" table:style-name="ce66">
            <text:p>2</text:p>
          </table:table-cell>
          <table:table-cell office:value-type="float" office:value="38.098644" table:style-name="ce66">
            <text:p>38</text:p>
          </table:table-cell>
          <table:table-cell office:value-type="float" office:value="24.481228000000002" table:style-name="ce66">
            <text:p>24</text:p>
          </table:table-cell>
          <table:table-cell office:value-type="float" office:value="24.746624000000001" table:style-name="ce66">
            <text:p>25</text:p>
          </table:table-cell>
          <table:table-cell office:value-type="float" office:value="2.5291999999999999E-2" table:style-name="ce66">
            <text:p>0</text:p>
          </table:table-cell>
          <table:table-cell office:value-type="float" office:value="0.2" table:style-name="ce66">
            <text:p>0</text:p>
          </table:table-cell>
          <table:table-cell office:value-type="float" office:value="3.0928000000000001E-2" table:style-name="ce66">
            <text:p>0</text:p>
          </table:table-cell>
          <table:table-cell office:value-type="float" office:value="0" table:style-name="ce66">
            <text:p>0</text:p>
          </table:table-cell>
          <table:table-cell table:style-name="ce98"/>
          <table:table-cell table:style-name="ce99"/>
          <table:table-cell table:number-columns-repeated="16330" table:style-name="ce1"/>
        </table:table-row>
        <table:table-row table:style-name="ro3">
          <table:table-cell table:style-name="ce75"/>
          <table:table-cell office:value-type="string" table:style-name="ce106">
            <text:p>Total new supply</text:p>
          </table:table-cell>
          <table:table-cell table:number-columns-repeated="2" table:style-name="ce106"/>
          <table:table-cell office:value-type="string" table:style-name="ce118">
            <text:p>. .</text:p>
          </table:table-cell>
          <table:table-cell office:value-type="string" table:style-name="ce118">
            <text:p>. .</text:p>
          </table:table-cell>
          <table:table-cell office:value-type="string" table:style-name="ce118">
            <text:p>. .</text:p>
          </table:table-cell>
          <table:table-cell office:value-type="string" table:style-name="ce118">
            <text:p>. .</text:p>
          </table:table-cell>
          <table:table-cell office:value-type="string" table:style-name="ce118">
            <text:p>. .</text:p>
          </table:table-cell>
          <table:table-cell office:value-type="string" table:style-name="ce118">
            <text:p>. .</text:p>
          </table:table-cell>
          <table:table-cell office:value-type="string" table:style-name="ce118">
            <text:p>. .</text:p>
          </table:table-cell>
          <table:table-cell office:value-type="string" table:style-name="ce118">
            <text:p>. .</text:p>
          </table:table-cell>
          <table:table-cell office:value-type="string" table:style-name="ce105">
            <text:p>. .</text:p>
          </table:table-cell>
          <table:table-cell office:value-type="string" table:style-name="ce105">
            <text:p>. .</text:p>
          </table:table-cell>
          <table:table-cell office:value-type="string" table:style-name="ce105">
            <text:p>. .</text:p>
          </table:table-cell>
          <table:table-cell office:value-type="float" office:value="824" table:style-name="ce66">
            <text:p>824</text:p>
          </table:table-cell>
          <table:table-cell office:value-type="float" office:value="662" table:style-name="ce66">
            <text:p>662</text:p>
          </table:table-cell>
          <table:table-cell office:value-type="float" office:value="730" table:style-name="ce66">
            <text:p>730</text:p>
          </table:table-cell>
          <table:table-cell office:value-type="float" office:value="1219" table:style-name="ce66">
            <text:p>1,219</text:p>
          </table:table-cell>
          <table:table-cell office:value-type="float" office:value="963.56172761739674" table:style-name="ce66">
            <text:p>964</text:p>
          </table:table-cell>
          <table:table-cell office:value-type="float" office:value="945.15372388378648" table:style-name="ce66">
            <text:p>945</text:p>
          </table:table-cell>
          <table:table-cell office:value-type="float" office:value="1225.1282078250781" table:style-name="ce66">
            <text:p>1,225</text:p>
          </table:table-cell>
          <table:table-cell office:value-type="float" office:value="1273.3216258738453" table:style-name="ce66">
            <text:p>1,273</text:p>
          </table:table-cell>
          <table:table-cell office:value-type="float" office:value="1305.0996809034996" table:style-name="ce66">
            <text:p>1,305</text:p>
          </table:table-cell>
          <table:table-cell office:value-type="float" office:value="1268.0618877252107" table:style-name="ce66">
            <text:p>1,268</text:p>
          </table:table-cell>
          <table:table-cell office:value-type="float" office:value="1535.00426205505" table:style-name="ce66">
            <text:p>1,535</text:p>
          </table:table-cell>
          <table:table-cell office:value-type="float" office:value="1745.2604448462923" table:style-name="ce66">
            <text:p>1,745</text:p>
          </table:table-cell>
          <table:table-cell office:value-type="float" office:value="1465.5680795031774" table:style-name="ce66">
            <text:p>1,466</text:p>
          </table:table-cell>
          <table:table-cell office:value-type="float" office:value="1617.4731280241306" table:style-name="ce66">
            <text:p>1,617</text:p>
          </table:table-cell>
          <table:table-cell office:value-type="float" office:value="1617.7457587059071" table:style-name="ce66">
            <text:p>1,618</text:p>
          </table:table-cell>
          <table:table-cell office:value-type="float" office:value="1784.5664852771001" table:style-name="ce66">
            <text:p>1,785</text:p>
          </table:table-cell>
          <table:table-cell office:value-type="float" office:value="1395.5716103217517" table:style-name="ce66">
            <text:p>1,396</text:p>
          </table:table-cell>
          <table:table-cell office:value-type="float" office:value="1745.7511377995334" table:style-name="ce66">
            <text:p>1,746</text:p>
          </table:table-cell>
          <table:table-cell office:value-type="float" office:value="1587.2868099554621" table:style-name="ce66">
            <text:p>1,587</text:p>
          </table:table-cell>
          <table:table-cell office:value-type="float" office:value="1634.3538773419448" table:style-name="ce66">
            <text:p>1,634</text:p>
          </table:table-cell>
          <table:table-cell office:value-type="float" office:value="1701.0037712670544" table:style-name="ce66">
            <text:p>1,701</text:p>
          </table:table-cell>
          <table:table-cell office:value-type="float" office:value="1772.5549542299398" table:style-name="ce66">
            <text:p>1,773</text:p>
          </table:table-cell>
          <table:table-cell office:value-type="float" office:value="1828.6691273955453" table:style-name="ce66">
            <text:p>1,829</text:p>
          </table:table-cell>
          <table:table-cell office:value-type="float" office:value="1907.3100050303444" table:style-name="ce66">
            <text:p>1,907</text:p>
          </table:table-cell>
          <table:table-cell office:value-type="float" office:value="1929.5038862682973" table:style-name="ce66">
            <text:p>1,930</text:p>
          </table:table-cell>
          <table:table-cell office:value-type="float" office:value="2281.0820509999999" table:style-name="ce66">
            <text:p>2,281</text:p>
          </table:table-cell>
          <table:table-cell office:value-type="float" office:value="2133.5182019999997" table:style-name="ce66">
            <text:p>2,134</text:p>
          </table:table-cell>
          <table:table-cell office:value-type="float" office:value="2163.6192060000003" table:style-name="ce66">
            <text:p>2,164</text:p>
          </table:table-cell>
          <table:table-cell office:value-type="float" office:value="1518.2375039999999" table:style-name="ce66">
            <text:p>1,518</text:p>
          </table:table-cell>
          <table:table-cell office:value-type="float" office:value="1866.5183539999998" table:style-name="ce66">
            <text:p>1,867</text:p>
          </table:table-cell>
          <table:table-cell office:value-type="float" office:value="2175.8925980770159" table:style-name="ce66">
            <text:p>2,176</text:p>
          </table:table-cell>
          <table:table-cell office:value-type="float" office:value="2322.0606779665677" table:style-name="ce66">
            <text:p>2,322</text:p>
          </table:table-cell>
          <table:table-cell office:value-type="float" office:value="1538.5502158590996" table:style-name="ce66">
            <text:p>1,539</text:p>
          </table:table-cell>
          <table:table-cell office:value-type="float" office:value="2368.2927257609713" table:style-name="ce66">
            <text:p>2,368</text:p>
          </table:table-cell>
          <table:table-cell office:value-type="float" office:value="2083.3230910980765" table:style-name="ce66">
            <text:p>2,083</text:p>
          </table:table-cell>
          <table:table-cell office:value-type="float" office:value="2031.9464918620311" table:style-name="ce66">
            <text:p>2,032</text:p>
          </table:table-cell>
          <table:table-cell office:value-type="float" office:value="1425" table:style-name="ce66">
            <text:p>1,425</text:p>
          </table:table-cell>
          <table:table-cell table:style-name="ce98"/>
          <table:table-cell table:style-name="ce99"/>
          <table:table-cell table:number-columns-repeated="16330" table:style-name="ce1"/>
        </table:table-row>
        <table:table-row table:style-name="ro3">
          <table:table-cell table:style-name="ce107"/>
          <table:table-cell office:value-type="string" table:style-name="ce119">
            <text:p>Production as % of total new supply for use in UK</text:p>
          </table:table-cell>
          <table:table-cell table:number-columns-repeated="2" table:style-name="ce107"/>
          <table:table-cell office:value-type="string" table:style-name="ce120">
            <text:p>. .</text:p>
          </table:table-cell>
          <table:table-cell office:value-type="string" table:style-name="ce120">
            <text:p>. .</text:p>
          </table:table-cell>
          <table:table-cell office:value-type="string" table:style-name="ce120">
            <text:p>. .</text:p>
          </table:table-cell>
          <table:table-cell office:value-type="string" table:style-name="ce120">
            <text:p>. .</text:p>
          </table:table-cell>
          <table:table-cell office:value-type="string" table:style-name="ce120">
            <text:p>. .</text:p>
          </table:table-cell>
          <table:table-cell office:value-type="string" table:style-name="ce120">
            <text:p>. .</text:p>
          </table:table-cell>
          <table:table-cell office:value-type="string" table:style-name="ce120">
            <text:p>. .</text:p>
          </table:table-cell>
          <table:table-cell office:value-type="string" table:style-name="ce120">
            <text:p>. .</text:p>
          </table:table-cell>
          <table:table-cell office:value-type="string" table:style-name="ce120">
            <text:p>. .</text:p>
          </table:table-cell>
          <table:table-cell office:value-type="string" table:style-name="ce120">
            <text:p>. .</text:p>
          </table:table-cell>
          <table:table-cell office:value-type="string" table:style-name="ce120">
            <text:p>. .</text:p>
          </table:table-cell>
          <table:table-cell office:value-type="percentage" office:value="1.1213592233009708" table:style-name="ce121">
            <text:p><text:s/>112%</text:p>
          </table:table-cell>
          <table:table-cell office:value-type="percentage" office:value="1.3549848942598188" table:style-name="ce121">
            <text:p><text:s/>135%</text:p>
          </table:table-cell>
          <table:table-cell office:value-type="percentage" office:value="1.3232876712328767" table:style-name="ce121">
            <text:p><text:s/>132%</text:p>
          </table:table-cell>
          <table:table-cell office:value-type="percentage" office:value="1.085315832649713" table:style-name="ce121">
            <text:p><text:s/>109%</text:p>
          </table:table-cell>
          <table:table-cell office:value-type="percentage" office:value="1.0721786918332397" table:style-name="ce121">
            <text:p><text:s/>107%</text:p>
          </table:table-cell>
          <table:table-cell office:value-type="percentage" office:value="1.0008717872862143" table:style-name="ce121">
            <text:p><text:s/>100%</text:p>
          </table:table-cell>
          <table:table-cell office:value-type="percentage" office:value="0.98535947104520427" table:style-name="ce121">
            <text:p><text:s/>99%</text:p>
          </table:table-cell>
          <table:table-cell office:value-type="percentage" office:value="1.0078136817892904" table:style-name="ce121">
            <text:p><text:s/>101%</text:p>
          </table:table-cell>
          <table:table-cell office:value-type="percentage" office:value="0.92952373727014859" table:style-name="ce121">
            <text:p><text:s/>93%</text:p>
          </table:table-cell>
          <table:table-cell office:value-type="percentage" office:value="0.85529173554046256" table:style-name="ce121">
            <text:p><text:s/>86%</text:p>
          </table:table-cell>
          <table:table-cell office:value-type="percentage" office:value="0.80975349631340188" table:style-name="ce121">
            <text:p><text:s/>81%</text:p>
          </table:table-cell>
          <table:table-cell office:value-type="percentage" office:value="0.70712900500932574" table:style-name="ce121">
            <text:p><text:s/>71%</text:p>
          </table:table-cell>
          <table:table-cell office:value-type="percentage" office:value="0.96532569812981528" table:style-name="ce121">
            <text:p><text:s/>97%</text:p>
          </table:table-cell>
          <table:table-cell office:value-type="percentage" office:value="0.94381368850868219" table:style-name="ce121">
            <text:p><text:s/>94%</text:p>
          </table:table-cell>
          <table:table-cell office:value-type="percentage" office:value="0.96917165955675566" table:style-name="ce121">
            <text:p><text:s/>97%</text:p>
          </table:table-cell>
          <table:table-cell office:value-type="percentage" office:value="0.9731459346595549" table:style-name="ce121">
            <text:p><text:s/>97%</text:p>
          </table:table-cell>
          <table:table-cell office:value-type="percentage" office:value="0.8289051781836192" table:style-name="ce121">
            <text:p><text:s/>83%</text:p>
          </table:table-cell>
          <table:table-cell office:value-type="percentage" office:value="0.66284642280577577" table:style-name="ce121">
            <text:p><text:s/>66%</text:p>
          </table:table-cell>
          <table:table-cell office:value-type="percentage" office:value="0.92467216683835796" table:style-name="ce121">
            <text:p><text:s/>92%</text:p>
          </table:table-cell>
          <table:table-cell office:value-type="percentage" office:value="1.0834578727967015" table:style-name="ce121">
            <text:p><text:s/>108%</text:p>
          </table:table-cell>
          <table:table-cell office:value-type="percentage" office:value="0.94463850134214933" table:style-name="ce121">
            <text:p><text:s/>94%</text:p>
          </table:table-cell>
          <table:table-cell office:value-type="percentage" office:value="1.0706143838876787" table:style-name="ce121">
            <text:p><text:s/>107%</text:p>
          </table:table-cell>
          <table:table-cell office:value-type="percentage" office:value="1.0335893804296254" table:style-name="ce121">
            <text:p><text:s/>103%</text:p>
          </table:table-cell>
          <table:table-cell office:value-type="percentage" office:value="1.1052851557798047" table:style-name="ce121">
            <text:p><text:s/>111%</text:p>
          </table:table-cell>
          <table:table-cell office:value-type="percentage" office:value="1.0226602129755546" table:style-name="ce121">
            <text:p><text:s/>102%</text:p>
          </table:table-cell>
          <table:table-cell office:value-type="percentage" office:value="0.83828461986350533" table:style-name="ce121">
            <text:p><text:s/>84%</text:p>
          </table:table-cell>
          <table:table-cell office:value-type="percentage" office:value="1.0452912929964309" table:style-name="ce121">
            <text:p><text:s/>105%</text:p>
          </table:table-cell>
          <table:table-cell office:value-type="percentage" office:value="1.2748555717895582" table:style-name="ce121">
            <text:p><text:s/>127%</text:p>
          </table:table-cell>
          <table:table-cell office:value-type="percentage" office:value="1.6839545810613832" table:style-name="ce121">
            <text:p><text:s/>168%</text:p>
          </table:table-cell>
          <table:table-cell office:value-type="percentage" office:value="1.1352987125511098" table:style-name="ce121">
            <text:p><text:s/>114%</text:p>
          </table:table-cell>
          <table:table-cell office:value-type="percentage" office:value="1.1303755218666169" table:style-name="ce121">
            <text:p><text:s/>113%</text:p>
          </table:table-cell>
          <table:table-cell office:value-type="percentage" office:value="1.0949126868609644" table:style-name="ce121">
            <text:p><text:s/>109%</text:p>
          </table:table-cell>
          <table:table-cell office:value-type="percentage" office:value="1.1534964745158685" table:style-name="ce121">
            <text:p><text:s/>115%</text:p>
          </table:table-cell>
          <table:table-cell office:value-type="percentage" office:value="0.91485621781183812" table:style-name="ce121">
            <text:p><text:s/>91%</text:p>
          </table:table-cell>
          <table:table-cell office:value-type="percentage" office:value="0.96583399699060457" table:style-name="ce121">
            <text:p><text:s/>97%</text:p>
          </table:table-cell>
          <table:table-cell office:value-type="percentage" office:value="0.86214254207879981" table:style-name="ce121">
            <text:p><text:s/>86%</text:p>
          </table:table-cell>
          <table:table-cell office:value-type="percentage" office:value="0.73" table:style-name="ce121">
            <text:p><text:s/>73%</text:p>
          </table:table-cell>
          <table:table-cell table:style-name="ce122"/>
          <table:table-cell table:style-name="ce99"/>
          <table:table-cell table:number-columns-repeated="16330" table:style-name="ce1"/>
        </table:table-row>
        <table:table-row table:style-name="ro3">
          <table:table-cell table:style-name="ce123"/>
          <table:table-cell table:number-columns-repeated="3" table:style-name="ce75"/>
          <table:table-cell table:number-columns-repeated="21" table:style-name="ce76"/>
          <table:table-cell table:number-columns-repeated="6" table:style-name="ce75"/>
          <table:table-cell table:style-name="ce10"/>
          <table:table-cell table:style-name="ce75"/>
          <table:table-cell table:style-name="ce10"/>
          <table:table-cell table:style-name="ce58"/>
          <table:table-cell table:number-columns-repeated="7" table:style-name="ce75"/>
          <table:table-cell table:style-name="ce10"/>
          <table:table-cell table:number-columns-repeated="16341" table:style-name="ce75"/>
        </table:table-row>
        <table:table-row table:style-name="ro3">
          <table:table-cell office:value-type="string" table:style-name="ce2">
            <text:p>- means 'nil' or 'negligible' (less than half the last digit shown).</text:p>
          </table:table-cell>
          <table:table-cell table:number-columns-repeated="3" table:style-name="ce75"/>
          <table:table-cell table:number-columns-repeated="21" table:style-name="ce76"/>
          <table:table-cell table:number-columns-repeated="6" table:style-name="ce75"/>
          <table:table-cell table:style-name="ce10"/>
          <table:table-cell table:style-name="ce75"/>
          <table:table-cell table:style-name="ce10"/>
          <table:table-cell table:style-name="ce58"/>
          <table:table-cell table:number-columns-repeated="10" table:style-name="ce75"/>
          <table:table-cell table:style-name="ce10"/>
          <table:table-cell table:number-columns-repeated="16338" table:style-name="ce75"/>
        </table:table-row>
        <table:table-row table:style-name="ro3">
          <table:table-cell office:value-type="string" table:style-name="ce2">
            <text:p>. . means 'not available' or 'not applicable'.</text:p>
          </table:table-cell>
          <table:table-cell table:number-columns-repeated="3" table:style-name="ce75"/>
          <table:table-cell table:number-columns-repeated="21" table:style-name="ce76"/>
          <table:table-cell table:number-columns-repeated="6" table:style-name="ce75"/>
          <table:table-cell table:style-name="ce10"/>
          <table:table-cell table:style-name="ce75"/>
          <table:table-cell table:style-name="ce10"/>
          <table:table-cell table:style-name="ce58"/>
          <table:table-cell table:number-columns-repeated="16349" table:style-name="ce75"/>
        </table:table-row>
        <table:table-row table:style-name="ro3">
          <table:table-cell office:value-type="string" table:style-name="ce123">
            <text:p>(a) These figures are on the basis of a standard (9 per cent) moisture content.<text:s/></text:p>
          </table:table-cell>
          <table:table-cell table:number-columns-repeated="3" table:style-name="ce123"/>
          <table:table-cell table:number-columns-repeated="21" table:style-name="ce124"/>
          <table:table-cell table:number-columns-repeated="10" table:style-name="ce123"/>
          <table:table-cell table:number-columns-repeated="16349" table:style-name="ce75"/>
        </table:table-row>
        <table:table-row table:style-name="ro3">
          <table:table-cell office:value-type="string" table:style-name="ce123">
            <text:p>(b) Value of production is calculated taking into account the price for oilseed rape produced not on set-aside with an average oil content of 43%.</text:p>
          </table:table-cell>
          <table:table-cell table:number-columns-repeated="3" table:style-name="ce123"/>
          <table:table-cell table:number-columns-repeated="21" table:style-name="ce124"/>
          <table:table-cell table:number-columns-repeated="10" table:style-name="ce123"/>
          <table:table-cell table:number-columns-repeated="16349" table:style-name="ce75"/>
        </table:table-row>
        <table:table-row table:style-name="ro3">
          <table:table-cell office:value-type="string" table:style-name="ce123">
            <text:p>(c) Includes arable area payments but excludes set-aside payments.<text:s/></text:p>
          </table:table-cell>
          <table:table-cell table:number-columns-repeated="3" table:style-name="ce123"/>
          <table:table-cell table:number-columns-repeated="21" table:style-name="ce124"/>
          <table:table-cell table:number-columns-repeated="10" table:style-name="ce123"/>
          <table:table-cell table:number-columns-repeated="16349" table:style-name="ce75"/>
        </table:table-row>
        <table:table-row table:style-name="ro3">
          <table:table-cell office:value-type="string" table:style-name="ce123">
            <text:p>(d) Excluding subsidies and taxes.</text:p>
          </table:table-cell>
          <table:table-cell table:number-columns-repeated="3" table:style-name="ce75"/>
          <table:table-cell table:number-columns-repeated="21" table:style-name="ce76"/>
          <table:table-cell table:number-columns-repeated="16359" table:style-name="ce75"/>
        </table:table-row>
        <table:table-row table:style-name="ro3">
          <table:table-cell table:style-name="ce123"/>
          <table:table-cell table:number-columns-repeated="3" table:style-name="ce75"/>
          <table:table-cell table:number-columns-repeated="21" table:style-name="ce76"/>
          <table:table-cell table:number-columns-repeated="16359" table:style-name="ce75"/>
        </table:table-row>
        <table:table-row table:style-name="ro3">
          <table:table-cell office:value-type="string" table:style-name="ce75">
            <text:p>© Crown copyright, 2021</text:p>
          </table:table-cell>
          <table:table-cell table:number-columns-repeated="3" table:style-name="ce75"/>
          <table:table-cell table:number-columns-repeated="21" table:style-name="ce76"/>
          <table:table-cell table:number-columns-repeated="29" table:style-name="ce75"/>
          <table:table-cell table:number-columns-repeated="16330" table:style-name="ce1"/>
        </table:table-row>
        <table:table-row table:style-name="ro3">
          <table:table-cell table:number-columns-repeated="4" table:style-name="ce75"/>
          <table:table-cell table:number-columns-repeated="21" table:style-name="ce76"/>
          <table:table-cell table:number-columns-repeated="29" table:style-name="ce75"/>
          <table:table-cell table:number-columns-repeated="16330" table:style-name="ce1"/>
        </table:table-row>
        <table:table-row table:style-name="ro3">
          <table:table-cell table:number-columns-repeated="4" table:style-name="ce75"/>
          <table:table-cell table:number-columns-repeated="21" table:style-name="ce76"/>
          <table:table-cell table:number-columns-repeated="16359" table:style-name="ce75"/>
        </table:table-row>
        <table:table-row table:number-rows-repeated="48" table:style-name="ro3">
          <table:table-cell table:number-columns-repeated="16384"/>
        </table:table-row>
        <table:table-row table:number-rows-repeated="4" table:style-name="ro3">
          <table:table-cell table:number-columns-repeated="4" table:style-name="ce75"/>
          <table:table-cell table:number-columns-repeated="16380"/>
        </table:table-row>
        <table:table-row table:style-name="ro3">
          <table:table-cell office:value-type="string" table:style-name="ce75">
            <text:p>© Crown copyright, 2021</text:p>
          </table:table-cell>
          <table:table-cell table:number-columns-repeated="16383"/>
        </table:table-row>
        <table:table-row table:number-rows-repeated="11" table:style-name="ro3">
          <table:table-cell table:number-columns-repeated="4" table:style-name="ce75"/>
          <table:table-cell table:number-columns-repeated="16380"/>
        </table:table-row>
        <table:table-row table:number-rows-repeated="794" table:style-name="ro3">
          <table:table-cell table:number-columns-repeated="16384"/>
        </table:table-row>
        <table:table-row table:number-rows-repeated="1047670" table:style-name="ro1">
          <table:table-cell table:number-columns-repeated="16384"/>
        </table:table-row>
      </table:table>
      <table:table table:name="Linseed_(Table_7_6)" table:style-name="ta1">
        <table:table-column table:style-name="co1" table:number-columns-repeated="2" table:default-cell-style-name="ce2"/>
        <table:table-column table:style-name="co2" table:default-cell-style-name="ce2"/>
        <table:table-column table:style-name="co24" table:default-cell-style-name="ce2"/>
        <table:table-column table:style-name="co4" table:number-columns-repeated="21" table:default-cell-style-name="ce5"/>
        <table:table-column table:style-name="co4" table:number-columns-repeated="18" table:default-cell-style-name="ce2"/>
        <table:table-column table:style-name="co25" table:default-cell-style-name="ce2"/>
        <table:table-column table:style-name="co4" table:number-columns-repeated="7" table:default-cell-style-name="ce2"/>
        <table:table-column table:style-name="co5" table:default-cell-style-name="ce2"/>
        <table:table-column table:style-name="co17" table:default-cell-style-name="ce2"/>
        <table:table-column table:style-name="co13" table:default-cell-style-name="ce2"/>
        <table:table-column table:style-name="co14" table:number-columns-repeated="2" table:default-cell-style-name="ce2"/>
        <table:table-column table:style-name="co26" table:number-columns-repeated="3" table:default-cell-style-name="ce2"/>
        <table:table-column table:style-name="co14" table:number-columns-repeated="16325" table:default-cell-style-name="ce2"/>
        <table:table-row table:style-name="ro1">
          <table:table-cell office:value-type="string" table:style-name="ce2">
            <text:p>Date of update: 22 July 2021</text:p>
          </table:table-cell>
          <table:table-cell table:style-name="ce2"/>
          <table:table-cell table:style-name="ce3"/>
          <table:table-cell table:style-name="ce4"/>
          <table:table-cell table:number-columns-repeated="16380" table:style-name="ce2"/>
        </table:table-row>
        <table:table-row table:style-name="ro1">
          <table:table-cell office:value-type="string" table:style-name="ce2">
            <text:p>Next update: No further updates, area data can be found in chapter 2 (Structure of the Industry) Table 2.2 Crop areas and livestock numbers</text:p>
          </table:table-cell>
          <table:table-cell table:style-name="ce2"/>
          <table:table-cell table:style-name="ce3"/>
          <table:table-cell table:style-name="ce4"/>
          <table:table-cell table:number-columns-repeated="16380" table:style-name="ce2"/>
        </table:table-row>
        <table:table-row table:style-name="ro1">
          <table:table-cell table:number-columns-repeated="2" table:style-name="ce2"/>
          <table:table-cell table:style-name="ce70"/>
          <table:table-cell table:style-name="ce73"/>
          <table:table-cell table:number-columns-repeated="16380" table:style-name="ce2"/>
        </table:table-row>
        <table:table-row table:style-name="ro2">
          <table:table-cell office:value-type="string" table:style-name="ce7">
            <text:p>Table 7.6 Linseed production, value, supply and use</text:p>
          </table:table-cell>
          <table:table-cell table:number-columns-repeated="3" table:style-name="ce2"/>
          <table:table-cell table:number-columns-repeated="21" table:style-name="ce5"/>
          <table:table-cell table:number-columns-repeated="17" table:style-name="ce2"/>
          <table:table-cell table:style-name="ce10"/>
          <table:table-cell table:number-columns-repeated="16341" table:style-name="ce2"/>
        </table:table-row>
        <table:table-row table:style-name="ro2">
          <table:table-cell table:style-name="ce7"/>
          <table:table-cell table:number-columns-repeated="3" table:style-name="ce2"/>
          <table:table-cell table:number-columns-repeated="21" table:style-name="ce5"/>
          <table:table-cell table:number-columns-repeated="17" table:style-name="ce2"/>
          <table:table-cell table:style-name="ce10"/>
          <table:table-cell table:number-columns-repeated="16341" table:style-name="ce2"/>
        </table:table-row>
        <table:table-row table:style-name="ro4">
          <table:table-cell office:value-type="string" table:style-name="ce78">
            <text:p>Enquiries: Lisa Brown on +44 (0) 20 802 66340</text:p>
          </table:table-cell>
          <table:table-cell table:number-columns-repeated="3" table:style-name="ce2"/>
          <table:table-cell table:number-columns-repeated="21" table:style-name="ce5"/>
          <table:table-cell table:number-columns-repeated="10" table:style-name="ce2"/>
          <table:table-cell table:number-columns-repeated="2" table:style-name="ce35"/>
          <table:table-cell table:style-name="ce2"/>
          <table:table-cell table:number-columns-repeated="4" table:style-name="ce79"/>
          <table:table-cell table:style-name="ce2"/>
          <table:table-cell table:style-name="ce35"/>
          <table:table-cell table:style-name="ce79"/>
          <table:table-cell table:number-columns-repeated="4" table:style-name="ce35"/>
          <table:table-cell table:number-columns-repeated="2" table:style-name="ce8"/>
          <table:table-cell office:value-type="string" table:style-name="ce3">
            <text:p>email: Crops-statistics@defra.gov.uk</text:p>
          </table:table-cell>
          <table:table-cell table:number-columns-repeated="16332" table:style-name="ce2"/>
        </table:table-row>
        <table:table-row table:style-name="ro3">
          <table:table-cell table:number-columns-repeated="4" table:style-name="ce2"/>
          <table:table-cell table:number-columns-repeated="21" table:style-name="ce5"/>
          <table:table-cell table:number-columns-repeated="16359" table:style-name="ce2"/>
        </table:table-row>
        <table:table-row table:style-name="ro3">
          <table:table-cell office:value-type="string" table:style-name="ce2">
            <text:p>Thousand tonnes (unless otherwise specified)</text:p>
          </table:table-cell>
          <table:table-cell table:number-columns-repeated="3" table:style-name="ce2"/>
          <table:table-cell table:number-columns-repeated="21" table:style-name="ce5"/>
          <table:table-cell table:number-columns-repeated="6" table:style-name="ce2"/>
          <table:table-cell table:style-name="ce10"/>
          <table:table-cell table:style-name="ce2"/>
          <table:table-cell table:style-name="ce10"/>
          <table:table-cell table:style-name="ce2"/>
          <table:table-cell table:number-columns-repeated="4" table:style-name="ce10"/>
          <table:table-cell table:style-name="ce2"/>
          <table:table-cell table:number-columns-repeated="3" table:style-name="ce39"/>
          <table:table-cell table:style-name="ce2"/>
          <table:table-cell table:number-columns-repeated="7" table:style-name="ce39"/>
          <table:table-cell office:value-type="string" table:style-name="ce39">
            <text:p>Calendar years</text:p>
          </table:table-cell>
          <table:table-cell table:number-columns-repeated="2" table:style-name="ce11"/>
          <table:table-cell table:number-columns-repeated="16330" table:style-name="ce2"/>
        </table:table-row>
        <table:table-row table:style-name="ro3">
          <table:table-cell table:number-columns-repeated="4" table:style-name="ce12"/>
          <table:table-cell office:value-type="float" office:value="1973" table:style-name="ce13">
            <text:p>1973</text:p>
          </table:table-cell>
          <table:table-cell office:value-type="float" office:value="1974" table:style-name="ce13">
            <text:p>1974</text:p>
          </table:table-cell>
          <table:table-cell office:value-type="float" office:value="1975" table:style-name="ce13">
            <text:p>1975</text:p>
          </table:table-cell>
          <table:table-cell office:value-type="float" office:value="1976" table:style-name="ce13">
            <text:p>1976</text:p>
          </table:table-cell>
          <table:table-cell office:value-type="float" office:value="1977" table:style-name="ce13">
            <text:p>1977</text:p>
          </table:table-cell>
          <table:table-cell office:value-type="float" office:value="1978" table:style-name="ce13">
            <text:p>1978</text:p>
          </table:table-cell>
          <table:table-cell office:value-type="float" office:value="1979" table:style-name="ce13">
            <text:p>1979</text:p>
          </table:table-cell>
          <table:table-cell office:value-type="float" office:value="1980" table:style-name="ce13">
            <text:p>1980</text:p>
          </table:table-cell>
          <table:table-cell office:value-type="float" office:value="1981" table:style-name="ce13">
            <text:p>1981</text:p>
          </table:table-cell>
          <table:table-cell office:value-type="float" office:value="1982" table:style-name="ce13">
            <text:p>1982</text:p>
          </table:table-cell>
          <table:table-cell office:value-type="float" office:value="1983" table:style-name="ce13">
            <text:p>1983</text:p>
          </table:table-cell>
          <table:table-cell office:value-type="float" office:value="1984" table:style-name="ce13">
            <text:p>1984</text:p>
          </table:table-cell>
          <table:table-cell office:value-type="float" office:value="1985" table:style-name="ce13">
            <text:p>1985</text:p>
          </table:table-cell>
          <table:table-cell office:value-type="float" office:value="1986" table:style-name="ce13">
            <text:p>1986</text:p>
          </table:table-cell>
          <table:table-cell office:value-type="float" office:value="1987" table:style-name="ce13">
            <text:p>1987</text:p>
          </table:table-cell>
          <table:table-cell office:value-type="float" office:value="1988" table:style-name="ce13">
            <text:p>1988</text:p>
          </table:table-cell>
          <table:table-cell office:value-type="float" office:value="1989" table:style-name="ce13">
            <text:p>1989</text:p>
          </table:table-cell>
          <table:table-cell office:value-type="float" office:value="1990" table:style-name="ce13">
            <text:p>1990</text:p>
          </table:table-cell>
          <table:table-cell office:value-type="float" office:value="1991" table:style-name="ce13">
            <text:p>1991</text:p>
          </table:table-cell>
          <table:table-cell office:value-type="float" office:value="1992" table:style-name="ce13">
            <text:p>1992</text:p>
          </table:table-cell>
          <table:table-cell office:value-type="float" office:value="1993" table:style-name="ce13">
            <text:p>1993</text:p>
          </table:table-cell>
          <table:table-cell office:value-type="float" office:value="1994" table:style-name="ce13">
            <text:p>1994</text:p>
          </table:table-cell>
          <table:table-cell office:value-type="float" office:value="1995" table:style-name="ce13">
            <text:p>1995</text:p>
          </table:table-cell>
          <table:table-cell office:value-type="float" office:value="1996" table:style-name="ce13">
            <text:p>1996</text:p>
          </table:table-cell>
          <table:table-cell office:value-type="float" office:value="1997" table:style-name="ce13">
            <text:p>1997</text:p>
          </table:table-cell>
          <table:table-cell office:value-type="float" office:value="1998" table:style-name="ce13">
            <text:p>1998</text:p>
          </table:table-cell>
          <table:table-cell office:value-type="float" office:value="1999" table:style-name="ce13">
            <text:p>1999</text:p>
          </table:table-cell>
          <table:table-cell office:value-type="float" office:value="2000" table:style-name="ce13">
            <text:p>2000</text:p>
          </table:table-cell>
          <table:table-cell office:value-type="float" office:value="2001" table:style-name="ce13">
            <text:p>2001</text:p>
          </table:table-cell>
          <table:table-cell office:value-type="float" office:value="2002" table:style-name="ce13">
            <text:p>2002</text:p>
          </table:table-cell>
          <table:table-cell office:value-type="float" office:value="2003" table:style-name="ce13">
            <text:p>2003</text:p>
          </table:table-cell>
          <table:table-cell office:value-type="float" office:value="2004" table:style-name="ce13">
            <text:p>2004</text:p>
          </table:table-cell>
          <table:table-cell office:value-type="float" office:value="2005" table:style-name="ce13">
            <text:p>2005</text:p>
          </table:table-cell>
          <table:table-cell office:value-type="float" office:value="2006" table:style-name="ce13">
            <text:p>2006</text:p>
          </table:table-cell>
          <table:table-cell office:value-type="float" office:value="2007" table:style-name="ce13">
            <text:p>2007</text:p>
          </table:table-cell>
          <table:table-cell office:value-type="float" office:value="2008" table:style-name="ce13">
            <text:p>2008</text:p>
          </table:table-cell>
          <table:table-cell office:value-type="float" office:value="2009" table:style-name="ce17">
            <text:p>2009</text:p>
          </table:table-cell>
          <table:table-cell office:value-type="float" office:value="2010" table:style-name="ce17">
            <text:p>2010</text:p>
          </table:table-cell>
          <table:table-cell office:value-type="float" office:value="2011" table:style-name="ce17">
            <text:p>2011</text:p>
          </table:table-cell>
          <table:table-cell office:value-type="float" office:value="2012" table:style-name="ce13">
            <text:p>2012</text:p>
          </table:table-cell>
          <table:table-cell office:value-type="float" office:value="2013" table:style-name="ce13">
            <text:p>2013</text:p>
          </table:table-cell>
          <table:table-cell office:value-type="float" office:value="2014" table:style-name="ce13">
            <text:p>2014</text:p>
          </table:table-cell>
          <table:table-cell office:value-type="float" office:value="2015" table:style-name="ce13">
            <text:p>2015</text:p>
          </table:table-cell>
          <table:table-cell office:value-type="float" office:value="2016" table:style-name="ce13">
            <text:p>2016</text:p>
          </table:table-cell>
          <table:table-cell office:value-type="float" office:value="2017" table:style-name="ce13">
            <text:p>2017</text:p>
          </table:table-cell>
          <table:table-cell office:value-type="float" office:value="2018" table:style-name="ce13">
            <text:p>2018</text:p>
          </table:table-cell>
          <table:table-cell office:value-type="float" office:value="2019" table:style-name="ce13">
            <text:p>2019</text:p>
          </table:table-cell>
          <table:table-cell office:value-type="float" office:value="2020" table:style-name="ce13">
            <text:p>2020</text:p>
          </table:table-cell>
          <table:table-cell table:number-columns-repeated="2" table:style-name="ce85"/>
          <table:table-cell table:number-columns-repeated="20" table:style-name="ce18"/>
          <table:table-cell table:number-columns-repeated="16310" table:style-name="ce86"/>
        </table:table-row>
        <table:table-row table:style-name="ro3">
          <table:table-cell table:number-columns-repeated="4" table:style-name="ce14"/>
          <table:table-cell table:number-columns-repeated="21" table:style-name="ce15"/>
          <table:table-cell table:style-name="ce125"/>
          <table:table-cell table:number-columns-repeated="7" table:style-name="ce15"/>
          <table:table-cell table:number-columns-repeated="6" table:style-name="ce16"/>
          <table:table-cell table:style-name="ce15"/>
          <table:table-cell table:number-columns-repeated="3" table:style-name="ce16"/>
          <table:table-cell table:style-name="ce15"/>
          <table:table-cell table:number-columns-repeated="7" table:style-name="ce16"/>
          <table:table-cell office:value-type="string" table:style-name="ce16">
            <text:p>(provisional)</text:p>
          </table:table-cell>
          <table:table-cell table:number-columns-repeated="22" table:style-name="ce18"/>
          <table:table-cell table:number-columns-repeated="16310" table:style-name="ce86"/>
        </table:table-row>
        <table:table-row table:style-name="ro3">
          <table:table-cell office:value-type="string" table:style-name="ce34">
            <text:p>Production</text:p>
          </table:table-cell>
          <table:table-cell table:number-columns-repeated="3" table:style-name="ce2"/>
          <table:table-cell table:number-columns-repeated="21" table:style-name="ce5"/>
          <table:table-cell table:style-name="ce126"/>
          <table:table-cell table:number-columns-repeated="4" table:style-name="ce10"/>
          <table:table-cell table:style-name="ce2"/>
          <table:table-cell table:number-columns-repeated="4" table:style-name="ce10"/>
          <table:table-cell table:number-columns-repeated="16349" table:style-name="ce2"/>
        </table:table-row>
        <table:table-row table:style-name="ro3">
          <table:table-cell table:style-name="ce2"/>
          <table:table-cell office:value-type="string" table:style-name="ce24">
            <text:p>Area (thousand hectares)</text:p>
          </table:table-cell>
          <table:table-cell table:number-columns-repeated="2"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 table:style-name="ce21">
            <text:p><text:s text:c="2"/>1</text:p>
          </table:table-cell>
          <table:table-cell office:value-type="float" office:value="1" table:style-name="ce21">
            <text:p><text:s text:c="2"/>1</text:p>
          </table:table-cell>
          <table:table-cell office:value-type="float" office:value="1" table:style-name="ce21">
            <text:p><text:s text:c="2"/>1</text:p>
          </table:table-cell>
          <table:table-cell office:value-type="float" office:value="1" table:style-name="ce21">
            <text:p><text:s text:c="2"/>1</text:p>
          </table:table-cell>
          <table:table-cell office:value-type="float" office:value="3" table:style-name="ce21">
            <text:p><text:s text:c="2"/>3</text:p>
          </table:table-cell>
          <table:table-cell office:value-type="float" office:value="7" table:style-name="ce21">
            <text:p><text:s text:c="2"/>7</text:p>
          </table:table-cell>
          <table:table-cell office:value-type="float" office:value="8" table:style-name="ce21">
            <text:p><text:s text:c="2"/>8</text:p>
          </table:table-cell>
          <table:table-cell office:value-type="float" office:value="14" table:style-name="ce21">
            <text:p><text:s text:c="2"/>14</text:p>
          </table:table-cell>
          <table:table-cell office:value-type="float" office:value="17.440000000000001" table:style-name="ce21">
            <text:p><text:s text:c="2"/>17</text:p>
          </table:table-cell>
          <table:table-cell office:value-type="float" office:value="33.683999999999997" table:style-name="ce21">
            <text:p><text:s text:c="2"/>34</text:p>
          </table:table-cell>
          <table:table-cell office:value-type="float" office:value="91.85860000000001" table:style-name="ce21">
            <text:p><text:s text:c="2"/>92</text:p>
          </table:table-cell>
          <table:table-cell office:value-type="float" office:value="144.46720000000002" table:style-name="ce21">
            <text:p><text:s text:c="2"/>144</text:p>
          </table:table-cell>
          <table:table-cell office:value-type="float" office:value="161.21879999999999" table:style-name="ce21">
            <text:p><text:s text:c="2"/>161</text:p>
          </table:table-cell>
          <table:table-cell office:value-type="float" office:value="73.458973999999998" table:style-name="ce21">
            <text:p><text:s text:c="2"/>73</text:p>
          </table:table-cell>
          <table:table-cell office:value-type="float" office:value="61.723641000000001" table:style-name="ce21">
            <text:p><text:s text:c="2"/>62</text:p>
          </table:table-cell>
          <table:table-cell office:value-type="float" office:value="54.243938321311241" table:style-name="ce21">
            <text:p><text:s text:c="2"/>54</text:p>
          </table:table-cell>
          <table:table-cell office:value-type="float" office:value="75.881058999999993" table:style-name="ce21">
            <text:p><text:s text:c="2"/>76</text:p>
          </table:table-cell>
          <table:table-cell office:value-type="float" office:value="101.346789" table:style-name="ce21">
            <text:p><text:s text:c="2"/>101</text:p>
          </table:table-cell>
          <table:table-cell office:value-type="float" office:value="212.59275199999999" table:style-name="ce21">
            <text:p><text:s text:c="2"/>213</text:p>
          </table:table-cell>
          <table:table-cell office:value-type="float" office:value="73.869079999999997" table:style-name="ce21">
            <text:p><text:s text:c="2"/>74</text:p>
          </table:table-cell>
          <table:table-cell office:value-type="float" office:value="30.789750000000002" table:style-name="ce21">
            <text:p><text:s text:c="2"/>31</text:p>
          </table:table-cell>
          <table:table-cell office:value-type="float" office:value="12.592370000000001" table:style-name="ce21">
            <text:p><text:s text:c="2"/>13</text:p>
          </table:table-cell>
          <table:table-cell office:value-type="float" office:value="33.86712" table:style-name="ce21">
            <text:p><text:s text:c="2"/>34</text:p>
          </table:table-cell>
          <table:table-cell office:value-type="float" office:value="30.397194451128566" table:style-name="ce21">
            <text:p><text:s text:c="2"/>30</text:p>
          </table:table-cell>
          <table:table-cell office:value-type="float" office:value="48.571273295299882" table:style-name="ce21">
            <text:p><text:s text:c="2"/>49</text:p>
          </table:table-cell>
          <table:table-cell office:value-type="float" office:value="36.47" table:style-name="ce21">
            <text:p><text:s text:c="2"/>36</text:p>
          </table:table-cell>
          <table:table-cell office:value-type="float" office:value="12.541" table:style-name="ce21">
            <text:p><text:s text:c="2"/>13</text:p>
          </table:table-cell>
          <table:table-cell office:value-type="float" office:value="16.262" table:style-name="ce21">
            <text:p><text:s text:c="2"/>16</text:p>
          </table:table-cell>
          <table:table-cell office:value-type="float" office:value="27.782" table:style-name="ce21">
            <text:p><text:s text:c="2"/>28</text:p>
          </table:table-cell>
          <table:table-cell office:value-type="float" office:value="43.838000000000001" table:style-name="ce21">
            <text:p><text:s text:c="2"/>44</text:p>
          </table:table-cell>
          <table:table-cell office:value-type="float" office:value="36.453000000000003" table:style-name="ce21">
            <text:p><text:s text:c="2"/>36</text:p>
          </table:table-cell>
          <table:table-cell office:value-type="float" office:value="27.82" table:style-name="ce21">
            <text:p><text:s text:c="2"/>28</text:p>
          </table:table-cell>
          <table:table-cell office:value-type="float" office:value="34.497999999999998" table:style-name="ce127">
            <text:p><text:s text:c="2"/>34</text:p>
          </table:table-cell>
          <table:table-cell office:value-type="float" office:value="14.538" table:style-name="ce127">
            <text:p><text:s text:c="2"/>15</text:p>
          </table:table-cell>
          <table:table-cell office:value-type="float" office:value="15.023" table:style-name="ce127">
            <text:p><text:s text:c="2"/>15</text:p>
          </table:table-cell>
          <table:table-cell office:value-type="float" office:value="27.280999999999999" table:style-name="ce127">
            <text:p><text:s text:c="2"/>27</text:p>
          </table:table-cell>
          <table:table-cell office:value-type="float" office:value="26.373999999999999" table:style-name="ce128">
            <text:p><text:s text:c="2"/>26</text:p>
          </table:table-cell>
          <table:table-cell office:value-type="float" office:value="24.593" table:style-name="ce128">
            <text:p><text:s text:c="2"/>25</text:p>
          </table:table-cell>
          <table:table-cell office:value-type="float" office:value="15.222" table:style-name="ce128">
            <text:p><text:s text:c="2"/>15</text:p>
          </table:table-cell>
          <table:table-cell office:value-type="float" office:value="32.784999999999997" table:style-name="ce128">
            <text:p><text:s text:c="2"/>33</text:p>
          </table:table-cell>
          <table:table-cell table:style-name="ce23"/>
          <table:table-cell table:style-name="ce2"/>
          <table:table-cell table:number-columns-repeated="2" table:style-name="ce32"/>
          <table:table-cell table:number-columns-repeated="3" table:style-name="ce2"/>
          <table:table-cell table:number-columns-repeated="15" table:style-name="ce32"/>
          <table:table-cell table:number-columns-repeated="16310"/>
        </table:table-row>
        <table:table-row table:style-name="ro3">
          <table:table-cell table:style-name="ce2"/>
          <table:table-cell office:value-type="string" table:style-name="ce24">
            <text:p>Yield (tonnes per hectare)<text:s/></text:p>
          </table:table-cell>
          <table:table-cell table:number-columns-repeated="2" table:style-name="ce24"/>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float" office:value="1" table:style-name="ce129">
            <text:p><text:s text:c="2"/>1.0</text:p>
          </table:table-cell>
          <table:table-cell office:value-type="float" office:value="1" table:style-name="ce129">
            <text:p><text:s text:c="2"/>1.0</text:p>
          </table:table-cell>
          <table:table-cell office:value-type="float" office:value="1" table:style-name="ce129">
            <text:p><text:s text:c="2"/>1.0</text:p>
          </table:table-cell>
          <table:table-cell office:value-type="float" office:value="2" table:style-name="ce129">
            <text:p><text:s text:c="2"/>2.0</text:p>
          </table:table-cell>
          <table:table-cell office:value-type="float" office:value="2" table:style-name="ce129">
            <text:p><text:s text:c="2"/>2.0</text:p>
          </table:table-cell>
          <table:table-cell office:value-type="float" office:value="1.86" table:style-name="ce129">
            <text:p><text:s text:c="2"/>1.9</text:p>
          </table:table-cell>
          <table:table-cell office:value-type="float" office:value="1.38" table:style-name="ce129">
            <text:p><text:s text:c="2"/>1.4</text:p>
          </table:table-cell>
          <table:table-cell office:value-type="float" office:value="1.8785714285714286" table:style-name="ce129">
            <text:p><text:s text:c="2"/>1.9</text:p>
          </table:table-cell>
          <table:table-cell office:value-type="float" office:value="1.9724770642201834" table:style-name="ce129">
            <text:p><text:s text:c="2"/>2.0</text:p>
          </table:table-cell>
          <table:table-cell office:value-type="float" office:value="1.85" table:style-name="ce129">
            <text:p><text:s text:c="2"/>1.9</text:p>
          </table:table-cell>
          <table:table-cell office:value-type="float" office:value="1.77" table:style-name="ce129">
            <text:p><text:s text:c="2"/>1.8</text:p>
          </table:table-cell>
          <table:table-cell office:value-type="float" office:value="1.56" table:style-name="ce129">
            <text:p><text:s text:c="2"/>1.6</text:p>
          </table:table-cell>
          <table:table-cell office:value-type="float" office:value="1.1955345406366999" table:style-name="ce129">
            <text:p><text:s text:c="2"/>1.2</text:p>
          </table:table-cell>
          <table:table-cell office:value-type="float" office:value="1.2732587721685302" table:style-name="ce129">
            <text:p><text:s text:c="2"/>1.3</text:p>
          </table:table-cell>
          <table:table-cell office:value-type="float" office:value="1.3066204219870956" table:style-name="ce129">
            <text:p><text:s text:c="2"/>1.3</text:p>
          </table:table-cell>
          <table:table-cell office:value-type="float" office:value="1.59468293944517" table:style-name="ce129">
            <text:p><text:s text:c="2"/>1.6</text:p>
          </table:table-cell>
          <table:table-cell office:value-type="float" office:value="1.3996621134399294" table:style-name="ce129">
            <text:p><text:s text:c="2"/>1.4</text:p>
          </table:table-cell>
          <table:table-cell office:value-type="float" office:value="1.4129525695185072" table:style-name="ce129">
            <text:p><text:s text:c="2"/>1.4</text:p>
          </table:table-cell>
          <table:table-cell office:value-type="float" office:value="1.4220858446763982" table:style-name="ce129">
            <text:p><text:s text:c="2"/>1.4</text:p>
          </table:table-cell>
          <table:table-cell office:value-type="float" office:value="0.57778394738777294" table:style-name="ce129">
            <text:p><text:s text:c="2"/>0.6</text:p>
          </table:table-cell>
          <table:table-cell office:value-type="float" office:value="1.2343726299609039" table:style-name="ce129">
            <text:p><text:s text:c="2"/>1.2</text:p>
          </table:table-cell>
          <table:table-cell office:value-type="float" office:value="1.2952761409721805" table:style-name="ce129">
            <text:p><text:s text:c="2"/>1.3</text:p>
          </table:table-cell>
          <table:table-cell office:value-type="float" office:value="1.7340846295472259" table:style-name="ce129">
            <text:p><text:s text:c="2"/>1.7</text:p>
          </table:table-cell>
          <table:table-cell office:value-type="float" office:value="1.7317265725621189" table:style-name="ce129">
            <text:p><text:s text:c="2"/>1.7</text:p>
          </table:table-cell>
          <table:table-cell office:value-type="float" office:value="1.8506266298467187" table:style-name="ce129">
            <text:p><text:s text:c="2"/>1.9</text:p>
          </table:table-cell>
          <table:table-cell office:value-type="float" office:value="1.3639558815464767" table:style-name="ce129">
            <text:p><text:s text:c="2"/>1.4</text:p>
          </table:table-cell>
          <table:table-cell office:value-type="float" office:value="1.5662652021369907" table:style-name="ce129">
            <text:p><text:s text:c="2"/>1.6</text:p>
          </table:table-cell>
          <table:table-cell office:value-type="float" office:value="1.8222265773667128" table:style-name="ce129">
            <text:p><text:s text:c="2"/>1.8</text:p>
          </table:table-cell>
          <table:table-cell office:value-type="float" office:value="1.95" table:style-name="ce129">
            <text:p><text:s text:c="2"/>2.0</text:p>
          </table:table-cell>
          <table:table-cell office:value-type="float" office:value="1.64" table:style-name="ce129">
            <text:p><text:s text:c="2"/>1.6</text:p>
          </table:table-cell>
          <table:table-cell office:value-type="float" office:value="1.95" table:style-name="ce129">
            <text:p><text:s text:c="2"/>2.0</text:p>
          </table:table-cell>
          <table:table-cell office:value-type="float" office:value="1.5" table:style-name="ce129">
            <text:p><text:s text:c="2"/>1.5</text:p>
          </table:table-cell>
          <table:table-cell office:value-type="float" office:value="1.8009913618180766" table:style-name="ce130">
            <text:p><text:s text:c="2"/>1.8</text:p>
          </table:table-cell>
          <table:table-cell office:value-type="float" office:value="2.7000000000000006" table:style-name="ce130">
            <text:p><text:s text:c="2"/>2.7</text:p>
          </table:table-cell>
          <table:table-cell office:value-type="float" office:value="1.9" table:style-name="ce130">
            <text:p><text:s text:c="2"/>1.9</text:p>
          </table:table-cell>
          <table:table-cell office:value-type="float" office:value="1.7500000000000002" table:style-name="ce130">
            <text:p><text:s text:c="2"/>1.8</text:p>
          </table:table-cell>
          <table:table-cell office:value-type="float" office:value="1.75" table:style-name="ce130">
            <text:p><text:s text:c="2"/>1.8</text:p>
          </table:table-cell>
          <table:table-cell office:value-type="float" office:value="1.75" table:style-name="ce130">
            <text:p><text:s text:c="2"/>1.8</text:p>
          </table:table-cell>
          <table:table-cell office:value-type="float" office:value="1.75" table:style-name="ce130">
            <text:p><text:s text:c="2"/>1.8</text:p>
          </table:table-cell>
          <table:table-cell office:value-type="string" table:style-name="ce58">
            <text:p>. .</text:p>
          </table:table-cell>
          <table:table-cell table:style-name="ce23"/>
          <table:table-cell table:style-name="ce2"/>
          <table:table-cell table:number-columns-repeated="2" table:style-name="ce32"/>
          <table:table-cell table:number-columns-repeated="3" table:style-name="ce2"/>
          <table:table-cell table:number-columns-repeated="15" table:style-name="ce32"/>
          <table:table-cell table:number-columns-repeated="16310"/>
        </table:table-row>
        <table:table-row table:style-name="ro3">
          <table:table-cell table:style-name="ce2"/>
          <table:table-cell office:value-type="string" table:style-name="ce61">
            <text:p>Volume of harvested production<text:s/></text:p>
          </table:table-cell>
          <table:table-cell table:number-columns-repeated="2"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 table:style-name="ce21">
            <text:p><text:s text:c="2"/>1</text:p>
          </table:table-cell>
          <table:table-cell office:value-type="float" office:value="1" table:style-name="ce21">
            <text:p><text:s text:c="2"/>1</text:p>
          </table:table-cell>
          <table:table-cell office:value-type="float" office:value="1" table:style-name="ce21">
            <text:p><text:s text:c="2"/>1</text:p>
          </table:table-cell>
          <table:table-cell office:value-type="float" office:value="2" table:style-name="ce21">
            <text:p><text:s text:c="2"/>2</text:p>
          </table:table-cell>
          <table:table-cell office:value-type="float" office:value="6" table:style-name="ce21">
            <text:p><text:s text:c="2"/>6</text:p>
          </table:table-cell>
          <table:table-cell office:value-type="float" office:value="13" table:style-name="ce21">
            <text:p><text:s text:c="2"/>13</text:p>
          </table:table-cell>
          <table:table-cell office:value-type="float" office:value="11" table:style-name="ce21">
            <text:p><text:s text:c="2"/>11</text:p>
          </table:table-cell>
          <table:table-cell office:value-type="float" office:value="26.3" table:style-name="ce21">
            <text:p><text:s text:c="2"/>26</text:p>
          </table:table-cell>
          <table:table-cell office:value-type="float" office:value="34.4" table:style-name="ce21">
            <text:p><text:s text:c="2"/>34</text:p>
          </table:table-cell>
          <table:table-cell office:value-type="float" office:value="62.315400000000004" table:style-name="ce21">
            <text:p><text:s text:c="2"/>62</text:p>
          </table:table-cell>
          <table:table-cell office:value-type="float" office:value="162.58972199999999" table:style-name="ce21">
            <text:p><text:s text:c="2"/>163</text:p>
          </table:table-cell>
          <table:table-cell office:value-type="float" office:value="225.36883200000003" table:style-name="ce21">
            <text:p><text:s text:c="2"/>225</text:p>
          </table:table-cell>
          <table:table-cell office:value-type="float" office:value="192.74264399999998" table:style-name="ce21">
            <text:p><text:s text:c="2"/>193</text:p>
          </table:table-cell>
          <table:table-cell office:value-type="float" office:value="93.532283039999996" table:style-name="ce21">
            <text:p><text:s text:c="2"/>94</text:p>
          </table:table-cell>
          <table:table-cell office:value-type="float" office:value="80.649369849999999" table:style-name="ce21">
            <text:p><text:s text:c="2"/>81</text:p>
          </table:table-cell>
          <table:table-cell office:value-type="float" office:value="86.501883009311101" table:style-name="ce21">
            <text:p><text:s text:c="2"/>87</text:p>
          </table:table-cell>
          <table:table-cell office:value-type="float" office:value="106.20784340999997" table:style-name="ce21">
            <text:p><text:s text:c="2"/>106</text:p>
          </table:table-cell>
          <table:table-cell office:value-type="float" office:value="143.19820593" table:style-name="ce21">
            <text:p><text:s text:c="2"/>143</text:p>
          </table:table-cell>
          <table:table-cell office:value-type="float" office:value="302.32514329999998" table:style-name="ce21">
            <text:p><text:s text:c="2"/>302</text:p>
          </table:table-cell>
          <table:table-cell office:value-type="float" office:value="42.680368632303193" table:style-name="ce21">
            <text:p><text:s text:c="2"/>43</text:p>
          </table:table-cell>
          <table:table-cell office:value-type="float" office:value="38.006024683338744" table:style-name="ce21">
            <text:p><text:s text:c="2"/>38</text:p>
          </table:table-cell>
          <table:table-cell office:value-type="float" office:value="16.310596419293859" table:style-name="ce21">
            <text:p><text:s text:c="2"/>16</text:p>
          </table:table-cell>
          <table:table-cell office:value-type="float" office:value="58.728452239031448" table:style-name="ce21">
            <text:p><text:s text:c="2"/>59</text:p>
          </table:table-cell>
          <table:table-cell office:value-type="float" office:value="52.639629362357134" table:style-name="ce21">
            <text:p><text:s text:c="2"/>53</text:p>
          </table:table-cell>
          <table:table-cell office:value-type="float" office:value="89.887291805844754" table:style-name="ce21">
            <text:p><text:s text:c="2"/>90</text:p>
          </table:table-cell>
          <table:table-cell office:value-type="float" office:value="49.743471000000007" table:style-name="ce21">
            <text:p><text:s text:c="2"/>50</text:p>
          </table:table-cell>
          <table:table-cell office:value-type="float" office:value="19.642531900000002" table:style-name="ce21">
            <text:p><text:s text:c="2"/>20</text:p>
          </table:table-cell>
          <table:table-cell office:value-type="float" office:value="29.633048601137485" table:style-name="ce21">
            <text:p><text:s text:c="2"/>30</text:p>
          </table:table-cell>
          <table:table-cell office:value-type="float" office:value="54.174900000000001" table:style-name="ce21">
            <text:p><text:s text:c="2"/>54</text:p>
          </table:table-cell>
          <table:table-cell office:value-type="float" office:value="71.894319999999993" table:style-name="ce21">
            <text:p><text:s text:c="2"/>72</text:p>
          </table:table-cell>
          <table:table-cell office:value-type="float" office:value="71.083349999999996" table:style-name="ce21">
            <text:p><text:s text:c="2"/>71</text:p>
          </table:table-cell>
          <table:table-cell office:value-type="float" office:value="41.73" table:style-name="ce21">
            <text:p><text:s text:c="2"/>42</text:p>
          </table:table-cell>
          <table:table-cell office:value-type="float" office:value="62.130600000000001" table:style-name="ce127">
            <text:p><text:s text:c="2"/>62</text:p>
          </table:table-cell>
          <table:table-cell office:value-type="float" office:value="39.252600000000008" table:style-name="ce127">
            <text:p><text:s text:c="2"/>39</text:p>
          </table:table-cell>
          <table:table-cell office:value-type="float" office:value="28.543699999999998" table:style-name="ce127">
            <text:p><text:s text:c="2"/>29</text:p>
          </table:table-cell>
          <table:table-cell office:value-type="float" office:value="47.741750000000003" table:style-name="ce127">
            <text:p><text:s text:c="2"/>48</text:p>
          </table:table-cell>
          <table:table-cell office:value-type="float" office:value="46.154499999999999" table:style-name="ce128">
            <text:p><text:s text:c="2"/>46</text:p>
          </table:table-cell>
          <table:table-cell office:value-type="float" office:value="43.037750000000003" table:style-name="ce128">
            <text:p><text:s text:c="2"/>43</text:p>
          </table:table-cell>
          <table:table-cell office:value-type="float" office:value="26.638500000000001" table:style-name="ce128">
            <text:p><text:s text:c="2"/>27</text:p>
          </table:table-cell>
          <table:table-cell office:value-type="string" table:style-name="ce58">
            <text:p>. .</text:p>
          </table:table-cell>
          <table:table-cell table:style-name="ce23"/>
          <table:table-cell table:style-name="ce2"/>
          <table:table-cell table:number-columns-repeated="2" table:style-name="ce32"/>
          <table:table-cell table:number-columns-repeated="3" table:style-name="ce2"/>
          <table:table-cell table:number-columns-repeated="15" table:style-name="ce32"/>
          <table:table-cell table:number-columns-repeated="16310"/>
        </table:table-row>
        <table:table-row table:style-name="ro3">
          <table:table-cell table:style-name="ce50"/>
          <table:table-cell table:style-name="ce24"/>
          <table:table-cell office:value-type="string" table:style-name="ce24">
            <text:p>of which:</text:p>
          </table:table-cell>
          <table:table-cell table:style-name="ce24"/>
          <table:table-cell table:number-columns-repeated="36" table:style-name="ce21"/>
          <table:table-cell table:number-columns-repeated="2" table:style-name="ce58"/>
          <table:table-cell table:number-columns-repeated="2" table:style-name="ce32"/>
          <table:table-cell table:number-columns-repeated="4" table:style-name="ce131"/>
          <table:table-cell table:number-columns-repeated="4" table:style-name="ce32"/>
          <table:table-cell table:style-name="ce23"/>
          <table:table-cell table:style-name="ce2"/>
          <table:table-cell table:number-columns-repeated="2" table:style-name="ce32"/>
          <table:table-cell table:number-columns-repeated="3" table:style-name="ce2"/>
          <table:table-cell table:number-columns-repeated="15" table:style-name="ce32"/>
          <table:table-cell table:number-columns-repeated="16310"/>
        </table:table-row>
        <table:table-row table:style-name="ro3">
          <table:table-cell table:style-name="ce61"/>
          <table:table-cell table:style-name="ce24"/>
          <table:table-cell office:value-type="string" table:style-name="ce24">
            <text:p><text:s text:c="7"/>Production not on set-aside land:</text:p>
          </table:table-cell>
          <table:table-cell table:style-name="ce24"/>
          <table:table-cell table:number-columns-repeated="36" table:style-name="ce21"/>
          <table:table-cell table:number-columns-repeated="2" table:style-name="ce58"/>
          <table:table-cell table:number-columns-repeated="2" table:style-name="ce32"/>
          <table:table-cell table:number-columns-repeated="4" table:style-name="ce131"/>
          <table:table-cell table:number-columns-repeated="4" table:style-name="ce32"/>
          <table:table-cell table:style-name="ce23"/>
          <table:table-cell table:style-name="ce2"/>
          <table:table-cell table:number-columns-repeated="2" table:style-name="ce32"/>
          <table:table-cell table:number-columns-repeated="3" table:style-name="ce2"/>
          <table:table-cell table:number-columns-repeated="15" table:style-name="ce32"/>
          <table:table-cell table:number-columns-repeated="16310"/>
        </table:table-row>
        <table:table-row table:style-name="ro3">
          <table:table-cell table:style-name="ce2"/>
          <table:table-cell table:number-columns-repeated="2" table:style-name="ce24"/>
          <table:table-cell office:value-type="string" table:style-name="ce24">
            <text:p>Area (thousand hectares)</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 table:style-name="ce58">
            <text:p><text:s text:c="2"/>1</text:p>
          </table:table-cell>
          <table:table-cell office:value-type="float" office:value="1" table:style-name="ce58">
            <text:p><text:s text:c="2"/>1</text:p>
          </table:table-cell>
          <table:table-cell office:value-type="float" office:value="1" table:style-name="ce58">
            <text:p><text:s text:c="2"/>1</text:p>
          </table:table-cell>
          <table:table-cell office:value-type="float" office:value="1" table:style-name="ce58">
            <text:p><text:s text:c="2"/>1</text:p>
          </table:table-cell>
          <table:table-cell office:value-type="float" office:value="3" table:style-name="ce58">
            <text:p><text:s text:c="2"/>3</text:p>
          </table:table-cell>
          <table:table-cell office:value-type="float" office:value="7" table:style-name="ce58">
            <text:p><text:s text:c="2"/>7</text:p>
          </table:table-cell>
          <table:table-cell office:value-type="float" office:value="8" table:style-name="ce58">
            <text:p><text:s text:c="2"/>8</text:p>
          </table:table-cell>
          <table:table-cell office:value-type="float" office:value="14" table:style-name="ce58">
            <text:p><text:s text:c="2"/>14</text:p>
          </table:table-cell>
          <table:table-cell office:value-type="float" office:value="17.440000000000001" table:style-name="ce58">
            <text:p><text:s text:c="2"/>17</text:p>
          </table:table-cell>
          <table:table-cell office:value-type="float" office:value="33.683999999999997" table:style-name="ce58">
            <text:p><text:s text:c="2"/>34</text:p>
          </table:table-cell>
          <table:table-cell office:value-type="float" office:value="91.85860000000001" table:style-name="ce58">
            <text:p><text:s text:c="2"/>92</text:p>
          </table:table-cell>
          <table:table-cell office:value-type="float" office:value="144.46720000000002" table:style-name="ce58">
            <text:p><text:s text:c="2"/>144</text:p>
          </table:table-cell>
          <table:table-cell office:value-type="float" office:value="149.64279999999999" table:style-name="ce58">
            <text:p><text:s text:c="2"/>150</text:p>
          </table:table-cell>
          <table:table-cell office:value-type="float" office:value="57.926559999999995" table:style-name="ce58">
            <text:p><text:s text:c="2"/>58</text:p>
          </table:table-cell>
          <table:table-cell office:value-type="float" office:value="53.550910000000002" table:style-name="ce58">
            <text:p><text:s text:c="2"/>54</text:p>
          </table:table-cell>
          <table:table-cell office:value-type="float" office:value="48.777769321311233" table:style-name="ce58">
            <text:p><text:s text:c="2"/>49</text:p>
          </table:table-cell>
          <table:table-cell office:value-type="float" office:value="73.061168999999992" table:style-name="ce58">
            <text:p><text:s text:c="2"/>73</text:p>
          </table:table-cell>
          <table:table-cell office:value-type="float" office:value="99.476579999999998" table:style-name="ce58">
            <text:p><text:s text:c="2"/>99</text:p>
          </table:table-cell>
          <table:table-cell office:value-type="float" office:value="209.18170999999998" table:style-name="ce58">
            <text:p><text:s text:c="2"/>209</text:p>
          </table:table-cell>
          <table:table-cell office:value-type="float" office:value="71.698999999999998" table:style-name="ce58">
            <text:p><text:s text:c="2"/>72</text:p>
          </table:table-cell>
          <table:table-cell office:value-type="float" office:value="30.389749999999999" table:style-name="ce58">
            <text:p><text:s text:c="2"/>30</text:p>
          </table:table-cell>
          <table:table-cell office:value-type="float" office:value="11.861370000000001" table:style-name="ce58">
            <text:p><text:s text:c="2"/>12</text:p>
          </table:table-cell>
          <table:table-cell office:value-type="float" office:value="31.951630000000002" table:style-name="ce58">
            <text:p><text:s text:c="2"/>32</text:p>
          </table:table-cell>
          <table:table-cell office:value-type="float" office:value="29.443194451128566" table:style-name="ce58">
            <text:p><text:s text:c="2"/>29</text:p>
          </table:table-cell>
          <table:table-cell office:value-type="float" office:value="45.214273295299883" table:style-name="ce58">
            <text:p><text:s text:c="2"/>45</text:p>
          </table:table-cell>
          <table:table-cell office:value-type="float" office:value="32.595660000000002" table:style-name="ce58">
            <text:p><text:s text:c="2"/>33</text:p>
          </table:table-cell>
          <table:table-cell office:value-type="float" office:value="10.957709999999999" table:style-name="ce58">
            <text:p><text:s text:c="2"/>11</text:p>
          </table:table-cell>
          <table:table-cell office:value-type="float" office:value="16.262" table:style-name="ce58">
            <text:p><text:s text:c="2"/>16</text:p>
          </table:table-cell>
          <table:table-cell office:value-type="float" office:value="27.782" table:style-name="ce58">
            <text:p><text:s text:c="2"/>28</text:p>
          </table:table-cell>
          <table:table-cell office:value-type="float" office:value="43.838000000000001" table:style-name="ce58">
            <text:p><text:s text:c="2"/>44</text:p>
          </table:table-cell>
          <table:table-cell office:value-type="float" office:value="36.453000000000003" table:style-name="ce58">
            <text:p><text:s text:c="2"/>36</text:p>
          </table:table-cell>
          <table:table-cell office:value-type="float" office:value="27.82" table:style-name="ce58">
            <text:p><text:s text:c="2"/>28</text:p>
          </table:table-cell>
          <table:table-cell office:value-type="float" office:value="34.497999999999998" table:style-name="ce131">
            <text:p><text:s text:c="2"/>34</text:p>
          </table:table-cell>
          <table:table-cell office:value-type="float" office:value="14.538" table:style-name="ce131">
            <text:p><text:s text:c="2"/>15</text:p>
          </table:table-cell>
          <table:table-cell office:value-type="float" office:value="15.023" table:style-name="ce131">
            <text:p><text:s text:c="2"/>15</text:p>
          </table:table-cell>
          <table:table-cell office:value-type="float" office:value="27.280999999999999" table:style-name="ce131">
            <text:p><text:s text:c="2"/>27</text:p>
          </table:table-cell>
          <table:table-cell office:value-type="float" office:value="26.373999999999999" table:style-name="ce32">
            <text:p><text:s text:c="2"/>26</text:p>
          </table:table-cell>
          <table:table-cell office:value-type="float" office:value="24.593" table:style-name="ce32">
            <text:p><text:s text:c="2"/>25</text:p>
          </table:table-cell>
          <table:table-cell office:value-type="float" office:value="15.222" table:style-name="ce32">
            <text:p><text:s text:c="2"/>15</text:p>
          </table:table-cell>
          <table:table-cell office:value-type="string" table:style-name="ce58">
            <text:p>. .</text:p>
          </table:table-cell>
          <table:table-cell table:style-name="ce23"/>
          <table:table-cell table:style-name="ce2"/>
          <table:table-cell table:number-columns-repeated="20" table:style-name="ce32"/>
          <table:table-cell table:number-columns-repeated="16310"/>
        </table:table-row>
        <table:table-row table:style-name="ro3">
          <table:table-cell table:style-name="ce2"/>
          <table:table-cell table:number-columns-repeated="2" table:style-name="ce24"/>
          <table:table-cell office:value-type="string" table:style-name="ce24">
            <text:p>Yield (tonnes per hectare) (a)</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float" office:value="1.6" table:style-name="ce63">
            <text:p><text:s text:c="2"/>1.6</text:p>
          </table:table-cell>
          <table:table-cell office:value-type="float" office:value="2.1" table:style-name="ce63">
            <text:p><text:s text:c="2"/>2.1</text:p>
          </table:table-cell>
          <table:table-cell office:value-type="float" office:value="1.4" table:style-name="ce63">
            <text:p><text:s text:c="2"/>1.4</text:p>
          </table:table-cell>
          <table:table-cell office:value-type="float" office:value="1.9" table:style-name="ce63">
            <text:p><text:s text:c="2"/>1.9</text:p>
          </table:table-cell>
          <table:table-cell office:value-type="float" office:value="1.8" table:style-name="ce63">
            <text:p><text:s text:c="2"/>1.8</text:p>
          </table:table-cell>
          <table:table-cell office:value-type="float" office:value="1.9" table:style-name="ce63">
            <text:p><text:s text:c="2"/>1.9</text:p>
          </table:table-cell>
          <table:table-cell office:value-type="float" office:value="1.3" table:style-name="ce63">
            <text:p><text:s text:c="2"/>1.3</text:p>
          </table:table-cell>
          <table:table-cell office:value-type="float" office:value="1.86" table:style-name="ce63">
            <text:p><text:s text:c="2"/>1.9</text:p>
          </table:table-cell>
          <table:table-cell office:value-type="float" office:value="2" table:style-name="ce63">
            <text:p><text:s text:c="2"/>2.0</text:p>
          </table:table-cell>
          <table:table-cell office:value-type="float" office:value="1.85" table:style-name="ce63">
            <text:p><text:s text:c="2"/>1.9</text:p>
          </table:table-cell>
          <table:table-cell office:value-type="float" office:value="1.77" table:style-name="ce63">
            <text:p><text:s text:c="2"/>1.8</text:p>
          </table:table-cell>
          <table:table-cell office:value-type="float" office:value="1.56" table:style-name="ce63">
            <text:p><text:s text:c="2"/>1.6</text:p>
          </table:table-cell>
          <table:table-cell office:value-type="float" office:value="1.23" table:style-name="ce63">
            <text:p><text:s text:c="2"/>1.2</text:p>
          </table:table-cell>
          <table:table-cell office:value-type="float" office:value="1.25" table:style-name="ce63">
            <text:p><text:s text:c="2"/>1.3</text:p>
          </table:table-cell>
          <table:table-cell office:value-type="float" office:value="1.3" table:style-name="ce63">
            <text:p><text:s text:c="2"/>1.3</text:p>
          </table:table-cell>
          <table:table-cell office:value-type="float" office:value="1.61" table:style-name="ce63">
            <text:p><text:s text:c="2"/>1.6</text:p>
          </table:table-cell>
          <table:table-cell office:value-type="float" office:value="1.39" table:style-name="ce63">
            <text:p><text:s text:c="2"/>1.4</text:p>
          </table:table-cell>
          <table:table-cell office:value-type="float" office:value="1.41" table:style-name="ce63">
            <text:p><text:s text:c="2"/>1.4</text:p>
          </table:table-cell>
          <table:table-cell office:value-type="float" office:value="1.42" table:style-name="ce63">
            <text:p><text:s text:c="2"/>1.4</text:p>
          </table:table-cell>
          <table:table-cell office:value-type="float" office:value="0.55598277008470409" table:style-name="ce63">
            <text:p><text:s text:c="2"/>0.6</text:p>
          </table:table-cell>
          <table:table-cell office:value-type="float" office:value="1.2341669373173108" table:style-name="ce63">
            <text:p><text:s text:c="2"/>1.2</text:p>
          </table:table-cell>
          <table:table-cell office:value-type="float" office:value="1.2900547254907195" table:style-name="ce63">
            <text:p><text:s text:c="2"/>1.3</text:p>
          </table:table-cell>
          <table:table-cell office:value-type="float" office:value="1.7463194378199625" table:style-name="ce63">
            <text:p><text:s text:c="2"/>1.7</text:p>
          </table:table-cell>
          <table:table-cell office:value-type="float" office:value="1.7385414428221144" table:style-name="ce63">
            <text:p><text:s text:c="2"/>1.7</text:p>
          </table:table-cell>
          <table:table-cell office:value-type="float" office:value="1.87" table:style-name="ce63">
            <text:p><text:s text:c="2"/>1.9</text:p>
          </table:table-cell>
          <table:table-cell office:value-type="float" office:value="1.35" table:style-name="ce63">
            <text:p><text:s text:c="2"/>1.4</text:p>
          </table:table-cell>
          <table:table-cell office:value-type="float" office:value="1.59" table:style-name="ce63">
            <text:p><text:s text:c="2"/>1.6</text:p>
          </table:table-cell>
          <table:table-cell office:value-type="float" office:value="1.8222265773667128" table:style-name="ce63">
            <text:p><text:s text:c="2"/>1.8</text:p>
          </table:table-cell>
          <table:table-cell office:value-type="float" office:value="1.95" table:style-name="ce63">
            <text:p><text:s text:c="2"/>2.0</text:p>
          </table:table-cell>
          <table:table-cell office:value-type="float" office:value="1.64" table:style-name="ce63">
            <text:p><text:s text:c="2"/>1.6</text:p>
          </table:table-cell>
          <table:table-cell office:value-type="float" office:value="1.95" table:style-name="ce63">
            <text:p><text:s text:c="2"/>2.0</text:p>
          </table:table-cell>
          <table:table-cell office:value-type="float" office:value="1.5" table:style-name="ce63">
            <text:p><text:s text:c="2"/>1.5</text:p>
          </table:table-cell>
          <table:table-cell office:value-type="float" office:value="1.8009913618180766" table:style-name="ce132">
            <text:p><text:s text:c="2"/>1.8</text:p>
          </table:table-cell>
          <table:table-cell office:value-type="float" office:value="2.7000000000000006" table:style-name="ce132">
            <text:p><text:s text:c="2"/>2.7</text:p>
          </table:table-cell>
          <table:table-cell office:value-type="float" office:value="1.9" table:style-name="ce132">
            <text:p><text:s text:c="2"/>1.9</text:p>
          </table:table-cell>
          <table:table-cell office:value-type="float" office:value="1.7500000000000002" table:style-name="ce132">
            <text:p><text:s text:c="2"/>1.8</text:p>
          </table:table-cell>
          <table:table-cell office:value-type="float" office:value="1.75" table:style-name="ce132">
            <text:p><text:s text:c="2"/>1.8</text:p>
          </table:table-cell>
          <table:table-cell office:value-type="float" office:value="1.75" table:style-name="ce132">
            <text:p><text:s text:c="2"/>1.8</text:p>
          </table:table-cell>
          <table:table-cell office:value-type="float" office:value="1.75" table:style-name="ce132">
            <text:p><text:s text:c="2"/>1.8</text:p>
          </table:table-cell>
          <table:table-cell office:value-type="string" table:style-name="ce58">
            <text:p>. .</text:p>
          </table:table-cell>
          <table:table-cell table:style-name="ce23"/>
          <table:table-cell table:number-columns-repeated="21" table:style-name="ce32"/>
          <table:table-cell table:number-columns-repeated="16310"/>
        </table:table-row>
        <table:table-row table:style-name="ro3">
          <table:table-cell table:style-name="ce2"/>
          <table:table-cell table:number-columns-repeated="2" table:style-name="ce24"/>
          <table:table-cell office:value-type="string" table:style-name="ce24">
            <text:p>Production (a)</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 table:style-name="ce58">
            <text:p><text:s text:c="2"/>1</text:p>
          </table:table-cell>
          <table:table-cell office:value-type="float" office:value="1" table:style-name="ce58">
            <text:p><text:s text:c="2"/>1</text:p>
          </table:table-cell>
          <table:table-cell office:value-type="float" office:value="1" table:style-name="ce58">
            <text:p><text:s text:c="2"/>1</text:p>
          </table:table-cell>
          <table:table-cell office:value-type="float" office:value="2" table:style-name="ce58">
            <text:p><text:s text:c="2"/>2</text:p>
          </table:table-cell>
          <table:table-cell office:value-type="float" office:value="6" table:style-name="ce58">
            <text:p><text:s text:c="2"/>6</text:p>
          </table:table-cell>
          <table:table-cell office:value-type="float" office:value="13" table:style-name="ce58">
            <text:p><text:s text:c="2"/>13</text:p>
          </table:table-cell>
          <table:table-cell office:value-type="float" office:value="11" table:style-name="ce58">
            <text:p><text:s text:c="2"/>11</text:p>
          </table:table-cell>
          <table:table-cell office:value-type="float" office:value="26.3" table:style-name="ce58">
            <text:p><text:s text:c="2"/>26</text:p>
          </table:table-cell>
          <table:table-cell office:value-type="float" office:value="34.4" table:style-name="ce58">
            <text:p><text:s text:c="2"/>34</text:p>
          </table:table-cell>
          <table:table-cell office:value-type="float" office:value="62.315400000000004" table:style-name="ce58">
            <text:p><text:s text:c="2"/>62</text:p>
          </table:table-cell>
          <table:table-cell office:value-type="float" office:value="162.58972199999999" table:style-name="ce58">
            <text:p><text:s text:c="2"/>163</text:p>
          </table:table-cell>
          <table:table-cell office:value-type="float" office:value="225.36883200000003" table:style-name="ce58">
            <text:p><text:s text:c="2"/>225</text:p>
          </table:table-cell>
          <table:table-cell office:value-type="float" office:value="184.06064399999997" table:style-name="ce58">
            <text:p><text:s text:c="2"/>184</text:p>
          </table:table-cell>
          <table:table-cell office:value-type="float" office:value="72.408199999999994" table:style-name="ce58">
            <text:p><text:s text:c="2"/>72</text:p>
          </table:table-cell>
          <table:table-cell office:value-type="float" office:value="69.616183000000007" table:style-name="ce58">
            <text:p><text:s text:c="2"/>70</text:p>
          </table:table-cell>
          <table:table-cell office:value-type="float" office:value="78.532208607311105" table:style-name="ce58">
            <text:p><text:s text:c="2"/>79</text:p>
          </table:table-cell>
          <table:table-cell office:value-type="float" office:value="101.55502490999997" table:style-name="ce58">
            <text:p><text:s text:c="2"/>102</text:p>
          </table:table-cell>
          <table:table-cell office:value-type="float" office:value="140.26197779999998" table:style-name="ce58">
            <text:p><text:s text:c="2"/>140</text:p>
          </table:table-cell>
          <table:table-cell office:value-type="float" office:value="297.03802819999999" table:style-name="ce58">
            <text:p><text:s text:c="2"/>297</text:p>
          </table:table-cell>
          <table:table-cell office:value-type="float" office:value="39.863408632303198" table:style-name="ce58">
            <text:p><text:s text:c="2"/>40</text:p>
          </table:table-cell>
          <table:table-cell office:value-type="float" office:value="37.506024683338744" table:style-name="ce58">
            <text:p><text:s text:c="2"/>38</text:p>
          </table:table-cell>
          <table:table-cell office:value-type="float" office:value="15.301816419293857" table:style-name="ce58">
            <text:p><text:s text:c="2"/>15</text:p>
          </table:table-cell>
          <table:table-cell office:value-type="float" office:value="55.79775253903145" table:style-name="ce58">
            <text:p><text:s text:c="2"/>56</text:p>
          </table:table-cell>
          <table:table-cell office:value-type="float" office:value="51.18821376235713" table:style-name="ce58">
            <text:p><text:s text:c="2"/>51</text:p>
          </table:table-cell>
          <table:table-cell office:value-type="float" office:value="84.550691062210788" table:style-name="ce58">
            <text:p><text:s text:c="2"/>85</text:p>
          </table:table-cell>
          <table:table-cell office:value-type="float" office:value="44.004141000000004" table:style-name="ce58">
            <text:p><text:s text:c="2"/>44</text:p>
          </table:table-cell>
          <table:table-cell office:value-type="float" office:value="17.422758900000002" table:style-name="ce58">
            <text:p><text:s text:c="2"/>17</text:p>
          </table:table-cell>
          <table:table-cell office:value-type="float" office:value="29.633048601137485" table:style-name="ce58">
            <text:p><text:s text:c="2"/>30</text:p>
          </table:table-cell>
          <table:table-cell office:value-type="float" office:value="54.174900000000001" table:style-name="ce58">
            <text:p><text:s text:c="2"/>54</text:p>
          </table:table-cell>
          <table:table-cell office:value-type="float" office:value="71.894319999999993" table:style-name="ce58">
            <text:p><text:s text:c="2"/>72</text:p>
          </table:table-cell>
          <table:table-cell office:value-type="float" office:value="71.083349999999996" table:style-name="ce58">
            <text:p><text:s text:c="2"/>71</text:p>
          </table:table-cell>
          <table:table-cell office:value-type="float" office:value="41.73" table:style-name="ce58">
            <text:p><text:s text:c="2"/>42</text:p>
          </table:table-cell>
          <table:table-cell office:value-type="float" office:value="62.130600000000001" table:style-name="ce131">
            <text:p><text:s text:c="2"/>62</text:p>
          </table:table-cell>
          <table:table-cell office:value-type="float" office:value="39.252600000000008" table:style-name="ce131">
            <text:p><text:s text:c="2"/>39</text:p>
          </table:table-cell>
          <table:table-cell office:value-type="float" office:value="28.543699999999998" table:style-name="ce131">
            <text:p><text:s text:c="2"/>29</text:p>
          </table:table-cell>
          <table:table-cell office:value-type="float" office:value="47.741750000000003" table:style-name="ce131">
            <text:p><text:s text:c="2"/>48</text:p>
          </table:table-cell>
          <table:table-cell office:value-type="float" office:value="46.154499999999999" table:style-name="ce32">
            <text:p><text:s text:c="2"/>46</text:p>
          </table:table-cell>
          <table:table-cell office:value-type="float" office:value="43.037750000000003" table:style-name="ce32">
            <text:p><text:s text:c="2"/>43</text:p>
          </table:table-cell>
          <table:table-cell office:value-type="float" office:value="26.638500000000001" table:style-name="ce32">
            <text:p><text:s text:c="2"/>27</text:p>
          </table:table-cell>
          <table:table-cell office:value-type="string" table:style-name="ce58">
            <text:p>. .</text:p>
          </table:table-cell>
          <table:table-cell table:style-name="ce23"/>
          <table:table-cell table:number-columns-repeated="21" table:style-name="ce32"/>
          <table:table-cell table:number-columns-repeated="16310"/>
        </table:table-row>
        <table:table-row table:style-name="ro3">
          <table:table-cell table:style-name="ce34"/>
          <table:table-cell table:style-name="ce24"/>
          <table:table-cell office:value-type="string" table:style-name="ce24">
            <text:p><text:s text:c="7"/>Production <text:s/>on set-aside land:</text:p>
          </table:table-cell>
          <table:table-cell table:style-name="ce24"/>
          <table:table-cell table:number-columns-repeated="36" table:style-name="ce21"/>
          <table:table-cell table:number-columns-repeated="2" table:style-name="ce58"/>
          <table:table-cell table:number-columns-repeated="2" table:style-name="ce32"/>
          <table:table-cell table:number-columns-repeated="4" table:style-name="ce131"/>
          <table:table-cell table:number-columns-repeated="4" table:style-name="ce32"/>
          <table:table-cell table:style-name="ce23"/>
          <table:table-cell table:number-columns-repeated="21" table:style-name="ce32"/>
          <table:table-cell table:number-columns-repeated="16310"/>
        </table:table-row>
        <table:table-row table:style-name="ro3">
          <table:table-cell table:style-name="ce2"/>
          <table:table-cell table:number-columns-repeated="2" table:style-name="ce24"/>
          <table:table-cell office:value-type="string" table:style-name="ce24">
            <text:p>Area (thousand hectares)</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1.576000000000001" table:style-name="ce21">
            <text:p><text:s text:c="2"/>12</text:p>
          </table:table-cell>
          <table:table-cell office:value-type="float" office:value="15.532414000000001" table:style-name="ce21">
            <text:p><text:s text:c="2"/>16</text:p>
          </table:table-cell>
          <table:table-cell office:value-type="float" office:value="8.1727310000000006" table:style-name="ce21">
            <text:p><text:s text:c="2"/>8</text:p>
          </table:table-cell>
          <table:table-cell office:value-type="float" office:value="5.4661689999999998" table:style-name="ce21">
            <text:p><text:s text:c="2"/>5</text:p>
          </table:table-cell>
          <table:table-cell office:value-type="float" office:value="2.81989" table:style-name="ce21">
            <text:p><text:s text:c="2"/>3</text:p>
          </table:table-cell>
          <table:table-cell office:value-type="float" office:value="1.870209" table:style-name="ce21">
            <text:p><text:s text:c="2"/>2</text:p>
          </table:table-cell>
          <table:table-cell office:value-type="float" office:value="3.4110420000000001" table:style-name="ce21">
            <text:p><text:s text:c="2"/>3</text:p>
          </table:table-cell>
          <table:table-cell office:value-type="float" office:value="2.17008" table:style-name="ce21">
            <text:p><text:s text:c="2"/>2</text:p>
          </table:table-cell>
          <table:table-cell office:value-type="float" office:value="0.4" table:style-name="ce21">
            <text:p><text:s text:c="2"/>0</text:p>
          </table:table-cell>
          <table:table-cell office:value-type="float" office:value="0.73099999999999998" table:style-name="ce21">
            <text:p><text:s text:c="2"/>1</text:p>
          </table:table-cell>
          <table:table-cell office:value-type="float" office:value="1.9154899999999999" table:style-name="ce21">
            <text:p><text:s text:c="2"/>2</text:p>
          </table:table-cell>
          <table:table-cell office:value-type="float" office:value="0.95399999999999996" table:style-name="ce21">
            <text:p><text:s text:c="2"/>1</text:p>
          </table:table-cell>
          <table:table-cell office:value-type="float" office:value="3.3570000000000002" table:style-name="ce21">
            <text:p><text:s text:c="2"/>3</text:p>
          </table:table-cell>
          <table:table-cell office:value-type="float" office:value="3.8743400000000001" table:style-name="ce21">
            <text:p><text:s text:c="2"/>4</text:p>
          </table:table-cell>
          <table:table-cell office:value-type="float" office:value="1.5832899999999999" table:style-name="ce21">
            <text:p><text:s text:c="2"/>2</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table:style-name="ce23"/>
          <table:table-cell table:number-columns-repeated="21" table:style-name="ce32"/>
          <table:table-cell table:number-columns-repeated="16310"/>
        </table:table-row>
        <table:table-row table:style-name="ro3">
          <table:table-cell table:style-name="ce2"/>
          <table:table-cell table:number-columns-repeated="2" table:style-name="ce24"/>
          <table:table-cell office:value-type="string" table:style-name="ce24">
            <text:p>Yield (tonnes per hectare) (a)</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float" office:value="0.75" table:style-name="ce129">
            <text:p><text:s text:c="2"/>0.8</text:p>
          </table:table-cell>
          <table:table-cell office:value-type="float" office:value="1.36" table:style-name="ce129">
            <text:p><text:s text:c="2"/>1.4</text:p>
          </table:table-cell>
          <table:table-cell office:value-type="float" office:value="1.35" table:style-name="ce129">
            <text:p><text:s text:c="2"/>1.4</text:p>
          </table:table-cell>
          <table:table-cell office:value-type="float" office:value="1.458" table:style-name="ce129">
            <text:p><text:s text:c="2"/>1.5</text:p>
          </table:table-cell>
          <table:table-cell office:value-type="float" office:value="1.65" table:style-name="ce129">
            <text:p><text:s text:c="2"/>1.7</text:p>
          </table:table-cell>
          <table:table-cell office:value-type="float" office:value="1.57" table:style-name="ce129">
            <text:p><text:s text:c="2"/>1.6</text:p>
          </table:table-cell>
          <table:table-cell office:value-type="float" office:value="1.55" table:style-name="ce129">
            <text:p><text:s text:c="2"/>1.6</text:p>
          </table:table-cell>
          <table:table-cell office:value-type="float" office:value="1.298090392980904" table:style-name="ce129">
            <text:p><text:s text:c="2"/>1.3</text:p>
          </table:table-cell>
          <table:table-cell office:value-type="float" office:value="1.25" table:style-name="ce129">
            <text:p><text:s text:c="2"/>1.3</text:p>
          </table:table-cell>
          <table:table-cell office:value-type="float" office:value="1.38" table:style-name="ce129">
            <text:p><text:s text:c="2"/>1.4</text:p>
          </table:table-cell>
          <table:table-cell office:value-type="float" office:value="1.53" table:style-name="ce129">
            <text:p><text:s text:c="2"/>1.5</text:p>
          </table:table-cell>
          <table:table-cell office:value-type="float" office:value="1.5214000000000001" table:style-name="ce129">
            <text:p><text:s text:c="2"/>1.5</text:p>
          </table:table-cell>
          <table:table-cell office:value-type="float" office:value="1.5896933999505432" table:style-name="ce129">
            <text:p><text:s text:c="2"/>1.6</text:p>
          </table:table-cell>
          <table:table-cell office:value-type="float" office:value="1.4813697300701538" table:style-name="ce129">
            <text:p><text:s text:c="2"/>1.5</text:p>
          </table:table-cell>
          <table:table-cell office:value-type="float" office:value="1.4019999999999999" table:style-name="ce129">
            <text:p><text:s text:c="2"/>1.4</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table:style-name="ce23"/>
          <table:table-cell table:number-columns-repeated="21" table:style-name="ce32"/>
          <table:table-cell table:number-columns-repeated="16310"/>
        </table:table-row>
        <table:table-row table:style-name="ro3">
          <table:table-cell table:style-name="ce2"/>
          <table:table-cell table:number-columns-repeated="2" table:style-name="ce24"/>
          <table:table-cell office:value-type="string" table:style-name="ce24">
            <text:p>Production (a)</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8.6820000000000004" table:style-name="ce21">
            <text:p><text:s text:c="2"/>9</text:p>
          </table:table-cell>
          <table:table-cell office:value-type="float" office:value="21.124083040000002" table:style-name="ce21">
            <text:p><text:s text:c="2"/>21</text:p>
          </table:table-cell>
          <table:table-cell office:value-type="float" office:value="11.03318685" table:style-name="ce21">
            <text:p><text:s text:c="2"/>11</text:p>
          </table:table-cell>
          <table:table-cell office:value-type="float" office:value="7.9696744019999999" table:style-name="ce21">
            <text:p><text:s text:c="2"/>8</text:p>
          </table:table-cell>
          <table:table-cell office:value-type="float" office:value="4.6528184999999995" table:style-name="ce21">
            <text:p><text:s text:c="2"/>5</text:p>
          </table:table-cell>
          <table:table-cell office:value-type="float" office:value="2.9362281300000004" table:style-name="ce21">
            <text:p><text:s text:c="2"/>3</text:p>
          </table:table-cell>
          <table:table-cell office:value-type="float" office:value="5.2871151000000003" table:style-name="ce21">
            <text:p><text:s text:c="2"/>5</text:p>
          </table:table-cell>
          <table:table-cell office:value-type="float" office:value="2.8169599999999999" table:style-name="ce21">
            <text:p><text:s text:c="2"/>3</text:p>
          </table:table-cell>
          <table:table-cell office:value-type="float" office:value="0.5" table:style-name="ce21">
            <text:p><text:s text:c="2"/>1</text:p>
          </table:table-cell>
          <table:table-cell office:value-type="float" office:value="1.00878" table:style-name="ce21">
            <text:p><text:s text:c="2"/>1</text:p>
          </table:table-cell>
          <table:table-cell office:value-type="float" office:value="2.9306996999999999" table:style-name="ce21">
            <text:p><text:s text:c="2"/>3</text:p>
          </table:table-cell>
          <table:table-cell office:value-type="float" office:value="1.4514156" table:style-name="ce21">
            <text:p><text:s text:c="2"/>1</text:p>
          </table:table-cell>
          <table:table-cell office:value-type="float" office:value="5.3366007436339729" table:style-name="ce21">
            <text:p><text:s text:c="2"/>5</text:p>
          </table:table-cell>
          <table:table-cell office:value-type="float" office:value="5.7393299999999998" table:style-name="ce21">
            <text:p><text:s text:c="2"/>6</text:p>
          </table:table-cell>
          <table:table-cell office:value-type="float" office:value="2.219773" table:style-name="ce21">
            <text:p><text:s text:c="2"/>2</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table:style-name="ce58"/>
          <table:table-cell table:style-name="ce23"/>
          <table:table-cell table:number-columns-repeated="21" table:style-name="ce32"/>
          <table:table-cell table:number-columns-repeated="16310"/>
        </table:table-row>
        <table:table-row table:style-name="ro3">
          <table:table-cell table:style-name="ce2"/>
          <table:table-cell office:value-type="string" table:style-name="ce61">
            <text:p>Value of production (£ million)</text:p>
          </table:table-cell>
          <table:table-cell table:number-columns-repeated="2"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text:p>
          </table:table-cell>
          <table:table-cell office:value-type="string" table:style-name="ce58">
            <text:p>-</text:p>
          </table:table-cell>
          <table:table-cell office:value-type="float" office:value="0.7" table:style-name="ce21">
            <text:p><text:s text:c="2"/>1</text:p>
          </table:table-cell>
          <table:table-cell office:value-type="float" office:value="1.6" table:style-name="ce21">
            <text:p><text:s text:c="2"/>2</text:p>
          </table:table-cell>
          <table:table-cell office:value-type="float" office:value="3.5999999999999996" table:style-name="ce21">
            <text:p><text:s text:c="2"/>4</text:p>
          </table:table-cell>
          <table:table-cell office:value-type="float" office:value="4.4000000000000004" table:style-name="ce21">
            <text:p><text:s text:c="2"/>4</text:p>
          </table:table-cell>
          <table:table-cell office:value-type="float" office:value="7.1" table:style-name="ce21">
            <text:p><text:s text:c="2"/>7</text:p>
          </table:table-cell>
          <table:table-cell office:value-type="float" office:value="11.1" table:style-name="ce21">
            <text:p><text:s text:c="2"/>11</text:p>
          </table:table-cell>
          <table:table-cell office:value-type="float" office:value="14.606678708" table:style-name="ce58">
            <text:p><text:s text:c="2"/>15</text:p>
          </table:table-cell>
          <table:table-cell office:value-type="float" office:value="39.470464561065739" table:style-name="ce21">
            <text:p><text:s text:c="2"/>39</text:p>
          </table:table-cell>
          <table:table-cell office:value-type="float" office:value="83.78027166824161" table:style-name="ce21">
            <text:p><text:s text:c="2"/>84</text:p>
          </table:table-cell>
          <table:table-cell office:value-type="float" office:value="183.91773274889434" table:style-name="ce21">
            <text:p><text:s text:c="2"/>184</text:p>
          </table:table-cell>
          <table:table-cell office:value-type="float" office:value="39.049553435093884" table:style-name="ce21">
            <text:p><text:s text:c="2"/>39</text:p>
          </table:table-cell>
          <table:table-cell office:value-type="float" office:value="40.579260565610014" table:style-name="ce21">
            <text:p><text:s text:c="2"/>41</text:p>
          </table:table-cell>
          <table:table-cell office:value-type="float" office:value="39.395362214010902" table:style-name="ce21">
            <text:p><text:s text:c="2"/>39</text:p>
          </table:table-cell>
          <table:table-cell office:value-type="float" office:value="51.525384428253446" table:style-name="ce21">
            <text:p><text:s text:c="2"/>52</text:p>
          </table:table-cell>
          <table:table-cell office:value-type="float" office:value="67.939129238562714" table:style-name="ce21">
            <text:p><text:s text:c="2"/>68</text:p>
          </table:table-cell>
          <table:table-cell office:value-type="float" office:value="132.0535420747928" table:style-name="ce21">
            <text:p><text:s text:c="2"/>132</text:p>
          </table:table-cell>
          <table:table-cell office:value-type="float" office:value="34.274534806395664" table:style-name="ce21">
            <text:p><text:s text:c="2"/>34</text:p>
          </table:table-cell>
          <table:table-cell office:value-type="float" office:value="15.825645892883221" table:style-name="ce21">
            <text:p><text:s text:c="2"/>16</text:p>
          </table:table-cell>
          <table:table-cell office:value-type="float" office:value="5.3775437079116442" table:style-name="ce21">
            <text:p><text:s text:c="2"/>5</text:p>
          </table:table-cell>
          <table:table-cell office:value-type="float" office:value="18.433221131235577" table:style-name="ce21">
            <text:p><text:s text:c="2"/>18</text:p>
          </table:table-cell>
          <table:table-cell office:value-type="float" office:value="16.212614414038995" table:style-name="ce21">
            <text:p><text:s text:c="2"/>16</text:p>
          </table:table-cell>
          <table:table-cell office:value-type="float" office:value="17.140761192356916" table:style-name="ce21">
            <text:p><text:s text:c="2"/>17</text:p>
          </table:table-cell>
          <table:table-cell office:value-type="float" office:value="7.932421517967903" table:style-name="ce21">
            <text:p><text:s text:c="2"/>8</text:p>
          </table:table-cell>
          <table:table-cell office:value-type="float" office:value="4.3115810871090918" table:style-name="ce21">
            <text:p><text:s text:c="2"/>4</text:p>
          </table:table-cell>
          <table:table-cell office:value-type="float" office:value="10.37156701039812" table:style-name="ce21">
            <text:p><text:s text:c="2"/>10</text:p>
          </table:table-cell>
          <table:table-cell office:value-type="float" office:value="17.0650935" table:style-name="ce21">
            <text:p><text:s text:c="2"/>17</text:p>
          </table:table-cell>
          <table:table-cell office:value-type="float" office:value="22.646710799999997" table:style-name="ce21">
            <text:p><text:s text:c="2"/>23</text:p>
          </table:table-cell>
          <table:table-cell office:value-type="float" office:value="26.544892456827675" table:style-name="ce128">
            <text:p><text:s text:c="2"/>27</text:p>
          </table:table-cell>
          <table:table-cell office:value-type="float" office:value="16.208288135060442" table:style-name="ce128">
            <text:p><text:s text:c="2"/>16</text:p>
          </table:table-cell>
          <table:table-cell office:value-type="float" office:value="24.288749927610638" table:style-name="ce133">
            <text:p>24</text:p>
          </table:table-cell>
          <table:table-cell office:value-type="float" office:value="15.347766600000002" table:style-name="ce133">
            <text:p>15</text:p>
          </table:table-cell>
          <table:table-cell office:value-type="float" office:value="8.5607467050615256" table:style-name="ce134">
            <text:p>8.6</text:p>
          </table:table-cell>
          <table:table-cell office:value-type="float" office:value="13.92274724165048" table:style-name="ce133">
            <text:p>14</text:p>
          </table:table-cell>
          <table:table-cell office:value-type="float" office:value="14.843204673806998" table:style-name="ce128">
            <text:p><text:s text:c="2"/>15</text:p>
          </table:table-cell>
          <table:table-cell office:value-type="float" office:value="16.102320386569428" table:style-name="ce128">
            <text:p><text:s text:c="2"/>16</text:p>
          </table:table-cell>
          <table:table-cell office:value-type="float" office:value="10.122630000000001" table:style-name="ce128">
            <text:p><text:s text:c="2"/>10</text:p>
          </table:table-cell>
          <table:table-cell office:value-type="string" table:style-name="ce58">
            <text:p>. .</text:p>
          </table:table-cell>
          <table:table-cell table:style-name="ce23"/>
          <table:table-cell table:number-columns-repeated="21" table:style-name="ce32"/>
          <table:table-cell table:number-columns-repeated="16310"/>
        </table:table-row>
        <table:table-row table:style-name="ro3">
          <table:table-cell table:style-name="ce2"/>
          <table:table-cell table:style-name="ce24"/>
          <table:table-cell office:value-type="string" table:style-name="ce24">
            <text:p>of which:</text:p>
          </table:table-cell>
          <table:table-cell office:value-type="string" table:style-name="ce24">
            <text:p>Sales</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text:p>
          </table:table-cell>
          <table:table-cell office:value-type="string" table:style-name="ce58">
            <text:p>-</text:p>
          </table:table-cell>
          <table:table-cell office:value-type="string" table:style-name="ce21">
            <text:p>-</text:p>
          </table:table-cell>
          <table:table-cell office:value-type="float" office:value="1.2" table:style-name="ce21">
            <text:p><text:s text:c="2"/>1</text:p>
          </table:table-cell>
          <table:table-cell office:value-type="float" office:value="2.2999999999999998" table:style-name="ce21">
            <text:p><text:s text:c="2"/>2</text:p>
          </table:table-cell>
          <table:table-cell office:value-type="float" office:value="1.2" table:style-name="ce21">
            <text:p><text:s text:c="2"/>1</text:p>
          </table:table-cell>
          <table:table-cell office:value-type="float" office:value="4.0999999999999996" table:style-name="ce21">
            <text:p><text:s text:c="2"/>4</text:p>
          </table:table-cell>
          <table:table-cell office:value-type="float" office:value="6.3" table:style-name="ce21">
            <text:p><text:s text:c="2"/>6</text:p>
          </table:table-cell>
          <table:table-cell office:value-type="float" office:value="6.6066787079999996" table:style-name="ce58">
            <text:p><text:s text:c="2"/>7</text:p>
          </table:table-cell>
          <table:table-cell office:value-type="float" office:value="17.415780889200004" table:style-name="ce21">
            <text:p><text:s text:c="2"/>17</text:p>
          </table:table-cell>
          <table:table-cell office:value-type="float" office:value="22.728987001296005" table:style-name="ce21">
            <text:p><text:s text:c="2"/>23</text:p>
          </table:table-cell>
          <table:table-cell office:value-type="float" office:value="23.664258603299999" table:style-name="ce21">
            <text:p><text:s text:c="2"/>24</text:p>
          </table:table-cell>
          <table:table-cell office:value-type="float" office:value="13.431978074363998" table:style-name="ce21">
            <text:p><text:s text:c="2"/>13</text:p>
          </table:table-cell>
          <table:table-cell office:value-type="float" office:value="12.05083566994" table:style-name="ce21">
            <text:p><text:s text:c="2"/>12</text:p>
          </table:table-cell>
          <table:table-cell office:value-type="float" office:value="14.365747735461822" table:style-name="ce21">
            <text:p><text:s text:c="2"/>14</text:p>
          </table:table-cell>
          <table:table-cell office:value-type="float" office:value="14.494229357974259" table:style-name="ce21">
            <text:p><text:s text:c="2"/>14</text:p>
          </table:table-cell>
          <table:table-cell office:value-type="float" office:value="19.79908548509934" table:style-name="ce21">
            <text:p><text:s text:c="2"/>20</text:p>
          </table:table-cell>
          <table:table-cell office:value-type="float" office:value="28.561432519829999" table:style-name="ce21">
            <text:p><text:s text:c="2"/>29</text:p>
          </table:table-cell>
          <table:table-cell office:value-type="float" office:value="7.7568088327166089" table:style-name="ce21">
            <text:p><text:s text:c="2"/>8</text:p>
          </table:table-cell>
          <table:table-cell office:value-type="float" office:value="5.5985645629625447" table:style-name="ce21">
            <text:p><text:s text:c="2"/>6</text:p>
          </table:table-cell>
          <table:table-cell office:value-type="float" office:value="2.9992371211045619" table:style-name="ce21">
            <text:p><text:s text:c="2"/>3</text:p>
          </table:table-cell>
          <table:table-cell office:value-type="float" office:value="9.6880556064298631" table:style-name="ce21">
            <text:p><text:s text:c="2"/>10</text:p>
          </table:table-cell>
          <table:table-cell office:value-type="float" office:value="9.5448692553661054" table:style-name="ce21">
            <text:p><text:s text:c="2"/>10</text:p>
          </table:table-cell>
          <table:table-cell office:value-type="float" office:value="16.504566414770974" table:style-name="ce21">
            <text:p><text:s text:c="2"/>17</text:p>
          </table:table-cell>
          <table:table-cell office:value-type="float" office:value="8.5790035109953742" table:style-name="ce21">
            <text:p><text:s text:c="2"/>9</text:p>
          </table:table-cell>
          <table:table-cell office:value-type="float" office:value="4.8950485591999993" table:style-name="ce21">
            <text:p><text:s text:c="2"/>5</text:p>
          </table:table-cell>
          <table:table-cell office:value-type="float" office:value="9.9442068708583058" table:style-name="ce21">
            <text:p><text:s text:c="2"/>10</text:p>
          </table:table-cell>
          <table:table-cell office:value-type="float" office:value="16.292025180935831" table:style-name="ce21">
            <text:p><text:s text:c="2"/>16</text:p>
          </table:table-cell>
          <table:table-cell office:value-type="float" office:value="22.088549069999999" table:style-name="ce21">
            <text:p><text:s text:c="2"/>22</text:p>
          </table:table-cell>
          <table:table-cell office:value-type="float" office:value="26.57517678" table:style-name="ce128">
            <text:p><text:s text:c="2"/>27</text:p>
          </table:table-cell>
          <table:table-cell office:value-type="float" office:value="17.348397300000002" table:style-name="ce128">
            <text:p><text:s text:c="2"/>17</text:p>
          </table:table-cell>
          <table:table-cell office:value-type="float" office:value="23.491228139999997" table:style-name="ce133">
            <text:p>23</text:p>
          </table:table-cell>
          <table:table-cell office:value-type="float" office:value="16.242296400000001" table:style-name="ce133">
            <text:p>16</text:p>
          </table:table-cell>
          <table:table-cell office:value-type="float" office:value="8.8819250399999987" table:style-name="ce134">
            <text:p>8.9</text:p>
          </table:table-cell>
          <table:table-cell office:value-type="float" office:value="13.362881719999997" table:style-name="ce133">
            <text:p>13</text:p>
          </table:table-cell>
          <table:table-cell office:value-type="float" office:value="14.894250350000004" table:style-name="ce128">
            <text:p><text:s text:c="2"/>15</text:p>
          </table:table-cell>
          <table:table-cell office:value-type="float" office:value="16.218931749999999" table:style-name="ce128">
            <text:p><text:s text:c="2"/>16</text:p>
          </table:table-cell>
          <table:table-cell office:value-type="float" office:value="10.745801499999999" table:style-name="ce128">
            <text:p><text:s text:c="2"/>11</text:p>
          </table:table-cell>
          <table:table-cell office:value-type="string" table:style-name="ce58">
            <text:p>. .</text:p>
          </table:table-cell>
          <table:table-cell table:style-name="ce23"/>
          <table:table-cell table:number-columns-repeated="21" table:style-name="ce32"/>
          <table:table-cell table:number-columns-repeated="16310"/>
        </table:table-row>
        <table:table-row table:style-name="ro3">
          <table:table-cell table:number-columns-repeated="3" table:style-name="ce24"/>
          <table:table-cell office:value-type="string" table:style-name="ce24">
            <text:p>Subsidies (b)</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text:p>
          </table:table-cell>
          <table:table-cell office:value-type="string" table:style-name="ce58">
            <text:p>-</text:p>
          </table:table-cell>
          <table:table-cell office:value-type="string" table:style-name="ce21">
            <text:p>-</text:p>
          </table:table-cell>
          <table:table-cell office:value-type="string" table:style-name="ce21">
            <text:p>-</text:p>
          </table:table-cell>
          <table:table-cell office:value-type="float" office:value="1.3" table:style-name="ce21">
            <text:p><text:s text:c="2"/>1</text:p>
          </table:table-cell>
          <table:table-cell office:value-type="float" office:value="3.2" table:style-name="ce21">
            <text:p><text:s text:c="2"/>3</text:p>
          </table:table-cell>
          <table:table-cell office:value-type="float" office:value="3" table:style-name="ce21">
            <text:p><text:s text:c="2"/>3</text:p>
          </table:table-cell>
          <table:table-cell office:value-type="float" office:value="4.8" table:style-name="ce21">
            <text:p><text:s text:c="2"/>5</text:p>
          </table:table-cell>
          <table:table-cell office:value-type="float" office:value="8" table:style-name="ce58">
            <text:p><text:s text:c="2"/>8</text:p>
          </table:table-cell>
          <table:table-cell office:value-type="float" office:value="20.91" table:style-name="ce21">
            <text:p><text:s text:c="2"/>21</text:p>
          </table:table-cell>
          <table:table-cell office:value-type="float" office:value="60.4" table:style-name="ce21">
            <text:p><text:s text:c="2"/>60</text:p>
          </table:table-cell>
          <table:table-cell office:value-type="float" office:value="160.75" table:style-name="ce21">
            <text:p><text:s text:c="2"/>161</text:p>
          </table:table-cell>
          <table:table-cell office:value-type="float" office:value="27.05" table:style-name="ce21">
            <text:p><text:s text:c="2"/>27</text:p>
          </table:table-cell>
          <table:table-cell office:value-type="float" office:value="28.57" table:style-name="ce21">
            <text:p><text:s text:c="2"/>29</text:p>
          </table:table-cell>
          <table:table-cell office:value-type="float" office:value="24.88" table:style-name="ce21">
            <text:p><text:s text:c="2"/>25</text:p>
          </table:table-cell>
          <table:table-cell office:value-type="float" office:value="36.71" table:style-name="ce21">
            <text:p><text:s text:c="2"/>37</text:p>
          </table:table-cell>
          <table:table-cell office:value-type="float" office:value="47.59" table:style-name="ce21">
            <text:p><text:s text:c="2"/>48</text:p>
          </table:table-cell>
          <table:table-cell office:value-type="float" office:value="101.93" table:style-name="ce21">
            <text:p><text:s text:c="2"/>102</text:p>
          </table:table-cell>
          <table:table-cell office:value-type="float" office:value="29.434272220003916" table:style-name="ce21">
            <text:p><text:s text:c="2"/>29</text:p>
          </table:table-cell>
          <table:table-cell office:value-type="float" office:value="10.261593248764399" table:style-name="ce21">
            <text:p><text:s text:c="2"/>10</text:p>
          </table:table-cell>
          <table:table-cell office:value-type="float" office:value="2.7376807365760003" table:style-name="ce21">
            <text:p><text:s text:c="2"/>3</text:p>
          </table:table-cell>
          <table:table-cell office:value-type="float" office:value="8.0276544230500004" table:style-name="ce21">
            <text:p><text:s text:c="2"/>8</text:p>
          </table:table-cell>
          <table:table-cell office:value-type="float" office:value="6.7506019603619007" table:style-name="ce21">
            <text:p><text:s text:c="2"/>7</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128">
            <text:p><text:s text:c="2"/>0</text:p>
          </table:table-cell>
          <table:table-cell office:value-type="float" office:value="0" table:style-name="ce128">
            <text:p><text:s text:c="2"/>0</text:p>
          </table:table-cell>
          <table:table-cell table:number-columns-repeated="3" table:style-name="ce92"/>
          <table:table-cell table:style-name="ce133"/>
          <table:table-cell table:number-columns-repeated="3" table:style-name="ce128"/>
          <table:table-cell office:value-type="string" table:style-name="ce58">
            <text:p>. .</text:p>
          </table:table-cell>
          <table:table-cell table:style-name="ce23"/>
          <table:table-cell table:number-columns-repeated="21" table:style-name="ce32"/>
          <table:table-cell table:number-columns-repeated="16310"/>
        </table:table-row>
        <table:table-row table:style-name="ro3">
          <table:table-cell table:number-columns-repeated="3" table:style-name="ce24"/>
          <table:table-cell office:value-type="string" table:style-name="ce24">
            <text:p>Change in stocks</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text:p>
          </table:table-cell>
          <table:table-cell office:value-type="float" office:value="1.1446836718657361" table:style-name="ce21">
            <text:p><text:s text:c="2"/>1</text:p>
          </table:table-cell>
          <table:table-cell office:value-type="float" office:value="0.65128466694562048" table:style-name="ce21">
            <text:p><text:s text:c="2"/>1</text:p>
          </table:table-cell>
          <table:table-cell office:value-type="string" table:style-name="ce21">
            <text:p>-</text:p>
          </table:table-cell>
          <table:table-cell office:value-type="float" office:value="-1.4324246392701203" table:style-name="ce21">
            <text:p>- <text:s/>1</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0.55004375346336476" table:style-name="ce21">
            <text:p><text:s text:c="2"/>1</text:p>
          </table:table-cell>
          <table:table-cell office:value-type="float" office:value="1.562109554962789" table:style-name="ce21">
            <text:p><text:s text:c="2"/>2</text:p>
          </table:table-cell>
          <table:table-cell office:value-type="float" office:value="-2.9165462463248648" table:style-name="ce21">
            <text:p>- <text:s/>3</text:p>
          </table:table-cell>
          <table:table-cell office:value-type="string" table:style-name="ce21">
            <text:p>-</text:p>
          </table:table-cell>
          <table:table-cell office:value-type="string" table:style-name="ce21">
            <text:p>-</text:p>
          </table:table-cell>
          <table:table-cell office:value-type="float" office:value="0.71751110175571042" table:style-name="ce21">
            <text:p><text:s text:c="2"/>1</text:p>
          </table:table-cell>
          <table:table-cell office:value-type="string" table:style-name="ce21">
            <text:p>-</text:p>
          </table:table-cell>
          <table:table-cell office:value-type="float" office:value="0.63619477758594145" table:style-name="ce21">
            <text:p><text:s text:c="2"/>1</text:p>
          </table:table-cell>
          <table:table-cell office:value-type="float" office:value="-0.64658199302747132" table:style-name="ce21">
            <text:p>- <text:s/>1</text:p>
          </table:table-cell>
          <table:table-cell office:value-type="float" office:value="-0.58346747209090777" table:style-name="ce21">
            <text:p>- <text:s/>1</text:p>
          </table:table-cell>
          <table:table-cell office:value-type="string" table:style-name="ce97">
            <text:p>-</text:p>
          </table:table-cell>
          <table:table-cell office:value-type="float" office:value="0.77306831906417073" table:style-name="ce21">
            <text:p><text:s text:c="2"/>1</text:p>
          </table:table-cell>
          <table:table-cell office:value-type="float" office:value="0.5581617300000008" table:style-name="ce21">
            <text:p><text:s text:c="2"/>1</text:p>
          </table:table-cell>
          <table:table-cell office:value-type="string" table:style-name="ce97">
            <text:p>-</text:p>
          </table:table-cell>
          <table:table-cell office:value-type="float" office:value="-1.1447806500000033" table:style-name="ce128">
            <text:p>- <text:s/>1</text:p>
          </table:table-cell>
          <table:table-cell office:value-type="float" office:value="0.79752178761063985" table:style-name="ce133">
            <text:p>1</text:p>
          </table:table-cell>
          <table:table-cell office:value-type="float" office:value="-0.89452979999999882" table:style-name="ce133">
            <text:p>-1</text:p>
          </table:table-cell>
          <table:table-cell office:value-type="float" office:value="-0.32117833493847314" table:style-name="ce135">
            <text:p>0</text:p>
          </table:table-cell>
          <table:table-cell office:value-type="float" office:value="0.55986552165048309" table:style-name="ce135">
            <text:p>1</text:p>
          </table:table-cell>
          <table:table-cell office:value-type="float" office:value="-5.1045676193005561E-2" table:style-name="ce20">
            <text:p>0</text:p>
          </table:table-cell>
          <table:table-cell office:value-type="float" office:value="-0.11661136343057066" table:style-name="ce20">
            <text:p>0</text:p>
          </table:table-cell>
          <table:table-cell office:value-type="float" office:value="-0.62317149999999788" table:style-name="ce128">
            <text:p>- <text:s/>1</text:p>
          </table:table-cell>
          <table:table-cell office:value-type="string" table:style-name="ce58">
            <text:p>. .</text:p>
          </table:table-cell>
          <table:table-cell table:style-name="ce23"/>
          <table:table-cell table:number-columns-repeated="21" table:style-name="ce32"/>
          <table:table-cell table:number-columns-repeated="16310" table:style-name="ce1"/>
        </table:table-row>
        <table:table-row table:style-name="ro3">
          <table:table-cell table:style-name="ce62"/>
          <table:table-cell office:value-type="string" table:style-name="ce62">
            <text:p>Value of production at market prices (£ million) (c)</text:p>
          </table:table-cell>
          <table:table-cell table:number-columns-repeated="2" table:style-name="ce62"/>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text:p>
          </table:table-cell>
          <table:table-cell office:value-type="string" table:style-name="ce136">
            <text:p>-</text:p>
          </table:table-cell>
          <table:table-cell office:value-type="string" table:style-name="ce136">
            <text:p>-</text:p>
          </table:table-cell>
          <table:table-cell office:value-type="float" office:value="1.2" table:style-name="ce65">
            <text:p><text:s text:c="2"/>1</text:p>
          </table:table-cell>
          <table:table-cell office:value-type="float" office:value="2.2999999999999998" table:style-name="ce65">
            <text:p><text:s text:c="2"/>2</text:p>
          </table:table-cell>
          <table:table-cell office:value-type="float" office:value="1.2" table:style-name="ce65">
            <text:p><text:s text:c="2"/>1</text:p>
          </table:table-cell>
          <table:table-cell office:value-type="float" office:value="4.0999999999999996" table:style-name="ce65">
            <text:p><text:s text:c="2"/>4</text:p>
          </table:table-cell>
          <table:table-cell office:value-type="float" office:value="6.3" table:style-name="ce65">
            <text:p><text:s text:c="2"/>6</text:p>
          </table:table-cell>
          <table:table-cell office:value-type="float" office:value="6.6066787079999996" table:style-name="ce65">
            <text:p><text:s text:c="2"/>7</text:p>
          </table:table-cell>
          <table:table-cell office:value-type="float" office:value="18.560464561065739" table:style-name="ce65">
            <text:p><text:s text:c="2"/>19</text:p>
          </table:table-cell>
          <table:table-cell office:value-type="float" office:value="23.380271668241626" table:style-name="ce65">
            <text:p><text:s text:c="2"/>23</text:p>
          </table:table-cell>
          <table:table-cell office:value-type="float" office:value="23.167732748894331" table:style-name="ce65">
            <text:p><text:s text:c="2"/>23</text:p>
          </table:table-cell>
          <table:table-cell office:value-type="float" office:value="11.999553435093878" table:style-name="ce65">
            <text:p><text:s text:c="2"/>12</text:p>
          </table:table-cell>
          <table:table-cell office:value-type="float" office:value="12.009260565610017" table:style-name="ce65">
            <text:p><text:s text:c="2"/>12</text:p>
          </table:table-cell>
          <table:table-cell office:value-type="float" office:value="14.515362214010901" table:style-name="ce65">
            <text:p><text:s text:c="2"/>15</text:p>
          </table:table-cell>
          <table:table-cell office:value-type="float" office:value="14.81538442825345" table:style-name="ce65">
            <text:p><text:s text:c="2"/>15</text:p>
          </table:table-cell>
          <table:table-cell office:value-type="float" office:value="20.349129238562703" table:style-name="ce65">
            <text:p><text:s text:c="2"/>20</text:p>
          </table:table-cell>
          <table:table-cell office:value-type="float" office:value="30.123542074792788" table:style-name="ce65">
            <text:p><text:s text:c="2"/>30</text:p>
          </table:table-cell>
          <table:table-cell office:value-type="float" office:value="4.8402625863917441" table:style-name="ce65">
            <text:p><text:s text:c="2"/>5</text:p>
          </table:table-cell>
          <table:table-cell office:value-type="float" office:value="5.5640526441188225" table:style-name="ce65">
            <text:p><text:s text:c="2"/>6</text:p>
          </table:table-cell>
          <table:table-cell office:value-type="float" office:value="2.6398629713356438" table:style-name="ce65">
            <text:p><text:s text:c="2"/>3</text:p>
          </table:table-cell>
          <table:table-cell office:value-type="float" office:value="10.405566708185573" table:style-name="ce65">
            <text:p><text:s text:c="2"/>10</text:p>
          </table:table-cell>
          <table:table-cell office:value-type="float" office:value="9.462012453677092" table:style-name="ce65">
            <text:p><text:s text:c="2"/>9</text:p>
          </table:table-cell>
          <table:table-cell office:value-type="float" office:value="17.140761192356916" table:style-name="ce65">
            <text:p><text:s text:c="2"/>17</text:p>
          </table:table-cell>
          <table:table-cell office:value-type="float" office:value="7.932421517967903" table:style-name="ce65">
            <text:p><text:s text:c="2"/>8</text:p>
          </table:table-cell>
          <table:table-cell office:value-type="float" office:value="4.3115810871090918" table:style-name="ce65">
            <text:p><text:s text:c="2"/>4</text:p>
          </table:table-cell>
          <table:table-cell office:value-type="float" office:value="10.37156701039812" table:style-name="ce65">
            <text:p><text:s text:c="2"/>10</text:p>
          </table:table-cell>
          <table:table-cell office:value-type="float" office:value="17.0650935" table:style-name="ce65">
            <text:p><text:s text:c="2"/>17</text:p>
          </table:table-cell>
          <table:table-cell office:value-type="float" office:value="22.646710800000005" table:style-name="ce65">
            <text:p><text:s text:c="2"/>23</text:p>
          </table:table-cell>
          <table:table-cell office:value-type="float" office:value="27.011672999999991" table:style-name="ce65">
            <text:p><text:s text:c="2"/>27</text:p>
          </table:table-cell>
          <table:table-cell office:value-type="float" office:value="16.274699999999996" table:style-name="ce65">
            <text:p><text:s text:c="2"/>16</text:p>
          </table:table-cell>
          <table:table-cell office:value-type="float" office:value="24.288749927610638" table:style-name="ce137">
            <text:p><text:s text:c="2"/>24</text:p>
          </table:table-cell>
          <table:table-cell office:value-type="float" office:value="15.347766600000002" table:style-name="ce137">
            <text:p><text:s text:c="2"/>15</text:p>
          </table:table-cell>
          <table:table-cell office:value-type="float" office:value="8.5607467050615256" table:style-name="ce137">
            <text:p><text:s text:c="2"/>9</text:p>
          </table:table-cell>
          <table:table-cell office:value-type="float" office:value="13.92274724165048" table:style-name="ce137">
            <text:p><text:s text:c="2"/>14</text:p>
          </table:table-cell>
          <table:table-cell office:value-type="float" office:value="14.843204673806998" table:style-name="ce138">
            <text:p><text:s text:c="2"/>15</text:p>
          </table:table-cell>
          <table:table-cell office:value-type="float" office:value="16.102320386569428" table:style-name="ce138">
            <text:p><text:s text:c="2"/>16</text:p>
          </table:table-cell>
          <table:table-cell office:value-type="float" office:value="10.122630000000001" table:style-name="ce138">
            <text:p><text:s text:c="2"/>10</text:p>
          </table:table-cell>
          <table:table-cell office:value-type="string" table:style-name="ce136">
            <text:p>. .</text:p>
          </table:table-cell>
          <table:table-cell table:style-name="ce23"/>
          <table:table-cell table:number-columns-repeated="21" table:style-name="ce32"/>
          <table:table-cell table:number-columns-repeated="16310" table:style-name="ce1"/>
        </table:table-row>
        <table:table-row table:style-name="ro3">
          <table:table-cell office:value-type="string" table:style-name="ce61">
            <text:p>Supply and use</text:p>
          </table:table-cell>
          <table:table-cell table:number-columns-repeated="3" table:style-name="ce24"/>
          <table:table-cell table:number-columns-repeated="36" table:style-name="ce58"/>
          <table:table-cell table:style-name="ce32"/>
          <table:table-cell table:style-name="ce58"/>
          <table:table-cell table:number-columns-repeated="4" table:style-name="ce32"/>
          <table:table-cell table:number-columns-repeated="2" table:style-name="ce131"/>
          <table:table-cell table:number-columns-repeated="4" table:style-name="ce32"/>
          <table:table-cell table:style-name="ce23"/>
          <table:table-cell table:number-columns-repeated="21" table:style-name="ce32"/>
          <table:table-cell table:number-columns-repeated="16310"/>
        </table:table-row>
        <table:table-row table:style-name="ro3">
          <table:table-cell table:style-name="ce24"/>
          <table:table-cell office:value-type="string" table:style-name="ce24">
            <text:p>Production</text:p>
          </table:table-cell>
          <table:table-cell table:number-columns-repeated="2"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2" table:style-name="ce21">
            <text:p><text:s text:c="2"/>2</text:p>
          </table:table-cell>
          <table:table-cell office:value-type="float" office:value="6" table:style-name="ce21">
            <text:p><text:s text:c="2"/>6</text:p>
          </table:table-cell>
          <table:table-cell office:value-type="float" office:value="13" table:style-name="ce21">
            <text:p><text:s text:c="2"/>13</text:p>
          </table:table-cell>
          <table:table-cell office:value-type="float" office:value="11" table:style-name="ce21">
            <text:p><text:s text:c="2"/>11</text:p>
          </table:table-cell>
          <table:table-cell office:value-type="float" office:value="26.3" table:style-name="ce21">
            <text:p><text:s text:c="2"/>26</text:p>
          </table:table-cell>
          <table:table-cell office:value-type="float" office:value="34.4" table:style-name="ce21">
            <text:p><text:s text:c="2"/>34</text:p>
          </table:table-cell>
          <table:table-cell office:value-type="float" office:value="62.315400000000004" table:style-name="ce21">
            <text:p><text:s text:c="2"/>62</text:p>
          </table:table-cell>
          <table:table-cell office:value-type="float" office:value="162.58972199999999" table:style-name="ce21">
            <text:p><text:s text:c="2"/>163</text:p>
          </table:table-cell>
          <table:table-cell office:value-type="float" office:value="225.36883200000003" table:style-name="ce21">
            <text:p><text:s text:c="2"/>225</text:p>
          </table:table-cell>
          <table:table-cell office:value-type="float" office:value="192.74264399999998" table:style-name="ce21">
            <text:p><text:s text:c="2"/>193</text:p>
          </table:table-cell>
          <table:table-cell office:value-type="float" office:value="93.532283039999996" table:style-name="ce21">
            <text:p><text:s text:c="2"/>94</text:p>
          </table:table-cell>
          <table:table-cell office:value-type="float" office:value="80.649369849999999" table:style-name="ce21">
            <text:p><text:s text:c="2"/>81</text:p>
          </table:table-cell>
          <table:table-cell office:value-type="float" office:value="86.501883009311101" table:style-name="ce21">
            <text:p><text:s text:c="2"/>87</text:p>
          </table:table-cell>
          <table:table-cell office:value-type="float" office:value="106.20784340999997" table:style-name="ce21">
            <text:p><text:s text:c="2"/>106</text:p>
          </table:table-cell>
          <table:table-cell office:value-type="float" office:value="143.19820593" table:style-name="ce21">
            <text:p><text:s text:c="2"/>143</text:p>
          </table:table-cell>
          <table:table-cell office:value-type="float" office:value="302.32514329999998" table:style-name="ce21">
            <text:p><text:s text:c="2"/>302</text:p>
          </table:table-cell>
          <table:table-cell office:value-type="float" office:value="42.680368632303193" table:style-name="ce21">
            <text:p><text:s text:c="2"/>43</text:p>
          </table:table-cell>
          <table:table-cell office:value-type="float" office:value="38.006024683338744" table:style-name="ce21">
            <text:p><text:s text:c="2"/>38</text:p>
          </table:table-cell>
          <table:table-cell office:value-type="float" office:value="16.310596419293859" table:style-name="ce21">
            <text:p><text:s text:c="2"/>16</text:p>
          </table:table-cell>
          <table:table-cell office:value-type="float" office:value="58.728452239031448" table:style-name="ce21">
            <text:p><text:s text:c="2"/>59</text:p>
          </table:table-cell>
          <table:table-cell office:value-type="float" office:value="52.639629362357134" table:style-name="ce21">
            <text:p><text:s text:c="2"/>53</text:p>
          </table:table-cell>
          <table:table-cell office:value-type="float" office:value="89.887291805844754" table:style-name="ce21">
            <text:p><text:s text:c="2"/>90</text:p>
          </table:table-cell>
          <table:table-cell office:value-type="float" office:value="49.743471000000007" table:style-name="ce21">
            <text:p><text:s text:c="2"/>50</text:p>
          </table:table-cell>
          <table:table-cell office:value-type="float" office:value="19.642531900000002" table:style-name="ce21">
            <text:p><text:s text:c="2"/>20</text:p>
          </table:table-cell>
          <table:table-cell office:value-type="float" office:value="29.633048601137485" table:style-name="ce21">
            <text:p><text:s text:c="2"/>30</text:p>
          </table:table-cell>
          <table:table-cell office:value-type="float" office:value="54.174900000000001" table:style-name="ce21">
            <text:p><text:s text:c="2"/>54</text:p>
          </table:table-cell>
          <table:table-cell office:value-type="float" office:value="71.894319999999993" table:style-name="ce21">
            <text:p><text:s text:c="2"/>72</text:p>
          </table:table-cell>
          <table:table-cell office:value-type="float" office:value="71.083349999999996" table:style-name="ce21">
            <text:p><text:s text:c="2"/>71</text:p>
          </table:table-cell>
          <table:table-cell office:value-type="float" office:value="41.73" table:style-name="ce21">
            <text:p><text:s text:c="2"/>42</text:p>
          </table:table-cell>
          <table:table-cell office:value-type="float" office:value="62.130600000000001" table:style-name="ce128">
            <text:p><text:s text:c="2"/>62</text:p>
          </table:table-cell>
          <table:table-cell office:value-type="float" office:value="39.252600000000008" table:style-name="ce127">
            <text:p><text:s text:c="2"/>39</text:p>
          </table:table-cell>
          <table:table-cell office:value-type="float" office:value="28.543699999999998" table:style-name="ce127">
            <text:p><text:s text:c="2"/>29</text:p>
          </table:table-cell>
          <table:table-cell office:value-type="float" office:value="47.741750000000003" table:style-name="ce127">
            <text:p><text:s text:c="2"/>48</text:p>
          </table:table-cell>
          <table:table-cell office:value-type="float" office:value="46.154499999999999" table:style-name="ce127">
            <text:p><text:s text:c="2"/>46</text:p>
          </table:table-cell>
          <table:table-cell office:value-type="float" office:value="43.037750000000003" table:style-name="ce127">
            <text:p><text:s text:c="2"/>43</text:p>
          </table:table-cell>
          <table:table-cell office:value-type="float" office:value="26.638500000000001" table:style-name="ce127">
            <text:p><text:s text:c="2"/>27</text:p>
          </table:table-cell>
          <table:table-cell office:value-type="string" table:style-name="ce58">
            <text:p>. .</text:p>
          </table:table-cell>
          <table:table-cell table:style-name="ce23"/>
          <table:table-cell table:number-columns-repeated="21" table:style-name="ce32"/>
          <table:table-cell table:number-columns-repeated="16310"/>
        </table:table-row>
        <table:table-row table:style-name="ro3">
          <table:table-cell table:style-name="ce2"/>
          <table:table-cell office:value-type="string" table:style-name="ce24">
            <text:p>Imports from:<text:s/></text:p>
          </table:table-cell>
          <table:table-cell table:style-name="ce24"/>
          <table:table-cell office:value-type="string" table:style-name="ce24">
            <text:p>The EU</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46" table:style-name="ce21">
            <text:p><text:s text:c="2"/>46</text:p>
          </table:table-cell>
          <table:table-cell office:value-type="string" table:style-name="ce21">
            <text:p>-</text:p>
          </table:table-cell>
          <table:table-cell office:value-type="float" office:value="42" table:style-name="ce21">
            <text:p><text:s text:c="2"/>42</text:p>
          </table:table-cell>
          <table:table-cell office:value-type="float" office:value="33" table:style-name="ce21">
            <text:p><text:s text:c="2"/>33</text:p>
          </table:table-cell>
          <table:table-cell office:value-type="float" office:value="23.154194000000004" table:style-name="ce21">
            <text:p><text:s text:c="2"/>23</text:p>
          </table:table-cell>
          <table:table-cell office:value-type="float" office:value="10.268374" table:style-name="ce21">
            <text:p><text:s text:c="2"/>10</text:p>
          </table:table-cell>
          <table:table-cell office:value-type="float" office:value="5.7164439999999992" table:style-name="ce21">
            <text:p><text:s text:c="2"/>6</text:p>
          </table:table-cell>
          <table:table-cell office:value-type="float" office:value="10.659371" table:style-name="ce21">
            <text:p><text:s text:c="2"/>11</text:p>
          </table:table-cell>
          <table:table-cell office:value-type="float" office:value="5.4739379999999995" table:style-name="ce21">
            <text:p><text:s text:c="2"/>5</text:p>
          </table:table-cell>
          <table:table-cell office:value-type="float" office:value="1.0504069999999999" table:style-name="ce21">
            <text:p><text:s text:c="2"/>1</text:p>
          </table:table-cell>
          <table:table-cell office:value-type="float" office:value="0.79529899999999998" table:style-name="ce21">
            <text:p><text:s text:c="2"/>1</text:p>
          </table:table-cell>
          <table:table-cell office:value-type="string" table:style-name="ce21">
            <text:p>-</text:p>
          </table:table-cell>
          <table:table-cell office:value-type="float" office:value="1.6163129999999994" table:style-name="ce21">
            <text:p><text:s text:c="2"/>2</text:p>
          </table:table-cell>
          <table:table-cell office:value-type="string" table:style-name="ce21">
            <text:p>-</text:p>
          </table:table-cell>
          <table:table-cell office:value-type="float" office:value="0.62518600000000013" table:style-name="ce21">
            <text:p><text:s text:c="2"/>1</text:p>
          </table:table-cell>
          <table:table-cell office:value-type="float" office:value="1.6173529999999998" table:style-name="ce21">
            <text:p><text:s text:c="2"/>2</text:p>
          </table:table-cell>
          <table:table-cell office:value-type="float" office:value="3.8355350000000006" table:style-name="ce21">
            <text:p><text:s text:c="2"/>4</text:p>
          </table:table-cell>
          <table:table-cell office:value-type="float" office:value="1.0239480000000001" table:style-name="ce21">
            <text:p><text:s text:c="2"/>1</text:p>
          </table:table-cell>
          <table:table-cell office:value-type="float" office:value="1.2519609999999999" table:style-name="ce21">
            <text:p><text:s text:c="2"/>1</text:p>
          </table:table-cell>
          <table:table-cell office:value-type="float" office:value="0.97314999999999996" table:style-name="ce21">
            <text:p><text:s text:c="2"/>1</text:p>
          </table:table-cell>
          <table:table-cell office:value-type="float" office:value="1.9282109999999999" table:style-name="ce21">
            <text:p><text:s text:c="2"/>2</text:p>
          </table:table-cell>
          <table:table-cell office:value-type="float" office:value="3.0013490000000003" table:style-name="ce21">
            <text:p><text:s text:c="2"/>3</text:p>
          </table:table-cell>
          <table:table-cell office:value-type="float" office:value="3.6462789999999994" table:style-name="ce21">
            <text:p><text:s text:c="2"/>4</text:p>
          </table:table-cell>
          <table:table-cell office:value-type="float" office:value="5.6501570000000001" table:style-name="ce21">
            <text:p><text:s text:c="2"/>6</text:p>
          </table:table-cell>
          <table:table-cell office:value-type="float" office:value="8.9988180000000018" table:style-name="ce21">
            <text:p><text:s text:c="2"/>9</text:p>
          </table:table-cell>
          <table:table-cell office:value-type="float" office:value="5.8183169999999995" table:style-name="ce21">
            <text:p><text:s text:c="2"/>6</text:p>
          </table:table-cell>
          <table:table-cell office:value-type="float" office:value="10.418917000000002" table:style-name="ce21">
            <text:p><text:s text:c="2"/>10</text:p>
          </table:table-cell>
          <table:table-cell office:value-type="float" office:value="8.0110310000000009" table:style-name="ce21">
            <text:p><text:s text:c="2"/>8</text:p>
          </table:table-cell>
          <table:table-cell office:value-type="float" office:value="12.008699999999996" table:style-name="ce21">
            <text:p><text:s text:c="2"/>12</text:p>
          </table:table-cell>
          <table:table-cell office:value-type="float" office:value="10.820223" table:style-name="ce128">
            <text:p><text:s text:c="2"/>11</text:p>
          </table:table-cell>
          <table:table-cell office:value-type="float" office:value="12.954471" table:style-name="ce127">
            <text:p><text:s text:c="2"/>13</text:p>
          </table:table-cell>
          <table:table-cell office:value-type="float" office:value="13.411373999999997" table:style-name="ce127">
            <text:p><text:s text:c="2"/>13</text:p>
          </table:table-cell>
          <table:table-cell office:value-type="float" office:value="13.559315000000003" table:style-name="ce127">
            <text:p><text:s text:c="2"/>14</text:p>
          </table:table-cell>
          <table:table-cell office:value-type="float" office:value="14.909518000000002" table:style-name="ce127">
            <text:p><text:s text:c="2"/>15</text:p>
          </table:table-cell>
          <table:table-cell office:value-type="float" office:value="13.156192999999998" table:style-name="ce127">
            <text:p><text:s text:c="2"/>13</text:p>
          </table:table-cell>
          <table:table-cell office:value-type="float" office:value="18.919990000000009" table:style-name="ce127">
            <text:p><text:s text:c="2"/>19</text:p>
          </table:table-cell>
          <table:table-cell office:value-type="string" table:style-name="ce58">
            <text:p>. .</text:p>
          </table:table-cell>
          <table:table-cell table:style-name="ce23"/>
          <table:table-cell table:number-columns-repeated="21" table:style-name="ce32"/>
          <table:table-cell table:number-columns-repeated="16310"/>
        </table:table-row>
        <table:table-row table:style-name="ro3">
          <table:table-cell table:style-name="ce2"/>
          <table:table-cell table:style-name="ce50"/>
          <table:table-cell table:style-name="ce2"/>
          <table:table-cell office:value-type="string" table:style-name="ce24">
            <text:p>The rest of the world</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6" table:style-name="ce21">
            <text:p><text:s text:c="2"/>6</text:p>
          </table:table-cell>
          <table:table-cell office:value-type="float" office:value="40" table:style-name="ce21">
            <text:p><text:s text:c="2"/>40</text:p>
          </table:table-cell>
          <table:table-cell office:value-type="string" table:style-name="ce21">
            <text:p>-</text:p>
          </table:table-cell>
          <table:table-cell office:value-type="string" table:style-name="ce21">
            <text:p>-</text:p>
          </table:table-cell>
          <table:table-cell office:value-type="float" office:value="1.5694649999999999" table:style-name="ce21">
            <text:p><text:s text:c="2"/>2</text:p>
          </table:table-cell>
          <table:table-cell office:value-type="string" table:style-name="ce21">
            <text:p>-</text:p>
          </table:table-cell>
          <table:table-cell office:value-type="float" office:value="1.292319" table:style-name="ce21">
            <text:p><text:s text:c="2"/>1</text:p>
          </table:table-cell>
          <table:table-cell office:value-type="float" office:value="1.010953" table:style-name="ce21">
            <text:p><text:s text:c="2"/>1</text:p>
          </table:table-cell>
          <table:table-cell office:value-type="string" table:style-name="ce21">
            <text:p>-</text:p>
          </table:table-cell>
          <table:table-cell office:value-type="float" office:value="1.2485630000000001" table:style-name="ce21">
            <text:p><text:s text:c="2"/>1</text:p>
          </table:table-cell>
          <table:table-cell office:value-type="float" office:value="23.771782999999996" table:style-name="ce21">
            <text:p><text:s text:c="2"/>24</text:p>
          </table:table-cell>
          <table:table-cell office:value-type="float" office:value="47.562446999999999" table:style-name="ce21">
            <text:p><text:s text:c="2"/>48</text:p>
          </table:table-cell>
          <table:table-cell office:value-type="float" office:value="36.641252000000001" table:style-name="ce21">
            <text:p><text:s text:c="2"/>37</text:p>
          </table:table-cell>
          <table:table-cell office:value-type="float" office:value="52.067497999999993" table:style-name="ce21">
            <text:p><text:s text:c="2"/>52</text:p>
          </table:table-cell>
          <table:table-cell office:value-type="float" office:value="36.696751999999989" table:style-name="ce21">
            <text:p><text:s text:c="2"/>37</text:p>
          </table:table-cell>
          <table:table-cell office:value-type="float" office:value="0.84097" table:style-name="ce21">
            <text:p><text:s text:c="2"/>1</text:p>
          </table:table-cell>
          <table:table-cell office:value-type="float" office:value="2.7017420000000003" table:style-name="ce21">
            <text:p><text:s text:c="2"/>3</text:p>
          </table:table-cell>
          <table:table-cell office:value-type="float" office:value="24.819175999999999" table:style-name="ce21">
            <text:p><text:s text:c="2"/>25</text:p>
          </table:table-cell>
          <table:table-cell office:value-type="float" office:value="20.809964999999995" table:style-name="ce21">
            <text:p><text:s text:c="2"/>21</text:p>
          </table:table-cell>
          <table:table-cell office:value-type="float" office:value="9.8845700000000019" table:style-name="ce21">
            <text:p><text:s text:c="2"/>10</text:p>
          </table:table-cell>
          <table:table-cell office:value-type="float" office:value="3.2335949999999993" table:style-name="ce21">
            <text:p><text:s text:c="2"/>3</text:p>
          </table:table-cell>
          <table:table-cell office:value-type="float" office:value="0.48695599999999994" table:style-name="ce21">
            <text:p><text:s text:c="2"/>0</text:p>
          </table:table-cell>
          <table:table-cell office:value-type="float" office:value="1.9604619999999997" table:style-name="ce21">
            <text:p><text:s text:c="2"/>2</text:p>
          </table:table-cell>
          <table:table-cell office:value-type="float" office:value="0.63646000000000025" table:style-name="ce21">
            <text:p><text:s text:c="2"/>1</text:p>
          </table:table-cell>
          <table:table-cell office:value-type="float" office:value="1.3098320000000001" table:style-name="ce21">
            <text:p><text:s text:c="2"/>1</text:p>
          </table:table-cell>
          <table:table-cell office:value-type="float" office:value="1.7734850000000002" table:style-name="ce21">
            <text:p><text:s text:c="2"/>2</text:p>
          </table:table-cell>
          <table:table-cell office:value-type="float" office:value="2.1014050000000002" table:style-name="ce21">
            <text:p><text:s text:c="2"/>2</text:p>
          </table:table-cell>
          <table:table-cell office:value-type="float" office:value="1.556603" table:style-name="ce21">
            <text:p><text:s text:c="2"/>2</text:p>
          </table:table-cell>
          <table:table-cell office:value-type="float" office:value="1.733209" table:style-name="ce21">
            <text:p><text:s text:c="2"/>2</text:p>
          </table:table-cell>
          <table:table-cell office:value-type="float" office:value="2.1909700000000005" table:style-name="ce128">
            <text:p><text:s text:c="2"/>2</text:p>
          </table:table-cell>
          <table:table-cell office:value-type="float" office:value="2.3107070000000003" table:style-name="ce139">
            <text:p>2</text:p>
          </table:table-cell>
          <table:table-cell office:value-type="float" office:value="1.0840750000000001" table:style-name="ce139">
            <text:p>1</text:p>
          </table:table-cell>
          <table:table-cell office:value-type="float" office:value="0.99773500000000004" table:style-name="ce139">
            <text:p>1</text:p>
          </table:table-cell>
          <table:table-cell office:value-type="float" office:value="1.118058" table:style-name="ce139">
            <text:p>1</text:p>
          </table:table-cell>
          <table:table-cell office:value-type="float" office:value="0.93629899999999988" table:style-name="ce139">
            <text:p>1</text:p>
          </table:table-cell>
          <table:table-cell office:value-type="float" office:value="0.96143299999999976" table:style-name="ce139">
            <text:p>1</text:p>
          </table:table-cell>
          <table:table-cell office:value-type="string" table:style-name="ce58">
            <text:p>. .</text:p>
          </table:table-cell>
          <table:table-cell table:style-name="ce23"/>
          <table:table-cell table:number-columns-repeated="21" table:style-name="ce32"/>
          <table:table-cell table:number-columns-repeated="16310"/>
        </table:table-row>
        <table:table-row table:style-name="ro3">
          <table:table-cell table:style-name="ce2"/>
          <table:table-cell office:value-type="string" table:style-name="ce24">
            <text:p>Exports to:<text:s text:c="7"/></text:p>
          </table:table-cell>
          <table:table-cell table:style-name="ce24"/>
          <table:table-cell office:value-type="string" table:style-name="ce24">
            <text:p>The EU</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21">
            <text:p>-</text:p>
          </table:table-cell>
          <table:table-cell office:value-type="float" office:value="1" table:style-name="ce21">
            <text:p><text:s text:c="2"/>1</text:p>
          </table:table-cell>
          <table:table-cell office:value-type="float" office:value="1" table:style-name="ce21">
            <text:p><text:s text:c="2"/>1</text:p>
          </table:table-cell>
          <table:table-cell office:value-type="float" office:value="1" table:style-name="ce21">
            <text:p><text:s text:c="2"/>1</text:p>
          </table:table-cell>
          <table:table-cell office:value-type="float" office:value="1.9608269999999999" table:style-name="ce21">
            <text:p><text:s text:c="2"/>2</text:p>
          </table:table-cell>
          <table:table-cell office:value-type="float" office:value="5.9138000000000002" table:style-name="ce21">
            <text:p><text:s text:c="2"/>6</text:p>
          </table:table-cell>
          <table:table-cell office:value-type="float" office:value="16.456947" table:style-name="ce21">
            <text:p><text:s text:c="2"/>16</text:p>
          </table:table-cell>
          <table:table-cell office:value-type="float" office:value="66.878854000000004" table:style-name="ce21">
            <text:p><text:s text:c="2"/>67</text:p>
          </table:table-cell>
          <table:table-cell office:value-type="float" office:value="70.083297999999999" table:style-name="ce21">
            <text:p><text:s text:c="2"/>70</text:p>
          </table:table-cell>
          <table:table-cell office:value-type="float" office:value="53.865394999999992" table:style-name="ce21">
            <text:p><text:s text:c="2"/>54</text:p>
          </table:table-cell>
          <table:table-cell office:value-type="float" office:value="21.940762000000003" table:style-name="ce21">
            <text:p><text:s text:c="2"/>22</text:p>
          </table:table-cell>
          <table:table-cell office:value-type="float" office:value="10.074615999999999" table:style-name="ce21">
            <text:p><text:s text:c="2"/>10</text:p>
          </table:table-cell>
          <table:table-cell office:value-type="float" office:value="11.270759" table:style-name="ce21">
            <text:p><text:s text:c="2"/>11</text:p>
          </table:table-cell>
          <table:table-cell office:value-type="float" office:value="29.639301000000014" table:style-name="ce21">
            <text:p><text:s text:c="2"/>30</text:p>
          </table:table-cell>
          <table:table-cell office:value-type="float" office:value="38.827306000000014" table:style-name="ce21">
            <text:p><text:s text:c="2"/>39</text:p>
          </table:table-cell>
          <table:table-cell office:value-type="float" office:value="100.12206400000001" table:style-name="ce21">
            <text:p><text:s text:c="2"/>100</text:p>
          </table:table-cell>
          <table:table-cell office:value-type="float" office:value="63.005500999999981" table:style-name="ce21">
            <text:p><text:s text:c="2"/>63</text:p>
          </table:table-cell>
          <table:table-cell office:value-type="float" office:value="44.028117999999985" table:style-name="ce21">
            <text:p><text:s text:c="2"/>44</text:p>
          </table:table-cell>
          <table:table-cell office:value-type="float" office:value="8.6783430000000017" table:style-name="ce21">
            <text:p><text:s text:c="2"/>9</text:p>
          </table:table-cell>
          <table:table-cell office:value-type="float" office:value="21.585259000000004" table:style-name="ce21">
            <text:p><text:s text:c="2"/>22</text:p>
          </table:table-cell>
          <table:table-cell office:value-type="float" office:value="35.516789000000003" table:style-name="ce21">
            <text:p><text:s text:c="2"/>36</text:p>
          </table:table-cell>
          <table:table-cell office:value-type="float" office:value="62.769541000000004" table:style-name="ce21">
            <text:p><text:s text:c="2"/>63</text:p>
          </table:table-cell>
          <table:table-cell office:value-type="float" office:value="22.479033999999999" table:style-name="ce21">
            <text:p><text:s text:c="2"/>22</text:p>
          </table:table-cell>
          <table:table-cell office:value-type="float" office:value="19.697794999999992" table:style-name="ce21">
            <text:p><text:s text:c="2"/>20</text:p>
          </table:table-cell>
          <table:table-cell office:value-type="float" office:value="13.176671999999993" table:style-name="ce21">
            <text:p><text:s text:c="2"/>13</text:p>
          </table:table-cell>
          <table:table-cell office:value-type="float" office:value="36.147514999999991" table:style-name="ce21">
            <text:p><text:s text:c="2"/>36</text:p>
          </table:table-cell>
          <table:table-cell office:value-type="float" office:value="47.022407999999984" table:style-name="ce21">
            <text:p><text:s text:c="2"/>47</text:p>
          </table:table-cell>
          <table:table-cell office:value-type="float" office:value="49.122549000000042" table:style-name="ce21">
            <text:p><text:s text:c="2"/>49</text:p>
          </table:table-cell>
          <table:table-cell office:value-type="float" office:value="51.827456000000012" table:style-name="ce21">
            <text:p><text:s text:c="2"/>52</text:p>
          </table:table-cell>
          <table:table-cell office:value-type="float" office:value="36.894262000000026" table:style-name="ce128">
            <text:p><text:s text:c="2"/>37</text:p>
          </table:table-cell>
          <table:table-cell office:value-type="float" office:value="33.221892000000018" table:style-name="ce127">
            <text:p><text:s text:c="2"/>33</text:p>
          </table:table-cell>
          <table:table-cell office:value-type="float" office:value="15.998645000000009" table:style-name="ce127">
            <text:p><text:s text:c="2"/>16</text:p>
          </table:table-cell>
          <table:table-cell office:value-type="float" office:value="14.930653" table:style-name="ce127">
            <text:p><text:s text:c="2"/>15</text:p>
          </table:table-cell>
          <table:table-cell office:value-type="float" office:value="22.247447000000005" table:style-name="ce127">
            <text:p><text:s text:c="2"/>22</text:p>
          </table:table-cell>
          <table:table-cell office:value-type="float" office:value="21.666940999999998" table:style-name="ce127">
            <text:p><text:s text:c="2"/>22</text:p>
          </table:table-cell>
          <table:table-cell office:value-type="float" office:value="13.547792000000008" table:style-name="ce127">
            <text:p><text:s text:c="2"/>14</text:p>
          </table:table-cell>
          <table:table-cell office:value-type="string" table:style-name="ce58">
            <text:p>. .</text:p>
          </table:table-cell>
          <table:table-cell table:style-name="ce23"/>
          <table:table-cell table:number-columns-repeated="21" table:style-name="ce32"/>
          <table:table-cell table:number-columns-repeated="16310" table:style-name="ce2"/>
        </table:table-row>
        <table:table-row table:style-name="ro3">
          <table:table-cell table:style-name="ce50"/>
          <table:table-cell table:number-columns-repeated="2" table:style-name="ce2"/>
          <table:table-cell office:value-type="string" table:style-name="ce24">
            <text:p>The rest of the world</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244520000000001" table:style-name="ce21">
            <text:p><text:s text:c="2"/>1</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910000000000001" table:style-name="ce21">
            <text:p><text:s text:c="2"/>1</text:p>
          </table:table-cell>
          <table:table-cell office:value-type="float" office:value="0.87950000000000028" table:style-name="ce21">
            <text:p><text:s text:c="2"/>1</text:p>
          </table:table-cell>
          <table:table-cell office:value-type="float" office:value="0.91617699999999991" table:style-name="ce21">
            <text:p><text:s text:c="2"/>1</text:p>
          </table:table-cell>
          <table:table-cell office:value-type="float" office:value="0.91743499999999989" table:style-name="ce21">
            <text:p><text:s text:c="2"/>1</text:p>
          </table:table-cell>
          <table:table-cell office:value-type="float" office:value="5.5702689999999979" table:style-name="ce21">
            <text:p><text:s text:c="2"/>6</text:p>
          </table:table-cell>
          <table:table-cell office:value-type="float" office:value="0.67966599999999999" table:style-name="ce21">
            <text:p><text:s text:c="2"/>1</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0.78857200000000005" table:style-name="ce21">
            <text:p><text:s text:c="2"/>1</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7.9664000000000013E-2" table:style-name="ce21">
            <text:p><text:s text:c="2"/>0</text:p>
          </table:table-cell>
          <table:table-cell office:value-type="float" office:value="2.1964000000000001E-2" table:style-name="ce21">
            <text:p><text:s text:c="2"/>0</text:p>
          </table:table-cell>
          <table:table-cell office:value-type="float" office:value="0.23367499999999999" table:style-name="ce21">
            <text:p><text:s text:c="2"/>0</text:p>
          </table:table-cell>
          <table:table-cell office:value-type="float" office:value="2.7074000000000001E-2" table:style-name="ce21">
            <text:p><text:s text:c="2"/>0</text:p>
          </table:table-cell>
          <table:table-cell office:value-type="float" office:value="1.5613000000000002E-2" table:style-name="ce21">
            <text:p><text:s text:c="2"/>0</text:p>
          </table:table-cell>
          <table:table-cell office:value-type="string" table:style-name="ce58">
            <text:p>. .</text:p>
          </table:table-cell>
          <table:table-cell table:style-name="ce23"/>
          <table:table-cell table:number-columns-repeated="21" table:style-name="ce32"/>
          <table:table-cell table:number-columns-repeated="3" table:style-name="ce2"/>
          <table:table-cell table:number-columns-repeated="16307" table:style-name="ce1"/>
        </table:table-row>
        <table:table-row table:style-name="ro3">
          <table:table-cell table:style-name="ce24"/>
          <table:table-cell office:value-type="string" table:style-name="ce24">
            <text:p>Total new supply</text:p>
          </table:table-cell>
          <table:table-cell table:number-columns-repeated="2" table:style-name="ce2"/>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54" table:style-name="ce21">
            <text:p><text:s text:c="2"/>54</text:p>
          </table:table-cell>
          <table:table-cell office:value-type="float" office:value="45" table:style-name="ce21">
            <text:p><text:s text:c="2"/>45</text:p>
          </table:table-cell>
          <table:table-cell office:value-type="float" office:value="54" table:style-name="ce21">
            <text:p><text:s text:c="2"/>54</text:p>
          </table:table-cell>
          <table:table-cell office:value-type="float" office:value="43" table:style-name="ce21">
            <text:p><text:s text:c="2"/>43</text:p>
          </table:table-cell>
          <table:table-cell office:value-type="float" office:value="49.057520000000011" table:style-name="ce21">
            <text:p><text:s text:c="2"/>49</text:p>
          </table:table-cell>
          <table:table-cell office:value-type="float" office:value="38.918630999999998" table:style-name="ce21">
            <text:p><text:s text:c="2"/>39</text:p>
          </table:table-cell>
          <table:table-cell office:value-type="float" office:value="52.858153999999999" table:style-name="ce21">
            <text:p><text:s text:c="2"/>53</text:p>
          </table:table-cell>
          <table:table-cell office:value-type="float" office:value="106.15673999999999" table:style-name="ce21">
            <text:p><text:s text:c="2"/>106</text:p>
          </table:table-cell>
          <table:table-cell office:value-type="float" office:value="161.06733400000005" table:style-name="ce21">
            <text:p><text:s text:c="2"/>161</text:p>
          </table:table-cell>
          <table:table-cell office:value-type="float" office:value="140.815764" table:style-name="ce21">
            <text:p><text:s text:c="2"/>141</text:p>
          </table:table-cell>
          <table:table-cell office:value-type="float" office:value="95.854494039999992" table:style-name="ce21">
            <text:p><text:s text:c="2"/>96</text:p>
          </table:table-cell>
          <table:table-cell office:value-type="float" office:value="117.26806585" table:style-name="ce21">
            <text:p><text:s text:c="2"/>117</text:p>
          </table:table-cell>
          <table:table-cell office:value-type="float" office:value="112.60918900931111" table:style-name="ce21">
            <text:p><text:s text:c="2"/>113</text:p>
          </table:table-cell>
          <table:table-cell office:value-type="float" office:value="128.05622440999994" table:style-name="ce21">
            <text:p><text:s text:c="2"/>128</text:p>
          </table:table-cell>
          <table:table-cell office:value-type="float" office:value="140.77540292999998" table:style-name="ce21">
            <text:p><text:s text:c="2"/>141</text:p>
          </table:table-cell>
          <table:table-cell office:value-type="float" office:value="199.09113329999997" table:style-name="ce21">
            <text:p><text:s text:c="2"/>199</text:p>
          </table:table-cell>
          <table:table-cell office:value-type="float" office:value="-14.467521367696785" table:style-name="ce21">
            <text:p>- <text:s/>14</text:p>
          </table:table-cell>
          <table:table-cell office:value-type="float" office:value="19.709530683338755" table:style-name="ce21">
            <text:p><text:s text:c="2"/>20</text:p>
          </table:table-cell>
          <table:table-cell office:value-type="float" office:value="29.661679419293858" table:style-name="ce21">
            <text:p><text:s text:c="2"/>30</text:p>
          </table:table-cell>
          <table:table-cell office:value-type="float" office:value="47.930645239031435" table:style-name="ce21">
            <text:p><text:s text:c="2"/>48</text:p>
          </table:table-cell>
          <table:table-cell office:value-type="float" office:value="21.496074362357131" table:style-name="ce21">
            <text:p><text:s text:c="2"/>21</text:p>
          </table:table-cell>
          <table:table-cell office:value-type="float" office:value="30.42285380584476" table:style-name="ce21">
            <text:p><text:s text:c="2"/>30</text:p>
          </table:table-cell>
          <table:table-cell office:value-type="float" office:value="32.819370000000006" table:style-name="ce21">
            <text:p><text:s text:c="2"/>33</text:p>
          </table:table-cell>
          <table:table-cell office:value-type="float" office:value="6.1756059000000088" table:style-name="ce21">
            <text:p><text:s text:c="2"/>6</text:p>
          </table:table-cell>
          <table:table-cell office:value-type="float" office:value="26.751859601137497" table:style-name="ce21">
            <text:p><text:s text:c="2"/>27</text:p>
          </table:table-cell>
          <table:table-cell office:value-type="float" office:value="25.59101600000001" table:style-name="ce21">
            <text:p><text:s text:c="2"/>26</text:p>
          </table:table-cell>
          <table:table-cell office:value-type="float" office:value="37.357987000000016" table:style-name="ce21">
            <text:p><text:s text:c="2"/>37</text:p>
          </table:table-cell>
          <table:table-cell office:value-type="float" office:value="31.482206999999953" table:style-name="ce21">
            <text:p><text:s text:c="2"/>31</text:p>
          </table:table-cell>
          <table:table-cell office:value-type="float" office:value="3.6433399999999843" table:style-name="ce21">
            <text:p><text:s text:c="2"/>4</text:p>
          </table:table-cell>
          <table:table-cell office:value-type="float" office:value="38.172462999999979" table:style-name="ce128">
            <text:p><text:s text:c="2"/>38</text:p>
          </table:table-cell>
          <table:table-cell office:value-type="float" office:value="21.142852999999988" table:style-name="ce127">
            <text:p><text:s text:c="2"/>21</text:p>
          </table:table-cell>
          <table:table-cell office:value-type="float" office:value="26.960839999999983" table:style-name="ce127">
            <text:p><text:s text:c="2"/>27</text:p>
          </table:table-cell>
          <table:table-cell office:value-type="float" office:value="47.346183000000011" table:style-name="ce127">
            <text:p><text:s text:c="2"/>47</text:p>
          </table:table-cell>
          <table:table-cell office:value-type="float" office:value="39.700954000000003" table:style-name="ce127">
            <text:p><text:s text:c="2"/>40</text:p>
          </table:table-cell>
          <table:table-cell office:value-type="float" office:value="35.436227000000002" table:style-name="ce127">
            <text:p><text:s text:c="2"/>35</text:p>
          </table:table-cell>
          <table:table-cell office:value-type="float" office:value="32.956517999999996" table:style-name="ce127">
            <text:p><text:s text:c="2"/>33</text:p>
          </table:table-cell>
          <table:table-cell office:value-type="string" table:style-name="ce58">
            <text:p>. .</text:p>
          </table:table-cell>
          <table:table-cell table:style-name="ce23"/>
          <table:table-cell table:number-columns-repeated="21" table:style-name="ce32"/>
          <table:table-cell table:number-columns-repeated="3" table:style-name="ce2"/>
          <table:table-cell table:number-columns-repeated="16307" table:style-name="ce1"/>
        </table:table-row>
        <table:table-row table:style-name="ro3">
          <table:table-cell table:style-name="ce62"/>
          <table:table-cell office:value-type="string" table:style-name="ce67">
            <text:p>Production as % of total new supply for use in UK</text:p>
          </table:table-cell>
          <table:table-cell table:number-columns-repeated="2" table:style-name="ce62"/>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percentage" office:value="3.7037037037037035E-2" table:style-name="ce31">
            <text:p>4%</text:p>
          </table:table-cell>
          <table:table-cell office:value-type="percentage" office:value="0.13333333333333333" table:style-name="ce31">
            <text:p>13%</text:p>
          </table:table-cell>
          <table:table-cell office:value-type="percentage" office:value="0.24074074074074073" table:style-name="ce31">
            <text:p>24%</text:p>
          </table:table-cell>
          <table:table-cell office:value-type="percentage" office:value="0.2558139534883721" table:style-name="ce31">
            <text:p>26%</text:p>
          </table:table-cell>
          <table:table-cell office:value-type="percentage" office:value="0.53610537181659401" table:style-name="ce31">
            <text:p>54%</text:p>
          </table:table-cell>
          <table:table-cell office:value-type="percentage" office:value="0.88389542787360631" table:style-name="ce31">
            <text:p>88%</text:p>
          </table:table-cell>
          <table:table-cell office:value-type="percentage" office:value="1.1789174476278532" table:style-name="ce31">
            <text:p>118%</text:p>
          </table:table-cell>
          <table:table-cell office:value-type="percentage" office:value="1.5316005559326711" table:style-name="ce31">
            <text:p>153%</text:p>
          </table:table-cell>
          <table:table-cell office:value-type="percentage" office:value="1.3992212225975005" table:style-name="ce31">
            <text:p>140%</text:p>
          </table:table-cell>
          <table:table-cell office:value-type="percentage" office:value="1.3687575774541831" table:style-name="ce31">
            <text:p>137%</text:p>
          </table:table-cell>
          <table:table-cell office:value-type="percentage" office:value="0.97577358241512457" table:style-name="ce31">
            <text:p>98%</text:p>
          </table:table-cell>
          <table:table-cell office:value-type="percentage" office:value="0.6877351414080648" table:style-name="ce31">
            <text:p>69%</text:p>
          </table:table-cell>
          <table:table-cell office:value-type="percentage" office:value="0.76816007441594025" table:style-name="ce31">
            <text:p>77%</text:p>
          </table:table-cell>
          <table:table-cell office:value-type="percentage" office:value="0.82938446685693612" table:style-name="ce31">
            <text:p>83%</text:p>
          </table:table-cell>
          <table:table-cell office:value-type="percentage" office:value="1.0172104142454825" table:style-name="ce31">
            <text:p>102%</text:p>
          </table:table-cell>
          <table:table-cell office:value-type="percentage" office:value="1.5185264069216087" table:style-name="ce31">
            <text:p>152%</text:p>
          </table:table-cell>
          <table:table-cell office:value-type="percentage" office:value="-2.95008160330769" table:style-name="ce31">
            <text:p>-295%</text:p>
          </table:table-cell>
          <table:table-cell office:value-type="percentage" office:value="1.9283069340391112" table:style-name="ce31">
            <text:p>193%</text:p>
          </table:table-cell>
          <table:table-cell office:value-type="percentage" office:value="0.54988782626665433" table:style-name="ce31">
            <text:p>55%</text:p>
          </table:table-cell>
          <table:table-cell office:value-type="percentage" office:value="1.225279817247422" table:style-name="ce31">
            <text:p>123%</text:p>
          </table:table-cell>
          <table:table-cell office:value-type="percentage" office:value="2.4488019754219432" table:style-name="ce31">
            <text:p>245%</text:p>
          </table:table-cell>
          <table:table-cell office:value-type="percentage" office:value="2.9545976317506359" table:style-name="ce31">
            <text:p>295%</text:p>
          </table:table-cell>
          <table:table-cell office:value-type="percentage" office:value="1.5156741582790894" table:style-name="ce31">
            <text:p>152%</text:p>
          </table:table-cell>
          <table:table-cell office:value-type="percentage" office:value="3.1806647344513959" table:style-name="ce31">
            <text:p>318%</text:p>
          </table:table-cell>
          <table:table-cell office:value-type="percentage" office:value="1.1077005128973345" table:style-name="ce31">
            <text:p>111%</text:p>
          </table:table-cell>
          <table:table-cell office:value-type="percentage" office:value="2.1169499483725063" table:style-name="ce31">
            <text:p>212%</text:p>
          </table:table-cell>
          <table:table-cell office:value-type="percentage" office:value="1.9244698596848906" table:style-name="ce31">
            <text:p>192%</text:p>
          </table:table-cell>
          <table:table-cell office:value-type="percentage" office:value="2.2578896708226366" table:style-name="ce31">
            <text:p>226%</text:p>
          </table:table-cell>
          <table:table-cell office:value-type="percentage" office:value="11.453775930876661" table:style-name="ce31">
            <text:p>1145%</text:p>
          </table:table-cell>
          <table:table-cell office:value-type="percentage" office:value="1.6276287961822122" table:style-name="ce31">
            <text:p>163%</text:p>
          </table:table-cell>
          <table:table-cell office:value-type="percentage" office:value="1.8565422556738218" table:style-name="ce140">
            <text:p><text:s/>186%</text:p>
          </table:table-cell>
          <table:table-cell office:value-type="percentage" office:value="1.0587095951016368" table:style-name="ce140">
            <text:p><text:s/>106%</text:p>
          </table:table-cell>
          <table:table-cell office:value-type="percentage" office:value="1.0083547812080225" table:style-name="ce140">
            <text:p><text:s/>101%</text:p>
          </table:table-cell>
          <table:table-cell office:value-type="percentage" office:value="1.1625539275454186" table:style-name="ce140">
            <text:p><text:s/>116%</text:p>
          </table:table-cell>
          <table:table-cell office:value-type="percentage" office:value="1.2145127640140696" table:style-name="ce140">
            <text:p><text:s/>121%</text:p>
          </table:table-cell>
          <table:table-cell office:value-type="percentage" office:value="0.80829230806482666" table:style-name="ce140">
            <text:p><text:s/>81%</text:p>
          </table:table-cell>
          <table:table-cell office:value-type="string" table:style-name="ce136">
            <text:p>. .</text:p>
          </table:table-cell>
          <table:table-cell table:number-columns-repeated="22" table:style-name="ce32"/>
          <table:table-cell table:number-columns-repeated="3" table:style-name="ce2"/>
          <table:table-cell table:number-columns-repeated="16307" table:style-name="ce1"/>
        </table:table-row>
        <table:table-row table:style-name="ro3">
          <table:table-cell table:number-columns-repeated="4" table:style-name="ce2"/>
          <table:table-cell table:number-columns-repeated="6" table:style-name="ce141"/>
          <table:table-cell table:style-name="ce32"/>
          <table:table-cell table:number-columns-repeated="14" table:style-name="ce141"/>
          <table:table-cell table:number-columns-repeated="6" table:style-name="ce32"/>
          <table:table-cell table:style-name="ce58"/>
          <table:table-cell table:style-name="ce2"/>
          <table:table-cell table:style-name="ce58"/>
          <table:table-cell table:style-name="ce2"/>
          <table:table-cell table:number-columns-repeated="4" table:style-name="ce142"/>
          <table:table-cell table:style-name="ce2"/>
          <table:table-cell table:number-columns-repeated="3" table:style-name="ce142"/>
          <table:table-cell table:style-name="ce2"/>
          <table:table-cell table:style-name="ce142"/>
          <table:table-cell table:style-name="ce2"/>
          <table:table-cell table:number-columns-repeated="31" table:style-name="ce32"/>
          <table:table-cell table:number-columns-repeated="16307"/>
        </table:table-row>
        <table:table-row table:style-name="ro3">
          <table:table-cell office:value-type="string" table:style-name="ce2">
            <text:p>- means 'nil' or 'negligible' (less than half the last digit shown).</text:p>
          </table:table-cell>
          <table:table-cell table:number-columns-repeated="3" table:style-name="ce2"/>
          <table:table-cell table:number-columns-repeated="6" table:style-name="ce141"/>
          <table:table-cell table:style-name="ce32"/>
          <table:table-cell table:number-columns-repeated="14" table:style-name="ce141"/>
          <table:table-cell table:number-columns-repeated="6" table:style-name="ce32"/>
          <table:table-cell table:style-name="ce58"/>
          <table:table-cell table:style-name="ce2"/>
          <table:table-cell table:style-name="ce58"/>
          <table:table-cell table:style-name="ce2"/>
          <table:table-cell table:number-columns-repeated="4" table:style-name="ce142"/>
          <table:table-cell table:style-name="ce2"/>
          <table:table-cell table:number-columns-repeated="3" table:style-name="ce142"/>
          <table:table-cell table:number-columns-repeated="2" table:style-name="ce32"/>
          <table:table-cell table:style-name="ce142"/>
          <table:table-cell table:style-name="ce32"/>
          <table:table-cell table:style-name="ce2"/>
          <table:table-cell table:number-columns-repeated="29" table:style-name="ce32"/>
          <table:table-cell table:number-columns-repeated="16307"/>
        </table:table-row>
        <table:table-row table:style-name="ro3">
          <table:table-cell office:value-type="string" table:style-name="ce2">
            <text:p>. . means 'not available' or 'not applicable'.</text:p>
          </table:table-cell>
          <table:table-cell table:number-columns-repeated="3" table:style-name="ce2"/>
          <table:table-cell table:number-columns-repeated="6" table:style-name="ce141"/>
          <table:table-cell table:style-name="ce32"/>
          <table:table-cell table:number-columns-repeated="14" table:style-name="ce141"/>
          <table:table-cell table:number-columns-repeated="6" table:style-name="ce32"/>
          <table:table-cell table:style-name="ce58"/>
          <table:table-cell table:style-name="ce2"/>
          <table:table-cell table:style-name="ce58"/>
          <table:table-cell table:style-name="ce2"/>
          <table:table-cell table:number-columns-repeated="4" table:style-name="ce142"/>
          <table:table-cell table:style-name="ce2"/>
          <table:table-cell table:number-columns-repeated="3" table:style-name="ce142"/>
          <table:table-cell table:number-columns-repeated="4" table:style-name="ce32"/>
          <table:table-cell table:number-columns-repeated="5" table:style-name="ce2"/>
          <table:table-cell table:number-columns-repeated="25" table:style-name="ce32"/>
          <table:table-cell table:number-columns-repeated="16307"/>
        </table:table-row>
        <table:table-row table:style-name="ro3">
          <table:table-cell office:value-type="string" table:style-name="ce33">
            <text:p>(a) These figures are based on a standard (9 per cent) moisture content.</text:p>
          </table:table-cell>
          <table:table-cell table:number-columns-repeated="3" table:style-name="ce2"/>
          <table:table-cell table:number-columns-repeated="6" table:style-name="ce141"/>
          <table:table-cell table:style-name="ce32"/>
          <table:table-cell table:number-columns-repeated="14" table:style-name="ce141"/>
          <table:table-cell table:number-columns-repeated="6" table:style-name="ce32"/>
          <table:table-cell table:style-name="ce58"/>
          <table:table-cell table:style-name="ce2"/>
          <table:table-cell table:style-name="ce58"/>
          <table:table-cell table:style-name="ce142"/>
          <table:table-cell table:number-columns-repeated="11" table:style-name="ce32"/>
          <table:table-cell table:number-columns-repeated="6" table:style-name="ce2"/>
          <table:table-cell table:number-columns-repeated="25" table:style-name="ce32"/>
          <table:table-cell table:number-columns-repeated="16307"/>
        </table:table-row>
        <table:table-row table:style-name="ro3">
          <table:table-cell office:value-type="string" table:style-name="ce33">
            <text:p>(b) Includes arable area payments but excludes set-aside payments.<text:s/></text:p>
          </table:table-cell>
          <table:table-cell table:number-columns-repeated="3" table:style-name="ce2"/>
          <table:table-cell table:number-columns-repeated="21" table:style-name="ce5"/>
          <table:table-cell table:number-columns-repeated="16359" table:style-name="ce2"/>
        </table:table-row>
        <table:table-row table:style-name="ro3">
          <table:table-cell office:value-type="string" table:style-name="ce33">
            <text:p>(c) Excluding subsidies and taxes.</text:p>
          </table:table-cell>
          <table:table-cell table:number-columns-repeated="3" table:style-name="ce2"/>
          <table:table-cell table:number-columns-repeated="21" table:style-name="ce5"/>
          <table:table-cell table:number-columns-repeated="16359" table:style-name="ce2"/>
        </table:table-row>
        <table:table-row table:style-name="ro3">
          <table:table-cell table:style-name="ce33"/>
          <table:table-cell table:number-columns-repeated="3" table:style-name="ce2"/>
          <table:table-cell table:number-columns-repeated="21" table:style-name="ce5"/>
          <table:table-cell table:number-columns-repeated="16359" table:style-name="ce2"/>
        </table:table-row>
        <table:table-row table:style-name="ro3">
          <table:table-cell office:value-type="string" table:style-name="ce34">
            <text:p>Data Revisions</text:p>
          </table:table-cell>
          <table:table-cell table:number-columns-repeated="3" table:style-name="ce2"/>
          <table:table-cell table:number-columns-repeated="21" table:style-name="ce5"/>
          <table:table-cell table:number-columns-repeated="16359" table:style-name="ce2"/>
        </table:table-row>
        <table:table-row table:style-name="ro3">
          <table:table-cell office:value-type="string" table:style-name="ce2">
            <text:p>Small revisions have been made to import and export figures for linseed from 2014 onwards.</text:p>
          </table:table-cell>
          <table:table-cell table:number-columns-repeated="3" table:style-name="ce2"/>
          <table:table-cell table:number-columns-repeated="21" table:style-name="ce5"/>
          <table:table-cell table:number-columns-repeated="16359" table:style-name="ce2"/>
        </table:table-row>
        <table:table-row table:style-name="ro3">
          <table:table-cell table:number-columns-repeated="4" table:style-name="ce2"/>
          <table:table-cell table:number-columns-repeated="21" table:style-name="ce5"/>
          <table:table-cell table:number-columns-repeated="16359" table:style-name="ce2"/>
        </table:table-row>
        <table:table-row table:style-name="ro3">
          <table:table-cell office:value-type="string" table:style-name="ce2">
            <text:p>© Crown copyright, 2021</text:p>
          </table:table-cell>
          <table:table-cell table:number-columns-repeated="3" table:style-name="ce2"/>
          <table:table-cell table:number-columns-repeated="21" table:style-name="ce5"/>
          <table:table-cell table:number-columns-repeated="16359" table:style-name="ce2"/>
        </table:table-row>
        <table:table-row table:style-name="ro3">
          <table:table-cell table:number-columns-repeated="4" table:style-name="ce2"/>
          <table:table-cell table:number-columns-repeated="21" table:style-name="ce5"/>
          <table:table-cell table:number-columns-repeated="16359" table:style-name="ce2"/>
        </table:table-row>
        <table:table-row table:number-rows-repeated="48" table:style-name="ro3">
          <table:table-cell table:number-columns-repeated="16384"/>
        </table:table-row>
        <table:table-row table:number-rows-repeated="4" table:style-name="ro3">
          <table:table-cell table:number-columns-repeated="4" table:style-name="ce2"/>
          <table:table-cell table:number-columns-repeated="16380"/>
        </table:table-row>
        <table:table-row table:style-name="ro3">
          <table:table-cell office:value-type="string" table:style-name="ce2">
            <text:p>© Crown copyright, 2021</text:p>
          </table:table-cell>
          <table:table-cell table:number-columns-repeated="16383"/>
        </table:table-row>
        <table:table-row table:number-rows-repeated="11" table:style-name="ro3">
          <table:table-cell table:number-columns-repeated="4" table:style-name="ce2"/>
          <table:table-cell table:number-columns-repeated="16380"/>
        </table:table-row>
        <table:table-row table:number-rows-repeated="793" table:style-name="ro3">
          <table:table-cell table:number-columns-repeated="16384"/>
        </table:table-row>
        <table:table-row table:number-rows-repeated="1047671" table:style-name="ro1">
          <table:table-cell table:number-columns-repeated="16384"/>
        </table:table-row>
      </table:table>
      <table:table table:name="Sugar_beet_(Table_7_7)" table:style-name="ta1">
        <table:table-column table:style-name="co1" table:number-columns-repeated="2" table:default-cell-style-name="ce2"/>
        <table:table-column table:style-name="co2" table:default-cell-style-name="ce2"/>
        <table:table-column table:style-name="co27" table:default-cell-style-name="ce2"/>
        <table:table-column table:style-name="co4" table:number-columns-repeated="9" table:default-cell-style-name="ce5"/>
        <table:table-column table:style-name="co28" table:default-cell-style-name="ce5"/>
        <table:table-column table:style-name="co4" table:number-columns-repeated="9" table:default-cell-style-name="ce5"/>
        <table:table-column table:style-name="co28" table:default-cell-style-name="ce5"/>
        <table:table-column table:style-name="co4" table:default-cell-style-name="ce5"/>
        <table:table-column table:style-name="co29" table:number-columns-repeated="2" table:default-cell-style-name="ce2"/>
        <table:table-column table:style-name="co28" table:number-columns-repeated="4" table:default-cell-style-name="ce2"/>
        <table:table-column table:style-name="co29" table:number-columns-repeated="19" table:default-cell-style-name="ce2"/>
        <table:table-column table:style-name="co30" table:number-columns-repeated="2" table:default-cell-style-name="ce2"/>
        <table:table-column table:style-name="co17" table:default-cell-style-name="ce2"/>
        <table:table-column table:style-name="co13" table:default-cell-style-name="ce2"/>
        <table:table-column table:style-name="co4" table:number-columns-repeated="16330" table:default-cell-style-name="ce2"/>
        <table:table-row table:style-name="ro1">
          <table:table-cell office:value-type="string" table:style-name="ce2">
            <text:p>Date of update: 22 July 2021</text:p>
          </table:table-cell>
          <table:table-cell table:style-name="ce2"/>
          <table:table-cell table:style-name="ce3"/>
          <table:table-cell table:style-name="ce4"/>
          <table:table-cell table:number-columns-repeated="16380" table:style-name="ce2"/>
        </table:table-row>
        <table:table-row table:style-name="ro1">
          <table:table-cell office:value-type="string" table:style-name="ce2">
            <text:p>Next update: June 2022</text:p>
          </table:table-cell>
          <table:table-cell table:style-name="ce2"/>
          <table:table-cell table:style-name="ce3"/>
          <table:table-cell table:style-name="ce4"/>
          <table:table-cell table:number-columns-repeated="16380" table:style-name="ce2"/>
        </table:table-row>
        <table:table-row table:style-name="ro1">
          <table:table-cell table:number-columns-repeated="2" table:style-name="ce2"/>
          <table:table-cell table:style-name="ce3"/>
          <table:table-cell table:style-name="ce73"/>
          <table:table-cell table:number-columns-repeated="16380" table:style-name="ce2"/>
        </table:table-row>
        <table:table-row table:style-name="ro2">
          <table:table-cell office:value-type="string" table:style-name="ce7">
            <text:p>Table 7.7 Sugar beet; production from beet, value and supply<text:s/></text:p>
          </table:table-cell>
          <table:table-cell table:number-columns-repeated="3" table:style-name="ce2"/>
          <table:table-cell table:number-columns-repeated="21" table:style-name="ce5"/>
          <table:table-cell table:style-name="ce2"/>
          <table:table-cell table:style-name="ce34"/>
          <table:table-cell table:number-columns-repeated="3" table:style-name="ce2"/>
          <table:table-cell table:style-name="ce34"/>
          <table:table-cell table:number-columns-repeated="11" table:style-name="ce2"/>
          <table:table-cell table:style-name="ce10"/>
          <table:table-cell table:number-columns-repeated="16341" table:style-name="ce2"/>
        </table:table-row>
        <table:table-row table:style-name="ro2">
          <table:table-cell table:style-name="ce7"/>
          <table:table-cell table:number-columns-repeated="3" table:style-name="ce2"/>
          <table:table-cell table:number-columns-repeated="21" table:style-name="ce5"/>
          <table:table-cell table:style-name="ce2"/>
          <table:table-cell table:style-name="ce34"/>
          <table:table-cell table:number-columns-repeated="3" table:style-name="ce2"/>
          <table:table-cell table:style-name="ce34"/>
          <table:table-cell table:number-columns-repeated="11" table:style-name="ce2"/>
          <table:table-cell table:style-name="ce10"/>
          <table:table-cell table:number-columns-repeated="16341" table:style-name="ce2"/>
        </table:table-row>
        <table:table-row table:style-name="ro4">
          <table:table-cell office:value-type="string" table:style-name="ce78">
            <text:p>Enquiries: Lisa Brown on +44 (0) 20 802 66340</text:p>
          </table:table-cell>
          <table:table-cell table:number-columns-repeated="3" table:style-name="ce2"/>
          <table:table-cell table:number-columns-repeated="21" table:style-name="ce5"/>
          <table:table-cell table:number-columns-repeated="5" table:style-name="ce2"/>
          <table:table-cell table:style-name="ce34"/>
          <table:table-cell table:number-columns-repeated="4" table:style-name="ce2"/>
          <table:table-cell table:number-columns-repeated="3" table:style-name="ce143"/>
          <table:table-cell table:style-name="ce2"/>
          <table:table-cell table:number-columns-repeated="3" table:style-name="ce144"/>
          <table:table-cell table:style-name="ce2"/>
          <table:table-cell table:style-name="ce35"/>
          <table:table-cell table:style-name="ce79"/>
          <table:table-cell table:number-columns-repeated="4" table:style-name="ce35"/>
          <table:table-cell table:number-columns-repeated="2" table:style-name="ce8"/>
          <table:table-cell office:value-type="string" table:style-name="ce3">
            <text:p>email: Crops-statistics@defra.gov.uk</text:p>
          </table:table-cell>
          <table:table-cell table:number-columns-repeated="16332" table:style-name="ce2"/>
        </table:table-row>
        <table:table-row table:style-name="ro3">
          <table:table-cell table:number-columns-repeated="4" table:style-name="ce2"/>
          <table:table-cell table:number-columns-repeated="21" table:style-name="ce5"/>
          <table:table-cell table:number-columns-repeated="5" table:style-name="ce2"/>
          <table:table-cell table:style-name="ce34"/>
          <table:table-cell table:number-columns-repeated="16353" table:style-name="ce2"/>
        </table:table-row>
        <table:table-row table:style-name="ro3">
          <table:table-cell office:value-type="string" table:style-name="ce2">
            <text:p>Thousand tonnes (unless otherwise specified)</text:p>
          </table:table-cell>
          <table:table-cell table:number-columns-repeated="32" table:style-name="ce2"/>
          <table:table-cell table:style-name="ce10"/>
          <table:table-cell table:style-name="ce2"/>
          <table:table-cell table:number-columns-repeated="4" table:style-name="ce10"/>
          <table:table-cell table:style-name="ce2"/>
          <table:table-cell table:number-columns-repeated="3" table:style-name="ce39"/>
          <table:table-cell table:number-columns-repeated="3" table:style-name="ce2"/>
          <table:table-cell table:number-columns-repeated="5" table:style-name="ce39"/>
          <table:table-cell office:value-type="string" table:style-name="ce39">
            <text:p>Calendar years</text:p>
          </table:table-cell>
          <table:table-cell table:number-columns-repeated="2" table:style-name="ce11"/>
          <table:table-cell table:number-columns-repeated="16330"/>
        </table:table-row>
        <table:table-row table:style-name="ro3">
          <table:table-cell table:number-columns-repeated="4" table:style-name="ce12"/>
          <table:table-cell office:value-type="float" office:value="1973" table:style-name="ce13">
            <text:p>1973</text:p>
          </table:table-cell>
          <table:table-cell office:value-type="float" office:value="1974" table:style-name="ce13">
            <text:p>1974</text:p>
          </table:table-cell>
          <table:table-cell office:value-type="float" office:value="1975" table:style-name="ce13">
            <text:p>1975</text:p>
          </table:table-cell>
          <table:table-cell office:value-type="float" office:value="1976" table:style-name="ce13">
            <text:p>1976</text:p>
          </table:table-cell>
          <table:table-cell office:value-type="float" office:value="1977" table:style-name="ce13">
            <text:p>1977</text:p>
          </table:table-cell>
          <table:table-cell office:value-type="float" office:value="1978" table:style-name="ce13">
            <text:p>1978</text:p>
          </table:table-cell>
          <table:table-cell office:value-type="float" office:value="1979" table:style-name="ce13">
            <text:p>1979</text:p>
          </table:table-cell>
          <table:table-cell office:value-type="float" office:value="1980" table:style-name="ce13">
            <text:p>1980</text:p>
          </table:table-cell>
          <table:table-cell office:value-type="float" office:value="1981" table:style-name="ce13">
            <text:p>1981</text:p>
          </table:table-cell>
          <table:table-cell office:value-type="float" office:value="1982" table:style-name="ce13">
            <text:p>1982</text:p>
          </table:table-cell>
          <table:table-cell office:value-type="float" office:value="1983" table:style-name="ce13">
            <text:p>1983</text:p>
          </table:table-cell>
          <table:table-cell office:value-type="float" office:value="1984" table:style-name="ce13">
            <text:p>1984</text:p>
          </table:table-cell>
          <table:table-cell office:value-type="float" office:value="1985" table:style-name="ce13">
            <text:p>1985</text:p>
          </table:table-cell>
          <table:table-cell office:value-type="float" office:value="1986" table:style-name="ce13">
            <text:p>1986</text:p>
          </table:table-cell>
          <table:table-cell office:value-type="float" office:value="1987" table:style-name="ce13">
            <text:p>1987</text:p>
          </table:table-cell>
          <table:table-cell office:value-type="float" office:value="1988" table:style-name="ce13">
            <text:p>1988</text:p>
          </table:table-cell>
          <table:table-cell office:value-type="float" office:value="1989" table:style-name="ce13">
            <text:p>1989</text:p>
          </table:table-cell>
          <table:table-cell office:value-type="float" office:value="1990" table:style-name="ce13">
            <text:p>1990</text:p>
          </table:table-cell>
          <table:table-cell office:value-type="float" office:value="1991" table:style-name="ce13">
            <text:p>1991</text:p>
          </table:table-cell>
          <table:table-cell office:value-type="float" office:value="1992" table:style-name="ce13">
            <text:p>1992</text:p>
          </table:table-cell>
          <table:table-cell office:value-type="float" office:value="1993" table:style-name="ce13">
            <text:p>1993</text:p>
          </table:table-cell>
          <table:table-cell office:value-type="float" office:value="1994" table:style-name="ce13">
            <text:p>1994</text:p>
          </table:table-cell>
          <table:table-cell office:value-type="float" office:value="1995" table:style-name="ce13">
            <text:p>1995</text:p>
          </table:table-cell>
          <table:table-cell office:value-type="float" office:value="1996" table:style-name="ce13">
            <text:p>1996</text:p>
          </table:table-cell>
          <table:table-cell office:value-type="float" office:value="1997" table:style-name="ce13">
            <text:p>1997</text:p>
          </table:table-cell>
          <table:table-cell office:value-type="float" office:value="1998" table:style-name="ce13">
            <text:p>1998</text:p>
          </table:table-cell>
          <table:table-cell office:value-type="float" office:value="1999" table:style-name="ce13">
            <text:p>1999</text:p>
          </table:table-cell>
          <table:table-cell office:value-type="float" office:value="2000" table:style-name="ce13">
            <text:p>2000</text:p>
          </table:table-cell>
          <table:table-cell office:value-type="float" office:value="2001" table:style-name="ce13">
            <text:p>2001</text:p>
          </table:table-cell>
          <table:table-cell office:value-type="float" office:value="2002" table:style-name="ce13">
            <text:p>2002</text:p>
          </table:table-cell>
          <table:table-cell office:value-type="float" office:value="2003" table:style-name="ce13">
            <text:p>2003</text:p>
          </table:table-cell>
          <table:table-cell office:value-type="float" office:value="2004" table:style-name="ce13">
            <text:p>2004</text:p>
          </table:table-cell>
          <table:table-cell office:value-type="float" office:value="2005" table:style-name="ce13">
            <text:p>2005</text:p>
          </table:table-cell>
          <table:table-cell office:value-type="float" office:value="2006" table:style-name="ce13">
            <text:p>2006</text:p>
          </table:table-cell>
          <table:table-cell office:value-type="float" office:value="2007" table:style-name="ce13">
            <text:p>2007</text:p>
          </table:table-cell>
          <table:table-cell office:value-type="float" office:value="2008" table:style-name="ce13">
            <text:p>2008</text:p>
          </table:table-cell>
          <table:table-cell office:value-type="float" office:value="2009" table:style-name="ce17">
            <text:p>2009</text:p>
          </table:table-cell>
          <table:table-cell office:value-type="float" office:value="2010" table:style-name="ce17">
            <text:p>2010</text:p>
          </table:table-cell>
          <table:table-cell office:value-type="float" office:value="2011" table:style-name="ce17">
            <text:p>2011</text:p>
          </table:table-cell>
          <table:table-cell office:value-type="float" office:value="2012" table:style-name="ce13">
            <text:p>2012</text:p>
          </table:table-cell>
          <table:table-cell office:value-type="float" office:value="2013" table:style-name="ce13">
            <text:p>2013</text:p>
          </table:table-cell>
          <table:table-cell office:value-type="float" office:value="2014" table:style-name="ce13">
            <text:p>2014</text:p>
          </table:table-cell>
          <table:table-cell office:value-type="float" office:value="2015" table:style-name="ce13">
            <text:p>2015</text:p>
          </table:table-cell>
          <table:table-cell office:value-type="float" office:value="2016" table:style-name="ce13">
            <text:p>2016</text:p>
          </table:table-cell>
          <table:table-cell office:value-type="float" office:value="2017" table:style-name="ce13">
            <text:p>2017</text:p>
          </table:table-cell>
          <table:table-cell office:value-type="float" office:value="2018" table:style-name="ce13">
            <text:p>2018</text:p>
          </table:table-cell>
          <table:table-cell office:value-type="float" office:value="2019" table:style-name="ce13">
            <text:p>2019</text:p>
          </table:table-cell>
          <table:table-cell office:value-type="float" office:value="2020" table:style-name="ce13">
            <text:p>2020</text:p>
          </table:table-cell>
          <table:table-cell table:number-columns-repeated="2" table:style-name="ce85"/>
          <table:table-cell table:number-columns-repeated="16330" table:style-name="ce86"/>
        </table:table-row>
        <table:table-row table:style-name="ro3">
          <table:table-cell table:number-columns-repeated="4" table:style-name="ce14"/>
          <table:table-cell table:number-columns-repeated="21" table:style-name="ce15"/>
          <table:table-cell table:style-name="ce125"/>
          <table:table-cell table:number-columns-repeated="8" table:style-name="ce15"/>
          <table:table-cell table:number-columns-repeated="5" table:style-name="ce16"/>
          <table:table-cell table:style-name="ce15"/>
          <table:table-cell table:number-columns-repeated="4" table:style-name="ce16"/>
          <table:table-cell table:style-name="ce15"/>
          <table:table-cell table:number-columns-repeated="6" table:style-name="ce16"/>
          <table:table-cell office:value-type="string" table:style-name="ce16">
            <text:p>(provisional)</text:p>
          </table:table-cell>
          <table:table-cell table:number-columns-repeated="2" table:style-name="ce18"/>
          <table:table-cell table:number-columns-repeated="16330" table:style-name="ce86"/>
        </table:table-row>
        <table:table-row table:style-name="ro3">
          <table:table-cell office:value-type="string" table:style-name="ce34">
            <text:p>Sugar Beet</text:p>
          </table:table-cell>
          <table:table-cell table:number-columns-repeated="30" table:style-name="ce34"/>
          <table:table-cell table:number-columns-repeated="16353" table:style-name="ce2"/>
        </table:table-row>
        <table:table-row table:style-name="ro3">
          <table:table-cell table:style-name="ce2"/>
          <table:table-cell office:value-type="string" table:style-name="ce50">
            <text:p>Area (thousand hectares)<text:s/></text:p>
          </table:table-cell>
          <table:table-cell table:number-columns-repeated="2" table:style-name="ce2"/>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213" table:style-name="ce21">
            <text:p><text:s text:c="2"/>213</text:p>
          </table:table-cell>
          <table:table-cell office:value-type="float" office:value="210" table:style-name="ce21">
            <text:p><text:s text:c="2"/>210</text:p>
          </table:table-cell>
          <table:table-cell office:value-type="float" office:value="204" table:style-name="ce21">
            <text:p><text:s text:c="2"/>204</text:p>
          </table:table-cell>
          <table:table-cell office:value-type="float" office:value="199" table:style-name="ce21">
            <text:p><text:s text:c="2"/>199</text:p>
          </table:table-cell>
          <table:table-cell office:value-type="float" office:value="199" table:style-name="ce21">
            <text:p><text:s text:c="2"/>199</text:p>
          </table:table-cell>
          <table:table-cell office:value-type="float" office:value="205" table:style-name="ce21">
            <text:p><text:s text:c="2"/>205</text:p>
          </table:table-cell>
          <table:table-cell office:value-type="float" office:value="205" table:style-name="ce21">
            <text:p><text:s text:c="2"/>205</text:p>
          </table:table-cell>
          <table:table-cell office:value-type="float" office:value="202" table:style-name="ce21">
            <text:p><text:s text:c="2"/>202</text:p>
          </table:table-cell>
          <table:table-cell office:value-type="float" office:value="201" table:style-name="ce21">
            <text:p><text:s text:c="2"/>201</text:p>
          </table:table-cell>
          <table:table-cell office:value-type="float" office:value="197" table:style-name="ce21">
            <text:p><text:s text:c="2"/>197</text:p>
          </table:table-cell>
          <table:table-cell office:value-type="float" office:value="194" table:style-name="ce21">
            <text:p><text:s text:c="2"/>194</text:p>
          </table:table-cell>
          <table:table-cell office:value-type="float" office:value="196" table:style-name="ce21">
            <text:p><text:s text:c="2"/>196</text:p>
          </table:table-cell>
          <table:table-cell office:value-type="float" office:value="197" table:style-name="ce21">
            <text:p><text:s text:c="2"/>197</text:p>
          </table:table-cell>
          <table:table-cell office:value-type="float" office:value="197" table:style-name="ce21">
            <text:p><text:s text:c="2"/>197</text:p>
          </table:table-cell>
          <table:table-cell office:value-type="float" office:value="195" table:style-name="ce21">
            <text:p><text:s text:c="2"/>195</text:p>
          </table:table-cell>
          <table:table-cell office:value-type="float" office:value="196" table:style-name="ce21">
            <text:p><text:s text:c="2"/>196</text:p>
          </table:table-cell>
          <table:table-cell office:value-type="float" office:value="199" table:style-name="ce21">
            <text:p><text:s text:c="2"/>199</text:p>
          </table:table-cell>
          <table:table-cell office:value-type="float" office:value="196.00725600000001" table:style-name="ce21">
            <text:p><text:s text:c="2"/>196</text:p>
          </table:table-cell>
          <table:table-cell office:value-type="float" office:value="188.714" table:style-name="ce21">
            <text:p><text:s text:c="2"/>189</text:p>
          </table:table-cell>
          <table:table-cell office:value-type="float" office:value="182.63460000000001" table:style-name="ce21">
            <text:p><text:s text:c="2"/>183</text:p>
          </table:table-cell>
          <table:table-cell office:value-type="float" office:value="172.8922" table:style-name="ce21">
            <text:p><text:s text:c="2"/>173</text:p>
          </table:table-cell>
          <table:table-cell office:value-type="float" office:value="177.36250000000001" table:style-name="ce21">
            <text:p><text:s text:c="2"/>177</text:p>
          </table:table-cell>
          <table:table-cell office:value-type="float" office:value="169.1337" table:style-name="ce21">
            <text:p><text:s text:c="2"/>169</text:p>
          </table:table-cell>
          <table:table-cell office:value-type="float" office:value="162.11500000000001" table:style-name="ce21">
            <text:p><text:s text:c="2"/>162</text:p>
          </table:table-cell>
          <table:table-cell office:value-type="float" office:value="153.90899999999999" table:style-name="ce21">
            <text:p><text:s text:c="2"/>154</text:p>
          </table:table-cell>
          <table:table-cell office:value-type="float" office:value="148.29900000000001" table:style-name="ce21">
            <text:p><text:s text:c="2"/>148</text:p>
          </table:table-cell>
          <table:table-cell office:value-type="float" office:value="130.136" table:style-name="ce21">
            <text:p><text:s text:c="2"/>130</text:p>
          </table:table-cell>
          <table:table-cell office:value-type="float" office:value="124.994" table:style-name="ce21">
            <text:p><text:s text:c="2"/>125</text:p>
          </table:table-cell>
          <table:table-cell office:value-type="float" office:value="119.654" table:style-name="ce21">
            <text:p><text:s text:c="2"/>120</text:p>
          </table:table-cell>
          <table:table-cell office:value-type="float" office:value="114.252" table:style-name="ce21">
            <text:p><text:s text:c="2"/>114</text:p>
          </table:table-cell>
          <table:table-cell office:value-type="float" office:value="121.7" table:style-name="ce21">
            <text:p><text:s text:c="2"/>122</text:p>
          </table:table-cell>
          <table:table-cell office:value-type="float" office:value="112.575" table:style-name="ce21">
            <text:p><text:s text:c="2"/>113</text:p>
          </table:table-cell>
          <table:table-cell office:value-type="float" office:value="117.334" table:style-name="ce21">
            <text:p><text:s text:c="2"/>117</text:p>
          </table:table-cell>
          <table:table-cell office:value-type="float" office:value="120.7" table:style-name="ce21">
            <text:p><text:s text:c="2"/>121</text:p>
          </table:table-cell>
          <table:table-cell office:value-type="float" office:value="116.6" table:style-name="ce21">
            <text:p><text:s text:c="2"/>117</text:p>
          </table:table-cell>
          <table:table-cell office:value-type="float" office:value="83.872" table:style-name="ce21">
            <text:p><text:s text:c="2"/>84</text:p>
          </table:table-cell>
          <table:table-cell office:value-type="float" office:value="79.863" table:style-name="ce21">
            <text:p><text:s text:c="2"/>80</text:p>
          </table:table-cell>
          <table:table-cell office:value-type="float" office:value="106.94499999999999" table:style-name="ce21">
            <text:p><text:s text:c="2"/>107</text:p>
          </table:table-cell>
          <table:table-cell office:value-type="float" office:value="110.054" table:style-name="ce21">
            <text:p><text:s text:c="2"/>110</text:p>
          </table:table-cell>
          <table:table-cell office:value-type="float" office:value="99.965000000000003" table:style-name="ce21">
            <text:p><text:s text:c="2"/>100</text:p>
          </table:table-cell>
          <table:table-cell office:value-type="float" office:value="103.867" table:style-name="ce21">
            <text:p><text:s text:c="2"/>104</text:p>
          </table:table-cell>
          <table:table-cell table:style-name="ce47"/>
          <table:table-cell table:style-name="ce32"/>
          <table:table-cell table:number-columns-repeated="16330"/>
        </table:table-row>
        <table:table-row table:style-name="ro3">
          <table:table-cell table:style-name="ce2"/>
          <table:table-cell office:value-type="string" table:style-name="ce50">
            <text:p>Yield (adjusted tonnes per hectare)<text:s/></text:p>
          </table:table-cell>
          <table:table-cell table:number-columns-repeated="2" table:style-name="ce2"/>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float" office:value="34.647887323943664" table:style-name="ce129">
            <text:p><text:s text:c="2"/>34.6</text:p>
          </table:table-cell>
          <table:table-cell office:value-type="float" office:value="35.214285714285715" table:style-name="ce129">
            <text:p><text:s text:c="2"/>35.2</text:p>
          </table:table-cell>
          <table:table-cell office:value-type="float" office:value="49.058823529411768" table:style-name="ce129">
            <text:p><text:s text:c="2"/>49.1</text:p>
          </table:table-cell>
          <table:table-cell office:value-type="float" office:value="37.658291457286431" table:style-name="ce129">
            <text:p><text:s text:c="2"/>37.7</text:p>
          </table:table-cell>
          <table:table-cell office:value-type="float" office:value="45.311557788944725" table:style-name="ce129">
            <text:p><text:s text:c="2"/>45.3</text:p>
          </table:table-cell>
          <table:table-cell office:value-type="float" office:value="37.643902439024387" table:style-name="ce129">
            <text:p><text:s text:c="2"/>37.6</text:p>
          </table:table-cell>
          <table:table-cell office:value-type="float" office:value="39.6" table:style-name="ce129">
            <text:p><text:s text:c="2"/>39.6</text:p>
          </table:table-cell>
          <table:table-cell office:value-type="float" office:value="39.564356435643568" table:style-name="ce129">
            <text:p><text:s text:c="2"/>39.6</text:p>
          </table:table-cell>
          <table:table-cell office:value-type="float" office:value="40.557213930348261" table:style-name="ce129">
            <text:p><text:s text:c="2"/>40.6</text:p>
          </table:table-cell>
          <table:table-cell office:value-type="float" office:value="41.182741116751266" table:style-name="ce129">
            <text:p><text:s text:c="2"/>41.2</text:p>
          </table:table-cell>
          <table:table-cell office:value-type="float" office:value="40.731958762886599" table:style-name="ce129">
            <text:p><text:s text:c="2"/>40.7</text:p>
          </table:table-cell>
          <table:table-cell office:value-type="float" office:value="44.392857142857146" table:style-name="ce129">
            <text:p><text:s text:c="2"/>44.4</text:p>
          </table:table-cell>
          <table:table-cell office:value-type="float" office:value="51.512690355329951" table:style-name="ce129">
            <text:p><text:s text:c="2"/>51.5</text:p>
          </table:table-cell>
          <table:table-cell office:value-type="float" office:value="49.065989847715734" table:style-name="ce129">
            <text:p><text:s text:c="2"/>49.1</text:p>
          </table:table-cell>
          <table:table-cell office:value-type="float" office:value="44.717948717948715" table:style-name="ce129">
            <text:p><text:s text:c="2"/>44.7</text:p>
          </table:table-cell>
          <table:table-cell office:value-type="float" office:value="43.015306122448976" table:style-name="ce129">
            <text:p><text:s text:c="2"/>43.0</text:p>
          </table:table-cell>
          <table:table-cell office:value-type="float" office:value="52.361809045226131" table:style-name="ce129">
            <text:p><text:s text:c="2"/>52.4</text:p>
          </table:table-cell>
          <table:table-cell office:value-type="float" office:value="56.548926943806606" table:style-name="ce129">
            <text:p><text:s text:c="2"/>56.5</text:p>
          </table:table-cell>
          <table:table-cell office:value-type="float" office:value="53.002559428553262" table:style-name="ce129">
            <text:p><text:s text:c="2"/>53.0</text:p>
          </table:table-cell>
          <table:table-cell office:value-type="float" office:value="57.952507356218369" table:style-name="ce129">
            <text:p><text:s text:c="2"/>58.0</text:p>
          </table:table-cell>
          <table:table-cell office:value-type="float" office:value="52.513907509997566" table:style-name="ce129">
            <text:p><text:s text:c="2"/>52.5</text:p>
          </table:table-cell>
          <table:table-cell office:value-type="float" office:value="46.991799281133275" table:style-name="ce129">
            <text:p><text:s text:c="2"/>47.0</text:p>
          </table:table-cell>
          <table:table-cell office:value-type="float" office:value="56.504357203797937" table:style-name="ce129">
            <text:p><text:s text:c="2"/>56.5</text:p>
          </table:table-cell>
          <table:table-cell office:value-type="float" office:value="56.551873669925662" table:style-name="ce129">
            <text:p><text:s text:c="2"/>56.6</text:p>
          </table:table-cell>
          <table:table-cell office:value-type="float" office:value="58.74948183666973" table:style-name="ce129">
            <text:p><text:s text:c="2"/>58.7</text:p>
          </table:table-cell>
          <table:table-cell office:value-type="float" office:value="58.579093587954063" table:style-name="ce129">
            <text:p><text:s text:c="2"/>58.6</text:p>
          </table:table-cell>
          <table:table-cell office:value-type="float" office:value="56.859869674801743" table:style-name="ce129">
            <text:p><text:s text:c="2"/>56.9</text:p>
          </table:table-cell>
          <table:table-cell office:value-type="float" office:value="53.870081763924667" table:style-name="ce129">
            <text:p><text:s text:c="2"/>53.9</text:p>
          </table:table-cell>
          <table:table-cell office:value-type="float" office:value="63.861024286693301" table:style-name="ce129">
            <text:p><text:s text:c="2"/>63.9</text:p>
          </table:table-cell>
          <table:table-cell office:value-type="float" office:value="74.017461401113337" table:style-name="ce21">
            <text:p><text:s text:c="2"/>74</text:p>
          </table:table-cell>
          <table:table-cell office:value-type="float" office:value="53.63589975349219" table:style-name="ce21">
            <text:p><text:s text:c="2"/>54</text:p>
          </table:table-cell>
          <table:table-cell office:value-type="float" office:value="75.541647790361978" table:style-name="ce21">
            <text:p><text:s text:c="2"/>76</text:p>
          </table:table-cell>
          <table:table-cell office:value-type="float" office:value="62.139865682581345" table:style-name="ce21">
            <text:p><text:s text:c="2"/>62</text:p>
          </table:table-cell>
          <table:table-cell office:value-type="float" office:value="69.855840927920468" table:style-name="ce21">
            <text:p><text:s text:c="2"/>70</text:p>
          </table:table-cell>
          <table:table-cell office:value-type="float" office:value="79.84158662092625" table:style-name="ce21">
            <text:p><text:s text:c="2"/>80</text:p>
          </table:table-cell>
          <table:table-cell office:value-type="float" office:value="74.136601011064471" table:style-name="ce21">
            <text:p><text:s text:c="2"/>74</text:p>
          </table:table-cell>
          <table:table-cell office:value-type="float" office:value="71.206691459123746" table:style-name="ce21">
            <text:p><text:s text:c="2"/>71</text:p>
          </table:table-cell>
          <table:table-cell office:value-type="float" office:value="83.397830660619945" table:style-name="ce21">
            <text:p><text:s text:c="2"/>83</text:p>
          </table:table-cell>
          <table:table-cell office:value-type="float" office:value="69.060552092609086" table:style-name="ce21">
            <text:p><text:s text:c="2"/>69</text:p>
          </table:table-cell>
          <table:table-cell office:value-type="float" office:value="77.658403101042268" table:style-name="ce21">
            <text:p><text:s text:c="2"/>78</text:p>
          </table:table-cell>
          <table:table-cell office:value-type="float" office:value="57.570697165101492" table:style-name="ce21">
            <text:p><text:s text:c="2"/>58</text:p>
          </table:table-cell>
          <table:table-cell table:style-name="ce47"/>
          <table:table-cell table:style-name="ce32"/>
          <table:table-cell table:number-columns-repeated="16330"/>
        </table:table-row>
        <table:table-row table:style-name="ro3">
          <table:table-cell table:style-name="ce2"/>
          <table:table-cell office:value-type="string" table:style-name="ce50">
            <text:p>Volume of harvested production</text:p>
          </table:table-cell>
          <table:table-cell table:number-columns-repeated="2" table:style-name="ce2"/>
          <table:table-cell office:value-type="float" office:value="7427" table:style-name="ce22">
            <text:p>7,427</text:p>
          </table:table-cell>
          <table:table-cell office:value-type="float" office:value="4588" table:style-name="ce22">
            <text:p>4,588</text:p>
          </table:table-cell>
          <table:table-cell office:value-type="float" office:value="4864" table:style-name="ce22">
            <text:p>4,864</text:p>
          </table:table-cell>
          <table:table-cell office:value-type="float" office:value="6325" table:style-name="ce22">
            <text:p>6,325</text:p>
          </table:table-cell>
          <table:table-cell office:value-type="float" office:value="6382" table:style-name="ce22">
            <text:p>6,382</text:p>
          </table:table-cell>
          <table:table-cell office:value-type="float" office:value="7081" table:style-name="ce22">
            <text:p>7,081</text:p>
          </table:table-cell>
          <table:table-cell office:value-type="float" office:value="7659" table:style-name="ce22">
            <text:p>7,659</text:p>
          </table:table-cell>
          <table:table-cell office:value-type="float" office:value="7380" table:style-name="ce22">
            <text:p>7,380</text:p>
          </table:table-cell>
          <table:table-cell office:value-type="float" office:value="7395" table:style-name="ce22">
            <text:p>7,395</text:p>
          </table:table-cell>
          <table:table-cell office:value-type="float" office:value="10008" table:style-name="ce22">
            <text:p>10,008</text:p>
          </table:table-cell>
          <table:table-cell office:value-type="float" office:value="7494" table:style-name="ce22">
            <text:p>7,494</text:p>
          </table:table-cell>
          <table:table-cell office:value-type="float" office:value="9017" table:style-name="ce22">
            <text:p>9,017</text:p>
          </table:table-cell>
          <table:table-cell office:value-type="float" office:value="7717" table:style-name="ce22">
            <text:p>7,717</text:p>
          </table:table-cell>
          <table:table-cell office:value-type="float" office:value="8118" table:style-name="ce22">
            <text:p>8,118</text:p>
          </table:table-cell>
          <table:table-cell office:value-type="float" office:value="7992" table:style-name="ce22">
            <text:p>7,992</text:p>
          </table:table-cell>
          <table:table-cell office:value-type="float" office:value="8152" table:style-name="ce22">
            <text:p>8,152</text:p>
          </table:table-cell>
          <table:table-cell office:value-type="float" office:value="8113" table:style-name="ce22">
            <text:p>8,113</text:p>
          </table:table-cell>
          <table:table-cell office:value-type="float" office:value="7902" table:style-name="ce22">
            <text:p>7,902</text:p>
          </table:table-cell>
          <table:table-cell office:value-type="float" office:value="8701" table:style-name="ce22">
            <text:p>8,701</text:p>
          </table:table-cell>
          <table:table-cell office:value-type="float" office:value="10148" table:style-name="ce22">
            <text:p>10,148</text:p>
          </table:table-cell>
          <table:table-cell office:value-type="float" office:value="9666" table:style-name="ce22">
            <text:p>9,666</text:p>
          </table:table-cell>
          <table:table-cell office:value-type="float" office:value="8720" table:style-name="ce22">
            <text:p>8,720</text:p>
          </table:table-cell>
          <table:table-cell office:value-type="float" office:value="8431" table:style-name="ce22">
            <text:p>8,431</text:p>
          </table:table-cell>
          <table:table-cell office:value-type="float" office:value="10420" table:style-name="ce22">
            <text:p>10,420</text:p>
          </table:table-cell>
          <table:table-cell office:value-type="float" office:value="11084" table:style-name="ce22">
            <text:p>11,084</text:p>
          </table:table-cell>
          <table:table-cell office:value-type="float" office:value="10002.325000000001" table:style-name="ce22">
            <text:p>10,002</text:p>
          </table:table-cell>
          <table:table-cell office:value-type="float" office:value="10584.133" table:style-name="ce22">
            <text:p>10,584</text:p>
          </table:table-cell>
          <table:table-cell office:value-type="float" office:value="9079.2450000000008" table:style-name="ce22">
            <text:p>9,079</text:p>
          </table:table-cell>
          <table:table-cell office:value-type="float" office:value="8334.5830000000005" table:style-name="ce22">
            <text:p>8,335</text:p>
          </table:table-cell>
          <table:table-cell office:value-type="float" office:value="9556.7909999999993" table:style-name="ce22">
            <text:p>9,557</text:p>
          </table:table-cell>
          <table:table-cell office:value-type="float" office:value="9167.9069999999992" table:style-name="ce22">
            <text:p>9,168</text:p>
          </table:table-cell>
          <table:table-cell office:value-type="float" office:value="9042.0740000000005" table:style-name="ce22">
            <text:p>9,042</text:p>
          </table:table-cell>
          <table:table-cell office:value-type="float" office:value="8687.2209999999995" table:style-name="ce22">
            <text:p>8,687</text:p>
          </table:table-cell>
          <table:table-cell office:value-type="float" office:value="7399.5159999999996" table:style-name="ce22">
            <text:p>7,400</text:p>
          </table:table-cell>
          <table:table-cell office:value-type="float" office:value="6733.4369999999999" table:style-name="ce22">
            <text:p>6,733</text:p>
          </table:table-cell>
          <table:table-cell office:value-type="float" office:value="7641.2269999999999" table:style-name="ce22">
            <text:p>7,641</text:p>
          </table:table-cell>
          <table:table-cell office:value-type="float" office:value="8456.643" table:style-name="ce22">
            <text:p>8,457</text:p>
          </table:table-cell>
          <table:table-cell office:value-type="float" office:value="6527.4889999999996" table:style-name="ce22">
            <text:p>6,527</text:p>
          </table:table-cell>
          <table:table-cell office:value-type="float" office:value="8504.1010000000006" table:style-name="ce22">
            <text:p>8,504</text:p>
          </table:table-cell>
          <table:table-cell office:value-type="float" office:value="7291.1189999999997" table:style-name="ce22">
            <text:p>7,291</text:p>
          </table:table-cell>
          <table:table-cell office:value-type="float" office:value="8431.6" table:style-name="ce22">
            <text:p>8,432</text:p>
          </table:table-cell>
          <table:table-cell office:value-type="float" office:value="9309.5290000000005" table:style-name="ce22">
            <text:p>9,310</text:p>
          </table:table-cell>
          <table:table-cell office:value-type="float" office:value="6217.9849999999997" table:style-name="ce22">
            <text:p>6,218</text:p>
          </table:table-cell>
          <table:table-cell office:value-type="float" office:value="5686.78" table:style-name="ce22">
            <text:p>5,687</text:p>
          </table:table-cell>
          <table:table-cell office:value-type="float" office:value="8918.9809999999998" table:style-name="ce22">
            <text:p>8,919</text:p>
          </table:table-cell>
          <table:table-cell office:value-type="float" office:value="7600.39" table:style-name="ce22">
            <text:p>7,600</text:p>
          </table:table-cell>
          <table:table-cell office:value-type="float" office:value="7763.1222659956911" table:style-name="ce22">
            <text:p>7,763</text:p>
          </table:table-cell>
          <table:table-cell office:value-type="float" office:value="5979.6956024475967" table:style-name="ce22">
            <text:p>5,980</text:p>
          </table:table-cell>
          <table:table-cell table:style-name="ce47"/>
          <table:table-cell table:style-name="ce32"/>
          <table:table-cell table:number-columns-repeated="16330"/>
        </table:table-row>
        <table:table-row table:style-name="ro3">
          <table:table-cell table:style-name="ce2"/>
          <table:table-cell office:value-type="string" table:style-name="ce50">
            <text:p>Value of production (£ million)</text:p>
          </table:table-cell>
          <table:table-cell table:number-columns-repeated="2" table:style-name="ce2"/>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216.11699999999999" table:style-name="ce22">
            <text:p>216</text:p>
          </table:table-cell>
          <table:table-cell office:value-type="float" office:value="213.23100000000002" table:style-name="ce22">
            <text:p>213</text:p>
          </table:table-cell>
          <table:table-cell office:value-type="float" office:value="280.27499999999998" table:style-name="ce22">
            <text:p>280</text:p>
          </table:table-cell>
          <table:table-cell office:value-type="float" office:value="241.869" table:style-name="ce22">
            <text:p>242</text:p>
          </table:table-cell>
          <table:table-cell office:value-type="float" office:value="278.166" table:style-name="ce22">
            <text:p>278</text:p>
          </table:table-cell>
          <table:table-cell office:value-type="float" office:value="232" table:style-name="ce22">
            <text:p>232</text:p>
          </table:table-cell>
          <table:table-cell office:value-type="float" office:value="220" table:style-name="ce22">
            <text:p>220</text:p>
          </table:table-cell>
          <table:table-cell office:value-type="float" office:value="223" table:style-name="ce22">
            <text:p>223</text:p>
          </table:table-cell>
          <table:table-cell office:value-type="float" office:value="232.82111999999998" table:style-name="ce22">
            <text:p>233</text:p>
          </table:table-cell>
          <table:table-cell office:value-type="float" office:value="254.18028999999999" table:style-name="ce22">
            <text:p>254</text:p>
          </table:table-cell>
          <table:table-cell office:value-type="float" office:value="275.54273999999998" table:style-name="ce22">
            <text:p>276</text:p>
          </table:table-cell>
          <table:table-cell office:value-type="float" office:value="309.84261000000009" table:style-name="ce22">
            <text:p>310</text:p>
          </table:table-cell>
          <table:table-cell office:value-type="float" office:value="386.33435999999989" table:style-name="ce22">
            <text:p>386</text:p>
          </table:table-cell>
          <table:table-cell office:value-type="float" office:value="352.9056599999999" table:style-name="ce22">
            <text:p>353</text:p>
          </table:table-cell>
          <table:table-cell office:value-type="float" office:value="342.69599999999997" table:style-name="ce22">
            <text:p>343</text:p>
          </table:table-cell>
          <table:table-cell office:value-type="float" office:value="354.94509999999997" table:style-name="ce22">
            <text:p>355</text:p>
          </table:table-cell>
          <table:table-cell office:value-type="float" office:value="358.23959999999994" table:style-name="ce22">
            <text:p>358</text:p>
          </table:table-cell>
          <table:table-cell office:value-type="float" office:value="329.08396000000005" table:style-name="ce22">
            <text:p>329</text:p>
          </table:table-cell>
          <table:table-cell office:value-type="float" office:value="298.49288299999995" table:style-name="ce22">
            <text:p>298</text:p>
          </table:table-cell>
          <table:table-cell office:value-type="float" office:value="279.65000000000003" table:style-name="ce22">
            <text:p>280</text:p>
          </table:table-cell>
          <table:table-cell office:value-type="float" office:value="252.10270954691759" table:style-name="ce22">
            <text:p>252</text:p>
          </table:table-cell>
          <table:table-cell office:value-type="float" office:value="257.6840660229513" table:style-name="ce22">
            <text:p>258</text:p>
          </table:table-cell>
          <table:table-cell office:value-type="float" office:value="284.57977375916096" table:style-name="ce22">
            <text:p>285</text:p>
          </table:table-cell>
          <table:table-cell office:value-type="float" office:value="282.9981802999709" table:style-name="ce22">
            <text:p>283</text:p>
          </table:table-cell>
          <table:table-cell office:value-type="float" office:value="279.78923917344923" table:style-name="ce22">
            <text:p>280</text:p>
          </table:table-cell>
          <table:table-cell office:value-type="float" office:value="278.22659343102521" table:style-name="ce22">
            <text:p>278</text:p>
          </table:table-cell>
          <table:table-cell office:value-type="float" office:value="178.23944773237943" table:style-name="ce22">
            <text:p>178</text:p>
          </table:table-cell>
          <table:table-cell office:value-type="float" office:value="161.5262493334447" table:style-name="ce22">
            <text:p>162</text:p>
          </table:table-cell>
          <table:table-cell office:value-type="float" office:value="208.289614812" table:style-name="ce22">
            <text:p>208</text:p>
          </table:table-cell>
          <table:table-cell office:value-type="float" office:value="246.25106608799999" table:style-name="ce22">
            <text:p>246</text:p>
          </table:table-cell>
          <table:table-cell office:value-type="float" office:value="196.52090720499999" table:style-name="ce22">
            <text:p>197</text:p>
          </table:table-cell>
          <table:table-cell office:value-type="float" office:value="251.42836872200004" table:style-name="ce22">
            <text:p>251</text:p>
          </table:table-cell>
          <table:table-cell office:value-type="float" office:value="227.16439791132001" table:style-name="ce22">
            <text:p>227</text:p>
          </table:table-cell>
          <table:table-cell office:value-type="float" office:value="269.64388534970004" table:style-name="ce22">
            <text:p>270</text:p>
          </table:table-cell>
          <table:table-cell office:value-type="float" office:value="315.28355640806939" table:style-name="ce22">
            <text:p>315</text:p>
          </table:table-cell>
          <table:table-cell office:value-type="float" office:value="173.10837687670272" table:style-name="ce22">
            <text:p>173</text:p>
          </table:table-cell>
          <table:table-cell office:value-type="float" office:value="149.66328340000001" table:style-name="ce22">
            <text:p>150</text:p>
          </table:table-cell>
          <table:table-cell office:value-type="float" office:value="229.06218417719708" table:style-name="ce22">
            <text:p>229</text:p>
          </table:table-cell>
          <table:table-cell office:value-type="float" office:value="214.26987784216414" table:style-name="ce22">
            <text:p>214</text:p>
          </table:table-cell>
          <table:table-cell office:value-type="float" office:value="210.36850017969877" table:style-name="ce22">
            <text:p>210</text:p>
          </table:table-cell>
          <table:table-cell office:value-type="float" office:value="172.39853384582025" table:style-name="ce22">
            <text:p>172</text:p>
          </table:table-cell>
          <table:table-cell table:style-name="ce47"/>
          <table:table-cell table:style-name="ce32"/>
          <table:table-cell table:number-columns-repeated="16330" table:style-name="ce1"/>
        </table:table-row>
        <table:table-row table:style-name="ro3">
          <table:table-cell table:style-name="ce40"/>
          <table:table-cell office:value-type="string" table:style-name="ce40">
            <text:p>Sugar content %</text:p>
          </table:table-cell>
          <table:table-cell table:number-columns-repeated="2" table:style-name="ce40"/>
          <table:table-cell office:value-type="string" table:style-name="ce145">
            <text:p>. .</text:p>
          </table:table-cell>
          <table:table-cell office:value-type="string" table:style-name="ce145">
            <text:p>. .</text:p>
          </table:table-cell>
          <table:table-cell office:value-type="string" table:style-name="ce145">
            <text:p>. .</text:p>
          </table:table-cell>
          <table:table-cell office:value-type="string" table:style-name="ce145">
            <text:p>. .</text:p>
          </table:table-cell>
          <table:table-cell office:value-type="string" table:style-name="ce145">
            <text:p>. .</text:p>
          </table:table-cell>
          <table:table-cell office:value-type="string" table:style-name="ce145">
            <text:p>. .</text:p>
          </table:table-cell>
          <table:table-cell office:value-type="string" table:style-name="ce145">
            <text:p>. .</text:p>
          </table:table-cell>
          <table:table-cell office:value-type="float" office:value="16.96" table:style-name="ce146">
            <text:p><text:s/>16.96</text:p>
          </table:table-cell>
          <table:table-cell office:value-type="float" office:value="16.489999999999998" table:style-name="ce146">
            <text:p><text:s/>16.49</text:p>
          </table:table-cell>
          <table:table-cell office:value-type="float" office:value="16.29" table:style-name="ce146">
            <text:p><text:s/>16.29</text:p>
          </table:table-cell>
          <table:table-cell office:value-type="float" office:value="16.220000000000002" table:style-name="ce146">
            <text:p><text:s/>16.22</text:p>
          </table:table-cell>
          <table:table-cell office:value-type="float" office:value="16.400000000000002" table:style-name="ce146">
            <text:p><text:s/>16.40</text:p>
          </table:table-cell>
          <table:table-cell office:value-type="float" office:value="17.5" table:style-name="ce146">
            <text:p><text:s/>17.50</text:p>
          </table:table-cell>
          <table:table-cell office:value-type="float" office:value="18.14" table:style-name="ce146">
            <text:p><text:s/>18.14</text:p>
          </table:table-cell>
          <table:table-cell office:value-type="float" office:value="16.78" table:style-name="ce146">
            <text:p><text:s/>16.78</text:p>
          </table:table-cell>
          <table:table-cell office:value-type="float" office:value="17.649999999999999" table:style-name="ce146">
            <text:p><text:s/>17.65</text:p>
          </table:table-cell>
          <table:table-cell office:value-type="float" office:value="17.22" table:style-name="ce146">
            <text:p><text:s/>17.22</text:p>
          </table:table-cell>
          <table:table-cell office:value-type="float" office:value="17.2" table:style-name="ce146">
            <text:p><text:s/>17.20</text:p>
          </table:table-cell>
          <table:table-cell office:value-type="float" office:value="17.489999999999998" table:style-name="ce146">
            <text:p><text:s/>17.49</text:p>
          </table:table-cell>
          <table:table-cell office:value-type="float" office:value="17.010000000000002" table:style-name="ce146">
            <text:p><text:s/>17.01</text:p>
          </table:table-cell>
          <table:table-cell office:value-type="float" office:value="16.84" table:style-name="ce146">
            <text:p><text:s/>16.84</text:p>
          </table:table-cell>
          <table:table-cell office:value-type="float" office:value="16.93" table:style-name="ce146">
            <text:p><text:s/>16.93</text:p>
          </table:table-cell>
          <table:table-cell office:value-type="float" office:value="16.47" table:style-name="ce146">
            <text:p><text:s/>16.47</text:p>
          </table:table-cell>
          <table:table-cell office:value-type="float" office:value="18.04" table:style-name="ce146">
            <text:p><text:s/>18.04</text:p>
          </table:table-cell>
          <table:table-cell office:value-type="float" office:value="17.170000000000002" table:style-name="ce146">
            <text:p><text:s/>17.17</text:p>
          </table:table-cell>
          <table:table-cell office:value-type="float" office:value="17.34" table:style-name="ce146">
            <text:p><text:s/>17.34</text:p>
          </table:table-cell>
          <table:table-cell office:value-type="float" office:value="17.16" table:style-name="ce146">
            <text:p><text:s/>17.16</text:p>
          </table:table-cell>
          <table:table-cell office:value-type="float" office:value="17.100000000000001" table:style-name="ce146">
            <text:p><text:s/>17.10</text:p>
          </table:table-cell>
          <table:table-cell office:value-type="float" office:value="17.16" table:style-name="ce146">
            <text:p><text:s/>17.16</text:p>
          </table:table-cell>
          <table:table-cell office:value-type="float" office:value="17.38" table:style-name="ce146">
            <text:p><text:s/>17.38</text:p>
          </table:table-cell>
          <table:table-cell office:value-type="float" office:value="18.739999999999998" table:style-name="ce146">
            <text:p><text:s/>18.74</text:p>
          </table:table-cell>
          <table:table-cell office:value-type="float" office:value="17.2" table:style-name="ce146">
            <text:p><text:s/>17.20</text:p>
          </table:table-cell>
          <table:table-cell office:value-type="float" office:value="17.2" table:style-name="ce146">
            <text:p><text:s/>17.20</text:p>
          </table:table-cell>
          <table:table-cell office:value-type="float" office:value="16.63" table:style-name="ce146">
            <text:p><text:s/>16.63</text:p>
          </table:table-cell>
          <table:table-cell office:value-type="float" office:value="17.96" table:style-name="ce146">
            <text:p><text:s/>17.96</text:p>
          </table:table-cell>
          <table:table-cell office:value-type="float" office:value="17.649999999999999" table:style-name="ce146">
            <text:p><text:s/>17.65</text:p>
          </table:table-cell>
          <table:table-cell office:value-type="float" office:value="18" table:style-name="ce146">
            <text:p><text:s/>18.00</text:p>
          </table:table-cell>
          <table:table-cell office:value-type="float" office:value="16.869999999999997" table:style-name="ce146">
            <text:p><text:s/>16.87</text:p>
          </table:table-cell>
          <table:table-cell office:value-type="float" office:value="18.440000000000001" table:style-name="ce146">
            <text:p><text:s/>18.44</text:p>
          </table:table-cell>
          <table:table-cell office:value-type="float" office:value="17.02" table:style-name="ce146">
            <text:p><text:s/>17.02</text:p>
          </table:table-cell>
          <table:table-cell office:value-type="float" office:value="17.489999999999998" table:style-name="ce146">
            <text:p><text:s/>17.49</text:p>
          </table:table-cell>
          <table:table-cell office:value-type="float" office:value="17.239999999999998" table:style-name="ce146">
            <text:p><text:s/>17.24</text:p>
          </table:table-cell>
          <table:table-cell office:value-type="float" office:value="17.29" table:style-name="ce146">
            <text:p><text:s/>17.29</text:p>
          </table:table-cell>
          <table:table-cell office:value-type="float" office:value="17.299999999999997" table:style-name="ce146">
            <text:p><text:s/>17.30</text:p>
          </table:table-cell>
          <table:table-cell office:value-type="float" office:value="17.810000000000002" table:style-name="ce146">
            <text:p><text:s/>17.81</text:p>
          </table:table-cell>
          <table:table-cell office:value-type="float" office:value="17.86" table:style-name="ce146">
            <text:p><text:s/>17.86</text:p>
          </table:table-cell>
          <table:table-cell office:value-type="float" office:value="16.84" table:style-name="ce146">
            <text:p><text:s/>16.84</text:p>
          </table:table-cell>
          <table:table-cell office:value-type="float" office:value="16.248348072007584" table:style-name="ce146">
            <text:p><text:s/>16.25</text:p>
          </table:table-cell>
          <table:table-cell table:style-name="ce47"/>
          <table:table-cell table:style-name="ce32"/>
          <table:table-cell table:number-columns-repeated="16330" table:style-name="ce1"/>
        </table:table-row>
        <table:table-row table:style-name="ro3">
          <table:table-cell office:value-type="string" table:style-name="ce147">
            <text:p>Prices (average market price (£ per adjusted tonne) (a)<text:s/></text:p>
          </table:table-cell>
          <table:table-cell table:number-columns-repeated="3" table:style-name="ce148"/>
          <table:table-cell office:value-type="string" table:style-name="ce149">
            <text:p>. .</text:p>
          </table:table-cell>
          <table:table-cell office:value-type="string" table:style-name="ce149">
            <text:p>. .</text:p>
          </table:table-cell>
          <table:table-cell office:value-type="string" table:style-name="ce149">
            <text:p>. .</text:p>
          </table:table-cell>
          <table:table-cell office:value-type="string" table:style-name="ce149">
            <text:p>. .</text:p>
          </table:table-cell>
          <table:table-cell office:value-type="string" table:style-name="ce149">
            <text:p>. .</text:p>
          </table:table-cell>
          <table:table-cell office:value-type="string" table:style-name="ce149">
            <text:p>. .</text:p>
          </table:table-cell>
          <table:table-cell office:value-type="string" table:style-name="ce149">
            <text:p>. .</text:p>
          </table:table-cell>
          <table:table-cell office:value-type="string" table:style-name="ce149">
            <text:p>. .</text:p>
          </table:table-cell>
          <table:table-cell office:value-type="string" table:style-name="ce149">
            <text:p>. .</text:p>
          </table:table-cell>
          <table:table-cell office:value-type="string" table:style-name="ce149">
            <text:p>. .</text:p>
          </table:table-cell>
          <table:table-cell office:value-type="string" table:style-name="ce149">
            <text:p>. .</text:p>
          </table:table-cell>
          <table:table-cell office:value-type="string" table:style-name="ce149">
            <text:p>. .</text:p>
          </table:table-cell>
          <table:table-cell office:value-type="float" office:value="28.59" table:style-name="ce150">
            <text:p><text:s text:c="2"/>28.6</text:p>
          </table:table-cell>
          <table:table-cell office:value-type="float" office:value="25.85" table:style-name="ce150">
            <text:p><text:s text:c="2"/>25.9</text:p>
          </table:table-cell>
          <table:table-cell office:value-type="float" office:value="29.01" table:style-name="ce150">
            <text:p><text:s text:c="2"/>29.0</text:p>
          </table:table-cell>
          <table:table-cell office:value-type="float" office:value="28.56" table:style-name="ce150">
            <text:p><text:s text:c="2"/>28.6</text:p>
          </table:table-cell>
          <table:table-cell office:value-type="float" office:value="31.33" table:style-name="ce150">
            <text:p><text:s text:c="2"/>31.3</text:p>
          </table:table-cell>
          <table:table-cell office:value-type="float" office:value="34.869999999999997" table:style-name="ce150">
            <text:p><text:s text:c="2"/>34.9</text:p>
          </table:table-cell>
          <table:table-cell office:value-type="float" office:value="35.61" table:style-name="ce150">
            <text:p><text:s text:c="2"/>35.6</text:p>
          </table:table-cell>
          <table:table-cell office:value-type="float" office:value="38.07" table:style-name="ce150">
            <text:p><text:s text:c="2"/>38.1</text:p>
          </table:table-cell>
          <table:table-cell office:value-type="float" office:value="36.51" table:style-name="ce150">
            <text:p><text:s text:c="2"/>36.5</text:p>
          </table:table-cell>
          <table:table-cell office:value-type="float" office:value="39.299999999999997" table:style-name="ce150">
            <text:p><text:s text:c="2"/>39.3</text:p>
          </table:table-cell>
          <table:table-cell office:value-type="float" office:value="42.1" table:style-name="ce150">
            <text:p><text:s text:c="2"/>42.1</text:p>
          </table:table-cell>
          <table:table-cell office:value-type="float" office:value="34.380000000000003" table:style-name="ce150">
            <text:p><text:s text:c="2"/>34.4</text:p>
          </table:table-cell>
          <table:table-cell office:value-type="float" office:value="29.69" table:style-name="ce150">
            <text:p><text:s text:c="2"/>29.7</text:p>
          </table:table-cell>
          <table:table-cell office:value-type="float" office:value="29.842349953635779" table:style-name="ce150">
            <text:p><text:s text:c="2"/>29.8</text:p>
          </table:table-cell>
          <table:table-cell office:value-type="float" office:value="26.421625654174978" table:style-name="ce150">
            <text:p><text:s text:c="2"/>26.4</text:p>
          </table:table-cell>
          <table:table-cell office:value-type="float" office:value="27.766924402515581" table:style-name="ce150">
            <text:p><text:s text:c="2"/>27.8</text:p>
          </table:table-cell>
          <table:table-cell office:value-type="float" office:value="30.917451541720958" table:style-name="ce150">
            <text:p><text:s text:c="2"/>30.9</text:p>
          </table:table-cell>
          <table:table-cell office:value-type="float" office:value="29.777754243988486" table:style-name="ce150">
            <text:p><text:s text:c="2"/>29.8</text:p>
          </table:table-cell>
          <table:table-cell office:value-type="float" office:value="30.868351991351016" table:style-name="ce150">
            <text:p><text:s text:c="2"/>30.9</text:p>
          </table:table-cell>
          <table:table-cell office:value-type="float" office:value="30.943037977066901" table:style-name="ce150">
            <text:p><text:s text:c="2"/>30.9</text:p>
          </table:table-cell>
          <table:table-cell office:value-type="float" office:value="32.027111251230423" table:style-name="ce150">
            <text:p><text:s text:c="2"/>32.0</text:p>
          </table:table-cell>
          <table:table-cell office:value-type="float" office:value="24.087987340304345" table:style-name="ce150">
            <text:p><text:s text:c="2"/>24.1</text:p>
          </table:table-cell>
          <table:table-cell office:value-type="float" office:value="23.988677600079232" table:style-name="ce150">
            <text:p><text:s text:c="2"/>24.0</text:p>
          </table:table-cell>
          <table:table-cell office:value-type="float" office:value="27.258660789949047" table:style-name="ce150">
            <text:p><text:s text:c="2"/>27.3</text:p>
          </table:table-cell>
          <table:table-cell office:value-type="float" office:value="29.11924579150379" table:style-name="ce150">
            <text:p><text:s text:c="2"/>29.1</text:p>
          </table:table-cell>
          <table:table-cell office:value-type="float" office:value="30.106662332943035" table:style-name="ce150">
            <text:p><text:s text:c="2"/>30.1</text:p>
          </table:table-cell>
          <table:table-cell office:value-type="float" office:value="29.565543579738765" table:style-name="ce150">
            <text:p><text:s text:c="2"/>29.6</text:p>
          </table:table-cell>
          <table:table-cell office:value-type="float" office:value="31.156314676981683" table:style-name="ce150">
            <text:p><text:s text:c="2"/>31.2</text:p>
          </table:table-cell>
          <table:table-cell office:value-type="float" office:value="31.980156239586798" table:style-name="ce150">
            <text:p><text:s text:c="2"/>32.0</text:p>
          </table:table-cell>
          <table:table-cell office:value-type="float" office:value="33.866756997917868" table:style-name="ce150">
            <text:p><text:s text:c="2"/>33.9</text:p>
          </table:table-cell>
          <table:table-cell office:value-type="float" office:value="27.839947648105092" table:style-name="ce150">
            <text:p><text:s text:c="2"/>27.8</text:p>
          </table:table-cell>
          <table:table-cell office:value-type="float" office:value="26.317755109218226" table:style-name="ce150">
            <text:p><text:s text:c="2"/>26.3</text:p>
          </table:table-cell>
          <table:table-cell office:value-type="float" office:value="25.682550974959707" table:style-name="ce150">
            <text:p><text:s text:c="2"/>25.7</text:p>
          </table:table-cell>
          <table:table-cell office:value-type="float" office:value="28.191958286635831" table:style-name="ce150">
            <text:p><text:s text:c="2"/>28.2</text:p>
          </table:table-cell>
          <table:table-cell office:value-type="float" office:value="27.098439644724195" table:style-name="ce150">
            <text:p><text:s text:c="2"/>27.1</text:p>
          </table:table-cell>
          <table:table-cell office:value-type="float" office:value="28.83065381710307" table:style-name="ce150">
            <text:p><text:s text:c="2"/>28.8</text:p>
          </table:table-cell>
          <table:table-cell table:style-name="ce47"/>
          <table:table-cell table:style-name="ce32"/>
          <table:table-cell table:number-columns-repeated="16330"/>
        </table:table-row>
        <table:table-row table:style-name="ro3">
          <table:table-cell office:value-type="string" table:style-name="ce34">
            <text:p>All Sugar (refined basis)</text:p>
          </table:table-cell>
          <table:table-cell table:number-columns-repeated="3" table:style-name="ce2"/>
          <table:table-cell table:number-columns-repeated="12" table:style-name="ce10"/>
          <table:table-cell table:number-columns-repeated="24" table:style-name="ce151"/>
          <table:table-cell table:style-name="ce18"/>
          <table:table-cell table:number-columns-repeated="11" table:style-name="ce21"/>
          <table:table-cell table:style-name="ce47"/>
          <table:table-cell table:style-name="ce32"/>
          <table:table-cell table:number-columns-repeated="16330"/>
        </table:table-row>
        <table:table-row table:style-name="ro3">
          <table:table-cell table:style-name="ce2"/>
          <table:table-cell office:value-type="string" table:style-name="ce2">
            <text:p>Production (b)</text:p>
          </table:table-cell>
          <table:table-cell table:number-columns-repeated="2" table:style-name="ce2"/>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106" table:style-name="ce22">
            <text:p>1,106</text:p>
          </table:table-cell>
          <table:table-cell office:value-type="float" office:value="1092" table:style-name="ce22">
            <text:p>1,092</text:p>
          </table:table-cell>
          <table:table-cell office:value-type="float" office:value="1418" table:style-name="ce22">
            <text:p>1,418</text:p>
          </table:table-cell>
          <table:table-cell office:value-type="float" office:value="1062" table:style-name="ce22">
            <text:p>1,062</text:p>
          </table:table-cell>
          <table:table-cell office:value-type="float" office:value="1314" table:style-name="ce22">
            <text:p>1,314</text:p>
          </table:table-cell>
          <table:table-cell office:value-type="float" office:value="1210" table:style-name="ce22">
            <text:p>1,210</text:p>
          </table:table-cell>
          <table:table-cell office:value-type="float" office:value="1318" table:style-name="ce22">
            <text:p>1,318</text:p>
          </table:table-cell>
          <table:table-cell office:value-type="float" office:value="1226" table:style-name="ce22">
            <text:p>1,226</text:p>
          </table:table-cell>
          <table:table-cell office:value-type="float" office:value="1304" table:style-name="ce22">
            <text:p>1,304</text:p>
          </table:table-cell>
          <table:table-cell office:value-type="float" office:value="1267" table:style-name="ce22">
            <text:p>1,267</text:p>
          </table:table-cell>
          <table:table-cell office:value-type="float" office:value="1241" table:style-name="ce22">
            <text:p>1,241</text:p>
          </table:table-cell>
          <table:table-cell office:value-type="float" office:value="1220" table:style-name="ce22">
            <text:p>1,220</text:p>
          </table:table-cell>
          <table:table-cell office:value-type="float" office:value="1476" table:style-name="ce22">
            <text:p>1,476</text:p>
          </table:table-cell>
          <table:table-cell office:value-type="float" office:value="1436" table:style-name="ce22">
            <text:p>1,436</text:p>
          </table:table-cell>
          <table:table-cell office:value-type="float" office:value="1262" table:style-name="ce22">
            <text:p>1,262</text:p>
          </table:table-cell>
          <table:table-cell office:value-type="float" office:value="1220" table:style-name="ce22">
            <text:p>1,220</text:p>
          </table:table-cell>
          <table:table-cell office:value-type="float" office:value="1477" table:style-name="ce22">
            <text:p>1,477</text:p>
          </table:table-cell>
          <table:table-cell office:value-type="float" office:value="1592" table:style-name="ce22">
            <text:p>1,592</text:p>
          </table:table-cell>
          <table:table-cell office:value-type="float" office:value="1439" table:style-name="ce22">
            <text:p>1,439</text:p>
          </table:table-cell>
          <table:table-cell office:value-type="float" office:value="1548" table:style-name="ce22">
            <text:p>1,548</text:p>
          </table:table-cell>
          <table:table-cell office:value-type="float" office:value="1325" table:style-name="ce22">
            <text:p>1,325</text:p>
          </table:table-cell>
          <table:table-cell office:value-type="float" office:value="1222" table:style-name="ce22">
            <text:p>1,222</text:p>
          </table:table-cell>
          <table:table-cell office:value-type="float" office:value="1430" table:style-name="ce22">
            <text:p>1,430</text:p>
          </table:table-cell>
          <table:table-cell office:value-type="float" office:value="1368" table:style-name="ce22">
            <text:p>1,368</text:p>
          </table:table-cell>
          <table:table-cell office:value-type="float" office:value="1390" table:style-name="ce22">
            <text:p>1,390</text:p>
          </table:table-cell>
          <table:table-cell office:value-type="float" office:value="1341" table:style-name="ce22">
            <text:p>1,341</text:p>
          </table:table-cell>
          <table:table-cell office:value-type="float" office:value="1157.4269999999999" table:style-name="ce22">
            <text:p>1,157</text:p>
          </table:table-cell>
          <table:table-cell office:value-type="float" office:value="1049.248" table:style-name="ce22">
            <text:p>1,049</text:p>
          </table:table-cell>
          <table:table-cell office:value-type="float" office:value="1191.654" table:style-name="ce22">
            <text:p>1,192</text:p>
          </table:table-cell>
          <table:table-cell office:value-type="float" office:value="1280" table:style-name="ce22">
            <text:p>1,280</text:p>
          </table:table-cell>
          <table:table-cell office:value-type="float" office:value="994.79099999999994" table:style-name="ce22">
            <text:p>995</text:p>
          </table:table-cell>
          <table:table-cell office:value-type="float" office:value="1315" table:style-name="ce22">
            <text:p>1,315</text:p>
          </table:table-cell>
          <table:table-cell office:value-type="float" office:value="1144" table:style-name="ce22">
            <text:p>1,144</text:p>
          </table:table-cell>
          <table:table-cell office:value-type="float" office:value="1323.5189999999998" table:style-name="ce22">
            <text:p>1,324</text:p>
          </table:table-cell>
          <table:table-cell office:value-type="float" office:value="1446" table:style-name="ce22">
            <text:p>1,446</text:p>
          </table:table-cell>
          <table:table-cell office:value-type="float" office:value="977.7" table:style-name="ce22">
            <text:p>978</text:p>
          </table:table-cell>
          <table:table-cell office:value-type="float" office:value="897" table:style-name="ce22">
            <text:p>897</text:p>
          </table:table-cell>
          <table:table-cell office:value-type="float" office:value="1363.5459999999998" table:style-name="ce22">
            <text:p>1,364</text:p>
          </table:table-cell>
          <table:table-cell office:value-type="float" office:value="1148.115" table:style-name="ce22">
            <text:p>1,148</text:p>
          </table:table-cell>
          <table:table-cell office:value-type="float" office:value="1188.8000000000002" table:style-name="ce22">
            <text:p>1,189</text:p>
          </table:table-cell>
          <table:table-cell office:value-type="float" office:value="905.53600000000006" table:style-name="ce22">
            <text:p>906</text:p>
          </table:table-cell>
          <table:table-cell table:style-name="ce47"/>
          <table:table-cell table:style-name="ce32"/>
          <table:table-cell table:number-columns-repeated="16330"/>
        </table:table-row>
        <table:table-row table:style-name="ro3">
          <table:table-cell table:style-name="ce2"/>
          <table:table-cell office:value-type="string" table:style-name="ce2">
            <text:p>Imports from:<text:s/></text:p>
          </table:table-cell>
          <table:table-cell table:style-name="ce2"/>
          <table:table-cell office:value-type="string" table:style-name="ce2">
            <text:p>The EU</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340" table:style-name="ce22">
            <text:p>1,340</text:p>
          </table:table-cell>
          <table:table-cell office:value-type="float" office:value="1151" table:style-name="ce22">
            <text:p>1,151</text:p>
          </table:table-cell>
          <table:table-cell office:value-type="float" office:value="1215" table:style-name="ce22">
            <text:p>1,215</text:p>
          </table:table-cell>
          <table:table-cell office:value-type="float" office:value="1295" table:style-name="ce22">
            <text:p>1,295</text:p>
          </table:table-cell>
          <table:table-cell office:value-type="float" office:value="126" table:style-name="ce22">
            <text:p>126</text:p>
          </table:table-cell>
          <table:table-cell office:value-type="float" office:value="105" table:style-name="ce22">
            <text:p>105</text:p>
          </table:table-cell>
          <table:table-cell office:value-type="float" office:value="131" table:style-name="ce22">
            <text:p>131</text:p>
          </table:table-cell>
          <table:table-cell office:value-type="float" office:value="93" table:style-name="ce22">
            <text:p>93</text:p>
          </table:table-cell>
          <table:table-cell office:value-type="float" office:value="117.79055287999999" table:style-name="ce22">
            <text:p>118</text:p>
          </table:table-cell>
          <table:table-cell office:value-type="float" office:value="116.95193659999998" table:style-name="ce22">
            <text:p>117</text:p>
          </table:table-cell>
          <table:table-cell office:value-type="float" office:value="151.14392355999999" table:style-name="ce22">
            <text:p>151</text:p>
          </table:table-cell>
          <table:table-cell office:value-type="float" office:value="133.32845664000001" table:style-name="ce22">
            <text:p>133</text:p>
          </table:table-cell>
          <table:table-cell office:value-type="float" office:value="135.26827479999997" table:style-name="ce22">
            <text:p>135</text:p>
          </table:table-cell>
          <table:table-cell office:value-type="float" office:value="93.324206320000002" table:style-name="ce22">
            <text:p>93</text:p>
          </table:table-cell>
          <table:table-cell office:value-type="float" office:value="110.51347416000002" table:style-name="ce22">
            <text:p>111</text:p>
          </table:table-cell>
          <table:table-cell office:value-type="float" office:value="88.319378560000004" table:style-name="ce22">
            <text:p>88</text:p>
          </table:table-cell>
          <table:table-cell office:value-type="float" office:value="77.754925040000046" table:style-name="ce22">
            <text:p>78</text:p>
          </table:table-cell>
          <table:table-cell office:value-type="float" office:value="125.29964712" table:style-name="ce22">
            <text:p>125</text:p>
          </table:table-cell>
          <table:table-cell office:value-type="float" office:value="156.44375991999999" table:style-name="ce22">
            <text:p>156</text:p>
          </table:table-cell>
          <table:table-cell office:value-type="float" office:value="127.90678080000004" table:style-name="ce22">
            <text:p>128</text:p>
          </table:table-cell>
          <table:table-cell office:value-type="float" office:value="142.96807107999993" table:style-name="ce22">
            <text:p>143</text:p>
          </table:table-cell>
          <table:table-cell office:value-type="float" office:value="120.57533531999998" table:style-name="ce22">
            <text:p>121</text:p>
          </table:table-cell>
          <table:table-cell office:value-type="float" office:value="118.31360256000006" table:style-name="ce22">
            <text:p>118</text:p>
          </table:table-cell>
          <table:table-cell office:value-type="float" office:value="121.64764856000005" table:style-name="ce22">
            <text:p>122</text:p>
          </table:table-cell>
          <table:table-cell office:value-type="float" office:value="131.26546772" table:style-name="ce22">
            <text:p>131</text:p>
          </table:table-cell>
          <table:table-cell office:value-type="float" office:value="221.4623184400001" table:style-name="ce22">
            <text:p>221</text:p>
          </table:table-cell>
          <table:table-cell office:value-type="float" office:value="233.69546887999994" table:style-name="ce22">
            <text:p>234</text:p>
          </table:table-cell>
          <table:table-cell office:value-type="float" office:value="197.23630940000015" table:style-name="ce22">
            <text:p>197</text:p>
          </table:table-cell>
          <table:table-cell office:value-type="float" office:value="219.52805680000003" table:style-name="ce22">
            <text:p>220</text:p>
          </table:table-cell>
          <table:table-cell office:value-type="float" office:value="246.11897195999975" table:style-name="ce22">
            <text:p>246</text:p>
          </table:table-cell>
          <table:table-cell office:value-type="float" office:value="403.63515448000021" table:style-name="ce22">
            <text:p>404</text:p>
          </table:table-cell>
          <table:table-cell office:value-type="float" office:value="396.15266687999986" table:style-name="ce22">
            <text:p>396</text:p>
          </table:table-cell>
          <table:table-cell office:value-type="float" office:value="406.06623952000098" table:style-name="ce22">
            <text:p>406</text:p>
          </table:table-cell>
          <table:table-cell office:value-type="float" office:value="422.57189824" table:style-name="ce22">
            <text:p>423</text:p>
          </table:table-cell>
          <table:table-cell office:value-type="float" office:value="476.11820508000005" table:style-name="ce22">
            <text:p>476</text:p>
          </table:table-cell>
          <table:table-cell office:value-type="float" office:value="585.75863875999983" table:style-name="ce22">
            <text:p>586</text:p>
          </table:table-cell>
          <table:table-cell office:value-type="float" office:value="402.31595299999992" table:style-name="ce22">
            <text:p>402</text:p>
          </table:table-cell>
          <table:table-cell office:value-type="float" office:value="529.53733051999995" table:style-name="ce22">
            <text:p>530</text:p>
          </table:table-cell>
          <table:table-cell office:value-type="float" office:value="526.01930112000014" table:style-name="ce22">
            <text:p>526</text:p>
          </table:table-cell>
          <table:table-cell office:value-type="float" office:value="514.05273555999975" table:style-name="ce22">
            <text:p>514</text:p>
          </table:table-cell>
          <table:table-cell office:value-type="float" office:value="270.77652039999992" table:style-name="ce22">
            <text:p>271</text:p>
          </table:table-cell>
          <table:table-cell table:style-name="ce47"/>
          <table:table-cell table:style-name="ce32"/>
          <table:table-cell table:number-columns-repeated="16330"/>
        </table:table-row>
        <table:table-row table:style-name="ro3">
          <table:table-cell table:style-name="ce2"/>
          <table:table-cell table:style-name="ce50"/>
          <table:table-cell table:style-name="ce2"/>
          <table:table-cell office:value-type="string" table:style-name="ce2">
            <text:p>The rest of the world</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1413" table:style-name="ce22">
            <text:p>1,413</text:p>
          </table:table-cell>
          <table:table-cell office:value-type="float" office:value="1198" table:style-name="ce22">
            <text:p>1,198</text:p>
          </table:table-cell>
          <table:table-cell office:value-type="float" office:value="1124" table:style-name="ce22">
            <text:p>1,124</text:p>
          </table:table-cell>
          <table:table-cell office:value-type="float" office:value="1084" table:style-name="ce22">
            <text:p>1,084</text:p>
          </table:table-cell>
          <table:table-cell office:value-type="float" office:value="1137.2913067999998" table:style-name="ce22">
            <text:p>1,137</text:p>
          </table:table-cell>
          <table:table-cell office:value-type="float" office:value="1153.4737521600002" table:style-name="ce22">
            <text:p>1,153</text:p>
          </table:table-cell>
          <table:table-cell office:value-type="float" office:value="1092.9988618000002" table:style-name="ce22">
            <text:p>1,093</text:p>
          </table:table-cell>
          <table:table-cell office:value-type="float" office:value="1110.1652639200001" table:style-name="ce22">
            <text:p>1,110</text:p>
          </table:table-cell>
          <table:table-cell office:value-type="float" office:value="1199.7354325599999" table:style-name="ce22">
            <text:p>1,200</text:p>
          </table:table-cell>
          <table:table-cell office:value-type="float" office:value="1102.3183252000003" table:style-name="ce22">
            <text:p>1,102</text:p>
          </table:table-cell>
          <table:table-cell office:value-type="float" office:value="1129.6718409600001" table:style-name="ce22">
            <text:p>1,130</text:p>
          </table:table-cell>
          <table:table-cell office:value-type="float" office:value="1106.3200948799997" table:style-name="ce22">
            <text:p>1,106</text:p>
          </table:table-cell>
          <table:table-cell office:value-type="float" office:value="1132.2541955600004" table:style-name="ce22">
            <text:p>1,132</text:p>
          </table:table-cell>
          <table:table-cell office:value-type="float" office:value="1133.3674600400002" table:style-name="ce22">
            <text:p>1,133</text:p>
          </table:table-cell>
          <table:table-cell office:value-type="float" office:value="1178.2558176400003" table:style-name="ce22">
            <text:p>1,178</text:p>
          </table:table-cell>
          <table:table-cell office:value-type="float" office:value="1125.62140088" table:style-name="ce22">
            <text:p>1,126</text:p>
          </table:table-cell>
          <table:table-cell office:value-type="float" office:value="1100.7670970800004" table:style-name="ce22">
            <text:p>1,101</text:p>
          </table:table-cell>
          <table:table-cell office:value-type="float" office:value="1118.2618661200006" table:style-name="ce22">
            <text:p>1,118</text:p>
          </table:table-cell>
          <table:table-cell office:value-type="float" office:value="1104.3620948400001" table:style-name="ce22">
            <text:p>1,104</text:p>
          </table:table-cell>
          <table:table-cell office:value-type="float" office:value="1007.7065063199996" table:style-name="ce22">
            <text:p>1,008</text:p>
          </table:table-cell>
          <table:table-cell office:value-type="float" office:value="1140.0012942799995" table:style-name="ce22">
            <text:p>1,140</text:p>
          </table:table-cell>
          <table:table-cell office:value-type="float" office:value="1104.3769732400006" table:style-name="ce22">
            <text:p>1,104</text:p>
          </table:table-cell>
          <table:table-cell office:value-type="float" office:value="1098.6098568400005" table:style-name="ce22">
            <text:p>1,099</text:p>
          </table:table-cell>
          <table:table-cell office:value-type="float" office:value="1108.6230863999979" table:style-name="ce22">
            <text:p>1,109</text:p>
          </table:table-cell>
          <table:table-cell office:value-type="float" office:value="1185.7932482399997" table:style-name="ce22">
            <text:p>1,186</text:p>
          </table:table-cell>
          <table:table-cell office:value-type="float" office:value="1090.6336599999993" table:style-name="ce22">
            <text:p>1,091</text:p>
          </table:table-cell>
          <table:table-cell office:value-type="float" office:value="926.44555355999967" table:style-name="ce22">
            <text:p>926</text:p>
          </table:table-cell>
          <table:table-cell office:value-type="float" office:value="832.32594535999954" table:style-name="ce22">
            <text:p>832</text:p>
          </table:table-cell>
          <table:table-cell office:value-type="float" office:value="648.39677572000005" table:style-name="ce22">
            <text:p>648</text:p>
          </table:table-cell>
          <table:table-cell office:value-type="float" office:value="691.01933724000003" table:style-name="ce22">
            <text:p>691</text:p>
          </table:table-cell>
          <table:table-cell office:value-type="float" office:value="698.75464512000008" table:style-name="ce22">
            <text:p>699</text:p>
          </table:table-cell>
          <table:table-cell office:value-type="float" office:value="545.66964632000008" table:style-name="ce22">
            <text:p>546</text:p>
          </table:table-cell>
          <table:table-cell office:value-type="float" office:value="601.49608420000004" table:style-name="ce22">
            <text:p>601</text:p>
          </table:table-cell>
          <table:table-cell office:value-type="float" office:value="457.78581236000002" table:style-name="ce22">
            <text:p>458</text:p>
          </table:table-cell>
          <table:table-cell office:value-type="float" office:value="421.56748440000013" table:style-name="ce22">
            <text:p>422</text:p>
          </table:table-cell>
          <table:table-cell office:value-type="float" office:value="430.46392444000003" table:style-name="ce22">
            <text:p>430</text:p>
          </table:table-cell>
          <table:table-cell office:value-type="float" office:value="427.81690508000008" table:style-name="ce22">
            <text:p>428</text:p>
          </table:table-cell>
          <table:table-cell table:style-name="ce47"/>
          <table:table-cell table:style-name="ce32"/>
          <table:table-cell table:number-columns-repeated="16330"/>
        </table:table-row>
        <table:table-row table:style-name="ro3">
          <table:table-cell table:style-name="ce2"/>
          <table:table-cell office:value-type="string" table:style-name="ce2">
            <text:p>Exports to:<text:s text:c="4"/></text:p>
          </table:table-cell>
          <table:table-cell table:style-name="ce2"/>
          <table:table-cell office:value-type="string" table:style-name="ce2">
            <text:p>The EU</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94" table:style-name="ce22">
            <text:p>94</text:p>
          </table:table-cell>
          <table:table-cell office:value-type="float" office:value="120" table:style-name="ce22">
            <text:p>120</text:p>
          </table:table-cell>
          <table:table-cell office:value-type="float" office:value="150" table:style-name="ce22">
            <text:p>150</text:p>
          </table:table-cell>
          <table:table-cell office:value-type="float" office:value="316" table:style-name="ce22">
            <text:p>316</text:p>
          </table:table-cell>
          <table:table-cell office:value-type="float" office:value="14" table:style-name="ce22">
            <text:p>14</text:p>
          </table:table-cell>
          <table:table-cell office:value-type="float" office:value="22" table:style-name="ce22">
            <text:p>22</text:p>
          </table:table-cell>
          <table:table-cell office:value-type="float" office:value="37" table:style-name="ce22">
            <text:p>37</text:p>
          </table:table-cell>
          <table:table-cell office:value-type="float" office:value="40" table:style-name="ce22">
            <text:p>40</text:p>
          </table:table-cell>
          <table:table-cell office:value-type="float" office:value="63.247403519999992" table:style-name="ce22">
            <text:p>63</text:p>
          </table:table-cell>
          <table:table-cell office:value-type="float" office:value="78.085251400000004" table:style-name="ce22">
            <text:p>78</text:p>
          </table:table-cell>
          <table:table-cell office:value-type="float" office:value="36.494253119999996" table:style-name="ce22">
            <text:p>36</text:p>
          </table:table-cell>
          <table:table-cell office:value-type="float" office:value="63.469976560000006" table:style-name="ce22">
            <text:p>63</text:p>
          </table:table-cell>
          <table:table-cell office:value-type="float" office:value="110.48050927999995" table:style-name="ce22">
            <text:p>110</text:p>
          </table:table-cell>
          <table:table-cell office:value-type="float" office:value="72.785775360000002" table:style-name="ce22">
            <text:p>73</text:p>
          </table:table-cell>
          <table:table-cell office:value-type="float" office:value="32.601605920000004" table:style-name="ce22">
            <text:p>33</text:p>
          </table:table-cell>
          <table:table-cell office:value-type="float" office:value="93.950105759999985" table:style-name="ce22">
            <text:p>94</text:p>
          </table:table-cell>
          <table:table-cell office:value-type="float" office:value="89.650690240000046" table:style-name="ce22">
            <text:p>90</text:p>
          </table:table-cell>
          <table:table-cell office:value-type="float" office:value="112.93233628000003" table:style-name="ce22">
            <text:p>113</text:p>
          </table:table-cell>
          <table:table-cell office:value-type="float" office:value="164.5705806" table:style-name="ce22">
            <text:p>165</text:p>
          </table:table-cell>
          <table:table-cell office:value-type="float" office:value="108.41650484000007" table:style-name="ce22">
            <text:p>108</text:p>
          </table:table-cell>
          <table:table-cell office:value-type="float" office:value="119.92414412000012" table:style-name="ce22">
            <text:p>120</text:p>
          </table:table-cell>
          <table:table-cell office:value-type="float" office:value="132.8844851599998" table:style-name="ce22">
            <text:p>133</text:p>
          </table:table-cell>
          <table:table-cell office:value-type="float" office:value="126.87328907999998" table:style-name="ce22">
            <text:p>127</text:p>
          </table:table-cell>
          <table:table-cell office:value-type="float" office:value="132.07229367999992" table:style-name="ce22">
            <text:p>132</text:p>
          </table:table-cell>
          <table:table-cell office:value-type="float" office:value="159.29567916000011" table:style-name="ce22">
            <text:p>159</text:p>
          </table:table-cell>
          <table:table-cell office:value-type="float" office:value="125.4551886400001" table:style-name="ce22">
            <text:p>125</text:p>
          </table:table-cell>
          <table:table-cell office:value-type="float" office:value="183.47497352000025" table:style-name="ce22">
            <text:p>183</text:p>
          </table:table-cell>
          <table:table-cell office:value-type="float" office:value="414.24505624000005" table:style-name="ce22">
            <text:p>414</text:p>
          </table:table-cell>
          <table:table-cell office:value-type="float" office:value="461.90860847999988" table:style-name="ce22">
            <text:p>462</text:p>
          </table:table-cell>
          <table:table-cell office:value-type="float" office:value="386.98138948000013" table:style-name="ce22">
            <text:p>387</text:p>
          </table:table-cell>
          <table:table-cell office:value-type="float" office:value="225.30242640000014" table:style-name="ce22">
            <text:p>225</text:p>
          </table:table-cell>
          <table:table-cell office:value-type="float" office:value="153.82533716000017" table:style-name="ce22">
            <text:p>154</text:p>
          </table:table-cell>
          <table:table-cell office:value-type="float" office:value="162.86090271999899" table:style-name="ce22">
            <text:p>163</text:p>
          </table:table-cell>
          <table:table-cell office:value-type="float" office:value="135.41679696" table:style-name="ce22">
            <text:p>135</text:p>
          </table:table-cell>
          <table:table-cell office:value-type="float" office:value="231.54087955999995" table:style-name="ce22">
            <text:p>232</text:p>
          </table:table-cell>
          <table:table-cell office:value-type="float" office:value="258.33559856000005" table:style-name="ce22">
            <text:p>258</text:p>
          </table:table-cell>
          <table:table-cell office:value-type="float" office:value="223.52005892000005" table:style-name="ce22">
            <text:p>224</text:p>
          </table:table-cell>
          <table:table-cell office:value-type="float" office:value="157.30277095999989" table:style-name="ce22">
            <text:p>157</text:p>
          </table:table-cell>
          <table:table-cell office:value-type="float" office:value="236.3011473200001" table:style-name="ce22">
            <text:p>236</text:p>
          </table:table-cell>
          <table:table-cell office:value-type="float" office:value="179.91872744" table:style-name="ce22">
            <text:p>180</text:p>
          </table:table-cell>
          <table:table-cell office:value-type="float" office:value="91.394642839999989" table:style-name="ce22">
            <text:p>91</text:p>
          </table:table-cell>
          <table:table-cell table:style-name="ce47"/>
          <table:table-cell table:style-name="ce32"/>
          <table:table-cell table:number-columns-repeated="16330"/>
        </table:table-row>
        <table:table-row table:style-name="ro3">
          <table:table-cell table:style-name="ce2"/>
          <table:table-cell table:style-name="ce50"/>
          <table:table-cell table:style-name="ce2"/>
          <table:table-cell office:value-type="string" table:style-name="ce2">
            <text:p>The rest of the world</text:p>
          </table:table-cell>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244" table:style-name="ce22">
            <text:p>244</text:p>
          </table:table-cell>
          <table:table-cell office:value-type="float" office:value="322" table:style-name="ce22">
            <text:p>322</text:p>
          </table:table-cell>
          <table:table-cell office:value-type="float" office:value="136" table:style-name="ce22">
            <text:p>136</text:p>
          </table:table-cell>
          <table:table-cell office:value-type="float" office:value="288" table:style-name="ce22">
            <text:p>288</text:p>
          </table:table-cell>
          <table:table-cell office:value-type="float" office:value="227.04562060000012" table:style-name="ce22">
            <text:p>227</text:p>
          </table:table-cell>
          <table:table-cell office:value-type="float" office:value="277.19170436000024" table:style-name="ce22">
            <text:p>277</text:p>
          </table:table-cell>
          <table:table-cell office:value-type="float" office:value="287.91012008000001" table:style-name="ce22">
            <text:p>288</text:p>
          </table:table-cell>
          <table:table-cell office:value-type="float" office:value="172.41061328000001" table:style-name="ce22">
            <text:p>172</text:p>
          </table:table-cell>
          <table:table-cell office:value-type="float" office:value="234.34947512000005" table:style-name="ce22">
            <text:p>234</text:p>
          </table:table-cell>
          <table:table-cell office:value-type="float" office:value="386.37357543999991" table:style-name="ce22">
            <text:p>386</text:p>
          </table:table-cell>
          <table:table-cell office:value-type="float" office:value="476.01697444000007" table:style-name="ce22">
            <text:p>476</text:p>
          </table:table-cell>
          <table:table-cell office:value-type="float" office:value="403.11519007999993" table:style-name="ce22">
            <text:p>403</text:p>
          </table:table-cell>
          <table:table-cell office:value-type="float" office:value="257.16019488000012" table:style-name="ce22">
            <text:p>257</text:p>
          </table:table-cell>
          <table:table-cell office:value-type="float" office:value="470.45284483999961" table:style-name="ce22">
            <text:p>470</text:p>
          </table:table-cell>
          <table:table-cell office:value-type="float" office:value="607.11294480000038" table:style-name="ce22">
            <text:p>607</text:p>
          </table:table-cell>
          <table:table-cell office:value-type="float" office:value="508.45747239999912" table:style-name="ce22">
            <text:p>508</text:p>
          </table:table-cell>
          <table:table-cell office:value-type="float" office:value="577.56698691999929" table:style-name="ce22">
            <text:p>578</text:p>
          </table:table-cell>
          <table:table-cell office:value-type="float" office:value="496.08276199999904" table:style-name="ce22">
            <text:p>496</text:p>
          </table:table-cell>
          <table:table-cell office:value-type="float" office:value="328.51888804000015" table:style-name="ce22">
            <text:p>329</text:p>
          </table:table-cell>
          <table:table-cell office:value-type="float" office:value="564.92304212000079" table:style-name="ce22">
            <text:p>565</text:p>
          </table:table-cell>
          <table:table-cell office:value-type="float" office:value="628.34130316000073" table:style-name="ce22">
            <text:p>628</text:p>
          </table:table-cell>
          <table:table-cell office:value-type="float" office:value="662.74041223999961" table:style-name="ce22">
            <text:p>663</text:p>
          </table:table-cell>
          <table:table-cell office:value-type="float" office:value="678.79829904000007" table:style-name="ce22">
            <text:p>679</text:p>
          </table:table-cell>
          <table:table-cell office:value-type="float" office:value="142.47772912000002" table:style-name="ce22">
            <text:p>142</text:p>
          </table:table-cell>
          <table:table-cell office:value-type="float" office:value="137.50596919999992" table:style-name="ce22">
            <text:p>138</text:p>
          </table:table-cell>
          <table:table-cell office:value-type="float" office:value="148.70041596000002" table:style-name="ce22">
            <text:p>149</text:p>
          </table:table-cell>
          <table:table-cell office:value-type="float" office:value="285.12803984000021" table:style-name="ce22">
            <text:p>285</text:p>
          </table:table-cell>
          <table:table-cell office:value-type="float" office:value="154.29022023999994" table:style-name="ce22">
            <text:p>154</text:p>
          </table:table-cell>
          <table:table-cell office:value-type="float" office:value="93.046171919999907" table:style-name="ce22">
            <text:p>93</text:p>
          </table:table-cell>
          <table:table-cell office:value-type="float" office:value="97.738363919999998" table:style-name="ce22">
            <text:p>98</text:p>
          </table:table-cell>
          <table:table-cell office:value-type="float" office:value="93.529838119999965" table:style-name="ce22">
            <text:p>94</text:p>
          </table:table-cell>
          <table:table-cell office:value-type="float" office:value="74.882937279999965" table:style-name="ce22">
            <text:p>75</text:p>
          </table:table-cell>
          <table:table-cell office:value-type="float" office:value="45.50912619999999" table:style-name="ce22">
            <text:p>46</text:p>
          </table:table-cell>
          <table:table-cell office:value-type="float" office:value="46.298149000000024" table:style-name="ce22">
            <text:p>46</text:p>
          </table:table-cell>
          <table:table-cell office:value-type="float" office:value="125.33998640000003" table:style-name="ce22">
            <text:p>125</text:p>
          </table:table-cell>
          <table:table-cell office:value-type="float" office:value="67.678618320000027" table:style-name="ce22">
            <text:p>68</text:p>
          </table:table-cell>
          <table:table-cell office:value-type="float" office:value="69.920351879999998" table:style-name="ce22">
            <text:p>70</text:p>
          </table:table-cell>
          <table:table-cell table:style-name="ce47"/>
          <table:table-cell table:style-name="ce32"/>
          <table:table-cell table:number-columns-repeated="16330" table:style-name="ce1"/>
        </table:table-row>
        <table:table-row table:style-name="ro3">
          <table:table-cell table:style-name="ce2"/>
          <table:table-cell office:value-type="string" table:style-name="ce2">
            <text:p>Total new supply</text:p>
          </table:table-cell>
          <table:table-cell table:number-columns-repeated="2" table:style-name="ce2"/>
          <table:table-cell office:value-type="string" table:style-name="ce58">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string" table:style-name="ce46">
            <text:p>. .</text:p>
          </table:table-cell>
          <table:table-cell office:value-type="float" office:value="2352" table:style-name="ce22">
            <text:p>2,352</text:p>
          </table:table-cell>
          <table:table-cell office:value-type="float" office:value="2123" table:style-name="ce22">
            <text:p>2,123</text:p>
          </table:table-cell>
          <table:table-cell office:value-type="float" office:value="2483" table:style-name="ce22">
            <text:p>2,483</text:p>
          </table:table-cell>
          <table:table-cell office:value-type="float" office:value="2041" table:style-name="ce22">
            <text:p>2,041</text:p>
          </table:table-cell>
          <table:table-cell office:value-type="float" office:value="2595" table:style-name="ce22">
            <text:p>2,595</text:p>
          </table:table-cell>
          <table:table-cell office:value-type="float" office:value="2169" table:style-name="ce22">
            <text:p>2,169</text:p>
          </table:table-cell>
          <table:table-cell office:value-type="float" office:value="2400" table:style-name="ce22">
            <text:p>2,400</text:p>
          </table:table-cell>
          <table:table-cell office:value-type="float" office:value="2075" table:style-name="ce22">
            <text:p>2,075</text:p>
          </table:table-cell>
          <table:table-cell office:value-type="float" office:value="2268.7888355599998" table:style-name="ce22">
            <text:p>2,269</text:p>
          </table:table-cell>
          <table:table-cell office:value-type="float" office:value="2182.148733" table:style-name="ce22">
            <text:p>2,182</text:p>
          </table:table-cell>
          <table:table-cell office:value-type="float" office:value="2160.7384121600003" table:style-name="ce22">
            <text:p>2,161</text:p>
          </table:table-cell>
          <table:table-cell office:value-type="float" office:value="2227.6131307199998" table:style-name="ce22">
            <text:p>2,228</text:p>
          </table:table-cell>
          <table:table-cell office:value-type="float" office:value="2466.1737229599998" table:style-name="ce22">
            <text:p>2,466</text:p>
          </table:table-cell>
          <table:table-cell office:value-type="float" office:value="2172.4831807200003" table:style-name="ce22">
            <text:p>2,172</text:p>
          </table:table-cell>
          <table:table-cell office:value-type="float" office:value="1993.5667347600001" table:style-name="ce22">
            <text:p>1,994</text:p>
          </table:table-cell>
          <table:table-cell office:value-type="float" office:value="1917.5741775999998" table:style-name="ce22">
            <text:p>1,918</text:p>
          </table:table-cell>
          <table:table-cell office:value-type="float" office:value="2340.1982354800002" table:style-name="ce22">
            <text:p>2,340</text:p>
          </table:table-cell>
          <table:table-cell office:value-type="float" office:value="2267.2819260400006" table:style-name="ce22">
            <text:p>2,267</text:p>
          </table:table-cell>
          <table:table-cell office:value-type="float" office:value="2002.0160521600001" table:style-name="ce22">
            <text:p>2,002</text:p>
          </table:table-cell>
          <table:table-cell office:value-type="float" office:value="2184.6542044400003" table:style-name="ce22">
            <text:p>2,185</text:p>
          </table:table-cell>
          <table:table-cell office:value-type="float" office:value="1871.2440371200009" table:style-name="ce22">
            <text:p>1,871</text:p>
          </table:table-cell>
          <table:table-cell office:value-type="float" office:value="1831.8699542800018" table:style-name="ce22">
            <text:p>1,832</text:p>
          </table:table-cell>
          <table:table-cell office:value-type="float" office:value="2197.2835202799997" table:style-name="ce22">
            <text:p>2,197</text:p>
          </table:table-cell>
          <table:table-cell office:value-type="float" office:value="1800.3588190799987" table:style-name="ce22">
            <text:p>1,800</text:p>
          </table:table-cell>
          <table:table-cell office:value-type="float" office:value="1873.6297796799986" table:style-name="ce22">
            <text:p>1,874</text:p>
          </table:table-cell>
          <table:table-cell office:value-type="float" office:value="1878.643690800001" table:style-name="ce22">
            <text:p>1,879</text:p>
          </table:table-cell>
          <table:table-cell office:value-type="float" office:value="1627.4590531600002" table:style-name="ce22">
            <text:p>1,627</text:p>
          </table:table-cell>
          <table:table-cell office:value-type="float" office:value="1798.3846104399977" table:style-name="ce22">
            <text:p>1,798</text:p>
          </table:table-cell>
          <table:table-cell office:value-type="float" office:value="1997.5607273599996" table:style-name="ce22">
            <text:p>1,998</text:p>
          </table:table-cell>
          <table:table-cell office:value-type="float" office:value="2081.0708265199992" table:style-name="ce22">
            <text:p>2,081</text:p>
          </table:table-cell>
          <table:table-cell office:value-type="float" office:value="1814.4412417999993" table:style-name="ce22">
            <text:p>1,814</text:p>
          </table:table-cell>
          <table:table-cell office:value-type="float" office:value="2235.3630548399992" table:style-name="ce22">
            <text:p>2,235</text:p>
          </table:table-cell>
          <table:table-cell office:value-type="float" office:value="1942.5559406000025" table:style-name="ce22">
            <text:p>1,943</text:p>
          </table:table-cell>
          <table:table-cell office:value-type="float" office:value="2203.9550745999995" table:style-name="ce22">
            <text:p>2,204</text:p>
          </table:table-cell>
          <table:table-cell office:value-type="float" office:value="2295.8021325200007" table:style-name="ce22">
            <text:p>2,296</text:p>
          </table:table-cell>
          <table:table-cell office:value-type="float" office:value="1775.9097492399999" table:style-name="ce22">
            <text:p>1,776</text:p>
          </table:table-cell>
          <table:table-cell office:value-type="float" office:value="1631.7828520799999" table:style-name="ce22">
            <text:p>1,632</text:p>
          </table:table-cell>
          <table:table-cell office:value-type="float" office:value="2147.26822292" table:style-name="ce22">
            <text:p>2,147</text:p>
          </table:table-cell>
          <table:table-cell office:value-type="float" office:value="1734.0606518" table:style-name="ce22">
            <text:p>1,734</text:p>
          </table:table-cell>
          <table:table-cell office:value-type="float" office:value="1885.7193142399999" table:style-name="ce22">
            <text:p>1,886</text:p>
          </table:table-cell>
          <table:table-cell office:value-type="float" office:value="1442.8144307600001" table:style-name="ce22">
            <text:p>1,443</text:p>
          </table:table-cell>
          <table:table-cell table:style-name="ce47"/>
          <table:table-cell table:style-name="ce32"/>
          <table:table-cell table:number-columns-repeated="16330" table:style-name="ce1"/>
        </table:table-row>
        <table:table-row table:style-name="ro3">
          <table:table-cell table:style-name="ce40"/>
          <table:table-cell office:value-type="string" table:style-name="ce44">
            <text:p>Production as % of total new supply for use in UK</text:p>
          </table:table-cell>
          <table:table-cell table:number-columns-repeated="2" table:style-name="ce40"/>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string" table:style-name="ce55">
            <text:p>. .</text:p>
          </table:table-cell>
          <table:table-cell office:value-type="percentage" office:value="0.47023809523809523" table:style-name="ce31">
            <text:p>47%</text:p>
          </table:table-cell>
          <table:table-cell office:value-type="percentage" office:value="0.51436646255299101" table:style-name="ce31">
            <text:p>51%</text:p>
          </table:table-cell>
          <table:table-cell office:value-type="percentage" office:value="0.57108336689488526" table:style-name="ce31">
            <text:p>57%</text:p>
          </table:table-cell>
          <table:table-cell office:value-type="percentage" office:value="0.5203331700146987" table:style-name="ce31">
            <text:p>52%</text:p>
          </table:table-cell>
          <table:table-cell office:value-type="percentage" office:value="0.50635838150289014" table:style-name="ce31">
            <text:p>51%</text:p>
          </table:table-cell>
          <table:table-cell office:value-type="percentage" office:value="0.55786076532964501" table:style-name="ce31">
            <text:p>56%</text:p>
          </table:table-cell>
          <table:table-cell office:value-type="percentage" office:value="0.54916666666666669" table:style-name="ce31">
            <text:p>55%</text:p>
          </table:table-cell>
          <table:table-cell office:value-type="percentage" office:value="0.59084337349397587" table:style-name="ce31">
            <text:p>59%</text:p>
          </table:table-cell>
          <table:table-cell office:value-type="percentage" office:value="0.57475600177578301" table:style-name="ce31">
            <text:p>57%</text:p>
          </table:table-cell>
          <table:table-cell office:value-type="percentage" office:value="0.58062036782347959" table:style-name="ce31">
            <text:p>58%</text:p>
          </table:table-cell>
          <table:table-cell office:value-type="percentage" office:value="0.57434069437374602" table:style-name="ce31">
            <text:p>57%</text:p>
          </table:table-cell>
          <table:table-cell office:value-type="percentage" office:value="0.54767139912022189" table:style-name="ce31">
            <text:p>55%</text:p>
          </table:table-cell>
          <table:table-cell office:value-type="percentage" office:value="0.59849798343826566" table:style-name="ce31">
            <text:p>60%</text:p>
          </table:table-cell>
          <table:table-cell office:value-type="percentage" office:value="0.66099476062414608" table:style-name="ce31">
            <text:p>66%</text:p>
          </table:table-cell>
          <table:table-cell office:value-type="percentage" office:value="0.63303624503542322" table:style-name="ce31">
            <text:p>63%</text:p>
          </table:table-cell>
          <table:table-cell office:value-type="percentage" office:value="0.63622049892585086" table:style-name="ce31">
            <text:p>64%</text:p>
          </table:table-cell>
          <table:table-cell office:value-type="percentage" office:value="0.63114311326580896" table:style-name="ce31">
            <text:p>63%</text:p>
          </table:table-cell>
          <table:table-cell office:value-type="percentage" office:value="0.70216234766205832" table:style-name="ce31">
            <text:p>70%</text:p>
          </table:table-cell>
          <table:table-cell office:value-type="percentage" office:value="0.71877545559509626" table:style-name="ce31">
            <text:p>72%</text:p>
          </table:table-cell>
          <table:table-cell office:value-type="percentage" office:value="0.70857895810417471" table:style-name="ce31">
            <text:p>71%</text:p>
          </table:table-cell>
          <table:table-cell office:value-type="percentage" office:value="0.7080850886981499" table:style-name="ce31">
            <text:p>71%</text:p>
          </table:table-cell>
          <table:table-cell office:value-type="percentage" office:value="0.66707792064873672" table:style-name="ce31">
            <text:p>67%</text:p>
          </table:table-cell>
          <table:table-cell office:value-type="percentage" office:value="0.65080358852269327" table:style-name="ce31">
            <text:p>65%</text:p>
          </table:table-cell>
          <table:table-cell office:value-type="percentage" office:value="0.75984852880553089" table:style-name="ce31">
            <text:p>76%</text:p>
          </table:table-cell>
          <table:table-cell office:value-type="percentage" office:value="0.74187548419378835" table:style-name="ce31">
            <text:p>74%</text:p>
          </table:table-cell>
          <table:table-cell office:value-type="percentage" office:value="0.71381284623959163" table:style-name="ce31">
            <text:p>71%</text:p>
          </table:table-cell>
          <table:table-cell office:value-type="percentage" office:value="0.71118655658503371" table:style-name="ce31">
            <text:p>71%</text:p>
          </table:table-cell>
          <table:table-cell office:value-type="percentage" office:value="0.58343915640119282" table:style-name="ce31">
            <text:p>58%</text:p>
          </table:table-cell>
          <table:table-cell office:value-type="percentage" office:value="0.59655457963218184" table:style-name="ce31">
            <text:p>60%</text:p>
          </table:table-cell>
          <table:table-cell office:value-type="percentage" office:value="0.61506796582240164" table:style-name="ce31">
            <text:p>62%</text:p>
          </table:table-cell>
          <table:table-cell office:value-type="percentage" office:value="0.54826300079749457" table:style-name="ce31">
            <text:p>55%</text:p>
          </table:table-cell>
          <table:table-cell office:value-type="percentage" office:value="0.58827133120625186" table:style-name="ce31">
            <text:p>59%</text:p>
          </table:table-cell>
          <table:table-cell office:value-type="percentage" office:value="0.5889148292154972" table:style-name="ce31">
            <text:p>59%</text:p>
          </table:table-cell>
          <table:table-cell office:value-type="percentage" office:value="0.60051995399235081" table:style-name="ce31">
            <text:p>60%</text:p>
          </table:table-cell>
          <table:table-cell office:value-type="percentage" office:value="0.62984522033385759" table:style-name="ce31">
            <text:p>63%</text:p>
          </table:table-cell>
          <table:table-cell office:value-type="percentage" office:value="0.55053473320837754" table:style-name="ce31">
            <text:p>55%</text:p>
          </table:table-cell>
          <table:table-cell office:value-type="percentage" office:value="0.54970549473332964" table:style-name="ce31">
            <text:p>55%</text:p>
          </table:table-cell>
          <table:table-cell office:value-type="percentage" office:value="0.63501428719778574" table:style-name="ce31">
            <text:p>64%</text:p>
          </table:table-cell>
          <table:table-cell office:value-type="percentage" office:value="0.66209621838095845" table:style-name="ce31">
            <text:p>66%</text:p>
          </table:table-cell>
          <table:table-cell office:value-type="percentage" office:value="0.63042256131269536" table:style-name="ce31">
            <text:p>63%</text:p>
          </table:table-cell>
          <table:table-cell office:value-type="percentage" office:value="0.62761778694090997" table:style-name="ce31">
            <text:p>63%</text:p>
          </table:table-cell>
          <table:table-cell table:style-name="ce47"/>
          <table:table-cell table:style-name="ce32"/>
          <table:table-cell table:number-columns-repeated="16330" table:style-name="ce1"/>
        </table:table-row>
        <table:table-row table:style-name="ro3">
          <table:table-cell table:number-columns-repeated="4" table:style-name="ce2"/>
          <table:table-cell table:number-columns-repeated="6" table:style-name="ce5"/>
          <table:table-cell table:style-name="ce2"/>
          <table:table-cell table:number-columns-repeated="14" table:style-name="ce5"/>
          <table:table-cell table:number-columns-repeated="6" table:style-name="ce2"/>
          <table:table-cell table:style-name="ce10"/>
          <table:table-cell table:style-name="ce2"/>
          <table:table-cell table:style-name="ce10"/>
          <table:table-cell table:style-name="ce2"/>
          <table:table-cell table:number-columns-repeated="4" table:style-name="ce10"/>
          <table:table-cell table:style-name="ce2"/>
          <table:table-cell table:number-columns-repeated="3" table:style-name="ce10"/>
          <table:table-cell table:number-columns-repeated="16341" table:style-name="ce2"/>
        </table:table-row>
        <table:table-row table:style-name="ro3">
          <table:table-cell office:value-type="string" table:style-name="ce2">
            <text:p>- means 'nil' or 'negligible' (less than half the last digit shown).</text:p>
          </table:table-cell>
          <table:table-cell table:number-columns-repeated="3" table:style-name="ce2"/>
          <table:table-cell table:number-columns-repeated="6" table:style-name="ce5"/>
          <table:table-cell table:style-name="ce2"/>
          <table:table-cell table:number-columns-repeated="14" table:style-name="ce5"/>
          <table:table-cell table:number-columns-repeated="6" table:style-name="ce2"/>
          <table:table-cell table:style-name="ce10"/>
          <table:table-cell table:style-name="ce2"/>
          <table:table-cell table:style-name="ce10"/>
          <table:table-cell table:style-name="ce2"/>
          <table:table-cell table:number-columns-repeated="4" table:style-name="ce10"/>
          <table:table-cell table:style-name="ce2"/>
          <table:table-cell table:number-columns-repeated="3" table:style-name="ce10"/>
          <table:table-cell table:number-columns-repeated="2" table:style-name="ce2"/>
          <table:table-cell table:style-name="ce10"/>
          <table:table-cell table:number-columns-repeated="16338" table:style-name="ce2"/>
        </table:table-row>
        <table:table-row table:style-name="ro3">
          <table:table-cell office:value-type="string" table:style-name="ce2">
            <text:p>. . means 'not available' or 'not applicable'.</text:p>
          </table:table-cell>
          <table:table-cell table:number-columns-repeated="3" table:style-name="ce2"/>
          <table:table-cell table:number-columns-repeated="6" table:style-name="ce5"/>
          <table:table-cell table:style-name="ce2"/>
          <table:table-cell table:number-columns-repeated="14" table:style-name="ce5"/>
          <table:table-cell table:number-columns-repeated="6" table:style-name="ce2"/>
          <table:table-cell table:style-name="ce10"/>
          <table:table-cell table:style-name="ce2"/>
          <table:table-cell table:style-name="ce10"/>
          <table:table-cell table:style-name="ce2"/>
          <table:table-cell table:number-columns-repeated="4" table:style-name="ce10"/>
          <table:table-cell table:style-name="ce2"/>
          <table:table-cell table:number-columns-repeated="3" table:style-name="ce10"/>
          <table:table-cell table:number-columns-repeated="16341" table:style-name="ce2"/>
        </table:table-row>
        <table:table-row table:style-name="ro3">
          <table:table-cell office:value-type="string" table:style-name="ce33">
            <text:p>(a) Average price for all sugar beet, including transport allowance and bonuses.</text:p>
          </table:table-cell>
          <table:table-cell table:number-columns-repeated="3" table:style-name="ce2"/>
          <table:table-cell table:number-columns-repeated="21" table:style-name="ce5"/>
          <table:table-cell table:number-columns-repeated="16359" table:style-name="ce2"/>
        </table:table-row>
        <table:table-row table:style-name="ro3">
          <table:table-cell office:value-type="string" table:style-name="ce33">
            <text:p>(b) Sugar coming out of the factory in the early part of the new year is regarded as being part of the previous calendar year's production.</text:p>
          </table:table-cell>
          <table:table-cell table:number-columns-repeated="3" table:style-name="ce2"/>
          <table:table-cell table:number-columns-repeated="21" table:style-name="ce5"/>
          <table:table-cell table:number-columns-repeated="16359" table:style-name="ce2"/>
        </table:table-row>
        <table:table-row table:style-name="ro3">
          <table:table-cell table:number-columns-repeated="4" table:style-name="ce2"/>
          <table:table-cell table:number-columns-repeated="21" table:style-name="ce5"/>
          <table:table-cell table:number-columns-repeated="16359" table:style-name="ce2"/>
        </table:table-row>
        <table:table-row table:style-name="ro3">
          <table:table-cell office:value-type="string" table:style-name="ce2">
            <text:p>© Crown copyright, 2021</text:p>
          </table:table-cell>
          <table:table-cell table:number-columns-repeated="3" table:style-name="ce2"/>
          <table:table-cell table:number-columns-repeated="21" table:style-name="ce5"/>
          <table:table-cell table:number-columns-repeated="16359" table:style-name="ce2"/>
        </table:table-row>
        <table:table-row table:style-name="ro3">
          <table:table-cell table:number-columns-repeated="4" table:style-name="ce2"/>
          <table:table-cell table:number-columns-repeated="16380"/>
        </table:table-row>
        <table:table-row table:style-name="ro3">
          <table:table-cell table:style-name="ce34"/>
          <table:table-cell table:number-columns-repeated="16383"/>
        </table:table-row>
        <table:table-row table:number-rows-repeated="14" table:style-name="ro3">
          <table:table-cell table:number-columns-repeated="4" table:style-name="ce2"/>
          <table:table-cell table:number-columns-repeated="16380"/>
        </table:table-row>
        <table:table-row table:number-rows-repeated="48" table:style-name="ro3">
          <table:table-cell table:number-columns-repeated="16384"/>
        </table:table-row>
        <table:table-row table:number-rows-repeated="4" table:style-name="ro3">
          <table:table-cell table:number-columns-repeated="4" table:style-name="ce2"/>
          <table:table-cell table:number-columns-repeated="16380"/>
        </table:table-row>
        <table:table-row table:style-name="ro3">
          <table:table-cell office:value-type="string" table:style-name="ce2">
            <text:p>© Crown copyright, 2021</text:p>
          </table:table-cell>
          <table:table-cell table:number-columns-repeated="16383"/>
        </table:table-row>
        <table:table-row table:number-rows-repeated="11" table:style-name="ro3">
          <table:table-cell table:number-columns-repeated="4" table:style-name="ce2"/>
          <table:table-cell table:number-columns-repeated="16380"/>
        </table:table-row>
        <table:table-row table:number-rows-repeated="780" table:style-name="ro3">
          <table:table-cell table:number-columns-repeated="16384"/>
        </table:table-row>
        <table:table-row table:number-rows-repeated="1047684" table:style-name="ro1">
          <table:table-cell table:number-columns-repeated="16384"/>
        </table:table-row>
      </table:table>
      <table:table table:name="Protein_crops_(Table_7_8)" table:style-name="ta1">
        <table:table-column table:style-name="co1" table:number-columns-repeated="2" table:default-cell-style-name="ce2"/>
        <table:table-column table:style-name="co2" table:default-cell-style-name="ce2"/>
        <table:table-column table:style-name="co31" table:default-cell-style-name="ce2"/>
        <table:table-column table:style-name="co32" table:default-cell-style-name="ce2"/>
        <table:table-column table:style-name="co4" table:number-columns-repeated="21" table:default-cell-style-name="ce5"/>
        <table:table-column table:style-name="co4" table:number-columns-repeated="28" table:default-cell-style-name="ce2"/>
        <table:table-column table:style-name="co17" table:default-cell-style-name="ce2"/>
        <table:table-column table:style-name="co13" table:default-cell-style-name="ce2"/>
        <table:table-column table:style-name="co4" table:number-columns-repeated="16328" table:default-cell-style-name="ce2"/>
        <table:table-row table:style-name="ro1">
          <table:table-cell office:value-type="string" table:style-name="ce2">
            <text:p>Date of update: 22 July 2021</text:p>
          </table:table-cell>
          <table:table-cell table:style-name="ce2"/>
          <table:table-cell table:style-name="ce3"/>
          <table:table-cell table:number-columns-repeated="2" table:style-name="ce4"/>
          <table:table-cell table:number-columns-repeated="16379" table:style-name="ce2"/>
        </table:table-row>
        <table:table-row table:style-name="ro1">
          <table:table-cell office:value-type="string" table:style-name="ce2">
            <text:p>Next update: June 2022</text:p>
          </table:table-cell>
          <table:table-cell table:style-name="ce2"/>
          <table:table-cell table:style-name="ce3"/>
          <table:table-cell table:number-columns-repeated="2" table:style-name="ce4"/>
          <table:table-cell table:number-columns-repeated="16379" table:style-name="ce2"/>
        </table:table-row>
        <table:table-row table:style-name="ro1">
          <table:table-cell table:number-columns-repeated="2" table:style-name="ce2"/>
          <table:table-cell table:style-name="ce3"/>
          <table:table-cell table:number-columns-repeated="2" table:style-name="ce73"/>
          <table:table-cell table:number-columns-repeated="16379" table:style-name="ce2"/>
        </table:table-row>
        <table:table-row table:style-name="ro2">
          <table:table-cell office:value-type="string" table:style-name="ce7">
            <text:p>Table 7.8a Protein Crops (field peas and field beans</text:p>
          </table:table-cell>
          <table:table-cell table:number-columns-repeated="16383" table:style-name="ce2"/>
        </table:table-row>
        <table:table-row table:style-name="ro2">
          <table:table-cell table:style-name="ce7"/>
          <table:table-cell table:number-columns-repeated="16383" table:style-name="ce2"/>
        </table:table-row>
        <table:table-row table:style-name="ro4">
          <table:table-cell office:value-type="string" table:style-name="ce2">
            <text:p>Enquiries: Allan Howsam on +44 (0) 02 802 66123</text:p>
          </table:table-cell>
          <table:table-cell table:number-columns-repeated="35" table:style-name="ce2"/>
          <table:table-cell table:number-columns-repeated="3" table:style-name="ce8"/>
          <table:table-cell table:number-columns-repeated="2" table:style-name="ce2"/>
          <table:table-cell table:number-columns-repeated="2" table:style-name="ce8"/>
          <table:table-cell table:number-columns-repeated="3" table:style-name="ce2"/>
          <table:table-cell table:style-name="ce8"/>
          <table:table-cell table:style-name="ce2"/>
          <table:table-cell table:number-columns-repeated="4" table:style-name="ce8"/>
          <table:table-cell office:value-type="string" table:style-name="ce3">
            <text:p>email: Crops-statistics@defra.gov.uk</text:p>
          </table:table-cell>
          <table:table-cell table:number-columns-repeated="16331" table:style-name="ce2"/>
        </table:table-row>
        <table:table-row table:style-name="ro3">
          <table:table-cell table:number-columns-repeated="16384" table:style-name="ce2"/>
        </table:table-row>
        <table:table-row table:style-name="ro3">
          <table:table-cell office:value-type="string" table:style-name="ce152">
            <text:p>Thousand tonnes (unless otherwise specified)</text:p>
          </table:table-cell>
          <table:table-cell table:number-columns-repeated="4" table:style-name="ce2"/>
          <table:table-cell table:number-columns-repeated="21" table:style-name="ce5"/>
          <table:table-cell table:number-columns-repeated="15" table:style-name="ce2"/>
          <table:table-cell table:number-columns-repeated="3" table:style-name="ce40"/>
          <table:table-cell table:style-name="ce39"/>
          <table:table-cell table:style-name="ce2"/>
          <table:table-cell table:number-columns-repeated="5" table:style-name="ce10"/>
          <table:table-cell table:style-name="ce39"/>
          <table:table-cell office:value-type="string" table:style-name="ce39">
            <text:p>Calendar years</text:p>
          </table:table-cell>
          <table:table-cell table:style-name="ce2"/>
          <table:table-cell table:number-columns-repeated="2" table:style-name="ce11"/>
          <table:table-cell table:number-columns-repeated="16326"/>
          <table:table-cell table:style-name="ce39"/>
          <table:table-cell/>
        </table:table-row>
        <table:table-row table:style-name="ro3">
          <table:table-cell table:number-columns-repeated="5" table:style-name="ce41"/>
          <table:table-cell office:value-type="float" office:value="1973" table:style-name="ce153">
            <text:p>1973</text:p>
          </table:table-cell>
          <table:table-cell office:value-type="float" office:value="1974" table:style-name="ce153">
            <text:p>1974</text:p>
          </table:table-cell>
          <table:table-cell office:value-type="float" office:value="1975" table:style-name="ce153">
            <text:p>1975</text:p>
          </table:table-cell>
          <table:table-cell office:value-type="float" office:value="1976" table:style-name="ce153">
            <text:p>1976</text:p>
          </table:table-cell>
          <table:table-cell office:value-type="float" office:value="1977" table:style-name="ce153">
            <text:p>1977</text:p>
          </table:table-cell>
          <table:table-cell office:value-type="float" office:value="1978" table:style-name="ce153">
            <text:p>1978</text:p>
          </table:table-cell>
          <table:table-cell office:value-type="float" office:value="1979" table:style-name="ce153">
            <text:p>1979</text:p>
          </table:table-cell>
          <table:table-cell office:value-type="float" office:value="1980" table:style-name="ce153">
            <text:p>1980</text:p>
          </table:table-cell>
          <table:table-cell office:value-type="float" office:value="1981" table:style-name="ce153">
            <text:p>1981</text:p>
          </table:table-cell>
          <table:table-cell office:value-type="float" office:value="1982" table:style-name="ce153">
            <text:p>1982</text:p>
          </table:table-cell>
          <table:table-cell office:value-type="float" office:value="1983" table:style-name="ce153">
            <text:p>1983</text:p>
          </table:table-cell>
          <table:table-cell office:value-type="float" office:value="1984" table:style-name="ce153">
            <text:p>1984</text:p>
          </table:table-cell>
          <table:table-cell office:value-type="float" office:value="1985" table:style-name="ce153">
            <text:p>1985</text:p>
          </table:table-cell>
          <table:table-cell office:value-type="float" office:value="1986" table:style-name="ce153">
            <text:p>1986</text:p>
          </table:table-cell>
          <table:table-cell office:value-type="float" office:value="1987" table:style-name="ce153">
            <text:p>1987</text:p>
          </table:table-cell>
          <table:table-cell office:value-type="float" office:value="1988" table:style-name="ce153">
            <text:p>1988</text:p>
          </table:table-cell>
          <table:table-cell office:value-type="float" office:value="1989" table:style-name="ce153">
            <text:p>1989</text:p>
          </table:table-cell>
          <table:table-cell office:value-type="float" office:value="1990" table:style-name="ce153">
            <text:p>1990</text:p>
          </table:table-cell>
          <table:table-cell office:value-type="float" office:value="1991" table:style-name="ce153">
            <text:p>1991</text:p>
          </table:table-cell>
          <table:table-cell office:value-type="float" office:value="1992" table:style-name="ce153">
            <text:p>1992</text:p>
          </table:table-cell>
          <table:table-cell office:value-type="float" office:value="1993" table:style-name="ce153">
            <text:p>1993</text:p>
          </table:table-cell>
          <table:table-cell office:value-type="float" office:value="1994" table:style-name="ce153">
            <text:p>1994</text:p>
          </table:table-cell>
          <table:table-cell office:value-type="float" office:value="1995" table:style-name="ce13">
            <text:p>1995</text:p>
          </table:table-cell>
          <table:table-cell office:value-type="float" office:value="1996" table:style-name="ce13">
            <text:p>1996</text:p>
          </table:table-cell>
          <table:table-cell office:value-type="float" office:value="1997" table:style-name="ce13">
            <text:p>1997</text:p>
          </table:table-cell>
          <table:table-cell office:value-type="float" office:value="1998" table:style-name="ce13">
            <text:p>1998</text:p>
          </table:table-cell>
          <table:table-cell office:value-type="float" office:value="1999" table:style-name="ce13">
            <text:p>1999</text:p>
          </table:table-cell>
          <table:table-cell office:value-type="float" office:value="2000" table:style-name="ce153">
            <text:p>2000</text:p>
          </table:table-cell>
          <table:table-cell office:value-type="float" office:value="2001" table:style-name="ce153">
            <text:p>2001</text:p>
          </table:table-cell>
          <table:table-cell office:value-type="float" office:value="2002" table:style-name="ce153">
            <text:p>2002</text:p>
          </table:table-cell>
          <table:table-cell office:value-type="float" office:value="2003" table:style-name="ce153">
            <text:p>2003</text:p>
          </table:table-cell>
          <table:table-cell office:value-type="float" office:value="2004" table:style-name="ce153">
            <text:p>2004</text:p>
          </table:table-cell>
          <table:table-cell office:value-type="float" office:value="2005" table:style-name="ce153">
            <text:p>2005</text:p>
          </table:table-cell>
          <table:table-cell office:value-type="float" office:value="2006" table:style-name="ce153">
            <text:p>2006</text:p>
          </table:table-cell>
          <table:table-cell office:value-type="float" office:value="2007" table:style-name="ce153">
            <text:p>2007</text:p>
          </table:table-cell>
          <table:table-cell office:value-type="float" office:value="2008" table:style-name="ce153">
            <text:p>2008</text:p>
          </table:table-cell>
          <table:table-cell office:value-type="float" office:value="2009" table:style-name="ce34">
            <text:p>2009</text:p>
          </table:table-cell>
          <table:table-cell office:value-type="float" office:value="2010" table:style-name="ce34">
            <text:p>2010</text:p>
          </table:table-cell>
          <table:table-cell office:value-type="float" office:value="2011" table:style-name="ce34">
            <text:p>2011</text:p>
          </table:table-cell>
          <table:table-cell office:value-type="float" office:value="2012" table:style-name="ce34">
            <text:p>2012</text:p>
          </table:table-cell>
          <table:table-cell office:value-type="float" office:value="2013" table:style-name="ce153">
            <text:p>2013</text:p>
          </table:table-cell>
          <table:table-cell office:value-type="float" office:value="2014" table:style-name="ce153">
            <text:p>2014</text:p>
          </table:table-cell>
          <table:table-cell office:value-type="float" office:value="2015" table:style-name="ce153">
            <text:p>2015</text:p>
          </table:table-cell>
          <table:table-cell office:value-type="float" office:value="2016" table:style-name="ce153">
            <text:p>2016</text:p>
          </table:table-cell>
          <table:table-cell office:value-type="float" office:value="2017" table:style-name="ce153">
            <text:p>2017</text:p>
          </table:table-cell>
          <table:table-cell office:value-type="float" office:value="2018" table:style-name="ce153">
            <text:p>2018</text:p>
          </table:table-cell>
          <table:table-cell office:value-type="float" office:value="2019" table:style-name="ce153">
            <text:p>2019</text:p>
          </table:table-cell>
          <table:table-cell office:value-type="float" office:value="2020" table:style-name="ce153">
            <text:p>2020</text:p>
          </table:table-cell>
          <table:table-cell table:style-name="ce2"/>
          <table:table-cell table:number-columns-repeated="2" table:style-name="ce11"/>
          <table:table-cell table:number-columns-repeated="16326"/>
          <table:table-cell table:number-columns-repeated="2" table:style-name="ce2"/>
        </table:table-row>
        <table:table-row table:style-name="ro3">
          <table:table-cell table:number-columns-repeated="5" table:style-name="ce40"/>
          <table:table-cell table:number-columns-repeated="21" table:style-name="ce44"/>
          <table:table-cell table:style-name="ce154"/>
          <table:table-cell table:number-columns-repeated="7" table:style-name="ce44"/>
          <table:table-cell table:number-columns-repeated="6" table:style-name="ce43"/>
          <table:table-cell table:style-name="ce44"/>
          <table:table-cell table:number-columns-repeated="4" table:style-name="ce43"/>
          <table:table-cell table:style-name="ce44"/>
          <table:table-cell table:number-columns-repeated="6" table:style-name="ce43"/>
          <table:table-cell office:value-type="string" table:style-name="ce43">
            <text:p>(provisional)</text:p>
          </table:table-cell>
          <table:table-cell table:number-columns-repeated="16331" table:style-name="ce2"/>
        </table:table-row>
        <table:table-row table:style-name="ro3">
          <table:table-cell office:value-type="string" table:style-name="ce34">
            <text:p>Peas for harvesting dry (a)</text:p>
          </table:table-cell>
          <table:table-cell table:number-columns-repeated="4" table:style-name="ce2"/>
          <table:table-cell table:number-columns-repeated="21" table:style-name="ce5"/>
          <table:table-cell table:number-columns-repeated="16358" table:style-name="ce2"/>
        </table:table-row>
        <table:table-row table:style-name="ro3">
          <table:table-cell table:style-name="ce2"/>
          <table:table-cell office:value-type="string" table:style-name="ce2">
            <text:p>Area (thousand hectares)</text:p>
          </table:table-cell>
          <table:table-cell table:number-columns-repeated="3" table:style-name="ce2"/>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141"/>
          <table:table-cell office:value-type="float" office:value="76.734999999999999" table:style-name="ce21">
            <text:p><text:s text:c="2"/>77</text:p>
          </table:table-cell>
          <table:table-cell office:value-type="float" office:value="71.88" table:style-name="ce21">
            <text:p><text:s text:c="2"/>72</text:p>
          </table:table-cell>
          <table:table-cell office:value-type="float" office:value="78.552000000000007" table:style-name="ce21">
            <text:p><text:s text:c="2"/>79</text:p>
          </table:table-cell>
          <table:table-cell office:value-type="float" office:value="80.912000000000006" table:style-name="ce21">
            <text:p><text:s text:c="2"/>81</text:p>
          </table:table-cell>
          <table:table-cell office:value-type="float" office:value="78.683999999999997" table:style-name="ce21">
            <text:p><text:s text:c="2"/>79</text:p>
          </table:table-cell>
          <table:table-cell office:value-type="float" office:value="75.844999999999999" table:style-name="ce21">
            <text:p><text:s text:c="2"/>76</text:p>
          </table:table-cell>
          <table:table-cell office:value-type="float" office:value="78.141999999999996" table:style-name="ce21">
            <text:p><text:s text:c="2"/>78</text:p>
          </table:table-cell>
          <table:table-cell office:value-type="float" office:value="97.801000000000002" table:style-name="ce21">
            <text:p><text:s text:c="2"/>98</text:p>
          </table:table-cell>
          <table:table-cell office:value-type="float" office:value="101.8" table:style-name="ce21">
            <text:p><text:s text:c="2"/>102</text:p>
          </table:table-cell>
          <table:table-cell office:value-type="float" office:value="89.206999999999994" table:style-name="ce21">
            <text:p><text:s text:c="2"/>89</text:p>
          </table:table-cell>
          <table:table-cell office:value-type="float" office:value="86" table:style-name="ce21">
            <text:p><text:s text:c="2"/>86</text:p>
          </table:table-cell>
          <table:table-cell office:value-type="float" office:value="102" table:style-name="ce21">
            <text:p><text:s text:c="2"/>102</text:p>
          </table:table-cell>
          <table:table-cell office:value-type="float" office:value="85" table:style-name="ce21">
            <text:p><text:s text:c="2"/>85</text:p>
          </table:table-cell>
          <table:table-cell office:value-type="float" office:value="70.471000000000004" table:style-name="ce21">
            <text:p><text:s text:c="2"/>70</text:p>
          </table:table-cell>
          <table:table-cell office:value-type="float" office:value="62.277999999999999" table:style-name="ce21">
            <text:p><text:s text:c="2"/>62</text:p>
          </table:table-cell>
          <table:table-cell office:value-type="float" office:value="53.601999999999997" table:style-name="ce21">
            <text:p><text:s text:c="2"/>54</text:p>
          </table:table-cell>
          <table:table-cell office:value-type="float" office:value="46.036000000000001" table:style-name="ce21">
            <text:p><text:s text:c="2"/>46</text:p>
          </table:table-cell>
          <table:table-cell office:value-type="float" office:value="37.046999999999997" table:style-name="ce21">
            <text:p><text:s text:c="2"/>37</text:p>
          </table:table-cell>
          <table:table-cell office:value-type="float" office:value="30.1" table:style-name="ce21">
            <text:p><text:s text:c="2"/>30</text:p>
          </table:table-cell>
          <table:table-cell office:value-type="float" office:value="42" table:style-name="ce21">
            <text:p><text:s text:c="2"/>42</text:p>
          </table:table-cell>
          <table:table-cell office:value-type="float" office:value="42" table:style-name="ce21">
            <text:p><text:s text:c="2"/>42</text:p>
          </table:table-cell>
          <table:table-cell office:value-type="float" office:value="30" table:style-name="ce21">
            <text:p><text:s text:c="2"/>30</text:p>
          </table:table-cell>
          <table:table-cell office:value-type="float" office:value="24" table:style-name="ce21">
            <text:p><text:s text:c="2"/>24</text:p>
          </table:table-cell>
          <table:table-cell office:value-type="float" office:value="29" table:style-name="ce21">
            <text:p><text:s text:c="2"/>29</text:p>
          </table:table-cell>
          <table:table-cell office:value-type="float" office:value="32" table:style-name="ce21">
            <text:p><text:s text:c="2"/>32</text:p>
          </table:table-cell>
          <table:table-cell office:value-type="float" office:value="43.7119" table:style-name="ce21">
            <text:p><text:s text:c="2"/>44</text:p>
          </table:table-cell>
          <table:table-cell office:value-type="float" office:value="50.91" table:style-name="ce21">
            <text:p><text:s text:c="2"/>51</text:p>
          </table:table-cell>
          <table:table-cell office:value-type="float" office:value="40.064999999999998" table:style-name="ce21">
            <text:p><text:s text:c="2"/>40</text:p>
          </table:table-cell>
          <table:table-cell office:value-type="float" office:value="38.1" table:style-name="ce21">
            <text:p><text:s text:c="2"/>38</text:p>
          </table:table-cell>
          <table:table-cell office:value-type="float" office:value="40.99" table:style-name="ce21">
            <text:p><text:s text:c="2"/>41</text:p>
          </table:table-cell>
          <table:table-cell office:value-type="float" office:value="51.55" table:style-name="ce21">
            <text:p><text:s text:c="2"/>52</text:p>
          </table:table-cell>
          <table:table-cell table:style-name="ce32"/>
          <table:table-cell table:number-columns-repeated="2" table:style-name="ce24"/>
          <table:table-cell table:number-columns-repeated="16326"/>
          <table:table-cell table:number-columns-repeated="2" table:style-name="ce2"/>
        </table:table-row>
        <table:table-row table:style-name="ro3">
          <table:table-cell table:style-name="ce2"/>
          <table:table-cell office:value-type="string" table:style-name="ce2">
            <text:p>Yield (tonnes per hectare) (b)</text:p>
          </table:table-cell>
          <table:table-cell table:number-columns-repeated="3" table:style-name="ce2"/>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table:number-columns-repeated="6" table:style-name="ce155"/>
          <table:table-cell office:value-type="float" office:value="4.2300000000000004" table:style-name="ce129">
            <text:p><text:s text:c="2"/>4.2</text:p>
          </table:table-cell>
          <table:table-cell office:value-type="float" office:value="3.59" table:style-name="ce129">
            <text:p><text:s text:c="2"/>3.6</text:p>
          </table:table-cell>
          <table:table-cell office:value-type="float" office:value="3.3" table:style-name="ce129">
            <text:p><text:s text:c="2"/>3.3</text:p>
          </table:table-cell>
          <table:table-cell office:value-type="float" office:value="4.0999999999999996" table:style-name="ce129">
            <text:p><text:s text:c="2"/>4.1</text:p>
          </table:table-cell>
          <table:table-cell office:value-type="float" office:value="3.91" table:style-name="ce129">
            <text:p><text:s text:c="2"/>3.9</text:p>
          </table:table-cell>
          <table:table-cell office:value-type="float" office:value="3.77" table:style-name="ce129">
            <text:p><text:s text:c="2"/>3.8</text:p>
          </table:table-cell>
          <table:table-cell office:value-type="float" office:value="3.82" table:style-name="ce129">
            <text:p><text:s text:c="2"/>3.8</text:p>
          </table:table-cell>
          <table:table-cell office:value-type="float" office:value="3.79" table:style-name="ce129">
            <text:p><text:s text:c="2"/>3.8</text:p>
          </table:table-cell>
          <table:table-cell office:value-type="float" office:value="3.17" table:style-name="ce129">
            <text:p><text:s text:c="2"/>3.2</text:p>
          </table:table-cell>
          <table:table-cell office:value-type="float" office:value="4" table:style-name="ce129">
            <text:p><text:s text:c="2"/>4.0</text:p>
          </table:table-cell>
          <table:table-cell office:value-type="float" office:value="3.69" table:style-name="ce129">
            <text:p><text:s text:c="2"/>3.7</text:p>
          </table:table-cell>
          <table:table-cell office:value-type="float" office:value="3.54" table:style-name="ce129">
            <text:p><text:s text:c="2"/>3.5</text:p>
          </table:table-cell>
          <table:table-cell office:value-type="float" office:value="3.43" table:style-name="ce129">
            <text:p><text:s text:c="2"/>3.4</text:p>
          </table:table-cell>
          <table:table-cell office:value-type="float" office:value="3.91" table:style-name="ce129">
            <text:p><text:s text:c="2"/>3.9</text:p>
          </table:table-cell>
          <table:table-cell office:value-type="float" office:value="3.45" table:style-name="ce129">
            <text:p><text:s text:c="2"/>3.5</text:p>
          </table:table-cell>
          <table:table-cell office:value-type="float" office:value="3.78" table:style-name="ce129">
            <text:p><text:s text:c="2"/>3.8</text:p>
          </table:table-cell>
          <table:table-cell office:value-type="float" office:value="3.3" table:style-name="ce129">
            <text:p><text:s text:c="2"/>3.3</text:p>
          </table:table-cell>
          <table:table-cell office:value-type="float" office:value="3.05" table:style-name="ce129">
            <text:p><text:s text:c="2"/>3.1</text:p>
          </table:table-cell>
          <table:table-cell office:value-type="float" office:value="3.8" table:style-name="ce129">
            <text:p><text:s text:c="2"/>3.8</text:p>
          </table:table-cell>
          <table:table-cell office:value-type="float" office:value="3.6" table:style-name="ce129">
            <text:p><text:s text:c="2"/>3.6</text:p>
          </table:table-cell>
          <table:table-cell office:value-type="float" office:value="3.5" table:style-name="ce129">
            <text:p><text:s text:c="2"/>3.5</text:p>
          </table:table-cell>
          <table:table-cell office:value-type="float" office:value="4.0999999999999996" table:style-name="ce129">
            <text:p><text:s text:c="2"/>4.1</text:p>
          </table:table-cell>
          <table:table-cell office:value-type="float" office:value="2.4" table:style-name="ce129">
            <text:p><text:s text:c="2"/>2.4</text:p>
          </table:table-cell>
          <table:table-cell office:value-type="float" office:value="3.7" table:style-name="ce129">
            <text:p><text:s text:c="2"/>3.7</text:p>
          </table:table-cell>
          <table:table-cell office:value-type="float" office:value="4" table:style-name="ce129">
            <text:p><text:s text:c="2"/>4.0</text:p>
          </table:table-cell>
          <table:table-cell office:value-type="float" office:value="4.0999999999999996" table:style-name="ce129">
            <text:p><text:s text:c="2"/>4.1</text:p>
          </table:table-cell>
          <table:table-cell office:value-type="float" office:value="3.6599999999999993" table:style-name="ce129">
            <text:p><text:s text:c="2"/>3.7</text:p>
          </table:table-cell>
          <table:table-cell office:value-type="float" office:value="4" table:style-name="ce129">
            <text:p><text:s text:c="2"/>4.0</text:p>
          </table:table-cell>
          <table:table-cell office:value-type="float" office:value="2.8" table:style-name="ce129">
            <text:p><text:s text:c="2"/>2.8</text:p>
          </table:table-cell>
          <table:table-cell office:value-type="float" office:value="3.9" table:style-name="ce129">
            <text:p><text:s text:c="2"/>3.9</text:p>
          </table:table-cell>
          <table:table-cell office:value-type="float" office:value="3.1" table:style-name="ce129">
            <text:p><text:s text:c="2"/>3.1</text:p>
          </table:table-cell>
          <table:table-cell table:style-name="ce32"/>
          <table:table-cell table:number-columns-repeated="2" table:style-name="ce156"/>
          <table:table-cell table:number-columns-repeated="16326"/>
          <table:table-cell table:number-columns-repeated="2" table:style-name="ce2"/>
        </table:table-row>
        <table:table-row table:style-name="ro3">
          <table:table-cell table:style-name="ce2"/>
          <table:table-cell office:value-type="string" table:style-name="ce34">
            <text:p>For animal consumption</text:p>
          </table:table-cell>
          <table:table-cell table:number-columns-repeated="3" table:style-name="ce2"/>
          <table:table-cell table:number-columns-repeated="17" table:style-name="ce5"/>
          <table:table-cell table:number-columns-repeated="4" table:style-name="ce157"/>
          <table:table-cell table:number-columns-repeated="27" table:style-name="ce18"/>
          <table:table-cell table:style-name="ce32"/>
          <table:table-cell table:number-columns-repeated="2" table:style-name="ce156"/>
          <table:table-cell table:number-columns-repeated="16326"/>
          <table:table-cell table:number-columns-repeated="2" table:style-name="ce2"/>
        </table:table-row>
        <table:table-row table:style-name="ro3">
          <table:table-cell table:number-columns-repeated="2" table:style-name="ce2"/>
          <table:table-cell office:value-type="string" table:style-name="ce2">
            <text:p>Volume of harvested production</text:p>
          </table:table-cell>
          <table:table-cell table:number-columns-repeated="2" table:style-name="ce2"/>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float" office:value="259.67124000000007" table:style-name="ce21">
            <text:p><text:s text:c="2"/>260</text:p>
          </table:table-cell>
          <table:table-cell office:value-type="float" office:value="206.43935999999999" table:style-name="ce21">
            <text:p><text:s text:c="2"/>206</text:p>
          </table:table-cell>
          <table:table-cell office:value-type="float" office:value="207.37728000000001" table:style-name="ce21">
            <text:p><text:s text:c="2"/>207</text:p>
          </table:table-cell>
          <table:table-cell office:value-type="float" office:value="265.39136000000002" table:style-name="ce21">
            <text:p><text:s text:c="2"/>265</text:p>
          </table:table-cell>
          <table:table-cell office:value-type="float" office:value="246.12355199999999" table:style-name="ce21">
            <text:p><text:s text:c="2"/>246</text:p>
          </table:table-cell>
          <table:table-cell office:value-type="float" office:value="228.74852000000001" table:style-name="ce21">
            <text:p><text:s text:c="2"/>229</text:p>
          </table:table-cell>
          <table:table-cell office:value-type="float" office:value="238.80195199999997" table:style-name="ce21">
            <text:p><text:s text:c="2"/>239</text:p>
          </table:table-cell>
          <table:table-cell office:value-type="float" office:value="296.53263199999998" table:style-name="ce21">
            <text:p><text:s text:c="2"/>297</text:p>
          </table:table-cell>
          <table:table-cell office:value-type="float" office:value="280.75421999999998" table:style-name="ce21">
            <text:p><text:s text:c="2"/>281</text:p>
          </table:table-cell>
          <table:table-cell office:value-type="float" office:value="292.59895999999998" table:style-name="ce21">
            <text:p><text:s text:c="2"/>293</text:p>
          </table:table-cell>
          <table:table-cell office:value-type="float" office:value="250.6986" table:style-name="ce21">
            <text:p><text:s text:c="2"/>251</text:p>
          </table:table-cell>
          <table:table-cell office:value-type="float" office:value="314.13959999999997" table:style-name="ce21">
            <text:p><text:s text:c="2"/>314</text:p>
          </table:table-cell>
          <table:table-cell office:value-type="float" office:value="262.39500000000004" table:style-name="ce21">
            <text:p><text:s text:c="2"/>262</text:p>
          </table:table-cell>
          <table:table-cell office:value-type="float" office:value="253.49828120000001" table:style-name="ce21">
            <text:p><text:s text:c="2"/>253</text:p>
          </table:table-cell>
          <table:table-cell office:value-type="float" office:value="176.184462" table:style-name="ce21">
            <text:p><text:s text:c="2"/>176</text:p>
          </table:table-cell>
          <table:table-cell office:value-type="float" office:value="156.01398119999999" table:style-name="ce21">
            <text:p><text:s text:c="2"/>156</text:p>
          </table:table-cell>
          <table:table-cell office:value-type="float" office:value="121.53504" table:style-name="ce21">
            <text:p><text:s text:c="2"/>122</text:p>
          </table:table-cell>
          <table:table-cell office:value-type="float" office:value="80.225278500000002" table:style-name="ce21">
            <text:p><text:s text:c="2"/>80</text:p>
          </table:table-cell>
          <table:table-cell office:value-type="float" office:value="81.209799999999987" table:style-name="ce21">
            <text:p><text:s text:c="2"/>81</text:p>
          </table:table-cell>
          <table:table-cell office:value-type="float" office:value="98.28" table:style-name="ce21">
            <text:p><text:s text:c="2"/>98</text:p>
          </table:table-cell>
          <table:table-cell office:value-type="float" office:value="80.850000000000009" table:style-name="ce21">
            <text:p><text:s text:c="2"/>81</text:p>
          </table:table-cell>
          <table:table-cell office:value-type="float" office:value="49.199999999999996" table:style-name="ce21">
            <text:p><text:s text:c="2"/>49</text:p>
          </table:table-cell>
          <table:table-cell office:value-type="float" office:value="25.92" table:style-name="ce21">
            <text:p><text:s text:c="2"/>26</text:p>
          </table:table-cell>
          <table:table-cell office:value-type="float" office:value="48.285000000000004" table:style-name="ce21">
            <text:p><text:s text:c="2"/>48</text:p>
          </table:table-cell>
          <table:table-cell office:value-type="float" office:value="70.400000000000006" table:style-name="ce21">
            <text:p><text:s text:c="2"/>70</text:p>
          </table:table-cell>
          <table:table-cell office:value-type="float" office:value="100.36252239999999" table:style-name="ce21">
            <text:p><text:s text:c="2"/>100</text:p>
          </table:table-cell>
          <table:table-cell office:value-type="float" office:value="65.215709999999987" table:style-name="ce21">
            <text:p><text:s text:c="2"/>65</text:p>
          </table:table-cell>
          <table:table-cell office:value-type="float" office:value="84.937799999999982" table:style-name="ce21">
            <text:p><text:s text:c="2"/>85</text:p>
          </table:table-cell>
          <table:table-cell office:value-type="float" office:value="89.611199999999982" table:style-name="ce21">
            <text:p><text:s text:c="2"/>90</text:p>
          </table:table-cell>
          <table:table-cell office:value-type="float" office:value="147.07212000000001" table:style-name="ce21">
            <text:p><text:s text:c="2"/>147</text:p>
          </table:table-cell>
          <table:table-cell office:value-type="float" office:value="94.284949999999995" table:style-name="ce21">
            <text:p><text:s text:c="2"/>94</text:p>
          </table:table-cell>
          <table:table-cell table:style-name="ce32"/>
          <table:table-cell table:number-columns-repeated="2" table:style-name="ce158"/>
          <table:table-cell table:number-columns-repeated="16326"/>
          <table:table-cell table:number-columns-repeated="2" table:style-name="ce2"/>
        </table:table-row>
        <table:table-row table:style-name="ro3">
          <table:table-cell table:style-name="ce24"/>
          <table:table-cell table:style-name="ce2"/>
          <table:table-cell office:value-type="string" table:style-name="ce61">
            <text:p>Value of production (£ million)</text:p>
          </table:table-cell>
          <table:table-cell table:number-columns-repeated="2" table:style-name="ce24"/>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float" office:value="42.86" table:style-name="ce21">
            <text:p><text:s text:c="2"/>43</text:p>
          </table:table-cell>
          <table:table-cell office:value-type="float" office:value="35.26" table:style-name="ce21">
            <text:p><text:s text:c="2"/>35</text:p>
          </table:table-cell>
          <table:table-cell office:value-type="float" office:value="40.07" table:style-name="ce21">
            <text:p><text:s text:c="2"/>40</text:p>
          </table:table-cell>
          <table:table-cell office:value-type="float" office:value="55.22" table:style-name="ce21">
            <text:p><text:s text:c="2"/>55</text:p>
          </table:table-cell>
          <table:table-cell office:value-type="float" office:value="48.34" table:style-name="ce21">
            <text:p><text:s text:c="2"/>48</text:p>
          </table:table-cell>
          <table:table-cell office:value-type="float" office:value="50.65" table:style-name="ce21">
            <text:p><text:s text:c="2"/>51</text:p>
          </table:table-cell>
          <table:table-cell office:value-type="float" office:value="52.41" table:style-name="ce21">
            <text:p><text:s text:c="2"/>52</text:p>
          </table:table-cell>
          <table:table-cell office:value-type="float" office:value="56.49" table:style-name="ce21">
            <text:p><text:s text:c="2"/>56</text:p>
          </table:table-cell>
          <table:table-cell office:value-type="float" office:value="48.196575622599994" table:style-name="ce21">
            <text:p><text:s text:c="2"/>48</text:p>
          </table:table-cell>
          <table:table-cell office:value-type="float" office:value="46.380963303199998" table:style-name="ce21">
            <text:p><text:s text:c="2"/>46</text:p>
          </table:table-cell>
          <table:table-cell office:value-type="float" office:value="38.899879319035691" table:style-name="ce21">
            <text:p><text:s text:c="2"/>39</text:p>
          </table:table-cell>
          <table:table-cell office:value-type="float" office:value="49.092579736626831" table:style-name="ce21">
            <text:p><text:s text:c="2"/>49</text:p>
          </table:table-cell>
          <table:table-cell office:value-type="float" office:value="38.574626592796648" table:style-name="ce21">
            <text:p><text:s text:c="2"/>39</text:p>
          </table:table-cell>
          <table:table-cell office:value-type="float" office:value="40.703698733588077" table:style-name="ce21">
            <text:p><text:s text:c="2"/>41</text:p>
          </table:table-cell>
          <table:table-cell office:value-type="float" office:value="27.93105693838838" table:style-name="ce21">
            <text:p><text:s text:c="2"/>28</text:p>
          </table:table-cell>
          <table:table-cell office:value-type="float" office:value="13.157179081199999" table:style-name="ce21">
            <text:p><text:s text:c="2"/>13</text:p>
          </table:table-cell>
          <table:table-cell office:value-type="float" office:value="10.00638496" table:style-name="ce21">
            <text:p><text:s text:c="2"/>10</text:p>
          </table:table-cell>
          <table:table-cell office:value-type="float" office:value="13.866003427142502" table:style-name="ce21">
            <text:p><text:s text:c="2"/>14</text:p>
          </table:table-cell>
          <table:table-cell office:value-type="float" office:value="11.25680619388889" table:style-name="ce21">
            <text:p><text:s text:c="2"/>11</text:p>
          </table:table-cell>
          <table:table-cell office:value-type="float" office:value="11.732175" table:style-name="ce21">
            <text:p><text:s text:c="2"/>12</text:p>
          </table:table-cell>
          <table:table-cell office:value-type="float" office:value="12.443713333333333" table:style-name="ce21">
            <text:p><text:s text:c="2"/>12</text:p>
          </table:table-cell>
          <table:table-cell office:value-type="float" office:value="8.2347396153846155" table:style-name="ce21">
            <text:p><text:s text:c="2"/>8</text:p>
          </table:table-cell>
          <table:table-cell office:value-type="float" office:value="6.0076511999999997" table:style-name="ce21">
            <text:p><text:s text:c="2"/>6</text:p>
          </table:table-cell>
          <table:table-cell office:value-type="float" office:value="10.4717423125" table:style-name="ce21">
            <text:p><text:s text:c="2"/>10</text:p>
          </table:table-cell>
          <table:table-cell office:value-type="float" office:value="12.764106666666667" table:style-name="ce21">
            <text:p><text:s text:c="2"/>13</text:p>
          </table:table-cell>
          <table:table-cell office:value-type="float" office:value="12.443140676501109" table:style-name="ce21">
            <text:p><text:s text:c="2"/>12</text:p>
          </table:table-cell>
          <table:table-cell office:value-type="float" office:value="8.5254348528920438" table:style-name="ce21">
            <text:p><text:s text:c="2"/>9</text:p>
          </table:table-cell>
          <table:table-cell office:value-type="float" office:value="12.149078222999995" table:style-name="ce21">
            <text:p><text:s text:c="2"/>12</text:p>
          </table:table-cell>
          <table:table-cell office:value-type="float" office:value="17.369139759999999" table:style-name="ce21">
            <text:p><text:s text:c="2"/>17</text:p>
          </table:table-cell>
          <table:table-cell office:value-type="float" office:value="26.285709767200004" table:style-name="ce21">
            <text:p><text:s text:c="2"/>26</text:p>
          </table:table-cell>
          <table:table-cell office:value-type="float" office:value="18.502635729583332" table:style-name="ce21">
            <text:p><text:s text:c="2"/>19</text:p>
          </table:table-cell>
          <table:table-cell table:style-name="ce32"/>
          <table:table-cell table:number-columns-repeated="2" table:style-name="ce24"/>
          <table:table-cell table:number-columns-repeated="16326"/>
          <table:table-cell table:number-columns-repeated="2" table:style-name="ce2"/>
        </table:table-row>
        <table:table-row table:style-name="ro3">
          <table:table-cell table:style-name="ce24"/>
          <table:table-cell table:style-name="ce2"/>
          <table:table-cell table:style-name="ce24"/>
          <table:table-cell office:value-type="string" table:style-name="ce24">
            <text:p>of which:</text:p>
          </table:table-cell>
          <table:table-cell office:value-type="string" table:style-name="ce24">
            <text:p>Sales</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float" office:value="42.86" table:style-name="ce21">
            <text:p><text:s text:c="2"/>43</text:p>
          </table:table-cell>
          <table:table-cell office:value-type="float" office:value="35.26" table:style-name="ce21">
            <text:p><text:s text:c="2"/>35</text:p>
          </table:table-cell>
          <table:table-cell office:value-type="float" office:value="40.07" table:style-name="ce21">
            <text:p><text:s text:c="2"/>40</text:p>
          </table:table-cell>
          <table:table-cell office:value-type="float" office:value="28.04" table:style-name="ce21">
            <text:p><text:s text:c="2"/>28</text:p>
          </table:table-cell>
          <table:table-cell office:value-type="float" office:value="26.09" table:style-name="ce21">
            <text:p><text:s text:c="2"/>26</text:p>
          </table:table-cell>
          <table:table-cell office:value-type="float" office:value="27.45" table:style-name="ce21">
            <text:p><text:s text:c="2"/>27</text:p>
          </table:table-cell>
          <table:table-cell office:value-type="float" office:value="28.9" table:style-name="ce21">
            <text:p><text:s text:c="2"/>29</text:p>
          </table:table-cell>
          <table:table-cell office:value-type="float" office:value="28.62" table:style-name="ce21">
            <text:p><text:s text:c="2"/>29</text:p>
          </table:table-cell>
          <table:table-cell office:value-type="float" office:value="20.166575622599996" table:style-name="ce21">
            <text:p><text:s text:c="2"/>20</text:p>
          </table:table-cell>
          <table:table-cell office:value-type="float" office:value="22.1409633032" table:style-name="ce21">
            <text:p><text:s text:c="2"/>22</text:p>
          </table:table-cell>
          <table:table-cell office:value-type="float" office:value="19.762570638" table:style-name="ce21">
            <text:p><text:s text:c="2"/>20</text:p>
          </table:table-cell>
          <table:table-cell office:value-type="float" office:value="27.540618731999999" table:style-name="ce21">
            <text:p><text:s text:c="2"/>28</text:p>
          </table:table-cell>
          <table:table-cell office:value-type="float" office:value="20.046978000000003" table:style-name="ce21">
            <text:p><text:s text:c="2"/>20</text:p>
          </table:table-cell>
          <table:table-cell office:value-type="float" office:value="23.575340151600003" table:style-name="ce21">
            <text:p><text:s text:c="2"/>24</text:p>
          </table:table-cell>
          <table:table-cell office:value-type="float" office:value="14.858222961999997" table:style-name="ce21">
            <text:p><text:s text:c="2"/>15</text:p>
          </table:table-cell>
          <table:table-cell office:value-type="float" office:value="13.157179081199999" table:style-name="ce21">
            <text:p><text:s text:c="2"/>13</text:p>
          </table:table-cell>
          <table:table-cell office:value-type="float" office:value="10.00638496" table:style-name="ce21">
            <text:p><text:s text:c="2"/>10</text:p>
          </table:table-cell>
          <table:table-cell office:value-type="float" office:value="13.866003427142502" table:style-name="ce21">
            <text:p><text:s text:c="2"/>14</text:p>
          </table:table-cell>
          <table:table-cell office:value-type="float" office:value="11.25680619388889" table:style-name="ce21">
            <text:p><text:s text:c="2"/>11</text:p>
          </table:table-cell>
          <table:table-cell office:value-type="float" office:value="11.732175" table:style-name="ce21">
            <text:p><text:s text:c="2"/>12</text:p>
          </table:table-cell>
          <table:table-cell office:value-type="float" office:value="12.443713333333333" table:style-name="ce21">
            <text:p><text:s text:c="2"/>12</text:p>
          </table:table-cell>
          <table:table-cell office:value-type="float" office:value="8.2347396153846155" table:style-name="ce21">
            <text:p><text:s text:c="2"/>8</text:p>
          </table:table-cell>
          <table:table-cell office:value-type="float" office:value="6.0076511999999997" table:style-name="ce21">
            <text:p><text:s text:c="2"/>6</text:p>
          </table:table-cell>
          <table:table-cell office:value-type="float" office:value="10.4717423125" table:style-name="ce21">
            <text:p><text:s text:c="2"/>10</text:p>
          </table:table-cell>
          <table:table-cell office:value-type="float" office:value="12.764106666666667" table:style-name="ce21">
            <text:p><text:s text:c="2"/>13</text:p>
          </table:table-cell>
          <table:table-cell office:value-type="float" office:value="12.443140676501109" table:style-name="ce21">
            <text:p><text:s text:c="2"/>12</text:p>
          </table:table-cell>
          <table:table-cell office:value-type="float" office:value="8.5254348528920438" table:style-name="ce21">
            <text:p><text:s text:c="2"/>9</text:p>
          </table:table-cell>
          <table:table-cell office:value-type="float" office:value="12.149078222999995" table:style-name="ce21">
            <text:p><text:s text:c="2"/>12</text:p>
          </table:table-cell>
          <table:table-cell office:value-type="float" office:value="17.369139759999999" table:style-name="ce21">
            <text:p><text:s text:c="2"/>17</text:p>
          </table:table-cell>
          <table:table-cell office:value-type="float" office:value="26.285709767200004" table:style-name="ce21">
            <text:p><text:s text:c="2"/>26</text:p>
          </table:table-cell>
          <table:table-cell office:value-type="float" office:value="18.502635729583332" table:style-name="ce21">
            <text:p><text:s text:c="2"/>19</text:p>
          </table:table-cell>
          <table:table-cell table:number-columns-repeated="3" table:style-name="ce32"/>
          <table:table-cell table:number-columns-repeated="16328"/>
        </table:table-row>
        <table:table-row table:style-name="ro3">
          <table:table-cell table:style-name="ce24"/>
          <table:table-cell table:number-columns-repeated="2" table:style-name="ce2"/>
          <table:table-cell table:style-name="ce24"/>
          <table:table-cell office:value-type="string" table:style-name="ce24">
            <text:p>Subsidies (c)</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27.18" table:style-name="ce21">
            <text:p><text:s text:c="2"/>27</text:p>
          </table:table-cell>
          <table:table-cell office:value-type="float" office:value="22.25" table:style-name="ce21">
            <text:p><text:s text:c="2"/>22</text:p>
          </table:table-cell>
          <table:table-cell office:value-type="float" office:value="23.2" table:style-name="ce21">
            <text:p><text:s text:c="2"/>23</text:p>
          </table:table-cell>
          <table:table-cell office:value-type="float" office:value="23.51" table:style-name="ce21">
            <text:p><text:s text:c="2"/>24</text:p>
          </table:table-cell>
          <table:table-cell office:value-type="float" office:value="27.87" table:style-name="ce21">
            <text:p><text:s text:c="2"/>28</text:p>
          </table:table-cell>
          <table:table-cell office:value-type="float" office:value="28.03" table:style-name="ce21">
            <text:p><text:s text:c="2"/>28</text:p>
          </table:table-cell>
          <table:table-cell office:value-type="float" office:value="24.24" table:style-name="ce21">
            <text:p><text:s text:c="2"/>24</text:p>
          </table:table-cell>
          <table:table-cell office:value-type="float" office:value="19.137308681035687" table:style-name="ce21">
            <text:p><text:s text:c="2"/>19</text:p>
          </table:table-cell>
          <table:table-cell office:value-type="float" office:value="21.551961004626829" table:style-name="ce21">
            <text:p><text:s text:c="2"/>22</text:p>
          </table:table-cell>
          <table:table-cell office:value-type="float" office:value="18.527648592796648" table:style-name="ce21">
            <text:p><text:s text:c="2"/>19</text:p>
          </table:table-cell>
          <table:table-cell office:value-type="float" office:value="17.128358581988074" table:style-name="ce21">
            <text:p><text:s text:c="2"/>17</text:p>
          </table:table-cell>
          <table:table-cell office:value-type="float" office:value="13.072833976388381" table:style-name="ce21">
            <text:p><text:s text:c="2"/>13</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table:number-columns-repeated="3" table:style-name="ce32"/>
          <table:table-cell table:number-columns-repeated="16328"/>
        </table:table-row>
        <table:table-row table:style-name="ro3">
          <table:table-cell table:style-name="ce24"/>
          <table:table-cell table:style-name="ce1"/>
          <table:table-cell office:value-type="string" table:style-name="ce24">
            <text:p>Value of production at market prices (£ million) (d)</text:p>
          </table:table-cell>
          <table:table-cell table:number-columns-repeated="2" table:style-name="ce24"/>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float" office:value="42.86" table:style-name="ce21">
            <text:p><text:s text:c="2"/>43</text:p>
          </table:table-cell>
          <table:table-cell office:value-type="float" office:value="35.26" table:style-name="ce21">
            <text:p><text:s text:c="2"/>35</text:p>
          </table:table-cell>
          <table:table-cell office:value-type="float" office:value="40.07" table:style-name="ce21">
            <text:p><text:s text:c="2"/>40</text:p>
          </table:table-cell>
          <table:table-cell office:value-type="float" office:value="28.04" table:style-name="ce21">
            <text:p><text:s text:c="2"/>28</text:p>
          </table:table-cell>
          <table:table-cell office:value-type="float" office:value="26.090000000000003" table:style-name="ce21">
            <text:p><text:s text:c="2"/>26</text:p>
          </table:table-cell>
          <table:table-cell office:value-type="float" office:value="27.45" table:style-name="ce21">
            <text:p><text:s text:c="2"/>27</text:p>
          </table:table-cell>
          <table:table-cell office:value-type="float" office:value="28.899999999999995" table:style-name="ce21">
            <text:p><text:s text:c="2"/>29</text:p>
          </table:table-cell>
          <table:table-cell office:value-type="float" office:value="28.62" table:style-name="ce21">
            <text:p><text:s text:c="2"/>29</text:p>
          </table:table-cell>
          <table:table-cell office:value-type="float" office:value="20.166575622599993" table:style-name="ce21">
            <text:p><text:s text:c="2"/>20</text:p>
          </table:table-cell>
          <table:table-cell office:value-type="float" office:value="22.1409633032" table:style-name="ce21">
            <text:p><text:s text:c="2"/>22</text:p>
          </table:table-cell>
          <table:table-cell office:value-type="float" office:value="19.762570638000003" table:style-name="ce21">
            <text:p><text:s text:c="2"/>20</text:p>
          </table:table-cell>
          <table:table-cell office:value-type="float" office:value="27.540618732000002" table:style-name="ce21">
            <text:p><text:s text:c="2"/>28</text:p>
          </table:table-cell>
          <table:table-cell office:value-type="float" office:value="20.046977999999999" table:style-name="ce21">
            <text:p><text:s text:c="2"/>20</text:p>
          </table:table-cell>
          <table:table-cell office:value-type="float" office:value="23.575340151600003" table:style-name="ce21">
            <text:p><text:s text:c="2"/>24</text:p>
          </table:table-cell>
          <table:table-cell office:value-type="float" office:value="14.858222961999999" table:style-name="ce21">
            <text:p><text:s text:c="2"/>15</text:p>
          </table:table-cell>
          <table:table-cell office:value-type="float" office:value="13.157179081199999" table:style-name="ce21">
            <text:p><text:s text:c="2"/>13</text:p>
          </table:table-cell>
          <table:table-cell office:value-type="float" office:value="10.00638496" table:style-name="ce21">
            <text:p><text:s text:c="2"/>10</text:p>
          </table:table-cell>
          <table:table-cell office:value-type="float" office:value="13.866003427142502" table:style-name="ce21">
            <text:p><text:s text:c="2"/>14</text:p>
          </table:table-cell>
          <table:table-cell office:value-type="float" office:value="11.25680619388889" table:style-name="ce21">
            <text:p><text:s text:c="2"/>11</text:p>
          </table:table-cell>
          <table:table-cell office:value-type="float" office:value="11.732175" table:style-name="ce21">
            <text:p><text:s text:c="2"/>12</text:p>
          </table:table-cell>
          <table:table-cell office:value-type="float" office:value="12.443713333333333" table:style-name="ce21">
            <text:p><text:s text:c="2"/>12</text:p>
          </table:table-cell>
          <table:table-cell office:value-type="float" office:value="8.2347396153846155" table:style-name="ce21">
            <text:p><text:s text:c="2"/>8</text:p>
          </table:table-cell>
          <table:table-cell office:value-type="float" office:value="6.0076511999999997" table:style-name="ce21">
            <text:p><text:s text:c="2"/>6</text:p>
          </table:table-cell>
          <table:table-cell office:value-type="float" office:value="10.4717423125" table:style-name="ce21">
            <text:p><text:s text:c="2"/>10</text:p>
          </table:table-cell>
          <table:table-cell office:value-type="float" office:value="12.764106666666667" table:style-name="ce21">
            <text:p><text:s text:c="2"/>13</text:p>
          </table:table-cell>
          <table:table-cell office:value-type="float" office:value="12.443140676501109" table:style-name="ce21">
            <text:p><text:s text:c="2"/>12</text:p>
          </table:table-cell>
          <table:table-cell office:value-type="float" office:value="8.5254348528920438" table:style-name="ce21">
            <text:p><text:s text:c="2"/>9</text:p>
          </table:table-cell>
          <table:table-cell office:value-type="float" office:value="12.149078222999995" table:style-name="ce21">
            <text:p><text:s text:c="2"/>12</text:p>
          </table:table-cell>
          <table:table-cell office:value-type="float" office:value="17.369139759999999" table:style-name="ce21">
            <text:p><text:s text:c="2"/>17</text:p>
          </table:table-cell>
          <table:table-cell office:value-type="float" office:value="26.285709767200004" table:style-name="ce21">
            <text:p><text:s text:c="2"/>26</text:p>
          </table:table-cell>
          <table:table-cell office:value-type="float" office:value="18.502635729583332" table:style-name="ce21">
            <text:p><text:s text:c="2"/>19</text:p>
          </table:table-cell>
          <table:table-cell table:number-columns-repeated="3" table:style-name="ce32"/>
          <table:table-cell table:number-columns-repeated="16328"/>
        </table:table-row>
        <table:table-row table:style-name="ro3">
          <table:table-cell table:style-name="ce2"/>
          <table:table-cell office:value-type="string" table:style-name="ce34">
            <text:p>For human consumption</text:p>
          </table:table-cell>
          <table:table-cell table:number-columns-repeated="3" table:style-name="ce2"/>
          <table:table-cell table:number-columns-repeated="17" table:style-name="ce5"/>
          <table:table-cell table:number-columns-repeated="4" table:style-name="ce157"/>
          <table:table-cell table:number-columns-repeated="27" table:style-name="ce18"/>
          <table:table-cell table:style-name="ce32"/>
          <table:table-cell table:number-columns-repeated="2" table:style-name="ce24"/>
          <table:table-cell table:number-columns-repeated="16328"/>
        </table:table-row>
        <table:table-row table:style-name="ro3">
          <table:table-cell table:style-name="ce159"/>
          <table:table-cell table:style-name="ce2"/>
          <table:table-cell office:value-type="string" table:style-name="ce2">
            <text:p>Volume of harvested production</text:p>
          </table:table-cell>
          <table:table-cell table:number-columns-repeated="2" table:style-name="ce2"/>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160"/>
          <table:table-cell office:value-type="float" office:value="64.917725400000009" table:style-name="ce161">
            <text:p>65</text:p>
          </table:table-cell>
          <table:table-cell office:value-type="float" office:value="51.609768199999998" table:style-name="ce161">
            <text:p>52</text:p>
          </table:table-cell>
          <table:table-cell office:value-type="float" office:value="51.844188000000003" table:style-name="ce161">
            <text:p>52</text:p>
          </table:table-cell>
          <table:table-cell office:value-type="float" office:value="66.348167999999987" table:style-name="ce161">
            <text:p>66</text:p>
          </table:table-cell>
          <table:table-cell office:value-type="float" office:value="61.530887999999997" table:style-name="ce161">
            <text:p>62</text:p>
          </table:table-cell>
          <table:table-cell office:value-type="float" office:value="57.187054599999996" table:style-name="ce161">
            <text:p>57</text:p>
          </table:table-cell>
          <table:table-cell office:value-type="float" office:value="59.700709750102845" table:style-name="ce161">
            <text:p>60</text:p>
          </table:table-cell>
          <table:table-cell office:value-type="float" office:value="74.13239999999999" table:style-name="ce161">
            <text:p>74</text:p>
          </table:table-cell>
          <table:table-cell office:value-type="float" office:value="65.408000000000001" table:style-name="ce161">
            <text:p>65</text:p>
          </table:table-cell>
          <table:table-cell office:value-type="float" office:value="73.599999999999994" table:style-name="ce161">
            <text:p>74</text:p>
          </table:table-cell>
          <table:table-cell office:value-type="float" office:value="64.810311299999995" table:style-name="ce161">
            <text:p>65</text:p>
          </table:table-cell>
          <table:table-cell office:value-type="float" office:value="47.108833199999999" table:style-name="ce161">
            <text:p>47</text:p>
          </table:table-cell>
          <table:table-cell office:value-type="float" office:value="29.071994" table:style-name="ce161">
            <text:p>29</text:p>
          </table:table-cell>
          <table:table-cell office:value-type="float" office:value="22.043328800000005" table:style-name="ce161">
            <text:p>22</text:p>
          </table:table-cell>
          <table:table-cell office:value-type="float" office:value="38.674638000000009" table:style-name="ce161">
            <text:p>39</text:p>
          </table:table-cell>
          <table:table-cell office:value-type="float" office:value="46.601578799999999" table:style-name="ce161">
            <text:p>47</text:p>
          </table:table-cell>
          <table:table-cell office:value-type="float" office:value="30.383904594459946" table:style-name="ce161">
            <text:p>30</text:p>
          </table:table-cell>
          <table:table-cell office:value-type="float" office:value="32.903400000000005" table:style-name="ce161">
            <text:p>33</text:p>
          </table:table-cell>
          <table:table-cell office:value-type="float" office:value="33.170199999999994" table:style-name="ce161">
            <text:p>33</text:p>
          </table:table-cell>
          <table:table-cell office:value-type="float" office:value="53.385140257990301" table:style-name="ce161">
            <text:p>53</text:p>
          </table:table-cell>
          <table:table-cell office:value-type="float" office:value="65.430224999999993" table:style-name="ce161">
            <text:p>65</text:p>
          </table:table-cell>
          <table:table-cell office:value-type="float" office:value="74.593332730318949" table:style-name="ce161">
            <text:p>75</text:p>
          </table:table-cell>
          <table:table-cell office:value-type="float" office:value="31.034519999999997" table:style-name="ce161">
            <text:p>31</text:p>
          </table:table-cell>
          <table:table-cell office:value-type="float" office:value="57.889645000000002" table:style-name="ce161">
            <text:p>58</text:p>
          </table:table-cell>
          <table:table-cell office:value-type="float" office:value="67.561999999999998" table:style-name="ce161">
            <text:p>68</text:p>
          </table:table-cell>
          <table:table-cell office:value-type="float" office:value="94.865594999999999" table:style-name="ce161">
            <text:p>95</text:p>
          </table:table-cell>
          <table:table-cell office:value-type="float" office:value="121.11488999999997" table:style-name="ce161">
            <text:p>121</text:p>
          </table:table-cell>
          <table:table-cell office:value-type="float" office:value="75.322199999999995" table:style-name="ce161">
            <text:p>75</text:p>
          </table:table-cell>
          <table:table-cell office:value-type="float" office:value="17.0688" table:style-name="ce161">
            <text:p>17</text:p>
          </table:table-cell>
          <table:table-cell office:value-type="float" office:value="12.788879999999999" table:style-name="ce161">
            <text:p>13</text:p>
          </table:table-cell>
          <table:table-cell office:value-type="float" office:value="65.520049999999998" table:style-name="ce161">
            <text:p>66</text:p>
          </table:table-cell>
          <table:table-cell table:style-name="ce32"/>
          <table:table-cell table:number-columns-repeated="2" table:style-name="ce24"/>
          <table:table-cell table:number-columns-repeated="16328"/>
        </table:table-row>
        <table:table-row table:style-name="ro3">
          <table:table-cell table:style-name="ce159"/>
          <table:table-cell table:style-name="ce2"/>
          <table:table-cell office:value-type="string" table:style-name="ce61">
            <text:p>Value of production (£ million)</text:p>
          </table:table-cell>
          <table:table-cell table:number-columns-repeated="2" table:style-name="ce24"/>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21.797707497600001" table:style-name="ce161">
            <text:p>22</text:p>
          </table:table-cell>
          <table:table-cell office:value-type="float" office:value="13.553428876" table:style-name="ce161">
            <text:p>14</text:p>
          </table:table-cell>
          <table:table-cell office:value-type="float" office:value="14.043991743459999" table:style-name="ce161">
            <text:p>14</text:p>
          </table:table-cell>
          <table:table-cell office:value-type="float" office:value="15.017021714214694" table:style-name="ce161">
            <text:p>15</text:p>
          </table:table-cell>
          <table:table-cell office:value-type="float" office:value="17.171811399999999" table:style-name="ce161">
            <text:p>17</text:p>
          </table:table-cell>
          <table:table-cell office:value-type="float" office:value="14.682493303999999" table:style-name="ce161">
            <text:p>15</text:p>
          </table:table-cell>
          <table:table-cell office:value-type="float" office:value="11.958816000000001" table:style-name="ce161">
            <text:p>12</text:p>
          </table:table-cell>
          <table:table-cell office:value-type="float" office:value="9.5311778547100001" table:style-name="ce161">
            <text:p>10</text:p>
          </table:table-cell>
          <table:table-cell office:value-type="float" office:value="9.1029880467759998" table:style-name="ce161">
            <text:p>9</text:p>
          </table:table-cell>
          <table:table-cell office:value-type="float" office:value="7.8368595502000007" table:style-name="ce161">
            <text:p>8</text:p>
          </table:table-cell>
          <table:table-cell office:value-type="float" office:value="6.9561257511040013" table:style-name="ce161">
            <text:p>7</text:p>
          </table:table-cell>
          <table:table-cell office:value-type="float" office:value="8.2544167219200002" table:style-name="ce161">
            <text:p>8</text:p>
          </table:table-cell>
          <table:table-cell office:value-type="float" office:value="5.0572699050600001" table:style-name="ce161">
            <text:p>5</text:p>
          </table:table-cell>
          <table:table-cell office:value-type="float" office:value="3.3477354371928629" table:style-name="ce161">
            <text:p>3</text:p>
          </table:table-cell>
          <table:table-cell office:value-type="float" office:value="6.3832596000000006" table:style-name="ce161">
            <text:p>6</text:p>
          </table:table-cell>
          <table:table-cell office:value-type="float" office:value="4.7783069739999995" table:style-name="ce161">
            <text:p>5</text:p>
          </table:table-cell>
          <table:table-cell office:value-type="float" office:value="7.2123324488544895" table:style-name="ce161">
            <text:p>7</text:p>
          </table:table-cell>
          <table:table-cell office:value-type="float" office:value="8.3264634899999983" table:style-name="ce161">
            <text:p>8</text:p>
          </table:table-cell>
          <table:table-cell office:value-type="float" office:value="10.757450189459265" table:style-name="ce161">
            <text:p>11</text:p>
          </table:table-cell>
          <table:table-cell office:value-type="float" office:value="4.665264219" table:style-name="ce161">
            <text:p>5</text:p>
          </table:table-cell>
          <table:table-cell office:value-type="float" office:value="9.1471897440000003" table:style-name="ce161">
            <text:p>9</text:p>
          </table:table-cell>
          <table:table-cell office:value-type="float" office:value="13.306335899999999" table:style-name="ce161">
            <text:p>13</text:p>
          </table:table-cell>
          <table:table-cell office:value-type="float" office:value="14.401060080000002" table:style-name="ce161">
            <text:p>14</text:p>
          </table:table-cell>
          <table:table-cell office:value-type="float" office:value="18.208266959999996" table:style-name="ce161">
            <text:p>18</text:p>
          </table:table-cell>
          <table:table-cell office:value-type="float" office:value="10.840747635" table:style-name="ce161">
            <text:p>11</text:p>
          </table:table-cell>
          <table:table-cell office:value-type="float" office:value="2.382231456" table:style-name="ce161">
            <text:p>2</text:p>
          </table:table-cell>
          <table:table-cell office:value-type="float" office:value="2.17509336" table:style-name="ce161">
            <text:p>2</text:p>
          </table:table-cell>
          <table:table-cell office:value-type="float" office:value="12.110642500000003" table:style-name="ce161">
            <text:p>12</text:p>
          </table:table-cell>
          <table:table-cell table:style-name="ce32"/>
          <table:table-cell table:number-columns-repeated="2" table:style-name="ce24"/>
          <table:table-cell table:number-columns-repeated="16328"/>
        </table:table-row>
        <table:table-row table:style-name="ro3">
          <table:table-cell table:style-name="ce159"/>
          <table:table-cell table:style-name="ce2"/>
          <table:table-cell table:style-name="ce24"/>
          <table:table-cell office:value-type="string" table:style-name="ce24">
            <text:p>of which:</text:p>
          </table:table-cell>
          <table:table-cell office:value-type="string" table:style-name="ce24">
            <text:p>sales</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160"/>
          <table:table-cell office:value-type="float" office:value="12.097206339966" table:style-name="ce161">
            <text:p>12</text:p>
          </table:table-cell>
          <table:table-cell office:value-type="float" office:value="10.612338372813999" table:style-name="ce161">
            <text:p>11</text:p>
          </table:table-cell>
          <table:table-cell office:value-type="float" office:value="9.6360435681600016" table:style-name="ce161">
            <text:p>10</text:p>
          </table:table-cell>
          <table:table-cell office:value-type="float" office:value="7.607707497599999" table:style-name="ce161">
            <text:p>8</text:p>
          </table:table-cell>
          <table:table-cell office:value-type="float" office:value="7.9934288760000003" table:style-name="ce161">
            <text:p>8</text:p>
          </table:table-cell>
          <table:table-cell office:value-type="float" office:value="8.2439917434599987" table:style-name="ce161">
            <text:p>8</text:p>
          </table:table-cell>
          <table:table-cell office:value-type="float" office:value="9.1370217142146934" table:style-name="ce161">
            <text:p>9</text:p>
          </table:table-cell>
          <table:table-cell office:value-type="float" office:value="10.201811399999999" table:style-name="ce161">
            <text:p>10</text:p>
          </table:table-cell>
          <table:table-cell office:value-type="float" office:value="7.6724933039999996" table:style-name="ce161">
            <text:p>8</text:p>
          </table:table-cell>
          <table:table-cell office:value-type="float" office:value="6.7388159999999999" table:style-name="ce161">
            <text:p>7</text:p>
          </table:table-cell>
          <table:table-cell office:value-type="float" office:value="5.1711778547099998" table:style-name="ce161">
            <text:p>5</text:p>
          </table:table-cell>
          <table:table-cell office:value-type="float" office:value="4.2929880467759993" table:style-name="ce161">
            <text:p>4</text:p>
          </table:table-cell>
          <table:table-cell office:value-type="float" office:value="3.5468595501999998" table:style-name="ce161">
            <text:p>4</text:p>
          </table:table-cell>
          <table:table-cell office:value-type="float" office:value="2.9861257511040007" table:style-name="ce161">
            <text:p>3</text:p>
          </table:table-cell>
          <table:table-cell office:value-type="float" office:value="5.22441672192" table:style-name="ce161">
            <text:p>5</text:p>
          </table:table-cell>
          <table:table-cell office:value-type="float" office:value="5.0572699050600001" table:style-name="ce161">
            <text:p>5</text:p>
          </table:table-cell>
          <table:table-cell office:value-type="float" office:value="3.3477354371928629" table:style-name="ce161">
            <text:p>3</text:p>
          </table:table-cell>
          <table:table-cell office:value-type="float" office:value="6.3832596000000006" table:style-name="ce161">
            <text:p>6</text:p>
          </table:table-cell>
          <table:table-cell office:value-type="float" office:value="4.7783069739999995" table:style-name="ce161">
            <text:p>5</text:p>
          </table:table-cell>
          <table:table-cell office:value-type="float" office:value="7.2123324488544895" table:style-name="ce161">
            <text:p>7</text:p>
          </table:table-cell>
          <table:table-cell office:value-type="float" office:value="8.3264634899999983" table:style-name="ce161">
            <text:p>8</text:p>
          </table:table-cell>
          <table:table-cell office:value-type="float" office:value="10.757450189459265" table:style-name="ce161">
            <text:p>11</text:p>
          </table:table-cell>
          <table:table-cell office:value-type="float" office:value="4.665264219" table:style-name="ce161">
            <text:p>5</text:p>
          </table:table-cell>
          <table:table-cell office:value-type="float" office:value="9.1471897440000003" table:style-name="ce161">
            <text:p>9</text:p>
          </table:table-cell>
          <table:table-cell office:value-type="float" office:value="13.306335899999999" table:style-name="ce161">
            <text:p>13</text:p>
          </table:table-cell>
          <table:table-cell office:value-type="float" office:value="14.401060080000002" table:style-name="ce161">
            <text:p>14</text:p>
          </table:table-cell>
          <table:table-cell office:value-type="float" office:value="18.208266959999996" table:style-name="ce161">
            <text:p>18</text:p>
          </table:table-cell>
          <table:table-cell office:value-type="float" office:value="10.840747635" table:style-name="ce161">
            <text:p>11</text:p>
          </table:table-cell>
          <table:table-cell office:value-type="float" office:value="2.382231456" table:style-name="ce161">
            <text:p>2</text:p>
          </table:table-cell>
          <table:table-cell office:value-type="float" office:value="2.17509336" table:style-name="ce161">
            <text:p>2</text:p>
          </table:table-cell>
          <table:table-cell office:value-type="float" office:value="12.110641500000002" table:style-name="ce161">
            <text:p>12</text:p>
          </table:table-cell>
          <table:table-cell table:style-name="ce32"/>
          <table:table-cell table:number-columns-repeated="2" table:style-name="ce24"/>
          <table:table-cell table:number-columns-repeated="16328"/>
        </table:table-row>
        <table:table-row table:style-name="ro3">
          <table:table-cell table:number-columns-repeated="3" table:style-name="ce2"/>
          <table:table-cell table:style-name="ce24"/>
          <table:table-cell office:value-type="string" table:style-name="ce24">
            <text:p>subsidies (c)</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6.79" table:style-name="ce161">
            <text:p>7</text:p>
          </table:table-cell>
          <table:table-cell office:value-type="float" office:value="5.56" table:style-name="ce161">
            <text:p>6</text:p>
          </table:table-cell>
          <table:table-cell office:value-type="float" office:value="5.8" table:style-name="ce161">
            <text:p>6</text:p>
          </table:table-cell>
          <table:table-cell office:value-type="float" office:value="5.88" table:style-name="ce161">
            <text:p>6</text:p>
          </table:table-cell>
          <table:table-cell office:value-type="float" office:value="6.97" table:style-name="ce161">
            <text:p>7</text:p>
          </table:table-cell>
          <table:table-cell office:value-type="float" office:value="7.01" table:style-name="ce161">
            <text:p>7</text:p>
          </table:table-cell>
          <table:table-cell office:value-type="float" office:value="5.22" table:style-name="ce161">
            <text:p>5</text:p>
          </table:table-cell>
          <table:table-cell office:value-type="float" office:value="4.3600000000000003" table:style-name="ce161">
            <text:p>4</text:p>
          </table:table-cell>
          <table:table-cell office:value-type="float" office:value="4.8099999999999996" table:style-name="ce161">
            <text:p>5</text:p>
          </table:table-cell>
          <table:table-cell office:value-type="float" office:value="4.29" table:style-name="ce161">
            <text:p>4</text:p>
          </table:table-cell>
          <table:table-cell office:value-type="float" office:value="3.97" table:style-name="ce161">
            <text:p>4</text:p>
          </table:table-cell>
          <table:table-cell office:value-type="float" office:value="3.03" table:style-name="ce161">
            <text:p>3</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0" table:style-name="ce21">
            <text:p><text:s text:c="2"/>0</text:p>
          </table:table-cell>
          <table:table-cell office:value-type="float" office:value="9.9999999999999995E-7" table:style-name="ce21">
            <text:p><text:s text:c="2"/>0</text:p>
          </table:table-cell>
          <table:table-cell table:style-name="ce32"/>
          <table:table-cell table:number-columns-repeated="2" table:style-name="ce24"/>
          <table:table-cell table:number-columns-repeated="16328"/>
        </table:table-row>
        <table:table-row table:style-name="ro3">
          <table:table-cell table:number-columns-repeated="2" table:style-name="ce40"/>
          <table:table-cell office:value-type="string" table:style-name="ce62">
            <text:p>Value of production at market prices (£ million) (d)</text:p>
          </table:table-cell>
          <table:table-cell table:number-columns-repeated="2" table:style-name="ce62"/>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table:number-columns-repeated="6" table:style-name="ce136"/>
          <table:table-cell office:value-type="float" office:value="12.097206339966" table:style-name="ce65">
            <text:p><text:s text:c="2"/>12</text:p>
          </table:table-cell>
          <table:table-cell office:value-type="float" office:value="10.612338372813999" table:style-name="ce65">
            <text:p><text:s text:c="2"/>11</text:p>
          </table:table-cell>
          <table:table-cell office:value-type="float" office:value="9.6360435681600016" table:style-name="ce65">
            <text:p><text:s text:c="2"/>10</text:p>
          </table:table-cell>
          <table:table-cell office:value-type="float" office:value="14.397707497599999" table:style-name="ce65">
            <text:p><text:s text:c="2"/>14</text:p>
          </table:table-cell>
          <table:table-cell office:value-type="float" office:value="13.553428876" table:style-name="ce65">
            <text:p><text:s text:c="2"/>14</text:p>
          </table:table-cell>
          <table:table-cell office:value-type="float" office:value="14.043991743459998" table:style-name="ce65">
            <text:p><text:s text:c="2"/>14</text:p>
          </table:table-cell>
          <table:table-cell office:value-type="float" office:value="15.017021714214692" table:style-name="ce65">
            <text:p><text:s text:c="2"/>15</text:p>
          </table:table-cell>
          <table:table-cell office:value-type="float" office:value="17.171811399999999" table:style-name="ce65">
            <text:p><text:s text:c="2"/>17</text:p>
          </table:table-cell>
          <table:table-cell office:value-type="float" office:value="14.682493303999999" table:style-name="ce65">
            <text:p><text:s text:c="2"/>15</text:p>
          </table:table-cell>
          <table:table-cell office:value-type="float" office:value="11.958815999999999" table:style-name="ce65">
            <text:p><text:s text:c="2"/>12</text:p>
          </table:table-cell>
          <table:table-cell office:value-type="float" office:value="9.5311778547100001" table:style-name="ce65">
            <text:p><text:s text:c="2"/>10</text:p>
          </table:table-cell>
          <table:table-cell office:value-type="float" office:value="9.102988046775998" table:style-name="ce65">
            <text:p><text:s text:c="2"/>9</text:p>
          </table:table-cell>
          <table:table-cell office:value-type="float" office:value="7.8368595501999998" table:style-name="ce65">
            <text:p><text:s text:c="2"/>8</text:p>
          </table:table-cell>
          <table:table-cell office:value-type="float" office:value="6.9561257511040004" table:style-name="ce65">
            <text:p><text:s text:c="2"/>7</text:p>
          </table:table-cell>
          <table:table-cell office:value-type="float" office:value="8.2544167219200002" table:style-name="ce65">
            <text:p><text:s text:c="2"/>8</text:p>
          </table:table-cell>
          <table:table-cell office:value-type="float" office:value="5.0572699050600001" table:style-name="ce65">
            <text:p><text:s text:c="2"/>5</text:p>
          </table:table-cell>
          <table:table-cell office:value-type="float" office:value="3.3477354371928629" table:style-name="ce65">
            <text:p><text:s text:c="2"/>3</text:p>
          </table:table-cell>
          <table:table-cell office:value-type="float" office:value="6.3832596000000006" table:style-name="ce65">
            <text:p><text:s text:c="2"/>6</text:p>
          </table:table-cell>
          <table:table-cell office:value-type="float" office:value="4.7783069739999995" table:style-name="ce65">
            <text:p><text:s text:c="2"/>5</text:p>
          </table:table-cell>
          <table:table-cell office:value-type="float" office:value="7.2123324488544895" table:style-name="ce65">
            <text:p><text:s text:c="2"/>7</text:p>
          </table:table-cell>
          <table:table-cell office:value-type="float" office:value="8.3264634899999983" table:style-name="ce65">
            <text:p><text:s text:c="2"/>8</text:p>
          </table:table-cell>
          <table:table-cell office:value-type="float" office:value="10.757450189459265" table:style-name="ce65">
            <text:p><text:s text:c="2"/>11</text:p>
          </table:table-cell>
          <table:table-cell office:value-type="float" office:value="4.665264219" table:style-name="ce65">
            <text:p><text:s text:c="2"/>5</text:p>
          </table:table-cell>
          <table:table-cell office:value-type="float" office:value="9.1471897440000003" table:style-name="ce65">
            <text:p><text:s text:c="2"/>9</text:p>
          </table:table-cell>
          <table:table-cell office:value-type="float" office:value="13.306335899999999" table:style-name="ce65">
            <text:p><text:s text:c="2"/>13</text:p>
          </table:table-cell>
          <table:table-cell office:value-type="float" office:value="14.401060080000002" table:style-name="ce65">
            <text:p><text:s text:c="2"/>14</text:p>
          </table:table-cell>
          <table:table-cell office:value-type="float" office:value="18.208266959999996" table:style-name="ce65">
            <text:p><text:s text:c="2"/>18</text:p>
          </table:table-cell>
          <table:table-cell office:value-type="float" office:value="10.840747635" table:style-name="ce65">
            <text:p><text:s text:c="2"/>11</text:p>
          </table:table-cell>
          <table:table-cell office:value-type="float" office:value="2.382231456" table:style-name="ce65">
            <text:p><text:s text:c="2"/>2</text:p>
          </table:table-cell>
          <table:table-cell office:value-type="float" office:value="2.17509336" table:style-name="ce65">
            <text:p><text:s text:c="2"/>2</text:p>
          </table:table-cell>
          <table:table-cell office:value-type="float" office:value="12.110642500000001" table:style-name="ce65">
            <text:p><text:s text:c="2"/>12</text:p>
          </table:table-cell>
          <table:table-cell table:number-columns-repeated="3" table:style-name="ce32"/>
          <table:table-cell table:number-columns-repeated="16328"/>
        </table:table-row>
        <table:table-row table:style-name="ro3">
          <table:table-cell office:value-type="string" table:style-name="ce34">
            <text:p>Field beans</text:p>
          </table:table-cell>
          <table:table-cell table:number-columns-repeated="4" table:style-name="ce24"/>
          <table:table-cell table:number-columns-repeated="11" table:style-name="ce5"/>
          <table:table-cell table:number-columns-repeated="6" table:style-name="ce10"/>
          <table:table-cell table:number-columns-repeated="20" table:style-name="ce151"/>
          <table:table-cell table:style-name="ce21"/>
          <table:table-cell table:number-columns-repeated="10" table:style-name="ce151"/>
          <table:table-cell table:style-name="ce32"/>
          <table:table-cell table:style-name="ce23"/>
          <table:table-cell table:style-name="ce32"/>
          <table:table-cell table:number-columns-repeated="16328"/>
        </table:table-row>
        <table:table-row table:style-name="ro3">
          <table:table-cell table:style-name="ce2"/>
          <table:table-cell office:value-type="string" table:style-name="ce2">
            <text:p>Area (thousand hectares)</text:p>
          </table:table-cell>
          <table:table-cell table:number-columns-repeated="3" table:style-name="ce2"/>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float" office:value="139.22900000000001" table:style-name="ce21">
            <text:p><text:s text:c="2"/>139</text:p>
          </table:table-cell>
          <table:table-cell office:value-type="float" office:value="130.92099999999999" table:style-name="ce21">
            <text:p><text:s text:c="2"/>131</text:p>
          </table:table-cell>
          <table:table-cell office:value-type="float" office:value="129.053" table:style-name="ce21">
            <text:p><text:s text:c="2"/>129</text:p>
          </table:table-cell>
          <table:table-cell office:value-type="float" office:value="163.12700000000001" table:style-name="ce21">
            <text:p><text:s text:c="2"/>163</text:p>
          </table:table-cell>
          <table:table-cell office:value-type="float" office:value="149.31100000000001" table:style-name="ce21">
            <text:p><text:s text:c="2"/>149</text:p>
          </table:table-cell>
          <table:table-cell office:value-type="float" office:value="118.672" table:style-name="ce21">
            <text:p><text:s text:c="2"/>119</text:p>
          </table:table-cell>
          <table:table-cell office:value-type="float" office:value="100.16500000000001" table:style-name="ce21">
            <text:p><text:s text:c="2"/>100</text:p>
          </table:table-cell>
          <table:table-cell office:value-type="float" office:value="99.37" table:style-name="ce163">
            <text:p><text:s/>99</text:p>
          </table:table-cell>
          <table:table-cell office:value-type="float" office:value="110.8" table:style-name="ce21">
            <text:p><text:s text:c="2"/>111</text:p>
          </table:table-cell>
          <table:table-cell office:value-type="float" office:value="112.759" table:style-name="ce21">
            <text:p><text:s text:c="2"/>113</text:p>
          </table:table-cell>
          <table:table-cell office:value-type="float" office:value="124.27" table:style-name="ce21">
            <text:p><text:s text:c="2"/>124</text:p>
          </table:table-cell>
          <table:table-cell office:value-type="float" office:value="173" table:style-name="ce21">
            <text:p><text:s text:c="2"/>173</text:p>
          </table:table-cell>
          <table:table-cell office:value-type="float" office:value="164.16319999999999" table:style-name="ce21">
            <text:p><text:s text:c="2"/>164</text:p>
          </table:table-cell>
          <table:table-cell office:value-type="float" office:value="164.6" table:style-name="ce21">
            <text:p><text:s text:c="2"/>165</text:p>
          </table:table-cell>
          <table:table-cell office:value-type="float" office:value="177.8" table:style-name="ce21">
            <text:p><text:s text:c="2"/>178</text:p>
          </table:table-cell>
          <table:table-cell office:value-type="float" office:value="184.10300000000001" table:style-name="ce21">
            <text:p><text:s text:c="2"/>184</text:p>
          </table:table-cell>
          <table:table-cell office:value-type="float" office:value="184.21799999999999" table:style-name="ce21">
            <text:p><text:s text:c="2"/>184</text:p>
          </table:table-cell>
          <table:table-cell office:value-type="float" office:value="123.244" table:style-name="ce21">
            <text:p><text:s text:c="2"/>123</text:p>
          </table:table-cell>
          <table:table-cell office:value-type="float" office:value="118.3" table:style-name="ce21">
            <text:p><text:s text:c="2"/>118</text:p>
          </table:table-cell>
          <table:table-cell office:value-type="float" office:value="186" table:style-name="ce21">
            <text:p><text:s text:c="2"/>186</text:p>
          </table:table-cell>
          <table:table-cell office:value-type="float" office:value="168" table:style-name="ce21">
            <text:p><text:s text:c="2"/>168</text:p>
          </table:table-cell>
          <table:table-cell office:value-type="float" office:value="125" table:style-name="ce163">
            <text:p><text:s/>125</text:p>
          </table:table-cell>
          <table:table-cell office:value-type="float" office:value="96" table:style-name="ce163">
            <text:p><text:s/>96</text:p>
          </table:table-cell>
          <table:table-cell office:value-type="float" office:value="118" table:style-name="ce163">
            <text:p><text:s/>118</text:p>
          </table:table-cell>
          <table:table-cell office:value-type="float" office:value="107" table:style-name="ce163">
            <text:p><text:s/>107</text:p>
          </table:table-cell>
          <table:table-cell office:value-type="float" office:value="169.55" table:style-name="ce163">
            <text:p><text:s/>170</text:p>
          </table:table-cell>
          <table:table-cell office:value-type="float" office:value="177.01" table:style-name="ce163">
            <text:p><text:s/>177</text:p>
          </table:table-cell>
          <table:table-cell office:value-type="float" office:value="192.67699999999999" table:style-name="ce163">
            <text:p><text:s/>193</text:p>
          </table:table-cell>
          <table:table-cell office:value-type="float" office:value="154.6" table:style-name="ce163">
            <text:p><text:s/>155</text:p>
          </table:table-cell>
          <table:table-cell office:value-type="float" office:value="136.94999999999999" table:style-name="ce163">
            <text:p><text:s/>137</text:p>
          </table:table-cell>
          <table:table-cell office:value-type="float" office:value="181.34" table:style-name="ce163">
            <text:p><text:s/>181</text:p>
          </table:table-cell>
          <table:table-cell table:style-name="ce2"/>
          <table:table-cell table:number-columns-repeated="2" table:style-name="ce164"/>
          <table:table-cell table:number-columns-repeated="16328"/>
        </table:table-row>
        <table:table-row table:style-name="ro3">
          <table:table-cell table:style-name="ce2"/>
          <table:table-cell office:value-type="string" table:style-name="ce2">
            <text:p>Yield (tonnes per hectare) (b)</text:p>
          </table:table-cell>
          <table:table-cell table:number-columns-repeated="3" table:style-name="ce2"/>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office:value-type="string" table:style-name="ce155">
            <text:p>. .</text:p>
          </table:table-cell>
          <table:table-cell table:number-columns-repeated="6" table:style-name="ce63"/>
          <table:table-cell office:value-type="float" office:value="3.41" table:style-name="ce129">
            <text:p><text:s text:c="2"/>3.4</text:p>
          </table:table-cell>
          <table:table-cell office:value-type="float" office:value="3.24" table:style-name="ce129">
            <text:p><text:s text:c="2"/>3.2</text:p>
          </table:table-cell>
          <table:table-cell office:value-type="float" office:value="3.45" table:style-name="ce129">
            <text:p><text:s text:c="2"/>3.5</text:p>
          </table:table-cell>
          <table:table-cell office:value-type="float" office:value="3.75" table:style-name="ce129">
            <text:p><text:s text:c="2"/>3.8</text:p>
          </table:table-cell>
          <table:table-cell office:value-type="float" office:value="3.04" table:style-name="ce129">
            <text:p><text:s text:c="2"/>3.0</text:p>
          </table:table-cell>
          <table:table-cell office:value-type="float" office:value="2.69" table:style-name="ce129">
            <text:p><text:s text:c="2"/>2.7</text:p>
          </table:table-cell>
          <table:table-cell office:value-type="float" office:value="3.17" table:style-name="ce129">
            <text:p><text:s text:c="2"/>3.2</text:p>
          </table:table-cell>
          <table:table-cell office:value-type="float" office:value="3.8" table:style-name="ce60">
            <text:p>3.8</text:p>
          </table:table-cell>
          <table:table-cell office:value-type="float" office:value="3.41" table:style-name="ce129">
            <text:p><text:s text:c="2"/>3.4</text:p>
          </table:table-cell>
          <table:table-cell office:value-type="float" office:value="3.5" table:style-name="ce129">
            <text:p><text:s text:c="2"/>3.5</text:p>
          </table:table-cell>
          <table:table-cell office:value-type="float" office:value="3.9" table:style-name="ce129">
            <text:p><text:s text:c="2"/>3.9</text:p>
          </table:table-cell>
          <table:table-cell office:value-type="float" office:value="3.5" table:style-name="ce129">
            <text:p><text:s text:c="2"/>3.5</text:p>
          </table:table-cell>
          <table:table-cell office:value-type="float" office:value="3.85" table:style-name="ce129">
            <text:p><text:s text:c="2"/>3.9</text:p>
          </table:table-cell>
          <table:table-cell office:value-type="float" office:value="3.88" table:style-name="ce129">
            <text:p><text:s text:c="2"/>3.9</text:p>
          </table:table-cell>
          <table:table-cell office:value-type="float" office:value="3.72" table:style-name="ce129">
            <text:p><text:s text:c="2"/>3.7</text:p>
          </table:table-cell>
          <table:table-cell office:value-type="float" office:value="3.83" table:style-name="ce129">
            <text:p><text:s text:c="2"/>3.8</text:p>
          </table:table-cell>
          <table:table-cell office:value-type="float" office:value="3.35" table:style-name="ce129">
            <text:p><text:s text:c="2"/>3.4</text:p>
          </table:table-cell>
          <table:table-cell office:value-type="float" office:value="3.04" table:style-name="ce129">
            <text:p><text:s text:c="2"/>3.0</text:p>
          </table:table-cell>
          <table:table-cell office:value-type="float" office:value="4.45" table:style-name="ce129">
            <text:p><text:s text:c="2"/>4.5</text:p>
          </table:table-cell>
          <table:table-cell office:value-type="float" office:value="3.7" table:style-name="ce129">
            <text:p><text:s text:c="2"/>3.7</text:p>
          </table:table-cell>
          <table:table-cell office:value-type="float" office:value="3.45" table:style-name="ce129">
            <text:p><text:s text:c="2"/>3.5</text:p>
          </table:table-cell>
          <table:table-cell office:value-type="float" office:value="3.35" table:style-name="ce60">
            <text:p>3.4</text:p>
          </table:table-cell>
          <table:table-cell office:value-type="float" office:value="3.3" table:style-name="ce60">
            <text:p>3.3</text:p>
          </table:table-cell>
          <table:table-cell office:value-type="float" office:value="3.2" table:style-name="ce60">
            <text:p>3.2</text:p>
          </table:table-cell>
          <table:table-cell office:value-type="float" office:value="4.1900000000000004" table:style-name="ce60">
            <text:p>4.2</text:p>
          </table:table-cell>
          <table:table-cell office:value-type="float" office:value="4.3499999999999996" table:style-name="ce60">
            <text:p>4.4</text:p>
          </table:table-cell>
          <table:table-cell office:value-type="float" office:value="3.6779999999999999" table:style-name="ce60">
            <text:p>3.7</text:p>
          </table:table-cell>
          <table:table-cell office:value-type="float" office:value="4" table:style-name="ce60">
            <text:p>4.0</text:p>
          </table:table-cell>
          <table:table-cell office:value-type="float" office:value="2.6" table:style-name="ce60">
            <text:p>2.6</text:p>
          </table:table-cell>
          <table:table-cell office:value-type="float" office:value="4" table:style-name="ce60">
            <text:p>4.0</text:p>
          </table:table-cell>
          <table:table-cell office:value-type="float" office:value="3" table:style-name="ce60">
            <text:p>3.0</text:p>
          </table:table-cell>
          <table:table-cell table:style-name="ce2"/>
          <table:table-cell table:number-columns-repeated="2" table:style-name="ce36"/>
          <table:table-cell table:number-columns-repeated="16328"/>
        </table:table-row>
        <table:table-row table:style-name="ro3">
          <table:table-cell table:style-name="ce2"/>
          <table:table-cell office:value-type="string" table:style-name="ce2">
            <text:p>Volume of harvested production (a)</text:p>
          </table:table-cell>
          <table:table-cell table:number-columns-repeated="3" table:style-name="ce2"/>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float" office:value="474.77089000000007" table:style-name="ce21">
            <text:p><text:s text:c="2"/>475</text:p>
          </table:table-cell>
          <table:table-cell office:value-type="float" office:value="424.18403999999998" table:style-name="ce21">
            <text:p><text:s text:c="2"/>424</text:p>
          </table:table-cell>
          <table:table-cell office:value-type="float" office:value="445.23285000000004" table:style-name="ce21">
            <text:p><text:s text:c="2"/>445</text:p>
          </table:table-cell>
          <table:table-cell office:value-type="float" office:value="611.72625000000005" table:style-name="ce21">
            <text:p><text:s text:c="2"/>612</text:p>
          </table:table-cell>
          <table:table-cell office:value-type="float" office:value="453.90544" table:style-name="ce21">
            <text:p><text:s text:c="2"/>454</text:p>
          </table:table-cell>
          <table:table-cell office:value-type="float" office:value="319.22767999999996" table:style-name="ce21">
            <text:p><text:s text:c="2"/>319</text:p>
          </table:table-cell>
          <table:table-cell office:value-type="float" office:value="317.52305000000001" table:style-name="ce21">
            <text:p><text:s text:c="2"/>318</text:p>
          </table:table-cell>
          <table:table-cell office:value-type="float" office:value="377.60599999999999" table:style-name="ce163">
            <text:p><text:s/>378</text:p>
          </table:table-cell>
          <table:table-cell office:value-type="float" office:value="377.82800000000003" table:style-name="ce21">
            <text:p><text:s text:c="2"/>378</text:p>
          </table:table-cell>
          <table:table-cell office:value-type="float" office:value="394.65649999999999" table:style-name="ce21">
            <text:p><text:s text:c="2"/>395</text:p>
          </table:table-cell>
          <table:table-cell office:value-type="float" office:value="484.65299999999996" table:style-name="ce21">
            <text:p><text:s text:c="2"/>485</text:p>
          </table:table-cell>
          <table:table-cell office:value-type="float" office:value="605.5" table:style-name="ce21">
            <text:p><text:s text:c="2"/>606</text:p>
          </table:table-cell>
          <table:table-cell office:value-type="float" office:value="632.02832000000001" table:style-name="ce21">
            <text:p><text:s text:c="2"/>632</text:p>
          </table:table-cell>
          <table:table-cell office:value-type="float" office:value="638.64799999999991" table:style-name="ce21">
            <text:p><text:s text:c="2"/>639</text:p>
          </table:table-cell>
          <table:table-cell office:value-type="float" office:value="661.41600000000005" table:style-name="ce21">
            <text:p><text:s text:c="2"/>661</text:p>
          </table:table-cell>
          <table:table-cell office:value-type="float" office:value="705.11449000000005" table:style-name="ce21">
            <text:p><text:s text:c="2"/>705</text:p>
          </table:table-cell>
          <table:table-cell office:value-type="float" office:value="617.13030000000003" table:style-name="ce21">
            <text:p><text:s text:c="2"/>617</text:p>
          </table:table-cell>
          <table:table-cell office:value-type="float" office:value="374.66176000000002" table:style-name="ce21">
            <text:p><text:s text:c="2"/>375</text:p>
          </table:table-cell>
          <table:table-cell office:value-type="float" office:value="526.43500000000006" table:style-name="ce21">
            <text:p><text:s text:c="2"/>526</text:p>
          </table:table-cell>
          <table:table-cell office:value-type="float" office:value="688.2" table:style-name="ce21">
            <text:p><text:s text:c="2"/>688</text:p>
          </table:table-cell>
          <table:table-cell office:value-type="float" office:value="579.6" table:style-name="ce21">
            <text:p><text:s text:c="2"/>580</text:p>
          </table:table-cell>
          <table:table-cell office:value-type="float" office:value="418.75" table:style-name="ce163">
            <text:p><text:s/>419</text:p>
          </table:table-cell>
          <table:table-cell office:value-type="float" office:value="316.79999999999995" table:style-name="ce163">
            <text:p><text:s/>317</text:p>
          </table:table-cell>
          <table:table-cell office:value-type="float" office:value="377.6" table:style-name="ce163">
            <text:p><text:s/>378</text:p>
          </table:table-cell>
          <table:table-cell office:value-type="float" office:value="448.33000000000004" table:style-name="ce163">
            <text:p><text:s/>448</text:p>
          </table:table-cell>
          <table:table-cell office:value-type="float" office:value="737.54250000000002" table:style-name="ce163">
            <text:p><text:s/>738</text:p>
          </table:table-cell>
          <table:table-cell office:value-type="float" office:value="651.04277999999999" table:style-name="ce163">
            <text:p><text:s/>651</text:p>
          </table:table-cell>
          <table:table-cell office:value-type="float" office:value="770.70799999999997" table:style-name="ce163">
            <text:p><text:s/>771</text:p>
          </table:table-cell>
          <table:table-cell office:value-type="float" office:value="401.96" table:style-name="ce163">
            <text:p><text:s/>402</text:p>
          </table:table-cell>
          <table:table-cell office:value-type="float" office:value="547.79999999999995" table:style-name="ce163">
            <text:p><text:s/>548</text:p>
          </table:table-cell>
          <table:table-cell office:value-type="float" office:value="544.02" table:style-name="ce163">
            <text:p><text:s/>544</text:p>
          </table:table-cell>
          <table:table-cell table:style-name="ce2"/>
          <table:table-cell table:number-columns-repeated="2" table:style-name="ce164"/>
          <table:table-cell table:number-columns-repeated="16328"/>
        </table:table-row>
        <table:table-row table:style-name="ro3">
          <table:table-cell table:style-name="ce24"/>
          <table:table-cell office:value-type="string" table:style-name="ce61">
            <text:p>Value of production (£ million)</text:p>
          </table:table-cell>
          <table:table-cell table:number-columns-repeated="3" table:style-name="ce24"/>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float" office:value="74" table:style-name="ce21">
            <text:p><text:s text:c="2"/>74</text:p>
          </table:table-cell>
          <table:table-cell office:value-type="float" office:value="72" table:style-name="ce21">
            <text:p><text:s text:c="2"/>72</text:p>
          </table:table-cell>
          <table:table-cell office:value-type="float" office:value="83" table:style-name="ce21">
            <text:p><text:s text:c="2"/>83</text:p>
          </table:table-cell>
          <table:table-cell office:value-type="float" office:value="131" table:style-name="ce21">
            <text:p><text:s text:c="2"/>131</text:p>
          </table:table-cell>
          <table:table-cell office:value-type="float" office:value="99" table:style-name="ce21">
            <text:p><text:s text:c="2"/>99</text:p>
          </table:table-cell>
          <table:table-cell office:value-type="float" office:value="84" table:style-name="ce21">
            <text:p><text:s text:c="2"/>84</text:p>
          </table:table-cell>
          <table:table-cell office:value-type="float" office:value="76" table:style-name="ce21">
            <text:p><text:s text:c="2"/>76</text:p>
          </table:table-cell>
          <table:table-cell office:value-type="float" office:value="72" table:style-name="ce21">
            <text:p><text:s text:c="2"/>72</text:p>
          </table:table-cell>
          <table:table-cell office:value-type="float" office:value="27.5058784" table:style-name="ce21">
            <text:p><text:s text:c="2"/>28</text:p>
          </table:table-cell>
          <table:table-cell office:value-type="float" office:value="30.258313855000001" table:style-name="ce21">
            <text:p><text:s text:c="2"/>30</text:p>
          </table:table-cell>
          <table:table-cell office:value-type="float" office:value="38.854631009999999" table:style-name="ce21">
            <text:p><text:s text:c="2"/>39</text:p>
          </table:table-cell>
          <table:table-cell office:value-type="float" office:value="53.084184999999998" table:style-name="ce21">
            <text:p><text:s text:c="2"/>53</text:p>
          </table:table-cell>
          <table:table-cell office:value-type="float" office:value="46.011661695999997" table:style-name="ce21">
            <text:p><text:s text:c="2"/>46</text:p>
          </table:table-cell>
          <table:table-cell office:value-type="float" office:value="58.64917466666666" table:style-name="ce21">
            <text:p><text:s text:c="2"/>59</text:p>
          </table:table-cell>
          <table:table-cell office:value-type="float" office:value="54.236111999999999" table:style-name="ce21">
            <text:p><text:s text:c="2"/>54</text:p>
          </table:table-cell>
          <table:table-cell office:value-type="float" office:value="57.936907261666676" table:style-name="ce21">
            <text:p><text:s text:c="2"/>58</text:p>
          </table:table-cell>
          <table:table-cell office:value-type="float" office:value="52.147510350000005" table:style-name="ce21">
            <text:p><text:s text:c="2"/>52</text:p>
          </table:table-cell>
          <table:table-cell office:value-type="float" office:value="64.749669799466673" table:style-name="ce21">
            <text:p><text:s text:c="2"/>65</text:p>
          </table:table-cell>
          <table:table-cell office:value-type="float" office:value="72.993137388888911" table:style-name="ce21">
            <text:p><text:s text:c="2"/>73</text:p>
          </table:table-cell>
          <table:table-cell office:value-type="float" office:value="83.101679333333337" table:style-name="ce21">
            <text:p><text:s text:c="2"/>83</text:p>
          </table:table-cell>
          <table:table-cell office:value-type="float" office:value="92.476889076923086" table:style-name="ce21">
            <text:p><text:s text:c="2"/>92</text:p>
          </table:table-cell>
          <table:table-cell office:value-type="float" office:value="71.571649439102544" table:style-name="ce21">
            <text:p><text:s text:c="2"/>72</text:p>
          </table:table-cell>
          <table:table-cell office:value-type="float" office:value="74.272704000000004" table:style-name="ce21">
            <text:p><text:s text:c="2"/>74</text:p>
          </table:table-cell>
          <table:table-cell office:value-type="float" office:value="90.44568888888891" table:style-name="ce21">
            <text:p><text:s text:c="2"/>90</text:p>
          </table:table-cell>
          <table:table-cell office:value-type="float" office:value="84.126945118055573" table:style-name="ce21">
            <text:p><text:s text:c="2"/>84</text:p>
          </table:table-cell>
          <table:table-cell office:value-type="float" office:value="97.01552095833334" table:style-name="ce21">
            <text:p><text:s text:c="2"/>97</text:p>
          </table:table-cell>
          <table:table-cell office:value-type="float" office:value="91.191200504166659" table:style-name="ce21">
            <text:p><text:s text:c="2"/>91</text:p>
          </table:table-cell>
          <table:table-cell office:value-type="float" office:value="116.78923677999998" table:style-name="ce21">
            <text:p><text:s text:c="2"/>117</text:p>
          </table:table-cell>
          <table:table-cell office:value-type="float" office:value="79.863869222222235" table:style-name="ce21">
            <text:p><text:s text:c="2"/>80</text:p>
          </table:table-cell>
          <table:table-cell office:value-type="float" office:value="103.617283" table:style-name="ce21">
            <text:p><text:s text:c="2"/>104</text:p>
          </table:table-cell>
          <table:table-cell office:value-type="float" office:value="111.11306266666666" table:style-name="ce21">
            <text:p><text:s text:c="2"/>111</text:p>
          </table:table-cell>
          <table:table-cell table:style-name="ce2"/>
          <table:table-cell table:number-columns-repeated="2" table:style-name="ce32"/>
          <table:table-cell table:number-columns-repeated="16328"/>
        </table:table-row>
        <table:table-row table:style-name="ro3">
          <table:table-cell table:number-columns-repeated="2" table:style-name="ce24"/>
          <table:table-cell office:value-type="string" table:style-name="ce24">
            <text:p>of which:</text:p>
          </table:table-cell>
          <table:table-cell office:value-type="string" table:style-name="ce24">
            <text:p>sales</text:p>
          </table:table-cell>
          <table:table-cell table:style-name="ce24"/>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float" office:value="74.05" table:style-name="ce21">
            <text:p><text:s text:c="2"/>74</text:p>
          </table:table-cell>
          <table:table-cell office:value-type="float" office:value="71.64" table:style-name="ce21">
            <text:p><text:s text:c="2"/>72</text:p>
          </table:table-cell>
          <table:table-cell office:value-type="float" office:value="83.43" table:style-name="ce21">
            <text:p><text:s text:c="2"/>83</text:p>
          </table:table-cell>
          <table:table-cell office:value-type="float" office:value="62.39" table:style-name="ce21">
            <text:p><text:s text:c="2"/>62</text:p>
          </table:table-cell>
          <table:table-cell office:value-type="float" office:value="45.84" table:style-name="ce21">
            <text:p><text:s text:c="2"/>46</text:p>
          </table:table-cell>
          <table:table-cell office:value-type="float" office:value="38.411999999999999" table:style-name="ce21">
            <text:p><text:s text:c="2"/>38</text:p>
          </table:table-cell>
          <table:table-cell office:value-type="float" office:value="38.53" table:style-name="ce21">
            <text:p><text:s text:c="2"/>39</text:p>
          </table:table-cell>
          <table:table-cell office:value-type="float" office:value="36.936" table:style-name="ce163">
            <text:p><text:s/>37</text:p>
          </table:table-cell>
          <table:table-cell office:value-type="float" office:value="27.5058784" table:style-name="ce21">
            <text:p><text:s text:c="2"/>28</text:p>
          </table:table-cell>
          <table:table-cell office:value-type="float" office:value="30.258313855000001" table:style-name="ce21">
            <text:p><text:s text:c="2"/>30</text:p>
          </table:table-cell>
          <table:table-cell office:value-type="float" office:value="38.854631009999999" table:style-name="ce21">
            <text:p><text:s text:c="2"/>39</text:p>
          </table:table-cell>
          <table:table-cell office:value-type="float" office:value="53.084184999999998" table:style-name="ce21">
            <text:p><text:s text:c="2"/>53</text:p>
          </table:table-cell>
          <table:table-cell office:value-type="float" office:value="46.011661695999997" table:style-name="ce21">
            <text:p><text:s text:c="2"/>46</text:p>
          </table:table-cell>
          <table:table-cell office:value-type="float" office:value="58.64917466666666" table:style-name="ce21">
            <text:p><text:s text:c="2"/>59</text:p>
          </table:table-cell>
          <table:table-cell office:value-type="float" office:value="54.236111999999999" table:style-name="ce21">
            <text:p><text:s text:c="2"/>54</text:p>
          </table:table-cell>
          <table:table-cell office:value-type="float" office:value="57.936907261666676" table:style-name="ce21">
            <text:p><text:s text:c="2"/>58</text:p>
          </table:table-cell>
          <table:table-cell office:value-type="float" office:value="52.147510350000005" table:style-name="ce21">
            <text:p><text:s text:c="2"/>52</text:p>
          </table:table-cell>
          <table:table-cell office:value-type="float" office:value="64.749669799466673" table:style-name="ce21">
            <text:p><text:s text:c="2"/>65</text:p>
          </table:table-cell>
          <table:table-cell office:value-type="float" office:value="72.993137388888911" table:style-name="ce21">
            <text:p><text:s text:c="2"/>73</text:p>
          </table:table-cell>
          <table:table-cell office:value-type="float" office:value="83.101679333333337" table:style-name="ce21">
            <text:p><text:s text:c="2"/>83</text:p>
          </table:table-cell>
          <table:table-cell office:value-type="float" office:value="92.476889076923086" table:style-name="ce21">
            <text:p><text:s text:c="2"/>92</text:p>
          </table:table-cell>
          <table:table-cell office:value-type="float" office:value="71.571649439102544" table:style-name="ce163">
            <text:p><text:s/>72</text:p>
          </table:table-cell>
          <table:table-cell office:value-type="float" office:value="74.272704000000004" table:style-name="ce163">
            <text:p><text:s/>74</text:p>
          </table:table-cell>
          <table:table-cell office:value-type="float" office:value="90.44568888888891" table:style-name="ce163">
            <text:p><text:s/>90</text:p>
          </table:table-cell>
          <table:table-cell office:value-type="float" office:value="84.126945118055573" table:style-name="ce163">
            <text:p><text:s/>84</text:p>
          </table:table-cell>
          <table:table-cell office:value-type="float" office:value="97.01552095833334" table:style-name="ce163">
            <text:p><text:s/>97</text:p>
          </table:table-cell>
          <table:table-cell office:value-type="float" office:value="91.191200504166659" table:style-name="ce163">
            <text:p><text:s/>91</text:p>
          </table:table-cell>
          <table:table-cell office:value-type="float" office:value="116.78923677999998" table:style-name="ce163">
            <text:p><text:s/>117</text:p>
          </table:table-cell>
          <table:table-cell office:value-type="float" office:value="79.863869222222235" table:style-name="ce163">
            <text:p><text:s/>80</text:p>
          </table:table-cell>
          <table:table-cell office:value-type="float" office:value="103.617283" table:style-name="ce163">
            <text:p><text:s/>104</text:p>
          </table:table-cell>
          <table:table-cell office:value-type="float" office:value="111.11306266666666" table:style-name="ce163">
            <text:p><text:s/>111</text:p>
          </table:table-cell>
          <table:table-cell table:style-name="ce2"/>
          <table:table-cell table:number-columns-repeated="2" table:style-name="ce164"/>
          <table:table-cell table:number-columns-repeated="16328"/>
        </table:table-row>
        <table:table-row table:style-name="ro3">
          <table:table-cell table:number-columns-repeated="3" table:style-name="ce24"/>
          <table:table-cell office:value-type="string" table:style-name="ce24">
            <text:p>subsidies (c)</text:p>
          </table:table-cell>
          <table:table-cell table:style-name="ce24"/>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office:value-type="string" table:style-name="ce141">
            <text:p>. .</text:p>
          </table:table-cell>
          <table:table-cell table:number-columns-repeated="6" table:style-name="ce58"/>
          <table:table-cell office:value-type="string" table:style-name="ce21">
            <text:p>nd</text:p>
          </table:table-cell>
          <table:table-cell office:value-type="string" table:style-name="ce21">
            <text:p>nd</text:p>
          </table:table-cell>
          <table:table-cell office:value-type="string" table:style-name="ce21">
            <text:p>nd</text:p>
          </table:table-cell>
          <table:table-cell office:value-type="float" office:value="68.709999999999994" table:style-name="ce21">
            <text:p><text:s text:c="2"/>69</text:p>
          </table:table-cell>
          <table:table-cell office:value-type="float" office:value="53.24" table:style-name="ce21">
            <text:p><text:s text:c="2"/>53</text:p>
          </table:table-cell>
          <table:table-cell office:value-type="float" office:value="45.68" table:style-name="ce21">
            <text:p><text:s text:c="2"/>46</text:p>
          </table:table-cell>
          <table:table-cell office:value-type="float" office:value="37.93" table:style-name="ce21">
            <text:p><text:s text:c="2"/>38</text:p>
          </table:table-cell>
          <table:table-cell office:value-type="float" office:value="35.54" table:style-name="ce163">
            <text:p><text:s/>36</text:p>
          </table:table-cell>
          <table:table-cell office:value-type="float" office:value="38.13000000000001" table:style-name="ce21">
            <text:p><text:s text:c="2"/>38</text:p>
          </table:table-cell>
          <table:table-cell office:value-type="float" office:value="38.400000000000006" table:style-name="ce21">
            <text:p><text:s text:c="2"/>38</text:p>
          </table:table-cell>
          <table:table-cell office:value-type="float" office:value="35.246205394157819" table:style-name="ce21">
            <text:p><text:s text:c="2"/>35</text:p>
          </table:table-cell>
          <table:table-cell office:value-type="float" office:value="42.147954551066192" table:style-name="ce21">
            <text:p><text:s text:c="2"/>42</text:p>
          </table:table-cell>
          <table:table-cell office:value-type="float" office:value="42.189206606583184" table:style-name="ce21">
            <text:p><text:s text:c="2"/>42</text:p>
          </table:table-cell>
          <table:table-cell office:value-type="float" office:value="47.600582620450901" table:style-name="ce21">
            <text:p><text:s text:c="2"/>48</text:p>
          </table:table-cell>
          <table:table-cell office:value-type="float" office:value="42.749290174381521" table:style-name="ce21">
            <text:p><text:s text:c="2"/>43</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string" table:style-name="ce21">
            <text:p>. .</text:p>
          </table:table-cell>
          <table:table-cell office:value-type="float" office:value="0" table:style-name="ce163">
            <text:p><text:s/>0</text:p>
          </table:table-cell>
          <table:table-cell office:value-type="float" office:value="0" table:style-name="ce163">
            <text:p><text:s/>0</text:p>
          </table:table-cell>
          <table:table-cell office:value-type="float" office:value="0" table:style-name="ce163">
            <text:p><text:s/>0</text:p>
          </table:table-cell>
          <table:table-cell office:value-type="float" office:value="0" table:style-name="ce163">
            <text:p><text:s/>0</text:p>
          </table:table-cell>
          <table:table-cell office:value-type="float" office:value="0" table:style-name="ce163">
            <text:p><text:s/>0</text:p>
          </table:table-cell>
          <table:table-cell office:value-type="float" office:value="0" table:style-name="ce163">
            <text:p><text:s/>0</text:p>
          </table:table-cell>
          <table:table-cell office:value-type="float" office:value="0" table:style-name="ce163">
            <text:p><text:s/>0</text:p>
          </table:table-cell>
          <table:table-cell office:value-type="float" office:value="0" table:style-name="ce163">
            <text:p><text:s/>0</text:p>
          </table:table-cell>
          <table:table-cell office:value-type="float" office:value="0" table:style-name="ce163">
            <text:p><text:s/>0</text:p>
          </table:table-cell>
          <table:table-cell office:value-type="float" office:value="0" table:style-name="ce163">
            <text:p><text:s/>0</text:p>
          </table:table-cell>
          <table:table-cell table:style-name="ce2"/>
          <table:table-cell table:number-columns-repeated="2" table:style-name="ce164"/>
          <table:table-cell table:number-columns-repeated="16328"/>
        </table:table-row>
        <table:table-row table:style-name="ro3">
          <table:table-cell table:style-name="ce62"/>
          <table:table-cell office:value-type="string" table:style-name="ce62">
            <text:p>Value of production at market prices (£ million) (d)</text:p>
          </table:table-cell>
          <table:table-cell table:number-columns-repeated="3" table:style-name="ce62"/>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office:value-type="string" table:style-name="ce162">
            <text:p>. .</text:p>
          </table:table-cell>
          <table:table-cell table:number-columns-repeated="6" table:style-name="ce136"/>
          <table:table-cell office:value-type="float" office:value="74" table:style-name="ce65">
            <text:p><text:s text:c="2"/>74</text:p>
          </table:table-cell>
          <table:table-cell office:value-type="float" office:value="72" table:style-name="ce65">
            <text:p><text:s text:c="2"/>72</text:p>
          </table:table-cell>
          <table:table-cell office:value-type="float" office:value="83" table:style-name="ce65">
            <text:p><text:s text:c="2"/>83</text:p>
          </table:table-cell>
          <table:table-cell office:value-type="float" office:value="62.290000000000006" table:style-name="ce65">
            <text:p><text:s text:c="2"/>62</text:p>
          </table:table-cell>
          <table:table-cell office:value-type="float" office:value="45.76" table:style-name="ce65">
            <text:p><text:s text:c="2"/>46</text:p>
          </table:table-cell>
          <table:table-cell office:value-type="float" office:value="38.32" table:style-name="ce65">
            <text:p><text:s text:c="2"/>38</text:p>
          </table:table-cell>
          <table:table-cell office:value-type="float" office:value="38.07" table:style-name="ce65">
            <text:p><text:s text:c="2"/>38</text:p>
          </table:table-cell>
          <table:table-cell office:value-type="float" office:value="36.46" table:style-name="ce65">
            <text:p><text:s text:c="2"/>36</text:p>
          </table:table-cell>
          <table:table-cell office:value-type="float" office:value="27.5058784" table:style-name="ce65">
            <text:p><text:s text:c="2"/>28</text:p>
          </table:table-cell>
          <table:table-cell office:value-type="float" office:value="30.258313855000001" table:style-name="ce65">
            <text:p><text:s text:c="2"/>30</text:p>
          </table:table-cell>
          <table:table-cell office:value-type="float" office:value="38.854631009999999" table:style-name="ce65">
            <text:p><text:s text:c="2"/>39</text:p>
          </table:table-cell>
          <table:table-cell office:value-type="float" office:value="53.084184999999998" table:style-name="ce65">
            <text:p><text:s text:c="2"/>53</text:p>
          </table:table-cell>
          <table:table-cell office:value-type="float" office:value="46.011661695999997" table:style-name="ce65">
            <text:p><text:s text:c="2"/>46</text:p>
          </table:table-cell>
          <table:table-cell office:value-type="float" office:value="58.64917466666666" table:style-name="ce65">
            <text:p><text:s text:c="2"/>59</text:p>
          </table:table-cell>
          <table:table-cell office:value-type="float" office:value="54.236111999999999" table:style-name="ce65">
            <text:p><text:s text:c="2"/>54</text:p>
          </table:table-cell>
          <table:table-cell office:value-type="float" office:value="57.936907261666676" table:style-name="ce65">
            <text:p><text:s text:c="2"/>58</text:p>
          </table:table-cell>
          <table:table-cell office:value-type="float" office:value="52.147510350000005" table:style-name="ce65">
            <text:p><text:s text:c="2"/>52</text:p>
          </table:table-cell>
          <table:table-cell office:value-type="float" office:value="64.749669799466673" table:style-name="ce65">
            <text:p><text:s text:c="2"/>65</text:p>
          </table:table-cell>
          <table:table-cell office:value-type="float" office:value="72.993137388888911" table:style-name="ce65">
            <text:p><text:s text:c="2"/>73</text:p>
          </table:table-cell>
          <table:table-cell office:value-type="float" office:value="83.101679333333337" table:style-name="ce65">
            <text:p><text:s text:c="2"/>83</text:p>
          </table:table-cell>
          <table:table-cell office:value-type="float" office:value="92.476889076923086" table:style-name="ce65">
            <text:p><text:s text:c="2"/>92</text:p>
          </table:table-cell>
          <table:table-cell office:value-type="float" office:value="71.571649439102544" table:style-name="ce65">
            <text:p><text:s text:c="2"/>72</text:p>
          </table:table-cell>
          <table:table-cell office:value-type="float" office:value="74.272704000000004" table:style-name="ce65">
            <text:p><text:s text:c="2"/>74</text:p>
          </table:table-cell>
          <table:table-cell office:value-type="float" office:value="90.44568888888891" table:style-name="ce65">
            <text:p><text:s text:c="2"/>90</text:p>
          </table:table-cell>
          <table:table-cell office:value-type="float" office:value="84.126945118055573" table:style-name="ce65">
            <text:p><text:s text:c="2"/>84</text:p>
          </table:table-cell>
          <table:table-cell office:value-type="float" office:value="97.01552095833334" table:style-name="ce65">
            <text:p><text:s text:c="2"/>97</text:p>
          </table:table-cell>
          <table:table-cell office:value-type="float" office:value="91.191200504166659" table:style-name="ce65">
            <text:p><text:s text:c="2"/>91</text:p>
          </table:table-cell>
          <table:table-cell office:value-type="float" office:value="116.78923677999998" table:style-name="ce65">
            <text:p><text:s text:c="2"/>117</text:p>
          </table:table-cell>
          <table:table-cell office:value-type="float" office:value="79.863869222222235" table:style-name="ce65">
            <text:p><text:s text:c="2"/>80</text:p>
          </table:table-cell>
          <table:table-cell office:value-type="float" office:value="103.617283" table:style-name="ce65">
            <text:p><text:s text:c="2"/>104</text:p>
          </table:table-cell>
          <table:table-cell office:value-type="float" office:value="111.11306266666666" table:style-name="ce65">
            <text:p><text:s text:c="2"/>111</text:p>
          </table:table-cell>
          <table:table-cell table:style-name="ce2"/>
          <table:table-cell table:number-columns-repeated="2" table:style-name="ce32"/>
          <table:table-cell table:number-columns-repeated="16328"/>
        </table:table-row>
        <table:table-row table:style-name="ro3">
          <table:table-cell table:number-columns-repeated="5"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3">
          <table:table-cell office:value-type="string" table:style-name="ce2">
            <text:p>- means 'nil' or 'negligible' (less than half the last digit shown).</text:p>
          </table:table-cell>
          <table:table-cell table:number-columns-repeated="4"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3">
          <table:table-cell office:value-type="string" table:style-name="ce2">
            <text:p>. . means 'not available' or 'not applicable'.</text:p>
          </table:table-cell>
          <table:table-cell table:number-columns-repeated="4"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1">
          <table:table-cell office:value-type="string" table:style-name="ce33">
            <text:p>(a) This is the total area of field peas i.e. includes the area of field peas grown for animal feed and human consumption.</text:p>
          </table:table-cell>
          <table:table-cell table:number-columns-repeated="4"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1">
          <table:table-cell office:value-type="string" table:style-name="ce33">
            <text:p>(b) 2016 and 2017 yields based on 5 year average</text:p>
          </table:table-cell>
          <table:table-cell table:number-columns-repeated="4"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1">
          <table:table-cell office:value-type="string" table:style-name="ce33">
            <text:p>(c) Includes arable area payments but excludes set-aside payments; includes protein crop premium from 2004.</text:p>
          </table:table-cell>
          <table:table-cell table:number-columns-repeated="4"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3">
          <table:table-cell office:value-type="string" table:style-name="ce33">
            <text:p>(d) Excluding subsidies and taxes.</text:p>
          </table:table-cell>
          <table:table-cell table:number-columns-repeated="4" table:style-name="ce2"/>
          <table:table-cell table:number-columns-repeated="11" table:style-name="ce5"/>
          <table:table-cell table:number-columns-repeated="10" table:style-name="ce141"/>
          <table:table-cell table:number-columns-repeated="3" table:style-name="ce32"/>
          <table:table-cell table:style-name="ce164"/>
          <table:table-cell table:number-columns-repeated="13" table:style-name="ce32"/>
          <table:table-cell table:number-columns-repeated="6" table:style-name="ce164"/>
          <table:table-cell table:number-columns-repeated="5" table:style-name="ce2"/>
          <table:table-cell table:style-name="ce23"/>
          <table:table-cell table:style-name="ce32"/>
          <table:table-cell table:number-columns-repeated="16328"/>
        </table:table-row>
        <table:table-row table:style-name="ro3">
          <table:table-cell table:style-name="ce33"/>
          <table:table-cell table:number-columns-repeated="4"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3">
          <table:table-cell office:value-type="string" table:style-name="ce34">
            <text:p>Data Revisions</text:p>
          </table:table-cell>
          <table:table-cell table:number-columns-repeated="4"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3">
          <table:table-cell office:value-type="string" table:style-name="ce2">
            <text:p>No revisions to previous years data</text:p>
          </table:table-cell>
          <table:table-cell table:number-columns-repeated="4"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3">
          <table:table-cell table:number-columns-repeated="5"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3">
          <table:table-cell office:value-type="string" table:style-name="ce2">
            <text:p>© Crown copyright, 2021</text:p>
          </table:table-cell>
          <table:table-cell table:number-columns-repeated="4"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number-rows-repeated="2" table:style-name="ro3">
          <table:table-cell table:number-columns-repeated="5" table:style-name="ce2"/>
          <table:table-cell table:number-columns-repeated="21" table:style-name="ce5"/>
          <table:table-cell table:number-columns-repeated="28" table:style-name="ce2"/>
          <table:table-cell table:style-name="ce23"/>
          <table:table-cell table:style-name="ce32"/>
          <table:table-cell table:number-columns-repeated="16328"/>
        </table:table-row>
        <table:table-row table:style-name="ro3">
          <table:table-cell office:value-type="string" table:style-name="ce7">
            <text:p>Table 7.8(b) Peas and beans harvested dry; United Kingdom</text:p>
          </table:table-cell>
          <table:table-cell table:number-columns-repeated="53" table:style-name="ce2"/>
          <table:table-cell table:style-name="ce23"/>
          <table:table-cell table:style-name="ce32"/>
          <table:table-cell table:number-columns-repeated="16328"/>
        </table:table-row>
        <table:table-row table:style-name="ro3">
          <table:table-cell office:value-type="string" table:style-name="ce2">
            <text:p>Enquiries: Allan Howsam on +44 (0) 02 802 66123</text:p>
          </table:table-cell>
          <table:table-cell table:number-columns-repeated="35" table:style-name="ce2"/>
          <table:table-cell table:number-columns-repeated="3" table:style-name="ce8"/>
          <table:table-cell table:number-columns-repeated="2" table:style-name="ce2"/>
          <table:table-cell table:number-columns-repeated="2" table:style-name="ce8"/>
          <table:table-cell table:number-columns-repeated="3" table:style-name="ce2"/>
          <table:table-cell table:number-columns-repeated="2" table:style-name="ce8"/>
          <table:table-cell office:value-type="string" table:style-name="ce3">
            <text:p>email: Crops-statistics@defra.gov.uk</text:p>
          </table:table-cell>
          <table:table-cell table:number-columns-repeated="5" table:style-name="ce2"/>
          <table:table-cell table:style-name="ce23"/>
          <table:table-cell table:style-name="ce32"/>
          <table:table-cell table:number-columns-repeated="16328"/>
        </table:table-row>
        <table:table-row table:style-name="ro3">
          <table:table-cell table:number-columns-repeated="54" table:style-name="ce2"/>
          <table:table-cell table:style-name="ce23"/>
          <table:table-cell table:style-name="ce32"/>
          <table:table-cell table:number-columns-repeated="16328"/>
        </table:table-row>
        <table:table-row table:style-name="ro3">
          <table:table-cell office:value-type="string" table:style-name="ce152">
            <text:p>Thousand tonnes (unless otherwise specified)</text:p>
          </table:table-cell>
          <table:table-cell table:number-columns-repeated="33" table:style-name="ce2"/>
          <table:table-cell table:style-name="ce10"/>
          <table:table-cell table:style-name="ce2"/>
          <table:table-cell table:number-columns-repeated="4" table:style-name="ce10"/>
          <table:table-cell table:style-name="ce2"/>
          <table:table-cell table:number-columns-repeated="4" table:style-name="ce39"/>
          <table:table-cell table:style-name="ce2"/>
          <table:table-cell table:number-columns-repeated="2" table:style-name="ce10"/>
          <table:table-cell office:value-type="string" table:style-name="ce10">
            <text:p>Calendar years</text:p>
          </table:table-cell>
          <table:table-cell table:number-columns-repeated="5" table:style-name="ce2"/>
          <table:table-cell table:style-name="ce23"/>
          <table:table-cell table:style-name="ce32"/>
          <table:table-cell table:number-columns-repeated="16328"/>
        </table:table-row>
        <table:table-row table:style-name="ro3">
          <table:table-cell table:number-columns-repeated="5" table:style-name="ce153"/>
          <table:table-cell office:value-type="float" office:value="1973" table:style-name="ce153">
            <text:p>1973</text:p>
          </table:table-cell>
          <table:table-cell office:value-type="float" office:value="1974" table:style-name="ce153">
            <text:p>1974</text:p>
          </table:table-cell>
          <table:table-cell office:value-type="float" office:value="1975" table:style-name="ce153">
            <text:p>1975</text:p>
          </table:table-cell>
          <table:table-cell office:value-type="float" office:value="1976" table:style-name="ce153">
            <text:p>1976</text:p>
          </table:table-cell>
          <table:table-cell office:value-type="float" office:value="1977" table:style-name="ce153">
            <text:p>1977</text:p>
          </table:table-cell>
          <table:table-cell office:value-type="float" office:value="1978" table:style-name="ce153">
            <text:p>1978</text:p>
          </table:table-cell>
          <table:table-cell office:value-type="float" office:value="1979" table:style-name="ce153">
            <text:p>1979</text:p>
          </table:table-cell>
          <table:table-cell office:value-type="float" office:value="1980" table:style-name="ce153">
            <text:p>1980</text:p>
          </table:table-cell>
          <table:table-cell office:value-type="float" office:value="1981" table:style-name="ce153">
            <text:p>1981</text:p>
          </table:table-cell>
          <table:table-cell office:value-type="float" office:value="1982" table:style-name="ce153">
            <text:p>1982</text:p>
          </table:table-cell>
          <table:table-cell office:value-type="float" office:value="1983" table:style-name="ce153">
            <text:p>1983</text:p>
          </table:table-cell>
          <table:table-cell office:value-type="float" office:value="1984" table:style-name="ce153">
            <text:p>1984</text:p>
          </table:table-cell>
          <table:table-cell office:value-type="float" office:value="1985" table:style-name="ce153">
            <text:p>1985</text:p>
          </table:table-cell>
          <table:table-cell office:value-type="float" office:value="1986" table:style-name="ce153">
            <text:p>1986</text:p>
          </table:table-cell>
          <table:table-cell office:value-type="float" office:value="1987" table:style-name="ce153">
            <text:p>1987</text:p>
          </table:table-cell>
          <table:table-cell office:value-type="float" office:value="1988" table:style-name="ce153">
            <text:p>1988</text:p>
          </table:table-cell>
          <table:table-cell office:value-type="float" office:value="1989" table:style-name="ce153">
            <text:p>1989</text:p>
          </table:table-cell>
          <table:table-cell office:value-type="float" office:value="1990" table:style-name="ce153">
            <text:p>1990</text:p>
          </table:table-cell>
          <table:table-cell office:value-type="float" office:value="1991" table:style-name="ce153">
            <text:p>1991</text:p>
          </table:table-cell>
          <table:table-cell office:value-type="float" office:value="1992" table:style-name="ce153">
            <text:p>1992</text:p>
          </table:table-cell>
          <table:table-cell office:value-type="float" office:value="1993" table:style-name="ce153">
            <text:p>1993</text:p>
          </table:table-cell>
          <table:table-cell office:value-type="float" office:value="1994" table:style-name="ce153">
            <text:p>1994</text:p>
          </table:table-cell>
          <table:table-cell office:value-type="float" office:value="1995" table:style-name="ce13">
            <text:p>1995</text:p>
          </table:table-cell>
          <table:table-cell office:value-type="float" office:value="1996" table:style-name="ce13">
            <text:p>1996</text:p>
          </table:table-cell>
          <table:table-cell office:value-type="float" office:value="1997" table:style-name="ce13">
            <text:p>1997</text:p>
          </table:table-cell>
          <table:table-cell office:value-type="float" office:value="1998" table:style-name="ce13">
            <text:p>1998</text:p>
          </table:table-cell>
          <table:table-cell office:value-type="float" office:value="1999" table:style-name="ce13">
            <text:p>1999</text:p>
          </table:table-cell>
          <table:table-cell office:value-type="float" office:value="2000" table:style-name="ce153">
            <text:p>2000</text:p>
          </table:table-cell>
          <table:table-cell office:value-type="float" office:value="2001" table:style-name="ce153">
            <text:p>2001</text:p>
          </table:table-cell>
          <table:table-cell office:value-type="float" office:value="2002" table:style-name="ce153">
            <text:p>2002</text:p>
          </table:table-cell>
          <table:table-cell office:value-type="float" office:value="2003" table:style-name="ce153">
            <text:p>2003</text:p>
          </table:table-cell>
          <table:table-cell office:value-type="float" office:value="2004" table:style-name="ce153">
            <text:p>2004</text:p>
          </table:table-cell>
          <table:table-cell office:value-type="float" office:value="2005" table:style-name="ce153">
            <text:p>2005</text:p>
          </table:table-cell>
          <table:table-cell office:value-type="float" office:value="2006" table:style-name="ce153">
            <text:p>2006</text:p>
          </table:table-cell>
          <table:table-cell office:value-type="float" office:value="2007" table:style-name="ce153">
            <text:p>2007</text:p>
          </table:table-cell>
          <table:table-cell office:value-type="float" office:value="2008" table:style-name="ce153">
            <text:p>2008</text:p>
          </table:table-cell>
          <table:table-cell office:value-type="float" office:value="2009" table:style-name="ce34">
            <text:p>2009</text:p>
          </table:table-cell>
          <table:table-cell office:value-type="float" office:value="2010" table:style-name="ce34">
            <text:p>2010</text:p>
          </table:table-cell>
          <table:table-cell office:value-type="float" office:value="2011" table:style-name="ce34">
            <text:p>2011</text:p>
          </table:table-cell>
          <table:table-cell office:value-type="float" office:value="2012" table:style-name="ce34">
            <text:p>2012</text:p>
          </table:table-cell>
          <table:table-cell office:value-type="float" office:value="2013" table:style-name="ce153">
            <text:p>2013</text:p>
          </table:table-cell>
          <table:table-cell office:value-type="float" office:value="2014" table:style-name="ce153">
            <text:p>2014</text:p>
          </table:table-cell>
          <table:table-cell office:value-type="float" office:value="2015" table:style-name="ce153">
            <text:p>2015</text:p>
          </table:table-cell>
          <table:table-cell office:value-type="string" table:style-name="ce153">
            <text:p>2016(e)</text:p>
          </table:table-cell>
          <table:table-cell table:number-columns-repeated="5" table:style-name="ce34"/>
          <table:table-cell table:style-name="ce165"/>
          <table:table-cell table:style-name="ce166"/>
          <table:table-cell table:number-columns-repeated="16328" table:style-name="ce167"/>
        </table:table-row>
        <table:table-row table:style-name="ro3">
          <table:table-cell table:number-columns-repeated="26" table:style-name="ce44"/>
          <table:table-cell table:style-name="ce154"/>
          <table:table-cell table:number-columns-repeated="7" table:style-name="ce44"/>
          <table:table-cell table:number-columns-repeated="6" table:style-name="ce43"/>
          <table:table-cell table:style-name="ce44"/>
          <table:table-cell table:number-columns-repeated="4" table:style-name="ce43"/>
          <table:table-cell table:style-name="ce44"/>
          <table:table-cell table:number-columns-repeated="2" table:style-name="ce43"/>
          <table:table-cell office:value-type="string" table:style-name="ce43">
            <text:p>provisional</text:p>
          </table:table-cell>
          <table:table-cell table:number-columns-repeated="4" table:style-name="ce168"/>
          <table:table-cell table:style-name="ce34"/>
          <table:table-cell table:style-name="ce165"/>
          <table:table-cell table:style-name="ce166"/>
          <table:table-cell table:number-columns-repeated="16328" table:style-name="ce167"/>
        </table:table-row>
        <table:table-row table:style-name="ro3">
          <table:table-cell office:value-type="string" table:style-name="ce34">
            <text:p>Peas for harvesting dry (a)</text:p>
          </table:table-cell>
          <table:table-cell table:number-columns-repeated="53" table:style-name="ce2"/>
          <table:table-cell table:style-name="ce23"/>
          <table:table-cell table:style-name="ce32"/>
          <table:table-cell table:number-columns-repeated="16328"/>
        </table:table-row>
        <table:table-row table:style-name="ro3">
          <table:table-cell table:style-name="ce2"/>
          <table:table-cell office:value-type="string" table:style-name="ce2">
            <text:p>Area (thousand hectares)</text:p>
          </table:table-cell>
          <table:table-cell table:number-columns-repeated="3" table:style-name="ce2"/>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39" table:style-name="ce58">
            <text:p><text:s text:c="2"/>39</text:p>
          </table:table-cell>
          <table:table-cell office:value-type="float" office:value="78" table:style-name="ce58">
            <text:p><text:s text:c="2"/>78</text:p>
          </table:table-cell>
          <table:table-cell office:value-type="float" office:value="77.400000000000006" table:style-name="ce58">
            <text:p><text:s text:c="2"/>77</text:p>
          </table:table-cell>
          <table:table-cell office:value-type="float" office:value="99.1" table:style-name="ce58">
            <text:p><text:s text:c="2"/>99</text:p>
          </table:table-cell>
          <table:table-cell office:value-type="float" office:value="90.6" table:style-name="ce58">
            <text:p><text:s text:c="2"/>91</text:p>
          </table:table-cell>
          <table:table-cell office:value-type="float" office:value="72.3" table:style-name="ce58">
            <text:p><text:s text:c="2"/>72</text:p>
          </table:table-cell>
          <table:table-cell office:value-type="float" office:value="61.387999999999998" table:style-name="ce58">
            <text:p><text:s text:c="2"/>61</text:p>
          </table:table-cell>
          <table:table-cell office:value-type="float" office:value="57.503999999999998" table:style-name="ce58">
            <text:p><text:s text:c="2"/>58</text:p>
          </table:table-cell>
          <table:table-cell office:value-type="float" office:value="62.841600000000007" table:style-name="ce58">
            <text:p><text:s text:c="2"/>63</text:p>
          </table:table-cell>
          <table:table-cell office:value-type="float" office:value="64.729600000000005" table:style-name="ce58">
            <text:p><text:s text:c="2"/>65</text:p>
          </table:table-cell>
          <table:table-cell office:value-type="float" office:value="62.947199999999995" table:style-name="ce58">
            <text:p><text:s text:c="2"/>63</text:p>
          </table:table-cell>
          <table:table-cell office:value-type="float" office:value="60.676000000000002" table:style-name="ce58">
            <text:p><text:s text:c="2"/>61</text:p>
          </table:table-cell>
          <table:table-cell office:value-type="float" office:value="62.513599999999997" table:style-name="ce58">
            <text:p><text:s text:c="2"/>63</text:p>
          </table:table-cell>
          <table:table-cell office:value-type="float" office:value="78.240799999999993" table:style-name="ce58">
            <text:p><text:s text:c="2"/>78</text:p>
          </table:table-cell>
          <table:table-cell office:value-type="float" office:value="88.566000000000003" table:style-name="ce58">
            <text:p><text:s text:c="2"/>89</text:p>
          </table:table-cell>
          <table:table-cell office:value-type="float" office:value="73.149739999999994" table:style-name="ce58">
            <text:p><text:s text:c="2"/>73</text:p>
          </table:table-cell>
          <table:table-cell office:value-type="float" office:value="67.94" table:style-name="ce58">
            <text:p><text:s text:c="2"/>68</text:p>
          </table:table-cell>
          <table:table-cell office:value-type="float" office:value="88.74" table:style-name="ce58">
            <text:p><text:s text:c="2"/>89</text:p>
          </table:table-cell>
          <table:table-cell office:value-type="float" office:value="76.5" table:style-name="ce58">
            <text:p><text:s text:c="2"/>77</text:p>
          </table:table-cell>
          <table:table-cell office:value-type="float" office:value="64.833320000000001" table:style-name="ce58">
            <text:p><text:s text:c="2"/>65</text:p>
          </table:table-cell>
          <table:table-cell office:value-type="float" office:value="51.067959999999999" table:style-name="ce58">
            <text:p><text:s text:c="2"/>51</text:p>
          </table:table-cell>
          <table:table-cell office:value-type="float" office:value="41.273539999999997" table:style-name="ce58">
            <text:p><text:s text:c="2"/>41</text:p>
          </table:table-cell>
          <table:table-cell office:value-type="float" office:value="36.828800000000001" table:style-name="ce58">
            <text:p><text:s text:c="2"/>37</text:p>
          </table:table-cell>
          <table:table-cell office:value-type="float" office:value="26.303370000000001" table:style-name="ce58">
            <text:p><text:s text:c="2"/>26</text:p>
          </table:table-cell>
          <table:table-cell office:value-type="float" office:value="21.370999999999999" table:style-name="ce58">
            <text:p><text:s text:c="2"/>21</text:p>
          </table:table-cell>
          <table:table-cell office:value-type="float" office:value="27.3" table:style-name="ce58">
            <text:p><text:s text:c="2"/>27</text:p>
          </table:table-cell>
          <table:table-cell office:value-type="float" office:value="23.1" table:style-name="ce58">
            <text:p><text:s text:c="2"/>23</text:p>
          </table:table-cell>
          <table:table-cell office:value-type="float" office:value="12" table:style-name="ce58">
            <text:p><text:s text:c="2"/>12</text:p>
          </table:table-cell>
          <table:table-cell office:value-type="float" office:value="10.8" table:style-name="ce58">
            <text:p><text:s text:c="2"/>11</text:p>
          </table:table-cell>
          <table:table-cell office:value-type="float" office:value="13.05" table:style-name="ce58">
            <text:p><text:s text:c="2"/>13</text:p>
          </table:table-cell>
          <table:table-cell office:value-type="float" office:value="17.600000000000001" table:style-name="ce58">
            <text:p><text:s text:c="2"/>18</text:p>
          </table:table-cell>
          <table:table-cell office:value-type="float" office:value="24.64" table:style-name="ce58">
            <text:p><text:s text:c="2"/>25</text:p>
          </table:table-cell>
          <table:table-cell office:value-type="float" office:value="18.0565" table:style-name="ce58">
            <text:p><text:s text:c="2"/>18</text:p>
          </table:table-cell>
          <table:table-cell table:number-columns-repeated="5" table:style-name="ce2"/>
          <table:table-cell table:style-name="ce23"/>
          <table:table-cell table:style-name="ce32"/>
          <table:table-cell table:number-columns-repeated="16328"/>
        </table:table-row>
        <table:table-row table:style-name="ro3">
          <table:table-cell table:style-name="ce2"/>
          <table:table-cell office:value-type="string" table:style-name="ce2">
            <text:p>Yield (tonnes per hectare)</text:p>
          </table:table-cell>
          <table:table-cell table:number-columns-repeated="3" table:style-name="ce2"/>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float" office:value="4.1230769230769235" table:style-name="ce63">
            <text:p><text:s text:c="2"/>4.1</text:p>
          </table:table-cell>
          <table:table-cell office:value-type="float" office:value="2.7307692307692308" table:style-name="ce63">
            <text:p><text:s text:c="2"/>2.7</text:p>
          </table:table-cell>
          <table:table-cell office:value-type="float" office:value="3.63953488372093" table:style-name="ce63">
            <text:p><text:s text:c="2"/>3.6</text:p>
          </table:table-cell>
          <table:table-cell office:value-type="float" office:value="2.6498486377396575" table:style-name="ce63">
            <text:p><text:s text:c="2"/>2.6</text:p>
          </table:table-cell>
          <table:table-cell office:value-type="float" office:value="3.3807947019867552" table:style-name="ce63">
            <text:p><text:s text:c="2"/>3.4</text:p>
          </table:table-cell>
          <table:table-cell office:value-type="float" office:value="3.2475795297372065" table:style-name="ce63">
            <text:p><text:s text:c="2"/>3.2</text:p>
          </table:table-cell>
          <table:table-cell office:value-type="float" office:value="4.2300000000000004" table:style-name="ce63">
            <text:p><text:s text:c="2"/>4.2</text:p>
          </table:table-cell>
          <table:table-cell office:value-type="float" office:value="3.59" table:style-name="ce63">
            <text:p><text:s text:c="2"/>3.6</text:p>
          </table:table-cell>
          <table:table-cell office:value-type="float" office:value="3.3" table:style-name="ce63">
            <text:p><text:s text:c="2"/>3.3</text:p>
          </table:table-cell>
          <table:table-cell office:value-type="float" office:value="4.0999999999999996" table:style-name="ce63">
            <text:p><text:s text:c="2"/>4.1</text:p>
          </table:table-cell>
          <table:table-cell office:value-type="float" office:value="3.91" table:style-name="ce63">
            <text:p><text:s text:c="2"/>3.9</text:p>
          </table:table-cell>
          <table:table-cell office:value-type="float" office:value="3.77" table:style-name="ce63">
            <text:p><text:s text:c="2"/>3.8</text:p>
          </table:table-cell>
          <table:table-cell office:value-type="float" office:value="3.82" table:style-name="ce63">
            <text:p><text:s text:c="2"/>3.8</text:p>
          </table:table-cell>
          <table:table-cell office:value-type="float" office:value="3.79" table:style-name="ce63">
            <text:p><text:s text:c="2"/>3.8</text:p>
          </table:table-cell>
          <table:table-cell office:value-type="float" office:value="3.17" table:style-name="ce63">
            <text:p><text:s text:c="2"/>3.2</text:p>
          </table:table-cell>
          <table:table-cell office:value-type="float" office:value="4" table:style-name="ce63">
            <text:p><text:s text:c="2"/>4.0</text:p>
          </table:table-cell>
          <table:table-cell office:value-type="float" office:value="3.69" table:style-name="ce63">
            <text:p><text:s text:c="2"/>3.7</text:p>
          </table:table-cell>
          <table:table-cell office:value-type="float" office:value="3.54" table:style-name="ce63">
            <text:p><text:s text:c="2"/>3.5</text:p>
          </table:table-cell>
          <table:table-cell office:value-type="float" office:value="3.43" table:style-name="ce63">
            <text:p><text:s text:c="2"/>3.4</text:p>
          </table:table-cell>
          <table:table-cell office:value-type="float" office:value="3.91" table:style-name="ce63">
            <text:p><text:s text:c="2"/>3.9</text:p>
          </table:table-cell>
          <table:table-cell office:value-type="float" office:value="3.45" table:style-name="ce63">
            <text:p><text:s text:c="2"/>3.5</text:p>
          </table:table-cell>
          <table:table-cell office:value-type="float" office:value="3.78" table:style-name="ce63">
            <text:p><text:s text:c="2"/>3.8</text:p>
          </table:table-cell>
          <table:table-cell office:value-type="float" office:value="3.3" table:style-name="ce63">
            <text:p><text:s text:c="2"/>3.3</text:p>
          </table:table-cell>
          <table:table-cell office:value-type="float" office:value="3.05" table:style-name="ce63">
            <text:p><text:s text:c="2"/>3.1</text:p>
          </table:table-cell>
          <table:table-cell office:value-type="float" office:value="3.8" table:style-name="ce63">
            <text:p><text:s text:c="2"/>3.8</text:p>
          </table:table-cell>
          <table:table-cell office:value-type="float" office:value="3.6" table:style-name="ce63">
            <text:p><text:s text:c="2"/>3.6</text:p>
          </table:table-cell>
          <table:table-cell office:value-type="float" office:value="3.5" table:style-name="ce63">
            <text:p><text:s text:c="2"/>3.5</text:p>
          </table:table-cell>
          <table:table-cell office:value-type="float" office:value="4.0999999999999996" table:style-name="ce63">
            <text:p><text:s text:c="2"/>4.1</text:p>
          </table:table-cell>
          <table:table-cell office:value-type="float" office:value="2.4" table:style-name="ce63">
            <text:p><text:s text:c="2"/>2.4</text:p>
          </table:table-cell>
          <table:table-cell office:value-type="float" office:value="3.7" table:style-name="ce63">
            <text:p><text:s text:c="2"/>3.7</text:p>
          </table:table-cell>
          <table:table-cell office:value-type="float" office:value="4" table:style-name="ce63">
            <text:p><text:s text:c="2"/>4.0</text:p>
          </table:table-cell>
          <table:table-cell office:value-type="float" office:value="4.0999999999999996" table:style-name="ce63">
            <text:p><text:s text:c="2"/>4.1</text:p>
          </table:table-cell>
          <table:table-cell office:value-type="float" office:value="3.6599999999999993" table:style-name="ce63">
            <text:p><text:s text:c="2"/>3.7</text:p>
          </table:table-cell>
          <table:table-cell table:number-columns-repeated="5" table:style-name="ce2"/>
          <table:table-cell table:style-name="ce23"/>
          <table:table-cell table:style-name="ce32"/>
          <table:table-cell table:number-columns-repeated="16328"/>
        </table:table-row>
        <table:table-row table:style-name="ro3">
          <table:table-cell table:style-name="ce2"/>
          <table:table-cell office:value-type="string" table:style-name="ce2">
            <text:p>Volume of harvested production</text:p>
          </table:table-cell>
          <table:table-cell table:number-columns-repeated="3" table:style-name="ce2"/>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60.80000000000001" table:style-name="ce58">
            <text:p><text:s text:c="2"/>161</text:p>
          </table:table-cell>
          <table:table-cell office:value-type="float" office:value="213" table:style-name="ce58">
            <text:p><text:s text:c="2"/>213</text:p>
          </table:table-cell>
          <table:table-cell office:value-type="float" office:value="281.7" table:style-name="ce58">
            <text:p><text:s text:c="2"/>282</text:p>
          </table:table-cell>
          <table:table-cell office:value-type="float" office:value="262.60000000000002" table:style-name="ce58">
            <text:p><text:s text:c="2"/>263</text:p>
          </table:table-cell>
          <table:table-cell office:value-type="float" office:value="306.3" table:style-name="ce58">
            <text:p><text:s text:c="2"/>306</text:p>
          </table:table-cell>
          <table:table-cell office:value-type="float" office:value="234.8" table:style-name="ce58">
            <text:p><text:s text:c="2"/>235</text:p>
          </table:table-cell>
          <table:table-cell office:value-type="float" office:value="259.67124000000007" table:style-name="ce58">
            <text:p><text:s text:c="2"/>260</text:p>
          </table:table-cell>
          <table:table-cell office:value-type="float" office:value="206.43935999999999" table:style-name="ce58">
            <text:p><text:s text:c="2"/>206</text:p>
          </table:table-cell>
          <table:table-cell office:value-type="float" office:value="207.37728000000001" table:style-name="ce58">
            <text:p><text:s text:c="2"/>207</text:p>
          </table:table-cell>
          <table:table-cell office:value-type="float" office:value="265.39136000000002" table:style-name="ce58">
            <text:p><text:s text:c="2"/>265</text:p>
          </table:table-cell>
          <table:table-cell office:value-type="float" office:value="246.12355199999999" table:style-name="ce58">
            <text:p><text:s text:c="2"/>246</text:p>
          </table:table-cell>
          <table:table-cell office:value-type="float" office:value="228.74852000000001" table:style-name="ce58">
            <text:p><text:s text:c="2"/>229</text:p>
          </table:table-cell>
          <table:table-cell office:value-type="float" office:value="238.80195199999997" table:style-name="ce58">
            <text:p><text:s text:c="2"/>239</text:p>
          </table:table-cell>
          <table:table-cell office:value-type="float" office:value="296.53263199999998" table:style-name="ce58">
            <text:p><text:s text:c="2"/>297</text:p>
          </table:table-cell>
          <table:table-cell office:value-type="float" office:value="280.75421999999998" table:style-name="ce58">
            <text:p><text:s text:c="2"/>281</text:p>
          </table:table-cell>
          <table:table-cell office:value-type="float" office:value="292.59895999999998" table:style-name="ce58">
            <text:p><text:s text:c="2"/>293</text:p>
          </table:table-cell>
          <table:table-cell office:value-type="float" office:value="250.6986" table:style-name="ce58">
            <text:p><text:s text:c="2"/>251</text:p>
          </table:table-cell>
          <table:table-cell office:value-type="float" office:value="314.13959999999997" table:style-name="ce58">
            <text:p><text:s text:c="2"/>314</text:p>
          </table:table-cell>
          <table:table-cell office:value-type="float" office:value="262.39500000000004" table:style-name="ce58">
            <text:p><text:s text:c="2"/>262</text:p>
          </table:table-cell>
          <table:table-cell office:value-type="float" office:value="253.49828120000001" table:style-name="ce58">
            <text:p><text:s text:c="2"/>253</text:p>
          </table:table-cell>
          <table:table-cell office:value-type="float" office:value="176.184462" table:style-name="ce58">
            <text:p><text:s text:c="2"/>176</text:p>
          </table:table-cell>
          <table:table-cell office:value-type="float" office:value="156.01398119999999" table:style-name="ce58">
            <text:p><text:s text:c="2"/>156</text:p>
          </table:table-cell>
          <table:table-cell office:value-type="float" office:value="121.53504" table:style-name="ce58">
            <text:p><text:s text:c="2"/>122</text:p>
          </table:table-cell>
          <table:table-cell office:value-type="float" office:value="80.225278500000002" table:style-name="ce58">
            <text:p><text:s text:c="2"/>80</text:p>
          </table:table-cell>
          <table:table-cell office:value-type="float" office:value="81.209799999999987" table:style-name="ce58">
            <text:p><text:s text:c="2"/>81</text:p>
          </table:table-cell>
          <table:table-cell office:value-type="float" office:value="98.28" table:style-name="ce58">
            <text:p><text:s text:c="2"/>98</text:p>
          </table:table-cell>
          <table:table-cell office:value-type="float" office:value="80.850000000000009" table:style-name="ce58">
            <text:p><text:s text:c="2"/>81</text:p>
          </table:table-cell>
          <table:table-cell office:value-type="float" office:value="49.199999999999996" table:style-name="ce58">
            <text:p><text:s text:c="2"/>49</text:p>
          </table:table-cell>
          <table:table-cell office:value-type="float" office:value="25.92" table:style-name="ce58">
            <text:p><text:s text:c="2"/>26</text:p>
          </table:table-cell>
          <table:table-cell office:value-type="float" office:value="48.285000000000004" table:style-name="ce58">
            <text:p><text:s text:c="2"/>48</text:p>
          </table:table-cell>
          <table:table-cell office:value-type="float" office:value="70.400000000000006" table:style-name="ce58">
            <text:p><text:s text:c="2"/>70</text:p>
          </table:table-cell>
          <table:table-cell office:value-type="float" office:value="101.02399999999999" table:style-name="ce58">
            <text:p><text:s text:c="2"/>101</text:p>
          </table:table-cell>
          <table:table-cell office:value-type="float" office:value="66.086789999999979" table:style-name="ce58">
            <text:p><text:s text:c="2"/>66</text:p>
          </table:table-cell>
          <table:table-cell table:number-columns-repeated="5" table:style-name="ce2"/>
          <table:table-cell table:style-name="ce23"/>
          <table:table-cell table:style-name="ce32"/>
          <table:table-cell table:number-columns-repeated="16328"/>
        </table:table-row>
        <table:table-row table:style-name="ro3">
          <table:table-cell table:style-name="ce24"/>
          <table:table-cell office:value-type="string" table:style-name="ce61">
            <text:p>Value of production (£ million)</text:p>
          </table:table-cell>
          <table:table-cell table:number-columns-repeated="3"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8.470942358602212" table:style-name="ce58">
            <text:p><text:s text:c="2"/>18</text:p>
          </table:table-cell>
          <table:table-cell office:value-type="float" office:value="22.953127979867716" table:style-name="ce58">
            <text:p><text:s text:c="2"/>23</text:p>
          </table:table-cell>
          <table:table-cell office:value-type="float" office:value="39.97820400902944" table:style-name="ce58">
            <text:p><text:s text:c="2"/>40</text:p>
          </table:table-cell>
          <table:table-cell office:value-type="float" office:value="35.351431754819885" table:style-name="ce58">
            <text:p><text:s text:c="2"/>35</text:p>
          </table:table-cell>
          <table:table-cell office:value-type="float" office:value="51.25" table:style-name="ce58">
            <text:p><text:s text:c="2"/>51</text:p>
          </table:table-cell>
          <table:table-cell office:value-type="float" office:value="41.74" table:style-name="ce58">
            <text:p><text:s text:c="2"/>42</text:p>
          </table:table-cell>
          <table:table-cell office:value-type="float" office:value="42.86" table:style-name="ce58">
            <text:p><text:s text:c="2"/>43</text:p>
          </table:table-cell>
          <table:table-cell office:value-type="float" office:value="35.26" table:style-name="ce58">
            <text:p><text:s text:c="2"/>35</text:p>
          </table:table-cell>
          <table:table-cell office:value-type="float" office:value="40.07" table:style-name="ce58">
            <text:p><text:s text:c="2"/>40</text:p>
          </table:table-cell>
          <table:table-cell office:value-type="float" office:value="55.22" table:style-name="ce58">
            <text:p><text:s text:c="2"/>55</text:p>
          </table:table-cell>
          <table:table-cell office:value-type="float" office:value="48.34" table:style-name="ce58">
            <text:p><text:s text:c="2"/>48</text:p>
          </table:table-cell>
          <table:table-cell office:value-type="float" office:value="50.65" table:style-name="ce58">
            <text:p><text:s text:c="2"/>51</text:p>
          </table:table-cell>
          <table:table-cell office:value-type="float" office:value="52.41" table:style-name="ce58">
            <text:p><text:s text:c="2"/>52</text:p>
          </table:table-cell>
          <table:table-cell office:value-type="float" office:value="56.49" table:style-name="ce58">
            <text:p><text:s text:c="2"/>56</text:p>
          </table:table-cell>
          <table:table-cell office:value-type="float" office:value="48.196575622599994" table:style-name="ce58">
            <text:p><text:s text:c="2"/>48</text:p>
          </table:table-cell>
          <table:table-cell office:value-type="float" office:value="46.380963303199998" table:style-name="ce58">
            <text:p><text:s text:c="2"/>46</text:p>
          </table:table-cell>
          <table:table-cell office:value-type="float" office:value="38.899879319035691" table:style-name="ce58">
            <text:p><text:s text:c="2"/>39</text:p>
          </table:table-cell>
          <table:table-cell office:value-type="float" office:value="49.092579736626831" table:style-name="ce58">
            <text:p><text:s text:c="2"/>49</text:p>
          </table:table-cell>
          <table:table-cell office:value-type="float" office:value="38.574626592796648" table:style-name="ce58">
            <text:p><text:s text:c="2"/>39</text:p>
          </table:table-cell>
          <table:table-cell office:value-type="float" office:value="40.703698733588077" table:style-name="ce58">
            <text:p><text:s text:c="2"/>41</text:p>
          </table:table-cell>
          <table:table-cell office:value-type="float" office:value="27.93105693838838" table:style-name="ce58">
            <text:p><text:s text:c="2"/>28</text:p>
          </table:table-cell>
          <table:table-cell office:value-type="float" office:value="13.157179081199999" table:style-name="ce58">
            <text:p><text:s text:c="2"/>13</text:p>
          </table:table-cell>
          <table:table-cell office:value-type="float" office:value="10.00638496" table:style-name="ce58">
            <text:p><text:s text:c="2"/>10</text:p>
          </table:table-cell>
          <table:table-cell office:value-type="float" office:value="13.866003427142502" table:style-name="ce58">
            <text:p><text:s text:c="2"/>14</text:p>
          </table:table-cell>
          <table:table-cell office:value-type="float" office:value="11.25680619388889" table:style-name="ce58">
            <text:p><text:s text:c="2"/>11</text:p>
          </table:table-cell>
          <table:table-cell office:value-type="float" office:value="11.732175" table:style-name="ce58">
            <text:p><text:s text:c="2"/>12</text:p>
          </table:table-cell>
          <table:table-cell office:value-type="float" office:value="12.443713333333333" table:style-name="ce58">
            <text:p><text:s text:c="2"/>12</text:p>
          </table:table-cell>
          <table:table-cell office:value-type="float" office:value="8.2347396153846155" table:style-name="ce58">
            <text:p><text:s text:c="2"/>8</text:p>
          </table:table-cell>
          <table:table-cell office:value-type="float" office:value="6.0076511999999997" table:style-name="ce58">
            <text:p><text:s text:c="2"/>6</text:p>
          </table:table-cell>
          <table:table-cell office:value-type="float" office:value="10.4717423125" table:style-name="ce58">
            <text:p><text:s text:c="2"/>10</text:p>
          </table:table-cell>
          <table:table-cell office:value-type="float" office:value="12.764106666666667" table:style-name="ce58">
            <text:p><text:s text:c="2"/>13</text:p>
          </table:table-cell>
          <table:table-cell office:value-type="float" office:value="12.525151955555554" table:style-name="ce58">
            <text:p><text:s text:c="2"/>13</text:p>
          </table:table-cell>
          <table:table-cell office:value-type="float" office:value="8.6393449855708315" table:style-name="ce58">
            <text:p><text:s text:c="2"/>9</text:p>
          </table:table-cell>
          <table:table-cell table:number-columns-repeated="5" table:style-name="ce2"/>
          <table:table-cell table:style-name="ce23"/>
          <table:table-cell table:style-name="ce32"/>
          <table:table-cell table:number-columns-repeated="16328"/>
        </table:table-row>
        <table:table-row table:style-name="ro3">
          <table:table-cell table:number-columns-repeated="2" table:style-name="ce24"/>
          <table:table-cell office:value-type="string" table:style-name="ce24">
            <text:p>of which:</text:p>
          </table:table-cell>
          <table:table-cell office:value-type="string" table:style-name="ce24">
            <text:p>sales</text:p>
          </table:table-cell>
          <table:table-cell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8.470942358602212" table:style-name="ce58">
            <text:p><text:s text:c="2"/>18</text:p>
          </table:table-cell>
          <table:table-cell office:value-type="float" office:value="22.953127979867716" table:style-name="ce58">
            <text:p><text:s text:c="2"/>23</text:p>
          </table:table-cell>
          <table:table-cell office:value-type="float" office:value="39.97820400902944" table:style-name="ce58">
            <text:p><text:s text:c="2"/>40</text:p>
          </table:table-cell>
          <table:table-cell office:value-type="float" office:value="35.351431754819885" table:style-name="ce58">
            <text:p><text:s text:c="2"/>35</text:p>
          </table:table-cell>
          <table:table-cell office:value-type="float" office:value="51.25" table:style-name="ce58">
            <text:p><text:s text:c="2"/>51</text:p>
          </table:table-cell>
          <table:table-cell office:value-type="float" office:value="41.74" table:style-name="ce58">
            <text:p><text:s text:c="2"/>42</text:p>
          </table:table-cell>
          <table:table-cell office:value-type="float" office:value="42.86" table:style-name="ce58">
            <text:p><text:s text:c="2"/>43</text:p>
          </table:table-cell>
          <table:table-cell office:value-type="float" office:value="35.26" table:style-name="ce58">
            <text:p><text:s text:c="2"/>35</text:p>
          </table:table-cell>
          <table:table-cell office:value-type="float" office:value="40.07" table:style-name="ce58">
            <text:p><text:s text:c="2"/>40</text:p>
          </table:table-cell>
          <table:table-cell office:value-type="float" office:value="28.04" table:style-name="ce58">
            <text:p><text:s text:c="2"/>28</text:p>
          </table:table-cell>
          <table:table-cell office:value-type="float" office:value="26.09" table:style-name="ce58">
            <text:p><text:s text:c="2"/>26</text:p>
          </table:table-cell>
          <table:table-cell office:value-type="float" office:value="27.45" table:style-name="ce58">
            <text:p><text:s text:c="2"/>27</text:p>
          </table:table-cell>
          <table:table-cell office:value-type="float" office:value="28.9" table:style-name="ce58">
            <text:p><text:s text:c="2"/>29</text:p>
          </table:table-cell>
          <table:table-cell office:value-type="float" office:value="28.62" table:style-name="ce58">
            <text:p><text:s text:c="2"/>29</text:p>
          </table:table-cell>
          <table:table-cell office:value-type="float" office:value="20.166575622599996" table:style-name="ce58">
            <text:p><text:s text:c="2"/>20</text:p>
          </table:table-cell>
          <table:table-cell office:value-type="float" office:value="22.1409633032" table:style-name="ce58">
            <text:p><text:s text:c="2"/>22</text:p>
          </table:table-cell>
          <table:table-cell office:value-type="float" office:value="19.762570638" table:style-name="ce58">
            <text:p><text:s text:c="2"/>20</text:p>
          </table:table-cell>
          <table:table-cell office:value-type="float" office:value="27.540618731999999" table:style-name="ce58">
            <text:p><text:s text:c="2"/>28</text:p>
          </table:table-cell>
          <table:table-cell office:value-type="float" office:value="20.046978000000003" table:style-name="ce58">
            <text:p><text:s text:c="2"/>20</text:p>
          </table:table-cell>
          <table:table-cell office:value-type="float" office:value="23.575340151600003" table:style-name="ce58">
            <text:p><text:s text:c="2"/>24</text:p>
          </table:table-cell>
          <table:table-cell office:value-type="float" office:value="14.858222961999997" table:style-name="ce58">
            <text:p><text:s text:c="2"/>15</text:p>
          </table:table-cell>
          <table:table-cell office:value-type="float" office:value="13.157179081199999" table:style-name="ce58">
            <text:p><text:s text:c="2"/>13</text:p>
          </table:table-cell>
          <table:table-cell office:value-type="float" office:value="10.00638496" table:style-name="ce58">
            <text:p><text:s text:c="2"/>10</text:p>
          </table:table-cell>
          <table:table-cell office:value-type="float" office:value="13.866003427142502" table:style-name="ce58">
            <text:p><text:s text:c="2"/>14</text:p>
          </table:table-cell>
          <table:table-cell office:value-type="float" office:value="11.25680619388889" table:style-name="ce58">
            <text:p><text:s text:c="2"/>11</text:p>
          </table:table-cell>
          <table:table-cell office:value-type="float" office:value="11.732175" table:style-name="ce58">
            <text:p><text:s text:c="2"/>12</text:p>
          </table:table-cell>
          <table:table-cell office:value-type="float" office:value="12.443713333333333" table:style-name="ce58">
            <text:p><text:s text:c="2"/>12</text:p>
          </table:table-cell>
          <table:table-cell office:value-type="float" office:value="8.2347396153846155" table:style-name="ce58">
            <text:p><text:s text:c="2"/>8</text:p>
          </table:table-cell>
          <table:table-cell office:value-type="float" office:value="6.0076511999999997" table:style-name="ce58">
            <text:p><text:s text:c="2"/>6</text:p>
          </table:table-cell>
          <table:table-cell office:value-type="float" office:value="10.4717423125" table:style-name="ce58">
            <text:p><text:s text:c="2"/>10</text:p>
          </table:table-cell>
          <table:table-cell office:value-type="float" office:value="12.764106666666667" table:style-name="ce58">
            <text:p><text:s text:c="2"/>13</text:p>
          </table:table-cell>
          <table:table-cell office:value-type="float" office:value="12.525151955555554" table:style-name="ce58">
            <text:p><text:s text:c="2"/>13</text:p>
          </table:table-cell>
          <table:table-cell office:value-type="float" office:value="8.6393449855708315" table:style-name="ce58">
            <text:p><text:s text:c="2"/>9</text:p>
          </table:table-cell>
          <table:table-cell table:number-columns-repeated="5" table:style-name="ce2"/>
          <table:table-cell table:style-name="ce23"/>
          <table:table-cell table:style-name="ce32"/>
          <table:table-cell table:number-columns-repeated="16328"/>
        </table:table-row>
        <table:table-row table:style-name="ro3">
          <table:table-cell table:style-name="ce24"/>
          <table:table-cell table:style-name="ce2"/>
          <table:table-cell table:style-name="ce24"/>
          <table:table-cell office:value-type="string" table:style-name="ce24">
            <text:p>subsidies (b)</text:p>
          </table:table-cell>
          <table:table-cell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27.18" table:style-name="ce58">
            <text:p><text:s text:c="2"/>27</text:p>
          </table:table-cell>
          <table:table-cell office:value-type="float" office:value="22.25" table:style-name="ce58">
            <text:p><text:s text:c="2"/>22</text:p>
          </table:table-cell>
          <table:table-cell office:value-type="float" office:value="23.2" table:style-name="ce58">
            <text:p><text:s text:c="2"/>23</text:p>
          </table:table-cell>
          <table:table-cell office:value-type="float" office:value="23.51" table:style-name="ce58">
            <text:p><text:s text:c="2"/>24</text:p>
          </table:table-cell>
          <table:table-cell office:value-type="float" office:value="27.87" table:style-name="ce58">
            <text:p><text:s text:c="2"/>28</text:p>
          </table:table-cell>
          <table:table-cell office:value-type="float" office:value="28.03" table:style-name="ce58">
            <text:p><text:s text:c="2"/>28</text:p>
          </table:table-cell>
          <table:table-cell office:value-type="float" office:value="24.24" table:style-name="ce58">
            <text:p><text:s text:c="2"/>24</text:p>
          </table:table-cell>
          <table:table-cell office:value-type="float" office:value="19.137308681035687" table:style-name="ce58">
            <text:p><text:s text:c="2"/>19</text:p>
          </table:table-cell>
          <table:table-cell office:value-type="float" office:value="21.551961004626829" table:style-name="ce58">
            <text:p><text:s text:c="2"/>22</text:p>
          </table:table-cell>
          <table:table-cell office:value-type="float" office:value="18.527648592796648" table:style-name="ce58">
            <text:p><text:s text:c="2"/>19</text:p>
          </table:table-cell>
          <table:table-cell office:value-type="float" office:value="17.128358581988074" table:style-name="ce58">
            <text:p><text:s text:c="2"/>17</text:p>
          </table:table-cell>
          <table:table-cell office:value-type="float" office:value="13.072833976388381" table:style-name="ce58">
            <text:p><text:s text:c="2"/>13</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0" table:style-name="ce58">
            <text:p><text:s text:c="2"/>0</text:p>
          </table:table-cell>
          <table:table-cell office:value-type="float" office:value="0" table:style-name="ce58">
            <text:p><text:s text:c="2"/>0</text:p>
          </table:table-cell>
          <table:table-cell office:value-type="float" office:value="0" table:style-name="ce58">
            <text:p><text:s text:c="2"/>0</text:p>
          </table:table-cell>
          <table:table-cell office:value-type="float" office:value="0" table:style-name="ce58">
            <text:p><text:s text:c="2"/>0</text:p>
          </table:table-cell>
          <table:table-cell office:value-type="float" office:value="0" table:style-name="ce58">
            <text:p><text:s text:c="2"/>0</text:p>
          </table:table-cell>
          <table:table-cell office:value-type="float" office:value="0" table:style-name="ce58">
            <text:p><text:s text:c="2"/>0</text:p>
          </table:table-cell>
          <table:table-cell table:number-columns-repeated="5" table:style-name="ce2"/>
          <table:table-cell table:style-name="ce23"/>
          <table:table-cell table:style-name="ce32"/>
          <table:table-cell table:number-columns-repeated="16328" table:style-name="ce1"/>
        </table:table-row>
        <table:table-row table:style-name="ro3">
          <table:table-cell table:style-name="ce62"/>
          <table:table-cell office:value-type="string" table:style-name="ce62">
            <text:p>Value of production at market prices (£ million) (c)</text:p>
          </table:table-cell>
          <table:table-cell table:number-columns-repeated="3" table:style-name="ce62"/>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float" office:value="18.470942358602212" table:style-name="ce136">
            <text:p><text:s text:c="2"/>18</text:p>
          </table:table-cell>
          <table:table-cell office:value-type="float" office:value="22.953127979867716" table:style-name="ce136">
            <text:p><text:s text:c="2"/>23</text:p>
          </table:table-cell>
          <table:table-cell office:value-type="float" office:value="39.97820400902944" table:style-name="ce136">
            <text:p><text:s text:c="2"/>40</text:p>
          </table:table-cell>
          <table:table-cell office:value-type="float" office:value="35.351431754819885" table:style-name="ce136">
            <text:p><text:s text:c="2"/>35</text:p>
          </table:table-cell>
          <table:table-cell office:value-type="float" office:value="51.25" table:style-name="ce136">
            <text:p><text:s text:c="2"/>51</text:p>
          </table:table-cell>
          <table:table-cell office:value-type="float" office:value="41.74" table:style-name="ce136">
            <text:p><text:s text:c="2"/>42</text:p>
          </table:table-cell>
          <table:table-cell office:value-type="float" office:value="42.86" table:style-name="ce136">
            <text:p><text:s text:c="2"/>43</text:p>
          </table:table-cell>
          <table:table-cell office:value-type="float" office:value="35.26" table:style-name="ce136">
            <text:p><text:s text:c="2"/>35</text:p>
          </table:table-cell>
          <table:table-cell office:value-type="float" office:value="40.07" table:style-name="ce136">
            <text:p><text:s text:c="2"/>40</text:p>
          </table:table-cell>
          <table:table-cell office:value-type="float" office:value="28.04" table:style-name="ce136">
            <text:p><text:s text:c="2"/>28</text:p>
          </table:table-cell>
          <table:table-cell office:value-type="float" office:value="26.090000000000003" table:style-name="ce136">
            <text:p><text:s text:c="2"/>26</text:p>
          </table:table-cell>
          <table:table-cell office:value-type="float" office:value="27.45" table:style-name="ce136">
            <text:p><text:s text:c="2"/>27</text:p>
          </table:table-cell>
          <table:table-cell office:value-type="float" office:value="28.899999999999995" table:style-name="ce136">
            <text:p><text:s text:c="2"/>29</text:p>
          </table:table-cell>
          <table:table-cell office:value-type="float" office:value="28.62" table:style-name="ce136">
            <text:p><text:s text:c="2"/>29</text:p>
          </table:table-cell>
          <table:table-cell office:value-type="float" office:value="20.166575622599993" table:style-name="ce136">
            <text:p><text:s text:c="2"/>20</text:p>
          </table:table-cell>
          <table:table-cell office:value-type="float" office:value="22.1409633032" table:style-name="ce136">
            <text:p><text:s text:c="2"/>22</text:p>
          </table:table-cell>
          <table:table-cell office:value-type="float" office:value="19.762570638000003" table:style-name="ce136">
            <text:p><text:s text:c="2"/>20</text:p>
          </table:table-cell>
          <table:table-cell office:value-type="float" office:value="27.540618732000002" table:style-name="ce136">
            <text:p><text:s text:c="2"/>28</text:p>
          </table:table-cell>
          <table:table-cell office:value-type="float" office:value="20.046977999999999" table:style-name="ce136">
            <text:p><text:s text:c="2"/>20</text:p>
          </table:table-cell>
          <table:table-cell office:value-type="float" office:value="23.575340151600003" table:style-name="ce136">
            <text:p><text:s text:c="2"/>24</text:p>
          </table:table-cell>
          <table:table-cell office:value-type="float" office:value="14.858222961999999" table:style-name="ce136">
            <text:p><text:s text:c="2"/>15</text:p>
          </table:table-cell>
          <table:table-cell office:value-type="float" office:value="13.157179081199999" table:style-name="ce136">
            <text:p><text:s text:c="2"/>13</text:p>
          </table:table-cell>
          <table:table-cell office:value-type="float" office:value="10.00638496" table:style-name="ce136">
            <text:p><text:s text:c="2"/>10</text:p>
          </table:table-cell>
          <table:table-cell office:value-type="float" office:value="13.866003427142502" table:style-name="ce136">
            <text:p><text:s text:c="2"/>14</text:p>
          </table:table-cell>
          <table:table-cell office:value-type="float" office:value="11.25680619388889" table:style-name="ce136">
            <text:p><text:s text:c="2"/>11</text:p>
          </table:table-cell>
          <table:table-cell office:value-type="float" office:value="11.732175" table:style-name="ce136">
            <text:p><text:s text:c="2"/>12</text:p>
          </table:table-cell>
          <table:table-cell office:value-type="float" office:value="12.443713333333333" table:style-name="ce136">
            <text:p><text:s text:c="2"/>12</text:p>
          </table:table-cell>
          <table:table-cell office:value-type="float" office:value="8.2347396153846155" table:style-name="ce136">
            <text:p><text:s text:c="2"/>8</text:p>
          </table:table-cell>
          <table:table-cell office:value-type="float" office:value="6.0076511999999997" table:style-name="ce136">
            <text:p><text:s text:c="2"/>6</text:p>
          </table:table-cell>
          <table:table-cell office:value-type="float" office:value="10.4717423125" table:style-name="ce136">
            <text:p><text:s text:c="2"/>10</text:p>
          </table:table-cell>
          <table:table-cell office:value-type="float" office:value="12.764106666666667" table:style-name="ce136">
            <text:p><text:s text:c="2"/>13</text:p>
          </table:table-cell>
          <table:table-cell office:value-type="float" office:value="12.525151955555554" table:style-name="ce136">
            <text:p><text:s text:c="2"/>13</text:p>
          </table:table-cell>
          <table:table-cell office:value-type="float" office:value="8.6393449855708315" table:style-name="ce136">
            <text:p><text:s text:c="2"/>9</text:p>
          </table:table-cell>
          <table:table-cell table:number-columns-repeated="5" table:style-name="ce2"/>
          <table:table-cell table:style-name="ce23"/>
          <table:table-cell table:style-name="ce32"/>
          <table:table-cell table:number-columns-repeated="16328" table:style-name="ce1"/>
        </table:table-row>
        <table:table-row table:style-name="ro3">
          <table:table-cell office:value-type="string" table:style-name="ce34">
            <text:p>Field beans</text:p>
          </table:table-cell>
          <table:table-cell table:number-columns-repeated="4" table:style-name="ce2"/>
          <table:table-cell table:number-columns-repeated="36" table:style-name="ce10"/>
          <table:table-cell table:style-name="ce2"/>
          <table:table-cell table:style-name="ce58"/>
          <table:table-cell table:number-columns-repeated="11" table:style-name="ce2"/>
          <table:table-cell table:style-name="ce23"/>
          <table:table-cell table:style-name="ce32"/>
          <table:table-cell table:number-columns-repeated="16328"/>
        </table:table-row>
        <table:table-row table:style-name="ro3">
          <table:table-cell table:style-name="ce2"/>
          <table:table-cell office:value-type="string" table:style-name="ce2">
            <text:p>Area (thousand hectares)</text:p>
          </table:table-cell>
          <table:table-cell table:number-columns-repeated="3" table:style-name="ce2"/>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32.4" table:style-name="ce58">
            <text:p><text:s text:c="2"/>32</text:p>
          </table:table-cell>
          <table:table-cell office:value-type="float" office:value="45.1" table:style-name="ce58">
            <text:p><text:s text:c="2"/>45</text:p>
          </table:table-cell>
          <table:table-cell office:value-type="float" office:value="59.7" table:style-name="ce58">
            <text:p><text:s text:c="2"/>60</text:p>
          </table:table-cell>
          <table:table-cell office:value-type="float" office:value="91" table:style-name="ce58">
            <text:p><text:s text:c="2"/>91</text:p>
          </table:table-cell>
          <table:table-cell office:value-type="float" office:value="153.69999999999999" table:style-name="ce58">
            <text:p><text:s text:c="2"/>154</text:p>
          </table:table-cell>
          <table:table-cell office:value-type="float" office:value="129" table:style-name="ce58">
            <text:p><text:s text:c="2"/>129</text:p>
          </table:table-cell>
          <table:table-cell office:value-type="float" office:value="139.22900000000001" table:style-name="ce58">
            <text:p><text:s text:c="2"/>139</text:p>
          </table:table-cell>
          <table:table-cell office:value-type="float" office:value="130.92099999999999" table:style-name="ce58">
            <text:p><text:s text:c="2"/>131</text:p>
          </table:table-cell>
          <table:table-cell office:value-type="float" office:value="129.053" table:style-name="ce58">
            <text:p><text:s text:c="2"/>129</text:p>
          </table:table-cell>
          <table:table-cell office:value-type="float" office:value="163.12700000000001" table:style-name="ce58">
            <text:p><text:s text:c="2"/>163</text:p>
          </table:table-cell>
          <table:table-cell office:value-type="float" office:value="149.31100000000001" table:style-name="ce58">
            <text:p><text:s text:c="2"/>149</text:p>
          </table:table-cell>
          <table:table-cell office:value-type="float" office:value="118.672" table:style-name="ce58">
            <text:p><text:s text:c="2"/>119</text:p>
          </table:table-cell>
          <table:table-cell office:value-type="float" office:value="100.16500000000001" table:style-name="ce58">
            <text:p><text:s text:c="2"/>100</text:p>
          </table:table-cell>
          <table:table-cell office:value-type="float" office:value="99.37" table:style-name="ce169">
            <text:p><text:s/>99</text:p>
          </table:table-cell>
          <table:table-cell office:value-type="float" office:value="110.8" table:style-name="ce58">
            <text:p><text:s text:c="2"/>111</text:p>
          </table:table-cell>
          <table:table-cell office:value-type="float" office:value="112.759" table:style-name="ce58">
            <text:p><text:s text:c="2"/>113</text:p>
          </table:table-cell>
          <table:table-cell office:value-type="float" office:value="124.27" table:style-name="ce58">
            <text:p><text:s text:c="2"/>124</text:p>
          </table:table-cell>
          <table:table-cell office:value-type="float" office:value="173" table:style-name="ce58">
            <text:p><text:s text:c="2"/>173</text:p>
          </table:table-cell>
          <table:table-cell office:value-type="float" office:value="164.16319999999999" table:style-name="ce58">
            <text:p><text:s text:c="2"/>164</text:p>
          </table:table-cell>
          <table:table-cell office:value-type="float" office:value="164.6" table:style-name="ce58">
            <text:p><text:s text:c="2"/>165</text:p>
          </table:table-cell>
          <table:table-cell office:value-type="float" office:value="177.8" table:style-name="ce58">
            <text:p><text:s text:c="2"/>178</text:p>
          </table:table-cell>
          <table:table-cell office:value-type="float" office:value="184.10300000000001" table:style-name="ce58">
            <text:p><text:s text:c="2"/>184</text:p>
          </table:table-cell>
          <table:table-cell office:value-type="float" office:value="184.21799999999999" table:style-name="ce58">
            <text:p><text:s text:c="2"/>184</text:p>
          </table:table-cell>
          <table:table-cell office:value-type="float" office:value="123.244" table:style-name="ce58">
            <text:p><text:s text:c="2"/>123</text:p>
          </table:table-cell>
          <table:table-cell office:value-type="float" office:value="118.3" table:style-name="ce58">
            <text:p><text:s text:c="2"/>118</text:p>
          </table:table-cell>
          <table:table-cell office:value-type="float" office:value="186" table:style-name="ce58">
            <text:p><text:s text:c="2"/>186</text:p>
          </table:table-cell>
          <table:table-cell office:value-type="float" office:value="168" table:style-name="ce58">
            <text:p><text:s text:c="2"/>168</text:p>
          </table:table-cell>
          <table:table-cell office:value-type="float" office:value="125" table:style-name="ce169">
            <text:p><text:s/>125</text:p>
          </table:table-cell>
          <table:table-cell office:value-type="float" office:value="96" table:style-name="ce169">
            <text:p><text:s/>96</text:p>
          </table:table-cell>
          <table:table-cell office:value-type="float" office:value="118" table:style-name="ce169">
            <text:p><text:s/>118</text:p>
          </table:table-cell>
          <table:table-cell office:value-type="float" office:value="107" table:style-name="ce169">
            <text:p><text:s/>107</text:p>
          </table:table-cell>
          <table:table-cell office:value-type="float" office:value="170" table:style-name="ce169">
            <text:p><text:s/>170</text:p>
          </table:table-cell>
          <table:table-cell office:value-type="float" office:value="176.53" table:style-name="ce169">
            <text:p><text:s/>177</text:p>
          </table:table-cell>
          <table:table-cell table:number-columns-repeated="5" table:style-name="ce2"/>
          <table:table-cell table:style-name="ce23"/>
          <table:table-cell table:style-name="ce32"/>
          <table:table-cell table:number-columns-repeated="16328"/>
        </table:table-row>
        <table:table-row table:style-name="ro3">
          <table:table-cell table:style-name="ce2"/>
          <table:table-cell office:value-type="string" table:style-name="ce2">
            <text:p>Yield (tonnes per hectare) (b)</text:p>
          </table:table-cell>
          <table:table-cell table:number-columns-repeated="3" table:style-name="ce2"/>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string" table:style-name="ce63">
            <text:p>. .</text:p>
          </table:table-cell>
          <table:table-cell office:value-type="float" office:value="3.9" table:style-name="ce63">
            <text:p><text:s text:c="2"/>3.9</text:p>
          </table:table-cell>
          <table:table-cell office:value-type="float" office:value="3.4" table:style-name="ce63">
            <text:p><text:s text:c="2"/>3.4</text:p>
          </table:table-cell>
          <table:table-cell office:value-type="float" office:value="3.84" table:style-name="ce63">
            <text:p><text:s text:c="2"/>3.8</text:p>
          </table:table-cell>
          <table:table-cell office:value-type="float" office:value="3.23" table:style-name="ce63">
            <text:p><text:s text:c="2"/>3.2</text:p>
          </table:table-cell>
          <table:table-cell office:value-type="float" office:value="3.88" table:style-name="ce63">
            <text:p><text:s text:c="2"/>3.9</text:p>
          </table:table-cell>
          <table:table-cell office:value-type="float" office:value="3.49" table:style-name="ce63">
            <text:p><text:s text:c="2"/>3.5</text:p>
          </table:table-cell>
          <table:table-cell office:value-type="float" office:value="3.41" table:style-name="ce63">
            <text:p><text:s text:c="2"/>3.4</text:p>
          </table:table-cell>
          <table:table-cell office:value-type="float" office:value="3.24" table:style-name="ce63">
            <text:p><text:s text:c="2"/>3.2</text:p>
          </table:table-cell>
          <table:table-cell office:value-type="float" office:value="3.45" table:style-name="ce63">
            <text:p><text:s text:c="2"/>3.5</text:p>
          </table:table-cell>
          <table:table-cell office:value-type="float" office:value="3.75" table:style-name="ce63">
            <text:p><text:s text:c="2"/>3.8</text:p>
          </table:table-cell>
          <table:table-cell office:value-type="float" office:value="3.04" table:style-name="ce63">
            <text:p><text:s text:c="2"/>3.0</text:p>
          </table:table-cell>
          <table:table-cell office:value-type="float" office:value="2.69" table:style-name="ce63">
            <text:p><text:s text:c="2"/>2.7</text:p>
          </table:table-cell>
          <table:table-cell office:value-type="float" office:value="3.17" table:style-name="ce63">
            <text:p><text:s text:c="2"/>3.2</text:p>
          </table:table-cell>
          <table:table-cell office:value-type="float" office:value="3.8" table:style-name="ce59">
            <text:p>3.8</text:p>
          </table:table-cell>
          <table:table-cell office:value-type="float" office:value="3.41" table:style-name="ce63">
            <text:p><text:s text:c="2"/>3.4</text:p>
          </table:table-cell>
          <table:table-cell office:value-type="float" office:value="3.5" table:style-name="ce63">
            <text:p><text:s text:c="2"/>3.5</text:p>
          </table:table-cell>
          <table:table-cell office:value-type="float" office:value="3.9" table:style-name="ce63">
            <text:p><text:s text:c="2"/>3.9</text:p>
          </table:table-cell>
          <table:table-cell office:value-type="float" office:value="3.5" table:style-name="ce63">
            <text:p><text:s text:c="2"/>3.5</text:p>
          </table:table-cell>
          <table:table-cell office:value-type="float" office:value="3.85" table:style-name="ce63">
            <text:p><text:s text:c="2"/>3.9</text:p>
          </table:table-cell>
          <table:table-cell office:value-type="float" office:value="3.88" table:style-name="ce63">
            <text:p><text:s text:c="2"/>3.9</text:p>
          </table:table-cell>
          <table:table-cell office:value-type="float" office:value="3.72" table:style-name="ce63">
            <text:p><text:s text:c="2"/>3.7</text:p>
          </table:table-cell>
          <table:table-cell office:value-type="float" office:value="3.83" table:style-name="ce63">
            <text:p><text:s text:c="2"/>3.8</text:p>
          </table:table-cell>
          <table:table-cell office:value-type="float" office:value="3.35" table:style-name="ce63">
            <text:p><text:s text:c="2"/>3.4</text:p>
          </table:table-cell>
          <table:table-cell office:value-type="float" office:value="3.04" table:style-name="ce63">
            <text:p><text:s text:c="2"/>3.0</text:p>
          </table:table-cell>
          <table:table-cell office:value-type="float" office:value="4.45" table:style-name="ce63">
            <text:p><text:s text:c="2"/>4.5</text:p>
          </table:table-cell>
          <table:table-cell office:value-type="float" office:value="3.7" table:style-name="ce63">
            <text:p><text:s text:c="2"/>3.7</text:p>
          </table:table-cell>
          <table:table-cell office:value-type="float" office:value="3.45" table:style-name="ce63">
            <text:p><text:s text:c="2"/>3.5</text:p>
          </table:table-cell>
          <table:table-cell office:value-type="float" office:value="3.35" table:style-name="ce59">
            <text:p>3.4</text:p>
          </table:table-cell>
          <table:table-cell office:value-type="float" office:value="3.3" table:style-name="ce59">
            <text:p>3.3</text:p>
          </table:table-cell>
          <table:table-cell office:value-type="float" office:value="3.2" table:style-name="ce59">
            <text:p>3.2</text:p>
          </table:table-cell>
          <table:table-cell office:value-type="float" office:value="4.1900000000000004" table:style-name="ce59">
            <text:p>4.2</text:p>
          </table:table-cell>
          <table:table-cell office:value-type="float" office:value="4.3499999999999996" table:style-name="ce59">
            <text:p>4.4</text:p>
          </table:table-cell>
          <table:table-cell office:value-type="float" office:value="3.6779999999999999" table:style-name="ce59">
            <text:p>3.7</text:p>
          </table:table-cell>
          <table:table-cell table:number-columns-repeated="5" table:style-name="ce2"/>
          <table:table-cell table:style-name="ce23"/>
          <table:table-cell table:style-name="ce32"/>
          <table:table-cell table:number-columns-repeated="16328"/>
        </table:table-row>
        <table:table-row table:style-name="ro3">
          <table:table-cell table:style-name="ce2"/>
          <table:table-cell office:value-type="string" table:style-name="ce2">
            <text:p>Volume of harvested production (a)</text:p>
          </table:table-cell>
          <table:table-cell table:number-columns-repeated="3" table:style-name="ce2"/>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125.1" table:style-name="ce58">
            <text:p><text:s text:c="2"/>125</text:p>
          </table:table-cell>
          <table:table-cell office:value-type="float" office:value="153.80000000000001" table:style-name="ce58">
            <text:p><text:s text:c="2"/>154</text:p>
          </table:table-cell>
          <table:table-cell office:value-type="float" office:value="229.2" table:style-name="ce58">
            <text:p><text:s text:c="2"/>229</text:p>
          </table:table-cell>
          <table:table-cell office:value-type="float" office:value="293.89999999999998" table:style-name="ce58">
            <text:p><text:s text:c="2"/>294</text:p>
          </table:table-cell>
          <table:table-cell office:value-type="float" office:value="596.4" table:style-name="ce58">
            <text:p><text:s text:c="2"/>596</text:p>
          </table:table-cell>
          <table:table-cell office:value-type="float" office:value="450.2" table:style-name="ce58">
            <text:p><text:s text:c="2"/>450</text:p>
          </table:table-cell>
          <table:table-cell office:value-type="float" office:value="474.77089000000007" table:style-name="ce58">
            <text:p><text:s text:c="2"/>475</text:p>
          </table:table-cell>
          <table:table-cell office:value-type="float" office:value="424.18403999999998" table:style-name="ce58">
            <text:p><text:s text:c="2"/>424</text:p>
          </table:table-cell>
          <table:table-cell office:value-type="float" office:value="445.23285000000004" table:style-name="ce58">
            <text:p><text:s text:c="2"/>445</text:p>
          </table:table-cell>
          <table:table-cell office:value-type="float" office:value="611.72625000000005" table:style-name="ce58">
            <text:p><text:s text:c="2"/>612</text:p>
          </table:table-cell>
          <table:table-cell office:value-type="float" office:value="453.90544" table:style-name="ce58">
            <text:p><text:s text:c="2"/>454</text:p>
          </table:table-cell>
          <table:table-cell office:value-type="float" office:value="319.22767999999996" table:style-name="ce58">
            <text:p><text:s text:c="2"/>319</text:p>
          </table:table-cell>
          <table:table-cell office:value-type="float" office:value="317.52305000000001" table:style-name="ce58">
            <text:p><text:s text:c="2"/>318</text:p>
          </table:table-cell>
          <table:table-cell office:value-type="float" office:value="377.60599999999999" table:style-name="ce169">
            <text:p><text:s/>378</text:p>
          </table:table-cell>
          <table:table-cell office:value-type="float" office:value="377.82800000000003" table:style-name="ce58">
            <text:p><text:s text:c="2"/>378</text:p>
          </table:table-cell>
          <table:table-cell office:value-type="float" office:value="394.65649999999999" table:style-name="ce58">
            <text:p><text:s text:c="2"/>395</text:p>
          </table:table-cell>
          <table:table-cell office:value-type="float" office:value="484.65299999999996" table:style-name="ce58">
            <text:p><text:s text:c="2"/>485</text:p>
          </table:table-cell>
          <table:table-cell office:value-type="float" office:value="605.5" table:style-name="ce58">
            <text:p><text:s text:c="2"/>606</text:p>
          </table:table-cell>
          <table:table-cell office:value-type="float" office:value="632.02832000000001" table:style-name="ce58">
            <text:p><text:s text:c="2"/>632</text:p>
          </table:table-cell>
          <table:table-cell office:value-type="float" office:value="638.64799999999991" table:style-name="ce58">
            <text:p><text:s text:c="2"/>639</text:p>
          </table:table-cell>
          <table:table-cell office:value-type="float" office:value="661.41600000000005" table:style-name="ce58">
            <text:p><text:s text:c="2"/>661</text:p>
          </table:table-cell>
          <table:table-cell office:value-type="float" office:value="705.11449000000005" table:style-name="ce58">
            <text:p><text:s text:c="2"/>705</text:p>
          </table:table-cell>
          <table:table-cell office:value-type="float" office:value="617.13030000000003" table:style-name="ce58">
            <text:p><text:s text:c="2"/>617</text:p>
          </table:table-cell>
          <table:table-cell office:value-type="float" office:value="374.66176000000002" table:style-name="ce58">
            <text:p><text:s text:c="2"/>375</text:p>
          </table:table-cell>
          <table:table-cell office:value-type="float" office:value="526.43500000000006" table:style-name="ce58">
            <text:p><text:s text:c="2"/>526</text:p>
          </table:table-cell>
          <table:table-cell office:value-type="float" office:value="688.2" table:style-name="ce58">
            <text:p><text:s text:c="2"/>688</text:p>
          </table:table-cell>
          <table:table-cell office:value-type="float" office:value="579.6" table:style-name="ce58">
            <text:p><text:s text:c="2"/>580</text:p>
          </table:table-cell>
          <table:table-cell office:value-type="float" office:value="418.75" table:style-name="ce169">
            <text:p><text:s/>419</text:p>
          </table:table-cell>
          <table:table-cell office:value-type="float" office:value="316.79999999999995" table:style-name="ce169">
            <text:p><text:s/>317</text:p>
          </table:table-cell>
          <table:table-cell office:value-type="float" office:value="377.6" table:style-name="ce169">
            <text:p><text:s/>378</text:p>
          </table:table-cell>
          <table:table-cell office:value-type="float" office:value="448.33000000000004" table:style-name="ce169">
            <text:p><text:s/>448</text:p>
          </table:table-cell>
          <table:table-cell office:value-type="float" office:value="739.49999999999989" table:style-name="ce169">
            <text:p><text:s/>740</text:p>
          </table:table-cell>
          <table:table-cell office:value-type="float" office:value="649.27733999999998" table:style-name="ce169">
            <text:p><text:s/>649</text:p>
          </table:table-cell>
          <table:table-cell table:number-columns-repeated="5" table:style-name="ce2"/>
          <table:table-cell table:style-name="ce23"/>
          <table:table-cell table:style-name="ce32"/>
          <table:table-cell table:number-columns-repeated="16328"/>
        </table:table-row>
        <table:table-row table:style-name="ro3">
          <table:table-cell table:style-name="ce24"/>
          <table:table-cell office:value-type="string" table:style-name="ce61">
            <text:p>Value of production (£ million)</text:p>
          </table:table-cell>
          <table:table-cell table:number-columns-repeated="3"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33" table:style-name="ce58">
            <text:p><text:s text:c="2"/>33</text:p>
          </table:table-cell>
          <table:table-cell office:value-type="float" office:value="41" table:style-name="ce58">
            <text:p><text:s text:c="2"/>41</text:p>
          </table:table-cell>
          <table:table-cell office:value-type="float" office:value="71" table:style-name="ce58">
            <text:p><text:s text:c="2"/>71</text:p>
          </table:table-cell>
          <table:table-cell office:value-type="float" office:value="62" table:style-name="ce58">
            <text:p><text:s text:c="2"/>62</text:p>
          </table:table-cell>
          <table:table-cell office:value-type="float" office:value="92" table:style-name="ce58">
            <text:p><text:s text:c="2"/>92</text:p>
          </table:table-cell>
          <table:table-cell office:value-type="float" office:value="75" table:style-name="ce58">
            <text:p><text:s text:c="2"/>75</text:p>
          </table:table-cell>
          <table:table-cell office:value-type="float" office:value="74" table:style-name="ce58">
            <text:p><text:s text:c="2"/>74</text:p>
          </table:table-cell>
          <table:table-cell office:value-type="float" office:value="72" table:style-name="ce58">
            <text:p><text:s text:c="2"/>72</text:p>
          </table:table-cell>
          <table:table-cell office:value-type="float" office:value="83" table:style-name="ce58">
            <text:p><text:s text:c="2"/>83</text:p>
          </table:table-cell>
          <table:table-cell office:value-type="float" office:value="131" table:style-name="ce58">
            <text:p><text:s text:c="2"/>131</text:p>
          </table:table-cell>
          <table:table-cell office:value-type="float" office:value="99" table:style-name="ce58">
            <text:p><text:s text:c="2"/>99</text:p>
          </table:table-cell>
          <table:table-cell office:value-type="float" office:value="84" table:style-name="ce58">
            <text:p><text:s text:c="2"/>84</text:p>
          </table:table-cell>
          <table:table-cell office:value-type="float" office:value="76" table:style-name="ce58">
            <text:p><text:s text:c="2"/>76</text:p>
          </table:table-cell>
          <table:table-cell office:value-type="float" office:value="72" table:style-name="ce58">
            <text:p><text:s text:c="2"/>72</text:p>
          </table:table-cell>
          <table:table-cell office:value-type="float" office:value="27.5058784" table:style-name="ce58">
            <text:p><text:s text:c="2"/>28</text:p>
          </table:table-cell>
          <table:table-cell office:value-type="float" office:value="30.258313855000001" table:style-name="ce58">
            <text:p><text:s text:c="2"/>30</text:p>
          </table:table-cell>
          <table:table-cell office:value-type="float" office:value="38.854631009999999" table:style-name="ce58">
            <text:p><text:s text:c="2"/>39</text:p>
          </table:table-cell>
          <table:table-cell office:value-type="float" office:value="53.084184999999998" table:style-name="ce58">
            <text:p><text:s text:c="2"/>53</text:p>
          </table:table-cell>
          <table:table-cell office:value-type="float" office:value="46.011661695999997" table:style-name="ce58">
            <text:p><text:s text:c="2"/>46</text:p>
          </table:table-cell>
          <table:table-cell office:value-type="float" office:value="58.64917466666666" table:style-name="ce58">
            <text:p><text:s text:c="2"/>59</text:p>
          </table:table-cell>
          <table:table-cell office:value-type="float" office:value="54.236111999999999" table:style-name="ce58">
            <text:p><text:s text:c="2"/>54</text:p>
          </table:table-cell>
          <table:table-cell office:value-type="float" office:value="57.936907261666676" table:style-name="ce58">
            <text:p><text:s text:c="2"/>58</text:p>
          </table:table-cell>
          <table:table-cell office:value-type="float" office:value="52.147510350000005" table:style-name="ce58">
            <text:p><text:s text:c="2"/>52</text:p>
          </table:table-cell>
          <table:table-cell office:value-type="float" office:value="64.749669799466673" table:style-name="ce58">
            <text:p><text:s text:c="2"/>65</text:p>
          </table:table-cell>
          <table:table-cell office:value-type="float" office:value="72.993137388888911" table:style-name="ce58">
            <text:p><text:s text:c="2"/>73</text:p>
          </table:table-cell>
          <table:table-cell office:value-type="float" office:value="83.101679333333337" table:style-name="ce58">
            <text:p><text:s text:c="2"/>83</text:p>
          </table:table-cell>
          <table:table-cell office:value-type="float" office:value="92.476889076923086" table:style-name="ce58">
            <text:p><text:s text:c="2"/>92</text:p>
          </table:table-cell>
          <table:table-cell office:value-type="float" office:value="71.571649439102544" table:style-name="ce58">
            <text:p><text:s text:c="2"/>72</text:p>
          </table:table-cell>
          <table:table-cell office:value-type="float" office:value="74.272704000000004" table:style-name="ce58">
            <text:p><text:s text:c="2"/>74</text:p>
          </table:table-cell>
          <table:table-cell office:value-type="float" office:value="90.44568888888891" table:style-name="ce58">
            <text:p><text:s text:c="2"/>90</text:p>
          </table:table-cell>
          <table:table-cell office:value-type="float" office:value="84.126945118055573" table:style-name="ce58">
            <text:p><text:s text:c="2"/>84</text:p>
          </table:table-cell>
          <table:table-cell office:value-type="float" office:value="97.273008333333323" table:style-name="ce58">
            <text:p><text:s text:c="2"/>97</text:p>
          </table:table-cell>
          <table:table-cell office:value-type="float" office:value="90.944277013799976" table:style-name="ce58">
            <text:p><text:s text:c="2"/>91</text:p>
          </table:table-cell>
          <table:table-cell table:number-columns-repeated="5" table:style-name="ce2"/>
          <table:table-cell table:style-name="ce23"/>
          <table:table-cell table:style-name="ce32"/>
          <table:table-cell table:number-columns-repeated="16328"/>
        </table:table-row>
        <table:table-row table:style-name="ro3">
          <table:table-cell table:number-columns-repeated="2" table:style-name="ce24"/>
          <table:table-cell office:value-type="string" table:style-name="ce24">
            <text:p>of which:</text:p>
          </table:table-cell>
          <table:table-cell office:value-type="string" table:style-name="ce24">
            <text:p>sales</text:p>
          </table:table-cell>
          <table:table-cell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32.629057641397793" table:style-name="ce58">
            <text:p><text:s text:c="2"/>33</text:p>
          </table:table-cell>
          <table:table-cell office:value-type="float" office:value="40.546872020132284" table:style-name="ce58">
            <text:p><text:s text:c="2"/>41</text:p>
          </table:table-cell>
          <table:table-cell office:value-type="float" office:value="70.621795990970554" table:style-name="ce58">
            <text:p><text:s text:c="2"/>71</text:p>
          </table:table-cell>
          <table:table-cell office:value-type="float" office:value="62.44856824518012" table:style-name="ce58">
            <text:p><text:s text:c="2"/>62</text:p>
          </table:table-cell>
          <table:table-cell office:value-type="float" office:value="91.55" table:style-name="ce58">
            <text:p><text:s text:c="2"/>92</text:p>
          </table:table-cell>
          <table:table-cell office:value-type="float" office:value="74.56" table:style-name="ce58">
            <text:p><text:s text:c="2"/>75</text:p>
          </table:table-cell>
          <table:table-cell office:value-type="float" office:value="74.05" table:style-name="ce58">
            <text:p><text:s text:c="2"/>74</text:p>
          </table:table-cell>
          <table:table-cell office:value-type="float" office:value="71.64" table:style-name="ce58">
            <text:p><text:s text:c="2"/>72</text:p>
          </table:table-cell>
          <table:table-cell office:value-type="float" office:value="83.43" table:style-name="ce58">
            <text:p><text:s text:c="2"/>83</text:p>
          </table:table-cell>
          <table:table-cell office:value-type="float" office:value="62.39" table:style-name="ce58">
            <text:p><text:s text:c="2"/>62</text:p>
          </table:table-cell>
          <table:table-cell office:value-type="float" office:value="45.84" table:style-name="ce58">
            <text:p><text:s text:c="2"/>46</text:p>
          </table:table-cell>
          <table:table-cell office:value-type="float" office:value="38.411999999999999" table:style-name="ce58">
            <text:p><text:s text:c="2"/>38</text:p>
          </table:table-cell>
          <table:table-cell office:value-type="float" office:value="38.53" table:style-name="ce58">
            <text:p><text:s text:c="2"/>39</text:p>
          </table:table-cell>
          <table:table-cell office:value-type="float" office:value="36.936" table:style-name="ce169">
            <text:p><text:s/>37</text:p>
          </table:table-cell>
          <table:table-cell office:value-type="float" office:value="27.5058784" table:style-name="ce58">
            <text:p><text:s text:c="2"/>28</text:p>
          </table:table-cell>
          <table:table-cell office:value-type="float" office:value="30.258313855000001" table:style-name="ce58">
            <text:p><text:s text:c="2"/>30</text:p>
          </table:table-cell>
          <table:table-cell office:value-type="float" office:value="38.854631009999999" table:style-name="ce58">
            <text:p><text:s text:c="2"/>39</text:p>
          </table:table-cell>
          <table:table-cell office:value-type="float" office:value="53.084184999999998" table:style-name="ce58">
            <text:p><text:s text:c="2"/>53</text:p>
          </table:table-cell>
          <table:table-cell office:value-type="float" office:value="46.011661695999997" table:style-name="ce58">
            <text:p><text:s text:c="2"/>46</text:p>
          </table:table-cell>
          <table:table-cell office:value-type="float" office:value="58.64917466666666" table:style-name="ce58">
            <text:p><text:s text:c="2"/>59</text:p>
          </table:table-cell>
          <table:table-cell office:value-type="float" office:value="54.236111999999999" table:style-name="ce58">
            <text:p><text:s text:c="2"/>54</text:p>
          </table:table-cell>
          <table:table-cell office:value-type="float" office:value="57.936907261666676" table:style-name="ce58">
            <text:p><text:s text:c="2"/>58</text:p>
          </table:table-cell>
          <table:table-cell office:value-type="float" office:value="52.147510350000005" table:style-name="ce58">
            <text:p><text:s text:c="2"/>52</text:p>
          </table:table-cell>
          <table:table-cell office:value-type="float" office:value="64.749669799466673" table:style-name="ce58">
            <text:p><text:s text:c="2"/>65</text:p>
          </table:table-cell>
          <table:table-cell office:value-type="float" office:value="72.993137388888911" table:style-name="ce58">
            <text:p><text:s text:c="2"/>73</text:p>
          </table:table-cell>
          <table:table-cell office:value-type="float" office:value="83.101679333333337" table:style-name="ce58">
            <text:p><text:s text:c="2"/>83</text:p>
          </table:table-cell>
          <table:table-cell office:value-type="float" office:value="92.476889076923086" table:style-name="ce58">
            <text:p><text:s text:c="2"/>92</text:p>
          </table:table-cell>
          <table:table-cell office:value-type="float" office:value="71.571649439102544" table:style-name="ce169">
            <text:p><text:s/>72</text:p>
          </table:table-cell>
          <table:table-cell office:value-type="float" office:value="74.272704000000004" table:style-name="ce169">
            <text:p><text:s/>74</text:p>
          </table:table-cell>
          <table:table-cell office:value-type="float" office:value="90.44568888888891" table:style-name="ce169">
            <text:p><text:s/>90</text:p>
          </table:table-cell>
          <table:table-cell office:value-type="float" office:value="84.126945118055573" table:style-name="ce169">
            <text:p><text:s/>84</text:p>
          </table:table-cell>
          <table:table-cell office:value-type="float" office:value="97.273008333333323" table:style-name="ce169">
            <text:p><text:s/>97</text:p>
          </table:table-cell>
          <table:table-cell office:value-type="float" office:value="90.944277013799976" table:style-name="ce169">
            <text:p><text:s/>91</text:p>
          </table:table-cell>
          <table:table-cell table:number-columns-repeated="5" table:style-name="ce2"/>
          <table:table-cell table:style-name="ce23"/>
          <table:table-cell table:style-name="ce32"/>
          <table:table-cell table:number-columns-repeated="16328"/>
        </table:table-row>
        <table:table-row table:style-name="ro3">
          <table:table-cell table:number-columns-repeated="3" table:style-name="ce24"/>
          <table:table-cell office:value-type="string" table:style-name="ce24">
            <text:p>subsidies (c)</text:p>
          </table:table-cell>
          <table:table-cell table:style-name="ce24"/>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68.709999999999994" table:style-name="ce58">
            <text:p><text:s text:c="2"/>69</text:p>
          </table:table-cell>
          <table:table-cell office:value-type="float" office:value="53.24" table:style-name="ce58">
            <text:p><text:s text:c="2"/>53</text:p>
          </table:table-cell>
          <table:table-cell office:value-type="float" office:value="45.68" table:style-name="ce58">
            <text:p><text:s text:c="2"/>46</text:p>
          </table:table-cell>
          <table:table-cell office:value-type="float" office:value="37.93" table:style-name="ce58">
            <text:p><text:s text:c="2"/>38</text:p>
          </table:table-cell>
          <table:table-cell office:value-type="float" office:value="35.54" table:style-name="ce169">
            <text:p><text:s/>36</text:p>
          </table:table-cell>
          <table:table-cell office:value-type="float" office:value="38.13000000000001" table:style-name="ce58">
            <text:p><text:s text:c="2"/>38</text:p>
          </table:table-cell>
          <table:table-cell office:value-type="float" office:value="38.400000000000006" table:style-name="ce58">
            <text:p><text:s text:c="2"/>38</text:p>
          </table:table-cell>
          <table:table-cell office:value-type="float" office:value="35.246205394157819" table:style-name="ce58">
            <text:p><text:s text:c="2"/>35</text:p>
          </table:table-cell>
          <table:table-cell office:value-type="float" office:value="42.147954551066192" table:style-name="ce58">
            <text:p><text:s text:c="2"/>42</text:p>
          </table:table-cell>
          <table:table-cell office:value-type="float" office:value="42.189206606583184" table:style-name="ce58">
            <text:p><text:s text:c="2"/>42</text:p>
          </table:table-cell>
          <table:table-cell office:value-type="float" office:value="47.600582620450901" table:style-name="ce58">
            <text:p><text:s text:c="2"/>48</text:p>
          </table:table-cell>
          <table:table-cell office:value-type="float" office:value="42.749290174381521" table:style-name="ce58">
            <text:p><text:s text:c="2"/>43</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string" table:style-name="ce58">
            <text:p>. .</text:p>
          </table:table-cell>
          <table:table-cell office:value-type="float" office:value="0" table:style-name="ce169">
            <text:p><text:s/>0</text:p>
          </table:table-cell>
          <table:table-cell office:value-type="float" office:value="0" table:style-name="ce169">
            <text:p><text:s/>0</text:p>
          </table:table-cell>
          <table:table-cell office:value-type="float" office:value="0" table:style-name="ce169">
            <text:p><text:s/>0</text:p>
          </table:table-cell>
          <table:table-cell office:value-type="float" office:value="0" table:style-name="ce169">
            <text:p><text:s/>0</text:p>
          </table:table-cell>
          <table:table-cell office:value-type="float" office:value="0" table:style-name="ce169">
            <text:p><text:s/>0</text:p>
          </table:table-cell>
          <table:table-cell office:value-type="float" office:value="0" table:style-name="ce169">
            <text:p><text:s/>0</text:p>
          </table:table-cell>
          <table:table-cell table:number-columns-repeated="5" table:style-name="ce2"/>
          <table:table-cell table:style-name="ce23"/>
          <table:table-cell table:style-name="ce32"/>
          <table:table-cell table:number-columns-repeated="16328" table:style-name="ce1"/>
        </table:table-row>
        <table:table-row table:style-name="ro3">
          <table:table-cell table:style-name="ce62"/>
          <table:table-cell office:value-type="string" table:style-name="ce62">
            <text:p>Value of production at market prices (£ million) (d)</text:p>
          </table:table-cell>
          <table:table-cell table:number-columns-repeated="3" table:style-name="ce62"/>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string" table:style-name="ce136">
            <text:p>. .</text:p>
          </table:table-cell>
          <table:table-cell office:value-type="float" office:value="33" table:style-name="ce136">
            <text:p><text:s text:c="2"/>33</text:p>
          </table:table-cell>
          <table:table-cell office:value-type="float" office:value="41" table:style-name="ce136">
            <text:p><text:s text:c="2"/>41</text:p>
          </table:table-cell>
          <table:table-cell office:value-type="float" office:value="71" table:style-name="ce136">
            <text:p><text:s text:c="2"/>71</text:p>
          </table:table-cell>
          <table:table-cell office:value-type="float" office:value="62" table:style-name="ce136">
            <text:p><text:s text:c="2"/>62</text:p>
          </table:table-cell>
          <table:table-cell office:value-type="float" office:value="92" table:style-name="ce136">
            <text:p><text:s text:c="2"/>92</text:p>
          </table:table-cell>
          <table:table-cell office:value-type="float" office:value="75" table:style-name="ce136">
            <text:p><text:s text:c="2"/>75</text:p>
          </table:table-cell>
          <table:table-cell office:value-type="float" office:value="74" table:style-name="ce136">
            <text:p><text:s text:c="2"/>74</text:p>
          </table:table-cell>
          <table:table-cell office:value-type="float" office:value="72" table:style-name="ce136">
            <text:p><text:s text:c="2"/>72</text:p>
          </table:table-cell>
          <table:table-cell office:value-type="float" office:value="83" table:style-name="ce136">
            <text:p><text:s text:c="2"/>83</text:p>
          </table:table-cell>
          <table:table-cell office:value-type="float" office:value="62.290000000000006" table:style-name="ce136">
            <text:p><text:s text:c="2"/>62</text:p>
          </table:table-cell>
          <table:table-cell office:value-type="float" office:value="45.76" table:style-name="ce136">
            <text:p><text:s text:c="2"/>46</text:p>
          </table:table-cell>
          <table:table-cell office:value-type="float" office:value="38.32" table:style-name="ce136">
            <text:p><text:s text:c="2"/>38</text:p>
          </table:table-cell>
          <table:table-cell office:value-type="float" office:value="38.53" table:style-name="ce136">
            <text:p><text:s text:c="2"/>39</text:p>
          </table:table-cell>
          <table:table-cell office:value-type="float" office:value="36.936" table:style-name="ce170">
            <text:p><text:s/>37</text:p>
          </table:table-cell>
          <table:table-cell office:value-type="float" office:value="27.5058784" table:style-name="ce136">
            <text:p><text:s text:c="2"/>28</text:p>
          </table:table-cell>
          <table:table-cell office:value-type="float" office:value="30.258313855000001" table:style-name="ce136">
            <text:p><text:s text:c="2"/>30</text:p>
          </table:table-cell>
          <table:table-cell office:value-type="float" office:value="38.854631009999999" table:style-name="ce136">
            <text:p><text:s text:c="2"/>39</text:p>
          </table:table-cell>
          <table:table-cell office:value-type="float" office:value="53.084184999999998" table:style-name="ce136">
            <text:p><text:s text:c="2"/>53</text:p>
          </table:table-cell>
          <table:table-cell office:value-type="float" office:value="46.011661695999997" table:style-name="ce136">
            <text:p><text:s text:c="2"/>46</text:p>
          </table:table-cell>
          <table:table-cell office:value-type="float" office:value="58.64917466666666" table:style-name="ce136">
            <text:p><text:s text:c="2"/>59</text:p>
          </table:table-cell>
          <table:table-cell office:value-type="float" office:value="54.236111999999999" table:style-name="ce136">
            <text:p><text:s text:c="2"/>54</text:p>
          </table:table-cell>
          <table:table-cell office:value-type="float" office:value="57.936907261666676" table:style-name="ce136">
            <text:p><text:s text:c="2"/>58</text:p>
          </table:table-cell>
          <table:table-cell office:value-type="float" office:value="52.147510350000005" table:style-name="ce136">
            <text:p><text:s text:c="2"/>52</text:p>
          </table:table-cell>
          <table:table-cell office:value-type="float" office:value="64.749669799466673" table:style-name="ce136">
            <text:p><text:s text:c="2"/>65</text:p>
          </table:table-cell>
          <table:table-cell office:value-type="float" office:value="72.993137388888911" table:style-name="ce136">
            <text:p><text:s text:c="2"/>73</text:p>
          </table:table-cell>
          <table:table-cell office:value-type="float" office:value="83.101679333333337" table:style-name="ce136">
            <text:p><text:s text:c="2"/>83</text:p>
          </table:table-cell>
          <table:table-cell office:value-type="float" office:value="92.476889076923086" table:style-name="ce136">
            <text:p><text:s text:c="2"/>92</text:p>
          </table:table-cell>
          <table:table-cell office:value-type="float" office:value="71.571649439102544" table:style-name="ce170">
            <text:p><text:s/>72</text:p>
          </table:table-cell>
          <table:table-cell office:value-type="float" office:value="74.272704000000004" table:style-name="ce170">
            <text:p><text:s/>74</text:p>
          </table:table-cell>
          <table:table-cell office:value-type="float" office:value="90.44568888888891" table:style-name="ce170">
            <text:p><text:s/>90</text:p>
          </table:table-cell>
          <table:table-cell office:value-type="float" office:value="84.126945118055573" table:style-name="ce170">
            <text:p><text:s/>84</text:p>
          </table:table-cell>
          <table:table-cell office:value-type="float" office:value="97.273008333333323" table:style-name="ce170">
            <text:p><text:s/>97</text:p>
          </table:table-cell>
          <table:table-cell office:value-type="float" office:value="90.944277013799976" table:style-name="ce170">
            <text:p><text:s/>91</text:p>
          </table:table-cell>
          <table:table-cell table:number-columns-repeated="5" table:style-name="ce2"/>
          <table:table-cell table:style-name="ce23"/>
          <table:table-cell table:style-name="ce32"/>
          <table:table-cell table:number-columns-repeated="16328" table:style-name="ce1"/>
        </table:table-row>
        <table:table-row table:style-name="ro3">
          <table:table-cell table:number-columns-repeated="34" table:style-name="ce2"/>
          <table:table-cell table:style-name="ce10"/>
          <table:table-cell table:style-name="ce2"/>
          <table:table-cell table:number-columns-repeated="4" table:style-name="ce10"/>
          <table:table-cell table:style-name="ce2"/>
          <table:table-cell table:number-columns-repeated="3" table:style-name="ce10"/>
          <table:table-cell table:number-columns-repeated="10" table:style-name="ce2"/>
          <table:table-cell table:style-name="ce23"/>
          <table:table-cell table:style-name="ce32"/>
          <table:table-cell table:number-columns-repeated="16328"/>
        </table:table-row>
        <table:table-row table:style-name="ro3">
          <table:table-cell office:value-type="string" table:style-name="ce2">
            <text:p>- means 'nil' or 'negligible' (less than half the last digit shown).</text:p>
          </table:table-cell>
          <table:table-cell table:number-columns-repeated="33" table:style-name="ce2"/>
          <table:table-cell table:style-name="ce10"/>
          <table:table-cell table:style-name="ce2"/>
          <table:table-cell table:number-columns-repeated="4" table:style-name="ce10"/>
          <table:table-cell table:style-name="ce2"/>
          <table:table-cell table:number-columns-repeated="3" table:style-name="ce10"/>
          <table:table-cell table:number-columns-repeated="2" table:style-name="ce2"/>
          <table:table-cell table:style-name="ce10"/>
          <table:table-cell table:number-columns-repeated="16337" table:style-name="ce2"/>
        </table:table-row>
        <table:table-row table:style-name="ro3">
          <table:table-cell office:value-type="string" table:style-name="ce2">
            <text:p>. . means 'not available' or 'not applicable'.</text:p>
          </table:table-cell>
          <table:table-cell table:number-columns-repeated="33" table:style-name="ce2"/>
          <table:table-cell table:style-name="ce10"/>
          <table:table-cell table:style-name="ce2"/>
          <table:table-cell table:number-columns-repeated="4" table:style-name="ce10"/>
          <table:table-cell table:style-name="ce2"/>
          <table:table-cell table:number-columns-repeated="3" table:style-name="ce10"/>
          <table:table-cell table:number-columns-repeated="16340" table:style-name="ce2"/>
        </table:table-row>
        <table:table-row table:style-name="ro3">
          <table:table-cell office:value-type="string" table:style-name="ce33">
            <text:p>(a) The figures presented here cover only that part of the crop which is assumed to be used for stockfeed including for pets and specialist bird food. It also includes an estimate for those varieties originally grown for human consumption but did not meet the required grade. The percentage utilised for animal feed is variable with typical estimates ranging from 30-60% <text:s/>The remainder is included in UK fresh vegetables, Table 7.9.</text:p>
          </table:table-cell>
          <table:table-cell table:number-columns-repeated="33" table:style-name="ce2"/>
          <table:table-cell table:number-columns-repeated="2" table:style-name="ce10"/>
          <table:table-cell table:number-columns-repeated="16348" table:style-name="ce2"/>
        </table:table-row>
        <table:table-row table:style-name="ro3">
          <table:table-cell office:value-type="string" table:style-name="ce33">
            <text:p>(b) 2016 yield is a 5 year average</text:p>
          </table:table-cell>
          <table:table-cell table:number-columns-repeated="33" table:style-name="ce2"/>
          <table:table-cell table:number-columns-repeated="2" table:style-name="ce10"/>
          <table:table-cell table:number-columns-repeated="16348" table:style-name="ce2"/>
        </table:table-row>
        <table:table-row table:style-name="ro3">
          <table:table-cell office:value-type="string" table:style-name="ce33">
            <text:p>(c) Includes arable area payments but excludes set-aside payments; includes protein crop premium from 2004.</text:p>
          </table:table-cell>
          <table:table-cell table:number-columns-repeated="4" table:style-name="ce2"/>
          <table:table-cell table:number-columns-repeated="21" table:style-name="ce5"/>
          <table:table-cell table:number-columns-repeated="16358" table:style-name="ce2"/>
        </table:table-row>
        <table:table-row table:style-name="ro3">
          <table:table-cell office:value-type="string" table:style-name="ce33">
            <text:p>(d) Excluding subsidies and taxes.</text:p>
          </table:table-cell>
          <table:table-cell table:number-columns-repeated="4" table:style-name="ce2"/>
          <table:table-cell table:number-columns-repeated="21" table:style-name="ce5"/>
          <table:table-cell table:number-columns-repeated="16358" table:style-name="ce2"/>
        </table:table-row>
        <table:table-row table:style-name="ro3">
          <table:table-cell office:value-type="string" table:style-name="ce33">
            <text:p>(e) This table will no longer be updated from 2016 and is included for historic purposes only. Please refer to table 7.8a.</text:p>
          </table:table-cell>
          <table:table-cell table:number-columns-repeated="4" table:style-name="ce2"/>
          <table:table-cell table:number-columns-repeated="21" table:style-name="ce5"/>
          <table:table-cell table:number-columns-repeated="16358" table:style-name="ce2"/>
        </table:table-row>
        <table:table-row table:style-name="ro3">
          <table:table-cell table:style-name="ce33"/>
          <table:table-cell table:number-columns-repeated="4" table:style-name="ce2"/>
          <table:table-cell table:number-columns-repeated="21" table:style-name="ce5"/>
          <table:table-cell table:number-columns-repeated="16358" table:style-name="ce2"/>
        </table:table-row>
        <table:table-row table:style-name="ro3">
          <table:table-cell office:value-type="string" table:style-name="ce34">
            <text:p>Data Revisions</text:p>
          </table:table-cell>
          <table:table-cell table:number-columns-repeated="4" table:style-name="ce2"/>
          <table:table-cell table:number-columns-repeated="21" table:style-name="ce5"/>
          <table:table-cell table:number-columns-repeated="16358" table:style-name="ce2"/>
        </table:table-row>
        <table:table-row table:style-name="ro3">
          <table:table-cell office:value-type="string" table:style-name="ce2">
            <text:p>There have been revisions to the 1984-1997 beans data.</text:p>
          </table:table-cell>
          <table:table-cell table:number-columns-repeated="4" table:style-name="ce2"/>
          <table:table-cell table:number-columns-repeated="21" table:style-name="ce5"/>
          <table:table-cell table:number-columns-repeated="16358" table:style-name="ce2"/>
        </table:table-row>
        <table:table-row table:style-name="ro3">
          <table:table-cell table:number-columns-repeated="5" table:style-name="ce2"/>
          <table:table-cell table:number-columns-repeated="16379"/>
        </table:table-row>
        <table:table-row table:style-name="ro3">
          <table:table-cell office:value-type="string" table:style-name="ce2">
            <text:p>© Crown copyright, 2021</text:p>
          </table:table-cell>
          <table:table-cell table:number-columns-repeated="16383"/>
        </table:table-row>
        <table:table-row table:number-rows-repeated="14" table:style-name="ro3">
          <table:table-cell table:number-columns-repeated="5" table:style-name="ce2"/>
          <table:table-cell table:number-columns-repeated="16379"/>
        </table:table-row>
        <table:table-row table:number-rows-repeated="802" table:style-name="ro3">
          <table:table-cell table:number-columns-repeated="16384"/>
        </table:table-row>
        <table:table-row table:number-rows-repeated="1047678" table:style-name="ro1">
          <table:table-cell table:number-columns-repeated="16384"/>
        </table:table-row>
      </table:table>
      <table:table table:name="Fresh_veg_(Table_7_9)" table:style-name="ta1">
        <table:table-column table:style-name="co1" table:number-columns-repeated="2" table:default-cell-style-name="ce78"/>
        <table:table-column table:style-name="co33" table:default-cell-style-name="ce78"/>
        <table:table-column table:style-name="co34" table:default-cell-style-name="ce78"/>
        <table:table-column table:style-name="co4" table:number-columns-repeated="11" table:default-cell-style-name="ce78"/>
        <table:table-column table:style-name="co17" table:default-cell-style-name="ce78"/>
        <table:table-column table:style-name="co13" table:default-cell-style-name="ce78"/>
        <table:table-column table:style-name="co4" table:number-columns-repeated="10" table:default-cell-style-name="ce78"/>
        <table:table-column table:style-name="co4" table:default-cell-style-name="ce176"/>
        <table:table-column table:style-name="co4" table:number-columns-repeated="5" table:default-cell-style-name="ce78"/>
        <table:table-column table:style-name="co4" table:number-columns-repeated="2" table:default-cell-style-name="ce174"/>
        <table:table-column table:style-name="co35" table:number-columns-repeated="12" table:default-cell-style-name="ce78"/>
        <table:table-column table:style-name="co14" table:number-columns-repeated="16337" table:default-cell-style-name="ce78"/>
        <table:table-row table:style-name="ro1">
          <table:table-cell office:value-type="string" table:style-name="ce2">
            <text:p>Date of update: 22 July 2021</text:p>
          </table:table-cell>
          <table:table-cell table:style-name="ce2"/>
          <table:table-cell table:style-name="ce3"/>
          <table:table-cell table:style-name="ce4"/>
          <table:table-cell table:number-columns-repeated="16380" table:style-name="ce2"/>
        </table:table-row>
        <table:table-row table:style-name="ro1">
          <table:table-cell office:value-type="string" table:style-name="ce2">
            <text:p>Next update: June 2022</text:p>
          </table:table-cell>
          <table:table-cell table:style-name="ce2"/>
          <table:table-cell table:style-name="ce3"/>
          <table:table-cell table:style-name="ce4"/>
          <table:table-cell table:number-columns-repeated="16380" table:style-name="ce2"/>
        </table:table-row>
        <table:table-row table:style-name="ro1">
          <table:table-cell table:number-columns-repeated="2" table:style-name="ce2"/>
          <table:table-cell table:style-name="ce3"/>
          <table:table-cell table:style-name="ce6"/>
          <table:table-cell table:number-columns-repeated="16380" table:style-name="ce2"/>
        </table:table-row>
        <table:table-row table:style-name="ro2">
          <table:table-cell office:value-type="string" table:style-name="ce171">
            <text:p>Table 7.9 (a) Fresh vegetables; production, value, supply and use; United Kingdom</text:p>
          </table:table-cell>
          <table:table-cell table:number-columns-repeated="26" table:style-name="ce172"/>
          <table:table-cell table:style-name="ce173"/>
          <table:table-cell table:number-columns-repeated="5" table:style-name="ce172"/>
          <table:table-cell table:number-columns-repeated="2" table:style-name="ce174"/>
          <table:table-cell table:number-columns-repeated="2" table:style-name="ce172"/>
          <table:table-cell table:number-columns-repeated="3" table:style-name="ce175"/>
          <table:table-cell table:number-columns-repeated="4" table:style-name="ce172"/>
          <table:table-cell table:style-name="ce175"/>
          <table:table-cell table:number-columns-repeated="16339" table:style-name="ce172"/>
        </table:table-row>
        <table:table-row table:style-name="ro2">
          <table:table-cell table:style-name="ce171"/>
          <table:table-cell table:number-columns-repeated="26" table:style-name="ce172"/>
          <table:table-cell table:style-name="ce173"/>
          <table:table-cell table:number-columns-repeated="5" table:style-name="ce172"/>
          <table:table-cell table:number-columns-repeated="2" table:style-name="ce174"/>
          <table:table-cell table:number-columns-repeated="2" table:style-name="ce172"/>
          <table:table-cell table:number-columns-repeated="3" table:style-name="ce175"/>
          <table:table-cell table:number-columns-repeated="4" table:style-name="ce172"/>
          <table:table-cell table:style-name="ce175"/>
          <table:table-cell table:number-columns-repeated="16339" table:style-name="ce172"/>
        </table:table-row>
        <table:table-row table:style-name="ro4">
          <table:table-cell office:value-type="string" table:style-name="ce78">
            <text:p>Enquiries: Lisa Brown on +44 (0) 20 802 66340</text:p>
          </table:table-cell>
          <table:table-cell table:number-columns-repeated="9" table:style-name="ce78"/>
          <table:table-cell table:number-columns-repeated="4" table:style-name="ce8"/>
          <table:table-cell table:number-columns-repeated="13"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3" table:style-name="ce8"/>
          <table:table-cell table:number-columns-repeated="2" table:style-name="ce78"/>
          <table:table-cell table:style-name="ce8"/>
          <table:table-cell table:number-columns-repeated="3" table:style-name="ce78"/>
          <table:table-cell table:style-name="ce8"/>
          <table:table-cell table:style-name="ce78"/>
          <table:table-cell table:style-name="ce35"/>
          <table:table-cell table:number-columns-repeated="16335"/>
        </table:table-row>
        <table:table-row table:style-name="ro3">
          <table:table-cell table:number-columns-repeated="27"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office:value-type="string" table:style-name="ce78">
            <text:p>Thousand tonnes (unless otherwise specified)</text:p>
          </table:table-cell>
          <table:table-cell table:number-columns-repeated="3" table:style-name="ce78"/>
          <table:table-cell table:number-columns-repeated="7" table:style-name="ce2"/>
          <table:table-cell table:number-columns-repeated="3" table:style-name="ce78"/>
          <table:table-cell office:value-type="string" table:style-name="ce177">
            <text:p>Calendar years</text:p>
          </table:table-cell>
          <table:table-cell table:number-columns-repeated="2" table:style-name="ce11"/>
          <table:table-cell table:number-columns-repeated="10"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table:number-columns-repeated="4" table:style-name="ce178"/>
          <table:table-cell office:value-type="float" office:value="2010" table:style-name="ce153">
            <text:p>2010</text:p>
          </table:table-cell>
          <table:table-cell office:value-type="float" office:value="2011" table:style-name="ce153">
            <text:p>2011</text:p>
          </table:table-cell>
          <table:table-cell office:value-type="float" office:value="2012" table:style-name="ce153">
            <text:p>2012</text:p>
          </table:table-cell>
          <table:table-cell office:value-type="float" office:value="2013" table:style-name="ce153">
            <text:p>2013</text:p>
          </table:table-cell>
          <table:table-cell office:value-type="float" office:value="2014" table:style-name="ce153">
            <text:p>2014</text:p>
          </table:table-cell>
          <table:table-cell office:value-type="float" office:value="2015" table:style-name="ce153">
            <text:p>2015</text:p>
          </table:table-cell>
          <table:table-cell office:value-type="float" office:value="2016" table:style-name="ce153">
            <text:p>2016</text:p>
          </table:table-cell>
          <table:table-cell office:value-type="float" office:value="2017" table:style-name="ce153">
            <text:p>2017</text:p>
          </table:table-cell>
          <table:table-cell office:value-type="float" office:value="2018" table:style-name="ce153">
            <text:p>2018</text:p>
          </table:table-cell>
          <table:table-cell office:value-type="float" office:value="2019" table:style-name="ce153">
            <text:p>2019</text:p>
          </table:table-cell>
          <table:table-cell office:value-type="float" office:value="2020" table:style-name="ce153">
            <text:p>2020</text:p>
          </table:table-cell>
          <table:table-cell table:number-columns-repeated="2" table:style-name="ce11"/>
          <table:table-cell table:number-columns-repeated="10"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table:number-columns-repeated="4" table:style-name="ce179"/>
          <table:table-cell table:number-columns-repeated="6" table:style-name="ce44"/>
          <table:table-cell table:number-columns-repeated="4" table:style-name="ce43"/>
          <table:table-cell office:value-type="string" table:style-name="ce43">
            <text:p>(provisional)</text:p>
          </table:table-cell>
          <table:table-cell table:number-columns-repeated="12"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office:value-type="string" table:style-name="ce172">
            <text:p>Production</text:p>
          </table:table-cell>
          <table:table-cell table:number-columns-repeated="3" table:style-name="ce78"/>
          <table:table-cell table:number-columns-repeated="4" table:style-name="ce2"/>
          <table:table-cell table:style-name="ce164"/>
          <table:table-cell table:number-columns-repeated="2" table:style-name="ce2"/>
          <table:table-cell table:number-columns-repeated="1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table:style-name="ce78"/>
          <table:table-cell office:value-type="string" table:style-name="ce172">
            <text:p>Area (thousand hectares):</text:p>
          </table:table-cell>
          <table:table-cell table:number-columns-repeated="2" table:style-name="ce78"/>
          <table:table-cell office:value-type="float" office:value="121.84121548506417" table:style-name="ce28">
            <text:p>122</text:p>
          </table:table-cell>
          <table:table-cell office:value-type="float" office:value="129.3739553307135" table:style-name="ce28">
            <text:p>129</text:p>
          </table:table-cell>
          <table:table-cell office:value-type="float" office:value="124.22243738007447" table:style-name="ce28">
            <text:p>124</text:p>
          </table:table-cell>
          <table:table-cell office:value-type="float" office:value="116.75726199887399" table:style-name="ce28">
            <text:p>117</text:p>
          </table:table-cell>
          <table:table-cell office:value-type="float" office:value="116.97365624952951" table:style-name="ce28">
            <text:p>117</text:p>
          </table:table-cell>
          <table:table-cell office:value-type="float" office:value="123.75329437496258" table:style-name="ce28">
            <text:p>124</text:p>
          </table:table-cell>
          <table:table-cell office:value-type="float" office:value="113.38340139024581" table:style-name="ce28">
            <text:p>113</text:p>
          </table:table-cell>
          <table:table-cell office:value-type="float" office:value="117.89335194479038" table:style-name="ce28">
            <text:p>118</text:p>
          </table:table-cell>
          <table:table-cell office:value-type="float" office:value="116.74072651272955" table:style-name="ce28">
            <text:p>117</text:p>
          </table:table-cell>
          <table:table-cell office:value-type="float" office:value="115.31235" table:style-name="ce28">
            <text:p>115</text:p>
          </table:table-cell>
          <table:table-cell office:value-type="float" office:value="118.95596999999999" table:style-name="ce28">
            <text:p>119</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table:number-columns-repeated="2" table:style-name="ce78"/>
          <table:table-cell office:value-type="string" table:style-name="ce78">
            <text:p>of which:</text:p>
          </table:table-cell>
          <table:table-cell office:value-type="string" table:style-name="ce78">
            <text:p>Grown in the open (a)</text:p>
          </table:table-cell>
          <table:table-cell office:value-type="float" office:value="121.14189999999999" table:style-name="ce28">
            <text:p>121</text:p>
          </table:table-cell>
          <table:table-cell office:value-type="float" office:value="128.6789" table:style-name="ce28">
            <text:p>129</text:p>
          </table:table-cell>
          <table:table-cell office:value-type="float" office:value="123.45989999999999" table:style-name="ce28">
            <text:p>123</text:p>
          </table:table-cell>
          <table:table-cell office:value-type="float" office:value="115.92998000000001" table:style-name="ce28">
            <text:p>116</text:p>
          </table:table-cell>
          <table:table-cell office:value-type="float" office:value="116.11241" table:style-name="ce28">
            <text:p>116</text:p>
          </table:table-cell>
          <table:table-cell office:value-type="float" office:value="122.88539999999999" table:style-name="ce28">
            <text:p>123</text:p>
          </table:table-cell>
          <table:table-cell office:value-type="float" office:value="112.55423" table:style-name="ce28">
            <text:p>113</text:p>
          </table:table-cell>
          <table:table-cell office:value-type="float" office:value="117.06723999999998" table:style-name="ce28">
            <text:p>117</text:p>
          </table:table-cell>
          <table:table-cell office:value-type="float" office:value="115.93781" table:style-name="ce28">
            <text:p>116</text:p>
          </table:table-cell>
          <table:table-cell office:value-type="float" office:value="114.51327999999999" table:style-name="ce28">
            <text:p>115</text:p>
          </table:table-cell>
          <table:table-cell office:value-type="float" office:value="118.1313" table:style-name="ce28">
            <text:p>118</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table:number-columns-repeated="3" table:style-name="ce78"/>
          <table:table-cell office:value-type="string" table:style-name="ce78">
            <text:p>Protected (b)</text:p>
          </table:table-cell>
          <table:table-cell office:value-type="float" office:value="0.69931548506417163" table:style-name="ce182">
            <text:p>0.7</text:p>
          </table:table-cell>
          <table:table-cell office:value-type="float" office:value="0.69505533071348791" table:style-name="ce182">
            <text:p>0.7</text:p>
          </table:table-cell>
          <table:table-cell office:value-type="float" office:value="0.7625373800744778" table:style-name="ce182">
            <text:p>0.8</text:p>
          </table:table-cell>
          <table:table-cell office:value-type="float" office:value="0.82728199887397547" table:style-name="ce182">
            <text:p>0.8</text:p>
          </table:table-cell>
          <table:table-cell office:value-type="float" office:value="0.86124624952952045" table:style-name="ce182">
            <text:p>0.9</text:p>
          </table:table-cell>
          <table:table-cell office:value-type="float" office:value="0.8678943749625887" table:style-name="ce182">
            <text:p>0.9</text:p>
          </table:table-cell>
          <table:table-cell office:value-type="float" office:value="0.82917139024579933" table:style-name="ce182">
            <text:p>0.8</text:p>
          </table:table-cell>
          <table:table-cell office:value-type="float" office:value="0.82611194479039973" table:style-name="ce182">
            <text:p>0.8</text:p>
          </table:table-cell>
          <table:table-cell office:value-type="float" office:value="0.80291651272955367" table:style-name="ce182">
            <text:p>0.8</text:p>
          </table:table-cell>
          <table:table-cell office:value-type="float" office:value="0.79907000000000006" table:style-name="ce182">
            <text:p>0.8</text:p>
          </table:table-cell>
          <table:table-cell office:value-type="float" office:value="0.82467000000000013" table:style-name="ce182">
            <text:p>0.8</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table:style-name="ce78"/>
          <table:table-cell office:value-type="string" table:style-name="ce172">
            <text:p>Value of production (£ million):</text:p>
          </table:table-cell>
          <table:table-cell table:number-columns-repeated="2" table:style-name="ce172"/>
          <table:table-cell office:value-type="float" office:value="1273.9761665775645" table:style-name="ce28">
            <text:p>1,274</text:p>
          </table:table-cell>
          <table:table-cell office:value-type="float" office:value="1234.4167969427513" table:style-name="ce28">
            <text:p>1,234</text:p>
          </table:table-cell>
          <table:table-cell office:value-type="float" office:value="1263.1715310886511" table:style-name="ce28">
            <text:p>1,263</text:p>
          </table:table-cell>
          <table:table-cell office:value-type="float" office:value="1334.9174910173867" table:style-name="ce28">
            <text:p>1,335</text:p>
          </table:table-cell>
          <table:table-cell office:value-type="float" office:value="1259.3424573406076" table:style-name="ce28">
            <text:p>1,259</text:p>
          </table:table-cell>
          <table:table-cell office:value-type="float" office:value="1320.5091433739153" table:style-name="ce28">
            <text:p>1,321</text:p>
          </table:table-cell>
          <table:table-cell office:value-type="float" office:value="1372.9817234574789" table:style-name="ce28">
            <text:p>1,373</text:p>
          </table:table-cell>
          <table:table-cell office:value-type="float" office:value="1412.7942093618244" table:style-name="ce28">
            <text:p>1,413</text:p>
          </table:table-cell>
          <table:table-cell office:value-type="float" office:value="1425.9093248026977" table:style-name="ce28">
            <text:p>1,426</text:p>
          </table:table-cell>
          <table:table-cell office:value-type="float" office:value="1480.9862637248557" table:style-name="ce28">
            <text:p>1,481</text:p>
          </table:table-cell>
          <table:table-cell office:value-type="float" office:value="1610.5984014103351" table:style-name="ce28">
            <text:p>1,611</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table:number-columns-repeated="2" table:style-name="ce78"/>
          <table:table-cell office:value-type="string" table:style-name="ce78">
            <text:p>of which:</text:p>
          </table:table-cell>
          <table:table-cell office:value-type="string" table:style-name="ce78">
            <text:p>Grown in the open</text:p>
          </table:table-cell>
          <table:table-cell office:value-type="float" office:value="943.10652692658323" table:style-name="ce28">
            <text:p>943</text:p>
          </table:table-cell>
          <table:table-cell office:value-type="float" office:value="925.5767128896731" table:style-name="ce28">
            <text:p>926</text:p>
          </table:table-cell>
          <table:table-cell office:value-type="float" office:value="942.84300808080116" table:style-name="ce28">
            <text:p>943</text:p>
          </table:table-cell>
          <table:table-cell office:value-type="float" office:value="1000.2378472219568" table:style-name="ce28">
            <text:p>1,000</text:p>
          </table:table-cell>
          <table:table-cell office:value-type="float" office:value="912.32328366130128" table:style-name="ce28">
            <text:p>912</text:p>
          </table:table-cell>
          <table:table-cell office:value-type="float" office:value="955.19550459447282" table:style-name="ce28">
            <text:p>955</text:p>
          </table:table-cell>
          <table:table-cell office:value-type="float" office:value="1039.0130017952361" table:style-name="ce28">
            <text:p>1,039</text:p>
          </table:table-cell>
          <table:table-cell office:value-type="float" office:value="1094.4043530791007" table:style-name="ce28">
            <text:p>1,094</text:p>
          </table:table-cell>
          <table:table-cell office:value-type="float" office:value="1106.6401613832841" table:style-name="ce28">
            <text:p>1,107</text:p>
          </table:table-cell>
          <table:table-cell office:value-type="float" office:value="1145.5591783206382" table:style-name="ce28">
            <text:p>1,146</text:p>
          </table:table-cell>
          <table:table-cell office:value-type="float" office:value="1253.85542493104" table:style-name="ce28">
            <text:p>1,254</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table:number-columns-repeated="3" table:style-name="ce78"/>
          <table:table-cell office:value-type="string" table:style-name="ce78">
            <text:p>Protected</text:p>
          </table:table-cell>
          <table:table-cell office:value-type="float" office:value="330.86963965098136" table:style-name="ce28">
            <text:p>331</text:p>
          </table:table-cell>
          <table:table-cell office:value-type="float" office:value="308.84008405307821" table:style-name="ce28">
            <text:p>309</text:p>
          </table:table-cell>
          <table:table-cell office:value-type="float" office:value="320.32852300785004" table:style-name="ce28">
            <text:p>320</text:p>
          </table:table-cell>
          <table:table-cell office:value-type="float" office:value="334.67964379542985" table:style-name="ce28">
            <text:p>335</text:p>
          </table:table-cell>
          <table:table-cell office:value-type="float" office:value="347.01917367930633" table:style-name="ce28">
            <text:p>347</text:p>
          </table:table-cell>
          <table:table-cell office:value-type="float" office:value="365.31363877944261" table:style-name="ce28">
            <text:p>365</text:p>
          </table:table-cell>
          <table:table-cell office:value-type="float" office:value="333.96872166224279" table:style-name="ce28">
            <text:p>334</text:p>
          </table:table-cell>
          <table:table-cell office:value-type="float" office:value="318.38985628272371" table:style-name="ce28">
            <text:p>318</text:p>
          </table:table-cell>
          <table:table-cell office:value-type="float" office:value="319.26916341941359" table:style-name="ce28">
            <text:p>319</text:p>
          </table:table-cell>
          <table:table-cell office:value-type="float" office:value="335.42708540421739" table:style-name="ce28">
            <text:p>335</text:p>
          </table:table-cell>
          <table:table-cell office:value-type="float" office:value="356.74297647929501" table:style-name="ce28">
            <text:p>357</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4" table:style-name="ce78"/>
          <table:table-cell table:number-columns-repeated="11" table:style-name="ce28"/>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2" table:style-name="ce78"/>
          <table:table-cell office:value-type="string" table:style-name="ce78">
            <text:p>Selected crops:</text:p>
          </table:table-cell>
          <table:table-cell office:value-type="string" table:style-name="ce78">
            <text:p>Cabbages</text:p>
          </table:table-cell>
          <table:table-cell office:value-type="float" office:value="73.02572543923344" table:style-name="ce28">
            <text:p>73</text:p>
          </table:table-cell>
          <table:table-cell office:value-type="float" office:value="84.734764243351805" table:style-name="ce28">
            <text:p>85</text:p>
          </table:table-cell>
          <table:table-cell office:value-type="float" office:value="56.782021799008291" table:style-name="ce28">
            <text:p>57</text:p>
          </table:table-cell>
          <table:table-cell office:value-type="float" office:value="71.158583545750346" table:style-name="ce28">
            <text:p>71</text:p>
          </table:table-cell>
          <table:table-cell office:value-type="float" office:value="64.586088416434976" table:style-name="ce28">
            <text:p>65</text:p>
          </table:table-cell>
          <table:table-cell office:value-type="float" office:value="72.30844750500755" table:style-name="ce28">
            <text:p>72</text:p>
          </table:table-cell>
          <table:table-cell office:value-type="float" office:value="85.687829357278844" table:style-name="ce28">
            <text:p>86</text:p>
          </table:table-cell>
          <table:table-cell office:value-type="float" office:value="86.401992830453281" table:style-name="ce28">
            <text:p>86</text:p>
          </table:table-cell>
          <table:table-cell office:value-type="float" office:value="73.163670466745884" table:style-name="ce28">
            <text:p>73</text:p>
          </table:table-cell>
          <table:table-cell office:value-type="float" office:value="74.685218836321113" table:style-name="ce28">
            <text:p>75</text:p>
          </table:table-cell>
          <table:table-cell office:value-type="float" office:value="79.838410668691324" table:style-name="ce28">
            <text:p>80</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3" table:style-name="ce78"/>
          <table:table-cell office:value-type="string" table:style-name="ce78">
            <text:p>Carrots</text:p>
          </table:table-cell>
          <table:table-cell office:value-type="float" office:value="114.67688731109844" table:style-name="ce28">
            <text:p>115</text:p>
          </table:table-cell>
          <table:table-cell office:value-type="float" office:value="113.1468505641041" table:style-name="ce28">
            <text:p>113</text:p>
          </table:table-cell>
          <table:table-cell office:value-type="float" office:value="128.25657683847348" table:style-name="ce28">
            <text:p>128</text:p>
          </table:table-cell>
          <table:table-cell office:value-type="float" office:value="135.98421488819449" table:style-name="ce28">
            <text:p>136</text:p>
          </table:table-cell>
          <table:table-cell office:value-type="float" office:value="101.83231071184575" table:style-name="ce28">
            <text:p>102</text:p>
          </table:table-cell>
          <table:table-cell office:value-type="float" office:value="123.76041686856502" table:style-name="ce28">
            <text:p>124</text:p>
          </table:table-cell>
          <table:table-cell office:value-type="float" office:value="140.81022392938746" table:style-name="ce28">
            <text:p>141</text:p>
          </table:table-cell>
          <table:table-cell office:value-type="float" office:value="154.67325361096843" table:style-name="ce28">
            <text:p>155</text:p>
          </table:table-cell>
          <table:table-cell office:value-type="float" office:value="177.79213329153833" table:style-name="ce28">
            <text:p>178</text:p>
          </table:table-cell>
          <table:table-cell office:value-type="float" office:value="162.96307887391978" table:style-name="ce28">
            <text:p>163</text:p>
          </table:table-cell>
          <table:table-cell office:value-type="float" office:value="173.05249201052246" table:style-name="ce28">
            <text:p>173</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3" table:style-name="ce78"/>
          <table:table-cell office:value-type="string" table:style-name="ce78">
            <text:p>Cauliflowers</text:p>
          </table:table-cell>
          <table:table-cell office:value-type="float" office:value="47.596393069598406" table:style-name="ce28">
            <text:p>48</text:p>
          </table:table-cell>
          <table:table-cell office:value-type="float" office:value="45.395319725919471" table:style-name="ce28">
            <text:p>45</text:p>
          </table:table-cell>
          <table:table-cell office:value-type="float" office:value="47.375985479896585" table:style-name="ce28">
            <text:p>47</text:p>
          </table:table-cell>
          <table:table-cell office:value-type="float" office:value="41.448338320637141" table:style-name="ce28">
            <text:p>41</text:p>
          </table:table-cell>
          <table:table-cell office:value-type="float" office:value="42.064300147068401" table:style-name="ce28">
            <text:p>42</text:p>
          </table:table-cell>
          <table:table-cell office:value-type="float" office:value="42.992844581683698" table:style-name="ce28">
            <text:p>43</text:p>
          </table:table-cell>
          <table:table-cell office:value-type="float" office:value="48.910681964387038" table:style-name="ce28">
            <text:p>49</text:p>
          </table:table-cell>
          <table:table-cell office:value-type="float" office:value="41.343323952932394" table:style-name="ce28">
            <text:p>41</text:p>
          </table:table-cell>
          <table:table-cell office:value-type="float" office:value="49.66173870208447" table:style-name="ce28">
            <text:p>50</text:p>
          </table:table-cell>
          <table:table-cell office:value-type="float" office:value="56.670241083699416" table:style-name="ce28">
            <text:p>57</text:p>
          </table:table-cell>
          <table:table-cell office:value-type="float" office:value="74.798623017373259" table:style-name="ce28">
            <text:p>75</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3" table:style-name="ce78"/>
          <table:table-cell office:value-type="string" table:style-name="ce78">
            <text:p>Calabrese</text:p>
          </table:table-cell>
          <table:table-cell office:value-type="float" office:value="59.78574885742983" table:style-name="ce28">
            <text:p>60</text:p>
          </table:table-cell>
          <table:table-cell office:value-type="float" office:value="55.846437136159793" table:style-name="ce28">
            <text:p>56</text:p>
          </table:table-cell>
          <table:table-cell office:value-type="float" office:value="85.786291315451592" table:style-name="ce28">
            <text:p>86</text:p>
          </table:table-cell>
          <table:table-cell office:value-type="float" office:value="56.109945417014679" table:style-name="ce28">
            <text:p>56</text:p>
          </table:table-cell>
          <table:table-cell office:value-type="float" office:value="30.11882401542562" table:style-name="ce28">
            <text:p>30</text:p>
          </table:table-cell>
          <table:table-cell office:value-type="float" office:value="31.159494474938487" table:style-name="ce28">
            <text:p>31</text:p>
          </table:table-cell>
          <table:table-cell office:value-type="float" office:value="36.83399319610492" table:style-name="ce28">
            <text:p>37</text:p>
          </table:table-cell>
          <table:table-cell office:value-type="float" office:value="62.081975959991524" table:style-name="ce28">
            <text:p>62</text:p>
          </table:table-cell>
          <table:table-cell office:value-type="float" office:value="52.916554328629338" table:style-name="ce28">
            <text:p>53</text:p>
          </table:table-cell>
          <table:table-cell office:value-type="float" office:value="68.608695235397249" table:style-name="ce28">
            <text:p>69</text:p>
          </table:table-cell>
          <table:table-cell office:value-type="float" office:value="79.272281645713647" table:style-name="ce28">
            <text:p>79</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3" table:style-name="ce78"/>
          <table:table-cell office:value-type="string" table:style-name="ce78">
            <text:p>Lettuces</text:p>
          </table:table-cell>
          <table:table-cell office:value-type="float" office:value="146.7137977478406" table:style-name="ce28">
            <text:p>147</text:p>
          </table:table-cell>
          <table:table-cell office:value-type="float" office:value="143.16401915827487" table:style-name="ce28">
            <text:p>143</text:p>
          </table:table-cell>
          <table:table-cell office:value-type="float" office:value="157.03766304559224" table:style-name="ce28">
            <text:p>157</text:p>
          </table:table-cell>
          <table:table-cell office:value-type="float" office:value="156.34471608968846" table:style-name="ce28">
            <text:p>156</text:p>
          </table:table-cell>
          <table:table-cell office:value-type="float" office:value="144.66316252148232" table:style-name="ce28">
            <text:p>145</text:p>
          </table:table-cell>
          <table:table-cell office:value-type="float" office:value="142.95663263625218" table:style-name="ce28">
            <text:p>143</text:p>
          </table:table-cell>
          <table:table-cell office:value-type="float" office:value="170.97981140931708" table:style-name="ce28">
            <text:p>171</text:p>
          </table:table-cell>
          <table:table-cell office:value-type="float" office:value="200.74125524013465" table:style-name="ce28">
            <text:p>201</text:p>
          </table:table-cell>
          <table:table-cell office:value-type="float" office:value="190.24346174037635" table:style-name="ce28">
            <text:p>190</text:p>
          </table:table-cell>
          <table:table-cell office:value-type="float" office:value="195.72927530337347" table:style-name="ce28">
            <text:p>196</text:p>
          </table:table-cell>
          <table:table-cell office:value-type="float" office:value="206.97739018378579" table:style-name="ce28">
            <text:p>207</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3" table:style-name="ce78"/>
          <table:table-cell office:value-type="string" table:style-name="ce78">
            <text:p>Mushrooms</text:p>
          </table:table-cell>
          <table:table-cell office:value-type="float" office:value="113.32142768874654" table:style-name="ce28">
            <text:p>113</text:p>
          </table:table-cell>
          <table:table-cell office:value-type="float" office:value="119.37258768874655" table:style-name="ce28">
            <text:p>119</text:p>
          </table:table-cell>
          <table:table-cell office:value-type="float" office:value="124.46242900709247" table:style-name="ce28">
            <text:p>124</text:p>
          </table:table-cell>
          <table:table-cell office:value-type="float" office:value="125.24427693321586" table:style-name="ce28">
            <text:p>125</text:p>
          </table:table-cell>
          <table:table-cell office:value-type="float" office:value="141.51217120285321" table:style-name="ce28">
            <text:p>142</text:p>
          </table:table-cell>
          <table:table-cell office:value-type="float" office:value="154.14985099507643" table:style-name="ce28">
            <text:p>154</text:p>
          </table:table-cell>
          <table:table-cell office:value-type="float" office:value="148.17709909797128" table:style-name="ce28">
            <text:p>148</text:p>
          </table:table-cell>
          <table:table-cell office:value-type="float" office:value="133.52776085350686" table:style-name="ce28">
            <text:p>134</text:p>
          </table:table-cell>
          <table:table-cell office:value-type="float" office:value="133.77452875997261" table:style-name="ce28">
            <text:p>134</text:p>
          </table:table-cell>
          <table:table-cell office:value-type="float" office:value="140.07684688173364" table:style-name="ce28">
            <text:p>140</text:p>
          </table:table-cell>
          <table:table-cell office:value-type="float" office:value="138.54472688173365" table:style-name="ce28">
            <text:p>139</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3" table:style-name="ce78"/>
          <table:table-cell office:value-type="string" table:style-name="ce78">
            <text:p>Onions</text:p>
          </table:table-cell>
          <table:table-cell office:value-type="float" office:value="109.33332120796351" table:style-name="ce28">
            <text:p>109</text:p>
          </table:table-cell>
          <table:table-cell office:value-type="float" office:value="85.488166534143318" table:style-name="ce28">
            <text:p>85</text:p>
          </table:table-cell>
          <table:table-cell office:value-type="float" office:value="60.129797504374281" table:style-name="ce28">
            <text:p>60</text:p>
          </table:table-cell>
          <table:table-cell office:value-type="float" office:value="97.204044189816102" table:style-name="ce28">
            <text:p>97</text:p>
          </table:table-cell>
          <table:table-cell office:value-type="float" office:value="103.52676659560531" table:style-name="ce28">
            <text:p>104</text:p>
          </table:table-cell>
          <table:table-cell office:value-type="float" office:value="106.05732977273502" table:style-name="ce28">
            <text:p>106</text:p>
          </table:table-cell>
          <table:table-cell office:value-type="float" office:value="127.78936292809372" table:style-name="ce28">
            <text:p>128</text:p>
          </table:table-cell>
          <table:table-cell office:value-type="float" office:value="133.89345699006438" table:style-name="ce28">
            <text:p>134</text:p>
          </table:table-cell>
          <table:table-cell office:value-type="float" office:value="138.12825259051559" table:style-name="ce28">
            <text:p>138</text:p>
          </table:table-cell>
          <table:table-cell office:value-type="float" office:value="141.66866655913105" table:style-name="ce28">
            <text:p>142</text:p>
          </table:table-cell>
          <table:table-cell office:value-type="float" office:value="148.46914214254161" table:style-name="ce28">
            <text:p>148</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3" table:style-name="ce179"/>
          <table:table-cell office:value-type="string" table:style-name="ce179">
            <text:p>Tomatoes</text:p>
          </table:table-cell>
          <table:table-cell office:value-type="float" office:value="115.81302894768567" table:style-name="ce28">
            <text:p>116</text:p>
          </table:table-cell>
          <table:table-cell office:value-type="float" office:value="94.836039677796975" table:style-name="ce28">
            <text:p>95</text:p>
          </table:table-cell>
          <table:table-cell office:value-type="float" office:value="97.269815698610188" table:style-name="ce28">
            <text:p>97</text:p>
          </table:table-cell>
          <table:table-cell office:value-type="float" office:value="109.0847034711928" table:style-name="ce28">
            <text:p>109</text:p>
          </table:table-cell>
          <table:table-cell office:value-type="float" office:value="118.45428003655962" table:style-name="ce28">
            <text:p>118</text:p>
          </table:table-cell>
          <table:table-cell office:value-type="float" office:value="119.84214703934857" table:style-name="ce28">
            <text:p>120</text:p>
          </table:table-cell>
          <table:table-cell office:value-type="float" office:value="82.554167283119526" table:style-name="ce28">
            <text:p>83</text:p>
          </table:table-cell>
          <table:table-cell office:value-type="float" office:value="82.710763509092374" table:style-name="ce28">
            <text:p>83</text:p>
          </table:table-cell>
          <table:table-cell office:value-type="float" office:value="72.821110645931356" table:style-name="ce28">
            <text:p>73</text:p>
          </table:table-cell>
          <table:table-cell office:value-type="float" office:value="83.917994770850129" table:style-name="ce28">
            <text:p>84</text:p>
          </table:table-cell>
          <table:table-cell office:value-type="float" office:value="89.428863499431699" table:style-name="ce28">
            <text:p>89</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office:value-type="string" table:style-name="ce172">
            <text:p>Prices (farm gate price (£ per tonne))</text:p>
          </table:table-cell>
          <table:table-cell table:number-columns-repeated="3" table:style-name="ce78"/>
          <table:table-cell table:number-columns-repeated="11" table:style-name="ce183"/>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style-name="ce78"/>
          <table:table-cell office:value-type="string" table:style-name="ce78">
            <text:p>Selected crops:</text:p>
          </table:table-cell>
          <table:table-cell table:style-name="ce78"/>
          <table:table-cell office:value-type="string" table:style-name="ce184">
            <text:p>Cauliflowers</text:p>
          </table:table-cell>
          <table:table-cell office:value-type="float" office:value="435.26169550019983" table:style-name="ce20">
            <text:p>435</text:p>
          </table:table-cell>
          <table:table-cell office:value-type="float" office:value="443.51114600112015" table:style-name="ce20">
            <text:p>444</text:p>
          </table:table-cell>
          <table:table-cell office:value-type="float" office:value="529.16800279190386" table:style-name="ce20">
            <text:p>529</text:p>
          </table:table-cell>
          <table:table-cell office:value-type="float" office:value="455.10512205815394" table:style-name="ce20">
            <text:p>455</text:p>
          </table:table-cell>
          <table:table-cell office:value-type="float" office:value="452.1768159030006" table:style-name="ce20">
            <text:p>452</text:p>
          </table:table-cell>
          <table:table-cell office:value-type="float" office:value="472.65008694310887" table:style-name="ce20">
            <text:p>473</text:p>
          </table:table-cell>
          <table:table-cell office:value-type="float" office:value="592.94971684160805" table:style-name="ce20">
            <text:p>593</text:p>
          </table:table-cell>
          <table:table-cell office:value-type="float" office:value="477.52583455089911" table:style-name="ce20">
            <text:p>478</text:p>
          </table:table-cell>
          <table:table-cell office:value-type="float" office:value="561.24903720679561" table:style-name="ce20">
            <text:p>561</text:p>
          </table:table-cell>
          <table:table-cell office:value-type="float" office:value="633.78967659094951" table:style-name="ce20">
            <text:p>634</text:p>
          </table:table-cell>
          <table:table-cell office:value-type="float" office:value="762.20320340355283" table:style-name="ce20">
            <text:p>762</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3" table:style-name="ce179"/>
          <table:table-cell office:value-type="string" table:style-name="ce185">
            <text:p>Tomatoes</text:p>
          </table:table-cell>
          <table:table-cell office:value-type="float" office:value="1287.9946336649625" table:style-name="ce186">
            <text:p>1,288</text:p>
          </table:table-cell>
          <table:table-cell office:value-type="float" office:value="1051.7987719850059" table:style-name="ce186">
            <text:p>1,052</text:p>
          </table:table-cell>
          <table:table-cell office:value-type="float" office:value="1164.9047374150939" table:style-name="ce186">
            <text:p>1,165</text:p>
          </table:table-cell>
          <table:table-cell office:value-type="float" office:value="1165.0699663463135" table:style-name="ce186">
            <text:p>1,165</text:p>
          </table:table-cell>
          <table:table-cell office:value-type="float" office:value="1196.1665721691124" table:style-name="ce186">
            <text:p>1,196</text:p>
          </table:table-cell>
          <table:table-cell office:value-type="float" office:value="1225.8723747651657" table:style-name="ce186">
            <text:p>1,226</text:p>
          </table:table-cell>
          <table:table-cell office:value-type="float" office:value="855.04316283195715" table:style-name="ce186">
            <text:p>855</text:p>
          </table:table-cell>
          <table:table-cell office:value-type="float" office:value="967.28856962471514" table:style-name="ce186">
            <text:p>967</text:p>
          </table:table-cell>
          <table:table-cell office:value-type="float" office:value="1088.6159199025183" table:style-name="ce186">
            <text:p>1,089</text:p>
          </table:table-cell>
          <table:table-cell office:value-type="float" office:value="1378.1258154156469" table:style-name="ce186">
            <text:p>1,378</text:p>
          </table:table-cell>
          <table:table-cell office:value-type="float" office:value="1368.7983106231741" table:style-name="ce186">
            <text:p>1,369</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office:value-type="string" table:style-name="ce172">
            <text:p>Supply and use<text:span text:style-name="T2"><text:s/>(f)</text:span></text:p>
          </table:table-cell>
          <table:table-cell table:number-columns-repeated="3" table:style-name="ce78"/>
          <table:table-cell table:number-columns-repeated="11" table:style-name="ce20"/>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style-name="ce78"/>
          <table:table-cell office:value-type="string" table:style-name="ce78">
            <text:p>Total production</text:p>
          </table:table-cell>
          <table:table-cell table:number-columns-repeated="2" table:style-name="ce78"/>
          <table:table-cell office:value-type="float" office:value="2782.4662427162698" table:style-name="ce28">
            <text:p>2,782</text:p>
          </table:table-cell>
          <table:table-cell office:value-type="float" office:value="2635.9744923776525" table:style-name="ce28">
            <text:p>2,636</text:p>
          </table:table-cell>
          <table:table-cell office:value-type="float" office:value="2518.576944858341" table:style-name="ce28">
            <text:p>2,519</text:p>
          </table:table-cell>
          <table:table-cell office:value-type="float" office:value="2655.5196453711219" table:style-name="ce28">
            <text:p>2,656</text:p>
          </table:table-cell>
          <table:table-cell office:value-type="float" office:value="2758.4659621367041" table:style-name="ce28">
            <text:p>2,758</text:p>
          </table:table-cell>
          <table:table-cell office:value-type="float" office:value="2779.5844240211391" table:style-name="ce28">
            <text:p>2,780</text:p>
          </table:table-cell>
          <table:table-cell office:value-type="float" office:value="2591.1672683146985" table:style-name="ce28">
            <text:p>2,591</text:p>
          </table:table-cell>
          <table:table-cell office:value-type="float" office:value="2698.9029694973233" table:style-name="ce28">
            <text:p>2,699</text:p>
          </table:table-cell>
          <table:table-cell office:value-type="float" office:value="2468.4151519305456" table:style-name="ce28">
            <text:p>2,468</text:p>
          </table:table-cell>
          <table:table-cell office:value-type="float" office:value="2423.1494141152275" table:style-name="ce28">
            <text:p>2,423</text:p>
          </table:table-cell>
          <table:table-cell office:value-type="float" office:value="2472.064822219575" table:style-name="ce28">
            <text:p>2,472</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style-name="ce184"/>
          <table:table-cell office:value-type="string" table:style-name="ce78">
            <text:p>Imports from:</text:p>
          </table:table-cell>
          <table:table-cell table:style-name="ce78"/>
          <table:table-cell office:value-type="string" table:style-name="ce78">
            <text:p>The EU</text:p>
          </table:table-cell>
          <table:table-cell office:value-type="float" office:value="1641.2193269999959" table:style-name="ce28">
            <text:p>1,641</text:p>
          </table:table-cell>
          <table:table-cell office:value-type="float" office:value="1738.9706039999996" table:style-name="ce28">
            <text:p>1,739</text:p>
          </table:table-cell>
          <table:table-cell office:value-type="float" office:value="1824.2009350000224" table:style-name="ce28">
            <text:p>1,824</text:p>
          </table:table-cell>
          <table:table-cell office:value-type="float" office:value="1977.0583910000059" table:style-name="ce28">
            <text:p>1,977</text:p>
          </table:table-cell>
          <table:table-cell office:value-type="float" office:value="1939.8293700000099" table:style-name="ce28">
            <text:p>1,940</text:p>
          </table:table-cell>
          <table:table-cell office:value-type="float" office:value="2032.0610209999938" table:style-name="ce28">
            <text:p>2,032</text:p>
          </table:table-cell>
          <table:table-cell office:value-type="float" office:value="2092.5572609999999" table:style-name="ce28">
            <text:p>2,093</text:p>
          </table:table-cell>
          <table:table-cell office:value-type="float" office:value="1923.4209340000009" table:style-name="ce28">
            <text:p>1,923</text:p>
          </table:table-cell>
          <table:table-cell office:value-type="float" office:value="1984.8660260000008" table:style-name="ce28">
            <text:p>1,985</text:p>
          </table:table-cell>
          <table:table-cell office:value-type="float" office:value="2006.5979249999998" table:style-name="ce28">
            <text:p>2,007</text:p>
          </table:table-cell>
          <table:table-cell office:value-type="float" office:value="1858.9153679999999" table:style-name="ce28">
            <text:p>1,859</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3" table:style-name="ce78"/>
          <table:table-cell office:value-type="string" table:style-name="ce78">
            <text:p>The rest of the world</text:p>
          </table:table-cell>
          <table:table-cell office:value-type="float" office:value="418.3286270000001" table:style-name="ce28">
            <text:p>418</text:p>
          </table:table-cell>
          <table:table-cell office:value-type="float" office:value="430.66792199999952" table:style-name="ce28">
            <text:p>431</text:p>
          </table:table-cell>
          <table:table-cell office:value-type="float" office:value="390.36041500000016" table:style-name="ce28">
            <text:p>390</text:p>
          </table:table-cell>
          <table:table-cell office:value-type="float" office:value="409.87155400000006" table:style-name="ce28">
            <text:p>410</text:p>
          </table:table-cell>
          <table:table-cell office:value-type="float" office:value="408.32329300000043" table:style-name="ce28">
            <text:p>408</text:p>
          </table:table-cell>
          <table:table-cell office:value-type="float" office:value="388.88588100000061" table:style-name="ce28">
            <text:p>389</text:p>
          </table:table-cell>
          <table:table-cell office:value-type="float" office:value="276.46407199999993" table:style-name="ce28">
            <text:p>276</text:p>
          </table:table-cell>
          <table:table-cell office:value-type="float" office:value="260.32510699999989" table:style-name="ce28">
            <text:p>260</text:p>
          </table:table-cell>
          <table:table-cell office:value-type="float" office:value="283.18978199999998" table:style-name="ce28">
            <text:p>283</text:p>
          </table:table-cell>
          <table:table-cell office:value-type="float" office:value="349.03443900000013" table:style-name="ce28">
            <text:p>349</text:p>
          </table:table-cell>
          <table:table-cell office:value-type="float" office:value="320.55483600000008" table:style-name="ce28">
            <text:p>321</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style-name="ce184"/>
          <table:table-cell office:value-type="string" table:style-name="ce78">
            <text:p>Exports to:</text:p>
          </table:table-cell>
          <table:table-cell table:style-name="ce78"/>
          <table:table-cell office:value-type="string" table:style-name="ce78">
            <text:p>The EU</text:p>
          </table:table-cell>
          <table:table-cell office:value-type="float" office:value="134.81748199999961" table:style-name="ce28">
            <text:p>135</text:p>
          </table:table-cell>
          <table:table-cell office:value-type="float" office:value="129.61279200000001" table:style-name="ce28">
            <text:p>130</text:p>
          </table:table-cell>
          <table:table-cell office:value-type="float" office:value="102.29193699999983" table:style-name="ce28">
            <text:p>102</text:p>
          </table:table-cell>
          <table:table-cell office:value-type="float" office:value="96.724166999999724" table:style-name="ce28">
            <text:p>97</text:p>
          </table:table-cell>
          <table:table-cell office:value-type="float" office:value="115.94793100000018" table:style-name="ce28">
            <text:p>116</text:p>
          </table:table-cell>
          <table:table-cell office:value-type="float" office:value="133.01861500000024" table:style-name="ce28">
            <text:p>133</text:p>
          </table:table-cell>
          <table:table-cell office:value-type="float" office:value="94.302294999999972" table:style-name="ce28">
            <text:p>94</text:p>
          </table:table-cell>
          <table:table-cell office:value-type="float" office:value="88.764891999999989" table:style-name="ce28">
            <text:p>89</text:p>
          </table:table-cell>
          <table:table-cell office:value-type="float" office:value="110.567425" table:style-name="ce28">
            <text:p>111</text:p>
          </table:table-cell>
          <table:table-cell office:value-type="float" office:value="122.05724400000001" table:style-name="ce28">
            <text:p>122</text:p>
          </table:table-cell>
          <table:table-cell office:value-type="float" office:value="100.96995400000002" table:style-name="ce28">
            <text:p>101</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3" table:style-name="ce78"/>
          <table:table-cell office:value-type="string" table:style-name="ce78">
            <text:p>The rest of the world</text:p>
          </table:table-cell>
          <table:table-cell office:value-type="float" office:value="22.533419000000006" table:style-name="ce28">
            <text:p>23</text:p>
          </table:table-cell>
          <table:table-cell office:value-type="float" office:value="22.867459999999991" table:style-name="ce28">
            <text:p>23</text:p>
          </table:table-cell>
          <table:table-cell office:value-type="float" office:value="15.785925000000001" table:style-name="ce28">
            <text:p>16</text:p>
          </table:table-cell>
          <table:table-cell office:value-type="float" office:value="19.918795999999997" table:style-name="ce28">
            <text:p>20</text:p>
          </table:table-cell>
          <table:table-cell office:value-type="float" office:value="51.099418000000007" table:style-name="ce28">
            <text:p>51</text:p>
          </table:table-cell>
          <table:table-cell office:value-type="float" office:value="40.845688999999993" table:style-name="ce28">
            <text:p>41</text:p>
          </table:table-cell>
          <table:table-cell office:value-type="float" office:value="60.886428999999993" table:style-name="ce28">
            <text:p>61</text:p>
          </table:table-cell>
          <table:table-cell office:value-type="float" office:value="40.63676000000001" table:style-name="ce28">
            <text:p>41</text:p>
          </table:table-cell>
          <table:table-cell office:value-type="float" office:value="34.870712000000005" table:style-name="ce28">
            <text:p>35</text:p>
          </table:table-cell>
          <table:table-cell office:value-type="float" office:value="21.305481" table:style-name="ce28">
            <text:p>21</text:p>
          </table:table-cell>
          <table:table-cell office:value-type="float" office:value="5.9979960000000014" table:style-name="ce28">
            <text:p>6</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style-name="ce78"/>
          <table:table-cell office:value-type="string" table:style-name="ce78">
            <text:p>Total new supply</text:p>
          </table:table-cell>
          <table:table-cell table:number-columns-repeated="2" table:style-name="ce78"/>
          <table:table-cell office:value-type="float" office:value="4684.6632957162656" table:style-name="ce28">
            <text:p>4,685</text:p>
          </table:table-cell>
          <table:table-cell office:value-type="float" office:value="4653.1327663776519" table:style-name="ce28">
            <text:p>4,653</text:p>
          </table:table-cell>
          <table:table-cell office:value-type="float" office:value="4615.0604328583631" table:style-name="ce28">
            <text:p>4,615</text:p>
          </table:table-cell>
          <table:table-cell office:value-type="float" office:value="4925.8066273711283" table:style-name="ce28">
            <text:p>4,926</text:p>
          </table:table-cell>
          <table:table-cell office:value-type="float" office:value="4939.571276136714" table:style-name="ce28">
            <text:p>4,940</text:p>
          </table:table-cell>
          <table:table-cell office:value-type="float" office:value="5026.6670220211336" table:style-name="ce28">
            <text:p>5,027</text:p>
          </table:table-cell>
          <table:table-cell office:value-type="float" office:value="4804.9998773146981" table:style-name="ce28">
            <text:p>4,805</text:p>
          </table:table-cell>
          <table:table-cell office:value-type="float" office:value="4753.2473584973231" table:style-name="ce28">
            <text:p>4,753</text:p>
          </table:table-cell>
          <table:table-cell office:value-type="float" office:value="4591.0328229305469" table:style-name="ce28">
            <text:p>4,591</text:p>
          </table:table-cell>
          <table:table-cell office:value-type="float" office:value="4635.4190531152271" table:style-name="ce28">
            <text:p>4,635</text:p>
          </table:table-cell>
          <table:table-cell office:value-type="float" office:value="4544.567076219575" table:style-name="ce28">
            <text:p>4,545</text:p>
          </table:table-cell>
          <table:table-cell table:style-name="ce180"/>
          <table:table-cell table:style-name="ce32"/>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1"/>
        </table:table-row>
        <table:table-row table:style-name="ro3">
          <table:table-cell table:style-name="ce179"/>
          <table:table-cell office:value-type="string" table:style-name="ce187">
            <text:p>Production as % of total new supply for use in the UK</text:p>
          </table:table-cell>
          <table:table-cell table:number-columns-repeated="2" table:style-name="ce179"/>
          <table:table-cell office:value-type="percentage" office:value="0.59395223670836783" table:style-name="ce188">
            <text:p>59%</text:p>
          </table:table-cell>
          <table:table-cell office:value-type="percentage" office:value="0.56649458004390729" table:style-name="ce188">
            <text:p>57%</text:p>
          </table:table-cell>
          <table:table-cell office:value-type="percentage" office:value="0.54573000321437748" table:style-name="ce188">
            <text:p>55%</text:p>
          </table:table-cell>
          <table:table-cell office:value-type="percentage" office:value="0.53910351060377615" table:style-name="ce188">
            <text:p>54%</text:p>
          </table:table-cell>
          <table:table-cell office:value-type="percentage" office:value="0.55844238455733486" table:style-name="ce188">
            <text:p>56%</text:p>
          </table:table-cell>
          <table:table-cell office:value-type="percentage" office:value="0.55296768452021261" table:style-name="ce188">
            <text:p>55%</text:p>
          </table:table-cell>
          <table:table-cell office:value-type="percentage" office:value="0.53926479385526793" table:style-name="ce188">
            <text:p>54%</text:p>
          </table:table-cell>
          <table:table-cell office:value-type="percentage" office:value="0.56780191854996287" table:style-name="ce188">
            <text:p>57%</text:p>
          </table:table-cell>
          <table:table-cell office:value-type="percentage" office:value="0.53766009678730797" table:style-name="ce188">
            <text:p>54%</text:p>
          </table:table-cell>
          <table:table-cell office:value-type="percentage" office:value="0.52274657077373687" table:style-name="ce188">
            <text:p>52%</text:p>
          </table:table-cell>
          <table:table-cell office:value-type="percentage" office:value="0.54396046548750177" table:style-name="ce188">
            <text:p>54%</text:p>
          </table:table-cell>
          <table:table-cell table:style-name="ce78"/>
          <table:table-cell table:style-name="ce24"/>
          <table:table-cell table:number-columns-repeated="5" table:style-name="ce78"/>
          <table:table-cell table:number-columns-repeated="5" table:style-name="ce181"/>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1"/>
        </table:table-row>
        <table:table-row table:style-name="ro3">
          <table:table-cell table:number-columns-repeated="4" table:style-name="ce78"/>
          <table:table-cell table:number-columns-repeated="7" table:style-name="ce2"/>
          <table:table-cell table:number-columns-repeated="1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office:value-type="string" table:style-name="ce2">
            <text:p>- means 'nil' or 'negligible' (less than half the last digit shown).</text:p>
          </table:table-cell>
          <table:table-cell table:number-columns-repeated="3" table:style-name="ce78"/>
          <table:table-cell table:number-columns-repeated="7" table:style-name="ce2"/>
          <table:table-cell table:number-columns-repeated="1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office:value-type="string" table:style-name="ce2">
            <text:p>. . means 'not available' or 'not applicable'.</text:p>
          </table:table-cell>
          <table:table-cell table:number-columns-repeated="3" table:style-name="ce78"/>
          <table:table-cell table:number-columns-repeated="7" table:style-name="ce2"/>
          <table:table-cell table:number-columns-repeated="1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2" table:style-name="ce2"/>
          <table:table-cell table:style-name="ce3"/>
          <table:table-cell table:style-name="ce6"/>
          <table:table-cell table:number-columns-repeated="7" table:style-name="ce2"/>
          <table:table-cell table:number-columns-repeated="1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office:value-type="string" table:style-name="ce189">
            <text:p>(a) <text:s/>June survey area for vegetables and salad crops</text:p>
          </table:table-cell>
          <table:table-cell table:style-name="ce2"/>
          <table:table-cell table:style-name="ce3"/>
          <table:table-cell table:style-name="ce6"/>
          <table:table-cell table:number-columns-repeated="7" table:style-name="ce2"/>
          <table:table-cell table:number-columns-repeated="1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office:value-type="string" table:style-name="ce189">
            <text:p>(b) Excludes area of mushrooms</text:p>
          </table:table-cell>
          <table:table-cell table:style-name="ce2"/>
          <table:table-cell table:style-name="ce3"/>
          <table:table-cell table:style-name="ce6"/>
          <table:table-cell table:number-columns-repeated="7" table:style-name="ce2"/>
          <table:table-cell table:number-columns-repeated="1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style-name="ce189"/>
          <table:table-cell table:style-name="ce2"/>
          <table:table-cell table:style-name="ce3"/>
          <table:table-cell table:style-name="ce6"/>
          <table:table-cell table:number-columns-repeated="7" table:style-name="ce2"/>
          <table:table-cell table:number-columns-repeated="1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office:value-type="string" table:style-name="ce2">
            <text:p>© Crown copyright, 2021</text:p>
          </table:table-cell>
          <table:table-cell table:number-columns-repeated="10" table:style-name="ce2"/>
          <table:table-cell table:number-columns-repeated="1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2" table:style-name="ce2"/>
          <table:table-cell table:style-name="ce3"/>
          <table:table-cell table:style-name="ce6"/>
          <table:table-cell table:number-columns-repeated="7" table:style-name="ce2"/>
          <table:table-cell table:number-columns-repeated="1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27"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office:value-type="string" table:style-name="ce171">
            <text:p>Table 7.9 (b) Fresh vegetables; United Kingdom</text:p>
          </table:table-cell>
          <table:table-cell table:number-columns-repeated="26"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table-row>
        <table:table-row table:style-name="ro3">
          <table:table-cell table:number-columns-repeated="27"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16343" table:style-name="ce78"/>
        </table:table-row>
        <table:table-row table:style-name="ro3">
          <table:table-cell table:number-columns-repeated="27"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5" table:style-name="ce78"/>
          <table:table-cell office:value-type="string" table:style-name="ce3">
            <text:p>email: Crops-statistics@defra.gov.uk</text:p>
          </table:table-cell>
          <table:table-cell table:style-name="ce78"/>
          <table:table-cell table:style-name="ce8"/>
          <table:table-cell table:number-columns-repeated="16335" table:style-name="ce78"/>
        </table:table-row>
        <table:table-row table:style-name="ro3">
          <table:table-cell table:number-columns-repeated="27" table:style-name="ce78"/>
          <table:table-cell table:style-name="ce176"/>
          <table:table-cell table:number-columns-repeated="5" table:style-name="ce78"/>
          <table:table-cell table:number-columns-repeated="2" table:style-name="ce174"/>
          <table:table-cell table:number-columns-repeated="2" table:style-name="ce78"/>
          <table:table-cell table:number-columns-repeated="4" table:style-name="ce175"/>
          <table:table-cell table:number-columns-repeated="6" table:style-name="ce78"/>
          <table:table-cell table:style-name="ce3"/>
          <table:table-cell table:number-columns-repeated="16336" table:style-name="ce78"/>
        </table:table-row>
        <table:table-row table:style-name="ro3">
          <table:table-cell office:value-type="string" table:style-name="ce78">
            <text:p>Thousand tonnes (unless otherwise specified)</text:p>
          </table:table-cell>
          <table:table-cell table:number-columns-repeated="26" table:style-name="ce78"/>
          <table:table-cell table:style-name="ce176"/>
          <table:table-cell table:number-columns-repeated="5" table:style-name="ce78"/>
          <table:table-cell table:style-name="ce190"/>
          <table:table-cell table:style-name="ce174"/>
          <table:table-cell table:style-name="ce190"/>
          <table:table-cell table:style-name="ce78"/>
          <table:table-cell table:number-columns-repeated="4" table:style-name="ce190"/>
          <table:table-cell table:style-name="ce179"/>
          <table:table-cell table:number-columns-repeated="4" table:style-name="ce191"/>
          <table:table-cell office:value-type="string" table:style-name="ce190">
            <text:p>Calendar year</text:p>
          </table:table-cell>
          <table:table-cell table:style-name="ce78"/>
          <table:table-cell table:number-columns-repeated="2" table:style-name="ce190"/>
          <table:table-cell table:number-columns-repeated="16334"/>
        </table:table-row>
        <table:table-row table:style-name="ro3">
          <table:table-cell table:number-columns-repeated="4" table:style-name="ce178"/>
          <table:table-cell office:value-type="float" office:value="1973" table:style-name="ce178">
            <text:p>1973</text:p>
          </table:table-cell>
          <table:table-cell office:value-type="float" office:value="1974" table:style-name="ce178">
            <text:p>1974</text:p>
          </table:table-cell>
          <table:table-cell office:value-type="float" office:value="1975" table:style-name="ce178">
            <text:p>1975</text:p>
          </table:table-cell>
          <table:table-cell office:value-type="float" office:value="1976" table:style-name="ce178">
            <text:p>1976</text:p>
          </table:table-cell>
          <table:table-cell office:value-type="float" office:value="1977" table:style-name="ce178">
            <text:p>1977</text:p>
          </table:table-cell>
          <table:table-cell office:value-type="float" office:value="1978" table:style-name="ce178">
            <text:p>1978</text:p>
          </table:table-cell>
          <table:table-cell office:value-type="float" office:value="1979" table:style-name="ce178">
            <text:p>1979</text:p>
          </table:table-cell>
          <table:table-cell office:value-type="float" office:value="1980" table:style-name="ce178">
            <text:p>1980</text:p>
          </table:table-cell>
          <table:table-cell office:value-type="float" office:value="1981" table:style-name="ce178">
            <text:p>1981</text:p>
          </table:table-cell>
          <table:table-cell office:value-type="float" office:value="1982" table:style-name="ce178">
            <text:p>1982</text:p>
          </table:table-cell>
          <table:table-cell office:value-type="float" office:value="1983" table:style-name="ce178">
            <text:p>1983</text:p>
          </table:table-cell>
          <table:table-cell office:value-type="float" office:value="1984" table:style-name="ce178">
            <text:p>1984</text:p>
          </table:table-cell>
          <table:table-cell office:value-type="float" office:value="1985" table:style-name="ce178">
            <text:p>1985</text:p>
          </table:table-cell>
          <table:table-cell office:value-type="float" office:value="1986" table:style-name="ce178">
            <text:p>1986</text:p>
          </table:table-cell>
          <table:table-cell office:value-type="float" office:value="1987" table:style-name="ce178">
            <text:p>1987</text:p>
          </table:table-cell>
          <table:table-cell office:value-type="float" office:value="1988" table:style-name="ce178">
            <text:p>1988</text:p>
          </table:table-cell>
          <table:table-cell office:value-type="float" office:value="1989" table:style-name="ce178">
            <text:p>1989</text:p>
          </table:table-cell>
          <table:table-cell office:value-type="float" office:value="1990" table:style-name="ce178">
            <text:p>1990</text:p>
          </table:table-cell>
          <table:table-cell office:value-type="float" office:value="1991" table:style-name="ce178">
            <text:p>1991</text:p>
          </table:table-cell>
          <table:table-cell office:value-type="float" office:value="1992" table:style-name="ce178">
            <text:p>1992</text:p>
          </table:table-cell>
          <table:table-cell office:value-type="float" office:value="1993" table:style-name="ce178">
            <text:p>1993</text:p>
          </table:table-cell>
          <table:table-cell office:value-type="float" office:value="1994" table:style-name="ce178">
            <text:p>1994</text:p>
          </table:table-cell>
          <table:table-cell office:value-type="float" office:value="1995" table:style-name="ce178">
            <text:p>1995</text:p>
          </table:table-cell>
          <table:table-cell office:value-type="float" office:value="1996" table:style-name="ce178">
            <text:p>1996</text:p>
          </table:table-cell>
          <table:table-cell office:value-type="float" office:value="1997" table:style-name="ce178">
            <text:p>1997</text:p>
          </table:table-cell>
          <table:table-cell office:value-type="float" office:value="1998" table:style-name="ce178">
            <text:p>1998</text:p>
          </table:table-cell>
          <table:table-cell office:value-type="float" office:value="1999" table:style-name="ce178">
            <text:p>1999</text:p>
          </table:table-cell>
          <table:table-cell office:value-type="float" office:value="2000" table:style-name="ce178">
            <text:p>2000</text:p>
          </table:table-cell>
          <table:table-cell office:value-type="float" office:value="2001" table:style-name="ce178">
            <text:p>2001</text:p>
          </table:table-cell>
          <table:table-cell office:value-type="float" office:value="2002" table:style-name="ce178">
            <text:p>2002</text:p>
          </table:table-cell>
          <table:table-cell office:value-type="float" office:value="2003" table:style-name="ce178">
            <text:p>2003</text:p>
          </table:table-cell>
          <table:table-cell office:value-type="float" office:value="2004" table:style-name="ce178">
            <text:p>2004</text:p>
          </table:table-cell>
          <table:table-cell office:value-type="float" office:value="2005" table:style-name="ce178">
            <text:p>2005</text:p>
          </table:table-cell>
          <table:table-cell office:value-type="float" office:value="2006" table:style-name="ce178">
            <text:p>2006</text:p>
          </table:table-cell>
          <table:table-cell office:value-type="float" office:value="2007" table:style-name="ce178">
            <text:p>2007</text:p>
          </table:table-cell>
          <table:table-cell office:value-type="float" office:value="2008" table:style-name="ce178">
            <text:p>2008</text:p>
          </table:table-cell>
          <table:table-cell office:value-type="float" office:value="2009" table:style-name="ce78">
            <text:p>2009</text:p>
          </table:table-cell>
          <table:table-cell office:value-type="float" office:value="2010" table:style-name="ce78">
            <text:p>2010</text:p>
          </table:table-cell>
          <table:table-cell office:value-type="float" office:value="2011" table:style-name="ce78">
            <text:p>2011</text:p>
          </table:table-cell>
          <table:table-cell office:value-type="float" office:value="2012" table:style-name="ce78">
            <text:p>2012</text:p>
          </table:table-cell>
          <table:table-cell office:value-type="float" office:value="2013" table:style-name="ce178">
            <text:p>2013</text:p>
          </table:table-cell>
          <table:table-cell office:value-type="float" office:value="2014" table:style-name="ce178">
            <text:p>2014</text:p>
          </table:table-cell>
          <table:table-cell office:value-type="float" office:value="2015" table:style-name="ce178">
            <text:p>2015</text:p>
          </table:table-cell>
          <table:table-cell table:number-columns-repeated="16337" table:style-name="ce78"/>
        </table:table-row>
        <table:table-row table:style-name="ro3">
          <table:table-cell table:number-columns-repeated="25" table:style-name="ce179"/>
          <table:table-cell table:style-name="ce192"/>
          <table:table-cell table:number-columns-repeated="4" table:style-name="ce191"/>
          <table:table-cell table:style-name="ce179"/>
          <table:table-cell table:style-name="ce191"/>
          <table:table-cell table:style-name="ce193"/>
          <table:table-cell table:number-columns-repeated="6" table:style-name="ce191"/>
          <table:table-cell table:style-name="ce179"/>
          <table:table-cell table:number-columns-repeated="6" table:style-name="ce191"/>
          <table:table-cell office:value-type="string" table:style-name="ce191">
            <text:p>(provisional)</text:p>
          </table:table-cell>
          <table:table-cell table:style-name="ce190"/>
          <table:table-cell table:number-columns-repeated="16336" table:style-name="ce78"/>
        </table:table-row>
        <table:table-row table:style-name="ro3">
          <table:table-cell office:value-type="string" table:style-name="ce172">
            <text:p>Production</text:p>
          </table:table-cell>
          <table:table-cell table:number-columns-repeated="24" table:style-name="ce78"/>
          <table:table-cell table:style-name="ce190"/>
          <table:table-cell table:number-columns-repeated="19" table:style-name="ce78"/>
          <table:table-cell table:style-name="ce194"/>
          <table:table-cell table:number-columns-repeated="16338" table:style-name="ce78"/>
        </table:table-row>
        <table:table-row table:style-name="ro3">
          <table:table-cell table:style-name="ce78"/>
          <table:table-cell office:value-type="string" table:style-name="ce172">
            <text:p>Area (thousand hectares):</text:p>
          </table:table-cell>
          <table:table-cell table:number-columns-repeated="2" table:style-name="ce78"/>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177.81100000000001" table:style-name="ce195">
            <text:p><text:s/>178</text:p>
          </table:table-cell>
          <table:table-cell office:value-type="float" office:value="184.01599999999999" table:style-name="ce195">
            <text:p><text:s/>184</text:p>
          </table:table-cell>
          <table:table-cell office:value-type="float" office:value="183.83006859170058" table:style-name="ce195">
            <text:p><text:s/>184</text:p>
          </table:table-cell>
          <table:table-cell office:value-type="float" office:value="185.31013950806093" table:style-name="ce195">
            <text:p><text:s/>185</text:p>
          </table:table-cell>
          <table:table-cell office:value-type="float" office:value="186.18413175048471" table:style-name="ce195">
            <text:p><text:s/>186</text:p>
          </table:table-cell>
          <table:table-cell office:value-type="float" office:value="182.4857501447747" table:style-name="ce195">
            <text:p><text:s/>182</text:p>
          </table:table-cell>
          <table:table-cell office:value-type="float" office:value="189.14721818766262" table:style-name="ce195">
            <text:p><text:s/>189</text:p>
          </table:table-cell>
          <table:table-cell office:value-type="float" office:value="189.5151833740361" table:style-name="ce195">
            <text:p><text:s/>190</text:p>
          </table:table-cell>
          <table:table-cell office:value-type="float" office:value="177.19354749109033" table:style-name="ce195">
            <text:p><text:s/>177</text:p>
          </table:table-cell>
          <table:table-cell office:value-type="float" office:value="168" table:style-name="ce195">
            <text:p><text:s/>168</text:p>
          </table:table-cell>
          <table:table-cell office:value-type="float" office:value="157" table:style-name="ce195">
            <text:p><text:s/>157</text:p>
          </table:table-cell>
          <table:table-cell office:value-type="float" office:value="164" table:style-name="ce195">
            <text:p><text:s/>164</text:p>
          </table:table-cell>
          <table:table-cell office:value-type="float" office:value="162" table:style-name="ce195">
            <text:p><text:s/>162</text:p>
          </table:table-cell>
          <table:table-cell office:value-type="float" office:value="153" table:style-name="ce195">
            <text:p><text:s/>153</text:p>
          </table:table-cell>
          <table:table-cell office:value-type="float" office:value="156" table:style-name="ce195">
            <text:p><text:s/>156</text:p>
          </table:table-cell>
          <table:table-cell office:value-type="float" office:value="149" table:style-name="ce195">
            <text:p><text:s/>149</text:p>
          </table:table-cell>
          <table:table-cell office:value-type="float" office:value="138" table:style-name="ce195">
            <text:p><text:s/>138</text:p>
          </table:table-cell>
          <table:table-cell office:value-type="float" office:value="129" table:style-name="ce195">
            <text:p><text:s/>129</text:p>
          </table:table-cell>
          <table:table-cell office:value-type="float" office:value="120" table:style-name="ce195">
            <text:p><text:s/>120</text:p>
          </table:table-cell>
          <table:table-cell office:value-type="float" office:value="124" table:style-name="ce195">
            <text:p><text:s/>124</text:p>
          </table:table-cell>
          <table:table-cell office:value-type="float" office:value="117.52793214079077" table:style-name="ce195">
            <text:p><text:s/>118</text:p>
          </table:table-cell>
          <table:table-cell office:value-type="float" office:value="123.84146669510707" table:style-name="ce195">
            <text:p><text:s/>124</text:p>
          </table:table-cell>
          <table:table-cell office:value-type="float" office:value="120.70049298384113" table:style-name="ce195">
            <text:p><text:s/>121</text:p>
          </table:table-cell>
          <table:table-cell office:value-type="float" office:value="123.00907348731553" table:style-name="ce195">
            <text:p><text:s/>123</text:p>
          </table:table-cell>
          <table:table-cell office:value-type="float" office:value="120.75178944101683" table:style-name="ce195">
            <text:p><text:s/>121</text:p>
          </table:table-cell>
          <table:table-cell office:value-type="float" office:value="132.95848750463912" table:style-name="ce195">
            <text:p><text:s/>133</text:p>
          </table:table-cell>
          <table:table-cell office:value-type="float" office:value="134.23781698506417" table:style-name="ce195">
            <text:p><text:s/>134</text:p>
          </table:table-cell>
          <table:table-cell office:value-type="float" office:value="135.11205271736398" table:style-name="ce195">
            <text:p><text:s/>135</text:p>
          </table:table-cell>
          <table:table-cell office:value-type="float" office:value="127.92162388007448" table:style-name="ce195">
            <text:p><text:s/>128</text:p>
          </table:table-cell>
          <table:table-cell office:value-type="float" office:value="130.88622628319342" table:style-name="ce195">
            <text:p><text:s/>131</text:p>
          </table:table-cell>
          <table:table-cell office:value-type="float" office:value="132.44314648522476" table:style-name="ce195">
            <text:p><text:s/>132</text:p>
          </table:table-cell>
          <table:table-cell office:value-type="float" office:value="138.9075093766551" table:style-name="ce196">
            <text:p>139</text:p>
          </table:table-cell>
          <table:table-cell table:number-columns-repeated="2" table:style-name="ce194"/>
          <table:table-cell table:number-columns-repeated="16335" table:style-name="ce78"/>
        </table:table-row>
        <table:table-row table:style-name="ro3">
          <table:table-cell table:number-columns-repeated="2" table:style-name="ce78"/>
          <table:table-cell office:value-type="string" table:style-name="ce78">
            <text:p>of which:</text:p>
          </table:table-cell>
          <table:table-cell office:value-type="string" table:style-name="ce78">
            <text:p>Grown in the open (a) (b)</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174.95699999999999" table:style-name="ce195">
            <text:p><text:s/>175</text:p>
          </table:table-cell>
          <table:table-cell office:value-type="float" office:value="181.184" table:style-name="ce195">
            <text:p><text:s/>181</text:p>
          </table:table-cell>
          <table:table-cell office:value-type="float" office:value="181.01106859170059" table:style-name="ce195">
            <text:p><text:s/>181</text:p>
          </table:table-cell>
          <table:table-cell office:value-type="float" office:value="182.64613950806094" table:style-name="ce195">
            <text:p><text:s/>183</text:p>
          </table:table-cell>
          <table:table-cell office:value-type="float" office:value="183.2901317504847" table:style-name="ce195">
            <text:p><text:s/>183</text:p>
          </table:table-cell>
          <table:table-cell office:value-type="float" office:value="179.6227501447747" table:style-name="ce195">
            <text:p><text:s/>180</text:p>
          </table:table-cell>
          <table:table-cell office:value-type="float" office:value="186.24121818766261" table:style-name="ce195">
            <text:p><text:s/>186</text:p>
          </table:table-cell>
          <table:table-cell office:value-type="float" office:value="186.78218337403609" table:style-name="ce195">
            <text:p><text:s/>187</text:p>
          </table:table-cell>
          <table:table-cell office:value-type="float" office:value="174.81788749109032" table:style-name="ce195">
            <text:p><text:s/>175</text:p>
          </table:table-cell>
          <table:table-cell office:value-type="float" office:value="166" table:style-name="ce195">
            <text:p><text:s/>166</text:p>
          </table:table-cell>
          <table:table-cell office:value-type="float" office:value="155" table:style-name="ce195">
            <text:p><text:s/>155</text:p>
          </table:table-cell>
          <table:table-cell office:value-type="float" office:value="162" table:style-name="ce195">
            <text:p><text:s/>162</text:p>
          </table:table-cell>
          <table:table-cell office:value-type="float" office:value="161" table:style-name="ce195">
            <text:p><text:s/>161</text:p>
          </table:table-cell>
          <table:table-cell office:value-type="float" office:value="151" table:style-name="ce195">
            <text:p><text:s/>151</text:p>
          </table:table-cell>
          <table:table-cell office:value-type="float" office:value="155" table:style-name="ce195">
            <text:p><text:s/>155</text:p>
          </table:table-cell>
          <table:table-cell office:value-type="float" office:value="148" table:style-name="ce195">
            <text:p><text:s/>148</text:p>
          </table:table-cell>
          <table:table-cell office:value-type="float" office:value="137" table:style-name="ce195">
            <text:p><text:s/>137</text:p>
          </table:table-cell>
          <table:table-cell office:value-type="float" office:value="128" table:style-name="ce195">
            <text:p><text:s/>128</text:p>
          </table:table-cell>
          <table:table-cell office:value-type="float" office:value="119" table:style-name="ce195">
            <text:p><text:s/>119</text:p>
          </table:table-cell>
          <table:table-cell office:value-type="float" office:value="124" table:style-name="ce195">
            <text:p><text:s/>124</text:p>
          </table:table-cell>
          <table:table-cell office:value-type="float" office:value="116.77383400000001" table:style-name="ce195">
            <text:p><text:s/>117</text:p>
          </table:table-cell>
          <table:table-cell office:value-type="float" office:value="123.13029799999998" table:style-name="ce195">
            <text:p><text:s/>123</text:p>
          </table:table-cell>
          <table:table-cell office:value-type="float" office:value="119.99245400732816" table:style-name="ce195">
            <text:p><text:s/>120</text:p>
          </table:table-cell>
          <table:table-cell office:value-type="float" office:value="122.323988" table:style-name="ce195">
            <text:p><text:s/>122</text:p>
          </table:table-cell>
          <table:table-cell office:value-type="float" office:value="120.066608" table:style-name="ce195">
            <text:p><text:s/>120</text:p>
          </table:table-cell>
          <table:table-cell office:value-type="float" office:value="132.2585869085805" table:style-name="ce195">
            <text:p><text:s/>132</text:p>
          </table:table-cell>
          <table:table-cell office:value-type="float" office:value="133.5385015" table:style-name="ce195">
            <text:p><text:s/>134</text:p>
          </table:table-cell>
          <table:table-cell office:value-type="float" office:value="134.41699738665051" table:style-name="ce195">
            <text:p><text:s/>134</text:p>
          </table:table-cell>
          <table:table-cell office:value-type="float" office:value="127.16308650000001" table:style-name="ce195">
            <text:p><text:s/>127</text:p>
          </table:table-cell>
          <table:table-cell office:value-type="float" office:value="130.06294428431946" table:style-name="ce195">
            <text:p><text:s/>130</text:p>
          </table:table-cell>
          <table:table-cell office:value-type="float" office:value="131.5819002356952" table:style-name="ce195">
            <text:p><text:s/>132</text:p>
          </table:table-cell>
          <table:table-cell office:value-type="float" office:value="138.03961500169251" table:style-name="ce196">
            <text:p>138</text:p>
          </table:table-cell>
          <table:table-cell table:number-columns-repeated="2" table:style-name="ce194"/>
          <table:table-cell table:number-columns-repeated="16335" table:style-name="ce78"/>
        </table:table-row>
        <table:table-row table:style-name="ro3">
          <table:table-cell table:number-columns-repeated="3" table:style-name="ce78"/>
          <table:table-cell office:value-type="string" table:style-name="ce78">
            <text:p>Protected (c)</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2.8540000000000001" table:style-name="ce195">
            <text:p><text:s/>3</text:p>
          </table:table-cell>
          <table:table-cell office:value-type="float" office:value="2.8319999999999999" table:style-name="ce195">
            <text:p><text:s/>3</text:p>
          </table:table-cell>
          <table:table-cell office:value-type="float" office:value="2.819" table:style-name="ce195">
            <text:p><text:s/>3</text:p>
          </table:table-cell>
          <table:table-cell office:value-type="float" office:value="2.6640000000000001" table:style-name="ce195">
            <text:p><text:s/>3</text:p>
          </table:table-cell>
          <table:table-cell office:value-type="float" office:value="2.8940000000000001" table:style-name="ce195">
            <text:p><text:s/>3</text:p>
          </table:table-cell>
          <table:table-cell office:value-type="float" office:value="2.863" table:style-name="ce195">
            <text:p><text:s/>3</text:p>
          </table:table-cell>
          <table:table-cell office:value-type="float" office:value="2.9060000000000001" table:style-name="ce195">
            <text:p><text:s/>3</text:p>
          </table:table-cell>
          <table:table-cell office:value-type="float" office:value="2.7330000000000001" table:style-name="ce195">
            <text:p><text:s/>3</text:p>
          </table:table-cell>
          <table:table-cell office:value-type="float" office:value="2.3756599999999999" table:style-name="ce195">
            <text:p><text:s/>2</text:p>
          </table:table-cell>
          <table:table-cell office:value-type="float" office:value="2" table:style-name="ce195">
            <text:p><text:s/>2</text:p>
          </table:table-cell>
          <table:table-cell office:value-type="float" office:value="2" table:style-name="ce195">
            <text:p><text:s/>2</text:p>
          </table:table-cell>
          <table:table-cell office:value-type="float" office:value="2" table:style-name="ce195">
            <text:p><text:s/>2</text:p>
          </table:table-cell>
          <table:table-cell office:value-type="float" office:value="2" table:style-name="ce195">
            <text:p><text:s/>2</text:p>
          </table:table-cell>
          <table:table-cell office:value-type="float" office:value="1" table:style-name="ce195">
            <text:p><text:s/>1</text:p>
          </table:table-cell>
          <table:table-cell office:value-type="float" office:value="1" table:style-name="ce195">
            <text:p><text:s/>1</text:p>
          </table:table-cell>
          <table:table-cell office:value-type="float" office:value="1" table:style-name="ce195">
            <text:p><text:s/>1</text:p>
          </table:table-cell>
          <table:table-cell office:value-type="float" office:value="1" table:style-name="ce195">
            <text:p><text:s/>1</text:p>
          </table:table-cell>
          <table:table-cell office:value-type="float" office:value="1" table:style-name="ce195">
            <text:p><text:s/>1</text:p>
          </table:table-cell>
          <table:table-cell office:value-type="float" office:value="1" table:style-name="ce195">
            <text:p><text:s/>1</text:p>
          </table:table-cell>
          <table:table-cell office:value-type="float" office:value="1" table:style-name="ce195">
            <text:p><text:s/>1</text:p>
          </table:table-cell>
          <table:table-cell office:value-type="float" office:value="0.75409814079074244" table:style-name="ce195">
            <text:p><text:s/>1</text:p>
          </table:table-cell>
          <table:table-cell office:value-type="float" office:value="0.71116869510708092" table:style-name="ce195">
            <text:p><text:s/>1</text:p>
          </table:table-cell>
          <table:table-cell office:value-type="float" office:value="0.70803897651296821" table:style-name="ce195">
            <text:p><text:s/>1</text:p>
          </table:table-cell>
          <table:table-cell office:value-type="float" office:value="0.68508548731551522" table:style-name="ce195">
            <text:p><text:s/>1</text:p>
          </table:table-cell>
          <table:table-cell office:value-type="float" office:value="0.68518144101681844" table:style-name="ce195">
            <text:p><text:s/>1</text:p>
          </table:table-cell>
          <table:table-cell office:value-type="float" office:value="0.69990059605861799" table:style-name="ce195">
            <text:p><text:s/>1</text:p>
          </table:table-cell>
          <table:table-cell office:value-type="float" office:value="0.69931548506417163" table:style-name="ce195">
            <text:p><text:s/>1</text:p>
          </table:table-cell>
          <table:table-cell office:value-type="float" office:value="0.69505533071348791" table:style-name="ce195">
            <text:p><text:s/>1</text:p>
          </table:table-cell>
          <table:table-cell office:value-type="float" office:value="0.7585373800744778" table:style-name="ce195">
            <text:p><text:s/>1</text:p>
          </table:table-cell>
          <table:table-cell office:value-type="float" office:value="0.82328199887397546" table:style-name="ce195">
            <text:p><text:s/>1</text:p>
          </table:table-cell>
          <table:table-cell office:value-type="float" office:value="0.86124624952952045" table:style-name="ce195">
            <text:p><text:s/>1</text:p>
          </table:table-cell>
          <table:table-cell office:value-type="float" office:value="0.8678943749625887" table:style-name="ce196">
            <text:p>1</text:p>
          </table:table-cell>
          <table:table-cell table:number-columns-repeated="2" table:style-name="ce194"/>
          <table:table-cell table:number-columns-repeated="16335" table:style-name="ce78"/>
        </table:table-row>
        <table:table-row table:style-name="ro3">
          <table:table-cell table:style-name="ce78"/>
          <table:table-cell office:value-type="string" table:style-name="ce172">
            <text:p>Value of production (£ million): (g)</text:p>
          </table:table-cell>
          <table:table-cell table:number-columns-repeated="2" table:style-name="ce172"/>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713.34388009726854" table:style-name="ce195">
            <text:p><text:s/>713</text:p>
          </table:table-cell>
          <table:table-cell office:value-type="float" office:value="704.1355055206086" table:style-name="ce195">
            <text:p><text:s/>704</text:p>
          </table:table-cell>
          <table:table-cell office:value-type="float" office:value="693.18732299264707" table:style-name="ce195">
            <text:p><text:s/>693</text:p>
          </table:table-cell>
          <table:table-cell office:value-type="float" office:value="816.46051097173506" table:style-name="ce195">
            <text:p><text:s/>816</text:p>
          </table:table-cell>
          <table:table-cell office:value-type="float" office:value="891.20360793923544" table:style-name="ce195">
            <text:p><text:s/>891</text:p>
          </table:table-cell>
          <table:table-cell office:value-type="float" office:value="929.05159712791283" table:style-name="ce195">
            <text:p><text:s/>929</text:p>
          </table:table-cell>
          <table:table-cell office:value-type="float" office:value="1021.492708199517" table:style-name="ce195">
            <text:p>1 021</text:p>
          </table:table-cell>
          <table:table-cell office:value-type="float" office:value="980.38912593630073" table:style-name="ce195">
            <text:p><text:s/>980</text:p>
          </table:table-cell>
          <table:table-cell office:value-type="float" office:value="936.74848888605675" table:style-name="ce195">
            <text:p><text:s/>937</text:p>
          </table:table-cell>
          <table:table-cell office:value-type="float" office:value="915" table:style-name="ce195">
            <text:p><text:s/>915</text:p>
          </table:table-cell>
          <table:table-cell office:value-type="float" office:value="998" table:style-name="ce195">
            <text:p><text:s/>998</text:p>
          </table:table-cell>
          <table:table-cell office:value-type="float" office:value="1062" table:style-name="ce195">
            <text:p>1 062</text:p>
          </table:table-cell>
          <table:table-cell office:value-type="float" office:value="1076" table:style-name="ce195">
            <text:p>1 076</text:p>
          </table:table-cell>
          <table:table-cell office:value-type="float" office:value="957" table:style-name="ce195">
            <text:p><text:s/>957</text:p>
          </table:table-cell>
          <table:table-cell office:value-type="float" office:value="985" table:style-name="ce195">
            <text:p><text:s/>985</text:p>
          </table:table-cell>
          <table:table-cell office:value-type="float" office:value="956" table:style-name="ce195">
            <text:p><text:s/>956</text:p>
          </table:table-cell>
          <table:table-cell office:value-type="float" office:value="887" table:style-name="ce195">
            <text:p><text:s/>887</text:p>
          </table:table-cell>
          <table:table-cell office:value-type="float" office:value="930" table:style-name="ce195">
            <text:p><text:s/>930</text:p>
          </table:table-cell>
          <table:table-cell office:value-type="float" office:value="845" table:style-name="ce195">
            <text:p><text:s/>845</text:p>
          </table:table-cell>
          <table:table-cell office:value-type="float" office:value="905" table:style-name="ce195">
            <text:p><text:s/>905</text:p>
          </table:table-cell>
          <table:table-cell office:value-type="float" office:value="839.61561885079857" table:style-name="ce195">
            <text:p><text:s/>840</text:p>
          </table:table-cell>
          <table:table-cell office:value-type="float" office:value="916.66449700194335" table:style-name="ce195">
            <text:p><text:s/>917</text:p>
          </table:table-cell>
          <table:table-cell office:value-type="float" office:value="1004.3230135359407" table:style-name="ce195">
            <text:p>1 004</text:p>
          </table:table-cell>
          <table:table-cell office:value-type="float" office:value="1060.6779670338988" table:style-name="ce195">
            <text:p>1 061</text:p>
          </table:table-cell>
          <table:table-cell office:value-type="float" office:value="1094.5194548764262" table:style-name="ce195">
            <text:p>1 095</text:p>
          </table:table-cell>
          <table:table-cell office:value-type="float" office:value="1095.3306955577962" table:style-name="ce195">
            <text:p>1 095</text:p>
          </table:table-cell>
          <table:table-cell office:value-type="float" office:value="1273.9761665775643" table:style-name="ce195">
            <text:p>1 274</text:p>
          </table:table-cell>
          <table:table-cell office:value-type="float" office:value="1234.4167969427506" table:style-name="ce195">
            <text:p>1 234</text:p>
          </table:table-cell>
          <table:table-cell office:value-type="float" office:value="1263.1715310886511" table:style-name="ce195">
            <text:p>1 263</text:p>
          </table:table-cell>
          <table:table-cell office:value-type="float" office:value="1334.9174910173863" table:style-name="ce195">
            <text:p>1 335</text:p>
          </table:table-cell>
          <table:table-cell office:value-type="float" office:value="1204.2786153634956" table:style-name="ce195">
            <text:p>1 204</text:p>
          </table:table-cell>
          <table:table-cell office:value-type="float" office:value="1249.616602534644" table:style-name="ce195">
            <text:p>1 250</text:p>
          </table:table-cell>
          <table:table-cell table:number-columns-repeated="2" table:style-name="ce194"/>
          <table:table-cell table:number-columns-repeated="16335" table:style-name="ce78"/>
        </table:table-row>
        <table:table-row table:style-name="ro3">
          <table:table-cell table:number-columns-repeated="2" table:style-name="ce78"/>
          <table:table-cell office:value-type="string" table:style-name="ce78">
            <text:p>of which:</text:p>
          </table:table-cell>
          <table:table-cell office:value-type="string" table:style-name="ce78">
            <text:p>Grown in the open</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492.26338156787006" table:style-name="ce195">
            <text:p><text:s/>492</text:p>
          </table:table-cell>
          <table:table-cell office:value-type="float" office:value="477.11228097751001" table:style-name="ce195">
            <text:p><text:s/>477</text:p>
          </table:table-cell>
          <table:table-cell office:value-type="float" office:value="446.01400820141419" table:style-name="ce195">
            <text:p><text:s/>446</text:p>
          </table:table-cell>
          <table:table-cell office:value-type="float" office:value="542.14751247067932" table:style-name="ce195">
            <text:p><text:s/>542</text:p>
          </table:table-cell>
          <table:table-cell office:value-type="float" office:value="577.02355500005069" table:style-name="ce195">
            <text:p><text:s/>577</text:p>
          </table:table-cell>
          <table:table-cell office:value-type="float" office:value="613.03324038861717" table:style-name="ce195">
            <text:p><text:s/>613</text:p>
          </table:table-cell>
          <table:table-cell office:value-type="float" office:value="654.94130049634441" table:style-name="ce195">
            <text:p><text:s/>655</text:p>
          </table:table-cell>
          <table:table-cell office:value-type="float" office:value="638.24955058059629" table:style-name="ce195">
            <text:p><text:s/>638</text:p>
          </table:table-cell>
          <table:table-cell office:value-type="float" office:value="615.8521289781462" table:style-name="ce195">
            <text:p><text:s/>616</text:p>
          </table:table-cell>
          <table:table-cell office:value-type="float" office:value="597" table:style-name="ce195">
            <text:p><text:s/>597</text:p>
          </table:table-cell>
          <table:table-cell office:value-type="float" office:value="684" table:style-name="ce195">
            <text:p><text:s/>684</text:p>
          </table:table-cell>
          <table:table-cell office:value-type="float" office:value="725" table:style-name="ce195">
            <text:p><text:s/>725</text:p>
          </table:table-cell>
          <table:table-cell office:value-type="float" office:value="713" table:style-name="ce195">
            <text:p><text:s/>713</text:p>
          </table:table-cell>
          <table:table-cell office:value-type="float" office:value="638" table:style-name="ce195">
            <text:p><text:s/>638</text:p>
          </table:table-cell>
          <table:table-cell office:value-type="float" office:value="664" table:style-name="ce195">
            <text:p><text:s/>664</text:p>
          </table:table-cell>
          <table:table-cell office:value-type="float" office:value="646" table:style-name="ce195">
            <text:p><text:s/>646</text:p>
          </table:table-cell>
          <table:table-cell office:value-type="float" office:value="573" table:style-name="ce195">
            <text:p><text:s/>573</text:p>
          </table:table-cell>
          <table:table-cell office:value-type="float" office:value="625" table:style-name="ce195">
            <text:p><text:s/>625</text:p>
          </table:table-cell>
          <table:table-cell office:value-type="float" office:value="558" table:style-name="ce195">
            <text:p><text:s/>558</text:p>
          </table:table-cell>
          <table:table-cell office:value-type="float" office:value="625" table:style-name="ce195">
            <text:p><text:s/>625</text:p>
          </table:table-cell>
          <table:table-cell office:value-type="float" office:value="603.13208702682584" table:style-name="ce195">
            <text:p><text:s/>603</text:p>
          </table:table-cell>
          <table:table-cell office:value-type="float" office:value="668.51468207834512" table:style-name="ce195">
            <text:p><text:s/>669</text:p>
          </table:table-cell>
          <table:table-cell office:value-type="float" office:value="744.84117297047874" table:style-name="ce195">
            <text:p><text:s/>745</text:p>
          </table:table-cell>
          <table:table-cell office:value-type="float" office:value="796.7467651857894" table:style-name="ce195">
            <text:p><text:s/>797</text:p>
          </table:table-cell>
          <table:table-cell office:value-type="float" office:value="814.16423617247494" table:style-name="ce195">
            <text:p><text:s/>814</text:p>
          </table:table-cell>
          <table:table-cell office:value-type="float" office:value="816.83358446178386" table:style-name="ce195">
            <text:p><text:s/>817</text:p>
          </table:table-cell>
          <table:table-cell office:value-type="float" office:value="943.10652692658323" table:style-name="ce195">
            <text:p><text:s/>943</text:p>
          </table:table-cell>
          <table:table-cell office:value-type="float" office:value="925.5767128896731" table:style-name="ce195">
            <text:p><text:s/>926</text:p>
          </table:table-cell>
          <table:table-cell office:value-type="float" office:value="942.84300808080116" table:style-name="ce195">
            <text:p><text:s/>943</text:p>
          </table:table-cell>
          <table:table-cell office:value-type="float" office:value="1000.2378472219568" table:style-name="ce195">
            <text:p>1 000</text:p>
          </table:table-cell>
          <table:table-cell office:value-type="float" office:value="856.65222049750435" table:style-name="ce195">
            <text:p><text:s/>857</text:p>
          </table:table-cell>
          <table:table-cell office:value-type="float" office:value="883.69574256851615" table:style-name="ce196">
            <text:p>884</text:p>
          </table:table-cell>
          <table:table-cell table:number-columns-repeated="2" table:style-name="ce194"/>
          <table:table-cell table:number-columns-repeated="16335" table:style-name="ce78"/>
        </table:table-row>
        <table:table-row table:style-name="ro3">
          <table:table-cell table:number-columns-repeated="3" table:style-name="ce78"/>
          <table:table-cell office:value-type="string" table:style-name="ce78">
            <text:p>Protected</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249.40438400000002" table:style-name="ce195">
            <text:p><text:s/>249</text:p>
          </table:table-cell>
          <table:table-cell office:value-type="float" office:value="255.59888000000001" table:style-name="ce195">
            <text:p><text:s/>256</text:p>
          </table:table-cell>
          <table:table-cell office:value-type="float" office:value="274.30300300000005" table:style-name="ce195">
            <text:p><text:s/>274</text:p>
          </table:table-cell>
          <table:table-cell office:value-type="float" office:value="308.793251" table:style-name="ce195">
            <text:p><text:s/>309</text:p>
          </table:table-cell>
          <table:table-cell office:value-type="float" office:value="314.17722578738505" table:style-name="ce195">
            <text:p><text:s/>314</text:p>
          </table:table-cell>
          <table:table-cell office:value-type="float" office:value="316.01874967463567" table:style-name="ce195">
            <text:p><text:s/>316</text:p>
          </table:table-cell>
          <table:table-cell office:value-type="float" office:value="366.55116655826936" table:style-name="ce195">
            <text:p><text:s/>367</text:p>
          </table:table-cell>
          <table:table-cell office:value-type="float" office:value="342.14375575691071" table:style-name="ce195">
            <text:p><text:s/>342</text:p>
          </table:table-cell>
          <table:table-cell office:value-type="float" office:value="320.89878713412793" table:style-name="ce195">
            <text:p><text:s/>321</text:p>
          </table:table-cell>
          <table:table-cell office:value-type="float" office:value="318" table:style-name="ce195">
            <text:p><text:s/>318</text:p>
          </table:table-cell>
          <table:table-cell office:value-type="float" office:value="314" table:style-name="ce195">
            <text:p><text:s/>314</text:p>
          </table:table-cell>
          <table:table-cell office:value-type="float" office:value="336" table:style-name="ce195">
            <text:p><text:s/>336</text:p>
          </table:table-cell>
          <table:table-cell office:value-type="float" office:value="363" table:style-name="ce195">
            <text:p><text:s/>363</text:p>
          </table:table-cell>
          <table:table-cell office:value-type="float" office:value="319" table:style-name="ce195">
            <text:p><text:s/>319</text:p>
          </table:table-cell>
          <table:table-cell office:value-type="float" office:value="320" table:style-name="ce195">
            <text:p><text:s/>320</text:p>
          </table:table-cell>
          <table:table-cell office:value-type="float" office:value="312" table:style-name="ce195">
            <text:p><text:s/>312</text:p>
          </table:table-cell>
          <table:table-cell office:value-type="float" office:value="313" table:style-name="ce195">
            <text:p><text:s/>313</text:p>
          </table:table-cell>
          <table:table-cell office:value-type="float" office:value="305" table:style-name="ce195">
            <text:p><text:s/>305</text:p>
          </table:table-cell>
          <table:table-cell office:value-type="float" office:value="287" table:style-name="ce195">
            <text:p><text:s/>287</text:p>
          </table:table-cell>
          <table:table-cell office:value-type="float" office:value="280" table:style-name="ce195">
            <text:p><text:s/>280</text:p>
          </table:table-cell>
          <table:table-cell office:value-type="float" office:value="236.48353182397307" table:style-name="ce195">
            <text:p><text:s/>236</text:p>
          </table:table-cell>
          <table:table-cell office:value-type="float" office:value="248.14981492359809" table:style-name="ce195">
            <text:p><text:s/>248</text:p>
          </table:table-cell>
          <table:table-cell office:value-type="float" office:value="259.48184056546171" table:style-name="ce195">
            <text:p><text:s/>259</text:p>
          </table:table-cell>
          <table:table-cell office:value-type="float" office:value="263.9312018481092" table:style-name="ce195">
            <text:p><text:s/>264</text:p>
          </table:table-cell>
          <table:table-cell office:value-type="float" office:value="280.35521870395127" table:style-name="ce195">
            <text:p><text:s/>280</text:p>
          </table:table-cell>
          <table:table-cell office:value-type="float" office:value="278.49711109601242" table:style-name="ce195">
            <text:p><text:s/>278</text:p>
          </table:table-cell>
          <table:table-cell office:value-type="float" office:value="330.86963965098136" table:style-name="ce195">
            <text:p><text:s/>331</text:p>
          </table:table-cell>
          <table:table-cell office:value-type="float" office:value="308.84008405307821" table:style-name="ce195">
            <text:p><text:s/>309</text:p>
          </table:table-cell>
          <table:table-cell office:value-type="float" office:value="320.32852300785004" table:style-name="ce195">
            <text:p><text:s/>320</text:p>
          </table:table-cell>
          <table:table-cell office:value-type="float" office:value="334.67964379542985" table:style-name="ce195">
            <text:p><text:s/>335</text:p>
          </table:table-cell>
          <table:table-cell office:value-type="float" office:value="347.62639486599141" table:style-name="ce195">
            <text:p><text:s/>348</text:p>
          </table:table-cell>
          <table:table-cell office:value-type="float" office:value="365.92085996612769" table:style-name="ce196">
            <text:p>366</text:p>
          </table:table-cell>
          <table:table-cell table:number-columns-repeated="2" table:style-name="ce194"/>
          <table:table-cell table:number-columns-repeated="16335" table:style-name="ce78"/>
        </table:table-row>
        <table:table-row table:style-name="ro3">
          <table:table-cell table:number-columns-repeated="2" table:style-name="ce78"/>
          <table:table-cell office:value-type="string" table:style-name="ce78">
            <text:p>of which:</text:p>
          </table:table-cell>
          <table:table-cell office:value-type="string" table:style-name="ce78">
            <text:p>Subsidies (d)</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14" table:style-name="ce195">
            <text:p><text:s/>14</text:p>
          </table:table-cell>
          <table:table-cell office:value-type="float" office:value="6" table:style-name="ce195">
            <text:p><text:s/>6</text:p>
          </table:table-cell>
          <table:table-cell office:value-type="float" office:value="6" table:style-name="ce195">
            <text:p><text:s/>6</text:p>
          </table:table-cell>
          <table:table-cell office:value-type="float" office:value="6" table:style-name="ce195">
            <text:p><text:s/>6</text:p>
          </table:table-cell>
          <table:table-cell office:value-type="float" office:value="7" table:style-name="ce195">
            <text:p><text:s/>7</text:p>
          </table:table-cell>
          <table:table-cell office:value-type="float" office:value="7" table:style-name="ce195">
            <text:p><text:s/>7</text:p>
          </table:table-cell>
          <table:table-cell office:value-type="float" office:value="5" table:style-name="ce195">
            <text:p><text:s/>5</text:p>
          </table:table-cell>
          <table:table-cell office:value-type="float" office:value="4" table:style-name="ce195">
            <text:p><text:s/>4</text:p>
          </table:table-cell>
          <table:table-cell office:value-type="float" office:value="5" table:style-name="ce195">
            <text:p><text:s/>5</text:p>
          </table:table-cell>
          <table:table-cell office:value-type="float" office:value="4" table:style-name="ce195">
            <text:p><text:s/>4</text:p>
          </table:table-cell>
          <table:table-cell office:value-type="float" office:value="4" table:style-name="ce195">
            <text:p><text:s/>4</text:p>
          </table:table-cell>
          <table:table-cell office:value-type="float" office:value="3.03" table:style-name="ce195">
            <text:p><text:s/>3</text:p>
          </table:table-cell>
          <table:table-cell office:value-type="float" office:value="0" table:style-name="ce195">
            <text:p><text:s/>0</text:p>
          </table:table-cell>
          <table:table-cell office:value-type="float" office:value="0" table:style-name="ce195">
            <text:p><text:s/>0</text:p>
          </table:table-cell>
          <table:table-cell office:value-type="float" office:value="0" table:style-name="ce195">
            <text:p><text:s/>0</text:p>
          </table:table-cell>
          <table:table-cell office:value-type="float" office:value="0" table:style-name="ce195">
            <text:p><text:s/>0</text:p>
          </table:table-cell>
          <table:table-cell office:value-type="float" office:value="0" table:style-name="ce195">
            <text:p><text:s/>0</text:p>
          </table:table-cell>
          <table:table-cell office:value-type="float" office:value="0" table:style-name="ce195">
            <text:p><text:s/>0</text:p>
          </table:table-cell>
          <table:table-cell office:value-type="float" office:value="0" table:style-name="ce195">
            <text:p><text:s/>0</text:p>
          </table:table-cell>
          <table:table-cell office:value-type="float" office:value="0" table:style-name="ce195">
            <text:p><text:s/>0</text:p>
          </table:table-cell>
          <table:table-cell office:value-type="float" office:value="0" table:style-name="ce195">
            <text:p><text:s/>0</text:p>
          </table:table-cell>
          <table:table-cell office:value-type="float" office:value="0" table:style-name="ce195">
            <text:p><text:s/>0</text:p>
          </table:table-cell>
          <table:table-cell office:value-type="float" office:value="0" table:style-name="ce195">
            <text:p><text:s/>0</text:p>
          </table:table-cell>
          <table:table-cell table:number-columns-repeated="16337" table:style-name="ce78"/>
        </table:table-row>
        <table:table-row table:style-name="ro3">
          <table:table-cell table:number-columns-repeated="2" table:style-name="ce78"/>
          <table:table-cell office:value-type="string" table:style-name="ce78">
            <text:p>Selected crops:</text:p>
          </table:table-cell>
          <table:table-cell office:value-type="string" table:style-name="ce78">
            <text:p>Cabbages</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71" table:style-name="ce195">
            <text:p><text:s/>71</text:p>
          </table:table-cell>
          <table:table-cell office:value-type="float" office:value="72" table:style-name="ce195">
            <text:p><text:s/>72</text:p>
          </table:table-cell>
          <table:table-cell office:value-type="float" office:value="50" table:style-name="ce195">
            <text:p><text:s/>50</text:p>
          </table:table-cell>
          <table:table-cell office:value-type="float" office:value="60" table:style-name="ce195">
            <text:p><text:s/>60</text:p>
          </table:table-cell>
          <table:table-cell office:value-type="float" office:value="60" table:style-name="ce195">
            <text:p><text:s/>60</text:p>
          </table:table-cell>
          <table:table-cell office:value-type="float" office:value="62" table:style-name="ce195">
            <text:p><text:s/>62</text:p>
          </table:table-cell>
          <table:table-cell office:value-type="float" office:value="62" table:style-name="ce195">
            <text:p><text:s/>62</text:p>
          </table:table-cell>
          <table:table-cell office:value-type="float" office:value="64" table:style-name="ce195">
            <text:p><text:s/>64</text:p>
          </table:table-cell>
          <table:table-cell office:value-type="float" office:value="65" table:style-name="ce195">
            <text:p><text:s/>65</text:p>
          </table:table-cell>
          <table:table-cell office:value-type="float" office:value="66" table:style-name="ce195">
            <text:p><text:s/>66</text:p>
          </table:table-cell>
          <table:table-cell office:value-type="float" office:value="65" table:style-name="ce195">
            <text:p><text:s/>65</text:p>
          </table:table-cell>
          <table:table-cell office:value-type="float" office:value="73" table:style-name="ce195">
            <text:p><text:s/>73</text:p>
          </table:table-cell>
          <table:table-cell office:value-type="float" office:value="81" table:style-name="ce195">
            <text:p><text:s/>81</text:p>
          </table:table-cell>
          <table:table-cell office:value-type="float" office:value="56" table:style-name="ce195">
            <text:p><text:s/>56</text:p>
          </table:table-cell>
          <table:table-cell office:value-type="float" office:value="59" table:style-name="ce195">
            <text:p><text:s/>59</text:p>
          </table:table-cell>
          <table:table-cell office:value-type="float" office:value="55" table:style-name="ce195">
            <text:p><text:s/>55</text:p>
          </table:table-cell>
          <table:table-cell office:value-type="float" office:value="49" table:style-name="ce195">
            <text:p><text:s/>49</text:p>
          </table:table-cell>
          <table:table-cell office:value-type="float" office:value="59" table:style-name="ce195">
            <text:p><text:s/>59</text:p>
          </table:table-cell>
          <table:table-cell office:value-type="float" office:value="52" table:style-name="ce195">
            <text:p><text:s/>52</text:p>
          </table:table-cell>
          <table:table-cell office:value-type="float" office:value="56" table:style-name="ce195">
            <text:p><text:s/>56</text:p>
          </table:table-cell>
          <table:table-cell office:value-type="float" office:value="53.079350949958872" table:style-name="ce195">
            <text:p><text:s/>53</text:p>
          </table:table-cell>
          <table:table-cell office:value-type="float" office:value="58.544427078097037" table:style-name="ce195">
            <text:p><text:s/>59</text:p>
          </table:table-cell>
          <table:table-cell office:value-type="float" office:value="60.177547051907268" table:style-name="ce195">
            <text:p><text:s/>60</text:p>
          </table:table-cell>
          <table:table-cell office:value-type="float" office:value="64.255780167797781" table:style-name="ce195">
            <text:p><text:s/>64</text:p>
          </table:table-cell>
          <table:table-cell office:value-type="float" office:value="71.938367960562701" table:style-name="ce195">
            <text:p><text:s/>72</text:p>
          </table:table-cell>
          <table:table-cell office:value-type="float" office:value="66.201722313926993" table:style-name="ce195">
            <text:p><text:s/>66</text:p>
          </table:table-cell>
          <table:table-cell office:value-type="float" office:value="73.02572543923344" table:style-name="ce195">
            <text:p><text:s/>73</text:p>
          </table:table-cell>
          <table:table-cell office:value-type="float" office:value="84.734764243351805" table:style-name="ce195">
            <text:p><text:s/>85</text:p>
          </table:table-cell>
          <table:table-cell office:value-type="float" office:value="56.782021799008291" table:style-name="ce195">
            <text:p><text:s/>57</text:p>
          </table:table-cell>
          <table:table-cell office:value-type="float" office:value="71.158583545750346" table:style-name="ce195">
            <text:p><text:s/>71</text:p>
          </table:table-cell>
          <table:table-cell office:value-type="float" office:value="64.586088416434976" table:style-name="ce195">
            <text:p><text:s/>65</text:p>
          </table:table-cell>
          <table:table-cell office:value-type="float" office:value="72.30844750500755" table:style-name="ce196">
            <text:p>72</text:p>
          </table:table-cell>
          <table:table-cell table:number-columns-repeated="2" table:style-name="ce194"/>
          <table:table-cell table:number-columns-repeated="16335" table:style-name="ce78"/>
        </table:table-row>
        <table:table-row table:style-name="ro3">
          <table:table-cell table:number-columns-repeated="3" table:style-name="ce78"/>
          <table:table-cell office:value-type="string" table:style-name="ce78">
            <text:p>Carrots</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55" table:style-name="ce195">
            <text:p><text:s/>55</text:p>
          </table:table-cell>
          <table:table-cell office:value-type="float" office:value="46" table:style-name="ce195">
            <text:p><text:s/>46</text:p>
          </table:table-cell>
          <table:table-cell office:value-type="float" office:value="47" table:style-name="ce195">
            <text:p><text:s/>47</text:p>
          </table:table-cell>
          <table:table-cell office:value-type="float" office:value="69" table:style-name="ce195">
            <text:p><text:s/>69</text:p>
          </table:table-cell>
          <table:table-cell office:value-type="float" office:value="83" table:style-name="ce195">
            <text:p><text:s/>83</text:p>
          </table:table-cell>
          <table:table-cell office:value-type="float" office:value="80" table:style-name="ce195">
            <text:p><text:s/>80</text:p>
          </table:table-cell>
          <table:table-cell office:value-type="float" office:value="100" table:style-name="ce195">
            <text:p><text:s/>100</text:p>
          </table:table-cell>
          <table:table-cell office:value-type="float" office:value="83" table:style-name="ce195">
            <text:p><text:s/>83</text:p>
          </table:table-cell>
          <table:table-cell office:value-type="float" office:value="66" table:style-name="ce195">
            <text:p><text:s/>66</text:p>
          </table:table-cell>
          <table:table-cell office:value-type="float" office:value="70" table:style-name="ce195">
            <text:p><text:s/>70</text:p>
          </table:table-cell>
          <table:table-cell office:value-type="float" office:value="92" table:style-name="ce195">
            <text:p><text:s/>92</text:p>
          </table:table-cell>
          <table:table-cell office:value-type="float" office:value="97" table:style-name="ce195">
            <text:p><text:s/>97</text:p>
          </table:table-cell>
          <table:table-cell office:value-type="float" office:value="99" table:style-name="ce195">
            <text:p><text:s/>99</text:p>
          </table:table-cell>
          <table:table-cell office:value-type="float" office:value="67" table:style-name="ce195">
            <text:p><text:s/>67</text:p>
          </table:table-cell>
          <table:table-cell office:value-type="float" office:value="88" table:style-name="ce195">
            <text:p><text:s/>88</text:p>
          </table:table-cell>
          <table:table-cell office:value-type="float" office:value="94" table:style-name="ce195">
            <text:p><text:s/>94</text:p>
          </table:table-cell>
          <table:table-cell office:value-type="float" office:value="75" table:style-name="ce195">
            <text:p><text:s/>75</text:p>
          </table:table-cell>
          <table:table-cell office:value-type="float" office:value="100" table:style-name="ce195">
            <text:p><text:s/>100</text:p>
          </table:table-cell>
          <table:table-cell office:value-type="float" office:value="83" table:style-name="ce195">
            <text:p><text:s/>83</text:p>
          </table:table-cell>
          <table:table-cell office:value-type="float" office:value="72" table:style-name="ce195">
            <text:p><text:s/>72</text:p>
          </table:table-cell>
          <table:table-cell office:value-type="float" office:value="75.91696387266299" table:style-name="ce195">
            <text:p><text:s/>76</text:p>
          </table:table-cell>
          <table:table-cell office:value-type="float" office:value="92.540216354631653" table:style-name="ce195">
            <text:p><text:s/>93</text:p>
          </table:table-cell>
          <table:table-cell office:value-type="float" office:value="99.417206214212598" table:style-name="ce195">
            <text:p><text:s/>99</text:p>
          </table:table-cell>
          <table:table-cell office:value-type="float" office:value="116.50225393811039" table:style-name="ce195">
            <text:p><text:s/>117</text:p>
          </table:table-cell>
          <table:table-cell office:value-type="float" office:value="121.33439415908244" table:style-name="ce195">
            <text:p><text:s/>121</text:p>
          </table:table-cell>
          <table:table-cell office:value-type="float" office:value="112.44424642396773" table:style-name="ce195">
            <text:p><text:s/>112</text:p>
          </table:table-cell>
          <table:table-cell office:value-type="float" office:value="114.67688731109844" table:style-name="ce195">
            <text:p><text:s/>115</text:p>
          </table:table-cell>
          <table:table-cell office:value-type="float" office:value="113.1468505641041" table:style-name="ce195">
            <text:p><text:s/>113</text:p>
          </table:table-cell>
          <table:table-cell office:value-type="float" office:value="128.25657683847348" table:style-name="ce195">
            <text:p><text:s/>128</text:p>
          </table:table-cell>
          <table:table-cell office:value-type="float" office:value="135.98421488819449" table:style-name="ce195">
            <text:p><text:s/>136</text:p>
          </table:table-cell>
          <table:table-cell office:value-type="float" office:value="101.83231071184575" table:style-name="ce195">
            <text:p><text:s/>102</text:p>
          </table:table-cell>
          <table:table-cell office:value-type="float" office:value="123.76041686856502" table:style-name="ce196">
            <text:p>124</text:p>
          </table:table-cell>
          <table:table-cell table:number-columns-repeated="2" table:style-name="ce194"/>
          <table:table-cell table:number-columns-repeated="16335" table:style-name="ce78"/>
        </table:table-row>
        <table:table-row table:style-name="ro3">
          <table:table-cell table:number-columns-repeated="3" table:style-name="ce78"/>
          <table:table-cell office:value-type="string" table:style-name="ce78">
            <text:p>Cauliflowers</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61" table:style-name="ce195">
            <text:p><text:s/>61</text:p>
          </table:table-cell>
          <table:table-cell office:value-type="float" office:value="65" table:style-name="ce195">
            <text:p><text:s/>65</text:p>
          </table:table-cell>
          <table:table-cell office:value-type="float" office:value="54" table:style-name="ce195">
            <text:p><text:s/>54</text:p>
          </table:table-cell>
          <table:table-cell office:value-type="float" office:value="60" table:style-name="ce195">
            <text:p><text:s/>60</text:p>
          </table:table-cell>
          <table:table-cell office:value-type="float" office:value="66" table:style-name="ce195">
            <text:p><text:s/>66</text:p>
          </table:table-cell>
          <table:table-cell office:value-type="float" office:value="58" table:style-name="ce195">
            <text:p><text:s/>58</text:p>
          </table:table-cell>
          <table:table-cell office:value-type="float" office:value="68" table:style-name="ce195">
            <text:p><text:s/>68</text:p>
          </table:table-cell>
          <table:table-cell office:value-type="float" office:value="72" table:style-name="ce195">
            <text:p><text:s/>72</text:p>
          </table:table-cell>
          <table:table-cell office:value-type="float" office:value="70" table:style-name="ce195">
            <text:p><text:s/>70</text:p>
          </table:table-cell>
          <table:table-cell office:value-type="float" office:value="70" table:style-name="ce195">
            <text:p><text:s/>70</text:p>
          </table:table-cell>
          <table:table-cell office:value-type="float" office:value="68" table:style-name="ce195">
            <text:p><text:s/>68</text:p>
          </table:table-cell>
          <table:table-cell office:value-type="float" office:value="60" table:style-name="ce195">
            <text:p><text:s/>60</text:p>
          </table:table-cell>
          <table:table-cell office:value-type="float" office:value="64" table:style-name="ce195">
            <text:p><text:s/>64</text:p>
          </table:table-cell>
          <table:table-cell office:value-type="float" office:value="46" table:style-name="ce195">
            <text:p><text:s/>46</text:p>
          </table:table-cell>
          <table:table-cell office:value-type="float" office:value="41" table:style-name="ce195">
            <text:p><text:s/>41</text:p>
          </table:table-cell>
          <table:table-cell office:value-type="float" office:value="36" table:style-name="ce195">
            <text:p><text:s/>36</text:p>
          </table:table-cell>
          <table:table-cell office:value-type="float" office:value="43" table:style-name="ce195">
            <text:p><text:s/>43</text:p>
          </table:table-cell>
          <table:table-cell office:value-type="float" office:value="31" table:style-name="ce195">
            <text:p><text:s/>31</text:p>
          </table:table-cell>
          <table:table-cell office:value-type="float" office:value="38" table:style-name="ce195">
            <text:p><text:s/>38</text:p>
          </table:table-cell>
          <table:table-cell office:value-type="float" office:value="42" table:style-name="ce195">
            <text:p><text:s/>42</text:p>
          </table:table-cell>
          <table:table-cell office:value-type="float" office:value="49.866266738429893" table:style-name="ce195">
            <text:p><text:s/>50</text:p>
          </table:table-cell>
          <table:table-cell office:value-type="float" office:value="45.933850468157047" table:style-name="ce195">
            <text:p><text:s/>46</text:p>
          </table:table-cell>
          <table:table-cell office:value-type="float" office:value="40.927027946757541" table:style-name="ce195">
            <text:p><text:s/>41</text:p>
          </table:table-cell>
          <table:table-cell office:value-type="float" office:value="47.389698255409883" table:style-name="ce195">
            <text:p><text:s/>47</text:p>
          </table:table-cell>
          <table:table-cell office:value-type="float" office:value="52.419757401352108" table:style-name="ce195">
            <text:p><text:s/>52</text:p>
          </table:table-cell>
          <table:table-cell office:value-type="float" office:value="44.482024395663693" table:style-name="ce195">
            <text:p><text:s/>44</text:p>
          </table:table-cell>
          <table:table-cell office:value-type="float" office:value="47.596393069598406" table:style-name="ce195">
            <text:p><text:s/>48</text:p>
          </table:table-cell>
          <table:table-cell office:value-type="float" office:value="45.395319725919471" table:style-name="ce195">
            <text:p><text:s/>45</text:p>
          </table:table-cell>
          <table:table-cell office:value-type="float" office:value="47.375985479896585" table:style-name="ce195">
            <text:p><text:s/>47</text:p>
          </table:table-cell>
          <table:table-cell office:value-type="float" office:value="41.448338320637141" table:style-name="ce195">
            <text:p><text:s/>41</text:p>
          </table:table-cell>
          <table:table-cell office:value-type="float" office:value="42.064300147068401" table:style-name="ce195">
            <text:p><text:s/>42</text:p>
          </table:table-cell>
          <table:table-cell office:value-type="float" office:value="42.992844581683698" table:style-name="ce196">
            <text:p>43</text:p>
          </table:table-cell>
          <table:table-cell table:number-columns-repeated="2" table:style-name="ce194"/>
          <table:table-cell table:number-columns-repeated="16335"/>
        </table:table-row>
        <table:table-row table:style-name="ro3">
          <table:table-cell table:number-columns-repeated="3" table:style-name="ce78"/>
          <table:table-cell office:value-type="string" table:style-name="ce78">
            <text:p>Calabrese</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75" table:style-name="ce195">
            <text:p><text:s/>75</text:p>
          </table:table-cell>
          <table:table-cell office:value-type="float" office:value="69" table:style-name="ce195">
            <text:p><text:s/>69</text:p>
          </table:table-cell>
          <table:table-cell office:value-type="float" office:value="69" table:style-name="ce195">
            <text:p><text:s/>69</text:p>
          </table:table-cell>
          <table:table-cell office:value-type="float" office:value="101" table:style-name="ce195">
            <text:p><text:s/>101</text:p>
          </table:table-cell>
          <table:table-cell office:value-type="float" office:value="104" table:style-name="ce195">
            <text:p><text:s/>104</text:p>
          </table:table-cell>
          <table:table-cell office:value-type="float" office:value="120" table:style-name="ce195">
            <text:p><text:s/>120</text:p>
          </table:table-cell>
          <table:table-cell office:value-type="float" office:value="126" table:style-name="ce195">
            <text:p><text:s/>126</text:p>
          </table:table-cell>
          <table:table-cell office:value-type="float" office:value="116" table:style-name="ce195">
            <text:p><text:s/>116</text:p>
          </table:table-cell>
          <table:table-cell office:value-type="float" office:value="136" table:style-name="ce195">
            <text:p><text:s/>136</text:p>
          </table:table-cell>
          <table:table-cell office:value-type="float" office:value="85" table:style-name="ce195">
            <text:p><text:s/>85</text:p>
          </table:table-cell>
          <table:table-cell office:value-type="float" office:value="116" table:style-name="ce195">
            <text:p><text:s/>116</text:p>
          </table:table-cell>
          <table:table-cell office:value-type="float" office:value="136" table:style-name="ce195">
            <text:p><text:s/>136</text:p>
          </table:table-cell>
          <table:table-cell office:value-type="float" office:value="116" table:style-name="ce195">
            <text:p><text:s/>116</text:p>
          </table:table-cell>
          <table:table-cell office:value-type="float" office:value="120" table:style-name="ce195">
            <text:p><text:s/>120</text:p>
          </table:table-cell>
          <table:table-cell office:value-type="float" office:value="95" table:style-name="ce195">
            <text:p><text:s/>95</text:p>
          </table:table-cell>
          <table:table-cell office:value-type="float" office:value="103" table:style-name="ce195">
            <text:p><text:s/>103</text:p>
          </table:table-cell>
          <table:table-cell office:value-type="float" office:value="83" table:style-name="ce195">
            <text:p><text:s/>83</text:p>
          </table:table-cell>
          <table:table-cell office:value-type="float" office:value="99" table:style-name="ce195">
            <text:p><text:s/>99</text:p>
          </table:table-cell>
          <table:table-cell office:value-type="float" office:value="86" table:style-name="ce195">
            <text:p><text:s/>86</text:p>
          </table:table-cell>
          <table:table-cell office:value-type="float" office:value="105" table:style-name="ce195">
            <text:p><text:s/>105</text:p>
          </table:table-cell>
          <table:table-cell office:value-type="float" office:value="39.612162571799267" table:style-name="ce195">
            <text:p><text:s/>40</text:p>
          </table:table-cell>
          <table:table-cell office:value-type="float" office:value="63.339763625407279" table:style-name="ce195">
            <text:p><text:s/>63</text:p>
          </table:table-cell>
          <table:table-cell office:value-type="float" office:value="53.482795073315827" table:style-name="ce195">
            <text:p><text:s/>53</text:p>
          </table:table-cell>
          <table:table-cell office:value-type="float" office:value="79.932504036249625" table:style-name="ce195">
            <text:p><text:s/>80</text:p>
          </table:table-cell>
          <table:table-cell office:value-type="float" office:value="65.228968392431099" table:style-name="ce195">
            <text:p><text:s/>65</text:p>
          </table:table-cell>
          <table:table-cell office:value-type="float" office:value="59.065501877563591" table:style-name="ce195">
            <text:p><text:s/>59</text:p>
          </table:table-cell>
          <table:table-cell office:value-type="float" office:value="59.78574885742983" table:style-name="ce195">
            <text:p><text:s/>60</text:p>
          </table:table-cell>
          <table:table-cell office:value-type="float" office:value="55.846437136159793" table:style-name="ce195">
            <text:p><text:s/>56</text:p>
          </table:table-cell>
          <table:table-cell office:value-type="float" office:value="85.786291315451592" table:style-name="ce195">
            <text:p><text:s/>86</text:p>
          </table:table-cell>
          <table:table-cell office:value-type="float" office:value="56.109945417014679" table:style-name="ce195">
            <text:p><text:s/>56</text:p>
          </table:table-cell>
          <table:table-cell office:value-type="float" office:value="30.11882401542562" table:style-name="ce195">
            <text:p><text:s/>30</text:p>
          </table:table-cell>
          <table:table-cell office:value-type="float" office:value="31.159494474938487" table:style-name="ce196">
            <text:p>31</text:p>
          </table:table-cell>
          <table:table-cell table:number-columns-repeated="2" table:style-name="ce194"/>
          <table:table-cell table:number-columns-repeated="16335"/>
        </table:table-row>
        <table:table-row table:style-name="ro3">
          <table:table-cell table:number-columns-repeated="3" table:style-name="ce78"/>
          <table:table-cell office:value-type="string" table:style-name="ce78">
            <text:p>Lettuces</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119" table:style-name="ce195">
            <text:p><text:s/>119</text:p>
          </table:table-cell>
          <table:table-cell office:value-type="float" office:value="136" table:style-name="ce195">
            <text:p><text:s/>136</text:p>
          </table:table-cell>
          <table:table-cell office:value-type="float" office:value="137" table:style-name="ce195">
            <text:p><text:s/>137</text:p>
          </table:table-cell>
          <table:table-cell office:value-type="float" office:value="144" table:style-name="ce195">
            <text:p><text:s/>144</text:p>
          </table:table-cell>
          <table:table-cell office:value-type="float" office:value="149" table:style-name="ce195">
            <text:p><text:s/>149</text:p>
          </table:table-cell>
          <table:table-cell office:value-type="float" office:value="150" table:style-name="ce195">
            <text:p><text:s/>150</text:p>
          </table:table-cell>
          <table:table-cell office:value-type="float" office:value="163" table:style-name="ce195">
            <text:p><text:s/>163</text:p>
          </table:table-cell>
          <table:table-cell office:value-type="float" office:value="155" table:style-name="ce195">
            <text:p><text:s/>155</text:p>
          </table:table-cell>
          <table:table-cell office:value-type="float" office:value="155" table:style-name="ce195">
            <text:p><text:s/>155</text:p>
          </table:table-cell>
          <table:table-cell office:value-type="float" office:value="147" table:style-name="ce195">
            <text:p><text:s/>147</text:p>
          </table:table-cell>
          <table:table-cell office:value-type="float" office:value="152" table:style-name="ce195">
            <text:p><text:s/>152</text:p>
          </table:table-cell>
          <table:table-cell office:value-type="float" office:value="162" table:style-name="ce195">
            <text:p><text:s/>162</text:p>
          </table:table-cell>
          <table:table-cell office:value-type="float" office:value="171" table:style-name="ce195">
            <text:p><text:s/>171</text:p>
          </table:table-cell>
          <table:table-cell office:value-type="float" office:value="169" table:style-name="ce195">
            <text:p><text:s/>169</text:p>
          </table:table-cell>
          <table:table-cell office:value-type="float" office:value="174" table:style-name="ce195">
            <text:p><text:s/>174</text:p>
          </table:table-cell>
          <table:table-cell office:value-type="float" office:value="169" table:style-name="ce195">
            <text:p><text:s/>169</text:p>
          </table:table-cell>
          <table:table-cell office:value-type="float" office:value="150" table:style-name="ce195">
            <text:p><text:s/>150</text:p>
          </table:table-cell>
          <table:table-cell office:value-type="float" office:value="150" table:style-name="ce195">
            <text:p><text:s/>150</text:p>
          </table:table-cell>
          <table:table-cell office:value-type="float" office:value="137" table:style-name="ce195">
            <text:p><text:s/>137</text:p>
          </table:table-cell>
          <table:table-cell office:value-type="float" office:value="119" table:style-name="ce195">
            <text:p><text:s/>119</text:p>
          </table:table-cell>
          <table:table-cell office:value-type="float" office:value="93.062458541573548" table:style-name="ce195">
            <text:p><text:s/>93</text:p>
          </table:table-cell>
          <table:table-cell office:value-type="float" office:value="84.79647183304823" table:style-name="ce195">
            <text:p><text:s/>85</text:p>
          </table:table-cell>
          <table:table-cell office:value-type="float" office:value="108.33346528019831" table:style-name="ce195">
            <text:p><text:s/>108</text:p>
          </table:table-cell>
          <table:table-cell office:value-type="float" office:value="94.794417873447784" table:style-name="ce195">
            <text:p><text:s/>95</text:p>
          </table:table-cell>
          <table:table-cell office:value-type="float" office:value="111.25293350587121" table:style-name="ce195">
            <text:p><text:s/>111</text:p>
          </table:table-cell>
          <table:table-cell office:value-type="float" office:value="123.57312849100406" table:style-name="ce195">
            <text:p><text:s/>124</text:p>
          </table:table-cell>
          <table:table-cell office:value-type="float" office:value="146.7137977478406" table:style-name="ce195">
            <text:p><text:s/>147</text:p>
          </table:table-cell>
          <table:table-cell office:value-type="float" office:value="143.16401915827487" table:style-name="ce195">
            <text:p><text:s/>143</text:p>
          </table:table-cell>
          <table:table-cell office:value-type="float" office:value="157.03766304559224" table:style-name="ce195">
            <text:p><text:s/>157</text:p>
          </table:table-cell>
          <table:table-cell office:value-type="float" office:value="156.34471608968846" table:style-name="ce195">
            <text:p><text:s/>156</text:p>
          </table:table-cell>
          <table:table-cell office:value-type="float" office:value="144.66316252148232" table:style-name="ce195">
            <text:p><text:s/>145</text:p>
          </table:table-cell>
          <table:table-cell office:value-type="float" office:value="142.95663263625218" table:style-name="ce196">
            <text:p>143</text:p>
          </table:table-cell>
          <table:table-cell table:number-columns-repeated="2" table:style-name="ce194"/>
          <table:table-cell table:number-columns-repeated="16335"/>
        </table:table-row>
        <table:table-row table:style-name="ro3">
          <table:table-cell table:number-columns-repeated="3" table:style-name="ce78"/>
          <table:table-cell office:value-type="string" table:style-name="ce78">
            <text:p>Mushrooms</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string" table:style-name="ce195">
            <text:p>-</text:p>
          </table:table-cell>
          <table:table-cell office:value-type="float" office:value="106.01842768874654" table:style-name="ce195">
            <text:p><text:s/>106</text:p>
          </table:table-cell>
          <table:table-cell office:value-type="float" office:value="104.01737168874654" table:style-name="ce195">
            <text:p><text:s/>104</text:p>
          </table:table-cell>
          <table:table-cell office:value-type="float" office:value="98.876427688746531" table:style-name="ce195">
            <text:p><text:s/>99</text:p>
          </table:table-cell>
          <table:table-cell office:value-type="float" office:value="104.72942768874654" table:style-name="ce195">
            <text:p><text:s/>105</text:p>
          </table:table-cell>
          <table:table-cell office:value-type="float" office:value="104.03922768874654" table:style-name="ce195">
            <text:p><text:s/>104</text:p>
          </table:table-cell>
          <table:table-cell office:value-type="float" office:value="104.18736768874655" table:style-name="ce195">
            <text:p><text:s/>104</text:p>
          </table:table-cell>
          <table:table-cell office:value-type="float" office:value="113.32142768874654" table:style-name="ce195">
            <text:p><text:s/>113</text:p>
          </table:table-cell>
          <table:table-cell office:value-type="float" office:value="119.37258768874655" table:style-name="ce195">
            <text:p><text:s/>119</text:p>
          </table:table-cell>
          <table:table-cell office:value-type="float" office:value="124.46242900709247" table:style-name="ce195">
            <text:p><text:s/>124</text:p>
          </table:table-cell>
          <table:table-cell office:value-type="float" office:value="125.24427693321586" table:style-name="ce195">
            <text:p><text:s/>125</text:p>
          </table:table-cell>
          <table:table-cell office:value-type="float" office:value="141.51217120285321" table:style-name="ce195">
            <text:p><text:s/>142</text:p>
          </table:table-cell>
          <table:table-cell office:value-type="float" office:value="154.14985099507643" table:style-name="ce196">
            <text:p>154</text:p>
          </table:table-cell>
          <table:table-cell table:number-columns-repeated="2" table:style-name="ce194"/>
          <table:table-cell table:number-columns-repeated="16335"/>
        </table:table-row>
        <table:table-row table:style-name="ro3">
          <table:table-cell table:number-columns-repeated="3" table:style-name="ce78"/>
          <table:table-cell office:value-type="string" table:style-name="ce78">
            <text:p>Onions</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64" table:style-name="ce195">
            <text:p><text:s/>64</text:p>
          </table:table-cell>
          <table:table-cell office:value-type="float" office:value="50" table:style-name="ce195">
            <text:p><text:s/>50</text:p>
          </table:table-cell>
          <table:table-cell office:value-type="float" office:value="58" table:style-name="ce195">
            <text:p><text:s/>58</text:p>
          </table:table-cell>
          <table:table-cell office:value-type="float" office:value="48" table:style-name="ce195">
            <text:p><text:s/>48</text:p>
          </table:table-cell>
          <table:table-cell office:value-type="float" office:value="55" table:style-name="ce195">
            <text:p><text:s/>55</text:p>
          </table:table-cell>
          <table:table-cell office:value-type="float" office:value="55" table:style-name="ce195">
            <text:p><text:s/>55</text:p>
          </table:table-cell>
          <table:table-cell office:value-type="float" office:value="68" table:style-name="ce195">
            <text:p><text:s/>68</text:p>
          </table:table-cell>
          <table:table-cell office:value-type="float" office:value="59" table:style-name="ce195">
            <text:p><text:s/>59</text:p>
          </table:table-cell>
          <table:table-cell office:value-type="float" office:value="52" table:style-name="ce195">
            <text:p><text:s/>52</text:p>
          </table:table-cell>
          <table:table-cell office:value-type="float" office:value="63" table:style-name="ce195">
            <text:p><text:s/>63</text:p>
          </table:table-cell>
          <table:table-cell office:value-type="float" office:value="53" table:style-name="ce195">
            <text:p><text:s/>53</text:p>
          </table:table-cell>
          <table:table-cell office:value-type="float" office:value="58" table:style-name="ce195">
            <text:p><text:s/>58</text:p>
          </table:table-cell>
          <table:table-cell office:value-type="float" office:value="72" table:style-name="ce195">
            <text:p><text:s/>72</text:p>
          </table:table-cell>
          <table:table-cell office:value-type="float" office:value="58" table:style-name="ce195">
            <text:p><text:s/>58</text:p>
          </table:table-cell>
          <table:table-cell office:value-type="float" office:value="53" table:style-name="ce195">
            <text:p><text:s/>53</text:p>
          </table:table-cell>
          <table:table-cell office:value-type="float" office:value="55" table:style-name="ce195">
            <text:p><text:s/>55</text:p>
          </table:table-cell>
          <table:table-cell office:value-type="float" office:value="61" table:style-name="ce195">
            <text:p><text:s/>61</text:p>
          </table:table-cell>
          <table:table-cell office:value-type="float" office:value="54" table:style-name="ce195">
            <text:p><text:s/>54</text:p>
          </table:table-cell>
          <table:table-cell office:value-type="float" office:value="55" table:style-name="ce195">
            <text:p><text:s/>55</text:p>
          </table:table-cell>
          <table:table-cell office:value-type="float" office:value="53" table:style-name="ce195">
            <text:p><text:s/>53</text:p>
          </table:table-cell>
          <table:table-cell office:value-type="float" office:value="43.94835296754507" table:style-name="ce195">
            <text:p><text:s/>44</text:p>
          </table:table-cell>
          <table:table-cell office:value-type="float" office:value="35.724228752089061" table:style-name="ce195">
            <text:p><text:s/>36</text:p>
          </table:table-cell>
          <table:table-cell office:value-type="float" office:value="51.839785550917128" table:style-name="ce195">
            <text:p><text:s/>52</text:p>
          </table:table-cell>
          <table:table-cell office:value-type="float" office:value="67.152426713409568" table:style-name="ce195">
            <text:p><text:s/>67</text:p>
          </table:table-cell>
          <table:table-cell office:value-type="float" office:value="46.096834599969625" table:style-name="ce195">
            <text:p><text:s/>46</text:p>
          </table:table-cell>
          <table:table-cell office:value-type="float" office:value="49.523999602609621" table:style-name="ce195">
            <text:p><text:s/>50</text:p>
          </table:table-cell>
          <table:table-cell office:value-type="float" office:value="109.33332120796351" table:style-name="ce195">
            <text:p><text:s/>109</text:p>
          </table:table-cell>
          <table:table-cell office:value-type="float" office:value="85.488166534143318" table:style-name="ce195">
            <text:p><text:s/>85</text:p>
          </table:table-cell>
          <table:table-cell office:value-type="float" office:value="60.129797504374281" table:style-name="ce195">
            <text:p><text:s/>60</text:p>
          </table:table-cell>
          <table:table-cell office:value-type="float" office:value="97.204044189816102" table:style-name="ce195">
            <text:p><text:s/>97</text:p>
          </table:table-cell>
          <table:table-cell office:value-type="float" office:value="103.52676659560531" table:style-name="ce195">
            <text:p><text:s/>104</text:p>
          </table:table-cell>
          <table:table-cell office:value-type="float" office:value="106.05732977273502" table:style-name="ce196">
            <text:p>106</text:p>
          </table:table-cell>
          <table:table-cell table:number-columns-repeated="2" table:style-name="ce194"/>
          <table:table-cell table:number-columns-repeated="16335"/>
        </table:table-row>
        <table:table-row table:style-name="ro3">
          <table:table-cell table:number-columns-repeated="3" table:style-name="ce78"/>
          <table:table-cell office:value-type="string" table:style-name="ce78">
            <text:p>Tomatoes</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62" table:style-name="ce195">
            <text:p><text:s/>62</text:p>
          </table:table-cell>
          <table:table-cell office:value-type="float" office:value="53" table:style-name="ce195">
            <text:p><text:s/>53</text:p>
          </table:table-cell>
          <table:table-cell office:value-type="float" office:value="67" table:style-name="ce195">
            <text:p><text:s/>67</text:p>
          </table:table-cell>
          <table:table-cell office:value-type="float" office:value="81" table:style-name="ce195">
            <text:p><text:s/>81</text:p>
          </table:table-cell>
          <table:table-cell office:value-type="float" office:value="72" table:style-name="ce195">
            <text:p><text:s/>72</text:p>
          </table:table-cell>
          <table:table-cell office:value-type="float" office:value="73" table:style-name="ce195">
            <text:p><text:s/>73</text:p>
          </table:table-cell>
          <table:table-cell office:value-type="float" office:value="92" table:style-name="ce195">
            <text:p><text:s/>92</text:p>
          </table:table-cell>
          <table:table-cell office:value-type="float" office:value="81" table:style-name="ce195">
            <text:p><text:s/>81</text:p>
          </table:table-cell>
          <table:table-cell office:value-type="float" office:value="64" table:style-name="ce195">
            <text:p><text:s/>64</text:p>
          </table:table-cell>
          <table:table-cell office:value-type="float" office:value="65" table:style-name="ce195">
            <text:p><text:s/>65</text:p>
          </table:table-cell>
          <table:table-cell office:value-type="float" office:value="75" table:style-name="ce195">
            <text:p><text:s/>75</text:p>
          </table:table-cell>
          <table:table-cell office:value-type="float" office:value="66" table:style-name="ce195">
            <text:p><text:s/>66</text:p>
          </table:table-cell>
          <table:table-cell office:value-type="float" office:value="86" table:style-name="ce195">
            <text:p><text:s/>86</text:p>
          </table:table-cell>
          <table:table-cell office:value-type="float" office:value="62" table:style-name="ce195">
            <text:p><text:s/>62</text:p>
          </table:table-cell>
          <table:table-cell office:value-type="float" office:value="64" table:style-name="ce195">
            <text:p><text:s/>64</text:p>
          </table:table-cell>
          <table:table-cell office:value-type="float" office:value="67" table:style-name="ce195">
            <text:p><text:s/>67</text:p>
          </table:table-cell>
          <table:table-cell office:value-type="float" office:value="85" table:style-name="ce195">
            <text:p><text:s/>85</text:p>
          </table:table-cell>
          <table:table-cell office:value-type="float" office:value="79" table:style-name="ce195">
            <text:p><text:s/>79</text:p>
          </table:table-cell>
          <table:table-cell office:value-type="float" office:value="80" table:style-name="ce195">
            <text:p><text:s/>80</text:p>
          </table:table-cell>
          <table:table-cell office:value-type="float" office:value="79" table:style-name="ce195">
            <text:p><text:s/>79</text:p>
          </table:table-cell>
          <table:table-cell office:value-type="float" office:value="59.261410954961427" table:style-name="ce195">
            <text:p><text:s/>59</text:p>
          </table:table-cell>
          <table:table-cell office:value-type="float" office:value="69.102768680139917" table:style-name="ce195">
            <text:p><text:s/>69</text:p>
          </table:table-cell>
          <table:table-cell office:value-type="float" office:value="83.462675446537034" table:style-name="ce195">
            <text:p><text:s/>83</text:p>
          </table:table-cell>
          <table:table-cell office:value-type="float" office:value="86.617728390331095" table:style-name="ce195">
            <text:p><text:s/>87</text:p>
          </table:table-cell>
          <table:table-cell office:value-type="float" office:value="96.241576076159461" table:style-name="ce195">
            <text:p><text:s/>96</text:p>
          </table:table-cell>
          <table:table-cell office:value-type="float" office:value="90.410926228003419" table:style-name="ce195">
            <text:p><text:s/>90</text:p>
          </table:table-cell>
          <table:table-cell office:value-type="float" office:value="115.81302894768567" table:style-name="ce195">
            <text:p><text:s/>116</text:p>
          </table:table-cell>
          <table:table-cell office:value-type="float" office:value="94.836039677796975" table:style-name="ce195">
            <text:p><text:s/>95</text:p>
          </table:table-cell>
          <table:table-cell office:value-type="float" office:value="97.269815698610188" table:style-name="ce195">
            <text:p><text:s/>97</text:p>
          </table:table-cell>
          <table:table-cell office:value-type="float" office:value="109.0847034711928" table:style-name="ce195">
            <text:p><text:s/>109</text:p>
          </table:table-cell>
          <table:table-cell office:value-type="float" office:value="118.45428003655962" table:style-name="ce195">
            <text:p><text:s/>118</text:p>
          </table:table-cell>
          <table:table-cell office:value-type="float" office:value="119.84214703934857" table:style-name="ce196">
            <text:p>120</text:p>
          </table:table-cell>
          <table:table-cell table:number-columns-repeated="2" table:style-name="ce194"/>
          <table:table-cell table:number-columns-repeated="16335" table:style-name="ce1"/>
        </table:table-row>
        <table:table-row table:style-name="ro3">
          <table:table-cell table:style-name="ce179"/>
          <table:table-cell office:value-type="string" table:style-name="ce179">
            <text:p>Value of production at market prices (£ million) (e)</text:p>
          </table:table-cell>
          <table:table-cell table:number-columns-repeated="2" table:style-name="ce179"/>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float" office:value="713.34388009726854" table:style-name="ce197">
            <text:p><text:s/>713</text:p>
          </table:table-cell>
          <table:table-cell office:value-type="float" office:value="704.1355055206086" table:style-name="ce197">
            <text:p><text:s/>704</text:p>
          </table:table-cell>
          <table:table-cell office:value-type="float" office:value="693.18732299264707" table:style-name="ce197">
            <text:p><text:s/>693</text:p>
          </table:table-cell>
          <table:table-cell office:value-type="float" office:value="816.46051097173506" table:style-name="ce197">
            <text:p><text:s/>816</text:p>
          </table:table-cell>
          <table:table-cell office:value-type="float" office:value="891.20360793923544" table:style-name="ce197">
            <text:p><text:s/>891</text:p>
          </table:table-cell>
          <table:table-cell office:value-type="float" office:value="929.05159712791283" table:style-name="ce197">
            <text:p><text:s/>929</text:p>
          </table:table-cell>
          <table:table-cell office:value-type="float" office:value="1021.492708199517" table:style-name="ce197">
            <text:p>1 021</text:p>
          </table:table-cell>
          <table:table-cell office:value-type="float" office:value="980.38912593630073" table:style-name="ce197">
            <text:p><text:s/>980</text:p>
          </table:table-cell>
          <table:table-cell office:value-type="float" office:value="936.74848888605675" table:style-name="ce197">
            <text:p><text:s/>937</text:p>
          </table:table-cell>
          <table:table-cell office:value-type="float" office:value="901" table:style-name="ce197">
            <text:p><text:s/>901</text:p>
          </table:table-cell>
          <table:table-cell office:value-type="float" office:value="992" table:style-name="ce197">
            <text:p><text:s/>992</text:p>
          </table:table-cell>
          <table:table-cell office:value-type="float" office:value="1056" table:style-name="ce197">
            <text:p>1 056</text:p>
          </table:table-cell>
          <table:table-cell office:value-type="float" office:value="1070" table:style-name="ce197">
            <text:p>1 070</text:p>
          </table:table-cell>
          <table:table-cell office:value-type="float" office:value="950" table:style-name="ce197">
            <text:p><text:s/>950</text:p>
          </table:table-cell>
          <table:table-cell office:value-type="float" office:value="978" table:style-name="ce197">
            <text:p><text:s/>978</text:p>
          </table:table-cell>
          <table:table-cell office:value-type="float" office:value="950" table:style-name="ce197">
            <text:p><text:s/>950</text:p>
          </table:table-cell>
          <table:table-cell office:value-type="float" office:value="882" table:style-name="ce197">
            <text:p><text:s/>882</text:p>
          </table:table-cell>
          <table:table-cell office:value-type="float" office:value="925" table:style-name="ce197">
            <text:p><text:s/>925</text:p>
          </table:table-cell>
          <table:table-cell office:value-type="float" office:value="841" table:style-name="ce197">
            <text:p><text:s/>841</text:p>
          </table:table-cell>
          <table:table-cell office:value-type="float" office:value="901" table:style-name="ce197">
            <text:p><text:s/>901</text:p>
          </table:table-cell>
          <table:table-cell office:value-type="float" office:value="836.5856188507986" table:style-name="ce197">
            <text:p><text:s/>837</text:p>
          </table:table-cell>
          <table:table-cell office:value-type="float" office:value="916.66449700194335" table:style-name="ce197">
            <text:p><text:s/>917</text:p>
          </table:table-cell>
          <table:table-cell office:value-type="float" office:value="1004.3230135359407" table:style-name="ce197">
            <text:p>1 004</text:p>
          </table:table-cell>
          <table:table-cell office:value-type="float" office:value="1060.6779670338988" table:style-name="ce197">
            <text:p>1 061</text:p>
          </table:table-cell>
          <table:table-cell office:value-type="float" office:value="1094.5194548764262" table:style-name="ce197">
            <text:p>1 095</text:p>
          </table:table-cell>
          <table:table-cell office:value-type="float" office:value="1095.3306955577962" table:style-name="ce197">
            <text:p>1 095</text:p>
          </table:table-cell>
          <table:table-cell office:value-type="float" office:value="1273.9761665775643" table:style-name="ce197">
            <text:p>1 274</text:p>
          </table:table-cell>
          <table:table-cell office:value-type="float" office:value="1234.4167969427506" table:style-name="ce197">
            <text:p>1 234</text:p>
          </table:table-cell>
          <table:table-cell office:value-type="float" office:value="1263.1715310886511" table:style-name="ce197">
            <text:p>1 263</text:p>
          </table:table-cell>
          <table:table-cell office:value-type="float" office:value="1334.9174910173863" table:style-name="ce197">
            <text:p>1 335</text:p>
          </table:table-cell>
          <table:table-cell office:value-type="float" office:value="1204.2786153634956" table:style-name="ce197">
            <text:p>1 204</text:p>
          </table:table-cell>
          <table:table-cell office:value-type="float" office:value="1249.616602534644" table:style-name="ce197">
            <text:p>1 250</text:p>
          </table:table-cell>
          <table:table-cell table:number-columns-repeated="2" table:style-name="ce194"/>
          <table:table-cell table:number-columns-repeated="16335" table:style-name="ce1"/>
        </table:table-row>
        <table:table-row table:style-name="ro3">
          <table:table-cell office:value-type="string" table:style-name="ce172">
            <text:p>Prices<text:s/><text:span text:style-name="T2">(farm gate price (£ per tonne))</text:span></text:p>
          </table:table-cell>
          <table:table-cell table:number-columns-repeated="3" table:style-name="ce78"/>
          <table:table-cell office:value-type="string" table:style-name="ce195">
            <text:p>-</text:p>
          </table:table-cell>
          <table:table-cell table:number-columns-repeated="35" table:style-name="ce195"/>
          <table:table-cell table:number-columns-repeated="3" table:style-name="ce78"/>
          <table:table-cell table:style-name="ce194"/>
          <table:table-cell table:number-columns-repeated="2" table:style-name="ce78"/>
          <table:table-cell table:style-name="ce196"/>
          <table:table-cell table:number-columns-repeated="2" table:style-name="ce194"/>
          <table:table-cell table:number-columns-repeated="16335"/>
        </table:table-row>
        <table:table-row table:style-name="ro3">
          <table:table-cell table:style-name="ce78"/>
          <table:table-cell office:value-type="string" table:style-name="ce78">
            <text:p>Selected crops:</text:p>
          </table:table-cell>
          <table:table-cell table:style-name="ce78"/>
          <table:table-cell office:value-type="string" table:style-name="ce184">
            <text:p>Cauliflowers</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179.66863905325442" table:style-name="ce195">
            <text:p><text:s/>180</text:p>
          </table:table-cell>
          <table:table-cell office:value-type="float" office:value="213.05790500975928" table:style-name="ce195">
            <text:p><text:s/>213</text:p>
          </table:table-cell>
          <table:table-cell office:value-type="float" office:value="161.2144549763033" table:style-name="ce195">
            <text:p><text:s/>161</text:p>
          </table:table-cell>
          <table:table-cell office:value-type="float" office:value="210.49198592512676" table:style-name="ce195">
            <text:p><text:s/>210</text:p>
          </table:table-cell>
          <table:table-cell office:value-type="float" office:value="192.97450462851137" table:style-name="ce195">
            <text:p><text:s/>193</text:p>
          </table:table-cell>
          <table:table-cell office:value-type="float" office:value="189.1129063393964" table:style-name="ce195">
            <text:p><text:s/>189</text:p>
          </table:table-cell>
          <table:table-cell office:value-type="float" office:value="223.63824166020524" table:style-name="ce195">
            <text:p><text:s/>224</text:p>
          </table:table-cell>
          <table:table-cell office:value-type="float" office:value="229.97424384999442" table:style-name="ce195">
            <text:p><text:s/>230</text:p>
          </table:table-cell>
          <table:table-cell office:value-type="float" office:value="205.25875503188831" table:style-name="ce195">
            <text:p><text:s/>205</text:p>
          </table:table-cell>
          <table:table-cell office:value-type="float" office:value="226" table:style-name="ce195">
            <text:p><text:s/>226</text:p>
          </table:table-cell>
          <table:table-cell office:value-type="float" office:value="234" table:style-name="ce195">
            <text:p><text:s/>234</text:p>
          </table:table-cell>
          <table:table-cell office:value-type="float" office:value="248" table:style-name="ce195">
            <text:p><text:s/>248</text:p>
          </table:table-cell>
          <table:table-cell office:value-type="float" office:value="271" table:style-name="ce195">
            <text:p><text:s/>271</text:p>
          </table:table-cell>
          <table:table-cell office:value-type="float" office:value="237" table:style-name="ce195">
            <text:p><text:s/>237</text:p>
          </table:table-cell>
          <table:table-cell office:value-type="float" office:value="216" table:style-name="ce195">
            <text:p><text:s/>216</text:p>
          </table:table-cell>
          <table:table-cell office:value-type="float" office:value="211" table:style-name="ce195">
            <text:p><text:s/>211</text:p>
          </table:table-cell>
          <table:table-cell office:value-type="float" office:value="274" table:style-name="ce195">
            <text:p><text:s/>274</text:p>
          </table:table-cell>
          <table:table-cell office:value-type="float" office:value="285" table:style-name="ce195">
            <text:p><text:s/>285</text:p>
          </table:table-cell>
          <table:table-cell office:value-type="float" office:value="330" table:style-name="ce195">
            <text:p><text:s/>330</text:p>
          </table:table-cell>
          <table:table-cell office:value-type="float" office:value="332" table:style-name="ce195">
            <text:p><text:s/>332</text:p>
          </table:table-cell>
          <table:table-cell office:value-type="float" office:value="296.29118728719209" table:style-name="ce195">
            <text:p><text:s/>296</text:p>
          </table:table-cell>
          <table:table-cell office:value-type="float" office:value="344.85285019760494" table:style-name="ce195">
            <text:p><text:s/>345</text:p>
          </table:table-cell>
          <table:table-cell office:value-type="float" office:value="330.95020785479539" table:style-name="ce195">
            <text:p><text:s/>331</text:p>
          </table:table-cell>
          <table:table-cell office:value-type="float" office:value="388.19971559508161" table:style-name="ce195">
            <text:p><text:s/>388</text:p>
          </table:table-cell>
          <table:table-cell office:value-type="float" office:value="451.73581190762405" table:style-name="ce195">
            <text:p><text:s/>452</text:p>
          </table:table-cell>
          <table:table-cell office:value-type="float" office:value="410.15713633596727" table:style-name="ce195">
            <text:p><text:s/>410</text:p>
          </table:table-cell>
          <table:table-cell office:value-type="float" office:value="435.26169550019983" table:style-name="ce195">
            <text:p><text:s/>435</text:p>
          </table:table-cell>
          <table:table-cell office:value-type="float" office:value="443.51114600112015" table:style-name="ce195">
            <text:p><text:s/>444</text:p>
          </table:table-cell>
          <table:table-cell office:value-type="float" office:value="529.16800279190386" table:style-name="ce198">
            <text:p><text:s/>529</text:p>
          </table:table-cell>
          <table:table-cell office:value-type="float" office:value="455.10512205815394" table:style-name="ce198">
            <text:p><text:s/>455</text:p>
          </table:table-cell>
          <table:table-cell office:value-type="float" office:value="452.1768159030006" table:style-name="ce195">
            <text:p><text:s/>452</text:p>
          </table:table-cell>
          <table:table-cell office:value-type="float" office:value="472.65008694310887" table:style-name="ce196">
            <text:p>473</text:p>
          </table:table-cell>
          <table:table-cell table:number-columns-repeated="2" table:style-name="ce194"/>
          <table:table-cell table:number-columns-repeated="16335"/>
        </table:table-row>
        <table:table-row table:style-name="ro3">
          <table:table-cell table:number-columns-repeated="3" table:style-name="ce179"/>
          <table:table-cell office:value-type="string" table:style-name="ce185">
            <text:p>Tomatoes</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string" table:style-name="ce197">
            <text:p>. .</text:p>
          </table:table-cell>
          <table:table-cell office:value-type="float" office:value="497.46738437001602" table:style-name="ce197">
            <text:p><text:s/>497</text:p>
          </table:table-cell>
          <table:table-cell office:value-type="float" office:value="448.21179661016947" table:style-name="ce197">
            <text:p><text:s/>448</text:p>
          </table:table-cell>
          <table:table-cell office:value-type="float" office:value="527.25312995245645" table:style-name="ce197">
            <text:p><text:s/>527</text:p>
          </table:table-cell>
          <table:table-cell office:value-type="float" office:value="671.29732396000873" table:style-name="ce197">
            <text:p><text:s/>671</text:p>
          </table:table-cell>
          <table:table-cell office:value-type="float" office:value="561.70462091324555" table:style-name="ce197">
            <text:p><text:s/>562</text:p>
          </table:table-cell>
          <table:table-cell office:value-type="float" office:value="559.98425000732811" table:style-name="ce197">
            <text:p><text:s/>560</text:p>
          </table:table-cell>
          <table:table-cell office:value-type="float" office:value="687.01733745135812" table:style-name="ce197">
            <text:p><text:s/>687</text:p>
          </table:table-cell>
          <table:table-cell office:value-type="float" office:value="611.00769074402535" table:style-name="ce197">
            <text:p><text:s/>611</text:p>
          </table:table-cell>
          <table:table-cell office:value-type="float" office:value="522.15247718538956" table:style-name="ce197">
            <text:p><text:s/>522</text:p>
          </table:table-cell>
          <table:table-cell office:value-type="float" office:value="590" table:style-name="ce197">
            <text:p><text:s/>590</text:p>
          </table:table-cell>
          <table:table-cell office:value-type="float" office:value="685" table:style-name="ce197">
            <text:p><text:s/>685</text:p>
          </table:table-cell>
          <table:table-cell office:value-type="float" office:value="585" table:style-name="ce197">
            <text:p><text:s/>585</text:p>
          </table:table-cell>
          <table:table-cell office:value-type="float" office:value="742" table:style-name="ce197">
            <text:p><text:s/>742</text:p>
          </table:table-cell>
          <table:table-cell office:value-type="float" office:value="547" table:style-name="ce197">
            <text:p><text:s/>547</text:p>
          </table:table-cell>
          <table:table-cell office:value-type="float" office:value="595" table:style-name="ce197">
            <text:p><text:s/>595</text:p>
          </table:table-cell>
          <table:table-cell office:value-type="float" office:value="576" table:style-name="ce197">
            <text:p><text:s/>576</text:p>
          </table:table-cell>
          <table:table-cell office:value-type="float" office:value="752" table:style-name="ce197">
            <text:p><text:s/>752</text:p>
          </table:table-cell>
          <table:table-cell office:value-type="float" office:value="725" table:style-name="ce197">
            <text:p><text:s/>725</text:p>
          </table:table-cell>
          <table:table-cell office:value-type="float" office:value="794" table:style-name="ce197">
            <text:p><text:s/>794</text:p>
          </table:table-cell>
          <table:table-cell office:value-type="float" office:value="1042" table:style-name="ce197">
            <text:p>1 042</text:p>
          </table:table-cell>
          <table:table-cell office:value-type="float" office:value="751.92768822234257" table:style-name="ce197">
            <text:p><text:s/>752</text:p>
          </table:table-cell>
          <table:table-cell office:value-type="float" office:value="872.31753164038105" table:style-name="ce197">
            <text:p><text:s/>872</text:p>
          </table:table-cell>
          <table:table-cell office:value-type="float" office:value="990.23496594870903" table:style-name="ce197">
            <text:p><text:s/>990</text:p>
          </table:table-cell>
          <table:table-cell office:value-type="float" office:value="1010.1127255879405" table:style-name="ce197">
            <text:p>1 010</text:p>
          </table:table-cell>
          <table:table-cell office:value-type="float" office:value="1082.1358634343071" table:style-name="ce197">
            <text:p>1 082</text:p>
          </table:table-cell>
          <table:table-cell office:value-type="float" office:value="1034.6168613877628" table:style-name="ce197">
            <text:p>1 035</text:p>
          </table:table-cell>
          <table:table-cell office:value-type="float" office:value="1287.9946336649625" table:style-name="ce197">
            <text:p>1 288</text:p>
          </table:table-cell>
          <table:table-cell office:value-type="float" office:value="1051.7987719850059" table:style-name="ce197">
            <text:p>1 052</text:p>
          </table:table-cell>
          <table:table-cell office:value-type="float" office:value="1164.9047374150939" table:style-name="ce197">
            <text:p>1 165</text:p>
          </table:table-cell>
          <table:table-cell office:value-type="float" office:value="1165.0699663463135" table:style-name="ce197">
            <text:p>1 165</text:p>
          </table:table-cell>
          <table:table-cell office:value-type="float" office:value="1196.1665721691124" table:style-name="ce197">
            <text:p>1 196</text:p>
          </table:table-cell>
          <table:table-cell office:value-type="float" office:value="1225.8723747651657" table:style-name="ce197">
            <text:p>1 226</text:p>
          </table:table-cell>
          <table:table-cell table:number-columns-repeated="2" table:style-name="ce194"/>
          <table:table-cell table:number-columns-repeated="16335"/>
        </table:table-row>
        <table:table-row table:style-name="ro3">
          <table:table-cell office:value-type="string" table:style-name="ce172">
            <text:p>Supply and use (f)</text:p>
          </table:table-cell>
          <table:table-cell table:number-columns-repeated="3" table:style-name="ce78"/>
          <table:table-cell office:value-type="string" table:style-name="ce195">
            <text:p>-</text:p>
          </table:table-cell>
          <table:table-cell table:number-columns-repeated="35" table:style-name="ce195"/>
          <table:table-cell table:number-columns-repeated="6" table:style-name="ce78"/>
          <table:table-cell table:style-name="ce196"/>
          <table:table-cell table:number-columns-repeated="2" table:style-name="ce194"/>
          <table:table-cell table:number-columns-repeated="16335"/>
        </table:table-row>
        <table:table-row table:style-name="ro3">
          <table:table-cell table:style-name="ce78"/>
          <table:table-cell office:value-type="string" table:style-name="ce78">
            <text:p>Total production</text:p>
          </table:table-cell>
          <table:table-cell table:number-columns-repeated="2" table:style-name="ce78"/>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3075.5250000000001" table:style-name="ce195">
            <text:p>3 076</text:p>
          </table:table-cell>
          <table:table-cell office:value-type="float" office:value="3032.6956399625001" table:style-name="ce195">
            <text:p>3 033</text:p>
          </table:table-cell>
          <table:table-cell office:value-type="float" office:value="3015.0963470424999" table:style-name="ce195">
            <text:p>3 015</text:p>
          </table:table-cell>
          <table:table-cell office:value-type="float" office:value="3015.52341654975" table:style-name="ce195">
            <text:p>3 016</text:p>
          </table:table-cell>
          <table:table-cell office:value-type="float" office:value="3248.8219749281252" table:style-name="ce195">
            <text:p>3 249</text:p>
          </table:table-cell>
          <table:table-cell office:value-type="float" office:value="3191.6239993099998" table:style-name="ce195">
            <text:p>3 192</text:p>
          </table:table-cell>
          <table:table-cell office:value-type="float" office:value="3039.8728413696999" table:style-name="ce195">
            <text:p>3 040</text:p>
          </table:table-cell>
          <table:table-cell office:value-type="float" office:value="3115.7219268973004" table:style-name="ce195">
            <text:p>3 116</text:p>
          </table:table-cell>
          <table:table-cell office:value-type="float" office:value="3239.0883565710169" table:style-name="ce195">
            <text:p>3 239</text:p>
          </table:table-cell>
          <table:table-cell office:value-type="float" office:value="3137" table:style-name="ce195">
            <text:p>3 137</text:p>
          </table:table-cell>
          <table:table-cell office:value-type="float" office:value="3145" table:style-name="ce195">
            <text:p>3 145</text:p>
          </table:table-cell>
          <table:table-cell office:value-type="float" office:value="2827" table:style-name="ce195">
            <text:p>2 827</text:p>
          </table:table-cell>
          <table:table-cell office:value-type="float" office:value="3072" table:style-name="ce195">
            <text:p>3 072</text:p>
          </table:table-cell>
          <table:table-cell office:value-type="float" office:value="2937" table:style-name="ce195">
            <text:p>2 937</text:p>
          </table:table-cell>
          <table:table-cell office:value-type="float" office:value="2863" table:style-name="ce195">
            <text:p>2 863</text:p>
          </table:table-cell>
          <table:table-cell office:value-type="float" office:value="2952" table:style-name="ce195">
            <text:p>2 952</text:p>
          </table:table-cell>
          <table:table-cell office:value-type="float" office:value="2923" table:style-name="ce195">
            <text:p>2 923</text:p>
          </table:table-cell>
          <table:table-cell office:value-type="float" office:value="2865" table:style-name="ce195">
            <text:p>2 865</text:p>
          </table:table-cell>
          <table:table-cell office:value-type="float" office:value="2573" table:style-name="ce195">
            <text:p>2 573</text:p>
          </table:table-cell>
          <table:table-cell office:value-type="float" office:value="2543" table:style-name="ce195">
            <text:p>2 543</text:p>
          </table:table-cell>
          <table:table-cell office:value-type="float" office:value="2573.174603945029" table:style-name="ce195">
            <text:p>2 573</text:p>
          </table:table-cell>
          <table:table-cell office:value-type="float" office:value="2737.0923872988096" table:style-name="ce195">
            <text:p>2 737</text:p>
          </table:table-cell>
          <table:table-cell office:value-type="float" office:value="2630.936939076299" table:style-name="ce195">
            <text:p>2 631</text:p>
          </table:table-cell>
          <table:table-cell office:value-type="float" office:value="2490.5272191251111" table:style-name="ce195">
            <text:p>2 491</text:p>
          </table:table-cell>
          <table:table-cell office:value-type="float" office:value="2596.6551340705478" table:style-name="ce195">
            <text:p>2 597</text:p>
          </table:table-cell>
          <table:table-cell office:value-type="float" office:value="2661.5845945410597" table:style-name="ce195">
            <text:p>2 662</text:p>
          </table:table-cell>
          <table:table-cell office:value-type="float" office:value="2782.4662427162698" table:style-name="ce195">
            <text:p>2 782</text:p>
          </table:table-cell>
          <table:table-cell office:value-type="float" office:value="2635.9744923776525" table:style-name="ce195">
            <text:p>2 636</text:p>
          </table:table-cell>
          <table:table-cell office:value-type="float" office:value="2518.576944858341" table:style-name="ce195">
            <text:p>2 519</text:p>
          </table:table-cell>
          <table:table-cell office:value-type="float" office:value="2655.5196453711219" table:style-name="ce195">
            <text:p>2 656</text:p>
          </table:table-cell>
          <table:table-cell office:value-type="float" office:value="2758.4659621367041" table:style-name="ce195">
            <text:p>2 758</text:p>
          </table:table-cell>
          <table:table-cell office:value-type="float" office:value="2779.5844240211391" table:style-name="ce195">
            <text:p>2 780</text:p>
          </table:table-cell>
          <table:table-cell table:number-columns-repeated="2" table:style-name="ce194"/>
          <table:table-cell table:number-columns-repeated="16335" table:style-name="ce1"/>
        </table:table-row>
        <table:table-row table:style-name="ro3">
          <table:table-cell table:style-name="ce184"/>
          <table:table-cell office:value-type="string" table:style-name="ce78">
            <text:p>Imports from:</text:p>
          </table:table-cell>
          <table:table-cell table:style-name="ce78"/>
          <table:table-cell office:value-type="string" table:style-name="ce78">
            <text:p>The EU</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685" table:style-name="ce195">
            <text:p><text:s/>685</text:p>
          </table:table-cell>
          <table:table-cell office:value-type="float" office:value="740" table:style-name="ce195">
            <text:p><text:s/>740</text:p>
          </table:table-cell>
          <table:table-cell office:value-type="float" office:value="747" table:style-name="ce195">
            <text:p><text:s/>747</text:p>
          </table:table-cell>
          <table:table-cell office:value-type="float" office:value="755" table:style-name="ce195">
            <text:p><text:s/>755</text:p>
          </table:table-cell>
          <table:table-cell office:value-type="float" office:value="721" table:style-name="ce195">
            <text:p><text:s/>721</text:p>
          </table:table-cell>
          <table:table-cell office:value-type="float" office:value="930" table:style-name="ce195">
            <text:p><text:s/>930</text:p>
          </table:table-cell>
          <table:table-cell office:value-type="float" office:value="1251" table:style-name="ce195">
            <text:p>1 251</text:p>
          </table:table-cell>
          <table:table-cell office:value-type="float" office:value="1451" table:style-name="ce195">
            <text:p>1 451</text:p>
          </table:table-cell>
          <table:table-cell office:value-type="float" office:value="1440" table:style-name="ce195">
            <text:p>1 440</text:p>
          </table:table-cell>
          <table:table-cell office:value-type="float" office:value="1315" table:style-name="ce195">
            <text:p>1 315</text:p>
          </table:table-cell>
          <table:table-cell office:value-type="float" office:value="1098" table:style-name="ce195">
            <text:p>1 098</text:p>
          </table:table-cell>
          <table:table-cell office:value-type="float" office:value="1091" table:style-name="ce195">
            <text:p>1 091</text:p>
          </table:table-cell>
          <table:table-cell office:value-type="float" office:value="1095" table:style-name="ce195">
            <text:p>1 095</text:p>
          </table:table-cell>
          <table:table-cell office:value-type="float" office:value="1306" table:style-name="ce195">
            <text:p>1 306</text:p>
          </table:table-cell>
          <table:table-cell office:value-type="float" office:value="1365" table:style-name="ce195">
            <text:p>1 365</text:p>
          </table:table-cell>
          <table:table-cell office:value-type="float" office:value="1415" table:style-name="ce195">
            <text:p>1 415</text:p>
          </table:table-cell>
          <table:table-cell office:value-type="float" office:value="1497.586832" table:style-name="ce195">
            <text:p>1 498</text:p>
          </table:table-cell>
          <table:table-cell office:value-type="float" office:value="1736.0187429999996" table:style-name="ce195">
            <text:p>1 736</text:p>
          </table:table-cell>
          <table:table-cell office:value-type="float" office:value="1683.3557819999994" table:style-name="ce195">
            <text:p>1 683</text:p>
          </table:table-cell>
          <table:table-cell office:value-type="float" office:value="1684.6998020000001" table:style-name="ce195">
            <text:p>1 685</text:p>
          </table:table-cell>
          <table:table-cell office:value-type="float" office:value="1698.3508709999996" table:style-name="ce195">
            <text:p>1 698</text:p>
          </table:table-cell>
          <table:table-cell office:value-type="float" office:value="1602.5737139999931" table:style-name="ce195">
            <text:p>1 603</text:p>
          </table:table-cell>
          <table:table-cell office:value-type="float" office:value="1641.2193269999959" table:style-name="ce195">
            <text:p>1 641</text:p>
          </table:table-cell>
          <table:table-cell office:value-type="float" office:value="1738.9706039999996" table:style-name="ce195">
            <text:p>1 739</text:p>
          </table:table-cell>
          <table:table-cell office:value-type="float" office:value="1824.2009350000224" table:style-name="ce195">
            <text:p>1 824</text:p>
          </table:table-cell>
          <table:table-cell office:value-type="float" office:value="1977.0583910000059" table:style-name="ce195">
            <text:p>1 977</text:p>
          </table:table-cell>
          <table:table-cell office:value-type="float" office:value="1939.8293700000099" table:style-name="ce195">
            <text:p>1 940</text:p>
          </table:table-cell>
          <table:table-cell office:value-type="float" office:value="2032.0610209999938" table:style-name="ce195">
            <text:p>2 032</text:p>
          </table:table-cell>
          <table:table-cell table:number-columns-repeated="2" table:style-name="ce194"/>
          <table:table-cell table:number-columns-repeated="16335"/>
        </table:table-row>
        <table:table-row table:style-name="ro3">
          <table:table-cell table:number-columns-repeated="3" table:style-name="ce78"/>
          <table:table-cell office:value-type="string" table:style-name="ce78">
            <text:p>The rest of the world</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241" table:style-name="ce195">
            <text:p><text:s/>241</text:p>
          </table:table-cell>
          <table:table-cell office:value-type="float" office:value="238" table:style-name="ce195">
            <text:p><text:s/>238</text:p>
          </table:table-cell>
          <table:table-cell office:value-type="float" office:value="244" table:style-name="ce195">
            <text:p><text:s/>244</text:p>
          </table:table-cell>
          <table:table-cell office:value-type="float" office:value="237" table:style-name="ce195">
            <text:p><text:s/>237</text:p>
          </table:table-cell>
          <table:table-cell office:value-type="float" office:value="242" table:style-name="ce195">
            <text:p><text:s/>242</text:p>
          </table:table-cell>
          <table:table-cell office:value-type="float" office:value="156" table:style-name="ce195">
            <text:p><text:s/>156</text:p>
          </table:table-cell>
          <table:table-cell office:value-type="float" office:value="180" table:style-name="ce195">
            <text:p><text:s/>180</text:p>
          </table:table-cell>
          <table:table-cell office:value-type="float" office:value="246" table:style-name="ce195">
            <text:p><text:s/>246</text:p>
          </table:table-cell>
          <table:table-cell office:value-type="float" office:value="218" table:style-name="ce195">
            <text:p><text:s/>218</text:p>
          </table:table-cell>
          <table:table-cell office:value-type="float" office:value="198" table:style-name="ce195">
            <text:p><text:s/>198</text:p>
          </table:table-cell>
          <table:table-cell office:value-type="float" office:value="146" table:style-name="ce195">
            <text:p><text:s/>146</text:p>
          </table:table-cell>
          <table:table-cell office:value-type="float" office:value="156" table:style-name="ce195">
            <text:p><text:s/>156</text:p>
          </table:table-cell>
          <table:table-cell office:value-type="float" office:value="154" table:style-name="ce195">
            <text:p><text:s/>154</text:p>
          </table:table-cell>
          <table:table-cell office:value-type="float" office:value="180" table:style-name="ce195">
            <text:p><text:s/>180</text:p>
          </table:table-cell>
          <table:table-cell office:value-type="float" office:value="201" table:style-name="ce195">
            <text:p><text:s/>201</text:p>
          </table:table-cell>
          <table:table-cell office:value-type="float" office:value="197" table:style-name="ce195">
            <text:p><text:s/>197</text:p>
          </table:table-cell>
          <table:table-cell office:value-type="float" office:value="202.68865400000004" table:style-name="ce195">
            <text:p><text:s/>203</text:p>
          </table:table-cell>
          <table:table-cell office:value-type="float" office:value="204.08488099999988" table:style-name="ce195">
            <text:p><text:s/>204</text:p>
          </table:table-cell>
          <table:table-cell office:value-type="float" office:value="209.74370899999994" table:style-name="ce195">
            <text:p><text:s/>210</text:p>
          </table:table-cell>
          <table:table-cell office:value-type="float" office:value="262.56307900000007" table:style-name="ce195">
            <text:p><text:s/>263</text:p>
          </table:table-cell>
          <table:table-cell office:value-type="float" office:value="258.33353600000004" table:style-name="ce195">
            <text:p><text:s/>258</text:p>
          </table:table-cell>
          <table:table-cell office:value-type="float" office:value="416.32737199999997" table:style-name="ce195">
            <text:p><text:s/>416</text:p>
          </table:table-cell>
          <table:table-cell office:value-type="float" office:value="418.3286270000001" table:style-name="ce195">
            <text:p><text:s/>418</text:p>
          </table:table-cell>
          <table:table-cell office:value-type="float" office:value="430.66792199999952" table:style-name="ce195">
            <text:p><text:s/>431</text:p>
          </table:table-cell>
          <table:table-cell office:value-type="float" office:value="390.36041500000016" table:style-name="ce195">
            <text:p><text:s/>390</text:p>
          </table:table-cell>
          <table:table-cell office:value-type="float" office:value="409.87155400000006" table:style-name="ce195">
            <text:p><text:s/>410</text:p>
          </table:table-cell>
          <table:table-cell office:value-type="float" office:value="408.32329300000043" table:style-name="ce195">
            <text:p><text:s/>408</text:p>
          </table:table-cell>
          <table:table-cell office:value-type="float" office:value="388.88588100000061" table:style-name="ce196">
            <text:p>389</text:p>
          </table:table-cell>
          <table:table-cell table:number-columns-repeated="2" table:style-name="ce194"/>
          <table:table-cell table:number-columns-repeated="16335"/>
        </table:table-row>
        <table:table-row table:style-name="ro3">
          <table:table-cell table:style-name="ce184"/>
          <table:table-cell office:value-type="string" table:style-name="ce78">
            <text:p>Exports to:</text:p>
          </table:table-cell>
          <table:table-cell table:style-name="ce78"/>
          <table:table-cell office:value-type="string" table:style-name="ce78">
            <text:p>The EU</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34" table:style-name="ce195">
            <text:p><text:s/>34</text:p>
          </table:table-cell>
          <table:table-cell office:value-type="float" office:value="44" table:style-name="ce195">
            <text:p><text:s/>44</text:p>
          </table:table-cell>
          <table:table-cell office:value-type="float" office:value="35" table:style-name="ce195">
            <text:p><text:s/>35</text:p>
          </table:table-cell>
          <table:table-cell office:value-type="float" office:value="53" table:style-name="ce195">
            <text:p><text:s/>53</text:p>
          </table:table-cell>
          <table:table-cell office:value-type="float" office:value="53" table:style-name="ce195">
            <text:p><text:s/>53</text:p>
          </table:table-cell>
          <table:table-cell office:value-type="float" office:value="197" table:style-name="ce195">
            <text:p><text:s/>197</text:p>
          </table:table-cell>
          <table:table-cell office:value-type="float" office:value="286" table:style-name="ce195">
            <text:p><text:s/>286</text:p>
          </table:table-cell>
          <table:table-cell office:value-type="float" office:value="287" table:style-name="ce195">
            <text:p><text:s/>287</text:p>
          </table:table-cell>
          <table:table-cell office:value-type="float" office:value="204" table:style-name="ce195">
            <text:p><text:s/>204</text:p>
          </table:table-cell>
          <table:table-cell office:value-type="float" office:value="215" table:style-name="ce195">
            <text:p><text:s/>215</text:p>
          </table:table-cell>
          <table:table-cell office:value-type="float" office:value="73" table:style-name="ce195">
            <text:p><text:s/>73</text:p>
          </table:table-cell>
          <table:table-cell office:value-type="float" office:value="89" table:style-name="ce195">
            <text:p><text:s/>89</text:p>
          </table:table-cell>
          <table:table-cell office:value-type="float" office:value="97" table:style-name="ce195">
            <text:p><text:s/>97</text:p>
          </table:table-cell>
          <table:table-cell office:value-type="float" office:value="97" table:style-name="ce195">
            <text:p><text:s/>97</text:p>
          </table:table-cell>
          <table:table-cell office:value-type="float" office:value="105" table:style-name="ce195">
            <text:p><text:s/>105</text:p>
          </table:table-cell>
          <table:table-cell office:value-type="float" office:value="97" table:style-name="ce195">
            <text:p><text:s/>97</text:p>
          </table:table-cell>
          <table:table-cell office:value-type="float" office:value="74.320696999999996" table:style-name="ce195">
            <text:p><text:s/>74</text:p>
          </table:table-cell>
          <table:table-cell office:value-type="float" office:value="56.844915999999998" table:style-name="ce195">
            <text:p><text:s/>57</text:p>
          </table:table-cell>
          <table:table-cell office:value-type="float" office:value="70.815356000000008" table:style-name="ce195">
            <text:p><text:s/>71</text:p>
          </table:table-cell>
          <table:table-cell office:value-type="float" office:value="68.708185999999998" table:style-name="ce195">
            <text:p><text:s/>69</text:p>
          </table:table-cell>
          <table:table-cell office:value-type="float" office:value="62.15621500000001" table:style-name="ce195">
            <text:p><text:s/>62</text:p>
          </table:table-cell>
          <table:table-cell office:value-type="float" office:value="128.84940699999964" table:style-name="ce195">
            <text:p><text:s/>129</text:p>
          </table:table-cell>
          <table:table-cell office:value-type="float" office:value="134.81748199999961" table:style-name="ce195">
            <text:p><text:s/>135</text:p>
          </table:table-cell>
          <table:table-cell office:value-type="float" office:value="129.61279200000001" table:style-name="ce195">
            <text:p><text:s/>130</text:p>
          </table:table-cell>
          <table:table-cell office:value-type="float" office:value="102.29193699999983" table:style-name="ce195">
            <text:p><text:s/>102</text:p>
          </table:table-cell>
          <table:table-cell office:value-type="float" office:value="96.724166999999724" table:style-name="ce195">
            <text:p><text:s/>97</text:p>
          </table:table-cell>
          <table:table-cell office:value-type="float" office:value="115.94793100000018" table:style-name="ce195">
            <text:p><text:s/>116</text:p>
          </table:table-cell>
          <table:table-cell office:value-type="float" office:value="133.01861500000024" table:style-name="ce196">
            <text:p>133</text:p>
          </table:table-cell>
          <table:table-cell table:number-columns-repeated="2" table:style-name="ce194"/>
          <table:table-cell table:number-columns-repeated="16335"/>
        </table:table-row>
        <table:table-row table:style-name="ro3">
          <table:table-cell table:number-columns-repeated="3" table:style-name="ce78"/>
          <table:table-cell office:value-type="string" table:style-name="ce78">
            <text:p>The rest of the world</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6" table:style-name="ce195">
            <text:p><text:s/>6</text:p>
          </table:table-cell>
          <table:table-cell office:value-type="float" office:value="7" table:style-name="ce195">
            <text:p><text:s/>7</text:p>
          </table:table-cell>
          <table:table-cell office:value-type="float" office:value="3" table:style-name="ce195">
            <text:p><text:s/>3</text:p>
          </table:table-cell>
          <table:table-cell office:value-type="float" office:value="4" table:style-name="ce195">
            <text:p><text:s/>4</text:p>
          </table:table-cell>
          <table:table-cell office:value-type="float" office:value="5" table:style-name="ce195">
            <text:p><text:s/>5</text:p>
          </table:table-cell>
          <table:table-cell office:value-type="float" office:value="22" table:style-name="ce195">
            <text:p><text:s/>22</text:p>
          </table:table-cell>
          <table:table-cell office:value-type="float" office:value="33" table:style-name="ce195">
            <text:p><text:s/>33</text:p>
          </table:table-cell>
          <table:table-cell office:value-type="float" office:value="40" table:style-name="ce195">
            <text:p><text:s/>40</text:p>
          </table:table-cell>
          <table:table-cell office:value-type="float" office:value="34" table:style-name="ce195">
            <text:p><text:s/>34</text:p>
          </table:table-cell>
          <table:table-cell office:value-type="float" office:value="65" table:style-name="ce195">
            <text:p><text:s/>65</text:p>
          </table:table-cell>
          <table:table-cell office:value-type="float" office:value="4" table:style-name="ce195">
            <text:p><text:s/>4</text:p>
          </table:table-cell>
          <table:table-cell office:value-type="float" office:value="2" table:style-name="ce195">
            <text:p><text:s/>2</text:p>
          </table:table-cell>
          <table:table-cell office:value-type="float" office:value="2" table:style-name="ce195">
            <text:p><text:s/>2</text:p>
          </table:table-cell>
          <table:table-cell office:value-type="float" office:value="5" table:style-name="ce195">
            <text:p><text:s/>5</text:p>
          </table:table-cell>
          <table:table-cell office:value-type="float" office:value="7" table:style-name="ce195">
            <text:p><text:s/>7</text:p>
          </table:table-cell>
          <table:table-cell office:value-type="float" office:value="6" table:style-name="ce195">
            <text:p><text:s/>6</text:p>
          </table:table-cell>
          <table:table-cell office:value-type="float" office:value="18.414945000000007" table:style-name="ce195">
            <text:p><text:s/>18</text:p>
          </table:table-cell>
          <table:table-cell office:value-type="float" office:value="30.802766999999999" table:style-name="ce195">
            <text:p><text:s/>31</text:p>
          </table:table-cell>
          <table:table-cell office:value-type="float" office:value="11.863895000000005" table:style-name="ce195">
            <text:p><text:s/>12</text:p>
          </table:table-cell>
          <table:table-cell office:value-type="float" office:value="19.197381000000018" table:style-name="ce195">
            <text:p><text:s/>19</text:p>
          </table:table-cell>
          <table:table-cell office:value-type="float" office:value="17.713777" table:style-name="ce195">
            <text:p><text:s/>18</text:p>
          </table:table-cell>
          <table:table-cell office:value-type="float" office:value="29.71402500000001" table:style-name="ce195">
            <text:p><text:s/>30</text:p>
          </table:table-cell>
          <table:table-cell office:value-type="float" office:value="22.533419000000006" table:style-name="ce195">
            <text:p><text:s/>23</text:p>
          </table:table-cell>
          <table:table-cell office:value-type="float" office:value="22.867459999999991" table:style-name="ce195">
            <text:p><text:s/>23</text:p>
          </table:table-cell>
          <table:table-cell office:value-type="float" office:value="15.785925000000001" table:style-name="ce195">
            <text:p><text:s/>16</text:p>
          </table:table-cell>
          <table:table-cell office:value-type="float" office:value="19.918795999999997" table:style-name="ce195">
            <text:p><text:s/>20</text:p>
          </table:table-cell>
          <table:table-cell office:value-type="float" office:value="51.099418000000007" table:style-name="ce195">
            <text:p><text:s/>51</text:p>
          </table:table-cell>
          <table:table-cell office:value-type="float" office:value="40.845688999999993" table:style-name="ce196">
            <text:p>41</text:p>
          </table:table-cell>
          <table:table-cell table:number-columns-repeated="2" table:style-name="ce194"/>
          <table:table-cell table:number-columns-repeated="16335" table:style-name="ce1"/>
        </table:table-row>
        <table:table-row table:style-name="ro3">
          <table:table-cell table:style-name="ce78"/>
          <table:table-cell office:value-type="string" table:style-name="ce78">
            <text:p>Total new supply</text:p>
          </table:table-cell>
          <table:table-cell table:number-columns-repeated="2" table:style-name="ce78"/>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string" table:style-name="ce195">
            <text:p>. .</text:p>
          </table:table-cell>
          <table:table-cell office:value-type="float" office:value="3994.1883116883118" table:style-name="ce195">
            <text:p>3 994</text:p>
          </table:table-cell>
          <table:table-cell office:value-type="float" office:value="3938.5657661850651" table:style-name="ce195">
            <text:p>3 939</text:p>
          </table:table-cell>
          <table:table-cell office:value-type="float" office:value="4020.1284627233331" table:style-name="ce195">
            <text:p>4 020</text:p>
          </table:table-cell>
          <table:table-cell office:value-type="float" office:value="3967.793969144408" table:style-name="ce195">
            <text:p>3 968</text:p>
          </table:table-cell>
          <table:table-cell office:value-type="float" office:value="4171.1339749281251" table:style-name="ce195">
            <text:p>4 171</text:p>
          </table:table-cell>
          <table:table-cell office:value-type="float" office:value="4150.8649993099998" table:style-name="ce195">
            <text:p>4 151</text:p>
          </table:table-cell>
          <table:table-cell office:value-type="float" office:value="4020.6598413696997" table:style-name="ce195">
            <text:p>4 021</text:p>
          </table:table-cell>
          <table:table-cell office:value-type="float" office:value="4073.7709268973003" table:style-name="ce195">
            <text:p>4 074</text:p>
          </table:table-cell>
          <table:table-cell office:value-type="float" office:value="4169.9593565710165" table:style-name="ce195">
            <text:p>4 170</text:p>
          </table:table-cell>
          <table:table-cell office:value-type="float" office:value="4023" table:style-name="ce195">
            <text:p>4 023</text:p>
          </table:table-cell>
          <table:table-cell office:value-type="float" office:value="4279" table:style-name="ce195">
            <text:p>4 279</text:p>
          </table:table-cell>
          <table:table-cell office:value-type="float" office:value="4216" table:style-name="ce195">
            <text:p>4 216</text:p>
          </table:table-cell>
          <table:table-cell office:value-type="float" office:value="4509" table:style-name="ce195">
            <text:p>4 509</text:p>
          </table:table-cell>
          <table:table-cell office:value-type="float" office:value="4188" table:style-name="ce195">
            <text:p>4 188</text:p>
          </table:table-cell>
          <table:table-cell office:value-type="float" office:value="4046" table:style-name="ce195">
            <text:p>4 046</text:p>
          </table:table-cell>
          <table:table-cell office:value-type="float" office:value="4124" table:style-name="ce195">
            <text:p>4 124</text:p>
          </table:table-cell>
          <table:table-cell office:value-type="float" office:value="4088" table:style-name="ce195">
            <text:p>4 088</text:p>
          </table:table-cell>
          <table:table-cell office:value-type="float" office:value="4263" table:style-name="ce195">
            <text:p>4 263</text:p>
          </table:table-cell>
          <table:table-cell office:value-type="float" office:value="4039" table:style-name="ce195">
            <text:p>4 039</text:p>
          </table:table-cell>
          <table:table-cell office:value-type="float" office:value="4064" table:style-name="ce195">
            <text:p>4 064</text:p>
          </table:table-cell>
          <table:table-cell office:value-type="float" office:value="4180.714447945028" table:style-name="ce195">
            <text:p>4 181</text:p>
          </table:table-cell>
          <table:table-cell office:value-type="float" office:value="4589.5483282988089" table:style-name="ce195">
            <text:p>4 590</text:p>
          </table:table-cell>
          <table:table-cell office:value-type="float" office:value="4441.3571790762981" table:style-name="ce195">
            <text:p>4 441</text:p>
          </table:table-cell>
          <table:table-cell office:value-type="float" office:value="4349.8845331251114" table:style-name="ce195">
            <text:p>4 350</text:p>
          </table:table-cell>
          <table:table-cell office:value-type="float" office:value="4473.4695490705471" table:style-name="ce195">
            <text:p>4 473</text:p>
          </table:table-cell>
          <table:table-cell office:value-type="float" office:value="4521.9222485410528" table:style-name="ce195">
            <text:p>4 522</text:p>
          </table:table-cell>
          <table:table-cell office:value-type="float" office:value="4684.6632957162656" table:style-name="ce195">
            <text:p>4 685</text:p>
          </table:table-cell>
          <table:table-cell office:value-type="float" office:value="4653.1327663776519" table:style-name="ce195">
            <text:p>4 653</text:p>
          </table:table-cell>
          <table:table-cell office:value-type="float" office:value="4615.0604328583631" table:style-name="ce195">
            <text:p>4 615</text:p>
          </table:table-cell>
          <table:table-cell office:value-type="float" office:value="4925.8066273711283" table:style-name="ce195">
            <text:p>4 926</text:p>
          </table:table-cell>
          <table:table-cell office:value-type="float" office:value="4939.571276136714" table:style-name="ce195">
            <text:p>4 940</text:p>
          </table:table-cell>
          <table:table-cell office:value-type="float" office:value="5026.6670220211336" table:style-name="ce195">
            <text:p>5 027</text:p>
          </table:table-cell>
          <table:table-cell table:number-columns-repeated="2" table:style-name="ce194"/>
          <table:table-cell table:style-name="ce78"/>
          <table:table-cell table:number-columns-repeated="16334" table:style-name="ce1"/>
        </table:table-row>
        <table:table-row table:style-name="ro3">
          <table:table-cell table:style-name="ce179"/>
          <table:table-cell office:value-type="string" table:style-name="ce187">
            <text:p>Production as % of total new supply for use in the UK</text:p>
          </table:table-cell>
          <table:table-cell table:number-columns-repeated="2" table:style-name="ce179"/>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percentage" office:value="0.77" table:style-name="ce199">
            <text:p>77%</text:p>
          </table:table-cell>
          <table:table-cell office:value-type="percentage" office:value="0.77" table:style-name="ce199">
            <text:p>77%</text:p>
          </table:table-cell>
          <table:table-cell office:value-type="percentage" office:value="0.75" table:style-name="ce199">
            <text:p>75%</text:p>
          </table:table-cell>
          <table:table-cell office:value-type="percentage" office:value="0.76" table:style-name="ce199">
            <text:p>76%</text:p>
          </table:table-cell>
          <table:table-cell office:value-type="percentage" office:value="0.7788821923381416" table:style-name="ce199">
            <text:p>78%</text:p>
          </table:table-cell>
          <table:table-cell office:value-type="percentage" office:value="0.76890575815897289" table:style-name="ce199">
            <text:p>77%</text:p>
          </table:table-cell>
          <table:table-cell office:value-type="percentage" office:value="0.75606317403218082" table:style-name="ce199">
            <text:p>76%</text:p>
          </table:table-cell>
          <table:table-cell office:value-type="percentage" office:value="0.76482501908135581" table:style-name="ce199">
            <text:p>76%</text:p>
          </table:table-cell>
          <table:table-cell office:value-type="percentage" office:value="0.77676736859961615" table:style-name="ce199">
            <text:p>78%</text:p>
          </table:table-cell>
          <table:table-cell office:value-type="percentage" office:value="0.78" table:style-name="ce199">
            <text:p>78%</text:p>
          </table:table-cell>
          <table:table-cell office:value-type="percentage" office:value="0.73" table:style-name="ce199">
            <text:p>73%</text:p>
          </table:table-cell>
          <table:table-cell office:value-type="percentage" office:value="0.67" table:style-name="ce199">
            <text:p>67%</text:p>
          </table:table-cell>
          <table:table-cell office:value-type="percentage" office:value="0.68" table:style-name="ce199">
            <text:p>68%</text:p>
          </table:table-cell>
          <table:table-cell office:value-type="percentage" office:value="0.7" table:style-name="ce199">
            <text:p>70%</text:p>
          </table:table-cell>
          <table:table-cell office:value-type="percentage" office:value="0.71" table:style-name="ce199">
            <text:p>71%</text:p>
          </table:table-cell>
          <table:table-cell office:value-type="percentage" office:value="0.72" table:style-name="ce199">
            <text:p>72%</text:p>
          </table:table-cell>
          <table:table-cell office:value-type="percentage" office:value="0.71" table:style-name="ce199">
            <text:p>71%</text:p>
          </table:table-cell>
          <table:table-cell office:value-type="percentage" office:value="0.67" table:style-name="ce199">
            <text:p>67%</text:p>
          </table:table-cell>
          <table:table-cell office:value-type="percentage" office:value="0.64" table:style-name="ce199">
            <text:p>64%</text:p>
          </table:table-cell>
          <table:table-cell office:value-type="percentage" office:value="0.63" table:style-name="ce199">
            <text:p>63%</text:p>
          </table:table-cell>
          <table:table-cell office:value-type="percentage" office:value="0.6154868111621058" table:style-name="ce199">
            <text:p>62%</text:p>
          </table:table-cell>
          <table:table-cell office:value-type="percentage" office:value="0.59637510959893469" table:style-name="ce199">
            <text:p>60%</text:p>
          </table:table-cell>
          <table:table-cell office:value-type="percentage" office:value="0.59237229364729327" table:style-name="ce199">
            <text:p>59%</text:p>
          </table:table-cell>
          <table:table-cell office:value-type="percentage" office:value="0.57255019073709246" table:style-name="ce199">
            <text:p>57%</text:p>
          </table:table-cell>
          <table:table-cell office:value-type="percentage" office:value="0.58045664681232823" table:style-name="ce199">
            <text:p>58%</text:p>
          </table:table-cell>
          <table:table-cell office:value-type="percentage" office:value="0.58859583342013233" table:style-name="ce199">
            <text:p>59%</text:p>
          </table:table-cell>
          <table:table-cell office:value-type="percentage" office:value="0.59395223670836783" table:style-name="ce199">
            <text:p>59%</text:p>
          </table:table-cell>
          <table:table-cell office:value-type="percentage" office:value="0.56649458004390729" table:style-name="ce199">
            <text:p>57%</text:p>
          </table:table-cell>
          <table:table-cell office:value-type="percentage" office:value="0.54573000321437748" table:style-name="ce199">
            <text:p>55%</text:p>
          </table:table-cell>
          <table:table-cell office:value-type="percentage" office:value="0.53910351060377615" table:style-name="ce199">
            <text:p>54%</text:p>
          </table:table-cell>
          <table:table-cell office:value-type="percentage" office:value="0.55844238455733486" table:style-name="ce199">
            <text:p>56%</text:p>
          </table:table-cell>
          <table:table-cell office:value-type="percentage" office:value="0.55296768452021261" table:style-name="ce200">
            <text:p>55%</text:p>
          </table:table-cell>
          <table:table-cell table:number-columns-repeated="2" table:style-name="ce194"/>
          <table:table-cell table:style-name="ce78"/>
          <table:table-cell table:number-columns-repeated="16334" table:style-name="ce1"/>
        </table:table-row>
        <table:table-row table:style-name="ro3">
          <table:table-cell table:number-columns-repeated="27" table:style-name="ce78"/>
          <table:table-cell table:style-name="ce176"/>
          <table:table-cell table:number-columns-repeated="5" table:style-name="ce78"/>
          <table:table-cell table:number-columns-repeated="3" table:style-name="ce10"/>
          <table:table-cell table:style-name="ce78"/>
          <table:table-cell table:number-columns-repeated="4" table:style-name="ce10"/>
          <table:table-cell table:style-name="ce78"/>
          <table:table-cell table:number-columns-repeated="7" table:style-name="ce169"/>
          <table:table-cell table:number-columns-repeated="2" table:style-name="ce194"/>
          <table:table-cell table:number-columns-repeated="16333"/>
        </table:table-row>
        <table:table-row table:style-name="ro3">
          <table:table-cell office:value-type="string" table:style-name="ce2">
            <text:p>- means 'nil' or 'negligible' (less than half the last digit shown).</text:p>
          </table:table-cell>
          <table:table-cell table:number-columns-repeated="26" table:style-name="ce78"/>
          <table:table-cell table:style-name="ce176"/>
          <table:table-cell table:number-columns-repeated="5" table:style-name="ce78"/>
          <table:table-cell table:number-columns-repeated="3" table:style-name="ce10"/>
          <table:table-cell table:style-name="ce78"/>
          <table:table-cell table:number-columns-repeated="4" table:style-name="ce10"/>
          <table:table-cell table:style-name="ce78"/>
          <table:table-cell table:style-name="ce10"/>
          <table:table-cell table:number-columns-repeated="4" table:style-name="ce78"/>
          <table:table-cell table:style-name="ce10"/>
          <table:table-cell table:number-columns-repeated="16336" table:style-name="ce78"/>
        </table:table-row>
        <table:table-row table:style-name="ro3">
          <table:table-cell office:value-type="string" table:style-name="ce2">
            <text:p>. . means 'not available' or 'not applicable'.</text:p>
          </table:table-cell>
          <table:table-cell table:number-columns-repeated="26" table:style-name="ce78"/>
          <table:table-cell table:style-name="ce176"/>
          <table:table-cell table:number-columns-repeated="5" table:style-name="ce78"/>
          <table:table-cell table:number-columns-repeated="3" table:style-name="ce10"/>
          <table:table-cell table:style-name="ce78"/>
          <table:table-cell table:number-columns-repeated="4" table:style-name="ce10"/>
          <table:table-cell table:style-name="ce78"/>
          <table:table-cell table:style-name="ce10"/>
          <table:table-cell table:number-columns-repeated="16341" table:style-name="ce78"/>
        </table:table-row>
        <table:table-row table:style-name="ro3">
          <table:table-cell office:value-type="string" table:style-name="ce189">
            <text:p>(a) Includes peas harvested dry for human consumption.</text:p>
          </table:table-cell>
          <table:table-cell table:number-columns-repeated="26" table:style-name="ce78"/>
          <table:table-cell table:style-name="ce176"/>
          <table:table-cell table:number-columns-repeated="5" table:style-name="ce78"/>
          <table:table-cell table:number-columns-repeated="2" table:style-name="ce174"/>
          <table:table-cell table:number-columns-repeated="16349" table:style-name="ce78"/>
        </table:table-row>
        <table:table-row table:style-name="ro3">
          <table:table-cell office:value-type="string" table:style-name="ce189">
            <text:p>(b) Areas relate to field areas multiplied by the number of crops in the year and hence differ from those shown in table 2.2.</text:p>
          </table:table-cell>
          <table:table-cell table:number-columns-repeated="26" table:style-name="ce78"/>
          <table:table-cell table:style-name="ce176"/>
          <table:table-cell table:number-columns-repeated="5" table:style-name="ce78"/>
          <table:table-cell table:number-columns-repeated="2" table:style-name="ce174"/>
          <table:table-cell table:number-columns-repeated="16349" table:style-name="ce78"/>
        </table:table-row>
        <table:table-row table:style-name="ro3">
          <table:table-cell office:value-type="string" table:style-name="ce189">
            <text:p>(c) Excludes area of mushrooms from 1992.</text:p>
          </table:table-cell>
          <table:table-cell table:number-columns-repeated="26" table:style-name="ce78"/>
          <table:table-cell table:style-name="ce176"/>
          <table:table-cell table:number-columns-repeated="5" table:style-name="ce78"/>
          <table:table-cell table:number-columns-repeated="2" table:style-name="ce174"/>
          <table:table-cell table:number-columns-repeated="16349" table:style-name="ce78"/>
        </table:table-row>
        <table:table-row table:style-name="ro3">
          <table:table-cell office:value-type="string" table:style-name="ce189">
            <text:p>(d) Arable area payments for peas harvested dry.</text:p>
          </table:table-cell>
          <table:table-cell table:number-columns-repeated="26" table:style-name="ce78"/>
          <table:table-cell table:style-name="ce176"/>
          <table:table-cell table:number-columns-repeated="5" table:style-name="ce78"/>
          <table:table-cell table:number-columns-repeated="2" table:style-name="ce174"/>
          <table:table-cell table:number-columns-repeated="16349" table:style-name="ce78"/>
        </table:table-row>
        <table:table-row table:style-name="ro3">
          <table:table-cell office:value-type="string" table:style-name="ce189">
            <text:p>(e) Excluding subsidies and taxes.</text:p>
          </table:table-cell>
          <table:table-cell table:number-columns-repeated="26" table:style-name="ce78"/>
          <table:table-cell table:style-name="ce176"/>
          <table:table-cell table:number-columns-repeated="5" table:style-name="ce78"/>
          <table:table-cell table:number-columns-repeated="2" table:style-name="ce174"/>
          <table:table-cell table:number-columns-repeated="16349" table:style-name="ce78"/>
        </table:table-row>
        <table:table-row table:style-name="ro3">
          <table:table-cell office:value-type="string" table:style-name="ce189">
            <text:p>(f) Trade figures relate to fresh produce where distinguishable until 2008. Figures from 2009 revised to provide a more complete coverage of the different vegetable categories.</text:p>
          </table:table-cell>
          <table:table-cell table:number-columns-repeated="26" table:style-name="ce78"/>
          <table:table-cell table:style-name="ce176"/>
          <table:table-cell table:number-columns-repeated="5" table:style-name="ce78"/>
          <table:table-cell table:number-columns-repeated="2" table:style-name="ce174"/>
          <table:table-cell table:number-columns-repeated="16349" table:style-name="ce78"/>
        </table:table-row>
        <table:table-row table:style-name="ro3">
          <table:table-cell office:value-type="string" table:style-name="ce78">
            <text:p>(g) Includes peas harvested, dry</text:p>
          </table:table-cell>
          <table:table-cell table:number-columns-repeated="26" table:style-name="ce78"/>
          <table:table-cell table:style-name="ce176"/>
          <table:table-cell table:number-columns-repeated="5" table:style-name="ce78"/>
          <table:table-cell table:number-columns-repeated="2" table:style-name="ce174"/>
          <table:table-cell table:number-columns-repeated="16349" table:style-name="ce78"/>
        </table:table-row>
        <table:table-row table:style-name="ro3">
          <table:table-cell office:value-type="string" table:style-name="ce78">
            <text:p>(h) This table will no longer be updated from 2015 and is included for historic purposes only. Please refer to table 7.9a.</text:p>
          </table:table-cell>
          <table:table-cell table:number-columns-repeated="26" table:style-name="ce78"/>
          <table:table-cell table:style-name="ce176"/>
          <table:table-cell table:number-columns-repeated="5" table:style-name="ce78"/>
          <table:table-cell table:number-columns-repeated="2" table:style-name="ce174"/>
          <table:table-cell table:number-columns-repeated="16349" table:style-name="ce78"/>
        </table:table-row>
        <table:table-row table:style-name="ro3">
          <table:table-cell table:number-columns-repeated="27" table:style-name="ce78"/>
          <table:table-cell table:style-name="ce176"/>
          <table:table-cell table:number-columns-repeated="5" table:style-name="ce78"/>
          <table:table-cell table:number-columns-repeated="2" table:style-name="ce174"/>
          <table:table-cell table:number-columns-repeated="16349" table:style-name="ce78"/>
        </table:table-row>
        <table:table-row table:style-name="ro3">
          <table:table-cell office:value-type="string" table:style-name="ce2">
            <text:p>© Crown copyright, 2021</text:p>
          </table:table-cell>
          <table:table-cell table:number-columns-repeated="3" table:style-name="ce2"/>
          <table:table-cell table:number-columns-repeated="23" table:style-name="ce78"/>
          <table:table-cell table:style-name="ce176"/>
          <table:table-cell table:number-columns-repeated="5" table:style-name="ce78"/>
          <table:table-cell table:number-columns-repeated="2" table:style-name="ce174"/>
          <table:table-cell table:number-columns-repeated="16349" table:style-name="ce78"/>
        </table:table-row>
        <table:table-row table:style-name="ro3">
          <table:table-cell table:number-columns-repeated="27" table:style-name="ce78"/>
          <table:table-cell table:style-name="ce176"/>
          <table:table-cell table:number-columns-repeated="5" table:style-name="ce78"/>
          <table:table-cell table:number-columns-repeated="2" table:style-name="ce174"/>
          <table:table-cell table:number-columns-repeated="16349" table:style-name="ce78"/>
        </table:table-row>
        <table:table-row table:number-rows-repeated="859" table:style-name="ro3">
          <table:table-cell table:number-columns-repeated="16384"/>
        </table:table-row>
        <table:table-row table:number-rows-repeated="1047621" table:style-name="ro5">
          <table:table-cell table:number-columns-repeated="16384"/>
        </table:table-row>
      </table:table>
      <table:table table:name="Plants_&amp;_flowers_(Table_7_10)" table:style-name="ta1">
        <table:table-column table:style-name="co1" table:number-columns-repeated="2" table:default-cell-style-name="ce78"/>
        <table:table-column table:style-name="co2" table:default-cell-style-name="ce78"/>
        <table:table-column table:style-name="co36" table:default-cell-style-name="ce78"/>
        <table:table-column table:style-name="co4" table:number-columns-repeated="21" table:default-cell-style-name="ce78"/>
        <table:table-column table:style-name="co4" table:default-cell-style-name="ce176"/>
        <table:table-column table:style-name="co4" table:number-columns-repeated="12" table:default-cell-style-name="ce78"/>
        <table:table-column table:style-name="co11" table:number-columns-repeated="10" table:default-cell-style-name="ce78"/>
        <table:table-column table:style-name="co7" table:number-columns-repeated="4" table:default-cell-style-name="ce78"/>
        <table:table-column table:style-name="co17" table:default-cell-style-name="ce78"/>
        <table:table-column table:style-name="co13" table:default-cell-style-name="ce78"/>
        <table:table-column table:style-name="co14" table:number-columns-repeated="16330" table:default-cell-style-name="ce78"/>
        <table:table-row table:style-name="ro1">
          <table:table-cell office:value-type="string" table:style-name="ce2">
            <text:p>Date of update: 22 July 2021</text:p>
          </table:table-cell>
          <table:table-cell table:style-name="ce2"/>
          <table:table-cell table:style-name="ce3"/>
          <table:table-cell table:style-name="ce4"/>
          <table:table-cell table:number-columns-repeated="16380" table:style-name="ce2"/>
        </table:table-row>
        <table:table-row table:style-name="ro1">
          <table:table-cell office:value-type="string" table:style-name="ce2">
            <text:p>Next update: June 2022</text:p>
          </table:table-cell>
          <table:table-cell table:style-name="ce2"/>
          <table:table-cell table:style-name="ce3"/>
          <table:table-cell table:style-name="ce4"/>
          <table:table-cell table:number-columns-repeated="16380" table:style-name="ce2"/>
        </table:table-row>
        <table:table-row table:style-name="ro1">
          <table:table-cell table:number-columns-repeated="2" table:style-name="ce2"/>
          <table:table-cell table:style-name="ce3"/>
          <table:table-cell table:style-name="ce6"/>
          <table:table-cell table:number-columns-repeated="16380" table:style-name="ce2"/>
        </table:table-row>
        <table:table-row table:style-name="ro2">
          <table:table-cell office:value-type="string" table:style-name="ce171">
            <text:p>Table 7.10 Plants and flowers, area, value of production and trade data</text:p>
          </table:table-cell>
          <table:table-cell table:number-columns-repeated="24" table:style-name="ce172"/>
          <table:table-cell table:style-name="ce173"/>
          <table:table-cell table:number-columns-repeated="9" table:style-name="ce172"/>
          <table:table-cell table:number-columns-repeated="4" table:style-name="ce175"/>
          <table:table-cell table:number-columns-repeated="16345" table:style-name="ce172"/>
        </table:table-row>
        <table:table-row table:style-name="ro2">
          <table:table-cell table:style-name="ce171"/>
          <table:table-cell table:number-columns-repeated="24" table:style-name="ce172"/>
          <table:table-cell table:style-name="ce173"/>
          <table:table-cell table:number-columns-repeated="9" table:style-name="ce172"/>
          <table:table-cell table:number-columns-repeated="4" table:style-name="ce175"/>
          <table:table-cell table:number-columns-repeated="16345" table:style-name="ce172"/>
        </table:table-row>
        <table:table-row table:style-name="ro1">
          <table:table-cell office:value-type="string" table:style-name="ce78">
            <text:p>Enquiries: Lisa Brown on +44 (0) 20 802 66340</text:p>
          </table:table-cell>
          <table:table-cell table:number-columns-repeated="24" table:style-name="ce78"/>
          <table:table-cell table:style-name="ce176"/>
          <table:table-cell table:number-columns-repeated="6" table:style-name="ce78"/>
          <table:table-cell table:style-name="ce190"/>
          <table:table-cell table:number-columns-repeated="2" table:style-name="ce78"/>
          <table:table-cell table:number-columns-repeated="3" table:style-name="ce8"/>
          <table:table-cell table:number-columns-repeated="2" table:style-name="ce78"/>
          <table:table-cell table:number-columns-repeated="2" table:style-name="ce8"/>
          <table:table-cell table:style-name="ce78"/>
          <table:table-cell table:style-name="ce35"/>
          <table:table-cell table:style-name="ce79"/>
          <table:table-cell table:style-name="ce35"/>
          <table:table-cell table:style-name="ce78"/>
          <table:table-cell table:number-columns-repeated="2" table:style-name="ce35"/>
          <table:table-cell table:number-columns-repeated="2" table:style-name="ce8"/>
          <table:table-cell office:value-type="string" table:style-name="ce3">
            <text:p>email: Crops-statistics@defra.gov.uk</text:p>
          </table:table-cell>
          <table:table-cell table:number-columns-repeated="16332" table:style-name="ce78"/>
        </table:table-row>
        <table:table-row table:style-name="ro3">
          <table:table-cell table:number-columns-repeated="25" table:style-name="ce78"/>
          <table:table-cell table:style-name="ce176"/>
          <table:table-cell table:number-columns-repeated="9" table:style-name="ce78"/>
          <table:table-cell table:number-columns-repeated="4" table:style-name="ce175"/>
          <table:table-cell table:number-columns-repeated="4" table:style-name="ce78"/>
          <table:table-cell table:number-columns-repeated="2" table:style-name="ce172"/>
          <table:table-cell table:number-columns-repeated="16339" table:style-name="ce78"/>
        </table:table-row>
        <table:table-row table:style-name="ro3">
          <table:table-cell office:value-type="string" table:style-name="ce78">
            <text:p>Thousand tonnes (unless otherwise specified)</text:p>
          </table:table-cell>
          <table:table-cell table:number-columns-repeated="24" table:style-name="ce78"/>
          <table:table-cell table:style-name="ce176"/>
          <table:table-cell table:number-columns-repeated="5" table:style-name="ce78"/>
          <table:table-cell table:style-name="ce190"/>
          <table:table-cell table:style-name="ce78"/>
          <table:table-cell table:style-name="ce190"/>
          <table:table-cell table:style-name="ce78"/>
          <table:table-cell table:number-columns-repeated="4" table:style-name="ce190"/>
          <table:table-cell table:style-name="ce78"/>
          <table:table-cell table:number-columns-repeated="4" table:style-name="ce191"/>
          <table:table-cell table:style-name="ce78"/>
          <table:table-cell table:style-name="ce179"/>
          <table:table-cell table:number-columns-repeated="5" table:style-name="ce191"/>
          <table:table-cell office:value-type="string" table:style-name="ce191">
            <text:p><text:s text:c="15"/>Calendar years</text:p>
          </table:table-cell>
          <table:table-cell table:number-columns-repeated="2" table:style-name="ce11"/>
          <table:table-cell table:number-columns-repeated="16330" table:style-name="ce78"/>
        </table:table-row>
        <table:table-row table:style-name="ro3">
          <table:table-cell table:number-columns-repeated="4" table:style-name="ce178"/>
          <table:table-cell office:value-type="float" office:value="1973" table:style-name="ce201">
            <text:p>1973</text:p>
          </table:table-cell>
          <table:table-cell office:value-type="float" office:value="1974" table:style-name="ce201">
            <text:p>1974</text:p>
          </table:table-cell>
          <table:table-cell office:value-type="float" office:value="1975" table:style-name="ce201">
            <text:p>1975</text:p>
          </table:table-cell>
          <table:table-cell office:value-type="float" office:value="1976" table:style-name="ce201">
            <text:p>1976</text:p>
          </table:table-cell>
          <table:table-cell office:value-type="float" office:value="1977" table:style-name="ce201">
            <text:p>1977</text:p>
          </table:table-cell>
          <table:table-cell office:value-type="float" office:value="1978" table:style-name="ce201">
            <text:p>1978</text:p>
          </table:table-cell>
          <table:table-cell office:value-type="float" office:value="1979" table:style-name="ce201">
            <text:p>1979</text:p>
          </table:table-cell>
          <table:table-cell office:value-type="float" office:value="1980" table:style-name="ce201">
            <text:p>1980</text:p>
          </table:table-cell>
          <table:table-cell office:value-type="float" office:value="1981" table:style-name="ce201">
            <text:p>1981</text:p>
          </table:table-cell>
          <table:table-cell office:value-type="float" office:value="1982" table:style-name="ce201">
            <text:p>1982</text:p>
          </table:table-cell>
          <table:table-cell office:value-type="float" office:value="1983" table:style-name="ce201">
            <text:p>1983</text:p>
          </table:table-cell>
          <table:table-cell office:value-type="float" office:value="1984" table:style-name="ce201">
            <text:p>1984</text:p>
          </table:table-cell>
          <table:table-cell office:value-type="float" office:value="1985" table:style-name="ce201">
            <text:p>1985</text:p>
          </table:table-cell>
          <table:table-cell office:value-type="float" office:value="1986" table:style-name="ce201">
            <text:p>1986</text:p>
          </table:table-cell>
          <table:table-cell office:value-type="float" office:value="1987" table:style-name="ce201">
            <text:p>1987</text:p>
          </table:table-cell>
          <table:table-cell office:value-type="float" office:value="1988" table:style-name="ce201">
            <text:p>1988</text:p>
          </table:table-cell>
          <table:table-cell office:value-type="float" office:value="1989" table:style-name="ce201">
            <text:p>1989</text:p>
          </table:table-cell>
          <table:table-cell office:value-type="float" office:value="1990" table:style-name="ce201">
            <text:p>1990</text:p>
          </table:table-cell>
          <table:table-cell office:value-type="float" office:value="1991" table:style-name="ce201">
            <text:p>1991</text:p>
          </table:table-cell>
          <table:table-cell office:value-type="float" office:value="1992" table:style-name="ce201">
            <text:p>1992</text:p>
          </table:table-cell>
          <table:table-cell office:value-type="float" office:value="1993" table:style-name="ce201">
            <text:p>1993</text:p>
          </table:table-cell>
          <table:table-cell office:value-type="float" office:value="1994" table:style-name="ce201">
            <text:p>1994</text:p>
          </table:table-cell>
          <table:table-cell office:value-type="float" office:value="1995" table:style-name="ce202">
            <text:p>1995</text:p>
          </table:table-cell>
          <table:table-cell office:value-type="float" office:value="1996" table:style-name="ce202">
            <text:p>1996</text:p>
          </table:table-cell>
          <table:table-cell office:value-type="float" office:value="1997" table:style-name="ce202">
            <text:p>1997</text:p>
          </table:table-cell>
          <table:table-cell office:value-type="float" office:value="1998" table:style-name="ce202">
            <text:p>1998</text:p>
          </table:table-cell>
          <table:table-cell office:value-type="float" office:value="1999" table:style-name="ce202">
            <text:p>1999</text:p>
          </table:table-cell>
          <table:table-cell office:value-type="float" office:value="2000" table:style-name="ce201">
            <text:p>2000</text:p>
          </table:table-cell>
          <table:table-cell office:value-type="float" office:value="2001" table:style-name="ce201">
            <text:p>2001</text:p>
          </table:table-cell>
          <table:table-cell office:value-type="float" office:value="2002" table:style-name="ce201">
            <text:p>2002</text:p>
          </table:table-cell>
          <table:table-cell office:value-type="float" office:value="2003" table:style-name="ce201">
            <text:p>2003</text:p>
          </table:table-cell>
          <table:table-cell office:value-type="float" office:value="2004" table:style-name="ce201">
            <text:p>2004</text:p>
          </table:table-cell>
          <table:table-cell office:value-type="float" office:value="2005" table:style-name="ce201">
            <text:p>2005</text:p>
          </table:table-cell>
          <table:table-cell office:value-type="float" office:value="2006" table:style-name="ce201">
            <text:p>2006</text:p>
          </table:table-cell>
          <table:table-cell office:value-type="float" office:value="2007" table:style-name="ce201">
            <text:p>2007</text:p>
          </table:table-cell>
          <table:table-cell office:value-type="float" office:value="2008" table:style-name="ce201">
            <text:p>2008</text:p>
          </table:table-cell>
          <table:table-cell office:value-type="float" office:value="2009" table:style-name="ce172">
            <text:p>2009</text:p>
          </table:table-cell>
          <table:table-cell office:value-type="float" office:value="2010" table:style-name="ce172">
            <text:p>2010</text:p>
          </table:table-cell>
          <table:table-cell office:value-type="float" office:value="2011" table:style-name="ce172">
            <text:p>2011</text:p>
          </table:table-cell>
          <table:table-cell office:value-type="float" office:value="2012" table:style-name="ce172">
            <text:p>2012</text:p>
          </table:table-cell>
          <table:table-cell office:value-type="float" office:value="2013" table:style-name="ce201">
            <text:p>2013</text:p>
          </table:table-cell>
          <table:table-cell office:value-type="float" office:value="2014" table:style-name="ce172">
            <text:p>2014</text:p>
          </table:table-cell>
          <table:table-cell office:value-type="float" office:value="2015" table:style-name="ce201">
            <text:p>2015</text:p>
          </table:table-cell>
          <table:table-cell office:value-type="float" office:value="2016" table:style-name="ce201">
            <text:p>2016</text:p>
          </table:table-cell>
          <table:table-cell office:value-type="float" office:value="2017" table:style-name="ce201">
            <text:p>2017</text:p>
          </table:table-cell>
          <table:table-cell office:value-type="float" office:value="2018" table:style-name="ce201">
            <text:p>2018</text:p>
          </table:table-cell>
          <table:table-cell office:value-type="float" office:value="2019" table:style-name="ce201">
            <text:p>2019</text:p>
          </table:table-cell>
          <table:table-cell office:value-type="float" office:value="2020" table:style-name="ce201">
            <text:p>2020</text:p>
          </table:table-cell>
          <table:table-cell table:number-columns-repeated="2" table:style-name="ce11"/>
          <table:table-cell table:number-columns-repeated="16330" table:style-name="ce78"/>
        </table:table-row>
        <table:table-row table:style-name="ro3">
          <table:table-cell table:number-columns-repeated="4" table:style-name="ce179"/>
          <table:table-cell table:number-columns-repeated="21" table:style-name="ce187"/>
          <table:table-cell table:style-name="ce203"/>
          <table:table-cell table:number-columns-repeated="7" table:style-name="ce187"/>
          <table:table-cell table:number-columns-repeated="6" table:style-name="ce204"/>
          <table:table-cell table:style-name="ce187"/>
          <table:table-cell table:number-columns-repeated="11" table:style-name="ce204"/>
          <table:table-cell office:value-type="string" table:style-name="ce204">
            <text:p>(provisional)</text:p>
          </table:table-cell>
          <table:table-cell table:number-columns-repeated="16332" table:style-name="ce78"/>
        </table:table-row>
        <table:table-row table:style-name="ro3">
          <table:table-cell office:value-type="string" table:style-name="ce172">
            <text:p>Production</text:p>
          </table:table-cell>
          <table:table-cell table:number-columns-repeated="42" table:style-name="ce78"/>
          <table:table-cell table:number-columns-repeated="9" table:style-name="ce181"/>
          <table:table-cell table:number-columns-repeated="16332" table:style-name="ce78"/>
        </table:table-row>
        <table:table-row table:style-name="ro3">
          <table:table-cell table:style-name="ce78"/>
          <table:table-cell office:value-type="string" table:style-name="ce78">
            <text:p>Area (thousand hectares) (a):</text:p>
          </table:table-cell>
          <table:table-cell table:number-columns-repeated="2"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17.328599999999998" table:style-name="ce205">
            <text:p><text:s text:c="2"/>17</text:p>
          </table:table-cell>
          <table:table-cell office:value-type="float" office:value="18.438400000000001" table:style-name="ce205">
            <text:p><text:s text:c="2"/>18</text:p>
          </table:table-cell>
          <table:table-cell office:value-type="float" office:value="18.955299999999998" table:style-name="ce205">
            <text:p><text:s text:c="2"/>19</text:p>
          </table:table-cell>
          <table:table-cell office:value-type="float" office:value="18.828499999999998" table:style-name="ce205">
            <text:p><text:s text:c="2"/>19</text:p>
          </table:table-cell>
          <table:table-cell office:value-type="float" office:value="18.708400000000001" table:style-name="ce205">
            <text:p><text:s text:c="2"/>19</text:p>
          </table:table-cell>
          <table:table-cell office:value-type="float" office:value="19.175799999999999" table:style-name="ce205">
            <text:p><text:s text:c="2"/>19</text:p>
          </table:table-cell>
          <table:table-cell office:value-type="float" office:value="19.404679999999999" table:style-name="ce205">
            <text:p><text:s text:c="2"/>19</text:p>
          </table:table-cell>
          <table:table-cell office:value-type="float" office:value="19.445549999999997" table:style-name="ce205">
            <text:p><text:s text:c="2"/>19</text:p>
          </table:table-cell>
          <table:table-cell office:value-type="float" office:value="20.252599999999997" table:style-name="ce205">
            <text:p><text:s text:c="2"/>20</text:p>
          </table:table-cell>
          <table:table-cell office:value-type="float" office:value="19.005759444167534" table:style-name="ce205">
            <text:p><text:s text:c="2"/>19</text:p>
          </table:table-cell>
          <table:table-cell office:value-type="float" office:value="19.669480000000004" table:style-name="ce205">
            <text:p><text:s text:c="2"/>20</text:p>
          </table:table-cell>
          <table:table-cell office:value-type="float" office:value="19.193210000000001" table:style-name="ce205">
            <text:p><text:s text:c="2"/>19</text:p>
          </table:table-cell>
          <table:table-cell office:value-type="float" office:value="19.672076132705882" table:style-name="ce205">
            <text:p><text:s text:c="2"/>20</text:p>
          </table:table-cell>
          <table:table-cell office:value-type="float" office:value="20.2011" table:style-name="ce205">
            <text:p><text:s text:c="2"/>20</text:p>
          </table:table-cell>
          <table:table-cell office:value-type="float" office:value="19.490399999999998" table:style-name="ce205">
            <text:p><text:s text:c="2"/>19</text:p>
          </table:table-cell>
          <table:table-cell office:value-type="float" office:value="15.628316999999999" table:style-name="ce205">
            <text:p><text:s text:c="2"/>16</text:p>
          </table:table-cell>
          <table:table-cell office:value-type="float" office:value="14.851752100000001" table:style-name="ce205">
            <text:p><text:s text:c="2"/>15</text:p>
          </table:table-cell>
          <table:table-cell office:value-type="float" office:value="15.343187799999999" table:style-name="ce205">
            <text:p><text:s text:c="2"/>15</text:p>
          </table:table-cell>
          <table:table-cell office:value-type="float" office:value="14.351453836655338" table:style-name="ce205">
            <text:p><text:s text:c="2"/>14</text:p>
          </table:table-cell>
          <table:table-cell office:value-type="float" office:value="12.555385834771277" table:style-name="ce205">
            <text:p><text:s text:c="2"/>13</text:p>
          </table:table-cell>
          <table:table-cell office:value-type="float" office:value="13.282717199999999" table:style-name="ce205">
            <text:p><text:s text:c="2"/>13</text:p>
          </table:table-cell>
          <table:table-cell office:value-type="float" office:value="13.655164127904483" table:style-name="ce205">
            <text:p><text:s text:c="2"/>14</text:p>
          </table:table-cell>
          <table:table-cell office:value-type="float" office:value="11.609804805799994" table:style-name="ce205">
            <text:p><text:s text:c="2"/>12</text:p>
          </table:table-cell>
          <table:table-cell office:value-type="float" office:value="12.082421600000002" table:style-name="ce205">
            <text:p><text:s text:c="2"/>12</text:p>
          </table:table-cell>
          <table:table-cell office:value-type="float" office:value="11.585382500000001" table:style-name="ce205">
            <text:p><text:s text:c="2"/>12</text:p>
          </table:table-cell>
          <table:table-cell office:value-type="float" office:value="12.628364100000001" table:style-name="ce206">
            <text:p>13</text:p>
          </table:table-cell>
          <table:table-cell office:value-type="float" office:value="12.188083929999999" table:style-name="ce206">
            <text:p>12</text:p>
          </table:table-cell>
          <table:table-cell office:value-type="float" office:value="12.2494402" table:style-name="ce206">
            <text:p>12</text:p>
          </table:table-cell>
          <table:table-cell office:value-type="float" office:value="12.8950782" table:style-name="ce206">
            <text:p>13</text:p>
          </table:table-cell>
          <table:table-cell office:value-type="float" office:value="11.617261899999999" table:style-name="ce206">
            <text:p>12</text:p>
          </table:table-cell>
          <table:table-cell office:value-type="float" office:value="12.647871199999999" table:style-name="ce206">
            <text:p>13</text:p>
          </table:table-cell>
          <table:table-cell office:value-type="float" office:value="11.771700299999999" table:style-name="ce206">
            <text:p>12</text:p>
          </table:table-cell>
          <table:table-cell office:value-type="float" office:value="11.771700299999999" table:style-name="ce206">
            <text:p>12</text:p>
          </table:table-cell>
          <table:table-cell office:value-type="float" office:value="11.5086061" table:style-name="ce206">
            <text:p>12</text:p>
          </table:table-cell>
          <table:table-cell table:style-name="ce180"/>
          <table:table-cell table:style-name="ce32"/>
          <table:table-cell table:number-columns-repeated="2" table:style-name="ce78"/>
          <table:table-cell table:number-columns-repeated="3" table:style-name="ce181"/>
          <table:table-cell table:number-columns-repeated="16325"/>
        </table:table-row>
        <table:table-row table:style-name="ro3">
          <table:table-cell table:style-name="ce78"/>
          <table:table-cell office:value-type="string" table:style-name="ce172">
            <text:p>Value of production (£ million)</text:p>
          </table:table-cell>
          <table:table-cell table:number-columns-repeated="2"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340.13546456403589" table:style-name="ce205">
            <text:p><text:s text:c="2"/>340</text:p>
          </table:table-cell>
          <table:table-cell office:value-type="float" office:value="416.80292538628242" table:style-name="ce205">
            <text:p><text:s text:c="2"/>417</text:p>
          </table:table-cell>
          <table:table-cell office:value-type="float" office:value="464.85163203991419" table:style-name="ce205">
            <text:p><text:s text:c="2"/>465</text:p>
          </table:table-cell>
          <table:table-cell office:value-type="float" office:value="506.40974552327737" table:style-name="ce205">
            <text:p><text:s text:c="2"/>506</text:p>
          </table:table-cell>
          <table:table-cell office:value-type="float" office:value="523.88116023763337" table:style-name="ce205">
            <text:p><text:s text:c="2"/>524</text:p>
          </table:table-cell>
          <table:table-cell office:value-type="float" office:value="526.27185811715731" table:style-name="ce205">
            <text:p><text:s text:c="2"/>526</text:p>
          </table:table-cell>
          <table:table-cell office:value-type="float" office:value="566.64709505732424" table:style-name="ce205">
            <text:p><text:s text:c="2"/>567</text:p>
          </table:table-cell>
          <table:table-cell office:value-type="float" office:value="604.89695626529681" table:style-name="ce205">
            <text:p><text:s text:c="2"/>605</text:p>
          </table:table-cell>
          <table:table-cell office:value-type="float" office:value="630.41251981252685" table:style-name="ce205">
            <text:p><text:s text:c="2"/>630</text:p>
          </table:table-cell>
          <table:table-cell office:value-type="float" office:value="677.72322057244321" table:style-name="ce205">
            <text:p><text:s text:c="2"/>678</text:p>
          </table:table-cell>
          <table:table-cell office:value-type="float" office:value="670.86585932054572" table:style-name="ce205">
            <text:p><text:s text:c="2"/>671</text:p>
          </table:table-cell>
          <table:table-cell office:value-type="float" office:value="649.53452353657701" table:style-name="ce205">
            <text:p><text:s text:c="2"/>650</text:p>
          </table:table-cell>
          <table:table-cell office:value-type="float" office:value="717.1594226106123" table:style-name="ce205">
            <text:p><text:s text:c="2"/>717</text:p>
          </table:table-cell>
          <table:table-cell office:value-type="float" office:value="678.81450851824547" table:style-name="ce205">
            <text:p><text:s text:c="2"/>679</text:p>
          </table:table-cell>
          <table:table-cell office:value-type="float" office:value="687.70906791562368" table:style-name="ce205">
            <text:p><text:s text:c="2"/>688</text:p>
          </table:table-cell>
          <table:table-cell office:value-type="float" office:value="748.09993448973887" table:style-name="ce205">
            <text:p><text:s text:c="2"/>748</text:p>
          </table:table-cell>
          <table:table-cell office:value-type="float" office:value="763.62173683358264" table:style-name="ce205">
            <text:p><text:s text:c="2"/>764</text:p>
          </table:table-cell>
          <table:table-cell office:value-type="float" office:value="778.67168413437457" table:style-name="ce205">
            <text:p><text:s text:c="2"/>779</text:p>
          </table:table-cell>
          <table:table-cell office:value-type="float" office:value="770.25543319527742" table:style-name="ce205">
            <text:p><text:s text:c="2"/>770</text:p>
          </table:table-cell>
          <table:table-cell office:value-type="float" office:value="737.02963255103452" table:style-name="ce205">
            <text:p><text:s text:c="2"/>737</text:p>
          </table:table-cell>
          <table:table-cell office:value-type="float" office:value="767.8929174291693" table:style-name="ce205">
            <text:p><text:s text:c="2"/>768</text:p>
          </table:table-cell>
          <table:table-cell office:value-type="float" office:value="818.84812851943161" table:style-name="ce205">
            <text:p><text:s text:c="2"/>819</text:p>
          </table:table-cell>
          <table:table-cell office:value-type="float" office:value="878.83768184083635" table:style-name="ce205">
            <text:p><text:s text:c="2"/>879</text:p>
          </table:table-cell>
          <table:table-cell office:value-type="float" office:value="995.50015081609627" table:style-name="ce205">
            <text:p><text:s text:c="2"/>996</text:p>
          </table:table-cell>
          <table:table-cell office:value-type="float" office:value="1113.9081776365388" table:style-name="ce205">
            <text:p><text:s/>1 114</text:p>
          </table:table-cell>
          <table:table-cell office:value-type="float" office:value="1142.4788650183054" table:style-name="ce206">
            <text:p>1,142</text:p>
          </table:table-cell>
          <table:table-cell office:value-type="float" office:value="1190.5653347786911" table:style-name="ce206">
            <text:p>1,191</text:p>
          </table:table-cell>
          <table:table-cell office:value-type="float" office:value="1165.8520870000702" table:style-name="ce206">
            <text:p>1,166</text:p>
          </table:table-cell>
          <table:table-cell office:value-type="float" office:value="1148.6196769150456" table:style-name="ce206">
            <text:p>1,149</text:p>
          </table:table-cell>
          <table:table-cell office:value-type="float" office:value="1289.5538343364037" table:style-name="ce206">
            <text:p>1,290</text:p>
          </table:table-cell>
          <table:table-cell office:value-type="float" office:value="1363.0015346758923" table:style-name="ce206">
            <text:p>1,363</text:p>
          </table:table-cell>
          <table:table-cell office:value-type="float" office:value="1338.6991598546495" table:style-name="ce206">
            <text:p>1,339</text:p>
          </table:table-cell>
          <table:table-cell office:value-type="float" office:value="1373.6596690870267" table:style-name="ce206">
            <text:p>1,374</text:p>
          </table:table-cell>
          <table:table-cell office:value-type="float" office:value="1357.5219215628595" table:style-name="ce206">
            <text:p>1,358</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number-columns-repeated="2" table:style-name="ce78"/>
          <table:table-cell office:value-type="string" table:style-name="ce78">
            <text:p>of which:</text:p>
          </table:table-cell>
          <table:table-cell office:value-type="string" table:style-name="ce78">
            <text:p>Flowers and bulbs in the open (b)</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32.813024990010511" table:style-name="ce205">
            <text:p><text:s text:c="2"/>33</text:p>
          </table:table-cell>
          <table:table-cell office:value-type="float" office:value="36.290200289830729" table:style-name="ce205">
            <text:p><text:s text:c="2"/>36</text:p>
          </table:table-cell>
          <table:table-cell office:value-type="float" office:value="39.309615513592952" table:style-name="ce205">
            <text:p><text:s text:c="2"/>39</text:p>
          </table:table-cell>
          <table:table-cell office:value-type="float" office:value="39.816101606286956" table:style-name="ce205">
            <text:p><text:s text:c="2"/>40</text:p>
          </table:table-cell>
          <table:table-cell office:value-type="float" office:value="41.943735902453263" table:style-name="ce205">
            <text:p><text:s text:c="2"/>42</text:p>
          </table:table-cell>
          <table:table-cell office:value-type="float" office:value="46.193231387076715" table:style-name="ce205">
            <text:p><text:s text:c="2"/>46</text:p>
          </table:table-cell>
          <table:table-cell office:value-type="float" office:value="54.511749848170417" table:style-name="ce205">
            <text:p><text:s text:c="2"/>55</text:p>
          </table:table-cell>
          <table:table-cell office:value-type="float" office:value="56.8085039823982" table:style-name="ce205">
            <text:p><text:s text:c="2"/>57</text:p>
          </table:table-cell>
          <table:table-cell office:value-type="float" office:value="52.390393960909904" table:style-name="ce205">
            <text:p><text:s text:c="2"/>52</text:p>
          </table:table-cell>
          <table:table-cell office:value-type="float" office:value="53.532005405011461" table:style-name="ce205">
            <text:p><text:s text:c="2"/>54</text:p>
          </table:table-cell>
          <table:table-cell office:value-type="float" office:value="46.876403000000003" table:style-name="ce205">
            <text:p><text:s text:c="2"/>47</text:p>
          </table:table-cell>
          <table:table-cell office:value-type="float" office:value="38.126195000000003" table:style-name="ce205">
            <text:p><text:s text:c="2"/>38</text:p>
          </table:table-cell>
          <table:table-cell office:value-type="float" office:value="33.78597170606492" table:style-name="ce205">
            <text:p><text:s text:c="2"/>34</text:p>
          </table:table-cell>
          <table:table-cell office:value-type="float" office:value="31.604851660000001" table:style-name="ce205">
            <text:p><text:s text:c="2"/>32</text:p>
          </table:table-cell>
          <table:table-cell office:value-type="float" office:value="32.369148000000003" table:style-name="ce205">
            <text:p><text:s text:c="2"/>32</text:p>
          </table:table-cell>
          <table:table-cell office:value-type="float" office:value="31.979093281964499" table:style-name="ce205">
            <text:p><text:s text:c="2"/>32</text:p>
          </table:table-cell>
          <table:table-cell office:value-type="float" office:value="32.505252752875499" table:style-name="ce205">
            <text:p><text:s text:c="2"/>33</text:p>
          </table:table-cell>
          <table:table-cell office:value-type="float" office:value="33.202672503180501" table:style-name="ce205">
            <text:p><text:s text:c="2"/>33</text:p>
          </table:table-cell>
          <table:table-cell office:value-type="float" office:value="31.230469939797302" table:style-name="ce205">
            <text:p><text:s text:c="2"/>31</text:p>
          </table:table-cell>
          <table:table-cell office:value-type="float" office:value="32.231355585174455" table:style-name="ce205">
            <text:p><text:s text:c="2"/>32</text:p>
          </table:table-cell>
          <table:table-cell office:value-type="float" office:value="31.652649411462718" table:style-name="ce205">
            <text:p><text:s text:c="2"/>32</text:p>
          </table:table-cell>
          <table:table-cell office:value-type="float" office:value="34.055833580958783" table:style-name="ce205">
            <text:p><text:s text:c="2"/>34</text:p>
          </table:table-cell>
          <table:table-cell office:value-type="float" office:value="35.302518070123966" table:style-name="ce205">
            <text:p><text:s text:c="2"/>35</text:p>
          </table:table-cell>
          <table:table-cell office:value-type="float" office:value="32.996300522042588" table:style-name="ce205">
            <text:p><text:s text:c="2"/>33</text:p>
          </table:table-cell>
          <table:table-cell office:value-type="float" office:value="38.615968612383234" table:style-name="ce205">
            <text:p><text:s text:c="2"/>39</text:p>
          </table:table-cell>
          <table:table-cell office:value-type="float" office:value="37.955235446690274" table:style-name="ce206">
            <text:p>38</text:p>
          </table:table-cell>
          <table:table-cell office:value-type="float" office:value="45.499941608712483" table:style-name="ce206">
            <text:p>45</text:p>
          </table:table-cell>
          <table:table-cell office:value-type="float" office:value="41.574155228603502" table:style-name="ce206">
            <text:p>42</text:p>
          </table:table-cell>
          <table:table-cell office:value-type="float" office:value="44.801826695310709" table:style-name="ce206">
            <text:p>45</text:p>
          </table:table-cell>
          <table:table-cell office:value-type="string" table:style-name="ce206">
            <text:p>..</text:p>
          </table:table-cell>
          <table:table-cell office:value-type="string" table:style-name="ce206">
            <text:p>..</text:p>
          </table:table-cell>
          <table:table-cell office:value-type="string" table:style-name="ce206">
            <text:p>..</text:p>
          </table:table-cell>
          <table:table-cell office:value-type="string" table:style-name="ce206">
            <text:p>..</text:p>
          </table:table-cell>
          <table:table-cell office:value-type="string" table:style-name="ce206">
            <text:p>..</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number-columns-repeated="3" table:style-name="ce78"/>
          <table:table-cell office:value-type="string" table:style-name="ce78">
            <text:p>Hardy plants and flowers nursery stock</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165.73392410718176" table:style-name="ce205">
            <text:p><text:s text:c="2"/>166</text:p>
          </table:table-cell>
          <table:table-cell office:value-type="float" office:value="207.81111089775391" table:style-name="ce205">
            <text:p><text:s text:c="2"/>208</text:p>
          </table:table-cell>
          <table:table-cell office:value-type="float" office:value="241.88937133707333" table:style-name="ce205">
            <text:p><text:s text:c="2"/>242</text:p>
          </table:table-cell>
          <table:table-cell office:value-type="float" office:value="259.48832311044879" table:style-name="ce205">
            <text:p><text:s text:c="2"/>259</text:p>
          </table:table-cell>
          <table:table-cell office:value-type="float" office:value="257.47878043312721" table:style-name="ce205">
            <text:p><text:s text:c="2"/>257</text:p>
          </table:table-cell>
          <table:table-cell office:value-type="float" office:value="271.53726222342135" table:style-name="ce205">
            <text:p><text:s text:c="2"/>272</text:p>
          </table:table-cell>
          <table:table-cell office:value-type="float" office:value="274.42037021749195" table:style-name="ce205">
            <text:p><text:s text:c="2"/>274</text:p>
          </table:table-cell>
          <table:table-cell office:value-type="float" office:value="305.86270685747991" table:style-name="ce205">
            <text:p><text:s text:c="2"/>306</text:p>
          </table:table-cell>
          <table:table-cell office:value-type="float" office:value="323.75404414428459" table:style-name="ce205">
            <text:p><text:s text:c="2"/>324</text:p>
          </table:table-cell>
          <table:table-cell office:value-type="float" office:value="352.31838639072231" table:style-name="ce205">
            <text:p><text:s text:c="2"/>352</text:p>
          </table:table-cell>
          <table:table-cell office:value-type="float" office:value="353.24252437146419" table:style-name="ce205">
            <text:p><text:s text:c="2"/>353</text:p>
          </table:table-cell>
          <table:table-cell office:value-type="float" office:value="351.72467525705883" table:style-name="ce205">
            <text:p><text:s text:c="2"/>352</text:p>
          </table:table-cell>
          <table:table-cell office:value-type="float" office:value="400.4503583357664" table:style-name="ce205">
            <text:p><text:s text:c="2"/>400</text:p>
          </table:table-cell>
          <table:table-cell office:value-type="float" office:value="374.60165452826453" table:style-name="ce205">
            <text:p><text:s text:c="2"/>375</text:p>
          </table:table-cell>
          <table:table-cell office:value-type="float" office:value="392.50579553589404" table:style-name="ce205">
            <text:p><text:s text:c="2"/>393</text:p>
          </table:table-cell>
          <table:table-cell office:value-type="float" office:value="440.96909550777434" table:style-name="ce205">
            <text:p><text:s text:c="2"/>441</text:p>
          </table:table-cell>
          <table:table-cell office:value-type="float" office:value="456.42514808070729" table:style-name="ce205">
            <text:p><text:s text:c="2"/>456</text:p>
          </table:table-cell>
          <table:table-cell office:value-type="float" office:value="474.48485663119374" table:style-name="ce205">
            <text:p><text:s text:c="2"/>474</text:p>
          </table:table-cell>
          <table:table-cell office:value-type="float" office:value="473.19230369116235" table:style-name="ce205">
            <text:p><text:s text:c="2"/>473</text:p>
          </table:table-cell>
          <table:table-cell office:value-type="float" office:value="459.45848369404558" table:style-name="ce205">
            <text:p><text:s text:c="2"/>459</text:p>
          </table:table-cell>
          <table:table-cell office:value-type="float" office:value="486.78432932018825" table:style-name="ce205">
            <text:p><text:s text:c="2"/>487</text:p>
          </table:table-cell>
          <table:table-cell office:value-type="float" office:value="538.68416081943155" table:style-name="ce205">
            <text:p><text:s text:c="2"/>539</text:p>
          </table:table-cell>
          <table:table-cell office:value-type="float" office:value="563.05329558258802" table:style-name="ce205">
            <text:p><text:s text:c="2"/>563</text:p>
          </table:table-cell>
          <table:table-cell office:value-type="float" office:value="648.44418051811283" table:style-name="ce205">
            <text:p><text:s text:c="2"/>648</text:p>
          </table:table-cell>
          <table:table-cell office:value-type="float" office:value="756.27252922312971" table:style-name="ce205">
            <text:p><text:s text:c="2"/>756</text:p>
          </table:table-cell>
          <table:table-cell office:value-type="float" office:value="791.15159547383473" table:style-name="ce206">
            <text:p>791</text:p>
          </table:table-cell>
          <table:table-cell office:value-type="float" office:value="809.30597562634034" table:style-name="ce206">
            <text:p>809</text:p>
          </table:table-cell>
          <table:table-cell office:value-type="float" office:value="795.97666847841867" table:style-name="ce206">
            <text:p>796</text:p>
          </table:table-cell>
          <table:table-cell office:value-type="float" office:value="782.78833839668471" table:style-name="ce206">
            <text:p>783</text:p>
          </table:table-cell>
          <table:table-cell office:value-type="string" table:style-name="ce206">
            <text:p>..</text:p>
          </table:table-cell>
          <table:table-cell office:value-type="string" table:style-name="ce206">
            <text:p>..</text:p>
          </table:table-cell>
          <table:table-cell office:value-type="string" table:style-name="ce206">
            <text:p>..</text:p>
          </table:table-cell>
          <table:table-cell office:value-type="string" table:style-name="ce206">
            <text:p>..</text:p>
          </table:table-cell>
          <table:table-cell office:value-type="string" table:style-name="ce206">
            <text:p>..</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number-columns-repeated="3" table:style-name="ce78"/>
          <table:table-cell office:value-type="string" table:style-name="ce78">
            <text:p>Protected crops</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145.66653756570363" table:style-name="ce205">
            <text:p><text:s text:c="2"/>146</text:p>
          </table:table-cell>
          <table:table-cell office:value-type="float" office:value="179.73073163988397" table:style-name="ce205">
            <text:p><text:s text:c="2"/>180</text:p>
          </table:table-cell>
          <table:table-cell office:value-type="float" office:value="187.03498678667711" table:style-name="ce205">
            <text:p><text:s text:c="2"/>187</text:p>
          </table:table-cell>
          <table:table-cell office:value-type="float" office:value="209.21460654454592" table:style-name="ce205">
            <text:p><text:s text:c="2"/>209</text:p>
          </table:table-cell>
          <table:table-cell office:value-type="float" office:value="223.43601534319478" table:style-name="ce205">
            <text:p><text:s text:c="2"/>223</text:p>
          </table:table-cell>
          <table:table-cell office:value-type="float" office:value="211.3301941064492" table:style-name="ce205">
            <text:p><text:s text:c="2"/>211</text:p>
          </table:table-cell>
          <table:table-cell office:value-type="float" office:value="238.4840954674811" table:style-name="ce205">
            <text:p><text:s text:c="2"/>238</text:p>
          </table:table-cell>
          <table:table-cell office:value-type="float" office:value="246.26755364889914" table:style-name="ce205">
            <text:p><text:s text:c="2"/>246</text:p>
          </table:table-cell>
          <table:table-cell office:value-type="float" office:value="254.26808170733244" table:style-name="ce205">
            <text:p><text:s text:c="2"/>254</text:p>
          </table:table-cell>
          <table:table-cell office:value-type="float" office:value="271.87282877670941" table:style-name="ce205">
            <text:p><text:s text:c="2"/>272</text:p>
          </table:table-cell>
          <table:table-cell office:value-type="float" office:value="270.74693194908173" table:style-name="ce205">
            <text:p><text:s text:c="2"/>271</text:p>
          </table:table-cell>
          <table:table-cell office:value-type="float" office:value="259.68365327951801" table:style-name="ce205">
            <text:p><text:s text:c="2"/>260</text:p>
          </table:table-cell>
          <table:table-cell office:value-type="float" office:value="282.92309256878127" table:style-name="ce205">
            <text:p><text:s text:c="2"/>283</text:p>
          </table:table-cell>
          <table:table-cell office:value-type="float" office:value="272.60800232998099" table:style-name="ce205">
            <text:p><text:s text:c="2"/>273</text:p>
          </table:table-cell>
          <table:table-cell office:value-type="float" office:value="262.83412437972976" table:style-name="ce205">
            <text:p><text:s text:c="2"/>263</text:p>
          </table:table-cell>
          <table:table-cell office:value-type="float" office:value="275.15174569999999" table:style-name="ce205">
            <text:p><text:s text:c="2"/>275</text:p>
          </table:table-cell>
          <table:table-cell office:value-type="float" office:value="274.69133599999998" table:style-name="ce205">
            <text:p><text:s text:c="2"/>275</text:p>
          </table:table-cell>
          <table:table-cell office:value-type="float" office:value="270.98415499999999" table:style-name="ce205">
            <text:p><text:s text:c="2"/>271</text:p>
          </table:table-cell>
          <table:table-cell office:value-type="float" office:value="265.83265956431774" table:style-name="ce205">
            <text:p><text:s text:c="2"/>266</text:p>
          </table:table-cell>
          <table:table-cell office:value-type="float" office:value="245.33979327181453" table:style-name="ce205">
            <text:p><text:s text:c="2"/>245</text:p>
          </table:table-cell>
          <table:table-cell office:value-type="float" office:value="249.45593869751826" table:style-name="ce205">
            <text:p><text:s text:c="2"/>249</text:p>
          </table:table-cell>
          <table:table-cell office:value-type="float" office:value="246.10813411904124" table:style-name="ce205">
            <text:p><text:s text:c="2"/>246</text:p>
          </table:table-cell>
          <table:table-cell office:value-type="float" office:value="280.48186818812445" table:style-name="ce205">
            <text:p><text:s text:c="2"/>280</text:p>
          </table:table-cell>
          <table:table-cell office:value-type="float" office:value="314.05966977594096" table:style-name="ce205">
            <text:p><text:s text:c="2"/>314</text:p>
          </table:table-cell>
          <table:table-cell office:value-type="float" office:value="319.01967980102575" table:style-name="ce205">
            <text:p><text:s text:c="2"/>319</text:p>
          </table:table-cell>
          <table:table-cell office:value-type="float" office:value="313.3720340977805" table:style-name="ce206">
            <text:p>313</text:p>
          </table:table-cell>
          <table:table-cell office:value-type="float" office:value="335.75941754363822" table:style-name="ce206">
            <text:p>336</text:p>
          </table:table-cell>
          <table:table-cell office:value-type="float" office:value="328.30126329304812" table:style-name="ce206">
            <text:p>328</text:p>
          </table:table-cell>
          <table:table-cell office:value-type="float" office:value="321.02951182305014" table:style-name="ce206">
            <text:p>321</text:p>
          </table:table-cell>
          <table:table-cell office:value-type="string" table:style-name="ce206">
            <text:p>..</text:p>
          </table:table-cell>
          <table:table-cell office:value-type="string" table:style-name="ce206">
            <text:p>..</text:p>
          </table:table-cell>
          <table:table-cell office:value-type="string" table:style-name="ce206">
            <text:p>..</text:p>
          </table:table-cell>
          <table:table-cell office:value-type="string" table:style-name="ce206">
            <text:p>..</text:p>
          </table:table-cell>
          <table:table-cell office:value-type="string" table:style-name="ce206">
            <text:p>..</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number-columns-repeated="3" table:style-name="ce78"/>
          <table:table-cell office:value-type="string" table:style-name="ce78">
            <text:p>Flowers and bulbs (b)</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text:p>
          </table:table-cell>
          <table:table-cell office:value-type="float" office:value="93.343741653299091" table:style-name="ce206">
            <text:p>93</text:p>
          </table:table-cell>
          <table:table-cell office:value-type="float" office:value="129.80329908121277" table:style-name="ce206">
            <text:p>130</text:p>
          </table:table-cell>
          <table:table-cell office:value-type="float" office:value="121.54033108052188" table:style-name="ce206">
            <text:p>122</text:p>
          </table:table-cell>
          <table:table-cell office:value-type="float" office:value="119.48128044570009" table:style-name="ce206">
            <text:p>119</text:p>
          </table:table-cell>
          <table:table-cell office:value-type="float" office:value="124.12657944570009" table:style-name="ce206">
            <text:p>124</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number-columns-repeated="3" table:style-name="ce78"/>
          <table:table-cell office:value-type="string" table:style-name="ce78">
            <text:p>Pot plants</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text:p>
          </table:table-cell>
          <table:table-cell office:value-type="float" office:value="304.50486026129266" table:style-name="ce206">
            <text:p>305</text:p>
          </table:table-cell>
          <table:table-cell office:value-type="float" office:value="299.47578772337459" table:style-name="ce206">
            <text:p>299</text:p>
          </table:table-cell>
          <table:table-cell office:value-type="float" office:value="306.892863761846" table:style-name="ce206">
            <text:p>307</text:p>
          </table:table-cell>
          <table:table-cell office:value-type="float" office:value="316.84952123569957" table:style-name="ce206">
            <text:p>317</text:p>
          </table:table-cell>
          <table:table-cell office:value-type="float" office:value="283.24975535729965" table:style-name="ce206">
            <text:p>283</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number-columns-repeated="3" table:style-name="ce78"/>
          <table:table-cell office:value-type="string" table:style-name="ce78">
            <text:p>Hardy ornamental nursery stock</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text:p>
          </table:table-cell>
          <table:table-cell office:value-type="float" office:value="891.70523242181207" table:style-name="ce206">
            <text:p>892</text:p>
          </table:table-cell>
          <table:table-cell office:value-type="float" office:value="933.72244787130512" table:style-name="ce206">
            <text:p>934</text:p>
          </table:table-cell>
          <table:table-cell office:value-type="float" office:value="910.26596501228153" table:style-name="ce206">
            <text:p>910</text:p>
          </table:table-cell>
          <table:table-cell office:value-type="float" office:value="937.32886740562708" table:style-name="ce206">
            <text:p>937</text:p>
          </table:table-cell>
          <table:table-cell office:value-type="float" office:value="950.14558675985961" table:style-name="ce206">
            <text:p>950</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office:value-type="string" table:style-name="ce201">
            <text:p>Trade (£ million)</text:p>
          </table:table-cell>
          <table:table-cell table:number-columns-repeated="3" table:style-name="ce178"/>
          <table:table-cell table:number-columns-repeated="39" table:style-name="ce207"/>
          <table:table-cell table:number-columns-repeated="9" table:style-name="ce208"/>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style-name="ce172"/>
          <table:table-cell office:value-type="string" table:style-name="ce172">
            <text:p>Imports (exc. Channel Islands)</text:p>
          </table:table-cell>
          <table:table-cell table:number-columns-repeated="2"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337.73687099999989" table:style-name="ce205">
            <text:p><text:s text:c="2"/>338</text:p>
          </table:table-cell>
          <table:table-cell office:value-type="float" office:value="367.82038600000004" table:style-name="ce205">
            <text:p><text:s text:c="2"/>368</text:p>
          </table:table-cell>
          <table:table-cell office:value-type="float" office:value="428.91620799999993" table:style-name="ce205">
            <text:p><text:s text:c="2"/>429</text:p>
          </table:table-cell>
          <table:table-cell office:value-type="float" office:value="461.48901499999999" table:style-name="ce205">
            <text:p><text:s text:c="2"/>461</text:p>
          </table:table-cell>
          <table:table-cell office:value-type="float" office:value="433.3136649999999" table:style-name="ce205">
            <text:p><text:s text:c="2"/>433</text:p>
          </table:table-cell>
          <table:table-cell office:value-type="float" office:value="487.41603300000003" table:style-name="ce205">
            <text:p><text:s text:c="2"/>487</text:p>
          </table:table-cell>
          <table:table-cell office:value-type="float" office:value="530.71373000000006" table:style-name="ce205">
            <text:p><text:s text:c="2"/>531</text:p>
          </table:table-cell>
          <table:table-cell office:value-type="float" office:value="544.05540600000018" table:style-name="ce205">
            <text:p><text:s text:c="2"/>544</text:p>
          </table:table-cell>
          <table:table-cell office:value-type="float" office:value="569.21053000000006" table:style-name="ce205">
            <text:p><text:s text:c="2"/>569</text:p>
          </table:table-cell>
          <table:table-cell office:value-type="float" office:value="676.94485699999996" table:style-name="ce205">
            <text:p><text:s text:c="2"/>677</text:p>
          </table:table-cell>
          <table:table-cell office:value-type="float" office:value="848.7535290000003" table:style-name="ce205">
            <text:p><text:s text:c="2"/>849</text:p>
          </table:table-cell>
          <table:table-cell office:value-type="float" office:value="862.4121130000002" table:style-name="ce205">
            <text:p><text:s text:c="2"/>862</text:p>
          </table:table-cell>
          <table:table-cell office:value-type="float" office:value="846.06771400000048" table:style-name="ce205">
            <text:p><text:s text:c="2"/>846</text:p>
          </table:table-cell>
          <table:table-cell office:value-type="float" office:value="873.55155900000011" table:style-name="ce205">
            <text:p><text:s text:c="2"/>874</text:p>
          </table:table-cell>
          <table:table-cell office:value-type="float" office:value="910.74584100000004" table:style-name="ce205">
            <text:p><text:s text:c="2"/>911</text:p>
          </table:table-cell>
          <table:table-cell office:value-type="float" office:value="927.72664599999985" table:style-name="ce205">
            <text:p><text:s text:c="2"/>928</text:p>
          </table:table-cell>
          <table:table-cell office:value-type="float" office:value="945.24031799999989" table:style-name="ce205">
            <text:p><text:s text:c="2"/>945</text:p>
          </table:table-cell>
          <table:table-cell office:value-type="float" office:value="920.5972999999999" table:style-name="ce205">
            <text:p><text:s text:c="2"/>921</text:p>
          </table:table-cell>
          <table:table-cell office:value-type="float" office:value="976.5948090000004" table:style-name="ce205">
            <text:p><text:s text:c="2"/>977</text:p>
          </table:table-cell>
          <table:table-cell office:value-type="float" office:value="1038.8083490000004" table:style-name="ce205">
            <text:p><text:s/>1 039</text:p>
          </table:table-cell>
          <table:table-cell office:value-type="float" office:value="1052.854043" table:style-name="ce206">
            <text:p>1,053</text:p>
          </table:table-cell>
          <table:table-cell office:value-type="float" office:value="1078.5291099999995" table:style-name="ce206">
            <text:p>1,079</text:p>
          </table:table-cell>
          <table:table-cell office:value-type="float" office:value="1110.6375780000001" table:style-name="ce206">
            <text:p>1,111</text:p>
          </table:table-cell>
          <table:table-cell office:value-type="float" office:value="1067.1249660000001" table:style-name="ce206">
            <text:p>1,067</text:p>
          </table:table-cell>
          <table:table-cell office:value-type="float" office:value="1177.8827080000001" table:style-name="ce206">
            <text:p>1,178</text:p>
          </table:table-cell>
          <table:table-cell office:value-type="float" office:value="1198.5248940000001" table:style-name="ce206">
            <text:p>1,199</text:p>
          </table:table-cell>
          <table:table-cell office:value-type="float" office:value="1193.5483299999999" table:style-name="ce206">
            <text:p>1,194</text:p>
          </table:table-cell>
          <table:table-cell office:value-type="float" office:value="1227.66479" table:style-name="ce206">
            <text:p>1,228</text:p>
          </table:table-cell>
          <table:table-cell office:value-type="float" office:value="1177.4561490000001" table:style-name="ce206">
            <text:p>1,177</text:p>
          </table:table-cell>
          <table:table-cell table:style-name="ce180"/>
          <table:table-cell table:style-name="ce32"/>
          <table:table-cell table:number-columns-repeated="2" table:style-name="ce78"/>
          <table:table-cell table:number-columns-repeated="2" table:style-name="ce181"/>
          <table:table-cell table:style-name="ce78"/>
          <table:table-cell table:number-columns-repeated="16325" table:style-name="ce1"/>
        </table:table-row>
        <table:table-row table:style-name="ro3">
          <table:table-cell table:style-name="ce172"/>
          <table:table-cell table:style-name="ce78"/>
          <table:table-cell office:value-type="string" table:style-name="ce78">
            <text:p>Bulbs</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31.152407999999994" table:style-name="ce205">
            <text:p><text:s text:c="2"/>31</text:p>
          </table:table-cell>
          <table:table-cell office:value-type="float" office:value="32.959060000000001" table:style-name="ce205">
            <text:p><text:s text:c="2"/>33</text:p>
          </table:table-cell>
          <table:table-cell office:value-type="float" office:value="35.031642999999995" table:style-name="ce205">
            <text:p><text:s text:c="2"/>35</text:p>
          </table:table-cell>
          <table:table-cell office:value-type="float" office:value="39.692999999999998" table:style-name="ce205">
            <text:p><text:s text:c="2"/>40</text:p>
          </table:table-cell>
          <table:table-cell office:value-type="float" office:value="34.343224999999983" table:style-name="ce205">
            <text:p><text:s text:c="2"/>34</text:p>
          </table:table-cell>
          <table:table-cell office:value-type="float" office:value="35.823788" table:style-name="ce205">
            <text:p><text:s text:c="2"/>36</text:p>
          </table:table-cell>
          <table:table-cell office:value-type="float" office:value="39.357024999999986" table:style-name="ce205">
            <text:p><text:s text:c="2"/>39</text:p>
          </table:table-cell>
          <table:table-cell office:value-type="float" office:value="33.65641100000002" table:style-name="ce205">
            <text:p><text:s text:c="2"/>34</text:p>
          </table:table-cell>
          <table:table-cell office:value-type="float" office:value="30.600111000000002" table:style-name="ce205">
            <text:p><text:s text:c="2"/>31</text:p>
          </table:table-cell>
          <table:table-cell office:value-type="float" office:value="39.842103000000016" table:style-name="ce205">
            <text:p><text:s text:c="2"/>40</text:p>
          </table:table-cell>
          <table:table-cell office:value-type="float" office:value="43.065925000000021" table:style-name="ce205">
            <text:p><text:s text:c="2"/>43</text:p>
          </table:table-cell>
          <table:table-cell office:value-type="float" office:value="43.431257000000031" table:style-name="ce205">
            <text:p><text:s text:c="2"/>43</text:p>
          </table:table-cell>
          <table:table-cell office:value-type="float" office:value="47.688511999999967" table:style-name="ce205">
            <text:p><text:s text:c="2"/>48</text:p>
          </table:table-cell>
          <table:table-cell office:value-type="float" office:value="52.760192000000011" table:style-name="ce205">
            <text:p><text:s text:c="2"/>53</text:p>
          </table:table-cell>
          <table:table-cell office:value-type="float" office:value="52.356703999999993" table:style-name="ce205">
            <text:p><text:s text:c="2"/>52</text:p>
          </table:table-cell>
          <table:table-cell office:value-type="float" office:value="52.791830999999945" table:style-name="ce205">
            <text:p><text:s text:c="2"/>53</text:p>
          </table:table-cell>
          <table:table-cell office:value-type="float" office:value="57.694294999999997" table:style-name="ce205">
            <text:p><text:s text:c="2"/>58</text:p>
          </table:table-cell>
          <table:table-cell office:value-type="float" office:value="57.791979999999967" table:style-name="ce205">
            <text:p><text:s text:c="2"/>58</text:p>
          </table:table-cell>
          <table:table-cell office:value-type="float" office:value="62.500272999999993" table:style-name="ce205">
            <text:p><text:s text:c="2"/>63</text:p>
          </table:table-cell>
          <table:table-cell office:value-type="float" office:value="94.676010000000019" table:style-name="ce205">
            <text:p><text:s text:c="2"/>95</text:p>
          </table:table-cell>
          <table:table-cell office:value-type="float" office:value="90.43887200000006" table:style-name="ce206">
            <text:p>90</text:p>
          </table:table-cell>
          <table:table-cell office:value-type="float" office:value="85.173364999999961" table:style-name="ce206">
            <text:p>85</text:p>
          </table:table-cell>
          <table:table-cell office:value-type="float" office:value="81.550061999999997" table:style-name="ce206">
            <text:p>82</text:p>
          </table:table-cell>
          <table:table-cell office:value-type="float" office:value="70.805187999999987" table:style-name="ce206">
            <text:p>71</text:p>
          </table:table-cell>
          <table:table-cell office:value-type="float" office:value="75.175875999999988" table:style-name="ce206">
            <text:p>75</text:p>
          </table:table-cell>
          <table:table-cell office:value-type="float" office:value="76.994261000000009" table:style-name="ce206">
            <text:p>77</text:p>
          </table:table-cell>
          <table:table-cell office:value-type="float" office:value="70.826857000000018" table:style-name="ce206">
            <text:p>71</text:p>
          </table:table-cell>
          <table:table-cell office:value-type="float" office:value="74.805899000000025" table:style-name="ce206">
            <text:p>75</text:p>
          </table:table-cell>
          <table:table-cell office:value-type="float" office:value="79.72710499999998" table:style-name="ce206">
            <text:p>80</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style-name="ce172"/>
          <table:table-cell table:style-name="ce78"/>
          <table:table-cell office:value-type="string" table:style-name="ce78">
            <text:p>Cut flowers</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172.99270399999997" table:style-name="ce205">
            <text:p><text:s text:c="2"/>173</text:p>
          </table:table-cell>
          <table:table-cell office:value-type="float" office:value="207.45511100000004" table:style-name="ce205">
            <text:p><text:s text:c="2"/>207</text:p>
          </table:table-cell>
          <table:table-cell office:value-type="float" office:value="237.04209299999999" table:style-name="ce205">
            <text:p><text:s text:c="2"/>237</text:p>
          </table:table-cell>
          <table:table-cell office:value-type="float" office:value="256.41870499999999" table:style-name="ce205">
            <text:p><text:s text:c="2"/>256</text:p>
          </table:table-cell>
          <table:table-cell office:value-type="float" office:value="253.576007" table:style-name="ce205">
            <text:p><text:s text:c="2"/>254</text:p>
          </table:table-cell>
          <table:table-cell office:value-type="float" office:value="296.05618899999996" table:style-name="ce205">
            <text:p><text:s text:c="2"/>296</text:p>
          </table:table-cell>
          <table:table-cell office:value-type="float" office:value="322.76436000000001" table:style-name="ce205">
            <text:p><text:s text:c="2"/>323</text:p>
          </table:table-cell>
          <table:table-cell office:value-type="float" office:value="330.39965500000005" table:style-name="ce205">
            <text:p><text:s text:c="2"/>330</text:p>
          </table:table-cell>
          <table:table-cell office:value-type="float" office:value="355.200895" table:style-name="ce205">
            <text:p><text:s text:c="2"/>355</text:p>
          </table:table-cell>
          <table:table-cell office:value-type="float" office:value="413.29725199999996" table:style-name="ce205">
            <text:p><text:s text:c="2"/>413</text:p>
          </table:table-cell>
          <table:table-cell office:value-type="float" office:value="548.88898400000028" table:style-name="ce205">
            <text:p><text:s text:c="2"/>549</text:p>
          </table:table-cell>
          <table:table-cell office:value-type="float" office:value="552.190203" table:style-name="ce205">
            <text:p><text:s text:c="2"/>552</text:p>
          </table:table-cell>
          <table:table-cell office:value-type="float" office:value="528.21592300000032" table:style-name="ce205">
            <text:p><text:s text:c="2"/>528</text:p>
          </table:table-cell>
          <table:table-cell office:value-type="float" office:value="522.46707700000024" table:style-name="ce205">
            <text:p><text:s text:c="2"/>522</text:p>
          </table:table-cell>
          <table:table-cell office:value-type="float" office:value="552.44381699999997" table:style-name="ce205">
            <text:p><text:s text:c="2"/>552</text:p>
          </table:table-cell>
          <table:table-cell office:value-type="float" office:value="559.47642099999985" table:style-name="ce205">
            <text:p><text:s text:c="2"/>559</text:p>
          </table:table-cell>
          <table:table-cell office:value-type="float" office:value="573.16818000000001" table:style-name="ce205">
            <text:p><text:s text:c="2"/>573</text:p>
          </table:table-cell>
          <table:table-cell office:value-type="float" office:value="564.13201600000014" table:style-name="ce205">
            <text:p><text:s text:c="2"/>564</text:p>
          </table:table-cell>
          <table:table-cell office:value-type="float" office:value="604.7874840000004" table:style-name="ce205">
            <text:p><text:s text:c="2"/>605</text:p>
          </table:table-cell>
          <table:table-cell office:value-type="float" office:value="627.5332910000003" table:style-name="ce205">
            <text:p><text:s text:c="2"/>628</text:p>
          </table:table-cell>
          <table:table-cell office:value-type="float" office:value="652.88781399999993" table:style-name="ce206">
            <text:p>653</text:p>
          </table:table-cell>
          <table:table-cell office:value-type="float" office:value="663.00006699999972" table:style-name="ce206">
            <text:p>663</text:p>
          </table:table-cell>
          <table:table-cell office:value-type="float" office:value="691.76081700000009" table:style-name="ce206">
            <text:p>692</text:p>
          </table:table-cell>
          <table:table-cell office:value-type="float" office:value="664.89841300000012" table:style-name="ce206">
            <text:p>665</text:p>
          </table:table-cell>
          <table:table-cell office:value-type="float" office:value="747.79662600000017" table:style-name="ce206">
            <text:p>748</text:p>
          </table:table-cell>
          <table:table-cell office:value-type="float" office:value="745.33332100000007" table:style-name="ce206">
            <text:p>745</text:p>
          </table:table-cell>
          <table:table-cell office:value-type="float" office:value="695.75069300000007" table:style-name="ce206">
            <text:p>696</text:p>
          </table:table-cell>
          <table:table-cell office:value-type="float" office:value="692.53776199999993" table:style-name="ce206">
            <text:p>693</text:p>
          </table:table-cell>
          <table:table-cell office:value-type="float" office:value="616.70532600000001" table:style-name="ce206">
            <text:p>617</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style-name="ce172"/>
          <table:table-cell table:style-name="ce78"/>
          <table:table-cell office:value-type="string" table:style-name="ce78">
            <text:p>Foliage</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14.585923000000001" table:style-name="ce205">
            <text:p><text:s text:c="2"/>15</text:p>
          </table:table-cell>
          <table:table-cell office:value-type="float" office:value="13.093" table:style-name="ce205">
            <text:p><text:s text:c="2"/>13</text:p>
          </table:table-cell>
          <table:table-cell office:value-type="float" office:value="13.685475999999998" table:style-name="ce205">
            <text:p><text:s text:c="2"/>14</text:p>
          </table:table-cell>
          <table:table-cell office:value-type="float" office:value="16.053142999999999" table:style-name="ce205">
            <text:p><text:s text:c="2"/>16</text:p>
          </table:table-cell>
          <table:table-cell office:value-type="float" office:value="16.743606999999997" table:style-name="ce205">
            <text:p><text:s text:c="2"/>17</text:p>
          </table:table-cell>
          <table:table-cell office:value-type="float" office:value="17.978657999999999" table:style-name="ce205">
            <text:p><text:s text:c="2"/>18</text:p>
          </table:table-cell>
          <table:table-cell office:value-type="float" office:value="17.531262000000019" table:style-name="ce205">
            <text:p><text:s text:c="2"/>18</text:p>
          </table:table-cell>
          <table:table-cell office:value-type="float" office:value="16.390215999999981" table:style-name="ce205">
            <text:p><text:s text:c="2"/>16</text:p>
          </table:table-cell>
          <table:table-cell office:value-type="float" office:value="19.581617000000023" table:style-name="ce205">
            <text:p><text:s text:c="2"/>20</text:p>
          </table:table-cell>
          <table:table-cell office:value-type="float" office:value="20.674704000000002" table:style-name="ce205">
            <text:p><text:s text:c="2"/>21</text:p>
          </table:table-cell>
          <table:table-cell office:value-type="float" office:value="26.954213999999951" table:style-name="ce205">
            <text:p><text:s text:c="2"/>27</text:p>
          </table:table-cell>
          <table:table-cell office:value-type="float" office:value="26.983390000000004" table:style-name="ce205">
            <text:p><text:s text:c="2"/>27</text:p>
          </table:table-cell>
          <table:table-cell office:value-type="float" office:value="25.908684999999945" table:style-name="ce205">
            <text:p><text:s text:c="2"/>26</text:p>
          </table:table-cell>
          <table:table-cell office:value-type="float" office:value="28.84839999999998" table:style-name="ce205">
            <text:p><text:s text:c="2"/>29</text:p>
          </table:table-cell>
          <table:table-cell office:value-type="float" office:value="29.52498600000002" table:style-name="ce205">
            <text:p><text:s text:c="2"/>30</text:p>
          </table:table-cell>
          <table:table-cell office:value-type="float" office:value="34.843299000000002" table:style-name="ce205">
            <text:p><text:s text:c="2"/>35</text:p>
          </table:table-cell>
          <table:table-cell office:value-type="float" office:value="34.551377000000016" table:style-name="ce205">
            <text:p><text:s text:c="2"/>35</text:p>
          </table:table-cell>
          <table:table-cell office:value-type="float" office:value="35.227640999999991" table:style-name="ce205">
            <text:p><text:s text:c="2"/>35</text:p>
          </table:table-cell>
          <table:table-cell office:value-type="float" office:value="41.299774999999997" table:style-name="ce205">
            <text:p><text:s text:c="2"/>41</text:p>
          </table:table-cell>
          <table:table-cell office:value-type="float" office:value="35.190704000000011" table:style-name="ce205">
            <text:p><text:s text:c="2"/>35</text:p>
          </table:table-cell>
          <table:table-cell office:value-type="float" office:value="38.170781000000034" table:style-name="ce206">
            <text:p>38</text:p>
          </table:table-cell>
          <table:table-cell office:value-type="float" office:value="36.086118999999954" table:style-name="ce206">
            <text:p>36</text:p>
          </table:table-cell>
          <table:table-cell office:value-type="float" office:value="37.023964000000007" table:style-name="ce206">
            <text:p>37</text:p>
          </table:table-cell>
          <table:table-cell office:value-type="float" office:value="41.801872999999958" table:style-name="ce206">
            <text:p>42</text:p>
          </table:table-cell>
          <table:table-cell office:value-type="float" office:value="38.393606999999996" table:style-name="ce206">
            <text:p>38</text:p>
          </table:table-cell>
          <table:table-cell office:value-type="float" office:value="39.241626000000011" table:style-name="ce206">
            <text:p>39</text:p>
          </table:table-cell>
          <table:table-cell office:value-type="float" office:value="53.688633999999972" table:style-name="ce206">
            <text:p>54</text:p>
          </table:table-cell>
          <table:table-cell office:value-type="float" office:value="51.532255000000021" table:style-name="ce206">
            <text:p>52</text:p>
          </table:table-cell>
          <table:table-cell office:value-type="float" office:value="48.066006999999964" table:style-name="ce206">
            <text:p>48</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style-name="ce172"/>
          <table:table-cell table:style-name="ce78"/>
          <table:table-cell office:value-type="string" table:style-name="ce78">
            <text:p>Indoor plants</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59.504735999999994" table:style-name="ce205">
            <text:p><text:s text:c="2"/>60</text:p>
          </table:table-cell>
          <table:table-cell office:value-type="float" office:value="65.095293999999996" table:style-name="ce205">
            <text:p><text:s text:c="2"/>65</text:p>
          </table:table-cell>
          <table:table-cell office:value-type="float" office:value="83.603387000000012" table:style-name="ce205">
            <text:p><text:s text:c="2"/>84</text:p>
          </table:table-cell>
          <table:table-cell office:value-type="float" office:value="80.57266300000002" table:style-name="ce205">
            <text:p><text:s text:c="2"/>81</text:p>
          </table:table-cell>
          <table:table-cell office:value-type="float" office:value="69.296320999999949" table:style-name="ce205">
            <text:p><text:s text:c="2"/>69</text:p>
          </table:table-cell>
          <table:table-cell office:value-type="float" office:value="76.333748000000142" table:style-name="ce205">
            <text:p><text:s text:c="2"/>76</text:p>
          </table:table-cell>
          <table:table-cell office:value-type="float" office:value="84.354279000000005" table:style-name="ce205">
            <text:p><text:s text:c="2"/>84</text:p>
          </table:table-cell>
          <table:table-cell office:value-type="float" office:value="85.69235300000004" table:style-name="ce205">
            <text:p><text:s text:c="2"/>86</text:p>
          </table:table-cell>
          <table:table-cell office:value-type="float" office:value="86.888697999999962" table:style-name="ce205">
            <text:p><text:s text:c="2"/>87</text:p>
          </table:table-cell>
          <table:table-cell office:value-type="float" office:value="112.03309299999998" table:style-name="ce205">
            <text:p><text:s text:c="2"/>112</text:p>
          </table:table-cell>
          <table:table-cell office:value-type="float" office:value="112.18127300000008" table:style-name="ce205">
            <text:p><text:s text:c="2"/>112</text:p>
          </table:table-cell>
          <table:table-cell office:value-type="float" office:value="99.787153000000075" table:style-name="ce205">
            <text:p><text:s text:c="2"/>100</text:p>
          </table:table-cell>
          <table:table-cell office:value-type="float" office:value="102.25280700000015" table:style-name="ce205">
            <text:p><text:s text:c="2"/>102</text:p>
          </table:table-cell>
          <table:table-cell office:value-type="float" office:value="104.71690999999983" table:style-name="ce205">
            <text:p><text:s text:c="2"/>105</text:p>
          </table:table-cell>
          <table:table-cell office:value-type="float" office:value="104.15663700000012" table:style-name="ce205">
            <text:p><text:s text:c="2"/>104</text:p>
          </table:table-cell>
          <table:table-cell office:value-type="float" office:value="104.32039299999988" table:style-name="ce205">
            <text:p><text:s text:c="2"/>104</text:p>
          </table:table-cell>
          <table:table-cell office:value-type="float" office:value="107.16572999999995" table:style-name="ce205">
            <text:p><text:s text:c="2"/>107</text:p>
          </table:table-cell>
          <table:table-cell office:value-type="float" office:value="109.96423099999991" table:style-name="ce205">
            <text:p><text:s text:c="2"/>110</text:p>
          </table:table-cell>
          <table:table-cell office:value-type="float" office:value="120.69459600000003" table:style-name="ce205">
            <text:p><text:s text:c="2"/>121</text:p>
          </table:table-cell>
          <table:table-cell office:value-type="float" office:value="112.46431600000003" table:style-name="ce205">
            <text:p><text:s text:c="2"/>112</text:p>
          </table:table-cell>
          <table:table-cell office:value-type="float" office:value="106.96251900000006" table:style-name="ce206">
            <text:p>107</text:p>
          </table:table-cell>
          <table:table-cell office:value-type="float" office:value="127.27125399999998" table:style-name="ce206">
            <text:p>127</text:p>
          </table:table-cell>
          <table:table-cell office:value-type="float" office:value="135.65390500000009" table:style-name="ce206">
            <text:p>136</text:p>
          </table:table-cell>
          <table:table-cell office:value-type="float" office:value="127.21871100000003" table:style-name="ce206">
            <text:p>127</text:p>
          </table:table-cell>
          <table:table-cell office:value-type="float" office:value="135.53280699999982" table:style-name="ce206">
            <text:p>136</text:p>
          </table:table-cell>
          <table:table-cell office:value-type="float" office:value="126.88100499999985" table:style-name="ce206">
            <text:p>127</text:p>
          </table:table-cell>
          <table:table-cell office:value-type="float" office:value="130.29169600000009" table:style-name="ce206">
            <text:p>130</text:p>
          </table:table-cell>
          <table:table-cell office:value-type="float" office:value="139.65370500000009" table:style-name="ce206">
            <text:p>140</text:p>
          </table:table-cell>
          <table:table-cell office:value-type="float" office:value="156.43370399999989" table:style-name="ce206">
            <text:p>156</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style-name="ce172"/>
          <table:table-cell table:style-name="ce78"/>
          <table:table-cell office:value-type="string" table:style-name="ce78">
            <text:p>Outdoor plants</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40.253902999999994" table:style-name="ce205">
            <text:p><text:s text:c="2"/>40</text:p>
          </table:table-cell>
          <table:table-cell office:value-type="float" office:value="29.228285" table:style-name="ce205">
            <text:p><text:s text:c="2"/>29</text:p>
          </table:table-cell>
          <table:table-cell office:value-type="float" office:value="38.897583000000004" table:style-name="ce205">
            <text:p><text:s text:c="2"/>39</text:p>
          </table:table-cell>
          <table:table-cell office:value-type="float" office:value="46.707840999999995" table:style-name="ce205">
            <text:p><text:s text:c="2"/>47</text:p>
          </table:table-cell>
          <table:table-cell office:value-type="float" office:value="19.879658999999997" table:style-name="ce205">
            <text:p><text:s text:c="2"/>20</text:p>
          </table:table-cell>
          <table:table-cell office:value-type="float" office:value="18.714428999999978" table:style-name="ce205">
            <text:p><text:s text:c="2"/>19</text:p>
          </table:table-cell>
          <table:table-cell office:value-type="float" office:value="24.611125999999999" table:style-name="ce205">
            <text:p><text:s text:c="2"/>25</text:p>
          </table:table-cell>
          <table:table-cell office:value-type="float" office:value="29.13213" table:style-name="ce205">
            <text:p><text:s text:c="2"/>29</text:p>
          </table:table-cell>
          <table:table-cell office:value-type="float" office:value="27.757757999999995" table:style-name="ce205">
            <text:p><text:s text:c="2"/>28</text:p>
          </table:table-cell>
          <table:table-cell office:value-type="float" office:value="34.744457000000033" table:style-name="ce205">
            <text:p><text:s text:c="2"/>35</text:p>
          </table:table-cell>
          <table:table-cell office:value-type="float" office:value="42.167917000000038" table:style-name="ce205">
            <text:p><text:s text:c="2"/>42</text:p>
          </table:table-cell>
          <table:table-cell office:value-type="float" office:value="54.727198000000016" table:style-name="ce205">
            <text:p><text:s text:c="2"/>55</text:p>
          </table:table-cell>
          <table:table-cell office:value-type="float" office:value="52.61961100000002" table:style-name="ce205">
            <text:p><text:s text:c="2"/>53</text:p>
          </table:table-cell>
          <table:table-cell office:value-type="float" office:value="69.267368000000019" table:style-name="ce205">
            <text:p><text:s text:c="2"/>69</text:p>
          </table:table-cell>
          <table:table-cell office:value-type="float" office:value="65.634286000000003" table:style-name="ce205">
            <text:p><text:s text:c="2"/>66</text:p>
          </table:table-cell>
          <table:table-cell office:value-type="float" office:value="69.296119000000033" table:style-name="ce205">
            <text:p><text:s text:c="2"/>69</text:p>
          </table:table-cell>
          <table:table-cell office:value-type="float" office:value="50.818707999999965" table:style-name="ce205">
            <text:p><text:s text:c="2"/>51</text:p>
          </table:table-cell>
          <table:table-cell office:value-type="float" office:value="48.173636000000002" table:style-name="ce205">
            <text:p><text:s text:c="2"/>48</text:p>
          </table:table-cell>
          <table:table-cell office:value-type="float" office:value="42.617642999999987" table:style-name="ce205">
            <text:p><text:s text:c="2"/>43</text:p>
          </table:table-cell>
          <table:table-cell office:value-type="float" office:value="58.728871000000012" table:style-name="ce205">
            <text:p><text:s text:c="2"/>59</text:p>
          </table:table-cell>
          <table:table-cell office:value-type="float" office:value="55.136252999999961" table:style-name="ce206">
            <text:p>55</text:p>
          </table:table-cell>
          <table:table-cell office:value-type="float" office:value="58.434971999999995" table:style-name="ce206">
            <text:p>58</text:p>
          </table:table-cell>
          <table:table-cell office:value-type="float" office:value="66.148868999999976" table:style-name="ce206">
            <text:p>66</text:p>
          </table:table-cell>
          <table:table-cell office:value-type="float" office:value="62.326158999999997" table:style-name="ce206">
            <text:p>62</text:p>
          </table:table-cell>
          <table:table-cell office:value-type="float" office:value="73.843388000000076" table:style-name="ce206">
            <text:p>74</text:p>
          </table:table-cell>
          <table:table-cell office:value-type="float" office:value="80.487657000000041" table:style-name="ce206">
            <text:p>80</text:p>
          </table:table-cell>
          <table:table-cell office:value-type="float" office:value="84.868705999999889" table:style-name="ce206">
            <text:p>85</text:p>
          </table:table-cell>
          <table:table-cell office:value-type="float" office:value="89.961686" table:style-name="ce206">
            <text:p>90</text:p>
          </table:table-cell>
          <table:table-cell office:value-type="float" office:value="90.218909999999994" table:style-name="ce206">
            <text:p>90</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style-name="ce172"/>
          <table:table-cell table:style-name="ce78"/>
          <table:table-cell office:value-type="string" table:style-name="ce78">
            <text:p>Trees</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5.6771310000000001" table:style-name="ce205">
            <text:p><text:s text:c="2"/>6</text:p>
          </table:table-cell>
          <table:table-cell office:value-type="float" office:value="7.5185850000000007" table:style-name="ce205">
            <text:p><text:s text:c="2"/>8</text:p>
          </table:table-cell>
          <table:table-cell office:value-type="float" office:value="8.3742529999999995" table:style-name="ce205">
            <text:p><text:s text:c="2"/>8</text:p>
          </table:table-cell>
          <table:table-cell office:value-type="float" office:value="6.4493400000000003" table:style-name="ce205">
            <text:p><text:s text:c="2"/>6</text:p>
          </table:table-cell>
          <table:table-cell office:value-type="float" office:value="22.133416999999991" table:style-name="ce205">
            <text:p><text:s text:c="2"/>22</text:p>
          </table:table-cell>
          <table:table-cell office:value-type="float" office:value="21.895008999999995" table:style-name="ce205">
            <text:p><text:s text:c="2"/>22</text:p>
          </table:table-cell>
          <table:table-cell office:value-type="float" office:value="25.484590000000001" table:style-name="ce205">
            <text:p><text:s text:c="2"/>25</text:p>
          </table:table-cell>
          <table:table-cell office:value-type="float" office:value="30.555573000000006" table:style-name="ce205">
            <text:p><text:s text:c="2"/>31</text:p>
          </table:table-cell>
          <table:table-cell office:value-type="float" office:value="29.955808000000008" table:style-name="ce205">
            <text:p><text:s text:c="2"/>30</text:p>
          </table:table-cell>
          <table:table-cell office:value-type="float" office:value="33.636621000000019" table:style-name="ce205">
            <text:p><text:s text:c="2"/>34</text:p>
          </table:table-cell>
          <table:table-cell office:value-type="float" office:value="46.766487999999988" table:style-name="ce205">
            <text:p><text:s text:c="2"/>47</text:p>
          </table:table-cell>
          <table:table-cell office:value-type="float" office:value="51.806914999999961" table:style-name="ce205">
            <text:p><text:s text:c="2"/>52</text:p>
          </table:table-cell>
          <table:table-cell office:value-type="float" office:value="57.420245000000058" table:style-name="ce205">
            <text:p><text:s text:c="2"/>57</text:p>
          </table:table-cell>
          <table:table-cell office:value-type="float" office:value="64.42018500000006" table:style-name="ce205">
            <text:p><text:s text:c="2"/>64</text:p>
          </table:table-cell>
          <table:table-cell office:value-type="float" office:value="70.503451999999953" table:style-name="ce205">
            <text:p><text:s text:c="2"/>71</text:p>
          </table:table-cell>
          <table:table-cell office:value-type="float" office:value="72.161758000000034" table:style-name="ce205">
            <text:p><text:s text:c="2"/>72</text:p>
          </table:table-cell>
          <table:table-cell office:value-type="float" office:value="81.223796999999976" table:style-name="ce205">
            <text:p><text:s text:c="2"/>81</text:p>
          </table:table-cell>
          <table:table-cell office:value-type="float" office:value="66.331306999999939" table:style-name="ce205">
            <text:p><text:s text:c="2"/>66</text:p>
          </table:table-cell>
          <table:table-cell office:value-type="float" office:value="63.409442999999996" table:style-name="ce205">
            <text:p><text:s text:c="2"/>63</text:p>
          </table:table-cell>
          <table:table-cell office:value-type="float" office:value="67.990508000000005" table:style-name="ce205">
            <text:p><text:s text:c="2"/>68</text:p>
          </table:table-cell>
          <table:table-cell office:value-type="float" office:value="62.509048000000064" table:style-name="ce206">
            <text:p>63</text:p>
          </table:table-cell>
          <table:table-cell office:value-type="float" office:value="62.357211999999983" table:style-name="ce206">
            <text:p>62</text:p>
          </table:table-cell>
          <table:table-cell office:value-type="float" office:value="54.907114999999969" table:style-name="ce206">
            <text:p>55</text:p>
          </table:table-cell>
          <table:table-cell office:value-type="float" office:value="56.485676999999967" table:style-name="ce206">
            <text:p>56</text:p>
          </table:table-cell>
          <table:table-cell office:value-type="float" office:value="51.543898999999954" table:style-name="ce206">
            <text:p>52</text:p>
          </table:table-cell>
          <table:table-cell office:value-type="float" office:value="67.167376000000004" table:style-name="ce206">
            <text:p>67</text:p>
          </table:table-cell>
          <table:table-cell office:value-type="float" office:value="82.347192999999933" table:style-name="ce206">
            <text:p>82</text:p>
          </table:table-cell>
          <table:table-cell office:value-type="float" office:value="98.03579299999997" table:style-name="ce206">
            <text:p>98</text:p>
          </table:table-cell>
          <table:table-cell office:value-type="float" office:value="99.717237000000068" table:style-name="ce206">
            <text:p>100</text:p>
          </table:table-cell>
          <table:table-cell table:style-name="ce180"/>
          <table:table-cell table:style-name="ce32"/>
          <table:table-cell table:number-columns-repeated="2" table:style-name="ce78"/>
          <table:table-cell table:number-columns-repeated="2" table:style-name="ce181"/>
          <table:table-cell table:number-columns-repeated="16326" table:style-name="ce78"/>
        </table:table-row>
        <table:table-row table:style-name="ro3">
          <table:table-cell table:style-name="ce172"/>
          <table:table-cell table:style-name="ce78"/>
          <table:table-cell office:value-type="string" table:style-name="ce78">
            <text:p>Other</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13.570065999999981" table:style-name="ce205">
            <text:p><text:s text:c="2"/>14</text:p>
          </table:table-cell>
          <table:table-cell office:value-type="float" office:value="12.471050999999971" table:style-name="ce205">
            <text:p><text:s text:c="2"/>12</text:p>
          </table:table-cell>
          <table:table-cell office:value-type="float" office:value="12.281772999999987" table:style-name="ce205">
            <text:p><text:s text:c="2"/>12</text:p>
          </table:table-cell>
          <table:table-cell office:value-type="float" office:value="15.594323000000049" table:style-name="ce205">
            <text:p><text:s text:c="2"/>16</text:p>
          </table:table-cell>
          <table:table-cell office:value-type="float" office:value="17.341428999999977" table:style-name="ce205">
            <text:p><text:s text:c="2"/>17</text:p>
          </table:table-cell>
          <table:table-cell office:value-type="float" office:value="20.614211999999949" table:style-name="ce205">
            <text:p><text:s text:c="2"/>21</text:p>
          </table:table-cell>
          <table:table-cell office:value-type="float" office:value="16.611087999999999" table:style-name="ce205">
            <text:p><text:s text:c="2"/>17</text:p>
          </table:table-cell>
          <table:table-cell office:value-type="float" office:value="18.229068000000002" table:style-name="ce205">
            <text:p><text:s text:c="2"/>18</text:p>
          </table:table-cell>
          <table:table-cell office:value-type="float" office:value="19.225643000000005" table:style-name="ce205">
            <text:p><text:s text:c="2"/>19</text:p>
          </table:table-cell>
          <table:table-cell office:value-type="float" office:value="22.716626999999992" table:style-name="ce205">
            <text:p><text:s text:c="2"/>23</text:p>
          </table:table-cell>
          <table:table-cell office:value-type="float" office:value="28.728728000000018" table:style-name="ce205">
            <text:p><text:s text:c="2"/>29</text:p>
          </table:table-cell>
          <table:table-cell office:value-type="float" office:value="33.485996999999983" table:style-name="ce205">
            <text:p><text:s text:c="2"/>33</text:p>
          </table:table-cell>
          <table:table-cell office:value-type="float" office:value="31.961930999999993" table:style-name="ce205">
            <text:p><text:s text:c="2"/>32</text:p>
          </table:table-cell>
          <table:table-cell office:value-type="float" office:value="31.071427000000007" table:style-name="ce205">
            <text:p><text:s text:c="2"/>31</text:p>
          </table:table-cell>
          <table:table-cell office:value-type="float" office:value="36.125959000000016" table:style-name="ce205">
            <text:p><text:s text:c="2"/>36</text:p>
          </table:table-cell>
          <table:table-cell office:value-type="float" office:value="34.836825000000005" table:style-name="ce205">
            <text:p><text:s text:c="2"/>35</text:p>
          </table:table-cell>
          <table:table-cell office:value-type="float" office:value="40.61823099999998" table:style-name="ce205">
            <text:p><text:s text:c="2"/>41</text:p>
          </table:table-cell>
          <table:table-cell office:value-type="float" office:value="38.976488999999994" table:style-name="ce205">
            <text:p><text:s text:c="2"/>39</text:p>
          </table:table-cell>
          <table:table-cell office:value-type="float" office:value="41.285595000000001" table:style-name="ce205">
            <text:p><text:s text:c="2"/>41</text:p>
          </table:table-cell>
          <table:table-cell office:value-type="float" office:value="42.224649000000021" table:style-name="ce205">
            <text:p><text:s text:c="2"/>42</text:p>
          </table:table-cell>
          <table:table-cell office:value-type="float" office:value="46.748756000000029" table:style-name="ce206">
            <text:p>47</text:p>
          </table:table-cell>
          <table:table-cell office:value-type="float" office:value="46.206120999999996" table:style-name="ce206">
            <text:p>46</text:p>
          </table:table-cell>
          <table:table-cell office:value-type="float" office:value="43.592845999999987" table:style-name="ce206">
            <text:p>44</text:p>
          </table:table-cell>
          <table:table-cell office:value-type="float" office:value="43.588945000000002" table:style-name="ce206">
            <text:p>44</text:p>
          </table:table-cell>
          <table:table-cell office:value-type="float" office:value="55.596505000000001" table:style-name="ce206">
            <text:p>56</text:p>
          </table:table-cell>
          <table:table-cell office:value-type="float" office:value="62.419647999999967" table:style-name="ce206">
            <text:p>62</text:p>
          </table:table-cell>
          <table:table-cell office:value-type="float" office:value="75.774551000000017" table:style-name="ce206">
            <text:p>76</text:p>
          </table:table-cell>
          <table:table-cell office:value-type="float" office:value="81.137690000000006" table:style-name="ce206">
            <text:p>81</text:p>
          </table:table-cell>
          <table:table-cell office:value-type="float" office:value="86.587859999999992" table:style-name="ce206">
            <text:p>87</text:p>
          </table:table-cell>
          <table:table-cell table:style-name="ce180"/>
          <table:table-cell table:style-name="ce32"/>
          <table:table-cell table:number-columns-repeated="2" table:style-name="ce78"/>
          <table:table-cell table:number-columns-repeated="2" table:style-name="ce181"/>
          <table:table-cell table:style-name="ce78"/>
          <table:table-cell table:number-columns-repeated="16325" table:style-name="ce1"/>
        </table:table-row>
        <table:table-row table:style-name="ro3">
          <table:table-cell table:style-name="ce172"/>
          <table:table-cell office:value-type="string" table:style-name="ce172">
            <text:p>Exports</text:p>
          </table:table-cell>
          <table:table-cell table:number-columns-repeated="2"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31.316558000000008" table:style-name="ce205">
            <text:p><text:s text:c="2"/>31</text:p>
          </table:table-cell>
          <table:table-cell office:value-type="float" office:value="25.626045000000005" table:style-name="ce205">
            <text:p><text:s text:c="2"/>26</text:p>
          </table:table-cell>
          <table:table-cell office:value-type="float" office:value="32.680876999999995" table:style-name="ce205">
            <text:p><text:s text:c="2"/>33</text:p>
          </table:table-cell>
          <table:table-cell office:value-type="float" office:value="36.517907000000008" table:style-name="ce205">
            <text:p><text:s text:c="2"/>37</text:p>
          </table:table-cell>
          <table:table-cell office:value-type="float" office:value="32.453803000000001" table:style-name="ce205">
            <text:p><text:s text:c="2"/>32</text:p>
          </table:table-cell>
          <table:table-cell office:value-type="float" office:value="31.756819000000004" table:style-name="ce205">
            <text:p><text:s text:c="2"/>32</text:p>
          </table:table-cell>
          <table:table-cell office:value-type="float" office:value="31.011232999999997" table:style-name="ce205">
            <text:p><text:s text:c="2"/>31</text:p>
          </table:table-cell>
          <table:table-cell office:value-type="float" office:value="30.559382999999997" table:style-name="ce205">
            <text:p><text:s text:c="2"/>31</text:p>
          </table:table-cell>
          <table:table-cell office:value-type="float" office:value="35.744602" table:style-name="ce205">
            <text:p><text:s text:c="2"/>36</text:p>
          </table:table-cell>
          <table:table-cell office:value-type="float" office:value="37.845593999999998" table:style-name="ce205">
            <text:p><text:s text:c="2"/>38</text:p>
          </table:table-cell>
          <table:table-cell office:value-type="float" office:value="33.435431999999992" table:style-name="ce205">
            <text:p><text:s text:c="2"/>33</text:p>
          </table:table-cell>
          <table:table-cell office:value-type="float" office:value="40.978912000000001" table:style-name="ce205">
            <text:p><text:s text:c="2"/>41</text:p>
          </table:table-cell>
          <table:table-cell office:value-type="float" office:value="40.031771999999997" table:style-name="ce205">
            <text:p><text:s text:c="2"/>40</text:p>
          </table:table-cell>
          <table:table-cell office:value-type="float" office:value="44.038264000000012" table:style-name="ce205">
            <text:p><text:s text:c="2"/>44</text:p>
          </table:table-cell>
          <table:table-cell office:value-type="float" office:value="47.288896000000008" table:style-name="ce205">
            <text:p><text:s text:c="2"/>47</text:p>
          </table:table-cell>
          <table:table-cell office:value-type="float" office:value="45.176732999999999" table:style-name="ce205">
            <text:p><text:s text:c="2"/>45</text:p>
          </table:table-cell>
          <table:table-cell office:value-type="float" office:value="48.226620000000004" table:style-name="ce205">
            <text:p><text:s text:c="2"/>48</text:p>
          </table:table-cell>
          <table:table-cell office:value-type="float" office:value="50.89121699999999" table:style-name="ce205">
            <text:p><text:s text:c="2"/>51</text:p>
          </table:table-cell>
          <table:table-cell office:value-type="float" office:value="49.018451999999982" table:style-name="ce205">
            <text:p><text:s text:c="2"/>49</text:p>
          </table:table-cell>
          <table:table-cell office:value-type="float" office:value="58.813945999999994" table:style-name="ce205">
            <text:p><text:s text:c="2"/>59</text:p>
          </table:table-cell>
          <table:table-cell office:value-type="float" office:value="46.780200000000015" table:style-name="ce205">
            <text:p><text:s text:c="2"/>47</text:p>
          </table:table-cell>
          <table:table-cell office:value-type="float" office:value="61.161526999999985" table:style-name="ce205">
            <text:p><text:s text:c="2"/>61</text:p>
          </table:table-cell>
          <table:table-cell office:value-type="float" office:value="56.072275000000005" table:style-name="ce205">
            <text:p><text:s text:c="2"/>56</text:p>
          </table:table-cell>
          <table:table-cell office:value-type="float" office:value="55.017509999999973" table:style-name="ce205">
            <text:p><text:s text:c="2"/>55</text:p>
          </table:table-cell>
          <table:table-cell office:value-type="float" office:value="65.900734" table:style-name="ce205">
            <text:p><text:s text:c="2"/>66</text:p>
          </table:table-cell>
          <table:table-cell office:value-type="float" office:value="82.672151999999997" table:style-name="ce205">
            <text:p><text:s text:c="2"/>83</text:p>
          </table:table-cell>
          <table:table-cell office:value-type="float" office:value="79.948049999999995" table:style-name="ce205">
            <text:p><text:s text:c="2"/>80</text:p>
          </table:table-cell>
          <table:table-cell office:value-type="float" office:value="76.423311999999996" table:style-name="ce205">
            <text:p><text:s text:c="2"/>76</text:p>
          </table:table-cell>
          <table:table-cell office:value-type="float" office:value="66.047451999999979" table:style-name="ce205">
            <text:p><text:s text:c="2"/>66</text:p>
          </table:table-cell>
          <table:table-cell table:style-name="ce180"/>
          <table:table-cell table:style-name="ce32"/>
          <table:table-cell table:number-columns-repeated="2" table:style-name="ce78"/>
          <table:table-cell table:number-columns-repeated="2" table:style-name="ce181"/>
          <table:table-cell table:style-name="ce78"/>
          <table:table-cell table:number-columns-repeated="16325" table:style-name="ce1"/>
        </table:table-row>
        <table:table-row table:style-name="ro3">
          <table:table-cell table:style-name="ce172"/>
          <table:table-cell table:style-name="ce78"/>
          <table:table-cell office:value-type="string" table:style-name="ce78">
            <text:p>Bulbs</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6.5482510000000005" table:style-name="ce205">
            <text:p><text:s text:c="2"/>7</text:p>
          </table:table-cell>
          <table:table-cell office:value-type="float" office:value="5.7604809999999995" table:style-name="ce205">
            <text:p><text:s text:c="2"/>6</text:p>
          </table:table-cell>
          <table:table-cell office:value-type="float" office:value="8.0309469999999994" table:style-name="ce205">
            <text:p><text:s text:c="2"/>8</text:p>
          </table:table-cell>
          <table:table-cell office:value-type="float" office:value="8.6712730000000011" table:style-name="ce205">
            <text:p><text:s text:c="2"/>9</text:p>
          </table:table-cell>
          <table:table-cell office:value-type="float" office:value="8.0293500000000009" table:style-name="ce205">
            <text:p><text:s text:c="2"/>8</text:p>
          </table:table-cell>
          <table:table-cell office:value-type="float" office:value="7.9445860000000019" table:style-name="ce205">
            <text:p><text:s text:c="2"/>8</text:p>
          </table:table-cell>
          <table:table-cell office:value-type="float" office:value="9.4512520000000002" table:style-name="ce205">
            <text:p><text:s text:c="2"/>9</text:p>
          </table:table-cell>
          <table:table-cell office:value-type="float" office:value="7.1976869999999984" table:style-name="ce205">
            <text:p><text:s text:c="2"/>7</text:p>
          </table:table-cell>
          <table:table-cell office:value-type="float" office:value="7.2091630000000002" table:style-name="ce205">
            <text:p><text:s text:c="2"/>7</text:p>
          </table:table-cell>
          <table:table-cell office:value-type="float" office:value="7.1137739999999967" table:style-name="ce205">
            <text:p><text:s text:c="2"/>7</text:p>
          </table:table-cell>
          <table:table-cell office:value-type="float" office:value="5.9145430000000001" table:style-name="ce205">
            <text:p><text:s text:c="2"/>6</text:p>
          </table:table-cell>
          <table:table-cell office:value-type="float" office:value="7.6225830000000006" table:style-name="ce205">
            <text:p><text:s text:c="2"/>8</text:p>
          </table:table-cell>
          <table:table-cell office:value-type="float" office:value="7.559651999999998" table:style-name="ce205">
            <text:p><text:s text:c="2"/>8</text:p>
          </table:table-cell>
          <table:table-cell office:value-type="float" office:value="7.4399530000000009" table:style-name="ce205">
            <text:p><text:s text:c="2"/>7</text:p>
          </table:table-cell>
          <table:table-cell office:value-type="float" office:value="8.3781980000000011" table:style-name="ce205">
            <text:p><text:s text:c="2"/>8</text:p>
          </table:table-cell>
          <table:table-cell office:value-type="float" office:value="9.7666330000000023" table:style-name="ce205">
            <text:p><text:s text:c="2"/>10</text:p>
          </table:table-cell>
          <table:table-cell office:value-type="float" office:value="10.004477000000003" table:style-name="ce205">
            <text:p><text:s text:c="2"/>10</text:p>
          </table:table-cell>
          <table:table-cell office:value-type="float" office:value="9.1463889999999974" table:style-name="ce205">
            <text:p><text:s text:c="2"/>9</text:p>
          </table:table-cell>
          <table:table-cell office:value-type="float" office:value="10.027943999999998" table:style-name="ce205">
            <text:p><text:s text:c="2"/>10</text:p>
          </table:table-cell>
          <table:table-cell office:value-type="float" office:value="12.762374000000003" table:style-name="ce205">
            <text:p><text:s text:c="2"/>13</text:p>
          </table:table-cell>
          <table:table-cell office:value-type="float" office:value="10.864340000000004" table:style-name="ce206">
            <text:p>11</text:p>
          </table:table-cell>
          <table:table-cell office:value-type="float" office:value="9.070294999999998" table:style-name="ce206">
            <text:p>9</text:p>
          </table:table-cell>
          <table:table-cell office:value-type="float" office:value="7.0897139999999998" table:style-name="ce206">
            <text:p>7</text:p>
          </table:table-cell>
          <table:table-cell office:value-type="float" office:value="5.4279860000000006" table:style-name="ce206">
            <text:p>5</text:p>
          </table:table-cell>
          <table:table-cell office:value-type="float" office:value="5.31921" table:style-name="ce206">
            <text:p>5</text:p>
          </table:table-cell>
          <table:table-cell office:value-type="float" office:value="5.9163129999999997" table:style-name="ce206">
            <text:p>6</text:p>
          </table:table-cell>
          <table:table-cell office:value-type="float" office:value="7.1302249999999994" table:style-name="ce206">
            <text:p>7</text:p>
          </table:table-cell>
          <table:table-cell office:value-type="float" office:value="7.7374039999999997" table:style-name="ce206">
            <text:p>8</text:p>
          </table:table-cell>
          <table:table-cell office:value-type="float" office:value="6.7878160000000003" table:style-name="ce206">
            <text:p>7</text:p>
          </table:table-cell>
          <table:table-cell table:style-name="ce180"/>
          <table:table-cell table:style-name="ce32"/>
          <table:table-cell table:number-columns-repeated="2" table:style-name="ce78"/>
          <table:table-cell table:number-columns-repeated="2" table:style-name="ce181"/>
          <table:table-cell table:style-name="ce78"/>
          <table:table-cell table:number-columns-repeated="16325" table:style-name="ce1"/>
        </table:table-row>
        <table:table-row table:style-name="ro3">
          <table:table-cell table:style-name="ce172"/>
          <table:table-cell table:style-name="ce78"/>
          <table:table-cell office:value-type="string" table:style-name="ce78">
            <text:p>Cut flowers</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10.744494999999999" table:style-name="ce205">
            <text:p><text:s text:c="2"/>11</text:p>
          </table:table-cell>
          <table:table-cell office:value-type="float" office:value="11.752514000000001" table:style-name="ce205">
            <text:p><text:s text:c="2"/>12</text:p>
          </table:table-cell>
          <table:table-cell office:value-type="float" office:value="12.391231999999999" table:style-name="ce205">
            <text:p><text:s text:c="2"/>12</text:p>
          </table:table-cell>
          <table:table-cell office:value-type="float" office:value="15.621548000000001" table:style-name="ce205">
            <text:p><text:s text:c="2"/>16</text:p>
          </table:table-cell>
          <table:table-cell office:value-type="float" office:value="13.967156999999993" table:style-name="ce205">
            <text:p><text:s text:c="2"/>14</text:p>
          </table:table-cell>
          <table:table-cell office:value-type="float" office:value="12.935270000000001" table:style-name="ce205">
            <text:p><text:s text:c="2"/>13</text:p>
          </table:table-cell>
          <table:table-cell office:value-type="float" office:value="11.438003999999998" table:style-name="ce205">
            <text:p><text:s text:c="2"/>11</text:p>
          </table:table-cell>
          <table:table-cell office:value-type="float" office:value="14.497362000000001" table:style-name="ce205">
            <text:p><text:s text:c="2"/>14</text:p>
          </table:table-cell>
          <table:table-cell office:value-type="float" office:value="18.620578999999999" table:style-name="ce205">
            <text:p><text:s text:c="2"/>19</text:p>
          </table:table-cell>
          <table:table-cell office:value-type="float" office:value="21.041952000000002" table:style-name="ce205">
            <text:p><text:s text:c="2"/>21</text:p>
          </table:table-cell>
          <table:table-cell office:value-type="float" office:value="17.986670999999991" table:style-name="ce205">
            <text:p><text:s text:c="2"/>18</text:p>
          </table:table-cell>
          <table:table-cell office:value-type="float" office:value="23.312666" table:style-name="ce205">
            <text:p><text:s text:c="2"/>23</text:p>
          </table:table-cell>
          <table:table-cell office:value-type="float" office:value="18.574874999999995" table:style-name="ce205">
            <text:p><text:s text:c="2"/>19</text:p>
          </table:table-cell>
          <table:table-cell office:value-type="float" office:value="22.417802000000009" table:style-name="ce205">
            <text:p><text:s text:c="2"/>22</text:p>
          </table:table-cell>
          <table:table-cell office:value-type="float" office:value="23.046972999999998" table:style-name="ce205">
            <text:p><text:s text:c="2"/>23</text:p>
          </table:table-cell>
          <table:table-cell office:value-type="float" office:value="17.243467999999996" table:style-name="ce205">
            <text:p><text:s text:c="2"/>17</text:p>
          </table:table-cell>
          <table:table-cell office:value-type="float" office:value="17.188709999999997" table:style-name="ce205">
            <text:p><text:s text:c="2"/>17</text:p>
          </table:table-cell>
          <table:table-cell office:value-type="float" office:value="19.450970999999996" table:style-name="ce205">
            <text:p><text:s text:c="2"/>19</text:p>
          </table:table-cell>
          <table:table-cell office:value-type="float" office:value="16.059511999999991" table:style-name="ce205">
            <text:p><text:s text:c="2"/>16</text:p>
          </table:table-cell>
          <table:table-cell office:value-type="float" office:value="22.309958999999999" table:style-name="ce205">
            <text:p><text:s text:c="2"/>22</text:p>
          </table:table-cell>
          <table:table-cell office:value-type="float" office:value="13.550442999999996" table:style-name="ce206">
            <text:p>14</text:p>
          </table:table-cell>
          <table:table-cell office:value-type="float" office:value="25.983796999999992" table:style-name="ce206">
            <text:p>26</text:p>
          </table:table-cell>
          <table:table-cell office:value-type="float" office:value="23.899501000000008" table:style-name="ce206">
            <text:p>24</text:p>
          </table:table-cell>
          <table:table-cell office:value-type="float" office:value="22.791736999999983" table:style-name="ce206">
            <text:p>23</text:p>
          </table:table-cell>
          <table:table-cell office:value-type="float" office:value="28.921427999999999" table:style-name="ce206">
            <text:p>29</text:p>
          </table:table-cell>
          <table:table-cell office:value-type="float" office:value="39.721970999999996" table:style-name="ce206">
            <text:p>40</text:p>
          </table:table-cell>
          <table:table-cell office:value-type="float" office:value="38.840531999999989" table:style-name="ce206">
            <text:p>39</text:p>
          </table:table-cell>
          <table:table-cell office:value-type="float" office:value="32.651560000000003" table:style-name="ce206">
            <text:p>33</text:p>
          </table:table-cell>
          <table:table-cell office:value-type="float" office:value="25.699576" table:style-name="ce206">
            <text:p>26</text:p>
          </table:table-cell>
          <table:table-cell table:style-name="ce180"/>
          <table:table-cell table:style-name="ce32"/>
          <table:table-cell table:number-columns-repeated="2" table:style-name="ce78"/>
          <table:table-cell table:number-columns-repeated="2" table:style-name="ce181"/>
          <table:table-cell table:style-name="ce78"/>
          <table:table-cell table:number-columns-repeated="16325" table:style-name="ce1"/>
        </table:table-row>
        <table:table-row table:style-name="ro3">
          <table:table-cell table:style-name="ce172"/>
          <table:table-cell table:style-name="ce78"/>
          <table:table-cell office:value-type="string" table:style-name="ce78">
            <text:p>Foliage</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2.088986999999999" table:style-name="ce205">
            <text:p><text:s text:c="2"/>2</text:p>
          </table:table-cell>
          <table:table-cell office:value-type="float" office:value="1.393791" table:style-name="ce205">
            <text:p><text:s text:c="2"/>1</text:p>
          </table:table-cell>
          <table:table-cell office:value-type="float" office:value="3.5115400000000001" table:style-name="ce205">
            <text:p><text:s text:c="2"/>4</text:p>
          </table:table-cell>
          <table:table-cell office:value-type="float" office:value="3.4923750000000009" table:style-name="ce205">
            <text:p><text:s text:c="2"/>3</text:p>
          </table:table-cell>
          <table:table-cell office:value-type="float" office:value="2.4972830000000008" table:style-name="ce205">
            <text:p><text:s text:c="2"/>2</text:p>
          </table:table-cell>
          <table:table-cell office:value-type="float" office:value="3.3992419999999992" table:style-name="ce205">
            <text:p><text:s text:c="2"/>3</text:p>
          </table:table-cell>
          <table:table-cell office:value-type="float" office:value="3.0367139999999977" table:style-name="ce205">
            <text:p><text:s text:c="2"/>3</text:p>
          </table:table-cell>
          <table:table-cell office:value-type="float" office:value="2.7759790000000009" table:style-name="ce205">
            <text:p><text:s text:c="2"/>3</text:p>
          </table:table-cell>
          <table:table-cell office:value-type="float" office:value="1.882765" table:style-name="ce205">
            <text:p><text:s text:c="2"/>2</text:p>
          </table:table-cell>
          <table:table-cell office:value-type="float" office:value="2.4007619999999994" table:style-name="ce205">
            <text:p><text:s text:c="2"/>2</text:p>
          </table:table-cell>
          <table:table-cell office:value-type="float" office:value="1.568215000000001" table:style-name="ce205">
            <text:p><text:s text:c="2"/>2</text:p>
          </table:table-cell>
          <table:table-cell office:value-type="float" office:value="1.4300960000000003" table:style-name="ce205">
            <text:p><text:s text:c="2"/>1</text:p>
          </table:table-cell>
          <table:table-cell office:value-type="float" office:value="2.4212880000000006" table:style-name="ce205">
            <text:p><text:s text:c="2"/>2</text:p>
          </table:table-cell>
          <table:table-cell office:value-type="float" office:value="2.2903690000000005" table:style-name="ce205">
            <text:p><text:s text:c="2"/>2</text:p>
          </table:table-cell>
          <table:table-cell office:value-type="float" office:value="2.4391599999999989" table:style-name="ce205">
            <text:p><text:s text:c="2"/>2</text:p>
          </table:table-cell>
          <table:table-cell office:value-type="float" office:value="2.8335319999999986" table:style-name="ce205">
            <text:p><text:s text:c="2"/>3</text:p>
          </table:table-cell>
          <table:table-cell office:value-type="float" office:value="2.8286490000000013" table:style-name="ce205">
            <text:p><text:s text:c="2"/>3</text:p>
          </table:table-cell>
          <table:table-cell office:value-type="float" office:value="1.4935949999999989" table:style-name="ce205">
            <text:p><text:s text:c="2"/>1</text:p>
          </table:table-cell>
          <table:table-cell office:value-type="float" office:value="0.72697599999999973" table:style-name="ce205">
            <text:p><text:s text:c="2"/>1</text:p>
          </table:table-cell>
          <table:table-cell office:value-type="float" office:value="0.94198699999999924" table:style-name="ce205">
            <text:p><text:s text:c="2"/>1</text:p>
          </table:table-cell>
          <table:table-cell office:value-type="float" office:value="0.80379900000000049" table:style-name="ce206">
            <text:p>1</text:p>
          </table:table-cell>
          <table:table-cell office:value-type="float" office:value="0.85945499999999952" table:style-name="ce206">
            <text:p>1</text:p>
          </table:table-cell>
          <table:table-cell office:value-type="float" office:value="1.0046239999999984" table:style-name="ce206">
            <text:p>1</text:p>
          </table:table-cell>
          <table:table-cell office:value-type="float" office:value="0.9289880000000007" table:style-name="ce206">
            <text:p>1</text:p>
          </table:table-cell>
          <table:table-cell office:value-type="float" office:value="5.5284689999999994" table:style-name="ce206">
            <text:p>6</text:p>
          </table:table-cell>
          <table:table-cell office:value-type="float" office:value="0.90177599999999969" table:style-name="ce206">
            <text:p>1</text:p>
          </table:table-cell>
          <table:table-cell office:value-type="float" office:value="1.5364660000000008" table:style-name="ce206">
            <text:p>2</text:p>
          </table:table-cell>
          <table:table-cell office:value-type="float" office:value="0.71059799999999962" table:style-name="ce206">
            <text:p>1</text:p>
          </table:table-cell>
          <table:table-cell office:value-type="float" office:value="0.80298899999999929" table:style-name="ce206">
            <text:p>1</text:p>
          </table:table-cell>
          <table:table-cell table:style-name="ce180"/>
          <table:table-cell table:style-name="ce32"/>
          <table:table-cell table:number-columns-repeated="2" table:style-name="ce78"/>
          <table:table-cell table:number-columns-repeated="2" table:style-name="ce181"/>
          <table:table-cell table:style-name="ce78"/>
          <table:table-cell table:number-columns-repeated="16325" table:style-name="ce1"/>
        </table:table-row>
        <table:table-row table:style-name="ro3">
          <table:table-cell table:style-name="ce172"/>
          <table:table-cell table:style-name="ce78"/>
          <table:table-cell office:value-type="string" table:style-name="ce78">
            <text:p>Indoor plants</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3.89947" table:style-name="ce205">
            <text:p><text:s text:c="2"/>4</text:p>
          </table:table-cell>
          <table:table-cell office:value-type="float" office:value="1.4394870000000004" table:style-name="ce205">
            <text:p><text:s text:c="2"/>1</text:p>
          </table:table-cell>
          <table:table-cell office:value-type="float" office:value="1.79528" table:style-name="ce205">
            <text:p><text:s text:c="2"/>2</text:p>
          </table:table-cell>
          <table:table-cell office:value-type="float" office:value="2.4924290000000009" table:style-name="ce205">
            <text:p><text:s text:c="2"/>2</text:p>
          </table:table-cell>
          <table:table-cell office:value-type="float" office:value="2.1736279999999994" table:style-name="ce205">
            <text:p><text:s text:c="2"/>2</text:p>
          </table:table-cell>
          <table:table-cell office:value-type="float" office:value="2.2079559999999985" table:style-name="ce205">
            <text:p><text:s text:c="2"/>2</text:p>
          </table:table-cell>
          <table:table-cell office:value-type="float" office:value="1.8849429999999998" table:style-name="ce205">
            <text:p><text:s text:c="2"/>2</text:p>
          </table:table-cell>
          <table:table-cell office:value-type="float" office:value="1.216871" table:style-name="ce205">
            <text:p><text:s text:c="2"/>1</text:p>
          </table:table-cell>
          <table:table-cell office:value-type="float" office:value="0.96983200000000003" table:style-name="ce205">
            <text:p><text:s text:c="2"/>1</text:p>
          </table:table-cell>
          <table:table-cell office:value-type="float" office:value="0.72654199999999991" table:style-name="ce205">
            <text:p><text:s text:c="2"/>1</text:p>
          </table:table-cell>
          <table:table-cell office:value-type="float" office:value="0.58557100000000051" table:style-name="ce205">
            <text:p><text:s text:c="2"/>1</text:p>
          </table:table-cell>
          <table:table-cell office:value-type="float" office:value="0.42134199999999994" table:style-name="ce205">
            <text:p><text:s text:c="2"/>0</text:p>
          </table:table-cell>
          <table:table-cell office:value-type="float" office:value="1.052573" table:style-name="ce205">
            <text:p><text:s text:c="2"/>1</text:p>
          </table:table-cell>
          <table:table-cell office:value-type="float" office:value="1.5130329999999992" table:style-name="ce205">
            <text:p><text:s text:c="2"/>2</text:p>
          </table:table-cell>
          <table:table-cell office:value-type="float" office:value="2.1263639999999993" table:style-name="ce205">
            <text:p><text:s text:c="2"/>2</text:p>
          </table:table-cell>
          <table:table-cell office:value-type="float" office:value="2.1944569999999985" table:style-name="ce205">
            <text:p><text:s text:c="2"/>2</text:p>
          </table:table-cell>
          <table:table-cell office:value-type="float" office:value="2.4884079999999984" table:style-name="ce205">
            <text:p><text:s text:c="2"/>2</text:p>
          </table:table-cell>
          <table:table-cell office:value-type="float" office:value="5.7665109999999995" table:style-name="ce205">
            <text:p><text:s text:c="2"/>6</text:p>
          </table:table-cell>
          <table:table-cell office:value-type="float" office:value="6.2748339999999985" table:style-name="ce205">
            <text:p><text:s text:c="2"/>6</text:p>
          </table:table-cell>
          <table:table-cell office:value-type="float" office:value="6.4679589999999996" table:style-name="ce205">
            <text:p><text:s text:c="2"/>6</text:p>
          </table:table-cell>
          <table:table-cell office:value-type="float" office:value="4.5581850000000061" table:style-name="ce206">
            <text:p>5</text:p>
          </table:table-cell>
          <table:table-cell office:value-type="float" office:value="3.9911859999999995" table:style-name="ce206">
            <text:p>4</text:p>
          </table:table-cell>
          <table:table-cell office:value-type="float" office:value="4.8755999999999995" table:style-name="ce206">
            <text:p>5</text:p>
          </table:table-cell>
          <table:table-cell office:value-type="float" office:value="5.4114190000000049" table:style-name="ce206">
            <text:p>5</text:p>
          </table:table-cell>
          <table:table-cell office:value-type="float" office:value="4.7714120000000042" table:style-name="ce206">
            <text:p>5</text:p>
          </table:table-cell>
          <table:table-cell office:value-type="float" office:value="5.4450889999999985" table:style-name="ce206">
            <text:p>5</text:p>
          </table:table-cell>
          <table:table-cell office:value-type="float" office:value="7.8651829999999947" table:style-name="ce206">
            <text:p>8</text:p>
          </table:table-cell>
          <table:table-cell office:value-type="float" office:value="10.536514999999996" table:style-name="ce206">
            <text:p>11</text:p>
          </table:table-cell>
          <table:table-cell office:value-type="float" office:value="9.7054259999999797" table:style-name="ce206">
            <text:p>10</text:p>
          </table:table-cell>
          <table:table-cell table:style-name="ce180"/>
          <table:table-cell table:style-name="ce32"/>
          <table:table-cell table:number-columns-repeated="2" table:style-name="ce78"/>
          <table:table-cell table:number-columns-repeated="2" table:style-name="ce181"/>
          <table:table-cell table:style-name="ce78"/>
          <table:table-cell table:number-columns-repeated="16325" table:style-name="ce1"/>
        </table:table-row>
        <table:table-row table:style-name="ro3">
          <table:table-cell table:style-name="ce172"/>
          <table:table-cell table:style-name="ce78"/>
          <table:table-cell office:value-type="string" table:style-name="ce78">
            <text:p>Outdoor plants</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3.1904290000000004" table:style-name="ce205">
            <text:p><text:s text:c="2"/>3</text:p>
          </table:table-cell>
          <table:table-cell office:value-type="float" office:value="1.516084" table:style-name="ce205">
            <text:p><text:s text:c="2"/>2</text:p>
          </table:table-cell>
          <table:table-cell office:value-type="float" office:value="2.193997" table:style-name="ce205">
            <text:p><text:s text:c="2"/>2</text:p>
          </table:table-cell>
          <table:table-cell office:value-type="float" office:value="2.6837890000000004" table:style-name="ce205">
            <text:p><text:s text:c="2"/>3</text:p>
          </table:table-cell>
          <table:table-cell office:value-type="float" office:value="3.8071249999999992" table:style-name="ce205">
            <text:p><text:s text:c="2"/>4</text:p>
          </table:table-cell>
          <table:table-cell office:value-type="float" office:value="3.2870129999999991" table:style-name="ce205">
            <text:p><text:s text:c="2"/>3</text:p>
          </table:table-cell>
          <table:table-cell office:value-type="float" office:value="2.3860170000000007" table:style-name="ce205">
            <text:p><text:s text:c="2"/>2</text:p>
          </table:table-cell>
          <table:table-cell office:value-type="float" office:value="2.013158999999999" table:style-name="ce205">
            <text:p><text:s text:c="2"/>2</text:p>
          </table:table-cell>
          <table:table-cell office:value-type="float" office:value="3.4824040000000003" table:style-name="ce205">
            <text:p><text:s text:c="2"/>3</text:p>
          </table:table-cell>
          <table:table-cell office:value-type="float" office:value="3.8586090000000004" table:style-name="ce205">
            <text:p><text:s text:c="2"/>4</text:p>
          </table:table-cell>
          <table:table-cell office:value-type="float" office:value="3.2111020000000003" table:style-name="ce205">
            <text:p><text:s text:c="2"/>3</text:p>
          </table:table-cell>
          <table:table-cell office:value-type="float" office:value="4.0357140000000005" table:style-name="ce205">
            <text:p><text:s text:c="2"/>4</text:p>
          </table:table-cell>
          <table:table-cell office:value-type="float" office:value="3.6567049999999997" table:style-name="ce205">
            <text:p><text:s text:c="2"/>4</text:p>
          </table:table-cell>
          <table:table-cell office:value-type="float" office:value="3.7096390000000006" table:style-name="ce205">
            <text:p><text:s text:c="2"/>4</text:p>
          </table:table-cell>
          <table:table-cell office:value-type="float" office:value="3.5136219999999989" table:style-name="ce205">
            <text:p><text:s text:c="2"/>4</text:p>
          </table:table-cell>
          <table:table-cell office:value-type="float" office:value="3.3097899999999987" table:style-name="ce205">
            <text:p><text:s text:c="2"/>3</text:p>
          </table:table-cell>
          <table:table-cell office:value-type="float" office:value="3.1577050000000004" table:style-name="ce205">
            <text:p><text:s text:c="2"/>3</text:p>
          </table:table-cell>
          <table:table-cell office:value-type="float" office:value="2.6984730000000012" table:style-name="ce205">
            <text:p><text:s text:c="2"/>3</text:p>
          </table:table-cell>
          <table:table-cell office:value-type="float" office:value="2.725984" table:style-name="ce205">
            <text:p><text:s text:c="2"/>3</text:p>
          </table:table-cell>
          <table:table-cell office:value-type="float" office:value="4.2163220000000008" table:style-name="ce205">
            <text:p><text:s text:c="2"/>4</text:p>
          </table:table-cell>
          <table:table-cell office:value-type="float" office:value="4.4508220000000005" table:style-name="ce206">
            <text:p>4</text:p>
          </table:table-cell>
          <table:table-cell office:value-type="float" office:value="5.1889429999999992" table:style-name="ce206">
            <text:p>5</text:p>
          </table:table-cell>
          <table:table-cell office:value-type="float" office:value="3.7823280000000015" table:style-name="ce206">
            <text:p>4</text:p>
          </table:table-cell>
          <table:table-cell office:value-type="float" office:value="3.0133899999999958" table:style-name="ce206">
            <text:p>3</text:p>
          </table:table-cell>
          <table:table-cell office:value-type="float" office:value="3.2259959999999999" table:style-name="ce206">
            <text:p>3</text:p>
          </table:table-cell>
          <table:table-cell office:value-type="float" office:value="3.872294000000001" table:style-name="ce206">
            <text:p>4</text:p>
          </table:table-cell>
          <table:table-cell office:value-type="float" office:value="3.1343819999999996" table:style-name="ce206">
            <text:p>3</text:p>
          </table:table-cell>
          <table:table-cell office:value-type="float" office:value="4.2629619999999999" table:style-name="ce206">
            <text:p>4</text:p>
          </table:table-cell>
          <table:table-cell office:value-type="float" office:value="3.4882979999999999" table:style-name="ce206">
            <text:p>3</text:p>
          </table:table-cell>
          <table:table-cell table:style-name="ce180"/>
          <table:table-cell table:style-name="ce32"/>
          <table:table-cell table:number-columns-repeated="2" table:style-name="ce78"/>
          <table:table-cell table:number-columns-repeated="2" table:style-name="ce181"/>
          <table:table-cell table:style-name="ce78"/>
          <table:table-cell table:number-columns-repeated="16325" table:style-name="ce1"/>
        </table:table-row>
        <table:table-row table:style-name="ro3">
          <table:table-cell table:style-name="ce172"/>
          <table:table-cell table:style-name="ce78"/>
          <table:table-cell office:value-type="string" table:style-name="ce78">
            <text:p>Trees</text:p>
          </table:table-cell>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2.5398870000000002" table:style-name="ce205">
            <text:p><text:s text:c="2"/>3</text:p>
          </table:table-cell>
          <table:table-cell office:value-type="float" office:value="2.8293059999999994" table:style-name="ce205">
            <text:p><text:s text:c="2"/>3</text:p>
          </table:table-cell>
          <table:table-cell office:value-type="float" office:value="3.0340370000000001" table:style-name="ce205">
            <text:p><text:s text:c="2"/>3</text:p>
          </table:table-cell>
          <table:table-cell office:value-type="float" office:value="1.1729069999999999" table:style-name="ce205">
            <text:p><text:s text:c="2"/>1</text:p>
          </table:table-cell>
          <table:table-cell office:value-type="float" office:value="0.76299000000000006" table:style-name="ce205">
            <text:p><text:s text:c="2"/>1</text:p>
          </table:table-cell>
          <table:table-cell office:value-type="float" office:value="0.80797400000000008" table:style-name="ce205">
            <text:p><text:s text:c="2"/>1</text:p>
          </table:table-cell>
          <table:table-cell office:value-type="float" office:value="0.67615499999999995" table:style-name="ce205">
            <text:p><text:s text:c="2"/>1</text:p>
          </table:table-cell>
          <table:table-cell office:value-type="float" office:value="0.75090299999999988" table:style-name="ce205">
            <text:p><text:s text:c="2"/>1</text:p>
          </table:table-cell>
          <table:table-cell office:value-type="float" office:value="1.3680909999999999" table:style-name="ce205">
            <text:p><text:s text:c="2"/>1</text:p>
          </table:table-cell>
          <table:table-cell office:value-type="float" office:value="1.2040500000000005" table:style-name="ce205">
            <text:p><text:s text:c="2"/>1</text:p>
          </table:table-cell>
          <table:table-cell office:value-type="float" office:value="1.4547239999999997" table:style-name="ce205">
            <text:p><text:s text:c="2"/>1</text:p>
          </table:table-cell>
          <table:table-cell office:value-type="float" office:value="1.543598" table:style-name="ce205">
            <text:p><text:s text:c="2"/>2</text:p>
          </table:table-cell>
          <table:table-cell office:value-type="float" office:value="1.6215970000000006" table:style-name="ce205">
            <text:p><text:s text:c="2"/>2</text:p>
          </table:table-cell>
          <table:table-cell office:value-type="float" office:value="1.6255020000000002" table:style-name="ce205">
            <text:p><text:s text:c="2"/>2</text:p>
          </table:table-cell>
          <table:table-cell office:value-type="float" office:value="1.8969760000000007" table:style-name="ce205">
            <text:p><text:s text:c="2"/>2</text:p>
          </table:table-cell>
          <table:table-cell office:value-type="float" office:value="2.4795280000000002" table:style-name="ce205">
            <text:p><text:s text:c="2"/>2</text:p>
          </table:table-cell>
          <table:table-cell office:value-type="float" office:value="2.863022" table:style-name="ce205">
            <text:p><text:s text:c="2"/>3</text:p>
          </table:table-cell>
          <table:table-cell office:value-type="float" office:value="2.226763" table:style-name="ce205">
            <text:p><text:s text:c="2"/>2</text:p>
          </table:table-cell>
          <table:table-cell office:value-type="float" office:value="2.0407129999999998" table:style-name="ce205">
            <text:p><text:s text:c="2"/>2</text:p>
          </table:table-cell>
          <table:table-cell office:value-type="float" office:value="2.5901880000000013" table:style-name="ce205">
            <text:p><text:s text:c="2"/>3</text:p>
          </table:table-cell>
          <table:table-cell office:value-type="float" office:value="2.6347940000000003" table:style-name="ce206">
            <text:p>3</text:p>
          </table:table-cell>
          <table:table-cell office:value-type="float" office:value="3.7161689999999976" table:style-name="ce206">
            <text:p>4</text:p>
          </table:table-cell>
          <table:table-cell office:value-type="float" office:value="3.8305989999999985" table:style-name="ce206">
            <text:p>4</text:p>
          </table:table-cell>
          <table:table-cell office:value-type="float" office:value="3.9370389999999995" table:style-name="ce206">
            <text:p>4</text:p>
          </table:table-cell>
          <table:table-cell office:value-type="float" office:value="1.7342009999999994" table:style-name="ce206">
            <text:p>2</text:p>
          </table:table-cell>
          <table:table-cell office:value-type="float" office:value="3.1043719999999988" table:style-name="ce206">
            <text:p>3</text:p>
          </table:table-cell>
          <table:table-cell office:value-type="float" office:value="3.696962000000001" table:style-name="ce206">
            <text:p>4</text:p>
          </table:table-cell>
          <table:table-cell office:value-type="float" office:value="3.6975859999999994" table:style-name="ce206">
            <text:p>4</text:p>
          </table:table-cell>
          <table:table-cell office:value-type="float" office:value="3.2313269999999998" table:style-name="ce206">
            <text:p>3</text:p>
          </table:table-cell>
          <table:table-cell table:style-name="ce180"/>
          <table:table-cell table:style-name="ce32"/>
          <table:table-cell table:number-columns-repeated="2" table:style-name="ce78"/>
          <table:table-cell table:number-columns-repeated="2" table:style-name="ce181"/>
          <table:table-cell table:style-name="ce78"/>
          <table:table-cell table:number-columns-repeated="16325" table:style-name="ce1"/>
        </table:table-row>
        <table:table-row table:style-name="ro3">
          <table:table-cell table:style-name="ce187"/>
          <table:table-cell table:style-name="ce179"/>
          <table:table-cell office:value-type="string" table:style-name="ce179">
            <text:p>Other</text:p>
          </table:table-cell>
          <table:table-cell table:style-name="ce179"/>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float" office:value="2.3050390000000043" table:style-name="ce209">
            <text:p><text:s text:c="2"/>2</text:p>
          </table:table-cell>
          <table:table-cell office:value-type="float" office:value="0.93438200000000515" table:style-name="ce209">
            <text:p><text:s text:c="2"/>1</text:p>
          </table:table-cell>
          <table:table-cell office:value-type="float" office:value="1.7238439999999957" table:style-name="ce209">
            <text:p><text:s text:c="2"/>2</text:p>
          </table:table-cell>
          <table:table-cell office:value-type="float" office:value="2.3835860000000029" table:style-name="ce209">
            <text:p><text:s text:c="2"/>2</text:p>
          </table:table-cell>
          <table:table-cell office:value-type="float" office:value="1.2162700000000053" table:style-name="ce209">
            <text:p><text:s text:c="2"/>1</text:p>
          </table:table-cell>
          <table:table-cell office:value-type="float" office:value="1.1747779999999994" table:style-name="ce209">
            <text:p><text:s text:c="2"/>1</text:p>
          </table:table-cell>
          <table:table-cell office:value-type="float" office:value="2.1381480000000002" table:style-name="ce209">
            <text:p><text:s text:c="2"/>2</text:p>
          </table:table-cell>
          <table:table-cell office:value-type="float" office:value="2.1074219999999997" table:style-name="ce209">
            <text:p><text:s text:c="2"/>2</text:p>
          </table:table-cell>
          <table:table-cell office:value-type="float" office:value="2.2117680000000002" table:style-name="ce209">
            <text:p><text:s text:c="2"/>2</text:p>
          </table:table-cell>
          <table:table-cell office:value-type="float" office:value="1.499905" table:style-name="ce209">
            <text:p><text:s text:c="2"/>1</text:p>
          </table:table-cell>
          <table:table-cell office:value-type="float" office:value="2.7146059999999999" table:style-name="ce209">
            <text:p><text:s text:c="2"/>3</text:p>
          </table:table-cell>
          <table:table-cell office:value-type="float" office:value="2.6129129999999998" table:style-name="ce209">
            <text:p><text:s text:c="2"/>3</text:p>
          </table:table-cell>
          <table:table-cell office:value-type="float" office:value="5.1450820000000004" table:style-name="ce209">
            <text:p><text:s text:c="2"/>5</text:p>
          </table:table-cell>
          <table:table-cell office:value-type="float" office:value="5.0419659999999995" table:style-name="ce209">
            <text:p><text:s text:c="2"/>5</text:p>
          </table:table-cell>
          <table:table-cell office:value-type="float" office:value="5.8876030000000021" table:style-name="ce209">
            <text:p><text:s text:c="2"/>6</text:p>
          </table:table-cell>
          <table:table-cell office:value-type="float" office:value="7.3493250000000003" table:style-name="ce209">
            <text:p><text:s text:c="2"/>7</text:p>
          </table:table-cell>
          <table:table-cell office:value-type="float" office:value="9.6956490000000013" table:style-name="ce209">
            <text:p><text:s text:c="2"/>10</text:p>
          </table:table-cell>
          <table:table-cell office:value-type="float" office:value="10.108514999999997" table:style-name="ce209">
            <text:p><text:s text:c="2"/>10</text:p>
          </table:table-cell>
          <table:table-cell office:value-type="float" office:value="11.162489000000001" table:style-name="ce209">
            <text:p><text:s text:c="2"/>11</text:p>
          </table:table-cell>
          <table:table-cell office:value-type="float" office:value="9.5251570000000019" table:style-name="ce209">
            <text:p><text:s text:c="2"/>10</text:p>
          </table:table-cell>
          <table:table-cell office:value-type="float" office:value="9.9178170000000048" table:style-name="ce210">
            <text:p>10</text:p>
          </table:table-cell>
          <table:table-cell office:value-type="float" office:value="12.351681999999997" table:style-name="ce210">
            <text:p>12</text:p>
          </table:table-cell>
          <table:table-cell office:value-type="float" office:value="11.589909" table:style-name="ce210">
            <text:p>12</text:p>
          </table:table-cell>
          <table:table-cell office:value-type="float" office:value="25.868798999999996" table:style-name="ce210">
            <text:p>26</text:p>
          </table:table-cell>
          <table:table-cell office:value-type="float" office:value="16.400017999999996" table:style-name="ce210">
            <text:p>16</text:p>
          </table:table-cell>
          <table:table-cell office:value-type="float" office:value="23.710337000000003" table:style-name="ce210">
            <text:p>24</text:p>
          </table:table-cell>
          <table:table-cell office:value-type="float" office:value="17.744299999999999" table:style-name="ce210">
            <text:p>18</text:p>
          </table:table-cell>
          <table:table-cell office:value-type="float" office:value="16.826687" table:style-name="ce210">
            <text:p>17</text:p>
          </table:table-cell>
          <table:table-cell office:value-type="float" office:value="16.33202" table:style-name="ce210">
            <text:p>16</text:p>
          </table:table-cell>
          <table:table-cell table:style-name="ce180"/>
          <table:table-cell table:style-name="ce32"/>
          <table:table-cell table:number-columns-repeated="2" table:style-name="ce78"/>
          <table:table-cell table:number-columns-repeated="2" table:style-name="ce181"/>
          <table:table-cell table:style-name="ce78"/>
          <table:table-cell table:number-columns-repeated="16325" table:style-name="ce1"/>
        </table:table-row>
        <table:table-row table:style-name="ro3">
          <table:table-cell table:number-columns-repeated="25" table:style-name="ce78"/>
          <table:table-cell table:style-name="ce176"/>
          <table:table-cell table:number-columns-repeated="5" table:style-name="ce78"/>
          <table:table-cell table:number-columns-repeated="3" table:style-name="ce10"/>
          <table:table-cell table:style-name="ce78"/>
          <table:table-cell table:number-columns-repeated="4" table:style-name="ce10"/>
          <table:table-cell table:style-name="ce78"/>
          <table:table-cell table:number-columns-repeated="3" table:style-name="ce10"/>
          <table:table-cell table:number-columns-repeated="9" table:style-name="ce78"/>
          <table:table-cell table:style-name="ce180"/>
          <table:table-cell table:number-columns-repeated="6" table:style-name="ce78"/>
          <table:table-cell table:number-columns-repeated="16325" table:style-name="ce1"/>
        </table:table-row>
        <table:table-row table:style-name="ro3">
          <table:table-cell office:value-type="string" table:style-name="ce2">
            <text:p>- means 'nil' or 'negligible' (less than half the last digit shown).</text:p>
          </table:table-cell>
          <table:table-cell table:number-columns-repeated="24" table:style-name="ce78"/>
          <table:table-cell table:style-name="ce176"/>
          <table:table-cell table:number-columns-repeated="5" table:style-name="ce78"/>
          <table:table-cell table:number-columns-repeated="3" table:style-name="ce10"/>
          <table:table-cell table:style-name="ce78"/>
          <table:table-cell table:number-columns-repeated="4" table:style-name="ce10"/>
          <table:table-cell table:style-name="ce78"/>
          <table:table-cell table:number-columns-repeated="3" table:style-name="ce10"/>
          <table:table-cell table:number-columns-repeated="2" table:style-name="ce78"/>
          <table:table-cell table:style-name="ce10"/>
          <table:table-cell table:number-columns-repeated="13" table:style-name="ce78"/>
          <table:table-cell table:number-columns-repeated="16325" table:style-name="ce1"/>
        </table:table-row>
        <table:table-row table:style-name="ro3">
          <table:table-cell office:value-type="string" table:style-name="ce2">
            <text:p>. . means 'not available' or 'not applicable'.</text:p>
          </table:table-cell>
          <table:table-cell table:number-columns-repeated="24" table:style-name="ce78"/>
          <table:table-cell table:style-name="ce176"/>
          <table:table-cell table:number-columns-repeated="5" table:style-name="ce78"/>
          <table:table-cell table:number-columns-repeated="3" table:style-name="ce10"/>
          <table:table-cell table:style-name="ce78"/>
          <table:table-cell table:number-columns-repeated="4" table:style-name="ce10"/>
          <table:table-cell table:style-name="ce78"/>
          <table:table-cell table:number-columns-repeated="3" table:style-name="ce10"/>
          <table:table-cell table:number-columns-repeated="16" table:style-name="ce78"/>
          <table:table-cell table:number-columns-repeated="16325" table:style-name="ce1"/>
        </table:table-row>
        <table:table-row table:style-name="ro3">
          <table:table-cell office:value-type="string" table:style-name="ce189">
            <text:p>(a) Areas relate to field areas multiplied by the number of crops in the year and hence differ from those shown in table 2.2.</text:p>
          </table:table-cell>
          <table:table-cell table:number-columns-repeated="24" table:style-name="ce78"/>
          <table:table-cell table:style-name="ce176"/>
          <table:table-cell table:number-columns-repeated="33" table:style-name="ce78"/>
          <table:table-cell table:number-columns-repeated="16325" table:style-name="ce1"/>
        </table:table-row>
        <table:table-row table:style-name="ro3">
          <table:table-cell office:value-type="string" table:style-name="ce189">
            <text:p>(b) Including forced flower bulbs.</text:p>
          </table:table-cell>
          <table:table-cell table:number-columns-repeated="24" table:style-name="ce78"/>
          <table:table-cell table:style-name="ce176"/>
          <table:table-cell table:number-columns-repeated="33" table:style-name="ce78"/>
          <table:table-cell table:number-columns-repeated="16325" table:style-name="ce1"/>
        </table:table-row>
        <table:table-row table:style-name="ro3">
          <table:table-cell table:number-columns-repeated="25" table:style-name="ce78"/>
          <table:table-cell table:style-name="ce176"/>
          <table:table-cell table:number-columns-repeated="33" table:style-name="ce78"/>
          <table:table-cell table:number-columns-repeated="16325" table:style-name="ce1"/>
        </table:table-row>
        <table:table-row table:style-name="ro3">
          <table:table-cell office:value-type="string" table:style-name="ce2">
            <text:p>© Crown copyright, 2021</text:p>
          </table:table-cell>
          <table:table-cell table:number-columns-repeated="3" table:style-name="ce2"/>
          <table:table-cell table:number-columns-repeated="21" table:style-name="ce78"/>
          <table:table-cell table:style-name="ce176"/>
          <table:table-cell table:number-columns-repeated="33" table:style-name="ce78"/>
          <table:table-cell table:number-columns-repeated="16325" table:style-name="ce1"/>
        </table:table-row>
        <table:table-row table:number-rows-repeated="3" table:style-name="ro3">
          <table:table-cell table:number-columns-repeated="25" table:style-name="ce78"/>
          <table:table-cell table:style-name="ce176"/>
          <table:table-cell table:number-columns-repeated="33" table:style-name="ce78"/>
          <table:table-cell table:number-columns-repeated="16325" table:style-name="ce1"/>
        </table:table-row>
        <table:table-row table:number-rows-repeated="2" table:style-name="ro3">
          <table:table-cell table:number-columns-repeated="25" table:style-name="ce78"/>
          <table:table-cell table:style-name="ce176"/>
          <table:table-cell table:number-columns-repeated="16358" table:style-name="ce78"/>
        </table:table-row>
        <table:table-row table:number-rows-repeated="32" table:style-name="ro3">
          <table:table-cell table:number-columns-repeated="16384"/>
        </table:table-row>
        <table:table-row table:number-rows-repeated="14" table:style-name="ro3">
          <table:table-cell table:number-columns-repeated="25" table:style-name="ce78"/>
          <table:table-cell table:style-name="ce176"/>
          <table:table-cell table:number-columns-repeated="16358" table:style-name="ce78"/>
        </table:table-row>
        <table:table-row table:number-rows-repeated="4" table:style-name="ro3">
          <table:table-cell table:number-columns-repeated="25" table:style-name="ce78"/>
          <table:table-cell table:style-name="ce176"/>
          <table:table-cell table:number-columns-repeated="33" table:style-name="ce78"/>
          <table:table-cell table:number-columns-repeated="16325" table:style-name="ce1"/>
        </table:table-row>
        <table:table-row table:style-name="ro3">
          <table:table-cell office:value-type="string" table:style-name="ce78">
            <text:p>© Crown copyright, 2021</text:p>
          </table:table-cell>
          <table:table-cell table:number-columns-repeated="24" table:style-name="ce78"/>
          <table:table-cell table:style-name="ce176"/>
          <table:table-cell table:number-columns-repeated="33" table:style-name="ce78"/>
          <table:table-cell table:number-columns-repeated="16325" table:style-name="ce1"/>
        </table:table-row>
        <table:table-row table:number-rows-repeated="11" table:style-name="ro3">
          <table:table-cell table:number-columns-repeated="25" table:style-name="ce78"/>
          <table:table-cell table:style-name="ce176"/>
          <table:table-cell table:number-columns-repeated="33" table:style-name="ce78"/>
          <table:table-cell table:number-columns-repeated="16325" table:style-name="ce1"/>
        </table:table-row>
        <table:table-row table:number-rows-repeated="2" table:style-name="ro3">
          <table:table-cell table:number-columns-repeated="25" table:style-name="ce78"/>
          <table:table-cell table:style-name="ce176"/>
          <table:table-cell table:number-columns-repeated="16358" table:style-name="ce78"/>
        </table:table-row>
        <table:table-row table:number-rows-repeated="788" table:style-name="ro3">
          <table:table-cell table:number-columns-repeated="16384"/>
        </table:table-row>
        <table:table-row table:number-rows-repeated="1047676" table:style-name="ro5">
          <table:table-cell table:number-columns-repeated="16384"/>
        </table:table-row>
      </table:table>
      <table:table table:name="Potatoes_(Table_7_11)" table:style-name="ta1">
        <table:table-column table:style-name="co1" table:number-columns-repeated="2" table:default-cell-style-name="ce78"/>
        <table:table-column table:style-name="co31" table:default-cell-style-name="ce78"/>
        <table:table-column table:style-name="co37" table:default-cell-style-name="ce78"/>
        <table:table-column table:style-name="co38" table:number-columns-repeated="10" table:default-cell-style-name="ce78"/>
        <table:table-column table:style-name="co17" table:default-cell-style-name="ce78"/>
        <table:table-column table:style-name="co39" table:default-cell-style-name="ce78"/>
        <table:table-column table:style-name="co38" table:number-columns-repeated="2" table:default-cell-style-name="ce78"/>
        <table:table-column table:style-name="co2" table:number-columns-repeated="9" table:default-cell-style-name="ce78"/>
        <table:table-column table:style-name="co2" table:default-cell-style-name="ce176"/>
        <table:table-column table:style-name="co2" table:number-columns-repeated="19" table:default-cell-style-name="ce78"/>
        <table:table-column table:style-name="co16" table:default-cell-style-name="ce78"/>
        <table:table-column table:style-name="co14" table:number-columns-repeated="16336" table:default-cell-style-name="ce78"/>
        <table:table-row table:style-name="ro1">
          <table:table-cell office:value-type="string" table:style-name="ce2">
            <text:p>Date of update: 22 July 2021</text:p>
          </table:table-cell>
          <table:table-cell table:style-name="ce2"/>
          <table:table-cell table:style-name="ce3"/>
          <table:table-cell table:style-name="ce4"/>
          <table:table-cell table:number-columns-repeated="16380" table:style-name="ce2"/>
        </table:table-row>
        <table:table-row table:style-name="ro1">
          <table:table-cell office:value-type="string" table:style-name="ce2">
            <text:p>Next update: June 2022</text:p>
          </table:table-cell>
          <table:table-cell table:style-name="ce2"/>
          <table:table-cell table:style-name="ce3"/>
          <table:table-cell table:style-name="ce4"/>
          <table:table-cell table:number-columns-repeated="16380" table:style-name="ce2"/>
        </table:table-row>
        <table:table-row table:style-name="ro1">
          <table:table-cell table:number-columns-repeated="2" table:style-name="ce2"/>
          <table:table-cell table:style-name="ce3"/>
          <table:table-cell table:style-name="ce6"/>
          <table:table-cell table:number-columns-repeated="16380" table:style-name="ce2"/>
        </table:table-row>
        <table:table-row table:style-name="ro2">
          <table:table-cell office:value-type="string" table:style-name="ce171">
            <text:p>Table 7.11a Potatoes; production, value, supply and use (a)</text:p>
          </table:table-cell>
          <table:table-cell table:number-columns-repeated="26" table:style-name="ce172"/>
          <table:table-cell table:style-name="ce173"/>
          <table:table-cell table:number-columns-repeated="6" table:style-name="ce172"/>
          <table:table-cell table:style-name="ce190"/>
          <table:table-cell table:number-columns-repeated="2" table:style-name="ce172"/>
          <table:table-cell table:number-columns-repeated="4" table:style-name="ce175"/>
          <table:table-cell table:number-columns-repeated="16343" table:style-name="ce172"/>
        </table:table-row>
        <table:table-row table:style-name="ro2">
          <table:table-cell table:style-name="ce171"/>
          <table:table-cell table:number-columns-repeated="26" table:style-name="ce172"/>
          <table:table-cell table:style-name="ce173"/>
          <table:table-cell table:number-columns-repeated="6" table:style-name="ce172"/>
          <table:table-cell table:style-name="ce190"/>
          <table:table-cell table:number-columns-repeated="2" table:style-name="ce172"/>
          <table:table-cell table:number-columns-repeated="4" table:style-name="ce175"/>
          <table:table-cell table:number-columns-repeated="16343" table:style-name="ce172"/>
        </table:table-row>
        <table:table-row table:style-name="ro1">
          <table:table-cell office:value-type="string" table:style-name="ce78">
            <text:p>Enquiries: Lisa Brown on +44 (0) 20 802 66340</text:p>
          </table:table-cell>
          <table:table-cell table:number-columns-repeated="8" table:style-name="ce78"/>
          <table:table-cell table:number-columns-repeated="2" table:style-name="ce143"/>
          <table:table-cell table:number-columns-repeated="2" table:style-name="ce8"/>
          <table:table-cell office:value-type="string" table:style-name="ce3">
            <text:p>email: Crops-statistics@defra.gov.uk</text:p>
          </table:table-cell>
          <table:table-cell table:number-columns-repeated="13" table:style-name="ce78"/>
          <table:table-cell table:style-name="ce176"/>
          <table:table-cell table:number-columns-repeated="6" table:style-name="ce78"/>
          <table:table-cell table:style-name="ce190"/>
          <table:table-cell table:number-columns-repeated="2" table:style-name="ce78"/>
          <table:table-cell table:number-columns-repeated="3" table:style-name="ce8"/>
          <table:table-cell table:number-columns-repeated="2" table:style-name="ce78"/>
          <table:table-cell table:number-columns-repeated="2" table:style-name="ce8"/>
          <table:table-cell table:style-name="ce78"/>
          <table:table-cell table:style-name="ce35"/>
          <table:table-cell table:style-name="ce79"/>
          <table:table-cell table:number-columns-repeated="2" table:style-name="ce35"/>
          <table:table-cell table:style-name="ce2"/>
          <table:table-cell table:number-columns-repeated="16334"/>
        </table:table-row>
        <table:table-row table:style-name="ro3">
          <table:table-cell table:number-columns-repeated="27" table:style-name="ce78"/>
          <table:table-cell table:style-name="ce176"/>
          <table:table-cell table:number-columns-repeated="6" table:style-name="ce78"/>
          <table:table-cell table:style-name="ce190"/>
          <table:table-cell table:number-columns-repeated="2" table:style-name="ce78"/>
          <table:table-cell table:number-columns-repeated="4" table:style-name="ce175"/>
          <table:table-cell table:number-columns-repeated="16343" table:style-name="ce78"/>
        </table:table-row>
        <table:table-row table:style-name="ro3">
          <table:table-cell office:value-type="string" table:style-name="ce78">
            <text:p>Thousand tonnes (unless otherwise specified)</text:p>
          </table:table-cell>
          <table:table-cell table:number-columns-repeated="7" table:style-name="ce78"/>
          <table:table-cell table:number-columns-repeated="5" table:style-name="ce190"/>
          <table:table-cell office:value-type="string" table:style-name="ce190">
            <text:p><text:s text:c="15"/>Calendar years</text:p>
          </table:table-cell>
          <table:table-cell table:number-columns-repeated="2" table:style-name="ce11"/>
          <table:table-cell table:number-columns-repeated="11" table:style-name="ce78"/>
          <table:table-cell table:style-name="ce176"/>
          <table:table-cell table:number-columns-repeated="5" table:style-name="ce78"/>
          <table:table-cell table:style-name="ce190"/>
          <table:table-cell table:style-name="ce78"/>
          <table:table-cell table:style-name="ce190"/>
          <table:table-cell table:style-name="ce78"/>
          <table:table-cell table:number-columns-repeated="4" table:style-name="ce190"/>
          <table:table-cell table:style-name="ce78"/>
          <table:table-cell table:number-columns-repeated="3" table:style-name="ce190"/>
          <table:table-cell table:number-columns-repeated="2" table:style-name="ce78"/>
          <table:table-cell table:style-name="ce190"/>
          <table:table-cell table:number-columns-repeated="16336" table:style-name="ce78"/>
        </table:table-row>
        <table:table-row table:style-name="ro3">
          <table:table-cell table:number-columns-repeated="4" table:style-name="ce178"/>
          <table:table-cell office:value-type="float" office:value="2011" table:style-name="ce201">
            <text:p>2011</text:p>
          </table:table-cell>
          <table:table-cell office:value-type="float" office:value="2012" table:style-name="ce201">
            <text:p>2012</text:p>
          </table:table-cell>
          <table:table-cell office:value-type="float" office:value="2013" table:style-name="ce201">
            <text:p>2013</text:p>
          </table:table-cell>
          <table:table-cell office:value-type="float" office:value="2014" table:style-name="ce201">
            <text:p>2014</text:p>
          </table:table-cell>
          <table:table-cell office:value-type="float" office:value="2015" table:style-name="ce201">
            <text:p>2015</text:p>
          </table:table-cell>
          <table:table-cell office:value-type="float" office:value="2016" table:style-name="ce201">
            <text:p>2016</text:p>
          </table:table-cell>
          <table:table-cell office:value-type="float" office:value="2017" table:style-name="ce201">
            <text:p>2017</text:p>
          </table:table-cell>
          <table:table-cell office:value-type="float" office:value="2018" table:style-name="ce201">
            <text:p>2018</text:p>
          </table:table-cell>
          <table:table-cell office:value-type="float" office:value="2019" table:style-name="ce201">
            <text:p>2019</text:p>
          </table:table-cell>
          <table:table-cell office:value-type="float" office:value="2020" table:style-name="ce201">
            <text:p>2020</text:p>
          </table:table-cell>
          <table:table-cell table:number-columns-repeated="2" table:style-name="ce11"/>
          <table:table-cell table:number-columns-repeated="16368" table:style-name="ce78"/>
        </table:table-row>
        <table:table-row table:style-name="ro3">
          <table:table-cell table:number-columns-repeated="4" table:style-name="ce179"/>
          <table:table-cell table:number-columns-repeated="2" table:style-name="ce187"/>
          <table:table-cell table:number-columns-repeated="7" table:style-name="ce204"/>
          <table:table-cell office:value-type="string" table:style-name="ce204">
            <text:p>(provisional)</text:p>
          </table:table-cell>
          <table:table-cell table:number-columns-repeated="16370" table:style-name="ce78"/>
        </table:table-row>
        <table:table-row table:style-name="ro3">
          <table:table-cell office:value-type="string" table:style-name="ce172">
            <text:p>Production</text:p>
          </table:table-cell>
          <table:table-cell table:number-columns-repeated="16383" table:style-name="ce78"/>
        </table:table-row>
        <table:table-row table:style-name="ro3">
          <table:table-cell table:style-name="ce78"/>
          <table:table-cell office:value-type="string" table:style-name="ce78">
            <text:p>Area sown (thousand hectares)</text:p>
          </table:table-cell>
          <table:table-cell table:number-columns-repeated="2" table:style-name="ce78"/>
          <table:table-cell office:value-type="float" office:value="146.12260000000001" table:style-name="ce206">
            <text:p>146</text:p>
          </table:table-cell>
          <table:table-cell office:value-type="float" office:value="148.77099999999999" table:style-name="ce206">
            <text:p>149</text:p>
          </table:table-cell>
          <table:table-cell office:value-type="float" office:value="139.2928" table:style-name="ce206">
            <text:p>139</text:p>
          </table:table-cell>
          <table:table-cell office:value-type="float" office:value="140.52922000000001" table:style-name="ce206">
            <text:p>141</text:p>
          </table:table-cell>
          <table:table-cell office:value-type="float" office:value="128.5222" table:style-name="ce206">
            <text:p>129</text:p>
          </table:table-cell>
          <table:table-cell office:value-type="float" office:value="138.50241" table:style-name="ce206">
            <text:p>139</text:p>
          </table:table-cell>
          <table:table-cell office:value-type="float" office:value="144.89947479875673" table:style-name="ce206">
            <text:p>145</text:p>
          </table:table-cell>
          <table:table-cell office:value-type="float" office:value="140.21554999999998" table:style-name="ce206">
            <text:p>140</text:p>
          </table:table-cell>
          <table:table-cell office:value-type="float" office:value="144.06537" table:style-name="ce206">
            <text:p>144</text:p>
          </table:table-cell>
          <table:table-cell office:value-type="float" office:value="142.41317999999998" table:style-name="ce206">
            <text:p>142</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style-name="ce78"/>
          <table:table-cell office:value-type="string" table:style-name="ce78">
            <text:p>Area harvested (thousand hectares)</text:p>
          </table:table-cell>
          <table:table-cell table:number-columns-repeated="2" table:style-name="ce78"/>
          <table:table-cell office:value-type="float" office:value="132.78060840336136" table:style-name="ce181">
            <text:p>133</text:p>
          </table:table-cell>
          <table:table-cell office:value-type="float" office:value="122.42347368421052" table:style-name="ce181">
            <text:p>122</text:p>
          </table:table-cell>
          <table:table-cell office:value-type="float" office:value="126.16272358078604" table:style-name="ce181">
            <text:p>126</text:p>
          </table:table-cell>
          <table:table-cell office:value-type="float" office:value="125.09218947368423" table:style-name="ce181">
            <text:p>125</text:p>
          </table:table-cell>
          <table:table-cell office:value-type="float" office:value="114.65482186234819" table:style-name="ce181">
            <text:p>115</text:p>
          </table:table-cell>
          <table:table-cell office:value-type="float" office:value="120.26225555555556" table:style-name="ce181">
            <text:p>120</text:p>
          </table:table-cell>
          <table:table-cell office:value-type="float" office:value="126.61925030425965" table:style-name="ce181">
            <text:p>127</text:p>
          </table:table-cell>
          <table:table-cell office:value-type="float" office:value="121.54348992805754" table:style-name="ce181">
            <text:p>122</text:p>
          </table:table-cell>
          <table:table-cell office:value-type="float" office:value="116.8511298245614" table:style-name="ce181">
            <text:p>117</text:p>
          </table:table-cell>
          <table:table-cell office:value-type="float" office:value="119.62311533477323" table:style-name="ce181">
            <text:p>120</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style-name="ce212"/>
          <table:table-cell office:value-type="string" table:style-name="ce78">
            <text:p>Yield <text:s/>(tonnes per hectare harvested)</text:p>
          </table:table-cell>
          <table:table-cell table:style-name="ce78"/>
          <table:table-cell table:style-name="ce190"/>
          <table:table-cell office:value-type="float" office:value="47.524352373015596" table:style-name="ce213">
            <text:p>48</text:p>
          </table:table-cell>
          <table:table-cell office:value-type="float" office:value="38.048231331027701" table:style-name="ce213">
            <text:p>38</text:p>
          </table:table-cell>
          <table:table-cell office:value-type="float" office:value="45.606036591244575" table:style-name="ce213">
            <text:p>46</text:p>
          </table:table-cell>
          <table:table-cell office:value-type="float" office:value="47.350479336046256" table:style-name="ce213">
            <text:p>47</text:p>
          </table:table-cell>
          <table:table-cell office:value-type="float" office:value="49.221731331211352" table:style-name="ce213">
            <text:p>49</text:p>
          </table:table-cell>
          <table:table-cell office:value-type="float" office:value="44.856246742006185" table:style-name="ce213">
            <text:p>45</text:p>
          </table:table-cell>
          <table:table-cell office:value-type="float" office:value="49.106314672844576" table:style-name="ce213">
            <text:p>49</text:p>
          </table:table-cell>
          <table:table-cell office:value-type="float" office:value="41.629780782703513" table:style-name="ce213">
            <text:p>42</text:p>
          </table:table-cell>
          <table:table-cell office:value-type="float" office:value="45.420738772654815" table:style-name="ce213">
            <text:p>45</text:p>
          </table:table-cell>
          <table:table-cell office:value-type="float" office:value="46.084847902540098" table:style-name="ce213">
            <text:p>46</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style-name="ce214"/>
          <table:table-cell office:value-type="string" table:style-name="ce172">
            <text:p>Volume of harvested production</text:p>
          </table:table-cell>
          <table:table-cell table:number-columns-repeated="2" table:style-name="ce78"/>
          <table:table-cell office:value-type="float" office:value="6310.3124220647405" table:style-name="ce25">
            <text:p>6,310</text:p>
          </table:table-cell>
          <table:table-cell office:value-type="float" office:value="4657.996647084824" table:style-name="ce25">
            <text:p>4,658</text:p>
          </table:table-cell>
          <table:table-cell office:value-type="float" office:value="5753.7817880764023" table:style-name="ce25">
            <text:p>5,754</text:p>
          </table:table-cell>
          <table:table-cell office:value-type="float" office:value="5923.1751327744678" table:style-name="ce25">
            <text:p>5,923</text:p>
          </table:table-cell>
          <table:table-cell office:value-type="float" office:value="5643.5088375364003" table:style-name="ce25">
            <text:p>5,644</text:p>
          </table:table-cell>
          <table:table-cell office:value-type="float" office:value="5394.5134089502044" table:style-name="ce25">
            <text:p>5,395</text:p>
          </table:table-cell>
          <table:table-cell office:value-type="float" office:value="6217.8047490806457" table:style-name="ce25">
            <text:p>6,218</text:p>
          </table:table-cell>
          <table:table-cell office:value-type="float" office:value="5059.8288412697675" table:style-name="ce25">
            <text:p>5,060</text:p>
          </table:table-cell>
          <table:table-cell office:value-type="float" office:value="5307.4646430509774" table:style-name="ce25">
            <text:p>5,307</text:p>
          </table:table-cell>
          <table:table-cell office:value-type="float" office:value="5512.8130758310363" table:style-name="ce25">
            <text:p>5,513</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style-name="ce214"/>
          <table:table-cell table:style-name="ce215"/>
          <table:table-cell office:value-type="string" table:style-name="ce78">
            <text:p>of which:</text:p>
          </table:table-cell>
          <table:table-cell office:value-type="string" table:style-name="ce184">
            <text:p>For human consumption</text:p>
          </table:table-cell>
          <table:table-cell office:value-type="float" office:value="4418.8282163006597" table:style-name="ce25">
            <text:p>4,419</text:p>
          </table:table-cell>
          <table:table-cell office:value-type="float" office:value="3288.9414952839402" table:style-name="ce25">
            <text:p>3,289</text:p>
          </table:table-cell>
          <table:table-cell office:value-type="float" office:value="4001.4409149100902" table:style-name="ce25">
            <text:p>4,001</text:p>
          </table:table-cell>
          <table:table-cell office:value-type="float" office:value="4010.913324523925" table:style-name="ce25">
            <text:p>4,011</text:p>
          </table:table-cell>
          <table:table-cell office:value-type="float" office:value="3724.4338407337536" table:style-name="ce25">
            <text:p>3,724</text:p>
          </table:table-cell>
          <table:table-cell office:value-type="float" office:value="3712.1076030520608" table:style-name="ce25">
            <text:p>3,712</text:p>
          </table:table-cell>
          <table:table-cell office:value-type="float" office:value="4305.1871415181522" table:style-name="ce25">
            <text:p>4,305</text:p>
          </table:table-cell>
          <table:table-cell office:value-type="float" office:value="3182.3675928075036" table:style-name="ce25">
            <text:p>3,182</text:p>
          </table:table-cell>
          <table:table-cell office:value-type="float" office:value="3428.2260377748794" table:style-name="ce25">
            <text:p>3,428</text:p>
          </table:table-cell>
          <table:table-cell office:value-type="float" office:value="3877.4785713941174" table:style-name="ce25">
            <text:p>3,877</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style-name="ce214"/>
          <table:table-cell table:number-columns-repeated="2" table:style-name="ce78"/>
          <table:table-cell office:value-type="string" table:style-name="ce78">
            <text:p>Seed</text:p>
          </table:table-cell>
          <table:table-cell office:value-type="float" office:value="423.70007542033017" table:style-name="ce216">
            <text:p>424</text:p>
          </table:table-cell>
          <table:table-cell office:value-type="float" office:value="347.16843871432462" table:style-name="ce216">
            <text:p>347</text:p>
          </table:table-cell>
          <table:table-cell office:value-type="float" office:value="384.04276191063104" table:style-name="ce216">
            <text:p>384</text:p>
          </table:table-cell>
          <table:table-cell office:value-type="float" office:value="376.97552029577815" table:style-name="ce216">
            <text:p>377</text:p>
          </table:table-cell>
          <table:table-cell office:value-type="float" office:value="364.09451481970325" table:style-name="ce216">
            <text:p>364</text:p>
          </table:table-cell>
          <table:table-cell office:value-type="float" office:value="360.95952654529856" table:style-name="ce216">
            <text:p>361</text:p>
          </table:table-cell>
          <table:table-cell office:value-type="float" office:value="373.96844938270954" table:style-name="ce216">
            <text:p>374</text:p>
          </table:table-cell>
          <table:table-cell office:value-type="float" office:value="357.27975538311244" table:style-name="ce216">
            <text:p>357</text:p>
          </table:table-cell>
          <table:table-cell office:value-type="float" office:value="366.35197012259357" table:style-name="ce216">
            <text:p>366</text:p>
          </table:table-cell>
          <table:table-cell office:value-type="float" office:value="365.19384807999995" table:style-name="ce216">
            <text:p>365</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table:number-columns-repeated="2" table:style-name="ce78"/>
          <table:table-cell office:value-type="string" table:style-name="ce78">
            <text:p>Stockfeed and waste</text:p>
          </table:table-cell>
          <table:table-cell office:value-type="float" office:value="1467.7841303437513" table:style-name="ce216">
            <text:p>1,468</text:p>
          </table:table-cell>
          <table:table-cell office:value-type="float" office:value="1021.8867130865594" table:style-name="ce216">
            <text:p>1,022</text:p>
          </table:table-cell>
          <table:table-cell office:value-type="float" office:value="1368.2981112556809" table:style-name="ce216">
            <text:p>1,368</text:p>
          </table:table-cell>
          <table:table-cell office:value-type="float" office:value="1535.2862879547652" table:style-name="ce216">
            <text:p>1,535</text:p>
          </table:table-cell>
          <table:table-cell office:value-type="float" office:value="1554.9804819829435" table:style-name="ce216">
            <text:p>1,555</text:p>
          </table:table-cell>
          <table:table-cell office:value-type="float" office:value="1321.4462793528446" table:style-name="ce216">
            <text:p>1,321</text:p>
          </table:table-cell>
          <table:table-cell office:value-type="float" office:value="1538.6491581797839" table:style-name="ce216">
            <text:p>1,539</text:p>
          </table:table-cell>
          <table:table-cell office:value-type="float" office:value="1520.181493079152" table:style-name="ce216">
            <text:p>1,520</text:p>
          </table:table-cell>
          <table:table-cell office:value-type="float" office:value="1512.8866351535041" table:style-name="ce216">
            <text:p>1,513</text:p>
          </table:table-cell>
          <table:table-cell office:value-type="float" office:value="1270.1406563569194" table:style-name="ce216">
            <text:p>1,270</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office:value-type="string" table:style-name="ce217">
            <text:p>Sales</text:p>
          </table:table-cell>
          <table:table-cell table:style-name="ce78"/>
          <table:table-cell table:style-name="ce190"/>
          <table:table-cell office:value-type="float" office:value="6136.0746586151572" table:style-name="ce25">
            <text:p>6,136</text:p>
          </table:table-cell>
          <table:table-cell office:value-type="float" office:value="5111.3624095233044" table:style-name="ce25">
            <text:p>5,111</text:p>
          </table:table-cell>
          <table:table-cell office:value-type="float" office:value="5268.1396590341665" table:style-name="ce25">
            <text:p>5,268</text:p>
          </table:table-cell>
          <table:table-cell office:value-type="float" office:value="5621.3444610418483" table:style-name="ce25">
            <text:p>5,621</text:p>
          </table:table-cell>
          <table:table-cell office:value-type="float" office:value="5826.4119239749725" table:style-name="ce25">
            <text:p>5,826</text:p>
          </table:table-cell>
          <table:table-cell office:value-type="float" office:value="5530.8448320025655" table:style-name="ce25">
            <text:p>5,531</text:p>
          </table:table-cell>
          <table:table-cell office:value-type="float" office:value="5548.8360768116618" table:style-name="ce25">
            <text:p>5,549</text:p>
          </table:table-cell>
          <table:table-cell office:value-type="float" office:value="5481.8879572085616" table:style-name="ce25">
            <text:p>5,482</text:p>
          </table:table-cell>
          <table:table-cell office:value-type="float" office:value="5288.4852205987791" table:style-name="ce25">
            <text:p>5,288</text:p>
          </table:table-cell>
          <table:table-cell office:value-type="float" office:value="5137.4420418957761" table:style-name="ce25">
            <text:p>5,137</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table:style-name="ce78"/>
          <table:table-cell office:value-type="string" table:style-name="ce190">
            <text:p>of which:</text:p>
          </table:table-cell>
          <table:table-cell office:value-type="string" table:style-name="ce184">
            <text:p>For human consumption</text:p>
          </table:table-cell>
          <table:table-cell office:value-type="float" office:value="4336.1192163006599" table:style-name="ce25">
            <text:p>4,336</text:p>
          </table:table-cell>
          <table:table-cell office:value-type="float" office:value="3808.2051633089795" table:style-name="ce25">
            <text:p>3,808</text:p>
          </table:table-cell>
          <table:table-cell office:value-type="float" office:value="3602.2054505402025" table:style-name="ce25">
            <text:p>3,602</text:p>
          </table:table-cell>
          <table:table-cell office:value-type="float" office:value="3795.1654765794028" table:style-name="ce25">
            <text:p>3,795</text:p>
          </table:table-cell>
          <table:table-cell office:value-type="float" office:value="3986.5880039658314" table:style-name="ce25">
            <text:p>3,987</text:p>
          </table:table-cell>
          <table:table-cell office:value-type="float" office:value="3911.198433037845" table:style-name="ce25">
            <text:p>3,911</text:p>
          </table:table-cell>
          <table:table-cell office:value-type="float" office:value="3720.7729656331576" table:style-name="ce25">
            <text:p>3,721</text:p>
          </table:table-cell>
          <table:table-cell office:value-type="float" office:value="3689.130667914058" table:style-name="ce25">
            <text:p>3,689</text:p>
          </table:table-cell>
          <table:table-cell office:value-type="float" office:value="3489.5060847491418" table:style-name="ce25">
            <text:p>3,490</text:p>
          </table:table-cell>
          <table:table-cell office:value-type="float" office:value="3570.8667451106171" table:style-name="ce25">
            <text:p>3,571</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table:number-columns-repeated="2" table:style-name="ce78"/>
          <table:table-cell office:value-type="string" table:style-name="ce78">
            <text:p>Seed</text:p>
          </table:table-cell>
          <table:table-cell office:value-type="float" office:value="423.70007542033017" table:style-name="ce216">
            <text:p>424</text:p>
          </table:table-cell>
          <table:table-cell office:value-type="float" office:value="347.16843871432462" table:style-name="ce216">
            <text:p>347</text:p>
          </table:table-cell>
          <table:table-cell office:value-type="float" office:value="384.04276191063104" table:style-name="ce216">
            <text:p>384</text:p>
          </table:table-cell>
          <table:table-cell office:value-type="float" office:value="376.97552029577815" table:style-name="ce216">
            <text:p>377</text:p>
          </table:table-cell>
          <table:table-cell office:value-type="float" office:value="364.09451481970325" table:style-name="ce216">
            <text:p>364</text:p>
          </table:table-cell>
          <table:table-cell office:value-type="float" office:value="360.95952654529856" table:style-name="ce216">
            <text:p>361</text:p>
          </table:table-cell>
          <table:table-cell office:value-type="float" office:value="373.96844938270954" table:style-name="ce216">
            <text:p>374</text:p>
          </table:table-cell>
          <table:table-cell office:value-type="float" office:value="357.27975538311244" table:style-name="ce216">
            <text:p>357</text:p>
          </table:table-cell>
          <table:table-cell office:value-type="float" office:value="366.35197012259357" table:style-name="ce216">
            <text:p>366</text:p>
          </table:table-cell>
          <table:table-cell office:value-type="float" office:value="365.19384807999995" table:style-name="ce216">
            <text:p>365</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table:number-columns-repeated="2" table:style-name="ce78"/>
          <table:table-cell office:value-type="string" table:style-name="ce78">
            <text:p>Sold for stockfeed</text:p>
          </table:table-cell>
          <table:table-cell office:value-type="float" office:value="1376.2553668941671" table:style-name="ce216">
            <text:p>1,376</text:p>
          </table:table-cell>
          <table:table-cell office:value-type="float" office:value="955.98880749999978" table:style-name="ce216">
            <text:p>956</text:p>
          </table:table-cell>
          <table:table-cell office:value-type="float" office:value="1281.8914465833334" table:style-name="ce216">
            <text:p>1,282</text:p>
          </table:table-cell>
          <table:table-cell office:value-type="float" office:value="1449.2034641666667" table:style-name="ce216">
            <text:p>1,449</text:p>
          </table:table-cell>
          <table:table-cell office:value-type="float" office:value="1475.7294051894376" table:style-name="ce216">
            <text:p>1,476</text:p>
          </table:table-cell>
          <table:table-cell office:value-type="float" office:value="1258.6868724194223" table:style-name="ce216">
            <text:p>1,259</text:p>
          </table:table-cell>
          <table:table-cell office:value-type="float" office:value="1454.0946617957948" table:style-name="ce216">
            <text:p>1,454</text:p>
          </table:table-cell>
          <table:table-cell office:value-type="float" office:value="1435.477533911391" table:style-name="ce216">
            <text:p>1,435</text:p>
          </table:table-cell>
          <table:table-cell office:value-type="float" office:value="1432.6271657270438" table:style-name="ce216">
            <text:p>1,433</text:p>
          </table:table-cell>
          <table:table-cell office:value-type="float" office:value="1201.3814487051588" table:style-name="ce216">
            <text:p>1,201</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office:value-type="string" table:style-name="ce78">
            <text:p>End year stocks</text:p>
          </table:table-cell>
          <table:table-cell table:number-columns-repeated="2" table:style-name="ce78"/>
          <table:table-cell office:value-type="float" office:value="2716.7166000000002" table:style-name="ce25">
            <text:p>2,717</text:p>
          </table:table-cell>
          <table:table-cell office:value-type="float" office:value="2197.4529319749608" table:style-name="ce25">
            <text:p>2,197</text:p>
          </table:table-cell>
          <table:table-cell office:value-type="float" office:value="2596.688396344849" table:style-name="ce25">
            <text:p>2,597</text:p>
          </table:table-cell>
          <table:table-cell office:value-type="float" office:value="2812.4362442893707" table:style-name="ce25">
            <text:p>2,812</text:p>
          </table:table-cell>
          <table:table-cell office:value-type="float" office:value="2550.282081057293" table:style-name="ce25">
            <text:p>2,550</text:p>
          </table:table-cell>
          <table:table-cell office:value-type="float" office:value="2351.1912510715088" table:style-name="ce25">
            <text:p>2,351</text:p>
          </table:table-cell>
          <table:table-cell office:value-type="float" office:value="2935.6054269565034" table:style-name="ce25">
            <text:p>2,936</text:p>
          </table:table-cell>
          <table:table-cell office:value-type="float" office:value="2428.8423518499485" table:style-name="ce25">
            <text:p>2,429</text:p>
          </table:table-cell>
          <table:table-cell office:value-type="float" office:value="2367.5623048756861" table:style-name="ce25">
            <text:p>2,368</text:p>
          </table:table-cell>
          <table:table-cell office:value-type="float" office:value="2674.1741311591868" table:style-name="ce25">
            <text:p>2,674</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office:value-type="string" table:style-name="ce78">
            <text:p>Change in stocks</text:p>
          </table:table-cell>
          <table:table-cell table:number-columns-repeated="2" table:style-name="ce78"/>
          <table:table-cell office:value-type="float" office:value="82.709000000000003" table:style-name="ce216">
            <text:p>83</text:p>
          </table:table-cell>
          <table:table-cell office:value-type="float" office:value="-519.26366802503912" table:style-name="ce216">
            <text:p>-519</text:p>
          </table:table-cell>
          <table:table-cell office:value-type="float" office:value="399.23546436988795" table:style-name="ce216">
            <text:p>399</text:p>
          </table:table-cell>
          <table:table-cell office:value-type="float" office:value="215.74784794452182" table:style-name="ce216">
            <text:p>216</text:p>
          </table:table-cell>
          <table:table-cell office:value-type="float" office:value="-262.15416323207785" table:style-name="ce216">
            <text:p>-262</text:p>
          </table:table-cell>
          <table:table-cell office:value-type="float" office:value="-199.09082998578421" table:style-name="ce216">
            <text:p>-199</text:p>
          </table:table-cell>
          <table:table-cell office:value-type="float" office:value="584.41417588499439" table:style-name="ce216">
            <text:p>584</text:p>
          </table:table-cell>
          <table:table-cell office:value-type="float" office:value="-506.76307510655471" table:style-name="ce216">
            <text:p>-507</text:p>
          </table:table-cell>
          <table:table-cell office:value-type="float" office:value="-61.280046974262291" table:style-name="ce216">
            <text:p>-61</text:p>
          </table:table-cell>
          <table:table-cell office:value-type="float" office:value="306.61182628350042" table:style-name="ce216">
            <text:p>307</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office:value-type="string" table:style-name="ce172">
            <text:p>Value of production (£ million)</text:p>
          </table:table-cell>
          <table:table-cell table:number-columns-repeated="2" table:style-name="ce78"/>
          <table:table-cell office:value-type="float" office:value="752.7733513451052" table:style-name="ce216">
            <text:p>753</text:p>
          </table:table-cell>
          <table:table-cell office:value-type="float" office:value="641.00487437794266" table:style-name="ce216">
            <text:p>641</text:p>
          </table:table-cell>
          <table:table-cell office:value-type="float" office:value="965.25600803263978" table:style-name="ce216">
            <text:p>965</text:p>
          </table:table-cell>
          <table:table-cell office:value-type="float" office:value="682.81879151640692" table:style-name="ce216">
            <text:p>683</text:p>
          </table:table-cell>
          <table:table-cell office:value-type="float" office:value="626.95486366330613" table:style-name="ce216">
            <text:p>627</text:p>
          </table:table-cell>
          <table:table-cell office:value-type="float" office:value="785.97235707757488" table:style-name="ce216">
            <text:p>786</text:p>
          </table:table-cell>
          <table:table-cell office:value-type="float" office:value="862.3402202654961" table:style-name="ce216">
            <text:p>862</text:p>
          </table:table-cell>
          <table:table-cell office:value-type="float" office:value="672.38119102560768" table:style-name="ce216">
            <text:p>672</text:p>
          </table:table-cell>
          <table:table-cell office:value-type="float" office:value="763.60512022408307" table:style-name="ce216">
            <text:p>764</text:p>
          </table:table-cell>
          <table:table-cell office:value-type="float" office:value="824.30158910500722" table:style-name="ce216">
            <text:p>824</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table:style-name="ce78"/>
          <table:table-cell office:value-type="string" table:style-name="ce78">
            <text:p>of which:</text:p>
          </table:table-cell>
          <table:table-cell office:value-type="string" table:style-name="ce184">
            <text:p>Sold for human consumption</text:p>
          </table:table-cell>
          <table:table-cell office:value-type="float" office:value="632.97789604410605" table:style-name="ce216">
            <text:p>633</text:p>
          </table:table-cell>
          <table:table-cell office:value-type="float" office:value="620.35430909215256" table:style-name="ce216">
            <text:p>620</text:p>
          </table:table-cell>
          <table:table-cell office:value-type="float" office:value="771.55875693707958" table:style-name="ce216">
            <text:p>772</text:p>
          </table:table-cell>
          <table:table-cell office:value-type="float" office:value="540.79469744082064" table:style-name="ce216">
            <text:p>541</text:p>
          </table:table-cell>
          <table:table-cell office:value-type="float" office:value="565.49316300958981" table:style-name="ce216">
            <text:p>565</text:p>
          </table:table-cell>
          <table:table-cell office:value-type="float" office:value="727.3990434212534" table:style-name="ce216">
            <text:p>727</text:p>
          </table:table-cell>
          <table:table-cell office:value-type="float" office:value="658.40486332553212" table:style-name="ce216">
            <text:p>658</text:p>
          </table:table-cell>
          <table:table-cell office:value-type="float" office:value="635.46549326649665" table:style-name="ce216">
            <text:p>635</text:p>
          </table:table-cell>
          <table:table-cell office:value-type="float" office:value="648.78891677824083" table:style-name="ce216">
            <text:p>649</text:p>
          </table:table-cell>
          <table:table-cell office:value-type="float" office:value="637.10694847458115" table:style-name="ce216">
            <text:p>637</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table:number-columns-repeated="2" table:style-name="ce78"/>
          <table:table-cell office:value-type="string" table:style-name="ce184">
            <text:p>Sold for seed (including farm saved seed)</text:p>
          </table:table-cell>
          <table:table-cell office:value-type="float" office:value="93.867675829558223" table:style-name="ce216">
            <text:p>94</text:p>
          </table:table-cell>
          <table:table-cell office:value-type="float" office:value="95.318375692350685" table:style-name="ce216">
            <text:p>95</text:p>
          </table:table-cell>
          <table:table-cell office:value-type="float" office:value="94.542626210336252" table:style-name="ce216">
            <text:p>95</text:p>
          </table:table-cell>
          <table:table-cell office:value-type="float" office:value="96.597985567957508" table:style-name="ce216">
            <text:p>97</text:p>
          </table:table-cell>
          <table:table-cell office:value-type="float" office:value="83.588911308680693" table:style-name="ce216">
            <text:p>84</text:p>
          </table:table-cell>
          <table:table-cell office:value-type="float" office:value="83.108600037855055" table:style-name="ce216">
            <text:p>83</text:p>
          </table:table-cell>
          <table:table-cell office:value-type="float" office:value="85.582493499167825" table:style-name="ce216">
            <text:p>86</text:p>
          </table:table-cell>
          <table:table-cell office:value-type="float" office:value="109.78853614292065" table:style-name="ce216">
            <text:p>110</text:p>
          </table:table-cell>
          <table:table-cell office:value-type="float" office:value="111.75430199575263" table:style-name="ce216">
            <text:p>112</text:p>
          </table:table-cell>
          <table:table-cell office:value-type="float" office:value="120.19355463122517" table:style-name="ce216">
            <text:p>120</text:p>
          </table:table-cell>
          <table:table-cell table:style-name="ce180"/>
          <table:table-cell table:style-name="ce32"/>
          <table:table-cell table:number-columns-repeated="31" table:style-name="ce211"/>
          <table:table-cell table:number-columns-repeated="16337"/>
        </table:table-row>
        <table:table-row table:style-name="ro3">
          <table:table-cell table:style-name="ce214"/>
          <table:table-cell table:number-columns-repeated="2" table:style-name="ce78"/>
          <table:table-cell office:value-type="string" table:style-name="ce184">
            <text:p>Sold for stockfeed</text:p>
          </table:table-cell>
          <table:table-cell office:value-type="float" office:value="13.871314726458159" table:style-name="ce216">
            <text:p>14</text:p>
          </table:table-cell>
          <table:table-cell office:value-type="float" office:value="9.6686491325164869" table:style-name="ce216">
            <text:p>10</text:p>
          </table:table-cell>
          <table:table-cell office:value-type="float" office:value="12.927675523349823" table:style-name="ce216">
            <text:p>13</text:p>
          </table:table-cell>
          <table:table-cell office:value-type="float" office:value="14.630844663580113" table:style-name="ce216">
            <text:p>15</text:p>
          </table:table-cell>
          <table:table-cell office:value-type="float" office:value="14.890806807520862" table:style-name="ce216">
            <text:p>15</text:p>
          </table:table-cell>
          <table:table-cell office:value-type="float" office:value="12.655478014663938" table:style-name="ce216">
            <text:p>13</text:p>
          </table:table-cell>
          <table:table-cell office:value-type="float" office:value="14.617852831998313" table:style-name="ce216">
            <text:p>15</text:p>
          </table:table-cell>
          <table:table-cell office:value-type="float" office:value="14.462220686411888" table:style-name="ce216">
            <text:p>14</text:p>
          </table:table-cell>
          <table:table-cell office:value-type="float" office:value="14.488623836635398" table:style-name="ce216">
            <text:p>14</text:p>
          </table:table-cell>
          <table:table-cell office:value-type="float" office:value="12.118842885518726" table:style-name="ce216">
            <text:p>12</text:p>
          </table:table-cell>
          <table:table-cell table:style-name="ce180"/>
          <table:table-cell table:style-name="ce32"/>
          <table:table-cell table:number-columns-repeated="31" table:style-name="ce211"/>
          <table:table-cell table:number-columns-repeated="16337"/>
        </table:table-row>
        <table:table-row table:style-name="ro3">
          <table:table-cell table:number-columns-repeated="3" table:style-name="ce179"/>
          <table:table-cell office:value-type="string" table:style-name="ce179">
            <text:p>Change in stocks</text:p>
          </table:table-cell>
          <table:table-cell office:value-type="float" office:value="12.056464744982689" table:style-name="ce218">
            <text:p>12</text:p>
          </table:table-cell>
          <table:table-cell office:value-type="float" office:value="-84.336459539077083" table:style-name="ce218">
            <text:p>-84</text:p>
          </table:table-cell>
          <table:table-cell office:value-type="float" office:value="86.22694936187402" table:style-name="ce218">
            <text:p>86</text:p>
          </table:table-cell>
          <table:table-cell office:value-type="float" office:value="30.795263844048698" table:style-name="ce218">
            <text:p>31</text:p>
          </table:table-cell>
          <table:table-cell office:value-type="float" office:value="-37.018017462485318" table:style-name="ce218">
            <text:p>-37</text:p>
          </table:table-cell>
          <table:table-cell office:value-type="float" office:value="-37.190764396197437" table:style-name="ce218">
            <text:p>-37</text:p>
          </table:table-cell>
          <table:table-cell office:value-type="float" office:value="103.73501060879782" table:style-name="ce218">
            <text:p>104</text:p>
          </table:table-cell>
          <table:table-cell office:value-type="float" office:value="-87.335059070221575" table:style-name="ce218">
            <text:p>-87</text:p>
          </table:table-cell>
          <table:table-cell office:value-type="float" office:value="-11.42672238654572" table:style-name="ce218">
            <text:p>-11</text:p>
          </table:table-cell>
          <table:table-cell office:value-type="float" office:value="54.882243113682136" table:style-name="ce218">
            <text:p>55</text:p>
          </table:table-cell>
          <table:table-cell table:style-name="ce180"/>
          <table:table-cell table:style-name="ce32"/>
          <table:table-cell table:style-name="ce211"/>
          <table:table-cell table:style-name="ce219"/>
          <table:table-cell table:number-columns-repeated="29" table:style-name="ce211"/>
          <table:table-cell table:number-columns-repeated="16337"/>
        </table:table-row>
        <table:table-row table:style-name="ro3">
          <table:table-cell office:value-type="string" table:style-name="ce201">
            <text:p>Prices (average price paid to registered producers (£ per tonne)</text:p>
          </table:table-cell>
          <table:table-cell table:number-columns-repeated="3" table:style-name="ce220"/>
          <table:table-cell table:number-columns-repeated="3" table:style-name="ce78"/>
          <table:table-cell table:number-columns-repeated="3" table:style-name="ce221"/>
          <table:table-cell table:number-columns-repeated="4" table:style-name="ce78"/>
          <table:table-cell table:style-name="ce180"/>
          <table:table-cell table:style-name="ce32"/>
          <table:table-cell table:number-columns-repeated="31" table:style-name="ce211"/>
          <table:table-cell table:number-columns-repeated="16337"/>
        </table:table-row>
        <table:table-row table:style-name="ro3">
          <table:table-cell table:number-columns-repeated="3" table:style-name="ce222"/>
          <table:table-cell office:value-type="string" table:style-name="ce223">
            <text:p>Early/maincrop (for human consumption)</text:p>
          </table:table-cell>
          <table:table-cell office:value-type="float" office:value="145.9779734986457" table:style-name="ce224">
            <text:p>146</text:p>
          </table:table-cell>
          <table:table-cell office:value-type="float" office:value="162.89939288699503" table:style-name="ce224">
            <text:p>163</text:p>
          </table:table-cell>
          <table:table-cell office:value-type="float" office:value="214.19065834275867" table:style-name="ce224">
            <text:p>214</text:p>
          </table:table-cell>
          <table:table-cell office:value-type="float" office:value="142.49568319962717" table:style-name="ce224">
            <text:p>142</text:p>
          </table:table-cell>
          <table:table-cell office:value-type="float" office:value="141.84891000701376" table:style-name="ce224">
            <text:p>142</text:p>
          </table:table-cell>
          <table:table-cell office:value-type="float" office:value="185.97855769140287" table:style-name="ce224">
            <text:p>186</text:p>
          </table:table-cell>
          <table:table-cell office:value-type="float" office:value="176.9537860565197" table:style-name="ce224">
            <text:p>177</text:p>
          </table:table-cell>
          <table:table-cell office:value-type="float" office:value="172.25345222748842" table:style-name="ce224">
            <text:p>172</text:p>
          </table:table-cell>
          <table:table-cell office:value-type="float" office:value="185.92571585238599" table:style-name="ce224">
            <text:p>186</text:p>
          </table:table-cell>
          <table:table-cell office:value-type="float" office:value="178.4180127547283" table:style-name="ce224">
            <text:p>178</text:p>
          </table:table-cell>
          <table:table-cell table:style-name="ce180"/>
          <table:table-cell table:style-name="ce32"/>
          <table:table-cell table:number-columns-repeated="31" table:style-name="ce211"/>
          <table:table-cell table:number-columns-repeated="16337"/>
        </table:table-row>
        <table:table-row table:style-name="ro3">
          <table:table-cell table:number-columns-repeated="3" table:style-name="ce78"/>
          <table:table-cell office:value-type="string" table:style-name="ce223">
            <text:p>Seed</text:p>
          </table:table-cell>
          <table:table-cell office:value-type="float" office:value="221.54274043127589" table:style-name="ce224">
            <text:p>222</text:p>
          </table:table-cell>
          <table:table-cell office:value-type="float" office:value="274.55945029261591" table:style-name="ce224">
            <text:p>275</text:p>
          </table:table-cell>
          <table:table-cell office:value-type="float" office:value="246.17734165847099" table:style-name="ce224">
            <text:p>246</text:p>
          </table:table-cell>
          <table:table-cell office:value-type="float" office:value="256.24471714281583" table:style-name="ce224">
            <text:p>256</text:p>
          </table:table-cell>
          <table:table-cell office:value-type="float" office:value="229.58025431960507" table:style-name="ce224">
            <text:p>230</text:p>
          </table:table-cell>
          <table:table-cell office:value-type="float" office:value="230.24354235301047" table:style-name="ce224">
            <text:p>230</text:p>
          </table:table-cell>
          <table:table-cell office:value-type="float" office:value="228.8495022519532" table:style-name="ce224">
            <text:p>229</text:p>
          </table:table-cell>
          <table:table-cell office:value-type="float" office:value="307.29011226844909" table:style-name="ce224">
            <text:p>307</text:p>
          </table:table-cell>
          <table:table-cell office:value-type="float" office:value="305.04627000738094" table:style-name="ce224">
            <text:p>305</text:p>
          </table:table-cell>
          <table:table-cell office:value-type="float" office:value="329.12261601103256" table:style-name="ce224">
            <text:p>329</text:p>
          </table:table-cell>
          <table:table-cell table:style-name="ce180"/>
          <table:table-cell table:style-name="ce32"/>
          <table:table-cell table:number-columns-repeated="31" table:style-name="ce211"/>
          <table:table-cell table:number-columns-repeated="16337"/>
        </table:table-row>
        <table:table-row table:style-name="ro3">
          <table:table-cell table:number-columns-repeated="3" table:style-name="ce179"/>
          <table:table-cell office:value-type="string" table:style-name="ce225">
            <text:p>Stockfeed</text:p>
          </table:table-cell>
          <table:table-cell office:value-type="float" office:value="10.079026799918632" table:style-name="ce226">
            <text:p>10</text:p>
          </table:table-cell>
          <table:table-cell office:value-type="float" office:value="10.113768128521201" table:style-name="ce226">
            <text:p>10</text:p>
          </table:table-cell>
          <table:table-cell office:value-type="float" office:value="10.084844202530856" table:style-name="ce226">
            <text:p>10</text:p>
          </table:table-cell>
          <table:table-cell office:value-type="float" office:value="10.095783666921655" table:style-name="ce226">
            <text:p>10</text:p>
          </table:table-cell>
          <table:table-cell office:value-type="float" office:value="10.09047238278033" table:style-name="ce226">
            <text:p>10</text:p>
          </table:table-cell>
          <table:table-cell office:value-type="float" office:value="10.054508624800253" table:style-name="ce226">
            <text:p>10</text:p>
          </table:table-cell>
          <table:table-cell office:value-type="float" office:value="10.052889413640642" table:style-name="ce226">
            <text:p>10</text:p>
          </table:table-cell>
          <table:table-cell office:value-type="float" office:value="10.074849898211372" table:style-name="ce226">
            <text:p>10</text:p>
          </table:table-cell>
          <table:table-cell office:value-type="float" office:value="10.113324794649253" table:style-name="ce226">
            <text:p>10</text:p>
          </table:table-cell>
          <table:table-cell office:value-type="float" office:value="10.087423023370585" table:style-name="ce226">
            <text:p>10</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office:value-type="string" table:style-name="ce172">
            <text:p>Supply and use</text:p>
          </table:table-cell>
          <table:table-cell table:number-columns-repeated="2" table:style-name="ce78"/>
          <table:table-cell table:style-name="ce223"/>
          <table:table-cell table:number-columns-repeated="3" table:style-name="ce78"/>
          <table:table-cell table:number-columns-repeated="3" table:style-name="ce227"/>
          <table:table-cell table:number-columns-repeated="4" table:style-name="ce78"/>
          <table:table-cell table:style-name="ce180"/>
          <table:table-cell table:style-name="ce32"/>
          <table:table-cell table:number-columns-repeated="31" table:style-name="ce211"/>
          <table:table-cell table:number-columns-repeated="16337" table:style-name="ce78"/>
        </table:table-row>
        <table:table-row table:style-name="ro3">
          <table:table-cell table:style-name="ce172"/>
          <table:table-cell office:value-type="string" table:style-name="ce78">
            <text:p>Total production</text:p>
          </table:table-cell>
          <table:table-cell table:style-name="ce78"/>
          <table:table-cell table:style-name="ce223"/>
          <table:table-cell office:value-type="float" office:value="4842.5282917209897" table:style-name="ce25">
            <text:p>4,843</text:p>
          </table:table-cell>
          <table:table-cell office:value-type="float" office:value="3636.1099339982648" table:style-name="ce25">
            <text:p>3,636</text:p>
          </table:table-cell>
          <table:table-cell office:value-type="float" office:value="4385.4836768207215" table:style-name="ce25">
            <text:p>4,385</text:p>
          </table:table-cell>
          <table:table-cell office:value-type="float" office:value="4387.8888448197031" table:style-name="ce25">
            <text:p>4,388</text:p>
          </table:table-cell>
          <table:table-cell office:value-type="float" office:value="4088.528355553457" table:style-name="ce25">
            <text:p>4,089</text:p>
          </table:table-cell>
          <table:table-cell office:value-type="float" office:value="4073.0671295973593" table:style-name="ce25">
            <text:p>4,073</text:p>
          </table:table-cell>
          <table:table-cell office:value-type="float" office:value="4679.1555909008621" table:style-name="ce25">
            <text:p>4,679</text:p>
          </table:table-cell>
          <table:table-cell office:value-type="float" office:value="3539.647348190616" table:style-name="ce25">
            <text:p>3,540</text:p>
          </table:table-cell>
          <table:table-cell office:value-type="float" office:value="3794.5780078974731" table:style-name="ce25">
            <text:p>3,795</text:p>
          </table:table-cell>
          <table:table-cell office:value-type="float" office:value="4242.6724194741173" table:style-name="ce25">
            <text:p>4,243</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style-name="ce78"/>
          <table:table-cell office:value-type="string" table:style-name="ce78">
            <text:p>Imports</text:p>
          </table:table-cell>
          <table:table-cell table:number-columns-repeated="2" table:style-name="ce78"/>
          <table:table-cell office:value-type="float" office:value="1965.9819052999999" table:style-name="ce25">
            <text:p>1,966</text:p>
          </table:table-cell>
          <table:table-cell office:value-type="float" office:value="2161.7446746999999" table:style-name="ce25">
            <text:p>2,162</text:p>
          </table:table-cell>
          <table:table-cell office:value-type="float" office:value="2702.1862046000001" table:style-name="ce25">
            <text:p>2,702</text:p>
          </table:table-cell>
          <table:table-cell office:value-type="float" office:value="2163.4984810000001" table:style-name="ce25">
            <text:p>2,163</text:p>
          </table:table-cell>
          <table:table-cell office:value-type="float" office:value="2216.6748797" table:style-name="ce25">
            <text:p>2,217</text:p>
          </table:table-cell>
          <table:table-cell office:value-type="float" office:value="2165.4815045" table:style-name="ce25">
            <text:p>2,165</text:p>
          </table:table-cell>
          <table:table-cell office:value-type="float" office:value="2327.4044365" table:style-name="ce25">
            <text:p>2,327</text:p>
          </table:table-cell>
          <table:table-cell office:value-type="float" office:value="2361.3145729000003" table:style-name="ce25">
            <text:p>2,361</text:p>
          </table:table-cell>
          <table:table-cell office:value-type="float" office:value="2553.1664915000001" table:style-name="ce25">
            <text:p>2,553</text:p>
          </table:table-cell>
          <table:table-cell office:value-type="float" office:value="2321.2522172999998" table:style-name="ce25">
            <text:p>2,321</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style-name="ce78"/>
          <table:table-cell office:value-type="string" table:style-name="ce78">
            <text:p>Exports</text:p>
          </table:table-cell>
          <table:table-cell table:number-columns-repeated="2" table:style-name="ce78"/>
          <table:table-cell office:value-type="float" office:value="558.70169490000001" table:style-name="ce213">
            <text:p>559</text:p>
          </table:table-cell>
          <table:table-cell office:value-type="float" office:value="483.20492609999997" table:style-name="ce213">
            <text:p>483</text:p>
          </table:table-cell>
          <table:table-cell office:value-type="float" office:value="481.11133000000001" table:style-name="ce213">
            <text:p>481</text:p>
          </table:table-cell>
          <table:table-cell office:value-type="float" office:value="471.89334200000002" table:style-name="ce213">
            <text:p>472</text:p>
          </table:table-cell>
          <table:table-cell office:value-type="float" office:value="523.64617050000004" table:style-name="ce213">
            <text:p>524</text:p>
          </table:table-cell>
          <table:table-cell office:value-type="float" office:value="529.05393349999997" table:style-name="ce213">
            <text:p>529</text:p>
          </table:table-cell>
          <table:table-cell office:value-type="float" office:value="588.2396015999999" table:style-name="ce213">
            <text:p>588</text:p>
          </table:table-cell>
          <table:table-cell office:value-type="float" office:value="641.04505840000013" table:style-name="ce213">
            <text:p>641</text:p>
          </table:table-cell>
          <table:table-cell office:value-type="float" office:value="690.90731200000005" table:style-name="ce213">
            <text:p>691</text:p>
          </table:table-cell>
          <table:table-cell office:value-type="float" office:value="591.53594259999988" table:style-name="ce213">
            <text:p>592</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style-name="ce78"/>
          <table:table-cell office:value-type="string" table:style-name="ce217">
            <text:p>Net trade (negative means net export)</text:p>
          </table:table-cell>
          <table:table-cell table:number-columns-repeated="2" table:style-name="ce78"/>
          <table:table-cell office:value-type="float" office:value="1407.2802103999998" table:style-name="ce25">
            <text:p>1,407</text:p>
          </table:table-cell>
          <table:table-cell office:value-type="float" office:value="1678.5397485999999" table:style-name="ce25">
            <text:p>1,679</text:p>
          </table:table-cell>
          <table:table-cell office:value-type="float" office:value="2221.0748745999999" table:style-name="ce25">
            <text:p>2,221</text:p>
          </table:table-cell>
          <table:table-cell office:value-type="float" office:value="1691.605139" table:style-name="ce25">
            <text:p>1,692</text:p>
          </table:table-cell>
          <table:table-cell office:value-type="float" office:value="1693.0287091999999" table:style-name="ce25">
            <text:p>1,693</text:p>
          </table:table-cell>
          <table:table-cell office:value-type="float" office:value="1636.4275710000002" table:style-name="ce25">
            <text:p>1,636</text:p>
          </table:table-cell>
          <table:table-cell office:value-type="float" office:value="1739.1648349000002" table:style-name="ce25">
            <text:p>1,739</text:p>
          </table:table-cell>
          <table:table-cell office:value-type="float" office:value="1720.2695145000002" table:style-name="ce25">
            <text:p>1,720</text:p>
          </table:table-cell>
          <table:table-cell office:value-type="float" office:value="1862.2591795000001" table:style-name="ce25">
            <text:p>1,862</text:p>
          </table:table-cell>
          <table:table-cell office:value-type="float" office:value="1729.7162746999998" table:style-name="ce25">
            <text:p>1,730</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number-columns-repeated="2" table:style-name="ce78"/>
          <table:table-cell office:value-type="string" table:style-name="ce78">
            <text:p>of which:</text:p>
          </table:table-cell>
          <table:table-cell office:value-type="string" table:style-name="ce78">
            <text:p>early/maincrop</text:p>
          </table:table-cell>
          <table:table-cell office:value-type="float" office:value="-23.405349000000001" table:style-name="ce206">
            <text:p>-23</text:p>
          </table:table-cell>
          <table:table-cell office:value-type="float" office:value="266.23455200000001" table:style-name="ce206">
            <text:p>266</text:p>
          </table:table-cell>
          <table:table-cell office:value-type="float" office:value="416.63865600000003" table:style-name="ce206">
            <text:p>417</text:p>
          </table:table-cell>
          <table:table-cell office:value-type="float" office:value="72.023325" table:style-name="ce206">
            <text:p>72</text:p>
          </table:table-cell>
          <table:table-cell office:value-type="float" office:value="54.611603000000002" table:style-name="ce206">
            <text:p>55</text:p>
          </table:table-cell>
          <table:table-cell office:value-type="float" office:value="48.524732999999998" table:style-name="ce206">
            <text:p>49</text:p>
          </table:table-cell>
          <table:table-cell office:value-type="float" office:value="22.971387" table:style-name="ce206">
            <text:p>23</text:p>
          </table:table-cell>
          <table:table-cell office:value-type="float" office:value="-7.6958549999999999" table:style-name="ce206">
            <text:p>-8</text:p>
          </table:table-cell>
          <table:table-cell office:value-type="float" office:value="-42.785822000000003" table:style-name="ce206">
            <text:p>-43</text:p>
          </table:table-cell>
          <table:table-cell office:value-type="float" office:value="45.718477999999998" table:style-name="ce206">
            <text:p>46</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number-columns-repeated="3" table:style-name="ce78"/>
          <table:table-cell office:value-type="string" table:style-name="ce78">
            <text:p>seed</text:p>
          </table:table-cell>
          <table:table-cell office:value-type="float" office:value="-94.499594000000002" table:style-name="ce206">
            <text:p>-94</text:p>
          </table:table-cell>
          <table:table-cell office:value-type="float" office:value="-92.090719000000007" table:style-name="ce206">
            <text:p>-92</text:p>
          </table:table-cell>
          <table:table-cell office:value-type="float" office:value="-79.171147000000005" table:style-name="ce206">
            <text:p>-79</text:p>
          </table:table-cell>
          <table:table-cell office:value-type="float" office:value="-93.876647000000006" table:style-name="ce206">
            <text:p>-94</text:p>
          </table:table-cell>
          <table:table-cell office:value-type="float" office:value="-92.961865000000003" table:style-name="ce206">
            <text:p>-93</text:p>
          </table:table-cell>
          <table:table-cell office:value-type="float" office:value="-90.21208" table:style-name="ce206">
            <text:p>-90</text:p>
          </table:table-cell>
          <table:table-cell office:value-type="float" office:value="-90.030394999999999" table:style-name="ce206">
            <text:p>-90</text:p>
          </table:table-cell>
          <table:table-cell office:value-type="float" office:value="-91.103234999999998" table:style-name="ce206">
            <text:p>-91</text:p>
          </table:table-cell>
          <table:table-cell office:value-type="float" office:value="-99.714236" table:style-name="ce206">
            <text:p>-100</text:p>
          </table:table-cell>
          <table:table-cell office:value-type="float" office:value="-102.309495" table:style-name="ce206">
            <text:p>-102</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number-columns-repeated="3" table:style-name="ce78"/>
          <table:table-cell office:value-type="string" table:style-name="ce184">
            <text:p>processed (raw equivalent)</text:p>
          </table:table-cell>
          <table:table-cell office:value-type="float" office:value="1525.1851534" table:style-name="ce25">
            <text:p>1,525</text:p>
          </table:table-cell>
          <table:table-cell office:value-type="float" office:value="1504.3959155999999" table:style-name="ce25">
            <text:p>1,504</text:p>
          </table:table-cell>
          <table:table-cell office:value-type="float" office:value="1883.6073655999999" table:style-name="ce25">
            <text:p>1,884</text:p>
          </table:table-cell>
          <table:table-cell office:value-type="float" office:value="1713.4584609999999" table:style-name="ce25">
            <text:p>1,713</text:p>
          </table:table-cell>
          <table:table-cell office:value-type="float" office:value="1731.3789712000003" table:style-name="ce25">
            <text:p>1,731</text:p>
          </table:table-cell>
          <table:table-cell office:value-type="float" office:value="1678.114918" table:style-name="ce25">
            <text:p>1,678</text:p>
          </table:table-cell>
          <table:table-cell office:value-type="float" office:value="1806.2238428999999" table:style-name="ce25">
            <text:p>1,806</text:p>
          </table:table-cell>
          <table:table-cell office:value-type="float" office:value="1819.0686045" table:style-name="ce25">
            <text:p>1,819</text:p>
          </table:table-cell>
          <table:table-cell office:value-type="float" office:value="2004.7592374999999" table:style-name="ce25">
            <text:p>2,005</text:p>
          </table:table-cell>
          <table:table-cell office:value-type="float" office:value="1786.3072916999997" table:style-name="ce25">
            <text:p>1,786</text:p>
          </table:table-cell>
          <table:table-cell table:style-name="ce180"/>
          <table:table-cell table:style-name="ce32"/>
          <table:table-cell table:number-columns-repeated="31" table:style-name="ce211"/>
          <table:table-cell table:number-columns-repeated="16337" table:style-name="ce78"/>
        </table:table-row>
        <table:table-row table:style-name="ro3">
          <table:table-cell table:style-name="ce78"/>
          <table:table-cell office:value-type="string" table:style-name="ce184">
            <text:p>Total new supply</text:p>
          </table:table-cell>
          <table:table-cell table:style-name="ce184"/>
          <table:table-cell office:value-type="string" table:style-name="ce78">
            <text:p>(raw equivalent)</text:p>
          </table:table-cell>
          <table:table-cell office:value-type="float" office:value="6249.8085021209899" table:style-name="ce25">
            <text:p>6,250</text:p>
          </table:table-cell>
          <table:table-cell office:value-type="float" office:value="5314.6496825982649" table:style-name="ce25">
            <text:p>5,315</text:p>
          </table:table-cell>
          <table:table-cell office:value-type="float" office:value="6606.5585514207214" table:style-name="ce25">
            <text:p>6,607</text:p>
          </table:table-cell>
          <table:table-cell office:value-type="float" office:value="6079.4939838197033" table:style-name="ce25">
            <text:p>6,079</text:p>
          </table:table-cell>
          <table:table-cell office:value-type="float" office:value="5781.5570647534569" table:style-name="ce25">
            <text:p>5,782</text:p>
          </table:table-cell>
          <table:table-cell office:value-type="float" office:value="5709.494700597359" table:style-name="ce25">
            <text:p>5,709</text:p>
          </table:table-cell>
          <table:table-cell office:value-type="float" office:value="6418.3204258008627" table:style-name="ce25">
            <text:p>6,418</text:p>
          </table:table-cell>
          <table:table-cell office:value-type="float" office:value="5259.9168626906157" table:style-name="ce25">
            <text:p>5,260</text:p>
          </table:table-cell>
          <table:table-cell office:value-type="float" office:value="5656.8371873974729" table:style-name="ce25">
            <text:p>5,657</text:p>
          </table:table-cell>
          <table:table-cell office:value-type="float" office:value="5972.3886941741166" table:style-name="ce25">
            <text:p>5,972</text:p>
          </table:table-cell>
          <table:table-cell table:style-name="ce180"/>
          <table:table-cell table:style-name="ce32"/>
          <table:table-cell table:number-columns-repeated="31" table:style-name="ce211"/>
          <table:table-cell table:number-columns-repeated="38" table:style-name="ce78"/>
          <table:table-cell table:number-columns-repeated="16299" table:style-name="ce1"/>
        </table:table-row>
        <table:table-row table:style-name="ro3">
          <table:table-cell table:style-name="ce179"/>
          <table:table-cell office:value-type="string" table:style-name="ce187">
            <text:p>Production as % of total new supply for use in the UK</text:p>
          </table:table-cell>
          <table:table-cell table:number-columns-repeated="2" table:style-name="ce179"/>
          <table:table-cell office:value-type="percentage" office:value="0.77482826715051933" table:style-name="ce228">
            <text:p>77%</text:p>
          </table:table-cell>
          <table:table-cell office:value-type="percentage" office:value="0.68416737718460807" table:style-name="ce228">
            <text:p>68%</text:p>
          </table:table-cell>
          <table:table-cell office:value-type="percentage" office:value="0.66380758494566516" table:style-name="ce228">
            <text:p>66%</text:p>
          </table:table-cell>
          <table:table-cell office:value-type="percentage" office:value="0.7217523130210951" table:style-name="ce228">
            <text:p>72%</text:p>
          </table:table-cell>
          <table:table-cell office:value-type="percentage" office:value="0.7071673443264378" table:style-name="ce228">
            <text:p>71%</text:p>
          </table:table-cell>
          <table:table-cell office:value-type="percentage" office:value="0.71338486909729726" table:style-name="ce228">
            <text:p>71%</text:p>
          </table:table-cell>
          <table:table-cell office:value-type="percentage" office:value="0.7290311608767972" table:style-name="ce228">
            <text:p>73%</text:p>
          </table:table-cell>
          <table:table-cell office:value-type="percentage" office:value="0.67294739452972518" table:style-name="ce228">
            <text:p>67%</text:p>
          </table:table-cell>
          <table:table-cell office:value-type="percentage" office:value="0.67079498352032918" table:style-name="ce228">
            <text:p>67%</text:p>
          </table:table-cell>
          <table:table-cell office:value-type="percentage" office:value="0.71038116183106348" table:style-name="ce228">
            <text:p>71%</text:p>
          </table:table-cell>
          <table:table-cell table:style-name="ce229"/>
          <table:table-cell table:style-name="ce32"/>
          <table:table-cell table:number-columns-repeated="31" table:style-name="ce211"/>
          <table:table-cell table:number-columns-repeated="38" table:style-name="ce78"/>
          <table:table-cell table:number-columns-repeated="16299" table:style-name="ce1"/>
        </table:table-row>
        <table:table-row table:style-name="ro3">
          <table:table-cell table:number-columns-repeated="4" table:style-name="ce78"/>
          <table:table-cell table:number-columns-repeated="11" table:style-name="ce205"/>
          <table:table-cell table:style-name="ce196"/>
          <table:table-cell table:number-columns-repeated="32" table:style-name="ce205"/>
          <table:table-cell table:number-columns-repeated="37" table:style-name="ce211"/>
          <table:table-cell table:number-columns-repeated="16299"/>
        </table:table-row>
        <table:table-row table:style-name="ro3">
          <table:table-cell office:value-type="string" table:style-name="ce2">
            <text:p>© Crown copyright, 2021</text:p>
          </table:table-cell>
          <table:table-cell table:number-columns-repeated="3" table:style-name="ce2"/>
          <table:table-cell table:number-columns-repeated="44" table:style-name="ce205"/>
          <table:table-cell table:number-columns-repeated="37" table:style-name="ce211"/>
          <table:table-cell table:number-columns-repeated="16299"/>
        </table:table-row>
        <table:table-row table:number-rows-repeated="2" table:style-name="ro3">
          <table:table-cell table:style-name="ce2"/>
          <table:table-cell table:number-columns-repeated="3" table:style-name="ce184"/>
          <table:table-cell table:number-columns-repeated="44" table:style-name="ce205"/>
          <table:table-cell table:number-columns-repeated="37" table:style-name="ce211"/>
          <table:table-cell table:number-columns-repeated="16299"/>
        </table:table-row>
        <table:table-row table:style-name="ro3">
          <table:table-cell office:value-type="string" table:style-name="ce171">
            <text:p>Table 7.11b Potatoes</text:p>
          </table:table-cell>
          <table:table-cell table:number-columns-repeated="3" table:style-name="ce78"/>
          <table:table-cell table:number-columns-repeated="33" table:style-name="ce190"/>
          <table:table-cell table:style-name="ce78"/>
          <table:table-cell table:number-columns-repeated="2" table:style-name="ce190"/>
          <table:table-cell table:number-columns-repeated="2" table:style-name="ce78"/>
          <table:table-cell table:number-columns-repeated="2" table:style-name="ce190"/>
          <table:table-cell table:number-columns-repeated="5" table:style-name="ce78"/>
          <table:table-cell table:number-columns-repeated="36" table:style-name="ce211"/>
          <table:table-cell table:number-columns-repeated="16299"/>
        </table:table-row>
        <table:table-row table:style-name="ro3">
          <table:table-cell table:style-name="ce171"/>
          <table:table-cell table:number-columns-repeated="3" table:style-name="ce78"/>
          <table:table-cell table:number-columns-repeated="33" table:style-name="ce190"/>
          <table:table-cell table:style-name="ce78"/>
          <table:table-cell table:number-columns-repeated="2" table:style-name="ce190"/>
          <table:table-cell table:number-columns-repeated="2" table:style-name="ce78"/>
          <table:table-cell table:number-columns-repeated="2" table:style-name="ce190"/>
          <table:table-cell table:number-columns-repeated="5" table:style-name="ce78"/>
          <table:table-cell table:number-columns-repeated="36" table:style-name="ce211"/>
          <table:table-cell table:number-columns-repeated="16299"/>
        </table:table-row>
        <table:table-row table:style-name="ro3">
          <table:table-cell table:number-columns-repeated="4" table:style-name="ce78"/>
          <table:table-cell table:number-columns-repeated="37" table:style-name="ce190"/>
          <table:table-cell table:style-name="ce78"/>
          <table:table-cell table:number-columns-repeated="2" table:style-name="ce190"/>
          <table:table-cell table:style-name="ce78"/>
          <table:table-cell office:value-type="string" table:style-name="ce3">
            <text:p>email: Crops-statistics@defra.gov.uk</text:p>
          </table:table-cell>
          <table:table-cell table:style-name="ce3"/>
          <table:table-cell table:style-name="ce190"/>
          <table:table-cell table:style-name="ce78"/>
          <table:table-cell table:number-columns-repeated="36" table:style-name="ce211"/>
          <table:table-cell table:number-columns-repeated="16299"/>
        </table:table-row>
        <table:table-row table:style-name="ro3">
          <table:table-cell table:number-columns-repeated="4" table:style-name="ce78"/>
          <table:table-cell table:number-columns-repeated="37" table:style-name="ce190"/>
          <table:table-cell table:style-name="ce78"/>
          <table:table-cell table:number-columns-repeated="2" table:style-name="ce190"/>
          <table:table-cell table:number-columns-repeated="2" table:style-name="ce78"/>
          <table:table-cell table:number-columns-repeated="2" table:style-name="ce190"/>
          <table:table-cell table:style-name="ce78"/>
          <table:table-cell table:number-columns-repeated="36" table:style-name="ce211"/>
          <table:table-cell table:number-columns-repeated="16299"/>
        </table:table-row>
        <table:table-row table:style-name="ro1">
          <table:table-cell office:value-type="string" table:style-name="ce78">
            <text:p>Thousand tonnes (unless otherwise specified)</text:p>
          </table:table-cell>
          <table:table-cell table:number-columns-repeated="3" table:style-name="ce78"/>
          <table:table-cell table:number-columns-repeated="37" table:style-name="ce190"/>
          <table:table-cell table:style-name="ce78"/>
          <table:table-cell table:style-name="ce190"/>
          <table:table-cell table:style-name="ce191"/>
          <table:table-cell table:style-name="ce78"/>
          <table:table-cell office:value-type="string" table:style-name="ce190">
            <text:p><text:s text:c="15"/>Calendar years</text:p>
          </table:table-cell>
          <table:table-cell table:style-name="ce78"/>
          <table:table-cell table:number-columns-repeated="2" table:style-name="ce190"/>
          <table:table-cell table:number-columns-repeated="36" table:style-name="ce211"/>
          <table:table-cell table:number-columns-repeated="16299"/>
        </table:table-row>
        <table:table-row table:style-name="ro3">
          <table:table-cell table:number-columns-repeated="4" table:style-name="ce178"/>
          <table:table-cell office:value-type="float" office:value="1973" table:style-name="ce178">
            <text:p>1973</text:p>
          </table:table-cell>
          <table:table-cell office:value-type="float" office:value="1974" table:style-name="ce178">
            <text:p>1974</text:p>
          </table:table-cell>
          <table:table-cell office:value-type="float" office:value="1975" table:style-name="ce178">
            <text:p>1975</text:p>
          </table:table-cell>
          <table:table-cell office:value-type="float" office:value="1976" table:style-name="ce178">
            <text:p>1976</text:p>
          </table:table-cell>
          <table:table-cell office:value-type="float" office:value="1977" table:style-name="ce178">
            <text:p>1977</text:p>
          </table:table-cell>
          <table:table-cell office:value-type="float" office:value="1978" table:style-name="ce178">
            <text:p>1978</text:p>
          </table:table-cell>
          <table:table-cell office:value-type="float" office:value="1979" table:style-name="ce178">
            <text:p>1979</text:p>
          </table:table-cell>
          <table:table-cell office:value-type="float" office:value="1980" table:style-name="ce178">
            <text:p>1980</text:p>
          </table:table-cell>
          <table:table-cell office:value-type="float" office:value="1981" table:style-name="ce178">
            <text:p>1981</text:p>
          </table:table-cell>
          <table:table-cell office:value-type="float" office:value="1982" table:style-name="ce178">
            <text:p>1982</text:p>
          </table:table-cell>
          <table:table-cell office:value-type="float" office:value="1983" table:style-name="ce178">
            <text:p>1983</text:p>
          </table:table-cell>
          <table:table-cell office:value-type="float" office:value="1984" table:style-name="ce178">
            <text:p>1984</text:p>
          </table:table-cell>
          <table:table-cell office:value-type="float" office:value="1985" table:style-name="ce178">
            <text:p>1985</text:p>
          </table:table-cell>
          <table:table-cell office:value-type="float" office:value="1986" table:style-name="ce178">
            <text:p>1986</text:p>
          </table:table-cell>
          <table:table-cell office:value-type="float" office:value="1987" table:style-name="ce178">
            <text:p>1987</text:p>
          </table:table-cell>
          <table:table-cell office:value-type="float" office:value="1988" table:style-name="ce178">
            <text:p>1988</text:p>
          </table:table-cell>
          <table:table-cell office:value-type="float" office:value="1989" table:style-name="ce178">
            <text:p>1989</text:p>
          </table:table-cell>
          <table:table-cell office:value-type="float" office:value="1990" table:style-name="ce178">
            <text:p>1990</text:p>
          </table:table-cell>
          <table:table-cell office:value-type="float" office:value="1991" table:style-name="ce178">
            <text:p>1991</text:p>
          </table:table-cell>
          <table:table-cell office:value-type="float" office:value="1992" table:style-name="ce178">
            <text:p>1992</text:p>
          </table:table-cell>
          <table:table-cell office:value-type="float" office:value="1993" table:style-name="ce178">
            <text:p>1993</text:p>
          </table:table-cell>
          <table:table-cell office:value-type="float" office:value="1994" table:style-name="ce178">
            <text:p>1994</text:p>
          </table:table-cell>
          <table:table-cell office:value-type="float" office:value="1995" table:style-name="ce178">
            <text:p>1995</text:p>
          </table:table-cell>
          <table:table-cell office:value-type="float" office:value="1996" table:style-name="ce178">
            <text:p>1996</text:p>
          </table:table-cell>
          <table:table-cell office:value-type="float" office:value="1997" table:style-name="ce178">
            <text:p>1997</text:p>
          </table:table-cell>
          <table:table-cell office:value-type="float" office:value="1998" table:style-name="ce178">
            <text:p>1998</text:p>
          </table:table-cell>
          <table:table-cell office:value-type="float" office:value="1999" table:style-name="ce178">
            <text:p>1999</text:p>
          </table:table-cell>
          <table:table-cell office:value-type="float" office:value="2000" table:style-name="ce178">
            <text:p>2000</text:p>
          </table:table-cell>
          <table:table-cell office:value-type="float" office:value="2001" table:style-name="ce178">
            <text:p>2001</text:p>
          </table:table-cell>
          <table:table-cell office:value-type="float" office:value="2002" table:style-name="ce178">
            <text:p>2002</text:p>
          </table:table-cell>
          <table:table-cell office:value-type="float" office:value="2003" table:style-name="ce178">
            <text:p>2003</text:p>
          </table:table-cell>
          <table:table-cell office:value-type="float" office:value="2004" table:style-name="ce178">
            <text:p>2004</text:p>
          </table:table-cell>
          <table:table-cell office:value-type="float" office:value="2005" table:style-name="ce178">
            <text:p>2005</text:p>
          </table:table-cell>
          <table:table-cell office:value-type="float" office:value="2006" table:style-name="ce178">
            <text:p>2006</text:p>
          </table:table-cell>
          <table:table-cell office:value-type="float" office:value="2007" table:style-name="ce178">
            <text:p>2007</text:p>
          </table:table-cell>
          <table:table-cell office:value-type="float" office:value="2008" table:style-name="ce178">
            <text:p>2008</text:p>
          </table:table-cell>
          <table:table-cell office:value-type="float" office:value="2009" table:style-name="ce178">
            <text:p>2009</text:p>
          </table:table-cell>
          <table:table-cell office:value-type="float" office:value="2010" table:style-name="ce178">
            <text:p>2010</text:p>
          </table:table-cell>
          <table:table-cell office:value-type="float" office:value="2011" table:style-name="ce178">
            <text:p>2011</text:p>
          </table:table-cell>
          <table:table-cell office:value-type="float" office:value="2012" table:style-name="ce178">
            <text:p>2012</text:p>
          </table:table-cell>
          <table:table-cell office:value-type="float" office:value="2013" table:style-name="ce178">
            <text:p>2013</text:p>
          </table:table-cell>
          <table:table-cell office:value-type="float" office:value="2014" table:style-name="ce178">
            <text:p>2014</text:p>
          </table:table-cell>
          <table:table-cell table:style-name="ce78"/>
          <table:table-cell table:number-columns-repeated="36" table:style-name="ce211"/>
          <table:table-cell table:number-columns-repeated="16301" table:style-name="ce78"/>
        </table:table-row>
        <table:table-row table:style-name="ro3">
          <table:table-cell table:number-columns-repeated="4" table:style-name="ce179"/>
          <table:table-cell table:number-columns-repeated="35" table:style-name="ce191"/>
          <table:table-cell table:style-name="ce179"/>
          <table:table-cell table:number-columns-repeated="6" table:style-name="ce191"/>
          <table:table-cell table:style-name="ce190"/>
          <table:table-cell table:number-columns-repeated="36" table:style-name="ce211"/>
          <table:table-cell table:number-columns-repeated="16301" table:style-name="ce78"/>
        </table:table-row>
        <table:table-row table:style-name="ro3">
          <table:table-cell office:value-type="string" table:style-name="ce172">
            <text:p>Production</text:p>
          </table:table-cell>
          <table:table-cell table:number-columns-repeated="46" table:style-name="ce78"/>
          <table:table-cell table:number-columns-repeated="36" table:style-name="ce211"/>
          <table:table-cell table:number-columns-repeated="16301" table:style-name="ce78"/>
        </table:table-row>
        <table:table-row table:style-name="ro3">
          <table:table-cell table:style-name="ce78"/>
          <table:table-cell office:value-type="string" table:style-name="ce172">
            <text:p>Area sown (thousand hectares)</text:p>
          </table:table-cell>
          <table:table-cell table:number-columns-repeated="2" table:style-name="ce78"/>
          <table:table-cell office:value-type="float" office:value="224.85900000000001" table:style-name="ce206">
            <text:p>225</text:p>
          </table:table-cell>
          <table:table-cell office:value-type="float" office:value="215.26300000000001" table:style-name="ce206">
            <text:p>215</text:p>
          </table:table-cell>
          <table:table-cell office:value-type="float" office:value="203.03" table:style-name="ce206">
            <text:p>203</text:p>
          </table:table-cell>
          <table:table-cell office:value-type="float" office:value="222.20599999999999" table:style-name="ce206">
            <text:p>222</text:p>
          </table:table-cell>
          <table:table-cell office:value-type="float" office:value="232.43100000000001" table:style-name="ce206">
            <text:p>232</text:p>
          </table:table-cell>
          <table:table-cell office:value-type="float" office:value="214.04699999999997" table:style-name="ce206">
            <text:p>214</text:p>
          </table:table-cell>
          <table:table-cell office:value-type="float" office:value="203.39799999999997" table:style-name="ce206">
            <text:p>203</text:p>
          </table:table-cell>
          <table:table-cell office:value-type="float" office:value="206.28700000000001" table:style-name="ce206">
            <text:p>206</text:p>
          </table:table-cell>
          <table:table-cell office:value-type="float" office:value="191.22899999999998" table:style-name="ce206">
            <text:p>191</text:p>
          </table:table-cell>
          <table:table-cell office:value-type="float" office:value="192.452" table:style-name="ce206">
            <text:p>192</text:p>
          </table:table-cell>
          <table:table-cell office:value-type="float" office:value="195.32299999999998" table:style-name="ce206">
            <text:p>195</text:p>
          </table:table-cell>
          <table:table-cell office:value-type="float" office:value="198.43100000000001" table:style-name="ce206">
            <text:p>198</text:p>
          </table:table-cell>
          <table:table-cell office:value-type="float" office:value="191.45300000000003" table:style-name="ce206">
            <text:p>191</text:p>
          </table:table-cell>
          <table:table-cell office:value-type="float" office:value="177.839" table:style-name="ce206">
            <text:p>178</text:p>
          </table:table-cell>
          <table:table-cell office:value-type="float" office:value="178.3426" table:style-name="ce206">
            <text:p>178</text:p>
          </table:table-cell>
          <table:table-cell office:value-type="float" office:value="180.58449999999999" table:style-name="ce206">
            <text:p>181</text:p>
          </table:table-cell>
          <table:table-cell office:value-type="float" office:value="174.92509999999996" table:style-name="ce206">
            <text:p>175</text:p>
          </table:table-cell>
          <table:table-cell office:value-type="float" office:value="177.38690000000003" table:style-name="ce206">
            <text:p>177</text:p>
          </table:table-cell>
          <table:table-cell office:value-type="float" office:value="177.06360000000004" table:style-name="ce206">
            <text:p>177</text:p>
          </table:table-cell>
          <table:table-cell office:value-type="float" office:value="180.7955" table:style-name="ce206">
            <text:p>181</text:p>
          </table:table-cell>
          <table:table-cell office:value-type="float" office:value="170.70410000000001" table:style-name="ce206">
            <text:p>171</text:p>
          </table:table-cell>
          <table:table-cell office:value-type="float" office:value="164.1345" table:style-name="ce206">
            <text:p>164</text:p>
          </table:table-cell>
          <table:table-cell office:value-type="float" office:value="171.56290000000001" table:style-name="ce206">
            <text:p>172</text:p>
          </table:table-cell>
          <table:table-cell office:value-type="float" office:value="177.71289560044059" table:style-name="ce206">
            <text:p>178</text:p>
          </table:table-cell>
          <table:table-cell office:value-type="float" office:value="165.93979200000001" table:style-name="ce206">
            <text:p>166</text:p>
          </table:table-cell>
          <table:table-cell office:value-type="float" office:value="164.12446200000002" table:style-name="ce206">
            <text:p>164</text:p>
          </table:table-cell>
          <table:table-cell office:value-type="float" office:value="177.613407" table:style-name="ce206">
            <text:p>178</text:p>
          </table:table-cell>
          <table:table-cell office:value-type="float" office:value="166.01820399999997" table:style-name="ce206">
            <text:p>166</text:p>
          </table:table-cell>
          <table:table-cell office:value-type="float" office:value="165.34620000000001" table:style-name="ce206">
            <text:p>165</text:p>
          </table:table-cell>
          <table:table-cell office:value-type="float" office:value="158.48859999999999" table:style-name="ce206">
            <text:p>158</text:p>
          </table:table-cell>
          <table:table-cell office:value-type="float" office:value="145.023" table:style-name="ce206">
            <text:p>145</text:p>
          </table:table-cell>
          <table:table-cell office:value-type="float" office:value="148.43312678814829" table:style-name="ce206">
            <text:p>148</text:p>
          </table:table-cell>
          <table:table-cell office:value-type="float" office:value="136.97118" table:style-name="ce206">
            <text:p>137</text:p>
          </table:table-cell>
          <table:table-cell office:value-type="float" office:value="140.21579926372544" table:style-name="ce206">
            <text:p>140</text:p>
          </table:table-cell>
          <table:table-cell office:value-type="float" office:value="140.1533" table:style-name="ce206">
            <text:p>140</text:p>
          </table:table-cell>
          <table:table-cell office:value-type="float" office:value="143.58496000000002" table:style-name="ce206">
            <text:p>144</text:p>
          </table:table-cell>
          <table:table-cell office:value-type="float" office:value="144.43839299999991" table:style-name="ce206">
            <text:p>144</text:p>
          </table:table-cell>
          <table:table-cell office:value-type="float" office:value="138" table:style-name="ce206">
            <text:p>138</text:p>
          </table:table-cell>
          <table:table-cell office:value-type="float" office:value="146" table:style-name="ce206">
            <text:p>146</text:p>
          </table:table-cell>
          <table:table-cell office:value-type="float" office:value="149" table:style-name="ce206">
            <text:p>149</text:p>
          </table:table-cell>
          <table:table-cell office:value-type="float" office:value="139" table:style-name="ce206">
            <text:p>139</text:p>
          </table:table-cell>
          <table:table-cell office:value-type="float" office:value="140.52922000000001" table:style-name="ce206">
            <text:p>141</text:p>
          </table:table-cell>
          <table:table-cell table:number-columns-repeated="37" table:style-name="ce211"/>
          <table:table-cell table:number-columns-repeated="16301" table:style-name="ce78"/>
        </table:table-row>
        <table:table-row table:style-name="ro3">
          <table:table-cell table:number-columns-repeated="2" table:style-name="ce78"/>
          <table:table-cell office:value-type="string" table:style-name="ce78">
            <text:p>of which:</text:p>
          </table:table-cell>
          <table:table-cell office:value-type="string" table:style-name="ce78">
            <text:p>Early</text:p>
          </table:table-cell>
          <table:table-cell office:value-type="float" office:value="23.067" table:style-name="ce206">
            <text:p>23</text:p>
          </table:table-cell>
          <table:table-cell office:value-type="float" office:value="23.963000000000001" table:style-name="ce206">
            <text:p>24</text:p>
          </table:table-cell>
          <table:table-cell office:value-type="float" office:value="24.407" table:style-name="ce206">
            <text:p>24</text:p>
          </table:table-cell>
          <table:table-cell office:value-type="float" office:value="22.407" table:style-name="ce206">
            <text:p>22</text:p>
          </table:table-cell>
          <table:table-cell office:value-type="float" office:value="22.35" table:style-name="ce206">
            <text:p>22</text:p>
          </table:table-cell>
          <table:table-cell office:value-type="float" office:value="19.600000000000001" table:style-name="ce206">
            <text:p>20</text:p>
          </table:table-cell>
          <table:table-cell office:value-type="float" office:value="19.7" table:style-name="ce206">
            <text:p>20</text:p>
          </table:table-cell>
          <table:table-cell office:value-type="float" office:value="20.100000000000001" table:style-name="ce206">
            <text:p>20</text:p>
          </table:table-cell>
          <table:table-cell office:value-type="float" office:value="20.9" table:style-name="ce206">
            <text:p>21</text:p>
          </table:table-cell>
          <table:table-cell office:value-type="float" office:value="19.899999999999999" table:style-name="ce206">
            <text:p>20</text:p>
          </table:table-cell>
          <table:table-cell office:value-type="float" office:value="15.7" table:style-name="ce206">
            <text:p>16</text:p>
          </table:table-cell>
          <table:table-cell office:value-type="float" office:value="21.077999999999999" table:style-name="ce206">
            <text:p>21</text:p>
          </table:table-cell>
          <table:table-cell office:value-type="float" office:value="17.221" table:style-name="ce206">
            <text:p>17</text:p>
          </table:table-cell>
          <table:table-cell office:value-type="float" office:value="17.577999999999999" table:style-name="ce206">
            <text:p>18</text:p>
          </table:table-cell>
          <table:table-cell office:value-type="float" office:value="16.8232" table:style-name="ce206">
            <text:p>17</text:p>
          </table:table-cell>
          <table:table-cell office:value-type="float" office:value="17.834000000000003" table:style-name="ce206">
            <text:p>18</text:p>
          </table:table-cell>
          <table:table-cell office:value-type="float" office:value="17.703399999999998" table:style-name="ce206">
            <text:p>18</text:p>
          </table:table-cell>
          <table:table-cell office:value-type="float" office:value="16.430900000000001" table:style-name="ce206">
            <text:p>16</text:p>
          </table:table-cell>
          <table:table-cell office:value-type="float" office:value="16.591899999999999" table:style-name="ce206">
            <text:p>17</text:p>
          </table:table-cell>
          <table:table-cell office:value-type="float" office:value="15.8325" table:style-name="ce206">
            <text:p>16</text:p>
          </table:table-cell>
          <table:table-cell office:value-type="float" office:value="16.400100000000002" table:style-name="ce206">
            <text:p>16</text:p>
          </table:table-cell>
          <table:table-cell office:value-type="float" office:value="15.766400000000001" table:style-name="ce206">
            <text:p>16</text:p>
          </table:table-cell>
          <table:table-cell office:value-type="float" office:value="16.502408992319509" table:style-name="ce206">
            <text:p>17</text:p>
          </table:table-cell>
          <table:table-cell office:value-type="float" office:value="13.823836274743062" table:style-name="ce206">
            <text:p>14</text:p>
          </table:table-cell>
          <table:table-cell office:value-type="float" office:value="17.538439999999998" table:style-name="ce206">
            <text:p>18</text:p>
          </table:table-cell>
          <table:table-cell office:value-type="float" office:value="17.800729999999998" table:style-name="ce206">
            <text:p>18</text:p>
          </table:table-cell>
          <table:table-cell office:value-type="float" office:value="13.800625" table:style-name="ce206">
            <text:p>14</text:p>
          </table:table-cell>
          <table:table-cell office:value-type="float" office:value="12.211920000000001" table:style-name="ce206">
            <text:p>12</text:p>
          </table:table-cell>
          <table:table-cell office:value-type="float" office:value="13.882999999999999" table:style-name="ce206">
            <text:p>14</text:p>
          </table:table-cell>
          <table:table-cell office:value-type="float" office:value="14.295" table:style-name="ce206">
            <text:p>14</text:p>
          </table:table-cell>
          <table:table-cell office:value-type="float" office:value="13.54" table:style-name="ce206">
            <text:p>14</text:p>
          </table:table-cell>
          <table:table-cell office:value-type="float" office:value="14.7747999815364" table:style-name="ce206">
            <text:p>15</text:p>
          </table:table-cell>
          <table:table-cell office:value-type="float" office:value="12.48828" table:style-name="ce206">
            <text:p>12</text:p>
          </table:table-cell>
          <table:table-cell office:value-type="float" office:value="11.245190000000001" table:style-name="ce206">
            <text:p>11</text:p>
          </table:table-cell>
          <table:table-cell office:value-type="float" office:value="15.772200000000002" table:style-name="ce206">
            <text:p>16</text:p>
          </table:table-cell>
          <table:table-cell office:value-type="float" office:value="16.824664726298181" table:style-name="ce206">
            <text:p>17</text:p>
          </table:table-cell>
          <table:table-cell office:value-type="float" office:value="15.253905060672917" table:style-name="ce206">
            <text:p>15</text:p>
          </table:table-cell>
          <table:table-cell office:value-type="float" office:value="9" table:style-name="ce206">
            <text:p>9</text:p>
          </table:table-cell>
          <table:table-cell office:value-type="float" office:value="8" table:style-name="ce206">
            <text:p>8</text:p>
          </table:table-cell>
          <table:table-cell office:value-type="float" office:value="7" table:style-name="ce206">
            <text:p>7</text:p>
          </table:table-cell>
          <table:table-cell office:value-type="float" office:value="5" table:style-name="ce206">
            <text:p>5</text:p>
          </table:table-cell>
          <table:table-cell office:value-type="float" office:value="5" table:style-name="ce206">
            <text:p>5</text:p>
          </table:table-cell>
          <table:table-cell table:number-columns-repeated="37" table:style-name="ce211"/>
          <table:table-cell table:number-columns-repeated="16301" table:style-name="ce78"/>
        </table:table-row>
        <table:table-row table:style-name="ro3">
          <table:table-cell table:number-columns-repeated="3" table:style-name="ce78"/>
          <table:table-cell office:value-type="string" table:style-name="ce78">
            <text:p>Maincrop</text:p>
          </table:table-cell>
          <table:table-cell office:value-type="float" office:value="201.792" table:style-name="ce206">
            <text:p>202</text:p>
          </table:table-cell>
          <table:table-cell office:value-type="float" office:value="191.3" table:style-name="ce206">
            <text:p>191</text:p>
          </table:table-cell>
          <table:table-cell office:value-type="float" office:value="178.62299999999999" table:style-name="ce206">
            <text:p>179</text:p>
          </table:table-cell>
          <table:table-cell office:value-type="float" office:value="199.79899999999998" table:style-name="ce206">
            <text:p>200</text:p>
          </table:table-cell>
          <table:table-cell office:value-type="float" office:value="210.08100000000002" table:style-name="ce206">
            <text:p>210</text:p>
          </table:table-cell>
          <table:table-cell office:value-type="float" office:value="194.44699999999997" table:style-name="ce206">
            <text:p>194</text:p>
          </table:table-cell>
          <table:table-cell office:value-type="float" office:value="183.69799999999998" table:style-name="ce206">
            <text:p>184</text:p>
          </table:table-cell>
          <table:table-cell office:value-type="float" office:value="186.18700000000001" table:style-name="ce206">
            <text:p>186</text:p>
          </table:table-cell>
          <table:table-cell office:value-type="float" office:value="170.32899999999998" table:style-name="ce206">
            <text:p>170</text:p>
          </table:table-cell>
          <table:table-cell office:value-type="float" office:value="172.55199999999999" table:style-name="ce206">
            <text:p>173</text:p>
          </table:table-cell>
          <table:table-cell office:value-type="float" office:value="179.62299999999999" table:style-name="ce206">
            <text:p>180</text:p>
          </table:table-cell>
          <table:table-cell office:value-type="float" office:value="177.35300000000001" table:style-name="ce206">
            <text:p>177</text:p>
          </table:table-cell>
          <table:table-cell office:value-type="float" office:value="174.23200000000003" table:style-name="ce206">
            <text:p>174</text:p>
          </table:table-cell>
          <table:table-cell office:value-type="float" office:value="160.261" table:style-name="ce206">
            <text:p>160</text:p>
          </table:table-cell>
          <table:table-cell office:value-type="float" office:value="161.51940000000002" table:style-name="ce206">
            <text:p>162</text:p>
          </table:table-cell>
          <table:table-cell office:value-type="float" office:value="162.75049999999999" table:style-name="ce206">
            <text:p>163</text:p>
          </table:table-cell>
          <table:table-cell office:value-type="float" office:value="157.22169999999997" table:style-name="ce206">
            <text:p>157</text:p>
          </table:table-cell>
          <table:table-cell office:value-type="float" office:value="160.95600000000002" table:style-name="ce206">
            <text:p>161</text:p>
          </table:table-cell>
          <table:table-cell office:value-type="float" office:value="160.47170000000003" table:style-name="ce206">
            <text:p>160</text:p>
          </table:table-cell>
          <table:table-cell office:value-type="float" office:value="164.96299999999999" table:style-name="ce206">
            <text:p>165</text:p>
          </table:table-cell>
          <table:table-cell office:value-type="float" office:value="154.304" table:style-name="ce206">
            <text:p>154</text:p>
          </table:table-cell>
          <table:table-cell office:value-type="float" office:value="148.3681" table:style-name="ce206">
            <text:p>148</text:p>
          </table:table-cell>
          <table:table-cell office:value-type="float" office:value="155.0604910076805" table:style-name="ce206">
            <text:p>155</text:p>
          </table:table-cell>
          <table:table-cell office:value-type="float" office:value="163.88905932569753" table:style-name="ce206">
            <text:p>164</text:p>
          </table:table-cell>
          <table:table-cell office:value-type="float" office:value="148.401352" table:style-name="ce206">
            <text:p>148</text:p>
          </table:table-cell>
          <table:table-cell office:value-type="float" office:value="146.32373200000004" table:style-name="ce206">
            <text:p>146</text:p>
          </table:table-cell>
          <table:table-cell office:value-type="float" office:value="163.812782" table:style-name="ce206">
            <text:p>164</text:p>
          </table:table-cell>
          <table:table-cell office:value-type="float" office:value="153.80628399999998" table:style-name="ce206">
            <text:p>154</text:p>
          </table:table-cell>
          <table:table-cell office:value-type="float" office:value="151.4632" table:style-name="ce206">
            <text:p>151</text:p>
          </table:table-cell>
          <table:table-cell office:value-type="float" office:value="144.1936" table:style-name="ce206">
            <text:p>144</text:p>
          </table:table-cell>
          <table:table-cell office:value-type="float" office:value="131.483" table:style-name="ce206">
            <text:p>131</text:p>
          </table:table-cell>
          <table:table-cell office:value-type="float" office:value="133.65832680661188" table:style-name="ce206">
            <text:p>134</text:p>
          </table:table-cell>
          <table:table-cell office:value-type="float" office:value="124.4829" table:style-name="ce206">
            <text:p>124</text:p>
          </table:table-cell>
          <table:table-cell office:value-type="float" office:value="128.97060926372544" table:style-name="ce206">
            <text:p>129</text:p>
          </table:table-cell>
          <table:table-cell office:value-type="float" office:value="124.3811" table:style-name="ce206">
            <text:p>124</text:p>
          </table:table-cell>
          <table:table-cell office:value-type="float" office:value="126.76029527370184" table:style-name="ce206">
            <text:p>127</text:p>
          </table:table-cell>
          <table:table-cell office:value-type="float" office:value="129.184487939327" table:style-name="ce206">
            <text:p>129</text:p>
          </table:table-cell>
          <table:table-cell office:value-type="float" office:value="130" table:style-name="ce206">
            <text:p>130</text:p>
          </table:table-cell>
          <table:table-cell office:value-type="float" office:value="138" table:style-name="ce206">
            <text:p>138</text:p>
          </table:table-cell>
          <table:table-cell office:value-type="float" office:value="141" table:style-name="ce206">
            <text:p>141</text:p>
          </table:table-cell>
          <table:table-cell office:value-type="float" office:value="134" table:style-name="ce206">
            <text:p>134</text:p>
          </table:table-cell>
          <table:table-cell office:value-type="float" office:value="135" table:style-name="ce206">
            <text:p>135</text:p>
          </table:table-cell>
          <table:table-cell table:number-columns-repeated="38" table:style-name="ce211"/>
          <table:table-cell table:number-columns-repeated="16300" table:style-name="ce78"/>
        </table:table-row>
        <table:table-row table:style-name="ro3">
          <table:table-cell table:style-name="ce78"/>
          <table:table-cell office:value-type="string" table:style-name="ce172">
            <text:p>Yield (tonnes per hectare sown)</text:p>
          </table:table-cell>
          <table:table-cell table:number-columns-repeated="2" table:style-name="ce78"/>
          <table:table-cell office:value-type="float" office:value="30.441432186392358" table:style-name="ce206">
            <text:p>30</text:p>
          </table:table-cell>
          <table:table-cell office:value-type="float" office:value="31.499268336871641" table:style-name="ce206">
            <text:p>31</text:p>
          </table:table-cell>
          <table:table-cell office:value-type="float" office:value="22.373096586711323" table:style-name="ce206">
            <text:p>22</text:p>
          </table:table-cell>
          <table:table-cell office:value-type="float" office:value="21.497479816026569" table:style-name="ce206">
            <text:p>21</text:p>
          </table:table-cell>
          <table:table-cell office:value-type="float" office:value="28.381110953358203" table:style-name="ce206">
            <text:p>28</text:p>
          </table:table-cell>
          <table:table-cell office:value-type="float" office:value="34.038556952445028" table:style-name="ce206">
            <text:p>34</text:p>
          </table:table-cell>
          <table:table-cell office:value-type="float" office:value="31.666628973736227" table:style-name="ce206">
            <text:p>32</text:p>
          </table:table-cell>
          <table:table-cell office:value-type="float" office:value="34.191660162782917" table:style-name="ce206">
            <text:p>34</text:p>
          </table:table-cell>
          <table:table-cell office:value-type="float" office:value="31.973180414304316" table:style-name="ce206">
            <text:p>32</text:p>
          </table:table-cell>
          <table:table-cell office:value-type="float" office:value="35.92965442566458" table:style-name="ce206">
            <text:p>36</text:p>
          </table:table-cell>
          <table:table-cell office:value-type="float" office:value="29.828099816258195" table:style-name="ce206">
            <text:p>30</text:p>
          </table:table-cell>
          <table:table-cell office:value-type="float" office:value="37.193351213628915" table:style-name="ce206">
            <text:p>37</text:p>
          </table:table-cell>
          <table:table-cell office:value-type="float" office:value="35.885203778125167" table:style-name="ce206">
            <text:p>36</text:p>
          </table:table-cell>
          <table:table-cell office:value-type="float" office:value="36.089582481483816" table:style-name="ce206">
            <text:p>36</text:p>
          </table:table-cell>
          <table:table-cell office:value-type="float" office:value="37.65423558658447" table:style-name="ce206">
            <text:p>38</text:p>
          </table:table-cell>
          <table:table-cell office:value-type="float" office:value="38.42628722287904" table:style-name="ce206">
            <text:p>38</text:p>
          </table:table-cell>
          <table:table-cell office:value-type="float" office:value="36.157274322781582" table:style-name="ce206">
            <text:p>36</text:p>
          </table:table-cell>
          <table:table-cell office:value-type="float" office:value="36.907135009152306" table:style-name="ce206">
            <text:p>37</text:p>
          </table:table-cell>
          <table:table-cell office:value-type="float" office:value="35.958067814094946" table:style-name="ce206">
            <text:p>36</text:p>
          </table:table-cell>
          <table:table-cell office:value-type="float" office:value="43.222268264152163" table:style-name="ce206">
            <text:p>43</text:p>
          </table:table-cell>
          <table:table-cell office:value-type="float" office:value="41.430886378867292" table:style-name="ce206">
            <text:p>41</text:p>
          </table:table-cell>
          <table:table-cell office:value-type="float" office:value="39.859989882113872" table:style-name="ce206">
            <text:p>40</text:p>
          </table:table-cell>
          <table:table-cell office:value-type="float" office:value="37.330130570187372" table:style-name="ce206">
            <text:p>37</text:p>
          </table:table-cell>
          <table:table-cell office:value-type="float" office:value="40.674008296233509" table:style-name="ce206">
            <text:p>41</text:p>
          </table:table-cell>
          <table:table-cell office:value-type="float" office:value="42.957832976353309" table:style-name="ce206">
            <text:p>43</text:p>
          </table:table-cell>
          <table:table-cell office:value-type="float" office:value="39.128784160157672" table:style-name="ce206">
            <text:p>39</text:p>
          </table:table-cell>
          <table:table-cell office:value-type="float" office:value="40.148461950285103" table:style-name="ce206">
            <text:p>40</text:p>
          </table:table-cell>
          <table:table-cell office:value-type="float" office:value="37.212589293521091" table:style-name="ce206">
            <text:p>37</text:p>
          </table:table-cell>
          <table:table-cell office:value-type="float" office:value="40.36278917810025" table:style-name="ce206">
            <text:p>40</text:p>
          </table:table-cell>
          <table:table-cell office:value-type="float" office:value="43.666802218582276" table:style-name="ce206">
            <text:p>44</text:p>
          </table:table-cell>
          <table:table-cell office:value-type="float" office:value="41.707530455346564" table:style-name="ce206">
            <text:p>42</text:p>
          </table:table-cell>
          <table:table-cell office:value-type="float" office:value="41.996289673431619" table:style-name="ce206">
            <text:p>42</text:p>
          </table:table-cell>
          <table:table-cell office:value-type="float" office:value="43.652378276823661" table:style-name="ce206">
            <text:p>44</text:p>
          </table:table-cell>
          <table:table-cell office:value-type="float" office:value="40.845209850717701" table:style-name="ce206">
            <text:p>41</text:p>
          </table:table-cell>
          <table:table-cell office:value-type="float" office:value="39.700945127703328" table:style-name="ce206">
            <text:p>40</text:p>
          </table:table-cell>
          <table:table-cell office:value-type="float" office:value="42.706227386749994" table:style-name="ce206">
            <text:p>43</text:p>
          </table:table-cell>
          <table:table-cell office:value-type="float" office:value="44.278974373844846" table:style-name="ce206">
            <text:p>44</text:p>
          </table:table-cell>
          <table:table-cell office:value-type="float" office:value="44" table:style-name="ce206">
            <text:p>44</text:p>
          </table:table-cell>
          <table:table-cell office:value-type="float" office:value="43" table:style-name="ce206">
            <text:p>43</text:p>
          </table:table-cell>
          <table:table-cell office:value-type="float" office:value="31" table:style-name="ce206">
            <text:p>31</text:p>
          </table:table-cell>
          <table:table-cell office:value-type="float" office:value="42" table:style-name="ce206">
            <text:p>42</text:p>
          </table:table-cell>
          <table:table-cell office:value-type="float" office:value="42" table:style-name="ce206">
            <text:p>42</text:p>
          </table:table-cell>
          <table:table-cell table:number-columns-repeated="38" table:style-name="ce211"/>
          <table:table-cell table:number-columns-repeated="16300" table:style-name="ce78"/>
        </table:table-row>
        <table:table-row table:style-name="ro3">
          <table:table-cell table:number-columns-repeated="2" table:style-name="ce78"/>
          <table:table-cell office:value-type="string" table:style-name="ce78">
            <text:p>of which:</text:p>
          </table:table-cell>
          <table:table-cell office:value-type="string" table:style-name="ce78">
            <text:p>Early</text:p>
          </table:table-cell>
          <table:table-cell office:value-type="float" office:value="20.051762257770839" table:style-name="ce206">
            <text:p>20</text:p>
          </table:table-cell>
          <table:table-cell office:value-type="float" office:value="19.034428076618116" table:style-name="ce206">
            <text:p>19</text:p>
          </table:table-cell>
          <table:table-cell office:value-type="float" office:value="14.303224484778957" table:style-name="ce206">
            <text:p>14</text:p>
          </table:table-cell>
          <table:table-cell office:value-type="float" office:value="16.436961663765786" table:style-name="ce206">
            <text:p>16</text:p>
          </table:table-cell>
          <table:table-cell office:value-type="float" office:value="17.989217002237137" table:style-name="ce206">
            <text:p>18</text:p>
          </table:table-cell>
          <table:table-cell office:value-type="float" office:value="21.297346938775508" table:style-name="ce206">
            <text:p>21</text:p>
          </table:table-cell>
          <table:table-cell office:value-type="float" office:value="18.21228426395939" table:style-name="ce206">
            <text:p>18</text:p>
          </table:table-cell>
          <table:table-cell office:value-type="float" office:value="22.300497512437808" table:style-name="ce206">
            <text:p>22</text:p>
          </table:table-cell>
          <table:table-cell office:value-type="float" office:value="18.390342105263159" table:style-name="ce206">
            <text:p>18</text:p>
          </table:table-cell>
          <table:table-cell office:value-type="float" office:value="21.79910552763819" table:style-name="ce206">
            <text:p>22</text:p>
          </table:table-cell>
          <table:table-cell office:value-type="float" office:value="20.550718789808915" table:style-name="ce206">
            <text:p>21</text:p>
          </table:table-cell>
          <table:table-cell office:value-type="float" office:value="18.848230382389222" table:style-name="ce206">
            <text:p>19</text:p>
          </table:table-cell>
          <table:table-cell office:value-type="float" office:value="23.379702107891529" table:style-name="ce206">
            <text:p>23</text:p>
          </table:table-cell>
          <table:table-cell office:value-type="float" office:value="20.631888997610652" table:style-name="ce206">
            <text:p>21</text:p>
          </table:table-cell>
          <table:table-cell office:value-type="float" office:value="23.339999121451331" table:style-name="ce206">
            <text:p>23</text:p>
          </table:table-cell>
          <table:table-cell office:value-type="float" office:value="23.662737748121561" table:style-name="ce206">
            <text:p>24</text:p>
          </table:table-cell>
          <table:table-cell office:value-type="float" office:value="20.760793217122139" table:style-name="ce206">
            <text:p>21</text:p>
          </table:table-cell>
          <table:table-cell office:value-type="float" office:value="26.683990530037914" table:style-name="ce206">
            <text:p>27</text:p>
          </table:table-cell>
          <table:table-cell office:value-type="float" office:value="21.752300761214812" table:style-name="ce206">
            <text:p>22</text:p>
          </table:table-cell>
          <table:table-cell office:value-type="float" office:value="26.132574767093004" table:style-name="ce206">
            <text:p>26</text:p>
          </table:table-cell>
          <table:table-cell office:value-type="float" office:value="26.057316723678511" table:style-name="ce206">
            <text:p>26</text:p>
          </table:table-cell>
          <table:table-cell office:value-type="float" office:value="21.43893755074081" table:style-name="ce206">
            <text:p>21</text:p>
          </table:table-cell>
          <table:table-cell office:value-type="float" office:value="22.722984927505049" table:style-name="ce206">
            <text:p>23</text:p>
          </table:table-cell>
          <table:table-cell office:value-type="float" office:value="23.478659219438168" table:style-name="ce206">
            <text:p>23</text:p>
          </table:table-cell>
          <table:table-cell office:value-type="float" office:value="22.005316322318293" table:style-name="ce206">
            <text:p>22</text:p>
          </table:table-cell>
          <table:table-cell office:value-type="float" office:value="18.88037176003456" table:style-name="ce206">
            <text:p>19</text:p>
          </table:table-cell>
          <table:table-cell office:value-type="float" office:value="23.308540591458716" table:style-name="ce206">
            <text:p>23</text:p>
          </table:table-cell>
          <table:table-cell office:value-type="float" office:value="20.65869412835983" table:style-name="ce206">
            <text:p>21</text:p>
          </table:table-cell>
          <table:table-cell office:value-type="float" office:value="11.335961967874379" table:style-name="ce206">
            <text:p>11</text:p>
          </table:table-cell>
          <table:table-cell office:value-type="float" office:value="14.961811822315495" table:style-name="ce206">
            <text:p>15</text:p>
          </table:table-cell>
          <table:table-cell office:value-type="float" office:value="18.244148449039884" table:style-name="ce206">
            <text:p>18</text:p>
          </table:table-cell>
          <table:table-cell office:value-type="float" office:value="16.812729804154607" table:style-name="ce206">
            <text:p>17</text:p>
          </table:table-cell>
          <table:table-cell office:value-type="float" office:value="14.338478637570585" table:style-name="ce206">
            <text:p>14</text:p>
          </table:table-cell>
          <table:table-cell office:value-type="float" office:value="15.73441622595972" table:style-name="ce206">
            <text:p>16</text:p>
          </table:table-cell>
          <table:table-cell office:value-type="float" office:value="12.534313539011677" table:style-name="ce206">
            <text:p>13</text:p>
          </table:table-cell>
          <table:table-cell office:value-type="float" office:value="13.333586183872542" table:style-name="ce206">
            <text:p>13</text:p>
          </table:table-cell>
          <table:table-cell office:value-type="float" office:value="15.455511252892849" table:style-name="ce206">
            <text:p>15</text:p>
          </table:table-cell>
          <table:table-cell office:value-type="float" office:value="29" table:style-name="ce206">
            <text:p>29</text:p>
          </table:table-cell>
          <table:table-cell office:value-type="float" office:value="35" table:style-name="ce206">
            <text:p>35</text:p>
          </table:table-cell>
          <table:table-cell office:value-type="float" office:value="26" table:style-name="ce206">
            <text:p>26</text:p>
          </table:table-cell>
          <table:table-cell office:value-type="float" office:value="27" table:style-name="ce206">
            <text:p>27</text:p>
          </table:table-cell>
          <table:table-cell office:value-type="float" office:value="34" table:style-name="ce206">
            <text:p>34</text:p>
          </table:table-cell>
          <table:table-cell table:number-columns-repeated="38" table:style-name="ce211"/>
          <table:table-cell table:number-columns-repeated="16300" table:style-name="ce78"/>
        </table:table-row>
        <table:table-row table:style-name="ro3">
          <table:table-cell table:number-columns-repeated="3" table:style-name="ce78"/>
          <table:table-cell office:value-type="string" table:style-name="ce78">
            <text:p>Maincrop</text:p>
          </table:table-cell>
          <table:table-cell office:value-type="float" office:value="31.629083412622901" table:style-name="ce206">
            <text:p>32</text:p>
          </table:table-cell>
          <table:table-cell office:value-type="float" office:value="33.060663878724512" table:style-name="ce206">
            <text:p>33</text:p>
          </table:table-cell>
          <table:table-cell office:value-type="float" office:value="23.475761799992167" table:style-name="ce206">
            <text:p>23</text:p>
          </table:table-cell>
          <table:table-cell office:value-type="float" office:value="22.06500533035701" table:style-name="ce206">
            <text:p>22</text:p>
          </table:table-cell>
          <table:table-cell office:value-type="float" office:value="29.486678947644002" table:style-name="ce206">
            <text:p>29</text:p>
          </table:table-cell>
          <table:table-cell office:value-type="float" office:value="35.32285404248973" table:style-name="ce206">
            <text:p>35</text:p>
          </table:table-cell>
          <table:table-cell office:value-type="float" office:value="33.109489488181694" table:style-name="ce206">
            <text:p>33</text:p>
          </table:table-cell>
          <table:table-cell office:value-type="float" office:value="35.475382276958108" table:style-name="ce206">
            <text:p>35</text:p>
          </table:table-cell>
          <table:table-cell office:value-type="float" office:value="33.639845049562908" table:style-name="ce206">
            <text:p>34</text:p>
          </table:table-cell>
          <table:table-cell office:value-type="float" office:value="37.559296058741708" table:style-name="ce206">
            <text:p>38</text:p>
          </table:table-cell>
          <table:table-cell office:value-type="float" office:value="30.63899197436297" table:style-name="ce206">
            <text:p>31</text:p>
          </table:table-cell>
          <table:table-cell office:value-type="float" office:value="39.373627030112822" table:style-name="ce206">
            <text:p>39</text:p>
          </table:table-cell>
          <table:table-cell office:value-type="float" office:value="37.121241040299132" table:style-name="ce206">
            <text:p>37</text:p>
          </table:table-cell>
          <table:table-cell office:value-type="float" office:value="37.785037620660049" table:style-name="ce206">
            <text:p>38</text:p>
          </table:table-cell>
          <table:table-cell office:value-type="float" office:value="39.145147903620241" table:style-name="ce206">
            <text:p>39</text:p>
          </table:table-cell>
          <table:table-cell office:value-type="float" office:value="40.044058850817663" table:style-name="ce206">
            <text:p>40</text:p>
          </table:table-cell>
          <table:table-cell office:value-type="float" office:value="37.890941263197135" table:style-name="ce206">
            <text:p>38</text:p>
          </table:table-cell>
          <table:table-cell office:value-type="float" office:value="37.950746086849819" table:style-name="ce206">
            <text:p>38</text:p>
          </table:table-cell>
          <table:table-cell office:value-type="float" office:value="37.426844368203234" table:style-name="ce206">
            <text:p>37</text:p>
          </table:table-cell>
          <table:table-cell office:value-type="float" office:value="44.862548441965778" table:style-name="ce206">
            <text:p>45</text:p>
          </table:table-cell>
          <table:table-cell office:value-type="float" office:value="43.064856202734866" table:style-name="ce206">
            <text:p>43</text:p>
          </table:table-cell>
          <table:table-cell office:value-type="float" office:value="41.817376607982979" table:style-name="ce206">
            <text:p>42</text:p>
          </table:table-cell>
          <table:table-cell office:value-type="float" office:value="38.88470511099662" table:style-name="ce206">
            <text:p>39</text:p>
          </table:table-cell>
          <table:table-cell office:value-type="float" office:value="42.124414389859801" table:style-name="ce206">
            <text:p>42</text:p>
          </table:table-cell>
          <table:table-cell office:value-type="float" office:value="45.434169171181139" table:style-name="ce206">
            <text:p>45</text:p>
          </table:table-cell>
          <table:table-cell office:value-type="float" office:value="41.592065523588474" table:style-name="ce206">
            <text:p>42</text:p>
          </table:table-cell>
          <table:table-cell office:value-type="float" office:value="41.567163451262317" table:style-name="ce206">
            <text:p>42</text:p>
          </table:table-cell>
          <table:table-cell office:value-type="float" office:value="38.526936394224315" table:style-name="ce206">
            <text:p>39</text:p>
          </table:table-cell>
          <table:table-cell office:value-type="float" office:value="43.023365754850019" table:style-name="ce206">
            <text:p>43</text:p>
          </table:table-cell>
          <table:table-cell office:value-type="float" office:value="46.512544593518712" table:style-name="ce206">
            <text:p>47</text:p>
          </table:table-cell>
          <table:table-cell office:value-type="float" office:value="44.196408993558101" table:style-name="ce206">
            <text:p>44</text:p>
          </table:table-cell>
          <table:table-cell office:value-type="float" office:value="44.871278117193739" table:style-name="ce206">
            <text:p>45</text:p>
          </table:table-cell>
          <table:table-cell office:value-type="float" office:value="46.59318530001233" table:style-name="ce206">
            <text:p>47</text:p>
          </table:table-cell>
          <table:table-cell office:value-type="float" office:value="43.034667177260808" table:style-name="ce206">
            <text:p>43</text:p>
          </table:table-cell>
          <table:table-cell office:value-type="float" office:value="43.145821774904249" table:style-name="ce206">
            <text:p>43</text:p>
          </table:table-cell>
          <table:table-cell office:value-type="float" office:value="46.604804928694158" table:style-name="ce206">
            <text:p>47</text:p>
          </table:table-cell>
          <table:table-cell office:value-type="float" office:value="47.682404437161004" table:style-name="ce206">
            <text:p>48</text:p>
          </table:table-cell>
          <table:table-cell office:value-type="float" office:value="45" table:style-name="ce206">
            <text:p>45</text:p>
          </table:table-cell>
          <table:table-cell office:value-type="float" office:value="44" table:style-name="ce206">
            <text:p>44</text:p>
          </table:table-cell>
          <table:table-cell office:value-type="float" office:value="32" table:style-name="ce206">
            <text:p>32</text:p>
          </table:table-cell>
          <table:table-cell office:value-type="float" office:value="43" table:style-name="ce206">
            <text:p>43</text:p>
          </table:table-cell>
          <table:table-cell office:value-type="float" office:value="43" table:style-name="ce206">
            <text:p>43</text:p>
          </table:table-cell>
          <table:table-cell table:number-columns-repeated="38" table:style-name="ce211"/>
          <table:table-cell table:number-columns-repeated="16300" table:style-name="ce78"/>
        </table:table-row>
        <table:table-row table:style-name="ro3">
          <table:table-cell table:style-name="ce78"/>
          <table:table-cell office:value-type="string" table:style-name="ce172">
            <text:p>Volume of harvested production</text:p>
          </table:table-cell>
          <table:table-cell table:number-columns-repeated="2" table:style-name="ce78"/>
          <table:table-cell office:value-type="float" office:value="6845.03" table:style-name="ce206">
            <text:p>6,845</text:p>
          </table:table-cell>
          <table:table-cell office:value-type="float" office:value="6780.6270000000004" table:style-name="ce206">
            <text:p>6,781</text:p>
          </table:table-cell>
          <table:table-cell office:value-type="float" office:value="4542.4098000000004" table:style-name="ce206">
            <text:p>4,542</text:p>
          </table:table-cell>
          <table:table-cell office:value-type="float" office:value="4776.8689999999997" table:style-name="ce206">
            <text:p>4,777</text:p>
          </table:table-cell>
          <table:table-cell office:value-type="float" office:value="6596.65" table:style-name="ce206">
            <text:p>6,597</text:p>
          </table:table-cell>
          <table:table-cell office:value-type="float" office:value="7285.8509999999997" table:style-name="ce206">
            <text:p>7,286</text:p>
          </table:table-cell>
          <table:table-cell office:value-type="float" office:value="6440.9290000000001" table:style-name="ce206">
            <text:p>6,441</text:p>
          </table:table-cell>
          <table:table-cell office:value-type="float" office:value="7053.2949999999992" table:style-name="ce206">
            <text:p>7,053</text:p>
          </table:table-cell>
          <table:table-cell office:value-type="float" office:value="6114.1993174469999" table:style-name="ce206">
            <text:p>6,114</text:p>
          </table:table-cell>
          <table:table-cell office:value-type="float" office:value="6914.7338535279996" table:style-name="ce206">
            <text:p>6,915</text:p>
          </table:table-cell>
          <table:table-cell office:value-type="float" office:value="5826.113940410999" table:style-name="ce206">
            <text:p>5,826</text:p>
          </table:table-cell>
          <table:table-cell office:value-type="float" office:value="7380.3138746715995" table:style-name="ce206">
            <text:p>7,380</text:p>
          </table:table-cell>
          <table:table-cell office:value-type="float" office:value="6870.3299189333993" table:style-name="ce206">
            <text:p>6,870</text:p>
          </table:table-cell>
          <table:table-cell office:value-type="float" office:value="6418.1352589245998" table:style-name="ce206">
            <text:p>6,418</text:p>
          </table:table-cell>
          <table:table-cell office:value-type="float" office:value="6715.3542755239996" table:style-name="ce206">
            <text:p>6,715</text:p>
          </table:table-cell>
          <table:table-cell office:value-type="float" office:value="6939.1918649999998" table:style-name="ce206">
            <text:p>6,939</text:p>
          </table:table-cell>
          <table:table-cell office:value-type="float" office:value="6324.8148266399994" table:style-name="ce206">
            <text:p>6,325</text:p>
          </table:table-cell>
          <table:table-cell office:value-type="float" office:value="6546.8422671549997" table:style-name="ce206">
            <text:p>6,547</text:p>
          </table:table-cell>
          <table:table-cell office:value-type="float" office:value="6366.8613404009993" table:style-name="ce206">
            <text:p>6,367</text:p>
          </table:table-cell>
          <table:table-cell office:value-type="float" office:value="7814.4045686320005" table:style-name="ce206">
            <text:p>7,814</text:p>
          </table:table-cell>
          <table:table-cell office:value-type="float" office:value="7072.4221715068006" table:style-name="ce206">
            <text:p>7,072</text:p>
          </table:table-cell>
          <table:table-cell office:value-type="float" office:value="6542.3795793108793" table:style-name="ce206">
            <text:p>6,542</text:p>
          </table:table-cell>
          <table:table-cell office:value-type="float" office:value="6404.4654579999997" table:style-name="ce206">
            <text:p>6,404</text:p>
          </table:table-cell>
          <table:table-cell office:value-type="float" office:value="7228.2957900000001" table:style-name="ce206">
            <text:p>7,228</text:p>
          </table:table-cell>
          <table:table-cell office:value-type="float" office:value="7128.4310519999999" table:style-name="ce206">
            <text:p>7,128</text:p>
          </table:table-cell>
          <table:table-cell office:value-type="float" office:value="6421.9906490000003" table:style-name="ce206">
            <text:p>6,422</text:p>
          </table:table-cell>
          <table:table-cell office:value-type="float" office:value="7130.905112800001" table:style-name="ce206">
            <text:p>7,131</text:p>
          </table:table-cell>
          <table:table-cell office:value-type="float" office:value="6177.9672407000007" table:style-name="ce206">
            <text:p>6,178</text:p>
          </table:table-cell>
          <table:table-cell office:value-type="float" office:value="6673.8338119999999" table:style-name="ce206">
            <text:p>6,674</text:p>
          </table:table-cell>
          <table:table-cell office:value-type="float" office:value="6920.6903500999997" table:style-name="ce206">
            <text:p>6,921</text:p>
          </table:table-cell>
          <table:table-cell office:value-type="float" office:value="6058.1022137" table:style-name="ce206">
            <text:p>6,058</text:p>
          </table:table-cell>
          <table:table-cell office:value-type="float" office:value="6245.8246748182537" table:style-name="ce206">
            <text:p>6,246</text:p>
          </table:table-cell>
          <table:table-cell office:value-type="float" office:value="5979.1177623829053" table:style-name="ce206">
            <text:p>5,979</text:p>
          </table:table-cell>
          <table:table-cell office:value-type="float" office:value="5727.1437453129738" table:style-name="ce206">
            <text:p>5,727</text:p>
          </table:table-cell>
          <table:table-cell office:value-type="float" office:value="5564.2184727665426" table:style-name="ce206">
            <text:p>5,564</text:p>
          </table:table-cell>
          <table:table-cell office:value-type="float" office:value="6131.9719510774039" table:style-name="ce206">
            <text:p>6,132</text:p>
          </table:table-cell>
          <table:table-cell office:value-type="float" office:value="6395.5839022463269" table:style-name="ce206">
            <text:p>6,396</text:p>
          </table:table-cell>
          <table:table-cell office:value-type="float" office:value="6056" table:style-name="ce206">
            <text:p>6,056</text:p>
          </table:table-cell>
          <table:table-cell office:value-type="float" office:value="6310" table:style-name="ce206">
            <text:p>6,310</text:p>
          </table:table-cell>
          <table:table-cell office:value-type="float" office:value="4658" table:style-name="ce206">
            <text:p>4,658</text:p>
          </table:table-cell>
          <table:table-cell office:value-type="float" office:value="5902" table:style-name="ce206">
            <text:p>5,902</text:p>
          </table:table-cell>
          <table:table-cell office:value-type="float" office:value="5911.0865327744668" table:style-name="ce181">
            <text:p>5,911</text:p>
          </table:table-cell>
          <table:table-cell table:number-columns-repeated="38" table:style-name="ce211"/>
          <table:table-cell table:number-columns-repeated="16300" table:style-name="ce78"/>
        </table:table-row>
        <table:table-row table:style-name="ro3">
          <table:table-cell table:number-columns-repeated="2" table:style-name="ce78"/>
          <table:table-cell office:value-type="string" table:style-name="ce78">
            <text:p>of which:</text:p>
          </table:table-cell>
          <table:table-cell office:value-type="string" table:style-name="ce78">
            <text:p>Early</text:p>
          </table:table-cell>
          <table:table-cell office:value-type="float" office:value="462.53399999999999" table:style-name="ce206">
            <text:p>463</text:p>
          </table:table-cell>
          <table:table-cell office:value-type="float" office:value="456.12199999999996" table:style-name="ce206">
            <text:p>456</text:p>
          </table:table-cell>
          <table:table-cell office:value-type="float" office:value="349.09879999999998" table:style-name="ce206">
            <text:p>349</text:p>
          </table:table-cell>
          <table:table-cell office:value-type="float" office:value="368.303" table:style-name="ce206">
            <text:p>368</text:p>
          </table:table-cell>
          <table:table-cell office:value-type="float" office:value="402.05899999999997" table:style-name="ce206">
            <text:p>402</text:p>
          </table:table-cell>
          <table:table-cell office:value-type="float" office:value="417.428" table:style-name="ce206">
            <text:p>417</text:p>
          </table:table-cell>
          <table:table-cell office:value-type="float" office:value="358.78199999999998" table:style-name="ce206">
            <text:p>359</text:p>
          </table:table-cell>
          <table:table-cell office:value-type="float" office:value="448.24" table:style-name="ce206">
            <text:p>448</text:p>
          </table:table-cell>
          <table:table-cell office:value-type="float" office:value="384.35815000000002" table:style-name="ce206">
            <text:p>384</text:p>
          </table:table-cell>
          <table:table-cell office:value-type="float" office:value="433.80220000000003" table:style-name="ce206">
            <text:p>434</text:p>
          </table:table-cell>
          <table:table-cell office:value-type="float" office:value="322.64628499999998" table:style-name="ce206">
            <text:p>323</text:p>
          </table:table-cell>
          <table:table-cell office:value-type="float" office:value="397.28300000000002" table:style-name="ce206">
            <text:p>397</text:p>
          </table:table-cell>
          <table:table-cell office:value-type="float" office:value="402.62184999999999" table:style-name="ce206">
            <text:p>403</text:p>
          </table:table-cell>
          <table:table-cell office:value-type="float" office:value="362.66734480000002" table:style-name="ce206">
            <text:p>363</text:p>
          </table:table-cell>
          <table:table-cell office:value-type="float" office:value="392.65347322000002" table:style-name="ce206">
            <text:p>393</text:p>
          </table:table-cell>
          <table:table-cell office:value-type="float" office:value="422.00126499999999" table:style-name="ce206">
            <text:p>422</text:p>
          </table:table-cell>
          <table:table-cell office:value-type="float" office:value="367.53662664000001" table:style-name="ce206">
            <text:p>368</text:p>
          </table:table-cell>
          <table:table-cell office:value-type="float" office:value="438.44198" table:style-name="ce206">
            <text:p>438</text:p>
          </table:table-cell>
          <table:table-cell office:value-type="float" office:value="360.91199900000004" table:style-name="ce206">
            <text:p>361</text:p>
          </table:table-cell>
          <table:table-cell office:value-type="float" office:value="413.74399" table:style-name="ce206">
            <text:p>414</text:p>
          </table:table-cell>
          <table:table-cell office:value-type="float" office:value="427.3426" table:style-name="ce206">
            <text:p>427</text:p>
          </table:table-cell>
          <table:table-cell office:value-type="float" office:value="338.01486499999993" table:style-name="ce206">
            <text:p>338</text:p>
          </table:table-cell>
          <table:table-cell office:value-type="float" office:value="374.98399080000002" table:style-name="ce206">
            <text:p>375</text:p>
          </table:table-cell>
          <table:table-cell office:value-type="float" office:value="324.56514099999998" table:style-name="ce206">
            <text:p>325</text:p>
          </table:table-cell>
          <table:table-cell office:value-type="float" office:value="385.93892" table:style-name="ce206">
            <text:p>386</text:p>
          </table:table-cell>
          <table:table-cell office:value-type="float" office:value="336.08439999999996" table:style-name="ce206">
            <text:p>336</text:p>
          </table:table-cell>
          <table:table-cell office:value-type="float" office:value="321.67242799999997" table:style-name="ce206">
            <text:p>322</text:p>
          </table:table-cell>
          <table:table-cell office:value-type="float" office:value="252.28232" table:style-name="ce206">
            <text:p>252</text:p>
          </table:table-cell>
          <table:table-cell office:value-type="float" office:value="157.37716" table:style-name="ce206">
            <text:p>157</text:p>
          </table:table-cell>
          <table:table-cell office:value-type="float" office:value="213.87909999999999" table:style-name="ce206">
            <text:p>214</text:p>
          </table:table-cell>
          <table:table-cell office:value-type="float" office:value="247.02577000000002" table:style-name="ce206">
            <text:p>247</text:p>
          </table:table-cell>
          <table:table-cell office:value-type="float" office:value="248.40472" table:style-name="ce206">
            <text:p>248</text:p>
          </table:table-cell>
          <table:table-cell office:value-type="float" office:value="179.06293599999998" table:style-name="ce206">
            <text:p>179</text:p>
          </table:table-cell>
          <table:table-cell office:value-type="float" office:value="176.9365" table:style-name="ce206">
            <text:p>177</text:p>
          </table:table-cell>
          <table:table-cell office:value-type="float" office:value="197.69370000000001" table:style-name="ce206">
            <text:p>198</text:p>
          </table:table-cell>
          <table:table-cell office:value-type="float" office:value="224.33311714285713" table:style-name="ce206">
            <text:p>224</text:p>
          </table:table-cell>
          <table:table-cell office:value-type="float" office:value="235.75690131578946" table:style-name="ce206">
            <text:p>236</text:p>
          </table:table-cell>
          <table:table-cell office:value-type="float" office:value="251" table:style-name="ce206">
            <text:p>251</text:p>
          </table:table-cell>
          <table:table-cell office:value-type="float" office:value="294" table:style-name="ce206">
            <text:p>294</text:p>
          </table:table-cell>
          <table:table-cell office:value-type="float" office:value="192" table:style-name="ce206">
            <text:p>192</text:p>
          </table:table-cell>
          <table:table-cell office:value-type="float" office:value="143" table:style-name="ce206">
            <text:p>143</text:p>
          </table:table-cell>
          <table:table-cell office:value-type="float" office:value="176.70365078552283" table:style-name="ce206">
            <text:p>177</text:p>
          </table:table-cell>
          <table:table-cell table:number-columns-repeated="38" table:style-name="ce211"/>
          <table:table-cell table:number-columns-repeated="16300" table:style-name="ce78"/>
        </table:table-row>
        <table:table-row table:style-name="ro3">
          <table:table-cell table:number-columns-repeated="3" table:style-name="ce78"/>
          <table:table-cell office:value-type="string" table:style-name="ce78">
            <text:p>Maincrop</text:p>
          </table:table-cell>
          <table:table-cell office:value-type="float" office:value="6382.4960000000001" table:style-name="ce206">
            <text:p>6,382</text:p>
          </table:table-cell>
          <table:table-cell office:value-type="float" office:value="6324.5050000000001" table:style-name="ce206">
            <text:p>6,325</text:p>
          </table:table-cell>
          <table:table-cell office:value-type="float" office:value="4193.3110000000006" table:style-name="ce206">
            <text:p>4,193</text:p>
          </table:table-cell>
          <table:table-cell office:value-type="float" office:value="4408.5659999999998" table:style-name="ce206">
            <text:p>4,409</text:p>
          </table:table-cell>
          <table:table-cell office:value-type="float" office:value="6194.5910000000003" table:style-name="ce206">
            <text:p>6,195</text:p>
          </table:table-cell>
          <table:table-cell office:value-type="float" office:value="6868.4229999999998" table:style-name="ce206">
            <text:p>6,868</text:p>
          </table:table-cell>
          <table:table-cell office:value-type="float" office:value="6082.1469999999999" table:style-name="ce206">
            <text:p>6,082</text:p>
          </table:table-cell>
          <table:table-cell office:value-type="float" office:value="6605.0549999999994" table:style-name="ce206">
            <text:p>6,605</text:p>
          </table:table-cell>
          <table:table-cell office:value-type="float" office:value="5729.8411674469999" table:style-name="ce206">
            <text:p>5,730</text:p>
          </table:table-cell>
          <table:table-cell office:value-type="float" office:value="6480.9316535279995" table:style-name="ce206">
            <text:p>6,481</text:p>
          </table:table-cell>
          <table:table-cell office:value-type="float" office:value="5503.4676554109992" table:style-name="ce206">
            <text:p>5,503</text:p>
          </table:table-cell>
          <table:table-cell office:value-type="float" office:value="6983.0308746715991" table:style-name="ce206">
            <text:p>6,983</text:p>
          </table:table-cell>
          <table:table-cell office:value-type="float" office:value="6467.7080689333998" table:style-name="ce206">
            <text:p>6,468</text:p>
          </table:table-cell>
          <table:table-cell office:value-type="float" office:value="6055.4679141245997" table:style-name="ce206">
            <text:p>6,055</text:p>
          </table:table-cell>
          <table:table-cell office:value-type="float" office:value="6322.7008023039998" table:style-name="ce206">
            <text:p>6,323</text:p>
          </table:table-cell>
          <table:table-cell office:value-type="float" office:value="6517.1905999999999" table:style-name="ce206">
            <text:p>6,517</text:p>
          </table:table-cell>
          <table:table-cell office:value-type="float" office:value="5957.2781999999997" table:style-name="ce206">
            <text:p>5,957</text:p>
          </table:table-cell>
          <table:table-cell office:value-type="float" office:value="6108.4002871550001" table:style-name="ce206">
            <text:p>6,108</text:p>
          </table:table-cell>
          <table:table-cell office:value-type="float" office:value="6005.9493414009994" table:style-name="ce206">
            <text:p>6,006</text:p>
          </table:table-cell>
          <table:table-cell office:value-type="float" office:value="7400.6605786320006" table:style-name="ce206">
            <text:p>7,401</text:p>
          </table:table-cell>
          <table:table-cell office:value-type="float" office:value="6645.0795715068007" table:style-name="ce206">
            <text:p>6,645</text:p>
          </table:table-cell>
          <table:table-cell office:value-type="float" office:value="6204.3647143108792" table:style-name="ce206">
            <text:p>6,204</text:p>
          </table:table-cell>
          <table:table-cell office:value-type="float" office:value="6029.4814671999993" table:style-name="ce206">
            <text:p>6,029</text:p>
          </table:table-cell>
          <table:table-cell office:value-type="float" office:value="6903.7306490000001" table:style-name="ce206">
            <text:p>6,904</text:p>
          </table:table-cell>
          <table:table-cell office:value-type="float" office:value="6742.4921320000003" table:style-name="ce206">
            <text:p>6,742</text:p>
          </table:table-cell>
          <table:table-cell office:value-type="float" office:value="6085.9062490000006" table:style-name="ce206">
            <text:p>6,086</text:p>
          </table:table-cell>
          <table:table-cell office:value-type="float" office:value="6809.2326848000012" table:style-name="ce206">
            <text:p>6,809</text:p>
          </table:table-cell>
          <table:table-cell office:value-type="float" office:value="5925.6849207000005" table:style-name="ce206">
            <text:p>5,926</text:p>
          </table:table-cell>
          <table:table-cell office:value-type="float" office:value="6516.4566519999998" table:style-name="ce206">
            <text:p>6,516</text:p>
          </table:table-cell>
          <table:table-cell office:value-type="float" office:value="6706.8112500999996" table:style-name="ce206">
            <text:p>6,707</text:p>
          </table:table-cell>
          <table:table-cell office:value-type="float" office:value="5811.0764436999998" table:style-name="ce206">
            <text:p>5,811</text:p>
          </table:table-cell>
          <table:table-cell office:value-type="float" office:value="5997.4199548182532" table:style-name="ce206">
            <text:p>5,997</text:p>
          </table:table-cell>
          <table:table-cell office:value-type="float" office:value="5800.054826382905" table:style-name="ce206">
            <text:p>5,800</text:p>
          </table:table-cell>
          <table:table-cell office:value-type="float" office:value="5550.207245312974" table:style-name="ce206">
            <text:p>5,550</text:p>
          </table:table-cell>
          <table:table-cell office:value-type="float" office:value="5366.5247727665428" table:style-name="ce206">
            <text:p>5,367</text:p>
          </table:table-cell>
          <table:table-cell office:value-type="float" office:value="5907.6388339345467" table:style-name="ce206">
            <text:p>5,908</text:p>
          </table:table-cell>
          <table:table-cell office:value-type="float" office:value="6159.8270009305379" table:style-name="ce206">
            <text:p>6,160</text:p>
          </table:table-cell>
          <table:table-cell office:value-type="float" office:value="5805" table:style-name="ce206">
            <text:p>5,805</text:p>
          </table:table-cell>
          <table:table-cell office:value-type="float" office:value="6016" table:style-name="ce206">
            <text:p>6,016</text:p>
          </table:table-cell>
          <table:table-cell office:value-type="float" office:value="4466" table:style-name="ce206">
            <text:p>4,466</text:p>
          </table:table-cell>
          <table:table-cell office:value-type="float" office:value="5759" table:style-name="ce206">
            <text:p>5,759</text:p>
          </table:table-cell>
          <table:table-cell office:value-type="float" office:value="5734.3828819889441" table:style-name="ce206">
            <text:p>5,734</text:p>
          </table:table-cell>
          <table:table-cell table:number-columns-repeated="38" table:style-name="ce211"/>
          <table:table-cell table:number-columns-repeated="16300" table:style-name="ce78"/>
        </table:table-row>
        <table:table-row table:style-name="ro3">
          <table:table-cell table:style-name="ce78"/>
          <table:table-cell office:value-type="string" table:style-name="ce78">
            <text:p>End year stocks</text:p>
          </table:table-cell>
          <table:table-cell table:number-columns-repeated="2" table:style-name="ce78"/>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3951.9959999999987" table:style-name="ce206">
            <text:p>3,952</text:p>
          </table:table-cell>
          <table:table-cell office:value-type="float" office:value="3583.1709999999994" table:style-name="ce206">
            <text:p>3,583</text:p>
          </table:table-cell>
          <table:table-cell office:value-type="float" office:value="3298.8036000000011" table:style-name="ce206">
            <text:p>3,299</text:p>
          </table:table-cell>
          <table:table-cell office:value-type="float" office:value="3508.666999999999" table:style-name="ce206">
            <text:p>3,509</text:p>
          </table:table-cell>
          <table:table-cell office:value-type="float" office:value="3632.4540000000011" table:style-name="ce206">
            <text:p>3,632</text:p>
          </table:table-cell>
          <table:table-cell office:value-type="float" office:value="3235.4309999999991" table:style-name="ce206">
            <text:p>3,235</text:p>
          </table:table-cell>
          <table:table-cell office:value-type="float" office:value="3339.18" table:style-name="ce206">
            <text:p>3,339</text:p>
          </table:table-cell>
          <table:table-cell office:value-type="float" office:value="3347.5839999999994" table:style-name="ce206">
            <text:p>3,348</text:p>
          </table:table-cell>
          <table:table-cell office:value-type="float" office:value="4025.8760000000016" table:style-name="ce206">
            <text:p>4,026</text:p>
          </table:table-cell>
          <table:table-cell office:value-type="float" office:value="3630.7665999999986" table:style-name="ce206">
            <text:p>3,631</text:p>
          </table:table-cell>
          <table:table-cell office:value-type="float" office:value="3168.6789999999992" table:style-name="ce206">
            <text:p>3,169</text:p>
          </table:table-cell>
          <table:table-cell office:value-type="float" office:value="3417.1734253515083" table:style-name="ce206">
            <text:p>3,417</text:p>
          </table:table-cell>
          <table:table-cell office:value-type="float" office:value="3794.1339828931245" table:style-name="ce206">
            <text:p>3,794</text:p>
          </table:table-cell>
          <table:table-cell office:value-type="float" office:value="3695.6583989975629" table:style-name="ce206">
            <text:p>3,696</text:p>
          </table:table-cell>
          <table:table-cell office:value-type="float" office:value="3348.7410321620337" table:style-name="ce206">
            <text:p>3,349</text:p>
          </table:table-cell>
          <table:table-cell office:value-type="float" office:value="3705.1618554629472" table:style-name="ce206">
            <text:p>3,705</text:p>
          </table:table-cell>
          <table:table-cell office:value-type="float" office:value="3018.8504845838015" table:style-name="ce206">
            <text:p>3,019</text:p>
          </table:table-cell>
          <table:table-cell office:value-type="float" office:value="3487.0970807789286" table:style-name="ce206">
            <text:p>3,487</text:p>
          </table:table-cell>
          <table:table-cell office:value-type="float" office:value="3364.6801751653798" table:style-name="ce206">
            <text:p>3,365</text:p>
          </table:table-cell>
          <table:table-cell office:value-type="float" office:value="2878.4118323184398" table:style-name="ce206">
            <text:p>2,878</text:p>
          </table:table-cell>
          <table:table-cell office:value-type="float" office:value="2946.2706015569811" table:style-name="ce206">
            <text:p>2,946</text:p>
          </table:table-cell>
          <table:table-cell office:value-type="float" office:value="2857.5031198564166" table:style-name="ce206">
            <text:p>2,858</text:p>
          </table:table-cell>
          <table:table-cell office:value-type="float" office:value="2448.127117036192" table:style-name="ce206">
            <text:p>2,448</text:p>
          </table:table-cell>
          <table:table-cell office:value-type="float" office:value="2182.4758422173027" table:style-name="ce206">
            <text:p>2,182</text:p>
          </table:table-cell>
          <table:table-cell office:value-type="float" office:value="2617.7376507002664" table:style-name="ce206">
            <text:p>2,618</text:p>
          </table:table-cell>
          <table:table-cell office:value-type="float" office:value="3021.8933196426051" table:style-name="ce206">
            <text:p>3,022</text:p>
          </table:table-cell>
          <table:table-cell office:value-type="float" office:value="2635" table:style-name="ce206">
            <text:p>2,635</text:p>
          </table:table-cell>
          <table:table-cell office:value-type="float" office:value="2746" table:style-name="ce206">
            <text:p>2,746</text:p>
          </table:table-cell>
          <table:table-cell office:value-type="float" office:value="2214" table:style-name="ce206">
            <text:p>2,214</text:p>
          </table:table-cell>
          <table:table-cell office:value-type="float" office:value="2606" table:style-name="ce206">
            <text:p>2,606</text:p>
          </table:table-cell>
          <table:table-cell office:value-type="float" office:value="2933.9171905253365" table:style-name="ce216">
            <text:p>2,934</text:p>
          </table:table-cell>
          <table:table-cell table:number-columns-repeated="38" table:style-name="ce211"/>
          <table:table-cell table:number-columns-repeated="16300"/>
        </table:table-row>
        <table:table-row table:style-name="ro3">
          <table:table-cell table:style-name="ce78"/>
          <table:table-cell office:value-type="string" table:style-name="ce172">
            <text:p>Value of production (£ million)</text:p>
          </table:table-cell>
          <table:table-cell table:number-columns-repeated="2" table:style-name="ce78"/>
          <table:table-cell office:value-type="float" office:value="140.10140155804282" table:style-name="ce206">
            <text:p>140</text:p>
          </table:table-cell>
          <table:table-cell office:value-type="float" office:value="160.20934060472828" table:style-name="ce206">
            <text:p>160</text:p>
          </table:table-cell>
          <table:table-cell office:value-type="float" office:value="313.71615750323002" table:style-name="ce206">
            <text:p>314</text:p>
          </table:table-cell>
          <table:table-cell office:value-type="float" office:value="626.24312491750788" table:style-name="ce206">
            <text:p>626</text:p>
          </table:table-cell>
          <table:table-cell office:value-type="float" office:value="436.80409520156235" table:style-name="ce206">
            <text:p>437</text:p>
          </table:table-cell>
          <table:table-cell office:value-type="float" office:value="289.83179380298941" table:style-name="ce206">
            <text:p>290</text:p>
          </table:table-cell>
          <table:table-cell office:value-type="float" office:value="394.07334078371059" table:style-name="ce206">
            <text:p>394</text:p>
          </table:table-cell>
          <table:table-cell office:value-type="float" office:value="353.28413477283772" table:style-name="ce206">
            <text:p>353</text:p>
          </table:table-cell>
          <table:table-cell office:value-type="float" office:value="388.03307261778491" table:style-name="ce206">
            <text:p>388</text:p>
          </table:table-cell>
          <table:table-cell office:value-type="float" office:value="474.72589669309815" table:style-name="ce206">
            <text:p>475</text:p>
          </table:table-cell>
          <table:table-cell office:value-type="float" office:value="515.95251849699957" table:style-name="ce206">
            <text:p>516</text:p>
          </table:table-cell>
          <table:table-cell office:value-type="float" office:value="586.66177150120996" table:style-name="ce206">
            <text:p>587</text:p>
          </table:table-cell>
          <table:table-cell office:value-type="float" office:value="314.81265536443169" table:style-name="ce206">
            <text:p>315</text:p>
          </table:table-cell>
          <table:table-cell office:value-type="float" office:value="443.96220284899186" table:style-name="ce206">
            <text:p>444</text:p>
          </table:table-cell>
          <table:table-cell office:value-type="float" office:value="538.48483830819271" table:style-name="ce206">
            <text:p>538</text:p>
          </table:table-cell>
          <table:table-cell office:value-type="float" office:value="428.9512764763046" table:style-name="ce206">
            <text:p>429</text:p>
          </table:table-cell>
          <table:table-cell office:value-type="float" office:value="486.68874867782847" table:style-name="ce206">
            <text:p>487</text:p>
          </table:table-cell>
          <table:table-cell office:value-type="float" office:value="582.66051507942893" table:style-name="ce206">
            <text:p>583</text:p>
          </table:table-cell>
          <table:table-cell office:value-type="float" office:value="526.97633343715188" table:style-name="ce206">
            <text:p>527</text:p>
          </table:table-cell>
          <table:table-cell office:value-type="float" office:value="533.43786347209232" table:style-name="ce206">
            <text:p>533</text:p>
          </table:table-cell>
          <table:table-cell office:value-type="float" office:value="390.12708424907095" table:style-name="ce206">
            <text:p>390</text:p>
          </table:table-cell>
          <table:table-cell office:value-type="float" office:value="710.18580392465026" table:style-name="ce206">
            <text:p>710</text:p>
          </table:table-cell>
          <table:table-cell office:value-type="float" office:value="1095.1120924535599" table:style-name="ce206">
            <text:p>1,095</text:p>
          </table:table-cell>
          <table:table-cell office:value-type="float" office:value="636.30224227342842" table:style-name="ce206">
            <text:p>636</text:p>
          </table:table-cell>
          <table:table-cell office:value-type="float" office:value="390.00825005454573" table:style-name="ce206">
            <text:p>390</text:p>
          </table:table-cell>
          <table:table-cell office:value-type="float" office:value="660.31986026360619" table:style-name="ce206">
            <text:p>660</text:p>
          </table:table-cell>
          <table:table-cell office:value-type="float" office:value="769.44171026945821" table:style-name="ce206">
            <text:p>769</text:p>
          </table:table-cell>
          <table:table-cell office:value-type="float" office:value="484.9217452804981" table:style-name="ce206">
            <text:p>485</text:p>
          </table:table-cell>
          <table:table-cell office:value-type="float" office:value="703.31026655473113" table:style-name="ce206">
            <text:p>703</text:p>
          </table:table-cell>
          <table:table-cell office:value-type="float" office:value="512.14439983434829" table:style-name="ce206">
            <text:p>512</text:p>
          </table:table-cell>
          <table:table-cell office:value-type="float" office:value="561.67057510521022" table:style-name="ce206">
            <text:p>562</text:p>
          </table:table-cell>
          <table:table-cell office:value-type="float" office:value="715.01330896430784" table:style-name="ce206">
            <text:p>715</text:p>
          </table:table-cell>
          <table:table-cell office:value-type="float" office:value="535.01742575241792" table:style-name="ce206">
            <text:p>535</text:p>
          </table:table-cell>
          <table:table-cell office:value-type="float" office:value="646.25901355866938" table:style-name="ce206">
            <text:p>646</text:p>
          </table:table-cell>
          <table:table-cell office:value-type="float" office:value="747.38894339630508" table:style-name="ce206">
            <text:p>747</text:p>
          </table:table-cell>
          <table:table-cell office:value-type="float" office:value="726.54672707613543" table:style-name="ce206">
            <text:p>727</text:p>
          </table:table-cell>
          <table:table-cell office:value-type="float" office:value="681.48825701093995" table:style-name="ce206">
            <text:p>681</text:p>
          </table:table-cell>
          <table:table-cell office:value-type="float" office:value="598" table:style-name="ce206">
            <text:p>598</text:p>
          </table:table-cell>
          <table:table-cell office:value-type="float" office:value="711" table:style-name="ce206">
            <text:p>711</text:p>
          </table:table-cell>
          <table:table-cell office:value-type="float" office:value="659" table:style-name="ce206">
            <text:p>659</text:p>
          </table:table-cell>
          <table:table-cell office:value-type="float" office:value="947" table:style-name="ce206">
            <text:p>947</text:p>
          </table:table-cell>
          <table:table-cell office:value-type="float" office:value="677.18620889681813" table:style-name="ce216">
            <text:p>677</text:p>
          </table:table-cell>
          <table:table-cell table:number-columns-repeated="38" table:style-name="ce211"/>
          <table:table-cell table:number-columns-repeated="16300"/>
        </table:table-row>
        <table:table-row table:style-name="ro3">
          <table:table-cell table:number-columns-repeated="2" table:style-name="ce78"/>
          <table:table-cell office:value-type="string" table:style-name="ce78">
            <text:p>of which:</text:p>
          </table:table-cell>
          <table:table-cell office:value-type="string" table:style-name="ce78">
            <text:p>Sales</text:p>
          </table:table-cell>
          <table:table-cell office:value-type="float" office:value="132.12491093295225" table:style-name="ce206">
            <text:p>132</text:p>
          </table:table-cell>
          <table:table-cell office:value-type="float" office:value="155.95051305041113" table:style-name="ce206">
            <text:p>156</text:p>
          </table:table-cell>
          <table:table-cell office:value-type="float" office:value="332.68208481387535" table:style-name="ce206">
            <text:p>333</text:p>
          </table:table-cell>
          <table:table-cell office:value-type="float" office:value="588.77562404554703" table:style-name="ce206">
            <text:p>589</text:p>
          </table:table-cell>
          <table:table-cell office:value-type="float" office:value="383.09491034812243" table:style-name="ce206">
            <text:p>383</text:p>
          </table:table-cell>
          <table:table-cell office:value-type="float" office:value="270.04612616357406" table:style-name="ce206">
            <text:p>270</text:p>
          </table:table-cell>
          <table:table-cell office:value-type="float" office:value="394.2676535237261" table:style-name="ce206">
            <text:p>394</text:p>
          </table:table-cell>
          <table:table-cell office:value-type="float" office:value="321.85862851817853" table:style-name="ce206">
            <text:p>322</text:p>
          </table:table-cell>
          <table:table-cell office:value-type="float" office:value="403.93878196714661" table:style-name="ce206">
            <text:p>404</text:p>
          </table:table-cell>
          <table:table-cell office:value-type="float" office:value="454.51842678766008" table:style-name="ce206">
            <text:p>455</text:p>
          </table:table-cell>
          <table:table-cell office:value-type="float" office:value="526.23527130808282" table:style-name="ce206">
            <text:p>526</text:p>
          </table:table-cell>
          <table:table-cell office:value-type="float" office:value="521.2402240856095" table:style-name="ce206">
            <text:p>521</text:p>
          </table:table-cell>
          <table:table-cell office:value-type="float" office:value="318.47571218056964" table:style-name="ce206">
            <text:p>318</text:p>
          </table:table-cell>
          <table:table-cell office:value-type="float" office:value="445.62078255013853" table:style-name="ce206">
            <text:p>446</text:p>
          </table:table-cell>
          <table:table-cell office:value-type="float" office:value="497.40130650688195" table:style-name="ce206">
            <text:p>497</text:p>
          </table:table-cell>
          <table:table-cell office:value-type="float" office:value="402.05873141194223" table:style-name="ce206">
            <text:p>402</text:p>
          </table:table-cell>
          <table:table-cell office:value-type="float" office:value="508.63950274475371" table:style-name="ce206">
            <text:p>509</text:p>
          </table:table-cell>
          <table:table-cell office:value-type="float" office:value="547.49677731997213" table:style-name="ce206">
            <text:p>547</text:p>
          </table:table-cell>
          <table:table-cell office:value-type="float" office:value="509.60362300364164" table:style-name="ce206">
            <text:p>510</text:p>
          </table:table-cell>
          <table:table-cell office:value-type="float" office:value="459.26258464722304" table:style-name="ce206">
            <text:p>459</text:p>
          </table:table-cell>
          <table:table-cell office:value-type="float" office:value="402.77410596279594" table:style-name="ce206">
            <text:p>403</text:p>
          </table:table-cell>
          <table:table-cell office:value-type="float" office:value="754.49003466810996" table:style-name="ce206">
            <text:p>754</text:p>
          </table:table-cell>
          <table:table-cell office:value-type="float" office:value="1007.3167970739171" table:style-name="ce206">
            <text:p>1,007</text:p>
          </table:table-cell>
          <table:table-cell office:value-type="float" office:value="564.79655858434307" table:style-name="ce206">
            <text:p>565</text:p>
          </table:table-cell>
          <table:table-cell office:value-type="float" office:value="387.29793315101398" table:style-name="ce206">
            <text:p>387</text:p>
          </table:table-cell>
          <table:table-cell office:value-type="float" office:value="689.78587329560469" table:style-name="ce206">
            <text:p>690</text:p>
          </table:table-cell>
          <table:table-cell office:value-type="float" office:value="697.99799008187836" table:style-name="ce206">
            <text:p>698</text:p>
          </table:table-cell>
          <table:table-cell office:value-type="float" office:value="544.0655324213252" table:style-name="ce206">
            <text:p>544</text:p>
          </table:table-cell>
          <table:table-cell office:value-type="float" office:value="636.99133171277151" table:style-name="ce206">
            <text:p>637</text:p>
          </table:table-cell>
          <table:table-cell office:value-type="float" office:value="510.8364509743239" table:style-name="ce206">
            <text:p>511</text:p>
          </table:table-cell>
          <table:table-cell office:value-type="float" office:value="603.35965574393651" table:style-name="ce206">
            <text:p>603</text:p>
          </table:table-cell>
          <table:table-cell office:value-type="float" office:value="694.93263638646363" table:style-name="ce206">
            <text:p>695</text:p>
          </table:table-cell>
          <table:table-cell office:value-type="float" office:value="534.19978545082961" table:style-name="ce206">
            <text:p>534</text:p>
          </table:table-cell>
          <table:table-cell office:value-type="float" office:value="636.37400989946048" table:style-name="ce206">
            <text:p>636</text:p>
          </table:table-cell>
          <table:table-cell office:value-type="float" office:value="733.564701778516" table:style-name="ce206">
            <text:p>734</text:p>
          </table:table-cell>
          <table:table-cell office:value-type="float" office:value="712.41968603292094" table:style-name="ce206">
            <text:p>712</text:p>
          </table:table-cell>
          <table:table-cell office:value-type="float" office:value="612.40101875795006" table:style-name="ce206">
            <text:p>612</text:p>
          </table:table-cell>
          <table:table-cell office:value-type="float" office:value="630" table:style-name="ce206">
            <text:p>630</text:p>
          </table:table-cell>
          <table:table-cell office:value-type="float" office:value="674" table:style-name="ce206">
            <text:p>674</text:p>
          </table:table-cell>
          <table:table-cell office:value-type="float" office:value="722" table:style-name="ce206">
            <text:p>722</text:p>
          </table:table-cell>
          <table:table-cell office:value-type="float" office:value="846" table:style-name="ce206">
            <text:p>846</text:p>
          </table:table-cell>
          <table:table-cell office:value-type="float" office:value="631.97674613039749" table:style-name="ce206">
            <text:p>632</text:p>
          </table:table-cell>
          <table:table-cell table:number-columns-repeated="37" table:style-name="ce211"/>
          <table:table-cell table:number-columns-repeated="16301" table:style-name="ce78"/>
        </table:table-row>
        <table:table-row table:style-name="ro3">
          <table:table-cell table:number-columns-repeated="3" table:style-name="ce78"/>
          <table:table-cell office:value-type="string" table:style-name="ce78">
            <text:p>Change in stocks</text:p>
          </table:table-cell>
          <table:table-cell office:value-type="float" office:value="2.8" table:style-name="ce206">
            <text:p>3</text:p>
          </table:table-cell>
          <table:table-cell office:value-type="float" office:value="-2" table:style-name="ce206">
            <text:p>-2</text:p>
          </table:table-cell>
          <table:table-cell office:value-type="float" office:value="-32" table:style-name="ce206">
            <text:p>-32</text:p>
          </table:table-cell>
          <table:table-cell office:value-type="float" office:value="14.4" table:style-name="ce206">
            <text:p>14</text:p>
          </table:table-cell>
          <table:table-cell office:value-type="float" office:value="38.700000000000003" table:style-name="ce206">
            <text:p>39</text:p>
          </table:table-cell>
          <table:table-cell office:value-type="float" office:value="8.9" table:style-name="ce206">
            <text:p>9</text:p>
          </table:table-cell>
          <table:table-cell office:value-type="float" office:value="-15.7" table:style-name="ce206">
            <text:p>-16</text:p>
          </table:table-cell>
          <table:table-cell office:value-type="float" office:value="18.600000000000001" table:style-name="ce206">
            <text:p>19</text:p>
          </table:table-cell>
          <table:table-cell office:value-type="float" office:value="-31.9" table:style-name="ce206">
            <text:p>-32</text:p>
          </table:table-cell>
          <table:table-cell office:value-type="float" office:value="2.4" table:style-name="ce206">
            <text:p>2</text:p>
          </table:table-cell>
          <table:table-cell office:value-type="float" office:value="-30.9" table:style-name="ce206">
            <text:p>-31</text:p>
          </table:table-cell>
          <table:table-cell office:value-type="float" office:value="45" table:style-name="ce206">
            <text:p>45</text:p>
          </table:table-cell>
          <table:table-cell office:value-type="float" office:value="-19.232163579432545" table:style-name="ce206">
            <text:p>-19</text:p>
          </table:table-cell>
          <table:table-cell office:value-type="float" office:value="-22.703004962115546" table:style-name="ce206">
            <text:p>-23</text:p>
          </table:table-cell>
          <table:table-cell office:value-type="float" office:value="19.034685474081424" table:style-name="ce206">
            <text:p>19</text:p>
          </table:table-cell>
          <table:table-cell office:value-type="float" office:value="8.7475960336367127" table:style-name="ce206">
            <text:p>9</text:p>
          </table:table-cell>
          <table:table-cell office:value-type="float" office:value="-35.5947938479746" table:style-name="ce206">
            <text:p>-36</text:p>
          </table:table-cell>
          <table:table-cell office:value-type="float" office:value="10.269640300196155" table:style-name="ce206">
            <text:p>10</text:p>
          </table:table-cell>
          <table:table-cell office:value-type="float" office:value="0.78586701956734029" table:style-name="ce206">
            <text:p>1</text:p>
          </table:table-cell>
          <table:table-cell office:value-type="float" office:value="51.215282187596458" table:style-name="ce206">
            <text:p>51</text:p>
          </table:table-cell>
          <table:table-cell office:value-type="float" office:value="-25.363294481238157" table:style-name="ce206">
            <text:p>-25</text:p>
          </table:table-cell>
          <table:table-cell office:value-type="float" office:value="-58.114254648509288" table:style-name="ce206">
            <text:p>-58</text:p>
          </table:table-cell>
          <table:table-cell office:value-type="float" office:value="46.710941648549138" table:style-name="ce206">
            <text:p>47</text:p>
          </table:table-cell>
          <table:table-cell office:value-type="float" office:value="37.850464517174551" table:style-name="ce206">
            <text:p>38</text:p>
          </table:table-cell>
          <table:table-cell office:value-type="float" office:value="-6.5118733453115576" table:style-name="ce206">
            <text:p>-7</text:p>
          </table:table-cell>
          <table:table-cell office:value-type="float" office:value="-42.165281628998272" table:style-name="ce206">
            <text:p>-42</text:p>
          </table:table-cell>
          <table:table-cell office:value-type="float" office:value="42.461757299288429" table:style-name="ce206">
            <text:p>42</text:p>
          </table:table-cell>
          <table:table-cell office:value-type="float" office:value="-65.447237544973717" table:style-name="ce206">
            <text:p>-65</text:p>
          </table:table-cell>
          <table:table-cell office:value-type="float" office:value="55.528505211795107" table:style-name="ce206">
            <text:p>56</text:p>
          </table:table-cell>
          <table:table-cell office:value-type="float" office:value="-10.687049634315112" table:style-name="ce206">
            <text:p>-11</text:p>
          </table:table-cell>
          <table:table-cell office:value-type="float" office:value="-50.838016245979972" table:style-name="ce206">
            <text:p>-51</text:p>
          </table:table-cell>
          <table:table-cell office:value-type="float" office:value="8.611163982038061" table:style-name="ce206">
            <text:p>9</text:p>
          </table:table-cell>
          <table:table-cell office:value-type="float" office:value="-9.1880541698617897" table:style-name="ce206">
            <text:p>-9</text:p>
          </table:table-cell>
          <table:table-cell office:value-type="float" office:value="-53.802777808708669" table:style-name="ce206">
            <text:p>-54</text:p>
          </table:table-cell>
          <table:table-cell office:value-type="float" office:value="-39.781859501361971" table:style-name="ce206">
            <text:p>-40</text:p>
          </table:table-cell>
          <table:table-cell office:value-type="float" office:value="67.593396426092852" table:style-name="ce206">
            <text:p>68</text:p>
          </table:table-cell>
          <table:table-cell office:value-type="float" office:value="53.03110551185754" table:style-name="ce206">
            <text:p>53</text:p>
          </table:table-cell>
          <table:table-cell office:value-type="float" office:value="-52" table:style-name="ce206">
            <text:p>-52</text:p>
          </table:table-cell>
          <table:table-cell office:value-type="float" office:value="16" table:style-name="ce206">
            <text:p>16</text:p>
          </table:table-cell>
          <table:table-cell office:value-type="float" office:value="-86" table:style-name="ce206">
            <text:p>-86</text:p>
          </table:table-cell>
          <table:table-cell office:value-type="float" office:value="78" table:style-name="ce210">
            <text:p>78</text:p>
          </table:table-cell>
          <table:table-cell office:value-type="float" office:value="45.209462766420479" table:style-name="ce218">
            <text:p>45</text:p>
          </table:table-cell>
          <table:table-cell table:number-columns-repeated="37" table:style-name="ce211"/>
          <table:table-cell table:number-columns-repeated="16301" table:style-name="ce78"/>
        </table:table-row>
        <table:table-row table:style-name="ro3">
          <table:table-cell office:value-type="string" table:style-name="ce201">
            <text:p>Prices (average price paid to registered producers (£ per tonne)</text:p>
          </table:table-cell>
          <table:table-cell table:number-columns-repeated="3" table:style-name="ce220"/>
          <table:table-cell table:style-name="ce207"/>
          <table:table-cell table:number-columns-repeated="35" table:style-name="ce230"/>
          <table:table-cell table:number-columns-repeated="2" table:style-name="ce231"/>
          <table:table-cell table:number-columns-repeated="2" table:style-name="ce207"/>
          <table:table-cell table:number-columns-repeated="3" table:style-name="ce211"/>
          <table:table-cell table:number-columns-repeated="16337" table:style-name="ce78"/>
        </table:table-row>
        <table:table-row table:style-name="ro3">
          <table:table-cell table:number-columns-repeated="3" table:style-name="ce222"/>
          <table:table-cell office:value-type="string" table:style-name="ce223">
            <text:p>Early potatoes</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float" office:value="85.645189129883647" table:style-name="ce232">
            <text:p><text:s text:c="2"/>85.6</text:p>
          </table:table-cell>
          <table:table-cell office:value-type="float" office:value="107.75402904507422" table:style-name="ce232">
            <text:p><text:s text:c="2"/>107.8</text:p>
          </table:table-cell>
          <table:table-cell office:value-type="float" office:value="145.35679835970228" table:style-name="ce232">
            <text:p><text:s text:c="2"/>145.4</text:p>
          </table:table-cell>
          <table:table-cell office:value-type="float" office:value="65.221132751065554" table:style-name="ce232">
            <text:p><text:s text:c="2"/>65.2</text:p>
          </table:table-cell>
          <table:table-cell office:value-type="float" office:value="104.88061915098014" table:style-name="ce232">
            <text:p><text:s text:c="2"/>104.9</text:p>
          </table:table-cell>
          <table:table-cell office:value-type="float" office:value="119.23635576450452" table:style-name="ce232">
            <text:p><text:s text:c="2"/>119.2</text:p>
          </table:table-cell>
          <table:table-cell office:value-type="float" office:value="103.01419205167761" table:style-name="ce232">
            <text:p><text:s text:c="2"/>103.0</text:p>
          </table:table-cell>
          <table:table-cell office:value-type="float" office:value="132.80562288966823" table:style-name="ce232">
            <text:p><text:s text:c="2"/>132.8</text:p>
          </table:table-cell>
          <table:table-cell office:value-type="float" office:value="82.684086378586002" table:style-name="ce232">
            <text:p><text:s text:c="2"/>82.7</text:p>
          </table:table-cell>
          <table:table-cell office:value-type="float" office:value="143.22412687857428" table:style-name="ce232">
            <text:p><text:s text:c="2"/>143.2</text:p>
          </table:table-cell>
          <table:table-cell office:value-type="float" office:value="82.860689895200906" table:style-name="ce232">
            <text:p><text:s text:c="2"/>82.9</text:p>
          </table:table-cell>
          <table:table-cell office:value-type="float" office:value="93.904628501815623" table:style-name="ce232">
            <text:p><text:s text:c="2"/>93.9</text:p>
          </table:table-cell>
          <table:table-cell office:value-type="float" office:value="187.45949809919676" table:style-name="ce232">
            <text:p><text:s text:c="2"/>187.5</text:p>
          </table:table-cell>
          <table:table-cell office:value-type="float" office:value="156.26478271072901" table:style-name="ce232">
            <text:p><text:s text:c="2"/>156.3</text:p>
          </table:table-cell>
          <table:table-cell office:value-type="float" office:value="97.432041039545254" table:style-name="ce232">
            <text:p><text:s text:c="2"/>97.4</text:p>
          </table:table-cell>
          <table:table-cell office:value-type="float" office:value="73.819656681496312" table:style-name="ce232">
            <text:p><text:s text:c="2"/>73.8</text:p>
          </table:table-cell>
          <table:table-cell office:value-type="float" office:value="151.92296449697099" table:style-name="ce232">
            <text:p><text:s text:c="2"/>151.9</text:p>
          </table:table-cell>
          <table:table-cell office:value-type="float" office:value="75.303509710804661" table:style-name="ce232">
            <text:p><text:s text:c="2"/>75.3</text:p>
          </table:table-cell>
          <table:table-cell office:value-type="float" office:value="132.33208135631165" table:style-name="ce232">
            <text:p><text:s text:c="2"/>132.3</text:p>
          </table:table-cell>
          <table:table-cell office:value-type="float" office:value="183.61372638588318" table:style-name="ce232">
            <text:p><text:s text:c="2"/>183.6</text:p>
          </table:table-cell>
          <table:table-cell office:value-type="float" office:value="110.48306545051821" table:style-name="ce232">
            <text:p><text:s text:c="2"/>110.5</text:p>
          </table:table-cell>
          <table:table-cell office:value-type="float" office:value="132.51386111199832" table:style-name="ce232">
            <text:p><text:s text:c="2"/>132.5</text:p>
          </table:table-cell>
          <table:table-cell office:value-type="float" office:value="178.03004448380668" table:style-name="ce232">
            <text:p><text:s text:c="2"/>178.0</text:p>
          </table:table-cell>
          <table:table-cell office:value-type="float" office:value="140.83827809949457" table:style-name="ce232">
            <text:p><text:s text:c="2"/>140.8</text:p>
          </table:table-cell>
          <table:table-cell office:value-type="float" office:value="193.66464006962931" table:style-name="ce232">
            <text:p><text:s text:c="2"/>193.7</text:p>
          </table:table-cell>
          <table:table-cell office:value-type="float" office:value="153.01810683901408" table:style-name="ce232">
            <text:p><text:s text:c="2"/>153.0</text:p>
          </table:table-cell>
          <table:table-cell office:value-type="float" office:value="206.82668408125423" table:style-name="ce232">
            <text:p><text:s text:c="2"/>206.8</text:p>
          </table:table-cell>
          <table:table-cell office:value-type="float" office:value="148.7778628462319" table:style-name="ce232">
            <text:p><text:s text:c="2"/>148.8</text:p>
          </table:table-cell>
          <table:table-cell office:value-type="float" office:value="226" table:style-name="ce232">
            <text:p><text:s text:c="2"/>226.0</text:p>
          </table:table-cell>
          <table:table-cell office:value-type="float" office:value="161" table:style-name="ce232">
            <text:p><text:s text:c="2"/>161.0</text:p>
          </table:table-cell>
          <table:table-cell office:value-type="float" office:value="299" table:style-name="ce232">
            <text:p><text:s text:c="2"/>299.0</text:p>
          </table:table-cell>
          <table:table-cell office:value-type="float" office:value="272" table:style-name="ce232">
            <text:p><text:s text:c="2"/>272.0</text:p>
          </table:table-cell>
          <table:table-cell office:value-type="float" office:value="157" table:style-name="ce232">
            <text:p><text:s text:c="2"/>157.0</text:p>
          </table:table-cell>
          <table:table-cell table:style-name="ce211"/>
          <table:table-cell table:number-columns-repeated="16337" table:style-name="ce78"/>
        </table:table-row>
        <table:table-row table:style-name="ro3">
          <table:table-cell table:style-name="ce78"/>
          <table:table-cell table:style-name="ce184"/>
          <table:table-cell table:style-name="ce78"/>
          <table:table-cell office:value-type="string" table:style-name="ce223">
            <text:p>Maincrop potatoes</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float" office:value="83.811738462713933" table:style-name="ce232">
            <text:p><text:s text:c="2"/>83.8</text:p>
          </table:table-cell>
          <table:table-cell office:value-type="float" office:value="97.03821726804027" table:style-name="ce232">
            <text:p><text:s text:c="2"/>97.0</text:p>
          </table:table-cell>
          <table:table-cell office:value-type="float" office:value="95.285944357971402" table:style-name="ce232">
            <text:p><text:s text:c="2"/>95.3</text:p>
          </table:table-cell>
          <table:table-cell office:value-type="float" office:value="50.617885905497594" table:style-name="ce232">
            <text:p><text:s text:c="2"/>50.6</text:p>
          </table:table-cell>
          <table:table-cell office:value-type="float" office:value="78.167571924797556" table:style-name="ce232">
            <text:p><text:s text:c="2"/>78.2</text:p>
          </table:table-cell>
          <table:table-cell office:value-type="float" office:value="86.822690046866327" table:style-name="ce232">
            <text:p><text:s text:c="2"/>86.8</text:p>
          </table:table-cell>
          <table:table-cell office:value-type="float" office:value="66.177936067646257" table:style-name="ce232">
            <text:p><text:s text:c="2"/>66.2</text:p>
          </table:table-cell>
          <table:table-cell office:value-type="float" office:value="84.754652457264896" table:style-name="ce232">
            <text:p><text:s text:c="2"/>84.8</text:p>
          </table:table-cell>
          <table:table-cell office:value-type="float" office:value="98.561620348748335" table:style-name="ce232">
            <text:p><text:s text:c="2"/>98.6</text:p>
          </table:table-cell>
          <table:table-cell office:value-type="float" office:value="88.443023288375173" table:style-name="ce232">
            <text:p><text:s text:c="2"/>88.4</text:p>
          </table:table-cell>
          <table:table-cell office:value-type="float" office:value="77.327699561672318" table:style-name="ce232">
            <text:p><text:s text:c="2"/>77.3</text:p>
          </table:table-cell>
          <table:table-cell office:value-type="float" office:value="64.66143904295869" table:style-name="ce232">
            <text:p><text:s text:c="2"/>64.7</text:p>
          </table:table-cell>
          <table:table-cell office:value-type="float" office:value="122.05236634908032" table:style-name="ce232">
            <text:p><text:s text:c="2"/>122.1</text:p>
          </table:table-cell>
          <table:table-cell office:value-type="float" office:value="190.05105993938633" table:style-name="ce232">
            <text:p><text:s text:c="2"/>190.1</text:p>
          </table:table-cell>
          <table:table-cell office:value-type="float" office:value="97.614768918465117" table:style-name="ce232">
            <text:p><text:s text:c="2"/>97.6</text:p>
          </table:table-cell>
          <table:table-cell office:value-type="float" office:value="63.244657417041921" table:style-name="ce232">
            <text:p><text:s text:c="2"/>63.2</text:p>
          </table:table-cell>
          <table:table-cell office:value-type="float" office:value="118.63278545633209" table:style-name="ce232">
            <text:p><text:s text:c="2"/>118.6</text:p>
          </table:table-cell>
          <table:table-cell office:value-type="float" office:value="119.23896392568747" table:style-name="ce232">
            <text:p><text:s text:c="2"/>119.2</text:p>
          </table:table-cell>
          <table:table-cell office:value-type="float" office:value="90.028187348626474" table:style-name="ce232">
            <text:p><text:s text:c="2"/>90.0</text:p>
          </table:table-cell>
          <table:table-cell office:value-type="float" office:value="111.56103963157393" table:style-name="ce232">
            <text:p><text:s text:c="2"/>111.6</text:p>
          </table:table-cell>
          <table:table-cell office:value-type="float" office:value="78.862173604330181" table:style-name="ce232">
            <text:p><text:s text:c="2"/>78.9</text:p>
          </table:table-cell>
          <table:table-cell office:value-type="float" office:value="98.968617665189143" table:style-name="ce232">
            <text:p><text:s text:c="2"/>99.0</text:p>
          </table:table-cell>
          <table:table-cell office:value-type="float" office:value="118.18495569321885" table:style-name="ce232">
            <text:p><text:s text:c="2"/>118.2</text:p>
          </table:table-cell>
          <table:table-cell office:value-type="float" office:value="95.919061894296689" table:style-name="ce232">
            <text:p><text:s text:c="2"/>95.9</text:p>
          </table:table-cell>
          <table:table-cell office:value-type="float" office:value="125.02736331662986" table:style-name="ce232">
            <text:p><text:s text:c="2"/>125.0</text:p>
          </table:table-cell>
          <table:table-cell office:value-type="float" office:value="141.38025741573477" table:style-name="ce232">
            <text:p><text:s text:c="2"/>141.4</text:p>
          </table:table-cell>
          <table:table-cell office:value-type="float" office:value="143.75882935677626" table:style-name="ce232">
            <text:p><text:s text:c="2"/>143.8</text:p>
          </table:table-cell>
          <table:table-cell office:value-type="float" office:value="130.2843969748422" table:style-name="ce232">
            <text:p><text:s text:c="2"/>130.3</text:p>
          </table:table-cell>
          <table:table-cell office:value-type="float" office:value="139" table:style-name="ce232">
            <text:p><text:s text:c="2"/>139.0</text:p>
          </table:table-cell>
          <table:table-cell office:value-type="float" office:value="147" table:style-name="ce232">
            <text:p><text:s text:c="2"/>147.0</text:p>
          </table:table-cell>
          <table:table-cell office:value-type="float" office:value="167" table:style-name="ce232">
            <text:p><text:s text:c="2"/>167.0</text:p>
          </table:table-cell>
          <table:table-cell office:value-type="float" office:value="203" table:style-name="ce232">
            <text:p><text:s text:c="2"/>203.0</text:p>
          </table:table-cell>
          <table:table-cell office:value-type="float" office:value="148" table:style-name="ce232">
            <text:p><text:s text:c="2"/>148.0</text:p>
          </table:table-cell>
          <table:table-cell table:style-name="ce211"/>
          <table:table-cell table:number-columns-repeated="16337" table:style-name="ce78"/>
        </table:table-row>
        <table:table-row table:style-name="ro3">
          <table:table-cell table:number-columns-repeated="3" table:style-name="ce179"/>
          <table:table-cell office:value-type="string" table:style-name="ce225">
            <text:p>All potatoes</text:p>
          </table:table-cell>
          <table:table-cell office:value-type="string" table:style-name="ce233">
            <text:p>. .</text:p>
          </table:table-cell>
          <table:table-cell office:value-type="string" table:style-name="ce233">
            <text:p>. .</text:p>
          </table:table-cell>
          <table:table-cell office:value-type="string" table:style-name="ce233">
            <text:p>. .</text:p>
          </table:table-cell>
          <table:table-cell office:value-type="string" table:style-name="ce233">
            <text:p>. .</text:p>
          </table:table-cell>
          <table:table-cell office:value-type="string" table:style-name="ce233">
            <text:p>. .</text:p>
          </table:table-cell>
          <table:table-cell office:value-type="string" table:style-name="ce233">
            <text:p>. .</text:p>
          </table:table-cell>
          <table:table-cell office:value-type="string" table:style-name="ce233">
            <text:p>. .</text:p>
          </table:table-cell>
          <table:table-cell office:value-type="string" table:style-name="ce233">
            <text:p>. .</text:p>
          </table:table-cell>
          <table:table-cell office:value-type="string" table:style-name="ce233">
            <text:p>. .</text:p>
          </table:table-cell>
          <table:table-cell office:value-type="float" office:value="84.118237276667287" table:style-name="ce233">
            <text:p><text:s text:c="2"/>84.1</text:p>
          </table:table-cell>
          <table:table-cell office:value-type="float" office:value="94.82140306595376" table:style-name="ce233">
            <text:p><text:s text:c="2"/>94.8</text:p>
          </table:table-cell>
          <table:table-cell office:value-type="float" office:value="95.204945907162525" table:style-name="ce233">
            <text:p><text:s text:c="2"/>95.2</text:p>
          </table:table-cell>
          <table:table-cell office:value-type="float" office:value="52.144414232854551" table:style-name="ce233">
            <text:p><text:s text:c="2"/>52.1</text:p>
          </table:table-cell>
          <table:table-cell office:value-type="float" office:value="79.836876386377909" table:style-name="ce233">
            <text:p><text:s text:c="2"/>79.8</text:p>
          </table:table-cell>
          <table:table-cell office:value-type="float" office:value="90.700357823620564" table:style-name="ce233">
            <text:p><text:s text:c="2"/>90.7</text:p>
          </table:table-cell>
          <table:table-cell office:value-type="float" office:value="70.66651614173189" table:style-name="ce233">
            <text:p><text:s text:c="2"/>70.7</text:p>
          </table:table-cell>
          <table:table-cell office:value-type="float" office:value="89.654236273400855" table:style-name="ce233">
            <text:p><text:s text:c="2"/>89.7</text:p>
          </table:table-cell>
          <table:table-cell office:value-type="float" office:value="98.985438897686592" table:style-name="ce233">
            <text:p><text:s text:c="2"/>99.0</text:p>
          </table:table-cell>
          <table:table-cell office:value-type="float" office:value="93.511068487313565" table:style-name="ce233">
            <text:p><text:s text:c="2"/>93.5</text:p>
          </table:table-cell>
          <table:table-cell office:value-type="float" office:value="75.506245374552989" table:style-name="ce233">
            <text:p><text:s text:c="2"/>75.5</text:p>
          </table:table-cell>
          <table:table-cell office:value-type="float" office:value="64.193093055335979" table:style-name="ce233">
            <text:p><text:s text:c="2"/>64.2</text:p>
          </table:table-cell>
          <table:table-cell office:value-type="float" office:value="125.76458370341331" table:style-name="ce233">
            <text:p><text:s text:c="2"/>125.8</text:p>
          </table:table-cell>
          <table:table-cell office:value-type="float" office:value="187.97581306894079" table:style-name="ce233">
            <text:p><text:s text:c="2"/>188.0</text:p>
          </table:table-cell>
          <table:table-cell office:value-type="float" office:value="100.40961517040381" table:style-name="ce233">
            <text:p><text:s text:c="2"/>100.4</text:p>
          </table:table-cell>
          <table:table-cell office:value-type="float" office:value="66.126780748187613" table:style-name="ce233">
            <text:p><text:s text:c="2"/>66.1</text:p>
          </table:table-cell>
          <table:table-cell office:value-type="float" office:value="121.54272359904223" table:style-name="ce233">
            <text:p><text:s text:c="2"/>121.5</text:p>
          </table:table-cell>
          <table:table-cell office:value-type="float" office:value="119.13377256142935" table:style-name="ce233">
            <text:p><text:s text:c="2"/>119.1</text:p>
          </table:table-cell>
          <table:table-cell office:value-type="float" office:value="91.396366213462869" table:style-name="ce233">
            <text:p><text:s text:c="2"/>91.4</text:p>
          </table:table-cell>
          <table:table-cell office:value-type="float" office:value="116.42062150623373" table:style-name="ce233">
            <text:p><text:s text:c="2"/>116.4</text:p>
          </table:table-cell>
          <table:table-cell office:value-type="float" office:value="85.846392784266428" table:style-name="ce233">
            <text:p><text:s text:c="2"/>85.8</text:p>
          </table:table-cell>
          <table:table-cell office:value-type="float" office:value="103.2832543620939" table:style-name="ce233">
            <text:p><text:s text:c="2"/>103.3</text:p>
          </table:table-cell>
          <table:table-cell office:value-type="float" office:value="124.19446539427062" table:style-name="ce233">
            <text:p><text:s text:c="2"/>124.2</text:p>
          </table:table-cell>
          <table:table-cell office:value-type="float" office:value="101.66431987718862" table:style-name="ce233">
            <text:p><text:s text:c="2"/>101.7</text:p>
          </table:table-cell>
          <table:table-cell office:value-type="float" office:value="131.42631086838739" table:style-name="ce233">
            <text:p><text:s text:c="2"/>131.4</text:p>
          </table:table-cell>
          <table:table-cell office:value-type="float" office:value="147.54223262273828" table:style-name="ce233">
            <text:p><text:s text:c="2"/>147.5</text:p>
          </table:table-cell>
          <table:table-cell office:value-type="float" office:value="151.9582537781113" table:style-name="ce233">
            <text:p><text:s text:c="2"/>152.0</text:p>
          </table:table-cell>
          <table:table-cell office:value-type="float" office:value="132.23733768297888" table:style-name="ce233">
            <text:p><text:s text:c="2"/>132.2</text:p>
          </table:table-cell>
          <table:table-cell office:value-type="float" office:value="145" table:style-name="ce233">
            <text:p><text:s text:c="2"/>145.0</text:p>
          </table:table-cell>
          <table:table-cell office:value-type="float" office:value="150" table:style-name="ce233">
            <text:p><text:s text:c="2"/>150.0</text:p>
          </table:table-cell>
          <table:table-cell office:value-type="float" office:value="175" table:style-name="ce233">
            <text:p><text:s text:c="2"/>175.0</text:p>
          </table:table-cell>
          <table:table-cell office:value-type="float" office:value="206" table:style-name="ce233">
            <text:p><text:s text:c="2"/>206.0</text:p>
          </table:table-cell>
          <table:table-cell office:value-type="float" office:value="150" table:style-name="ce233">
            <text:p><text:s text:c="2"/>150.0</text:p>
          </table:table-cell>
          <table:table-cell table:style-name="ce211"/>
          <table:table-cell table:number-columns-repeated="16337" table:style-name="ce78"/>
        </table:table-row>
        <table:table-row table:style-name="ro3">
          <table:table-cell office:value-type="string" table:style-name="ce172">
            <text:p>Supply and use</text:p>
          </table:table-cell>
          <table:table-cell table:number-columns-repeated="2" table:style-name="ce78"/>
          <table:table-cell table:style-name="ce223"/>
          <table:table-cell table:number-columns-repeated="37" table:style-name="ce206"/>
          <table:table-cell table:style-name="ce181"/>
          <table:table-cell table:number-columns-repeated="2" table:style-name="ce206"/>
          <table:table-cell table:number-columns-repeated="2" table:style-name="ce181"/>
          <table:table-cell table:style-name="ce211"/>
          <table:table-cell table:number-columns-repeated="16337" table:style-name="ce78"/>
        </table:table-row>
        <table:table-row table:style-name="ro3">
          <table:table-cell table:style-name="ce172"/>
          <table:table-cell office:value-type="string" table:style-name="ce78">
            <text:p>Total production</text:p>
          </table:table-cell>
          <table:table-cell table:style-name="ce78"/>
          <table:table-cell table:style-name="ce223"/>
          <table:table-cell office:value-type="float" office:value="6845.03" table:style-name="ce206">
            <text:p>6,845</text:p>
          </table:table-cell>
          <table:table-cell office:value-type="float" office:value="6780.6270000000004" table:style-name="ce206">
            <text:p>6,781</text:p>
          </table:table-cell>
          <table:table-cell office:value-type="float" office:value="4542.4098000000004" table:style-name="ce206">
            <text:p>4,542</text:p>
          </table:table-cell>
          <table:table-cell office:value-type="float" office:value="4776.8689999999997" table:style-name="ce206">
            <text:p>4,777</text:p>
          </table:table-cell>
          <table:table-cell office:value-type="float" office:value="6596.65" table:style-name="ce206">
            <text:p>6,597</text:p>
          </table:table-cell>
          <table:table-cell office:value-type="float" office:value="7285.8509999999997" table:style-name="ce206">
            <text:p>7,286</text:p>
          </table:table-cell>
          <table:table-cell office:value-type="float" office:value="6440.9290000000001" table:style-name="ce206">
            <text:p>6,441</text:p>
          </table:table-cell>
          <table:table-cell office:value-type="float" office:value="7053.2949999999992" table:style-name="ce206">
            <text:p>7,053</text:p>
          </table:table-cell>
          <table:table-cell office:value-type="float" office:value="6114.1993174469999" table:style-name="ce206">
            <text:p>6,114</text:p>
          </table:table-cell>
          <table:table-cell office:value-type="float" office:value="6914.7338535279996" table:style-name="ce206">
            <text:p>6,915</text:p>
          </table:table-cell>
          <table:table-cell office:value-type="float" office:value="5826.113940410999" table:style-name="ce206">
            <text:p>5,826</text:p>
          </table:table-cell>
          <table:table-cell office:value-type="float" office:value="7380.3138746715995" table:style-name="ce206">
            <text:p>7,380</text:p>
          </table:table-cell>
          <table:table-cell office:value-type="float" office:value="6870.3299189333993" table:style-name="ce206">
            <text:p>6,870</text:p>
          </table:table-cell>
          <table:table-cell office:value-type="float" office:value="6418.1352589245998" table:style-name="ce206">
            <text:p>6,418</text:p>
          </table:table-cell>
          <table:table-cell office:value-type="float" office:value="6715.3542755239996" table:style-name="ce206">
            <text:p>6,715</text:p>
          </table:table-cell>
          <table:table-cell office:value-type="float" office:value="6939.1918649999998" table:style-name="ce206">
            <text:p>6,939</text:p>
          </table:table-cell>
          <table:table-cell office:value-type="float" office:value="6324.8148266399994" table:style-name="ce206">
            <text:p>6,325</text:p>
          </table:table-cell>
          <table:table-cell office:value-type="float" office:value="6546.8422671549997" table:style-name="ce206">
            <text:p>6,547</text:p>
          </table:table-cell>
          <table:table-cell office:value-type="float" office:value="6366.8613404009993" table:style-name="ce206">
            <text:p>6,367</text:p>
          </table:table-cell>
          <table:table-cell office:value-type="float" office:value="7814.4045686320005" table:style-name="ce206">
            <text:p>7,814</text:p>
          </table:table-cell>
          <table:table-cell office:value-type="float" office:value="7072.4221715068006" table:style-name="ce206">
            <text:p>7,072</text:p>
          </table:table-cell>
          <table:table-cell office:value-type="float" office:value="6542.3795793108793" table:style-name="ce206">
            <text:p>6,542</text:p>
          </table:table-cell>
          <table:table-cell office:value-type="float" office:value="6404.4654579999997" table:style-name="ce206">
            <text:p>6,404</text:p>
          </table:table-cell>
          <table:table-cell office:value-type="float" office:value="7228.2957900000001" table:style-name="ce206">
            <text:p>7,228</text:p>
          </table:table-cell>
          <table:table-cell office:value-type="float" office:value="7128.4310519999999" table:style-name="ce206">
            <text:p>7,128</text:p>
          </table:table-cell>
          <table:table-cell office:value-type="float" office:value="6421.9906490000003" table:style-name="ce206">
            <text:p>6,422</text:p>
          </table:table-cell>
          <table:table-cell office:value-type="float" office:value="7130.905112800001" table:style-name="ce206">
            <text:p>7,131</text:p>
          </table:table-cell>
          <table:table-cell office:value-type="float" office:value="6177.9672407000007" table:style-name="ce206">
            <text:p>6,178</text:p>
          </table:table-cell>
          <table:table-cell office:value-type="float" office:value="6673.8338119999999" table:style-name="ce206">
            <text:p>6,674</text:p>
          </table:table-cell>
          <table:table-cell office:value-type="float" office:value="6920.6903500999997" table:style-name="ce206">
            <text:p>6,921</text:p>
          </table:table-cell>
          <table:table-cell office:value-type="float" office:value="6058.1022137" table:style-name="ce206">
            <text:p>6,058</text:p>
          </table:table-cell>
          <table:table-cell office:value-type="float" office:value="6245.8246748182537" table:style-name="ce206">
            <text:p>6,246</text:p>
          </table:table-cell>
          <table:table-cell office:value-type="float" office:value="5979.1177623829053" table:style-name="ce206">
            <text:p>5,979</text:p>
          </table:table-cell>
          <table:table-cell office:value-type="float" office:value="5727.1437453129738" table:style-name="ce206">
            <text:p>5,727</text:p>
          </table:table-cell>
          <table:table-cell office:value-type="float" office:value="5564.2184727665426" table:style-name="ce206">
            <text:p>5,564</text:p>
          </table:table-cell>
          <table:table-cell office:value-type="float" office:value="6131.9719510774039" table:style-name="ce206">
            <text:p>6,132</text:p>
          </table:table-cell>
          <table:table-cell office:value-type="float" office:value="6395.5839022463269" table:style-name="ce206">
            <text:p>6,396</text:p>
          </table:table-cell>
          <table:table-cell office:value-type="float" office:value="6056" table:style-name="ce206">
            <text:p>6,056</text:p>
          </table:table-cell>
          <table:table-cell office:value-type="float" office:value="6310" table:style-name="ce206">
            <text:p>6,310</text:p>
          </table:table-cell>
          <table:table-cell office:value-type="float" office:value="4658" table:style-name="ce206">
            <text:p>4,658</text:p>
          </table:table-cell>
          <table:table-cell office:value-type="float" office:value="5902" table:style-name="ce206">
            <text:p>5,902</text:p>
          </table:table-cell>
          <table:table-cell office:value-type="float" office:value="5911.0865327744668" table:style-name="ce181">
            <text:p>5,911</text:p>
          </table:table-cell>
          <table:table-cell table:style-name="ce211"/>
          <table:table-cell table:number-columns-repeated="16337" table:style-name="ce78"/>
        </table:table-row>
        <table:table-row table:style-name="ro3">
          <table:table-cell table:style-name="ce78"/>
          <table:table-cell office:value-type="string" table:style-name="ce78">
            <text:p>Imports</text:p>
          </table:table-cell>
          <table:table-cell table:number-columns-repeated="2" table:style-name="ce78"/>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675.03599999999994" table:style-name="ce206">
            <text:p>675</text:p>
          </table:table-cell>
          <table:table-cell office:value-type="float" office:value="861.07500000000005" table:style-name="ce206">
            <text:p>861</text:p>
          </table:table-cell>
          <table:table-cell office:value-type="float" office:value="1001.105" table:style-name="ce206">
            <text:p>1,001</text:p>
          </table:table-cell>
          <table:table-cell office:value-type="float" office:value="947.58900000000006" table:style-name="ce206">
            <text:p>948</text:p>
          </table:table-cell>
          <table:table-cell office:value-type="float" office:value="1029.6680000000001" table:style-name="ce206">
            <text:p>1,030</text:p>
          </table:table-cell>
          <table:table-cell office:value-type="float" office:value="907.02199999999993" table:style-name="ce206">
            <text:p>907</text:p>
          </table:table-cell>
          <table:table-cell office:value-type="float" office:value="936.46800000000007" table:style-name="ce206">
            <text:p>936</text:p>
          </table:table-cell>
          <table:table-cell office:value-type="float" office:value="957.48" table:style-name="ce206">
            <text:p>957</text:p>
          </table:table-cell>
          <table:table-cell office:value-type="float" office:value="990.20099999999991" table:style-name="ce206">
            <text:p>990</text:p>
          </table:table-cell>
          <table:table-cell office:value-type="float" office:value="1120.355" table:style-name="ce206">
            <text:p>1,120</text:p>
          </table:table-cell>
          <table:table-cell office:value-type="float" office:value="1201.3800574633515" table:style-name="ce206">
            <text:p>1,201</text:p>
          </table:table-cell>
          <table:table-cell office:value-type="float" office:value="1039.5176481838903" table:style-name="ce206">
            <text:p>1,040</text:p>
          </table:table-cell>
          <table:table-cell office:value-type="float" office:value="1016.799386956131" table:style-name="ce206">
            <text:p>1,017</text:p>
          </table:table-cell>
          <table:table-cell office:value-type="float" office:value="1194.0617388872804" table:style-name="ce206">
            <text:p>1,194</text:p>
          </table:table-cell>
          <table:table-cell office:value-type="float" office:value="1104.9755805994239" table:style-name="ce206">
            <text:p>1,105</text:p>
          </table:table-cell>
          <table:table-cell office:value-type="float" office:value="1272.1444479110926" table:style-name="ce206">
            <text:p>1,272</text:p>
          </table:table-cell>
          <table:table-cell office:value-type="float" office:value="1900.3123761705826" table:style-name="ce206">
            <text:p>1,900</text:p>
          </table:table-cell>
          <table:table-cell office:value-type="float" office:value="1790.7878203407438" table:style-name="ce206">
            <text:p>1,791</text:p>
          </table:table-cell>
          <table:table-cell office:value-type="float" office:value="1707.0743267044904" table:style-name="ce206">
            <text:p>1,707</text:p>
          </table:table-cell>
          <table:table-cell office:value-type="float" office:value="1774.4605583585217" table:style-name="ce206">
            <text:p>1,774</text:p>
          </table:table-cell>
          <table:table-cell office:value-type="float" office:value="1386.7040735" table:style-name="ce206">
            <text:p>1,387</text:p>
          </table:table-cell>
          <table:table-cell office:value-type="float" office:value="1601.8112799000016" table:style-name="ce206">
            <text:p>1,602</text:p>
          </table:table-cell>
          <table:table-cell office:value-type="float" office:value="1623.1909420000009" table:style-name="ce206">
            <text:p>1,623</text:p>
          </table:table-cell>
          <table:table-cell office:value-type="float" office:value="1842.101871599999" table:style-name="ce206">
            <text:p>1,842</text:p>
          </table:table-cell>
          <table:table-cell office:value-type="float" office:value="1606.2518476000007" table:style-name="ce206">
            <text:p>1,606</text:p>
          </table:table-cell>
          <table:table-cell office:value-type="float" office:value="1568" table:style-name="ce206">
            <text:p>1,568</text:p>
          </table:table-cell>
          <table:table-cell office:value-type="float" office:value="1965" table:style-name="ce206">
            <text:p>1,965</text:p>
          </table:table-cell>
          <table:table-cell office:value-type="float" office:value="2162" table:style-name="ce206">
            <text:p>2,162</text:p>
          </table:table-cell>
          <table:table-cell office:value-type="float" office:value="2701" table:style-name="ce206">
            <text:p>2,701</text:p>
          </table:table-cell>
          <table:table-cell office:value-type="float" office:value="2163.4984810000001" table:style-name="ce213">
            <text:p>2,163</text:p>
          </table:table-cell>
          <table:table-cell table:style-name="ce211"/>
          <table:table-cell table:number-columns-repeated="16337" table:style-name="ce78"/>
        </table:table-row>
        <table:table-row table:style-name="ro3">
          <table:table-cell table:number-columns-repeated="2" table:style-name="ce78"/>
          <table:table-cell office:value-type="string" table:style-name="ce78">
            <text:p>of which:</text:p>
          </table:table-cell>
          <table:table-cell office:value-type="string" table:style-name="ce78">
            <text:p>Early</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249.13599999999997" table:style-name="ce206">
            <text:p>249</text:p>
          </table:table-cell>
          <table:table-cell office:value-type="float" office:value="253.32499999999999" table:style-name="ce206">
            <text:p>253</text:p>
          </table:table-cell>
          <table:table-cell office:value-type="float" office:value="210.12899999999999" table:style-name="ce206">
            <text:p>210</text:p>
          </table:table-cell>
          <table:table-cell office:value-type="float" office:value="206.423" table:style-name="ce206">
            <text:p>206</text:p>
          </table:table-cell>
          <table:table-cell office:value-type="float" office:value="253.82099999999997" table:style-name="ce206">
            <text:p>254</text:p>
          </table:table-cell>
          <table:table-cell office:value-type="float" office:value="239.53700000000003" table:style-name="ce206">
            <text:p>240</text:p>
          </table:table-cell>
          <table:table-cell office:value-type="float" office:value="259.76" table:style-name="ce206">
            <text:p>260</text:p>
          </table:table-cell>
          <table:table-cell office:value-type="float" office:value="236.262" table:style-name="ce206">
            <text:p>236</text:p>
          </table:table-cell>
          <table:table-cell office:value-type="float" office:value="193.73600000000002" table:style-name="ce206">
            <text:p>194</text:p>
          </table:table-cell>
          <table:table-cell office:value-type="float" office:value="168.495" table:style-name="ce206">
            <text:p>168</text:p>
          </table:table-cell>
          <table:table-cell office:value-type="float" office:value="237.19300000000001" table:style-name="ce206">
            <text:p>237</text:p>
          </table:table-cell>
          <table:table-cell office:value-type="float" office:value="239.84416276782818" table:style-name="ce206">
            <text:p>240</text:p>
          </table:table-cell>
          <table:table-cell office:value-type="float" office:value="165.84023982955554" table:style-name="ce206">
            <text:p>166</text:p>
          </table:table-cell>
          <table:table-cell office:value-type="float" office:value="200.59028416536611" table:style-name="ce206">
            <text:p>201</text:p>
          </table:table-cell>
          <table:table-cell office:value-type="float" office:value="193.1398672495591" table:style-name="ce206">
            <text:p>193</text:p>
          </table:table-cell>
          <table:table-cell office:value-type="float" office:value="146.98154161756281" table:style-name="ce206">
            <text:p>147</text:p>
          </table:table-cell>
          <table:table-cell office:value-type="float" office:value="172.73730302454146" table:style-name="ce206">
            <text:p>173</text:p>
          </table:table-cell>
          <table:table-cell office:value-type="float" office:value="165.19377991268033" table:style-name="ce206">
            <text:p>165</text:p>
          </table:table-cell>
          <table:table-cell office:value-type="float" office:value="142.62200375948856" table:style-name="ce206">
            <text:p>143</text:p>
          </table:table-cell>
          <table:table-cell office:value-type="float" office:value="191.19193375930544" table:style-name="ce206">
            <text:p>191</text:p>
          </table:table-cell>
          <table:table-cell office:value-type="float" office:value="121.85569299999997" table:style-name="ce206">
            <text:p>122</text:p>
          </table:table-cell>
          <table:table-cell office:value-type="float" office:value="135.99497700000001" table:style-name="ce206">
            <text:p>136</text:p>
          </table:table-cell>
          <table:table-cell office:value-type="float" office:value="168.87992399999999" table:style-name="ce206">
            <text:p>169</text:p>
          </table:table-cell>
          <table:table-cell office:value-type="float" office:value="189.08514600000001" table:style-name="ce206">
            <text:p>189</text:p>
          </table:table-cell>
          <table:table-cell office:value-type="float" office:value="120.706716" table:style-name="ce206">
            <text:p>121</text:p>
          </table:table-cell>
          <table:table-cell office:value-type="float" office:value="105" table:style-name="ce206">
            <text:p>105</text:p>
          </table:table-cell>
          <table:table-cell office:value-type="float" office:value="121" table:style-name="ce206">
            <text:p>121</text:p>
          </table:table-cell>
          <table:table-cell office:value-type="float" office:value="79" table:style-name="ce206">
            <text:p>79</text:p>
          </table:table-cell>
          <table:table-cell office:value-type="float" office:value="119" table:style-name="ce206">
            <text:p>119</text:p>
          </table:table-cell>
          <table:table-cell office:value-type="float" office:value="67" table:style-name="ce206">
            <text:p>67</text:p>
          </table:table-cell>
          <table:table-cell table:style-name="ce211"/>
          <table:table-cell table:number-columns-repeated="16337" table:style-name="ce78"/>
        </table:table-row>
        <table:table-row table:style-name="ro3">
          <table:table-cell table:number-columns-repeated="3" table:style-name="ce78"/>
          <table:table-cell office:value-type="string" table:style-name="ce78">
            <text:p>Maincrop</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57.178999999999988" table:style-name="ce206">
            <text:p>57</text:p>
          </table:table-cell>
          <table:table-cell office:value-type="float" office:value="198.17" table:style-name="ce206">
            <text:p>198</text:p>
          </table:table-cell>
          <table:table-cell office:value-type="float" office:value="364.29799999999994" table:style-name="ce206">
            <text:p>364</text:p>
          </table:table-cell>
          <table:table-cell office:value-type="float" office:value="216.13699999999997" table:style-name="ce206">
            <text:p>216</text:p>
          </table:table-cell>
          <table:table-cell office:value-type="float" office:value="179.81100000000001" table:style-name="ce206">
            <text:p>180</text:p>
          </table:table-cell>
          <table:table-cell office:value-type="float" office:value="90.999000000000009" table:style-name="ce206">
            <text:p>91</text:p>
          </table:table-cell>
          <table:table-cell office:value-type="float" office:value="65.876000000000005" table:style-name="ce206">
            <text:p>66</text:p>
          </table:table-cell>
          <table:table-cell office:value-type="float" office:value="88.169000000000011" table:style-name="ce206">
            <text:p>88</text:p>
          </table:table-cell>
          <table:table-cell office:value-type="float" office:value="121.446" table:style-name="ce206">
            <text:p>121</text:p>
          </table:table-cell>
          <table:table-cell office:value-type="float" office:value="164.065" table:style-name="ce206">
            <text:p>164</text:p>
          </table:table-cell>
          <table:table-cell office:value-type="float" office:value="191.12063957752366" table:style-name="ce206">
            <text:p>191</text:p>
          </table:table-cell>
          <table:table-cell office:value-type="float" office:value="146.06626949226253" table:style-name="ce206">
            <text:p>146</text:p>
          </table:table-cell>
          <table:table-cell office:value-type="float" office:value="80.923202523542074" table:style-name="ce206">
            <text:p>81</text:p>
          </table:table-cell>
          <table:table-cell office:value-type="float" office:value="202.5632792742621" table:style-name="ce206">
            <text:p>203</text:p>
          </table:table-cell>
          <table:table-cell office:value-type="float" office:value="76.26040738006968" table:style-name="ce206">
            <text:p>76</text:p>
          </table:table-cell>
          <table:table-cell office:value-type="float" office:value="175.08592982723886" table:style-name="ce206">
            <text:p>175</text:p>
          </table:table-cell>
          <table:table-cell office:value-type="float" office:value="497.96827668822397" table:style-name="ce206">
            <text:p>498</text:p>
          </table:table-cell>
          <table:table-cell office:value-type="float" office:value="162.76953311194143" table:style-name="ce206">
            <text:p>163</text:p>
          </table:table-cell>
          <table:table-cell office:value-type="float" office:value="129.99405538974901" table:style-name="ce206">
            <text:p>130</text:p>
          </table:table-cell>
          <table:table-cell office:value-type="float" office:value="164.16823389000481" table:style-name="ce206">
            <text:p>164</text:p>
          </table:table-cell>
          <table:table-cell office:value-type="float" office:value="166.32861999999997" table:style-name="ce206">
            <text:p>166</text:p>
          </table:table-cell>
          <table:table-cell office:value-type="float" office:value="185.32738499999999" table:style-name="ce206">
            <text:p>185</text:p>
          </table:table-cell>
          <table:table-cell office:value-type="float" office:value="185.01083399999999" table:style-name="ce206">
            <text:p>185</text:p>
          </table:table-cell>
          <table:table-cell office:value-type="float" office:value="285.48955599999999" table:style-name="ce206">
            <text:p>285</text:p>
          </table:table-cell>
          <table:table-cell office:value-type="float" office:value="144.63315900000001" table:style-name="ce206">
            <text:p>145</text:p>
          </table:table-cell>
          <table:table-cell office:value-type="float" office:value="127" table:style-name="ce206">
            <text:p>127</text:p>
          </table:table-cell>
          <table:table-cell office:value-type="float" office:value="118" table:style-name="ce206">
            <text:p>118</text:p>
          </table:table-cell>
          <table:table-cell office:value-type="float" office:value="356" table:style-name="ce206">
            <text:p>356</text:p>
          </table:table-cell>
          <table:table-cell office:value-type="float" office:value="466" table:style-name="ce206">
            <text:p>466</text:p>
          </table:table-cell>
          <table:table-cell office:value-type="float" office:value="166" table:style-name="ce206">
            <text:p>166</text:p>
          </table:table-cell>
          <table:table-cell table:style-name="ce211"/>
          <table:table-cell table:number-columns-repeated="16337" table:style-name="ce78"/>
        </table:table-row>
        <table:table-row table:style-name="ro3">
          <table:table-cell table:style-name="ce78"/>
          <table:table-cell table:style-name="ce184"/>
          <table:table-cell table:style-name="ce78"/>
          <table:table-cell office:value-type="string" table:style-name="ce78">
            <text:p>Processed (raw equivalent)</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349.35100000000006" table:style-name="ce206">
            <text:p>349</text:p>
          </table:table-cell>
          <table:table-cell office:value-type="float" office:value="384.54300000000006" table:style-name="ce206">
            <text:p>385</text:p>
          </table:table-cell>
          <table:table-cell office:value-type="float" office:value="396.505" table:style-name="ce206">
            <text:p>397</text:p>
          </table:table-cell>
          <table:table-cell office:value-type="float" office:value="486.53100000000006" table:style-name="ce206">
            <text:p>487</text:p>
          </table:table-cell>
          <table:table-cell office:value-type="float" office:value="551.26499999999999" table:style-name="ce206">
            <text:p>551</text:p>
          </table:table-cell>
          <table:table-cell office:value-type="float" office:value="534.20000000000005" table:style-name="ce206">
            <text:p>534</text:p>
          </table:table-cell>
          <table:table-cell office:value-type="float" office:value="569.57900000000006" table:style-name="ce206">
            <text:p>570</text:p>
          </table:table-cell>
          <table:table-cell office:value-type="float" office:value="601.27" table:style-name="ce206">
            <text:p>601</text:p>
          </table:table-cell>
          <table:table-cell office:value-type="float" office:value="659.84" table:style-name="ce206">
            <text:p>660</text:p>
          </table:table-cell>
          <table:table-cell office:value-type="float" office:value="746.21699999999976" table:style-name="ce206">
            <text:p>746</text:p>
          </table:table-cell>
          <table:table-cell office:value-type="float" office:value="727.27299999999991" table:style-name="ce206">
            <text:p>727</text:p>
          </table:table-cell>
          <table:table-cell office:value-type="float" office:value="623.08052443022143" table:style-name="ce206">
            <text:p>623</text:p>
          </table:table-cell>
          <table:table-cell office:value-type="float" office:value="751.29901040069763" table:style-name="ce206">
            <text:p>751</text:p>
          </table:table-cell>
          <table:table-cell office:value-type="float" office:value="773.41896641024039" table:style-name="ce206">
            <text:p>773</text:p>
          </table:table-cell>
          <table:table-cell office:value-type="float" office:value="816.44701881423998" table:style-name="ce206">
            <text:p>816</text:p>
          </table:table-cell>
          <table:table-cell office:value-type="float" office:value="920.61010999999996" table:style-name="ce206">
            <text:p>921</text:p>
          </table:table-cell>
          <table:table-cell office:value-type="float" office:value="1191.2467786000002" table:style-name="ce206">
            <text:p>1,191</text:p>
          </table:table-cell>
          <table:table-cell office:value-type="float" office:value="1434.837683" table:style-name="ce206">
            <text:p>1,435</text:p>
          </table:table-cell>
          <table:table-cell office:value-type="float" office:value="1401.009" table:style-name="ce206">
            <text:p>1,401</text:p>
          </table:table-cell>
          <table:table-cell office:value-type="float" office:value="1383.5247632000003" table:style-name="ce206">
            <text:p>1,384</text:p>
          </table:table-cell>
          <table:table-cell office:value-type="float" office:value="1081.9610545" table:style-name="ce206">
            <text:p>1,082</text:p>
          </table:table-cell>
          <table:table-cell office:value-type="float" office:value="1268.9062279000016" table:style-name="ce206">
            <text:p>1,269</text:p>
          </table:table-cell>
          <table:table-cell office:value-type="float" office:value="1251.0912900000008" table:style-name="ce206">
            <text:p>1,251</text:p>
          </table:table-cell>
          <table:table-cell office:value-type="float" office:value="1344.9658825999991" table:style-name="ce206">
            <text:p>1,345</text:p>
          </table:table-cell>
          <table:table-cell office:value-type="float" office:value="1324.4530706000007" table:style-name="ce206">
            <text:p>1,324</text:p>
          </table:table-cell>
          <table:table-cell office:value-type="float" office:value="1319" table:style-name="ce206">
            <text:p>1,319</text:p>
          </table:table-cell>
          <table:table-cell office:value-type="float" office:value="1698" table:style-name="ce206">
            <text:p>1,698</text:p>
          </table:table-cell>
          <table:table-cell office:value-type="float" office:value="1700" table:style-name="ce206">
            <text:p>1,700</text:p>
          </table:table-cell>
          <table:table-cell office:value-type="float" office:value="2078" table:style-name="ce206">
            <text:p>2,078</text:p>
          </table:table-cell>
          <table:table-cell office:value-type="float" office:value="1904" table:style-name="ce206">
            <text:p>1,904</text:p>
          </table:table-cell>
          <table:table-cell table:style-name="ce211"/>
          <table:table-cell table:number-columns-repeated="16337" table:style-name="ce78"/>
        </table:table-row>
        <table:table-row table:style-name="ro3">
          <table:table-cell table:style-name="ce78"/>
          <table:table-cell table:style-name="ce184"/>
          <table:table-cell table:style-name="ce78"/>
          <table:table-cell office:value-type="string" table:style-name="ce78">
            <text:p>Seed</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19.37" table:style-name="ce206">
            <text:p>19</text:p>
          </table:table-cell>
          <table:table-cell office:value-type="float" office:value="25.036999999999999" table:style-name="ce206">
            <text:p>25</text:p>
          </table:table-cell>
          <table:table-cell office:value-type="float" office:value="30.173000000000005" table:style-name="ce206">
            <text:p>30</text:p>
          </table:table-cell>
          <table:table-cell office:value-type="float" office:value="38.498000000000005" table:style-name="ce206">
            <text:p>38</text:p>
          </table:table-cell>
          <table:table-cell office:value-type="float" office:value="44.771000000000001" table:style-name="ce206">
            <text:p>45</text:p>
          </table:table-cell>
          <table:table-cell office:value-type="float" office:value="42.285999999999994" table:style-name="ce206">
            <text:p>42</text:p>
          </table:table-cell>
          <table:table-cell office:value-type="float" office:value="41.253" table:style-name="ce206">
            <text:p>41</text:p>
          </table:table-cell>
          <table:table-cell office:value-type="float" office:value="31.779000000000003" table:style-name="ce206">
            <text:p>32</text:p>
          </table:table-cell>
          <table:table-cell office:value-type="float" office:value="15.178999999999997" table:style-name="ce206">
            <text:p>15</text:p>
          </table:table-cell>
          <table:table-cell office:value-type="float" office:value="41.578000000000003" table:style-name="ce206">
            <text:p>42</text:p>
          </table:table-cell>
          <table:table-cell office:value-type="float" office:value="45.793417885827864" table:style-name="ce206">
            <text:p>46</text:p>
          </table:table-cell>
          <table:table-cell office:value-type="float" office:value="30.526691493578099" table:style-name="ce206">
            <text:p>31</text:p>
          </table:table-cell>
          <table:table-cell office:value-type="float" office:value="18.736934202335767" table:style-name="ce206">
            <text:p>19</text:p>
          </table:table-cell>
          <table:table-cell office:value-type="float" office:value="17.489209037411889" table:style-name="ce206">
            <text:p>17</text:p>
          </table:table-cell>
          <table:table-cell office:value-type="float" office:value="19.128287155555029" table:style-name="ce206">
            <text:p>19</text:p>
          </table:table-cell>
          <table:table-cell office:value-type="float" office:value="29.466866466291066" table:style-name="ce206">
            <text:p>29</text:p>
          </table:table-cell>
          <table:table-cell office:value-type="float" office:value="38.360017857816956" table:style-name="ce206">
            <text:p>38</text:p>
          </table:table-cell>
          <table:table-cell office:value-type="float" office:value="27.986824316122032" table:style-name="ce206">
            <text:p>28</text:p>
          </table:table-cell>
          <table:table-cell office:value-type="float" office:value="33.449267555252774" table:style-name="ce206">
            <text:p>33</text:p>
          </table:table-cell>
          <table:table-cell office:value-type="float" office:value="35.575627509211266" table:style-name="ce206">
            <text:p>36</text:p>
          </table:table-cell>
          <table:table-cell office:value-type="float" office:value="16.558705999999997" table:style-name="ce206">
            <text:p>17</text:p>
          </table:table-cell>
          <table:table-cell office:value-type="float" office:value="11.582689999999999" table:style-name="ce206">
            <text:p>12</text:p>
          </table:table-cell>
          <table:table-cell office:value-type="float" office:value="18.208894000000001" table:style-name="ce206">
            <text:p>18</text:p>
          </table:table-cell>
          <table:table-cell office:value-type="float" office:value="22.561287" table:style-name="ce206">
            <text:p>23</text:p>
          </table:table-cell>
          <table:table-cell office:value-type="float" office:value="16.458901999999998" table:style-name="ce206">
            <text:p>16</text:p>
          </table:table-cell>
          <table:table-cell office:value-type="float" office:value="16" table:style-name="ce206">
            <text:p>16</text:p>
          </table:table-cell>
          <table:table-cell office:value-type="float" office:value="28" table:style-name="ce206">
            <text:p>28</text:p>
          </table:table-cell>
          <table:table-cell office:value-type="float" office:value="27" table:style-name="ce206">
            <text:p>27</text:p>
          </table:table-cell>
          <table:table-cell office:value-type="float" office:value="38" table:style-name="ce206">
            <text:p>38</text:p>
          </table:table-cell>
          <table:table-cell office:value-type="float" office:value="27" table:style-name="ce206">
            <text:p>27</text:p>
          </table:table-cell>
          <table:table-cell table:style-name="ce211"/>
          <table:table-cell table:number-columns-repeated="16337" table:style-name="ce78"/>
        </table:table-row>
        <table:table-row table:style-name="ro3">
          <table:table-cell table:style-name="ce78"/>
          <table:table-cell office:value-type="string" table:style-name="ce78">
            <text:p>Exports</text:p>
          </table:table-cell>
          <table:table-cell table:number-columns-repeated="2" table:style-name="ce78"/>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192.14400000000001" table:style-name="ce206">
            <text:p>192</text:p>
          </table:table-cell>
          <table:table-cell office:value-type="float" office:value="260.86800000000005" table:style-name="ce206">
            <text:p>261</text:p>
          </table:table-cell>
          <table:table-cell office:value-type="float" office:value="273.346" table:style-name="ce206">
            <text:p>273</text:p>
          </table:table-cell>
          <table:table-cell office:value-type="float" office:value="176.804" table:style-name="ce206">
            <text:p>177</text:p>
          </table:table-cell>
          <table:table-cell office:value-type="float" office:value="216.096" table:style-name="ce206">
            <text:p>216</text:p>
          </table:table-cell>
          <table:table-cell office:value-type="float" office:value="213.68900000000002" table:style-name="ce206">
            <text:p>214</text:p>
          </table:table-cell>
          <table:table-cell office:value-type="float" office:value="268.77099999999996" table:style-name="ce206">
            <text:p>269</text:p>
          </table:table-cell>
          <table:table-cell office:value-type="float" office:value="270.68399999999997" table:style-name="ce206">
            <text:p>271</text:p>
          </table:table-cell>
          <table:table-cell office:value-type="float" office:value="217.79300000000001" table:style-name="ce206">
            <text:p>218</text:p>
          </table:table-cell>
          <table:table-cell office:value-type="float" office:value="331.67043197727941" table:style-name="ce206">
            <text:p>332</text:p>
          </table:table-cell>
          <table:table-cell office:value-type="float" office:value="339.91900798699339" table:style-name="ce206">
            <text:p>340</text:p>
          </table:table-cell>
          <table:table-cell office:value-type="float" office:value="280.39225657157021" table:style-name="ce206">
            <text:p>280</text:p>
          </table:table-cell>
          <table:table-cell office:value-type="float" office:value="363.49335532756282" table:style-name="ce206">
            <text:p>363</text:p>
          </table:table-cell>
          <table:table-cell office:value-type="float" office:value="374.59829259255196" table:style-name="ce206">
            <text:p>375</text:p>
          </table:table-cell>
          <table:table-cell office:value-type="float" office:value="339.04649920507757" table:style-name="ce206">
            <text:p>339</text:p>
          </table:table-cell>
          <table:table-cell office:value-type="float" office:value="373.0833927798331" table:style-name="ce206">
            <text:p>373</text:p>
          </table:table-cell>
          <table:table-cell office:value-type="float" office:value="342.60555926021675" table:style-name="ce206">
            <text:p>343</text:p>
          </table:table-cell>
          <table:table-cell office:value-type="float" office:value="462.56871414339759" table:style-name="ce206">
            <text:p>463</text:p>
          </table:table-cell>
          <table:table-cell office:value-type="float" office:value="440.47715983653023" table:style-name="ce206">
            <text:p>440</text:p>
          </table:table-cell>
          <table:table-cell office:value-type="float" office:value="380.7919994160589" table:style-name="ce206">
            <text:p>381</text:p>
          </table:table-cell>
          <table:table-cell office:value-type="float" office:value="397.43768712845156" table:style-name="ce206">
            <text:p>397</text:p>
          </table:table-cell>
          <table:table-cell office:value-type="float" office:value="423.83948700000013" table:style-name="ce206">
            <text:p>424</text:p>
          </table:table-cell>
          <table:table-cell office:value-type="float" office:value="405.76941649999992" table:style-name="ce206">
            <text:p>406</text:p>
          </table:table-cell>
          <table:table-cell office:value-type="float" office:value="432.04037069999998" table:style-name="ce206">
            <text:p>432</text:p>
          </table:table-cell>
          <table:table-cell office:value-type="float" office:value="423.8445182000001" table:style-name="ce206">
            <text:p>424</text:p>
          </table:table-cell>
          <table:table-cell office:value-type="float" office:value="495" table:style-name="ce206">
            <text:p>495</text:p>
          </table:table-cell>
          <table:table-cell office:value-type="float" office:value="559" table:style-name="ce206">
            <text:p>559</text:p>
          </table:table-cell>
          <table:table-cell office:value-type="float" office:value="483" table:style-name="ce206">
            <text:p>483</text:p>
          </table:table-cell>
          <table:table-cell office:value-type="float" office:value="482" table:style-name="ce206">
            <text:p>482</text:p>
          </table:table-cell>
          <table:table-cell office:value-type="float" office:value="472" table:style-name="ce206">
            <text:p>472</text:p>
          </table:table-cell>
          <table:table-cell table:style-name="ce211"/>
          <table:table-cell table:number-columns-repeated="16337" table:style-name="ce78"/>
        </table:table-row>
        <table:table-row table:style-name="ro3">
          <table:table-cell table:number-columns-repeated="2" table:style-name="ce78"/>
          <table:table-cell office:value-type="string" table:style-name="ce78">
            <text:p>of which:</text:p>
          </table:table-cell>
          <table:table-cell office:value-type="string" table:style-name="ce78">
            <text:p>Raw</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58.193999999999988" table:style-name="ce206">
            <text:p>58</text:p>
          </table:table-cell>
          <table:table-cell office:value-type="float" office:value="84.573000000000008" table:style-name="ce206">
            <text:p>85</text:p>
          </table:table-cell>
          <table:table-cell office:value-type="float" office:value="108.75700000000001" table:style-name="ce206">
            <text:p>109</text:p>
          </table:table-cell>
          <table:table-cell office:value-type="float" office:value="67.209999999999994" table:style-name="ce206">
            <text:p>67</text:p>
          </table:table-cell>
          <table:table-cell office:value-type="float" office:value="104.68400000000001" table:style-name="ce206">
            <text:p>105</text:p>
          </table:table-cell>
          <table:table-cell office:value-type="float" office:value="99.652000000000015" table:style-name="ce206">
            <text:p>100</text:p>
          </table:table-cell>
          <table:table-cell office:value-type="float" office:value="126.875" table:style-name="ce206">
            <text:p>127</text:p>
          </table:table-cell>
          <table:table-cell office:value-type="float" office:value="129.13299999999998" table:style-name="ce206">
            <text:p>129</text:p>
          </table:table-cell>
          <table:table-cell office:value-type="float" office:value="97.679000000000002" table:style-name="ce206">
            <text:p>98</text:p>
          </table:table-cell>
          <table:table-cell office:value-type="float" office:value="200.13243197727942" table:style-name="ce206">
            <text:p>200</text:p>
          </table:table-cell>
          <table:table-cell office:value-type="float" office:value="181.92468903699341" table:style-name="ce206">
            <text:p>182</text:p>
          </table:table-cell>
          <table:table-cell office:value-type="float" office:value="149.12279869074882" table:style-name="ce206">
            <text:p>149</text:p>
          </table:table-cell>
          <table:table-cell office:value-type="float" office:value="156.97384390838425" table:style-name="ce206">
            <text:p>157</text:p>
          </table:table-cell>
          <table:table-cell office:value-type="float" office:value="182.69307669255198" table:style-name="ce206">
            <text:p>183</text:p>
          </table:table-cell>
          <table:table-cell office:value-type="float" office:value="158.65129731819232" table:style-name="ce206">
            <text:p>159</text:p>
          </table:table-cell>
          <table:table-cell office:value-type="float" office:value="162.42599977983312" table:style-name="ce206">
            <text:p>162</text:p>
          </table:table-cell>
          <table:table-cell office:value-type="float" office:value="121.16329856021675" table:style-name="ce206">
            <text:p>121</text:p>
          </table:table-cell>
          <table:table-cell office:value-type="float" office:value="182.35515124339759" table:style-name="ce206">
            <text:p>182</text:p>
          </table:table-cell>
          <table:table-cell office:value-type="float" office:value="178.43600183653027" table:style-name="ce206">
            <text:p>178</text:p>
          </table:table-cell>
          <table:table-cell office:value-type="float" office:value="97.490854344510396" table:style-name="ce206">
            <text:p>97</text:p>
          </table:table-cell>
          <table:table-cell office:value-type="float" office:value="116.984498" table:style-name="ce206">
            <text:p>117</text:p>
          </table:table-cell>
          <table:table-cell office:value-type="float" office:value="161.98188099999999" table:style-name="ce206">
            <text:p>162</text:p>
          </table:table-cell>
          <table:table-cell office:value-type="float" office:value="144.68936600000001" table:style-name="ce206">
            <text:p>145</text:p>
          </table:table-cell>
          <table:table-cell office:value-type="float" office:value="149.60390300000003" table:style-name="ce206">
            <text:p>150</text:p>
          </table:table-cell>
          <table:table-cell office:value-type="float" office:value="165.51456400000001" table:style-name="ce206">
            <text:p>166</text:p>
          </table:table-cell>
          <table:table-cell office:value-type="float" office:value="225" table:style-name="ce206">
            <text:p>225</text:p>
          </table:table-cell>
          <table:table-cell office:value-type="float" office:value="263" table:style-name="ce206">
            <text:p>263</text:p>
          </table:table-cell>
          <table:table-cell office:value-type="float" office:value="168" table:style-name="ce206">
            <text:p>168</text:p>
          </table:table-cell>
          <table:table-cell office:value-type="float" office:value="169" table:style-name="ce206">
            <text:p>169</text:p>
          </table:table-cell>
          <table:table-cell office:value-type="float" office:value="161" table:style-name="ce206">
            <text:p>161</text:p>
          </table:table-cell>
          <table:table-cell table:style-name="ce211"/>
          <table:table-cell table:number-columns-repeated="16337"/>
        </table:table-row>
        <table:table-row table:style-name="ro3">
          <table:table-cell table:number-columns-repeated="3" table:style-name="ce78"/>
          <table:table-cell office:value-type="string" table:style-name="ce78">
            <text:p>Processed (raw equivalent)</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41.632000000000005" table:style-name="ce206">
            <text:p>42</text:p>
          </table:table-cell>
          <table:table-cell office:value-type="float" office:value="53.61" table:style-name="ce206">
            <text:p>54</text:p>
          </table:table-cell>
          <table:table-cell office:value-type="float" office:value="59.111999999999995" table:style-name="ce206">
            <text:p>59</text:p>
          </table:table-cell>
          <table:table-cell office:value-type="float" office:value="40.239000000000004" table:style-name="ce206">
            <text:p>40</text:p>
          </table:table-cell>
          <table:table-cell office:value-type="float" office:value="47.55899999999999" table:style-name="ce206">
            <text:p>48</text:p>
          </table:table-cell>
          <table:table-cell office:value-type="float" office:value="50.939" table:style-name="ce206">
            <text:p>51</text:p>
          </table:table-cell>
          <table:table-cell office:value-type="float" office:value="61.976999999999997" table:style-name="ce206">
            <text:p>62</text:p>
          </table:table-cell>
          <table:table-cell office:value-type="float" office:value="79.156000000000006" table:style-name="ce206">
            <text:p>79</text:p>
          </table:table-cell>
          <table:table-cell office:value-type="float" office:value="75.010999999999996" table:style-name="ce206">
            <text:p>75</text:p>
          </table:table-cell>
          <table:table-cell office:value-type="float" office:value="67.900999999999996" table:style-name="ce206">
            <text:p>68</text:p>
          </table:table-cell>
          <table:table-cell office:value-type="float" office:value="83.271178949999992" table:style-name="ce206">
            <text:p>83</text:p>
          </table:table-cell>
          <table:table-cell office:value-type="float" office:value="71.537906599999999" table:style-name="ce206">
            <text:p>72</text:p>
          </table:table-cell>
          <table:table-cell office:value-type="float" office:value="118.71566369999999" table:style-name="ce206">
            <text:p>119</text:p>
          </table:table-cell>
          <table:table-cell office:value-type="float" office:value="108.97861789999999" table:style-name="ce206">
            <text:p>109</text:p>
          </table:table-cell>
          <table:table-cell office:value-type="float" office:value="102.50761588688525" table:style-name="ce206">
            <text:p>103</text:p>
          </table:table-cell>
          <table:table-cell office:value-type="float" office:value="128.79612299999999" table:style-name="ce206">
            <text:p>129</text:p>
          </table:table-cell>
          <table:table-cell office:value-type="float" office:value="135.95726070000001" table:style-name="ce206">
            <text:p>136</text:p>
          </table:table-cell>
          <table:table-cell office:value-type="float" office:value="175.37221690000001" table:style-name="ce206">
            <text:p>175</text:p>
          </table:table-cell>
          <table:table-cell office:value-type="float" office:value="186.00799999999998" table:style-name="ce206">
            <text:p>186</text:p>
          </table:table-cell>
          <table:table-cell office:value-type="float" office:value="214.41899920000003" table:style-name="ce206">
            <text:p>214</text:p>
          </table:table-cell>
          <table:table-cell office:value-type="float" office:value="190.21800800000003" table:style-name="ce206">
            <text:p>190</text:p>
          </table:table-cell>
          <table:table-cell office:value-type="float" office:value="163.2511860000001" table:style-name="ce206">
            <text:p>163</text:p>
          </table:table-cell>
          <table:table-cell office:value-type="float" office:value="151.74432249999995" table:style-name="ce206">
            <text:p>152</text:p>
          </table:table-cell>
          <table:table-cell office:value-type="float" office:value="184.52162269999994" table:style-name="ce206">
            <text:p>185</text:p>
          </table:table-cell>
          <table:table-cell office:value-type="float" office:value="167.77029120000009" table:style-name="ce206">
            <text:p>168</text:p>
          </table:table-cell>
          <table:table-cell office:value-type="float" office:value="172" table:style-name="ce206">
            <text:p>172</text:p>
          </table:table-cell>
          <table:table-cell office:value-type="float" office:value="173" table:style-name="ce206">
            <text:p>173</text:p>
          </table:table-cell>
          <table:table-cell office:value-type="float" office:value="196" table:style-name="ce206">
            <text:p>196</text:p>
          </table:table-cell>
          <table:table-cell office:value-type="float" office:value="195" table:style-name="ce206">
            <text:p>195</text:p>
          </table:table-cell>
          <table:table-cell office:value-type="float" office:value="190" table:style-name="ce206">
            <text:p>190</text:p>
          </table:table-cell>
          <table:table-cell table:style-name="ce211"/>
          <table:table-cell table:number-columns-repeated="16337"/>
        </table:table-row>
        <table:table-row table:style-name="ro3">
          <table:table-cell table:number-columns-repeated="3" table:style-name="ce78"/>
          <table:table-cell office:value-type="string" table:style-name="ce78">
            <text:p>Seed</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92.318000000000012" table:style-name="ce206">
            <text:p>92</text:p>
          </table:table-cell>
          <table:table-cell office:value-type="float" office:value="122.685" table:style-name="ce206">
            <text:p>123</text:p>
          </table:table-cell>
          <table:table-cell office:value-type="float" office:value="105.47699999999999" table:style-name="ce206">
            <text:p>105</text:p>
          </table:table-cell>
          <table:table-cell office:value-type="float" office:value="69.355000000000004" table:style-name="ce206">
            <text:p>69</text:p>
          </table:table-cell>
          <table:table-cell office:value-type="float" office:value="63.853000000000002" table:style-name="ce206">
            <text:p>64</text:p>
          </table:table-cell>
          <table:table-cell office:value-type="float" office:value="63.097999999999999" table:style-name="ce206">
            <text:p>63</text:p>
          </table:table-cell>
          <table:table-cell office:value-type="float" office:value="79.918999999999997" table:style-name="ce206">
            <text:p>80</text:p>
          </table:table-cell>
          <table:table-cell office:value-type="float" office:value="62.395000000000003" table:style-name="ce206">
            <text:p>62</text:p>
          </table:table-cell>
          <table:table-cell office:value-type="float" office:value="45.102999999999994" table:style-name="ce206">
            <text:p>45</text:p>
          </table:table-cell>
          <table:table-cell office:value-type="float" office:value="63.637" table:style-name="ce206">
            <text:p>64</text:p>
          </table:table-cell>
          <table:table-cell office:value-type="float" office:value="74.723140000000001" table:style-name="ce206">
            <text:p>75</text:p>
          </table:table-cell>
          <table:table-cell office:value-type="float" office:value="59.731551280821421" table:style-name="ce206">
            <text:p>60</text:p>
          </table:table-cell>
          <table:table-cell office:value-type="float" office:value="87.803847719178577" table:style-name="ce206">
            <text:p>88</text:p>
          </table:table-cell>
          <table:table-cell office:value-type="float" office:value="82.926598000000013" table:style-name="ce206">
            <text:p>83</text:p>
          </table:table-cell>
          <table:table-cell office:value-type="float" office:value="77.887585999999999" table:style-name="ce206">
            <text:p>78</text:p>
          </table:table-cell>
          <table:table-cell office:value-type="float" office:value="81.861270000000005" table:style-name="ce206">
            <text:p>82</text:p>
          </table:table-cell>
          <table:table-cell office:value-type="float" office:value="85.484999999999999" table:style-name="ce206">
            <text:p>85</text:p>
          </table:table-cell>
          <table:table-cell office:value-type="float" office:value="104.841346" table:style-name="ce206">
            <text:p>105</text:p>
          </table:table-cell>
          <table:table-cell office:value-type="float" office:value="76.033158000000014" table:style-name="ce206">
            <text:p>76</text:p>
          </table:table-cell>
          <table:table-cell office:value-type="float" office:value="68.882145871548474" table:style-name="ce206">
            <text:p>69</text:p>
          </table:table-cell>
          <table:table-cell office:value-type="float" office:value="90.235181128451529" table:style-name="ce206">
            <text:p>90</text:p>
          </table:table-cell>
          <table:table-cell office:value-type="float" office:value="98.60642" table:style-name="ce206">
            <text:p>99</text:p>
          </table:table-cell>
          <table:table-cell office:value-type="float" office:value="109.33572799999999" table:style-name="ce206">
            <text:p>109</text:p>
          </table:table-cell>
          <table:table-cell office:value-type="float" office:value="97.914845" table:style-name="ce206">
            <text:p>98</text:p>
          </table:table-cell>
          <table:table-cell office:value-type="float" office:value="90.559663" table:style-name="ce206">
            <text:p>91</text:p>
          </table:table-cell>
          <table:table-cell office:value-type="float" office:value="97" table:style-name="ce206">
            <text:p>97</text:p>
          </table:table-cell>
          <table:table-cell office:value-type="float" office:value="123" table:style-name="ce206">
            <text:p>123</text:p>
          </table:table-cell>
          <table:table-cell office:value-type="float" office:value="119" table:style-name="ce206">
            <text:p>119</text:p>
          </table:table-cell>
          <table:table-cell office:value-type="float" office:value="118" table:style-name="ce206">
            <text:p>118</text:p>
          </table:table-cell>
          <table:table-cell office:value-type="float" office:value="121" table:style-name="ce206">
            <text:p>121</text:p>
          </table:table-cell>
          <table:table-cell table:style-name="ce211"/>
          <table:table-cell table:number-columns-repeated="16337"/>
        </table:table-row>
        <table:table-row table:style-name="ro3">
          <table:table-cell table:style-name="ce78"/>
          <table:table-cell office:value-type="string" table:style-name="ce78">
            <text:p>Total new supply</text:p>
          </table:table-cell>
          <table:table-cell table:number-columns-repeated="2" table:style-name="ce78"/>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string" table:style-name="ce206">
            <text:p>. .</text:p>
          </table:table-cell>
          <table:table-cell office:value-type="float" office:value="7394.2219189333991" table:style-name="ce206">
            <text:p>7,394</text:p>
          </table:table-cell>
          <table:table-cell office:value-type="float" office:value="7054.3422589245993" table:style-name="ce206">
            <text:p>7,054</text:p>
          </table:table-cell>
          <table:table-cell office:value-type="float" office:value="7487.1132755239996" table:style-name="ce206">
            <text:p>7,487</text:p>
          </table:table-cell>
          <table:table-cell office:value-type="float" office:value="7744.9768649999996" table:style-name="ce206">
            <text:p>7,745</text:p>
          </table:table-cell>
          <table:table-cell office:value-type="float" office:value="7169.3868266400004" table:style-name="ce206">
            <text:p>7,169</text:p>
          </table:table-cell>
          <table:table-cell office:value-type="float" office:value="7281.1752671549993" table:style-name="ce206">
            <text:p>7,281</text:p>
          </table:table-cell>
          <table:table-cell office:value-type="float" office:value="7076.5583404009994" table:style-name="ce206">
            <text:p>7,077</text:p>
          </table:table-cell>
          <table:table-cell office:value-type="float" office:value="8554.1045686320012" table:style-name="ce206">
            <text:p>8,554</text:p>
          </table:table-cell>
          <table:table-cell office:value-type="float" office:value="7892.8821715068007" table:style-name="ce206">
            <text:p>7,893</text:p>
          </table:table-cell>
          <table:table-cell office:value-type="float" office:value="7372.7881473335992" table:style-name="ce206">
            <text:p>7,373</text:p>
          </table:table-cell>
          <table:table-cell office:value-type="float" office:value="7303.7475074763579" table:style-name="ce206">
            <text:p>7,304</text:p>
          </table:table-cell>
          <table:table-cell office:value-type="float" office:value="8038.4051816123201" table:style-name="ce206">
            <text:p>8,038</text:p>
          </table:table-cell>
          <table:table-cell office:value-type="float" office:value="7839.8980836285673" table:style-name="ce206">
            <text:p>7,840</text:p>
          </table:table-cell>
          <table:table-cell office:value-type="float" office:value="7279.0440952947292" table:style-name="ce206">
            <text:p>7,279</text:p>
          </table:table-cell>
          <table:table-cell office:value-type="float" office:value="7941.1121941943484" table:style-name="ce206">
            <text:p>7,941</text:p>
          </table:table-cell>
          <table:table-cell office:value-type="float" office:value="7119.6552958312604" table:style-name="ce206">
            <text:p>7,120</text:p>
          </table:table-cell>
          <table:table-cell office:value-type="float" office:value="8267.9906289103656" table:style-name="ce206">
            <text:p>8,268</text:p>
          </table:table-cell>
          <table:table-cell office:value-type="float" office:value="8288.3309762973458" table:style-name="ce206">
            <text:p>8,288</text:p>
          </table:table-cell>
          <table:table-cell office:value-type="float" office:value="7355.2315705679603" table:style-name="ce206">
            <text:p>7,355</text:p>
          </table:table-cell>
          <table:table-cell office:value-type="float" office:value="7670.7932337607162" table:style-name="ce206">
            <text:p>7,671</text:p>
          </table:table-cell>
          <table:table-cell office:value-type="float" office:value="7006.3841487544541" table:style-name="ce206">
            <text:p>7,006</text:p>
          </table:table-cell>
          <table:table-cell office:value-type="float" office:value="6936.0455382129758" table:style-name="ce206">
            <text:p>6,936</text:p>
          </table:table-cell>
          <table:table-cell office:value-type="float" office:value="6814.6399982665434" table:style-name="ce206">
            <text:p>6,815</text:p>
          </table:table-cell>
          <table:table-cell office:value-type="float" office:value="7567.5334519774033" table:style-name="ce206">
            <text:p>7,568</text:p>
          </table:table-cell>
          <table:table-cell office:value-type="float" office:value="7608.9912316463269" table:style-name="ce206">
            <text:p>7,609</text:p>
          </table:table-cell>
          <table:table-cell office:value-type="string" table:style-name="ce206">
            <text:p><text:s/>7 129</text:p>
          </table:table-cell>
          <table:table-cell office:value-type="float" office:value="7717.5926324647426" table:style-name="ce206">
            <text:p>7,718</text:p>
          </table:table-cell>
          <table:table-cell office:value-type="float" office:value="6336.536395684825" table:style-name="ce206">
            <text:p>6,337</text:p>
          </table:table-cell>
          <table:table-cell office:value-type="float" office:value="8123.546662676401" table:style-name="ce206">
            <text:p>8,124</text:p>
          </table:table-cell>
          <table:table-cell office:value-type="float" office:value="7602.6916717744671" table:style-name="ce206">
            <text:p>7,603</text:p>
          </table:table-cell>
          <table:table-cell table:style-name="ce211"/>
          <table:table-cell table:number-columns-repeated="16337"/>
        </table:table-row>
        <table:table-row table:style-name="ro3">
          <table:table-cell table:style-name="ce78"/>
          <table:table-cell office:value-type="string" table:style-name="ce78">
            <text:p>Change in stocks</text:p>
          </table:table-cell>
          <table:table-cell table:number-columns-repeated="2"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368.82499999999936" table:style-name="ce205">
            <text:p>- <text:s/>369</text:p>
          </table:table-cell>
          <table:table-cell office:value-type="float" office:value="-284.36739999999827" table:style-name="ce205">
            <text:p>- <text:s/>284</text:p>
          </table:table-cell>
          <table:table-cell office:value-type="float" office:value="209.86339999999791" table:style-name="ce205">
            <text:p><text:s text:c="2"/>210</text:p>
          </table:table-cell>
          <table:table-cell office:value-type="float" office:value="123.78700000000208" table:style-name="ce205">
            <text:p><text:s text:c="2"/>124</text:p>
          </table:table-cell>
          <table:table-cell office:value-type="float" office:value="-397.02300000000196" table:style-name="ce205">
            <text:p>- <text:s/>397</text:p>
          </table:table-cell>
          <table:table-cell office:value-type="float" office:value="103.74900000000071" table:style-name="ce205">
            <text:p><text:s text:c="2"/>104</text:p>
          </table:table-cell>
          <table:table-cell office:value-type="float" office:value="8.4039999999995416" table:style-name="ce205">
            <text:p><text:s text:c="2"/>8</text:p>
          </table:table-cell>
          <table:table-cell office:value-type="float" office:value="678.29200000000219" table:style-name="ce205">
            <text:p><text:s text:c="2"/>678</text:p>
          </table:table-cell>
          <table:table-cell office:value-type="float" office:value="-395.10940000000301" table:style-name="ce205">
            <text:p>- <text:s/>395</text:p>
          </table:table-cell>
          <table:table-cell office:value-type="float" office:value="-462.08759999999938" table:style-name="ce205">
            <text:p>- <text:s/>462</text:p>
          </table:table-cell>
          <table:table-cell office:value-type="float" office:value="248.49442535150911" table:style-name="ce205">
            <text:p><text:s text:c="2"/>248</text:p>
          </table:table-cell>
          <table:table-cell office:value-type="float" office:value="376.96055754161625" table:style-name="ce205">
            <text:p><text:s text:c="2"/>377</text:p>
          </table:table-cell>
          <table:table-cell office:value-type="float" office:value="-98.475583895561613" table:style-name="ce205">
            <text:p>- <text:s/>98</text:p>
          </table:table-cell>
          <table:table-cell office:value-type="float" office:value="-346.91736683552926" table:style-name="ce205">
            <text:p>- <text:s/>347</text:p>
          </table:table-cell>
          <table:table-cell office:value-type="float" office:value="356.42082330091353" table:style-name="ce205">
            <text:p><text:s text:c="2"/>356</text:p>
          </table:table-cell>
          <table:table-cell office:value-type="float" office:value="-686.14951541619848" table:style-name="ce205">
            <text:p>- <text:s/>686</text:p>
          </table:table-cell>
          <table:table-cell office:value-type="float" office:value="468.24659619512704" table:style-name="ce205">
            <text:p><text:s text:c="2"/>468</text:p>
          </table:table-cell>
          <table:table-cell office:value-type="float" office:value="-122.41690561354881" table:style-name="ce205">
            <text:p>- <text:s/>122</text:p>
          </table:table-cell>
          <table:table-cell office:value-type="float" office:value="-486.26834284693996" table:style-name="ce205">
            <text:p>- <text:s/>486</text:p>
          </table:table-cell>
          <table:table-cell office:value-type="float" office:value="67.858769238541299" table:style-name="ce205">
            <text:p><text:s text:c="2"/>68</text:p>
          </table:table-cell>
          <table:table-cell office:value-type="float" office:value="-88.767481700564531" table:style-name="ce205">
            <text:p>- <text:s/>89</text:p>
          </table:table-cell>
          <table:table-cell office:value-type="float" office:value="-409.37600282022458" table:style-name="ce205">
            <text:p>- <text:s/>409</text:p>
          </table:table-cell>
          <table:table-cell office:value-type="float" office:value="-265.65127481888931" table:style-name="ce205">
            <text:p>- <text:s/>266</text:p>
          </table:table-cell>
          <table:table-cell office:value-type="float" office:value="435.26180848296372" table:style-name="ce205">
            <text:p><text:s text:c="2"/>435</text:p>
          </table:table-cell>
          <table:table-cell office:value-type="float" office:value="404.15566894233871" table:style-name="ce205">
            <text:p><text:s text:c="2"/>404</text:p>
          </table:table-cell>
          <table:table-cell office:value-type="float" office:value="-387" table:style-name="ce205">
            <text:p>- <text:s/>387</text:p>
          </table:table-cell>
          <table:table-cell office:value-type="float" office:value="111" table:style-name="ce205">
            <text:p><text:s text:c="2"/>111</text:p>
          </table:table-cell>
          <table:table-cell office:value-type="float" office:value="-532" table:style-name="ce205">
            <text:p>- <text:s/>532</text:p>
          </table:table-cell>
          <table:table-cell office:value-type="float" office:value="392" table:style-name="ce205">
            <text:p><text:s text:c="2"/>392</text:p>
          </table:table-cell>
          <table:table-cell office:value-type="float" office:value="328.22319418048846" table:style-name="ce221">
            <text:p>328</text:p>
          </table:table-cell>
          <table:table-cell table:style-name="ce211"/>
          <table:table-cell table:number-columns-repeated="16337"/>
        </table:table-row>
        <table:table-row table:style-name="ro3">
          <table:table-cell table:style-name="ce179"/>
          <table:table-cell office:value-type="string" table:style-name="ce187">
            <text:p>Production as % of total new supply for use in the UK</text:p>
          </table:table-cell>
          <table:table-cell table:number-columns-repeated="2" table:style-name="ce179"/>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percentage" office:value="0.92914846136027651" table:style-name="ce199">
            <text:p>93%</text:p>
          </table:table-cell>
          <table:table-cell office:value-type="percentage" office:value="0.90981342035182367" table:style-name="ce199">
            <text:p>91%</text:p>
          </table:table-cell>
          <table:table-cell office:value-type="percentage" office:value="0.89692168775875947" table:style-name="ce199">
            <text:p>90%</text:p>
          </table:table-cell>
          <table:table-cell office:value-type="percentage" office:value="0.89596030897892165" table:style-name="ce199">
            <text:p>90%</text:p>
          </table:table-cell>
          <table:table-cell office:value-type="percentage" office:value="0.88219745699008156" table:style-name="ce199">
            <text:p>88%</text:p>
          </table:table-cell>
          <table:table-cell office:value-type="percentage" office:value="0.89914636400629755" table:style-name="ce199">
            <text:p>90%</text:p>
          </table:table-cell>
          <table:table-cell office:value-type="percentage" office:value="0.89971155950933845" table:style-name="ce199">
            <text:p>90%</text:p>
          </table:table-cell>
          <table:table-cell office:value-type="percentage" office:value="0.91352689295937661" table:style-name="ce199">
            <text:p>91%</text:p>
          </table:table-cell>
          <table:table-cell office:value-type="percentage" office:value="0.89605064637074527" table:style-name="ce199">
            <text:p>90%</text:p>
          </table:table-cell>
          <table:table-cell office:value-type="percentage" office:value="0.88736844848538865" table:style-name="ce199">
            <text:p>89%</text:p>
          </table:table-cell>
          <table:table-cell office:value-type="percentage" office:value="0.87687388582973014" table:style-name="ce199">
            <text:p>88%</text:p>
          </table:table-cell>
          <table:table-cell office:value-type="percentage" office:value="0.89922013467728301" table:style-name="ce199">
            <text:p>90%</text:p>
          </table:table-cell>
          <table:table-cell office:value-type="percentage" office:value="0.90925047442717821" table:style-name="ce199">
            <text:p>91%</text:p>
          </table:table-cell>
          <table:table-cell office:value-type="percentage" office:value="0.88225741799685764" table:style-name="ce199">
            <text:p>88%</text:p>
          </table:table-cell>
          <table:table-cell office:value-type="percentage" office:value="0.89797309727135199" table:style-name="ce199">
            <text:p>90%</text:p>
          </table:table-cell>
          <table:table-cell office:value-type="percentage" office:value="0.86773403823600248" table:style-name="ce199">
            <text:p>87%</text:p>
          </table:table-cell>
          <table:table-cell office:value-type="percentage" office:value="0.80718932949244782" table:style-name="ce199">
            <text:p>81%</text:p>
          </table:table-cell>
          <table:table-cell office:value-type="percentage" office:value="0.83499203517469645" table:style-name="ce199">
            <text:p>83%</text:p>
          </table:table-cell>
          <table:table-cell office:value-type="percentage" office:value="0.823645340813138" table:style-name="ce199">
            <text:p>82%</text:p>
          </table:table-cell>
          <table:table-cell office:value-type="percentage" office:value="0.81423452366426885" table:style-name="ce199">
            <text:p>81%</text:p>
          </table:table-cell>
          <table:table-cell office:value-type="percentage" office:value="0.85338137838842754" table:style-name="ce199">
            <text:p>85%</text:p>
          </table:table-cell>
          <table:table-cell office:value-type="percentage" office:value="0.87662208262081609" table:style-name="ce199">
            <text:p>88%</text:p>
          </table:table-cell>
          <table:table-cell office:value-type="percentage" office:value="0.82288230597362788" table:style-name="ce199">
            <text:p>82%</text:p>
          </table:table-cell>
          <table:table-cell office:value-type="percentage" office:value="0.82045000000000001" table:style-name="ce199">
            <text:p>82%</text:p>
          </table:table-cell>
          <table:table-cell office:value-type="percentage" office:value="0.84052980316847337" table:style-name="ce199">
            <text:p>84%</text:p>
          </table:table-cell>
          <table:table-cell office:value-type="percentage" office:value="0.85" table:style-name="ce199">
            <text:p>85%</text:p>
          </table:table-cell>
          <table:table-cell office:value-type="percentage" office:value="0.81765295508340896" table:style-name="ce228">
            <text:p>82%</text:p>
          </table:table-cell>
          <table:table-cell office:value-type="percentage" office:value="0.73510137971540979" table:style-name="ce228">
            <text:p>74%</text:p>
          </table:table-cell>
          <table:table-cell office:value-type="percentage" office:value="0.72658803268716132" table:style-name="ce228">
            <text:p>73%</text:p>
          </table:table-cell>
          <table:table-cell office:value-type="percentage" office:value="0.77749917897102094" table:style-name="ce228">
            <text:p>78%</text:p>
          </table:table-cell>
          <table:table-cell table:style-name="ce211"/>
          <table:table-cell table:number-columns-repeated="16337"/>
        </table:table-row>
        <table:table-row table:style-name="ro3">
          <table:table-cell table:number-columns-repeated="4" table:style-name="ce78"/>
          <table:table-cell table:style-name="ce190"/>
          <table:table-cell table:number-columns-repeated="3" table:style-name="ce234"/>
          <table:table-cell table:number-columns-repeated="19" table:style-name="ce78"/>
          <table:table-cell table:style-name="ce176"/>
          <table:table-cell table:number-columns-repeated="16356" table:style-name="ce78"/>
        </table:table-row>
        <table:table-row table:style-name="ro3">
          <table:table-cell office:value-type="string" table:style-name="ce2">
            <text:p>- means 'nil' or 'negligible' (less than half the last digit shown).</text:p>
          </table:table-cell>
          <table:table-cell table:number-columns-repeated="3" table:style-name="ce78"/>
          <table:table-cell table:style-name="ce190"/>
          <table:table-cell table:number-columns-repeated="3" table:style-name="ce234"/>
          <table:table-cell table:number-columns-repeated="19" table:style-name="ce78"/>
          <table:table-cell table:style-name="ce176"/>
          <table:table-cell table:number-columns-repeated="16356" table:style-name="ce78"/>
        </table:table-row>
        <table:table-row table:style-name="ro3">
          <table:table-cell office:value-type="string" table:style-name="ce2">
            <text:p>. . means 'not available' or 'not applicable'.</text:p>
          </table:table-cell>
          <table:table-cell table:number-columns-repeated="3" table:style-name="ce78"/>
          <table:table-cell table:style-name="ce190"/>
          <table:table-cell table:number-columns-repeated="3" table:style-name="ce234"/>
          <table:table-cell table:number-columns-repeated="19" table:style-name="ce78"/>
          <table:table-cell table:style-name="ce176"/>
          <table:table-cell table:number-columns-repeated="16356" table:style-name="ce78"/>
        </table:table-row>
        <table:table-row table:style-name="ro3">
          <table:table-cell office:value-type="string" table:style-name="ce2">
            <text:p>(a)</text:p>
          </table:table-cell>
          <table:table-cell office:value-type="string" table:style-name="ce78">
            <text:p>Following a review of methodology in 2017, figures have been revised back to 2011. <text:s/>Historical data based on old methodology can be found in table 7.11b.<text:s text:c="2"/></text:p>
          </table:table-cell>
          <table:table-cell table:number-columns-repeated="2" table:style-name="ce78"/>
          <table:table-cell table:style-name="ce190"/>
          <table:table-cell table:number-columns-repeated="3" table:style-name="ce234"/>
          <table:table-cell table:number-columns-repeated="19" table:style-name="ce78"/>
          <table:table-cell table:style-name="ce176"/>
          <table:table-cell table:number-columns-repeated="16356" table:style-name="ce78"/>
        </table:table-row>
        <table:table-row table:style-name="ro3">
          <table:table-cell table:number-columns-repeated="4" table:style-name="ce78"/>
          <table:table-cell table:style-name="ce190"/>
          <table:table-cell table:number-columns-repeated="3" table:style-name="ce234"/>
          <table:table-cell table:number-columns-repeated="19" table:style-name="ce78"/>
          <table:table-cell table:style-name="ce176"/>
          <table:table-cell table:number-columns-repeated="16356" table:style-name="ce78"/>
        </table:table-row>
        <table:table-row table:style-name="ro3">
          <table:table-cell office:value-type="string" table:style-name="ce2">
            <text:p>© Crown copyright, 2021</text:p>
          </table:table-cell>
          <table:table-cell table:number-columns-repeated="3" table:style-name="ce2"/>
          <table:table-cell table:style-name="ce190"/>
          <table:table-cell table:number-columns-repeated="3" table:style-name="ce234"/>
          <table:table-cell table:number-columns-repeated="19" table:style-name="ce78"/>
          <table:table-cell table:style-name="ce176"/>
          <table:table-cell table:number-columns-repeated="16356" table:style-name="ce78"/>
        </table:table-row>
        <table:table-row table:style-name="ro3">
          <table:table-cell table:style-name="ce2"/>
          <table:table-cell table:number-columns-repeated="3" table:style-name="ce78"/>
          <table:table-cell table:style-name="ce190"/>
          <table:table-cell table:number-columns-repeated="3" table:style-name="ce234"/>
          <table:table-cell table:number-columns-repeated="19" table:style-name="ce78"/>
          <table:table-cell table:style-name="ce176"/>
          <table:table-cell table:number-columns-repeated="16356" table:style-name="ce78"/>
        </table:table-row>
        <table:table-row table:number-rows-repeated="2" table:style-name="ro3">
          <table:table-cell table:number-columns-repeated="4" table:style-name="ce78"/>
          <table:table-cell table:style-name="ce190"/>
          <table:table-cell table:number-columns-repeated="3" table:style-name="ce234"/>
          <table:table-cell table:number-columns-repeated="19" table:style-name="ce78"/>
          <table:table-cell table:style-name="ce176"/>
          <table:table-cell table:number-columns-repeated="16356" table:style-name="ce78"/>
        </table:table-row>
        <table:table-row table:style-name="ro3">
          <table:table-cell table:number-columns-repeated="27" table:style-name="ce78"/>
          <table:table-cell table:style-name="ce176"/>
          <table:table-cell table:number-columns-repeated="16356" table:style-name="ce78"/>
        </table:table-row>
        <table:table-row table:number-rows-repeated="4" table:style-name="ro3">
          <table:table-cell table:number-columns-repeated="27" table:style-name="ce78"/>
          <table:table-cell table:number-columns-repeated="16357"/>
        </table:table-row>
        <table:table-row table:style-name="ro3">
          <table:table-cell office:value-type="string" table:style-name="ce78">
            <text:p>© Crown copyright, 2021</text:p>
          </table:table-cell>
          <table:table-cell table:number-columns-repeated="16383"/>
        </table:table-row>
        <table:table-row table:number-rows-repeated="11" table:style-name="ro3">
          <table:table-cell table:number-columns-repeated="27" table:style-name="ce78"/>
          <table:table-cell table:number-columns-repeated="16357"/>
        </table:table-row>
        <table:table-row table:number-rows-repeated="816" table:style-name="ro3">
          <table:table-cell table:number-columns-repeated="16384"/>
        </table:table-row>
        <table:table-row table:number-rows-repeated="1047648" table:style-name="ro5">
          <table:table-cell table:number-columns-repeated="16384"/>
        </table:table-row>
      </table:table>
      <table:table table:name="Fresh_fruit_(Table_7_12)" table:style-name="ta1">
        <table:table-column table:style-name="co1" table:number-columns-repeated="2" table:default-cell-style-name="ce78"/>
        <table:table-column table:style-name="co2" table:default-cell-style-name="ce78"/>
        <table:table-column table:style-name="co40" table:default-cell-style-name="ce78"/>
        <table:table-column table:style-name="co4" table:number-columns-repeated="11" table:default-cell-style-name="ce78"/>
        <table:table-column table:style-name="co41" table:default-cell-style-name="ce78"/>
        <table:table-column table:style-name="co42" table:default-cell-style-name="ce78"/>
        <table:table-column table:style-name="co4" table:number-columns-repeated="24" table:default-cell-style-name="ce78"/>
        <table:table-column table:style-name="co14" table:number-columns-repeated="16343" table:default-cell-style-name="ce78"/>
        <table:table-row table:style-name="ro3">
          <table:table-cell office:value-type="string" table:style-name="ce2">
            <text:p>Date of update: 22 July 2021</text:p>
          </table:table-cell>
          <table:table-cell table:style-name="ce2"/>
          <table:table-cell table:style-name="ce3"/>
          <table:table-cell table:style-name="ce4"/>
          <table:table-cell table:number-columns-repeated="16380" table:style-name="ce2"/>
        </table:table-row>
        <table:table-row table:style-name="ro3">
          <table:table-cell office:value-type="string" table:style-name="ce2">
            <text:p>Next update: June 2022</text:p>
          </table:table-cell>
          <table:table-cell table:style-name="ce2"/>
          <table:table-cell table:style-name="ce3"/>
          <table:table-cell table:style-name="ce4"/>
          <table:table-cell table:number-columns-repeated="16380" table:style-name="ce2"/>
        </table:table-row>
        <table:table-row table:style-name="ro3">
          <table:table-cell table:number-columns-repeated="2" table:style-name="ce2"/>
          <table:table-cell table:style-name="ce3"/>
          <table:table-cell table:style-name="ce6"/>
          <table:table-cell table:number-columns-repeated="16380" table:style-name="ce2"/>
        </table:table-row>
        <table:table-row table:style-name="ro3">
          <table:table-cell office:value-type="string" table:style-name="ce171">
            <text:p>Table 7.12a Fresh fruit; production, value, supply and use; United Kingdom</text:p>
          </table:table-cell>
          <table:table-cell table:number-columns-repeated="36" table:style-name="ce172"/>
          <table:table-cell table:number-columns-repeated="4" table:style-name="ce175"/>
          <table:table-cell table:number-columns-repeated="16343" table:style-name="ce172"/>
        </table:table-row>
        <table:table-row table:style-name="ro3">
          <table:table-cell table:style-name="ce171"/>
          <table:table-cell table:number-columns-repeated="36" table:style-name="ce172"/>
          <table:table-cell table:number-columns-repeated="4" table:style-name="ce175"/>
          <table:table-cell table:number-columns-repeated="16343" table:style-name="ce172"/>
        </table:table-row>
        <table:table-row table:style-name="ro3">
          <table:table-cell office:value-type="string" table:style-name="ce78">
            <text:p>Enquiries: Lisa Brown on +44 (0) 20 802 66340</text:p>
          </table:table-cell>
          <table:table-cell table:number-columns-repeated="3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10" table:style-name="ce78"/>
          <table:table-cell table:number-columns-repeated="2" table:style-name="ce143"/>
          <table:table-cell table:number-columns-repeated="2" table:style-name="ce8"/>
          <table:table-cell office:value-type="string" table:style-name="ce3">
            <text:p>email: Crops-statistics@defra.gov.uk</text:p>
          </table:table-cell>
          <table:table-cell table:number-columns-repeated="22"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78">
            <text:p>Thousand tonnes (unless otherwise specified)</text:p>
          </table:table-cell>
          <table:table-cell table:number-columns-repeated="3" table:style-name="ce78"/>
          <table:table-cell table:number-columns-repeated="11" table:style-name="ce2"/>
          <table:table-cell table:number-columns-repeated="2" table:style-name="ce11"/>
          <table:table-cell table:number-columns-repeated="20"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4" table:style-name="ce201"/>
          <table:table-cell office:value-type="float" office:value="2010" table:style-name="ce153">
            <text:p>2010</text:p>
          </table:table-cell>
          <table:table-cell office:value-type="float" office:value="2011" table:style-name="ce153">
            <text:p>2011</text:p>
          </table:table-cell>
          <table:table-cell office:value-type="float" office:value="2012" table:style-name="ce153">
            <text:p>2012</text:p>
          </table:table-cell>
          <table:table-cell office:value-type="float" office:value="2013" table:style-name="ce153">
            <text:p>2013</text:p>
          </table:table-cell>
          <table:table-cell office:value-type="float" office:value="2014" table:style-name="ce153">
            <text:p>2014</text:p>
          </table:table-cell>
          <table:table-cell office:value-type="float" office:value="2015" table:style-name="ce153">
            <text:p>2015</text:p>
          </table:table-cell>
          <table:table-cell office:value-type="float" office:value="2016" table:style-name="ce153">
            <text:p>2016</text:p>
          </table:table-cell>
          <table:table-cell office:value-type="float" office:value="2017" table:style-name="ce153">
            <text:p>2017</text:p>
          </table:table-cell>
          <table:table-cell office:value-type="float" office:value="2018" table:style-name="ce153">
            <text:p>2018</text:p>
          </table:table-cell>
          <table:table-cell office:value-type="float" office:value="2019" table:style-name="ce153">
            <text:p>2019</text:p>
          </table:table-cell>
          <table:table-cell office:value-type="float" office:value="2020" table:style-name="ce153">
            <text:p>2020</text:p>
          </table:table-cell>
          <table:table-cell table:number-columns-repeated="2" table:style-name="ce11"/>
          <table:table-cell table:number-columns-repeated="20"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4" table:style-name="ce187"/>
          <table:table-cell table:number-columns-repeated="6" table:style-name="ce44"/>
          <table:table-cell table:number-columns-repeated="4" table:style-name="ce43"/>
          <table:table-cell office:value-type="string" table:style-name="ce43">
            <text:p>(provisional)</text:p>
          </table:table-cell>
          <table:table-cell table:number-columns-repeated="22"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172">
            <text:p>Production</text:p>
          </table:table-cell>
          <table:table-cell table:number-columns-repeated="3" table:style-name="ce78"/>
          <table:table-cell table:number-columns-repeated="7" table:style-name="ce41"/>
          <table:table-cell table:number-columns-repeated="2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style-name="ce78"/>
          <table:table-cell office:value-type="string" table:style-name="ce172">
            <text:p>Area (thousand hectares):</text:p>
          </table:table-cell>
          <table:table-cell table:number-columns-repeated="2" table:style-name="ce78"/>
          <table:table-cell office:value-type="float" office:value="34.324599999999997" table:style-name="ce205">
            <text:p><text:s text:c="2"/>34</text:p>
          </table:table-cell>
          <table:table-cell office:value-type="float" office:value="33.394300000000001" table:style-name="ce205">
            <text:p><text:s text:c="2"/>33</text:p>
          </table:table-cell>
          <table:table-cell office:value-type="float" office:value="33.518699999999995" table:style-name="ce205">
            <text:p><text:s text:c="2"/>34</text:p>
          </table:table-cell>
          <table:table-cell office:value-type="float" office:value="32.977969999999999" table:style-name="ce205">
            <text:p><text:s text:c="2"/>33</text:p>
          </table:table-cell>
          <table:table-cell office:value-type="float" office:value="32.812579999999997" table:style-name="ce205">
            <text:p><text:s text:c="2"/>33</text:p>
          </table:table-cell>
          <table:table-cell office:value-type="float" office:value="35.838599999999992" table:style-name="ce205">
            <text:p><text:s text:c="2"/>36</text:p>
          </table:table-cell>
          <table:table-cell office:value-type="float" office:value="35.134330000000006" table:style-name="ce205">
            <text:p><text:s text:c="2"/>35</text:p>
          </table:table-cell>
          <table:table-cell office:value-type="float" office:value="35.195129999999999" table:style-name="ce205">
            <text:p><text:s text:c="2"/>35</text:p>
          </table:table-cell>
          <table:table-cell office:value-type="float" office:value="34.492789999999999" table:style-name="ce205">
            <text:p><text:s text:c="2"/>34</text:p>
          </table:table-cell>
          <table:table-cell office:value-type="float" office:value="34.592140000000001" table:style-name="ce205">
            <text:p><text:s text:c="2"/>35</text:p>
          </table:table-cell>
          <table:table-cell office:value-type="float" office:value="33.63879" table:style-name="ce205">
            <text:p><text:s text:c="2"/>34</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2" table:style-name="ce78"/>
          <table:table-cell office:value-type="string" table:style-name="ce78">
            <text:p>of which:</text:p>
          </table:table-cell>
          <table:table-cell office:value-type="string" table:style-name="ce78">
            <text:p>Orchard fruit (a)</text:p>
          </table:table-cell>
          <table:table-cell office:value-type="float" office:value="23.959499999999998" table:style-name="ce205">
            <text:p><text:s text:c="2"/>24</text:p>
          </table:table-cell>
          <table:table-cell office:value-type="float" office:value="23.6648" table:style-name="ce205">
            <text:p><text:s text:c="2"/>24</text:p>
          </table:table-cell>
          <table:table-cell office:value-type="float" office:value="24.184999999999995" table:style-name="ce205">
            <text:p><text:s text:c="2"/>24</text:p>
          </table:table-cell>
          <table:table-cell office:value-type="float" office:value="23.397989999999997" table:style-name="ce205">
            <text:p><text:s text:c="2"/>23</text:p>
          </table:table-cell>
          <table:table-cell office:value-type="float" office:value="23.43704" table:style-name="ce205">
            <text:p><text:s text:c="2"/>23</text:p>
          </table:table-cell>
          <table:table-cell office:value-type="float" office:value="25.887199999999993" table:style-name="ce205">
            <text:p><text:s text:c="2"/>26</text:p>
          </table:table-cell>
          <table:table-cell office:value-type="float" office:value="25.143600000000003" table:style-name="ce205">
            <text:p><text:s text:c="2"/>25</text:p>
          </table:table-cell>
          <table:table-cell office:value-type="float" office:value="24.448619999999998" table:style-name="ce205">
            <text:p><text:s text:c="2"/>24</text:p>
          </table:table-cell>
          <table:table-cell office:value-type="float" office:value="23.930330000000001" table:style-name="ce205">
            <text:p><text:s text:c="2"/>24</text:p>
          </table:table-cell>
          <table:table-cell office:value-type="float" office:value="23.639189999999999" table:style-name="ce205">
            <text:p><text:s text:c="2"/>24</text:p>
          </table:table-cell>
          <table:table-cell office:value-type="float" office:value="23.090230000000002" table:style-name="ce205">
            <text:p><text:s text:c="2"/>23</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78"/>
          <table:table-cell office:value-type="string" table:style-name="ce78">
            <text:p>Soft fruit</text:p>
          </table:table-cell>
          <table:table-cell office:value-type="float" office:value="10.3651" table:style-name="ce205">
            <text:p><text:s text:c="2"/>10</text:p>
          </table:table-cell>
          <table:table-cell office:value-type="float" office:value="9.7294999999999998" table:style-name="ce205">
            <text:p><text:s text:c="2"/>10</text:p>
          </table:table-cell>
          <table:table-cell office:value-type="float" office:value="9.3337000000000003" table:style-name="ce205">
            <text:p><text:s text:c="2"/>9</text:p>
          </table:table-cell>
          <table:table-cell office:value-type="float" office:value="9.5799800000000008" table:style-name="ce205">
            <text:p><text:s text:c="2"/>10</text:p>
          </table:table-cell>
          <table:table-cell office:value-type="float" office:value="9.3755400000000009" table:style-name="ce205">
            <text:p><text:s text:c="2"/>9</text:p>
          </table:table-cell>
          <table:table-cell office:value-type="float" office:value="9.9514000000000014" table:style-name="ce205">
            <text:p><text:s text:c="2"/>10</text:p>
          </table:table-cell>
          <table:table-cell office:value-type="float" office:value="9.9907299999999992" table:style-name="ce205">
            <text:p><text:s text:c="2"/>10</text:p>
          </table:table-cell>
          <table:table-cell office:value-type="float" office:value="10.746510000000001" table:style-name="ce205">
            <text:p><text:s text:c="2"/>11</text:p>
          </table:table-cell>
          <table:table-cell office:value-type="float" office:value="10.56246" table:style-name="ce205">
            <text:p><text:s text:c="2"/>11</text:p>
          </table:table-cell>
          <table:table-cell office:value-type="float" office:value="10.952950000000001" table:style-name="ce205">
            <text:p><text:s text:c="2"/>11</text:p>
          </table:table-cell>
          <table:table-cell office:value-type="float" office:value="10.54856" table:style-name="ce205">
            <text:p><text:s text:c="2"/>11</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style-name="ce179"/>
          <table:table-cell office:value-type="string" table:style-name="ce179">
            <text:p>End year stocks (b)</text:p>
          </table:table-cell>
          <table:table-cell table:number-columns-repeated="2" table:style-name="ce179"/>
          <table:table-cell office:value-type="float" office:value="65.694288188932987" table:style-name="ce209">
            <text:p><text:s text:c="2"/>66</text:p>
          </table:table-cell>
          <table:table-cell office:value-type="float" office:value="63.512049997863599" table:style-name="ce209">
            <text:p><text:s text:c="2"/>64</text:p>
          </table:table-cell>
          <table:table-cell office:value-type="float" office:value="58.063983375370597" table:style-name="ce209">
            <text:p><text:s text:c="2"/>58</text:p>
          </table:table-cell>
          <table:table-cell office:value-type="float" office:value="80.005169071967572" table:style-name="ce209">
            <text:p><text:s text:c="2"/>80</text:p>
          </table:table-cell>
          <table:table-cell office:value-type="float" office:value="70.648967623717184" table:style-name="ce209">
            <text:p><text:s text:c="2"/>71</text:p>
          </table:table-cell>
          <table:table-cell office:value-type="float" office:value="71.221472867333247" table:style-name="ce209">
            <text:p><text:s text:c="2"/>71</text:p>
          </table:table-cell>
          <table:table-cell office:value-type="float" office:value="67.649092800000005" table:style-name="ce209">
            <text:p><text:s text:c="2"/>68</text:p>
          </table:table-cell>
          <table:table-cell office:value-type="float" office:value="56.687229999999992" table:style-name="ce209">
            <text:p><text:s text:c="2"/>57</text:p>
          </table:table-cell>
          <table:table-cell office:value-type="float" office:value="83.677117499999994" table:style-name="ce209">
            <text:p><text:s text:c="2"/>84</text:p>
          </table:table-cell>
          <table:table-cell office:value-type="float" office:value="64.522698999999989" table:style-name="ce209">
            <text:p><text:s text:c="2"/>65</text:p>
          </table:table-cell>
          <table:table-cell office:value-type="float" office:value="61.026110399999993" table:style-name="ce209">
            <text:p><text:s text:c="2"/>61</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172">
            <text:p>Value of production (£ million) (c) (e):</text:p>
          </table:table-cell>
          <table:table-cell table:number-columns-repeated="3" table:style-name="ce172"/>
          <table:table-cell office:value-type="float" office:value="578.46372413217432" table:style-name="ce205">
            <text:p><text:s text:c="2"/>578</text:p>
          </table:table-cell>
          <table:table-cell office:value-type="float" office:value="598.38535780372547" table:style-name="ce205">
            <text:p><text:s text:c="2"/>598</text:p>
          </table:table-cell>
          <table:table-cell office:value-type="float" office:value="570.19536747471216" table:style-name="ce205">
            <text:p><text:s text:c="2"/>570</text:p>
          </table:table-cell>
          <table:table-cell office:value-type="float" office:value="593.07184041214123" table:style-name="ce205">
            <text:p><text:s text:c="2"/>593</text:p>
          </table:table-cell>
          <table:table-cell office:value-type="float" office:value="628.65330886324227" table:style-name="ce205">
            <text:p><text:s text:c="2"/>629</text:p>
          </table:table-cell>
          <table:table-cell office:value-type="float" office:value="695.23441303742902" table:style-name="ce205">
            <text:p><text:s text:c="2"/>695</text:p>
          </table:table-cell>
          <table:table-cell office:value-type="float" office:value="698.76001706094735" table:style-name="ce205">
            <text:p><text:s text:c="2"/>699</text:p>
          </table:table-cell>
          <table:table-cell office:value-type="float" office:value="745.87499227123783" table:style-name="ce205">
            <text:p><text:s text:c="2"/>746</text:p>
          </table:table-cell>
          <table:table-cell office:value-type="float" office:value="804.51467477303345" table:style-name="ce205">
            <text:p><text:s text:c="2"/>805</text:p>
          </table:table-cell>
          <table:table-cell office:value-type="float" office:value="903.0566103356457" table:style-name="ce205">
            <text:p><text:s text:c="2"/>903</text:p>
          </table:table-cell>
          <table:table-cell office:value-type="float" office:value="1044.5859274459071" table:style-name="ce205">
            <text:p><text:s/>1 045</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2" table:style-name="ce78"/>
          <table:table-cell office:value-type="string" table:style-name="ce78">
            <text:p>of which:</text:p>
          </table:table-cell>
          <table:table-cell office:value-type="string" table:style-name="ce78">
            <text:p>Orchard fruit</text:p>
          </table:table-cell>
          <table:table-cell office:value-type="float" office:value="143.91221001925649" table:style-name="ce205">
            <text:p><text:s text:c="2"/>144</text:p>
          </table:table-cell>
          <table:table-cell office:value-type="float" office:value="153.28221585255943" table:style-name="ce205">
            <text:p><text:s text:c="2"/>153</text:p>
          </table:table-cell>
          <table:table-cell office:value-type="float" office:value="153.75281536190425" table:style-name="ce205">
            <text:p><text:s text:c="2"/>154</text:p>
          </table:table-cell>
          <table:table-cell office:value-type="float" office:value="183.79425278041606" table:style-name="ce205">
            <text:p><text:s text:c="2"/>184</text:p>
          </table:table-cell>
          <table:table-cell office:value-type="float" office:value="179.77137750627236" table:style-name="ce205">
            <text:p><text:s text:c="2"/>180</text:p>
          </table:table-cell>
          <table:table-cell office:value-type="float" office:value="185.37156227109409" table:style-name="ce205">
            <text:p><text:s text:c="2"/>185</text:p>
          </table:table-cell>
          <table:table-cell office:value-type="float" office:value="203.51724612407509" table:style-name="ce205">
            <text:p><text:s text:c="2"/>204</text:p>
          </table:table-cell>
          <table:table-cell office:value-type="float" office:value="210.84220287855814" table:style-name="ce205">
            <text:p><text:s text:c="2"/>211</text:p>
          </table:table-cell>
          <table:table-cell office:value-type="float" office:value="238.42506317954687" table:style-name="ce205">
            <text:p><text:s text:c="2"/>238</text:p>
          </table:table-cell>
          <table:table-cell office:value-type="float" office:value="259.17539757317019" table:style-name="ce205">
            <text:p><text:s text:c="2"/>259</text:p>
          </table:table-cell>
          <table:table-cell office:value-type="float" office:value="320.68337553939438" table:style-name="ce205">
            <text:p><text:s text:c="2"/>321</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78"/>
          <table:table-cell office:value-type="string" table:style-name="ce78">
            <text:p>Soft fruit<text:s/></text:p>
          </table:table-cell>
          <table:table-cell office:value-type="float" office:value="434.55151411291774" table:style-name="ce205">
            <text:p><text:s text:c="2"/>435</text:p>
          </table:table-cell>
          <table:table-cell office:value-type="float" office:value="445.10314195116604" table:style-name="ce205">
            <text:p><text:s text:c="2"/>445</text:p>
          </table:table-cell>
          <table:table-cell office:value-type="float" office:value="416.4425521128079" table:style-name="ce205">
            <text:p><text:s text:c="2"/>416</text:p>
          </table:table-cell>
          <table:table-cell office:value-type="float" office:value="409.27758763172505" table:style-name="ce205">
            <text:p><text:s text:c="2"/>409</text:p>
          </table:table-cell>
          <table:table-cell office:value-type="float" office:value="448.8819313569698" table:style-name="ce205">
            <text:p><text:s text:c="2"/>449</text:p>
          </table:table-cell>
          <table:table-cell office:value-type="float" office:value="509.86285076633504" table:style-name="ce205">
            <text:p><text:s text:c="2"/>510</text:p>
          </table:table-cell>
          <table:table-cell office:value-type="float" office:value="495.24277093687209" table:style-name="ce205">
            <text:p><text:s text:c="2"/>495</text:p>
          </table:table-cell>
          <table:table-cell office:value-type="float" office:value="535.03278939267977" table:style-name="ce205">
            <text:p><text:s text:c="2"/>535</text:p>
          </table:table-cell>
          <table:table-cell office:value-type="float" office:value="566.08961159348655" table:style-name="ce205">
            <text:p><text:s text:c="2"/>566</text:p>
          </table:table-cell>
          <table:table-cell office:value-type="float" office:value="643.88121276247568" table:style-name="ce205">
            <text:p><text:s text:c="2"/>644</text:p>
          </table:table-cell>
          <table:table-cell office:value-type="float" office:value="723.90255190651283" table:style-name="ce205">
            <text:p><text:s text:c="2"/>724</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2" table:style-name="ce78"/>
          <table:table-cell office:value-type="string" table:style-name="ce78">
            <text:p>of which:</text:p>
          </table:table-cell>
          <table:table-cell office:value-type="string" table:style-name="ce78">
            <text:p>Sales</text:p>
          </table:table-cell>
          <table:table-cell office:value-type="float" office:value="580.35645806217781" table:style-name="ce205">
            <text:p><text:s text:c="2"/>580</text:p>
          </table:table-cell>
          <table:table-cell office:value-type="float" office:value="599.55657758734446" table:style-name="ce205">
            <text:p><text:s text:c="2"/>600</text:p>
          </table:table-cell>
          <table:table-cell office:value-type="float" office:value="574.09624208918126" table:style-name="ce205">
            <text:p><text:s text:c="2"/>574</text:p>
          </table:table-cell>
          <table:table-cell office:value-type="float" office:value="575.4769904274583" table:style-name="ce205">
            <text:p><text:s text:c="2"/>575</text:p>
          </table:table-cell>
          <table:table-cell office:value-type="float" office:value="634.32308078086055" table:style-name="ce205">
            <text:p><text:s text:c="2"/>634</text:p>
          </table:table-cell>
          <table:table-cell office:value-type="float" office:value="695.23441303742902" table:style-name="ce205">
            <text:p><text:s text:c="2"/>695</text:p>
          </table:table-cell>
          <table:table-cell office:value-type="float" office:value="700.64098019055723" table:style-name="ce205">
            <text:p><text:s text:c="2"/>701</text:p>
          </table:table-cell>
          <table:table-cell office:value-type="float" office:value="751.68756210072183" table:style-name="ce205">
            <text:p><text:s text:c="2"/>752</text:p>
          </table:table-cell>
          <table:table-cell office:value-type="float" office:value="787.5637370339216" table:style-name="ce205">
            <text:p><text:s text:c="2"/>788</text:p>
          </table:table-cell>
          <table:table-cell office:value-type="float" office:value="917.03125641143345" table:style-name="ce205">
            <text:p><text:s text:c="2"/>917</text:p>
          </table:table-cell>
          <table:table-cell office:value-type="float" office:value="1043.7398741384789" table:style-name="ce205">
            <text:p><text:s/>1 044</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78"/>
          <table:table-cell office:value-type="string" table:style-name="ce78">
            <text:p>Change in stocks (b)</text:p>
          </table:table-cell>
          <table:table-cell office:value-type="float" office:value="-1.8927339300034722" table:style-name="ce205">
            <text:p>- <text:s/>2</text:p>
          </table:table-cell>
          <table:table-cell office:value-type="float" office:value="-1.171219783619037" table:style-name="ce205">
            <text:p>- <text:s/>1</text:p>
          </table:table-cell>
          <table:table-cell office:value-type="float" office:value="-3.9008746144690587" table:style-name="ce205">
            <text:p>- <text:s/>4</text:p>
          </table:table-cell>
          <table:table-cell office:value-type="float" office:value="17.594849984682874" table:style-name="ce205">
            <text:p><text:s text:c="2"/>18</text:p>
          </table:table-cell>
          <table:table-cell office:value-type="float" office:value="-5.6697719176182559" table:style-name="ce205">
            <text:p>- <text:s/>6</text:p>
          </table:table-cell>
          <table:table-cell office:value-type="float" office:value="0.34224590300499258" table:style-name="ce205">
            <text:p><text:s text:c="2"/>0</text:p>
          </table:table-cell>
          <table:table-cell office:value-type="float" office:value="-1.880963129609857" table:style-name="ce205">
            <text:p>- <text:s/>2</text:p>
          </table:table-cell>
          <table:table-cell office:value-type="float" office:value="-5.8125698294840378" table:style-name="ce205">
            <text:p>- <text:s/>6</text:p>
          </table:table-cell>
          <table:table-cell office:value-type="float" office:value="16.950937739111879" table:style-name="ce205">
            <text:p><text:s text:c="2"/>17</text:p>
          </table:table-cell>
          <table:table-cell office:value-type="float" office:value="-13.974646075787774" table:style-name="ce205">
            <text:p>- <text:s/>14</text:p>
          </table:table-cell>
          <table:table-cell office:value-type="float" office:value="0.84605330742823759" table:style-name="ce205">
            <text:p><text:s text:c="2"/>1</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style-name="ce78"/>
          <table:table-cell office:value-type="string" table:style-name="ce78">
            <text:p>Selected crops:</text:p>
          </table:table-cell>
          <table:table-cell table:style-name="ce78"/>
          <table:table-cell office:value-type="string" table:style-name="ce78">
            <text:p>Dessert apples</text:p>
          </table:table-cell>
          <table:table-cell office:value-type="float" office:value="63.529021821730517" table:style-name="ce205">
            <text:p><text:s text:c="2"/>64</text:p>
          </table:table-cell>
          <table:table-cell office:value-type="float" office:value="68.212815404840796" table:style-name="ce205">
            <text:p><text:s text:c="2"/>68</text:p>
          </table:table-cell>
          <table:table-cell office:value-type="float" office:value="70.224634818412511" table:style-name="ce205">
            <text:p><text:s text:c="2"/>70</text:p>
          </table:table-cell>
          <table:table-cell office:value-type="float" office:value="72.548155380849678" table:style-name="ce205">
            <text:p><text:s text:c="2"/>73</text:p>
          </table:table-cell>
          <table:table-cell office:value-type="float" office:value="74.934242023927339" table:style-name="ce205">
            <text:p><text:s text:c="2"/>75</text:p>
          </table:table-cell>
          <table:table-cell office:value-type="float" office:value="76.997206455490286" table:style-name="ce205">
            <text:p><text:s text:c="2"/>77</text:p>
          </table:table-cell>
          <table:table-cell office:value-type="float" office:value="97.582110283225262" table:style-name="ce205">
            <text:p><text:s text:c="2"/>98</text:p>
          </table:table-cell>
          <table:table-cell office:value-type="float" office:value="89.291547291333998" table:style-name="ce205">
            <text:p><text:s text:c="2"/>89</text:p>
          </table:table-cell>
          <table:table-cell office:value-type="float" office:value="125.55182757127908" table:style-name="ce205">
            <text:p><text:s text:c="2"/>126</text:p>
          </table:table-cell>
          <table:table-cell office:value-type="float" office:value="142.28637180567245" table:style-name="ce205">
            <text:p><text:s text:c="2"/>142</text:p>
          </table:table-cell>
          <table:table-cell office:value-type="float" office:value="158.07466159772477" table:style-name="ce205">
            <text:p><text:s text:c="2"/>158</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78"/>
          <table:table-cell office:value-type="string" table:style-name="ce78">
            <text:p>Culinary apples</text:p>
          </table:table-cell>
          <table:table-cell office:value-type="float" office:value="39.893725622623336" table:style-name="ce205">
            <text:p><text:s text:c="2"/>40</text:p>
          </table:table-cell>
          <table:table-cell office:value-type="float" office:value="43.646173109486888" table:style-name="ce205">
            <text:p><text:s text:c="2"/>44</text:p>
          </table:table-cell>
          <table:table-cell office:value-type="float" office:value="46.264043476373637" table:style-name="ce205">
            <text:p><text:s text:c="2"/>46</text:p>
          </table:table-cell>
          <table:table-cell office:value-type="float" office:value="46.778487528181657" table:style-name="ce205">
            <text:p><text:s text:c="2"/>47</text:p>
          </table:table-cell>
          <table:table-cell office:value-type="float" office:value="43.096829071409864" table:style-name="ce205">
            <text:p><text:s text:c="2"/>43</text:p>
          </table:table-cell>
          <table:table-cell office:value-type="float" office:value="40.361575629223331" table:style-name="ce205">
            <text:p><text:s text:c="2"/>40</text:p>
          </table:table-cell>
          <table:table-cell office:value-type="float" office:value="39.294625681827931" table:style-name="ce205">
            <text:p><text:s text:c="2"/>39</text:p>
          </table:table-cell>
          <table:table-cell office:value-type="float" office:value="38.781050640289003" table:style-name="ce205">
            <text:p><text:s text:c="2"/>39</text:p>
          </table:table-cell>
          <table:table-cell office:value-type="float" office:value="48.532217756441298" table:style-name="ce205">
            <text:p><text:s text:c="2"/>49</text:p>
          </table:table-cell>
          <table:table-cell office:value-type="float" office:value="42.028258112872912" table:style-name="ce205">
            <text:p><text:s text:c="2"/>42</text:p>
          </table:table-cell>
          <table:table-cell office:value-type="float" office:value="81.172245339951218" table:style-name="ce205">
            <text:p><text:s text:c="2"/>81</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78"/>
          <table:table-cell office:value-type="string" table:style-name="ce78">
            <text:p>Pears</text:p>
          </table:table-cell>
          <table:table-cell office:value-type="float" office:value="15.340281806122409" table:style-name="ce205">
            <text:p><text:s text:c="2"/>15</text:p>
          </table:table-cell>
          <table:table-cell office:value-type="float" office:value="15.585834749662666" table:style-name="ce205">
            <text:p><text:s text:c="2"/>16</text:p>
          </table:table-cell>
          <table:table-cell office:value-type="float" office:value="14.862105078324042" table:style-name="ce205">
            <text:p><text:s text:c="2"/>15</text:p>
          </table:table-cell>
          <table:table-cell office:value-type="float" office:value="12.876792273016736" table:style-name="ce205">
            <text:p><text:s text:c="2"/>13</text:p>
          </table:table-cell>
          <table:table-cell office:value-type="float" office:value="12.484386281323943" table:style-name="ce205">
            <text:p><text:s text:c="2"/>12</text:p>
          </table:table-cell>
          <table:table-cell office:value-type="float" office:value="12.919948957178127" table:style-name="ce205">
            <text:p><text:s text:c="2"/>13</text:p>
          </table:table-cell>
          <table:table-cell office:value-type="float" office:value="11.374641499547703" table:style-name="ce205">
            <text:p><text:s text:c="2"/>11</text:p>
          </table:table-cell>
          <table:table-cell office:value-type="float" office:value="14.580231260333013" table:style-name="ce205">
            <text:p><text:s text:c="2"/>15</text:p>
          </table:table-cell>
          <table:table-cell office:value-type="float" office:value="15.666881998076915" table:style-name="ce205">
            <text:p><text:s text:c="2"/>16</text:p>
          </table:table-cell>
          <table:table-cell office:value-type="float" office:value="22.83212428575958" table:style-name="ce205">
            <text:p><text:s text:c="2"/>23</text:p>
          </table:table-cell>
          <table:table-cell office:value-type="float" office:value="19.902046249459257" table:style-name="ce205">
            <text:p><text:s text:c="2"/>20</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78"/>
          <table:table-cell office:value-type="string" table:style-name="ce78">
            <text:p>Raspberries (c)<text:s/></text:p>
          </table:table-cell>
          <table:table-cell office:value-type="float" office:value="108.3362070603666" table:style-name="ce205">
            <text:p><text:s text:c="2"/>108</text:p>
          </table:table-cell>
          <table:table-cell office:value-type="float" office:value="117.03600965703598" table:style-name="ce205">
            <text:p><text:s text:c="2"/>117</text:p>
          </table:table-cell>
          <table:table-cell office:value-type="float" office:value="102.82448215944875" table:style-name="ce205">
            <text:p><text:s text:c="2"/>103</text:p>
          </table:table-cell>
          <table:table-cell office:value-type="float" office:value="101.48132526888277" table:style-name="ce205">
            <text:p><text:s text:c="2"/>101</text:p>
          </table:table-cell>
          <table:table-cell office:value-type="float" office:value="116.01293997585726" table:style-name="ce205">
            <text:p><text:s text:c="2"/>116</text:p>
          </table:table-cell>
          <table:table-cell office:value-type="float" office:value="130.96523962282055" table:style-name="ce205">
            <text:p><text:s text:c="2"/>131</text:p>
          </table:table-cell>
          <table:table-cell office:value-type="float" office:value="120.47524426157877" table:style-name="ce205">
            <text:p><text:s text:c="2"/>120</text:p>
          </table:table-cell>
          <table:table-cell office:value-type="float" office:value="135.50264207480021" table:style-name="ce205">
            <text:p><text:s text:c="2"/>136</text:p>
          </table:table-cell>
          <table:table-cell office:value-type="float" office:value="137.22866864603921" table:style-name="ce205">
            <text:p><text:s text:c="2"/>137</text:p>
          </table:table-cell>
          <table:table-cell office:value-type="float" office:value="160.52204122200655" table:style-name="ce205">
            <text:p><text:s text:c="2"/>161</text:p>
          </table:table-cell>
          <table:table-cell office:value-type="float" office:value="140.0124913005634" table:style-name="ce205">
            <text:p><text:s text:c="2"/>140</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179"/>
          <table:table-cell office:value-type="string" table:style-name="ce179">
            <text:p>Strawberries (c)<text:s/></text:p>
          </table:table-cell>
          <table:table-cell office:value-type="float" office:value="273.1264201591315" table:style-name="ce205">
            <text:p><text:s text:c="2"/>273</text:p>
          </table:table-cell>
          <table:table-cell office:value-type="float" office:value="282.61289485702747" table:style-name="ce205">
            <text:p><text:s text:c="2"/>283</text:p>
          </table:table-cell>
          <table:table-cell office:value-type="float" office:value="266.55600693908667" table:style-name="ce205">
            <text:p><text:s text:c="2"/>267</text:p>
          </table:table-cell>
          <table:table-cell office:value-type="float" office:value="261.56357112774197" table:style-name="ce205">
            <text:p><text:s text:c="2"/>262</text:p>
          </table:table-cell>
          <table:table-cell office:value-type="float" office:value="291.29723754065708" table:style-name="ce205">
            <text:p><text:s text:c="2"/>291</text:p>
          </table:table-cell>
          <table:table-cell office:value-type="float" office:value="327.53222434155691" table:style-name="ce205">
            <text:p><text:s text:c="2"/>328</text:p>
          </table:table-cell>
          <table:table-cell office:value-type="float" office:value="305.43763997629839" table:style-name="ce205">
            <text:p><text:s text:c="2"/>305</text:p>
          </table:table-cell>
          <table:table-cell office:value-type="float" office:value="327.83983297594051" table:style-name="ce205">
            <text:p><text:s text:c="2"/>328</text:p>
          </table:table-cell>
          <table:table-cell office:value-type="float" office:value="347.64357870259795" table:style-name="ce205">
            <text:p><text:s text:c="2"/>348</text:p>
          </table:table-cell>
          <table:table-cell office:value-type="float" office:value="403.88720313025431" table:style-name="ce205">
            <text:p><text:s text:c="2"/>404</text:p>
          </table:table-cell>
          <table:table-cell office:value-type="float" office:value="472.96746542700015" table:style-name="ce205">
            <text:p><text:s text:c="2"/>473</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172">
            <text:p>Prices (farm gate price (£ per tonne))</text:p>
          </table:table-cell>
          <table:table-cell table:number-columns-repeated="3" table:style-name="ce78"/>
          <table:table-cell table:number-columns-repeated="11" table:style-name="ce207"/>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style-name="ce78"/>
          <table:table-cell office:value-type="string" table:style-name="ce78">
            <text:p>Selected crops:</text:p>
          </table:table-cell>
          <table:table-cell table:style-name="ce78"/>
          <table:table-cell office:value-type="string" table:style-name="ce78">
            <text:p>Dessert apples</text:p>
          </table:table-cell>
          <table:table-cell office:value-type="float" office:value="508.66308179596268" table:style-name="ce206">
            <text:p>509</text:p>
          </table:table-cell>
          <table:table-cell office:value-type="float" office:value="533.12525050508464" table:style-name="ce206">
            <text:p>533</text:p>
          </table:table-cell>
          <table:table-cell office:value-type="float" office:value="604.42325001116342" table:style-name="ce206">
            <text:p>604</text:p>
          </table:table-cell>
          <table:table-cell office:value-type="float" office:value="554.49786784638809" table:style-name="ce206">
            <text:p>554</text:p>
          </table:table-cell>
          <table:table-cell office:value-type="float" office:value="506.74627186146296" table:style-name="ce206">
            <text:p>507</text:p>
          </table:table-cell>
          <table:table-cell office:value-type="float" office:value="479.97920247211084" table:style-name="ce206">
            <text:p>480</text:p>
          </table:table-cell>
          <table:table-cell office:value-type="float" office:value="570.48679426531157" table:style-name="ce206">
            <text:p>570</text:p>
          </table:table-cell>
          <table:table-cell office:value-type="float" office:value="542.70305251139371" table:style-name="ce206">
            <text:p>543</text:p>
          </table:table-cell>
          <table:table-cell office:value-type="float" office:value="607.47373751386397" table:style-name="ce206">
            <text:p>607</text:p>
          </table:table-cell>
          <table:table-cell office:value-type="float" office:value="684.57347481305953" table:style-name="ce206">
            <text:p>685</text:p>
          </table:table-cell>
          <table:table-cell office:value-type="float" office:value="787.72913626475315" table:style-name="ce206">
            <text:p>788</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78"/>
          <table:table-cell office:value-type="string" table:style-name="ce78">
            <text:p>Culinary apples</text:p>
          </table:table-cell>
          <table:table-cell office:value-type="float" office:value="362.40911387176652" table:style-name="ce206">
            <text:p>362</text:p>
          </table:table-cell>
          <table:table-cell office:value-type="float" office:value="390.36486376598344" table:style-name="ce206">
            <text:p>390</text:p>
          </table:table-cell>
          <table:table-cell office:value-type="float" office:value="530.35488534003468" table:style-name="ce206">
            <text:p>530</text:p>
          </table:table-cell>
          <table:table-cell office:value-type="float" office:value="550.21499661790506" table:style-name="ce206">
            <text:p>550</text:p>
          </table:table-cell>
          <table:table-cell office:value-type="float" office:value="440.94029436741044" table:style-name="ce206">
            <text:p>441</text:p>
          </table:table-cell>
          <table:table-cell office:value-type="float" office:value="449.70288155396946" table:style-name="ce206">
            <text:p>450</text:p>
          </table:table-cell>
          <table:table-cell office:value-type="float" office:value="520.52795538377791" table:style-name="ce206">
            <text:p>521</text:p>
          </table:table-cell>
          <table:table-cell office:value-type="float" office:value="455.39405861059839" table:style-name="ce206">
            <text:p>455</text:p>
          </table:table-cell>
          <table:table-cell office:value-type="float" office:value="516.69383070748563" table:style-name="ce206">
            <text:p>517</text:p>
          </table:table-cell>
          <table:table-cell office:value-type="float" office:value="526.21738919185191" table:style-name="ce206">
            <text:p>526</text:p>
          </table:table-cell>
          <table:table-cell office:value-type="float" office:value="880.08772004754906" table:style-name="ce206">
            <text:p>880</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78"/>
          <table:table-cell office:value-type="string" table:style-name="ce78">
            <text:p>Pears</text:p>
          </table:table-cell>
          <table:table-cell office:value-type="float" office:value="488.34625564558758" table:style-name="ce206">
            <text:p>488</text:p>
          </table:table-cell>
          <table:table-cell office:value-type="float" office:value="483.43076320052472" table:style-name="ce206">
            <text:p>483</text:p>
          </table:table-cell>
          <table:table-cell office:value-type="float" office:value="580.36842428076261" table:style-name="ce206">
            <text:p>580</text:p>
          </table:table-cell>
          <table:table-cell office:value-type="float" office:value="593.36719359348513" table:style-name="ce206">
            <text:p>593</text:p>
          </table:table-cell>
          <table:table-cell office:value-type="float" office:value="482.32790910203681" table:style-name="ce206">
            <text:p>482</text:p>
          </table:table-cell>
          <table:table-cell office:value-type="float" office:value="488.07273831761961" table:style-name="ce206">
            <text:p>488</text:p>
          </table:table-cell>
          <table:table-cell office:value-type="float" office:value="565.00193222086295" table:style-name="ce206">
            <text:p>565</text:p>
          </table:table-cell>
          <table:table-cell office:value-type="float" office:value="547.62049000863908" table:style-name="ce206">
            <text:p>548</text:p>
          </table:table-cell>
          <table:table-cell office:value-type="float" office:value="589.57897106374571" table:style-name="ce206">
            <text:p>590</text:p>
          </table:table-cell>
          <table:table-cell office:value-type="float" office:value="833.09613595971666" table:style-name="ce206">
            <text:p>833</text:p>
          </table:table-cell>
          <table:table-cell office:value-type="float" office:value="795.73172801804242" table:style-name="ce206">
            <text:p>796</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78"/>
          <table:table-cell office:value-type="string" table:style-name="ce78">
            <text:p>Raspberries</text:p>
          </table:table-cell>
          <table:table-cell office:value-type="float" office:value="6460.5056488906412" table:style-name="ce206">
            <text:p>6,461</text:p>
          </table:table-cell>
          <table:table-cell office:value-type="float" office:value="7160.9163834467317" table:style-name="ce206">
            <text:p>7,161</text:p>
          </table:table-cell>
          <table:table-cell office:value-type="float" office:value="6198.2655021621658" table:style-name="ce206">
            <text:p>6,198</text:p>
          </table:table-cell>
          <table:table-cell office:value-type="float" office:value="6500.9936005005375" table:style-name="ce206">
            <text:p>6,501</text:p>
          </table:table-cell>
          <table:table-cell office:value-type="float" office:value="6119.4885790457238" table:style-name="ce206">
            <text:p>6,119</text:p>
          </table:table-cell>
          <table:table-cell office:value-type="float" office:value="7188.0102448022044" table:style-name="ce206">
            <text:p>7,188</text:p>
          </table:table-cell>
          <table:table-cell office:value-type="float" office:value="7480.9719998510373" table:style-name="ce206">
            <text:p>7,481</text:p>
          </table:table-cell>
          <table:table-cell office:value-type="float" office:value="8217.3658993056943" table:style-name="ce206">
            <text:p>8,217</text:p>
          </table:table-cell>
          <table:table-cell office:value-type="float" office:value="8686.1038457093964" table:style-name="ce206">
            <text:p>8,686</text:p>
          </table:table-cell>
          <table:table-cell office:value-type="float" office:value="9261.3953589188241" table:style-name="ce206">
            <text:p>9,261</text:p>
          </table:table-cell>
          <table:table-cell office:value-type="float" office:value="9310.6378100076545" table:style-name="ce206">
            <text:p>9,311</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179"/>
          <table:table-cell office:value-type="string" table:style-name="ce179">
            <text:p>Strawberries</text:p>
          </table:table-cell>
          <table:table-cell office:value-type="float" office:value="2495.6954594939798" table:style-name="ce210">
            <text:p>2,496</text:p>
          </table:table-cell>
          <table:table-cell office:value-type="float" office:value="2407.340107755374" table:style-name="ce210">
            <text:p>2,407</text:p>
          </table:table-cell>
          <table:table-cell office:value-type="float" office:value="2355.5191200584268" table:style-name="ce210">
            <text:p>2,356</text:p>
          </table:table-cell>
          <table:table-cell office:value-type="float" office:value="2283.1196174469733" table:style-name="ce210">
            <text:p>2,283</text:p>
          </table:table-cell>
          <table:table-cell office:value-type="float" office:value="2338.1909143685693" table:style-name="ce210">
            <text:p>2,338</text:p>
          </table:table-cell>
          <table:table-cell office:value-type="float" office:value="2459.54327381035" table:style-name="ce210">
            <text:p>2,460</text:p>
          </table:table-cell>
          <table:table-cell office:value-type="float" office:value="2538.4063747003456" table:style-name="ce210">
            <text:p>2,538</text:p>
          </table:table-cell>
          <table:table-cell office:value-type="float" office:value="2572.8985674892551" table:style-name="ce210">
            <text:p>2,573</text:p>
          </table:table-cell>
          <table:table-cell office:value-type="float" office:value="2470.6305413917821" table:style-name="ce210">
            <text:p>2,471</text:p>
          </table:table-cell>
          <table:table-cell office:value-type="float" office:value="2814.0695766665926" table:style-name="ce210">
            <text:p>2,814</text:p>
          </table:table-cell>
          <table:table-cell office:value-type="float" office:value="3835.9407397160294" table:style-name="ce210">
            <text:p>3,836</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172">
            <text:p>Supply and use</text:p>
          </table:table-cell>
          <table:table-cell table:number-columns-repeated="3" table:style-name="ce78"/>
          <table:table-cell table:number-columns-repeated="11" table:style-name="ce206"/>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style-name="ce78"/>
          <table:table-cell office:value-type="string" table:style-name="ce78">
            <text:p>Total production</text:p>
          </table:table-cell>
          <table:table-cell table:style-name="ce2"/>
          <table:table-cell table:style-name="ce78"/>
          <table:table-cell office:value-type="float" office:value="569.22975908397348" table:style-name="ce206">
            <text:p>569</text:p>
          </table:table-cell>
          <table:table-cell office:value-type="float" office:value="575.65714156513229" table:style-name="ce206">
            <text:p>576</text:p>
          </table:table-cell>
          <table:table-cell office:value-type="float" office:value="520.69159498110992" table:style-name="ce206">
            <text:p>521</text:p>
          </table:table-cell>
          <table:table-cell office:value-type="float" office:value="544.14393085831193" table:style-name="ce206">
            <text:p>544</text:p>
          </table:table-cell>
          <table:table-cell office:value-type="float" office:value="752.42352571076651" table:style-name="ce206">
            <text:p>752</text:p>
          </table:table-cell>
          <table:table-cell office:value-type="float" office:value="795.69966200396641" table:style-name="ce206">
            <text:p>796</text:p>
          </table:table-cell>
          <table:table-cell office:value-type="float" office:value="765.05204263046437" table:style-name="ce206">
            <text:p>765</text:p>
          </table:table-cell>
          <table:table-cell office:value-type="float" office:value="749.70035579972091" table:style-name="ce206">
            <text:p>750</text:p>
          </table:table-cell>
          <table:table-cell office:value-type="float" office:value="730.59249647489162" table:style-name="ce206">
            <text:p>731</text:p>
          </table:table-cell>
          <table:table-cell office:value-type="float" office:value="687.9420556093902" table:style-name="ce206">
            <text:p>688</text:p>
          </table:table-cell>
          <table:table-cell office:value-type="float" office:value="656.95154369064301" table:style-name="ce206">
            <text:p>657</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style-name="ce78"/>
          <table:table-cell office:value-type="string" table:style-name="ce78">
            <text:p>Imports from (d):<text:s/></text:p>
          </table:table-cell>
          <table:table-cell table:style-name="ce2"/>
          <table:table-cell office:value-type="string" table:style-name="ce78">
            <text:p>The EU</text:p>
          </table:table-cell>
          <table:table-cell office:value-type="float" office:value="1369.7560249999997" table:style-name="ce206">
            <text:p>1,370</text:p>
          </table:table-cell>
          <table:table-cell office:value-type="float" office:value="1451.0541499999997" table:style-name="ce206">
            <text:p>1,451</text:p>
          </table:table-cell>
          <table:table-cell office:value-type="float" office:value="1496.9713549999994" table:style-name="ce206">
            <text:p>1,497</text:p>
          </table:table-cell>
          <table:table-cell office:value-type="float" office:value="1555.6179850000005" table:style-name="ce206">
            <text:p>1,556</text:p>
          </table:table-cell>
          <table:table-cell office:value-type="float" office:value="1451.0541499999999" table:style-name="ce206">
            <text:p>1,451</text:p>
          </table:table-cell>
          <table:table-cell office:value-type="float" office:value="1495.1693159999998" table:style-name="ce206">
            <text:p>1,495</text:p>
          </table:table-cell>
          <table:table-cell office:value-type="float" office:value="1553.8622550000007" table:style-name="ce206">
            <text:p>1,554</text:p>
          </table:table-cell>
          <table:table-cell office:value-type="float" office:value="1628.4647559999999" table:style-name="ce206">
            <text:p>1,628</text:p>
          </table:table-cell>
          <table:table-cell office:value-type="float" office:value="1300.2969770000002" table:style-name="ce206">
            <text:p>1,300</text:p>
          </table:table-cell>
          <table:table-cell office:value-type="float" office:value="1378.6310409999994" table:style-name="ce206">
            <text:p>1,379</text:p>
          </table:table-cell>
          <table:table-cell office:value-type="float" office:value="1248.3416589999997" table:style-name="ce206">
            <text:p>1,248</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2" table:style-name="ce78"/>
          <table:table-cell table:style-name="ce2"/>
          <table:table-cell office:value-type="string" table:style-name="ce78">
            <text:p>The rest of the world</text:p>
          </table:table-cell>
          <table:table-cell office:value-type="float" office:value="2190.7550359999996" table:style-name="ce206">
            <text:p>2,191</text:p>
          </table:table-cell>
          <table:table-cell office:value-type="float" office:value="2159.3133609999991" table:style-name="ce206">
            <text:p>2,159</text:p>
          </table:table-cell>
          <table:table-cell office:value-type="float" office:value="2208.1279089999998" table:style-name="ce206">
            <text:p>2,208</text:p>
          </table:table-cell>
          <table:table-cell office:value-type="float" office:value="2311.0509509999988" table:style-name="ce206">
            <text:p>2,311</text:p>
          </table:table-cell>
          <table:table-cell office:value-type="float" office:value="2159.313361" table:style-name="ce206">
            <text:p>2,159</text:p>
          </table:table-cell>
          <table:table-cell office:value-type="float" office:value="2190.2508889999999" table:style-name="ce206">
            <text:p>2,190</text:p>
          </table:table-cell>
          <table:table-cell office:value-type="float" office:value="2292.8434449999991" table:style-name="ce206">
            <text:p>2,293</text:p>
          </table:table-cell>
          <table:table-cell office:value-type="float" office:value="2355.042730000001" table:style-name="ce206">
            <text:p>2,355</text:p>
          </table:table-cell>
          <table:table-cell office:value-type="float" office:value="2360.506241" table:style-name="ce206">
            <text:p>2,361</text:p>
          </table:table-cell>
          <table:table-cell office:value-type="float" office:value="2278.6819199999995" table:style-name="ce206">
            <text:p>2,279</text:p>
          </table:table-cell>
          <table:table-cell office:value-type="float" office:value="2298.7081169999997" table:style-name="ce206">
            <text:p>2,299</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style-name="ce78"/>
          <table:table-cell office:value-type="string" table:style-name="ce78">
            <text:p>Exports to (d):<text:s text:c="4"/></text:p>
          </table:table-cell>
          <table:table-cell table:style-name="ce2"/>
          <table:table-cell office:value-type="string" table:style-name="ce78">
            <text:p>The EU</text:p>
          </table:table-cell>
          <table:table-cell office:value-type="float" office:value="141.30583599999991" table:style-name="ce206">
            <text:p>141</text:p>
          </table:table-cell>
          <table:table-cell office:value-type="float" office:value="100.89075199999999" table:style-name="ce206">
            <text:p>101</text:p>
          </table:table-cell>
          <table:table-cell office:value-type="float" office:value="128.65642" table:style-name="ce206">
            <text:p>129</text:p>
          </table:table-cell>
          <table:table-cell office:value-type="float" office:value="140.29946400000003" table:style-name="ce206">
            <text:p>140</text:p>
          </table:table-cell>
          <table:table-cell office:value-type="float" office:value="100.89075200000001" table:style-name="ce206">
            <text:p>101</text:p>
          </table:table-cell>
          <table:table-cell office:value-type="float" office:value="126.91768599999999" table:style-name="ce206">
            <text:p>127</text:p>
          </table:table-cell>
          <table:table-cell office:value-type="float" office:value="138.15216400000003" table:style-name="ce206">
            <text:p>138</text:p>
          </table:table-cell>
          <table:table-cell office:value-type="float" office:value="171.32854799999998" table:style-name="ce206">
            <text:p>171</text:p>
          </table:table-cell>
          <table:table-cell office:value-type="float" office:value="154.27636599999997" table:style-name="ce206">
            <text:p>154</text:p>
          </table:table-cell>
          <table:table-cell office:value-type="float" office:value="158.68927700000006" table:style-name="ce206">
            <text:p>159</text:p>
          </table:table-cell>
          <table:table-cell office:value-type="float" office:value="173.28356699999995" table:style-name="ce206">
            <text:p>173</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number-columns-repeated="3" table:style-name="ce78"/>
          <table:table-cell office:value-type="string" table:style-name="ce78">
            <text:p>The rest of the world</text:p>
          </table:table-cell>
          <table:table-cell office:value-type="float" office:value="1.7853919999999999" table:style-name="ce206">
            <text:p>2</text:p>
          </table:table-cell>
          <table:table-cell office:value-type="float" office:value="1.897791" table:style-name="ce206">
            <text:p>2</text:p>
          </table:table-cell>
          <table:table-cell office:value-type="float" office:value="1.7077450000000001" table:style-name="ce206">
            <text:p>2</text:p>
          </table:table-cell>
          <table:table-cell office:value-type="float" office:value="1.8273690000000005" table:style-name="ce206">
            <text:p>2</text:p>
          </table:table-cell>
          <table:table-cell office:value-type="float" office:value="1.897791" table:style-name="ce206">
            <text:p>2</text:p>
          </table:table-cell>
          <table:table-cell office:value-type="float" office:value="1.5776170000000003" table:style-name="ce206">
            <text:p>2</text:p>
          </table:table-cell>
          <table:table-cell office:value-type="float" office:value="1.5561630000000002" table:style-name="ce206">
            <text:p>2</text:p>
          </table:table-cell>
          <table:table-cell office:value-type="float" office:value="2.9140629999999992" table:style-name="ce206">
            <text:p>3</text:p>
          </table:table-cell>
          <table:table-cell office:value-type="float" office:value="1.9549410000000003" table:style-name="ce206">
            <text:p>2</text:p>
          </table:table-cell>
          <table:table-cell office:value-type="float" office:value="2.85223" table:style-name="ce206">
            <text:p>3</text:p>
          </table:table-cell>
          <table:table-cell office:value-type="float" office:value="3.1725440000000011" table:style-name="ce206">
            <text:p>3</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style-name="ce78"/>
          <table:table-cell office:value-type="string" table:style-name="ce78">
            <text:p>Total new supply</text:p>
          </table:table-cell>
          <table:table-cell table:number-columns-repeated="2" table:style-name="ce78"/>
          <table:table-cell office:value-type="float" office:value="3986.6495920839729" table:style-name="ce206">
            <text:p>3,987</text:p>
          </table:table-cell>
          <table:table-cell office:value-type="float" office:value="4083.2361095651313" table:style-name="ce206">
            <text:p>4,083</text:p>
          </table:table-cell>
          <table:table-cell office:value-type="float" office:value="4095.4266939811082" table:style-name="ce206">
            <text:p>4,095</text:p>
          </table:table-cell>
          <table:table-cell office:value-type="float" office:value="4268.6860338583119" table:style-name="ce206">
            <text:p>4,269</text:p>
          </table:table-cell>
          <table:table-cell office:value-type="float" office:value="4260.0024937107664" table:style-name="ce206">
            <text:p>4,260</text:p>
          </table:table-cell>
          <table:table-cell office:value-type="float" office:value="4352.624564003967" table:style-name="ce206">
            <text:p>4,353</text:p>
          </table:table-cell>
          <table:table-cell office:value-type="float" office:value="4472.049415630464" table:style-name="ce206">
            <text:p>4,472</text:p>
          </table:table-cell>
          <table:table-cell office:value-type="float" office:value="4558.9652307997212" table:style-name="ce206">
            <text:p>4,559</text:p>
          </table:table-cell>
          <table:table-cell office:value-type="float" office:value="4235.164407474892" table:style-name="ce206">
            <text:p>4,235</text:p>
          </table:table-cell>
          <table:table-cell office:value-type="float" office:value="4183.7135096093889" table:style-name="ce206">
            <text:p>4,184</text:p>
          </table:table-cell>
          <table:table-cell office:value-type="float" office:value="4027.5452086906421" table:style-name="ce206">
            <text:p>4,028</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style-name="ce78"/>
          <table:table-cell office:value-type="string" table:style-name="ce78">
            <text:p>Change in stocks</text:p>
          </table:table-cell>
          <table:table-cell table:number-columns-repeated="2" table:style-name="ce78"/>
          <table:table-cell office:value-type="float" office:value="-3.809860891793817" table:style-name="ce206">
            <text:p>-4</text:p>
          </table:table-cell>
          <table:table-cell office:value-type="float" office:value="-2.1822381910693873" table:style-name="ce206">
            <text:p>-2</text:p>
          </table:table-cell>
          <table:table-cell office:value-type="float" office:value="-5.4480666224930001" table:style-name="ce206">
            <text:p>-5</text:p>
          </table:table-cell>
          <table:table-cell office:value-type="float" office:value="21.941185696596978" table:style-name="ce206">
            <text:p>22</text:p>
          </table:table-cell>
          <table:table-cell office:value-type="float" office:value="-9.3562014482504008" table:style-name="ce206">
            <text:p>-9</text:p>
          </table:table-cell>
          <table:table-cell office:value-type="float" office:value="0.57250524361606225" table:style-name="ce206">
            <text:p>1</text:p>
          </table:table-cell>
          <table:table-cell office:value-type="float" office:value="-1.880963129609857" table:style-name="ce206">
            <text:p>-2</text:p>
          </table:table-cell>
          <table:table-cell office:value-type="float" office:value="-5.8125698294840378" table:style-name="ce206">
            <text:p>-6</text:p>
          </table:table-cell>
          <table:table-cell office:value-type="float" office:value="16.950937739111879" table:style-name="ce206">
            <text:p>17</text:p>
          </table:table-cell>
          <table:table-cell office:value-type="float" office:value="-13.974646075787774" table:style-name="ce206">
            <text:p>-14</text:p>
          </table:table-cell>
          <table:table-cell office:value-type="float" office:value="0.84605330742823759" table:style-name="ce206">
            <text:p>1</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style-name="ce1"/>
        </table:table-row>
        <table:table-row table:style-name="ro3">
          <table:table-cell table:style-name="ce78"/>
          <table:table-cell office:value-type="string" table:style-name="ce78">
            <text:p>Total domestic uses</text:p>
          </table:table-cell>
          <table:table-cell table:number-columns-repeated="2" table:style-name="ce78"/>
          <table:table-cell office:value-type="float" office:value="3990.4594529757669" table:style-name="ce205">
            <text:p><text:s/>3 990</text:p>
          </table:table-cell>
          <table:table-cell office:value-type="float" office:value="4085.4183477562005" table:style-name="ce205">
            <text:p><text:s/>4 085</text:p>
          </table:table-cell>
          <table:table-cell office:value-type="float" office:value="4100.8747606036013" table:style-name="ce205">
            <text:p><text:s/>4 101</text:p>
          </table:table-cell>
          <table:table-cell office:value-type="float" office:value="4246.7448481617148" table:style-name="ce205">
            <text:p><text:s/>4 247</text:p>
          </table:table-cell>
          <table:table-cell office:value-type="float" office:value="4269.3586951590169" table:style-name="ce205">
            <text:p><text:s/>4 269</text:p>
          </table:table-cell>
          <table:table-cell office:value-type="float" office:value="4352.0520587603505" table:style-name="ce205">
            <text:p><text:s/>4 352</text:p>
          </table:table-cell>
          <table:table-cell office:value-type="float" office:value="4473.9303787600738" table:style-name="ce205">
            <text:p><text:s/>4 474</text:p>
          </table:table-cell>
          <table:table-cell office:value-type="float" office:value="4564.7778006292056" table:style-name="ce205">
            <text:p><text:s/>4 565</text:p>
          </table:table-cell>
          <table:table-cell office:value-type="float" office:value="4218.2134697357797" table:style-name="ce205">
            <text:p><text:s/>4 218</text:p>
          </table:table-cell>
          <table:table-cell office:value-type="float" office:value="4197.6881556851768" table:style-name="ce205">
            <text:p><text:s/>4 198</text:p>
          </table:table-cell>
          <table:table-cell office:value-type="float" office:value="4026.699155383214" table:style-name="ce205">
            <text:p><text:s/>4 027</text:p>
          </table:table-cell>
          <table:table-cell table:style-name="ce180"/>
          <table:table-cell table:style-name="ce235"/>
          <table:table-cell table:number-columns-repeated="5"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style-name="ce1"/>
        </table:table-row>
        <table:table-row table:style-name="ro3">
          <table:table-cell table:style-name="ce179"/>
          <table:table-cell office:value-type="string" table:style-name="ce187">
            <text:p>Production as % of total new supply for use in the UK</text:p>
          </table:table-cell>
          <table:table-cell table:number-columns-repeated="2" table:style-name="ce179"/>
          <table:table-cell office:value-type="percentage" office:value="0.14278399591834093" table:style-name="ce236">
            <text:p>14%</text:p>
          </table:table-cell>
          <table:table-cell office:value-type="percentage" office:value="0.14098061589351499" table:style-name="ce236">
            <text:p>14%</text:p>
          </table:table-cell>
          <table:table-cell office:value-type="percentage" office:value="0.12713976683952136" table:style-name="ce236">
            <text:p>13%</text:p>
          </table:table-cell>
          <table:table-cell office:value-type="percentage" office:value="0.1274734020123002" table:style-name="ce236">
            <text:p>13%</text:p>
          </table:table-cell>
          <table:table-cell office:value-type="percentage" office:value="0.17662513738468541" table:style-name="ce236">
            <text:p>18%</text:p>
          </table:table-cell>
          <table:table-cell office:value-type="percentage" office:value="0.18280916497700517" table:style-name="ce236">
            <text:p>18%</text:p>
          </table:table-cell>
          <table:table-cell office:value-type="percentage" office:value="0.17107414778479327" table:style-name="ce236">
            <text:p>17%</text:p>
          </table:table-cell>
          <table:table-cell office:value-type="percentage" office:value="0.1644452891930063" table:style-name="ce236">
            <text:p>16%</text:p>
          </table:table-cell>
          <table:table-cell office:value-type="percentage" office:value="0.17250628929196368" table:style-name="ce236">
            <text:p>17%</text:p>
          </table:table-cell>
          <table:table-cell office:value-type="percentage" office:value="0.16443335664100472" table:style-name="ce236">
            <text:p>16%</text:p>
          </table:table-cell>
          <table:table-cell office:value-type="percentage" office:value="0.16311462929654325" table:style-name="ce236">
            <text:p>16%</text:p>
          </table:table-cell>
          <table:table-cell table:number-columns-repeated="7" table:style-name="ce78"/>
          <table:table-cell table:number-columns-repeated="4" table:style-name="ce235"/>
          <table:table-cell table:number-columns-repeated="11"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table:style-name="ce189"/>
          <table:table-cell table:number-columns-repeated="3" table:style-name="ce78"/>
          <table:table-cell table:number-columns-repeated="7" table:style-name="ce2"/>
          <table:table-cell table:number-columns-repeated="2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2">
            <text:p>- means 'nil' or 'negligible' (less than half the last digit shown).</text:p>
          </table:table-cell>
          <table:table-cell table:number-columns-repeated="3" table:style-name="ce78"/>
          <table:table-cell table:number-columns-repeated="4" table:style-name="ce2"/>
          <table:table-cell table:style-name="ce32"/>
          <table:table-cell table:number-columns-repeated="2" table:style-name="ce2"/>
          <table:table-cell table:number-columns-repeated="2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2">
            <text:p>. . means 'not available' or 'not applicable'.</text:p>
          </table:table-cell>
          <table:table-cell table:number-columns-repeated="3" table:style-name="ce78"/>
          <table:table-cell table:number-columns-repeated="2" table:style-name="ce2"/>
          <table:table-cell table:number-columns-repeated="9" table:style-name="ce237"/>
          <table:table-cell table:number-columns-repeated="22"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189">
            <text:p>(a) Includes field area of commercial and non commercial orchards.</text:p>
          </table:table-cell>
          <table:table-cell table:number-columns-repeated="3" table:style-name="ce78"/>
          <table:table-cell table:number-columns-repeated="2" table:style-name="ce2"/>
          <table:table-cell table:number-columns-repeated="9" table:style-name="ce237"/>
          <table:table-cell table:number-columns-repeated="22"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189">
            <text:p>(b) Stocks relate to apples and pears.</text:p>
          </table:table-cell>
          <table:table-cell table:number-columns-repeated="3" table:style-name="ce78"/>
          <table:table-cell table:number-columns-repeated="7" table:style-name="ce2"/>
          <table:table-cell table:number-columns-repeated="2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189">
            <text:p>(c) Includes glasshouse fruit.<text:s/></text:p>
          </table:table-cell>
          <table:table-cell table:number-columns-repeated="3" table:style-name="ce78"/>
          <table:table-cell table:number-columns-repeated="7" table:style-name="ce2"/>
          <table:table-cell table:number-columns-repeated="2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78">
            <text:p>(d) From 2010 data no longer includes dried fruit</text:p>
          </table:table-cell>
          <table:table-cell table:number-columns-repeated="3" table:style-name="ce78"/>
          <table:table-cell table:number-columns-repeated="7" table:style-name="ce2"/>
          <table:table-cell table:number-columns-repeated="2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16335"/>
        </table:table-row>
        <table:table-row table:style-name="ro3">
          <table:table-cell office:value-type="string" table:style-name="ce78">
            <text:p>(e) excludes change in stocks for apples and pears</text:p>
          </table:table-cell>
          <table:table-cell table:number-columns-repeated="3" table:style-name="ce78"/>
          <table:table-cell table:number-columns-repeated="7" table:style-name="ce2"/>
          <table:table-cell table:number-columns-repeated="2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9" table:style-name="ce78"/>
          <table:table-cell table:number-columns-repeated="16326" table:style-name="ce1"/>
        </table:table-row>
        <table:table-row table:style-name="ro3">
          <table:table-cell table:number-columns-repeated="4" table:style-name="ce78"/>
          <table:table-cell table:number-columns-repeated="7" table:style-name="ce2"/>
          <table:table-cell table:number-columns-repeated="2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9" table:style-name="ce78"/>
          <table:table-cell table:number-columns-repeated="16326" table:style-name="ce1"/>
        </table:table-row>
        <table:table-row table:style-name="ro3">
          <table:table-cell office:value-type="string" table:style-name="ce2">
            <text:p>© Crown copyright, 2021</text:p>
          </table:table-cell>
          <table:table-cell table:number-columns-repeated="10" table:style-name="ce2"/>
          <table:table-cell table:number-columns-repeated="2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9" table:style-name="ce78"/>
          <table:table-cell table:number-columns-repeated="16326" table:style-name="ce1"/>
        </table:table-row>
        <table:table-row table:style-name="ro3">
          <table:table-cell table:style-name="ce2"/>
          <table:table-cell table:number-columns-repeated="3" table:style-name="ce78"/>
          <table:table-cell table:number-columns-repeated="7" table:style-name="ce2"/>
          <table:table-cell table:number-columns-repeated="26" table:style-name="ce78"/>
          <table:table-cell table:number-columns-repeated="3" table:style-name="ce8"/>
          <table:table-cell table:number-columns-repeated="4" table:style-name="ce78"/>
          <table:table-cell table:style-name="ce8"/>
          <table:table-cell table:style-name="ce78"/>
          <table:table-cell table:style-name="ce8"/>
          <table:table-cell table:style-name="ce78"/>
          <table:table-cell table:style-name="ce8"/>
          <table:table-cell table:number-columns-repeated="9" table:style-name="ce78"/>
          <table:table-cell table:number-columns-repeated="16326" table:style-name="ce1"/>
        </table:table-row>
        <table:table-row table:style-name="ro3">
          <table:table-cell office:value-type="string" table:style-name="ce171">
            <text:p>Table 7.12 (b) Fresh fruit; United Kingdom</text:p>
          </table:table-cell>
          <table:table-cell table:number-columns-repeated="36" table:style-name="ce78"/>
          <table:table-cell table:number-columns-repeated="4" table:style-name="ce175"/>
          <table:table-cell table:number-columns-repeated="17" table:style-name="ce78"/>
          <table:table-cell table:number-columns-repeated="16326" table:style-name="ce1"/>
        </table:table-row>
        <table:table-row table:style-name="ro3">
          <table:table-cell table:style-name="ce171"/>
          <table:table-cell table:number-columns-repeated="36" table:style-name="ce78"/>
          <table:table-cell table:number-columns-repeated="4" table:style-name="ce175"/>
          <table:table-cell table:number-columns-repeated="17" table:style-name="ce78"/>
          <table:table-cell table:number-columns-repeated="16326" table:style-name="ce1"/>
        </table:table-row>
        <table:table-row table:style-name="ro3">
          <table:table-cell office:value-type="string" table:style-name="ce78">
            <text:p>Enquiries: Lisa Brown on +44 (0) 20 802 66340</text:p>
          </table:table-cell>
          <table:table-cell table:number-columns-repeated="36" table:style-name="ce78"/>
          <table:table-cell table:number-columns-repeated="4" table:style-name="ce175"/>
          <table:table-cell table:number-columns-repeated="5" table:style-name="ce78"/>
          <table:table-cell office:value-type="string" table:style-name="ce3">
            <text:p>email: Crops-statistics@defra.gov.uk</text:p>
          </table:table-cell>
          <table:table-cell table:number-columns-repeated="11" table:style-name="ce78"/>
          <table:table-cell table:number-columns-repeated="16326" table:style-name="ce1"/>
        </table:table-row>
        <table:table-row table:style-name="ro3">
          <table:table-cell table:number-columns-repeated="37" table:style-name="ce78"/>
          <table:table-cell table:number-columns-repeated="4" table:style-name="ce175"/>
          <table:table-cell table:number-columns-repeated="6" table:style-name="ce78"/>
          <table:table-cell table:style-name="ce8"/>
          <table:table-cell table:number-columns-repeated="10" table:style-name="ce78"/>
          <table:table-cell table:number-columns-repeated="16326" table:style-name="ce1"/>
        </table:table-row>
        <table:table-row table:style-name="ro3">
          <table:table-cell office:value-type="string" table:style-name="ce78">
            <text:p>Thousand tonnes (unless otherwise specified)</text:p>
          </table:table-cell>
          <table:table-cell table:number-columns-repeated="34" table:style-name="ce78"/>
          <table:table-cell table:style-name="ce190"/>
          <table:table-cell table:style-name="ce78"/>
          <table:table-cell table:number-columns-repeated="4" table:style-name="ce190"/>
          <table:table-cell table:style-name="ce78"/>
          <table:table-cell table:number-columns-repeated="4" table:style-name="ce191"/>
          <table:table-cell office:value-type="string" table:style-name="ce191">
            <text:p><text:s text:c="15"/>Calendar years</text:p>
          </table:table-cell>
          <table:table-cell table:number-columns-repeated="11" table:style-name="ce78"/>
          <table:table-cell table:number-columns-repeated="16326" table:style-name="ce1"/>
        </table:table-row>
        <table:table-row table:style-name="ro3">
          <table:table-cell table:number-columns-repeated="4" table:style-name="ce178"/>
          <table:table-cell office:value-type="float" office:value="1973" table:style-name="ce178">
            <text:p>1973</text:p>
          </table:table-cell>
          <table:table-cell office:value-type="float" office:value="1974" table:style-name="ce178">
            <text:p>1974</text:p>
          </table:table-cell>
          <table:table-cell office:value-type="float" office:value="1975" table:style-name="ce178">
            <text:p>1975</text:p>
          </table:table-cell>
          <table:table-cell office:value-type="float" office:value="1976" table:style-name="ce178">
            <text:p>1976</text:p>
          </table:table-cell>
          <table:table-cell office:value-type="float" office:value="1977" table:style-name="ce178">
            <text:p>1977</text:p>
          </table:table-cell>
          <table:table-cell office:value-type="float" office:value="1978" table:style-name="ce178">
            <text:p>1978</text:p>
          </table:table-cell>
          <table:table-cell office:value-type="float" office:value="1979" table:style-name="ce178">
            <text:p>1979</text:p>
          </table:table-cell>
          <table:table-cell office:value-type="float" office:value="1980" table:style-name="ce178">
            <text:p>1980</text:p>
          </table:table-cell>
          <table:table-cell office:value-type="float" office:value="1981" table:style-name="ce178">
            <text:p>1981</text:p>
          </table:table-cell>
          <table:table-cell office:value-type="float" office:value="1982" table:style-name="ce178">
            <text:p>1982</text:p>
          </table:table-cell>
          <table:table-cell office:value-type="float" office:value="1983" table:style-name="ce178">
            <text:p>1983</text:p>
          </table:table-cell>
          <table:table-cell office:value-type="float" office:value="1984" table:style-name="ce178">
            <text:p>1984</text:p>
          </table:table-cell>
          <table:table-cell office:value-type="float" office:value="1985" table:style-name="ce178">
            <text:p>1985</text:p>
          </table:table-cell>
          <table:table-cell office:value-type="float" office:value="1986" table:style-name="ce178">
            <text:p>1986</text:p>
          </table:table-cell>
          <table:table-cell office:value-type="float" office:value="1987" table:style-name="ce178">
            <text:p>1987</text:p>
          </table:table-cell>
          <table:table-cell office:value-type="float" office:value="1988" table:style-name="ce178">
            <text:p>1988</text:p>
          </table:table-cell>
          <table:table-cell office:value-type="float" office:value="1989" table:style-name="ce178">
            <text:p>1989</text:p>
          </table:table-cell>
          <table:table-cell office:value-type="float" office:value="1990" table:style-name="ce178">
            <text:p>1990</text:p>
          </table:table-cell>
          <table:table-cell office:value-type="float" office:value="1991" table:style-name="ce178">
            <text:p>1991</text:p>
          </table:table-cell>
          <table:table-cell office:value-type="float" office:value="1992" table:style-name="ce178">
            <text:p>1992</text:p>
          </table:table-cell>
          <table:table-cell office:value-type="float" office:value="1993" table:style-name="ce178">
            <text:p>1993</text:p>
          </table:table-cell>
          <table:table-cell office:value-type="float" office:value="1994" table:style-name="ce178">
            <text:p>1994</text:p>
          </table:table-cell>
          <table:table-cell office:value-type="float" office:value="1995" table:style-name="ce178">
            <text:p>1995</text:p>
          </table:table-cell>
          <table:table-cell office:value-type="float" office:value="1996" table:style-name="ce178">
            <text:p>1996</text:p>
          </table:table-cell>
          <table:table-cell office:value-type="float" office:value="1997" table:style-name="ce178">
            <text:p>1997</text:p>
          </table:table-cell>
          <table:table-cell office:value-type="float" office:value="1998" table:style-name="ce178">
            <text:p>1998</text:p>
          </table:table-cell>
          <table:table-cell office:value-type="float" office:value="1999" table:style-name="ce178">
            <text:p>1999</text:p>
          </table:table-cell>
          <table:table-cell office:value-type="float" office:value="2000" table:style-name="ce178">
            <text:p>2000</text:p>
          </table:table-cell>
          <table:table-cell office:value-type="float" office:value="2001" table:style-name="ce178">
            <text:p>2001</text:p>
          </table:table-cell>
          <table:table-cell office:value-type="float" office:value="2002" table:style-name="ce178">
            <text:p>2002</text:p>
          </table:table-cell>
          <table:table-cell office:value-type="float" office:value="2003" table:style-name="ce178">
            <text:p>2003</text:p>
          </table:table-cell>
          <table:table-cell office:value-type="float" office:value="2004" table:style-name="ce178">
            <text:p>2004</text:p>
          </table:table-cell>
          <table:table-cell office:value-type="float" office:value="2005" table:style-name="ce178">
            <text:p>2005</text:p>
          </table:table-cell>
          <table:table-cell office:value-type="float" office:value="2006" table:style-name="ce178">
            <text:p>2006</text:p>
          </table:table-cell>
          <table:table-cell office:value-type="float" office:value="2007" table:style-name="ce178">
            <text:p>2007</text:p>
          </table:table-cell>
          <table:table-cell office:value-type="float" office:value="2008" table:style-name="ce178">
            <text:p>2008</text:p>
          </table:table-cell>
          <table:table-cell office:value-type="float" office:value="2009" table:style-name="ce78">
            <text:p>2009</text:p>
          </table:table-cell>
          <table:table-cell office:value-type="float" office:value="2010" table:style-name="ce78">
            <text:p>2010</text:p>
          </table:table-cell>
          <table:table-cell office:value-type="float" office:value="2011" table:style-name="ce78">
            <text:p>2011</text:p>
          </table:table-cell>
          <table:table-cell office:value-type="float" office:value="2012" table:style-name="ce78">
            <text:p>2012</text:p>
          </table:table-cell>
          <table:table-cell office:value-type="float" office:value="2013" table:style-name="ce78">
            <text:p>2013</text:p>
          </table:table-cell>
          <table:table-cell office:value-type="float" office:value="2014" table:style-name="ce178">
            <text:p>2014</text:p>
          </table:table-cell>
          <table:table-cell office:value-type="float" office:value="2015" table:style-name="ce78">
            <text:p>2015</text:p>
          </table:table-cell>
          <table:table-cell table:number-columns-repeated="10" table:style-name="ce78"/>
          <table:table-cell table:number-columns-repeated="16327" table:style-name="ce1"/>
        </table:table-row>
        <table:table-row table:style-name="ro3">
          <table:table-cell table:number-columns-repeated="4" table:style-name="ce179"/>
          <table:table-cell table:number-columns-repeated="35" table:style-name="ce191"/>
          <table:table-cell table:style-name="ce179"/>
          <table:table-cell table:number-columns-repeated="6" table:style-name="ce191"/>
          <table:table-cell office:value-type="string" table:style-name="ce191">
            <text:p>(provisional)</text:p>
          </table:table-cell>
          <table:table-cell table:number-columns-repeated="10" table:style-name="ce78"/>
          <table:table-cell table:number-columns-repeated="16327" table:style-name="ce1"/>
        </table:table-row>
        <table:table-row table:style-name="ro3">
          <table:table-cell office:value-type="string" table:style-name="ce172">
            <text:p>Production</text:p>
          </table:table-cell>
          <table:table-cell table:number-columns-repeated="56" table:style-name="ce78"/>
          <table:table-cell table:number-columns-repeated="16327" table:style-name="ce1"/>
        </table:table-row>
        <table:table-row table:style-name="ro3">
          <table:table-cell table:style-name="ce78"/>
          <table:table-cell office:value-type="string" table:style-name="ce78">
            <text:p>Area (thousand hectares):</text:p>
          </table:table-cell>
          <table:table-cell table:number-columns-repeated="2"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51.367999999999995" table:style-name="ce205">
            <text:p><text:s text:c="2"/>51</text:p>
          </table:table-cell>
          <table:table-cell office:value-type="float" office:value="49.69" table:style-name="ce205">
            <text:p><text:s text:c="2"/>50</text:p>
          </table:table-cell>
          <table:table-cell office:value-type="float" office:value="49.201799999999999" table:style-name="ce205">
            <text:p><text:s text:c="2"/>49</text:p>
          </table:table-cell>
          <table:table-cell office:value-type="float" office:value="48.427700000000009" table:style-name="ce205">
            <text:p><text:s text:c="2"/>48</text:p>
          </table:table-cell>
          <table:table-cell office:value-type="float" office:value="47.303699999999999" table:style-name="ce205">
            <text:p><text:s text:c="2"/>47</text:p>
          </table:table-cell>
          <table:table-cell office:value-type="float" office:value="46.968100000000007" table:style-name="ce205">
            <text:p><text:s text:c="2"/>47</text:p>
          </table:table-cell>
          <table:table-cell office:value-type="float" office:value="45.745999999999995" table:style-name="ce205">
            <text:p><text:s text:c="2"/>46</text:p>
          </table:table-cell>
          <table:table-cell office:value-type="float" office:value="43.846000000000004" table:style-name="ce205">
            <text:p><text:s text:c="2"/>44</text:p>
          </table:table-cell>
          <table:table-cell office:value-type="float" office:value="42.798000000000002" table:style-name="ce205">
            <text:p><text:s text:c="2"/>43</text:p>
          </table:table-cell>
          <table:table-cell office:value-type="float" office:value="42.210900000000002" table:style-name="ce205">
            <text:p><text:s text:c="2"/>42</text:p>
          </table:table-cell>
          <table:table-cell office:value-type="float" office:value="38.642400000000002" table:style-name="ce205">
            <text:p><text:s text:c="2"/>39</text:p>
          </table:table-cell>
          <table:table-cell office:value-type="float" office:value="38.335848473902132" table:style-name="ce205">
            <text:p><text:s text:c="2"/>38</text:p>
          </table:table-cell>
          <table:table-cell office:value-type="float" office:value="38.565330000000003" table:style-name="ce205">
            <text:p><text:s text:c="2"/>39</text:p>
          </table:table-cell>
          <table:table-cell office:value-type="float" office:value="35.881744999999995" table:style-name="ce205">
            <text:p><text:s text:c="2"/>36</text:p>
          </table:table-cell>
          <table:table-cell office:value-type="float" office:value="34.238769000000005" table:style-name="ce205">
            <text:p><text:s text:c="2"/>34</text:p>
          </table:table-cell>
          <table:table-cell office:value-type="float" office:value="33.38682" table:style-name="ce205">
            <text:p><text:s text:c="2"/>33</text:p>
          </table:table-cell>
          <table:table-cell office:value-type="float" office:value="33.313130000000001" table:style-name="ce205">
            <text:p><text:s text:c="2"/>33</text:p>
          </table:table-cell>
          <table:table-cell office:value-type="float" office:value="27.886782110921327" table:style-name="ce205">
            <text:p><text:s text:c="2"/>28</text:p>
          </table:table-cell>
          <table:table-cell office:value-type="float" office:value="26.951539185546494" table:style-name="ce205">
            <text:p><text:s text:c="2"/>27</text:p>
          </table:table-cell>
          <table:table-cell office:value-type="float" office:value="26.713259999999998" table:style-name="ce205">
            <text:p><text:s text:c="2"/>27</text:p>
          </table:table-cell>
          <table:table-cell office:value-type="float" office:value="27.61" table:style-name="ce205">
            <text:p><text:s text:c="2"/>28</text:p>
          </table:table-cell>
          <table:table-cell office:value-type="float" office:value="27.317754000000001" table:style-name="ce205">
            <text:p><text:s text:c="2"/>27</text:p>
          </table:table-cell>
          <table:table-cell office:value-type="float" office:value="26.920706474731826" table:style-name="ce205">
            <text:p><text:s text:c="2"/>27</text:p>
          </table:table-cell>
          <table:table-cell office:value-type="float" office:value="27.68247487598256" table:style-name="ce205">
            <text:p><text:s text:c="2"/>28</text:p>
          </table:table-cell>
          <table:table-cell office:value-type="float" office:value="27.993839369429153" table:style-name="ce205">
            <text:p><text:s text:c="2"/>28</text:p>
          </table:table-cell>
          <table:table-cell office:value-type="float" office:value="28.253013322892478" table:style-name="ce205">
            <text:p><text:s text:c="2"/>28</text:p>
          </table:table-cell>
          <table:table-cell office:value-type="float" office:value="28.534728369467246" table:style-name="ce205">
            <text:p><text:s text:c="2"/>29</text:p>
          </table:table-cell>
          <table:table-cell office:value-type="float" office:value="28.508415322124975" table:style-name="ce205">
            <text:p><text:s text:c="2"/>29</text:p>
          </table:table-cell>
          <table:table-cell office:value-type="float" office:value="28.591568649080987" table:style-name="ce205">
            <text:p><text:s text:c="2"/>29</text:p>
          </table:table-cell>
          <table:table-cell office:value-type="float" office:value="28.350304747964138" table:style-name="ce205">
            <text:p><text:s text:c="2"/>28</text:p>
          </table:table-cell>
          <table:table-cell office:value-type="float" office:value="28.698063546922867" table:style-name="ce196">
            <text:p>29</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2" table:style-name="ce78"/>
          <table:table-cell office:value-type="string" table:style-name="ce78">
            <text:p>of which:</text:p>
          </table:table-cell>
          <table:table-cell office:value-type="string" table:style-name="ce78">
            <text:p>orchard fruit (a)</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36.473999999999997" table:style-name="ce205">
            <text:p><text:s text:c="2"/>36</text:p>
          </table:table-cell>
          <table:table-cell office:value-type="float" office:value="35.604999999999997" table:style-name="ce205">
            <text:p><text:s text:c="2"/>36</text:p>
          </table:table-cell>
          <table:table-cell office:value-type="float" office:value="35.485099999999996" table:style-name="ce205">
            <text:p><text:s text:c="2"/>35</text:p>
          </table:table-cell>
          <table:table-cell office:value-type="float" office:value="34.505300000000005" table:style-name="ce205">
            <text:p><text:s text:c="2"/>35</text:p>
          </table:table-cell>
          <table:table-cell office:value-type="float" office:value="33.420099999999998" table:style-name="ce205">
            <text:p><text:s text:c="2"/>33</text:p>
          </table:table-cell>
          <table:table-cell office:value-type="float" office:value="32.422400000000003" table:style-name="ce205">
            <text:p><text:s text:c="2"/>32</text:p>
          </table:table-cell>
          <table:table-cell office:value-type="float" office:value="31.738" table:style-name="ce205">
            <text:p><text:s text:c="2"/>32</text:p>
          </table:table-cell>
          <table:table-cell office:value-type="float" office:value="30.798999999999999" table:style-name="ce205">
            <text:p><text:s text:c="2"/>31</text:p>
          </table:table-cell>
          <table:table-cell office:value-type="float" office:value="30.036999999999999" table:style-name="ce205">
            <text:p><text:s text:c="2"/>30</text:p>
          </table:table-cell>
          <table:table-cell office:value-type="float" office:value="29.855400000000003" table:style-name="ce205">
            <text:p><text:s text:c="2"/>30</text:p>
          </table:table-cell>
          <table:table-cell office:value-type="float" office:value="26.5853" table:style-name="ce205">
            <text:p><text:s text:c="2"/>27</text:p>
          </table:table-cell>
          <table:table-cell office:value-type="float" office:value="26.414964522702252" table:style-name="ce205">
            <text:p><text:s text:c="2"/>26</text:p>
          </table:table-cell>
          <table:table-cell office:value-type="float" office:value="27.73714" table:style-name="ce205">
            <text:p><text:s text:c="2"/>28</text:p>
          </table:table-cell>
          <table:table-cell office:value-type="float" office:value="26.719904999999997" table:style-name="ce205">
            <text:p><text:s text:c="2"/>27</text:p>
          </table:table-cell>
          <table:table-cell office:value-type="float" office:value="25.337580000000003" table:style-name="ce205">
            <text:p><text:s text:c="2"/>25</text:p>
          </table:table-cell>
          <table:table-cell office:value-type="float" office:value="24.454080000000001" table:style-name="ce205">
            <text:p><text:s text:c="2"/>24</text:p>
          </table:table-cell>
          <table:table-cell office:value-type="float" office:value="24.248259999999998" table:style-name="ce205">
            <text:p><text:s text:c="2"/>24</text:p>
          </table:table-cell>
          <table:table-cell office:value-type="float" office:value="20.202974110921328" table:style-name="ce205">
            <text:p><text:s text:c="2"/>20</text:p>
          </table:table-cell>
          <table:table-cell office:value-type="float" office:value="19.004683999999997" table:style-name="ce205">
            <text:p><text:s text:c="2"/>19</text:p>
          </table:table-cell>
          <table:table-cell office:value-type="float" office:value="18.2578" table:style-name="ce205">
            <text:p><text:s text:c="2"/>18</text:p>
          </table:table-cell>
          <table:table-cell office:value-type="float" office:value="18.841999999999999" table:style-name="ce205">
            <text:p><text:s text:c="2"/>19</text:p>
          </table:table-cell>
          <table:table-cell office:value-type="float" office:value="18.395" table:style-name="ce205">
            <text:p><text:s text:c="2"/>18</text:p>
          </table:table-cell>
          <table:table-cell office:value-type="float" office:value="17.713999999999999" table:style-name="ce205">
            <text:p><text:s text:c="2"/>18</text:p>
          </table:table-cell>
          <table:table-cell office:value-type="float" office:value="18.260000000000002" table:style-name="ce205">
            <text:p><text:s text:c="2"/>18</text:p>
          </table:table-cell>
          <table:table-cell office:value-type="float" office:value="18.366599999999998" table:style-name="ce205">
            <text:p><text:s text:c="2"/>18</text:p>
          </table:table-cell>
          <table:table-cell office:value-type="float" office:value="18.570218425479354" table:style-name="ce205">
            <text:p><text:s text:c="2"/>19</text:p>
          </table:table-cell>
          <table:table-cell office:value-type="float" office:value="18.825105248766434" table:style-name="ce205">
            <text:p><text:s text:c="2"/>19</text:p>
          </table:table-cell>
          <table:table-cell office:value-type="float" office:value="18.885361777958899" table:style-name="ce205">
            <text:p><text:s text:c="2"/>19</text:p>
          </table:table-cell>
          <table:table-cell office:value-type="float" office:value="19.007399999999997" table:style-name="ce205">
            <text:p><text:s text:c="2"/>19</text:p>
          </table:table-cell>
          <table:table-cell office:value-type="float" office:value="18.944414500000001" table:style-name="ce205">
            <text:p><text:s text:c="2"/>19</text:p>
          </table:table-cell>
          <table:table-cell office:value-type="float" office:value="19.215779999999999" table:style-name="ce196">
            <text:p>19</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3" table:style-name="ce78"/>
          <table:table-cell office:value-type="string" table:style-name="ce78">
            <text:p>soft fruit (b)</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14.894" table:style-name="ce205">
            <text:p><text:s text:c="2"/>15</text:p>
          </table:table-cell>
          <table:table-cell office:value-type="float" office:value="14.085000000000001" table:style-name="ce205">
            <text:p><text:s text:c="2"/>14</text:p>
          </table:table-cell>
          <table:table-cell office:value-type="float" office:value="13.716700000000001" table:style-name="ce205">
            <text:p><text:s text:c="2"/>14</text:p>
          </table:table-cell>
          <table:table-cell office:value-type="float" office:value="13.922400000000001" table:style-name="ce205">
            <text:p><text:s text:c="2"/>14</text:p>
          </table:table-cell>
          <table:table-cell office:value-type="float" office:value="13.883599999999999" table:style-name="ce205">
            <text:p><text:s text:c="2"/>14</text:p>
          </table:table-cell>
          <table:table-cell office:value-type="float" office:value="14.5457" table:style-name="ce205">
            <text:p><text:s text:c="2"/>15</text:p>
          </table:table-cell>
          <table:table-cell office:value-type="float" office:value="14.007999999999999" table:style-name="ce205">
            <text:p><text:s text:c="2"/>14</text:p>
          </table:table-cell>
          <table:table-cell office:value-type="float" office:value="13.047000000000001" table:style-name="ce205">
            <text:p><text:s text:c="2"/>13</text:p>
          </table:table-cell>
          <table:table-cell office:value-type="float" office:value="12.760999999999999" table:style-name="ce205">
            <text:p><text:s text:c="2"/>13</text:p>
          </table:table-cell>
          <table:table-cell office:value-type="float" office:value="12.355499999999999" table:style-name="ce205">
            <text:p><text:s text:c="2"/>12</text:p>
          </table:table-cell>
          <table:table-cell office:value-type="float" office:value="12.0571" table:style-name="ce205">
            <text:p><text:s text:c="2"/>12</text:p>
          </table:table-cell>
          <table:table-cell office:value-type="float" office:value="11.920883951199883" table:style-name="ce205">
            <text:p><text:s text:c="2"/>12</text:p>
          </table:table-cell>
          <table:table-cell office:value-type="float" office:value="10.828189999999999" table:style-name="ce205">
            <text:p><text:s text:c="2"/>11</text:p>
          </table:table-cell>
          <table:table-cell office:value-type="float" office:value="9.161839999999998" table:style-name="ce205">
            <text:p><text:s text:c="2"/>9</text:p>
          </table:table-cell>
          <table:table-cell office:value-type="float" office:value="8.9011890000000005" table:style-name="ce205">
            <text:p><text:s text:c="2"/>9</text:p>
          </table:table-cell>
          <table:table-cell office:value-type="float" office:value="8.932739999999999" table:style-name="ce205">
            <text:p><text:s text:c="2"/>9</text:p>
          </table:table-cell>
          <table:table-cell office:value-type="float" office:value="9.0648700000000009" table:style-name="ce205">
            <text:p><text:s text:c="2"/>9</text:p>
          </table:table-cell>
          <table:table-cell office:value-type="float" office:value="7.683808" table:style-name="ce205">
            <text:p><text:s text:c="2"/>8</text:p>
          </table:table-cell>
          <table:table-cell office:value-type="float" office:value="7.9468551855464975" table:style-name="ce205">
            <text:p><text:s text:c="2"/>8</text:p>
          </table:table-cell>
          <table:table-cell office:value-type="float" office:value="8.4554600000000004" table:style-name="ce205">
            <text:p><text:s text:c="2"/>8</text:p>
          </table:table-cell>
          <table:table-cell office:value-type="float" office:value="8.7680000000000007" table:style-name="ce205">
            <text:p><text:s text:c="2"/>9</text:p>
          </table:table-cell>
          <table:table-cell office:value-type="float" office:value="8.9227540000000012" table:style-name="ce205">
            <text:p><text:s text:c="2"/>9</text:p>
          </table:table-cell>
          <table:table-cell office:value-type="float" office:value="9.2067064747318277" table:style-name="ce205">
            <text:p><text:s text:c="2"/>9</text:p>
          </table:table-cell>
          <table:table-cell office:value-type="float" office:value="9.4224748759825587" table:style-name="ce205">
            <text:p><text:s text:c="2"/>9</text:p>
          </table:table-cell>
          <table:table-cell office:value-type="float" office:value="9.6272393694291534" table:style-name="ce205">
            <text:p><text:s text:c="2"/>10</text:p>
          </table:table-cell>
          <table:table-cell office:value-type="float" office:value="9.6827948974131246" table:style-name="ce205">
            <text:p><text:s text:c="2"/>10</text:p>
          </table:table-cell>
          <table:table-cell office:value-type="float" office:value="9.7096231207008099" table:style-name="ce205">
            <text:p><text:s text:c="2"/>10</text:p>
          </table:table-cell>
          <table:table-cell office:value-type="float" office:value="9.6230535441660781" table:style-name="ce205">
            <text:p><text:s text:c="2"/>10</text:p>
          </table:table-cell>
          <table:table-cell office:value-type="float" office:value="9.5841686490809899" table:style-name="ce205">
            <text:p><text:s text:c="2"/>10</text:p>
          </table:table-cell>
          <table:table-cell office:value-type="float" office:value="9.4058902479641358" table:style-name="ce205">
            <text:p><text:s text:c="2"/>9</text:p>
          </table:table-cell>
          <table:table-cell office:value-type="float" office:value="9.4822835469228686" table:style-name="ce196">
            <text:p>9</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style-name="ce179"/>
          <table:table-cell office:value-type="string" table:style-name="ce179">
            <text:p>End year stocks (c)</text:p>
          </table:table-cell>
          <table:table-cell table:number-columns-repeated="2" table:style-name="ce179"/>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table:number-columns-repeated="2" table:style-name="ce209"/>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float" office:value="124.53208899999998" table:style-name="ce209">
            <text:p><text:s text:c="2"/>125</text:p>
          </table:table-cell>
          <table:table-cell office:value-type="float" office:value="117.29123542523354" table:style-name="ce209">
            <text:p><text:s text:c="2"/>117</text:p>
          </table:table-cell>
          <table:table-cell office:value-type="float" office:value="92.391184842473379" table:style-name="ce209">
            <text:p><text:s text:c="2"/>92</text:p>
          </table:table-cell>
          <table:table-cell office:value-type="float" office:value="105.36815200084263" table:style-name="ce209">
            <text:p><text:s text:c="2"/>105</text:p>
          </table:table-cell>
          <table:table-cell office:value-type="float" office:value="48.8809143988843" table:style-name="ce209">
            <text:p><text:s text:c="2"/>49</text:p>
          </table:table-cell>
          <table:table-cell office:value-type="float" office:value="93.258010472201292" table:style-name="ce209">
            <text:p><text:s text:c="2"/>93</text:p>
          </table:table-cell>
          <table:table-cell office:value-type="float" office:value="73.459177781963788" table:style-name="ce209">
            <text:p><text:s text:c="2"/>73</text:p>
          </table:table-cell>
          <table:table-cell office:value-type="float" office:value="79.236699382585215" table:style-name="ce209">
            <text:p><text:s text:c="2"/>79</text:p>
          </table:table-cell>
          <table:table-cell office:value-type="float" office:value="81.663324058715915" table:style-name="ce209">
            <text:p><text:s text:c="2"/>82</text:p>
          </table:table-cell>
          <table:table-cell office:value-type="float" office:value="62.345276417596182" table:style-name="ce209">
            <text:p><text:s text:c="2"/>62</text:p>
          </table:table-cell>
          <table:table-cell office:value-type="float" office:value="61.486637227975514" table:style-name="ce209">
            <text:p><text:s text:c="2"/>61</text:p>
          </table:table-cell>
          <table:table-cell office:value-type="float" office:value="81.349212852803021" table:style-name="ce209">
            <text:p><text:s text:c="2"/>81</text:p>
          </table:table-cell>
          <table:table-cell office:value-type="float" office:value="90.07447980813906" table:style-name="ce209">
            <text:p><text:s text:c="2"/>90</text:p>
          </table:table-cell>
          <table:table-cell office:value-type="float" office:value="59.497692210952934" table:style-name="ce209">
            <text:p><text:s text:c="2"/>59</text:p>
          </table:table-cell>
          <table:table-cell office:value-type="float" office:value="68.559114463105871" table:style-name="ce209">
            <text:p><text:s text:c="2"/>69</text:p>
          </table:table-cell>
          <table:table-cell office:value-type="float" office:value="63.541524574317371" table:style-name="ce209">
            <text:p><text:s text:c="2"/>64</text:p>
          </table:table-cell>
          <table:table-cell office:value-type="float" office:value="69.504149080726805" table:style-name="ce209">
            <text:p><text:s text:c="2"/>70</text:p>
          </table:table-cell>
          <table:table-cell office:value-type="float" office:value="65.694288188932987" table:style-name="ce209">
            <text:p><text:s text:c="2"/>66</text:p>
          </table:table-cell>
          <table:table-cell office:value-type="float" office:value="63.512049997863599" table:style-name="ce209">
            <text:p><text:s text:c="2"/>64</text:p>
          </table:table-cell>
          <table:table-cell office:value-type="float" office:value="58.063983375370597" table:style-name="ce209">
            <text:p><text:s text:c="2"/>58</text:p>
          </table:table-cell>
          <table:table-cell office:value-type="float" office:value="80.005169071967572" table:style-name="ce209">
            <text:p><text:s text:c="2"/>80</text:p>
          </table:table-cell>
          <table:table-cell office:value-type="float" office:value="70.648967623717184" table:style-name="ce209">
            <text:p><text:s text:c="2"/>71</text:p>
          </table:table-cell>
          <table:table-cell office:value-type="float" office:value="71.221472867333247" table:style-name="ce239">
            <text:p>71</text:p>
          </table:table-cell>
          <table:table-cell table:style-name="ce78"/>
          <table:table-cell table:style-name="ce238"/>
          <table:table-cell table:number-columns-repeated="8" table:style-name="ce78"/>
          <table:table-cell table:number-columns-repeated="16327" table:style-name="ce1"/>
        </table:table-row>
        <table:table-row table:style-name="ro3">
          <table:table-cell office:value-type="string" table:style-name="ce172">
            <text:p>Value of production (£ million) (d):</text:p>
          </table:table-cell>
          <table:table-cell table:number-columns-repeated="3" table:style-name="ce172"/>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208.50899999999999" table:style-name="ce205">
            <text:p><text:s text:c="2"/>209</text:p>
          </table:table-cell>
          <table:table-cell office:value-type="float" office:value="235.554" table:style-name="ce205">
            <text:p><text:s text:c="2"/>236</text:p>
          </table:table-cell>
          <table:table-cell office:value-type="float" office:value="218.197" table:style-name="ce205">
            <text:p><text:s text:c="2"/>218</text:p>
          </table:table-cell>
          <table:table-cell office:value-type="float" office:value="234.26050059462767" table:style-name="ce205">
            <text:p><text:s text:c="2"/>234</text:p>
          </table:table-cell>
          <table:table-cell office:value-type="float" office:value="264.17452513820729" table:style-name="ce205">
            <text:p><text:s text:c="2"/>264</text:p>
          </table:table-cell>
          <table:table-cell office:value-type="float" office:value="259.82800211444697" table:style-name="ce205">
            <text:p><text:s text:c="2"/>260</text:p>
          </table:table-cell>
          <table:table-cell office:value-type="float" office:value="283.36982758081211" table:style-name="ce205">
            <text:p><text:s text:c="2"/>283</text:p>
          </table:table-cell>
          <table:table-cell office:value-type="float" office:value="281.47565822404823" table:style-name="ce205">
            <text:p><text:s text:c="2"/>281</text:p>
          </table:table-cell>
          <table:table-cell office:value-type="float" office:value="272.680004949394" table:style-name="ce205">
            <text:p><text:s text:c="2"/>273</text:p>
          </table:table-cell>
          <table:table-cell office:value-type="float" office:value="246.63937709834528" table:style-name="ce205">
            <text:p><text:s text:c="2"/>247</text:p>
          </table:table-cell>
          <table:table-cell office:value-type="float" office:value="257.56973104797305" table:style-name="ce205">
            <text:p><text:s text:c="2"/>258</text:p>
          </table:table-cell>
          <table:table-cell office:value-type="float" office:value="291.98897202482101" table:style-name="ce205">
            <text:p><text:s text:c="2"/>292</text:p>
          </table:table-cell>
          <table:table-cell office:value-type="float" office:value="198.54611427410984" table:style-name="ce205">
            <text:p><text:s text:c="2"/>199</text:p>
          </table:table-cell>
          <table:table-cell office:value-type="float" office:value="258.7506183020954" table:style-name="ce205">
            <text:p><text:s text:c="2"/>259</text:p>
          </table:table-cell>
          <table:table-cell office:value-type="float" office:value="256.92710250846983" table:style-name="ce205">
            <text:p><text:s text:c="2"/>257</text:p>
          </table:table-cell>
          <table:table-cell office:value-type="float" office:value="232.20281410854463" table:style-name="ce205">
            <text:p><text:s text:c="2"/>232</text:p>
          </table:table-cell>
          <table:table-cell office:value-type="float" office:value="238.79221013169536" table:style-name="ce205">
            <text:p><text:s text:c="2"/>239</text:p>
          </table:table-cell>
          <table:table-cell office:value-type="float" office:value="251.1532367680928" table:style-name="ce205">
            <text:p><text:s text:c="2"/>251</text:p>
          </table:table-cell>
          <table:table-cell office:value-type="float" office:value="310.2987233735829" table:style-name="ce205">
            <text:p><text:s text:c="2"/>310</text:p>
          </table:table-cell>
          <table:table-cell office:value-type="float" office:value="318.12142876141183" table:style-name="ce205">
            <text:p><text:s text:c="2"/>318</text:p>
          </table:table-cell>
          <table:table-cell office:value-type="float" office:value="389.85206593802297" table:style-name="ce205">
            <text:p><text:s text:c="2"/>390</text:p>
          </table:table-cell>
          <table:table-cell office:value-type="float" office:value="376.09539482248988" table:style-name="ce205">
            <text:p><text:s text:c="2"/>376</text:p>
          </table:table-cell>
          <table:table-cell office:value-type="float" office:value="458.69160113654067" table:style-name="ce205">
            <text:p><text:s text:c="2"/>459</text:p>
          </table:table-cell>
          <table:table-cell office:value-type="float" office:value="534.68933900237084" table:style-name="ce205">
            <text:p><text:s text:c="2"/>535</text:p>
          </table:table-cell>
          <table:table-cell office:value-type="float" office:value="570.43388701958941" table:style-name="ce205">
            <text:p><text:s text:c="2"/>570</text:p>
          </table:table-cell>
          <table:table-cell office:value-type="float" office:value="584.57996735797121" table:style-name="ce205">
            <text:p><text:s text:c="2"/>585</text:p>
          </table:table-cell>
          <table:table-cell office:value-type="float" office:value="604.46807650384108" table:style-name="ce205">
            <text:p><text:s text:c="2"/>604</text:p>
          </table:table-cell>
          <table:table-cell office:value-type="float" office:value="576" table:style-name="ce205">
            <text:p><text:s text:c="2"/>576</text:p>
          </table:table-cell>
          <table:table-cell office:value-type="float" office:value="602.09210412965365" table:style-name="ce205">
            <text:p><text:s text:c="2"/>602</text:p>
          </table:table-cell>
          <table:table-cell office:value-type="float" office:value="628.65330886324227" table:style-name="ce224">
            <text:p>629</text:p>
          </table:table-cell>
          <table:table-cell office:value-type="float" office:value="695.23441303742902" table:style-name="ce196">
            <text:p>695</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2" table:style-name="ce78"/>
          <table:table-cell office:value-type="string" table:style-name="ce78">
            <text:p>of which:</text:p>
          </table:table-cell>
          <table:table-cell office:value-type="string" table:style-name="ce78">
            <text:p>orchard fruit</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108.69699999999999" table:style-name="ce205">
            <text:p><text:s text:c="2"/>109</text:p>
          </table:table-cell>
          <table:table-cell office:value-type="float" office:value="123.61800000000001" table:style-name="ce205">
            <text:p><text:s text:c="2"/>124</text:p>
          </table:table-cell>
          <table:table-cell office:value-type="float" office:value="109.369" table:style-name="ce205">
            <text:p><text:s text:c="2"/>109</text:p>
          </table:table-cell>
          <table:table-cell office:value-type="float" office:value="116.18111122462767" table:style-name="ce205">
            <text:p><text:s text:c="2"/>116</text:p>
          </table:table-cell>
          <table:table-cell office:value-type="float" office:value="151.17796639412833" table:style-name="ce205">
            <text:p><text:s text:c="2"/>151</text:p>
          </table:table-cell>
          <table:table-cell office:value-type="float" office:value="143.88698773006183" table:style-name="ce205">
            <text:p><text:s text:c="2"/>144</text:p>
          </table:table-cell>
          <table:table-cell office:value-type="float" office:value="165.2045815964392" table:style-name="ce205">
            <text:p><text:s text:c="2"/>165</text:p>
          </table:table-cell>
          <table:table-cell office:value-type="float" office:value="138.36808911135626" table:style-name="ce205">
            <text:p><text:s text:c="2"/>138</text:p>
          </table:table-cell>
          <table:table-cell office:value-type="float" office:value="115.46325166583539" table:style-name="ce205">
            <text:p><text:s text:c="2"/>115</text:p>
          </table:table-cell>
          <table:table-cell office:value-type="float" office:value="121.94949357238458" table:style-name="ce205">
            <text:p><text:s text:c="2"/>122</text:p>
          </table:table-cell>
          <table:table-cell office:value-type="float" office:value="118.45689693755547" table:style-name="ce205">
            <text:p><text:s text:c="2"/>118</text:p>
          </table:table-cell>
          <table:table-cell office:value-type="float" office:value="134.34011084948298" table:style-name="ce205">
            <text:p><text:s text:c="2"/>134</text:p>
          </table:table-cell>
          <table:table-cell office:value-type="float" office:value="79.904739284082225" table:style-name="ce205">
            <text:p><text:s text:c="2"/>80</text:p>
          </table:table-cell>
          <table:table-cell office:value-type="float" office:value="126.24112813091729" table:style-name="ce205">
            <text:p><text:s text:c="2"/>126</text:p>
          </table:table-cell>
          <table:table-cell office:value-type="float" office:value="106.26856012863732" table:style-name="ce205">
            <text:p><text:s text:c="2"/>106</text:p>
          </table:table-cell>
          <table:table-cell office:value-type="float" office:value="82.990578690531834" table:style-name="ce205">
            <text:p><text:s text:c="2"/>83</text:p>
          </table:table-cell>
          <table:table-cell office:value-type="float" office:value="95.191750746579487" table:style-name="ce205">
            <text:p><text:s text:c="2"/>95</text:p>
          </table:table-cell>
          <table:table-cell office:value-type="float" office:value="84.669470322848426" table:style-name="ce205">
            <text:p><text:s text:c="2"/>85</text:p>
          </table:table-cell>
          <table:table-cell office:value-type="float" office:value="102.42639939315147" table:style-name="ce205">
            <text:p><text:s text:c="2"/>102</text:p>
          </table:table-cell>
          <table:table-cell office:value-type="float" office:value="106.09707346239051" table:style-name="ce205">
            <text:p><text:s text:c="2"/>106</text:p>
          </table:table-cell>
          <table:table-cell office:value-type="float" office:value="116.47361346675066" table:style-name="ce205">
            <text:p><text:s text:c="2"/>116</text:p>
          </table:table-cell>
          <table:table-cell office:value-type="float" office:value="116.80606164654361" table:style-name="ce205">
            <text:p><text:s text:c="2"/>117</text:p>
          </table:table-cell>
          <table:table-cell office:value-type="float" office:value="139.91132216992827" table:style-name="ce205">
            <text:p><text:s text:c="2"/>140</text:p>
          </table:table-cell>
          <table:table-cell office:value-type="float" office:value="144.55028645888942" table:style-name="ce205">
            <text:p><text:s text:c="2"/>145</text:p>
          </table:table-cell>
          <table:table-cell office:value-type="float" office:value="147.0991165009433" table:style-name="ce205">
            <text:p><text:s text:c="2"/>147</text:p>
          </table:table-cell>
          <table:table-cell office:value-type="float" office:value="143.76648192932041" table:style-name="ce205">
            <text:p><text:s text:c="2"/>144</text:p>
          </table:table-cell>
          <table:table-cell office:value-type="float" office:value="153.08734570244286" table:style-name="ce205">
            <text:p><text:s text:c="2"/>153</text:p>
          </table:table-cell>
          <table:table-cell office:value-type="float" office:value="153.55794521178771" table:style-name="ce205">
            <text:p><text:s text:c="2"/>154</text:p>
          </table:table-cell>
          <table:table-cell office:value-type="float" office:value="183.5004939573675" table:style-name="ce205">
            <text:p><text:s text:c="2"/>184</text:p>
          </table:table-cell>
          <table:table-cell office:value-type="float" office:value="179.77137750627236" table:style-name="ce205">
            <text:p><text:s text:c="2"/>180</text:p>
          </table:table-cell>
          <table:table-cell office:value-type="float" office:value="185.37156227109409" table:style-name="ce196">
            <text:p>185</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3" table:style-name="ce78"/>
          <table:table-cell office:value-type="string" table:style-name="ce78">
            <text:p>soft fruit<text:s/></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99.3" table:style-name="ce205">
            <text:p><text:s text:c="2"/>99</text:p>
          </table:table-cell>
          <table:table-cell office:value-type="float" office:value="111.419" table:style-name="ce205">
            <text:p><text:s text:c="2"/>111</text:p>
          </table:table-cell>
          <table:table-cell office:value-type="float" office:value="108.34" table:style-name="ce205">
            <text:p><text:s text:c="2"/>108</text:p>
          </table:table-cell>
          <table:table-cell office:value-type="float" office:value="117.81738937000001" table:style-name="ce205">
            <text:p><text:s text:c="2"/>118</text:p>
          </table:table-cell>
          <table:table-cell office:value-type="float" office:value="112.82355874407888" table:style-name="ce205">
            <text:p><text:s text:c="2"/>113</text:p>
          </table:table-cell>
          <table:table-cell office:value-type="float" office:value="115.53407623815774" table:style-name="ce205">
            <text:p><text:s text:c="2"/>116</text:p>
          </table:table-cell>
          <table:table-cell office:value-type="float" office:value="117.25423441162103" table:style-name="ce205">
            <text:p><text:s text:c="2"/>117</text:p>
          </table:table-cell>
          <table:table-cell office:value-type="float" office:value="141.8116956294142" table:style-name="ce205">
            <text:p><text:s text:c="2"/>142</text:p>
          </table:table-cell>
          <table:table-cell office:value-type="float" office:value="154.9125941704115" table:style-name="ce205">
            <text:p><text:s text:c="2"/>155</text:p>
          </table:table-cell>
          <table:table-cell office:value-type="float" office:value="121.47111621205026" table:style-name="ce205">
            <text:p><text:s text:c="2"/>121</text:p>
          </table:table-cell>
          <table:table-cell office:value-type="float" office:value="135.43455539783074" table:style-name="ce205">
            <text:p><text:s text:c="2"/>135</text:p>
          </table:table-cell>
          <table:table-cell office:value-type="float" office:value="150.09870165715398" table:style-name="ce205">
            <text:p><text:s text:c="2"/>150</text:p>
          </table:table-cell>
          <table:table-cell office:value-type="float" office:value="110.89948672690734" table:style-name="ce205">
            <text:p><text:s text:c="2"/>111</text:p>
          </table:table-cell>
          <table:table-cell office:value-type="float" office:value="124.92381338129108" table:style-name="ce205">
            <text:p><text:s text:c="2"/>125</text:p>
          </table:table-cell>
          <table:table-cell office:value-type="float" office:value="139.95575077142217" table:style-name="ce205">
            <text:p><text:s text:c="2"/>140</text:p>
          </table:table-cell>
          <table:table-cell office:value-type="float" office:value="136.66181860382062" table:style-name="ce205">
            <text:p><text:s text:c="2"/>137</text:p>
          </table:table-cell>
          <table:table-cell office:value-type="float" office:value="126.86975662367318" table:style-name="ce205">
            <text:p><text:s text:c="2"/>127</text:p>
          </table:table-cell>
          <table:table-cell office:value-type="float" office:value="142.91000644524433" table:style-name="ce205">
            <text:p><text:s text:c="2"/>143</text:p>
          </table:table-cell>
          <table:table-cell office:value-type="float" office:value="175.07614398043134" table:style-name="ce205">
            <text:p><text:s text:c="2"/>175</text:p>
          </table:table-cell>
          <table:table-cell office:value-type="float" office:value="170.58337219692049" table:style-name="ce205">
            <text:p><text:s text:c="2"/>171</text:p>
          </table:table-cell>
          <table:table-cell office:value-type="float" office:value="239.15601849438337" table:style-name="ce205">
            <text:p><text:s text:c="2"/>239</text:p>
          </table:table-cell>
          <table:table-cell office:value-type="float" office:value="223.36081302429849" table:style-name="ce205">
            <text:p><text:s text:c="2"/>223</text:p>
          </table:table-cell>
          <table:table-cell office:value-type="float" office:value="276.71108610413273" table:style-name="ce205">
            <text:p><text:s text:c="2"/>277</text:p>
          </table:table-cell>
          <table:table-cell office:value-type="float" office:value="342.83340878208526" table:style-name="ce205">
            <text:p><text:s text:c="2"/>343</text:p>
          </table:table-cell>
          <table:table-cell office:value-type="float" office:value="374.85009756626249" table:style-name="ce205">
            <text:p><text:s text:c="2"/>375</text:p>
          </table:table-cell>
          <table:table-cell office:value-type="float" office:value="392.34303066873679" table:style-name="ce205">
            <text:p><text:s text:c="2"/>392</text:p>
          </table:table-cell>
          <table:table-cell office:value-type="float" office:value="399.02400156278441" table:style-name="ce205">
            <text:p><text:s text:c="2"/>399</text:p>
          </table:table-cell>
          <table:table-cell office:value-type="float" office:value="364.35777427527847" table:style-name="ce205">
            <text:p><text:s text:c="2"/>364</text:p>
          </table:table-cell>
          <table:table-cell office:value-type="float" office:value="352.58172957154147" table:style-name="ce205">
            <text:p><text:s text:c="2"/>353</text:p>
          </table:table-cell>
          <table:table-cell office:value-type="float" office:value="391.57475020425596" table:style-name="ce205">
            <text:p><text:s text:c="2"/>392</text:p>
          </table:table-cell>
          <table:table-cell office:value-type="float" office:value="458.54385076633503" table:style-name="ce196">
            <text:p>459</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2" table:style-name="ce78"/>
          <table:table-cell office:value-type="string" table:style-name="ce78">
            <text:p>of which:</text:p>
          </table:table-cell>
          <table:table-cell office:value-type="string" table:style-name="ce78">
            <text:p>sales</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212.90899999999999" table:style-name="ce205">
            <text:p><text:s text:c="2"/>213</text:p>
          </table:table-cell>
          <table:table-cell office:value-type="float" office:value="233.35400000000001" table:style-name="ce205">
            <text:p><text:s text:c="2"/>233</text:p>
          </table:table-cell>
          <table:table-cell office:value-type="float" office:value="223.89699999999999" table:style-name="ce205">
            <text:p><text:s text:c="2"/>224</text:p>
          </table:table-cell>
          <table:table-cell office:value-type="float" office:value="236.26050059462767" table:style-name="ce205">
            <text:p><text:s text:c="2"/>236</text:p>
          </table:table-cell>
          <table:table-cell office:value-type="float" office:value="260.17452513820729" table:style-name="ce205">
            <text:p><text:s text:c="2"/>260</text:p>
          </table:table-cell>
          <table:table-cell office:value-type="float" office:value="268.12800211444699" table:style-name="ce205">
            <text:p><text:s text:c="2"/>268</text:p>
          </table:table-cell>
          <table:table-cell office:value-type="float" office:value="282.92381600806016" table:style-name="ce205">
            <text:p><text:s text:c="2"/>283</text:p>
          </table:table-cell>
          <table:table-cell office:value-type="float" office:value="270.15962345044784" table:style-name="ce205">
            <text:p><text:s text:c="2"/>270</text:p>
          </table:table-cell>
          <table:table-cell office:value-type="float" office:value="273.96369594094517" table:style-name="ce205">
            <text:p><text:s text:c="2"/>274</text:p>
          </table:table-cell>
          <table:table-cell office:value-type="float" office:value="249.81701326801999" table:style-name="ce205">
            <text:p><text:s text:c="2"/>250</text:p>
          </table:table-cell>
          <table:table-cell office:value-type="float" office:value="268.81337151922742" table:style-name="ce205">
            <text:p><text:s text:c="2"/>269</text:p>
          </table:table-cell>
          <table:table-cell office:value-type="float" office:value="285.52915525121114" table:style-name="ce205">
            <text:p><text:s text:c="2"/>286</text:p>
          </table:table-cell>
          <table:table-cell office:value-type="float" office:value="228.23210585985495" table:style-name="ce205">
            <text:p><text:s text:c="2"/>228</text:p>
          </table:table-cell>
          <table:table-cell office:value-type="float" office:value="234.27346922888577" table:style-name="ce205">
            <text:p><text:s text:c="2"/>234</text:p>
          </table:table-cell>
          <table:table-cell office:value-type="float" office:value="264.76125676501687" table:style-name="ce205">
            <text:p><text:s text:c="2"/>265</text:p>
          </table:table-cell>
          <table:table-cell office:value-type="float" office:value="230.16094890722638" table:style-name="ce205">
            <text:p><text:s text:c="2"/>230</text:p>
          </table:table-cell>
          <table:table-cell office:value-type="float" office:value="237.678782085514" table:style-name="ce205">
            <text:p><text:s text:c="2"/>238</text:p>
          </table:table-cell>
          <table:table-cell office:value-type="float" office:value="259.51947479500819" table:style-name="ce205">
            <text:p><text:s text:c="2"/>260</text:p>
          </table:table-cell>
          <table:table-cell office:value-type="float" office:value="308.86520491824092" table:style-name="ce205">
            <text:p><text:s text:c="2"/>309</text:p>
          </table:table-cell>
          <table:table-cell office:value-type="float" office:value="308.67433076564402" table:style-name="ce205">
            <text:p><text:s text:c="2"/>309</text:p>
          </table:table-cell>
          <table:table-cell office:value-type="float" office:value="385.84847929775941" table:style-name="ce205">
            <text:p><text:s text:c="2"/>386</text:p>
          </table:table-cell>
          <table:table-cell office:value-type="float" office:value="391.96545613389964" table:style-name="ce205">
            <text:p><text:s text:c="2"/>392</text:p>
          </table:table-cell>
          <table:table-cell office:value-type="float" office:value="452.95719765040957" table:style-name="ce205">
            <text:p><text:s text:c="2"/>453</text:p>
          </table:table-cell>
          <table:table-cell office:value-type="float" office:value="538.0169299902276" table:style-name="ce205">
            <text:p><text:s text:c="2"/>538</text:p>
          </table:table-cell>
          <table:table-cell office:value-type="float" office:value="566.86133033384499" table:style-name="ce205">
            <text:p><text:s text:c="2"/>567</text:p>
          </table:table-cell>
          <table:table-cell office:value-type="float" office:value="586.4727012879747" table:style-name="ce205">
            <text:p><text:s text:c="2"/>586</text:p>
          </table:table-cell>
          <table:table-cell office:value-type="float" office:value="605.63929628746007" table:style-name="ce205">
            <text:p><text:s text:c="2"/>606</text:p>
          </table:table-cell>
          <table:table-cell office:value-type="float" office:value="580" table:style-name="ce205">
            <text:p><text:s text:c="2"/>580</text:p>
          </table:table-cell>
          <table:table-cell office:value-type="float" office:value="584.49725414497073" table:style-name="ce205">
            <text:p><text:s text:c="2"/>584</text:p>
          </table:table-cell>
          <table:table-cell office:value-type="float" office:value="634.32308078086055" table:style-name="ce205">
            <text:p><text:s text:c="2"/>634</text:p>
          </table:table-cell>
          <table:table-cell office:value-type="float" office:value="695.23441303742902" table:style-name="ce196">
            <text:p>695</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3" table:style-name="ce78"/>
          <table:table-cell office:value-type="string" table:style-name="ce78">
            <text:p>change in stocks (c)</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4.4000000000000004" table:style-name="ce205">
            <text:p>- <text:s/>4</text:p>
          </table:table-cell>
          <table:table-cell office:value-type="float" office:value="2.2000000000000002" table:style-name="ce205">
            <text:p><text:s text:c="2"/>2</text:p>
          </table:table-cell>
          <table:table-cell office:value-type="float" office:value="-5.7" table:style-name="ce205">
            <text:p>- <text:s/>6</text:p>
          </table:table-cell>
          <table:table-cell office:value-type="float" office:value="-2" table:style-name="ce205">
            <text:p>- <text:s/>2</text:p>
          </table:table-cell>
          <table:table-cell office:value-type="float" office:value="4" table:style-name="ce205">
            <text:p><text:s text:c="2"/>4</text:p>
          </table:table-cell>
          <table:table-cell office:value-type="float" office:value="-8.3000000000000007" table:style-name="ce205">
            <text:p>- <text:s/>8</text:p>
          </table:table-cell>
          <table:table-cell office:value-type="string" table:style-name="ce205">
            <text:p>-</text:p>
          </table:table-cell>
          <table:table-cell office:value-type="float" office:value="11.316034773600398" table:style-name="ce205">
            <text:p><text:s text:c="2"/>11</text:p>
          </table:table-cell>
          <table:table-cell office:value-type="float" office:value="-1.2836909915511407" table:style-name="ce205">
            <text:p>- <text:s/>1</text:p>
          </table:table-cell>
          <table:table-cell office:value-type="float" office:value="-3.1776361696747006" table:style-name="ce205">
            <text:p>- <text:s/>3</text:p>
          </table:table-cell>
          <table:table-cell office:value-type="float" office:value="-11.24364047125434" table:style-name="ce205">
            <text:p>- <text:s/>11</text:p>
          </table:table-cell>
          <table:table-cell office:value-type="float" office:value="6.459816773609897" table:style-name="ce205">
            <text:p><text:s text:c="2"/>6</text:p>
          </table:table-cell>
          <table:table-cell office:value-type="float" office:value="-29.685991585745107" table:style-name="ce205">
            <text:p>- <text:s/>30</text:p>
          </table:table-cell>
          <table:table-cell office:value-type="float" office:value="24.477149073209624" table:style-name="ce205">
            <text:p><text:s text:c="2"/>24</text:p>
          </table:table-cell>
          <table:table-cell office:value-type="float" office:value="-7.8341542565470181" table:style-name="ce205">
            <text:p>- <text:s/>8</text:p>
          </table:table-cell>
          <table:table-cell office:value-type="float" office:value="2.0418652013182341" table:style-name="ce205">
            <text:p><text:s text:c="2"/>2</text:p>
          </table:table-cell>
          <table:table-cell office:value-type="float" office:value="1.1134280461813582" table:style-name="ce205">
            <text:p><text:s text:c="2"/>1</text:p>
          </table:table-cell>
          <table:table-cell office:value-type="float" office:value="-8.3662380269153811" table:style-name="ce205">
            <text:p>- <text:s/>8</text:p>
          </table:table-cell>
          <table:table-cell office:value-type="float" office:value="1.4335184553419973" table:style-name="ce205">
            <text:p><text:s text:c="2"/>1</text:p>
          </table:table-cell>
          <table:table-cell office:value-type="float" office:value="9.4470979957678196" table:style-name="ce205">
            <text:p><text:s text:c="2"/>9</text:p>
          </table:table-cell>
          <table:table-cell office:value-type="float" office:value="4.0035866402635749" table:style-name="ce205">
            <text:p><text:s text:c="2"/>4</text:p>
          </table:table-cell>
          <table:table-cell office:value-type="float" office:value="-15.87006131140973" table:style-name="ce205">
            <text:p>- <text:s/>16</text:p>
          </table:table-cell>
          <table:table-cell office:value-type="float" office:value="5.7344034861311153" table:style-name="ce205">
            <text:p><text:s text:c="2"/>6</text:p>
          </table:table-cell>
          <table:table-cell office:value-type="float" office:value="-3.3275909878568024" table:style-name="ce205">
            <text:p>- <text:s/>3</text:p>
          </table:table-cell>
          <table:table-cell office:value-type="float" office:value="3.5725566857443627" table:style-name="ce205">
            <text:p><text:s text:c="2"/>4</text:p>
          </table:table-cell>
          <table:table-cell office:value-type="float" office:value="-1.8927339300034722" table:style-name="ce205">
            <text:p>- <text:s/>2</text:p>
          </table:table-cell>
          <table:table-cell office:value-type="float" office:value="-1.171219783619037" table:style-name="ce205">
            <text:p>- <text:s/>1</text:p>
          </table:table-cell>
          <table:table-cell office:value-type="float" office:value="-3.9008746144690587" table:style-name="ce205">
            <text:p>- <text:s/>4</text:p>
          </table:table-cell>
          <table:table-cell office:value-type="float" office:value="17.594849984682874" table:style-name="ce205">
            <text:p><text:s text:c="2"/>18</text:p>
          </table:table-cell>
          <table:table-cell office:value-type="float" office:value="-5.6697719176182559" table:style-name="ce205">
            <text:p>- <text:s/>6</text:p>
          </table:table-cell>
          <table:table-cell office:value-type="float" office:value="0.34224590300499258" table:style-name="ce196">
            <text:p>0</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style-name="ce78"/>
          <table:table-cell office:value-type="string" table:style-name="ce78">
            <text:p>Selected crops:</text:p>
          </table:table-cell>
          <table:table-cell table:style-name="ce78"/>
          <table:table-cell office:value-type="string" table:style-name="ce78">
            <text:p>dessert apples</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51.914999999999999" table:style-name="ce205">
            <text:p><text:s text:c="2"/>52</text:p>
          </table:table-cell>
          <table:table-cell office:value-type="float" office:value="53.470999999999997" table:style-name="ce205">
            <text:p><text:s text:c="2"/>53</text:p>
          </table:table-cell>
          <table:table-cell office:value-type="float" office:value="53.789000000000001" table:style-name="ce205">
            <text:p><text:s text:c="2"/>54</text:p>
          </table:table-cell>
          <table:table-cell office:value-type="float" office:value="53.633569389999991" table:style-name="ce205">
            <text:p><text:s text:c="2"/>54</text:p>
          </table:table-cell>
          <table:table-cell office:value-type="float" office:value="71.133460373470911" table:style-name="ce205">
            <text:p><text:s text:c="2"/>71</text:p>
          </table:table-cell>
          <table:table-cell office:value-type="float" office:value="84.029484771274696" table:style-name="ce205">
            <text:p><text:s text:c="2"/>84</text:p>
          </table:table-cell>
          <table:table-cell office:value-type="float" office:value="81.812451902119832" table:style-name="ce205">
            <text:p><text:s text:c="2"/>82</text:p>
          </table:table-cell>
          <table:table-cell office:value-type="float" office:value="58.480445918602584" table:style-name="ce205">
            <text:p><text:s text:c="2"/>58</text:p>
          </table:table-cell>
          <table:table-cell office:value-type="float" office:value="52.654852693898363" table:style-name="ce205">
            <text:p><text:s text:c="2"/>53</text:p>
          </table:table-cell>
          <table:table-cell office:value-type="float" office:value="60.663713043387531" table:style-name="ce205">
            <text:p><text:s text:c="2"/>61</text:p>
          </table:table-cell>
          <table:table-cell office:value-type="float" office:value="57.956256880796026" table:style-name="ce205">
            <text:p><text:s text:c="2"/>58</text:p>
          </table:table-cell>
          <table:table-cell office:value-type="float" office:value="55.654362412678616" table:style-name="ce205">
            <text:p><text:s text:c="2"/>56</text:p>
          </table:table-cell>
          <table:table-cell office:value-type="float" office:value="50.452275934205971" table:style-name="ce205">
            <text:p><text:s text:c="2"/>50</text:p>
          </table:table-cell>
          <table:table-cell office:value-type="float" office:value="46.982907372937937" table:style-name="ce205">
            <text:p><text:s text:c="2"/>47</text:p>
          </table:table-cell>
          <table:table-cell office:value-type="float" office:value="58.512918181349875" table:style-name="ce205">
            <text:p><text:s text:c="2"/>59</text:p>
          </table:table-cell>
          <table:table-cell office:value-type="float" office:value="36.223490043211811" table:style-name="ce205">
            <text:p><text:s text:c="2"/>36</text:p>
          </table:table-cell>
          <table:table-cell office:value-type="float" office:value="36.777148248329915" table:style-name="ce205">
            <text:p><text:s text:c="2"/>37</text:p>
          </table:table-cell>
          <table:table-cell office:value-type="float" office:value="32.36201452818257" table:style-name="ce205">
            <text:p><text:s text:c="2"/>32</text:p>
          </table:table-cell>
          <table:table-cell office:value-type="float" office:value="31.746643814501056" table:style-name="ce205">
            <text:p><text:s text:c="2"/>32</text:p>
          </table:table-cell>
          <table:table-cell office:value-type="float" office:value="37.9961479474998" table:style-name="ce205">
            <text:p><text:s text:c="2"/>38</text:p>
          </table:table-cell>
          <table:table-cell office:value-type="float" office:value="49.413672626033517" table:style-name="ce205">
            <text:p><text:s text:c="2"/>49</text:p>
          </table:table-cell>
          <table:table-cell office:value-type="float" office:value="56.06971098959994" table:style-name="ce205">
            <text:p><text:s text:c="2"/>56</text:p>
          </table:table-cell>
          <table:table-cell office:value-type="float" office:value="51.826308654468804" table:style-name="ce205">
            <text:p><text:s text:c="2"/>52</text:p>
          </table:table-cell>
          <table:table-cell office:value-type="float" office:value="63.985775336849827" table:style-name="ce205">
            <text:p><text:s text:c="2"/>64</text:p>
          </table:table-cell>
          <table:table-cell office:value-type="float" office:value="62.819691422818423" table:style-name="ce205">
            <text:p><text:s text:c="2"/>63</text:p>
          </table:table-cell>
          <table:table-cell office:value-type="float" office:value="63.529021821730517" table:style-name="ce205">
            <text:p><text:s text:c="2"/>64</text:p>
          </table:table-cell>
          <table:table-cell office:value-type="float" office:value="68.212815404840796" table:style-name="ce205">
            <text:p><text:s text:c="2"/>68</text:p>
          </table:table-cell>
          <table:table-cell office:value-type="float" office:value="70.224634818412511" table:style-name="ce205">
            <text:p><text:s text:c="2"/>70</text:p>
          </table:table-cell>
          <table:table-cell office:value-type="float" office:value="72.548155380849678" table:style-name="ce205">
            <text:p><text:s text:c="2"/>73</text:p>
          </table:table-cell>
          <table:table-cell office:value-type="float" office:value="74.934242023927339" table:style-name="ce205">
            <text:p><text:s text:c="2"/>75</text:p>
          </table:table-cell>
          <table:table-cell office:value-type="float" office:value="76.997206455490286" table:style-name="ce196">
            <text:p>77</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3" table:style-name="ce78"/>
          <table:table-cell office:value-type="string" table:style-name="ce78">
            <text:p>culinary apples</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31.466000000000001" table:style-name="ce205">
            <text:p><text:s text:c="2"/>31</text:p>
          </table:table-cell>
          <table:table-cell office:value-type="float" office:value="35.401000000000003" table:style-name="ce205">
            <text:p><text:s text:c="2"/>35</text:p>
          </table:table-cell>
          <table:table-cell office:value-type="float" office:value="30.196000000000002" table:style-name="ce205">
            <text:p><text:s text:c="2"/>30</text:p>
          </table:table-cell>
          <table:table-cell office:value-type="float" office:value="31.02284727" table:style-name="ce205">
            <text:p><text:s text:c="2"/>31</text:p>
          </table:table-cell>
          <table:table-cell office:value-type="float" office:value="40.666609503518274" table:style-name="ce205">
            <text:p><text:s text:c="2"/>41</text:p>
          </table:table-cell>
          <table:table-cell office:value-type="float" office:value="33.356020770264337" table:style-name="ce205">
            <text:p><text:s text:c="2"/>33</text:p>
          </table:table-cell>
          <table:table-cell office:value-type="float" office:value="44.415656385420007" table:style-name="ce205">
            <text:p><text:s text:c="2"/>44</text:p>
          </table:table-cell>
          <table:table-cell office:value-type="float" office:value="31.056081074088699" table:style-name="ce205">
            <text:p><text:s text:c="2"/>31</text:p>
          </table:table-cell>
          <table:table-cell office:value-type="float" office:value="33.472853869994218" table:style-name="ce205">
            <text:p><text:s text:c="2"/>33</text:p>
          </table:table-cell>
          <table:table-cell office:value-type="float" office:value="31.425348228492563" table:style-name="ce205">
            <text:p><text:s text:c="2"/>31</text:p>
          </table:table-cell>
          <table:table-cell office:value-type="float" office:value="32.816218937222636" table:style-name="ce205">
            <text:p><text:s text:c="2"/>33</text:p>
          </table:table-cell>
          <table:table-cell office:value-type="float" office:value="33.061538000264939" table:style-name="ce205">
            <text:p><text:s text:c="2"/>33</text:p>
          </table:table-cell>
          <table:table-cell office:value-type="float" office:value="29.323746549606152" table:style-name="ce205">
            <text:p><text:s text:c="2"/>29</text:p>
          </table:table-cell>
          <table:table-cell office:value-type="float" office:value="29.32046080001215" table:style-name="ce205">
            <text:p><text:s text:c="2"/>29</text:p>
          </table:table-cell>
          <table:table-cell office:value-type="float" office:value="27.982449025928879" table:style-name="ce205">
            <text:p><text:s text:c="2"/>28</text:p>
          </table:table-cell>
          <table:table-cell office:value-type="float" office:value="23.136948772107466" table:style-name="ce205">
            <text:p><text:s text:c="2"/>23</text:p>
          </table:table-cell>
          <table:table-cell office:value-type="float" office:value="18.858051751288762" table:style-name="ce205">
            <text:p><text:s text:c="2"/>19</text:p>
          </table:table-cell>
          <table:table-cell office:value-type="float" office:value="27.23756825420676" table:style-name="ce205">
            <text:p><text:s text:c="2"/>27</text:p>
          </table:table-cell>
          <table:table-cell office:value-type="float" office:value="35.328062433312887" table:style-name="ce205">
            <text:p><text:s text:c="2"/>35</text:p>
          </table:table-cell>
          <table:table-cell office:value-type="float" office:value="27.989549833645853" table:style-name="ce205">
            <text:p><text:s text:c="2"/>28</text:p>
          </table:table-cell>
          <table:table-cell office:value-type="float" office:value="31.596849351003129" table:style-name="ce205">
            <text:p><text:s text:c="2"/>32</text:p>
          </table:table-cell>
          <table:table-cell office:value-type="float" office:value="42.105847771427896" table:style-name="ce205">
            <text:p><text:s text:c="2"/>42</text:p>
          </table:table-cell>
          <table:table-cell office:value-type="float" office:value="50.929283211426579" table:style-name="ce205">
            <text:p><text:s text:c="2"/>51</text:p>
          </table:table-cell>
          <table:table-cell office:value-type="float" office:value="56.198478080843529" table:style-name="ce205">
            <text:p><text:s text:c="2"/>56</text:p>
          </table:table-cell>
          <table:table-cell office:value-type="float" office:value="45.86450186309505" table:style-name="ce205">
            <text:p><text:s text:c="2"/>46</text:p>
          </table:table-cell>
          <table:table-cell office:value-type="float" office:value="39.893725622623336" table:style-name="ce205">
            <text:p><text:s text:c="2"/>40</text:p>
          </table:table-cell>
          <table:table-cell office:value-type="float" office:value="43.646173109486888" table:style-name="ce205">
            <text:p><text:s text:c="2"/>44</text:p>
          </table:table-cell>
          <table:table-cell office:value-type="float" office:value="46.264043476373637" table:style-name="ce205">
            <text:p><text:s text:c="2"/>46</text:p>
          </table:table-cell>
          <table:table-cell office:value-type="float" office:value="46.778487528181699" table:style-name="ce205">
            <text:p><text:s text:c="2"/>47</text:p>
          </table:table-cell>
          <table:table-cell office:value-type="float" office:value="43.096829071409864" table:style-name="ce205">
            <text:p><text:s text:c="2"/>43</text:p>
          </table:table-cell>
          <table:table-cell office:value-type="float" office:value="40.361575629223331" table:style-name="ce196">
            <text:p>40</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3" table:style-name="ce78"/>
          <table:table-cell office:value-type="string" table:style-name="ce78">
            <text:p>pears</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14.555999999999999" table:style-name="ce205">
            <text:p><text:s text:c="2"/>15</text:p>
          </table:table-cell>
          <table:table-cell office:value-type="float" office:value="14.964" table:style-name="ce205">
            <text:p><text:s text:c="2"/>15</text:p>
          </table:table-cell>
          <table:table-cell office:value-type="float" office:value="13.948" table:style-name="ce205">
            <text:p><text:s text:c="2"/>14</text:p>
          </table:table-cell>
          <table:table-cell office:value-type="float" office:value="14.640611919998152" table:style-name="ce205">
            <text:p><text:s text:c="2"/>15</text:p>
          </table:table-cell>
          <table:table-cell office:value-type="float" office:value="15.678219329487696" table:style-name="ce205">
            <text:p><text:s text:c="2"/>16</text:p>
          </table:table-cell>
          <table:table-cell office:value-type="float" office:value="17.810160250747323" table:style-name="ce205">
            <text:p><text:s text:c="2"/>18</text:p>
          </table:table-cell>
          <table:table-cell office:value-type="float" office:value="17.955626963092971" table:style-name="ce205">
            <text:p><text:s text:c="2"/>18</text:p>
          </table:table-cell>
          <table:table-cell office:value-type="float" office:value="14.971594625753053" table:style-name="ce205">
            <text:p><text:s text:c="2"/>15</text:p>
          </table:table-cell>
          <table:table-cell office:value-type="float" office:value="11.849094122399736" table:style-name="ce205">
            <text:p><text:s text:c="2"/>12</text:p>
          </table:table-cell>
          <table:table-cell office:value-type="float" office:value="13.409913303956433" table:style-name="ce205">
            <text:p><text:s text:c="2"/>13</text:p>
          </table:table-cell>
          <table:table-cell office:value-type="float" office:value="13.435396914072875" table:style-name="ce205">
            <text:p><text:s text:c="2"/>13</text:p>
          </table:table-cell>
          <table:table-cell office:value-type="float" office:value="15.977460086815572" table:style-name="ce205">
            <text:p><text:s text:c="2"/>16</text:p>
          </table:table-cell>
          <table:table-cell office:value-type="float" office:value="14.57090404262248" table:style-name="ce205">
            <text:p><text:s text:c="2"/>15</text:p>
          </table:table-cell>
          <table:table-cell office:value-type="float" office:value="10.661313209105085" table:style-name="ce205">
            <text:p><text:s text:c="2"/>11</text:p>
          </table:table-cell>
          <table:table-cell office:value-type="float" office:value="9.6922410314356533" table:style-name="ce205">
            <text:p><text:s text:c="2"/>10</text:p>
          </table:table-cell>
          <table:table-cell office:value-type="float" office:value="7.5292610516123872" table:style-name="ce205">
            <text:p><text:s text:c="2"/>8</text:p>
          </table:table-cell>
          <table:table-cell office:value-type="float" office:value="13.57448171208595" table:style-name="ce205">
            <text:p><text:s text:c="2"/>14</text:p>
          </table:table-cell>
          <table:table-cell office:value-type="float" office:value="13.777526499251847" table:style-name="ce205">
            <text:p><text:s text:c="2"/>14</text:p>
          </table:table-cell>
          <table:table-cell office:value-type="float" office:value="10.170782552426278" table:style-name="ce205">
            <text:p><text:s text:c="2"/>10</text:p>
          </table:table-cell>
          <table:table-cell office:value-type="float" office:value="7.9051085604835469" table:style-name="ce205">
            <text:p><text:s text:c="2"/>8</text:p>
          </table:table-cell>
          <table:table-cell office:value-type="float" office:value="8.1552941971505355" table:style-name="ce205">
            <text:p><text:s text:c="2"/>8</text:p>
          </table:table-cell>
          <table:table-cell office:value-type="float" office:value="11.147956945880892" table:style-name="ce205">
            <text:p><text:s text:c="2"/>11</text:p>
          </table:table-cell>
          <table:table-cell office:value-type="float" office:value="7.9875856940359249" table:style-name="ce205">
            <text:p><text:s text:c="2"/>8</text:p>
          </table:table-cell>
          <table:table-cell office:value-type="float" office:value="9.9613920724936236" table:style-name="ce205">
            <text:p><text:s text:c="2"/>10</text:p>
          </table:table-cell>
          <table:table-cell office:value-type="float" office:value="10.483615551308317" table:style-name="ce205">
            <text:p><text:s text:c="2"/>10</text:p>
          </table:table-cell>
          <table:table-cell office:value-type="float" office:value="15.340281806122409" table:style-name="ce205">
            <text:p><text:s text:c="2"/>15</text:p>
          </table:table-cell>
          <table:table-cell office:value-type="float" office:value="15.585834749662666" table:style-name="ce205">
            <text:p><text:s text:c="2"/>16</text:p>
          </table:table-cell>
          <table:table-cell office:value-type="float" office:value="14.862105078324042" table:style-name="ce205">
            <text:p><text:s text:c="2"/>15</text:p>
          </table:table-cell>
          <table:table-cell office:value-type="float" office:value="12.876792273016701" table:style-name="ce205">
            <text:p><text:s text:c="2"/>13</text:p>
          </table:table-cell>
          <table:table-cell office:value-type="float" office:value="12.484386281323943" table:style-name="ce205">
            <text:p><text:s text:c="2"/>12</text:p>
          </table:table-cell>
          <table:table-cell office:value-type="float" office:value="12.919948957178127" table:style-name="ce196">
            <text:p>13</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3" table:style-name="ce78"/>
          <table:table-cell office:value-type="string" table:style-name="ce78">
            <text:p>raspberries</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24.835999999999999" table:style-name="ce205">
            <text:p><text:s text:c="2"/>25</text:p>
          </table:table-cell>
          <table:table-cell office:value-type="float" office:value="40.19" table:style-name="ce205">
            <text:p><text:s text:c="2"/>40</text:p>
          </table:table-cell>
          <table:table-cell office:value-type="float" office:value="28.763000000000002" table:style-name="ce205">
            <text:p><text:s text:c="2"/>29</text:p>
          </table:table-cell>
          <table:table-cell office:value-type="float" office:value="33.671698860000006" table:style-name="ce205">
            <text:p><text:s text:c="2"/>34</text:p>
          </table:table-cell>
          <table:table-cell office:value-type="float" office:value="31.384229215239088" table:style-name="ce205">
            <text:p><text:s text:c="2"/>31</text:p>
          </table:table-cell>
          <table:table-cell office:value-type="float" office:value="23.974187020478173" table:style-name="ce205">
            <text:p><text:s text:c="2"/>24</text:p>
          </table:table-cell>
          <table:table-cell office:value-type="float" office:value="29.115215125717263" table:style-name="ce205">
            <text:p><text:s text:c="2"/>29</text:p>
          </table:table-cell>
          <table:table-cell office:value-type="float" office:value="27.938527981027526" table:style-name="ce205">
            <text:p><text:s text:c="2"/>28</text:p>
          </table:table-cell>
          <table:table-cell office:value-type="float" office:value="33.316883948260021" table:style-name="ce205">
            <text:p><text:s text:c="2"/>33</text:p>
          </table:table-cell>
          <table:table-cell office:value-type="float" office:value="27.733572636417652" table:style-name="ce205">
            <text:p><text:s text:c="2"/>28</text:p>
          </table:table-cell>
          <table:table-cell office:value-type="float" office:value="31.227249135975743" table:style-name="ce205">
            <text:p><text:s text:c="2"/>31</text:p>
          </table:table-cell>
          <table:table-cell office:value-type="float" office:value="37.560125357030124" table:style-name="ce205">
            <text:p><text:s text:c="2"/>38</text:p>
          </table:table-cell>
          <table:table-cell office:value-type="float" office:value="24.324079022415091" table:style-name="ce205">
            <text:p><text:s text:c="2"/>24</text:p>
          </table:table-cell>
          <table:table-cell office:value-type="float" office:value="34.844000305212496" table:style-name="ce205">
            <text:p><text:s text:c="2"/>35</text:p>
          </table:table-cell>
          <table:table-cell office:value-type="float" office:value="37.259038939949519" table:style-name="ce205">
            <text:p><text:s text:c="2"/>37</text:p>
          </table:table-cell>
          <table:table-cell office:value-type="float" office:value="26.218317853061361" table:style-name="ce205">
            <text:p><text:s text:c="2"/>26</text:p>
          </table:table-cell>
          <table:table-cell office:value-type="float" office:value="26.012546271010336" table:style-name="ce205">
            <text:p><text:s text:c="2"/>26</text:p>
          </table:table-cell>
          <table:table-cell office:value-type="float" office:value="31.399638317576045" table:style-name="ce205">
            <text:p><text:s text:c="2"/>31</text:p>
          </table:table-cell>
          <table:table-cell office:value-type="float" office:value="39.613481853089347" table:style-name="ce205">
            <text:p><text:s text:c="2"/>40</text:p>
          </table:table-cell>
          <table:table-cell office:value-type="float" office:value="40.658150553445701" table:style-name="ce205">
            <text:p><text:s text:c="2"/>41</text:p>
          </table:table-cell>
          <table:table-cell office:value-type="float" office:value="73.314822101069893" table:style-name="ce205">
            <text:p><text:s text:c="2"/>73</text:p>
          </table:table-cell>
          <table:table-cell office:value-type="float" office:value="70.412945965845907" table:style-name="ce205">
            <text:p><text:s text:c="2"/>70</text:p>
          </table:table-cell>
          <table:table-cell office:value-type="float" office:value="90.699766441874274" table:style-name="ce205">
            <text:p><text:s text:c="2"/>91</text:p>
          </table:table-cell>
          <table:table-cell office:value-type="float" office:value="104.31129924592078" table:style-name="ce205">
            <text:p><text:s text:c="2"/>104</text:p>
          </table:table-cell>
          <table:table-cell office:value-type="float" office:value="110.61187226261535" table:style-name="ce205">
            <text:p><text:s text:c="2"/>111</text:p>
          </table:table-cell>
          <table:table-cell office:value-type="float" office:value="102.8934570603666" table:style-name="ce205">
            <text:p><text:s text:c="2"/>103</text:p>
          </table:table-cell>
          <table:table-cell office:value-type="float" office:value="111.32178743481376" table:style-name="ce205">
            <text:p><text:s text:c="2"/>111</text:p>
          </table:table-cell>
          <table:table-cell office:value-type="float" office:value="96.554482159448753" table:style-name="ce205">
            <text:p><text:s text:c="2"/>97</text:p>
          </table:table-cell>
          <table:table-cell office:value-type="float" office:value="94.714325268882774" table:style-name="ce205">
            <text:p><text:s text:c="2"/>95</text:p>
          </table:table-cell>
          <table:table-cell office:value-type="float" office:value="108.71293997585727" table:style-name="ce205">
            <text:p><text:s text:c="2"/>109</text:p>
          </table:table-cell>
          <table:table-cell office:value-type="float" office:value="123.93623962282054" table:style-name="ce196">
            <text:p>124</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3" table:style-name="ce179"/>
          <table:table-cell office:value-type="string" table:style-name="ce179">
            <text:p>strawberries</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table:number-columns-repeated="2" table:style-name="ce209"/>
          <table:table-cell office:value-type="string" table:style-name="ce209">
            <text:p>. .</text:p>
          </table:table-cell>
          <table:table-cell office:value-type="float" office:value="58.15" table:style-name="ce209">
            <text:p><text:s text:c="2"/>58</text:p>
          </table:table-cell>
          <table:table-cell office:value-type="float" office:value="54.843000000000004" table:style-name="ce209">
            <text:p><text:s text:c="2"/>55</text:p>
          </table:table-cell>
          <table:table-cell office:value-type="float" office:value="62.820999999999998" table:style-name="ce209">
            <text:p><text:s text:c="2"/>63</text:p>
          </table:table-cell>
          <table:table-cell office:value-type="float" office:value="64.912988999999996" table:style-name="ce209">
            <text:p><text:s text:c="2"/>65</text:p>
          </table:table-cell>
          <table:table-cell office:value-type="float" office:value="63.36331525649306" table:style-name="ce209">
            <text:p><text:s text:c="2"/>63</text:p>
          </table:table-cell>
          <table:table-cell office:value-type="float" office:value="69.324221732986103" table:style-name="ce209">
            <text:p><text:s text:c="2"/>69</text:p>
          </table:table-cell>
          <table:table-cell office:value-type="float" office:value="63.014098086569355" table:style-name="ce209">
            <text:p><text:s text:c="2"/>63</text:p>
          </table:table-cell>
          <table:table-cell office:value-type="float" office:value="72.439012946798272" table:style-name="ce209">
            <text:p><text:s text:c="2"/>72</text:p>
          </table:table-cell>
          <table:table-cell office:value-type="float" office:value="80.305098002381612" table:style-name="ce209">
            <text:p><text:s text:c="2"/>80</text:p>
          </table:table-cell>
          <table:table-cell office:value-type="float" office:value="64.54588577555549" table:style-name="ce209">
            <text:p><text:s text:c="2"/>65</text:p>
          </table:table-cell>
          <table:table-cell office:value-type="float" office:value="65.607213233255408" table:style-name="ce209">
            <text:p><text:s text:c="2"/>66</text:p>
          </table:table-cell>
          <table:table-cell office:value-type="float" office:value="77.565678440355455" table:style-name="ce209">
            <text:p><text:s text:c="2"/>78</text:p>
          </table:table-cell>
          <table:table-cell office:value-type="float" office:value="68.626211097923843" table:style-name="ce209">
            <text:p><text:s text:c="2"/>69</text:p>
          </table:table-cell>
          <table:table-cell office:value-type="float" office:value="74.873887931222711" table:style-name="ce209">
            <text:p><text:s text:c="2"/>75</text:p>
          </table:table-cell>
          <table:table-cell office:value-type="float" office:value="88.391610852702414" table:style-name="ce209">
            <text:p><text:s text:c="2"/>88</text:p>
          </table:table-cell>
          <table:table-cell office:value-type="float" office:value="83.878017173061508" table:style-name="ce209">
            <text:p><text:s text:c="2"/>84</text:p>
          </table:table-cell>
          <table:table-cell office:value-type="float" office:value="80.652372563736662" table:style-name="ce209">
            <text:p><text:s text:c="2"/>81</text:p>
          </table:table-cell>
          <table:table-cell office:value-type="float" office:value="93.965646885496625" table:style-name="ce209">
            <text:p><text:s text:c="2"/>94</text:p>
          </table:table-cell>
          <table:table-cell office:value-type="float" office:value="109.02884665749012" table:style-name="ce209">
            <text:p><text:s text:c="2"/>109</text:p>
          </table:table-cell>
          <table:table-cell office:value-type="float" office:value="100.35955546074152" table:style-name="ce209">
            <text:p><text:s text:c="2"/>100</text:p>
          </table:table-cell>
          <table:table-cell office:value-type="float" office:value="136.8248063907871" table:style-name="ce209">
            <text:p><text:s text:c="2"/>137</text:p>
          </table:table-cell>
          <table:table-cell office:value-type="float" office:value="127.58297049213111" table:style-name="ce209">
            <text:p><text:s text:c="2"/>128</text:p>
          </table:table-cell>
          <table:table-cell office:value-type="float" office:value="155.09325602335679" table:style-name="ce209">
            <text:p><text:s text:c="2"/>155</text:p>
          </table:table-cell>
          <table:table-cell office:value-type="float" office:value="194.80837846393814" table:style-name="ce209">
            <text:p><text:s text:c="2"/>195</text:p>
          </table:table-cell>
          <table:table-cell office:value-type="float" office:value="221.25672047748893" table:style-name="ce209">
            <text:p><text:s text:c="2"/>221</text:p>
          </table:table-cell>
          <table:table-cell office:value-type="float" office:value="238.94158015913152" table:style-name="ce209">
            <text:p><text:s text:c="2"/>239</text:p>
          </table:table-cell>
          <table:table-cell office:value-type="float" office:value="245.20933152369412" table:style-name="ce209">
            <text:p><text:s text:c="2"/>245</text:p>
          </table:table-cell>
          <table:table-cell office:value-type="float" office:value="223.40400693908666" table:style-name="ce209">
            <text:p><text:s text:c="2"/>223</text:p>
          </table:table-cell>
          <table:table-cell office:value-type="float" office:value="214.35857112774195" table:style-name="ce209">
            <text:p><text:s text:c="2"/>214</text:p>
          </table:table-cell>
          <table:table-cell office:value-type="float" office:value="244.04623754065707" table:style-name="ce209">
            <text:p><text:s text:c="2"/>244</text:p>
          </table:table-cell>
          <table:table-cell office:value-type="float" office:value="284.06222434155694" table:style-name="ce239">
            <text:p>284</text:p>
          </table:table-cell>
          <table:table-cell table:style-name="ce78"/>
          <table:table-cell table:style-name="ce238"/>
          <table:table-cell table:number-columns-repeated="8" table:style-name="ce78"/>
          <table:table-cell table:number-columns-repeated="16327" table:style-name="ce1"/>
        </table:table-row>
        <table:table-row table:style-name="ro3">
          <table:table-cell office:value-type="string" table:style-name="ce172">
            <text:p>Prices<text:s/><text:span text:style-name="T2">(farm gate price (£ per tonne))</text:span></text:p>
          </table:table-cell>
          <table:table-cell table:number-columns-repeated="3" table:style-name="ce78"/>
          <table:table-cell table:number-columns-repeated="12" table:style-name="ce190"/>
          <table:table-cell office:value-type="string" table:style-name="ce190">
            <text:p>-</text:p>
          </table:table-cell>
          <table:table-cell table:style-name="ce205"/>
          <table:table-cell table:number-columns-repeated="22" table:style-name="ce190"/>
          <table:table-cell table:style-name="ce78"/>
          <table:table-cell table:style-name="ce205"/>
          <table:table-cell table:number-columns-repeated="6" table:style-name="ce78"/>
          <table:table-cell table:style-name="ce238"/>
          <table:table-cell table:number-columns-repeated="8" table:style-name="ce78"/>
          <table:table-cell table:number-columns-repeated="16327" table:style-name="ce1"/>
        </table:table-row>
        <table:table-row table:style-name="ro3">
          <table:table-cell table:style-name="ce78"/>
          <table:table-cell office:value-type="string" table:style-name="ce78">
            <text:p>Selected crops:</text:p>
          </table:table-cell>
          <table:table-cell table:style-name="ce78"/>
          <table:table-cell office:value-type="string" table:style-name="ce78">
            <text:p>dessert apples</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table:number-columns-repeated="2" table:style-name="ce232"/>
          <table:table-cell office:value-type="string" table:style-name="ce232">
            <text:p>. .</text:p>
          </table:table-cell>
          <table:table-cell office:value-type="float" office:value="336.89162881245937" table:style-name="ce232">
            <text:p><text:s text:c="2"/>336.9</text:p>
          </table:table-cell>
          <table:table-cell office:value-type="float" office:value="361.77943166441133" table:style-name="ce240">
            <text:p>361.8</text:p>
          </table:table-cell>
          <table:table-cell office:value-type="float" office:value="335.76154806491883" table:style-name="ce240">
            <text:p>335.8</text:p>
          </table:table-cell>
          <table:table-cell office:value-type="float" office:value="404.78165577358482" table:style-name="ce240">
            <text:p>404.8</text:p>
          </table:table-cell>
          <table:table-cell office:value-type="float" office:value="351.44990303098274" table:style-name="ce240">
            <text:p>351.4</text:p>
          </table:table-cell>
          <table:table-cell office:value-type="float" office:value="469.43846240935585" table:style-name="ce240">
            <text:p>469.4</text:p>
          </table:table-cell>
          <table:table-cell office:value-type="float" office:value="551.66859003452362" table:style-name="ce240">
            <text:p>551.7</text:p>
          </table:table-cell>
          <table:table-cell office:value-type="float" office:value="354.98189137912891" table:style-name="ce240">
            <text:p>355.0</text:p>
          </table:table-cell>
          <table:table-cell office:value-type="float" office:value="315.08813647449568" table:style-name="ce240">
            <text:p>315.1</text:p>
          </table:table-cell>
          <table:table-cell office:value-type="float" office:value="344.85567831551987" table:style-name="ce240">
            <text:p>344.9</text:p>
          </table:table-cell>
          <table:table-cell office:value-type="float" office:value="418.55322112702947" table:style-name="ce240">
            <text:p>418.6</text:p>
          </table:table-cell>
          <table:table-cell office:value-type="float" office:value="527.96260064400246" table:style-name="ce240">
            <text:p>528.0</text:p>
          </table:table-cell>
          <table:table-cell office:value-type="float" office:value="525.66238396069184" table:style-name="ce240">
            <text:p>525.7</text:p>
          </table:table-cell>
          <table:table-cell office:value-type="float" office:value="480.28890888951173" table:style-name="ce240">
            <text:p>480.3</text:p>
          </table:table-cell>
          <table:table-cell office:value-type="float" office:value="436.84702293071433" table:style-name="ce240">
            <text:p>436.8</text:p>
          </table:table-cell>
          <table:table-cell office:value-type="float" office:value="357.75506273236891" table:style-name="ce240">
            <text:p>357.8</text:p>
          </table:table-cell>
          <table:table-cell office:value-type="float" office:value="352.16577208364197" table:style-name="ce240">
            <text:p>352.2</text:p>
          </table:table-cell>
          <table:table-cell office:value-type="float" office:value="385.16049378555249" table:style-name="ce240">
            <text:p>385.2</text:p>
          </table:table-cell>
          <table:table-cell office:value-type="float" office:value="460.28114077102816" table:style-name="ce240">
            <text:p>460.3</text:p>
          </table:table-cell>
          <table:table-cell office:value-type="float" office:value="412.17019471372123" table:style-name="ce240">
            <text:p>412.2</text:p>
          </table:table-cell>
          <table:table-cell office:value-type="float" office:value="418.59418662037478" table:style-name="ce240">
            <text:p>418.6</text:p>
          </table:table-cell>
          <table:table-cell office:value-type="float" office:value="433.55181547936468" table:style-name="ce240">
            <text:p>433.6</text:p>
          </table:table-cell>
          <table:table-cell office:value-type="float" office:value="487.99606673632763" table:style-name="ce240">
            <text:p>488.0</text:p>
          </table:table-cell>
          <table:table-cell office:value-type="float" office:value="540.2045758087379" table:style-name="ce240">
            <text:p>540.2</text:p>
          </table:table-cell>
          <table:table-cell office:value-type="float" office:value="516.22850318672329" table:style-name="ce240">
            <text:p>516.2</text:p>
          </table:table-cell>
          <table:table-cell office:value-type="float" office:value="508.66308179596268" table:style-name="ce240">
            <text:p>508.7</text:p>
          </table:table-cell>
          <table:table-cell office:value-type="float" office:value="533.12525050508464" table:style-name="ce240">
            <text:p>533.1</text:p>
          </table:table-cell>
          <table:table-cell office:value-type="float" office:value="604.42325001116342" table:style-name="ce240">
            <text:p>604.4</text:p>
          </table:table-cell>
          <table:table-cell office:value-type="float" office:value="554.49786784638809" table:style-name="ce240">
            <text:p>554.5</text:p>
          </table:table-cell>
          <table:table-cell office:value-type="float" office:value="506.74627186146296" table:style-name="ce240">
            <text:p>506.7</text:p>
          </table:table-cell>
          <table:table-cell office:value-type="float" office:value="479.97920247211084" table:style-name="ce240">
            <text:p>480.0</text:p>
          </table:table-cell>
          <table:table-cell table:style-name="ce235"/>
          <table:table-cell table:style-name="ce238"/>
          <table:table-cell table:number-columns-repeated="8" table:style-name="ce235"/>
          <table:table-cell table:number-columns-repeated="16327" table:style-name="ce1"/>
        </table:table-row>
        <table:table-row table:style-name="ro3">
          <table:table-cell table:number-columns-repeated="3" table:style-name="ce78"/>
          <table:table-cell office:value-type="string" table:style-name="ce78">
            <text:p>culinary apples</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table:number-columns-repeated="2" table:style-name="ce232"/>
          <table:table-cell office:value-type="string" table:style-name="ce232">
            <text:p>. .</text:p>
          </table:table-cell>
          <table:table-cell office:value-type="float" office:value="200.30300715504293" table:style-name="ce232">
            <text:p><text:s text:c="2"/>200.3</text:p>
          </table:table-cell>
          <table:table-cell office:value-type="float" office:value="222.98156989707866" table:style-name="ce240">
            <text:p>223.0</text:p>
          </table:table-cell>
          <table:table-cell office:value-type="float" office:value="201.89485367370273" table:style-name="ce240">
            <text:p>201.9</text:p>
          </table:table-cell>
          <table:table-cell office:value-type="float" office:value="221.29933495024426" table:style-name="ce240">
            <text:p>221.3</text:p>
          </table:table-cell>
          <table:table-cell office:value-type="float" office:value="174.29542903959484" table:style-name="ce240">
            <text:p>174.3</text:p>
          </table:table-cell>
          <table:table-cell office:value-type="float" office:value="208.563769416154" table:style-name="ce240">
            <text:p>208.6</text:p>
          </table:table-cell>
          <table:table-cell office:value-type="float" office:value="223.08439253744393" table:style-name="ce240">
            <text:p>223.1</text:p>
          </table:table-cell>
          <table:table-cell office:value-type="float" office:value="152.87333822344621" table:style-name="ce240">
            <text:p>152.9</text:p>
          </table:table-cell>
          <table:table-cell office:value-type="float" office:value="210.8858663861451" table:style-name="ce240">
            <text:p>210.9</text:p>
          </table:table-cell>
          <table:table-cell office:value-type="float" office:value="241.45420512205729" table:style-name="ce240">
            <text:p>241.5</text:p>
          </table:table-cell>
          <table:table-cell office:value-type="float" office:value="243.1188103676711" table:style-name="ce240">
            <text:p>243.1</text:p>
          </table:table-cell>
          <table:table-cell office:value-type="float" office:value="279.11807869583083" table:style-name="ce240">
            <text:p>279.1</text:p>
          </table:table-cell>
          <table:table-cell office:value-type="float" office:value="321.97697305735733" table:style-name="ce240">
            <text:p>322.0</text:p>
          </table:table-cell>
          <table:table-cell office:value-type="float" office:value="341.37364169450638" table:style-name="ce240">
            <text:p>341.4</text:p>
          </table:table-cell>
          <table:table-cell office:value-type="float" office:value="248.90966899180685" table:style-name="ce240">
            <text:p>248.9</text:p>
          </table:table-cell>
          <table:table-cell office:value-type="float" office:value="215.31272697157473" table:style-name="ce240">
            <text:p>215.3</text:p>
          </table:table-cell>
          <table:table-cell office:value-type="float" office:value="175.66035808335104" table:style-name="ce240">
            <text:p>175.7</text:p>
          </table:table-cell>
          <table:table-cell office:value-type="float" office:value="285.68211561803884" table:style-name="ce240">
            <text:p>285.7</text:p>
          </table:table-cell>
          <table:table-cell office:value-type="float" office:value="471.66856536207223" table:style-name="ce240">
            <text:p>471.7</text:p>
          </table:table-cell>
          <table:table-cell office:value-type="float" office:value="359.78612307279059" table:style-name="ce240">
            <text:p>359.8</text:p>
          </table:table-cell>
          <table:table-cell office:value-type="float" office:value="316.93326058749403" table:style-name="ce240">
            <text:p>316.9</text:p>
          </table:table-cell>
          <table:table-cell office:value-type="float" office:value="379.4147366986079" table:style-name="ce240">
            <text:p>379.4</text:p>
          </table:table-cell>
          <table:table-cell office:value-type="float" office:value="373.61524881361908" table:style-name="ce240">
            <text:p>373.6</text:p>
          </table:table-cell>
          <table:table-cell office:value-type="float" office:value="452.98932730373537" table:style-name="ce240">
            <text:p>453.0</text:p>
          </table:table-cell>
          <table:table-cell office:value-type="float" office:value="428.3093837640198" table:style-name="ce240">
            <text:p>428.3</text:p>
          </table:table-cell>
          <table:table-cell office:value-type="float" office:value="362.40911387176652" table:style-name="ce240">
            <text:p>362.4</text:p>
          </table:table-cell>
          <table:table-cell office:value-type="float" office:value="390.36486376598344" table:style-name="ce240">
            <text:p>390.4</text:p>
          </table:table-cell>
          <table:table-cell office:value-type="float" office:value="530.35488534003468" table:style-name="ce240">
            <text:p>530.4</text:p>
          </table:table-cell>
          <table:table-cell office:value-type="float" office:value="550.21499661790494" table:style-name="ce240">
            <text:p>550.2</text:p>
          </table:table-cell>
          <table:table-cell office:value-type="float" office:value="440.94029436741044" table:style-name="ce240">
            <text:p>440.9</text:p>
          </table:table-cell>
          <table:table-cell office:value-type="float" office:value="449.70288155396946" table:style-name="ce240">
            <text:p>449.7</text:p>
          </table:table-cell>
          <table:table-cell table:style-name="ce235"/>
          <table:table-cell table:style-name="ce238"/>
          <table:table-cell table:number-columns-repeated="8" table:style-name="ce235"/>
          <table:table-cell table:number-columns-repeated="16327" table:style-name="ce1"/>
        </table:table-row>
        <table:table-row table:style-name="ro3">
          <table:table-cell table:number-columns-repeated="3" table:style-name="ce78"/>
          <table:table-cell office:value-type="string" table:style-name="ce78">
            <text:p>pears</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office:value-type="string" table:style-name="ce232">
            <text:p>. .</text:p>
          </table:table-cell>
          <table:table-cell table:number-columns-repeated="2" table:style-name="ce232"/>
          <table:table-cell office:value-type="string" table:style-name="ce232">
            <text:p>. .</text:p>
          </table:table-cell>
          <table:table-cell office:value-type="float" office:value="305.79831932773106" table:style-name="ce232">
            <text:p><text:s text:c="2"/>305.8</text:p>
          </table:table-cell>
          <table:table-cell office:value-type="float" office:value="330.33112582781462" table:style-name="ce240">
            <text:p>330.3</text:p>
          </table:table-cell>
          <table:table-cell office:value-type="float" office:value="307.22466960352421" table:style-name="ce240">
            <text:p>307.2</text:p>
          </table:table-cell>
          <table:table-cell office:value-type="float" office:value="331.98666485256581" table:style-name="ce240">
            <text:p>332.0</text:p>
          </table:table-cell>
          <table:table-cell office:value-type="float" office:value="424.88399266904321" table:style-name="ce240">
            <text:p>424.9</text:p>
          </table:table-cell>
          <table:table-cell office:value-type="float" office:value="522.29208946473079" table:style-name="ce240">
            <text:p>522.3</text:p>
          </table:table-cell>
          <table:table-cell office:value-type="float" office:value="498.76741564147142" table:style-name="ce240">
            <text:p>498.8</text:p>
          </table:table-cell>
          <table:table-cell office:value-type="float" office:value="486.83996233661713" table:style-name="ce240">
            <text:p>486.8</text:p>
          </table:table-cell>
          <table:table-cell office:value-type="float" office:value="385.70566820395641" table:style-name="ce240">
            <text:p>385.7</text:p>
          </table:table-cell>
          <table:table-cell office:value-type="float" office:value="412.57153568435695" table:style-name="ce240">
            <text:p>412.6</text:p>
          </table:table-cell>
          <table:table-cell office:value-type="float" office:value="453.03985628891564" table:style-name="ce240">
            <text:p>453.0</text:p>
          </table:table-cell>
          <table:table-cell office:value-type="float" office:value="445.72583703311238" table:style-name="ce240">
            <text:p>445.7</text:p>
          </table:table-cell>
          <table:table-cell office:value-type="float" office:value="441.88530958943323" table:style-name="ce240">
            <text:p>441.9</text:p>
          </table:table-cell>
          <table:table-cell office:value-type="float" office:value="405.07166119011902" table:style-name="ce240">
            <text:p>405.1</text:p>
          </table:table-cell>
          <table:table-cell office:value-type="float" office:value="426.36328143799227" table:style-name="ce240">
            <text:p>426.4</text:p>
          </table:table-cell>
          <table:table-cell office:value-type="float" office:value="283.29831871135497" table:style-name="ce240">
            <text:p>283.3</text:p>
          </table:table-cell>
          <table:table-cell office:value-type="float" office:value="352.14019802701688" table:style-name="ce240">
            <text:p>352.1</text:p>
          </table:table-cell>
          <table:table-cell office:value-type="float" office:value="402.92182419706728" table:style-name="ce240">
            <text:p>402.9</text:p>
          </table:table-cell>
          <table:table-cell office:value-type="float" office:value="344.04508597572442" table:style-name="ce240">
            <text:p>344.0</text:p>
          </table:table-cell>
          <table:table-cell office:value-type="float" office:value="348.13575971109873" table:style-name="ce240">
            <text:p>348.1</text:p>
          </table:table-cell>
          <table:table-cell office:value-type="float" office:value="348.93343560302799" table:style-name="ce240">
            <text:p>348.9</text:p>
          </table:table-cell>
          <table:table-cell office:value-type="float" office:value="391.86611547471813" table:style-name="ce240">
            <text:p>391.9</text:p>
          </table:table-cell>
          <table:table-cell office:value-type="float" office:value="386.93073249476441" table:style-name="ce240">
            <text:p>386.9</text:p>
          </table:table-cell>
          <table:table-cell office:value-type="float" office:value="504.0476082586286" table:style-name="ce240">
            <text:p>504.0</text:p>
          </table:table-cell>
          <table:table-cell office:value-type="float" office:value="511.94428525915163" table:style-name="ce240">
            <text:p>511.9</text:p>
          </table:table-cell>
          <table:table-cell office:value-type="float" office:value="488.34625564558758" table:style-name="ce240">
            <text:p>488.3</text:p>
          </table:table-cell>
          <table:table-cell office:value-type="float" office:value="483.43076320052472" table:style-name="ce240">
            <text:p>483.4</text:p>
          </table:table-cell>
          <table:table-cell office:value-type="float" office:value="580.36842428076261" table:style-name="ce240">
            <text:p>580.4</text:p>
          </table:table-cell>
          <table:table-cell office:value-type="float" office:value="593.36719359348513" table:style-name="ce240">
            <text:p>593.4</text:p>
          </table:table-cell>
          <table:table-cell office:value-type="float" office:value="482.32790910203681" table:style-name="ce240">
            <text:p>482.3</text:p>
          </table:table-cell>
          <table:table-cell office:value-type="float" office:value="488.07273831761961" table:style-name="ce240">
            <text:p>488.1</text:p>
          </table:table-cell>
          <table:table-cell table:style-name="ce235"/>
          <table:table-cell table:style-name="ce238"/>
          <table:table-cell table:number-columns-repeated="8" table:style-name="ce235"/>
          <table:table-cell table:number-columns-repeated="16327" table:style-name="ce1"/>
        </table:table-row>
        <table:table-row table:style-name="ro3">
          <table:table-cell table:number-columns-repeated="3" table:style-name="ce78"/>
          <table:table-cell office:value-type="string" table:style-name="ce78">
            <text:p>raspberries</text:p>
          </table:table-cell>
          <table:table-cell table:number-columns-repeated="6" table:style-name="ce232"/>
          <table:table-cell office:value-type="string" table:style-name="ce232">
            <text:p>. .</text:p>
          </table:table-cell>
          <table:table-cell table:number-columns-repeated="5" table:style-name="ce232"/>
          <table:table-cell office:value-type="string" table:style-name="ce232">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4079.5287993564871" table:style-name="ce205">
            <text:p><text:s/>4 080</text:p>
          </table:table-cell>
          <table:table-cell office:value-type="float" office:value="6033.1486258286614" table:style-name="ce205">
            <text:p><text:s/>6 033</text:p>
          </table:table-cell>
          <table:table-cell office:value-type="float" office:value="5762.1068711821536" table:style-name="ce205">
            <text:p><text:s/>5 762</text:p>
          </table:table-cell>
          <table:table-cell office:value-type="float" office:value="6131.7918434434096" table:style-name="ce205">
            <text:p><text:s/>6 132</text:p>
          </table:table-cell>
          <table:table-cell office:value-type="float" office:value="6717.2316220647472" table:style-name="ce205">
            <text:p><text:s/>6 717</text:p>
          </table:table-cell>
          <table:table-cell office:value-type="float" office:value="7071.6814065953376" table:style-name="ce205">
            <text:p><text:s/>7 072</text:p>
          </table:table-cell>
          <table:table-cell office:value-type="float" office:value="6460.5056488906412" table:style-name="ce205">
            <text:p><text:s/>6 461</text:p>
          </table:table-cell>
          <table:table-cell office:value-type="float" office:value="7160.9163834467317" table:style-name="ce205">
            <text:p><text:s/>7 161</text:p>
          </table:table-cell>
          <table:table-cell office:value-type="float" office:value="6198.2655021621658" table:style-name="ce205">
            <text:p><text:s/>6 198</text:p>
          </table:table-cell>
          <table:table-cell office:value-type="float" office:value="6500.9936005005375" table:style-name="ce205">
            <text:p><text:s/>6 501</text:p>
          </table:table-cell>
          <table:table-cell office:value-type="float" office:value="6119.4885790457238" table:style-name="ce205">
            <text:p><text:s/>6 119</text:p>
          </table:table-cell>
          <table:table-cell office:value-type="float" office:value="7188.0102448022044" table:style-name="ce205">
            <text:p><text:s/>7 188</text:p>
          </table:table-cell>
          <table:table-cell table:style-name="ce235"/>
          <table:table-cell table:style-name="ce238"/>
          <table:table-cell table:number-columns-repeated="8" table:style-name="ce235"/>
          <table:table-cell table:number-columns-repeated="16327" table:style-name="ce1"/>
        </table:table-row>
        <table:table-row table:style-name="ro3">
          <table:table-cell table:number-columns-repeated="3" table:style-name="ce179"/>
          <table:table-cell office:value-type="string" table:style-name="ce179">
            <text:p>strawberries</text:p>
          </table:table-cell>
          <table:table-cell table:number-columns-repeated="6" table:style-name="ce233"/>
          <table:table-cell office:value-type="string" table:style-name="ce233">
            <text:p>. .</text:p>
          </table:table-cell>
          <table:table-cell table:number-columns-repeated="5" table:style-name="ce233"/>
          <table:table-cell office:value-type="string" table:style-name="ce233">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float" office:value="1912.8311486518351" table:style-name="ce209">
            <text:p><text:s/>1 913</text:p>
          </table:table-cell>
          <table:table-cell office:value-type="float" office:value="1995.9855053360627" table:style-name="ce209">
            <text:p><text:s/>1 996</text:p>
          </table:table-cell>
          <table:table-cell office:value-type="float" office:value="1889.9220894445182" table:style-name="ce209">
            <text:p><text:s/>1 890</text:p>
          </table:table-cell>
          <table:table-cell office:value-type="float" office:value="1865.8893428407982" table:style-name="ce209">
            <text:p><text:s/>1 866</text:p>
          </table:table-cell>
          <table:table-cell office:value-type="float" office:value="2073.2250594356819" table:style-name="ce209">
            <text:p><text:s/>2 073</text:p>
          </table:table-cell>
          <table:table-cell office:value-type="float" office:value="2245.2792288941519" table:style-name="ce209">
            <text:p><text:s/>2 245</text:p>
          </table:table-cell>
          <table:table-cell office:value-type="float" office:value="2495.6954594939798" table:style-name="ce209">
            <text:p><text:s/>2 496</text:p>
          </table:table-cell>
          <table:table-cell office:value-type="float" office:value="2407.340107755374" table:style-name="ce209">
            <text:p><text:s/>2 407</text:p>
          </table:table-cell>
          <table:table-cell office:value-type="float" office:value="2355.5191200584268" table:style-name="ce209">
            <text:p><text:s/>2 356</text:p>
          </table:table-cell>
          <table:table-cell office:value-type="float" office:value="2283.1196174469733" table:style-name="ce209">
            <text:p><text:s/>2 283</text:p>
          </table:table-cell>
          <table:table-cell office:value-type="float" office:value="2338.1909143685693" table:style-name="ce209">
            <text:p><text:s/>2 338</text:p>
          </table:table-cell>
          <table:table-cell office:value-type="float" office:value="2459.54327381035" table:style-name="ce209">
            <text:p><text:s/>2 460</text:p>
          </table:table-cell>
          <table:table-cell table:style-name="ce235"/>
          <table:table-cell table:style-name="ce238"/>
          <table:table-cell table:number-columns-repeated="8" table:style-name="ce235"/>
          <table:table-cell table:number-columns-repeated="16327" table:style-name="ce1"/>
        </table:table-row>
        <table:table-row table:style-name="ro3">
          <table:table-cell office:value-type="string" table:style-name="ce172">
            <text:p>Supply and use<text:span text:style-name="T2"><text:s/>(e)</text:span></text:p>
          </table:table-cell>
          <table:table-cell table:number-columns-repeated="3" table:style-name="ce78"/>
          <table:table-cell table:number-columns-repeated="6" table:style-name="ce232"/>
          <table:table-cell office:value-type="string" table:style-name="ce232">
            <text:p>-</text:p>
          </table:table-cell>
          <table:table-cell table:number-columns-repeated="5" table:style-name="ce232"/>
          <table:table-cell office:value-type="string" table:style-name="ce232">
            <text:p>-</text:p>
          </table:table-cell>
          <table:table-cell table:style-name="ce205"/>
          <table:table-cell table:number-columns-repeated="22" table:style-name="ce232"/>
          <table:table-cell table:style-name="ce78"/>
          <table:table-cell table:style-name="ce205"/>
          <table:table-cell table:number-columns-repeated="6" table:style-name="ce78"/>
          <table:table-cell table:style-name="ce238"/>
          <table:table-cell table:number-columns-repeated="8" table:style-name="ce78"/>
          <table:table-cell table:number-columns-repeated="16327" table:style-name="ce1"/>
        </table:table-row>
        <table:table-row table:style-name="ro3">
          <table:table-cell table:style-name="ce78"/>
          <table:table-cell office:value-type="string" table:style-name="ce78">
            <text:p>Total production</text:p>
          </table:table-cell>
          <table:table-cell table:style-name="ce2"/>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32">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float" office:value="501.39546000000001" table:style-name="ce205">
            <text:p><text:s text:c="2"/>501</text:p>
          </table:table-cell>
          <table:table-cell office:value-type="float" office:value="496.46353000000005" table:style-name="ce205">
            <text:p><text:s text:c="2"/>496</text:p>
          </table:table-cell>
          <table:table-cell office:value-type="float" office:value="491.70056" table:style-name="ce205">
            <text:p><text:s text:c="2"/>492</text:p>
          </table:table-cell>
          <table:table-cell office:value-type="float" office:value="445.42448000000013" table:style-name="ce205">
            <text:p><text:s text:c="2"/>445</text:p>
          </table:table-cell>
          <table:table-cell office:value-type="float" office:value="588.64762999999994" table:style-name="ce205">
            <text:p><text:s text:c="2"/>589</text:p>
          </table:table-cell>
          <table:table-cell office:value-type="float" office:value="484.14495000000005" table:style-name="ce205">
            <text:p><text:s text:c="2"/>484</text:p>
          </table:table-cell>
          <table:table-cell office:value-type="float" office:value="508.06452999999993" table:style-name="ce205">
            <text:p><text:s text:c="2"/>508</text:p>
          </table:table-cell>
          <table:table-cell office:value-type="float" office:value="517.63100399999996" table:style-name="ce205">
            <text:p><text:s text:c="2"/>518</text:p>
          </table:table-cell>
          <table:table-cell office:value-type="float" office:value="463.78216487849232" table:style-name="ce205">
            <text:p><text:s text:c="2"/>464</text:p>
          </table:table-cell>
          <table:table-cell office:value-type="float" office:value="427.60876430523888" table:style-name="ce205">
            <text:p><text:s text:c="2"/>428</text:p>
          </table:table-cell>
          <table:table-cell office:value-type="float" office:value="397.84591047254287" table:style-name="ce205">
            <text:p><text:s text:c="2"/>398</text:p>
          </table:table-cell>
          <table:table-cell office:value-type="float" office:value="363.85704550855729" table:style-name="ce205">
            <text:p><text:s text:c="2"/>364</text:p>
          </table:table-cell>
          <table:table-cell office:value-type="float" office:value="292.35154543295135" table:style-name="ce205">
            <text:p><text:s text:c="2"/>292</text:p>
          </table:table-cell>
          <table:table-cell office:value-type="float" office:value="278.16018940109154" table:style-name="ce205">
            <text:p><text:s text:c="2"/>278</text:p>
          </table:table-cell>
          <table:table-cell office:value-type="float" office:value="346.85755628266998" table:style-name="ce205">
            <text:p><text:s text:c="2"/>347</text:p>
          </table:table-cell>
          <table:table-cell office:value-type="float" office:value="306.54840629074181" table:style-name="ce205">
            <text:p><text:s text:c="2"/>307</text:p>
          </table:table-cell>
          <table:table-cell office:value-type="float" office:value="331.06069426622338" table:style-name="ce205">
            <text:p><text:s text:c="2"/>331</text:p>
          </table:table-cell>
          <table:table-cell office:value-type="float" office:value="294.48277785063254" table:style-name="ce205">
            <text:p><text:s text:c="2"/>294</text:p>
          </table:table-cell>
          <table:table-cell office:value-type="float" office:value="269.44546784165408" table:style-name="ce205">
            <text:p><text:s text:c="2"/>269</text:p>
          </table:table-cell>
          <table:table-cell office:value-type="float" office:value="293.47364417465224" table:style-name="ce205">
            <text:p><text:s text:c="2"/>293</text:p>
          </table:table-cell>
          <table:table-cell office:value-type="float" office:value="361.2696896741412" table:style-name="ce205">
            <text:p><text:s text:c="2"/>361</text:p>
          </table:table-cell>
          <table:table-cell office:value-type="float" office:value="384.55058668110229" table:style-name="ce205">
            <text:p><text:s text:c="2"/>385</text:p>
          </table:table-cell>
          <table:table-cell office:value-type="float" office:value="395.62119788294564" table:style-name="ce205">
            <text:p><text:s text:c="2"/>396</text:p>
          </table:table-cell>
          <table:table-cell office:value-type="float" office:value="397.08193406877439" table:style-name="ce205">
            <text:p><text:s text:c="2"/>397</text:p>
          </table:table-cell>
          <table:table-cell office:value-type="float" office:value="402.51342508798302" table:style-name="ce205">
            <text:p><text:s text:c="2"/>403</text:p>
          </table:table-cell>
          <table:table-cell office:value-type="float" office:value="569.22975908397348" table:style-name="ce205">
            <text:p><text:s text:c="2"/>569</text:p>
          </table:table-cell>
          <table:table-cell office:value-type="float" office:value="575.65714156513229" table:style-name="ce205">
            <text:p><text:s text:c="2"/>576</text:p>
          </table:table-cell>
          <table:table-cell office:value-type="float" office:value="520.69159498110992" table:style-name="ce205">
            <text:p><text:s text:c="2"/>521</text:p>
          </table:table-cell>
          <table:table-cell office:value-type="float" office:value="544.14393085831193" table:style-name="ce205">
            <text:p><text:s text:c="2"/>544</text:p>
          </table:table-cell>
          <table:table-cell office:value-type="float" office:value="752.42352571076651" table:style-name="ce205">
            <text:p><text:s text:c="2"/>752</text:p>
          </table:table-cell>
          <table:table-cell office:value-type="float" office:value="795.69966200396641" table:style-name="ce196">
            <text:p>796</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style-name="ce78"/>
          <table:table-cell office:value-type="string" table:style-name="ce78">
            <text:p>Imports from (f):<text:s/></text:p>
          </table:table-cell>
          <table:table-cell table:style-name="ce2"/>
          <table:table-cell office:value-type="string" table:style-name="ce78">
            <text:p>the EU</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32">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1037" table:style-name="ce205">
            <text:p><text:s/>1 037</text:p>
          </table:table-cell>
          <table:table-cell office:value-type="float" office:value="1141" table:style-name="ce205">
            <text:p><text:s/>1 141</text:p>
          </table:table-cell>
          <table:table-cell office:value-type="float" office:value="1071" table:style-name="ce205">
            <text:p><text:s/>1 071</text:p>
          </table:table-cell>
          <table:table-cell office:value-type="float" office:value="1051" table:style-name="ce205">
            <text:p><text:s/>1 051</text:p>
          </table:table-cell>
          <table:table-cell office:value-type="float" office:value="1094" table:style-name="ce205">
            <text:p><text:s/>1 094</text:p>
          </table:table-cell>
          <table:table-cell office:value-type="float" office:value="1016.5825680000009" table:style-name="ce205">
            <text:p><text:s/>1 017</text:p>
          </table:table-cell>
          <table:table-cell office:value-type="float" office:value="1135.8634450000002" table:style-name="ce205">
            <text:p><text:s/>1 136</text:p>
          </table:table-cell>
          <table:table-cell office:value-type="float" office:value="1227.743747999999" table:style-name="ce205">
            <text:p><text:s/>1 228</text:p>
          </table:table-cell>
          <table:table-cell office:value-type="float" office:value="1216.2531989999995" table:style-name="ce205">
            <text:p><text:s/>1 216</text:p>
          </table:table-cell>
          <table:table-cell office:value-type="float" office:value="1295.0910719999974" table:style-name="ce205">
            <text:p><text:s/>1 295</text:p>
          </table:table-cell>
          <table:table-cell office:value-type="float" office:value="1411.1948420000053" table:style-name="ce205">
            <text:p><text:s/>1 411</text:p>
          </table:table-cell>
          <table:table-cell office:value-type="float" office:value="1193.4101270000008" table:style-name="ce205">
            <text:p><text:s/>1 193</text:p>
          </table:table-cell>
          <table:table-cell office:value-type="float" office:value="1273.4716849999995" table:style-name="ce205">
            <text:p><text:s/>1 273</text:p>
          </table:table-cell>
          <table:table-cell office:value-type="float" office:value="1310.4769720000015" table:style-name="ce205">
            <text:p><text:s/>1 310</text:p>
          </table:table-cell>
          <table:table-cell office:value-type="float" office:value="1361.9186970000062" table:style-name="ce205">
            <text:p><text:s/>1 362</text:p>
          </table:table-cell>
          <table:table-cell office:value-type="float" office:value="1243.8900260000007" table:style-name="ce205">
            <text:p><text:s/>1 244</text:p>
          </table:table-cell>
          <table:table-cell office:value-type="float" office:value="1257.7018" table:style-name="ce205">
            <text:p><text:s/>1 258</text:p>
          </table:table-cell>
          <table:table-cell office:value-type="float" office:value="1311.6129050000004" table:style-name="ce205">
            <text:p><text:s/>1 312</text:p>
          </table:table-cell>
          <table:table-cell office:value-type="float" office:value="1361.3005870000004" table:style-name="ce205">
            <text:p><text:s/>1 361</text:p>
          </table:table-cell>
          <table:table-cell office:value-type="float" office:value="1263.969906" table:style-name="ce205">
            <text:p><text:s/>1 264</text:p>
          </table:table-cell>
          <table:table-cell office:value-type="float" office:value="1175.849291" table:style-name="ce205">
            <text:p><text:s/>1 176</text:p>
          </table:table-cell>
          <table:table-cell office:value-type="float" office:value="1054.2835300000008" table:style-name="ce205">
            <text:p><text:s/>1 054</text:p>
          </table:table-cell>
          <table:table-cell office:value-type="float" office:value="1369.7560249999997" table:style-name="ce205">
            <text:p><text:s/>1 370</text:p>
          </table:table-cell>
          <table:table-cell office:value-type="float" office:value="1451.0541499999997" table:style-name="ce205">
            <text:p><text:s/>1 451</text:p>
          </table:table-cell>
          <table:table-cell office:value-type="float" office:value="1496.9713549999994" table:style-name="ce205">
            <text:p><text:s/>1 497</text:p>
          </table:table-cell>
          <table:table-cell office:value-type="float" office:value="1555.6179850000005" table:style-name="ce205">
            <text:p><text:s/>1 556</text:p>
          </table:table-cell>
          <table:table-cell office:value-type="float" office:value="1451.0541499999997" table:style-name="ce205">
            <text:p><text:s/>1 451</text:p>
          </table:table-cell>
          <table:table-cell office:value-type="float" office:value="1496.9713549999994" table:style-name="ce205">
            <text:p><text:s/>1 497</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number-columns-repeated="2" table:style-name="ce78"/>
          <table:table-cell table:style-name="ce2"/>
          <table:table-cell office:value-type="string" table:style-name="ce78">
            <text:p>the rest of the world</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32">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1049" table:style-name="ce205">
            <text:p><text:s/>1 049</text:p>
          </table:table-cell>
          <table:table-cell office:value-type="float" office:value="994" table:style-name="ce205">
            <text:p><text:s text:c="2"/>994</text:p>
          </table:table-cell>
          <table:table-cell office:value-type="float" office:value="1110" table:style-name="ce205">
            <text:p><text:s/>1 110</text:p>
          </table:table-cell>
          <table:table-cell office:value-type="float" office:value="1143" table:style-name="ce205">
            <text:p><text:s/>1 143</text:p>
          </table:table-cell>
          <table:table-cell office:value-type="float" office:value="1216" table:style-name="ce205">
            <text:p><text:s/>1 216</text:p>
          </table:table-cell>
          <table:table-cell office:value-type="float" office:value="1183.5105049999997" table:style-name="ce205">
            <text:p><text:s/>1 184</text:p>
          </table:table-cell>
          <table:table-cell office:value-type="float" office:value="1225.793975" table:style-name="ce205">
            <text:p><text:s/>1 226</text:p>
          </table:table-cell>
          <table:table-cell office:value-type="float" office:value="1268.306926" table:style-name="ce205">
            <text:p><text:s/>1 268</text:p>
          </table:table-cell>
          <table:table-cell office:value-type="float" office:value="1340.0392840000009" table:style-name="ce205">
            <text:p><text:s/>1 340</text:p>
          </table:table-cell>
          <table:table-cell office:value-type="float" office:value="1311.0602619999995" table:style-name="ce205">
            <text:p><text:s/>1 311</text:p>
          </table:table-cell>
          <table:table-cell office:value-type="float" office:value="1386.9144310000008" table:style-name="ce205">
            <text:p><text:s/>1 387</text:p>
          </table:table-cell>
          <table:table-cell office:value-type="float" office:value="1495.2585860000054" table:style-name="ce205">
            <text:p><text:s/>1 495</text:p>
          </table:table-cell>
          <table:table-cell office:value-type="float" office:value="1480.2228140000002" table:style-name="ce205">
            <text:p><text:s/>1 480</text:p>
          </table:table-cell>
          <table:table-cell office:value-type="float" office:value="1569.4315960000001" table:style-name="ce205">
            <text:p><text:s/>1 569</text:p>
          </table:table-cell>
          <table:table-cell office:value-type="float" office:value="1639.6596690000013" table:style-name="ce205">
            <text:p><text:s/>1 640</text:p>
          </table:table-cell>
          <table:table-cell office:value-type="float" office:value="1751.4096040000027" table:style-name="ce205">
            <text:p><text:s/>1 751</text:p>
          </table:table-cell>
          <table:table-cell office:value-type="float" office:value="1934.9518630000007" table:style-name="ce205">
            <text:p><text:s/>1 935</text:p>
          </table:table-cell>
          <table:table-cell office:value-type="float" office:value="1992.3563800000002" table:style-name="ce205">
            <text:p><text:s/>1 992</text:p>
          </table:table-cell>
          <table:table-cell office:value-type="float" office:value="2128.1451749999992" table:style-name="ce205">
            <text:p><text:s/>2 128</text:p>
          </table:table-cell>
          <table:table-cell office:value-type="float" office:value="2267.8120160000008" table:style-name="ce205">
            <text:p><text:s/>2 268</text:p>
          </table:table-cell>
          <table:table-cell office:value-type="float" office:value="2168.167328" table:style-name="ce205">
            <text:p><text:s/>2 168</text:p>
          </table:table-cell>
          <table:table-cell office:value-type="float" office:value="2133.4970189999972" table:style-name="ce205">
            <text:p><text:s/>2 133</text:p>
          </table:table-cell>
          <table:table-cell office:value-type="float" office:value="2190.7550359999996" table:style-name="ce205">
            <text:p><text:s/>2 191</text:p>
          </table:table-cell>
          <table:table-cell office:value-type="float" office:value="2159.3133609999991" table:style-name="ce205">
            <text:p><text:s/>2 159</text:p>
          </table:table-cell>
          <table:table-cell office:value-type="float" office:value="2208.1279089999998" table:style-name="ce205">
            <text:p><text:s/>2 208</text:p>
          </table:table-cell>
          <table:table-cell office:value-type="float" office:value="2311.0509509999988" table:style-name="ce205">
            <text:p><text:s/>2 311</text:p>
          </table:table-cell>
          <table:table-cell office:value-type="float" office:value="2159.3133609999991" table:style-name="ce205">
            <text:p><text:s/>2 159</text:p>
          </table:table-cell>
          <table:table-cell office:value-type="float" office:value="2208.1279089999998" table:style-name="ce205">
            <text:p><text:s/>2 208</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style-name="ce78"/>
          <table:table-cell office:value-type="string" table:style-name="ce78">
            <text:p>Exports to (f):<text:s text:c="4"/></text:p>
          </table:table-cell>
          <table:table-cell table:style-name="ce2"/>
          <table:table-cell office:value-type="string" table:style-name="ce78">
            <text:p>the EU</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32">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48" table:style-name="ce205">
            <text:p><text:s text:c="2"/>48</text:p>
          </table:table-cell>
          <table:table-cell office:value-type="float" office:value="59" table:style-name="ce205">
            <text:p><text:s text:c="2"/>59</text:p>
          </table:table-cell>
          <table:table-cell office:value-type="float" office:value="55" table:style-name="ce205">
            <text:p><text:s text:c="2"/>55</text:p>
          </table:table-cell>
          <table:table-cell office:value-type="float" office:value="81" table:style-name="ce205">
            <text:p><text:s text:c="2"/>81</text:p>
          </table:table-cell>
          <table:table-cell office:value-type="float" office:value="82" table:style-name="ce205">
            <text:p><text:s text:c="2"/>82</text:p>
          </table:table-cell>
          <table:table-cell office:value-type="float" office:value="47.36480999999997" table:style-name="ce205">
            <text:p><text:s text:c="2"/>47</text:p>
          </table:table-cell>
          <table:table-cell office:value-type="float" office:value="52.840214000000003" table:style-name="ce205">
            <text:p><text:s text:c="2"/>53</text:p>
          </table:table-cell>
          <table:table-cell office:value-type="float" office:value="89.510494999999963" table:style-name="ce205">
            <text:p><text:s text:c="2"/>90</text:p>
          </table:table-cell>
          <table:table-cell office:value-type="float" office:value="78.095668000000018" table:style-name="ce205">
            <text:p><text:s text:c="2"/>78</text:p>
          </table:table-cell>
          <table:table-cell office:value-type="float" office:value="68.851795000000052" table:style-name="ce205">
            <text:p><text:s text:c="2"/>69</text:p>
          </table:table-cell>
          <table:table-cell office:value-type="float" office:value="62.685528000000119" table:style-name="ce205">
            <text:p><text:s text:c="2"/>63</text:p>
          </table:table-cell>
          <table:table-cell office:value-type="float" office:value="72.645160000000033" table:style-name="ce205">
            <text:p><text:s text:c="2"/>73</text:p>
          </table:table-cell>
          <table:table-cell office:value-type="float" office:value="59.348300000000023" table:style-name="ce205">
            <text:p><text:s text:c="2"/>59</text:p>
          </table:table-cell>
          <table:table-cell office:value-type="float" office:value="72.972979999999907" table:style-name="ce205">
            <text:p><text:s text:c="2"/>73</text:p>
          </table:table-cell>
          <table:table-cell office:value-type="float" office:value="68.886842000000058" table:style-name="ce205">
            <text:p><text:s text:c="2"/>69</text:p>
          </table:table-cell>
          <table:table-cell office:value-type="float" office:value="78.480164999999857" table:style-name="ce205">
            <text:p><text:s text:c="2"/>78</text:p>
          </table:table-cell>
          <table:table-cell office:value-type="float" office:value="105.39069599999998" table:style-name="ce205">
            <text:p><text:s text:c="2"/>105</text:p>
          </table:table-cell>
          <table:table-cell office:value-type="float" office:value="119.47750399999998" table:style-name="ce205">
            <text:p><text:s text:c="2"/>119</text:p>
          </table:table-cell>
          <table:table-cell office:value-type="float" office:value="176.51578399999997" table:style-name="ce205">
            <text:p><text:s text:c="2"/>177</text:p>
          </table:table-cell>
          <table:table-cell office:value-type="float" office:value="145.74830400000002" table:style-name="ce205">
            <text:p><text:s text:c="2"/>146</text:p>
          </table:table-cell>
          <table:table-cell office:value-type="float" office:value="127.85367500000002" table:style-name="ce205">
            <text:p><text:s text:c="2"/>128</text:p>
          </table:table-cell>
          <table:table-cell office:value-type="float" office:value="152.47617899999941" table:style-name="ce205">
            <text:p><text:s text:c="2"/>152</text:p>
          </table:table-cell>
          <table:table-cell office:value-type="float" office:value="141.30583599999991" table:style-name="ce205">
            <text:p><text:s text:c="2"/>141</text:p>
          </table:table-cell>
          <table:table-cell office:value-type="float" office:value="100.89075199999999" table:style-name="ce205">
            <text:p><text:s text:c="2"/>101</text:p>
          </table:table-cell>
          <table:table-cell office:value-type="float" office:value="128.65642" table:style-name="ce205">
            <text:p><text:s text:c="2"/>129</text:p>
          </table:table-cell>
          <table:table-cell office:value-type="float" office:value="140.29946400000003" table:style-name="ce205">
            <text:p><text:s text:c="2"/>140</text:p>
          </table:table-cell>
          <table:table-cell office:value-type="float" office:value="100.89075199999999" table:style-name="ce205">
            <text:p><text:s text:c="2"/>101</text:p>
          </table:table-cell>
          <table:table-cell office:value-type="float" office:value="128.65642" table:style-name="ce196">
            <text:p>129</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style-name="ce78"/>
          <table:table-cell office:value-type="float" office:value="0" table:style-name="ce78">
            <text:p>0</text:p>
          </table:table-cell>
          <table:table-cell table:style-name="ce78"/>
          <table:table-cell office:value-type="string" table:style-name="ce78">
            <text:p>the rest of the world</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32">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2" table:style-name="ce205">
            <text:p><text:s text:c="2"/>2</text:p>
          </table:table-cell>
          <table:table-cell office:value-type="float" office:value="1" table:style-name="ce205">
            <text:p><text:s text:c="2"/>1</text:p>
          </table:table-cell>
          <table:table-cell office:value-type="float" office:value="2" table:style-name="ce205">
            <text:p><text:s text:c="2"/>2</text:p>
          </table:table-cell>
          <table:table-cell office:value-type="float" office:value="3" table:style-name="ce205">
            <text:p><text:s text:c="2"/>3</text:p>
          </table:table-cell>
          <table:table-cell office:value-type="float" office:value="6" table:style-name="ce205">
            <text:p><text:s text:c="2"/>6</text:p>
          </table:table-cell>
          <table:table-cell office:value-type="float" office:value="1.0932559999999998" table:style-name="ce205">
            <text:p><text:s text:c="2"/>1</text:p>
          </table:table-cell>
          <table:table-cell office:value-type="float" office:value="2.572258999999999" table:style-name="ce205">
            <text:p><text:s text:c="2"/>3</text:p>
          </table:table-cell>
          <table:table-cell office:value-type="float" office:value="1.2216399999999989" table:style-name="ce205">
            <text:p><text:s text:c="2"/>1</text:p>
          </table:table-cell>
          <table:table-cell office:value-type="float" office:value="2.1438829999999984" table:style-name="ce205">
            <text:p><text:s text:c="2"/>2</text:p>
          </table:table-cell>
          <table:table-cell office:value-type="float" office:value="3.1038529999999964" table:style-name="ce205">
            <text:p><text:s text:c="2"/>3</text:p>
          </table:table-cell>
          <table:table-cell office:value-type="float" office:value="6.691119999999998" table:style-name="ce205">
            <text:p><text:s text:c="2"/>7</text:p>
          </table:table-cell>
          <table:table-cell office:value-type="float" office:value="1.4402119999999998" table:style-name="ce205">
            <text:p><text:s text:c="2"/>1</text:p>
          </table:table-cell>
          <table:table-cell office:value-type="string" table:style-name="ce205">
            <text:p>-</text:p>
          </table:table-cell>
          <table:table-cell office:value-type="float" office:value="0.52715399999999979" table:style-name="ce205">
            <text:p><text:s text:c="2"/>1</text:p>
          </table:table-cell>
          <table:table-cell office:value-type="float" office:value="0.76504400000000028" table:style-name="ce205">
            <text:p><text:s text:c="2"/>1</text:p>
          </table:table-cell>
          <table:table-cell office:value-type="float" office:value="0.53597600000000001" table:style-name="ce205">
            <text:p><text:s text:c="2"/>1</text:p>
          </table:table-cell>
          <table:table-cell office:value-type="float" office:value="0.82232600000000011" table:style-name="ce205">
            <text:p><text:s text:c="2"/>1</text:p>
          </table:table-cell>
          <table:table-cell office:value-type="float" office:value="1.123502" table:style-name="ce205">
            <text:p><text:s text:c="2"/>1</text:p>
          </table:table-cell>
          <table:table-cell office:value-type="float" office:value="1.02451" table:style-name="ce205">
            <text:p><text:s text:c="2"/>1</text:p>
          </table:table-cell>
          <table:table-cell office:value-type="float" office:value="1.7601489999999997" table:style-name="ce205">
            <text:p><text:s text:c="2"/>2</text:p>
          </table:table-cell>
          <table:table-cell office:value-type="float" office:value="1.132914" table:style-name="ce205">
            <text:p><text:s text:c="2"/>1</text:p>
          </table:table-cell>
          <table:table-cell office:value-type="float" office:value="1.3682740000000011" table:style-name="ce205">
            <text:p><text:s text:c="2"/>1</text:p>
          </table:table-cell>
          <table:table-cell office:value-type="float" office:value="1.7853919999999999" table:style-name="ce205">
            <text:p><text:s text:c="2"/>2</text:p>
          </table:table-cell>
          <table:table-cell office:value-type="float" office:value="1.897791" table:style-name="ce205">
            <text:p><text:s text:c="2"/>2</text:p>
          </table:table-cell>
          <table:table-cell office:value-type="float" office:value="1.7077450000000001" table:style-name="ce205">
            <text:p><text:s text:c="2"/>2</text:p>
          </table:table-cell>
          <table:table-cell office:value-type="float" office:value="1.8273690000000005" table:style-name="ce205">
            <text:p><text:s text:c="2"/>2</text:p>
          </table:table-cell>
          <table:table-cell office:value-type="float" office:value="1.897791" table:style-name="ce205">
            <text:p><text:s text:c="2"/>2</text:p>
          </table:table-cell>
          <table:table-cell office:value-type="float" office:value="1.7077450000000001" table:style-name="ce196">
            <text:p>2</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style-name="ce78"/>
          <table:table-cell office:value-type="string" table:style-name="ce78">
            <text:p>Total new supply</text:p>
          </table:table-cell>
          <table:table-cell table:number-columns-repeated="2"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32">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2481.4244800000001" table:style-name="ce205">
            <text:p><text:s/>2 481</text:p>
          </table:table-cell>
          <table:table-cell office:value-type="float" office:value="2663.6476299999999" table:style-name="ce205">
            <text:p><text:s/>2 664</text:p>
          </table:table-cell>
          <table:table-cell office:value-type="float" office:value="2608.1449499999999" table:style-name="ce205">
            <text:p><text:s/>2 608</text:p>
          </table:table-cell>
          <table:table-cell office:value-type="float" office:value="2618.0645299999996" table:style-name="ce205">
            <text:p><text:s/>2 618</text:p>
          </table:table-cell>
          <table:table-cell office:value-type="float" office:value="2739.6310039999998" table:style-name="ce205">
            <text:p><text:s/>2 740</text:p>
          </table:table-cell>
          <table:table-cell office:value-type="float" office:value="2615.4171718784928" table:style-name="ce205">
            <text:p><text:s/>2 615</text:p>
          </table:table-cell>
          <table:table-cell office:value-type="float" office:value="2733.8537113052394" table:style-name="ce205">
            <text:p><text:s/>2 734</text:p>
          </table:table-cell>
          <table:table-cell office:value-type="float" office:value="2805.4311084725414" table:style-name="ce205">
            <text:p><text:s/>2 805</text:p>
          </table:table-cell>
          <table:table-cell office:value-type="float" office:value="2842.4321855085577" table:style-name="ce205">
            <text:p><text:s/>2 842</text:p>
          </table:table-cell>
          <table:table-cell office:value-type="float" office:value="2827.5115230093966" table:style-name="ce205">
            <text:p><text:s/>2 828</text:p>
          </table:table-cell>
          <table:table-cell office:value-type="float" office:value="3006.8928144010974" table:style-name="ce205">
            <text:p><text:s/>3 007</text:p>
          </table:table-cell>
          <table:table-cell office:value-type="float" office:value="2961.4408972826764" table:style-name="ce205">
            <text:p><text:s/>2 961</text:p>
          </table:table-cell>
          <table:table-cell office:value-type="float" office:value="3000.5028252907414" table:style-name="ce205">
            <text:p><text:s/>3 001</text:p>
          </table:table-cell>
          <table:table-cell office:value-type="float" office:value="3137.4691282662252" table:style-name="ce205">
            <text:p><text:s/>3 137</text:p>
          </table:table-cell>
          <table:table-cell office:value-type="float" office:value="3226.4092578506402" table:style-name="ce205">
            <text:p><text:s/>3 226</text:p>
          </table:table-cell>
          <table:table-cell office:value-type="float" office:value="3185.7289568416572" table:style-name="ce205">
            <text:p><text:s/>3 186</text:p>
          </table:table-cell>
          <table:table-cell office:value-type="float" office:value="3379.9142851746528" table:style-name="ce205">
            <text:p><text:s/>3 380</text:p>
          </table:table-cell>
          <table:table-cell office:value-type="float" office:value="3544.637968674142" table:style-name="ce205">
            <text:p><text:s/>3 545</text:p>
          </table:table-cell>
          <table:table-cell office:value-type="float" office:value="3696.4560546811017" table:style-name="ce205">
            <text:p><text:s/>3 696</text:p>
          </table:table-cell>
          <table:table-cell office:value-type="float" office:value="3779.8946668829458" table:style-name="ce205">
            <text:p><text:s/>3 780</text:p>
          </table:table-cell>
          <table:table-cell office:value-type="float" office:value="3612.1119640687748" table:style-name="ce205">
            <text:p><text:s/>3 612</text:p>
          </table:table-cell>
          <table:table-cell office:value-type="float" office:value="3436.4495210879818" table:style-name="ce205">
            <text:p><text:s/>3 436</text:p>
          </table:table-cell>
          <table:table-cell office:value-type="float" office:value="3986.6495920839729" table:style-name="ce205">
            <text:p><text:s/>3 987</text:p>
          </table:table-cell>
          <table:table-cell office:value-type="float" office:value="4083.2361095651313" table:style-name="ce205">
            <text:p><text:s/>4 083</text:p>
          </table:table-cell>
          <table:table-cell office:value-type="float" office:value="4095.4266939811082" table:style-name="ce205">
            <text:p><text:s/>4 095</text:p>
          </table:table-cell>
          <table:table-cell office:value-type="float" office:value="4268.6860338583119" table:style-name="ce205">
            <text:p><text:s/>4 269</text:p>
          </table:table-cell>
          <table:table-cell office:value-type="float" office:value="4260.0024937107646" table:style-name="ce205">
            <text:p><text:s/>4 260</text:p>
          </table:table-cell>
          <table:table-cell office:value-type="float" office:value="4370.4347610039658" table:style-name="ce205">
            <text:p><text:s/>4 370</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style-name="ce78"/>
          <table:table-cell office:value-type="string" table:style-name="ce78">
            <text:p>Change in stocks</text:p>
          </table:table-cell>
          <table:table-cell table:style-name="ce78"/>
          <table:table-cell table:style-name="ce179"/>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199">
            <text:p>. .</text:p>
          </table:table-cell>
          <table:table-cell office:value-type="string" table:style-name="ce233">
            <text:p>. .</text:p>
          </table:table-cell>
          <table:table-cell office:value-type="string" table:style-name="ce199">
            <text:p>. .</text:p>
          </table:table-cell>
          <table:table-cell office:value-type="string" table:style-name="ce199">
            <text:p>. .</text:p>
          </table:table-cell>
          <table:table-cell table:number-columns-repeated="2" table:style-name="ce199"/>
          <table:table-cell office:value-type="string" table:style-name="ce199">
            <text:p>. .</text:p>
          </table:table-cell>
          <table:table-cell office:value-type="string" table:style-name="ce199">
            <text:p>. .</text:p>
          </table:table-cell>
          <table:table-cell office:value-type="string" table:style-name="ce209">
            <text:p>. .</text:p>
          </table:table-cell>
          <table:table-cell office:value-type="string" table:style-name="ce209">
            <text:p>. .</text:p>
          </table:table-cell>
          <table:table-cell office:value-type="float" office:value="-7" table:style-name="ce209">
            <text:p>- <text:s/>7</text:p>
          </table:table-cell>
          <table:table-cell office:value-type="float" office:value="20" table:style-name="ce205">
            <text:p><text:s text:c="2"/>20</text:p>
          </table:table-cell>
          <table:table-cell office:value-type="float" office:value="-28" table:style-name="ce205">
            <text:p>- <text:s/>28</text:p>
          </table:table-cell>
          <table:table-cell office:value-type="float" office:value="1" table:style-name="ce205">
            <text:p><text:s text:c="2"/>1</text:p>
          </table:table-cell>
          <table:table-cell office:value-type="float" office:value="23" table:style-name="ce205">
            <text:p><text:s text:c="2"/>23</text:p>
          </table:table-cell>
          <table:table-cell office:value-type="float" office:value="-4" table:style-name="ce205">
            <text:p>- <text:s/>4</text:p>
          </table:table-cell>
          <table:table-cell office:value-type="float" office:value="-7.2408535747664446" table:style-name="ce205">
            <text:p>- <text:s/>7</text:p>
          </table:table-cell>
          <table:table-cell office:value-type="float" office:value="-24.900050582760162" table:style-name="ce205">
            <text:p>- <text:s/>25</text:p>
          </table:table-cell>
          <table:table-cell office:value-type="float" office:value="12.976967158369256" table:style-name="ce205">
            <text:p><text:s text:c="2"/>13</text:p>
          </table:table-cell>
          <table:table-cell office:value-type="float" office:value="-56.479058733768248" table:style-name="ce205">
            <text:p>- <text:s/>56</text:p>
          </table:table-cell>
          <table:table-cell office:value-type="float" office:value="44.368917205126905" table:style-name="ce205">
            <text:p><text:s text:c="2"/>44</text:p>
          </table:table-cell>
          <table:table-cell office:value-type="float" office:value="-19.798832690237489" table:style-name="ce205">
            <text:p>- <text:s/>20</text:p>
          </table:table-cell>
          <table:table-cell office:value-type="float" office:value="5.7775216006214212" table:style-name="ce205">
            <text:p><text:s text:c="2"/>6</text:p>
          </table:table-cell>
          <table:table-cell office:value-type="float" office:value="2.42662467613069" table:style-name="ce205">
            <text:p><text:s text:c="2"/>2</text:p>
          </table:table-cell>
          <table:table-cell office:value-type="float" office:value="-19.31804764111973" table:style-name="ce205">
            <text:p>- <text:s/>19</text:p>
          </table:table-cell>
          <table:table-cell office:value-type="float" office:value="-0.85863918962066421" table:style-name="ce205">
            <text:p>- <text:s/>1</text:p>
          </table:table-cell>
          <table:table-cell office:value-type="float" office:value="19.862575624827496" table:style-name="ce205">
            <text:p><text:s text:c="2"/>20</text:p>
          </table:table-cell>
          <table:table-cell office:value-type="float" office:value="8.7252669553360587" table:style-name="ce205">
            <text:p><text:s text:c="2"/>9</text:p>
          </table:table-cell>
          <table:table-cell office:value-type="float" office:value="-30.57678759718614" table:style-name="ce205">
            <text:p>- <text:s/>31</text:p>
          </table:table-cell>
          <table:table-cell office:value-type="float" office:value="9.0614222521529353" table:style-name="ce205">
            <text:p><text:s text:c="2"/>9</text:p>
          </table:table-cell>
          <table:table-cell office:value-type="float" office:value="-5.0175898887884927" table:style-name="ce205">
            <text:p>- <text:s/>5</text:p>
          </table:table-cell>
          <table:table-cell office:value-type="float" office:value="5.9626245064094299" table:style-name="ce205">
            <text:p><text:s text:c="2"/>6</text:p>
          </table:table-cell>
          <table:table-cell office:value-type="float" office:value="-3.809860891793817" table:style-name="ce205">
            <text:p>- <text:s/>4</text:p>
          </table:table-cell>
          <table:table-cell office:value-type="float" office:value="-2.1822381910693873" table:style-name="ce205">
            <text:p>- <text:s/>2</text:p>
          </table:table-cell>
          <table:table-cell office:value-type="float" office:value="-5.4480666224930001" table:style-name="ce205">
            <text:p>- <text:s/>5</text:p>
          </table:table-cell>
          <table:table-cell office:value-type="float" office:value="21.941185696596978" table:style-name="ce205">
            <text:p><text:s text:c="2"/>22</text:p>
          </table:table-cell>
          <table:table-cell office:value-type="float" office:value="-9.3562014482504008" table:style-name="ce205">
            <text:p>- <text:s/>9</text:p>
          </table:table-cell>
          <table:table-cell office:value-type="float" office:value="0.57250524361606225" table:style-name="ce196">
            <text:p>1</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style-name="ce178"/>
          <table:table-cell office:value-type="string" table:style-name="ce178">
            <text:p>Total domestic uses</text:p>
          </table:table-cell>
          <table:table-cell table:style-name="ce178"/>
          <table:table-cell table:style-name="ce78"/>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table:number-columns-repeated="2" table:style-name="ce205"/>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string" table:style-name="ce205">
            <text:p>. .</text:p>
          </table:table-cell>
          <table:table-cell office:value-type="float" office:value="2488.4244800000001" table:style-name="ce205">
            <text:p><text:s/>2 488</text:p>
          </table:table-cell>
          <table:table-cell office:value-type="float" office:value="2643.6476299999999" table:style-name="ce207">
            <text:p><text:s/>2 644</text:p>
          </table:table-cell>
          <table:table-cell office:value-type="float" office:value="2636.1449499999999" table:style-name="ce207">
            <text:p><text:s/>2 636</text:p>
          </table:table-cell>
          <table:table-cell office:value-type="float" office:value="2617.0645299999996" table:style-name="ce207">
            <text:p><text:s/>2 617</text:p>
          </table:table-cell>
          <table:table-cell office:value-type="float" office:value="2716.6310039999998" table:style-name="ce207">
            <text:p><text:s/>2 717</text:p>
          </table:table-cell>
          <table:table-cell office:value-type="float" office:value="2619.4171718784928" table:style-name="ce207">
            <text:p><text:s/>2 619</text:p>
          </table:table-cell>
          <table:table-cell office:value-type="float" office:value="2741.0945648800057" table:style-name="ce207">
            <text:p><text:s/>2 741</text:p>
          </table:table-cell>
          <table:table-cell office:value-type="float" office:value="2830.3311590553017" table:style-name="ce207">
            <text:p><text:s/>2 830</text:p>
          </table:table-cell>
          <table:table-cell office:value-type="float" office:value="2829.4552183501883" table:style-name="ce207">
            <text:p><text:s/>2 829</text:p>
          </table:table-cell>
          <table:table-cell office:value-type="float" office:value="2883.990581743165" table:style-name="ce207">
            <text:p><text:s/>2 884</text:p>
          </table:table-cell>
          <table:table-cell office:value-type="float" office:value="2962.5238971959707" table:style-name="ce207">
            <text:p><text:s/>2 963</text:p>
          </table:table-cell>
          <table:table-cell office:value-type="float" office:value="2981.2397299729137" table:style-name="ce207">
            <text:p><text:s/>2 981</text:p>
          </table:table-cell>
          <table:table-cell office:value-type="float" office:value="2994.7253036901197" table:style-name="ce207">
            <text:p><text:s/>2 995</text:p>
          </table:table-cell>
          <table:table-cell office:value-type="float" office:value="3135.0425035900944" table:style-name="ce207">
            <text:p><text:s/>3 135</text:p>
          </table:table-cell>
          <table:table-cell office:value-type="float" office:value="3245.72730549176" table:style-name="ce207">
            <text:p><text:s/>3 246</text:p>
          </table:table-cell>
          <table:table-cell office:value-type="float" office:value="3186.5875960312778" table:style-name="ce207">
            <text:p><text:s/>3 187</text:p>
          </table:table-cell>
          <table:table-cell office:value-type="float" office:value="3360.0517095498253" table:style-name="ce207">
            <text:p><text:s/>3 360</text:p>
          </table:table-cell>
          <table:table-cell office:value-type="float" office:value="3535.9127017188061" table:style-name="ce207">
            <text:p><text:s/>3 536</text:p>
          </table:table-cell>
          <table:table-cell office:value-type="float" office:value="3727.0328422782877" table:style-name="ce207">
            <text:p><text:s/>3 727</text:p>
          </table:table-cell>
          <table:table-cell office:value-type="float" office:value="3770.8332446307927" table:style-name="ce207">
            <text:p><text:s/>3 771</text:p>
          </table:table-cell>
          <table:table-cell office:value-type="float" office:value="3617.1295539575631" table:style-name="ce207">
            <text:p><text:s/>3 617</text:p>
          </table:table-cell>
          <table:table-cell office:value-type="float" office:value="3430.4868965815722" table:style-name="ce207">
            <text:p><text:s/>3 430</text:p>
          </table:table-cell>
          <table:table-cell office:value-type="float" office:value="3521.8540594572551" table:style-name="ce207">
            <text:p><text:s/>3 522</text:p>
          </table:table-cell>
          <table:table-cell office:value-type="float" office:value="3637.1365707184073" table:style-name="ce207">
            <text:p><text:s/>3 637</text:p>
          </table:table-cell>
          <table:table-cell office:value-type="float" office:value="3682.3922380042541" table:style-name="ce207">
            <text:p><text:s/>3 682</text:p>
          </table:table-cell>
          <table:table-cell office:value-type="float" office:value="3782.4294077377112" table:style-name="ce207">
            <text:p><text:s/>3 782</text:p>
          </table:table-cell>
          <table:table-cell office:value-type="float" office:value="4243.988637591784" table:style-name="ce207">
            <text:p><text:s/>4 244</text:p>
          </table:table-cell>
          <table:table-cell office:value-type="float" office:value="4347.9738242691237" table:style-name="ce207">
            <text:p><text:s/>4 348</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style-name="ce179"/>
          <table:table-cell office:value-type="string" table:style-name="ce179">
            <text:p>Production as % of total new supply for use in the UK</text:p>
          </table:table-cell>
          <table:table-cell table:number-columns-repeated="2" table:style-name="ce179"/>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table:number-columns-repeated="2" table:style-name="ce209"/>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string" table:style-name="ce209">
            <text:p>. .</text:p>
          </table:table-cell>
          <table:table-cell office:value-type="percentage" office:value="0.17950354064371934" table:style-name="ce199">
            <text:p>18%</text:p>
          </table:table-cell>
          <table:table-cell office:value-type="percentage" office:value="0.22099305605223765" table:style-name="ce199">
            <text:p>22%</text:p>
          </table:table-cell>
          <table:table-cell office:value-type="percentage" office:value="0.18562808405261375" table:style-name="ce199">
            <text:p>19%</text:p>
          </table:table-cell>
          <table:table-cell office:value-type="percentage" office:value="0.19406111811919319" table:style-name="ce199">
            <text:p>19%</text:p>
          </table:table-cell>
          <table:table-cell office:value-type="percentage" office:value="0.18894186963289308" table:style-name="ce199">
            <text:p>19%</text:p>
          </table:table-cell>
          <table:table-cell office:value-type="percentage" office:value="0.17732626743648172" table:style-name="ce199">
            <text:p>18%</text:p>
          </table:table-cell>
          <table:table-cell office:value-type="percentage" office:value="0.1564124526988985" table:style-name="ce199">
            <text:p>16%</text:p>
          </table:table-cell>
          <table:table-cell office:value-type="percentage" office:value="0.14262070747849878" table:style-name="ce199">
            <text:p>14%</text:p>
          </table:table-cell>
          <table:table-cell office:value-type="percentage" office:value="0.12889639210266896" table:style-name="ce199">
            <text:p>13%</text:p>
          </table:table-cell>
          <table:table-cell office:value-type="percentage" office:value="0.10373638962122278" table:style-name="ce199">
            <text:p>10%</text:p>
          </table:table-cell>
          <table:table-cell office:value-type="percentage" office:value="9.2507517417608556E-2" table:style-name="ce199">
            <text:p>9%</text:p>
          </table:table-cell>
          <table:table-cell office:value-type="percentage" office:value="0.11712459181641457" table:style-name="ce199">
            <text:p>12%</text:p>
          </table:table-cell>
          <table:table-cell office:value-type="percentage" office:value="0.10216567826795431" table:style-name="ce199">
            <text:p>10%</text:p>
          </table:table-cell>
          <table:table-cell office:value-type="percentage" office:value="0.10551839101255747" table:style-name="ce199">
            <text:p>11%</text:p>
          </table:table-cell>
          <table:table-cell office:value-type="percentage" office:value="9.1272605028046017E-2" table:style-name="ce199">
            <text:p>9%</text:p>
          </table:table-cell>
          <table:table-cell office:value-type="percentage" office:value="8.4578905328086429E-2" table:style-name="ce199">
            <text:p>8%</text:p>
          </table:table-cell>
          <table:table-cell office:value-type="percentage" office:value="8.6828723870873953E-2" table:style-name="ce199">
            <text:p>9%</text:p>
          </table:table-cell>
          <table:table-cell office:value-type="percentage" office:value="0.10192005301158379" table:style-name="ce199">
            <text:p>10%</text:p>
          </table:table-cell>
          <table:table-cell office:value-type="percentage" office:value="0.10403223546892078" table:style-name="ce199">
            <text:p>10%</text:p>
          </table:table-cell>
          <table:table-cell office:value-type="percentage" office:value="0.10466460913557438" table:style-name="ce199">
            <text:p>10%</text:p>
          </table:table-cell>
          <table:table-cell office:value-type="percentage" office:value="0.10993068266397014" table:style-name="ce199">
            <text:p>11%</text:p>
          </table:table-cell>
          <table:table-cell office:value-type="percentage" office:value="0.11713060896659033" table:style-name="ce199">
            <text:p>12%</text:p>
          </table:table-cell>
          <table:table-cell office:value-type="percentage" office:value="0.1192080675781344" table:style-name="ce199">
            <text:p>12%</text:p>
          </table:table-cell>
          <table:table-cell office:value-type="percentage" office:value="0.11656280705808682" table:style-name="ce199">
            <text:p>12%</text:p>
          </table:table-cell>
          <table:table-cell office:value-type="percentage" office:value="9.9647559849694728E-2" table:style-name="ce199">
            <text:p>10%</text:p>
          </table:table-cell>
          <table:table-cell office:value-type="percentage" office:value="0.10171216261163331" table:style-name="ce199">
            <text:p>10%</text:p>
          </table:table-cell>
          <table:table-cell office:value-type="percentage" office:value="0.17169222573793064" table:style-name="ce199">
            <text:p>17%</text:p>
          </table:table-cell>
          <table:table-cell office:value-type="percentage" office:value="0.17863806100917792" table:style-name="ce200">
            <text:p>18%</text:p>
          </table:table-cell>
          <table:table-cell table:style-name="ce78"/>
          <table:table-cell table:style-name="ce238"/>
          <table:table-cell table:number-columns-repeated="8" table:style-name="ce78"/>
          <table:table-cell table:number-columns-repeated="16327" table:style-name="ce1"/>
        </table:table-row>
        <table:table-row table:style-name="ro3">
          <table:table-cell table:style-name="ce189"/>
          <table:table-cell table:number-columns-repeated="43" table:style-name="ce78"/>
          <table:table-cell table:number-columns-repeated="3" table:style-name="ce10"/>
          <table:table-cell table:number-columns-repeated="3" table:style-name="ce78"/>
          <table:table-cell table:style-name="ce196"/>
          <table:table-cell table:number-columns-repeated="7" table:style-name="ce78"/>
          <table:table-cell table:number-columns-repeated="16326" table:style-name="ce1"/>
        </table:table-row>
        <table:table-row table:style-name="ro3">
          <table:table-cell office:value-type="string" table:style-name="ce2">
            <text:p>- means 'nil' or 'negligible' (less than half the last digit shown).</text:p>
          </table:table-cell>
          <table:table-cell table:number-columns-repeated="46" table:style-name="ce78"/>
          <table:table-cell table:style-name="ce10"/>
          <table:table-cell table:number-columns-repeated="2" table:style-name="ce78"/>
          <table:table-cell table:style-name="ce196"/>
          <table:table-cell table:number-columns-repeated="7" table:style-name="ce78"/>
          <table:table-cell table:number-columns-repeated="16326" table:style-name="ce1"/>
        </table:table-row>
        <table:table-row table:style-name="ro3">
          <table:table-cell office:value-type="string" table:style-name="ce2">
            <text:p>. . means 'not available' or 'not applicable'.</text:p>
          </table:table-cell>
          <table:table-cell table:number-columns-repeated="49" table:style-name="ce78"/>
          <table:table-cell table:style-name="ce196"/>
          <table:table-cell table:number-columns-repeated="7" table:style-name="ce78"/>
          <table:table-cell table:number-columns-repeated="16326" table:style-name="ce1"/>
        </table:table-row>
        <table:table-row table:style-name="ro3">
          <table:table-cell office:value-type="string" table:style-name="ce189">
            <text:p>(a) Includes field area of commercial orchards only, and may therefore differ from the area in table 2.2, which also includes non-commercial orchards.</text:p>
          </table:table-cell>
          <table:table-cell table:number-columns-repeated="49" table:style-name="ce78"/>
          <table:table-cell table:style-name="ce196"/>
          <table:table-cell table:number-columns-repeated="7" table:style-name="ce78"/>
          <table:table-cell table:number-columns-repeated="16326" table:style-name="ce1"/>
        </table:table-row>
        <table:table-row table:style-name="ro3">
          <table:table-cell office:value-type="string" table:style-name="ce189">
            <text:p>(b) Excludes area of wine grapes and may therefore differ from the area in table 2.2.</text:p>
          </table:table-cell>
          <table:table-cell table:number-columns-repeated="19" table:style-name="ce78"/>
          <table:table-cell table:style-name="ce229"/>
          <table:table-cell table:number-columns-repeated="29" table:style-name="ce78"/>
          <table:table-cell table:style-name="ce196"/>
          <table:table-cell table:number-columns-repeated="7" table:style-name="ce78"/>
          <table:table-cell table:number-columns-repeated="16326" table:style-name="ce1"/>
        </table:table-row>
        <table:table-row table:style-name="ro3">
          <table:table-cell office:value-type="string" table:style-name="ce189">
            <text:p>(c) Stocks relate to apples and pears.</text:p>
          </table:table-cell>
          <table:table-cell table:number-columns-repeated="49" table:style-name="ce78"/>
          <table:table-cell table:style-name="ce196"/>
          <table:table-cell table:number-columns-repeated="7" table:style-name="ce78"/>
          <table:table-cell table:number-columns-repeated="16326" table:style-name="ce1"/>
        </table:table-row>
        <table:table-row table:style-name="ro3">
          <table:table-cell office:value-type="string" table:style-name="ce189">
            <text:p>(d) Includes glasshouse fruit. The value of fruit production has been revised since publication of the Agricultural Accounts in April 2016. <text:s/>The value shown here reflects this updated information.</text:p>
          </table:table-cell>
          <table:table-cell table:number-columns-repeated="49" table:style-name="ce78"/>
          <table:table-cell table:style-name="ce196"/>
          <table:table-cell table:number-columns-repeated="7" table:style-name="ce78"/>
          <table:table-cell table:number-columns-repeated="16326" table:style-name="ce1"/>
        </table:table-row>
        <table:table-row table:style-name="ro3">
          <table:table-cell office:value-type="string" table:style-name="ce189">
            <text:p>(e) Import and export figures revised from 2009 revised to provide a more complete coverage of the different fruit categories.</text:p>
          </table:table-cell>
          <table:table-cell table:number-columns-repeated="49" table:style-name="ce78"/>
          <table:table-cell table:style-name="ce196"/>
          <table:table-cell table:number-columns-repeated="7" table:style-name="ce78"/>
          <table:table-cell table:number-columns-repeated="16326" table:style-name="ce1"/>
        </table:table-row>
        <table:table-row table:style-name="ro3">
          <table:table-cell office:value-type="string" table:style-name="ce78">
            <text:p>(f) From 2010 data no longer includes dried fruit</text:p>
          </table:table-cell>
          <table:table-cell table:number-columns-repeated="57" table:style-name="ce78"/>
          <table:table-cell table:number-columns-repeated="16326" table:style-name="ce1"/>
        </table:table-row>
        <table:table-row table:style-name="ro3">
          <table:table-cell office:value-type="string" table:style-name="ce78">
            <text:p>(g) This table will no longer be updated from 2016 and is included for historic purposes only. Please refer to table 7.12a</text:p>
          </table:table-cell>
          <table:table-cell table:number-columns-repeated="57" table:style-name="ce78"/>
          <table:table-cell table:number-columns-repeated="16326" table:style-name="ce1"/>
        </table:table-row>
        <table:table-row table:style-name="ro3">
          <table:table-cell table:number-columns-repeated="58" table:style-name="ce78"/>
          <table:table-cell table:number-columns-repeated="16326" table:style-name="ce1"/>
        </table:table-row>
        <table:table-row table:style-name="ro3">
          <table:table-cell office:value-type="string" table:style-name="ce2">
            <text:p>© Crown copyright, 2021</text:p>
          </table:table-cell>
          <table:table-cell table:number-columns-repeated="3" table:style-name="ce2"/>
          <table:table-cell table:number-columns-repeated="54" table:style-name="ce78"/>
          <table:table-cell table:number-columns-repeated="16326" table:style-name="ce1"/>
        </table:table-row>
        <table:table-row table:number-rows-repeated="11" table:style-name="ro3">
          <table:table-cell table:number-columns-repeated="58" table:style-name="ce78"/>
          <table:table-cell table:number-columns-repeated="16326" table:style-name="ce1"/>
        </table:table-row>
        <table:table-row table:number-rows-repeated="15" table:style-name="ro3">
          <table:table-cell table:number-columns-repeated="16384" table:style-name="ce78"/>
        </table:table-row>
        <table:table-row table:number-rows-repeated="833" table:style-name="ro3">
          <table:table-cell table:number-columns-repeated="16384"/>
        </table:table-row>
        <table:table-row table:number-rows-repeated="1047615" table:style-name="ro5">
          <table:table-cell table:number-columns-repeated="16384"/>
        </table:table-row>
        <table:named-expressions>
          <table:named-range table:name="yeart" table:cell-range-address="Fresh_fruit_(Table_7_12).$AF$58" table:base-cell-address="Fresh_fruit_(Table_7_12).$A$1"/>
          <table:named-range table:name="yeart1" table:cell-range-address="Fresh_fruit_(Table_7_12).$AE$58" table:base-cell-address="Fresh_fruit_(Table_7_12).$A$1"/>
          <table:named-range table:name="yeart2" table:cell-range-address="Fresh_fruit_(Table_7_12).$AD$58" table:base-cell-address="Fresh_fruit_(Table_7_12).$A$1"/>
          <table:named-range table:name="yeart3" table:cell-range-address="Fresh_fruit_(Table_7_12).$AC$58" table:base-cell-address="Fresh_fruit_(Table_7_12).$A$1"/>
          <table:named-range table:name="yeart4" table:cell-range-address="Fresh_fruit_(Table_7_12).$AB$58" table:base-cell-address="Fresh_fruit_(Table_7_12).$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date-style style:name="N20">
      <number:day number:style="long"/>
      <number:text>-</number:text>
      <number:month number:textual="true"/>
      <number:text>-</number:text>
      <number:year/>
    </number:date-style>
    <number:date-style style:name="N22">
      <number:month number:textual="true"/>
      <number:text>-</number:text>
      <number:year/>
    </number:date-style>
    <number:text-style style:name="N30">
      <number:text-content/>
    </number:text-style>
    <number:number-style style:name="N36">
      <number:number number:decimal-places="1" number:min-decimal-places="1" number:min-integer-digits="1">
        <number:embedded-text number:position="3"> </number:embedded-text>
        <number:embedded-text number:position="6"> </number:embedded-text>
      </number:number>
    </number:number-style>
    <number:number-style style:name="N37">
      <number:number number:decimal-places="1" number:min-decimal-places="1" number:min-integer-digits="1"/>
    </number:number-style>
    <number:number-style style:name="N38">
      <number:number number:decimal-places="0" number:min-decimal-places="0" number:min-integer-digits="1">
        <number:embedded-text number:position="3"> </number:embedded-text>
        <number:embedded-text number:position="6"> </number:embedded-text>
      </number:number>
    </number:number-style>
    <number:percentage-style style:name="N39">
      <number:number number:decimal-places="0" number:min-decimal-places="0" number:min-integer-digits="1">
        <number:embedded-text number:position="3"> </number:embedded-text>
      </number:number>
      <number:text>%</number:text>
    </number:percentage-style>
    <number:number-style style:name="N40">
      <number:number number:decimal-places="2" number:min-decimal-places="2" number:min-integer-digits="1">
        <number:embedded-text number:position="3"> </number:embedded-text>
      </number:number>
    </number:number-style>
    <number:number-style style:name="N41P0">
      <number:text> </number:text>
      <number:number number:decimal-places="2" number:min-decimal-places="0" number:min-integer-digits="0" number:decimal-replacement=""/>
    </number:number-style>
    <number:text-style style:name="N41">
      <style:map style:condition="value()&gt;=0" style:apply-style-name="N41P0"/>
    </number:text-style>
    <number:number-style style:name="N42P0">
      <number:text> </number:text>
      <number:number number:decimal-places="2" number:min-decimal-places="2" number:min-integer-digits="0"/>
    </number:number-style>
    <number:text-style style:name="N42">
      <style:map style:condition="value()&gt;=0" style:apply-style-name="N42P0"/>
    </number:text-style>
    <number:number-style style:name="N43">
      <number:number number:decimal-places="0" number:min-decimal-places="0" number:min-integer-digits="1">
        <number:embedded-text number:position="3"> </number:embedded-text>
      </number:number>
    </number:number-style>
    <number:percentage-style style:name="N44">
      <number:number number:decimal-places="1" number:min-decimal-places="1" number:min-integer-digits="1"/>
      <number:text>%</number:text>
    </number:percentage-style>
    <number:number-style style:name="N45">
      <number:number number:decimal-places="1" number:min-decimal-places="1" number:min-integer-digits="1" number:grouping="true"/>
    </number:number-style>
    <number:number-style style:name="N46">
      <number:number number:decimal-places="2" number:min-decimal-places="2" number:min-integer-digits="1">
        <number:embedded-text number:position="3"> </number:embedded-text>
        <number:embedded-text number:position="6"> </number:embedded-text>
      </number:number>
    </number:number-style>
    <number:number-style style:name="N47">
      <number:number number:decimal-places="4" number:min-decimal-places="4" number:min-integer-digits="1"/>
    </number:number-style>
    <number:number-style style:name="N48">
      <number:number number:decimal-places="5" number:min-decimal-places="5" number:min-integer-digits="1"/>
    </number:number-style>
    <number:number-style style:name="N49P0">
      <number:number number:decimal-places="0" number:min-decimal-places="0" number:min-integer-digits="1"/>
    </number:number-style>
    <number:number-style style:name="N49P1">
      <number:text>-</number:text>
      <number:number number:decimal-places="0" number:min-decimal-places="0" number:min-integer-digits="1"/>
    </number:number-style>
    <number:text-style style:name="N49P2">
      <number:text>-</number:text>
    </number:text-style>
    <number:text-style style:name="N49">
      <style:map style:condition="value()&gt;0.005" style:apply-style-name="N49P0"/>
      <style:map style:condition="value()&lt;-0.005" style:apply-style-name="N49P1"/>
      <style:map style:condition="value()=0" style:apply-style-name="N49P2"/>
    </number:text-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brancha"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branchb"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KathAUKTABS" style:family="table-cell" style:data-style-name="N0">
      <style:table-cell-properties style:vertical-align="automatic" fo:background-color="transparent"/>
      <style:text-properties fo:font-size="12pt" style:font-size-asian="12pt" style:font-size-complex="12pt"/>
    </style:style>
    <style:style style:name="Normal_rape" style:family="table-cell" style:data-style-name="N0">
      <style:table-cell-properties style:vertical-align="automatic" fo:background-color="transparent"/>
    </style:style>
    <style:style style:name="Normal_TAB9A" style:family="table-cell" style:data-style-name="N0">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Percent" style:family="table-cell" style:data-style-name="N13"/>
    <style:style style:name="Refdb_32_standard" style:display-name="Refdb standard" style:family="table-cell" style:data-style-name="N0">
      <style:table-cell-properties style:vertical-align="automatic" fo:background-color="transparent"/>
      <style:text-properties style:font-name="Arial" style:font-name-asian="Arial" style:font-name-complex="Arial" style:font-family-generic="swiss"/>
    </style:style>
    <style:style style:name="Title" style:family="table-cell"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196850393700787in" fo:margin-bottom="0.196850393700787in" fo:margin-left="0.78740157480315in" fo:margin-right="0.78740157480315in" style:print-orientation="portrait" style:print-page-order="ttb" style:first-page-number="continue" style:scale-to="47%" style:table-centering="none" style:print="objects charts drawings"/>
      <style:header-style>
        <style:header-footer-properties fo:min-height="0.590551181102362in" fo:margin-left="0.78740157480315in" fo:margin-right="0.78740157480315in" fo:margin-bottom="0in"/>
      </style:header-style>
      <style:footer-style>
        <style:header-footer-properties fo:min-height="0.433070866141732in" fo:margin-left="0.78740157480315in" fo:margin-right="0.78740157480315in" fo:margin-top="0in"/>
      </style:footer-style>
    </style:page-layout>
    <style:style style:name="T1" style:family="text">
      <style:text-properties fo:color="#000000" style:font-name="Arial" style:font-name-asian="Arial" style:font-name-complex="Arial" fo:font-size="10pt" style:font-size-asian="10pt" style:font-size-complex="10pt" style:font-family-generic="swiss"/>
    </style:style>
  </office:automatic-styles>
  <office:master-styles>
    <style:master-page style:name="mp1" style:page-layout-name="pm1">
      <style:header/>
      <style:header-left style:display="false"/>
      <style:header-first/>
      <style:footer>
        <style:region-center>
          <text:p><text:span text:style-name="T1"><text:sheet-name>???</text:sheet-name></text:span></text:p>
        </style:region-center>
        <style:region-right>
          <text:p><text:span text:style-name="T1">Page</text:span><text:span text:style-name="T1"> </text:span><text:span text:style-name="T1"><text:page-number>1</text:page-number></text:span><text:span text:style-name="T1"><text:s/></text:span><text:span text:style-name="T1">of</text:span><text:span text:style-name="T1"><text:s/></text:span><text:span text:style-name="T1"><text:page-count>99</text:page-count></text:span></text:p>
        </style:region-righ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Agriculture in the United Kingdom</dc:title>
    <dc:description>Email: keith.seabridge@defra.gsi.gov.uk</dc:description>
    <dc:subject>Chapter 5 Commodities</dc:subject>
    <meta:keyword>agriculture farming crops</meta:keyword>
    <meta:initial-creator>Keith Seabridge</meta:initial-creator>
    <dc:creator>Brown, Lisa J (Defra)</dc:creator>
    <meta:creation-date>2004-09-03T13:49:44Z</meta:creation-date>
    <dc:date>2022-02-22T11:42:50Z</dc:date>
    <meta:print-date>2021-05-18T17:06:50Z</meta:print-date>
    <meta:user-defined meta:name="Editor">Keith Seabridge</meta:user-defined>
    <meta:user-defined meta:name="Checked on">5 March 2006</meta:user-defined>
  </office:meta>
</office:document-meta>
</file>